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automatic-styles>
    <style:style style:name="co1" style:family="table-column">
      <style:table-column-properties fo:break-before="auto" style:column-width="6.726cm"/>
    </style:style>
    <style:style style:name="co2" style:family="table-column">
      <style:table-column-properties fo:break-before="auto" style:column-width="2.258cm"/>
    </style:style>
    <style:style style:name="co3" style:family="table-column">
      <style:table-column-properties fo:break-before="auto" style:column-width="2.533cm"/>
    </style:style>
    <style:style style:name="co4" style:family="table-column">
      <style:table-column-properties fo:break-before="auto" style:column-width="3.893cm"/>
    </style:style>
    <style:style style:name="co5" style:family="table-column">
      <style:table-column-properties fo:break-before="auto" style:column-width="5.528cm"/>
    </style:style>
    <style:style style:name="co6" style:family="table-column">
      <style:table-column-properties fo:break-before="auto" style:column-width="2.967cm"/>
    </style:style>
    <style:style style:name="co7" style:family="table-column">
      <style:table-column-properties fo:break-before="auto" style:column-width="2.926cm"/>
    </style:style>
    <style:style style:name="co8" style:family="table-column">
      <style:table-column-properties fo:break-before="auto" style:column-width="2.831cm"/>
    </style:style>
    <style:style style:name="co9" style:family="table-column">
      <style:table-column-properties fo:break-before="auto" style:column-width="2.914cm"/>
    </style:style>
    <style:style style:name="co13" style:family="table-column">
      <style:table-column-properties fo:break-before="auto" style:column-width="8.414cm"/>
    </style:style>
    <style:style style:name="co14" style:family="table-column">
      <style:table-column-properties fo:break-before="auto" style:column-width="4.764cm"/>
    </style:style>
    <style:style style:name="co15" style:family="table-column">
      <style:table-column-properties fo:break-before="auto" style:column-width="12.67cm"/>
    </style:style>
    <style:style style:name="co16" style:family="table-column">
      <style:table-column-properties fo:break-before="auto" style:column-width="5.5cm"/>
    </style:style>
    <style:style style:name="co17" style:family="table-column">
      <style:table-column-properties fo:break-before="auto" style:column-width="6.175cm"/>
    </style:style>
    <style:style style:name="co18" style:family="table-column">
      <style:table-column-properties fo:break-before="auto" style:column-width="3.457cm"/>
    </style:style>
    <style:style style:name="co19" style:family="table-column">
      <style:table-column-properties fo:break-before="auto" style:column-width="2.108cm"/>
    </style:style>
    <style:style style:name="ro1" style:family="table-row">
      <style:table-row-properties style:row-height="0.452cm" fo:break-before="auto" style:use-optimal-row-height="true"/>
    </style:style>
    <style:style style:name="ro2" style:family="table-row">
      <style:table-row-properties style:row-height="0.474cm" fo:break-before="auto" style:use-optimal-row-height="true"/>
    </style:style>
    <style:style style:name="ro3" style:family="table-row">
      <style:table-row-properties style:row-height="1.21cm" fo:break-before="auto" style:use-optimal-row-height="true"/>
    </style:style>
    <style:style style:name="ro4" style:family="table-row">
      <style:table-row-properties style:row-height="0.517cm" fo:break-before="auto" style:use-optimal-row-height="true"/>
    </style:style>
    <style:style style:name="ro5" style:family="table-row">
      <style:table-row-properties style:row-height="0.557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529cm" fo:break-before="auto" style:use-optimal-row-height="true"/>
    </style:style>
    <style:style style:name="ro12" style:family="table-row">
      <style:table-row-properties style:row-height="0.499cm" fo:break-before="auto" style:use-optimal-row-height="true"/>
    </style:style>
    <style:style style:name="ro13" style:family="table-row">
      <style:table-row-properties style:row-height="0.695cm" fo:break-before="auto" style:use-optimal-row-height="true"/>
    </style:style>
    <style:style style:name="ro14" style:family="table-row">
      <style:table-row-properties style:row-height="1.39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0.776cm" fo:break-before="auto" style:use-optimal-row-height="false"/>
    </style:style>
    <style:style style:name="ro17" style:family="table-row">
      <style:table-row-properties style:row-height="0.917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950e"/>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style:style style:name="ce10" style:family="table-cell" style:parent-style-name="Default">
      <style:table-cell-properties fo:background-color="#ccffff"/>
      <style:text-properties style:font-name="Liberation Sans"/>
    </style:style>
    <style:style style:name="ce108" style:family="table-cell" style:parent-style-name="Warning">
      <style:text-properties style:font-name="Liberation Sans"/>
    </style:style>
    <style:style style:name="ce109" style:family="table-cell" style:parent-style-name="Default" style:data-style-name="N141">
      <style:table-cell-properties fo:background-color="#ff8080"/>
      <style:text-properties style:font-name="Liberation Sans" fo:font-size="10pt" style:font-size-asian="10pt" style:font-size-complex="10pt"/>
    </style:style>
    <style:style style:name="ce11" style:family="table-cell" style:parent-style-name="Normal_20_2">
      <style:table-cell-properties fo:background-color="#ccffff" fo:padding="0.071cm"/>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Default" style:data-style-name="N141">
      <style:table-cell-properties fo:background-color="#ff8080"/>
      <style:text-properties fo:font-weight="bold" style:font-weight-asian="bold" style:font-weight-complex="bold"/>
    </style:style>
    <style:style style:name="ce111" style:family="table-cell" style:parent-style-name="Default">
      <style:table-cell-properties fo:background-color="#aecf00"/>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table-cell-properties fo:background-color="#ccffff"/>
      <style:text-properties style:font-name="Liberation Sans" fo:font-weight="bold" style:font-weight-asian="bold" style:font-weight-complex="bold"/>
    </style:style>
    <style:style style:name="ce114" style:family="table-cell" style:parent-style-name="Default">
      <style:table-cell-properties fo:background-color="#ffff99"/>
      <style:text-properties style:font-name="Liberation Sans"/>
    </style:style>
    <style:style style:name="ce115" style:family="table-cell" style:parent-style-name="Warning">
      <style:table-cell-properties fo:background-color="#ffff99"/>
      <style:text-properties style:font-name="Liberation Sans"/>
    </style:style>
    <style:style style:name="ce116" style:family="table-cell" style:parent-style-name="Default">
      <style:table-cell-properties fo:background-color="#cccccc"/>
    </style:style>
    <style:style style:name="ce117" style:family="table-cell" style:parent-style-name="Default">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8"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 style:family="table-cell" style:parent-style-name="Default">
      <style:table-cell-properties fo:background-color="#a3bab0"/>
      <style:text-properties style:font-name="Liberation Sans"/>
    </style:style>
    <style:style style:name="ce120" style:family="table-cell" style:parent-style-name="Default">
      <style:table-cell-properties fo:background-color="#ffff99"/>
      <style:text-properties style:font-name="Liberation Sans" fo:font-size="10pt" style:font-size-asian="10pt" style:font-size-complex="10pt"/>
    </style:style>
    <style:style style:name="ce121" style:family="table-cell" style:parent-style-name="Excel_20_Built-in_20_Comma">
      <style:table-cell-properties fo:background-color="#ffff99"/>
      <style:text-properties style:font-name="Liberation Sans"/>
    </style:style>
    <style:style style:name="ce123" style:family="table-cell" style:parent-style-name="Normal_5f_Key_20_information_20_and_20_summary_20_tables">
      <style:table-cell-properties fo:background-color="#ccffff"/>
      <style:text-properties style:font-name="Liberation Sans"/>
    </style:style>
    <style:style style:name="ce124" style:family="table-cell" style:parent-style-name="Default">
      <style:table-cell-properties fo:background-color="#ffcc99"/>
    </style:style>
    <style:style style:name="ce125" style:family="table-cell" style:parent-style-name="Normal_5f_Key_20_information_20_and_20_summary_20_tables" style:data-style-name="N1">
      <style:table-cell-properties fo:background-color="#ffcc99"/>
      <style:text-properties style:font-name="Liberation Sans"/>
    </style:style>
    <style:style style:name="ce126" style:family="table-cell" style:parent-style-name="Normal_5f_Key_20_information_20_and_20_summary_20_tables" style:data-style-name="N2">
      <style:table-cell-properties fo:background-color="#ffcc99"/>
      <style:text-properties style:font-name="Liberation Sans" fo:font-weight="bold" style:font-weight-asian="bold" style:font-weight-complex="bold"/>
    </style:style>
    <style:style style:name="ce127" style:family="table-cell" style:parent-style-name="Normal_5f_Key_20_information_20_and_20_summary_20_tables" style:data-style-name="N2">
      <style:table-cell-properties fo:background-color="#ffcc99"/>
      <style:text-properties style:font-name="Liberation Sans"/>
    </style:style>
    <style:style style:name="ce128" style:family="table-cell" style:parent-style-name="Default" style:data-style-name="N2">
      <style:table-cell-properties fo:background-color="#ffcc99"/>
      <style:text-properties style:font-name="Liberation Sans"/>
    </style:style>
    <style:style style:name="ce129" style:family="table-cell" style:parent-style-name="Default">
      <style:table-cell-properties fo:background-color="#ffcc99"/>
      <style:text-properties style:font-name="Liberation Sans"/>
    </style:style>
    <style:style style:name="ce130" style:family="table-cell" style:parent-style-name="Default">
      <style:table-cell-properties fo:background-color="#ffcc99"/>
      <style:text-properties fo:font-weight="bold" style:font-weight-asian="bold" style:font-weight-complex="bold"/>
    </style:style>
    <style:style style:name="ce131"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2"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Comma_20_2">
      <style:table-cell-properties fo:background-color="#ccffff"/>
      <style:text-properties style:font-name="Liberation Sans"/>
    </style:style>
    <style:style style:name="ce134" style:family="table-cell" style:parent-style-name="Comma_20_2">
      <style:text-properties style:font-name="Liberation Sans"/>
    </style:style>
    <style:style style:name="ce135" style:family="table-cell" style:parent-style-name="Comma_20_2" style:data-style-name="N1">
      <style:table-cell-properties fo:background-color="#ffcc99"/>
      <style:text-properties style:font-name="Liberation Sans"/>
    </style:style>
    <style:style style:name="ce136" style:family="table-cell" style:parent-style-name="Comma_20_2" style:data-style-name="N2">
      <style:table-cell-properties fo:background-color="#ffcc99"/>
      <style:text-properties style:font-name="Liberation Sans" fo:font-weight="bold" style:font-weight-asian="bold" style:font-weight-complex="bold"/>
    </style:style>
    <style:style style:name="ce137" style:family="table-cell" style:parent-style-name="Comma_20_2" style:data-style-name="N3">
      <style:table-cell-properties fo:background-color="#ffcc99"/>
      <style:text-properties style:font-name="Liberation Sans"/>
    </style:style>
    <style:style style:name="ce138" style:family="table-cell" style:parent-style-name="Default" style:data-style-name="N3">
      <style:table-cell-properties fo:background-color="#ffcc99"/>
      <style:text-properties style:font-name="Liberation Sans"/>
    </style:style>
    <style:style style:name="ce139" style:family="table-cell" style:parent-style-name="Default" style:data-style-name="N3">
      <style:table-cell-properties fo:background-color="#ffcc99"/>
      <style:text-properties fo:font-weight="bold" style:font-weight-asian="bold" style:font-weight-complex="bold"/>
    </style:style>
    <style:style style:name="ce140" style:family="table-cell" style:parent-style-name="Default">
      <style:table-cell-properties fo:background-color="#ff8080"/>
      <style:text-properties style:font-name="Liberation Sans" fo:font-weight="bold" style:font-weight-asian="bold" style:font-weight-complex="bold"/>
    </style:style>
    <style:style style:name="ce141" style:family="table-cell" style:parent-style-name="Comma_20_2" style:data-style-name="N2">
      <style:table-cell-properties fo:background-color="#ffcc99"/>
      <style:text-properties style:font-name="Liberation Sans"/>
    </style:style>
    <style:style style:name="ce142" style:family="table-cell" style:parent-style-name="Default">
      <style:table-cell-properties fo:background-color="#ff8080"/>
    </style:style>
    <style:style style:name="ce143"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20_2" style:data-style-name="N144">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5" style:family="table-cell" style:parent-style-name="Comma_20_2">
      <style:table-cell-properties fo:background-color="#ffcc99"/>
      <style:text-properties style:font-name="Liberation Sans"/>
    </style:style>
    <style:style style:name="ce146" style:family="table-cell" style:parent-style-name="Comma_20_2">
      <style:table-cell-properties fo:background-color="#ffcc99"/>
      <style:text-properties style:font-name="Liberation Sans" fo:font-weight="bold" style:font-weight-asian="bold" style:font-weight-complex="bold"/>
    </style:style>
    <style:style style:name="ce147" style:family="table-cell" style:parent-style-name="Normal_20_2">
      <style:table-cell-properties fo:background-color="#ff8080"/>
      <style:text-properties style:font-name="Liberation Sans" fo:font-size="10pt" style:font-size-asian="10pt" style:font-size-complex="10pt"/>
    </style:style>
    <style:style style:name="ce148" style:family="table-cell" style:parent-style-name="Comma_20_2">
      <style:table-cell-properties fo:background-color="#ccffff"/>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Normal_20_2">
      <style:text-properties style:font-name="Liberation Sans"/>
    </style:style>
    <style:style style:name="ce150" style:family="table-cell" style:parent-style-name="Normal_20_2">
      <style:table-cell-properties fo:background-color="#ff8080"/>
      <style:text-properties style:font-name="Liberation Sans"/>
    </style:style>
    <style:style style:name="ce151" style:family="table-cell" style:parent-style-name="Default" style:data-style-name="N141">
      <style:table-cell-properties fo:background-color="#ff8080"/>
    </style:style>
    <style:style style:name="ce152" style:family="table-cell" style:parent-style-name="Default">
      <style:table-cell-properties fo:background-color="#cccccc"/>
      <style:text-properties fo:font-weight="bold" style:font-weight-asian="bold" style:font-weight-complex="bold"/>
    </style:style>
    <style:style style:name="ce153" style:family="table-cell" style:parent-style-name="Comma_20_2">
      <style:table-cell-properties fo:background-color="#cccccc"/>
      <style:text-properties style:font-name="Liberation Sans"/>
    </style:style>
    <style:style style:name="ce154" style:family="table-cell" style:parent-style-name="Default">
      <style:table-cell-properties fo:background-color="#ffcc99"/>
      <style:text-properties style:font-name="Liberation Sans" fo:font-weight="bold" style:font-weight-asian="bold" style:font-weight-complex="bold"/>
    </style:style>
    <style:style style:name="ce155" style:family="table-cell" style:parent-style-name="Default" style:data-style-name="N236">
      <style:table-cell-properties fo:background-color="#ffcc99"/>
      <style:text-properties style:font-name="Liberation Sans"/>
    </style:style>
    <style:style style:name="ce156" style:family="table-cell" style:parent-style-name="Comma_20_2" style:data-style-name="N236">
      <style:table-cell-properties fo:background-color="#ffcc99"/>
      <style:text-properties style:font-name="Liberation Sans"/>
    </style:style>
    <style:style style:name="ce157" style:family="table-cell" style:parent-style-name="Default">
      <style:table-cell-properties fo:background-color="#ff8080"/>
      <style:text-properties style:font-name="Liberation Sans"/>
    </style:style>
    <style:style style:name="ce158" style:family="table-cell" style:parent-style-name="Default">
      <style:table-cell-properties fo:background-color="#cccccc"/>
      <style:text-properties style:font-name="Liberation Sans" fo:font-weight="bold" style:font-weight-asian="bold" style:font-weight-complex="bold"/>
    </style:style>
    <style:style style:name="ce159" style:family="table-cell" style:parent-style-name="Default" style:data-style-name="N236">
      <style:table-cell-properties fo:background-color="#cccccc"/>
      <style:text-properties style:font-name="Liberation Sans"/>
    </style:style>
    <style:style style:name="ce16"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Comma_20_2" style:data-style-name="N236">
      <style:table-cell-properties fo:background-color="#cccccc"/>
      <style:text-properties style:font-name="Liberation Sans"/>
    </style:style>
    <style:style style:name="ce161"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Normal_20_2" style:data-style-name="N144">
      <style:table-cell-properties style:glyph-orientation-vertical="0" fo:border-bottom="none"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3" style:family="table-cell" style:parent-style-name="Comma_20_2">
      <style:table-cell-properties fo:background-color="#ccffff"/>
      <style:text-properties style:font-name="Liberation Sans" fo:font-weight="bold" style:font-weight-asian="bold" style:font-weight-complex="bold"/>
    </style:style>
    <style:style style:name="ce164" style:family="table-cell" style:parent-style-name="Normal_20_2" style:data-style-name="N141">
      <style:table-cell-properties fo:background-color="#ff8080"/>
      <style:text-properties style:font-name="Liberation Sans"/>
    </style:style>
    <style:style style:name="ce165" style:family="table-cell" style:parent-style-name="Default">
      <style:table-cell-properties fo:background-color="#99ccff"/>
      <style:text-properties style:font-name="Liberation Sans"/>
    </style:style>
    <style:style style:name="ce24" style:family="table-cell" style:parent-style-name="Default">
      <style:table-cell-properties fo:background-color="#ff8080"/>
      <style:text-properties style:font-name="Liberation Sans" fo:font-size="10pt" style:font-size-asian="10pt" style:font-size-complex="10pt"/>
    </style:style>
    <style:style style:name="ce32" style:family="table-cell" style:parent-style-name="Normal_5f_Key_20_information_20_and_20_summary_20_tables" style:data-style-name="N2">
      <style:table-cell-properties fo:background-color="#ff8080"/>
      <style:text-properties style:font-name="Liberation Sans" fo:font-size="10pt" style:font-size-asian="10pt" style:font-size-complex="10pt"/>
    </style:style>
    <style:style style:name="ce33" style:family="table-cell" style:parent-style-name="Default" style:data-style-name="N2">
      <style:table-cell-properties fo:background-color="#ff8080"/>
      <style:text-properties style:font-name="Liberation Sans" fo:font-size="10pt" style:font-size-asian="10pt" style:font-size-complex="10pt"/>
    </style:style>
    <style:style style:name="ce34" style:family="table-cell" style:parent-style-name="Default">
      <style:table-cell-properties fo:background-color="#ff8080"/>
      <style:text-properties fo:font-weight="bold" style:font-weight-asian="bold" style:font-weight-complex="bold"/>
    </style:style>
    <style:style style:name="ce35" style:family="table-cell" style:parent-style-name="Default">
      <style:table-cell-properties fo:background-color="#aecf00"/>
    </style:style>
    <style:style style:name="ce39" style:family="table-cell" style:parent-style-name="Normal_5f_Key_20_information_20_and_20_summary_20_tables">
      <style:text-properties style:font-name="Liberation Sans"/>
    </style:style>
    <style:style style:name="ce53" style:family="table-cell" style:parent-style-name="Default">
      <style:table-cell-properties fo:background-color="#aec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cccc"/>
      <style:text-properties style:font-name="Liberation Sans"/>
    </style:style>
    <style:style style:name="ce66"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Normal_20_2" style:data-style-name="N249">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Default">
      <style:table-cell-properties fo:background-color="#ccffff"/>
      <style:text-properties style:font-name="Liberation Sans" fo:font-style="normal" fo:font-weight="bold" style:font-style-asian="normal" style:font-weight-asian="bold" style:font-style-complex="normal" style:font-weight-complex="bold"/>
    </style:style>
    <style:style style:name="ce88" style:family="table-cell" style:parent-style-name="Comma_20_2" style:data-style-name="N4">
      <style:table-cell-properties fo:background-color="#99ccff"/>
      <style:text-properties style:font-name="Liberation Sans"/>
    </style:style>
    <style:style style:name="ce89" style:family="table-cell" style:parent-style-name="Default" style:data-style-name="N4">
      <style:table-cell-properties fo:background-color="#99ccff"/>
      <style:text-properties style:font-name="Liberation Sans"/>
    </style:style>
    <style:style style:name="ce9" style:family="table-cell" style:parent-style-name="Default">
      <style:text-properties style:font-name="Liberation Sans"/>
    </style:style>
    <style:style style:name="ce10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5f_annual_20_report_20_vals">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5" style:family="table-cell" style:parent-style-name="Default">
      <style:table-cell-properties fo:background-color="#ffffff"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fo:background-color="#ffffff" style:rotation-align="none"/>
    </style:style>
    <style:style style:name="ce18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Default" style:data-style-name="N0">
      <style:table-cell-properties fo:border-bottom="none" fo:background-color="#ffffff" style:diagonal-bl-tr="none" style:diagonal-tl-br="none" fo:border-left="0.74pt solid #000000" fo:border-right="none" style:rotation-align="none" fo:border-top="0.74pt solid #000000"/>
    </style:style>
    <style:style style:name="ce190" style:family="table-cell" style:parent-style-name="Default" style:data-style-name="N0">
      <style:table-cell-properties fo:border-bottom="none" fo:background-color="#ffffff" style:diagonal-bl-tr="none" style:diagonal-tl-br="none" fo:border-left="0.74pt solid #000000" fo:border-right="none" style:rotation-align="none" fo:border-top="none"/>
    </style:style>
    <style:style style:name="ce191" style:family="table-cell" style:parent-style-name="Default" style:data-style-name="N0">
      <style:table-cell-properties fo:border-bottom="0.74pt solid #000000" fo:background-color="#ffffff" style:diagonal-bl-tr="none" style:diagonal-tl-br="none" fo:border-left="0.74pt solid #000000" fo:border-right="none" style:rotation-align="none" fo:border-top="none"/>
    </style:style>
    <style:style style:name="ce193" style:family="table-cell" style:parent-style-name="Default" style:data-style-name="N0">
      <style:table-cell-properties fo:border-bottom="none" fo:background-color="#ffffff" style:diagonal-bl-tr="none" style:diagonal-tl-br="none" fo:border-left="none" fo:border-right="none" style:rotation-align="none" fo:border-top="0.74pt solid #000000"/>
    </style:style>
    <style:style style:name="ce194" style:family="table-cell" style:parent-style-name="Default" style:data-style-name="N0">
      <style:table-cell-properties fo:background-color="#ffffff" style:diagonal-bl-tr="none" style:diagonal-tl-br="none" fo:border="none" style:rotation-align="none"/>
    </style:style>
    <style:style style:name="ce195" style:family="table-cell" style:parent-style-name="Default" style:data-style-name="N0">
      <style:table-cell-properties fo:border-bottom="0.74pt solid #000000" fo:background-color="#ffffff" style:diagonal-bl-tr="none" style:diagonal-tl-br="none" fo:border-left="none" fo:border-right="none" style:rotation-align="none" fo:border-top="none"/>
    </style:style>
    <style:style style:name="ce196" style:family="table-cell" style:parent-style-name="Default">
      <style:table-cell-properties fo:background-color="#ffffff" style:diagonal-bl-tr="none" style:diagonal-tl-br="none" fo:border="none" style:rotation-align="none"/>
    </style:style>
    <style:style style:name="ce197"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9"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data-style-name="N0">
      <style:table-cell-properties fo:border-bottom="none" fo:background-color="#ffffff" style:diagonal-bl-tr="none" style:diagonal-tl-br="none" fo:border-left="none" fo:border-right="0.74pt solid #000000" style:rotation-align="none" fo:border-top="0.74pt solid #000000"/>
    </style:style>
    <style:style style:name="ce201" style:family="table-cell" style:parent-style-name="Default" style:data-style-name="N0">
      <style:table-cell-properties fo:border-bottom="none" fo:background-color="#ffffff" style:diagonal-bl-tr="none" style:diagonal-tl-br="none" fo:border-left="none" fo:border-right="0.74pt solid #000000" style:rotation-align="none" fo:border-top="none"/>
    </style:style>
    <style:style style:name="ce202" style:family="table-cell" style:parent-style-name="Default" style:data-style-name="N0">
      <style:table-cell-properties fo:border-bottom="0.74pt solid #000000" fo:background-color="#ffffff" style:diagonal-bl-tr="none" style:diagonal-tl-br="none" fo:border-left="none" fo:border-right="0.74pt solid #000000" style:rotation-align="none" fo:border-top="none"/>
    </style:style>
    <style:style style:name="ce229"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5"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3"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206"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8" style:family="table-cell" style:parent-style-name="Excel_20_Built-in_20_Heading_20_3"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9" style:family="table-cell" style:parent-style-name="Excel_20_Built-in_20_Comma" style:data-style-name="N14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0" style:family="table-cell" style:parent-style-name="Excel_20_Built-in_20_Heading_20_3"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211" style:family="table-cell" style:parent-style-name="Excel_20_Built-in_20_Comma" style:data-style-name="N14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2" style:family="table-cell" style:parent-style-name="Default">
      <style:text-properties fo:font-size="10pt" style:font-size-asian="10pt" style:font-size-complex="10pt"/>
    </style:style>
    <style:style style:name="ce213" style:family="table-cell" style:parent-style-name="Comma_20_2">
      <style:text-properties fo:font-size="10pt" style:font-size-asian="10pt" style:font-size-complex="10pt"/>
    </style:style>
    <style:style style:name="ce251" style:family="table-cell" style:parent-style-name="Default" style:data-style-name="N259">
      <style:text-properties fo:font-size="10pt" style:font-size-asian="10pt" style:font-size-complex="10pt"/>
    </style:style>
    <style:style style:name="ce252" style:family="table-cell" style:parent-style-name="Default" style:data-style-name="N259"/>
    <style:style style:name="ce253" style:family="table-cell" style:parent-style-name="Default" style:data-style-name="N259">
      <style:table-cell-properties fo:background-color="#99ccff"/>
    </style:style>
    <style:style style:name="ce254" style:family="table-cell" style:parent-style-name="Comma_20_2" style:data-style-name="N259">
      <style:table-cell-properties fo:background-color="#729fcf"/>
      <style:text-properties fo:font-size="10pt" style:font-size-asian="10pt" style:font-size-complex="10pt"/>
    </style:style>
    <style:style style:name="ce255" style:family="table-cell" style:parent-style-name="Default" style:data-style-name="N259">
      <style:table-cell-properties fo:background-color="#729fcf"/>
      <style:text-properties fo:font-size="10pt" style:font-size-asian="10pt" style:font-size-complex="10pt"/>
    </style:style>
    <style:style style:name="ce256" style:family="table-cell" style:parent-style-name="Default" style:data-style-name="N259">
      <style:table-cell-properties fo:background-color="#ff8080"/>
    </style:style>
    <style:style style:name="ce257" style:family="table-cell" style:parent-style-name="Default" style:data-style-name="N259">
      <style:table-cell-properties fo:background-color="#ff8080"/>
      <style:text-properties fo:font-size="10pt" style:font-size-asian="10pt" style:font-size-complex="10pt"/>
    </style:style>
    <style:style style:name="ce258" style:family="table-cell" style:parent-style-name="Default" style:data-style-name="N259">
      <style:table-cell-properties fo:background-color="#99ccff"/>
      <style:text-properties fo:font-size="10pt" style:font-size-asian="10pt" style:font-size-complex="10pt"/>
    </style:style>
    <style:style style:name="ce259" style:family="table-cell" style:parent-style-name="Excel_20_Built-in_20_Comma" style:data-style-name="N259">
      <style:table-cell-properties fo:background-color="#99ccff"/>
      <style:text-properties fo:font-size="10pt" style:font-size-asian="10pt" style:font-size-complex="10pt"/>
    </style:style>
    <style:style style:name="ce260" style:family="table-cell" style:parent-style-name="Default" style:data-style-name="N259">
      <style:table-cell-properties fo:background-color="#aecf00"/>
      <style:text-properties fo:font-size="10pt" style:font-size-asian="10pt" style:font-size-complex="10pt"/>
    </style:style>
    <style:style style:name="ce261" style:family="table-cell" style:parent-style-name="Default" style:data-style-name="N259">
      <style:table-cell-properties fo:background-color="#a3bab0"/>
      <style:text-properties style:font-name="Liberation Sans"/>
    </style:style>
    <style:style style:name="ce262" style:family="table-cell" style:parent-style-name="Default" style:data-style-name="N259">
      <style:table-cell-properties fo:background-color="#ccffff"/>
      <style:text-properties style:font-name="Liberation Sans"/>
    </style:style>
    <style:style style:name="ce263" style:family="table-cell" style:parent-style-name="Default" style:data-style-name="N259">
      <style:table-cell-properties fo:background-color="#ccffff"/>
      <style:text-properties fo:font-size="10pt" style:font-size-asian="10pt" style:font-size-complex="10pt"/>
    </style:style>
    <style:style style:name="ce226" style:family="table-cell" style:parent-style-name="Default">
      <style:table-cell-properties fo:background-color="#ffff00"/>
      <style:text-properties fo:font-size="10pt" style:font-size-asian="10pt" style:font-size-complex="10pt"/>
    </style:style>
    <style:style style:name="ce227" style:family="table-cell" style:parent-style-name="Excel_20_Built-in_20_Comma">
      <style:table-cell-properties fo:background-color="#ffff00"/>
      <style:text-properties fo:font-size="10pt" style:font-size-asian="10pt" style:font-size-complex="10pt"/>
    </style:style>
    <style:style style:name="ce248" style:family="table-cell" style:parent-style-name="Default">
      <style:text-properties style:font-name="Liberation Sans"/>
    </style:style>
    <style:style style:name="ce249" style:family="table-cell" style:parent-style-name="Default">
      <style:table-cell-properties fo:background-color="#ccffff"/>
      <style:text-properties style:font-name="Liberation Sans"/>
    </style:style>
    <style:style style:name="ce250" style:family="table-cell" style:parent-style-name="Normal_20_2">
      <style:table-cell-properties fo:background-color="#ccffff" fo:padding="0.071cm"/>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4" style:family="table-cell" style:parent-style-name="Default">
      <style:table-cell-properties fo:background-color="#a3bab0"/>
      <style:text-properties style:font-name="Liberation Sans"/>
    </style:style>
    <style:style style:name="ce265" style:family="table-cell" style:parent-style-name="Default">
      <style:table-cell-properties fo:background-color="#ff8080"/>
      <style:text-properties style:font-name="Liberation Sans" fo:font-size="10pt" style:font-size-asian="10pt" style:font-size-complex="10pt"/>
    </style:style>
    <style:style style:name="ce266" style:family="table-cell" style:parent-style-name="Normal_5f_Key_20_information_20_and_20_summary_20_tables" style:data-style-name="N2">
      <style:table-cell-properties fo:background-color="#ff8080"/>
      <style:text-properties style:font-name="Liberation Sans" fo:font-size="10pt" style:font-size-asian="10pt" style:font-size-complex="10pt"/>
    </style:style>
    <style:style style:name="ce267" style:family="table-cell" style:parent-style-name="Default" style:data-style-name="N2">
      <style:table-cell-properties fo:background-color="#ff8080"/>
      <style:text-properties style:font-name="Liberation Sans" fo:font-size="10pt" style:font-size-asian="10pt" style:font-size-complex="10pt"/>
    </style:style>
    <style:style style:name="ce268" style:family="table-cell" style:parent-style-name="Default">
      <style:table-cell-properties fo:background-color="#ff8080"/>
      <style:text-properties fo:font-weight="bold" style:font-weight-asian="bold" style:font-weight-complex="bold"/>
    </style:style>
    <style:style style:name="ce269" style:family="table-cell" style:parent-style-name="Default">
      <style:table-cell-properties fo:background-color="#aecf00"/>
    </style:style>
    <style:style style:name="ce270" style:family="table-cell" style:parent-style-name="Default">
      <style:table-cell-properties fo:background-color="#aec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1" style:family="table-cell" style:parent-style-name="Default">
      <style:table-cell-properties fo:background-color="#cccccc"/>
      <style:text-properties style:font-name="Liberation Sans"/>
    </style:style>
    <style:style style:name="ce272"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3"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20_2" style:data-style-name="N249">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Default">
      <style:table-cell-properties fo:background-color="#ccffff"/>
      <style:text-properties style:font-name="Liberation Sans" fo:font-style="normal" fo:font-weight="bold" style:font-style-asian="normal" style:font-weight-asian="bold" style:font-style-complex="normal" style:font-weight-complex="bold"/>
    </style:style>
    <style:style style:name="ce276" style:family="table-cell" style:parent-style-name="Warning">
      <style:text-properties style:font-name="Liberation Sans"/>
    </style:style>
    <style:style style:name="ce277" style:family="table-cell" style:parent-style-name="Default" style:data-style-name="N141">
      <style:table-cell-properties fo:background-color="#ff8080"/>
      <style:text-properties style:font-name="Liberation Sans" fo:font-size="10pt" style:font-size-asian="10pt" style:font-size-complex="10pt"/>
    </style:style>
    <style:style style:name="ce278" style:family="table-cell" style:parent-style-name="Default" style:data-style-name="N141">
      <style:table-cell-properties fo:background-color="#ff8080"/>
      <style:text-properties fo:font-weight="bold" style:font-weight-asian="bold" style:font-weight-complex="bold"/>
    </style:style>
    <style:style style:name="ce279" style:family="table-cell" style:parent-style-name="Default">
      <style:table-cell-properties fo:background-color="#aecf00"/>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1" style:family="table-cell" style:parent-style-name="Default">
      <style:table-cell-properties fo:background-color="#ccffff"/>
      <style:text-properties style:font-name="Liberation Sans" fo:font-weight="bold" style:font-weight-asian="bold" style:font-weight-complex="bold"/>
    </style:style>
    <style:style style:name="ce282" style:family="table-cell" style:parent-style-name="Default">
      <style:table-cell-properties fo:background-color="#ffff99"/>
      <style:text-properties style:font-name="Liberation Sans"/>
    </style:style>
    <style:style style:name="ce283" style:family="table-cell" style:parent-style-name="Warning">
      <style:table-cell-properties fo:background-color="#ffff99"/>
      <style:text-properties style:font-name="Liberation Sans"/>
    </style:style>
    <style:style style:name="ce284" style:family="table-cell" style:parent-style-name="Default">
      <style:table-cell-properties fo:background-color="#cccccc"/>
    </style:style>
    <style:style style:name="ce285" style:family="table-cell" style:parent-style-name="Default">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6"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7"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88" style:family="table-cell" style:parent-style-name="Default">
      <style:table-cell-properties fo:background-color="#ffff99"/>
      <style:text-properties style:font-name="Liberation Sans" fo:font-size="10pt" style:font-size-asian="10pt" style:font-size-complex="10pt"/>
    </style:style>
    <style:style style:name="ce289" style:family="table-cell" style:parent-style-name="Excel_20_Built-in_20_Comma">
      <style:table-cell-properties fo:background-color="#ffff99"/>
      <style:text-properties style:font-name="Liberation Sans"/>
    </style:style>
    <style:style style:name="ce290" style:family="table-cell" style:parent-style-name="Normal_5f_Key_20_information_20_and_20_summary_20_tables">
      <style:text-properties style:font-name="Liberation Sans"/>
    </style:style>
    <style:style style:name="ce291" style:family="table-cell" style:parent-style-name="Normal_5f_Key_20_information_20_and_20_summary_20_tables">
      <style:table-cell-properties fo:background-color="#ccffff"/>
      <style:text-properties style:font-name="Liberation Sans"/>
    </style:style>
    <style:style style:name="ce292" style:family="table-cell" style:parent-style-name="Default">
      <style:table-cell-properties fo:background-color="#ffcc99"/>
    </style:style>
    <style:style style:name="ce293" style:family="table-cell" style:parent-style-name="Normal_5f_Key_20_information_20_and_20_summary_20_tables" style:data-style-name="N1">
      <style:table-cell-properties fo:background-color="#ffcc99"/>
      <style:text-properties style:font-name="Liberation Sans"/>
    </style:style>
    <style:style style:name="ce294" style:family="table-cell" style:parent-style-name="Normal_5f_Key_20_information_20_and_20_summary_20_tables" style:data-style-name="N2">
      <style:table-cell-properties fo:background-color="#ffcc99"/>
      <style:text-properties style:font-name="Liberation Sans" fo:font-weight="bold" style:font-weight-asian="bold" style:font-weight-complex="bold"/>
    </style:style>
    <style:style style:name="ce295" style:family="table-cell" style:parent-style-name="Normal_5f_Key_20_information_20_and_20_summary_20_tables" style:data-style-name="N2">
      <style:table-cell-properties fo:background-color="#ffcc99"/>
      <style:text-properties style:font-name="Liberation Sans"/>
    </style:style>
    <style:style style:name="ce296" style:family="table-cell" style:parent-style-name="Default" style:data-style-name="N2">
      <style:table-cell-properties fo:background-color="#ffcc99"/>
      <style:text-properties style:font-name="Liberation Sans"/>
    </style:style>
    <style:style style:name="ce297" style:family="table-cell" style:parent-style-name="Default">
      <style:table-cell-properties fo:background-color="#ffcc99"/>
      <style:text-properties style:font-name="Liberation Sans"/>
    </style:style>
    <style:style style:name="ce298" style:family="table-cell" style:parent-style-name="Default">
      <style:table-cell-properties fo:background-color="#ffcc99"/>
      <style:text-properties fo:font-weight="bold" style:font-weight-asian="bold" style:font-weight-complex="bold"/>
    </style:style>
    <style:style style:name="ce299"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0"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1" style:family="table-cell" style:parent-style-name="Comma_20_2">
      <style:table-cell-properties fo:background-color="#ccffff"/>
      <style:text-properties style:font-name="Liberation Sans"/>
    </style:style>
    <style:style style:name="ce302" style:family="table-cell" style:parent-style-name="Comma_20_2">
      <style:text-properties style:font-name="Liberation Sans"/>
    </style:style>
    <style:style style:name="ce303" style:family="table-cell" style:parent-style-name="Comma_20_2" style:data-style-name="N1">
      <style:table-cell-properties fo:background-color="#ffcc99"/>
      <style:text-properties style:font-name="Liberation Sans"/>
    </style:style>
    <style:style style:name="ce304" style:family="table-cell" style:parent-style-name="Comma_20_2" style:data-style-name="N2">
      <style:table-cell-properties fo:background-color="#ffcc99"/>
      <style:text-properties style:font-name="Liberation Sans" fo:font-weight="bold" style:font-weight-asian="bold" style:font-weight-complex="bold"/>
    </style:style>
    <style:style style:name="ce305" style:family="table-cell" style:parent-style-name="Comma_20_2" style:data-style-name="N3">
      <style:table-cell-properties fo:background-color="#ffcc99"/>
      <style:text-properties style:font-name="Liberation Sans"/>
    </style:style>
    <style:style style:name="ce306" style:family="table-cell" style:parent-style-name="Default" style:data-style-name="N3">
      <style:table-cell-properties fo:background-color="#ffcc99"/>
      <style:text-properties style:font-name="Liberation Sans"/>
    </style:style>
    <style:style style:name="ce307" style:family="table-cell" style:parent-style-name="Default" style:data-style-name="N3">
      <style:table-cell-properties fo:background-color="#ffcc99"/>
      <style:text-properties fo:font-weight="bold" style:font-weight-asian="bold" style:font-weight-complex="bold"/>
    </style:style>
    <style:style style:name="ce308" style:family="table-cell" style:parent-style-name="Default">
      <style:table-cell-properties fo:background-color="#ff8080"/>
      <style:text-properties style:font-name="Liberation Sans" fo:font-weight="bold" style:font-weight-asian="bold" style:font-weight-complex="bold"/>
    </style:style>
    <style:style style:name="ce309" style:family="table-cell" style:parent-style-name="Comma_20_2" style:data-style-name="N2">
      <style:table-cell-properties fo:background-color="#ffcc99"/>
      <style:text-properties style:font-name="Liberation Sans"/>
    </style:style>
    <style:style style:name="ce310" style:family="table-cell" style:parent-style-name="Default">
      <style:table-cell-properties fo:background-color="#ff8080"/>
    </style:style>
    <style:style style:name="ce311"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2" style:family="table-cell" style:parent-style-name="Normal_20_2" style:data-style-name="N144">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3" style:family="table-cell" style:parent-style-name="Comma_20_2">
      <style:table-cell-properties fo:background-color="#ffcc99"/>
      <style:text-properties style:font-name="Liberation Sans"/>
    </style:style>
    <style:style style:name="ce314" style:family="table-cell" style:parent-style-name="Comma_20_2">
      <style:table-cell-properties fo:background-color="#ffcc99"/>
      <style:text-properties style:font-name="Liberation Sans" fo:font-weight="bold" style:font-weight-asian="bold" style:font-weight-complex="bold"/>
    </style:style>
    <style:style style:name="ce315" style:family="table-cell" style:parent-style-name="Normal_20_2">
      <style:table-cell-properties fo:background-color="#ff8080"/>
      <style:text-properties style:font-name="Liberation Sans" fo:font-size="10pt" style:font-size-asian="10pt" style:font-size-complex="10pt"/>
    </style:style>
    <style:style style:name="ce316" style:family="table-cell" style:parent-style-name="Comma_20_2">
      <style:table-cell-properties fo:background-color="#ccffff"/>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317" style:family="table-cell" style:parent-style-name="Normal_20_2">
      <style:text-properties style:font-name="Liberation Sans"/>
    </style:style>
    <style:style style:name="ce318" style:family="table-cell" style:parent-style-name="Normal_20_2">
      <style:table-cell-properties fo:background-color="#ff8080"/>
      <style:text-properties style:font-name="Liberation Sans"/>
    </style:style>
    <style:style style:name="ce319" style:family="table-cell" style:parent-style-name="Default" style:data-style-name="N141">
      <style:table-cell-properties fo:background-color="#ff8080"/>
    </style:style>
    <style:style style:name="ce320" style:family="table-cell" style:parent-style-name="Default">
      <style:table-cell-properties fo:background-color="#cccccc"/>
      <style:text-properties fo:font-weight="bold" style:font-weight-asian="bold" style:font-weight-complex="bold"/>
    </style:style>
    <style:style style:name="ce321" style:family="table-cell" style:parent-style-name="Comma_20_2">
      <style:table-cell-properties fo:background-color="#cccccc"/>
      <style:text-properties style:font-name="Liberation Sans"/>
    </style:style>
    <style:style style:name="ce322" style:family="table-cell" style:parent-style-name="Default">
      <style:table-cell-properties fo:background-color="#ffcc99"/>
      <style:text-properties style:font-name="Liberation Sans" fo:font-weight="bold" style:font-weight-asian="bold" style:font-weight-complex="bold"/>
    </style:style>
    <style:style style:name="ce323" style:family="table-cell" style:parent-style-name="Default" style:data-style-name="N236">
      <style:table-cell-properties fo:background-color="#ffcc99"/>
      <style:text-properties style:font-name="Liberation Sans"/>
    </style:style>
    <style:style style:name="ce324" style:family="table-cell" style:parent-style-name="Comma_20_2" style:data-style-name="N236">
      <style:table-cell-properties fo:background-color="#ffcc99"/>
      <style:text-properties style:font-name="Liberation Sans"/>
    </style:style>
    <style:style style:name="ce325" style:family="table-cell" style:parent-style-name="Default">
      <style:table-cell-properties fo:background-color="#ff8080"/>
      <style:text-properties style:font-name="Liberation Sans"/>
    </style:style>
    <style:style style:name="ce326" style:family="table-cell" style:parent-style-name="Default">
      <style:table-cell-properties fo:background-color="#cccccc"/>
      <style:text-properties style:font-name="Liberation Sans" fo:font-weight="bold" style:font-weight-asian="bold" style:font-weight-complex="bold"/>
    </style:style>
    <style:style style:name="ce327" style:family="table-cell" style:parent-style-name="Default" style:data-style-name="N236">
      <style:table-cell-properties fo:background-color="#cccccc"/>
      <style:text-properties style:font-name="Liberation Sans"/>
    </style:style>
    <style:style style:name="ce328" style:family="table-cell" style:parent-style-name="Comma_20_2" style:data-style-name="N236">
      <style:table-cell-properties fo:background-color="#cccccc"/>
      <style:text-properties style:font-name="Liberation Sans"/>
    </style:style>
    <style:style style:name="ce329"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0" style:family="table-cell" style:parent-style-name="Normal_20_2" style:data-style-name="N144">
      <style:table-cell-properties style:glyph-orientation-vertical="0" fo:border-bottom="none"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1" style:family="table-cell" style:parent-style-name="Comma_20_2">
      <style:table-cell-properties fo:background-color="#ccffff"/>
      <style:text-properties style:font-name="Liberation Sans" fo:font-weight="bold" style:font-weight-asian="bold" style:font-weight-complex="bold"/>
    </style:style>
    <style:style style:name="ce332" style:family="table-cell" style:parent-style-name="Normal_20_2" style:data-style-name="N141">
      <style:table-cell-properties fo:background-color="#ff8080"/>
      <style:text-properties style:font-name="Liberation Sans"/>
    </style:style>
    <style:style style:name="ce333" style:family="table-cell" style:parent-style-name="Default">
      <style:table-cell-properties fo:background-color="#99ccff"/>
      <style:text-properties style:font-name="Liberation Sans"/>
    </style:style>
    <style:style style:name="ce334" style:family="table-cell" style:parent-style-name="Comma_20_2" style:data-style-name="N4">
      <style:table-cell-properties fo:background-color="#99ccff"/>
      <style:text-properties style:font-name="Liberation Sans"/>
    </style:style>
    <style:style style:name="ce335" style:family="table-cell" style:parent-style-name="Default" style:data-style-name="N4">
      <style:table-cell-properties fo:background-color="#99ccff"/>
      <style:text-properties style:font-name="Liberation Sans"/>
    </style:style>
    <style:style style:name="ce3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0"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3"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4" style:family="table-cell" style:parent-style-name="Default" style:data-style-name="N14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8"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9"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1" style:family="table-cell" style:parent-style-name="Normal_5f_annual_20_report_20_vals">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5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3" style:family="table-cell" style:parent-style-name="Default">
      <style:table-cell-properties fo:background-color="#ffffff"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4" style:family="table-cell" style:parent-style-name="Default">
      <style:table-cell-properties fo:background-color="#ffffff" style:rotation-align="none"/>
    </style:style>
    <style:style style:name="ce35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7" style:family="table-cell" style:parent-style-name="Default" style:data-style-name="N0">
      <style:table-cell-properties fo:border-bottom="none" fo:background-color="#ffffff" style:diagonal-bl-tr="none" style:diagonal-tl-br="none" fo:border-left="0.74pt solid #000000" fo:border-right="none" style:rotation-align="none" fo:border-top="0.74pt solid #000000"/>
    </style:style>
    <style:style style:name="ce358" style:family="table-cell" style:parent-style-name="Default" style:data-style-name="N0">
      <style:table-cell-properties fo:border-bottom="none" fo:background-color="#ffffff" style:diagonal-bl-tr="none" style:diagonal-tl-br="none" fo:border-left="0.74pt solid #000000" fo:border-right="none" style:rotation-align="none" fo:border-top="none"/>
    </style:style>
    <style:style style:name="ce359" style:family="table-cell" style:parent-style-name="Default" style:data-style-name="N0">
      <style:table-cell-properties fo:border-bottom="0.74pt solid #000000" fo:background-color="#ffffff" style:diagonal-bl-tr="none" style:diagonal-tl-br="none" fo:border-left="0.74pt solid #000000" fo:border-right="none" style:rotation-align="none" fo:border-top="none"/>
    </style:style>
    <style:style style:name="ce36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1" style:family="table-cell" style:parent-style-name="Default" style:data-style-name="N0">
      <style:table-cell-properties fo:border-bottom="none" fo:background-color="#ffffff" style:diagonal-bl-tr="none" style:diagonal-tl-br="none" fo:border-left="none" fo:border-right="none" style:rotation-align="none" fo:border-top="0.74pt solid #000000"/>
    </style:style>
    <style:style style:name="ce362" style:family="table-cell" style:parent-style-name="Default" style:data-style-name="N0">
      <style:table-cell-properties fo:background-color="#ffffff" style:diagonal-bl-tr="none" style:diagonal-tl-br="none" fo:border="none" style:rotation-align="none"/>
    </style:style>
    <style:style style:name="ce363" style:family="table-cell" style:parent-style-name="Default" style:data-style-name="N0">
      <style:table-cell-properties fo:border-bottom="0.74pt solid #000000" fo:background-color="#ffffff" style:diagonal-bl-tr="none" style:diagonal-tl-br="none" fo:border-left="none" fo:border-right="none" style:rotation-align="none" fo:border-top="none"/>
    </style:style>
    <style:style style:name="ce364" style:family="table-cell" style:parent-style-name="Default">
      <style:table-cell-properties fo:background-color="#ffffff" style:diagonal-bl-tr="none" style:diagonal-tl-br="none" fo:border="none" style:rotation-align="none"/>
    </style:style>
    <style:style style:name="ce365"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6"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67"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8" style:family="table-cell" style:parent-style-name="Default" style:data-style-name="N0">
      <style:table-cell-properties fo:border-bottom="none" fo:background-color="#ffffff" style:diagonal-bl-tr="none" style:diagonal-tl-br="none" fo:border-left="none" fo:border-right="0.74pt solid #000000" style:rotation-align="none" fo:border-top="0.74pt solid #000000"/>
    </style:style>
    <style:style style:name="ce369" style:family="table-cell" style:parent-style-name="Default" style:data-style-name="N0">
      <style:table-cell-properties fo:border-bottom="none" fo:background-color="#ffffff" style:diagonal-bl-tr="none" style:diagonal-tl-br="none" fo:border-left="none" fo:border-right="0.74pt solid #000000" style:rotation-align="none" fo:border-top="none"/>
    </style:style>
    <style:style style:name="ce370" style:family="table-cell" style:parent-style-name="Default" style:data-style-name="N0">
      <style:table-cell-properties fo:border-bottom="0.74pt solid #000000" fo:background-color="#ffffff" style:diagonal-bl-tr="none" style:diagonal-tl-br="none" fo:border-left="none" fo:border-right="0.74pt solid #000000" style:rotation-align="none" fo:border-top="none"/>
    </style:style>
    <style:style style:name="ce371"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37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374"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376" style:family="table-cell" style:parent-style-name="Excel_20_Built-in_20_Heading_20_3"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377" style:family="table-cell" style:parent-style-name="Excel_20_Built-in_20_Comma" style:data-style-name="N14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8" style:family="table-cell" style:parent-style-name="Excel_20_Built-in_20_Heading_20_3"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379" style:family="table-cell" style:parent-style-name="Excel_20_Built-in_20_Comma" style:data-style-name="N14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0" style:family="table-cell" style:parent-style-name="Default">
      <style:text-properties fo:font-size="10pt" style:font-size-asian="10pt" style:font-size-complex="10pt"/>
    </style:style>
    <style:style style:name="ce381" style:family="table-cell" style:parent-style-name="Comma_20_2">
      <style:text-properties fo:font-size="10pt" style:font-size-asian="10pt" style:font-size-complex="10pt"/>
    </style:style>
    <style:style style:name="ce382" style:family="table-cell" style:parent-style-name="Default" style:data-style-name="N259">
      <style:text-properties fo:font-size="10pt" style:font-size-asian="10pt" style:font-size-complex="10pt"/>
    </style:style>
    <style:style style:name="ce383" style:family="table-cell" style:parent-style-name="Default" style:data-style-name="N259"/>
    <style:style style:name="ce384" style:family="table-cell" style:parent-style-name="Default" style:data-style-name="N259">
      <style:table-cell-properties fo:background-color="#99ccff"/>
    </style:style>
    <style:style style:name="ce385" style:family="table-cell" style:parent-style-name="Comma_20_2" style:data-style-name="N259">
      <style:table-cell-properties fo:background-color="#729fcf"/>
      <style:text-properties fo:font-size="10pt" style:font-size-asian="10pt" style:font-size-complex="10pt"/>
    </style:style>
    <style:style style:name="ce386" style:family="table-cell" style:parent-style-name="Default" style:data-style-name="N259">
      <style:table-cell-properties fo:background-color="#729fcf"/>
      <style:text-properties fo:font-size="10pt" style:font-size-asian="10pt" style:font-size-complex="10pt"/>
    </style:style>
    <style:style style:name="ce387" style:family="table-cell" style:parent-style-name="Default" style:data-style-name="N259">
      <style:table-cell-properties fo:background-color="#ff8080"/>
    </style:style>
    <style:style style:name="ce388" style:family="table-cell" style:parent-style-name="Default" style:data-style-name="N259">
      <style:table-cell-properties fo:background-color="#ff8080"/>
      <style:text-properties fo:font-size="10pt" style:font-size-asian="10pt" style:font-size-complex="10pt"/>
    </style:style>
    <style:style style:name="ce389" style:family="table-cell" style:parent-style-name="Default" style:data-style-name="N259">
      <style:table-cell-properties fo:background-color="#99ccff"/>
      <style:text-properties fo:font-size="10pt" style:font-size-asian="10pt" style:font-size-complex="10pt"/>
    </style:style>
    <style:style style:name="ce390" style:family="table-cell" style:parent-style-name="Excel_20_Built-in_20_Comma" style:data-style-name="N259">
      <style:table-cell-properties fo:background-color="#99ccff"/>
      <style:text-properties fo:font-size="10pt" style:font-size-asian="10pt" style:font-size-complex="10pt"/>
    </style:style>
    <style:style style:name="ce391" style:family="table-cell" style:parent-style-name="Default" style:data-style-name="N259">
      <style:table-cell-properties fo:background-color="#aecf00"/>
      <style:text-properties fo:font-size="10pt" style:font-size-asian="10pt" style:font-size-complex="10pt"/>
    </style:style>
    <style:style style:name="ce392" style:family="table-cell" style:parent-style-name="Default" style:data-style-name="N259">
      <style:table-cell-properties fo:background-color="#a3bab0"/>
      <style:text-properties style:font-name="Liberation Sans"/>
    </style:style>
    <style:style style:name="ce393" style:family="table-cell" style:parent-style-name="Default" style:data-style-name="N259">
      <style:table-cell-properties fo:background-color="#ccffff"/>
      <style:text-properties style:font-name="Liberation Sans"/>
    </style:style>
    <style:style style:name="ce394" style:family="table-cell" style:parent-style-name="Default" style:data-style-name="N259">
      <style:table-cell-properties fo:background-color="#ccffff"/>
      <style:text-properties fo:font-size="10pt" style:font-size-asian="10pt" style:font-size-complex="10pt"/>
    </style:style>
    <style:style style:name="ce395" style:family="table-cell" style:parent-style-name="Default">
      <style:table-cell-properties fo:background-color="#ffff00"/>
      <style:text-properties fo:font-size="10pt" style:font-size-asian="10pt" style:font-size-complex="10pt"/>
    </style:style>
    <style:style style:name="ce396" style:family="table-cell" style:parent-style-name="Excel_20_Built-in_20_Comma">
      <style:table-cell-properties fo:background-color="#ffff00"/>
      <style:text-properties fo:font-size="10pt" style:font-size-asian="10pt" style:font-size-complex="10pt"/>
    </style:style>
    <style:style style:name="T1" style:family="text">
      <style:text-properties style:text-position="super 58%"/>
    </style:style>
    <style:style style:name="T2" style:family="text">
      <style:text-properties style:use-window-font-color="true" loext:opacity="0%" style:text-outline="false" style:text-line-through-style="none" style:text-line-through-type="none" style:text-position="33% 58%"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3"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33% 58%" style:font-name-complex="Arial" style:font-size-asian="12pt" style:font-size-complex="12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main workings" table:style-name="ta1">
        <table:table-column table:style-name="co1" table:default-cell-style-name="ce248"/>
        <table:table-column table:style-name="co2" table:number-columns-repeated="2" table:default-cell-style-name="ce248"/>
        <table:table-column table:style-name="co3" table:default-cell-style-name="ce248"/>
        <table:table-column table:style-name="co2" table:number-columns-repeated="4" table:default-cell-style-name="ce248"/>
        <table:table-column table:style-name="co4" table:default-cell-style-name="ce248"/>
        <table:table-column table:style-name="co5" table:default-cell-style-name="ce248"/>
        <table:table-column table:style-name="co6" table:default-cell-style-name="ce248"/>
        <table:table-column table:style-name="co2" table:number-columns-repeated="2" table:default-cell-style-name="ce248"/>
        <table:table-column table:style-name="co7" table:default-cell-style-name="ce248"/>
        <table:table-column table:style-name="co8" table:default-cell-style-name="ce248"/>
        <table:table-column table:style-name="co9" table:default-cell-style-name="ce248"/>
        <table:table-column table:style-name="co2" table:number-columns-repeated="1008" table:default-cell-style-name="ce248"/>
        <table:table-row table:style-name="ro1">
          <table:table-cell office:value-type="string" calcext:value-type="string">
            <text:p>TARGET CREATION WORKSHEET 4th August 2022</text:p>
          </table:table-cell>
          <table:table-cell table:number-columns-repeated="1023"/>
        </table:table-row>
        <table:table-row table:style-name="ro1">
          <table:table-cell office:value-type="string" calcext:value-type="string">
            <text:p>See page 4 for final target set</text:p>
          </table:table-cell>
          <table:table-cell table:number-columns-repeated="1023"/>
        </table:table-row>
        <table:table-row table:style-name="ro1">
          <table:table-cell office:value-type="string" calcext:value-type="string">
            <text:p>Headline indicators - seasonally adjusted (Mar 2022-May 2022)</text:p>
          </table:table-cell>
          <table:table-cell table:number-columns-repeated="1023"/>
        </table:table-row>
        <table:table-row table:style-name="ro2">
          <table:table-cell table:style-name="ce249"/>
          <table:table-cell table:style-name="ce272" office:value-type="string" calcext:value-type="string" table:number-columns-spanned="9" table:number-rows-spanned="1">
            <text:p>All 16 &amp; over</text:p>
          </table:table-cell>
          <table:covered-table-cell table:number-columns-repeated="7" table:style-name="ce280"/>
          <table:covered-table-cell table:style-name="ce272"/>
          <table:table-cell table:number-columns-repeated="1014"/>
        </table:table-row>
        <table:table-row table:style-name="ro3">
          <table:table-cell table:style-name="ce249"/>
          <table:table-cell table:style-name="ce273" office:value-type="string" calcext:value-type="string">
            <text:p>All aged 16 &amp; over</text:p>
          </table:table-cell>
          <table:table-cell table:style-name="ce273" office:value-type="string" calcext:value-type="string">
            <text:p>Total economically active</text:p>
          </table:table-cell>
          <table:table-cell table:style-name="ce287" office:value-type="string" calcext:value-type="string">
            <text:p>Total in employment</text:p>
          </table:table-cell>
          <table:table-cell table:style-name="ce287" office:value-type="string" calcext:value-type="string">
            <text:p>Unemployed</text:p>
          </table:table-cell>
          <table:table-cell table:style-name="ce273" office:value-type="string" calcext:value-type="string">
            <text:p>Economically inactive</text:p>
          </table:table-cell>
          <table:table-cell table:style-name="ce273" office:value-type="string" calcext:value-type="string">
            <text:p>Economic activity rate (%)</text:p>
          </table:table-cell>
          <table:table-cell table:style-name="ce273" office:value-type="string" calcext:value-type="string">
            <text:p>Employment rate (%)</text:p>
          </table:table-cell>
          <table:table-cell table:style-name="ce287" office:value-type="string" calcext:value-type="string">
            <text:p>Unemployment</text:p>
            <text:p>rate (%)</text:p>
          </table:table-cell>
          <table:table-cell table:style-name="ce329" office:value-type="string" calcext:value-type="string">
            <text:p>Economic inactivity rate (%)</text:p>
          </table:table-cell>
          <table:table-cell table:number-columns-repeated="1014"/>
        </table:table-row>
        <table:table-row table:style-name="ro2">
          <table:table-cell table:style-name="ce249"/>
          <table:table-cell table:style-name="ce273" office:value-type="float" office:value="1" calcext:value-type="float">
            <text:p>1</text:p>
          </table:table-cell>
          <table:table-cell table:style-name="ce273" office:value-type="float" office:value="2" calcext:value-type="float">
            <text:p>2</text:p>
          </table:table-cell>
          <table:table-cell table:style-name="ce273" office:value-type="float" office:value="3" calcext:value-type="float">
            <text:p>3</text:p>
          </table:table-cell>
          <table:table-cell table:style-name="ce273" office:value-type="float" office:value="4" calcext:value-type="float">
            <text:p>4</text:p>
          </table:table-cell>
          <table:table-cell table:style-name="ce273" office:value-type="float" office:value="5" calcext:value-type="float">
            <text:p>5</text:p>
          </table:table-cell>
          <table:table-cell table:style-name="ce311" office:value-type="float" office:value="6" calcext:value-type="float">
            <text:p>6</text:p>
          </table:table-cell>
          <table:table-cell table:style-name="ce273" office:value-type="float" office:value="7" calcext:value-type="float">
            <text:p>7</text:p>
          </table:table-cell>
          <table:table-cell table:style-name="ce273" office:value-type="float" office:value="8" calcext:value-type="float">
            <text:p>8</text:p>
          </table:table-cell>
          <table:table-cell table:style-name="ce329" office:value-type="float" office:value="9" calcext:value-type="float">
            <text:p>9</text:p>
          </table:table-cell>
          <table:table-cell table:number-columns-repeated="1014"/>
        </table:table-row>
        <table:table-row table:style-name="ro1">
          <table:table-cell table:style-name="ce249" table:number-columns-repeated="5"/>
          <table:table-cell table:style-name="ce249" office:value-type="string" calcext:value-type="string">
            <text:p>M</text:p>
          </table:table-cell>
          <table:table-cell table:style-name="ce249" table:number-columns-repeated="4"/>
          <table:table-cell table:number-columns-repeated="1014"/>
        </table:table-row>
        <table:table-row table:style-name="ro1">
          <table:table-cell table:style-name="ce250" office:value-type="string" calcext:value-type="string">
            <text:p>Mar-May 2022</text:p>
          </table:table-cell>
          <table:table-cell table:style-name="ce274" office:value-type="float" office:value="2154391" calcext:value-type="float">
            <text:p>2,154</text:p>
          </table:table-cell>
          <table:table-cell table:style-name="ce274" office:value-type="float" office:value="1411368.1739116" calcext:value-type="float">
            <text:p>1,411</text:p>
          </table:table-cell>
          <table:table-cell table:style-name="ce274" office:value-type="float" office:value="1347880.73203387" calcext:value-type="float">
            <text:p>1,348</text:p>
          </table:table-cell>
          <table:table-cell table:style-name="ce274" office:value-type="float" office:value="63487.4418777367" calcext:value-type="float">
            <text:p>63</text:p>
          </table:table-cell>
          <table:table-cell table:style-name="ce274" office:value-type="float" office:value="743022.826088398" calcext:value-type="float">
            <text:p>743</text:p>
          </table:table-cell>
          <table:table-cell table:style-name="ce312" office:value-type="float" office:value="65.5112360714282" calcext:value-type="float">
            <text:p>65.5</text:p>
          </table:table-cell>
          <table:table-cell table:style-name="ce312" office:value-type="float" office:value="62.5643502982451" calcext:value-type="float">
            <text:p>62.6</text:p>
          </table:table-cell>
          <table:table-cell table:style-name="ce312" office:value-type="float" office:value="4.49829059853188" calcext:value-type="float">
            <text:p>4.5</text:p>
          </table:table-cell>
          <table:table-cell table:style-name="ce330" office:value-type="float" office:value="34.4887639285718" calcext:value-type="float">
            <text:p>34.5</text:p>
          </table:table-cell>
          <table:table-cell table:number-columns-repeated="1014"/>
        </table:table-row>
        <table:table-row table:style-name="ro1">
          <table:table-cell table:number-columns-repeated="5"/>
          <table:table-cell office:value-type="string" calcext:value-type="string">
            <text:p>F</text:p>
          </table:table-cell>
          <table:table-cell table:number-columns-repeated="1018"/>
        </table:table-row>
        <table:table-row table:style-name="ro1">
          <table:table-cell table:style-name="ce250" office:value-type="string" calcext:value-type="string">
            <text:p>Mar-May 2022</text:p>
          </table:table-cell>
          <table:table-cell table:style-name="ce274" office:value-type="float" office:value="2340241" calcext:value-type="float">
            <text:p>2,340</text:p>
          </table:table-cell>
          <table:table-cell table:style-name="ce274" office:value-type="float" office:value="1388873.72043871" calcext:value-type="float">
            <text:p>1,389</text:p>
          </table:table-cell>
          <table:table-cell table:style-name="ce274" office:value-type="float" office:value="1352983.44460911" calcext:value-type="float">
            <text:p>1,353</text:p>
          </table:table-cell>
          <table:table-cell table:style-name="ce274" office:value-type="float" office:value="35890.2758296073" calcext:value-type="float">
            <text:p>36</text:p>
          </table:table-cell>
          <table:table-cell table:style-name="ce274" office:value-type="float" office:value="951367.279561286" calcext:value-type="float">
            <text:p>951</text:p>
          </table:table-cell>
          <table:table-cell table:style-name="ce312" office:value-type="float" office:value="59.3474655148215" calcext:value-type="float">
            <text:p>59.3</text:p>
          </table:table-cell>
          <table:table-cell table:style-name="ce312" office:value-type="float" office:value="57.8138509926588" calcext:value-type="float">
            <text:p>57.8</text:p>
          </table:table-cell>
          <table:table-cell table:style-name="ce312" office:value-type="float" office:value="2.58412808172872" calcext:value-type="float">
            <text:p>2.6</text:p>
          </table:table-cell>
          <table:table-cell table:style-name="ce330" office:value-type="float" office:value="40.6525344851785" calcext:value-type="float">
            <text:p>40.7</text:p>
          </table:table-cell>
          <table:table-cell table:number-columns-repeated="1014"/>
        </table:table-row>
        <table:table-row table:style-name="ro1">
          <table:table-cell table:style-name="ce249"/>
          <table:table-cell table:style-name="ce275" table:formula="of:=SUM([.B8:.B10])" office:value-type="float" office:value="4494632" calcext:value-type="float">
            <text:p>4494632</text:p>
          </table:table-cell>
          <table:table-cell table:style-name="ce281" table:formula="of:=SUM([.C8:.C10])" office:value-type="float" office:value="2800241.89435032" calcext:value-type="float">
            <text:p>2800241.89435032</text:p>
          </table:table-cell>
          <table:table-cell table:style-name="ce249" table:formula="of:=SUM([.D8:.D10])" office:value-type="float" office:value="2700864.17664297" calcext:value-type="float">
            <text:p>2700864.17664297</text:p>
          </table:table-cell>
          <table:table-cell table:style-name="ce249" table:formula="of:=SUM([.E8:.E10])" office:value-type="float" office:value="99377.7177073439" calcext:value-type="float">
            <text:p>99377.7177073439</text:p>
          </table:table-cell>
          <table:table-cell table:style-name="ce249" table:formula="of:=SUM([.F8:.F10])" office:value-type="float" office:value="1694390.10564968" calcext:value-type="float">
            <text:p>1694390.10564968</text:p>
          </table:table-cell>
          <table:table-cell table:style-name="ce249" table:number-columns-repeated="4"/>
          <table:table-cell table:number-columns-repeated="1014"/>
        </table:table-row>
        <table:table-row table:style-name="ro1">
          <table:table-cell table:style-name="ce249"/>
          <table:table-cell table:style-name="Default"/>
          <table:table-cell table:style-name="ce249" table:number-columns-repeated="8"/>
          <table:table-cell/>
          <table:table-cell table:style-name="ce333" table:number-columns-repeated="5"/>
          <table:table-cell table:number-columns-repeated="1008"/>
        </table:table-row>
        <table:table-row table:style-name="ro1">
          <table:table-cell table:style-name="ce249"/>
          <table:table-cell table:style-name="Default"/>
          <table:table-cell table:style-name="ce249" table:number-columns-repeated="8"/>
          <table:table-cell/>
          <table:table-cell table:style-name="ce333" office:value-type="string" calcext:value-type="string">
            <text:p>HHLDS BY TENURE</text:p>
          </table:table-cell>
          <table:table-cell table:style-name="ce333" table:number-columns-repeated="3"/>
          <table:table-cell table:style-name="ce333" office:value-type="string" calcext:value-type="string">
            <text:p>Scaled by 2022 hhlds</text:p>
          </table:table-cell>
          <table:table-cell table:number-columns-repeated="1008"/>
        </table:table-row>
        <table:table-row table:style-name="ro4">
          <table:table-cell table:style-name="ce249" table:number-columns-spanned="5" table:number-rows-spanned="1"/>
          <table:covered-table-cell table:number-columns-repeated="4" table:style-name="ce249"/>
          <table:table-cell table:style-name="ce249" table:number-columns-repeated="5"/>
          <table:table-cell/>
          <table:table-cell table:style-name="ce333" office:value-type="string" calcext:value-type="string">
            <text:p>Owner occupied5</text:p>
          </table:table-cell>
          <table:table-cell table:style-name="ce334" office:value-type="float" office:value="1540.28659623511" calcext:value-type="float">
            <text:p>1,540.29</text:p>
          </table:table-cell>
          <table:table-cell table:style-name="ce335" table:formula="of:=[.M14]*1000" office:value-type="float" office:value="1540286.59623511" calcext:value-type="float">
            <text:p>1,540,286.60</text:p>
          </table:table-cell>
          <table:table-cell table:style-name="ce335"/>
          <table:table-cell table:style-name="ce335" table:formula="of:=[.N14]*[.$N$19]/[.$D$32]" office:value-type="float" office:value="1543923.72760269" calcext:value-type="float">
            <text:p>1,543,923.73</text:p>
          </table:table-cell>
          <table:table-cell table:number-columns-repeated="1008"/>
        </table:table-row>
        <table:table-row table:style-name="ro4">
          <table:table-cell table:style-name="ce249"/>
          <table:table-cell table:style-name="ce249" office:value-type="string" calcext:value-type="string">
            <text:p>male</text:p>
          </table:table-cell>
          <table:table-cell table:style-name="ce249" office:value-type="string" calcext:value-type="string">
            <text:p>female</text:p>
          </table:table-cell>
          <table:table-cell table:style-name="ce249" table:number-columns-repeated="7"/>
          <table:table-cell/>
          <table:table-cell table:style-name="ce333" office:value-type="string" calcext:value-type="string">
            <text:p>Private Rented</text:p>
          </table:table-cell>
          <table:table-cell table:style-name="ce334" office:value-type="float" office:value="395.358403764887" calcext:value-type="float">
            <text:p>395.36</text:p>
          </table:table-cell>
          <table:table-cell table:style-name="ce335" table:formula="of:=[.M15]*1000" office:value-type="float" office:value="395358.403764887" calcext:value-type="float">
            <text:p>395,358.40</text:p>
          </table:table-cell>
          <table:table-cell table:style-name="ce335"/>
          <table:table-cell table:style-name="ce335" table:formula="of:=[.N15]*[.$N$19]/[.$D$32]" office:value-type="float" office:value="396291.977072143" calcext:value-type="float">
            <text:p>396,291.98</text:p>
          </table:table-cell>
          <table:table-cell table:number-columns-repeated="1008"/>
        </table:table-row>
        <table:table-row table:style-name="ro4">
          <table:table-cell table:style-name="ce249" office:value-type="string" calcext:value-type="string">
            <text:p>'16+pop 2022 forecast</text:p>
          </table:table-cell>
          <table:table-cell table:style-name="ce249" office:value-type="float" office:value="2207842" calcext:value-type="float">
            <text:p>2207842</text:p>
          </table:table-cell>
          <table:table-cell table:style-name="ce249" office:value-type="float" office:value="2363128" calcext:value-type="float">
            <text:p>2363128</text:p>
          </table:table-cell>
          <table:table-cell table:style-name="ce249" table:number-columns-repeated="7"/>
          <table:table-cell/>
          <table:table-cell table:style-name="ce333" office:value-type="string" calcext:value-type="string">
            <text:p>2nd homes</text:p>
          </table:table-cell>
          <table:table-cell table:style-name="ce334" office:value-type="float" office:value="101.333" calcext:value-type="float">
            <text:p>101.33</text:p>
          </table:table-cell>
          <table:table-cell table:style-name="ce335" office:value-type="float" office:value="0" calcext:value-type="float">
            <text:p>0.00</text:p>
          </table:table-cell>
          <table:table-cell table:style-name="ce335"/>
          <table:table-cell table:style-name="ce335" table:formula="of:=[.N16]*[.$N$19]/[.$D$32]" office:value-type="float" office:value="0" calcext:value-type="float">
            <text:p>0.00</text:p>
          </table:table-cell>
          <table:table-cell table:number-columns-repeated="1008"/>
        </table:table-row>
        <table:table-row table:style-name="ro4">
          <table:table-cell table:style-name="ce249" office:value-type="string" calcext:value-type="string">
            <text:p>Ratio </text:p>
          </table:table-cell>
          <table:table-cell table:style-name="ce249" table:formula="of:=[.B16]/[.B8]" office:value-type="float" office:value="1.02481025960469" calcext:value-type="float">
            <text:p>1.02481025960469</text:p>
          </table:table-cell>
          <table:table-cell table:style-name="ce249" table:formula="of:=[.C16]/[.B10]" office:value-type="float" office:value="1.00977976199887" calcext:value-type="float">
            <text:p>1.00977976199887</text:p>
          </table:table-cell>
          <table:table-cell table:style-name="ce249" table:number-columns-repeated="7"/>
          <table:table-cell/>
          <table:table-cell table:style-name="ce333" office:value-type="string" calcext:value-type="string">
            <text:p>Housing Assoc</text:p>
          </table:table-cell>
          <table:table-cell table:style-name="ce334" office:value-type="float" office:value="291.412" calcext:value-type="float">
            <text:p>291.41</text:p>
          </table:table-cell>
          <table:table-cell table:style-name="ce335" table:formula="of:=[.M17]*1000" office:value-type="float" office:value="291412" calcext:value-type="float">
            <text:p>291,412.00</text:p>
          </table:table-cell>
          <table:table-cell table:style-name="ce335"/>
          <table:table-cell table:style-name="ce335" table:formula="of:=[.N17]*[.$N$19]/[.$D$32]" office:value-type="float" office:value="292100.121112447" calcext:value-type="float">
            <text:p>292,100.12</text:p>
          </table:table-cell>
          <table:table-cell table:number-columns-repeated="1008"/>
        </table:table-row>
        <table:table-row table:style-name="ro4">
          <table:table-cell table:style-name="ce249" office:value-type="string" calcext:value-type="string">
            <text:p>Scaled M</text:p>
          </table:table-cell>
          <table:table-cell table:style-name="Default"/>
          <table:table-cell table:style-name="ce249"/>
          <table:table-cell table:style-name="ce249" table:formula="of:=[.D8]*[.$B$17]" office:value-type="float" office:value="1381322.00291178" calcext:value-type="float">
            <text:p>1381322.00291178</text:p>
          </table:table-cell>
          <table:table-cell table:style-name="ce249" table:formula="of:=[.E8]*[.$B$17]" office:value-type="float" office:value="65062.5817923608" calcext:value-type="float">
            <text:p>65062.5817923608</text:p>
          </table:table-cell>
          <table:table-cell table:style-name="ce249" table:formula="of:=[.F8]*[.$B$17]" office:value-type="float" office:value="761457.415295859" calcext:value-type="float">
            <text:p>761457.415295859</text:p>
          </table:table-cell>
          <table:table-cell table:style-name="ce249" table:number-columns-repeated="4"/>
          <table:table-cell/>
          <table:table-cell table:style-name="ce333" office:value-type="string" calcext:value-type="string">
            <text:p>Local Auth</text:p>
          </table:table-cell>
          <table:table-cell table:style-name="ce334" office:value-type="float" office:value="316.908" calcext:value-type="float">
            <text:p>316.91</text:p>
          </table:table-cell>
          <table:table-cell table:style-name="ce335" table:formula="of:=[.M18]*1000" office:value-type="float" office:value="316908" calcext:value-type="float">
            <text:p>316,908.00</text:p>
          </table:table-cell>
          <table:table-cell table:style-name="ce335"/>
          <table:table-cell table:style-name="ce335" table:formula="of:=[.N18]*[.$N$19]/[.$D$32]" office:value-type="float" office:value="317656.325688384" calcext:value-type="float">
            <text:p>317,656.33</text:p>
          </table:table-cell>
          <table:table-cell table:number-columns-repeated="1008"/>
        </table:table-row>
        <table:table-row table:style-name="ro1">
          <table:table-cell table:style-name="ce249" office:value-type="string" calcext:value-type="string">
            <text:p>Scaled F</text:p>
          </table:table-cell>
          <table:table-cell table:style-name="ce249" table:number-columns-repeated="2"/>
          <table:table-cell table:style-name="ce249" table:formula="of:=[.D10]*[.$C$17]" office:value-type="float" office:value="1366215.3006858" calcext:value-type="float">
            <text:p>1366215.3006858</text:p>
          </table:table-cell>
          <table:table-cell table:style-name="ce249" table:formula="of:=[.E10]*[.$C$17]" office:value-type="float" office:value="36241.2741852947" calcext:value-type="float">
            <text:p>36241.2741852947</text:p>
          </table:table-cell>
          <table:table-cell table:style-name="ce249" table:formula="of:=[.F10]*[.$C$17]" office:value-type="float" office:value="960671.425128908" calcext:value-type="float">
            <text:p>960671.425128908</text:p>
          </table:table-cell>
          <table:table-cell table:style-name="ce249" table:number-columns-repeated="4"/>
          <table:table-cell/>
          <table:table-cell table:style-name="ce333"/>
          <table:table-cell table:style-name="ce335" table:formula="of:=SUM([.M14:.M18])" office:value-type="float" office:value="2645.298" calcext:value-type="float">
            <text:p>2,645.30</text:p>
          </table:table-cell>
          <table:table-cell table:style-name="ce335" table:formula="of:=SUM([.N14:.N18])" office:value-type="float" office:value="2543965" calcext:value-type="float">
            <text:p>2,543,965.00</text:p>
          </table:table-cell>
          <table:table-cell table:style-name="ce335"/>
          <table:table-cell table:style-name="ce335" table:formula="of:=[.N19]*[.$N$19]/[.$D$32]" office:value-type="float" office:value="2549972.15147566" calcext:value-type="float">
            <text:p>2,549,972.15</text:p>
          </table:table-cell>
          <table:table-cell table:number-columns-repeated="1008"/>
        </table:table-row>
        <table:table-row table:style-name="ro1">
          <table:table-cell table:style-name="ce249" office:value-type="string" calcext:value-type="string">
            <text:p>'M+F</text:p>
          </table:table-cell>
          <table:table-cell table:style-name="ce249" table:number-columns-repeated="2"/>
          <table:table-cell table:style-name="ce249" table:formula="of:=SUM([.D18:.D19])" office:value-type="float" office:value="2747537.30359758" calcext:value-type="float">
            <text:p>2747537.30359758</text:p>
          </table:table-cell>
          <table:table-cell table:style-name="ce249" table:formula="of:=SUM([.E18:.E19])" office:value-type="float" office:value="101303.855977655" calcext:value-type="float">
            <text:p>101303.855977655</text:p>
          </table:table-cell>
          <table:table-cell table:style-name="ce249" table:formula="of:=SUM([.F18:.F19])" office:value-type="float" office:value="1722128.84042477" calcext:value-type="float">
            <text:p>1722128.84042477</text:p>
          </table:table-cell>
          <table:table-cell table:style-name="ce249" table:number-columns-repeated="4"/>
          <table:table-cell table:number-columns-repeated="1014"/>
        </table:table-row>
        <table:table-row table:style-name="ro1" table:number-rows-repeated="2">
          <table:table-cell table:number-columns-repeated="1024"/>
        </table:table-row>
        <table:table-row table:style-name="ro1">
          <table:table-cell table:number-columns-repeated="2"/>
          <table:table-cell office:value-type="string" calcext:value-type="string">
            <text:p>HH COMPOSITION 2022</text:p>
          </table:table-cell>
          <table:table-cell table:number-columns-repeated="1021"/>
        </table:table-row>
        <table:table-row table:style-name="ro1">
          <table:table-cell table:number-columns-repeated="2"/>
          <table:table-cell table:style-name="ce282"/>
          <table:table-cell table:style-name="ce282" office:value-type="string" calcext:value-type="string">
            <text:p>for cols 42-48</text:p>
          </table:table-cell>
          <table:table-cell table:style-name="ce282" office:value-type="string" calcext:value-type="string">
            <text:p>national-records-scotland-household-projections-2018-based-full-tables.ods</text:p>
          </table:table-cell>
          <table:table-cell table:style-name="ce282" table:number-columns-repeated="3"/>
          <table:table-cell table:number-columns-repeated="1016"/>
        </table:table-row>
        <table:table-row table:style-name="ro1">
          <table:table-cell table:number-columns-repeated="2"/>
          <table:table-cell table:style-name="ce282"/>
          <table:table-cell table:style-name="ce282" office:value-type="string" calcext:value-type="string">
            <text:p>2021</text:p>
          </table:table-cell>
          <table:table-cell table:style-name="ce282" office:value-type="string" calcext:value-type="string">
            <text:p>Table 2</text:p>
          </table:table-cell>
          <table:table-cell table:style-name="ce282" table:number-columns-repeated="3"/>
          <table:table-cell table:number-columns-repeated="1016"/>
        </table:table-row>
        <table:table-row table:style-name="ro1">
          <table:table-cell table:number-columns-repeated="2"/>
          <table:table-cell table:style-name="ce282" office:value-type="string" calcext:value-type="string">
            <text:p>1 adult female</text:p>
          </table:table-cell>
          <table:table-cell table:style-name="ce288" office:value-type="float" office:value="472953" calcext:value-type="float">
            <text:p>472953</text:p>
          </table:table-cell>
          <table:table-cell table:style-name="ce282" table:number-columns-repeated="4"/>
          <table:table-cell table:number-columns-repeated="1016"/>
        </table:table-row>
        <table:table-row table:style-name="ro1">
          <table:table-cell table:number-columns-repeated="2"/>
          <table:table-cell table:style-name="ce282" office:value-type="string" calcext:value-type="string">
            <text:p>1 adult male</text:p>
          </table:table-cell>
          <table:table-cell table:style-name="ce282" office:value-type="float" office:value="455762" calcext:value-type="float">
            <text:p>455762</text:p>
          </table:table-cell>
          <table:table-cell table:style-name="ce282" table:number-columns-repeated="4"/>
          <table:table-cell table:number-columns-repeated="1016"/>
        </table:table-row>
        <table:table-row table:style-name="ro1">
          <table:table-cell table:number-columns-repeated="2"/>
          <table:table-cell table:style-name="ce282" office:value-type="string" calcext:value-type="string">
            <text:p>2 adults</text:p>
          </table:table-cell>
          <table:table-cell table:style-name="ce282" office:value-type="float" office:value="804003" calcext:value-type="float">
            <text:p>804003</text:p>
          </table:table-cell>
          <table:table-cell table:style-name="ce282" table:number-columns-repeated="4"/>
          <table:table-cell table:number-columns-repeated="1016"/>
        </table:table-row>
        <table:table-row table:style-name="ro1">
          <table:table-cell table:number-columns-repeated="2"/>
          <table:table-cell table:style-name="ce282" office:value-type="string" calcext:value-type="string">
            <text:p>1 adult, 1 child</text:p>
          </table:table-cell>
          <table:table-cell table:style-name="ce289" office:value-type="float" office:value="157469" calcext:value-type="float">
            <text:p><text:s/>157,469.00 </text:p>
          </table:table-cell>
          <table:table-cell table:style-name="ce282" table:number-columns-repeated="4"/>
          <table:table-cell table:number-columns-repeated="1016"/>
        </table:table-row>
        <table:table-row table:style-name="ro1">
          <table:table-cell/>
          <table:table-cell table:style-name="Default"/>
          <table:table-cell table:style-name="ce282" office:value-type="string" calcext:value-type="string">
            <text:p>2+ adult 1+ children</text:p>
          </table:table-cell>
          <table:table-cell table:style-name="ce289" office:value-type="float" office:value="439658" calcext:value-type="float">
            <text:p><text:s/>439,658.00 </text:p>
          </table:table-cell>
          <table:table-cell table:style-name="ce282" table:number-columns-repeated="4"/>
          <table:table-cell table:number-columns-repeated="1016"/>
        </table:table-row>
        <table:table-row table:style-name="ro1">
          <table:table-cell table:number-columns-repeated="2"/>
          <table:table-cell table:style-name="ce282" office:value-type="string" calcext:value-type="string">
            <text:p>3+ person all adult</text:p>
          </table:table-cell>
          <table:table-cell table:style-name="ce289" office:value-type="float" office:value="208126" calcext:value-type="float">
            <text:p><text:s/>208,126.00 </text:p>
          </table:table-cell>
          <table:table-cell table:style-name="ce282" table:number-columns-repeated="4"/>
          <table:table-cell table:number-columns-repeated="1016"/>
        </table:table-row>
        <table:table-row table:style-name="ro1">
          <table:table-cell table:number-columns-repeated="2"/>
          <table:table-cell table:style-name="ce282"/>
          <table:table-cell table:style-name="ce289" office:value-type="float" office:value="2537972" calcext:value-type="float">
            <text:p><text:s/>2,537,972.00 </text:p>
          </table:table-cell>
          <table:table-cell table:style-name="ce282" table:formula="of:=SUM([.D26:.D31])" office:value-type="float" office:value="2537971" calcext:value-type="float">
            <text:p>2537971</text:p>
          </table:table-cell>
          <table:table-cell table:style-name="ce282" table:number-columns-repeated="3"/>
          <table:table-cell table:number-columns-repeated="1016"/>
        </table:table-row>
        <table:table-row table:style-name="ro1">
          <table:table-cell table:number-columns-repeated="2"/>
          <table:table-cell table:style-name="Default" table:number-columns-repeated="3"/>
          <table:table-cell table:style-name="ce282" table:number-columns-repeated="3"/>
          <table:table-cell table:number-columns-repeated="1016"/>
        </table:table-row>
        <table:table-row table:style-name="ro1">
          <table:table-cell table:number-columns-repeated="2"/>
          <table:table-cell table:style-name="ce282" table:number-columns-repeated="6"/>
          <table:table-cell office:value-type="string" calcext:value-type="string">
            <text:p>hhld ratio NRS vs SG</text:p>
          </table:table-cell>
          <table:table-cell table:number-columns-repeated="1015"/>
        </table:table-row>
        <table:table-row table:style-name="ro1">
          <table:table-cell table:number-columns-repeated="2"/>
          <table:table-cell table:style-name="ce282" table:number-columns-repeated="6"/>
          <table:table-cell table:number-columns-repeated="1016"/>
        </table:table-row>
        <table:table-row table:style-name="ro1">
          <table:table-cell table:number-columns-repeated="3"/>
          <table:table-cell office:value-type="string" calcext:value-type="string">
            <text:p>from: https://www.gov.scot/publications/housing-statistics-stock-by-tenure/</text:p>
          </table:table-cell>
          <table:table-cell table:number-columns-repeated="1020"/>
        </table:table-row>
        <table:table-row table:style-name="ro5">
          <table:table-cell/>
          <table:table-cell table:style-name="ce276" office:value-type="string" calcext:value-type="string">
            <text:p>xx</text:p>
          </table:table-cell>
          <table:table-cell table:style-name="ce283" office:value-type="string" calcext:value-type="string">
            <text:p>1 adult, 2+ children</text:p>
          </table:table-cell>
          <table:table-cell table:style-name="ce283" office:value-type="float" office:value="67324" calcext:value-type="float">
            <text:p>67324</text:p>
          </table:table-cell>
          <table:table-cell table:style-name="ce282" office:value-type="string" calcext:value-type="string">
            <text:p>Delete this!</text:p>
          </table:table-cell>
          <table:table-cell table:style-name="ce290" table:number-columns-spanned="1" table:number-rows-spanned="3"/>
          <table:table-cell table:style-name="ce290" table:number-columns-spanned="1" table:number-rows-spanned="3"/>
          <table:table-cell table:style-name="ce290" table:number-columns-spanned="7" table:number-rows-spanned="1"/>
          <table:covered-table-cell table:number-columns-repeated="6" table:style-name="ce290"/>
          <table:table-cell table:style-name="ce290" table:number-columns-spanned="4" table:number-rows-spanned="1"/>
          <table:covered-table-cell table:number-columns-repeated="3" table:style-name="ce290"/>
          <table:table-cell table:number-columns-repeated="1006"/>
        </table:table-row>
        <table:table-row table:style-name="ro5">
          <table:table-cell table:number-columns-repeated="3"/>
          <table:table-cell table:style-name="ce290" table:number-columns-repeated="2"/>
          <table:covered-table-cell table:number-columns-repeated="2" table:style-name="ce290"/>
          <table:table-cell table:style-name="ce290" table:number-columns-spanned="1" table:number-rows-spanned="2"/>
          <table:table-cell table:style-name="ce290" table:number-columns-spanned="2" table:number-rows-spanned="1"/>
          <table:covered-table-cell table:style-name="ce290"/>
          <table:table-cell table:style-name="ce290" table:number-columns-spanned="2" table:number-rows-spanned="1"/>
          <table:covered-table-cell table:style-name="ce290"/>
          <table:table-cell table:style-name="ce290" table:number-columns-spanned="2" table:number-rows-spanned="1"/>
          <table:covered-table-cell table:style-name="ce290"/>
          <table:table-cell table:style-name="ce290" table:number-columns-spanned="2" table:number-rows-spanned="1"/>
          <table:covered-table-cell table:style-name="ce290"/>
          <table:table-cell table:style-name="ce290" table:number-columns-spanned="2" table:number-rows-spanned="1"/>
          <table:covered-table-cell table:style-name="ce290"/>
          <table:table-cell table:number-columns-repeated="1006"/>
        </table:table-row>
        <table:table-row table:style-name="ro5">
          <table:table-cell office:value-type="string" calcext:value-type="string">
            <text:p>HOUSEHOLDS 2022</text:p>
          </table:table-cell>
          <table:table-cell office:value-type="float" office:value="2022" calcext:value-type="float">
            <text:p>2022</text:p>
          </table:table-cell>
          <table:table-cell/>
          <table:table-cell table:style-name="ce290" table:number-columns-repeated="2"/>
          <table:covered-table-cell table:number-columns-repeated="3" table:style-name="ce290"/>
          <table:table-cell table:style-name="ce290" table:number-columns-repeated="10"/>
          <table:table-cell table:number-columns-repeated="1006"/>
        </table:table-row>
        <table:table-row table:style-name="ro6">
          <table:table-cell table:style-name="ce264" office:value-type="string" calcext:value-type="string">
            <text:p>Aberdeen City</text:p>
          </table:table-cell>
          <table:table-cell table:style-name="ce264" office:value-type="float" office:value="109299.6221418" calcext:value-type="float">
            <text:p>109299.6221418</text:p>
          </table:table-cell>
          <table:table-cell/>
          <table:table-cell table:style-name="ce291" office:value-type="string" calcext:value-type="string">
            <text:p><text:a xlink:href="https://www.nomisweb.co.uk/reports/lmp/gor/2013265931/report.aspx" xlink:type="simple">https://www.nomisweb.co.uk/reports/lmp/gor/2013265931/report.aspx</text:a></text:p>
          </table:table-cell>
          <table:table-cell table:style-name="ce301"/>
          <table:table-cell table:style-name="ce301" office:value-type="string" office:string-value="Soc Status 2021" calcext:value-type="string">
            <text:p><text:s/>Soc Status 2021 </text:p>
          </table:table-cell>
          <table:table-cell table:style-name="ce301"/>
          <table:table-cell table:style-name="ce316" office:value-type="string" office:string-value="Employment by occupation (Jan 2021-Dec 2021)" calcext:value-type="string">
            <text:p><text:s/>Employment by occupation (Jan 2021-Dec 2021) </text:p>
          </table:table-cell>
          <table:table-cell table:style-name="ce301" table:number-columns-repeated="2"/>
          <table:table-cell table:style-name="ce302" office:value-type="string" office:string-value="Scaled" calcext:value-type="string">
            <text:p><text:s/>Scaled </text:p>
          </table:table-cell>
          <table:table-cell table:style-name="ce302" table:number-columns-repeated="7"/>
          <table:table-cell table:number-columns-repeated="1006"/>
        </table:table-row>
        <table:table-row table:style-name="ro5">
          <table:table-cell table:style-name="ce264" office:value-type="string" calcext:value-type="string">
            <text:p>Aberdeenshire</text:p>
          </table:table-cell>
          <table:table-cell table:style-name="ce264" office:value-type="float" office:value="114078.7568718" calcext:value-type="float">
            <text:p>114078.7568718</text:p>
          </table:table-cell>
          <table:table-cell/>
          <table:table-cell table:style-name="ce249" office:value-type="string" calcext:value-type="string">
            <text:p>% all in employment who are - 1: managers, directors and senior officials (SOC2010)</text:p>
          </table:table-cell>
          <table:table-cell table:style-name="ce249" table:number-columns-repeated="5"/>
          <table:table-cell table:style-name="ce249" office:value-type="float" office:value="226800" calcext:value-type="float">
            <text:p>226800</text:p>
          </table:table-cell>
          <table:table-cell table:formula="of:=[.J41]*[.$J$51]" office:value-type="float" office:value="240762.483755478" calcext:value-type="float">
            <text:p>240762.483755478</text:p>
          </table:table-cell>
          <table:table-cell office:value-type="string" calcext:value-type="string">
            <text:p>Group 1-3</text:p>
          </table:table-cell>
          <table:table-cell table:formula="of:=[.K41]+[.K42]+[.K43]" office:value-type="float" office:value="1323662.87916537" calcext:value-type="float">
            <text:p>1323662.87916537</text:p>
          </table:table-cell>
          <table:table-cell table:style-name="ce290"/>
          <table:table-cell table:style-name="ce290" table:number-columns-spanned="4" table:number-rows-spanned="1"/>
          <table:covered-table-cell table:number-columns-repeated="3" table:style-name="ce290"/>
          <table:table-cell table:number-columns-repeated="1006"/>
        </table:table-row>
        <table:table-row table:style-name="ro5">
          <table:table-cell table:style-name="ce264" office:value-type="string" calcext:value-type="string">
            <text:p>Angus</text:p>
          </table:table-cell>
          <table:table-cell table:style-name="ce264" office:value-type="float" office:value="54620.516843" calcext:value-type="float">
            <text:p>54620.516843</text:p>
          </table:table-cell>
          <table:table-cell/>
          <table:table-cell table:style-name="ce249" office:value-type="string" calcext:value-type="string">
            <text:p>% all in employment who are - 2: professional occupations (SOC2010)</text:p>
          </table:table-cell>
          <table:table-cell table:style-name="ce249" table:number-columns-repeated="5"/>
          <table:table-cell table:style-name="ce249" office:value-type="float" office:value="619000" calcext:value-type="float">
            <text:p>619000</text:p>
          </table:table-cell>
          <table:table-cell table:formula="of:=[.J42]*[.$J$51]" office:value-type="float" office:value="657107.484323815" calcext:value-type="float">
            <text:p>657107.484323815</text:p>
          </table:table-cell>
          <table:table-cell office:value-type="string" calcext:value-type="string">
            <text:p>Group 4-5</text:p>
          </table:table-cell>
          <table:table-cell table:formula="of:=[.K44]+[.K45]" office:value-type="float" office:value="519316.609581923" calcext:value-type="float">
            <text:p>519316.609581923</text:p>
          </table:table-cell>
          <table:table-cell table:style-name="ce290"/>
          <table:table-cell table:style-name="ce290" table:number-columns-spanned="2" table:number-rows-spanned="1"/>
          <table:covered-table-cell table:style-name="ce290"/>
          <table:table-cell table:style-name="ce290" table:number-columns-spanned="2" table:number-rows-spanned="1"/>
          <table:covered-table-cell table:style-name="ce290"/>
          <table:table-cell table:number-columns-repeated="1006"/>
        </table:table-row>
        <table:table-row table:style-name="ro5">
          <table:table-cell table:style-name="ce264" office:value-type="string" calcext:value-type="string">
            <text:p>Argyll and Bute</text:p>
          </table:table-cell>
          <table:table-cell table:style-name="ce264" office:value-type="float" office:value="41607.77456896" calcext:value-type="float">
            <text:p>41607.77456896</text:p>
          </table:table-cell>
          <table:table-cell/>
          <table:table-cell table:style-name="ce249" office:value-type="string" calcext:value-type="string">
            <text:p>% all in employment who are - 3: associate prof &amp; tech occupations (SOC2010)</text:p>
          </table:table-cell>
          <table:table-cell table:style-name="ce249" table:number-columns-repeated="5"/>
          <table:table-cell table:style-name="ce249" office:value-type="float" office:value="401100" calcext:value-type="float">
            <text:p>401100</text:p>
          </table:table-cell>
          <table:table-cell table:formula="of:=[.J43]*[.$J$51]" office:value-type="float" office:value="425792.911086078" calcext:value-type="float">
            <text:p>425792.911086078</text:p>
          </table:table-cell>
          <table:table-cell office:value-type="string" calcext:value-type="string">
            <text:p>Group 6-7</text:p>
          </table:table-cell>
          <table:table-cell table:formula="of:=[.K46]+[.K47]" office:value-type="float" office:value="487682.032792182" calcext:value-type="float">
            <text:p>487682.032792182</text:p>
          </table:table-cell>
          <table:table-cell table:style-name="ce290" table:number-columns-repeated="5"/>
          <table:table-cell table:number-columns-repeated="1006"/>
        </table:table-row>
        <table:table-row table:style-name="ro4">
          <table:table-cell table:style-name="ce264" office:value-type="string" calcext:value-type="string">
            <text:p>City of Edinburgh</text:p>
          </table:table-cell>
          <table:table-cell table:style-name="ce264" office:value-type="float" office:value="246540.442356" calcext:value-type="float">
            <text:p>246540.442356</text:p>
          </table:table-cell>
          <table:table-cell/>
          <table:table-cell table:style-name="ce249" office:value-type="string" calcext:value-type="string">
            <text:p>% all in employment who are - 4: administrative and secretarial occupations (SOC2010)</text:p>
          </table:table-cell>
          <table:table-cell table:style-name="ce249" table:number-columns-repeated="5"/>
          <table:table-cell table:style-name="ce249" office:value-type="float" office:value="256100" calcext:value-type="float">
            <text:p>256100</text:p>
          </table:table-cell>
          <table:table-cell table:formula="of:=[.J44]*[.$J$51]" office:value-type="float" office:value="271866.279055459" calcext:value-type="float">
            <text:p>271866.279055459</text:p>
          </table:table-cell>
          <table:table-cell office:value-type="string" calcext:value-type="string">
            <text:p>Group 8-9</text:p>
          </table:table-cell>
          <table:table-cell table:formula="of:=[.K48]+[.K49]" office:value-type="float" office:value="416875.782058097" calcext:value-type="float">
            <text:p>416875.782058097</text:p>
          </table:table-cell>
          <table:table-cell table:style-name="ce302" table:number-columns-repeated="5"/>
          <table:table-cell table:number-columns-repeated="1006"/>
        </table:table-row>
        <table:table-row table:style-name="ro4">
          <table:table-cell table:style-name="ce264" office:value-type="string" calcext:value-type="string">
            <text:p>Clackmannanshire</text:p>
          </table:table-cell>
          <table:table-cell table:style-name="ce264" office:value-type="float" office:value="24138.18996936" calcext:value-type="float">
            <text:p>24138.18996936</text:p>
          </table:table-cell>
          <table:table-cell/>
          <table:table-cell table:style-name="ce249" office:value-type="string" calcext:value-type="string">
            <text:p>% all in employment who are - 5: skilled trades occupations (SOC2010)</text:p>
          </table:table-cell>
          <table:table-cell table:style-name="ce249" table:number-columns-repeated="5"/>
          <table:table-cell table:style-name="ce249" office:value-type="float" office:value="233100" calcext:value-type="float">
            <text:p>233100</text:p>
          </table:table-cell>
          <table:table-cell table:formula="of:=[.J45]*[.$J$51]" office:value-type="float" office:value="247450.330526464" calcext:value-type="float">
            <text:p>247450.330526464</text:p>
          </table:table-cell>
          <table:table-cell table:number-columns-repeated="2"/>
          <table:table-cell table:style-name="ce302" table:number-columns-repeated="5"/>
          <table:table-cell table:number-columns-repeated="1006"/>
        </table:table-row>
        <table:table-row table:style-name="ro4">
          <table:table-cell table:style-name="ce264" office:value-type="string" calcext:value-type="string">
            <text:p>Dumfries and Galloway</text:p>
          </table:table-cell>
          <table:table-cell table:style-name="ce264" office:value-type="float" office:value="69930.177164" calcext:value-type="float">
            <text:p>69930.177164</text:p>
          </table:table-cell>
          <table:table-cell/>
          <table:table-cell table:style-name="ce249" office:value-type="string" calcext:value-type="string">
            <text:p>% all in employment who are - 6: caring, leisure and other service occupations (SOC2010)</text:p>
          </table:table-cell>
          <table:table-cell table:style-name="ce249" table:number-columns-repeated="5"/>
          <table:table-cell table:style-name="ce249" office:value-type="float" office:value="241900" calcext:value-type="float">
            <text:p>241900</text:p>
          </table:table-cell>
          <table:table-cell table:formula="of:=[.J46]*[.$J$51]" office:value-type="float" office:value="256792.084746253" calcext:value-type="float">
            <text:p>256792.084746253</text:p>
          </table:table-cell>
          <table:table-cell table:number-columns-repeated="2"/>
          <table:table-cell table:style-name="ce302" table:number-columns-repeated="5"/>
          <table:table-cell table:number-columns-repeated="1006"/>
        </table:table-row>
        <table:table-row table:style-name="ro4">
          <table:table-cell table:style-name="ce264" office:value-type="string" calcext:value-type="string">
            <text:p>Dundee City</text:p>
          </table:table-cell>
          <table:table-cell table:style-name="ce264" office:value-type="float" office:value="71266.6461829" calcext:value-type="float">
            <text:p>71266.6461829</text:p>
          </table:table-cell>
          <table:table-cell/>
          <table:table-cell table:style-name="ce249" office:value-type="string" calcext:value-type="string">
            <text:p>% all in employment who are - 7: sales and customer service occupations (SOC2010)</text:p>
          </table:table-cell>
          <table:table-cell table:style-name="ce249" table:number-columns-repeated="5"/>
          <table:table-cell table:style-name="ce249" office:value-type="float" office:value="217500" calcext:value-type="float">
            <text:p>217500</text:p>
          </table:table-cell>
          <table:table-cell table:formula="of:=[.J47]*[.$J$51]" office:value-type="float" office:value="230889.948045928" calcext:value-type="float">
            <text:p>230889.948045928</text:p>
          </table:table-cell>
          <table:table-cell table:number-columns-repeated="2"/>
          <table:table-cell table:style-name="ce302" table:number-columns-repeated="5"/>
          <table:table-cell table:number-columns-repeated="1006"/>
        </table:table-row>
        <table:table-row table:style-name="ro4">
          <table:table-cell table:style-name="ce264" office:value-type="string" calcext:value-type="string">
            <text:p>East Ayrshire</text:p>
          </table:table-cell>
          <table:table-cell table:style-name="ce264" office:value-type="float" office:value="55757.1591957" calcext:value-type="float">
            <text:p>55757.1591957</text:p>
          </table:table-cell>
          <table:table-cell/>
          <table:table-cell table:style-name="ce249" office:value-type="string" calcext:value-type="string">
            <text:p>% all in employment who are - 8: process, plant and machine operatives (SOC2010)</text:p>
          </table:table-cell>
          <table:table-cell table:style-name="ce249" table:number-columns-repeated="5"/>
          <table:table-cell table:style-name="ce249" office:value-type="float" office:value="136000" calcext:value-type="float">
            <text:p>136000</text:p>
          </table:table-cell>
          <table:table-cell table:formula="of:=[.J48]*[.$J$51]" office:value-type="float" office:value="144372.565214925" calcext:value-type="float">
            <text:p>144372.565214925</text:p>
          </table:table-cell>
          <table:table-cell table:number-columns-repeated="2"/>
          <table:table-cell table:style-name="ce302" table:number-columns-repeated="5"/>
          <table:table-cell table:number-columns-repeated="1006"/>
        </table:table-row>
        <table:table-row table:style-name="ro4">
          <table:table-cell table:style-name="ce264" office:value-type="string" calcext:value-type="string">
            <text:p>East Dunbartonshire</text:p>
          </table:table-cell>
          <table:table-cell table:style-name="ce264" office:value-type="float" office:value="46916.8305894" calcext:value-type="float">
            <text:p>46916.8305894</text:p>
          </table:table-cell>
          <table:table-cell/>
          <table:table-cell table:style-name="ce249" office:value-type="string" calcext:value-type="string">
            <text:p>% all in employment who are - 9: elementary occupations (SOC2010)</text:p>
          </table:table-cell>
          <table:table-cell table:style-name="ce249" table:number-columns-repeated="5"/>
          <table:table-cell table:style-name="ce249" office:value-type="float" office:value="256700" calcext:value-type="float">
            <text:p>256700</text:p>
          </table:table-cell>
          <table:table-cell table:formula="of:=[.J49]*[.$J$51]" office:value-type="float" office:value="272503.216843172" calcext:value-type="float">
            <text:p>272503.216843172</text:p>
          </table:table-cell>
          <table:table-cell table:number-columns-repeated="2"/>
          <table:table-cell table:style-name="ce302" table:number-columns-repeated="5"/>
          <table:table-cell table:number-columns-repeated="1006"/>
        </table:table-row>
        <table:table-row table:style-name="ro5">
          <table:table-cell table:style-name="ce264" office:value-type="string" calcext:value-type="string">
            <text:p>East Lothian</text:p>
          </table:table-cell>
          <table:table-cell table:style-name="ce264" office:value-type="float" office:value="48217.58917242" calcext:value-type="float">
            <text:p>48217.58917242</text:p>
          </table:table-cell>
          <table:table-cell/>
          <table:table-cell table:style-name="ce291"/>
          <table:table-cell table:style-name="ce301" table:number-columns-repeated="5"/>
          <table:table-cell table:style-name="ce331" table:formula="of:=SUM([.J41:.J49])" office:value-type="float" office:value="2588200" calcext:value-type="float">
            <text:p><text:s/>2,588,200.00 </text:p>
          </table:table-cell>
          <table:table-cell table:style-name="ce331" table:formula="of:=SUM([.K41:.K49])" office:value-type="float" office:value="2747537.30359758" calcext:value-type="float">
            <text:p><text:s/>2,747,537.30 </text:p>
          </table:table-cell>
          <table:table-cell table:style-name="ce302"/>
          <table:table-cell/>
          <table:table-cell table:style-name="ce302" table:number-columns-repeated="5"/>
          <table:table-cell table:number-columns-repeated="1006"/>
        </table:table-row>
        <table:table-row table:style-name="ro5">
          <table:table-cell table:style-name="ce264" office:value-type="string" calcext:value-type="string">
            <text:p>East Renfrewshire</text:p>
          </table:table-cell>
          <table:table-cell table:style-name="ce264" office:value-type="float" office:value="40304.7125199" calcext:value-type="float">
            <text:p>40304.7125199</text:p>
          </table:table-cell>
          <table:table-cell/>
          <table:table-cell table:style-name="ce290"/>
          <table:table-cell table:style-name="ce302" table:number-columns-repeated="4"/>
          <table:table-cell table:style-name="ce302" office:value-type="string" office:string-value="Scale * employment" calcext:value-type="string">
            <text:p><text:s/>Scale * employment </text:p>
          </table:table-cell>
          <table:table-cell table:style-name="ce249" table:formula="of:=[.D20]/[.J50]" office:value-type="float" office:value="1.06156297952151" calcext:value-type="float">
            <text:p>1.06156297952151</text:p>
          </table:table-cell>
          <table:table-cell table:style-name="ce302" table:number-columns-repeated="8"/>
          <table:table-cell table:number-columns-repeated="1006"/>
        </table:table-row>
        <table:table-row table:style-name="ro4">
          <table:table-cell table:style-name="ce264" office:value-type="string" calcext:value-type="string">
            <text:p>Falkirk</text:p>
          </table:table-cell>
          <table:table-cell table:style-name="ce264" office:value-type="float" office:value="74175.9409565" calcext:value-type="float">
            <text:p>74175.9409565</text:p>
          </table:table-cell>
          <table:table-cell/>
          <table:table-cell table:style-name="Default" office:value-type="string" calcext:value-type="string">
            <text:p>From: mid-year-pop-est-21-time-series-data.xlsx </text:p>
          </table:table-cell>
          <table:table-cell table:style-name="Default" table:number-columns-repeated="5"/>
          <table:table-cell table:style-name="ce302" table:number-columns-repeated="9"/>
          <table:table-cell table:number-columns-repeated="1006"/>
        </table:table-row>
        <table:table-row table:style-name="ro4">
          <table:table-cell table:style-name="ce264" office:value-type="string" calcext:value-type="string">
            <text:p>Fife</text:p>
          </table:table-cell>
          <table:table-cell table:style-name="ce264" office:value-type="float" office:value="171156.2199633" calcext:value-type="float">
            <text:p>171156.2199633</text:p>
          </table:table-cell>
          <table:table-cell/>
          <table:table-cell table:style-name="ce292"/>
          <table:table-cell table:style-name="ce292" office:value-type="string" calcext:value-type="string">
            <text:p>Estimated total population</text:p>
          </table:table-cell>
          <table:table-cell table:style-name="ce292" table:number-columns-repeated="2"/>
          <table:table-cell table:style-name="ce297" office:value-type="string" calcext:value-type="string">
            <text:p>% in communal, Scotland</text:p>
          </table:table-cell>
          <table:table-cell table:style-name="ce292" office:value-type="string" calcext:value-type="string">
            <text:p>TODO align 15-16</text:p>
          </table:table-cell>
          <table:table-cell table:style-name="ce297"/>
          <table:table-cell table:style-name="ce314" office:value-type="string" office:string-value="HHLD Only Popn" calcext:value-type="string">
            <text:p><text:s/>HHLD Only Popn </text:p>
          </table:table-cell>
          <table:table-cell table:style-name="ce314"/>
          <table:table-cell table:style-name="Default"/>
          <table:table-cell table:style-name="Default" office:value-type="string" calcext:value-type="string">
            <text:p>Area name</text:p>
          </table:table-cell>
          <table:table-cell table:style-name="Comma_20_2" office:value-type="string" office:string-value="Scotland" calcext:value-type="string">
            <text:p><text:s/>Scotland </text:p>
          </table:table-cell>
          <table:table-cell table:style-name="ce302" office:value-type="string" office:string-value="Scotland" calcext:value-type="string">
            <text:p><text:s/>Scotland </text:p>
          </table:table-cell>
          <table:table-cell table:style-name="ce302" office:value-type="string" office:string-value="Sums" calcext:value-type="string">
            <text:p><text:s/>Sums </text:p>
          </table:table-cell>
          <table:table-cell table:style-name="ce302"/>
          <table:table-cell table:number-columns-repeated="1006"/>
        </table:table-row>
        <table:table-row table:style-name="ro5">
          <table:table-cell table:style-name="ce264" office:value-type="string" calcext:value-type="string">
            <text:p>Glasgow City</text:p>
          </table:table-cell>
          <table:table-cell table:style-name="ce264" office:value-type="float" office:value="300829.7898298" calcext:value-type="float">
            <text:p>300829.7898298</text:p>
          </table:table-cell>
          <table:table-cell/>
          <table:table-cell table:style-name="ce293" office:value-type="string" calcext:value-type="string">
            <text:p>Year</text:p>
          </table:table-cell>
          <table:table-cell table:number-columns-repeated="2" table:style-name="ce303" office:value-type="float" office:value="2021" calcext:value-type="float">
            <text:p>2021</text:p>
          </table:table-cell>
          <table:table-cell table:style-name="ce313"/>
          <table:table-cell table:style-name="ce292" table:number-columns-repeated="3"/>
          <table:table-cell table:style-name="ce298" table:number-columns-repeated="2"/>
          <table:table-cell table:style-name="Default"/>
          <table:table-cell table:style-name="Default" office:value-type="string" calcext:value-type="string">
            <text:p>Sex</text:p>
          </table:table-cell>
          <table:table-cell table:style-name="Comma_20_2" office:value-type="string" office:string-value="Males" calcext:value-type="string">
            <text:p><text:s/>Males </text:p>
          </table:table-cell>
          <table:table-cell table:style-name="ce302" office:value-type="string" office:string-value="Females" calcext:value-type="string">
            <text:p><text:s/>Females </text:p>
          </table:table-cell>
          <table:table-cell table:style-name="ce302"/>
          <table:table-cell table:style-name="ce302" office:value-type="string" office:string-value="M" calcext:value-type="string">
            <text:p><text:s/>M </text:p>
          </table:table-cell>
          <table:table-cell office:value-type="string" calcext:value-type="string">
            <text:p>F</text:p>
          </table:table-cell>
          <table:table-cell table:number-columns-repeated="1005"/>
        </table:table-row>
        <table:table-row table:style-name="ro5">
          <table:table-cell table:style-name="ce264" office:value-type="string" calcext:value-type="string">
            <text:p>Highland</text:p>
          </table:table-cell>
          <table:table-cell table:style-name="ce264" office:value-type="float" office:value="111066.7800713" calcext:value-type="float">
            <text:p>111066.7800713</text:p>
          </table:table-cell>
          <table:table-cell/>
          <table:table-cell table:style-name="ce294" office:value-type="string" calcext:value-type="string">
            <text:p>Sex</text:p>
          </table:table-cell>
          <table:table-cell table:style-name="ce304" office:value-type="string" calcext:value-type="string">
            <text:p>Males</text:p>
          </table:table-cell>
          <table:table-cell table:style-name="ce304" office:value-type="string" calcext:value-type="string">
            <text:p>Females</text:p>
          </table:table-cell>
          <table:table-cell table:style-name="ce314"/>
          <table:table-cell table:style-name="ce298"/>
          <table:table-cell table:style-name="ce322" office:value-type="string" calcext:value-type="string">
            <text:p>Males</text:p>
          </table:table-cell>
          <table:table-cell table:style-name="ce322" office:value-type="string" calcext:value-type="string">
            <text:p>Females</text:p>
          </table:table-cell>
          <table:table-cell table:style-name="ce314" office:value-type="string" office:string-value="M" calcext:value-type="string">
            <text:p><text:s/>M </text:p>
          </table:table-cell>
          <table:table-cell table:style-name="ce314" office:value-type="string" office:string-value="F" calcext:value-type="string">
            <text:p><text:s/>F </text:p>
          </table:table-cell>
          <table:table-cell table:style-name="Default"/>
          <table:table-cell table:style-name="Default" office:value-type="string" calcext:value-type="string">
            <text:p>Year</text:p>
          </table:table-cell>
          <table:table-cell table:style-name="Comma_20_2" office:value-type="float" office:value="2021" calcext:value-type="float">
            <text:p><text:s/>2,021.00 </text:p>
          </table:table-cell>
          <table:table-cell table:style-name="ce302" office:value-type="float" office:value="2021" calcext:value-type="float">
            <text:p><text:s/>2,021.00 </text:p>
          </table:table-cell>
          <table:table-cell table:style-name="ce302" table:number-columns-repeated="2"/>
          <table:table-cell table:number-columns-repeated="1006"/>
        </table:table-row>
        <table:table-row table:style-name="ro5">
          <table:table-cell table:style-name="ce264" office:value-type="string" calcext:value-type="string">
            <text:p>Inverclyde</text:p>
          </table:table-cell>
          <table:table-cell table:style-name="ce264" office:value-type="float" office:value="37340.4148537" calcext:value-type="float">
            <text:p>37340.4148537</text:p>
          </table:table-cell>
          <table:table-cell/>
          <table:table-cell table:style-name="ce295" office:value-type="string" calcext:value-type="string">
            <text:p>0 to 4</text:p>
          </table:table-cell>
          <table:table-cell table:style-name="ce305" office:value-type="float" office:value="131314" calcext:value-type="float">
            <text:p>131,314</text:p>
          </table:table-cell>
          <table:table-cell table:style-name="ce305" office:value-type="float" office:value="124123" calcext:value-type="float">
            <text:p>124,123</text:p>
          </table:table-cell>
          <table:table-cell table:style-name="ce313"/>
          <table:table-cell table:style-name="ce297" office:value-type="string" calcext:value-type="string">
            <text:p>0-15</text:p>
          </table:table-cell>
          <table:table-cell table:style-name="ce323" office:value-type="float" office:value="0.004448" calcext:value-type="float">
            <text:p>0.004448</text:p>
          </table:table-cell>
          <table:table-cell table:style-name="ce323" office:value-type="float" office:value="0.003125" calcext:value-type="float">
            <text:p>0.003125</text:p>
          </table:table-cell>
          <table:table-cell table:style-name="ce314" table:formula="of:=[.E56]*(1-[.I56])" office:value-type="float" office:value="130729.915328" calcext:value-type="float">
            <text:p><text:s/>130,729.92 </text:p>
          </table:table-cell>
          <table:table-cell table:style-name="ce314" table:formula="of:=[.F56]*(1-[.J56])" office:value-type="float" office:value="123735.115625" calcext:value-type="float">
            <text:p><text:s/>123,735.12 </text:p>
          </table:table-cell>
          <table:table-cell table:style-name="Default"/>
          <table:table-cell table:style-name="Default" office:value-type="string" calcext:value-type="string">
            <text:p>All ages</text:p>
          </table:table-cell>
          <table:table-cell table:style-name="Comma_20_2" office:value-type="float" office:value="2672562" calcext:value-type="float">
            <text:p><text:s/>2,672,562.00 </text:p>
          </table:table-cell>
          <table:table-cell table:style-name="ce302" office:value-type="float" office:value="2807338" calcext:value-type="float">
            <text:p><text:s/>2,807,338.00 </text:p>
          </table:table-cell>
          <table:table-cell table:style-name="ce302" table:number-columns-repeated="2"/>
          <table:table-cell table:number-columns-repeated="1006"/>
        </table:table-row>
        <table:table-row table:style-name="ro5">
          <table:table-cell table:style-name="ce264" office:value-type="string" calcext:value-type="string">
            <text:p>Midlothian</text:p>
          </table:table-cell>
          <table:table-cell table:style-name="ce264" office:value-type="float" office:value="41684.5751631" calcext:value-type="float">
            <text:p>41684.5751631</text:p>
          </table:table-cell>
          <table:table-cell/>
          <table:table-cell table:style-name="ce295" office:value-type="string" calcext:value-type="string">
            <text:p>5 to 9</text:p>
          </table:table-cell>
          <table:table-cell table:style-name="ce305" office:value-type="float" office:value="151029" calcext:value-type="float">
            <text:p>151,029</text:p>
          </table:table-cell>
          <table:table-cell table:style-name="ce305" office:value-type="float" office:value="142698" calcext:value-type="float">
            <text:p>142,698</text:p>
          </table:table-cell>
          <table:table-cell table:style-name="ce313"/>
          <table:table-cell table:style-name="ce292"/>
          <table:table-cell table:style-name="ce323" office:value-type="float" office:value="0.004448" calcext:value-type="float">
            <text:p>0.004448</text:p>
          </table:table-cell>
          <table:table-cell table:style-name="ce323" office:value-type="float" office:value="0.003125" calcext:value-type="float">
            <text:p>0.003125</text:p>
          </table:table-cell>
          <table:table-cell table:style-name="ce314" table:formula="of:=[.E57]*(1-[.I57])" office:value-type="float" office:value="150357.223008" calcext:value-type="float">
            <text:p><text:s/>150,357.22 </text:p>
          </table:table-cell>
          <table:table-cell table:style-name="ce314" table:formula="of:=[.F57]*(1-[.J57])" office:value-type="float" office:value="142252.06875" calcext:value-type="float">
            <text:p><text:s/>142,252.07 </text:p>
          </table:table-cell>
          <table:table-cell table:style-name="Default"/>
          <table:table-cell table:style-name="Default" office:value-type="string" calcext:value-type="string">
            <text:p>0</text:p>
          </table:table-cell>
          <table:table-cell table:style-name="Comma_20_2" office:value-type="float" office:value="23961" calcext:value-type="float">
            <text:p><text:s/>23,961.00 </text:p>
          </table:table-cell>
          <table:table-cell table:style-name="ce302" office:value-type="float" office:value="22821" calcext:value-type="float">
            <text:p><text:s/>22,821.00 </text:p>
          </table:table-cell>
          <table:table-cell table:style-name="ce302" table:number-columns-repeated="2"/>
          <table:table-cell table:number-columns-repeated="1006"/>
        </table:table-row>
        <table:table-row table:style-name="ro5">
          <table:table-cell table:style-name="ce264" office:value-type="string" calcext:value-type="string">
            <text:p>Moray</text:p>
          </table:table-cell>
          <table:table-cell table:style-name="ce264" office:value-type="float" office:value="43669.4146946" calcext:value-type="float">
            <text:p>43669.4146946</text:p>
          </table:table-cell>
          <table:table-cell/>
          <table:table-cell table:style-name="ce295" office:value-type="string" calcext:value-type="string">
            <text:p>10 to 15</text:p>
          </table:table-cell>
          <table:table-cell table:style-name="ce305" office:value-type="float" office:value="184740" calcext:value-type="float">
            <text:p>184,740</text:p>
          </table:table-cell>
          <table:table-cell table:style-name="ce305" office:value-type="float" office:value="177618" calcext:value-type="float">
            <text:p>177,618</text:p>
          </table:table-cell>
          <table:table-cell table:style-name="ce313"/>
          <table:table-cell table:style-name="ce292"/>
          <table:table-cell table:style-name="ce323" office:value-type="float" office:value="0.004448" calcext:value-type="float">
            <text:p>0.004448</text:p>
          </table:table-cell>
          <table:table-cell table:style-name="ce323" office:value-type="float" office:value="0.003125" calcext:value-type="float">
            <text:p>0.003125</text:p>
          </table:table-cell>
          <table:table-cell table:style-name="ce314" table:formula="of:=[.E58]*(1-[.I58])" office:value-type="float" office:value="183918.27648" calcext:value-type="float">
            <text:p><text:s/>183,918.28 </text:p>
          </table:table-cell>
          <table:table-cell table:style-name="ce314" table:formula="of:=[.F58]*(1-[.J58])" office:value-type="float" office:value="177062.94375" calcext:value-type="float">
            <text:p><text:s/>177,062.94 </text:p>
          </table:table-cell>
          <table:table-cell table:style-name="Default"/>
          <table:table-cell table:style-name="Default" office:value-type="string" calcext:value-type="string">
            <text:p>1</text:p>
          </table:table-cell>
          <table:table-cell table:style-name="Comma_20_2" office:value-type="float" office:value="25131" calcext:value-type="float">
            <text:p><text:s/>25,131.00 </text:p>
          </table:table-cell>
          <table:table-cell table:style-name="ce302" office:value-type="float" office:value="23886" calcext:value-type="float">
            <text:p><text:s/>23,886.00 </text:p>
          </table:table-cell>
          <table:table-cell table:style-name="ce302" table:number-columns-repeated="2"/>
          <table:table-cell table:number-columns-repeated="1006"/>
        </table:table-row>
        <table:table-row table:style-name="ro5">
          <table:table-cell table:style-name="ce264" office:value-type="string" calcext:value-type="string">
            <text:p>Na h-Eileanan Siar</text:p>
          </table:table-cell>
          <table:table-cell table:style-name="ce264" office:value-type="float" office:value="12774.79917442" calcext:value-type="float">
            <text:p>12774.79917442</text:p>
          </table:table-cell>
          <table:table-cell/>
          <table:table-cell table:style-name="ce295" office:value-type="string" calcext:value-type="string">
            <text:p>16 to 19</text:p>
          </table:table-cell>
          <table:table-cell table:style-name="ce305" office:value-type="float" office:value="115634" calcext:value-type="float">
            <text:p>115,634</text:p>
          </table:table-cell>
          <table:table-cell table:style-name="ce305" office:value-type="float" office:value="110204" calcext:value-type="float">
            <text:p>110,204</text:p>
          </table:table-cell>
          <table:table-cell table:style-name="ce313"/>
          <table:table-cell table:style-name="ce297" office:value-type="string" calcext:value-type="string">
            <text:p>16-19</text:p>
          </table:table-cell>
          <table:table-cell table:style-name="ce323" office:value-type="float" office:value="0.113256" calcext:value-type="float">
            <text:p>0.113256</text:p>
          </table:table-cell>
          <table:table-cell table:style-name="ce323" office:value-type="float" office:value="0.1544" calcext:value-type="float">
            <text:p>0.154400</text:p>
          </table:table-cell>
          <table:table-cell table:style-name="ce314" table:formula="of:=[.E59]*(1-[.I59])" office:value-type="float" office:value="102537.755696" calcext:value-type="float">
            <text:p><text:s/>102,537.76 </text:p>
          </table:table-cell>
          <table:table-cell table:style-name="ce314" table:formula="of:=[.F59]*(1-[.J59])" office:value-type="float" office:value="93188.5024" calcext:value-type="float">
            <text:p><text:s/>93,188.50 </text:p>
          </table:table-cell>
          <table:table-cell table:style-name="Default"/>
          <table:table-cell table:style-name="Default" office:value-type="string" calcext:value-type="string">
            <text:p>2</text:p>
          </table:table-cell>
          <table:table-cell table:style-name="Comma_20_2" office:value-type="float" office:value="26485" calcext:value-type="float">
            <text:p><text:s/>26,485.00 </text:p>
          </table:table-cell>
          <table:table-cell table:style-name="ce302" office:value-type="float" office:value="24993" calcext:value-type="float">
            <text:p><text:s/>24,993.00 </text:p>
          </table:table-cell>
          <table:table-cell table:style-name="ce302" table:number-columns-repeated="2"/>
          <table:table-cell table:number-columns-repeated="1006"/>
        </table:table-row>
        <table:table-row table:style-name="ro5">
          <table:table-cell table:style-name="ce264" office:value-type="string" calcext:value-type="string">
            <text:p>North Ayrshire</text:p>
          </table:table-cell>
          <table:table-cell table:style-name="ce264" office:value-type="float" office:value="64256.5237325" calcext:value-type="float">
            <text:p>64256.5237325</text:p>
          </table:table-cell>
          <table:table-cell/>
          <table:table-cell table:style-name="ce295" office:value-type="string" calcext:value-type="string">
            <text:p>20 to 24</text:p>
          </table:table-cell>
          <table:table-cell table:style-name="ce305" office:value-type="float" office:value="168279" calcext:value-type="float">
            <text:p>168,279</text:p>
          </table:table-cell>
          <table:table-cell table:style-name="ce305" office:value-type="float" office:value="163699" calcext:value-type="float">
            <text:p>163,699</text:p>
          </table:table-cell>
          <table:table-cell table:style-name="ce313"/>
          <table:table-cell table:style-name="ce297" office:value-type="string" calcext:value-type="string">
            <text:p>20-24</text:p>
          </table:table-cell>
          <table:table-cell table:style-name="ce323" office:value-type="float" office:value="0.081012" calcext:value-type="float">
            <text:p>0.081012</text:p>
          </table:table-cell>
          <table:table-cell table:style-name="ce323" office:value-type="float" office:value="0.092038" calcext:value-type="float">
            <text:p>0.092038</text:p>
          </table:table-cell>
          <table:table-cell table:style-name="ce314" table:formula="of:=[.E60]*(1-[.I60])" office:value-type="float" office:value="154646.381652" calcext:value-type="float">
            <text:p><text:s/>154,646.38 </text:p>
          </table:table-cell>
          <table:table-cell table:style-name="ce314" table:formula="of:=[.F60]*(1-[.J60])" office:value-type="float" office:value="148632.471438" calcext:value-type="float">
            <text:p><text:s/>148,632.47 </text:p>
          </table:table-cell>
          <table:table-cell table:style-name="Default"/>
          <table:table-cell table:style-name="Default" office:value-type="string" calcext:value-type="string">
            <text:p>3</text:p>
          </table:table-cell>
          <table:table-cell table:style-name="Comma_20_2" office:value-type="float" office:value="27398" calcext:value-type="float">
            <text:p><text:s/>27,398.00 </text:p>
          </table:table-cell>
          <table:table-cell table:style-name="ce302" office:value-type="float" office:value="25919" calcext:value-type="float">
            <text:p><text:s/>25,919.00 </text:p>
          </table:table-cell>
          <table:table-cell table:style-name="ce302" table:number-columns-repeated="2"/>
          <table:table-cell table:number-columns-repeated="1006"/>
        </table:table-row>
        <table:table-row table:style-name="ro5">
          <table:table-cell table:style-name="ce264" office:value-type="string" calcext:value-type="string">
            <text:p>North Lanarkshire</text:p>
          </table:table-cell>
          <table:table-cell table:style-name="ce264" office:value-type="float" office:value="154606.9290102" calcext:value-type="float">
            <text:p>154606.9290102</text:p>
          </table:table-cell>
          <table:table-cell/>
          <table:table-cell table:style-name="ce295" office:value-type="string" calcext:value-type="string">
            <text:p>25 to 29</text:p>
          </table:table-cell>
          <table:table-cell table:style-name="ce305" office:value-type="float" office:value="186382" calcext:value-type="float">
            <text:p>186,382</text:p>
          </table:table-cell>
          <table:table-cell table:style-name="ce305" office:value-type="float" office:value="184336" calcext:value-type="float">
            <text:p>184,336</text:p>
          </table:table-cell>
          <table:table-cell table:style-name="ce313"/>
          <table:table-cell table:style-name="ce297" office:value-type="string" calcext:value-type="string">
            <text:p>25-29</text:p>
          </table:table-cell>
          <table:table-cell table:style-name="ce324" office:value-type="float" office:value="0.030666" calcext:value-type="float">
            <text:p>0.030666</text:p>
          </table:table-cell>
          <table:table-cell table:style-name="ce323" office:value-type="float" office:value="0.017293" calcext:value-type="float">
            <text:p>0.017293</text:p>
          </table:table-cell>
          <table:table-cell table:style-name="ce314" table:formula="of:=[.E61]*(1-[.I61])" office:value-type="float" office:value="180666.409588" calcext:value-type="float">
            <text:p><text:s/>180,666.41 </text:p>
          </table:table-cell>
          <table:table-cell table:style-name="ce314" table:formula="of:=[.F61]*(1-[.J61])" office:value-type="float" office:value="181148.277552" calcext:value-type="float">
            <text:p><text:s/>181,148.28 </text:p>
          </table:table-cell>
          <table:table-cell table:style-name="Default"/>
          <table:table-cell table:style-name="Default" office:value-type="string" calcext:value-type="string">
            <text:p>4</text:p>
          </table:table-cell>
          <table:table-cell table:style-name="Comma_20_2" office:value-type="float" office:value="28339" calcext:value-type="float">
            <text:p><text:s/>28,339.00 </text:p>
          </table:table-cell>
          <table:table-cell table:style-name="ce302" office:value-type="float" office:value="26504" calcext:value-type="float">
            <text:p><text:s/>26,504.00 </text:p>
          </table:table-cell>
          <table:table-cell table:style-name="ce302" table:number-columns-repeated="2"/>
          <table:table-cell table:number-columns-repeated="1006"/>
        </table:table-row>
        <table:table-row table:style-name="ro5">
          <table:table-cell table:style-name="ce264" office:value-type="string" calcext:value-type="string">
            <text:p>Orkney Islands</text:p>
          </table:table-cell>
          <table:table-cell table:style-name="ce264" office:value-type="float" office:value="10773.99430254" calcext:value-type="float">
            <text:p>10773.99430254</text:p>
          </table:table-cell>
          <table:table-cell/>
          <table:table-cell table:style-name="ce295" office:value-type="string" calcext:value-type="string">
            <text:p>30 to 34</text:p>
          </table:table-cell>
          <table:table-cell table:style-name="ce305" office:value-type="float" office:value="190517" calcext:value-type="float">
            <text:p>190,517</text:p>
          </table:table-cell>
          <table:table-cell table:style-name="ce305" office:value-type="float" office:value="192816" calcext:value-type="float">
            <text:p>192,816</text:p>
          </table:table-cell>
          <table:table-cell table:style-name="ce313"/>
          <table:table-cell table:style-name="ce297" office:value-type="string" calcext:value-type="string">
            <text:p>30-34</text:p>
          </table:table-cell>
          <table:table-cell table:style-name="ce324" office:value-type="float" office:value="0.019099" calcext:value-type="float">
            <text:p>0.019099</text:p>
          </table:table-cell>
          <table:table-cell table:style-name="ce323" office:value-type="float" office:value="0.004821" calcext:value-type="float">
            <text:p>0.004821</text:p>
          </table:table-cell>
          <table:table-cell table:style-name="ce314" table:formula="of:=[.E62]*(1-[.I62])" office:value-type="float" office:value="186878.315817" calcext:value-type="float">
            <text:p><text:s/>186,878.32 </text:p>
          </table:table-cell>
          <table:table-cell table:style-name="ce314" table:formula="of:=[.F62]*(1-[.J62])" office:value-type="float" office:value="191886.434064" calcext:value-type="float">
            <text:p><text:s/>191,886.43 </text:p>
          </table:table-cell>
          <table:table-cell table:style-name="Default"/>
          <table:table-cell table:style-name="Default" office:value-type="string" calcext:value-type="string">
            <text:p>5</text:p>
          </table:table-cell>
          <table:table-cell table:style-name="Comma_20_2" office:value-type="float" office:value="29530" calcext:value-type="float">
            <text:p><text:s/>29,530.00 </text:p>
          </table:table-cell>
          <table:table-cell table:style-name="ce302" office:value-type="float" office:value="27540" calcext:value-type="float">
            <text:p><text:s/>27,540.00 </text:p>
          </table:table-cell>
          <table:table-cell table:style-name="ce302" table:number-columns-repeated="2"/>
          <table:table-cell table:number-columns-repeated="1006"/>
        </table:table-row>
        <table:table-row table:style-name="ro5">
          <table:table-cell table:style-name="ce264" office:value-type="string" calcext:value-type="string">
            <text:p>Perth and Kinross</text:p>
          </table:table-cell>
          <table:table-cell table:style-name="ce264" office:value-type="float" office:value="70140.4748777" calcext:value-type="float">
            <text:p>70140.4748777</text:p>
          </table:table-cell>
          <table:table-cell/>
          <table:table-cell table:style-name="ce295" office:value-type="string" calcext:value-type="string">
            <text:p>35 to 39</text:p>
          </table:table-cell>
          <table:table-cell table:style-name="ce305" office:value-type="float" office:value="176671" calcext:value-type="float">
            <text:p>176,671</text:p>
          </table:table-cell>
          <table:table-cell table:style-name="ce305" office:value-type="float" office:value="183303" calcext:value-type="float">
            <text:p>183,303</text:p>
          </table:table-cell>
          <table:table-cell table:style-name="ce313"/>
          <table:table-cell table:style-name="ce297" office:value-type="string" calcext:value-type="string">
            <text:p>35-39</text:p>
          </table:table-cell>
          <table:table-cell table:style-name="ce324" office:value-type="float" office:value="0.015011" calcext:value-type="float">
            <text:p>0.015011</text:p>
          </table:table-cell>
          <table:table-cell table:style-name="ce323" office:value-type="float" office:value="0.003423" calcext:value-type="float">
            <text:p>0.003423</text:p>
          </table:table-cell>
          <table:table-cell table:style-name="ce314" table:formula="of:=[.E63]*(1-[.I63])" office:value-type="float" office:value="174018.991619" calcext:value-type="float">
            <text:p><text:s/>174,018.99 </text:p>
          </table:table-cell>
          <table:table-cell table:style-name="ce314" table:formula="of:=[.F63]*(1-[.J63])" office:value-type="float" office:value="182675.553831" calcext:value-type="float">
            <text:p><text:s/>182,675.55 </text:p>
          </table:table-cell>
          <table:table-cell table:style-name="Default"/>
          <table:table-cell table:style-name="Default" office:value-type="string" calcext:value-type="string">
            <text:p>6</text:p>
          </table:table-cell>
          <table:table-cell table:style-name="Comma_20_2" office:value-type="float" office:value="29710" calcext:value-type="float">
            <text:p><text:s/>29,710.00 </text:p>
          </table:table-cell>
          <table:table-cell table:style-name="ce302" office:value-type="float" office:value="28235" calcext:value-type="float">
            <text:p><text:s/>28,235.00 </text:p>
          </table:table-cell>
          <table:table-cell table:style-name="ce302" table:number-columns-repeated="2"/>
          <table:table-cell table:number-columns-repeated="1006"/>
        </table:table-row>
        <table:table-row table:style-name="ro5">
          <table:table-cell table:style-name="ce264" office:value-type="string" calcext:value-type="string">
            <text:p>Renfrewshire</text:p>
          </table:table-cell>
          <table:table-cell table:style-name="ce264" office:value-type="float" office:value="88474.3699363" calcext:value-type="float">
            <text:p>88474.3699363</text:p>
          </table:table-cell>
          <table:table-cell/>
          <table:table-cell table:style-name="ce295" office:value-type="string" calcext:value-type="string">
            <text:p>40 to 44</text:p>
          </table:table-cell>
          <table:table-cell table:style-name="ce305" office:value-type="float" office:value="163569" calcext:value-type="float">
            <text:p>163,569</text:p>
          </table:table-cell>
          <table:table-cell table:style-name="ce305" office:value-type="float" office:value="168982" calcext:value-type="float">
            <text:p>168,982</text:p>
          </table:table-cell>
          <table:table-cell table:style-name="ce313"/>
          <table:table-cell table:style-name="ce313" office:value-type="string" office:string-value="40-44" calcext:value-type="string">
            <text:p><text:s/>40-44 </text:p>
          </table:table-cell>
          <table:table-cell table:style-name="ce324" office:value-type="float" office:value="0.012003" calcext:value-type="float">
            <text:p>0.012003</text:p>
          </table:table-cell>
          <table:table-cell table:style-name="ce324" office:value-type="float" office:value="0.003401" calcext:value-type="float">
            <text:p>0.003401</text:p>
          </table:table-cell>
          <table:table-cell table:style-name="ce314" table:formula="of:=[.E64]*(1-[.I64])" office:value-type="float" office:value="161605.681293" calcext:value-type="float">
            <text:p><text:s/>161,605.68 </text:p>
          </table:table-cell>
          <table:table-cell table:style-name="ce314" table:formula="of:=[.F64]*(1-[.J64])" office:value-type="float" office:value="168407.292218" calcext:value-type="float">
            <text:p><text:s/>168,407.29 </text:p>
          </table:table-cell>
          <table:table-cell table:style-name="Default"/>
          <table:table-cell table:style-name="Default" office:value-type="string" calcext:value-type="string">
            <text:p>7</text:p>
          </table:table-cell>
          <table:table-cell table:style-name="Comma_20_2" office:value-type="float" office:value="29948" calcext:value-type="float">
            <text:p><text:s/>29,948.00 </text:p>
          </table:table-cell>
          <table:table-cell table:style-name="ce302" office:value-type="float" office:value="28314" calcext:value-type="float">
            <text:p><text:s/>28,314.00 </text:p>
          </table:table-cell>
          <table:table-cell table:style-name="ce302" table:number-columns-repeated="2"/>
          <table:table-cell table:number-columns-repeated="1006"/>
        </table:table-row>
        <table:table-row table:style-name="ro5">
          <table:table-cell table:style-name="ce264" office:value-type="string" calcext:value-type="string">
            <text:p>Scottish Borders</text:p>
          </table:table-cell>
          <table:table-cell table:style-name="ce264" office:value-type="float" office:value="55464.6216032" calcext:value-type="float">
            <text:p>55464.6216032</text:p>
          </table:table-cell>
          <table:table-cell/>
          <table:table-cell table:style-name="ce295" office:value-type="string" calcext:value-type="string">
            <text:p>45 to 49</text:p>
          </table:table-cell>
          <table:table-cell table:style-name="ce305" office:value-type="float" office:value="164417" calcext:value-type="float">
            <text:p>164,417</text:p>
          </table:table-cell>
          <table:table-cell table:style-name="ce305" office:value-type="float" office:value="173881" calcext:value-type="float">
            <text:p>173,881</text:p>
          </table:table-cell>
          <table:table-cell table:style-name="ce313"/>
          <table:table-cell table:style-name="ce313" office:value-type="string" office:string-value="45-49" calcext:value-type="string">
            <text:p><text:s/>45-49 </text:p>
          </table:table-cell>
          <table:table-cell table:style-name="ce324" office:value-type="float" office:value="0.009034" calcext:value-type="float">
            <text:p>0.009034</text:p>
          </table:table-cell>
          <table:table-cell table:style-name="ce324" office:value-type="float" office:value="0.003194" calcext:value-type="float">
            <text:p>0.003194</text:p>
          </table:table-cell>
          <table:table-cell table:style-name="ce314" table:formula="of:=[.E65]*(1-[.I65])" office:value-type="float" office:value="162931.656822" calcext:value-type="float">
            <text:p><text:s/>162,931.66 </text:p>
          </table:table-cell>
          <table:table-cell table:style-name="ce314" table:formula="of:=[.F65]*(1-[.J65])" office:value-type="float" office:value="173325.624086" calcext:value-type="float">
            <text:p><text:s/>173,325.62 </text:p>
          </table:table-cell>
          <table:table-cell table:style-name="Default"/>
          <table:table-cell table:style-name="Default" office:value-type="string" calcext:value-type="string">
            <text:p>8</text:p>
          </table:table-cell>
          <table:table-cell table:style-name="Comma_20_2" office:value-type="float" office:value="30459" calcext:value-type="float">
            <text:p><text:s/>30,459.00 </text:p>
          </table:table-cell>
          <table:table-cell table:style-name="ce302" office:value-type="float" office:value="29031" calcext:value-type="float">
            <text:p><text:s/>29,031.00 </text:p>
          </table:table-cell>
          <table:table-cell table:style-name="ce302" table:number-columns-repeated="2"/>
          <table:table-cell table:number-columns-repeated="1006"/>
        </table:table-row>
        <table:table-row table:style-name="ro5">
          <table:table-cell table:style-name="ce264" office:value-type="string" calcext:value-type="string">
            <text:p>Shetland Islands</text:p>
          </table:table-cell>
          <table:table-cell table:style-name="ce264" office:value-type="float" office:value="10565.88250053" calcext:value-type="float">
            <text:p>10565.88250053</text:p>
          </table:table-cell>
          <table:table-cell/>
          <table:table-cell table:style-name="ce295" office:value-type="string" calcext:value-type="string">
            <text:p>50 to 54</text:p>
          </table:table-cell>
          <table:table-cell table:style-name="ce305" office:value-type="float" office:value="187216" calcext:value-type="float">
            <text:p>187,216</text:p>
          </table:table-cell>
          <table:table-cell table:style-name="ce305" office:value-type="float" office:value="202575" calcext:value-type="float">
            <text:p>202,575</text:p>
          </table:table-cell>
          <table:table-cell table:style-name="ce313"/>
          <table:table-cell table:style-name="ce313" office:value-type="string" office:string-value="50-54" calcext:value-type="string">
            <text:p><text:s/>50-54 </text:p>
          </table:table-cell>
          <table:table-cell table:style-name="ce324" office:value-type="float" office:value="0.006794" calcext:value-type="float">
            <text:p>0.006794</text:p>
          </table:table-cell>
          <table:table-cell table:style-name="ce324" office:value-type="float" office:value="0.003442" calcext:value-type="float">
            <text:p>0.003442</text:p>
          </table:table-cell>
          <table:table-cell table:style-name="ce314" table:formula="of:=[.E66]*(1-[.I66])" office:value-type="float" office:value="185944.054496" calcext:value-type="float">
            <text:p><text:s/>185,944.05 </text:p>
          </table:table-cell>
          <table:table-cell table:style-name="ce314" table:formula="of:=[.F66]*(1-[.J66])" office:value-type="float" office:value="201877.73685" calcext:value-type="float">
            <text:p><text:s/>201,877.74 </text:p>
          </table:table-cell>
          <table:table-cell table:style-name="Default"/>
          <table:table-cell table:style-name="Default" office:value-type="string" calcext:value-type="string">
            <text:p>9</text:p>
          </table:table-cell>
          <table:table-cell table:style-name="Comma_20_2" office:value-type="float" office:value="31382" calcext:value-type="float">
            <text:p><text:s/>31,382.00 </text:p>
          </table:table-cell>
          <table:table-cell table:style-name="ce302" office:value-type="float" office:value="29578" calcext:value-type="float">
            <text:p><text:s/>29,578.00 </text:p>
          </table:table-cell>
          <table:table-cell table:style-name="ce302" table:number-columns-repeated="2"/>
          <table:table-cell table:number-columns-repeated="1006"/>
        </table:table-row>
        <table:table-row table:style-name="ro5">
          <table:table-cell table:style-name="ce264" office:value-type="string" calcext:value-type="string">
            <text:p>South Ayrshire</text:p>
          </table:table-cell>
          <table:table-cell table:style-name="ce264" office:value-type="float" office:value="52978.4347891" calcext:value-type="float">
            <text:p>52978.4347891</text:p>
          </table:table-cell>
          <table:table-cell/>
          <table:table-cell table:style-name="ce295" office:value-type="string" calcext:value-type="string">
            <text:p>55 to 59</text:p>
          </table:table-cell>
          <table:table-cell table:style-name="ce305" office:value-type="float" office:value="193708" calcext:value-type="float">
            <text:p>193,708</text:p>
          </table:table-cell>
          <table:table-cell table:style-name="ce305" office:value-type="float" office:value="207702" calcext:value-type="float">
            <text:p>207,702</text:p>
          </table:table-cell>
          <table:table-cell table:style-name="ce313"/>
          <table:table-cell table:style-name="ce313" office:value-type="string" office:string-value="55-59" calcext:value-type="string">
            <text:p><text:s/>55-59 </text:p>
          </table:table-cell>
          <table:table-cell table:style-name="ce324" office:value-type="float" office:value="0.006137" calcext:value-type="float">
            <text:p>0.006137</text:p>
          </table:table-cell>
          <table:table-cell table:style-name="ce324" office:value-type="float" office:value="0.003788" calcext:value-type="float">
            <text:p>0.003788</text:p>
          </table:table-cell>
          <table:table-cell table:style-name="ce314" table:formula="of:=[.E67]*(1-[.I67])" office:value-type="float" office:value="192519.214004" calcext:value-type="float">
            <text:p><text:s/>192,519.21 </text:p>
          </table:table-cell>
          <table:table-cell table:style-name="ce314" table:formula="of:=[.F67]*(1-[.J67])" office:value-type="float" office:value="206915.224824" calcext:value-type="float">
            <text:p><text:s/>206,915.22 </text:p>
          </table:table-cell>
          <table:table-cell table:style-name="Default"/>
          <table:table-cell table:style-name="Default" office:value-type="string" calcext:value-type="string">
            <text:p>10</text:p>
          </table:table-cell>
          <table:table-cell table:style-name="Comma_20_2" office:value-type="float" office:value="32142" calcext:value-type="float">
            <text:p><text:s/>32,142.00 </text:p>
          </table:table-cell>
          <table:table-cell table:style-name="ce302" office:value-type="float" office:value="30726" calcext:value-type="float">
            <text:p><text:s/>30,726.00 </text:p>
          </table:table-cell>
          <table:table-cell table:style-name="ce302" office:value-type="string" office:string-value="10-15" calcext:value-type="string">
            <text:p><text:s/>10-15 </text:p>
          </table:table-cell>
          <table:table-cell table:style-name="ce302" table:formula="of:=SUM([.O67:.O72])" office:value-type="float" office:value="184740" calcext:value-type="float">
            <text:p><text:s/>184,740.00 </text:p>
          </table:table-cell>
          <table:table-cell table:style-name="ce302" table:formula="of:=SUM([.P67:.Q72])" office:value-type="float" office:value="177618" calcext:value-type="float">
            <text:p><text:s/>177,618.00 </text:p>
          </table:table-cell>
          <table:table-cell table:number-columns-repeated="1005"/>
        </table:table-row>
        <table:table-row table:style-name="ro5">
          <table:table-cell table:style-name="ce264" office:value-type="string" calcext:value-type="string">
            <text:p>South Lanarkshire</text:p>
          </table:table-cell>
          <table:table-cell table:style-name="ce264" office:value-type="float" office:value="149931.05823" calcext:value-type="float">
            <text:p>149931.05823</text:p>
          </table:table-cell>
          <table:table-cell/>
          <table:table-cell table:style-name="ce295" office:value-type="string" calcext:value-type="string">
            <text:p>60 to 64</text:p>
          </table:table-cell>
          <table:table-cell table:style-name="ce305" office:value-type="float" office:value="174345" calcext:value-type="float">
            <text:p>174,345</text:p>
          </table:table-cell>
          <table:table-cell table:style-name="ce305" office:value-type="float" office:value="186281" calcext:value-type="float">
            <text:p>186,281</text:p>
          </table:table-cell>
          <table:table-cell table:style-name="ce313"/>
          <table:table-cell table:style-name="ce313" office:value-type="string" office:string-value="60-64" calcext:value-type="string">
            <text:p><text:s/>60-64 </text:p>
          </table:table-cell>
          <table:table-cell table:style-name="ce324" office:value-type="float" office:value="0.006959" calcext:value-type="float">
            <text:p>0.006959</text:p>
          </table:table-cell>
          <table:table-cell table:style-name="ce324" office:value-type="float" office:value="0.004808" calcext:value-type="float">
            <text:p>0.004808</text:p>
          </table:table-cell>
          <table:table-cell table:style-name="ce314" table:formula="of:=[.E68]*(1-[.I68])" office:value-type="float" office:value="173131.733145" calcext:value-type="float">
            <text:p><text:s/>173,131.73 </text:p>
          </table:table-cell>
          <table:table-cell table:style-name="ce314" table:formula="of:=[.F68]*(1-[.J68])" office:value-type="float" office:value="185385.360952" calcext:value-type="float">
            <text:p><text:s/>185,385.36 </text:p>
          </table:table-cell>
          <table:table-cell table:style-name="Default"/>
          <table:table-cell table:style-name="Default" office:value-type="string" calcext:value-type="string">
            <text:p>11</text:p>
          </table:table-cell>
          <table:table-cell table:style-name="Comma_20_2" office:value-type="float" office:value="30503" calcext:value-type="float">
            <text:p><text:s/>30,503.00 </text:p>
          </table:table-cell>
          <table:table-cell table:style-name="ce302" office:value-type="float" office:value="29447" calcext:value-type="float">
            <text:p><text:s/>29,447.00 </text:p>
          </table:table-cell>
          <table:table-cell table:style-name="ce302" table:number-columns-repeated="2"/>
          <table:table-cell table:number-columns-repeated="1006"/>
        </table:table-row>
        <table:table-row table:style-name="ro5">
          <table:table-cell table:style-name="ce264" office:value-type="string" calcext:value-type="string">
            <text:p>Stirling</text:p>
          </table:table-cell>
          <table:table-cell table:style-name="ce264" office:value-type="float" office:value="40765.4907647" calcext:value-type="float">
            <text:p>40765.4907647</text:p>
          </table:table-cell>
          <table:table-cell/>
          <table:table-cell table:style-name="ce295" office:value-type="string" calcext:value-type="string">
            <text:p>65 to 69</text:p>
          </table:table-cell>
          <table:table-cell table:style-name="ce305" office:value-type="float" office:value="146870" calcext:value-type="float">
            <text:p>146,870</text:p>
          </table:table-cell>
          <table:table-cell table:style-name="ce305" office:value-type="float" office:value="158554" calcext:value-type="float">
            <text:p>158,554</text:p>
          </table:table-cell>
          <table:table-cell table:style-name="ce313"/>
          <table:table-cell table:style-name="ce313" office:value-type="string" office:string-value="65-69 " calcext:value-type="string">
            <text:p><text:s/>65-69 <text:s/></text:p>
          </table:table-cell>
          <table:table-cell table:style-name="ce324" office:value-type="float" office:value="0.008487" calcext:value-type="float">
            <text:p>0.008487</text:p>
          </table:table-cell>
          <table:table-cell table:style-name="ce324" office:value-type="float" office:value="0.006123" calcext:value-type="float">
            <text:p>0.006123</text:p>
          </table:table-cell>
          <table:table-cell table:style-name="ce314" table:formula="of:=[.E69]*(1-[.I69])" office:value-type="float" office:value="145623.51431" calcext:value-type="float">
            <text:p><text:s/>145,623.51 </text:p>
          </table:table-cell>
          <table:table-cell table:style-name="ce314" table:formula="of:=[.F69]*(1-[.J69])" office:value-type="float" office:value="157583.173858" calcext:value-type="float">
            <text:p><text:s/>157,583.17 </text:p>
          </table:table-cell>
          <table:table-cell table:style-name="Default"/>
          <table:table-cell table:style-name="Default" office:value-type="string" calcext:value-type="string">
            <text:p>12</text:p>
          </table:table-cell>
          <table:table-cell table:style-name="Comma_20_2" office:value-type="float" office:value="31334" calcext:value-type="float">
            <text:p><text:s/>31,334.00 </text:p>
          </table:table-cell>
          <table:table-cell table:style-name="ce302" office:value-type="float" office:value="30223" calcext:value-type="float">
            <text:p><text:s/>30,223.00 </text:p>
          </table:table-cell>
          <table:table-cell table:style-name="ce302" table:number-columns-repeated="2"/>
          <table:table-cell table:number-columns-repeated="1006"/>
        </table:table-row>
        <table:table-row table:style-name="ro5">
          <table:table-cell table:style-name="ce264" office:value-type="string" calcext:value-type="string">
            <text:p>West Dunbartonshire</text:p>
          </table:table-cell>
          <table:table-cell table:style-name="ce264" office:value-type="float" office:value="43222.7266884" calcext:value-type="float">
            <text:p>43222.7266884</text:p>
          </table:table-cell>
          <table:table-cell/>
          <table:table-cell table:style-name="ce295" office:value-type="string" calcext:value-type="string">
            <text:p>70 to 74</text:p>
          </table:table-cell>
          <table:table-cell table:style-name="ce305" office:value-type="float" office:value="137691" calcext:value-type="float">
            <text:p>137,691</text:p>
          </table:table-cell>
          <table:table-cell table:style-name="ce305" office:value-type="float" office:value="152463" calcext:value-type="float">
            <text:p>152,463</text:p>
          </table:table-cell>
          <table:table-cell table:style-name="ce313"/>
          <table:table-cell table:style-name="ce313" office:value-type="string" office:string-value="70-74" calcext:value-type="string">
            <text:p><text:s/>70-74 </text:p>
          </table:table-cell>
          <table:table-cell table:style-name="ce324" office:value-type="float" office:value="0.01043" calcext:value-type="float">
            <text:p>0.010430</text:p>
          </table:table-cell>
          <table:table-cell table:style-name="ce324" office:value-type="float" office:value="0.009537" calcext:value-type="float">
            <text:p>0.009537</text:p>
          </table:table-cell>
          <table:table-cell table:style-name="ce314" table:formula="of:=[.E70]*(1-[.I70])" office:value-type="float" office:value="136254.88287" calcext:value-type="float">
            <text:p><text:s/>136,254.88 </text:p>
          </table:table-cell>
          <table:table-cell table:style-name="ce314" table:formula="of:=[.F70]*(1-[.J70])" office:value-type="float" office:value="151008.960369" calcext:value-type="float">
            <text:p><text:s/>151,008.96 </text:p>
          </table:table-cell>
          <table:table-cell table:style-name="Default"/>
          <table:table-cell table:style-name="Default" office:value-type="string" calcext:value-type="string">
            <text:p>13</text:p>
          </table:table-cell>
          <table:table-cell table:style-name="Comma_20_2" office:value-type="float" office:value="31231" calcext:value-type="float">
            <text:p><text:s/>31,231.00 </text:p>
          </table:table-cell>
          <table:table-cell table:style-name="ce302" office:value-type="float" office:value="30103" calcext:value-type="float">
            <text:p><text:s/>30,103.00 </text:p>
          </table:table-cell>
          <table:table-cell table:style-name="ce302" table:number-columns-repeated="2"/>
          <table:table-cell table:number-columns-repeated="1006"/>
        </table:table-row>
        <table:table-row table:style-name="ro5">
          <table:table-cell table:style-name="ce264" office:value-type="string" calcext:value-type="string">
            <text:p>West Lothian</text:p>
          </table:table-cell>
          <table:table-cell table:style-name="ce264" office:value-type="float" office:value="81415.0578095" calcext:value-type="float">
            <text:p>81415.0578095</text:p>
          </table:table-cell>
          <table:table-cell/>
          <table:table-cell table:style-name="ce295" office:value-type="string" calcext:value-type="string">
            <text:p>75 to 79</text:p>
          </table:table-cell>
          <table:table-cell table:style-name="ce305" office:value-type="float" office:value="92756" calcext:value-type="float">
            <text:p>92,756</text:p>
          </table:table-cell>
          <table:table-cell table:style-name="ce305" office:value-type="float" office:value="111543" calcext:value-type="float">
            <text:p>111,543</text:p>
          </table:table-cell>
          <table:table-cell table:style-name="ce313"/>
          <table:table-cell table:style-name="ce313" office:value-type="string" office:string-value="75-79" calcext:value-type="string">
            <text:p><text:s/>75-79 </text:p>
          </table:table-cell>
          <table:table-cell table:style-name="ce324" office:value-type="float" office:value="0.020088" calcext:value-type="float">
            <text:p>0.020088</text:p>
          </table:table-cell>
          <table:table-cell table:style-name="ce324" office:value-type="float" office:value="0.021472" calcext:value-type="float">
            <text:p>0.021472</text:p>
          </table:table-cell>
          <table:table-cell table:style-name="ce314" table:formula="of:=[.E71]*(1-[.I71])" office:value-type="float" office:value="90892.717472" calcext:value-type="float">
            <text:p><text:s/>90,892.72 </text:p>
          </table:table-cell>
          <table:table-cell table:style-name="ce314" table:formula="of:=[.F71]*(1-[.J71])" office:value-type="float" office:value="109147.948704" calcext:value-type="float">
            <text:p><text:s/>109,147.95 </text:p>
          </table:table-cell>
          <table:table-cell table:style-name="Default"/>
          <table:table-cell table:style-name="Default" office:value-type="string" calcext:value-type="string">
            <text:p>14</text:p>
          </table:table-cell>
          <table:table-cell table:style-name="Comma_20_2" office:value-type="float" office:value="30073" calcext:value-type="float">
            <text:p><text:s/>30,073.00 </text:p>
          </table:table-cell>
          <table:table-cell table:style-name="ce302" office:value-type="float" office:value="28784" calcext:value-type="float">
            <text:p><text:s/>28,784.00 </text:p>
          </table:table-cell>
          <table:table-cell table:style-name="ce302" table:number-columns-repeated="2"/>
          <table:table-cell table:number-columns-repeated="1006"/>
        </table:table-row>
        <table:table-row table:style-name="ro5">
          <table:table-cell table:style-name="ce264"/>
          <table:table-cell table:style-name="ce264" table:formula="of:=SUM([.B40:.B71])" office:value-type="float" office:value="2537971.91652663" calcext:value-type="float">
            <text:p>2537971.91652663</text:p>
          </table:table-cell>
          <table:table-cell/>
          <table:table-cell table:style-name="ce295" office:value-type="string" calcext:value-type="string">
            <text:p>80 to 84</text:p>
          </table:table-cell>
          <table:table-cell table:style-name="ce305" office:value-type="float" office:value="60183" calcext:value-type="float">
            <text:p>60,183</text:p>
          </table:table-cell>
          <table:table-cell table:style-name="ce305" office:value-type="float" office:value="82492" calcext:value-type="float">
            <text:p>82,492</text:p>
          </table:table-cell>
          <table:table-cell table:style-name="ce313"/>
          <table:table-cell table:style-name="ce313" office:value-type="string" office:string-value="80-84" calcext:value-type="string">
            <text:p><text:s/>80-84 </text:p>
          </table:table-cell>
          <table:table-cell table:style-name="ce323" office:value-type="float" office:value="0.034565" calcext:value-type="float">
            <text:p>0.034565</text:p>
          </table:table-cell>
          <table:table-cell table:style-name="ce324" office:value-type="float" office:value="0.049016" calcext:value-type="float">
            <text:p>0.049016</text:p>
          </table:table-cell>
          <table:table-cell table:style-name="ce314" table:formula="of:=[.E72]*(1-[.I72])" office:value-type="float" office:value="58102.774605" calcext:value-type="float">
            <text:p><text:s/>58,102.77 </text:p>
          </table:table-cell>
          <table:table-cell table:style-name="ce314" table:formula="of:=[.F72]*(1-[.J72])" office:value-type="float" office:value="78448.572128" calcext:value-type="float">
            <text:p><text:s/>78,448.57 </text:p>
          </table:table-cell>
          <table:table-cell table:style-name="Default"/>
          <table:table-cell table:style-name="Default" office:value-type="string" calcext:value-type="string">
            <text:p>15</text:p>
          </table:table-cell>
          <table:table-cell table:style-name="Default" office:value-type="float" office:value="29457" calcext:value-type="float">
            <text:p>29457</text:p>
          </table:table-cell>
          <table:table-cell office:value-type="float" office:value="28335" calcext:value-type="float">
            <text:p>28335</text:p>
          </table:table-cell>
          <table:table-cell table:number-columns-repeated="1008"/>
        </table:table-row>
        <table:table-row table:style-name="ro7">
          <table:table-cell table:number-columns-repeated="3"/>
          <table:table-cell table:style-name="ce296" office:value-type="string" calcext:value-type="string">
            <text:p>85 to 89 </text:p>
            <text:p>[note 5]</text:p>
          </table:table-cell>
          <table:table-cell table:style-name="ce306" office:value-type="float" office:value="32820" calcext:value-type="float">
            <text:p>32,820</text:p>
          </table:table-cell>
          <table:table-cell table:style-name="ce306" office:value-type="float" office:value="53168" calcext:value-type="float">
            <text:p>53,168</text:p>
          </table:table-cell>
          <table:table-cell table:style-name="ce313"/>
          <table:table-cell table:style-name="ce313" office:value-type="string" office:string-value="85-89" calcext:value-type="string">
            <text:p><text:s/>85-89 </text:p>
          </table:table-cell>
          <table:table-cell table:style-name="ce323" office:value-type="float" office:value="0.064124" calcext:value-type="float">
            <text:p>0.064124</text:p>
          </table:table-cell>
          <table:table-cell table:style-name="ce324" office:value-type="float" office:value="0.114468" calcext:value-type="float">
            <text:p>0.114468</text:p>
          </table:table-cell>
          <table:table-cell table:style-name="ce314" table:formula="of:=[.E73]*(1-[.I73])" office:value-type="float" office:value="30715.45032" calcext:value-type="float">
            <text:p><text:s/>30,715.45 </text:p>
          </table:table-cell>
          <table:table-cell table:style-name="ce314" table:formula="of:=[.F73]*(1-[.J73])" office:value-type="float" office:value="47081.965376" calcext:value-type="float">
            <text:p><text:s/>47,081.97 </text:p>
          </table:table-cell>
          <table:table-cell table:style-name="Default"/>
          <table:table-cell table:style-name="Default" office:value-type="string" calcext:value-type="string">
            <text:p>16</text:p>
          </table:table-cell>
          <table:table-cell table:style-name="Default" office:value-type="float" office:value="29491" calcext:value-type="float">
            <text:p>29491</text:p>
          </table:table-cell>
          <table:table-cell office:value-type="float" office:value="27789" calcext:value-type="float">
            <text:p>27789</text:p>
          </table:table-cell>
          <table:table-cell office:value-type="string" calcext:value-type="string">
            <text:p>16-19</text:p>
          </table:table-cell>
          <table:table-cell table:formula="of:=SUM([.O73:.O76])" office:value-type="float" office:value="115634" calcext:value-type="float">
            <text:p>115634</text:p>
          </table:table-cell>
          <table:table-cell table:formula="of:=SUM([.P73:.P76])" office:value-type="float" office:value="110204" calcext:value-type="float">
            <text:p>110204</text:p>
          </table:table-cell>
          <table:table-cell table:number-columns-repeated="1005"/>
        </table:table-row>
        <table:table-row table:style-name="ro7">
          <table:table-cell table:number-columns-repeated="3"/>
          <table:table-cell table:style-name="ce297" office:value-type="string" calcext:value-type="string">
            <text:p>90 and over </text:p>
            <text:p>[note 5]</text:p>
          </table:table-cell>
          <table:table-cell table:style-name="ce306" office:value-type="float" office:value="14421" calcext:value-type="float">
            <text:p>14,421</text:p>
          </table:table-cell>
          <table:table-cell table:style-name="ce306" office:value-type="float" office:value="30900" calcext:value-type="float">
            <text:p>30,900</text:p>
          </table:table-cell>
          <table:table-cell table:style-name="ce297"/>
          <table:table-cell table:style-name="ce313" office:value-type="string" office:string-value="90 +" calcext:value-type="string">
            <text:p><text:s/>90 + </text:p>
          </table:table-cell>
          <table:table-cell table:style-name="ce323" office:value-type="float" office:value="0.136843" calcext:value-type="float">
            <text:p>0.136843</text:p>
          </table:table-cell>
          <table:table-cell table:style-name="ce324" office:value-type="float" office:value="0.256852" calcext:value-type="float">
            <text:p>0.256852</text:p>
          </table:table-cell>
          <table:table-cell table:style-name="ce314" table:formula="of:=[.E74]*(1-[.I74])" office:value-type="float" office:value="12447.587097" calcext:value-type="float">
            <text:p><text:s/>12,447.59 </text:p>
          </table:table-cell>
          <table:table-cell table:style-name="ce314" table:formula="of:=[.F74]*(1-[.J74])" office:value-type="float" office:value="22963.2732" calcext:value-type="float">
            <text:p><text:s/>22,963.27 </text:p>
          </table:table-cell>
          <table:table-cell table:style-name="Default"/>
          <table:table-cell table:style-name="Default" office:value-type="string" calcext:value-type="string">
            <text:p>17</text:p>
          </table:table-cell>
          <table:table-cell table:style-name="Default" office:value-type="float" office:value="28941" calcext:value-type="float">
            <text:p>28941</text:p>
          </table:table-cell>
          <table:table-cell office:value-type="float" office:value="27238" calcext:value-type="float">
            <text:p>27238</text:p>
          </table:table-cell>
          <table:table-cell table:number-columns-repeated="1008"/>
        </table:table-row>
        <table:table-row table:style-name="ro1">
          <table:table-cell table:number-columns-repeated="3"/>
          <table:table-cell table:style-name="ce298" office:value-type="string" calcext:value-type="string">
            <text:p>Total</text:p>
          </table:table-cell>
          <table:table-cell table:style-name="ce307" table:formula="of:=SUM([.E56:.E74])" office:value-type="float" office:value="2672562" calcext:value-type="float">
            <text:p>2,672,562</text:p>
          </table:table-cell>
          <table:table-cell table:style-name="ce307" table:formula="of:=SUM([.F56:.F74])" office:value-type="float" office:value="2807338" calcext:value-type="float">
            <text:p>2,807,338</text:p>
          </table:table-cell>
          <table:table-cell table:style-name="ce297" table:number-columns-repeated="3"/>
          <table:table-cell table:style-name="ce292" table:number-columns-repeated="3"/>
          <table:table-cell table:style-name="Default"/>
          <table:table-cell table:style-name="Default" office:value-type="string" calcext:value-type="string">
            <text:p>18</text:p>
          </table:table-cell>
          <table:table-cell table:style-name="Default" office:value-type="float" office:value="28164" calcext:value-type="float">
            <text:p>28164</text:p>
          </table:table-cell>
          <table:table-cell office:value-type="float" office:value="26910" calcext:value-type="float">
            <text:p>26910</text:p>
          </table:table-cell>
          <table:table-cell/>
          <table:table-cell table:formula="of:=SUM([.R66:.R73])" office:value-type="float" office:value="300374" calcext:value-type="float">
            <text:p>300374</text:p>
          </table:table-cell>
          <table:table-cell table:formula="of:=SUM([.S66:.S73])" office:value-type="float" office:value="287822" calcext:value-type="float">
            <text:p>287822</text:p>
          </table:table-cell>
          <table:table-cell table:number-columns-repeated="1005"/>
        </table:table-row>
        <table:table-row table:style-name="ro1">
          <table:table-cell office:value-type="string" calcext:value-type="string">
            <text:p>From:</text:p>
          </table:table-cell>
          <table:table-cell table:style-name="Default" table:number-columns-repeated="2"/>
          <table:table-cell table:style-name="ce298" office:value-type="string" calcext:value-type="string">
            <text:p>16+</text:p>
          </table:table-cell>
          <table:table-cell table:style-name="ce307" table:formula="of:=SUM([.E59:.E74])" office:value-type="float" office:value="2205479" calcext:value-type="float">
            <text:p>2,205,479</text:p>
          </table:table-cell>
          <table:table-cell table:style-name="ce307" table:formula="of:=SUM([.F59:.F74])" office:value-type="float" office:value="2362899" calcext:value-type="float">
            <text:p>2,362,899</text:p>
          </table:table-cell>
          <table:table-cell table:style-name="ce297" table:number-columns-repeated="4"/>
          <table:table-cell table:style-name="ce297" office:value-type="string" calcext:value-type="string">
            <text:p>Note this bulge at 16-19</text:p>
          </table:table-cell>
          <table:table-cell table:style-name="ce297"/>
          <table:table-cell table:style-name="Default"/>
          <table:table-cell table:style-name="Default" office:value-type="string" calcext:value-type="string">
            <text:p>19</text:p>
          </table:table-cell>
          <table:table-cell table:style-name="Default" office:value-type="float" office:value="29038" calcext:value-type="float">
            <text:p>29038</text:p>
          </table:table-cell>
          <table:table-cell office:value-type="float" office:value="28267" calcext:value-type="float">
            <text:p>28267</text:p>
          </table:table-cell>
          <table:table-cell table:number-columns-repeated="1008"/>
        </table:table-row>
        <table:table-row table:style-name="ro1">
          <table:table-cell/>
          <table:table-cell table:style-name="Default" table:number-columns-repeated="2"/>
          <table:table-cell table:style-name="ce298" office:value-type="string" calcext:value-type="string">
            <text:p>M+F</text:p>
          </table:table-cell>
          <table:table-cell table:style-name="ce307" table:formula="of:=SUM([.E75:.F75])" office:value-type="float" office:value="5479900" calcext:value-type="float">
            <text:p>5,479,900</text:p>
          </table:table-cell>
          <table:table-cell table:style-name="ce307"/>
          <table:table-cell table:style-name="ce292" table:number-columns-repeated="3"/>
          <table:table-cell table:style-name="ce297"/>
          <table:table-cell table:style-name="ce297" office:value-type="string" calcext:value-type="string">
            <text:p>Students</text:p>
          </table:table-cell>
          <table:table-cell table:style-name="ce297"/>
          <table:table-cell table:style-name="Default"/>
          <table:table-cell table:style-name="Default" office:value-type="string" calcext:value-type="string">
            <text:p>20</text:p>
          </table:table-cell>
          <table:table-cell table:style-name="Default" office:value-type="float" office:value="30925" calcext:value-type="float">
            <text:p>30925</text:p>
          </table:table-cell>
          <table:table-cell office:value-type="float" office:value="30389" calcext:value-type="float">
            <text:p>30389</text:p>
          </table:table-cell>
          <table:table-cell table:number-columns-repeated="1008"/>
        </table:table-row>
        <table:table-row table:style-name="ro1">
          <table:table-cell table:number-columns-repeated="2"/>
          <table:table-cell table:style-name="Default"/>
          <table:table-cell table:style-name="ce298" office:value-type="string" calcext:value-type="string">
            <text:p>M+F 16+</text:p>
          </table:table-cell>
          <table:table-cell table:style-name="ce307" table:formula="of:=SUM([.E76:.F76])" office:value-type="float" office:value="4568378" calcext:value-type="float">
            <text:p>4,568,378</text:p>
          </table:table-cell>
          <table:table-cell table:style-name="ce307"/>
          <table:table-cell table:style-name="ce292" table:number-columns-repeated="2"/>
          <table:table-cell table:style-name="ce297" table:number-columns-repeated="2"/>
          <table:table-cell table:style-name="ce292"/>
          <table:table-cell table:style-name="ce297"/>
          <table:table-cell/>
          <table:table-cell office:value-type="string" calcext:value-type="string">
            <text:p>21</text:p>
          </table:table-cell>
          <table:table-cell office:value-type="float" office:value="32414" calcext:value-type="float">
            <text:p>32414</text:p>
          </table:table-cell>
          <table:table-cell office:value-type="float" office:value="31112" calcext:value-type="float">
            <text:p>31112</text:p>
          </table:table-cell>
          <table:table-cell table:number-columns-repeated="1008"/>
        </table:table-row>
        <table:table-row table:style-name="ro1">
          <table:table-cell table:number-columns-repeated="3"/>
          <table:table-cell table:style-name="Default" office:value-type="string" calcext:value-type="string">
            <text:p>Note 15-19 changed to 16-19</text:p>
          </table:table-cell>
          <table:table-cell table:style-name="Default"/>
          <table:table-cell table:number-columns-repeated="2"/>
          <table:table-cell office:value-type="string" calcext:value-type="string">
            <text:p>table 1</text:p>
          </table:table-cell>
          <table:table-cell table:number-columns-repeated="2"/>
          <table:table-cell table:style-name="Default"/>
          <table:table-cell table:number-columns-repeated="2"/>
          <table:table-cell office:value-type="string" calcext:value-type="string">
            <text:p>22</text:p>
          </table:table-cell>
          <table:table-cell office:value-type="float" office:value="33677" calcext:value-type="float">
            <text:p>33677</text:p>
          </table:table-cell>
          <table:table-cell office:value-type="float" office:value="32600" calcext:value-type="float">
            <text:p>32600</text:p>
          </table:table-cell>
          <table:table-cell table:number-columns-repeated="1008"/>
        </table:table-row>
        <table:table-row table:style-name="ro1">
          <table:table-cell table:style-name="Default" table:number-columns-repeated="4"/>
          <table:table-cell table:number-columns-repeated="6"/>
          <table:table-cell table:style-name="Default"/>
          <table:table-cell table:number-columns-repeated="2"/>
          <table:table-cell office:value-type="string" calcext:value-type="string">
            <text:p>23</text:p>
          </table:table-cell>
          <table:table-cell office:value-type="float" office:value="34955" calcext:value-type="float">
            <text:p>34955</text:p>
          </table:table-cell>
          <table:table-cell office:value-type="float" office:value="34079" calcext:value-type="float">
            <text:p>34079</text:p>
          </table:table-cell>
          <table:table-cell table:number-columns-repeated="1008"/>
        </table:table-row>
        <table:table-row table:style-name="ro1">
          <table:table-cell table:style-name="Default" table:number-columns-repeated="4"/>
          <table:table-cell table:number-columns-repeated="6"/>
          <table:table-cell table:style-name="Default"/>
          <table:table-cell table:number-columns-repeated="2"/>
          <table:table-cell office:value-type="string" calcext:value-type="string">
            <text:p>24</text:p>
          </table:table-cell>
          <table:table-cell office:value-type="float" office:value="36308" calcext:value-type="float">
            <text:p>36308</text:p>
          </table:table-cell>
          <table:table-cell office:value-type="float" office:value="35519" calcext:value-type="float">
            <text:p>35519</text:p>
          </table:table-cell>
          <table:table-cell table:number-columns-repeated="1008"/>
        </table:table-row>
        <table:table-row table:style-name="ro1">
          <table:table-cell table:style-name="Default" table:number-columns-repeated="4"/>
          <table:table-cell/>
          <table:table-cell office:value-type="string" calcext:value-type="string">
            <text:p>CHECKSUMS</text:p>
          </table:table-cell>
          <table:table-cell/>
          <table:table-cell table:style-name="ce317" table:number-columns-repeated="2"/>
          <table:table-cell/>
          <table:table-cell table:style-name="Default"/>
          <table:table-cell/>
          <table:table-cell table:style-name="ce317"/>
          <table:table-cell table:style-name="ce317" office:value-type="string" calcext:value-type="string">
            <text:p>25</text:p>
          </table:table-cell>
          <table:table-cell office:value-type="float" office:value="36317" calcext:value-type="float">
            <text:p>36317</text:p>
          </table:table-cell>
          <table:table-cell office:value-type="float" office:value="34925" calcext:value-type="float">
            <text:p>34925</text:p>
          </table:table-cell>
          <table:table-cell table:number-columns-repeated="1008"/>
        </table:table-row>
        <table:table-row table:style-name="ro4">
          <table:table-cell table:style-name="Default" table:number-columns-repeated="4"/>
          <table:table-cell/>
          <table:table-cell table:style-name="ce309" office:value-type="float" office:value="155283" calcext:value-type="float">
            <text:p>155283.00</text:p>
          </table:table-cell>
          <table:table-cell table:style-name="ce309" office:value-type="float" office:value="149283" calcext:value-type="float">
            <text:p>149283.00</text:p>
          </table:table-cell>
          <table:table-cell table:style-name="ce317"/>
          <table:table-cell table:style-name="ce309" office:value-type="float" office:value="184740" calcext:value-type="float">
            <text:p>184740.00</text:p>
          </table:table-cell>
          <table:table-cell table:style-name="ce309" office:value-type="float" office:value="177618" calcext:value-type="float">
            <text:p>177618.00</text:p>
          </table:table-cell>
          <table:table-cell table:style-name="Default"/>
          <table:table-cell/>
          <table:table-cell table:style-name="ce317"/>
          <table:table-cell table:style-name="ce317" office:value-type="string" calcext:value-type="string">
            <text:p>26</text:p>
          </table:table-cell>
          <table:table-cell office:value-type="float" office:value="36172" calcext:value-type="float">
            <text:p>36172</text:p>
          </table:table-cell>
          <table:table-cell office:value-type="float" office:value="35092" calcext:value-type="float">
            <text:p>35092</text:p>
          </table:table-cell>
          <table:table-cell table:number-columns-repeated="1008"/>
        </table:table-row>
        <table:table-row table:style-name="ro4">
          <table:table-cell table:style-name="Default" table:number-columns-repeated="4"/>
          <table:table-cell/>
          <table:table-cell table:style-name="ce309" office:value-type="float" office:value="145091" calcext:value-type="float">
            <text:p>145091.00</text:p>
          </table:table-cell>
          <table:table-cell table:style-name="ce309" office:value-type="float" office:value="138539" calcext:value-type="float">
            <text:p>138539.00</text:p>
          </table:table-cell>
          <table:table-cell table:style-name="ce317"/>
          <table:table-cell table:style-name="ce309" office:value-type="float" office:value="115634" calcext:value-type="float">
            <text:p>115634.00</text:p>
          </table:table-cell>
          <table:table-cell table:style-name="ce309" office:value-type="float" office:value="110204" calcext:value-type="float">
            <text:p>110204.00</text:p>
          </table:table-cell>
          <table:table-cell table:style-name="Default"/>
          <table:table-cell/>
          <table:table-cell table:style-name="ce317"/>
          <table:table-cell table:style-name="ce317" office:value-type="string" calcext:value-type="string">
            <text:p>27</text:p>
          </table:table-cell>
          <table:table-cell office:value-type="float" office:value="37058" calcext:value-type="float">
            <text:p>37058</text:p>
          </table:table-cell>
          <table:table-cell office:value-type="float" office:value="36433" calcext:value-type="float">
            <text:p>36433</text:p>
          </table:table-cell>
          <table:table-cell table:number-columns-repeated="1008"/>
        </table:table-row>
        <table:table-row table:style-name="ro1">
          <table:table-cell table:style-name="Default" table:number-columns-repeated="4"/>
          <table:table-cell/>
          <table:table-cell table:formula="of:=SUM([.F83:.F84])" office:value-type="float" office:value="300374" calcext:value-type="float">
            <text:p>300374</text:p>
          </table:table-cell>
          <table:table-cell table:formula="of:=SUM([.G83:.G84])" office:value-type="float" office:value="287822" calcext:value-type="float">
            <text:p>287822</text:p>
          </table:table-cell>
          <table:table-cell table:style-name="ce317"/>
          <table:table-cell table:style-name="ce317" table:formula="of:=SUM([.I83:.I84])" office:value-type="float" office:value="300374" calcext:value-type="float">
            <text:p>300374</text:p>
          </table:table-cell>
          <table:table-cell/>
          <table:table-cell table:style-name="Default"/>
          <table:table-cell/>
          <table:table-cell table:style-name="ce317"/>
          <table:table-cell table:style-name="ce317" office:value-type="string" calcext:value-type="string">
            <text:p>28</text:p>
          </table:table-cell>
          <table:table-cell office:value-type="float" office:value="37384" calcext:value-type="float">
            <text:p>37384</text:p>
          </table:table-cell>
          <table:table-cell office:value-type="float" office:value="37814" calcext:value-type="float">
            <text:p>37814</text:p>
          </table:table-cell>
          <table:table-cell table:number-columns-repeated="1008"/>
        </table:table-row>
        <table:table-row table:style-name="ro1">
          <table:table-cell table:style-name="Default" table:number-columns-repeated="4"/>
          <table:table-cell table:number-columns-repeated="3"/>
          <table:table-cell table:style-name="ce317" table:number-columns-repeated="2"/>
          <table:table-cell/>
          <table:table-cell table:style-name="Default"/>
          <table:table-cell/>
          <table:table-cell table:style-name="ce317"/>
          <table:table-cell table:style-name="ce317" office:value-type="string" calcext:value-type="string">
            <text:p>29</text:p>
          </table:table-cell>
          <table:table-cell office:value-type="float" office:value="39451" calcext:value-type="float">
            <text:p>39451</text:p>
          </table:table-cell>
          <table:table-cell office:value-type="float" office:value="40072" calcext:value-type="float">
            <text:p>40072</text:p>
          </table:table-cell>
          <table:table-cell table:number-columns-repeated="1008"/>
        </table:table-row>
        <table:table-row table:style-name="ro1">
          <table:table-cell table:style-name="Default" table:number-columns-repeated="4"/>
          <table:table-cell table:number-columns-repeated="6"/>
          <table:table-cell table:style-name="Default"/>
          <table:table-cell table:number-columns-repeated="2"/>
          <table:table-cell office:value-type="string" calcext:value-type="string">
            <text:p>30</text:p>
          </table:table-cell>
          <table:table-cell office:value-type="float" office:value="40031" calcext:value-type="float">
            <text:p>40031</text:p>
          </table:table-cell>
          <table:table-cell office:value-type="float" office:value="39822" calcext:value-type="float">
            <text:p>39822</text:p>
          </table:table-cell>
          <table:table-cell table:number-columns-repeated="1008"/>
        </table:table-row>
        <table:table-row table:style-name="ro1">
          <table:table-cell table:style-name="ce265" table:number-columns-repeated="2"/>
          <table:table-cell table:style-name="ce265" office:value-type="string" calcext:value-type="string">
            <text:p>2022 Based Populations</text:p>
          </table:table-cell>
          <table:table-cell table:style-name="ce265" table:number-columns-repeated="2"/>
          <table:table-cell table:style-name="ce310"/>
          <table:table-cell table:style-name="ce315"/>
          <table:table-cell table:style-name="ce318"/>
          <table:table-cell table:style-name="ce325"/>
          <table:table-cell table:style-name="ce310"/>
          <table:table-cell table:style-name="ce325"/>
          <table:table-cell table:style-name="Default" table:number-columns-repeated="2"/>
          <table:table-cell table:style-name="ce317" office:value-type="string" calcext:value-type="string">
            <text:p>31</text:p>
          </table:table-cell>
          <table:table-cell office:value-type="float" office:value="38453" calcext:value-type="float">
            <text:p>38453</text:p>
          </table:table-cell>
          <table:table-cell office:value-type="float" office:value="38505" calcext:value-type="float">
            <text:p>38505</text:p>
          </table:table-cell>
          <table:table-cell table:number-columns-repeated="1008"/>
        </table:table-row>
        <table:table-row table:style-name="ro1">
          <table:table-cell table:style-name="ce265" office:value-type="string" calcext:value-type="string">
            <text:p>Generated by target_calcs.jl</text:p>
          </table:table-cell>
          <table:table-cell table:style-name="ce265" office:value-type="string" calcext:value-type="string">
            <text:p>All Inc. Institutional</text:p>
          </table:table-cell>
          <table:table-cell table:style-name="ce265"/>
          <table:table-cell table:style-name="ce265" office:value-type="string" calcext:value-type="string">
            <text:p>Household Population</text:p>
          </table:table-cell>
          <table:table-cell table:style-name="ce265"/>
          <table:table-cell table:style-name="ce310"/>
          <table:table-cell table:style-name="ce315"/>
          <table:table-cell table:style-name="ce318" office:value-type="string" calcext:value-type="string">
            <text:p>trruncated at 80</text:p>
          </table:table-cell>
          <table:table-cell table:style-name="ce325"/>
          <table:table-cell table:style-name="ce310"/>
          <table:table-cell table:style-name="ce325"/>
          <table:table-cell table:style-name="Default" table:number-columns-repeated="2"/>
          <table:table-cell table:style-name="ce317" office:value-type="string" calcext:value-type="string">
            <text:p>32</text:p>
          </table:table-cell>
          <table:table-cell office:value-type="float" office:value="37989" calcext:value-type="float">
            <text:p>37989</text:p>
          </table:table-cell>
          <table:table-cell office:value-type="float" office:value="38406" calcext:value-type="float">
            <text:p>38406</text:p>
          </table:table-cell>
          <table:table-cell table:number-columns-repeated="1008"/>
        </table:table-row>
        <table:table-row table:style-name="ro1">
          <table:table-cell table:style-name="ce265" office:value-type="string" calcext:value-type="string">
            <text:p>age_range_top</text:p>
          </table:table-cell>
          <table:table-cell table:style-name="ce265" office:value-type="string" calcext:value-type="string">
            <text:p>male</text:p>
          </table:table-cell>
          <table:table-cell table:style-name="ce265" office:value-type="string" calcext:value-type="string">
            <text:p>female</text:p>
          </table:table-cell>
          <table:table-cell table:style-name="ce265" office:value-type="string" calcext:value-type="string">
            <text:p>hhld_males</text:p>
          </table:table-cell>
          <table:table-cell table:style-name="ce265" office:value-type="string" calcext:value-type="string">
            <text:p>hhld_females</text:p>
          </table:table-cell>
          <table:table-cell table:style-name="ce310"/>
          <table:table-cell table:style-name="ce310" office:value-type="string" calcext:value-type="string">
            <text:p>age_range_top</text:p>
          </table:table-cell>
          <table:table-cell table:style-name="ce310" office:value-type="string" calcext:value-type="string">
            <text:p>male</text:p>
          </table:table-cell>
          <table:table-cell table:style-name="ce310" office:value-type="string" calcext:value-type="string">
            <text:p>female</text:p>
          </table:table-cell>
          <table:table-cell table:style-name="ce310" office:value-type="string" calcext:value-type="string">
            <text:p>hhld_males</text:p>
          </table:table-cell>
          <table:table-cell table:style-name="ce310" office:value-type="string" calcext:value-type="string">
            <text:p>hhld_females</text:p>
          </table:table-cell>
          <table:table-cell table:style-name="Default" table:number-columns-repeated="2"/>
          <table:table-cell table:style-name="ce317" office:value-type="string" calcext:value-type="string">
            <text:p>33</text:p>
          </table:table-cell>
          <table:table-cell office:value-type="float" office:value="37732" calcext:value-type="float">
            <text:p>37732</text:p>
          </table:table-cell>
          <table:table-cell office:value-type="float" office:value="38495" calcext:value-type="float">
            <text:p>38495</text:p>
          </table:table-cell>
          <table:table-cell table:number-columns-repeated="1008"/>
        </table:table-row>
        <table:table-row table:style-name="ro4">
          <table:table-cell table:style-name="ce266" office:value-type="string" calcext:value-type="string">
            <text:p>0 to 4</text:p>
          </table:table-cell>
          <table:table-cell table:style-name="ce277" office:value-type="float" office:value="126484" calcext:value-type="float">
            <text:p>126,484.0</text:p>
          </table:table-cell>
          <table:table-cell table:style-name="ce277" office:value-type="float" office:value="119862" calcext:value-type="float">
            <text:p>119,862.0</text:p>
          </table:table-cell>
          <table:table-cell table:style-name="ce277" office:value-type="float" office:value="125921.399168" calcext:value-type="float">
            <text:p>125,921.4</text:p>
          </table:table-cell>
          <table:table-cell table:style-name="ce277" office:value-type="float" office:value="119487.43125" calcext:value-type="float">
            <text:p>119,487.4</text:p>
          </table:table-cell>
          <table:table-cell table:style-name="ce310"/>
          <table:table-cell table:style-name="ce266" office:value-type="string" calcext:value-type="string">
            <text:p>0 to 4</text:p>
          </table:table-cell>
          <table:table-cell table:style-name="ce319" office:value-type="float" office:value="126484" calcext:value-type="float">
            <text:p>126,484.0</text:p>
          </table:table-cell>
          <table:table-cell table:style-name="ce319" office:value-type="float" office:value="119862" calcext:value-type="float">
            <text:p>119,862.0</text:p>
          </table:table-cell>
          <table:table-cell table:style-name="ce319" office:value-type="float" office:value="125921.399168" calcext:value-type="float">
            <text:p>125,921.4</text:p>
          </table:table-cell>
          <table:table-cell table:style-name="ce319" office:value-type="float" office:value="119487.43125" calcext:value-type="float">
            <text:p>119,487.4</text:p>
          </table:table-cell>
          <table:table-cell table:style-name="Default" table:number-columns-repeated="2"/>
          <table:table-cell table:style-name="ce317" office:value-type="string" calcext:value-type="string">
            <text:p>34</text:p>
          </table:table-cell>
          <table:table-cell office:value-type="float" office:value="36312" calcext:value-type="float">
            <text:p>36312</text:p>
          </table:table-cell>
          <table:table-cell office:value-type="float" office:value="37588" calcext:value-type="float">
            <text:p>37588</text:p>
          </table:table-cell>
          <table:table-cell table:number-columns-repeated="1008"/>
        </table:table-row>
        <table:table-row table:style-name="ro4">
          <table:table-cell table:style-name="ce266" office:value-type="string" calcext:value-type="string">
            <text:p>5 to 9</text:p>
          </table:table-cell>
          <table:table-cell table:style-name="ce277" office:value-type="float" office:value="148069" calcext:value-type="float">
            <text:p>148,069.0</text:p>
          </table:table-cell>
          <table:table-cell table:style-name="ce277" office:value-type="float" office:value="139599" calcext:value-type="float">
            <text:p>139,599.0</text:p>
          </table:table-cell>
          <table:table-cell table:style-name="ce277" office:value-type="float" office:value="147410.389088" calcext:value-type="float">
            <text:p>147,410.4</text:p>
          </table:table-cell>
          <table:table-cell table:style-name="ce277" office:value-type="float" office:value="139162.753125" calcext:value-type="float">
            <text:p>139,162.8</text:p>
          </table:table-cell>
          <table:table-cell table:style-name="ce310"/>
          <table:table-cell table:style-name="ce266" office:value-type="string" calcext:value-type="string">
            <text:p>5 to 9</text:p>
          </table:table-cell>
          <table:table-cell table:style-name="ce319" office:value-type="float" office:value="148069" calcext:value-type="float">
            <text:p>148,069.0</text:p>
          </table:table-cell>
          <table:table-cell table:style-name="ce319" office:value-type="float" office:value="139599" calcext:value-type="float">
            <text:p>139,599.0</text:p>
          </table:table-cell>
          <table:table-cell table:style-name="ce319" office:value-type="float" office:value="147410.389088" calcext:value-type="float">
            <text:p>147,410.4</text:p>
          </table:table-cell>
          <table:table-cell table:style-name="ce319" office:value-type="float" office:value="139162.753125" calcext:value-type="float">
            <text:p>139,162.8</text:p>
          </table:table-cell>
          <table:table-cell table:style-name="Default" table:number-columns-repeated="2"/>
          <table:table-cell table:style-name="ce317" office:value-type="string" calcext:value-type="string">
            <text:p>35</text:p>
          </table:table-cell>
          <table:table-cell office:value-type="float" office:value="36396" calcext:value-type="float">
            <text:p>36396</text:p>
          </table:table-cell>
          <table:table-cell office:value-type="float" office:value="37008" calcext:value-type="float">
            <text:p>37008</text:p>
          </table:table-cell>
          <table:table-cell table:number-columns-repeated="1008"/>
        </table:table-row>
        <table:table-row table:style-name="ro4">
          <table:table-cell table:style-name="ce266" office:value-type="string" calcext:value-type="string">
            <text:p>10 to 15</text:p>
          </table:table-cell>
          <table:table-cell table:style-name="ce277" office:value-type="float" office:value="186920" calcext:value-type="float">
            <text:p>186,920.0</text:p>
          </table:table-cell>
          <table:table-cell table:style-name="ce277" office:value-type="float" office:value="178920" calcext:value-type="float">
            <text:p>178,920.0</text:p>
          </table:table-cell>
          <table:table-cell table:style-name="ce277" office:value-type="float" office:value="186088.57984" calcext:value-type="float">
            <text:p>186,088.6</text:p>
          </table:table-cell>
          <table:table-cell table:style-name="ce277" office:value-type="float" office:value="178360.875" calcext:value-type="float">
            <text:p>178,360.9</text:p>
          </table:table-cell>
          <table:table-cell table:style-name="ce310"/>
          <table:table-cell table:style-name="ce266" office:value-type="string" calcext:value-type="string">
            <text:p>10 to 15</text:p>
          </table:table-cell>
          <table:table-cell table:style-name="ce319" office:value-type="float" office:value="186920" calcext:value-type="float">
            <text:p>186,920.0</text:p>
          </table:table-cell>
          <table:table-cell table:style-name="ce319" office:value-type="float" office:value="178920" calcext:value-type="float">
            <text:p>178,920.0</text:p>
          </table:table-cell>
          <table:table-cell table:style-name="ce319" office:value-type="float" office:value="186088.57984" calcext:value-type="float">
            <text:p>186,088.6</text:p>
          </table:table-cell>
          <table:table-cell table:style-name="ce319" office:value-type="float" office:value="178360.875" calcext:value-type="float">
            <text:p>178,360.9</text:p>
          </table:table-cell>
          <table:table-cell table:style-name="Default" table:number-columns-repeated="2"/>
          <table:table-cell office:value-type="string" calcext:value-type="string">
            <text:p>36</text:p>
          </table:table-cell>
          <table:table-cell office:value-type="float" office:value="35754" calcext:value-type="float">
            <text:p>35754</text:p>
          </table:table-cell>
          <table:table-cell office:value-type="float" office:value="37101" calcext:value-type="float">
            <text:p>37101</text:p>
          </table:table-cell>
          <table:table-cell table:number-columns-repeated="1008"/>
        </table:table-row>
        <table:table-row table:style-name="ro4">
          <table:table-cell table:style-name="ce266" office:value-type="string" calcext:value-type="string">
            <text:p>16 to 19</text:p>
          </table:table-cell>
          <table:table-cell table:style-name="ce277" office:value-type="float" office:value="117014" calcext:value-type="float">
            <text:p>117,014.0</text:p>
          </table:table-cell>
          <table:table-cell table:style-name="ce277" office:value-type="float" office:value="111341" calcext:value-type="float">
            <text:p>111,341.0</text:p>
          </table:table-cell>
          <table:table-cell table:style-name="ce277" office:value-type="float" office:value="103761.462416" calcext:value-type="float">
            <text:p>103,761.5</text:p>
          </table:table-cell>
          <table:table-cell table:style-name="ce277" office:value-type="float" office:value="94149.9496" calcext:value-type="float">
            <text:p>94,149.9</text:p>
          </table:table-cell>
          <table:table-cell table:style-name="ce310"/>
          <table:table-cell table:style-name="ce266" office:value-type="string" calcext:value-type="string">
            <text:p>16 to 19</text:p>
          </table:table-cell>
          <table:table-cell table:style-name="ce319" office:value-type="float" office:value="117014" calcext:value-type="float">
            <text:p>117,014.0</text:p>
          </table:table-cell>
          <table:table-cell table:style-name="ce319" office:value-type="float" office:value="111341" calcext:value-type="float">
            <text:p>111,341.0</text:p>
          </table:table-cell>
          <table:table-cell table:style-name="ce319" office:value-type="float" office:value="103761.462416" calcext:value-type="float">
            <text:p>103,761.5</text:p>
          </table:table-cell>
          <table:table-cell table:style-name="ce319" office:value-type="float" office:value="94149.9496" calcext:value-type="float">
            <text:p>94,149.9</text:p>
          </table:table-cell>
          <table:table-cell table:style-name="Default" table:number-columns-repeated="2"/>
          <table:table-cell table:style-name="ce317" office:value-type="string" calcext:value-type="string">
            <text:p>37</text:p>
          </table:table-cell>
          <table:table-cell office:value-type="float" office:value="34537" calcext:value-type="float">
            <text:p>34537</text:p>
          </table:table-cell>
          <table:table-cell office:value-type="float" office:value="35886" calcext:value-type="float">
            <text:p>35886</text:p>
          </table:table-cell>
          <table:table-cell table:number-columns-repeated="1008"/>
        </table:table-row>
        <table:table-row table:style-name="ro4">
          <table:table-cell table:style-name="ce266" office:value-type="string" calcext:value-type="string">
            <text:p>20 to 24</text:p>
          </table:table-cell>
          <table:table-cell table:style-name="ce277" office:value-type="float" office:value="165352" calcext:value-type="float">
            <text:p>165,352.0</text:p>
          </table:table-cell>
          <table:table-cell table:style-name="ce277" office:value-type="float" office:value="161593" calcext:value-type="float">
            <text:p>161,593.0</text:p>
          </table:table-cell>
          <table:table-cell table:style-name="ce277" office:value-type="float" office:value="151956.503776" calcext:value-type="float">
            <text:p>151,956.5</text:p>
          </table:table-cell>
          <table:table-cell table:style-name="ce277" office:value-type="float" office:value="146720.303466" calcext:value-type="float">
            <text:p>146,720.3</text:p>
          </table:table-cell>
          <table:table-cell table:style-name="ce310"/>
          <table:table-cell table:style-name="ce266" office:value-type="string" calcext:value-type="string">
            <text:p>20 to 24</text:p>
          </table:table-cell>
          <table:table-cell table:style-name="ce319" office:value-type="float" office:value="165352" calcext:value-type="float">
            <text:p>165,352.0</text:p>
          </table:table-cell>
          <table:table-cell table:style-name="ce319" office:value-type="float" office:value="161593" calcext:value-type="float">
            <text:p>161,593.0</text:p>
          </table:table-cell>
          <table:table-cell table:style-name="ce319" office:value-type="float" office:value="151956.503776" calcext:value-type="float">
            <text:p>151,956.5</text:p>
          </table:table-cell>
          <table:table-cell table:style-name="ce319" office:value-type="float" office:value="146720.303466" calcext:value-type="float">
            <text:p>146,720.3</text:p>
          </table:table-cell>
          <table:table-cell table:style-name="Default" table:number-columns-repeated="2"/>
          <table:table-cell table:style-name="ce317" office:value-type="string" calcext:value-type="string">
            <text:p>38</text:p>
          </table:table-cell>
          <table:table-cell office:value-type="float" office:value="34821" calcext:value-type="float">
            <text:p>34821</text:p>
          </table:table-cell>
          <table:table-cell office:value-type="float" office:value="36358" calcext:value-type="float">
            <text:p>36358</text:p>
          </table:table-cell>
          <table:table-cell table:number-columns-repeated="1008"/>
        </table:table-row>
        <table:table-row table:style-name="ro4">
          <table:table-cell table:style-name="ce266" office:value-type="string" calcext:value-type="string">
            <text:p>25 to 29</text:p>
          </table:table-cell>
          <table:table-cell table:style-name="ce277" office:value-type="float" office:value="183432" calcext:value-type="float">
            <text:p>183,432.0</text:p>
          </table:table-cell>
          <table:table-cell table:style-name="ce277" office:value-type="float" office:value="179077" calcext:value-type="float">
            <text:p>179,077.0</text:p>
          </table:table-cell>
          <table:table-cell table:style-name="ce277" office:value-type="float" office:value="177806.874288" calcext:value-type="float">
            <text:p>177,806.9</text:p>
          </table:table-cell>
          <table:table-cell table:style-name="ce277" office:value-type="float" office:value="175980.221439" calcext:value-type="float">
            <text:p>175,980.2</text:p>
          </table:table-cell>
          <table:table-cell table:style-name="ce310"/>
          <table:table-cell table:style-name="ce266" office:value-type="string" calcext:value-type="string">
            <text:p>25 to 29</text:p>
          </table:table-cell>
          <table:table-cell table:style-name="ce319" office:value-type="float" office:value="183432" calcext:value-type="float">
            <text:p>183,432.0</text:p>
          </table:table-cell>
          <table:table-cell table:style-name="ce319" office:value-type="float" office:value="179077" calcext:value-type="float">
            <text:p>179,077.0</text:p>
          </table:table-cell>
          <table:table-cell table:style-name="ce319" office:value-type="float" office:value="177806.874288" calcext:value-type="float">
            <text:p>177,806.9</text:p>
          </table:table-cell>
          <table:table-cell table:style-name="ce319" office:value-type="float" office:value="175980.221439" calcext:value-type="float">
            <text:p>175,980.2</text:p>
          </table:table-cell>
          <table:table-cell table:style-name="Default" table:number-columns-repeated="2"/>
          <table:table-cell table:style-name="ce317" office:value-type="string" calcext:value-type="string">
            <text:p>39</text:p>
          </table:table-cell>
          <table:table-cell office:value-type="float" office:value="35163" calcext:value-type="float">
            <text:p>35163</text:p>
          </table:table-cell>
          <table:table-cell office:value-type="float" office:value="36950" calcext:value-type="float">
            <text:p>36950</text:p>
          </table:table-cell>
          <table:table-cell table:number-columns-repeated="1008"/>
        </table:table-row>
        <table:table-row table:style-name="ro4">
          <table:table-cell table:style-name="ce266" office:value-type="string" calcext:value-type="string">
            <text:p>30 to 34</text:p>
          </table:table-cell>
          <table:table-cell table:style-name="ce277" office:value-type="float" office:value="193305" calcext:value-type="float">
            <text:p>193,305.0</text:p>
          </table:table-cell>
          <table:table-cell table:style-name="ce277" office:value-type="float" office:value="194668" calcext:value-type="float">
            <text:p>194,668.0</text:p>
          </table:table-cell>
          <table:table-cell table:style-name="ce277" office:value-type="float" office:value="189613.067805" calcext:value-type="float">
            <text:p>189,613.1</text:p>
          </table:table-cell>
          <table:table-cell table:style-name="ce277" office:value-type="float" office:value="193729.505572" calcext:value-type="float">
            <text:p>193,729.5</text:p>
          </table:table-cell>
          <table:table-cell table:style-name="ce310"/>
          <table:table-cell table:style-name="ce266" office:value-type="string" calcext:value-type="string">
            <text:p>30 to 34</text:p>
          </table:table-cell>
          <table:table-cell table:style-name="ce319" office:value-type="float" office:value="193305" calcext:value-type="float">
            <text:p>193,305.0</text:p>
          </table:table-cell>
          <table:table-cell table:style-name="ce319" office:value-type="float" office:value="194668" calcext:value-type="float">
            <text:p>194,668.0</text:p>
          </table:table-cell>
          <table:table-cell table:style-name="ce319" office:value-type="float" office:value="189613.067805" calcext:value-type="float">
            <text:p>189,613.1</text:p>
          </table:table-cell>
          <table:table-cell table:style-name="ce319" office:value-type="float" office:value="193729.505572" calcext:value-type="float">
            <text:p>193,729.5</text:p>
          </table:table-cell>
          <table:table-cell table:style-name="Default" table:number-columns-repeated="2"/>
          <table:table-cell table:style-name="ce317" office:value-type="string" calcext:value-type="string">
            <text:p>40</text:p>
          </table:table-cell>
          <table:table-cell office:value-type="float" office:value="35105" calcext:value-type="float">
            <text:p>35105</text:p>
          </table:table-cell>
          <table:table-cell office:value-type="float" office:value="36355" calcext:value-type="float">
            <text:p>36355</text:p>
          </table:table-cell>
          <table:table-cell table:number-columns-repeated="1008"/>
        </table:table-row>
        <table:table-row table:style-name="ro4">
          <table:table-cell table:style-name="ce266" office:value-type="string" calcext:value-type="string">
            <text:p>35 to 39</text:p>
          </table:table-cell>
          <table:table-cell table:style-name="ce277" office:value-type="float" office:value="177108" calcext:value-type="float">
            <text:p>177,108.0</text:p>
          </table:table-cell>
          <table:table-cell table:style-name="ce277" office:value-type="float" office:value="183305" calcext:value-type="float">
            <text:p>183,305.0</text:p>
          </table:table-cell>
          <table:table-cell table:style-name="ce277" office:value-type="float" office:value="174449.431812" calcext:value-type="float">
            <text:p>174,449.4</text:p>
          </table:table-cell>
          <table:table-cell table:style-name="ce277" office:value-type="float" office:value="182677.546985" calcext:value-type="float">
            <text:p>182,677.5</text:p>
          </table:table-cell>
          <table:table-cell table:style-name="ce310"/>
          <table:table-cell table:style-name="ce266" office:value-type="string" calcext:value-type="string">
            <text:p>35 to 39</text:p>
          </table:table-cell>
          <table:table-cell table:style-name="ce319" office:value-type="float" office:value="177108" calcext:value-type="float">
            <text:p>177,108.0</text:p>
          </table:table-cell>
          <table:table-cell table:style-name="ce319" office:value-type="float" office:value="183305" calcext:value-type="float">
            <text:p>183,305.0</text:p>
          </table:table-cell>
          <table:table-cell table:style-name="ce319" office:value-type="float" office:value="174449.431812" calcext:value-type="float">
            <text:p>174,449.4</text:p>
          </table:table-cell>
          <table:table-cell table:style-name="ce319" office:value-type="float" office:value="182677.546985" calcext:value-type="float">
            <text:p>182,677.5</text:p>
          </table:table-cell>
          <table:table-cell table:style-name="Default" table:number-columns-repeated="2"/>
          <table:table-cell table:style-name="ce317" office:value-type="string" calcext:value-type="string">
            <text:p>41</text:p>
          </table:table-cell>
          <table:table-cell office:value-type="float" office:value="34329" calcext:value-type="float">
            <text:p>34329</text:p>
          </table:table-cell>
          <table:table-cell office:value-type="float" office:value="35594" calcext:value-type="float">
            <text:p>35594</text:p>
          </table:table-cell>
          <table:table-cell table:number-columns-repeated="1008"/>
        </table:table-row>
        <table:table-row table:style-name="ro4">
          <table:table-cell table:style-name="ce266" office:value-type="string" calcext:value-type="string">
            <text:p>40 to 44</text:p>
          </table:table-cell>
          <table:table-cell table:style-name="ce277" office:value-type="float" office:value="167578" calcext:value-type="float">
            <text:p>167,578.0</text:p>
          </table:table-cell>
          <table:table-cell table:style-name="ce277" office:value-type="float" office:value="174456" calcext:value-type="float">
            <text:p>174,456.0</text:p>
          </table:table-cell>
          <table:table-cell table:style-name="ce277" office:value-type="float" office:value="165566.561266" calcext:value-type="float">
            <text:p>165,566.6</text:p>
          </table:table-cell>
          <table:table-cell table:style-name="ce277" office:value-type="float" office:value="173862.675144" calcext:value-type="float">
            <text:p>173,862.7</text:p>
          </table:table-cell>
          <table:table-cell table:style-name="ce310"/>
          <table:table-cell table:style-name="ce266" office:value-type="string" calcext:value-type="string">
            <text:p>40 to 44</text:p>
          </table:table-cell>
          <table:table-cell table:style-name="ce319" office:value-type="float" office:value="167578" calcext:value-type="float">
            <text:p>167,578.0</text:p>
          </table:table-cell>
          <table:table-cell table:style-name="ce319" office:value-type="float" office:value="174456" calcext:value-type="float">
            <text:p>174,456.0</text:p>
          </table:table-cell>
          <table:table-cell table:style-name="ce319" office:value-type="float" office:value="165566.561266" calcext:value-type="float">
            <text:p>165,566.6</text:p>
          </table:table-cell>
          <table:table-cell table:style-name="ce319" office:value-type="float" office:value="173862.675144" calcext:value-type="float">
            <text:p>173,862.7</text:p>
          </table:table-cell>
          <table:table-cell table:style-name="Default" table:number-columns-repeated="2"/>
          <table:table-cell office:value-type="string" calcext:value-type="string">
            <text:p>42</text:p>
          </table:table-cell>
          <table:table-cell office:value-type="float" office:value="33422" calcext:value-type="float">
            <text:p>33422</text:p>
          </table:table-cell>
          <table:table-cell office:value-type="float" office:value="34006" calcext:value-type="float">
            <text:p>34006</text:p>
          </table:table-cell>
          <table:table-cell table:number-columns-repeated="1008"/>
        </table:table-row>
        <table:table-row table:style-name="ro4">
          <table:table-cell table:style-name="ce266" office:value-type="string" calcext:value-type="string">
            <text:p>45 to 49</text:p>
          </table:table-cell>
          <table:table-cell table:style-name="ce277" office:value-type="float" office:value="158314" calcext:value-type="float">
            <text:p>158,314.0</text:p>
          </table:table-cell>
          <table:table-cell table:style-name="ce277" office:value-type="float" office:value="166067" calcext:value-type="float">
            <text:p>166,067.0</text:p>
          </table:table-cell>
          <table:table-cell table:style-name="ce277" office:value-type="float" office:value="156883.791324" calcext:value-type="float">
            <text:p>156,883.8</text:p>
          </table:table-cell>
          <table:table-cell table:style-name="ce277" office:value-type="float" office:value="165536.582002" calcext:value-type="float">
            <text:p>165,536.6</text:p>
          </table:table-cell>
          <table:table-cell table:style-name="ce310"/>
          <table:table-cell table:style-name="ce266" office:value-type="string" calcext:value-type="string">
            <text:p>45 to 49</text:p>
          </table:table-cell>
          <table:table-cell table:style-name="ce319" office:value-type="float" office:value="158314" calcext:value-type="float">
            <text:p>158,314.0</text:p>
          </table:table-cell>
          <table:table-cell table:style-name="ce319" office:value-type="float" office:value="166067" calcext:value-type="float">
            <text:p>166,067.0</text:p>
          </table:table-cell>
          <table:table-cell table:style-name="ce319" office:value-type="float" office:value="156883.791324" calcext:value-type="float">
            <text:p>156,883.8</text:p>
          </table:table-cell>
          <table:table-cell table:style-name="ce319" office:value-type="float" office:value="165536.582002" calcext:value-type="float">
            <text:p>165,536.6</text:p>
          </table:table-cell>
          <table:table-cell table:style-name="Default" table:number-columns-repeated="2"/>
          <table:table-cell table:style-name="ce317" office:value-type="string" calcext:value-type="string">
            <text:p>43</text:p>
          </table:table-cell>
          <table:table-cell office:value-type="float" office:value="30429" calcext:value-type="float">
            <text:p>30429</text:p>
          </table:table-cell>
          <table:table-cell office:value-type="float" office:value="32075" calcext:value-type="float">
            <text:p>32075</text:p>
          </table:table-cell>
          <table:table-cell table:number-columns-repeated="1008"/>
        </table:table-row>
        <table:table-row table:style-name="ro4">
          <table:table-cell table:style-name="ce266" office:value-type="string" calcext:value-type="string">
            <text:p>50 to 54</text:p>
          </table:table-cell>
          <table:table-cell table:style-name="ce277" office:value-type="float" office:value="182860" calcext:value-type="float">
            <text:p>182,860.0</text:p>
          </table:table-cell>
          <table:table-cell table:style-name="ce277" office:value-type="float" office:value="198910" calcext:value-type="float">
            <text:p>198,910.0</text:p>
          </table:table-cell>
          <table:table-cell table:style-name="ce277" office:value-type="float" office:value="181617.64916" calcext:value-type="float">
            <text:p>181,617.6</text:p>
          </table:table-cell>
          <table:table-cell table:style-name="ce277" office:value-type="float" office:value="198225.35178" calcext:value-type="float">
            <text:p>198,225.4</text:p>
          </table:table-cell>
          <table:table-cell table:style-name="ce310"/>
          <table:table-cell table:style-name="ce266" office:value-type="string" calcext:value-type="string">
            <text:p>50 to 54</text:p>
          </table:table-cell>
          <table:table-cell table:style-name="ce319" office:value-type="float" office:value="182860" calcext:value-type="float">
            <text:p>182,860.0</text:p>
          </table:table-cell>
          <table:table-cell table:style-name="ce319" office:value-type="float" office:value="198910" calcext:value-type="float">
            <text:p>198,910.0</text:p>
          </table:table-cell>
          <table:table-cell table:style-name="ce319" office:value-type="float" office:value="181617.64916" calcext:value-type="float">
            <text:p>181,617.6</text:p>
          </table:table-cell>
          <table:table-cell table:style-name="ce319" office:value-type="float" office:value="198225.35178" calcext:value-type="float">
            <text:p>198,225.4</text:p>
          </table:table-cell>
          <table:table-cell table:style-name="Default" table:number-columns-repeated="2"/>
          <table:table-cell table:style-name="ce317" office:value-type="string" calcext:value-type="string">
            <text:p>44</text:p>
          </table:table-cell>
          <table:table-cell office:value-type="float" office:value="30284" calcext:value-type="float">
            <text:p>30284</text:p>
          </table:table-cell>
          <table:table-cell office:value-type="float" office:value="30952" calcext:value-type="float">
            <text:p>30952</text:p>
          </table:table-cell>
          <table:table-cell table:number-columns-repeated="1008"/>
        </table:table-row>
        <table:table-row table:style-name="ro4">
          <table:table-cell table:style-name="ce266" office:value-type="string" calcext:value-type="string">
            <text:p>55 to 59</text:p>
          </table:table-cell>
          <table:table-cell table:style-name="ce277" office:value-type="float" office:value="193098" calcext:value-type="float">
            <text:p>193,098.0</text:p>
          </table:table-cell>
          <table:table-cell table:style-name="ce277" office:value-type="float" office:value="207392" calcext:value-type="float">
            <text:p>207,392.0</text:p>
          </table:table-cell>
          <table:table-cell table:style-name="ce277" office:value-type="float" office:value="191912.957574" calcext:value-type="float">
            <text:p>191,913.0</text:p>
          </table:table-cell>
          <table:table-cell table:style-name="ce277" office:value-type="float" office:value="206606.399104" calcext:value-type="float">
            <text:p>206,606.4</text:p>
          </table:table-cell>
          <table:table-cell table:style-name="ce310"/>
          <table:table-cell table:style-name="ce266" office:value-type="string" calcext:value-type="string">
            <text:p>55 to 59</text:p>
          </table:table-cell>
          <table:table-cell table:style-name="ce319" office:value-type="float" office:value="193098" calcext:value-type="float">
            <text:p>193,098.0</text:p>
          </table:table-cell>
          <table:table-cell table:style-name="ce319" office:value-type="float" office:value="207392" calcext:value-type="float">
            <text:p>207,392.0</text:p>
          </table:table-cell>
          <table:table-cell table:style-name="ce319" office:value-type="float" office:value="191912.957574" calcext:value-type="float">
            <text:p>191,913.0</text:p>
          </table:table-cell>
          <table:table-cell table:style-name="ce319" office:value-type="float" office:value="206606.399104" calcext:value-type="float">
            <text:p>206,606.4</text:p>
          </table:table-cell>
          <table:table-cell table:style-name="Default" table:number-columns-repeated="2"/>
          <table:table-cell table:style-name="ce317" office:value-type="string" calcext:value-type="string">
            <text:p>45</text:p>
          </table:table-cell>
          <table:table-cell office:value-type="float" office:value="31520" calcext:value-type="float">
            <text:p>31520</text:p>
          </table:table-cell>
          <table:table-cell office:value-type="float" office:value="32923" calcext:value-type="float">
            <text:p>32923</text:p>
          </table:table-cell>
          <table:table-cell table:number-columns-repeated="1008"/>
        </table:table-row>
        <table:table-row table:style-name="ro4">
          <table:table-cell table:style-name="ce266" office:value-type="string" calcext:value-type="string">
            <text:p>60 to 64</text:p>
          </table:table-cell>
          <table:table-cell table:style-name="ce277" office:value-type="float" office:value="177486" calcext:value-type="float">
            <text:p>177,486.0</text:p>
          </table:table-cell>
          <table:table-cell table:style-name="ce277" office:value-type="float" office:value="190006" calcext:value-type="float">
            <text:p>190,006.0</text:p>
          </table:table-cell>
          <table:table-cell table:style-name="ce277" office:value-type="float" office:value="176250.874926" calcext:value-type="float">
            <text:p>176,250.9</text:p>
          </table:table-cell>
          <table:table-cell table:style-name="ce277" office:value-type="float" office:value="189092.451152" calcext:value-type="float">
            <text:p>189,092.5</text:p>
          </table:table-cell>
          <table:table-cell table:style-name="ce310"/>
          <table:table-cell table:style-name="ce266" office:value-type="string" calcext:value-type="string">
            <text:p>60 to 64</text:p>
          </table:table-cell>
          <table:table-cell table:style-name="ce319" office:value-type="float" office:value="177486" calcext:value-type="float">
            <text:p>177,486.0</text:p>
          </table:table-cell>
          <table:table-cell table:style-name="ce319" office:value-type="float" office:value="190006" calcext:value-type="float">
            <text:p>190,006.0</text:p>
          </table:table-cell>
          <table:table-cell table:style-name="ce319" office:value-type="float" office:value="176250.874926" calcext:value-type="float">
            <text:p>176,250.9</text:p>
          </table:table-cell>
          <table:table-cell table:style-name="ce319" office:value-type="float" office:value="189092.451152" calcext:value-type="float">
            <text:p>189,092.5</text:p>
          </table:table-cell>
          <table:table-cell table:style-name="Default" table:number-columns-repeated="2"/>
          <table:table-cell table:style-name="ce317" office:value-type="string" calcext:value-type="string">
            <text:p>46</text:p>
          </table:table-cell>
          <table:table-cell office:value-type="float" office:value="31245" calcext:value-type="float">
            <text:p>31245</text:p>
          </table:table-cell>
          <table:table-cell office:value-type="float" office:value="33425" calcext:value-type="float">
            <text:p>33425</text:p>
          </table:table-cell>
          <table:table-cell table:number-columns-repeated="1008"/>
        </table:table-row>
        <table:table-row table:style-name="ro4">
          <table:table-cell table:style-name="ce266" office:value-type="string" calcext:value-type="string">
            <text:p>65 to 69</text:p>
          </table:table-cell>
          <table:table-cell table:style-name="ce277" office:value-type="float" office:value="149895" calcext:value-type="float">
            <text:p>149,895.0</text:p>
          </table:table-cell>
          <table:table-cell table:style-name="ce277" office:value-type="float" office:value="162048" calcext:value-type="float">
            <text:p>162,048.0</text:p>
          </table:table-cell>
          <table:table-cell table:style-name="ce277" office:value-type="float" office:value="148622.841135" calcext:value-type="float">
            <text:p>148,622.8</text:p>
          </table:table-cell>
          <table:table-cell table:style-name="ce277" office:value-type="float" office:value="161055.780096" calcext:value-type="float">
            <text:p>161,055.8</text:p>
          </table:table-cell>
          <table:table-cell table:style-name="ce310"/>
          <table:table-cell table:style-name="ce266" office:value-type="string" calcext:value-type="string">
            <text:p>65 to 69</text:p>
          </table:table-cell>
          <table:table-cell table:style-name="ce319" office:value-type="float" office:value="149895" calcext:value-type="float">
            <text:p>149,895.0</text:p>
          </table:table-cell>
          <table:table-cell table:style-name="ce319" office:value-type="float" office:value="162048" calcext:value-type="float">
            <text:p>162,048.0</text:p>
          </table:table-cell>
          <table:table-cell table:style-name="ce319" office:value-type="float" office:value="148622.841135" calcext:value-type="float">
            <text:p>148,622.8</text:p>
          </table:table-cell>
          <table:table-cell table:style-name="ce319" office:value-type="float" office:value="161055.780096" calcext:value-type="float">
            <text:p>161,055.8</text:p>
          </table:table-cell>
          <table:table-cell table:style-name="Default" table:number-columns-repeated="2"/>
          <table:table-cell table:style-name="ce317" office:value-type="string" calcext:value-type="string">
            <text:p>47</text:p>
          </table:table-cell>
          <table:table-cell office:value-type="float" office:value="32175" calcext:value-type="float">
            <text:p>32175</text:p>
          </table:table-cell>
          <table:table-cell office:value-type="float" office:value="33595" calcext:value-type="float">
            <text:p>33595</text:p>
          </table:table-cell>
          <table:table-cell table:number-columns-repeated="1008"/>
        </table:table-row>
        <table:table-row table:style-name="ro4">
          <table:table-cell table:style-name="ce266" office:value-type="string" calcext:value-type="string">
            <text:p>70 to 74</text:p>
          </table:table-cell>
          <table:table-cell table:style-name="ce277" office:value-type="float" office:value="132143" calcext:value-type="float">
            <text:p>132,143.0</text:p>
          </table:table-cell>
          <table:table-cell table:style-name="ce277" office:value-type="float" office:value="146330" calcext:value-type="float">
            <text:p>146,330.0</text:p>
          </table:table-cell>
          <table:table-cell table:style-name="ce277" office:value-type="float" office:value="130764.74851" calcext:value-type="float">
            <text:p>130,764.7</text:p>
          </table:table-cell>
          <table:table-cell table:style-name="ce277" office:value-type="float" office:value="144934.45079" calcext:value-type="float">
            <text:p>144,934.5</text:p>
          </table:table-cell>
          <table:table-cell table:style-name="ce310"/>
          <table:table-cell table:style-name="ce266" office:value-type="string" calcext:value-type="string">
            <text:p>70 to 74</text:p>
          </table:table-cell>
          <table:table-cell table:style-name="ce319" office:value-type="float" office:value="132143" calcext:value-type="float">
            <text:p>132,143.0</text:p>
          </table:table-cell>
          <table:table-cell table:style-name="ce319" office:value-type="float" office:value="146330" calcext:value-type="float">
            <text:p>146,330.0</text:p>
          </table:table-cell>
          <table:table-cell table:style-name="ce319" office:value-type="float" office:value="130764.74851" calcext:value-type="float">
            <text:p>130,764.7</text:p>
          </table:table-cell>
          <table:table-cell table:style-name="ce319" office:value-type="float" office:value="144934.45079" calcext:value-type="float">
            <text:p>144,934.5</text:p>
          </table:table-cell>
          <table:table-cell table:style-name="Default" table:number-columns-repeated="2"/>
          <table:table-cell office:value-type="string" calcext:value-type="string">
            <text:p>48</text:p>
          </table:table-cell>
          <table:table-cell office:value-type="float" office:value="33923" calcext:value-type="float">
            <text:p>33923</text:p>
          </table:table-cell>
          <table:table-cell office:value-type="float" office:value="35649" calcext:value-type="float">
            <text:p>35649</text:p>
          </table:table-cell>
          <table:table-cell table:number-columns-repeated="1008"/>
        </table:table-row>
        <table:table-row table:style-name="ro4">
          <table:table-cell table:style-name="ce266" office:value-type="string" calcext:value-type="string">
            <text:p>75 to 79</text:p>
          </table:table-cell>
          <table:table-cell table:style-name="ce277" office:value-type="float" office:value="101727" calcext:value-type="float">
            <text:p>101,727.0</text:p>
          </table:table-cell>
          <table:table-cell table:style-name="ce277" office:value-type="float" office:value="120577" calcext:value-type="float">
            <text:p>120,577.0</text:p>
          </table:table-cell>
          <table:table-cell table:style-name="ce277" office:value-type="float" office:value="99683.508024" calcext:value-type="float">
            <text:p>99,683.5</text:p>
          </table:table-cell>
          <table:table-cell table:style-name="ce277" office:value-type="float" office:value="117987.970656" calcext:value-type="float">
            <text:p>117,988.0</text:p>
          </table:table-cell>
          <table:table-cell table:style-name="ce310"/>
          <table:table-cell table:style-name="ce266" office:value-type="string" calcext:value-type="string">
            <text:p>75 to 79</text:p>
          </table:table-cell>
          <table:table-cell table:style-name="ce319" office:value-type="float" office:value="101727" calcext:value-type="float">
            <text:p>101,727.0</text:p>
          </table:table-cell>
          <table:table-cell table:style-name="ce319" office:value-type="float" office:value="120577" calcext:value-type="float">
            <text:p>120,577.0</text:p>
          </table:table-cell>
          <table:table-cell table:style-name="ce319" office:value-type="float" office:value="99683.508024" calcext:value-type="float">
            <text:p>99,683.5</text:p>
          </table:table-cell>
          <table:table-cell table:style-name="ce319" office:value-type="float" office:value="117987.970656" calcext:value-type="float">
            <text:p>117,988.0</text:p>
          </table:table-cell>
          <table:table-cell table:style-name="Default" table:number-columns-repeated="2"/>
          <table:table-cell table:style-name="ce317" office:value-type="string" calcext:value-type="string">
            <text:p>49</text:p>
          </table:table-cell>
          <table:table-cell office:value-type="float" office:value="35554" calcext:value-type="float">
            <text:p>35554</text:p>
          </table:table-cell>
          <table:table-cell office:value-type="float" office:value="38289" calcext:value-type="float">
            <text:p>38289</text:p>
          </table:table-cell>
          <table:table-cell table:number-columns-repeated="1008"/>
        </table:table-row>
        <table:table-row table:style-name="ro4">
          <table:table-cell table:style-name="ce266" office:value-type="string" calcext:value-type="string">
            <text:p>80 to 84</text:p>
          </table:table-cell>
          <table:table-cell table:style-name="ce277" office:value-type="float" office:value="60496" calcext:value-type="float">
            <text:p>60,496.0</text:p>
          </table:table-cell>
          <table:table-cell table:style-name="ce277" office:value-type="float" office:value="82936" calcext:value-type="float">
            <text:p>82,936.0</text:p>
          </table:table-cell>
          <table:table-cell table:style-name="ce277" office:value-type="float" office:value="58404.95576" calcext:value-type="float">
            <text:p>58,405.0</text:p>
          </table:table-cell>
          <table:table-cell table:style-name="ce277" office:value-type="float" office:value="78870.809024" calcext:value-type="float">
            <text:p>78,870.8</text:p>
          </table:table-cell>
          <table:table-cell table:style-name="ce310"/>
          <table:table-cell table:style-name="ce266" office:value-type="string" calcext:value-type="string">
            <text:p>80+</text:p>
          </table:table-cell>
          <table:table-cell table:style-name="ce319" table:formula="of:=SUM([.B107:.B109])" office:value-type="float" office:value="108530" calcext:value-type="float">
            <text:p>108,530.0</text:p>
          </table:table-cell>
          <table:table-cell table:style-name="ce319" table:formula="of:=SUM([.C107:.C109])" office:value-type="float" office:value="167358" calcext:value-type="float">
            <text:p>167,358.0</text:p>
          </table:table-cell>
          <table:table-cell table:style-name="ce319" table:formula="of:=SUM([.D107:.D109])" office:value-type="float" office:value="102280.182617" calcext:value-type="float">
            <text:p>102,280.2</text:p>
          </table:table-cell>
          <table:table-cell table:style-name="ce319" table:formula="of:=SUM([.E107:.E109])" office:value-type="float" office:value="149195.496152" calcext:value-type="float">
            <text:p>149,195.5</text:p>
          </table:table-cell>
          <table:table-cell table:style-name="Default" table:number-columns-repeated="2"/>
          <table:table-cell table:style-name="ce317" office:value-type="string" calcext:value-type="string">
            <text:p>50</text:p>
          </table:table-cell>
          <table:table-cell office:value-type="float" office:value="36478" calcext:value-type="float">
            <text:p>36478</text:p>
          </table:table-cell>
          <table:table-cell office:value-type="float" office:value="39964" calcext:value-type="float">
            <text:p>39964</text:p>
          </table:table-cell>
          <table:table-cell table:number-columns-repeated="1008"/>
        </table:table-row>
        <table:table-row table:style-name="ro7">
          <table:table-cell table:style-name="ce267" office:value-type="string" calcext:value-type="string">
            <text:p>85 to 89 </text:p>
            <text:p>[note 5]</text:p>
          </table:table-cell>
          <table:table-cell table:style-name="ce277" office:value-type="float" office:value="33201" calcext:value-type="float">
            <text:p>33,201.0</text:p>
          </table:table-cell>
          <table:table-cell table:style-name="ce277" office:value-type="float" office:value="53283" calcext:value-type="float">
            <text:p>53,283.0</text:p>
          </table:table-cell>
          <table:table-cell table:style-name="ce277" office:value-type="float" office:value="31072.019076" calcext:value-type="float">
            <text:p>31,072.0</text:p>
          </table:table-cell>
          <table:table-cell table:style-name="ce277" office:value-type="float" office:value="47183.801556" calcext:value-type="float">
            <text:p>47,183.8</text:p>
          </table:table-cell>
          <table:table-cell table:style-name="ce310" table:number-columns-repeated="2"/>
          <table:table-cell table:style-name="ce319" table:number-columns-repeated="3"/>
          <table:table-cell table:style-name="ce332"/>
          <table:table-cell table:style-name="Default" table:number-columns-repeated="2"/>
          <table:table-cell table:style-name="ce317" office:value-type="string" calcext:value-type="string">
            <text:p>51</text:p>
          </table:table-cell>
          <table:table-cell office:value-type="float" office:value="36135" calcext:value-type="float">
            <text:p>36135</text:p>
          </table:table-cell>
          <table:table-cell office:value-type="float" office:value="39285" calcext:value-type="float">
            <text:p>39285</text:p>
          </table:table-cell>
          <table:table-cell table:number-columns-repeated="1008"/>
        </table:table-row>
        <table:table-row table:style-name="ro7">
          <table:table-cell table:style-name="ce265" office:value-type="string" calcext:value-type="string">
            <text:p>90 and over </text:p>
            <text:p>[note 5]</text:p>
          </table:table-cell>
          <table:table-cell table:style-name="ce277" office:value-type="float" office:value="14833" calcext:value-type="float">
            <text:p>14,833.0</text:p>
          </table:table-cell>
          <table:table-cell table:style-name="ce277" office:value-type="float" office:value="31139" calcext:value-type="float">
            <text:p>31,139.0</text:p>
          </table:table-cell>
          <table:table-cell table:style-name="ce277" office:value-type="float" office:value="12803.207781" calcext:value-type="float">
            <text:p>12,803.2</text:p>
          </table:table-cell>
          <table:table-cell table:style-name="ce277" office:value-type="float" office:value="23140.885572" calcext:value-type="float">
            <text:p>23,140.9</text:p>
          </table:table-cell>
          <table:table-cell table:style-name="ce310" table:number-columns-repeated="2"/>
          <table:table-cell table:style-name="ce319" table:number-columns-repeated="3"/>
          <table:table-cell table:style-name="ce332"/>
          <table:table-cell table:style-name="Default" table:number-columns-repeated="2"/>
          <table:table-cell table:style-name="ce317" office:value-type="string" calcext:value-type="string">
            <text:p>52</text:p>
          </table:table-cell>
          <table:table-cell office:value-type="float" office:value="37526" calcext:value-type="float">
            <text:p>37526</text:p>
          </table:table-cell>
          <table:table-cell office:value-type="float" office:value="40729" calcext:value-type="float">
            <text:p>40729</text:p>
          </table:table-cell>
          <table:table-cell table:number-columns-repeated="1008"/>
        </table:table-row>
        <table:table-row table:style-name="ro1">
          <table:table-cell table:style-name="ce268" office:value-type="string" calcext:value-type="string">
            <text:p>Popn</text:p>
          </table:table-cell>
          <table:table-cell table:style-name="ce278" table:formula="of:=SUM([.B91:.B109])" office:value-type="float" office:value="2669315" calcext:value-type="float">
            <text:p>2,669,315.0</text:p>
          </table:table-cell>
          <table:table-cell table:style-name="ce278" table:formula="of:=SUM([.C91:.C109])" office:value-type="float" office:value="2801509" calcext:value-type="float">
            <text:p>2,801,509.0</text:p>
          </table:table-cell>
          <table:table-cell table:style-name="ce278" table:formula="of:=SUM([.D91:.D109])" office:value-type="float" office:value="2610590.822729" calcext:value-type="float">
            <text:p>2,610,590.8</text:p>
          </table:table-cell>
          <table:table-cell table:style-name="ce278" table:formula="of:=SUM([.E91:.E109])" office:value-type="float" office:value="2736765.743313" calcext:value-type="float">
            <text:p>2,736,765.7</text:p>
          </table:table-cell>
          <table:table-cell table:style-name="ce308" table:number-columns-repeated="2"/>
          <table:table-cell table:style-name="ce278" table:formula="of:=SUM([.H91:.H109])" office:value-type="float" office:value="2669315" calcext:value-type="float">
            <text:p>2,669,315.0</text:p>
          </table:table-cell>
          <table:table-cell table:style-name="ce278" table:formula="of:=SUM([.I91:.I109])" office:value-type="float" office:value="2801509" calcext:value-type="float">
            <text:p>2,801,509.0</text:p>
          </table:table-cell>
          <table:table-cell table:style-name="ce278" table:formula="of:=SUM([.J91:.J109])" office:value-type="float" office:value="2610590.822729" calcext:value-type="float">
            <text:p>2,610,590.8</text:p>
          </table:table-cell>
          <table:table-cell table:style-name="ce278" table:formula="of:=SUM([.K91:.K109])" office:value-type="float" office:value="2736765.743313" calcext:value-type="float">
            <text:p>2,736,765.7</text:p>
          </table:table-cell>
          <table:table-cell/>
          <table:table-cell table:style-name="ce317"/>
          <table:table-cell table:style-name="ce317" office:value-type="string" calcext:value-type="string">
            <text:p>53</text:p>
          </table:table-cell>
          <table:table-cell office:value-type="float" office:value="38216" calcext:value-type="float">
            <text:p>38216</text:p>
          </table:table-cell>
          <table:table-cell office:value-type="float" office:value="41447" calcext:value-type="float">
            <text:p>41447</text:p>
          </table:table-cell>
          <table:table-cell table:number-columns-repeated="1008"/>
        </table:table-row>
        <table:table-row table:style-name="ro1">
          <table:table-cell table:style-name="ce268" office:value-type="string" calcext:value-type="string">
            <text:p>16+</text:p>
          </table:table-cell>
          <table:table-cell table:style-name="ce278" table:formula="of:=SUM([.B94:.B109])" office:value-type="float" office:value="2207842" calcext:value-type="float">
            <text:p>2,207,842.0</text:p>
          </table:table-cell>
          <table:table-cell table:style-name="ce278" table:formula="of:=SUM([.C94:.C109])" office:value-type="float" office:value="2363128" calcext:value-type="float">
            <text:p>2,363,128.0</text:p>
          </table:table-cell>
          <table:table-cell table:style-name="ce278" table:formula="of:=SUM([.D94:.D109])" office:value-type="float" office:value="2151170.454633" calcext:value-type="float">
            <text:p>2,151,170.5</text:p>
          </table:table-cell>
          <table:table-cell table:style-name="ce278" table:formula="of:=SUM([.E94:.E109])" office:value-type="float" office:value="2299754.683938" calcext:value-type="float">
            <text:p>2,299,754.7</text:p>
          </table:table-cell>
          <table:table-cell table:style-name="ce308"/>
          <table:table-cell table:style-name="ce308" office:value-type="string" calcext:value-type="string">
            <text:p>16+</text:p>
          </table:table-cell>
          <table:table-cell table:style-name="ce278" table:formula="of:=SUM([.H94:.H109])" office:value-type="float" office:value="2207842" calcext:value-type="float">
            <text:p>2,207,842.0</text:p>
          </table:table-cell>
          <table:table-cell table:style-name="ce278" table:formula="of:=SUM([.I94:.I109])" office:value-type="float" office:value="2363128" calcext:value-type="float">
            <text:p>2,363,128.0</text:p>
          </table:table-cell>
          <table:table-cell table:style-name="ce278" table:formula="of:=SUM([.J94:.J109])" office:value-type="float" office:value="2151170.454633" calcext:value-type="float">
            <text:p>2,151,170.5</text:p>
          </table:table-cell>
          <table:table-cell table:style-name="ce278" table:formula="of:=SUM([.K94:.K109])" office:value-type="float" office:value="2299754.683938" calcext:value-type="float">
            <text:p>2,299,754.7</text:p>
          </table:table-cell>
          <table:table-cell table:number-columns-repeated="2"/>
          <table:table-cell office:value-type="string" calcext:value-type="string">
            <text:p>54</text:p>
          </table:table-cell>
          <table:table-cell office:value-type="float" office:value="38861" calcext:value-type="float">
            <text:p>38861</text:p>
          </table:table-cell>
          <table:table-cell office:value-type="float" office:value="41150" calcext:value-type="float">
            <text:p>41150</text:p>
          </table:table-cell>
          <table:table-cell table:number-columns-repeated="1008"/>
        </table:table-row>
        <table:table-row table:style-name="ro1">
          <table:table-cell table:style-name="ce268" office:value-type="string" calcext:value-type="string">
            <text:p>M+F</text:p>
          </table:table-cell>
          <table:table-cell table:style-name="ce268" table:formula="of:=[.B111]+[.C111]" office:value-type="float" office:value="4570970" calcext:value-type="float">
            <text:p>4570970</text:p>
          </table:table-cell>
          <table:table-cell table:style-name="ce268"/>
          <table:table-cell table:style-name="ce268" table:formula="of:=[.D111]+[.E111]" office:value-type="float" office:value="4450925.138571" calcext:value-type="float">
            <text:p>4450925.138571</text:p>
          </table:table-cell>
          <table:table-cell table:style-name="ce308" table:number-columns-repeated="3"/>
          <table:table-cell table:style-name="ce268" table:formula="of:=[.H111]+[.I111]" office:value-type="float" office:value="4570970" calcext:value-type="float">
            <text:p>4570970</text:p>
          </table:table-cell>
          <table:table-cell table:style-name="ce268" table:formula="of:=[.I111]+[.J111]" office:value-type="float" office:value="4514298.454633" calcext:value-type="float">
            <text:p>4514298.454633</text:p>
          </table:table-cell>
          <table:table-cell table:style-name="ce268" table:formula="of:=[.J111]+[.K111]" office:value-type="float" office:value="4450925.138571" calcext:value-type="float">
            <text:p>4450925.138571</text:p>
          </table:table-cell>
          <table:table-cell table:style-name="ce268" table:formula="of:=[.K111]+[.L111]" office:value-type="float" office:value="2299754.683938" calcext:value-type="float">
            <text:p>2299754.683938</text:p>
          </table:table-cell>
          <table:table-cell/>
          <table:table-cell table:style-name="ce317"/>
          <table:table-cell table:style-name="ce317" office:value-type="string" calcext:value-type="string">
            <text:p>55</text:p>
          </table:table-cell>
          <table:table-cell office:value-type="float" office:value="38179" calcext:value-type="float">
            <text:p>38179</text:p>
          </table:table-cell>
          <table:table-cell office:value-type="float" office:value="41210" calcext:value-type="float">
            <text:p>41210</text:p>
          </table:table-cell>
          <table:table-cell table:number-columns-repeated="1008"/>
        </table:table-row>
        <table:table-row table:style-name="ro1">
          <table:table-cell table:style-name="Default" table:number-columns-repeated="4"/>
          <table:table-cell table:number-columns-repeated="3"/>
          <table:table-cell table:style-name="ce317" table:number-columns-repeated="2"/>
          <table:table-cell table:number-columns-repeated="3"/>
          <table:table-cell table:style-name="ce317"/>
          <table:table-cell table:style-name="ce317" office:value-type="string" calcext:value-type="string">
            <text:p>56</text:p>
          </table:table-cell>
          <table:table-cell office:value-type="float" office:value="39655" calcext:value-type="float">
            <text:p>39655</text:p>
          </table:table-cell>
          <table:table-cell office:value-type="float" office:value="42332" calcext:value-type="float">
            <text:p>42332</text:p>
          </table:table-cell>
          <table:table-cell table:number-columns-repeated="1008"/>
        </table:table-row>
        <table:table-row table:style-name="ro8">
          <table:table-cell table:style-name="ce269" office:value-type="string" calcext:value-type="string">
            <text:p>BENEFITS from StatXPLORE 8<text:span text:style-name="T1">th</text:span> August</text:p>
          </table:table-cell>
          <table:table-cell table:style-name="ce269" table:number-columns-repeated="3"/>
          <table:table-cell table:number-columns-repeated="3"/>
          <table:table-cell table:style-name="ce317" table:number-columns-repeated="2"/>
          <table:table-cell table:number-columns-repeated="3"/>
          <table:table-cell table:style-name="ce317"/>
          <table:table-cell table:style-name="ce317" office:value-type="string" calcext:value-type="string">
            <text:p>57</text:p>
          </table:table-cell>
          <table:table-cell office:value-type="float" office:value="38835" calcext:value-type="float">
            <text:p>38835</text:p>
          </table:table-cell>
          <table:table-cell office:value-type="float" office:value="42138" calcext:value-type="float">
            <text:p>42138</text:p>
          </table:table-cell>
          <table:table-cell table:number-columns-repeated="1008"/>
        </table:table-row>
        <table:table-row table:style-name="ro1">
          <table:table-cell table:style-name="ce269" office:value-type="string" calcext:value-type="string">
            <text:p><text:s/>CA (In Payment) - <text:s/>Nov-21</text:p>
          </table:table-cell>
          <table:table-cell table:style-name="ce270" office:value-type="float" office:value="80383" calcext:value-type="float">
            <text:p>80383</text:p>
          </table:table-cell>
          <table:table-cell table:style-name="ce269"/>
          <table:table-cell table:style-name="ce270" office:value-type="float" office:value="80383" calcext:value-type="float">
            <text:p>80383</text:p>
          </table:table-cell>
          <table:table-cell table:number-columns-repeated="3"/>
          <table:table-cell table:style-name="ce317" table:number-columns-repeated="2"/>
          <table:table-cell table:number-columns-repeated="3"/>
          <table:table-cell table:style-name="ce317"/>
          <table:table-cell table:style-name="ce317" office:value-type="string" calcext:value-type="string">
            <text:p>58</text:p>
          </table:table-cell>
          <table:table-cell office:value-type="float" office:value="38935" calcext:value-type="float">
            <text:p>38935</text:p>
          </table:table-cell>
          <table:table-cell office:value-type="float" office:value="41687" calcext:value-type="float">
            <text:p>41687</text:p>
          </table:table-cell>
          <table:table-cell table:number-columns-repeated="1008"/>
        </table:table-row>
        <table:table-row table:style-name="ro1">
          <table:table-cell table:style-name="ce270" office:value-type="string" calcext:value-type="string">
            <text:p>AA in payment Nov 2021 </text:p>
          </table:table-cell>
          <table:table-cell table:style-name="ce279" office:value-type="float" office:value="123909" calcext:value-type="float">
            <text:p>123909</text:p>
          </table:table-cell>
          <table:table-cell table:style-name="ce269"/>
          <table:table-cell table:style-name="ce279" office:value-type="float" office:value="123909" calcext:value-type="float">
            <text:p>123909</text:p>
          </table:table-cell>
          <table:table-cell table:number-columns-repeated="3"/>
          <table:table-cell table:style-name="ce317" table:number-columns-repeated="2"/>
          <table:table-cell table:number-columns-repeated="3"/>
          <table:table-cell table:style-name="ce317"/>
          <table:table-cell table:style-name="ce317" office:value-type="string" calcext:value-type="string">
            <text:p>59</text:p>
          </table:table-cell>
          <table:table-cell office:value-type="float" office:value="38104" calcext:value-type="float">
            <text:p>38104</text:p>
          </table:table-cell>
          <table:table-cell office:value-type="float" office:value="40335" calcext:value-type="float">
            <text:p>40335</text:p>
          </table:table-cell>
          <table:table-cell table:number-columns-repeated="1008"/>
        </table:table-row>
        <table:table-row table:style-name="ro1">
          <table:table-cell table:style-name="ce269" office:value-type="string" calcext:value-type="string">
            <text:p>DLA in payment+PIP apr 2021</text:p>
          </table:table-cell>
          <table:table-cell table:style-name="ce269" office:value-type="float" office:value="140598" calcext:value-type="float">
            <text:p>140598</text:p>
          </table:table-cell>
          <table:table-cell table:style-name="ce270" office:value-type="float" office:value="287527" calcext:value-type="float">
            <text:p>287527</text:p>
          </table:table-cell>
          <table:table-cell table:style-name="ce269" table:formula="of:=[.B117]+[.C117]" office:value-type="float" office:value="428125" calcext:value-type="float">
            <text:p>428125</text:p>
          </table:table-cell>
          <table:table-cell table:number-columns-repeated="9"/>
          <table:table-cell office:value-type="string" calcext:value-type="string">
            <text:p>60</text:p>
          </table:table-cell>
          <table:table-cell office:value-type="float" office:value="36940" calcext:value-type="float">
            <text:p>36940</text:p>
          </table:table-cell>
          <table:table-cell office:value-type="float" office:value="39285" calcext:value-type="float">
            <text:p>39285</text:p>
          </table:table-cell>
          <table:table-cell table:number-columns-repeated="1008"/>
        </table:table-row>
        <table:table-row table:style-name="ro1">
          <table:table-cell table:style-name="Default" table:number-columns-repeated="9"/>
          <table:table-cell table:number-columns-repeated="4"/>
          <table:table-cell office:value-type="string" calcext:value-type="string">
            <text:p>61</text:p>
          </table:table-cell>
          <table:table-cell office:value-type="float" office:value="35631" calcext:value-type="float">
            <text:p>35631</text:p>
          </table:table-cell>
          <table:table-cell office:value-type="float" office:value="37786" calcext:value-type="float">
            <text:p>37786</text:p>
          </table:table-cell>
          <table:table-cell table:number-columns-repeated="1008"/>
        </table:table-row>
        <table:table-row table:style-name="ro1">
          <table:table-cell table:style-name="Default" table:number-columns-repeated="2"/>
          <table:table-cell table:style-name="ce284" office:value-type="string" calcext:value-type="string">
            <text:p>pop-proj-2020-scot-nat-figs.xlsx</text:p>
          </table:table-cell>
          <table:table-cell table:style-name="ce284" table:number-columns-repeated="2"/>
          <table:table-cell table:style-name="ce284" office:value-type="string" calcext:value-type="string">
            <text:p>NOT USED </text:p>
          </table:table-cell>
          <table:table-cell table:style-name="ce284"/>
          <table:table-cell table:style-name="ce271" table:number-columns-repeated="3"/>
          <table:table-cell office:value-type="string" calcext:value-type="string">
            <text:p>90 &amp; over</text:p>
          </table:table-cell>
          <table:table-cell office:value-type="float" office:value="43749" calcext:value-type="float">
            <text:p>43749</text:p>
          </table:table-cell>
          <table:table-cell table:style-name="ce317" office:value-type="float" office:value="13659" calcext:value-type="float">
            <text:p>13659</text:p>
          </table:table-cell>
          <table:table-cell table:style-name="ce317" office:value-type="string" calcext:value-type="string">
            <text:p>62</text:p>
          </table:table-cell>
          <table:table-cell office:value-type="float" office:value="34990" calcext:value-type="float">
            <text:p>34990</text:p>
          </table:table-cell>
          <table:table-cell office:value-type="float" office:value="37646" calcext:value-type="float">
            <text:p>37646</text:p>
          </table:table-cell>
          <table:table-cell table:number-columns-repeated="1008"/>
        </table:table-row>
        <table:table-row table:style-name="ro1">
          <table:table-cell table:style-name="Default" table:number-columns-repeated="2"/>
          <table:table-cell table:style-name="ce271" table:number-columns-repeated="6"/>
          <table:table-cell table:style-name="ce284" table:number-columns-repeated="2"/>
          <table:table-cell table:number-columns-repeated="3"/>
          <table:table-cell office:value-type="string" calcext:value-type="string">
            <text:p>63</text:p>
          </table:table-cell>
          <table:table-cell office:value-type="float" office:value="33824" calcext:value-type="float">
            <text:p>33824</text:p>
          </table:table-cell>
          <table:table-cell office:value-type="float" office:value="36426" calcext:value-type="float">
            <text:p>36426</text:p>
          </table:table-cell>
          <table:table-cell table:number-columns-repeated="1008"/>
        </table:table-row>
        <table:table-row table:style-name="ro1">
          <table:table-cell table:style-name="Default" table:number-columns-repeated="2"/>
          <table:table-cell table:style-name="ce271" office:value-type="string" calcext:value-type="string">
            <text:p>Mid 2022</text:p>
          </table:table-cell>
          <table:table-cell table:style-name="ce271" table:number-columns-repeated="5"/>
          <table:table-cell table:style-name="ce284" table:number-columns-repeated="2"/>
          <table:table-cell table:number-columns-repeated="3"/>
          <table:table-cell office:value-type="string" calcext:value-type="string">
            <text:p>64</text:p>
          </table:table-cell>
          <table:table-cell office:value-type="float" office:value="32960" calcext:value-type="float">
            <text:p>32960</text:p>
          </table:table-cell>
          <table:table-cell office:value-type="float" office:value="35138" calcext:value-type="float">
            <text:p>35138</text:p>
          </table:table-cell>
          <table:table-cell table:number-columns-repeated="1008"/>
        </table:table-row>
        <table:table-row table:style-name="ro1">
          <table:table-cell table:style-name="Default" table:number-columns-repeated="2"/>
          <table:table-cell table:style-name="ce271" office:value-type="string" calcext:value-type="string">
            <text:p>Table 2</text:p>
          </table:table-cell>
          <table:table-cell table:style-name="ce271" table:number-columns-repeated="5"/>
          <table:table-cell table:style-name="ce284" table:number-columns-repeated="2"/>
          <table:table-cell table:number-columns-repeated="3"/>
          <table:table-cell office:value-type="string" calcext:value-type="string">
            <text:p>65</text:p>
          </table:table-cell>
          <table:table-cell office:value-type="float" office:value="31719" calcext:value-type="float">
            <text:p>31719</text:p>
          </table:table-cell>
          <table:table-cell office:value-type="float" office:value="33951" calcext:value-type="float">
            <text:p>33951</text:p>
          </table:table-cell>
          <table:table-cell table:number-columns-repeated="1008"/>
        </table:table-row>
        <table:table-row table:style-name="ro1">
          <table:table-cell table:style-name="Default" table:number-columns-repeated="2"/>
          <table:table-cell table:style-name="ce271"/>
          <table:table-cell table:style-name="ce271" office:value-type="string" calcext:value-type="string">
            <text:p>Males</text:p>
          </table:table-cell>
          <table:table-cell table:style-name="ce271" office:value-type="string" calcext:value-type="string">
            <text:p>Females</text:p>
          </table:table-cell>
          <table:table-cell table:style-name="ce284" office:value-type="string" calcext:value-type="string">
            <text:p>5 yr bands</text:p>
          </table:table-cell>
          <table:table-cell table:style-name="ce271" table:number-columns-repeated="2"/>
          <table:table-cell table:style-name="Default"/>
          <table:table-cell table:style-name="ce284" office:value-type="string" calcext:value-type="string">
            <text:p>Non HH Popn %</text:p>
          </table:table-cell>
          <table:table-cell table:number-columns-repeated="3"/>
          <table:table-cell office:value-type="string" calcext:value-type="string">
            <text:p>66</text:p>
          </table:table-cell>
          <table:table-cell office:value-type="float" office:value="29924" calcext:value-type="float">
            <text:p>29924</text:p>
          </table:table-cell>
          <table:table-cell office:value-type="float" office:value="32447" calcext:value-type="float">
            <text:p>32447</text:p>
          </table:table-cell>
          <table:table-cell table:number-columns-repeated="1008"/>
        </table:table-row>
        <table:table-row table:style-name="ro9">
          <table:table-cell table:style-name="Default" table:number-columns-repeated="2"/>
          <table:table-cell table:style-name="ce285" office:value-type="string" calcext:value-type="string">
            <text:p>All ages</text:p>
          </table:table-cell>
          <table:table-cell table:style-name="ce299" office:value-type="float" office:value="2669315" calcext:value-type="float">
            <text:p>2,669,315</text:p>
          </table:table-cell>
          <table:table-cell table:style-name="ce299" office:value-type="float" office:value="2801509" calcext:value-type="float">
            <text:p>2,801,509</text:p>
          </table:table-cell>
          <table:table-cell table:style-name="ce284" office:value-type="string" calcext:value-type="string">
            <text:p>MALES</text:p>
          </table:table-cell>
          <table:table-cell table:style-name="ce284" office:value-type="string" calcext:value-type="string">
            <text:p>Females</text:p>
          </table:table-cell>
          <table:table-cell table:style-name="ce320"/>
          <table:table-cell table:style-name="ce326" office:value-type="string" calcext:value-type="string">
            <text:p>Males</text:p>
          </table:table-cell>
          <table:table-cell table:style-name="ce326" office:value-type="string" calcext:value-type="string">
            <text:p>Females</text:p>
          </table:table-cell>
          <table:table-cell table:style-name="ce271" table:number-columns-repeated="3"/>
          <table:table-cell office:value-type="string" calcext:value-type="string">
            <text:p>67</text:p>
          </table:table-cell>
          <table:table-cell office:value-type="float" office:value="29523" calcext:value-type="float">
            <text:p>29523</text:p>
          </table:table-cell>
          <table:table-cell office:value-type="float" office:value="31665" calcext:value-type="float">
            <text:p>31665</text:p>
          </table:table-cell>
          <table:table-cell table:number-columns-repeated="1008"/>
        </table:table-row>
        <table:table-row table:style-name="ro9">
          <table:table-cell table:style-name="Default" table:number-columns-repeated="2"/>
          <table:table-cell table:style-name="ce286" office:value-type="float" office:value="0" calcext:value-type="float">
            <text:p>0</text:p>
          </table:table-cell>
          <table:table-cell table:style-name="ce300" office:value-type="float" office:value="23338" calcext:value-type="float">
            <text:p>23,338</text:p>
          </table:table-cell>
          <table:table-cell table:style-name="ce300" office:value-type="float" office:value="22237" calcext:value-type="float">
            <text:p>22,237</text:p>
          </table:table-cell>
          <table:table-cell table:style-name="ce284" table:number-columns-repeated="2"/>
          <table:table-cell table:style-name="ce271" office:value-type="string" calcext:value-type="string">
            <text:p>0-15</text:p>
          </table:table-cell>
          <table:table-cell table:style-name="Default" table:number-columns-repeated="2"/>
          <table:table-cell table:style-name="ce271" table:number-columns-repeated="3"/>
          <table:table-cell office:value-type="string" calcext:value-type="string">
            <text:p>68</text:p>
          </table:table-cell>
          <table:table-cell office:value-type="float" office:value="28492" calcext:value-type="float">
            <text:p>28492</text:p>
          </table:table-cell>
          <table:table-cell office:value-type="float" office:value="30868" calcext:value-type="float">
            <text:p>30868</text:p>
          </table:table-cell>
          <table:table-cell table:number-columns-repeated="1008"/>
        </table:table-row>
        <table:table-row table:style-name="ro9">
          <table:table-cell table:style-name="Default" table:number-columns-repeated="2"/>
          <table:table-cell table:style-name="ce286" office:value-type="float" office:value="1" calcext:value-type="float">
            <text:p>1</text:p>
          </table:table-cell>
          <table:table-cell table:style-name="ce300" office:value-type="float" office:value="23950" calcext:value-type="float">
            <text:p>23,950</text:p>
          </table:table-cell>
          <table:table-cell table:style-name="ce300" office:value-type="float" office:value="22817" calcext:value-type="float">
            <text:p>22,817</text:p>
          </table:table-cell>
          <table:table-cell table:style-name="ce284" table:number-columns-repeated="3"/>
          <table:table-cell table:style-name="Default" table:number-columns-repeated="2"/>
          <table:table-cell table:style-name="ce271" table:number-columns-repeated="3"/>
          <table:table-cell office:value-type="string" calcext:value-type="string">
            <text:p>69</text:p>
          </table:table-cell>
          <table:table-cell office:value-type="float" office:value="27212" calcext:value-type="float">
            <text:p>27212</text:p>
          </table:table-cell>
          <table:table-cell office:value-type="float" office:value="29623" calcext:value-type="float">
            <text:p>29623</text:p>
          </table:table-cell>
          <table:table-cell table:number-columns-repeated="1008"/>
        </table:table-row>
        <table:table-row table:style-name="ro9">
          <table:table-cell table:style-name="Default" table:number-columns-repeated="2"/>
          <table:table-cell table:style-name="ce286" office:value-type="float" office:value="2" calcext:value-type="float">
            <text:p>2</text:p>
          </table:table-cell>
          <table:table-cell table:style-name="ce300" office:value-type="float" office:value="25204" calcext:value-type="float">
            <text:p>25,204</text:p>
          </table:table-cell>
          <table:table-cell table:style-name="ce300" office:value-type="float" office:value="23911" calcext:value-type="float">
            <text:p>23,911</text:p>
          </table:table-cell>
          <table:table-cell table:style-name="ce284" table:number-columns-repeated="3"/>
          <table:table-cell table:style-name="Default" table:number-columns-repeated="2"/>
          <table:table-cell table:style-name="ce271" table:number-columns-repeated="3"/>
          <table:table-cell office:value-type="string" calcext:value-type="string">
            <text:p>70</text:p>
          </table:table-cell>
          <table:table-cell office:value-type="float" office:value="27022" calcext:value-type="float">
            <text:p>27022</text:p>
          </table:table-cell>
          <table:table-cell office:value-type="float" office:value="29670" calcext:value-type="float">
            <text:p>29670</text:p>
          </table:table-cell>
          <table:table-cell table:number-columns-repeated="1008"/>
        </table:table-row>
        <table:table-row table:style-name="ro9">
          <table:table-cell table:style-name="Default" table:number-columns-repeated="2"/>
          <table:table-cell table:style-name="ce286" office:value-type="float" office:value="3" calcext:value-type="float">
            <text:p>3</text:p>
          </table:table-cell>
          <table:table-cell table:style-name="ce300" office:value-type="float" office:value="26567" calcext:value-type="float">
            <text:p>26,567</text:p>
          </table:table-cell>
          <table:table-cell table:style-name="ce300" office:value-type="float" office:value="24962" calcext:value-type="float">
            <text:p>24,962</text:p>
          </table:table-cell>
          <table:table-cell table:style-name="ce284" table:number-columns-repeated="5"/>
          <table:table-cell table:style-name="ce271" table:number-columns-repeated="3"/>
          <table:table-cell office:value-type="string" calcext:value-type="string">
            <text:p>71</text:p>
          </table:table-cell>
          <table:table-cell office:value-type="float" office:value="26952" calcext:value-type="float">
            <text:p>26952</text:p>
          </table:table-cell>
          <table:table-cell office:value-type="float" office:value="29481" calcext:value-type="float">
            <text:p>29481</text:p>
          </table:table-cell>
          <table:table-cell table:number-columns-repeated="1008"/>
        </table:table-row>
        <table:table-row table:style-name="ro9">
          <table:table-cell table:style-name="Default" table:number-columns-repeated="2"/>
          <table:table-cell table:style-name="ce286" office:value-type="float" office:value="4" calcext:value-type="float">
            <text:p>4</text:p>
          </table:table-cell>
          <table:table-cell table:style-name="ce300" office:value-type="float" office:value="27425" calcext:value-type="float">
            <text:p>27,425</text:p>
          </table:table-cell>
          <table:table-cell table:style-name="ce300" office:value-type="float" office:value="25935" calcext:value-type="float">
            <text:p>25,935</text:p>
          </table:table-cell>
          <table:table-cell table:style-name="ce284" table:formula="of:=SUM([.D125:.D129])" office:value-type="float" office:value="126484" calcext:value-type="float">
            <text:p>126484</text:p>
          </table:table-cell>
          <table:table-cell table:style-name="ce284" table:formula="of:=SUM([.E125:.E129])" office:value-type="float" office:value="119862" calcext:value-type="float">
            <text:p>119862</text:p>
          </table:table-cell>
          <table:table-cell table:style-name="ce284" table:number-columns-repeated="3"/>
          <table:table-cell table:style-name="ce271" table:number-columns-repeated="3"/>
          <table:table-cell office:value-type="string" calcext:value-type="string">
            <text:p>72</text:p>
          </table:table-cell>
          <table:table-cell office:value-type="float" office:value="27095" calcext:value-type="float">
            <text:p>27095</text:p>
          </table:table-cell>
          <table:table-cell office:value-type="float" office:value="29961" calcext:value-type="float">
            <text:p>29961</text:p>
          </table:table-cell>
          <table:table-cell table:number-columns-repeated="1008"/>
        </table:table-row>
        <table:table-row table:style-name="ro9">
          <table:table-cell table:style-name="Default" table:number-columns-repeated="2"/>
          <table:table-cell table:style-name="ce286" office:value-type="float" office:value="5" calcext:value-type="float">
            <text:p>5</text:p>
          </table:table-cell>
          <table:table-cell table:style-name="ce300" office:value-type="float" office:value="28359" calcext:value-type="float">
            <text:p>28,359</text:p>
          </table:table-cell>
          <table:table-cell table:style-name="ce300" office:value-type="float" office:value="26481" calcext:value-type="float">
            <text:p>26,481</text:p>
          </table:table-cell>
          <table:table-cell table:style-name="ce284" table:number-columns-repeated="5"/>
          <table:table-cell table:style-name="ce271" table:number-columns-repeated="3"/>
          <table:table-cell office:value-type="string" calcext:value-type="string">
            <text:p>73</text:p>
          </table:table-cell>
          <table:table-cell office:value-type="float" office:value="27590" calcext:value-type="float">
            <text:p>27590</text:p>
          </table:table-cell>
          <table:table-cell office:value-type="float" office:value="30529" calcext:value-type="float">
            <text:p>30529</text:p>
          </table:table-cell>
          <table:table-cell table:number-columns-repeated="1008"/>
        </table:table-row>
        <table:table-row table:style-name="ro9">
          <table:table-cell table:style-name="Default" table:number-columns-repeated="2"/>
          <table:table-cell table:style-name="ce286" office:value-type="float" office:value="6" calcext:value-type="float">
            <text:p>6</text:p>
          </table:table-cell>
          <table:table-cell table:style-name="ce300" office:value-type="float" office:value="29549" calcext:value-type="float">
            <text:p>29,549</text:p>
          </table:table-cell>
          <table:table-cell table:style-name="ce300" office:value-type="float" office:value="27532" calcext:value-type="float">
            <text:p>27,532</text:p>
          </table:table-cell>
          <table:table-cell table:style-name="ce284" table:number-columns-repeated="5"/>
          <table:table-cell table:style-name="ce271" table:number-columns-repeated="3"/>
          <table:table-cell office:value-type="string" calcext:value-type="string">
            <text:p>74</text:p>
          </table:table-cell>
          <table:table-cell office:value-type="float" office:value="29032" calcext:value-type="float">
            <text:p>29032</text:p>
          </table:table-cell>
          <table:table-cell office:value-type="float" office:value="32822" calcext:value-type="float">
            <text:p>32822</text:p>
          </table:table-cell>
          <table:table-cell table:number-columns-repeated="1008"/>
        </table:table-row>
        <table:table-row table:style-name="ro9">
          <table:table-cell table:style-name="Default" table:number-columns-repeated="2"/>
          <table:table-cell table:style-name="ce286" office:value-type="float" office:value="7" calcext:value-type="float">
            <text:p>7</text:p>
          </table:table-cell>
          <table:table-cell table:style-name="ce300" office:value-type="float" office:value="29718" calcext:value-type="float">
            <text:p>29,718</text:p>
          </table:table-cell>
          <table:table-cell table:style-name="ce300" office:value-type="float" office:value="28215" calcext:value-type="float">
            <text:p>28,215</text:p>
          </table:table-cell>
          <table:table-cell table:style-name="ce284" table:number-columns-repeated="5"/>
          <table:table-cell table:style-name="ce271" table:number-columns-repeated="3"/>
          <table:table-cell office:value-type="string" calcext:value-type="string">
            <text:p>75</text:p>
          </table:table-cell>
          <table:table-cell office:value-type="float" office:value="21415" calcext:value-type="float">
            <text:p>21415</text:p>
          </table:table-cell>
          <table:table-cell office:value-type="float" office:value="24248" calcext:value-type="float">
            <text:p>24248</text:p>
          </table:table-cell>
          <table:table-cell table:number-columns-repeated="1008"/>
        </table:table-row>
        <table:table-row table:style-name="ro9">
          <table:table-cell table:style-name="Default" table:number-columns-repeated="2"/>
          <table:table-cell table:style-name="ce286" office:value-type="float" office:value="8" calcext:value-type="float">
            <text:p>8</text:p>
          </table:table-cell>
          <table:table-cell table:style-name="ce300" office:value-type="float" office:value="29957" calcext:value-type="float">
            <text:p>29,957</text:p>
          </table:table-cell>
          <table:table-cell table:style-name="ce300" office:value-type="float" office:value="28332" calcext:value-type="float">
            <text:p>28,332</text:p>
          </table:table-cell>
          <table:table-cell table:style-name="ce284" table:number-columns-repeated="5"/>
          <table:table-cell table:style-name="ce271" table:number-columns-repeated="3"/>
          <table:table-cell office:value-type="string" calcext:value-type="string">
            <text:p>76</text:p>
          </table:table-cell>
          <table:table-cell office:value-type="float" office:value="19277" calcext:value-type="float">
            <text:p>19277</text:p>
          </table:table-cell>
          <table:table-cell office:value-type="float" office:value="22972" calcext:value-type="float">
            <text:p>22972</text:p>
          </table:table-cell>
          <table:table-cell table:number-columns-repeated="1008"/>
        </table:table-row>
        <table:table-row table:style-name="ro9">
          <table:table-cell table:style-name="Default" table:number-columns-repeated="2"/>
          <table:table-cell table:style-name="ce286" office:value-type="float" office:value="9" calcext:value-type="float">
            <text:p>9</text:p>
          </table:table-cell>
          <table:table-cell table:style-name="ce300" office:value-type="float" office:value="30486" calcext:value-type="float">
            <text:p>30,486</text:p>
          </table:table-cell>
          <table:table-cell table:style-name="ce300" office:value-type="float" office:value="29039" calcext:value-type="float">
            <text:p>29,039</text:p>
          </table:table-cell>
          <table:table-cell table:style-name="ce284" table:formula="of:=SUM([.D130:.D134])" office:value-type="float" office:value="148069" calcext:value-type="float">
            <text:p>148069</text:p>
          </table:table-cell>
          <table:table-cell table:style-name="ce284" table:formula="of:=SUM([.E130:.E134])" office:value-type="float" office:value="139599" calcext:value-type="float">
            <text:p>139599</text:p>
          </table:table-cell>
          <table:table-cell table:style-name="ce284" table:number-columns-repeated="3"/>
          <table:table-cell table:style-name="ce271" table:number-columns-repeated="3"/>
          <table:table-cell office:value-type="string" calcext:value-type="string">
            <text:p>77</text:p>
          </table:table-cell>
          <table:table-cell office:value-type="float" office:value="19323" calcext:value-type="float">
            <text:p>19323</text:p>
          </table:table-cell>
          <table:table-cell office:value-type="float" office:value="22826" calcext:value-type="float">
            <text:p>22826</text:p>
          </table:table-cell>
          <table:table-cell table:number-columns-repeated="1008"/>
        </table:table-row>
        <table:table-row table:style-name="ro9">
          <table:table-cell table:style-name="Default" table:number-columns-repeated="2"/>
          <table:table-cell table:style-name="ce286" office:value-type="float" office:value="10" calcext:value-type="float">
            <text:p>10</text:p>
          </table:table-cell>
          <table:table-cell table:style-name="ce300" office:value-type="float" office:value="31420" calcext:value-type="float">
            <text:p>31,420</text:p>
          </table:table-cell>
          <table:table-cell table:style-name="ce300" office:value-type="float" office:value="29598" calcext:value-type="float">
            <text:p>29,598</text:p>
          </table:table-cell>
          <table:table-cell table:style-name="ce284" table:number-columns-repeated="5"/>
          <table:table-cell table:style-name="ce271" table:number-columns-repeated="3"/>
          <table:table-cell office:value-type="string" calcext:value-type="string">
            <text:p>78</text:p>
          </table:table-cell>
          <table:table-cell office:value-type="float" office:value="17525" calcext:value-type="float">
            <text:p>17525</text:p>
          </table:table-cell>
          <table:table-cell office:value-type="float" office:value="21725" calcext:value-type="float">
            <text:p>21725</text:p>
          </table:table-cell>
          <table:table-cell table:number-columns-repeated="1008"/>
        </table:table-row>
        <table:table-row table:style-name="ro9">
          <table:table-cell table:style-name="Default" table:number-columns-repeated="2"/>
          <table:table-cell table:style-name="ce286" office:value-type="float" office:value="11" calcext:value-type="float">
            <text:p>11</text:p>
          </table:table-cell>
          <table:table-cell table:style-name="ce300" office:value-type="float" office:value="32204" calcext:value-type="float">
            <text:p>32,204</text:p>
          </table:table-cell>
          <table:table-cell table:style-name="ce300" office:value-type="float" office:value="30687" calcext:value-type="float">
            <text:p>30,687</text:p>
          </table:table-cell>
          <table:table-cell table:style-name="ce284" table:number-columns-repeated="5"/>
          <table:table-cell table:style-name="ce271" table:number-columns-repeated="3"/>
          <table:table-cell office:value-type="string" calcext:value-type="string">
            <text:p>79</text:p>
          </table:table-cell>
          <table:table-cell office:value-type="float" office:value="15216" calcext:value-type="float">
            <text:p>15216</text:p>
          </table:table-cell>
          <table:table-cell office:value-type="float" office:value="19772" calcext:value-type="float">
            <text:p>19772</text:p>
          </table:table-cell>
          <table:table-cell table:number-columns-repeated="1008"/>
        </table:table-row>
        <table:table-row table:style-name="ro9">
          <table:table-cell table:style-name="Default" table:number-columns-repeated="2"/>
          <table:table-cell table:style-name="ce286" office:value-type="float" office:value="12" calcext:value-type="float">
            <text:p>12</text:p>
          </table:table-cell>
          <table:table-cell table:style-name="ce300" office:value-type="float" office:value="30503" calcext:value-type="float">
            <text:p>30,503</text:p>
          </table:table-cell>
          <table:table-cell table:style-name="ce300" office:value-type="float" office:value="29471" calcext:value-type="float">
            <text:p>29,471</text:p>
          </table:table-cell>
          <table:table-cell table:style-name="ce284" table:number-columns-repeated="5"/>
          <table:table-cell table:style-name="ce271" table:number-columns-repeated="3"/>
          <table:table-cell office:value-type="string" calcext:value-type="string">
            <text:p>80</text:p>
          </table:table-cell>
          <table:table-cell office:value-type="float" office:value="13406" calcext:value-type="float">
            <text:p>13406</text:p>
          </table:table-cell>
          <table:table-cell office:value-type="float" office:value="17930" calcext:value-type="float">
            <text:p>17930</text:p>
          </table:table-cell>
          <table:table-cell table:number-columns-repeated="1008"/>
        </table:table-row>
        <table:table-row table:style-name="ro9">
          <table:table-cell table:style-name="Default" table:number-columns-repeated="2"/>
          <table:table-cell table:style-name="ce286" office:value-type="float" office:value="13" calcext:value-type="float">
            <text:p>13</text:p>
          </table:table-cell>
          <table:table-cell table:style-name="ce300" office:value-type="float" office:value="31419" calcext:value-type="float">
            <text:p>31,419</text:p>
          </table:table-cell>
          <table:table-cell table:style-name="ce300" office:value-type="float" office:value="30223" calcext:value-type="float">
            <text:p>30,223</text:p>
          </table:table-cell>
          <table:table-cell table:style-name="ce284" table:number-columns-repeated="5"/>
          <table:table-cell table:style-name="ce271" table:number-columns-repeated="3"/>
          <table:table-cell office:value-type="string" calcext:value-type="string">
            <text:p>81</text:p>
          </table:table-cell>
          <table:table-cell office:value-type="float" office:value="13194" calcext:value-type="float">
            <text:p>13194</text:p>
          </table:table-cell>
          <table:table-cell office:value-type="float" office:value="17700" calcext:value-type="float">
            <text:p>17700</text:p>
          </table:table-cell>
          <table:table-cell table:number-columns-repeated="1008"/>
        </table:table-row>
        <table:table-row table:style-name="ro9">
          <table:table-cell table:style-name="Default" table:number-columns-repeated="2"/>
          <table:table-cell table:style-name="ce286" office:value-type="float" office:value="14" calcext:value-type="float">
            <text:p>14</text:p>
          </table:table-cell>
          <table:table-cell table:style-name="ce300" office:value-type="float" office:value="31242" calcext:value-type="float">
            <text:p>31,242</text:p>
          </table:table-cell>
          <table:table-cell table:style-name="ce300" office:value-type="float" office:value="30111" calcext:value-type="float">
            <text:p>30,111</text:p>
          </table:table-cell>
          <table:table-cell table:style-name="ce284" table:number-columns-repeated="5"/>
          <table:table-cell table:style-name="ce271" table:number-columns-repeated="3"/>
          <table:table-cell office:value-type="string" calcext:value-type="string">
            <text:p>82</text:p>
          </table:table-cell>
          <table:table-cell office:value-type="float" office:value="12358" calcext:value-type="float">
            <text:p>12358</text:p>
          </table:table-cell>
          <table:table-cell office:value-type="float" office:value="16683" calcext:value-type="float">
            <text:p>16683</text:p>
          </table:table-cell>
          <table:table-cell table:number-columns-repeated="1008"/>
        </table:table-row>
        <table:table-row table:style-name="ro9">
          <table:table-cell table:style-name="Default" table:number-columns-repeated="2"/>
          <table:table-cell table:style-name="ce286" office:value-type="float" office:value="15" calcext:value-type="float">
            <text:p>15</text:p>
          </table:table-cell>
          <table:table-cell table:style-name="ce300" office:value-type="float" office:value="30132" calcext:value-type="float">
            <text:p>30,132</text:p>
          </table:table-cell>
          <table:table-cell table:style-name="ce300" office:value-type="float" office:value="28830" calcext:value-type="float">
            <text:p>28,830</text:p>
          </table:table-cell>
          <table:table-cell table:style-name="ce284" table:formula="of:=SUM([.D135:.D140])" office:value-type="float" office:value="186920" calcext:value-type="float">
            <text:p>186920</text:p>
          </table:table-cell>
          <table:table-cell table:style-name="ce284" table:formula="of:=SUM([.E135:.E140])" office:value-type="float" office:value="178920" calcext:value-type="float">
            <text:p>178920</text:p>
          </table:table-cell>
          <table:table-cell table:style-name="ce284"/>
          <table:table-cell table:style-name="ce327" office:value-type="float" office:value="0.004448" calcext:value-type="float">
            <text:p>0.004448</text:p>
          </table:table-cell>
          <table:table-cell table:style-name="ce327" office:value-type="float" office:value="0.003125" calcext:value-type="float">
            <text:p>0.003125</text:p>
          </table:table-cell>
          <table:table-cell table:style-name="ce271" table:number-columns-repeated="3"/>
          <table:table-cell office:value-type="string" calcext:value-type="string">
            <text:p>83</text:p>
          </table:table-cell>
          <table:table-cell office:value-type="float" office:value="11369" calcext:value-type="float">
            <text:p>11369</text:p>
          </table:table-cell>
          <table:table-cell office:value-type="float" office:value="15675" calcext:value-type="float">
            <text:p>15675</text:p>
          </table:table-cell>
          <table:table-cell table:number-columns-repeated="1008"/>
        </table:table-row>
        <table:table-row table:style-name="ro9">
          <table:table-cell table:style-name="Default" table:number-columns-repeated="2"/>
          <table:table-cell table:style-name="ce286" office:value-type="float" office:value="16" calcext:value-type="float">
            <text:p>16</text:p>
          </table:table-cell>
          <table:table-cell table:style-name="ce300" office:value-type="float" office:value="29490" calcext:value-type="float">
            <text:p>29,490</text:p>
          </table:table-cell>
          <table:table-cell table:style-name="ce300" office:value-type="float" office:value="28332" calcext:value-type="float">
            <text:p>28,332</text:p>
          </table:table-cell>
          <table:table-cell table:style-name="ce284" table:number-columns-repeated="2"/>
          <table:table-cell table:style-name="ce271" office:value-type="string" calcext:value-type="string">
            <text:p>16-19</text:p>
          </table:table-cell>
          <table:table-cell table:style-name="ce284" table:number-columns-repeated="2"/>
          <table:table-cell table:style-name="ce271" table:number-columns-repeated="3"/>
          <table:table-cell office:value-type="string" calcext:value-type="string">
            <text:p>84</text:p>
          </table:table-cell>
          <table:table-cell office:value-type="float" office:value="9856" calcext:value-type="float">
            <text:p>9856</text:p>
          </table:table-cell>
          <table:table-cell office:value-type="float" office:value="14504" calcext:value-type="float">
            <text:p>14504</text:p>
          </table:table-cell>
          <table:table-cell table:number-columns-repeated="1008"/>
        </table:table-row>
        <table:table-row table:style-name="ro9">
          <table:table-cell table:style-name="Default" table:number-columns-repeated="2"/>
          <table:table-cell table:style-name="ce286" office:value-type="float" office:value="17" calcext:value-type="float">
            <text:p>17</text:p>
          </table:table-cell>
          <table:table-cell table:style-name="ce300" office:value-type="float" office:value="29550" calcext:value-type="float">
            <text:p>29,550</text:p>
          </table:table-cell>
          <table:table-cell table:style-name="ce300" office:value-type="float" office:value="27794" calcext:value-type="float">
            <text:p>27,794</text:p>
          </table:table-cell>
          <table:table-cell table:style-name="ce284" table:number-columns-repeated="5"/>
          <table:table-cell table:style-name="ce271" table:number-columns-repeated="3"/>
          <table:table-cell office:value-type="string" calcext:value-type="string">
            <text:p>85</text:p>
          </table:table-cell>
          <table:table-cell office:value-type="float" office:value="8636" calcext:value-type="float">
            <text:p>8636</text:p>
          </table:table-cell>
          <table:table-cell office:value-type="float" office:value="13298" calcext:value-type="float">
            <text:p>13298</text:p>
          </table:table-cell>
          <table:table-cell table:number-columns-repeated="1008"/>
        </table:table-row>
        <table:table-row table:style-name="ro9">
          <table:table-cell table:style-name="Default" table:number-columns-repeated="2"/>
          <table:table-cell table:style-name="ce286" office:value-type="float" office:value="18" calcext:value-type="float">
            <text:p>18</text:p>
          </table:table-cell>
          <table:table-cell table:style-name="ce300" office:value-type="float" office:value="29149" calcext:value-type="float">
            <text:p>29,149</text:p>
          </table:table-cell>
          <table:table-cell table:style-name="ce300" office:value-type="float" office:value="27386" calcext:value-type="float">
            <text:p>27,386</text:p>
          </table:table-cell>
          <table:table-cell table:style-name="ce284" table:number-columns-repeated="3"/>
          <table:table-cell table:style-name="Default" table:number-columns-repeated="2"/>
          <table:table-cell table:style-name="ce271" table:number-columns-repeated="3"/>
          <table:table-cell office:value-type="string" calcext:value-type="string">
            <text:p>86</text:p>
          </table:table-cell>
          <table:table-cell office:value-type="float" office:value="7701" calcext:value-type="float">
            <text:p>7701</text:p>
          </table:table-cell>
          <table:table-cell office:value-type="float" office:value="11991" calcext:value-type="float">
            <text:p>11991</text:p>
          </table:table-cell>
          <table:table-cell table:number-columns-repeated="1008"/>
        </table:table-row>
        <table:table-row table:style-name="ro9">
          <table:table-cell table:style-name="Default" table:number-columns-repeated="2"/>
          <table:table-cell table:style-name="ce286" office:value-type="float" office:value="19" calcext:value-type="float">
            <text:p>19</text:p>
          </table:table-cell>
          <table:table-cell table:style-name="ce300" office:value-type="float" office:value="28825" calcext:value-type="float">
            <text:p>28,825</text:p>
          </table:table-cell>
          <table:table-cell table:style-name="ce300" office:value-type="float" office:value="27829" calcext:value-type="float">
            <text:p>27,829</text:p>
          </table:table-cell>
          <table:table-cell table:style-name="ce284" table:formula="of:=SUM([.D141:.D144])" office:value-type="float" office:value="117014" calcext:value-type="float">
            <text:p>117014</text:p>
          </table:table-cell>
          <table:table-cell table:style-name="ce284" table:formula="of:=SUM([.E141:.E144])" office:value-type="float" office:value="111341" calcext:value-type="float">
            <text:p>111341</text:p>
          </table:table-cell>
          <table:table-cell table:style-name="ce284"/>
          <table:table-cell table:style-name="ce327" office:value-type="float" office:value="0.113256" calcext:value-type="float">
            <text:p>0.113256</text:p>
          </table:table-cell>
          <table:table-cell table:style-name="ce327" office:value-type="float" office:value="0.1544" calcext:value-type="float">
            <text:p>0.154400</text:p>
          </table:table-cell>
          <table:table-cell table:style-name="ce271" table:number-columns-repeated="3"/>
          <table:table-cell office:value-type="string" calcext:value-type="string">
            <text:p>87</text:p>
          </table:table-cell>
          <table:table-cell office:value-type="float" office:value="6402" calcext:value-type="float">
            <text:p>6402</text:p>
          </table:table-cell>
          <table:table-cell office:value-type="float" office:value="10581" calcext:value-type="float">
            <text:p>10581</text:p>
          </table:table-cell>
          <table:table-cell table:number-columns-repeated="1008"/>
        </table:table-row>
        <table:table-row table:style-name="ro9">
          <table:table-cell table:style-name="Default" table:number-columns-repeated="2"/>
          <table:table-cell table:style-name="ce286" office:value-type="float" office:value="20" calcext:value-type="float">
            <text:p>20</text:p>
          </table:table-cell>
          <table:table-cell table:style-name="ce300" office:value-type="float" office:value="29783" calcext:value-type="float">
            <text:p>29,783</text:p>
          </table:table-cell>
          <table:table-cell table:style-name="ce300" office:value-type="float" office:value="29313" calcext:value-type="float">
            <text:p>29,313</text:p>
          </table:table-cell>
          <table:table-cell table:style-name="ce284" table:number-columns-repeated="5"/>
          <table:table-cell table:style-name="ce271" table:number-columns-repeated="3"/>
          <table:table-cell office:value-type="string" calcext:value-type="string">
            <text:p>88</text:p>
          </table:table-cell>
          <table:table-cell office:value-type="float" office:value="5433" calcext:value-type="float">
            <text:p>5433</text:p>
          </table:table-cell>
          <table:table-cell office:value-type="float" office:value="9043" calcext:value-type="float">
            <text:p>9043</text:p>
          </table:table-cell>
          <table:table-cell table:number-columns-repeated="1008"/>
        </table:table-row>
        <table:table-row table:style-name="ro9">
          <table:table-cell table:style-name="Default" table:number-columns-repeated="2"/>
          <table:table-cell table:style-name="ce286" office:value-type="float" office:value="21" calcext:value-type="float">
            <text:p>21</text:p>
          </table:table-cell>
          <table:table-cell table:style-name="ce300" office:value-type="float" office:value="32203" calcext:value-type="float">
            <text:p>32,203</text:p>
          </table:table-cell>
          <table:table-cell table:style-name="ce300" office:value-type="float" office:value="32275" calcext:value-type="float">
            <text:p>32,275</text:p>
          </table:table-cell>
          <table:table-cell table:style-name="ce284" table:number-columns-repeated="5"/>
          <table:table-cell table:style-name="ce271" table:number-columns-repeated="3"/>
          <table:table-cell office:value-type="string" calcext:value-type="string">
            <text:p>89</text:p>
          </table:table-cell>
          <table:table-cell office:value-type="float" office:value="4648" calcext:value-type="float">
            <text:p>4648</text:p>
          </table:table-cell>
          <table:table-cell office:value-type="float" office:value="8255" calcext:value-type="float">
            <text:p>8255</text:p>
          </table:table-cell>
          <table:table-cell table:number-columns-repeated="1008"/>
        </table:table-row>
        <table:table-row table:style-name="ro9">
          <table:table-cell table:style-name="Default" table:number-columns-repeated="2"/>
          <table:table-cell table:style-name="ce286" office:value-type="float" office:value="22" calcext:value-type="float">
            <text:p>22</text:p>
          </table:table-cell>
          <table:table-cell table:style-name="ce300" office:value-type="float" office:value="33454" calcext:value-type="float">
            <text:p>33,454</text:p>
          </table:table-cell>
          <table:table-cell table:style-name="ce300" office:value-type="float" office:value="32469" calcext:value-type="float">
            <text:p>32,469</text:p>
          </table:table-cell>
          <table:table-cell table:style-name="ce284" table:number-columns-repeated="5"/>
          <table:table-cell table:style-name="ce271" table:number-columns-repeated="3"/>
          <table:table-cell office:value-type="string" calcext:value-type="string">
            <text:p>90 and over</text:p>
          </table:table-cell>
          <table:table-cell office:value-type="float" office:value="14421" calcext:value-type="float">
            <text:p>14421</text:p>
          </table:table-cell>
          <table:table-cell office:value-type="float" office:value="30900" calcext:value-type="float">
            <text:p>30900</text:p>
          </table:table-cell>
          <table:table-cell table:number-columns-repeated="1008"/>
        </table:table-row>
        <table:table-row table:style-name="ro9">
          <table:table-cell table:style-name="Default" table:number-columns-repeated="2"/>
          <table:table-cell table:style-name="ce286" office:value-type="float" office:value="23" calcext:value-type="float">
            <text:p>23</text:p>
          </table:table-cell>
          <table:table-cell table:style-name="ce300" office:value-type="float" office:value="34556" calcext:value-type="float">
            <text:p>34,556</text:p>
          </table:table-cell>
          <table:table-cell table:style-name="ce300" office:value-type="float" office:value="33348" calcext:value-type="float">
            <text:p>33,348</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24" calcext:value-type="float">
            <text:p>24</text:p>
          </table:table-cell>
          <table:table-cell table:style-name="ce300" office:value-type="float" office:value="35356" calcext:value-type="float">
            <text:p>35,356</text:p>
          </table:table-cell>
          <table:table-cell table:style-name="ce300" office:value-type="float" office:value="34188" calcext:value-type="float">
            <text:p>34,188</text:p>
          </table:table-cell>
          <table:table-cell table:style-name="ce284" table:formula="of:=SUM([.D145:.D149])" office:value-type="float" office:value="165352" calcext:value-type="float">
            <text:p>165352</text:p>
          </table:table-cell>
          <table:table-cell table:style-name="ce284" table:formula="of:=SUM([.E145:.E149])" office:value-type="float" office:value="161593" calcext:value-type="float">
            <text:p>161593</text:p>
          </table:table-cell>
          <table:table-cell table:style-name="ce271" office:value-type="string" calcext:value-type="string">
            <text:p>20-24</text:p>
          </table:table-cell>
          <table:table-cell table:style-name="ce327" office:value-type="float" office:value="0.081012" calcext:value-type="float">
            <text:p>0.081012</text:p>
          </table:table-cell>
          <table:table-cell table:style-name="ce327" office:value-type="float" office:value="0.092038" calcext:value-type="float">
            <text:p>0.092038</text:p>
          </table:table-cell>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25" calcext:value-type="float">
            <text:p>25</text:p>
          </table:table-cell>
          <table:table-cell table:style-name="ce300" office:value-type="float" office:value="36637" calcext:value-type="float">
            <text:p>36,637</text:p>
          </table:table-cell>
          <table:table-cell table:style-name="ce300" office:value-type="float" office:value="35338" calcext:value-type="float">
            <text:p>35,338</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26" calcext:value-type="float">
            <text:p>26</text:p>
          </table:table-cell>
          <table:table-cell table:style-name="ce300" office:value-type="float" office:value="36428" calcext:value-type="float">
            <text:p>36,428</text:p>
          </table:table-cell>
          <table:table-cell table:style-name="ce300" office:value-type="float" office:value="34813" calcext:value-type="float">
            <text:p>34,813</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27" calcext:value-type="float">
            <text:p>27</text:p>
          </table:table-cell>
          <table:table-cell table:style-name="ce300" office:value-type="float" office:value="36144" calcext:value-type="float">
            <text:p>36,144</text:p>
          </table:table-cell>
          <table:table-cell table:style-name="ce300" office:value-type="float" office:value="34909" calcext:value-type="float">
            <text:p>34,909</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28" calcext:value-type="float">
            <text:p>28</text:p>
          </table:table-cell>
          <table:table-cell table:style-name="ce300" office:value-type="float" office:value="36923" calcext:value-type="float">
            <text:p>36,923</text:p>
          </table:table-cell>
          <table:table-cell table:style-name="ce300" office:value-type="float" office:value="36230" calcext:value-type="float">
            <text:p>36,230</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29" calcext:value-type="float">
            <text:p>29</text:p>
          </table:table-cell>
          <table:table-cell table:style-name="ce300" office:value-type="float" office:value="37300" calcext:value-type="float">
            <text:p>37,300</text:p>
          </table:table-cell>
          <table:table-cell table:style-name="ce300" office:value-type="float" office:value="37787" calcext:value-type="float">
            <text:p>37,787</text:p>
          </table:table-cell>
          <table:table-cell table:style-name="ce284" table:formula="of:=SUM([.D150:.D154])" office:value-type="float" office:value="183432" calcext:value-type="float">
            <text:p>183432</text:p>
          </table:table-cell>
          <table:table-cell table:style-name="ce284" table:formula="of:=SUM([.E150:.E154])" office:value-type="float" office:value="179077" calcext:value-type="float">
            <text:p>179077</text:p>
          </table:table-cell>
          <table:table-cell table:style-name="ce271" office:value-type="string" calcext:value-type="string">
            <text:p>25-29</text:p>
          </table:table-cell>
          <table:table-cell table:style-name="ce328" office:value-type="float" office:value="0.030666" calcext:value-type="float">
            <text:p>0.030666</text:p>
          </table:table-cell>
          <table:table-cell table:style-name="ce327" office:value-type="float" office:value="0.017293" calcext:value-type="float">
            <text:p>0.017293</text:p>
          </table:table-cell>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0" calcext:value-type="float">
            <text:p>30</text:p>
          </table:table-cell>
          <table:table-cell table:style-name="ce300" office:value-type="float" office:value="39467" calcext:value-type="float">
            <text:p>39,467</text:p>
          </table:table-cell>
          <table:table-cell table:style-name="ce300" office:value-type="float" office:value="39918" calcext:value-type="float">
            <text:p>39,918</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1" calcext:value-type="float">
            <text:p>31</text:p>
          </table:table-cell>
          <table:table-cell table:style-name="ce300" office:value-type="float" office:value="39877" calcext:value-type="float">
            <text:p>39,877</text:p>
          </table:table-cell>
          <table:table-cell table:style-name="ce300" office:value-type="float" office:value="39654" calcext:value-type="float">
            <text:p>39,654</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2" calcext:value-type="float">
            <text:p>32</text:p>
          </table:table-cell>
          <table:table-cell table:style-name="ce300" office:value-type="float" office:value="38316" calcext:value-type="float">
            <text:p>38,316</text:p>
          </table:table-cell>
          <table:table-cell table:style-name="ce300" office:value-type="float" office:value="38348" calcext:value-type="float">
            <text:p>38,348</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3" calcext:value-type="float">
            <text:p>33</text:p>
          </table:table-cell>
          <table:table-cell table:style-name="ce300" office:value-type="float" office:value="37893" calcext:value-type="float">
            <text:p>37,893</text:p>
          </table:table-cell>
          <table:table-cell table:style-name="ce300" office:value-type="float" office:value="38301" calcext:value-type="float">
            <text:p>38,301</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4" calcext:value-type="float">
            <text:p>34</text:p>
          </table:table-cell>
          <table:table-cell table:style-name="ce300" office:value-type="float" office:value="37752" calcext:value-type="float">
            <text:p>37,752</text:p>
          </table:table-cell>
          <table:table-cell table:style-name="ce300" office:value-type="float" office:value="38447" calcext:value-type="float">
            <text:p>38,447</text:p>
          </table:table-cell>
          <table:table-cell table:style-name="ce284" table:formula="of:=SUM([.D155:.D159])" office:value-type="float" office:value="193305" calcext:value-type="float">
            <text:p>193305</text:p>
          </table:table-cell>
          <table:table-cell table:style-name="ce284" table:formula="of:=SUM([.E155:.E159])" office:value-type="float" office:value="194668" calcext:value-type="float">
            <text:p>194668</text:p>
          </table:table-cell>
          <table:table-cell table:style-name="ce271" office:value-type="string" calcext:value-type="string">
            <text:p>30-34</text:p>
          </table:table-cell>
          <table:table-cell table:style-name="ce328" office:value-type="float" office:value="0.019099" calcext:value-type="float">
            <text:p>0.019099</text:p>
          </table:table-cell>
          <table:table-cell table:style-name="ce327" office:value-type="float" office:value="0.004821" calcext:value-type="float">
            <text:p>0.004821</text:p>
          </table:table-cell>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5" calcext:value-type="float">
            <text:p>35</text:p>
          </table:table-cell>
          <table:table-cell table:style-name="ce300" office:value-type="float" office:value="36280" calcext:value-type="float">
            <text:p>36,280</text:p>
          </table:table-cell>
          <table:table-cell table:style-name="ce300" office:value-type="float" office:value="37496" calcext:value-type="float">
            <text:p>37,496</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6" calcext:value-type="float">
            <text:p>36</text:p>
          </table:table-cell>
          <table:table-cell table:style-name="ce300" office:value-type="float" office:value="36309" calcext:value-type="float">
            <text:p>36,309</text:p>
          </table:table-cell>
          <table:table-cell table:style-name="ce300" office:value-type="float" office:value="36824" calcext:value-type="float">
            <text:p>36,824</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7" calcext:value-type="float">
            <text:p>37</text:p>
          </table:table-cell>
          <table:table-cell table:style-name="ce300" office:value-type="float" office:value="35503" calcext:value-type="float">
            <text:p>35,503</text:p>
          </table:table-cell>
          <table:table-cell table:style-name="ce300" office:value-type="float" office:value="36921" calcext:value-type="float">
            <text:p>36,921</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8" calcext:value-type="float">
            <text:p>38</text:p>
          </table:table-cell>
          <table:table-cell table:style-name="ce300" office:value-type="float" office:value="34428" calcext:value-type="float">
            <text:p>34,428</text:p>
          </table:table-cell>
          <table:table-cell table:style-name="ce300" office:value-type="float" office:value="35780" calcext:value-type="float">
            <text:p>35,780</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39" calcext:value-type="float">
            <text:p>39</text:p>
          </table:table-cell>
          <table:table-cell table:style-name="ce300" office:value-type="float" office:value="34588" calcext:value-type="float">
            <text:p>34,588</text:p>
          </table:table-cell>
          <table:table-cell table:style-name="ce300" office:value-type="float" office:value="36284" calcext:value-type="float">
            <text:p>36,284</text:p>
          </table:table-cell>
          <table:table-cell table:style-name="ce284" table:formula="of:=SUM([.D160:.D164])" office:value-type="float" office:value="177108" calcext:value-type="float">
            <text:p>177108</text:p>
          </table:table-cell>
          <table:table-cell table:style-name="ce284" table:formula="of:=SUM([.E160:.E164])" office:value-type="float" office:value="183305" calcext:value-type="float">
            <text:p>183305</text:p>
          </table:table-cell>
          <table:table-cell table:style-name="ce271" office:value-type="string" calcext:value-type="string">
            <text:p>35-39</text:p>
          </table:table-cell>
          <table:table-cell table:style-name="ce328" office:value-type="float" office:value="0.015011" calcext:value-type="float">
            <text:p>0.015011</text:p>
          </table:table-cell>
          <table:table-cell table:style-name="ce327" office:value-type="float" office:value="0.003423" calcext:value-type="float">
            <text:p>0.003423</text:p>
          </table:table-cell>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0" calcext:value-type="float">
            <text:p>40</text:p>
          </table:table-cell>
          <table:table-cell table:style-name="ce300" office:value-type="float" office:value="34927" calcext:value-type="float">
            <text:p>34,927</text:p>
          </table:table-cell>
          <table:table-cell table:style-name="ce300" office:value-type="float" office:value="36880" calcext:value-type="float">
            <text:p>36,880</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1" calcext:value-type="float">
            <text:p>41</text:p>
          </table:table-cell>
          <table:table-cell table:style-name="ce300" office:value-type="float" office:value="34937" calcext:value-type="float">
            <text:p>34,937</text:p>
          </table:table-cell>
          <table:table-cell table:style-name="ce300" office:value-type="float" office:value="36246" calcext:value-type="float">
            <text:p>36,246</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2" calcext:value-type="float">
            <text:p>42</text:p>
          </table:table-cell>
          <table:table-cell table:style-name="ce300" office:value-type="float" office:value="34248" calcext:value-type="float">
            <text:p>34,248</text:p>
          </table:table-cell>
          <table:table-cell table:style-name="ce300" office:value-type="float" office:value="35470" calcext:value-type="float">
            <text:p>35,470</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3" calcext:value-type="float">
            <text:p>43</text:p>
          </table:table-cell>
          <table:table-cell table:style-name="ce300" office:value-type="float" office:value="33215" calcext:value-type="float">
            <text:p>33,215</text:p>
          </table:table-cell>
          <table:table-cell table:style-name="ce300" office:value-type="float" office:value="33861" calcext:value-type="float">
            <text:p>33,861</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4" calcext:value-type="float">
            <text:p>44</text:p>
          </table:table-cell>
          <table:table-cell table:style-name="ce300" office:value-type="float" office:value="30251" calcext:value-type="float">
            <text:p>30,251</text:p>
          </table:table-cell>
          <table:table-cell table:style-name="ce300" office:value-type="float" office:value="31999" calcext:value-type="float">
            <text:p>31,999</text:p>
          </table:table-cell>
          <table:table-cell table:style-name="ce284" table:formula="of:=SUM([.D165:.D169])" office:value-type="float" office:value="167578" calcext:value-type="float">
            <text:p>167578</text:p>
          </table:table-cell>
          <table:table-cell table:style-name="ce284" table:formula="of:=SUM([.E165:.E169])" office:value-type="float" office:value="174456" calcext:value-type="float">
            <text:p>174456</text:p>
          </table:table-cell>
          <table:table-cell table:style-name="ce321" office:value-type="string" office:string-value="40-44" calcext:value-type="string">
            <text:p><text:s/>40-44 </text:p>
          </table:table-cell>
          <table:table-cell table:style-name="ce328" office:value-type="float" office:value="0.012003" calcext:value-type="float">
            <text:p>0.012003</text:p>
          </table:table-cell>
          <table:table-cell table:style-name="ce328" office:value-type="float" office:value="0.003401" calcext:value-type="float">
            <text:p>0.003401</text:p>
          </table:table-cell>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5" calcext:value-type="float">
            <text:p>45</text:p>
          </table:table-cell>
          <table:table-cell table:style-name="ce300" office:value-type="float" office:value="30157" calcext:value-type="float">
            <text:p>30,157</text:p>
          </table:table-cell>
          <table:table-cell table:style-name="ce300" office:value-type="float" office:value="30830" calcext:value-type="float">
            <text:p>30,830</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6" calcext:value-type="float">
            <text:p>46</text:p>
          </table:table-cell>
          <table:table-cell table:style-name="ce300" office:value-type="float" office:value="31346" calcext:value-type="float">
            <text:p>31,346</text:p>
          </table:table-cell>
          <table:table-cell table:style-name="ce300" office:value-type="float" office:value="32817" calcext:value-type="float">
            <text:p>32,817</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7" calcext:value-type="float">
            <text:p>47</text:p>
          </table:table-cell>
          <table:table-cell table:style-name="ce300" office:value-type="float" office:value="31095" calcext:value-type="float">
            <text:p>31,095</text:p>
          </table:table-cell>
          <table:table-cell table:style-name="ce300" office:value-type="float" office:value="33304" calcext:value-type="float">
            <text:p>33,304</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8" calcext:value-type="float">
            <text:p>48</text:p>
          </table:table-cell>
          <table:table-cell table:style-name="ce300" office:value-type="float" office:value="31981" calcext:value-type="float">
            <text:p>31,981</text:p>
          </table:table-cell>
          <table:table-cell table:style-name="ce300" office:value-type="float" office:value="33509" calcext:value-type="float">
            <text:p>33,509</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49" calcext:value-type="float">
            <text:p>49</text:p>
          </table:table-cell>
          <table:table-cell table:style-name="ce300" office:value-type="float" office:value="33735" calcext:value-type="float">
            <text:p>33,735</text:p>
          </table:table-cell>
          <table:table-cell table:style-name="ce300" office:value-type="float" office:value="35607" calcext:value-type="float">
            <text:p>35,607</text:p>
          </table:table-cell>
          <table:table-cell table:style-name="ce284" table:formula="of:=SUM([.D170:.D174])" office:value-type="float" office:value="158314" calcext:value-type="float">
            <text:p>158314</text:p>
          </table:table-cell>
          <table:table-cell table:style-name="ce284" table:formula="of:=SUM([.E170:.E174])" office:value-type="float" office:value="166067" calcext:value-type="float">
            <text:p>166067</text:p>
          </table:table-cell>
          <table:table-cell table:style-name="ce321" office:value-type="string" office:string-value="45-49" calcext:value-type="string">
            <text:p><text:s/>45-49 </text:p>
          </table:table-cell>
          <table:table-cell table:style-name="ce328" office:value-type="float" office:value="0.009034" calcext:value-type="float">
            <text:p>0.009034</text:p>
          </table:table-cell>
          <table:table-cell table:style-name="ce328" office:value-type="float" office:value="0.003194" calcext:value-type="float">
            <text:p>0.003194</text:p>
          </table:table-cell>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0" calcext:value-type="float">
            <text:p>50</text:p>
          </table:table-cell>
          <table:table-cell table:style-name="ce300" office:value-type="float" office:value="35294" calcext:value-type="float">
            <text:p>35,294</text:p>
          </table:table-cell>
          <table:table-cell table:style-name="ce300" office:value-type="float" office:value="38112" calcext:value-type="float">
            <text:p>38,112</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1" calcext:value-type="float">
            <text:p>51</text:p>
          </table:table-cell>
          <table:table-cell table:style-name="ce300" office:value-type="float" office:value="36318" calcext:value-type="float">
            <text:p>36,318</text:p>
          </table:table-cell>
          <table:table-cell table:style-name="ce300" office:value-type="float" office:value="39824" calcext:value-type="float">
            <text:p>39,824</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2" calcext:value-type="float">
            <text:p>52</text:p>
          </table:table-cell>
          <table:table-cell table:style-name="ce300" office:value-type="float" office:value="35885" calcext:value-type="float">
            <text:p>35,885</text:p>
          </table:table-cell>
          <table:table-cell table:style-name="ce300" office:value-type="float" office:value="39143" calcext:value-type="float">
            <text:p>39,143</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3" calcext:value-type="float">
            <text:p>53</text:p>
          </table:table-cell>
          <table:table-cell table:style-name="ce300" office:value-type="float" office:value="37363" calcext:value-type="float">
            <text:p>37,363</text:p>
          </table:table-cell>
          <table:table-cell table:style-name="ce300" office:value-type="float" office:value="40570" calcext:value-type="float">
            <text:p>40,570</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4" calcext:value-type="float">
            <text:p>54</text:p>
          </table:table-cell>
          <table:table-cell table:style-name="ce300" office:value-type="float" office:value="38000" calcext:value-type="float">
            <text:p>38,000</text:p>
          </table:table-cell>
          <table:table-cell table:style-name="ce300" office:value-type="float" office:value="41261" calcext:value-type="float">
            <text:p>41,261</text:p>
          </table:table-cell>
          <table:table-cell table:style-name="ce284" table:formula="of:=SUM([.D175:.D179])" office:value-type="float" office:value="182860" calcext:value-type="float">
            <text:p>182860</text:p>
          </table:table-cell>
          <table:table-cell table:style-name="ce284" table:formula="of:=SUM([.E175:.E179])" office:value-type="float" office:value="198910" calcext:value-type="float">
            <text:p>198910</text:p>
          </table:table-cell>
          <table:table-cell table:style-name="ce321" office:value-type="string" office:string-value="50-54" calcext:value-type="string">
            <text:p><text:s/>50-54 </text:p>
          </table:table-cell>
          <table:table-cell table:style-name="ce328" office:value-type="float" office:value="0.006794" calcext:value-type="float">
            <text:p>0.006794</text:p>
          </table:table-cell>
          <table:table-cell table:style-name="ce328" office:value-type="float" office:value="0.003442" calcext:value-type="float">
            <text:p>0.003442</text:p>
          </table:table-cell>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5" calcext:value-type="float">
            <text:p>55</text:p>
          </table:table-cell>
          <table:table-cell table:style-name="ce300" office:value-type="float" office:value="38613" calcext:value-type="float">
            <text:p>38,613</text:p>
          </table:table-cell>
          <table:table-cell table:style-name="ce300" office:value-type="float" office:value="41019" calcext:value-type="float">
            <text:p>41,019</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6" calcext:value-type="float">
            <text:p>56</text:p>
          </table:table-cell>
          <table:table-cell table:style-name="ce300" office:value-type="float" office:value="38013" calcext:value-type="float">
            <text:p>38,013</text:p>
          </table:table-cell>
          <table:table-cell table:style-name="ce300" office:value-type="float" office:value="40997" calcext:value-type="float">
            <text:p>40,997</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7" calcext:value-type="float">
            <text:p>57</text:p>
          </table:table-cell>
          <table:table-cell table:style-name="ce300" office:value-type="float" office:value="39374" calcext:value-type="float">
            <text:p>39,374</text:p>
          </table:table-cell>
          <table:table-cell table:style-name="ce300" office:value-type="float" office:value="42101" calcext:value-type="float">
            <text:p>42,101</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8" calcext:value-type="float">
            <text:p>58</text:p>
          </table:table-cell>
          <table:table-cell table:style-name="ce300" office:value-type="float" office:value="38543" calcext:value-type="float">
            <text:p>38,543</text:p>
          </table:table-cell>
          <table:table-cell table:style-name="ce300" office:value-type="float" office:value="41859" calcext:value-type="float">
            <text:p>41,859</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59" calcext:value-type="float">
            <text:p>59</text:p>
          </table:table-cell>
          <table:table-cell table:style-name="ce300" office:value-type="float" office:value="38555" calcext:value-type="float">
            <text:p>38,555</text:p>
          </table:table-cell>
          <table:table-cell table:style-name="ce300" office:value-type="float" office:value="41416" calcext:value-type="float">
            <text:p>41,416</text:p>
          </table:table-cell>
          <table:table-cell table:style-name="ce284" table:formula="of:=SUM([.D180:.D184])" office:value-type="float" office:value="193098" calcext:value-type="float">
            <text:p>193098</text:p>
          </table:table-cell>
          <table:table-cell table:style-name="ce284" table:formula="of:=SUM([.E180:.E184])" office:value-type="float" office:value="207392" calcext:value-type="float">
            <text:p>207392</text:p>
          </table:table-cell>
          <table:table-cell table:style-name="ce321" office:value-type="string" office:string-value="55-59" calcext:value-type="string">
            <text:p><text:s/>55-59 </text:p>
          </table:table-cell>
          <table:table-cell table:style-name="ce328" office:value-type="float" office:value="0.006137" calcext:value-type="float">
            <text:p>0.006137</text:p>
          </table:table-cell>
          <table:table-cell table:style-name="ce328" office:value-type="float" office:value="0.003788" calcext:value-type="float">
            <text:p>0.003788</text:p>
          </table:table-cell>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60" calcext:value-type="float">
            <text:p>60</text:p>
          </table:table-cell>
          <table:table-cell table:style-name="ce300" office:value-type="float" office:value="37767" calcext:value-type="float">
            <text:p>37,767</text:p>
          </table:table-cell>
          <table:table-cell table:style-name="ce300" office:value-type="float" office:value="40010" calcext:value-type="float">
            <text:p>40,010</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61" calcext:value-type="float">
            <text:p>61</text:p>
          </table:table-cell>
          <table:table-cell table:style-name="ce300" office:value-type="float" office:value="36554" calcext:value-type="float">
            <text:p>36,554</text:p>
          </table:table-cell>
          <table:table-cell table:style-name="ce300" office:value-type="float" office:value="39014" calcext:value-type="float">
            <text:p>39,014</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62" calcext:value-type="float">
            <text:p>62</text:p>
          </table:table-cell>
          <table:table-cell table:style-name="ce300" office:value-type="float" office:value="35283" calcext:value-type="float">
            <text:p>35,283</text:p>
          </table:table-cell>
          <table:table-cell table:style-name="ce300" office:value-type="float" office:value="37535" calcext:value-type="float">
            <text:p>37,535</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63" calcext:value-type="float">
            <text:p>63</text:p>
          </table:table-cell>
          <table:table-cell table:style-name="ce300" office:value-type="float" office:value="34506" calcext:value-type="float">
            <text:p>34,506</text:p>
          </table:table-cell>
          <table:table-cell table:style-name="ce300" office:value-type="float" office:value="37345" calcext:value-type="float">
            <text:p>37,345</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64" calcext:value-type="float">
            <text:p>64</text:p>
          </table:table-cell>
          <table:table-cell table:style-name="ce300" office:value-type="float" office:value="33376" calcext:value-type="float">
            <text:p>33,376</text:p>
          </table:table-cell>
          <table:table-cell table:style-name="ce300" office:value-type="float" office:value="36102" calcext:value-type="float">
            <text:p>36,102</text:p>
          </table:table-cell>
          <table:table-cell table:style-name="ce284" table:formula="of:=SUM([.D185:.D189])" office:value-type="float" office:value="177486" calcext:value-type="float">
            <text:p>177486</text:p>
          </table:table-cell>
          <table:table-cell table:style-name="ce284" table:formula="of:=SUM([.E185:.E189])" office:value-type="float" office:value="190006" calcext:value-type="float">
            <text:p>190006</text:p>
          </table:table-cell>
          <table:table-cell table:style-name="ce321" office:value-type="string" office:string-value="60-64" calcext:value-type="string">
            <text:p><text:s/>60-64 </text:p>
          </table:table-cell>
          <table:table-cell table:style-name="ce328" office:value-type="float" office:value="0.006959" calcext:value-type="float">
            <text:p>0.006959</text:p>
          </table:table-cell>
          <table:table-cell table:style-name="ce328" office:value-type="float" office:value="0.004808" calcext:value-type="float">
            <text:p>0.004808</text:p>
          </table:table-cell>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65" calcext:value-type="float">
            <text:p>65</text:p>
          </table:table-cell>
          <table:table-cell table:style-name="ce300" office:value-type="float" office:value="32466" calcext:value-type="float">
            <text:p>32,466</text:p>
          </table:table-cell>
          <table:table-cell table:style-name="ce300" office:value-type="float" office:value="34758" calcext:value-type="float">
            <text:p>34,758</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66" calcext:value-type="float">
            <text:p>66</text:p>
          </table:table-cell>
          <table:table-cell table:style-name="ce300" office:value-type="float" office:value="31205" calcext:value-type="float">
            <text:p>31,205</text:p>
          </table:table-cell>
          <table:table-cell table:style-name="ce300" office:value-type="float" office:value="33583" calcext:value-type="float">
            <text:p>33,583</text:p>
          </table:table-cell>
          <table:table-cell table:style-name="ce284" table:number-columns-repeated="5"/>
          <table:table-cell table:style-name="ce271" table:number-columns-repeated="3"/>
          <table:table-cell table:number-columns-repeated="1011"/>
        </table:table-row>
        <table:table-row table:style-name="ro9">
          <table:table-cell table:style-name="Default" table:number-columns-repeated="2"/>
          <table:table-cell table:style-name="ce286" office:value-type="float" office:value="67" calcext:value-type="float">
            <text:p>67</text:p>
          </table:table-cell>
          <table:table-cell table:style-name="ce300" office:value-type="float" office:value="29395" calcext:value-type="float">
            <text:p>29,395</text:p>
          </table:table-cell>
          <table:table-cell table:style-name="ce300" office:value-type="float" office:value="32062" calcext:value-type="float">
            <text:p>32,062</text:p>
          </table:table-cell>
          <table:table-cell table:style-name="ce284" table:number-columns-repeated="5"/>
          <table:table-cell table:style-name="ce271" table:number-columns-repeated="3"/>
          <table:table-cell table:number-columns-repeated="1011"/>
        </table:table-row>
        <table:table-row table:style-name="ro9">
          <table:table-cell table:style-name="ce271"/>
          <table:table-cell table:style-name="Default"/>
          <table:table-cell table:style-name="ce286" office:value-type="float" office:value="68" calcext:value-type="float">
            <text:p>68</text:p>
          </table:table-cell>
          <table:table-cell table:style-name="ce300" office:value-type="float" office:value="28908" calcext:value-type="float">
            <text:p>28,908</text:p>
          </table:table-cell>
          <table:table-cell table:style-name="ce300" office:value-type="float" office:value="31233" calcext:value-type="float">
            <text:p>31,233</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69" calcext:value-type="float">
            <text:p>69</text:p>
          </table:table-cell>
          <table:table-cell table:style-name="ce300" office:value-type="float" office:value="27921" calcext:value-type="float">
            <text:p>27,921</text:p>
          </table:table-cell>
          <table:table-cell table:style-name="ce300" office:value-type="float" office:value="30412" calcext:value-type="float">
            <text:p>30,412</text:p>
          </table:table-cell>
          <table:table-cell table:style-name="ce284" table:formula="of:=SUM([.D190:.D194])" office:value-type="float" office:value="149895" calcext:value-type="float">
            <text:p>149895</text:p>
          </table:table-cell>
          <table:table-cell table:style-name="ce284" table:formula="of:=SUM([.E190:.E194])" office:value-type="float" office:value="162048" calcext:value-type="float">
            <text:p>162048</text:p>
          </table:table-cell>
          <table:table-cell table:style-name="ce321" office:value-type="string" office:string-value="65-69 " calcext:value-type="string">
            <text:p><text:s/>65-69 <text:s/></text:p>
          </table:table-cell>
          <table:table-cell table:style-name="ce328" office:value-type="float" office:value="0.008487" calcext:value-type="float">
            <text:p>0.008487</text:p>
          </table:table-cell>
          <table:table-cell table:style-name="ce328" office:value-type="float" office:value="0.006123" calcext:value-type="float">
            <text:p>0.006123</text:p>
          </table:table-cell>
          <table:table-cell table:style-name="ce271" table:number-columns-repeated="3"/>
          <table:table-cell table:number-columns-repeated="1011"/>
        </table:table-row>
        <table:table-row table:style-name="ro9">
          <table:table-cell/>
          <table:table-cell table:style-name="Default"/>
          <table:table-cell table:style-name="ce286" office:value-type="float" office:value="70" calcext:value-type="float">
            <text:p>70</text:p>
          </table:table-cell>
          <table:table-cell table:style-name="ce300" office:value-type="float" office:value="26601" calcext:value-type="float">
            <text:p>26,601</text:p>
          </table:table-cell>
          <table:table-cell table:style-name="ce300" office:value-type="float" office:value="29147" calcext:value-type="float">
            <text:p>29,147</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71" calcext:value-type="float">
            <text:p>71</text:p>
          </table:table-cell>
          <table:table-cell table:style-name="ce300" office:value-type="float" office:value="26358" calcext:value-type="float">
            <text:p>26,358</text:p>
          </table:table-cell>
          <table:table-cell table:style-name="ce300" office:value-type="float" office:value="29153" calcext:value-type="float">
            <text:p>29,153</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72" calcext:value-type="float">
            <text:p>72</text:p>
          </table:table-cell>
          <table:table-cell table:style-name="ce300" office:value-type="float" office:value="26250" calcext:value-type="float">
            <text:p>26,250</text:p>
          </table:table-cell>
          <table:table-cell table:style-name="ce300" office:value-type="float" office:value="28915" calcext:value-type="float">
            <text:p>28,915</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73" calcext:value-type="float">
            <text:p>73</text:p>
          </table:table-cell>
          <table:table-cell table:style-name="ce300" office:value-type="float" office:value="26309" calcext:value-type="float">
            <text:p>26,309</text:p>
          </table:table-cell>
          <table:table-cell table:style-name="ce300" office:value-type="float" office:value="29299" calcext:value-type="float">
            <text:p>29,299</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74" calcext:value-type="float">
            <text:p>74</text:p>
          </table:table-cell>
          <table:table-cell table:style-name="ce300" office:value-type="float" office:value="26625" calcext:value-type="float">
            <text:p>26,625</text:p>
          </table:table-cell>
          <table:table-cell table:style-name="ce300" office:value-type="float" office:value="29816" calcext:value-type="float">
            <text:p>29,816</text:p>
          </table:table-cell>
          <table:table-cell table:style-name="ce284" table:formula="of:=SUM([.D195:.D199])" office:value-type="float" office:value="132143" calcext:value-type="float">
            <text:p>132143</text:p>
          </table:table-cell>
          <table:table-cell table:style-name="ce284" table:formula="of:=SUM([.E195:.E199])" office:value-type="float" office:value="146330" calcext:value-type="float">
            <text:p>146330</text:p>
          </table:table-cell>
          <table:table-cell table:style-name="ce321" office:value-type="string" office:string-value="70-74" calcext:value-type="string">
            <text:p><text:s/>70-74 </text:p>
          </table:table-cell>
          <table:table-cell table:style-name="ce328" office:value-type="float" office:value="0.01043" calcext:value-type="float">
            <text:p>0.010430</text:p>
          </table:table-cell>
          <table:table-cell table:style-name="ce328" office:value-type="float" office:value="0.009537" calcext:value-type="float">
            <text:p>0.009537</text:p>
          </table:table-cell>
          <table:table-cell table:style-name="ce271" table:number-columns-repeated="3"/>
          <table:table-cell table:number-columns-repeated="1011"/>
        </table:table-row>
        <table:table-row table:style-name="ro9">
          <table:table-cell/>
          <table:table-cell table:style-name="Default"/>
          <table:table-cell table:style-name="ce286" office:value-type="float" office:value="75" calcext:value-type="float">
            <text:p>75</text:p>
          </table:table-cell>
          <table:table-cell table:style-name="ce300" office:value-type="float" office:value="27899" calcext:value-type="float">
            <text:p>27,899</text:p>
          </table:table-cell>
          <table:table-cell table:style-name="ce300" office:value-type="float" office:value="31976" calcext:value-type="float">
            <text:p>31,976</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76" calcext:value-type="float">
            <text:p>76</text:p>
          </table:table-cell>
          <table:table-cell table:style-name="ce300" office:value-type="float" office:value="20471" calcext:value-type="float">
            <text:p>20,471</text:p>
          </table:table-cell>
          <table:table-cell table:style-name="ce300" office:value-type="float" office:value="23548" calcext:value-type="float">
            <text:p>23,548</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77" calcext:value-type="float">
            <text:p>77</text:p>
          </table:table-cell>
          <table:table-cell table:style-name="ce300" office:value-type="float" office:value="18473" calcext:value-type="float">
            <text:p>18,473</text:p>
          </table:table-cell>
          <table:table-cell table:style-name="ce300" office:value-type="float" office:value="22187" calcext:value-type="float">
            <text:p>22,187</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78" calcext:value-type="float">
            <text:p>78</text:p>
          </table:table-cell>
          <table:table-cell table:style-name="ce300" office:value-type="float" office:value="18352" calcext:value-type="float">
            <text:p>18,352</text:p>
          </table:table-cell>
          <table:table-cell table:style-name="ce300" office:value-type="float" office:value="21988" calcext:value-type="float">
            <text:p>21,988</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79" calcext:value-type="float">
            <text:p>79</text:p>
          </table:table-cell>
          <table:table-cell table:style-name="ce300" office:value-type="float" office:value="16532" calcext:value-type="float">
            <text:p>16,532</text:p>
          </table:table-cell>
          <table:table-cell table:style-name="ce300" office:value-type="float" office:value="20878" calcext:value-type="float">
            <text:p>20,878</text:p>
          </table:table-cell>
          <table:table-cell table:style-name="ce284" table:formula="of:=SUM([.D200:.D204])" office:value-type="float" office:value="101727" calcext:value-type="float">
            <text:p>101727</text:p>
          </table:table-cell>
          <table:table-cell table:style-name="ce284" table:formula="of:=SUM([.E200:.E204])" office:value-type="float" office:value="120577" calcext:value-type="float">
            <text:p>120577</text:p>
          </table:table-cell>
          <table:table-cell table:style-name="ce321" office:value-type="string" office:string-value="75-79" calcext:value-type="string">
            <text:p><text:s/>75-79 </text:p>
          </table:table-cell>
          <table:table-cell table:style-name="ce328" office:value-type="float" office:value="0.020088" calcext:value-type="float">
            <text:p>0.020088</text:p>
          </table:table-cell>
          <table:table-cell table:style-name="ce328" office:value-type="float" office:value="0.021472" calcext:value-type="float">
            <text:p>0.021472</text:p>
          </table:table-cell>
          <table:table-cell table:style-name="ce271" table:number-columns-repeated="3"/>
          <table:table-cell table:number-columns-repeated="1011"/>
        </table:table-row>
        <table:table-row table:style-name="ro9">
          <table:table-cell/>
          <table:table-cell table:style-name="Default"/>
          <table:table-cell table:style-name="ce286" office:value-type="float" office:value="80" calcext:value-type="float">
            <text:p>80</text:p>
          </table:table-cell>
          <table:table-cell table:style-name="ce300" office:value-type="float" office:value="14267" calcext:value-type="float">
            <text:p>14,267</text:p>
          </table:table-cell>
          <table:table-cell table:style-name="ce300" office:value-type="float" office:value="18877" calcext:value-type="float">
            <text:p>18,877</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81" calcext:value-type="float">
            <text:p>81</text:p>
          </table:table-cell>
          <table:table-cell table:style-name="ce300" office:value-type="float" office:value="12484" calcext:value-type="float">
            <text:p>12,484</text:p>
          </table:table-cell>
          <table:table-cell table:style-name="ce300" office:value-type="float" office:value="17050" calcext:value-type="float">
            <text:p>17,050</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82" calcext:value-type="float">
            <text:p>82</text:p>
          </table:table-cell>
          <table:table-cell table:style-name="ce300" office:value-type="float" office:value="12218" calcext:value-type="float">
            <text:p>12,218</text:p>
          </table:table-cell>
          <table:table-cell table:style-name="ce300" office:value-type="float" office:value="16729" calcext:value-type="float">
            <text:p>16,729</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83" calcext:value-type="float">
            <text:p>83</text:p>
          </table:table-cell>
          <table:table-cell table:style-name="ce300" office:value-type="float" office:value="11261" calcext:value-type="float">
            <text:p>11,261</text:p>
          </table:table-cell>
          <table:table-cell table:style-name="ce300" office:value-type="float" office:value="15686" calcext:value-type="float">
            <text:p>15,686</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84" calcext:value-type="float">
            <text:p>84</text:p>
          </table:table-cell>
          <table:table-cell table:style-name="ce300" office:value-type="float" office:value="10266" calcext:value-type="float">
            <text:p>10,266</text:p>
          </table:table-cell>
          <table:table-cell table:style-name="ce300" office:value-type="float" office:value="14594" calcext:value-type="float">
            <text:p>14,594</text:p>
          </table:table-cell>
          <table:table-cell table:style-name="ce284" table:formula="of:=SUM([.D205:.D209])" office:value-type="float" office:value="60496" calcext:value-type="float">
            <text:p>60496</text:p>
          </table:table-cell>
          <table:table-cell table:style-name="ce284" table:formula="of:=SUM([.E205:.E209])" office:value-type="float" office:value="82936" calcext:value-type="float">
            <text:p>82936</text:p>
          </table:table-cell>
          <table:table-cell table:style-name="ce321" office:value-type="string" office:string-value="80-84" calcext:value-type="string">
            <text:p><text:s/>80-84 </text:p>
          </table:table-cell>
          <table:table-cell table:style-name="ce327" office:value-type="float" office:value="0.034565" calcext:value-type="float">
            <text:p>0.034565</text:p>
          </table:table-cell>
          <table:table-cell table:style-name="ce328" office:value-type="float" office:value="0.049016" calcext:value-type="float">
            <text:p>0.049016</text:p>
          </table:table-cell>
          <table:table-cell table:style-name="ce271" table:number-columns-repeated="3"/>
          <table:table-cell table:number-columns-repeated="1011"/>
        </table:table-row>
        <table:table-row table:style-name="ro9">
          <table:table-cell/>
          <table:table-cell table:style-name="Default"/>
          <table:table-cell table:style-name="ce286" office:value-type="float" office:value="85" calcext:value-type="float">
            <text:p>85</text:p>
          </table:table-cell>
          <table:table-cell table:style-name="ce300" office:value-type="float" office:value="8765" calcext:value-type="float">
            <text:p>8,765</text:p>
          </table:table-cell>
          <table:table-cell table:style-name="ce300" office:value-type="float" office:value="13283" calcext:value-type="float">
            <text:p>13,283</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86" calcext:value-type="float">
            <text:p>86</text:p>
          </table:table-cell>
          <table:table-cell table:style-name="ce300" office:value-type="float" office:value="7669" calcext:value-type="float">
            <text:p>7,669</text:p>
          </table:table-cell>
          <table:table-cell table:style-name="ce300" office:value-type="float" office:value="12091" calcext:value-type="float">
            <text:p>12,091</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87" calcext:value-type="float">
            <text:p>87</text:p>
          </table:table-cell>
          <table:table-cell table:style-name="ce300" office:value-type="float" office:value="6710" calcext:value-type="float">
            <text:p>6,710</text:p>
          </table:table-cell>
          <table:table-cell table:style-name="ce300" office:value-type="float" office:value="10703" calcext:value-type="float">
            <text:p>10,703</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88" calcext:value-type="float">
            <text:p>88</text:p>
          </table:table-cell>
          <table:table-cell table:style-name="ce300" office:value-type="float" office:value="5461" calcext:value-type="float">
            <text:p>5,461</text:p>
          </table:table-cell>
          <table:table-cell table:style-name="ce300" office:value-type="float" office:value="9339" calcext:value-type="float">
            <text:p>9,339</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89" calcext:value-type="float">
            <text:p>89</text:p>
          </table:table-cell>
          <table:table-cell table:style-name="ce300" office:value-type="float" office:value="4596" calcext:value-type="float">
            <text:p>4,596</text:p>
          </table:table-cell>
          <table:table-cell table:style-name="ce300" office:value-type="float" office:value="7867" calcext:value-type="float">
            <text:p>7,867</text:p>
          </table:table-cell>
          <table:table-cell table:style-name="ce284" table:formula="of:=SUM([.D210:.D214])" office:value-type="float" office:value="33201" calcext:value-type="float">
            <text:p>33201</text:p>
          </table:table-cell>
          <table:table-cell table:style-name="ce284" table:formula="of:=SUM([.E210:.E214])" office:value-type="float" office:value="53283" calcext:value-type="float">
            <text:p>53283</text:p>
          </table:table-cell>
          <table:table-cell table:style-name="ce321" office:value-type="string" office:string-value="85-89" calcext:value-type="string">
            <text:p><text:s/>85-89 </text:p>
          </table:table-cell>
          <table:table-cell table:style-name="ce327" office:value-type="float" office:value="0.064124" calcext:value-type="float">
            <text:p>0.064124</text:p>
          </table:table-cell>
          <table:table-cell table:style-name="ce328" office:value-type="float" office:value="0.114468" calcext:value-type="float">
            <text:p>0.114468</text:p>
          </table:table-cell>
          <table:table-cell table:style-name="ce271" table:number-columns-repeated="3"/>
          <table:table-cell table:number-columns-repeated="1011"/>
        </table:table-row>
        <table:table-row table:style-name="ro9">
          <table:table-cell/>
          <table:table-cell table:style-name="Default"/>
          <table:table-cell table:style-name="ce286" office:value-type="float" office:value="90" calcext:value-type="float">
            <text:p>90</text:p>
          </table:table-cell>
          <table:table-cell table:style-name="ce300" office:value-type="float" office:value="3845" calcext:value-type="float">
            <text:p>3,845</text:p>
          </table:table-cell>
          <table:table-cell table:style-name="ce300" office:value-type="float" office:value="7026" calcext:value-type="float">
            <text:p>7,026</text:p>
          </table:table-cell>
          <table:table-cell table:style-name="ce284" table:number-columns-repeated="5"/>
          <table:table-cell table:style-name="ce271" table:number-columns-repeated="3"/>
          <table:table-cell table:number-columns-repeated="1011"/>
        </table:table-row>
        <table:table-row table:style-name="ro9">
          <table:table-cell/>
          <table:table-cell table:style-name="Default"/>
          <table:table-cell table:style-name="ce286" office:value-type="float" office:value="91" calcext:value-type="float">
            <text:p>91</text:p>
          </table:table-cell>
          <table:table-cell table:style-name="ce300" office:value-type="float" office:value="3061" calcext:value-type="float">
            <text:p>3,061</text:p>
          </table:table-cell>
          <table:table-cell table:style-name="ce300" office:value-type="float" office:value="5797" calcext:value-type="float">
            <text:p>5,797</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92" calcext:value-type="float">
            <text:p>92</text:p>
          </table:table-cell>
          <table:table-cell table:style-name="ce300" office:value-type="float" office:value="2354" calcext:value-type="float">
            <text:p>2,354</text:p>
          </table:table-cell>
          <table:table-cell table:style-name="ce300" office:value-type="float" office:value="4682" calcext:value-type="float">
            <text:p>4,682</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93" calcext:value-type="float">
            <text:p>93</text:p>
          </table:table-cell>
          <table:table-cell table:style-name="ce300" office:value-type="float" office:value="1758" calcext:value-type="float">
            <text:p>1,758</text:p>
          </table:table-cell>
          <table:table-cell table:style-name="ce300" office:value-type="float" office:value="3676" calcext:value-type="float">
            <text:p>3,676</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94" calcext:value-type="float">
            <text:p>94</text:p>
          </table:table-cell>
          <table:table-cell table:style-name="ce300" office:value-type="float" office:value="1240" calcext:value-type="float">
            <text:p>1,240</text:p>
          </table:table-cell>
          <table:table-cell table:style-name="ce300" office:value-type="float" office:value="2833" calcext:value-type="float">
            <text:p>2,833</text:p>
          </table:table-cell>
          <table:table-cell table:style-name="ce284" table:formula="of:=SUM([.D215:.D219])" office:value-type="float" office:value="12258" calcext:value-type="float">
            <text:p>12258</text:p>
          </table:table-cell>
          <table:table-cell table:style-name="ce284" table:formula="of:=SUM([.E215:.E219])" office:value-type="float" office:value="24014" calcext:value-type="float">
            <text:p>24014</text:p>
          </table:table-cell>
          <table:table-cell table:style-name="ce321" office:value-type="string" office:string-value="90 +" calcext:value-type="string">
            <text:p><text:s/>90 + </text:p>
          </table:table-cell>
          <table:table-cell table:style-name="ce327" office:value-type="float" office:value="0.136843" calcext:value-type="float">
            <text:p>0.136843</text:p>
          </table:table-cell>
          <table:table-cell table:style-name="ce328" office:value-type="float" office:value="0.256852" calcext:value-type="float">
            <text:p>0.256852</text:p>
          </table:table-cell>
          <table:table-cell table:style-name="ce271" table:number-columns-repeated="3"/>
          <table:table-cell table:number-columns-repeated="1011"/>
        </table:table-row>
        <table:table-row table:style-name="ro9">
          <table:table-cell/>
          <table:table-cell table:style-name="Default"/>
          <table:table-cell table:style-name="ce286" office:value-type="float" office:value="95" calcext:value-type="float">
            <text:p>95</text:p>
          </table:table-cell>
          <table:table-cell table:style-name="ce300" office:value-type="float" office:value="881" calcext:value-type="float">
            <text:p>881</text:p>
          </table:table-cell>
          <table:table-cell table:style-name="ce300" office:value-type="float" office:value="2200" calcext:value-type="float">
            <text:p>2,200</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96" calcext:value-type="float">
            <text:p>96</text:p>
          </table:table-cell>
          <table:table-cell table:style-name="ce300" office:value-type="float" office:value="633" calcext:value-type="float">
            <text:p>633</text:p>
          </table:table-cell>
          <table:table-cell table:style-name="ce300" office:value-type="float" office:value="1630" calcext:value-type="float">
            <text:p>1,630</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97" calcext:value-type="float">
            <text:p>97</text:p>
          </table:table-cell>
          <table:table-cell table:style-name="ce300" office:value-type="float" office:value="428" calcext:value-type="float">
            <text:p>428</text:p>
          </table:table-cell>
          <table:table-cell table:style-name="ce300" office:value-type="float" office:value="1131" calcext:value-type="float">
            <text:p>1,131</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98" calcext:value-type="float">
            <text:p>98</text:p>
          </table:table-cell>
          <table:table-cell table:style-name="ce300" office:value-type="float" office:value="265" calcext:value-type="float">
            <text:p>265</text:p>
          </table:table-cell>
          <table:table-cell table:style-name="ce300" office:value-type="float" office:value="797" calcext:value-type="float">
            <text:p>797</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99" calcext:value-type="float">
            <text:p>99</text:p>
          </table:table-cell>
          <table:table-cell table:style-name="ce300" office:value-type="float" office:value="158" calcext:value-type="float">
            <text:p>158</text:p>
          </table:table-cell>
          <table:table-cell table:style-name="ce300" office:value-type="float" office:value="533" calcext:value-type="float">
            <text:p>533</text:p>
          </table:table-cell>
          <table:table-cell table:style-name="ce284" table:formula="of:=SUM([.D220:.D224])" office:value-type="float" office:value="2365" calcext:value-type="float">
            <text:p>2365</text:p>
          </table:table-cell>
          <table:table-cell table:style-name="ce284" table:formula="of:=SUM([.E220:.E224])" office:value-type="float" office:value="6291" calcext:value-type="float">
            <text:p>6291</text:p>
          </table:table-cell>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100" calcext:value-type="float">
            <text:p>100</text:p>
          </table:table-cell>
          <table:table-cell table:style-name="ce300" office:value-type="float" office:value="96" calcext:value-type="float">
            <text:p>96</text:p>
          </table:table-cell>
          <table:table-cell table:style-name="ce300" office:value-type="float" office:value="354" calcext:value-type="float">
            <text:p>354</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101" calcext:value-type="float">
            <text:p>101</text:p>
          </table:table-cell>
          <table:table-cell table:style-name="ce300" office:value-type="float" office:value="57" calcext:value-type="float">
            <text:p>57</text:p>
          </table:table-cell>
          <table:table-cell table:style-name="ce300" office:value-type="float" office:value="229" calcext:value-type="float">
            <text:p>229</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102" calcext:value-type="float">
            <text:p>102</text:p>
          </table:table-cell>
          <table:table-cell table:style-name="ce300" office:value-type="float" office:value="34" calcext:value-type="float">
            <text:p>34</text:p>
          </table:table-cell>
          <table:table-cell table:style-name="ce300" office:value-type="float" office:value="142" calcext:value-type="float">
            <text:p>142</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103" calcext:value-type="float">
            <text:p>103</text:p>
          </table:table-cell>
          <table:table-cell table:style-name="ce300" office:value-type="float" office:value="13" calcext:value-type="float">
            <text:p>13</text:p>
          </table:table-cell>
          <table:table-cell table:style-name="ce300" office:value-type="float" office:value="51" calcext:value-type="float">
            <text:p>51</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float" office:value="104" calcext:value-type="float">
            <text:p>104</text:p>
          </table:table-cell>
          <table:table-cell table:style-name="ce300" office:value-type="float" office:value="6" calcext:value-type="float">
            <text:p>6</text:p>
          </table:table-cell>
          <table:table-cell table:style-name="ce300" office:value-type="float" office:value="27" calcext:value-type="float">
            <text:p>27</text:p>
          </table:table-cell>
          <table:table-cell table:style-name="ce284" table:formula="of:=SUM([.D225:.D231])" office:value-type="float" office:value="210" calcext:value-type="float">
            <text:p>210</text:p>
          </table:table-cell>
          <table:table-cell table:style-name="ce284" table:formula="of:=SUM([.E225:.E231])" office:value-type="float" office:value="834" calcext:value-type="float">
            <text:p>834</text:p>
          </table:table-cell>
          <table:table-cell table:style-name="ce271"/>
          <table:table-cell table:style-name="ce284" table:number-columns-repeated="2"/>
          <table:table-cell table:style-name="ce271" table:number-columns-repeated="3"/>
          <table:table-cell table:number-columns-repeated="1011"/>
        </table:table-row>
        <table:table-row table:style-name="ro9">
          <table:table-cell/>
          <table:table-cell table:style-name="Default"/>
          <table:table-cell table:style-name="ce286" office:value-type="string" calcext:value-type="string">
            <text:p>105-109</text:p>
          </table:table-cell>
          <table:table-cell table:style-name="ce300" office:value-type="float" office:value="4" calcext:value-type="float">
            <text:p>4</text:p>
          </table:table-cell>
          <table:table-cell table:style-name="ce300" office:value-type="float" office:value="31" calcext:value-type="float">
            <text:p>31</text:p>
          </table:table-cell>
          <table:table-cell table:style-name="ce284" table:number-columns-repeated="2"/>
          <table:table-cell table:style-name="ce271"/>
          <table:table-cell table:style-name="ce284" table:number-columns-repeated="2"/>
          <table:table-cell table:style-name="ce271" table:number-columns-repeated="3"/>
          <table:table-cell table:number-columns-repeated="1011"/>
        </table:table-row>
        <table:table-row table:style-name="ro9">
          <table:table-cell table:number-columns-repeated="2"/>
          <table:table-cell table:style-name="ce286" office:value-type="string" calcext:value-type="string">
            <text:p>110 and over</text:p>
          </table:table-cell>
          <table:table-cell table:number-columns-repeated="2" table:style-name="ce300" office:value-type="float" office:value="0" calcext:value-type="float">
            <text:p>0</text:p>
          </table:table-cell>
          <table:table-cell table:style-name="ce284" table:number-columns-repeated="2"/>
          <table:table-cell table:style-name="ce271" table:number-columns-repeated="6"/>
          <table:table-cell table:number-columns-repeated="1011"/>
        </table:table-row>
        <table:table-row table:style-name="ro1">
          <table:table-cell table:number-columns-repeated="3"/>
          <table:table-cell table:formula="of:=SUM([.D125:.D231])" office:value-type="float" office:value="2669315" calcext:value-type="float">
            <text:p>2669315</text:p>
          </table:table-cell>
          <table:table-cell table:formula="of:=SUM([.E125:.E230])" office:value-type="float" office:value="2801509" calcext:value-type="float">
            <text:p>2801509</text:p>
          </table:table-cell>
          <table:table-cell table:formula="of:=SUM([.F125:.F230])" office:value-type="float" office:value="2669315" calcext:value-type="float">
            <text:p>2669315</text:p>
          </table:table-cell>
          <table:table-cell table:formula="of:=SUM([.G125:.G230])" office:value-type="float" office:value="2801509" calcext:value-type="float">
            <text:p>2801509</text:p>
          </table:table-cell>
          <table:table-cell table:number-columns-repeated="1017"/>
        </table:table-row>
        <table:table-row table:style-name="ro1" table:number-rows-repeated="1048343">
          <table:table-cell table:number-columns-repeated="1024"/>
        </table:table-row>
        <table:table-row table:style-name="ro1">
          <table:table-cell table:number-columns-repeated="1024"/>
        </table:table-row>
      </table:table>
      <table:table table:name="APS summary NOMIS" table:style-name="ta1">
        <table:table-column table:style-name="co17" table:default-cell-style-name="ce340"/>
        <table:table-column table:style-name="co18" table:number-columns-repeated="2" table:default-cell-style-name="ce343"/>
        <table:table-column table:style-name="co18" table:number-columns-repeated="2" table:default-cell-style-name="ce344"/>
        <table:table-column table:style-name="co18" table:number-columns-repeated="2" table:default-cell-style-name="ce343"/>
        <table:table-column table:style-name="co18" table:number-columns-repeated="2" table:default-cell-style-name="ce344"/>
        <table:table-column table:style-name="co18" table:number-columns-repeated="2" table:default-cell-style-name="ce343"/>
        <table:table-column table:style-name="co18" table:number-columns-repeated="2" table:default-cell-style-name="ce344"/>
        <table:table-column table:style-name="co18" table:number-columns-repeated="2" table:default-cell-style-name="ce343"/>
        <table:table-column table:style-name="co18" table:number-columns-repeated="2" table:default-cell-style-name="ce344"/>
        <table:table-column table:style-name="co18" table:number-columns-repeated="2" table:default-cell-style-name="ce343"/>
        <table:table-column table:style-name="co18" table:number-columns-repeated="2" table:default-cell-style-name="ce344"/>
        <table:table-column table:style-name="co18" table:number-columns-repeated="2" table:default-cell-style-name="ce343"/>
        <table:table-column table:style-name="co18" table:number-columns-repeated="2" table:default-cell-style-name="ce344"/>
        <table:table-column table:style-name="co18" table:number-columns-repeated="2" table:default-cell-style-name="ce343"/>
        <table:table-column table:style-name="co18" table:number-columns-repeated="2" table:default-cell-style-name="ce344"/>
        <table:table-column table:style-name="co19" table:number-columns-repeated="995" table:default-cell-style-name="Default"/>
        <table:table-row table:style-name="ro9">
          <table:table-cell table:style-name="ce336" office:value-type="string" calcext:value-type="string">
            <text:p>annual population survey</text:p>
          </table:table-cell>
          <table:table-cell table:style-name="Default" table:number-columns-repeated="28"/>
          <table:table-cell table:number-columns-repeated="995"/>
        </table:table-row>
        <table:table-row table:style-name="ro1">
          <table:table-cell table:style-name="ce337" office:value-type="string" calcext:value-type="string">
            <text:p>ONS Crown Copyright Reserved [from Nomis on 8 March 2023]</text:p>
          </table:table-cell>
          <table:table-cell table:style-name="Default" table:number-columns-repeated="28"/>
          <table:table-cell table:number-columns-repeated="995"/>
        </table:table-row>
        <table:table-row table:style-name="ro1">
          <table:table-cell table:style-name="Default" table:number-columns-repeated="29"/>
          <table:table-cell table:number-columns-repeated="995"/>
        </table:table-row>
        <table:table-row table:style-name="ro1">
          <table:table-cell table:style-name="ce338" office:value-type="string" calcext:value-type="string">
            <text:p>confidence</text:p>
          </table:table-cell>
          <table:table-cell table:style-name="ce338" office:value-type="string" calcext:value-type="string">
            <text:p>95% confidence interval of percent figure (+/-)</text:p>
          </table:table-cell>
          <table:table-cell table:style-name="Default" table:number-columns-repeated="27"/>
          <table:table-cell table:number-columns-repeated="995"/>
        </table:table-row>
        <table:table-row table:style-name="ro1">
          <table:table-cell table:style-name="ce338" office:value-type="string" calcext:value-type="string">
            <text:p>date</text:p>
          </table:table-cell>
          <table:table-cell table:style-name="ce338" office:value-type="string" calcext:value-type="string">
            <text:p>Oct 2021-Sep 2022</text:p>
          </table:table-cell>
          <table:table-cell table:style-name="Default" table:number-columns-repeated="27"/>
          <table:table-cell table:number-columns-repeated="995"/>
        </table:table-row>
        <table:table-row table:style-name="ro1">
          <table:table-cell table:style-name="Default" table:number-columns-repeated="29"/>
          <table:table-cell table:number-columns-repeated="995"/>
        </table:table-row>
        <table:table-row table:style-name="ro16">
          <table:table-cell table:style-name="ce339" office:value-type="string" calcext:value-type="string">
            <text:p>Variable</text:p>
          </table:table-cell>
          <table:table-cell table:style-name="ce341" office:value-type="string" calcext:value-type="string" table:number-columns-spanned="4" table:number-rows-spanned="1">
            <text:p>England</text:p>
          </table:table-cell>
          <table:covered-table-cell table:number-columns-repeated="3" table:style-name="Default"/>
          <table:table-cell table:style-name="ce341" office:value-type="string" calcext:value-type="string" table:number-columns-spanned="4" table:number-rows-spanned="1">
            <text:p>England and Wales</text:p>
          </table:table-cell>
          <table:covered-table-cell table:number-columns-repeated="3" table:style-name="Default"/>
          <table:table-cell table:style-name="ce341" office:value-type="string" calcext:value-type="string" table:number-columns-spanned="4" table:number-rows-spanned="1">
            <text:p>Great Britain</text:p>
          </table:table-cell>
          <table:covered-table-cell table:number-columns-repeated="3" table:style-name="Default"/>
          <table:table-cell table:style-name="ce341" office:value-type="string" calcext:value-type="string" table:number-columns-spanned="4" table:number-rows-spanned="1">
            <text:p>Northern Ireland</text:p>
          </table:table-cell>
          <table:covered-table-cell table:number-columns-repeated="3" table:style-name="Default"/>
          <table:table-cell table:style-name="ce341" office:value-type="string" calcext:value-type="string" table:number-columns-spanned="4" table:number-rows-spanned="1">
            <text:p>Scotland</text:p>
          </table:table-cell>
          <table:covered-table-cell table:number-columns-repeated="3" table:style-name="Default"/>
          <table:table-cell table:style-name="ce341" office:value-type="string" calcext:value-type="string" table:number-columns-spanned="4" table:number-rows-spanned="1">
            <text:p>United Kingdom</text:p>
          </table:table-cell>
          <table:covered-table-cell table:number-columns-repeated="3" table:style-name="Default"/>
          <table:table-cell table:style-name="ce341" office:value-type="string" calcext:value-type="string" table:number-columns-spanned="4" table:number-rows-spanned="1">
            <text:p>Wales</text:p>
          </table:table-cell>
          <table:covered-table-cell table:number-columns-repeated="3" table:style-name="Default"/>
          <table:table-cell table:number-columns-repeated="995"/>
        </table:table-row>
        <table:table-row table:style-name="ro17">
          <table:table-cell table:style-name="Default"/>
          <table:table-cell table:style-name="ce342" office:value-type="string" calcext:value-type="string">
            <text:p>numerator</text:p>
          </table:table-cell>
          <table:table-cell table:style-name="ce342" office:value-type="string" calcext:value-type="string">
            <text:p>denominator</text:p>
          </table:table-cell>
          <table:table-cell table:style-name="ce342" office:value-type="string" calcext:value-type="string">
            <text:p>percent</text:p>
          </table:table-cell>
          <table:table-cell table:style-name="ce342" office:value-type="string" calcext:value-type="string">
            <text:p>conf</text:p>
          </table:table-cell>
          <table:table-cell table:style-name="ce342" office:value-type="string" calcext:value-type="string">
            <text:p>numerator</text:p>
          </table:table-cell>
          <table:table-cell table:style-name="ce342" office:value-type="string" calcext:value-type="string">
            <text:p>denominator</text:p>
          </table:table-cell>
          <table:table-cell table:style-name="ce342" office:value-type="string" calcext:value-type="string">
            <text:p>percent</text:p>
          </table:table-cell>
          <table:table-cell table:style-name="ce342" office:value-type="string" calcext:value-type="string">
            <text:p>conf</text:p>
          </table:table-cell>
          <table:table-cell table:style-name="ce342" office:value-type="string" calcext:value-type="string">
            <text:p>numerator</text:p>
          </table:table-cell>
          <table:table-cell table:style-name="ce342" office:value-type="string" calcext:value-type="string">
            <text:p>denominator</text:p>
          </table:table-cell>
          <table:table-cell table:style-name="ce342" office:value-type="string" calcext:value-type="string">
            <text:p>percent</text:p>
          </table:table-cell>
          <table:table-cell table:style-name="ce342" office:value-type="string" calcext:value-type="string">
            <text:p>conf</text:p>
          </table:table-cell>
          <table:table-cell table:style-name="ce342" office:value-type="string" calcext:value-type="string">
            <text:p>numerator</text:p>
          </table:table-cell>
          <table:table-cell table:style-name="ce342" office:value-type="string" calcext:value-type="string">
            <text:p>denominator</text:p>
          </table:table-cell>
          <table:table-cell table:style-name="ce342" office:value-type="string" calcext:value-type="string">
            <text:p>percent</text:p>
          </table:table-cell>
          <table:table-cell table:style-name="ce342" office:value-type="string" calcext:value-type="string">
            <text:p>conf</text:p>
          </table:table-cell>
          <table:table-cell table:style-name="ce342" office:value-type="string" calcext:value-type="string">
            <text:p>numerator</text:p>
          </table:table-cell>
          <table:table-cell table:style-name="ce342" office:value-type="string" calcext:value-type="string">
            <text:p>denominator</text:p>
          </table:table-cell>
          <table:table-cell table:style-name="ce342" office:value-type="string" calcext:value-type="string">
            <text:p>percent</text:p>
          </table:table-cell>
          <table:table-cell table:style-name="ce342" office:value-type="string" calcext:value-type="string">
            <text:p>conf</text:p>
          </table:table-cell>
          <table:table-cell table:style-name="ce342" office:value-type="string" calcext:value-type="string">
            <text:p>numerator</text:p>
          </table:table-cell>
          <table:table-cell table:style-name="ce342" office:value-type="string" calcext:value-type="string">
            <text:p>denominator</text:p>
          </table:table-cell>
          <table:table-cell table:style-name="ce342" office:value-type="string" calcext:value-type="string">
            <text:p>percent</text:p>
          </table:table-cell>
          <table:table-cell table:style-name="ce342" office:value-type="string" calcext:value-type="string">
            <text:p>conf</text:p>
          </table:table-cell>
          <table:table-cell table:style-name="ce342" office:value-type="string" calcext:value-type="string">
            <text:p>numerator</text:p>
          </table:table-cell>
          <table:table-cell table:style-name="ce342" office:value-type="string" calcext:value-type="string">
            <text:p>denominator</text:p>
          </table:table-cell>
          <table:table-cell table:style-name="ce342" office:value-type="string" calcext:value-type="string">
            <text:p>percent</text:p>
          </table:table-cell>
          <table:table-cell table:style-name="ce342" office:value-type="string" calcext:value-type="string">
            <text:p>conf</text:p>
          </table:table-cell>
          <table:table-cell table:number-columns-repeated="995"/>
        </table:table-row>
        <table:table-row table:style-name="ro1">
          <table:table-cell office:value-type="string" calcext:value-type="string">
            <text:p>Economic activity rate - aged 16-64</text:p>
          </table:table-cell>
          <table:table-cell office:value-type="float" office:value="27509600" calcext:value-type="float">
            <text:p>27,509,600</text:p>
          </table:table-cell>
          <table:table-cell office:value-type="float" office:value="34966100" calcext:value-type="float">
            <text:p>34,966,100</text:p>
          </table:table-cell>
          <table:table-cell office:value-type="float" office:value="78.7" calcext:value-type="float">
            <text:p>78.7</text:p>
          </table:table-cell>
          <table:table-cell office:value-type="float" office:value="0.3" calcext:value-type="float">
            <text:p>0.3</text:p>
          </table:table-cell>
          <table:table-cell office:value-type="float" office:value="28958700" calcext:value-type="float">
            <text:p>28,958,700</text:p>
          </table:table-cell>
          <table:table-cell office:value-type="float" office:value="36875600" calcext:value-type="float">
            <text:p>36,875,600</text:p>
          </table:table-cell>
          <table:table-cell office:value-type="float" office:value="78.5" calcext:value-type="float">
            <text:p>78.5</text:p>
          </table:table-cell>
          <table:table-cell office:value-type="float" office:value="0.3" calcext:value-type="float">
            <text:p>0.3</text:p>
          </table:table-cell>
          <table:table-cell office:value-type="float" office:value="31610100" calcext:value-type="float">
            <text:p>31,610,100</text:p>
          </table:table-cell>
          <table:table-cell office:value-type="float" office:value="40311900" calcext:value-type="float">
            <text:p>40,311,900</text:p>
          </table:table-cell>
          <table:table-cell office:value-type="float" office:value="78.4" calcext:value-type="float">
            <text:p>78.4</text:p>
          </table:table-cell>
          <table:table-cell office:value-type="float" office:value="0.3" calcext:value-type="float">
            <text:p>0.3</text:p>
          </table:table-cell>
          <table:table-cell office:value-type="float" office:value="847000" calcext:value-type="float">
            <text:p>847,000</text:p>
          </table:table-cell>
          <table:table-cell office:value-type="float" office:value="1167300" calcext:value-type="float">
            <text:p>1,167,300</text:p>
          </table:table-cell>
          <table:table-cell office:value-type="float" office:value="72.6" calcext:value-type="float">
            <text:p>72.6</text:p>
          </table:table-cell>
          <table:table-cell office:value-type="float" office:value="1.1" calcext:value-type="float">
            <text:p>1.1</text:p>
          </table:table-cell>
          <table:table-cell office:value-type="float" office:value="2651400" calcext:value-type="float">
            <text:p>2,651,400</text:p>
          </table:table-cell>
          <table:table-cell office:value-type="float" office:value="3436300" calcext:value-type="float">
            <text:p>3,436,300</text:p>
          </table:table-cell>
          <table:table-cell office:value-type="float" office:value="77.2" calcext:value-type="float">
            <text:p>77.2</text:p>
          </table:table-cell>
          <table:table-cell office:value-type="float" office:value="0.8" calcext:value-type="float">
            <text:p>0.8</text:p>
          </table:table-cell>
          <table:table-cell office:value-type="float" office:value="32457100" calcext:value-type="float">
            <text:p>32,457,100</text:p>
          </table:table-cell>
          <table:table-cell office:value-type="float" office:value="41479200" calcext:value-type="float">
            <text:p>41,479,200</text:p>
          </table:table-cell>
          <table:table-cell office:value-type="float" office:value="78.2" calcext:value-type="float">
            <text:p>78.2</text:p>
          </table:table-cell>
          <table:table-cell office:value-type="float" office:value="0.2" calcext:value-type="float">
            <text:p>0.2</text:p>
          </table:table-cell>
          <table:table-cell office:value-type="float" office:value="1449100" calcext:value-type="float">
            <text:p>1,449,100</text:p>
          </table:table-cell>
          <table:table-cell office:value-type="float" office:value="1909500" calcext:value-type="float">
            <text:p>1,909,500</text:p>
          </table:table-cell>
          <table:table-cell office:value-type="float" office:value="75.9" calcext:value-type="float">
            <text:p>75.9</text:p>
          </table:table-cell>
          <table:table-cell office:value-type="float" office:value="0.8" calcext:value-type="float">
            <text:p>0.8</text:p>
          </table:table-cell>
          <table:table-cell table:number-columns-repeated="995"/>
        </table:table-row>
        <table:table-row table:style-name="ro1">
          <table:table-cell office:value-type="string" calcext:value-type="string">
            <text:p>Employment rate - aged 16-64</text:p>
          </table:table-cell>
          <table:table-cell office:value-type="float" office:value="26469900" calcext:value-type="float">
            <text:p>26,469,900</text:p>
          </table:table-cell>
          <table:table-cell office:value-type="float" office:value="34966100" calcext:value-type="float">
            <text:p>34,966,100</text:p>
          </table:table-cell>
          <table:table-cell office:value-type="float" office:value="75.7" calcext:value-type="float">
            <text:p>75.7</text:p>
          </table:table-cell>
          <table:table-cell office:value-type="float" office:value="0.3" calcext:value-type="float">
            <text:p>0.3</text:p>
          </table:table-cell>
          <table:table-cell office:value-type="float" office:value="27872100" calcext:value-type="float">
            <text:p>27,872,100</text:p>
          </table:table-cell>
          <table:table-cell office:value-type="float" office:value="36875600" calcext:value-type="float">
            <text:p>36,875,600</text:p>
          </table:table-cell>
          <table:table-cell office:value-type="float" office:value="75.6" calcext:value-type="float">
            <text:p>75.6</text:p>
          </table:table-cell>
          <table:table-cell office:value-type="float" office:value="0.3" calcext:value-type="float">
            <text:p>0.3</text:p>
          </table:table-cell>
          <table:table-cell office:value-type="float" office:value="30431100" calcext:value-type="float">
            <text:p>30,431,100</text:p>
          </table:table-cell>
          <table:table-cell office:value-type="float" office:value="40311900" calcext:value-type="float">
            <text:p>40,311,900</text:p>
          </table:table-cell>
          <table:table-cell office:value-type="float" office:value="75.5" calcext:value-type="float">
            <text:p>75.5</text:p>
          </table:table-cell>
          <table:table-cell office:value-type="float" office:value="0.3" calcext:value-type="float">
            <text:p>0.3</text:p>
          </table:table-cell>
          <table:table-cell office:value-type="float" office:value="826300" calcext:value-type="float">
            <text:p>826,300</text:p>
          </table:table-cell>
          <table:table-cell office:value-type="float" office:value="1167300" calcext:value-type="float">
            <text:p>1,167,300</text:p>
          </table:table-cell>
          <table:table-cell office:value-type="float" office:value="70.8" calcext:value-type="float">
            <text:p>70.8</text:p>
          </table:table-cell>
          <table:table-cell office:value-type="float" office:value="1.1" calcext:value-type="float">
            <text:p>1.1</text:p>
          </table:table-cell>
          <table:table-cell office:value-type="float" office:value="2558900" calcext:value-type="float">
            <text:p>2,558,900</text:p>
          </table:table-cell>
          <table:table-cell office:value-type="float" office:value="3436300" calcext:value-type="float">
            <text:p>3,436,300</text:p>
          </table:table-cell>
          <table:table-cell office:value-type="float" office:value="74.5" calcext:value-type="float">
            <text:p>74.5</text:p>
          </table:table-cell>
          <table:table-cell office:value-type="float" office:value="0.8" calcext:value-type="float">
            <text:p>0.8</text:p>
          </table:table-cell>
          <table:table-cell office:value-type="float" office:value="31257400" calcext:value-type="float">
            <text:p>31,257,400</text:p>
          </table:table-cell>
          <table:table-cell office:value-type="float" office:value="41479200" calcext:value-type="float">
            <text:p>41,479,200</text:p>
          </table:table-cell>
          <table:table-cell office:value-type="float" office:value="75.4" calcext:value-type="float">
            <text:p>75.4</text:p>
          </table:table-cell>
          <table:table-cell office:value-type="float" office:value="0.3" calcext:value-type="float">
            <text:p>0.3</text:p>
          </table:table-cell>
          <table:table-cell office:value-type="float" office:value="1402300" calcext:value-type="float">
            <text:p>1,402,300</text:p>
          </table:table-cell>
          <table:table-cell office:value-type="float" office:value="1909500" calcext:value-type="float">
            <text:p>1,909,500</text:p>
          </table:table-cell>
          <table:table-cell office:value-type="float" office:value="73.4" calcext:value-type="float">
            <text:p>73.4</text:p>
          </table:table-cell>
          <table:table-cell office:value-type="float" office:value="0.8" calcext:value-type="float">
            <text:p>0.8</text:p>
          </table:table-cell>
          <table:table-cell table:number-columns-repeated="995"/>
        </table:table-row>
        <table:table-row table:style-name="ro1">
          <table:table-cell office:value-type="string" calcext:value-type="string">
            <text:p>% aged 16-64 who are employees</text:p>
          </table:table-cell>
          <table:table-cell office:value-type="float" office:value="23075200" calcext:value-type="float">
            <text:p>23,075,200</text:p>
          </table:table-cell>
          <table:table-cell office:value-type="float" office:value="34966100" calcext:value-type="float">
            <text:p>34,966,100</text:p>
          </table:table-cell>
          <table:table-cell office:value-type="float" office:value="66" calcext:value-type="float">
            <text:p>66.0</text:p>
          </table:table-cell>
          <table:table-cell office:value-type="float" office:value="0.3" calcext:value-type="float">
            <text:p>0.3</text:p>
          </table:table-cell>
          <table:table-cell office:value-type="float" office:value="24307500" calcext:value-type="float">
            <text:p>24,307,500</text:p>
          </table:table-cell>
          <table:table-cell office:value-type="float" office:value="36875600" calcext:value-type="float">
            <text:p>36,875,600</text:p>
          </table:table-cell>
          <table:table-cell office:value-type="float" office:value="65.9" calcext:value-type="float">
            <text:p>65.9</text:p>
          </table:table-cell>
          <table:table-cell office:value-type="float" office:value="0.3" calcext:value-type="float">
            <text:p>0.3</text:p>
          </table:table-cell>
          <table:table-cell office:value-type="float" office:value="26592300" calcext:value-type="float">
            <text:p>26,592,300</text:p>
          </table:table-cell>
          <table:table-cell office:value-type="float" office:value="40311900" calcext:value-type="float">
            <text:p>40,311,900</text:p>
          </table:table-cell>
          <table:table-cell office:value-type="float" office:value="66" calcext:value-type="float">
            <text:p>66.0</text:p>
          </table:table-cell>
          <table:table-cell office:value-type="float" office:value="0.3" calcext:value-type="float">
            <text:p>0.3</text:p>
          </table:table-cell>
          <table:table-cell office:value-type="float" office:value="728100" calcext:value-type="float">
            <text:p>728,100</text:p>
          </table:table-cell>
          <table:table-cell office:value-type="float" office:value="1167300" calcext:value-type="float">
            <text:p>1,167,300</text:p>
          </table:table-cell>
          <table:table-cell office:value-type="float" office:value="62.4" calcext:value-type="float">
            <text:p>62.4</text:p>
          </table:table-cell>
          <table:table-cell office:value-type="float" office:value="1.2" calcext:value-type="float">
            <text:p>1.2</text:p>
          </table:table-cell>
          <table:table-cell office:value-type="float" office:value="2284800" calcext:value-type="float">
            <text:p>2,284,800</text:p>
          </table:table-cell>
          <table:table-cell office:value-type="float" office:value="3436300" calcext:value-type="float">
            <text:p>3,436,300</text:p>
          </table:table-cell>
          <table:table-cell office:value-type="float" office:value="66.5" calcext:value-type="float">
            <text:p>66.5</text:p>
          </table:table-cell>
          <table:table-cell office:value-type="float" office:value="0.9" calcext:value-type="float">
            <text:p>0.9</text:p>
          </table:table-cell>
          <table:table-cell office:value-type="float" office:value="27320400" calcext:value-type="float">
            <text:p>27,320,400</text:p>
          </table:table-cell>
          <table:table-cell office:value-type="float" office:value="41479200" calcext:value-type="float">
            <text:p>41,479,200</text:p>
          </table:table-cell>
          <table:table-cell office:value-type="float" office:value="65.9" calcext:value-type="float">
            <text:p>65.9</text:p>
          </table:table-cell>
          <table:table-cell office:value-type="float" office:value="0.3" calcext:value-type="float">
            <text:p>0.3</text:p>
          </table:table-cell>
          <table:table-cell office:value-type="float" office:value="1232300" calcext:value-type="float">
            <text:p>1,232,300</text:p>
          </table:table-cell>
          <table:table-cell office:value-type="float" office:value="1909500" calcext:value-type="float">
            <text:p>1,909,500</text:p>
          </table:table-cell>
          <table:table-cell office:value-type="float" office:value="64.5" calcext:value-type="float">
            <text:p>64.5</text:p>
          </table:table-cell>
          <table:table-cell office:value-type="float" office:value="0.9" calcext:value-type="float">
            <text:p>0.9</text:p>
          </table:table-cell>
          <table:table-cell table:number-columns-repeated="995"/>
        </table:table-row>
        <table:table-row table:style-name="ro1">
          <table:table-cell office:value-type="string" calcext:value-type="string">
            <text:p>% aged 16-64 who are self employed</text:p>
          </table:table-cell>
          <table:table-cell office:value-type="float" office:value="3301300" calcext:value-type="float">
            <text:p>3,301,300</text:p>
          </table:table-cell>
          <table:table-cell office:value-type="float" office:value="34966100" calcext:value-type="float">
            <text:p>34,966,100</text:p>
          </table:table-cell>
          <table:table-cell office:value-type="float" office:value="9.4" calcext:value-type="float">
            <text:p>9.4</text:p>
          </table:table-cell>
          <table:table-cell office:value-type="float" office:value="0.2" calcext:value-type="float">
            <text:p>0.2</text:p>
          </table:table-cell>
          <table:table-cell office:value-type="float" office:value="3464300" calcext:value-type="float">
            <text:p>3,464,300</text:p>
          </table:table-cell>
          <table:table-cell office:value-type="float" office:value="36875600" calcext:value-type="float">
            <text:p>36,875,600</text:p>
          </table:table-cell>
          <table:table-cell office:value-type="float" office:value="9.4" calcext:value-type="float">
            <text:p>9.4</text:p>
          </table:table-cell>
          <table:table-cell office:value-type="float" office:value="0.2" calcext:value-type="float">
            <text:p>0.2</text:p>
          </table:table-cell>
          <table:table-cell office:value-type="float" office:value="3728000" calcext:value-type="float">
            <text:p>3,728,000</text:p>
          </table:table-cell>
          <table:table-cell office:value-type="float" office:value="40311900" calcext:value-type="float">
            <text:p>40,311,900</text:p>
          </table:table-cell>
          <table:table-cell office:value-type="float" office:value="9.2" calcext:value-type="float">
            <text:p>9.2</text:p>
          </table:table-cell>
          <table:table-cell office:value-type="float" office:value="0.2" calcext:value-type="float">
            <text:p>0.2</text:p>
          </table:table-cell>
          <table:table-cell office:value-type="float" office:value="95000" calcext:value-type="float">
            <text:p>95,000</text:p>
          </table:table-cell>
          <table:table-cell office:value-type="float" office:value="1167300" calcext:value-type="float">
            <text:p>1,167,300</text:p>
          </table:table-cell>
          <table:table-cell office:value-type="float" office:value="8.1" calcext:value-type="float">
            <text:p>8.1</text:p>
          </table:table-cell>
          <table:table-cell office:value-type="float" office:value="0.7" calcext:value-type="float">
            <text:p>0.7</text:p>
          </table:table-cell>
          <table:table-cell office:value-type="float" office:value="263700" calcext:value-type="float">
            <text:p>263,700</text:p>
          </table:table-cell>
          <table:table-cell office:value-type="float" office:value="3436300" calcext:value-type="float">
            <text:p>3,436,300</text:p>
          </table:table-cell>
          <table:table-cell office:value-type="float" office:value="7.7" calcext:value-type="float">
            <text:p>7.7</text:p>
          </table:table-cell>
          <table:table-cell office:value-type="float" office:value="0.5" calcext:value-type="float">
            <text:p>0.5</text:p>
          </table:table-cell>
          <table:table-cell office:value-type="float" office:value="3823000" calcext:value-type="float">
            <text:p>3,823,000</text:p>
          </table:table-cell>
          <table:table-cell office:value-type="float" office:value="41479200" calcext:value-type="float">
            <text:p>41,479,200</text:p>
          </table:table-cell>
          <table:table-cell office:value-type="float" office:value="9.2" calcext:value-type="float">
            <text:p>9.2</text:p>
          </table:table-cell>
          <table:table-cell office:value-type="float" office:value="0.2" calcext:value-type="float">
            <text:p>0.2</text:p>
          </table:table-cell>
          <table:table-cell office:value-type="float" office:value="163000" calcext:value-type="float">
            <text:p>163,000</text:p>
          </table:table-cell>
          <table:table-cell office:value-type="float" office:value="1909500" calcext:value-type="float">
            <text:p>1,909,500</text:p>
          </table:table-cell>
          <table:table-cell office:value-type="float" office:value="8.5" calcext:value-type="float">
            <text:p>8.5</text:p>
          </table:table-cell>
          <table:table-cell office:value-type="float" office:value="0.5" calcext:value-type="float">
            <text:p>0.5</text:p>
          </table:table-cell>
          <table:table-cell table:number-columns-repeated="995"/>
        </table:table-row>
        <table:table-row table:style-name="ro1">
          <table:table-cell office:value-type="string" calcext:value-type="string">
            <text:p>Unemployment rate - aged 16-64 </text:p>
          </table:table-cell>
          <table:table-cell office:value-type="float" office:value="1039700" calcext:value-type="float">
            <text:p>1,039,700</text:p>
          </table:table-cell>
          <table:table-cell office:value-type="float" office:value="27509600" calcext:value-type="float">
            <text:p>27,509,600</text:p>
          </table:table-cell>
          <table:table-cell office:value-type="float" office:value="3.8" calcext:value-type="float">
            <text:p>3.8</text:p>
          </table:table-cell>
          <table:table-cell office:value-type="float" office:value="0.1" calcext:value-type="float">
            <text:p>0.1</text:p>
          </table:table-cell>
          <table:table-cell office:value-type="float" office:value="1086500" calcext:value-type="float">
            <text:p>1,086,500</text:p>
          </table:table-cell>
          <table:table-cell office:value-type="float" office:value="28958700" calcext:value-type="float">
            <text:p>28,958,700</text:p>
          </table:table-cell>
          <table:table-cell office:value-type="float" office:value="3.8" calcext:value-type="float">
            <text:p>3.8</text:p>
          </table:table-cell>
          <table:table-cell office:value-type="float" office:value="0.1" calcext:value-type="float">
            <text:p>0.1</text:p>
          </table:table-cell>
          <table:table-cell office:value-type="float" office:value="1179000" calcext:value-type="float">
            <text:p>1,179,000</text:p>
          </table:table-cell>
          <table:table-cell office:value-type="float" office:value="31610100" calcext:value-type="float">
            <text:p>31,610,100</text:p>
          </table:table-cell>
          <table:table-cell office:value-type="float" office:value="3.7" calcext:value-type="float">
            <text:p>3.7</text:p>
          </table:table-cell>
          <table:table-cell office:value-type="float" office:value="0.1" calcext:value-type="float">
            <text:p>0.1</text:p>
          </table:table-cell>
          <table:table-cell office:value-type="float" office:value="20700" calcext:value-type="float">
            <text:p>20,700</text:p>
          </table:table-cell>
          <table:table-cell office:value-type="float" office:value="847000" calcext:value-type="float">
            <text:p>847,000</text:p>
          </table:table-cell>
          <table:table-cell office:value-type="float" office:value="2.4" calcext:value-type="float">
            <text:p>2.4</text:p>
          </table:table-cell>
          <table:table-cell office:value-type="float" office:value="0.4" calcext:value-type="float">
            <text:p>0.4</text:p>
          </table:table-cell>
          <table:table-cell office:value-type="float" office:value="92500" calcext:value-type="float">
            <text:p>92,500</text:p>
          </table:table-cell>
          <table:table-cell office:value-type="float" office:value="2651400" calcext:value-type="float">
            <text:p>2,651,400</text:p>
          </table:table-cell>
          <table:table-cell office:value-type="float" office:value="3.5" calcext:value-type="float">
            <text:p>3.5</text:p>
          </table:table-cell>
          <table:table-cell office:value-type="float" office:value="0.4" calcext:value-type="float">
            <text:p>0.4</text:p>
          </table:table-cell>
          <table:table-cell office:value-type="float" office:value="1199700" calcext:value-type="float">
            <text:p>1,199,700</text:p>
          </table:table-cell>
          <table:table-cell office:value-type="float" office:value="32457100" calcext:value-type="float">
            <text:p>32,457,100</text:p>
          </table:table-cell>
          <table:table-cell office:value-type="float" office:value="3.7" calcext:value-type="float">
            <text:p>3.7</text:p>
          </table:table-cell>
          <table:table-cell office:value-type="float" office:value="0.1" calcext:value-type="float">
            <text:p>0.1</text:p>
          </table:table-cell>
          <table:table-cell office:value-type="float" office:value="46800" calcext:value-type="float">
            <text:p>46,800</text:p>
          </table:table-cell>
          <table:table-cell office:value-type="float" office:value="1449100" calcext:value-type="float">
            <text:p>1,449,100</text:p>
          </table:table-cell>
          <table:table-cell office:value-type="float" office:value="3.2" calcext:value-type="float">
            <text:p>3.2</text:p>
          </table:table-cell>
          <table:table-cell office:value-type="float" office:value="0.4" calcext:value-type="float">
            <text:p>0.4</text:p>
          </table:table-cell>
          <table:table-cell table:number-columns-repeated="995"/>
        </table:table-row>
        <table:table-row table:style-name="ro1">
          <table:table-cell office:value-type="string" calcext:value-type="string">
            <text:p>Unemployment rate - aged 16+</text:p>
          </table:table-cell>
          <table:table-cell office:value-type="float" office:value="1061800" calcext:value-type="float">
            <text:p>1,061,800</text:p>
          </table:table-cell>
          <table:table-cell office:value-type="float" office:value="28685400" calcext:value-type="float">
            <text:p>28,685,400</text:p>
          </table:table-cell>
          <table:table-cell office:value-type="float" office:value="3.7" calcext:value-type="float">
            <text:p>3.7</text:p>
          </table:table-cell>
          <table:table-cell office:value-type="float" office:value="0.1" calcext:value-type="float">
            <text:p>0.1</text:p>
          </table:table-cell>
          <table:table-cell office:value-type="float" office:value="1110100" calcext:value-type="float">
            <text:p>1,110,100</text:p>
          </table:table-cell>
          <table:table-cell office:value-type="float" office:value="30189500" calcext:value-type="float">
            <text:p>30,189,500</text:p>
          </table:table-cell>
          <table:table-cell office:value-type="float" office:value="3.7" calcext:value-type="float">
            <text:p>3.7</text:p>
          </table:table-cell>
          <table:table-cell office:value-type="float" office:value="0.1" calcext:value-type="float">
            <text:p>0.1</text:p>
          </table:table-cell>
          <table:table-cell office:value-type="float" office:value="1204400" calcext:value-type="float">
            <text:p>1,204,400</text:p>
          </table:table-cell>
          <table:table-cell office:value-type="float" office:value="32923600" calcext:value-type="float">
            <text:p>32,923,600</text:p>
          </table:table-cell>
          <table:table-cell office:value-type="float" office:value="3.7" calcext:value-type="float">
            <text:p>3.7</text:p>
          </table:table-cell>
          <table:table-cell office:value-type="float" office:value="0.1" calcext:value-type="float">
            <text:p>0.1</text:p>
          </table:table-cell>
          <table:table-cell office:value-type="float" office:value="20900" calcext:value-type="float">
            <text:p>20,900</text:p>
          </table:table-cell>
          <table:table-cell office:value-type="float" office:value="885000" calcext:value-type="float">
            <text:p>885,000</text:p>
          </table:table-cell>
          <table:table-cell office:value-type="float" office:value="2.4" calcext:value-type="float">
            <text:p>2.4</text:p>
          </table:table-cell>
          <table:table-cell office:value-type="float" office:value="0.4" calcext:value-type="float">
            <text:p>0.4</text:p>
          </table:table-cell>
          <table:table-cell office:value-type="float" office:value="94300" calcext:value-type="float">
            <text:p>94,300</text:p>
          </table:table-cell>
          <table:table-cell office:value-type="float" office:value="2734100" calcext:value-type="float">
            <text:p>2,734,100</text:p>
          </table:table-cell>
          <table:table-cell office:value-type="float" office:value="3.4" calcext:value-type="float">
            <text:p>3.4</text:p>
          </table:table-cell>
          <table:table-cell office:value-type="float" office:value="0.4" calcext:value-type="float">
            <text:p>0.4</text:p>
          </table:table-cell>
          <table:table-cell office:value-type="float" office:value="1225400" calcext:value-type="float">
            <text:p>1,225,400</text:p>
          </table:table-cell>
          <table:table-cell office:value-type="float" office:value="33808600" calcext:value-type="float">
            <text:p>33,808,600</text:p>
          </table:table-cell>
          <table:table-cell office:value-type="float" office:value="3.6" calcext:value-type="float">
            <text:p>3.6</text:p>
          </table:table-cell>
          <table:table-cell office:value-type="float" office:value="0.1" calcext:value-type="float">
            <text:p>0.1</text:p>
          </table:table-cell>
          <table:table-cell office:value-type="float" office:value="48300" calcext:value-type="float">
            <text:p>48,300</text:p>
          </table:table-cell>
          <table:table-cell office:value-type="float" office:value="1504100" calcext:value-type="float">
            <text:p>1,504,100</text:p>
          </table:table-cell>
          <table:table-cell office:value-type="float" office:value="3.2" calcext:value-type="float">
            <text:p>3.2</text:p>
          </table:table-cell>
          <table:table-cell office:value-type="float" office:value="0.4" calcext:value-type="float">
            <text:p>0.4</text:p>
          </table:table-cell>
          <table:table-cell table:number-columns-repeated="995"/>
        </table:table-row>
        <table:table-row table:style-name="ro1">
          <table:table-cell office:value-type="string" calcext:value-type="string">
            <text:p>% who are economically inactive - aged 16-64</text:p>
          </table:table-cell>
          <table:table-cell office:value-type="float" office:value="7456500" calcext:value-type="float">
            <text:p>7,456,500</text:p>
          </table:table-cell>
          <table:table-cell office:value-type="float" office:value="34966100" calcext:value-type="float">
            <text:p>34,966,100</text:p>
          </table:table-cell>
          <table:table-cell office:value-type="float" office:value="21.3" calcext:value-type="float">
            <text:p>21.3</text:p>
          </table:table-cell>
          <table:table-cell office:value-type="float" office:value="0.3" calcext:value-type="float">
            <text:p>0.3</text:p>
          </table:table-cell>
          <table:table-cell office:value-type="float" office:value="7916900" calcext:value-type="float">
            <text:p>7,916,900</text:p>
          </table:table-cell>
          <table:table-cell office:value-type="float" office:value="36875600" calcext:value-type="float">
            <text:p>36,875,600</text:p>
          </table:table-cell>
          <table:table-cell office:value-type="float" office:value="21.5" calcext:value-type="float">
            <text:p>21.5</text:p>
          </table:table-cell>
          <table:table-cell office:value-type="float" office:value="0.3" calcext:value-type="float">
            <text:p>0.3</text:p>
          </table:table-cell>
          <table:table-cell office:value-type="float" office:value="8701900" calcext:value-type="float">
            <text:p>8,701,900</text:p>
          </table:table-cell>
          <table:table-cell office:value-type="float" office:value="40311900" calcext:value-type="float">
            <text:p>40,311,900</text:p>
          </table:table-cell>
          <table:table-cell office:value-type="float" office:value="21.6" calcext:value-type="float">
            <text:p>21.6</text:p>
          </table:table-cell>
          <table:table-cell office:value-type="float" office:value="0.3" calcext:value-type="float">
            <text:p>0.3</text:p>
          </table:table-cell>
          <table:table-cell office:value-type="float" office:value="320200" calcext:value-type="float">
            <text:p>320,200</text:p>
          </table:table-cell>
          <table:table-cell office:value-type="float" office:value="1167300" calcext:value-type="float">
            <text:p>1,167,300</text:p>
          </table:table-cell>
          <table:table-cell office:value-type="float" office:value="27.4" calcext:value-type="float">
            <text:p>27.4</text:p>
          </table:table-cell>
          <table:table-cell office:value-type="float" office:value="1.1" calcext:value-type="float">
            <text:p>1.1</text:p>
          </table:table-cell>
          <table:table-cell office:value-type="float" office:value="785000" calcext:value-type="float">
            <text:p>785,000</text:p>
          </table:table-cell>
          <table:table-cell office:value-type="float" office:value="3436300" calcext:value-type="float">
            <text:p>3,436,300</text:p>
          </table:table-cell>
          <table:table-cell office:value-type="float" office:value="22.8" calcext:value-type="float">
            <text:p>22.8</text:p>
          </table:table-cell>
          <table:table-cell office:value-type="float" office:value="0.8" calcext:value-type="float">
            <text:p>0.8</text:p>
          </table:table-cell>
          <table:table-cell office:value-type="float" office:value="9022100" calcext:value-type="float">
            <text:p>9,022,100</text:p>
          </table:table-cell>
          <table:table-cell office:value-type="float" office:value="41479200" calcext:value-type="float">
            <text:p>41,479,200</text:p>
          </table:table-cell>
          <table:table-cell office:value-type="float" office:value="21.8" calcext:value-type="float">
            <text:p>21.8</text:p>
          </table:table-cell>
          <table:table-cell office:value-type="float" office:value="0.2" calcext:value-type="float">
            <text:p>0.2</text:p>
          </table:table-cell>
          <table:table-cell office:value-type="float" office:value="460400" calcext:value-type="float">
            <text:p>460,400</text:p>
          </table:table-cell>
          <table:table-cell office:value-type="float" office:value="1909500" calcext:value-type="float">
            <text:p>1,909,500</text:p>
          </table:table-cell>
          <table:table-cell office:value-type="float" office:value="24.1" calcext:value-type="float">
            <text:p>24.1</text:p>
          </table:table-cell>
          <table:table-cell office:value-type="float" office:value="0.8" calcext:value-type="float">
            <text:p>0.8</text:p>
          </table:table-cell>
          <table:table-cell table:number-columns-repeated="995"/>
        </table:table-row>
        <table:table-row table:style-name="ro1">
          <table:table-cell office:value-type="string" calcext:value-type="string">
            <text:p>% of economically inactive who want a job</text:p>
          </table:table-cell>
          <table:table-cell office:value-type="float" office:value="1372000" calcext:value-type="float">
            <text:p>1,372,000</text:p>
          </table:table-cell>
          <table:table-cell office:value-type="float" office:value="7456500" calcext:value-type="float">
            <text:p>7,456,500</text:p>
          </table:table-cell>
          <table:table-cell office:value-type="float" office:value="18.4" calcext:value-type="float">
            <text:p>18.4</text:p>
          </table:table-cell>
          <table:table-cell office:value-type="float" office:value="0.6" calcext:value-type="float">
            <text:p>0.6</text:p>
          </table:table-cell>
          <table:table-cell office:value-type="float" office:value="1451200" calcext:value-type="float">
            <text:p>1,451,200</text:p>
          </table:table-cell>
          <table:table-cell office:value-type="float" office:value="7916900" calcext:value-type="float">
            <text:p>7,916,900</text:p>
          </table:table-cell>
          <table:table-cell office:value-type="float" office:value="18.3" calcext:value-type="float">
            <text:p>18.3</text:p>
          </table:table-cell>
          <table:table-cell office:value-type="float" office:value="0.5" calcext:value-type="float">
            <text:p>0.5</text:p>
          </table:table-cell>
          <table:table-cell office:value-type="float" office:value="1604800" calcext:value-type="float">
            <text:p>1,604,800</text:p>
          </table:table-cell>
          <table:table-cell office:value-type="float" office:value="8701900" calcext:value-type="float">
            <text:p>8,701,900</text:p>
          </table:table-cell>
          <table:table-cell office:value-type="float" office:value="18.4" calcext:value-type="float">
            <text:p>18.4</text:p>
          </table:table-cell>
          <table:table-cell office:value-type="float" office:value="0.5" calcext:value-type="float">
            <text:p>0.5</text:p>
          </table:table-cell>
          <table:table-cell office:value-type="float" office:value="48100" calcext:value-type="float">
            <text:p>48,100</text:p>
          </table:table-cell>
          <table:table-cell office:value-type="float" office:value="320200" calcext:value-type="float">
            <text:p>320,200</text:p>
          </table:table-cell>
          <table:table-cell office:value-type="float" office:value="15" calcext:value-type="float">
            <text:p>15.0</text:p>
          </table:table-cell>
          <table:table-cell office:value-type="float" office:value="1.7" calcext:value-type="float">
            <text:p>1.7</text:p>
          </table:table-cell>
          <table:table-cell office:value-type="float" office:value="153600" calcext:value-type="float">
            <text:p>153,600</text:p>
          </table:table-cell>
          <table:table-cell office:value-type="float" office:value="785000" calcext:value-type="float">
            <text:p>785,000</text:p>
          </table:table-cell>
          <table:table-cell office:value-type="float" office:value="19.6" calcext:value-type="float">
            <text:p>19.6</text:p>
          </table:table-cell>
          <table:table-cell office:value-type="float" office:value="1.5" calcext:value-type="float">
            <text:p>1.5</text:p>
          </table:table-cell>
          <table:table-cell office:value-type="float" office:value="1652900" calcext:value-type="float">
            <text:p>1,652,900</text:p>
          </table:table-cell>
          <table:table-cell office:value-type="float" office:value="9022100" calcext:value-type="float">
            <text:p>9,022,100</text:p>
          </table:table-cell>
          <table:table-cell office:value-type="float" office:value="18.3" calcext:value-type="float">
            <text:p>18.3</text:p>
          </table:table-cell>
          <table:table-cell office:value-type="float" office:value="0.5" calcext:value-type="float">
            <text:p>0.5</text:p>
          </table:table-cell>
          <table:table-cell office:value-type="float" office:value="79200" calcext:value-type="float">
            <text:p>79,200</text:p>
          </table:table-cell>
          <table:table-cell office:value-type="float" office:value="460400" calcext:value-type="float">
            <text:p>460,400</text:p>
          </table:table-cell>
          <table:table-cell office:value-type="float" office:value="17.2" calcext:value-type="float">
            <text:p>17.2</text:p>
          </table:table-cell>
          <table:table-cell office:value-type="float" office:value="1.5" calcext:value-type="float">
            <text:p>1.5</text:p>
          </table:table-cell>
          <table:table-cell table:number-columns-repeated="995"/>
        </table:table-row>
        <table:table-row table:style-name="ro1">
          <table:table-cell office:value-type="string" calcext:value-type="string">
            <text:p>% of economically inactive who do not want a job</text:p>
          </table:table-cell>
          <table:table-cell office:value-type="float" office:value="6084500" calcext:value-type="float">
            <text:p>6,084,500</text:p>
          </table:table-cell>
          <table:table-cell office:value-type="float" office:value="7456500" calcext:value-type="float">
            <text:p>7,456,500</text:p>
          </table:table-cell>
          <table:table-cell office:value-type="float" office:value="81.6" calcext:value-type="float">
            <text:p>81.6</text:p>
          </table:table-cell>
          <table:table-cell office:value-type="float" office:value="0.6" calcext:value-type="float">
            <text:p>0.6</text:p>
          </table:table-cell>
          <table:table-cell office:value-type="float" office:value="6465700" calcext:value-type="float">
            <text:p>6,465,700</text:p>
          </table:table-cell>
          <table:table-cell office:value-type="float" office:value="7916900" calcext:value-type="float">
            <text:p>7,916,900</text:p>
          </table:table-cell>
          <table:table-cell office:value-type="float" office:value="81.7" calcext:value-type="float">
            <text:p>81.7</text:p>
          </table:table-cell>
          <table:table-cell office:value-type="float" office:value="0.5" calcext:value-type="float">
            <text:p>0.5</text:p>
          </table:table-cell>
          <table:table-cell office:value-type="float" office:value="7097100" calcext:value-type="float">
            <text:p>7,097,100</text:p>
          </table:table-cell>
          <table:table-cell office:value-type="float" office:value="8701900" calcext:value-type="float">
            <text:p>8,701,900</text:p>
          </table:table-cell>
          <table:table-cell office:value-type="float" office:value="81.6" calcext:value-type="float">
            <text:p>81.6</text:p>
          </table:table-cell>
          <table:table-cell office:value-type="float" office:value="0.5" calcext:value-type="float">
            <text:p>0.5</text:p>
          </table:table-cell>
          <table:table-cell office:value-type="float" office:value="272100" calcext:value-type="float">
            <text:p>272,100</text:p>
          </table:table-cell>
          <table:table-cell office:value-type="float" office:value="320200" calcext:value-type="float">
            <text:p>320,200</text:p>
          </table:table-cell>
          <table:table-cell office:value-type="float" office:value="85" calcext:value-type="float">
            <text:p>85.0</text:p>
          </table:table-cell>
          <table:table-cell office:value-type="float" office:value="1.7" calcext:value-type="float">
            <text:p>1.7</text:p>
          </table:table-cell>
          <table:table-cell office:value-type="float" office:value="631400" calcext:value-type="float">
            <text:p>631,400</text:p>
          </table:table-cell>
          <table:table-cell office:value-type="float" office:value="785000" calcext:value-type="float">
            <text:p>785,000</text:p>
          </table:table-cell>
          <table:table-cell office:value-type="float" office:value="80.4" calcext:value-type="float">
            <text:p>80.4</text:p>
          </table:table-cell>
          <table:table-cell office:value-type="float" office:value="1.5" calcext:value-type="float">
            <text:p>1.5</text:p>
          </table:table-cell>
          <table:table-cell office:value-type="float" office:value="7369200" calcext:value-type="float">
            <text:p>7,369,200</text:p>
          </table:table-cell>
          <table:table-cell office:value-type="float" office:value="9022100" calcext:value-type="float">
            <text:p>9,022,100</text:p>
          </table:table-cell>
          <table:table-cell office:value-type="float" office:value="81.7" calcext:value-type="float">
            <text:p>81.7</text:p>
          </table:table-cell>
          <table:table-cell office:value-type="float" office:value="0.5" calcext:value-type="float">
            <text:p>0.5</text:p>
          </table:table-cell>
          <table:table-cell office:value-type="float" office:value="381200" calcext:value-type="float">
            <text:p>381,200</text:p>
          </table:table-cell>
          <table:table-cell office:value-type="float" office:value="460400" calcext:value-type="float">
            <text:p>460,400</text:p>
          </table:table-cell>
          <table:table-cell office:value-type="float" office:value="82.8" calcext:value-type="float">
            <text:p>82.8</text:p>
          </table:table-cell>
          <table:table-cell office:value-type="float" office:value="1.5" calcext:value-type="float">
            <text:p>1.5</text:p>
          </table:table-cell>
          <table:table-cell table:number-columns-repeated="995"/>
        </table:table-row>
        <table:table-row table:style-name="ro1">
          <table:table-cell office:value-type="string" calcext:value-type="string">
            <text:p>Economic activity rate males - aged 16-64</text:p>
          </table:table-cell>
          <table:table-cell office:value-type="float" office:value="14404300" calcext:value-type="float">
            <text:p>14,404,300</text:p>
          </table:table-cell>
          <table:table-cell office:value-type="float" office:value="17443300" calcext:value-type="float">
            <text:p>17,443,300</text:p>
          </table:table-cell>
          <table:table-cell office:value-type="float" office:value="82.6" calcext:value-type="float">
            <text:p>82.6</text:p>
          </table:table-cell>
          <table:table-cell office:value-type="float" office:value="0.4" calcext:value-type="float">
            <text:p>0.4</text:p>
          </table:table-cell>
          <table:table-cell office:value-type="float" office:value="15158600" calcext:value-type="float">
            <text:p>15,158,600</text:p>
          </table:table-cell>
          <table:table-cell office:value-type="float" office:value="18395800" calcext:value-type="float">
            <text:p>18,395,800</text:p>
          </table:table-cell>
          <table:table-cell office:value-type="float" office:value="82.4" calcext:value-type="float">
            <text:p>82.4</text:p>
          </table:table-cell>
          <table:table-cell office:value-type="float" office:value="0.4" calcext:value-type="float">
            <text:p>0.4</text:p>
          </table:table-cell>
          <table:table-cell office:value-type="float" office:value="16492500" calcext:value-type="float">
            <text:p>16,492,500</text:p>
          </table:table-cell>
          <table:table-cell office:value-type="float" office:value="20074800" calcext:value-type="float">
            <text:p>20,074,800</text:p>
          </table:table-cell>
          <table:table-cell office:value-type="float" office:value="82.2" calcext:value-type="float">
            <text:p>82.2</text:p>
          </table:table-cell>
          <table:table-cell office:value-type="float" office:value="0.3" calcext:value-type="float">
            <text:p>0.3</text:p>
          </table:table-cell>
          <table:table-cell office:value-type="float" office:value="440500" calcext:value-type="float">
            <text:p>440,500</text:p>
          </table:table-cell>
          <table:table-cell office:value-type="float" office:value="577800" calcext:value-type="float">
            <text:p>577,800</text:p>
          </table:table-cell>
          <table:table-cell office:value-type="float" office:value="76.2" calcext:value-type="float">
            <text:p>76.2</text:p>
          </table:table-cell>
          <table:table-cell office:value-type="float" office:value="1.5" calcext:value-type="float">
            <text:p>1.5</text:p>
          </table:table-cell>
          <table:table-cell office:value-type="float" office:value="1333800" calcext:value-type="float">
            <text:p>1,333,800</text:p>
          </table:table-cell>
          <table:table-cell office:value-type="float" office:value="1678900" calcext:value-type="float">
            <text:p>1,678,900</text:p>
          </table:table-cell>
          <table:table-cell office:value-type="float" office:value="79.4" calcext:value-type="float">
            <text:p>79.4</text:p>
          </table:table-cell>
          <table:table-cell office:value-type="float" office:value="1.1" calcext:value-type="float">
            <text:p>1.1</text:p>
          </table:table-cell>
          <table:table-cell office:value-type="float" office:value="16933000" calcext:value-type="float">
            <text:p>16,933,000</text:p>
          </table:table-cell>
          <table:table-cell office:value-type="float" office:value="20652600" calcext:value-type="float">
            <text:p>20,652,600</text:p>
          </table:table-cell>
          <table:table-cell office:value-type="float" office:value="82" calcext:value-type="float">
            <text:p>82.0</text:p>
          </table:table-cell>
          <table:table-cell office:value-type="float" office:value="0.3" calcext:value-type="float">
            <text:p>0.3</text:p>
          </table:table-cell>
          <table:table-cell office:value-type="float" office:value="754300" calcext:value-type="float">
            <text:p>754,300</text:p>
          </table:table-cell>
          <table:table-cell office:value-type="float" office:value="952500" calcext:value-type="float">
            <text:p>952,500</text:p>
          </table:table-cell>
          <table:table-cell office:value-type="float" office:value="79.2" calcext:value-type="float">
            <text:p>79.2</text:p>
          </table:table-cell>
          <table:table-cell office:value-type="float" office:value="1.1" calcext:value-type="float">
            <text:p>1.1</text:p>
          </table:table-cell>
          <table:table-cell table:number-columns-repeated="995"/>
        </table:table-row>
        <table:table-row table:style-name="ro1">
          <table:table-cell office:value-type="string" calcext:value-type="string">
            <text:p>Employment rate males - aged 16-64</text:p>
          </table:table-cell>
          <table:table-cell office:value-type="float" office:value="13857600" calcext:value-type="float">
            <text:p>13,857,600</text:p>
          </table:table-cell>
          <table:table-cell office:value-type="float" office:value="17443300" calcext:value-type="float">
            <text:p>17,443,300</text:p>
          </table:table-cell>
          <table:table-cell office:value-type="float" office:value="79.4" calcext:value-type="float">
            <text:p>79.4</text:p>
          </table:table-cell>
          <table:table-cell office:value-type="float" office:value="0.4" calcext:value-type="float">
            <text:p>0.4</text:p>
          </table:table-cell>
          <table:table-cell office:value-type="float" office:value="14584500" calcext:value-type="float">
            <text:p>14,584,500</text:p>
          </table:table-cell>
          <table:table-cell office:value-type="float" office:value="18395800" calcext:value-type="float">
            <text:p>18,395,800</text:p>
          </table:table-cell>
          <table:table-cell office:value-type="float" office:value="79.3" calcext:value-type="float">
            <text:p>79.3</text:p>
          </table:table-cell>
          <table:table-cell office:value-type="float" office:value="0.4" calcext:value-type="float">
            <text:p>0.4</text:p>
          </table:table-cell>
          <table:table-cell office:value-type="float" office:value="15866800" calcext:value-type="float">
            <text:p>15,866,800</text:p>
          </table:table-cell>
          <table:table-cell office:value-type="float" office:value="20074800" calcext:value-type="float">
            <text:p>20,074,800</text:p>
          </table:table-cell>
          <table:table-cell office:value-type="float" office:value="79" calcext:value-type="float">
            <text:p>79.0</text:p>
          </table:table-cell>
          <table:table-cell office:value-type="float" office:value="0.4" calcext:value-type="float">
            <text:p>0.4</text:p>
          </table:table-cell>
          <table:table-cell office:value-type="float" office:value="428400" calcext:value-type="float">
            <text:p>428,400</text:p>
          </table:table-cell>
          <table:table-cell office:value-type="float" office:value="577800" calcext:value-type="float">
            <text:p>577,800</text:p>
          </table:table-cell>
          <table:table-cell office:value-type="float" office:value="74.1" calcext:value-type="float">
            <text:p>74.1</text:p>
          </table:table-cell>
          <table:table-cell office:value-type="float" office:value="1.5" calcext:value-type="float">
            <text:p>1.5</text:p>
          </table:table-cell>
          <table:table-cell office:value-type="float" office:value="1282300" calcext:value-type="float">
            <text:p>1,282,300</text:p>
          </table:table-cell>
          <table:table-cell office:value-type="float" office:value="1678900" calcext:value-type="float">
            <text:p>1,678,900</text:p>
          </table:table-cell>
          <table:table-cell office:value-type="float" office:value="76.4" calcext:value-type="float">
            <text:p>76.4</text:p>
          </table:table-cell>
          <table:table-cell office:value-type="float" office:value="1.1" calcext:value-type="float">
            <text:p>1.1</text:p>
          </table:table-cell>
          <table:table-cell office:value-type="float" office:value="16295200" calcext:value-type="float">
            <text:p>16,295,200</text:p>
          </table:table-cell>
          <table:table-cell office:value-type="float" office:value="20652600" calcext:value-type="float">
            <text:p>20,652,600</text:p>
          </table:table-cell>
          <table:table-cell office:value-type="float" office:value="78.9" calcext:value-type="float">
            <text:p>78.9</text:p>
          </table:table-cell>
          <table:table-cell office:value-type="float" office:value="0.4" calcext:value-type="float">
            <text:p>0.4</text:p>
          </table:table-cell>
          <table:table-cell office:value-type="float" office:value="726900" calcext:value-type="float">
            <text:p>726,900</text:p>
          </table:table-cell>
          <table:table-cell office:value-type="float" office:value="952500" calcext:value-type="float">
            <text:p>952,500</text:p>
          </table:table-cell>
          <table:table-cell office:value-type="float" office:value="76.3" calcext:value-type="float">
            <text:p>76.3</text:p>
          </table:table-cell>
          <table:table-cell office:value-type="float" office:value="1.2" calcext:value-type="float">
            <text:p>1.2</text:p>
          </table:table-cell>
          <table:table-cell table:number-columns-repeated="995"/>
        </table:table-row>
        <table:table-row table:style-name="ro1">
          <table:table-cell office:value-type="string" calcext:value-type="string">
            <text:p>% of males aged 16-64 who are employees</text:p>
          </table:table-cell>
          <table:table-cell office:value-type="float" office:value="11718100" calcext:value-type="float">
            <text:p>11,718,100</text:p>
          </table:table-cell>
          <table:table-cell office:value-type="float" office:value="17443300" calcext:value-type="float">
            <text:p>17,443,300</text:p>
          </table:table-cell>
          <table:table-cell office:value-type="float" office:value="67.2" calcext:value-type="float">
            <text:p>67.2</text:p>
          </table:table-cell>
          <table:table-cell office:value-type="float" office:value="0.5" calcext:value-type="float">
            <text:p>0.5</text:p>
          </table:table-cell>
          <table:table-cell office:value-type="float" office:value="12331500" calcext:value-type="float">
            <text:p>12,331,500</text:p>
          </table:table-cell>
          <table:table-cell office:value-type="float" office:value="18395800" calcext:value-type="float">
            <text:p>18,395,800</text:p>
          </table:table-cell>
          <table:table-cell office:value-type="float" office:value="67" calcext:value-type="float">
            <text:p>67.0</text:p>
          </table:table-cell>
          <table:table-cell office:value-type="float" office:value="0.4" calcext:value-type="float">
            <text:p>0.4</text:p>
          </table:table-cell>
          <table:table-cell office:value-type="float" office:value="13443800" calcext:value-type="float">
            <text:p>13,443,800</text:p>
          </table:table-cell>
          <table:table-cell office:value-type="float" office:value="20074800" calcext:value-type="float">
            <text:p>20,074,800</text:p>
          </table:table-cell>
          <table:table-cell office:value-type="float" office:value="67" calcext:value-type="float">
            <text:p>67.0</text:p>
          </table:table-cell>
          <table:table-cell office:value-type="float" office:value="0.4" calcext:value-type="float">
            <text:p>0.4</text:p>
          </table:table-cell>
          <table:table-cell office:value-type="float" office:value="359900" calcext:value-type="float">
            <text:p>359,900</text:p>
          </table:table-cell>
          <table:table-cell office:value-type="float" office:value="577800" calcext:value-type="float">
            <text:p>577,800</text:p>
          </table:table-cell>
          <table:table-cell office:value-type="float" office:value="62.3" calcext:value-type="float">
            <text:p>62.3</text:p>
          </table:table-cell>
          <table:table-cell office:value-type="float" office:value="1.7" calcext:value-type="float">
            <text:p>1.7</text:p>
          </table:table-cell>
          <table:table-cell office:value-type="float" office:value="1112400" calcext:value-type="float">
            <text:p>1,112,400</text:p>
          </table:table-cell>
          <table:table-cell office:value-type="float" office:value="1678900" calcext:value-type="float">
            <text:p>1,678,900</text:p>
          </table:table-cell>
          <table:table-cell office:value-type="float" office:value="66.3" calcext:value-type="float">
            <text:p>66.3</text:p>
          </table:table-cell>
          <table:table-cell office:value-type="float" office:value="1.3" calcext:value-type="float">
            <text:p>1.3</text:p>
          </table:table-cell>
          <table:table-cell office:value-type="float" office:value="13803700" calcext:value-type="float">
            <text:p>13,803,700</text:p>
          </table:table-cell>
          <table:table-cell office:value-type="float" office:value="20652600" calcext:value-type="float">
            <text:p>20,652,600</text:p>
          </table:table-cell>
          <table:table-cell office:value-type="float" office:value="66.8" calcext:value-type="float">
            <text:p>66.8</text:p>
          </table:table-cell>
          <table:table-cell office:value-type="float" office:value="0.4" calcext:value-type="float">
            <text:p>0.4</text:p>
          </table:table-cell>
          <table:table-cell office:value-type="float" office:value="613300" calcext:value-type="float">
            <text:p>613,300</text:p>
          </table:table-cell>
          <table:table-cell office:value-type="float" office:value="952500" calcext:value-type="float">
            <text:p>952,500</text:p>
          </table:table-cell>
          <table:table-cell office:value-type="float" office:value="64.4" calcext:value-type="float">
            <text:p>64.4</text:p>
          </table:table-cell>
          <table:table-cell office:value-type="float" office:value="1.3" calcext:value-type="float">
            <text:p>1.3</text:p>
          </table:table-cell>
          <table:table-cell table:number-columns-repeated="995"/>
        </table:table-row>
        <table:table-row table:style-name="ro1">
          <table:table-cell office:value-type="string" calcext:value-type="string">
            <text:p>% of males aged 16-64 who are self employed</text:p>
          </table:table-cell>
          <table:table-cell office:value-type="float" office:value="2089700" calcext:value-type="float">
            <text:p>2,089,700</text:p>
          </table:table-cell>
          <table:table-cell office:value-type="float" office:value="17443300" calcext:value-type="float">
            <text:p>17,443,300</text:p>
          </table:table-cell>
          <table:table-cell office:value-type="float" office:value="12" calcext:value-type="float">
            <text:p>12.0</text:p>
          </table:table-cell>
          <table:table-cell office:value-type="float" office:value="0.3" calcext:value-type="float">
            <text:p>0.3</text:p>
          </table:table-cell>
          <table:table-cell office:value-type="float" office:value="2200000" calcext:value-type="float">
            <text:p>2,200,000</text:p>
          </table:table-cell>
          <table:table-cell office:value-type="float" office:value="18395800" calcext:value-type="float">
            <text:p>18,395,800</text:p>
          </table:table-cell>
          <table:table-cell office:value-type="float" office:value="12" calcext:value-type="float">
            <text:p>12.0</text:p>
          </table:table-cell>
          <table:table-cell office:value-type="float" office:value="0.3" calcext:value-type="float">
            <text:p>0.3</text:p>
          </table:table-cell>
          <table:table-cell office:value-type="float" office:value="2363700" calcext:value-type="float">
            <text:p>2,363,700</text:p>
          </table:table-cell>
          <table:table-cell office:value-type="float" office:value="20074800" calcext:value-type="float">
            <text:p>20,074,800</text:p>
          </table:table-cell>
          <table:table-cell office:value-type="float" office:value="11.8" calcext:value-type="float">
            <text:p>11.8</text:p>
          </table:table-cell>
          <table:table-cell office:value-type="float" office:value="0.3" calcext:value-type="float">
            <text:p>0.3</text:p>
          </table:table-cell>
          <table:table-cell office:value-type="float" office:value="67300" calcext:value-type="float">
            <text:p>67,300</text:p>
          </table:table-cell>
          <table:table-cell office:value-type="float" office:value="577800" calcext:value-type="float">
            <text:p>577,800</text:p>
          </table:table-cell>
          <table:table-cell office:value-type="float" office:value="11.6" calcext:value-type="float">
            <text:p>11.6</text:p>
          </table:table-cell>
          <table:table-cell office:value-type="float" office:value="1.1" calcext:value-type="float">
            <text:p>1.1</text:p>
          </table:table-cell>
          <table:table-cell office:value-type="float" office:value="163700" calcext:value-type="float">
            <text:p>163,700</text:p>
          </table:table-cell>
          <table:table-cell office:value-type="float" office:value="1678900" calcext:value-type="float">
            <text:p>1,678,900</text:p>
          </table:table-cell>
          <table:table-cell office:value-type="float" office:value="9.7" calcext:value-type="float">
            <text:p>9.7</text:p>
          </table:table-cell>
          <table:table-cell office:value-type="float" office:value="0.8" calcext:value-type="float">
            <text:p>0.8</text:p>
          </table:table-cell>
          <table:table-cell office:value-type="float" office:value="2430900" calcext:value-type="float">
            <text:p>2,430,900</text:p>
          </table:table-cell>
          <table:table-cell office:value-type="float" office:value="20652600" calcext:value-type="float">
            <text:p>20,652,600</text:p>
          </table:table-cell>
          <table:table-cell office:value-type="float" office:value="11.8" calcext:value-type="float">
            <text:p>11.8</text:p>
          </table:table-cell>
          <table:table-cell office:value-type="float" office:value="0.3" calcext:value-type="float">
            <text:p>0.3</text:p>
          </table:table-cell>
          <table:table-cell office:value-type="float" office:value="110200" calcext:value-type="float">
            <text:p>110,200</text:p>
          </table:table-cell>
          <table:table-cell office:value-type="float" office:value="952500" calcext:value-type="float">
            <text:p>952,500</text:p>
          </table:table-cell>
          <table:table-cell office:value-type="float" office:value="11.6" calcext:value-type="float">
            <text:p>11.6</text:p>
          </table:table-cell>
          <table:table-cell office:value-type="float" office:value="0.9" calcext:value-type="float">
            <text:p>0.9</text:p>
          </table:table-cell>
          <table:table-cell table:number-columns-repeated="995"/>
        </table:table-row>
        <table:table-row table:style-name="ro1">
          <table:table-cell office:value-type="string" calcext:value-type="string">
            <text:p>Unemployment rate males - aged 16-64 </text:p>
          </table:table-cell>
          <table:table-cell office:value-type="float" office:value="546700" calcext:value-type="float">
            <text:p>546,700</text:p>
          </table:table-cell>
          <table:table-cell office:value-type="float" office:value="14404300" calcext:value-type="float">
            <text:p>14,404,300</text:p>
          </table:table-cell>
          <table:table-cell office:value-type="float" office:value="3.8" calcext:value-type="float">
            <text:p>3.8</text:p>
          </table:table-cell>
          <table:table-cell office:value-type="float" office:value="0.2" calcext:value-type="float">
            <text:p>0.2</text:p>
          </table:table-cell>
          <table:table-cell office:value-type="float" office:value="574200" calcext:value-type="float">
            <text:p>574,200</text:p>
          </table:table-cell>
          <table:table-cell office:value-type="float" office:value="15158600" calcext:value-type="float">
            <text:p>15,158,600</text:p>
          </table:table-cell>
          <table:table-cell office:value-type="float" office:value="3.8" calcext:value-type="float">
            <text:p>3.8</text:p>
          </table:table-cell>
          <table:table-cell office:value-type="float" office:value="0.2" calcext:value-type="float">
            <text:p>0.2</text:p>
          </table:table-cell>
          <table:table-cell office:value-type="float" office:value="625700" calcext:value-type="float">
            <text:p>625,700</text:p>
          </table:table-cell>
          <table:table-cell office:value-type="float" office:value="16492500" calcext:value-type="float">
            <text:p>16,492,500</text:p>
          </table:table-cell>
          <table:table-cell office:value-type="float" office:value="3.8" calcext:value-type="float">
            <text:p>3.8</text:p>
          </table:table-cell>
          <table:table-cell office:value-type="float" office:value="0.2" calcext:value-type="float">
            <text:p>0.2</text:p>
          </table:table-cell>
          <table:table-cell office:value-type="float" office:value="12100" calcext:value-type="float">
            <text:p>12,100</text:p>
          </table:table-cell>
          <table:table-cell office:value-type="float" office:value="440500" calcext:value-type="float">
            <text:p>440,500</text:p>
          </table:table-cell>
          <table:table-cell office:value-type="float" office:value="2.7" calcext:value-type="float">
            <text:p>2.7</text:p>
          </table:table-cell>
          <table:table-cell office:value-type="float" office:value="0.7" calcext:value-type="float">
            <text:p>0.7</text:p>
          </table:table-cell>
          <table:table-cell office:value-type="float" office:value="51500" calcext:value-type="float">
            <text:p>51,500</text:p>
          </table:table-cell>
          <table:table-cell office:value-type="float" office:value="1333800" calcext:value-type="float">
            <text:p>1,333,800</text:p>
          </table:table-cell>
          <table:table-cell office:value-type="float" office:value="3.9" calcext:value-type="float">
            <text:p>3.9</text:p>
          </table:table-cell>
          <table:table-cell office:value-type="float" office:value="0.6" calcext:value-type="float">
            <text:p>0.6</text:p>
          </table:table-cell>
          <table:table-cell office:value-type="float" office:value="637800" calcext:value-type="float">
            <text:p>637,800</text:p>
          </table:table-cell>
          <table:table-cell office:value-type="float" office:value="16933000" calcext:value-type="float">
            <text:p>16,933,000</text:p>
          </table:table-cell>
          <table:table-cell office:value-type="float" office:value="3.8" calcext:value-type="float">
            <text:p>3.8</text:p>
          </table:table-cell>
          <table:table-cell office:value-type="float" office:value="0.2" calcext:value-type="float">
            <text:p>0.2</text:p>
          </table:table-cell>
          <table:table-cell office:value-type="float" office:value="27500" calcext:value-type="float">
            <text:p>27,500</text:p>
          </table:table-cell>
          <table:table-cell office:value-type="float" office:value="754300" calcext:value-type="float">
            <text:p>754,300</text:p>
          </table:table-cell>
          <table:table-cell office:value-type="float" office:value="3.6" calcext:value-type="float">
            <text:p>3.6</text:p>
          </table:table-cell>
          <table:table-cell office:value-type="float" office:value="0.6" calcext:value-type="float">
            <text:p>0.6</text:p>
          </table:table-cell>
          <table:table-cell table:number-columns-repeated="995"/>
        </table:table-row>
        <table:table-row table:style-name="ro1">
          <table:table-cell office:value-type="string" calcext:value-type="string">
            <text:p>Unemployment rate males - aged 16+</text:p>
          </table:table-cell>
          <table:table-cell office:value-type="float" office:value="559500" calcext:value-type="float">
            <text:p>559,500</text:p>
          </table:table-cell>
          <table:table-cell office:value-type="float" office:value="15084100" calcext:value-type="float">
            <text:p>15,084,100</text:p>
          </table:table-cell>
          <table:table-cell office:value-type="float" office:value="3.7" calcext:value-type="float">
            <text:p>3.7</text:p>
          </table:table-cell>
          <table:table-cell office:value-type="float" office:value="0.2" calcext:value-type="float">
            <text:p>0.2</text:p>
          </table:table-cell>
          <table:table-cell office:value-type="float" office:value="588100" calcext:value-type="float">
            <text:p>588,100</text:p>
          </table:table-cell>
          <table:table-cell office:value-type="float" office:value="15871100" calcext:value-type="float">
            <text:p>15,871,100</text:p>
          </table:table-cell>
          <table:table-cell office:value-type="float" office:value="3.7" calcext:value-type="float">
            <text:p>3.7</text:p>
          </table:table-cell>
          <table:table-cell office:value-type="float" office:value="0.2" calcext:value-type="float">
            <text:p>0.2</text:p>
          </table:table-cell>
          <table:table-cell office:value-type="float" office:value="640700" calcext:value-type="float">
            <text:p>640,700</text:p>
          </table:table-cell>
          <table:table-cell office:value-type="float" office:value="17252400" calcext:value-type="float">
            <text:p>17,252,400</text:p>
          </table:table-cell>
          <table:table-cell office:value-type="float" office:value="3.7" calcext:value-type="float">
            <text:p>3.7</text:p>
          </table:table-cell>
          <table:table-cell office:value-type="float" office:value="0.2" calcext:value-type="float">
            <text:p>0.2</text:p>
          </table:table-cell>
          <table:table-cell office:value-type="float" office:value="12300" calcext:value-type="float">
            <text:p>12,300</text:p>
          </table:table-cell>
          <table:table-cell office:value-type="float" office:value="463800" calcext:value-type="float">
            <text:p>463,800</text:p>
          </table:table-cell>
          <table:table-cell office:value-type="float" office:value="2.6" calcext:value-type="float">
            <text:p>2.6</text:p>
          </table:table-cell>
          <table:table-cell office:value-type="float" office:value="0.6" calcext:value-type="float">
            <text:p>0.6</text:p>
          </table:table-cell>
          <table:table-cell office:value-type="float" office:value="52600" calcext:value-type="float">
            <text:p>52,600</text:p>
          </table:table-cell>
          <table:table-cell office:value-type="float" office:value="1381300" calcext:value-type="float">
            <text:p>1,381,300</text:p>
          </table:table-cell>
          <table:table-cell office:value-type="float" office:value="3.8" calcext:value-type="float">
            <text:p>3.8</text:p>
          </table:table-cell>
          <table:table-cell office:value-type="float" office:value="0.5" calcext:value-type="float">
            <text:p>0.5</text:p>
          </table:table-cell>
          <table:table-cell office:value-type="float" office:value="653000" calcext:value-type="float">
            <text:p>653,000</text:p>
          </table:table-cell>
          <table:table-cell office:value-type="float" office:value="17716200" calcext:value-type="float">
            <text:p>17,716,200</text:p>
          </table:table-cell>
          <table:table-cell office:value-type="float" office:value="3.7" calcext:value-type="float">
            <text:p>3.7</text:p>
          </table:table-cell>
          <table:table-cell office:value-type="float" office:value="0.2" calcext:value-type="float">
            <text:p>0.2</text:p>
          </table:table-cell>
          <table:table-cell office:value-type="float" office:value="28500" calcext:value-type="float">
            <text:p>28,500</text:p>
          </table:table-cell>
          <table:table-cell office:value-type="float" office:value="787000" calcext:value-type="float">
            <text:p>787,000</text:p>
          </table:table-cell>
          <table:table-cell office:value-type="float" office:value="3.6" calcext:value-type="float">
            <text:p>3.6</text:p>
          </table:table-cell>
          <table:table-cell office:value-type="float" office:value="0.5" calcext:value-type="float">
            <text:p>0.5</text:p>
          </table:table-cell>
          <table:table-cell table:number-columns-repeated="995"/>
        </table:table-row>
        <table:table-row table:style-name="ro1">
          <table:table-cell office:value-type="string" calcext:value-type="string">
            <text:p>% of <text:s/>males who are economically inactive - aged 16-64</text:p>
          </table:table-cell>
          <table:table-cell office:value-type="float" office:value="3039000" calcext:value-type="float">
            <text:p>3,039,000</text:p>
          </table:table-cell>
          <table:table-cell office:value-type="float" office:value="17443300" calcext:value-type="float">
            <text:p>17,443,300</text:p>
          </table:table-cell>
          <table:table-cell office:value-type="float" office:value="17.4" calcext:value-type="float">
            <text:p>17.4</text:p>
          </table:table-cell>
          <table:table-cell office:value-type="float" office:value="0.4" calcext:value-type="float">
            <text:p>0.4</text:p>
          </table:table-cell>
          <table:table-cell office:value-type="float" office:value="3237200" calcext:value-type="float">
            <text:p>3,237,200</text:p>
          </table:table-cell>
          <table:table-cell office:value-type="float" office:value="18395800" calcext:value-type="float">
            <text:p>18,395,800</text:p>
          </table:table-cell>
          <table:table-cell office:value-type="float" office:value="17.6" calcext:value-type="float">
            <text:p>17.6</text:p>
          </table:table-cell>
          <table:table-cell office:value-type="float" office:value="0.4" calcext:value-type="float">
            <text:p>0.4</text:p>
          </table:table-cell>
          <table:table-cell office:value-type="float" office:value="3582300" calcext:value-type="float">
            <text:p>3,582,300</text:p>
          </table:table-cell>
          <table:table-cell office:value-type="float" office:value="20074800" calcext:value-type="float">
            <text:p>20,074,800</text:p>
          </table:table-cell>
          <table:table-cell office:value-type="float" office:value="17.8" calcext:value-type="float">
            <text:p>17.8</text:p>
          </table:table-cell>
          <table:table-cell office:value-type="float" office:value="0.3" calcext:value-type="float">
            <text:p>0.3</text:p>
          </table:table-cell>
          <table:table-cell office:value-type="float" office:value="137300" calcext:value-type="float">
            <text:p>137,300</text:p>
          </table:table-cell>
          <table:table-cell office:value-type="float" office:value="577800" calcext:value-type="float">
            <text:p>577,800</text:p>
          </table:table-cell>
          <table:table-cell office:value-type="float" office:value="23.8" calcext:value-type="float">
            <text:p>23.8</text:p>
          </table:table-cell>
          <table:table-cell office:value-type="float" office:value="1.5" calcext:value-type="float">
            <text:p>1.5</text:p>
          </table:table-cell>
          <table:table-cell office:value-type="float" office:value="345100" calcext:value-type="float">
            <text:p>345,100</text:p>
          </table:table-cell>
          <table:table-cell office:value-type="float" office:value="1678900" calcext:value-type="float">
            <text:p>1,678,900</text:p>
          </table:table-cell>
          <table:table-cell office:value-type="float" office:value="20.6" calcext:value-type="float">
            <text:p>20.6</text:p>
          </table:table-cell>
          <table:table-cell office:value-type="float" office:value="1.1" calcext:value-type="float">
            <text:p>1.1</text:p>
          </table:table-cell>
          <table:table-cell office:value-type="float" office:value="3719600" calcext:value-type="float">
            <text:p>3,719,600</text:p>
          </table:table-cell>
          <table:table-cell office:value-type="float" office:value="20652600" calcext:value-type="float">
            <text:p>20,652,600</text:p>
          </table:table-cell>
          <table:table-cell office:value-type="float" office:value="18" calcext:value-type="float">
            <text:p>18.0</text:p>
          </table:table-cell>
          <table:table-cell office:value-type="float" office:value="0.3" calcext:value-type="float">
            <text:p>0.3</text:p>
          </table:table-cell>
          <table:table-cell office:value-type="float" office:value="198200" calcext:value-type="float">
            <text:p>198,200</text:p>
          </table:table-cell>
          <table:table-cell office:value-type="float" office:value="952500" calcext:value-type="float">
            <text:p>952,500</text:p>
          </table:table-cell>
          <table:table-cell office:value-type="float" office:value="20.8" calcext:value-type="float">
            <text:p>20.8</text:p>
          </table:table-cell>
          <table:table-cell office:value-type="float" office:value="1.1" calcext:value-type="float">
            <text:p>1.1</text:p>
          </table:table-cell>
          <table:table-cell table:number-columns-repeated="995"/>
        </table:table-row>
        <table:table-row table:style-name="ro1">
          <table:table-cell office:value-type="string" calcext:value-type="string">
            <text:p>% of economically inactive males who want a job</text:p>
          </table:table-cell>
          <table:table-cell office:value-type="float" office:value="580900" calcext:value-type="float">
            <text:p>580,900</text:p>
          </table:table-cell>
          <table:table-cell office:value-type="float" office:value="3039000" calcext:value-type="float">
            <text:p>3,039,000</text:p>
          </table:table-cell>
          <table:table-cell office:value-type="float" office:value="19.1" calcext:value-type="float">
            <text:p>19.1</text:p>
          </table:table-cell>
          <table:table-cell office:value-type="float" office:value="0.9" calcext:value-type="float">
            <text:p>0.9</text:p>
          </table:table-cell>
          <table:table-cell office:value-type="float" office:value="616200" calcext:value-type="float">
            <text:p>616,200</text:p>
          </table:table-cell>
          <table:table-cell office:value-type="float" office:value="3237200" calcext:value-type="float">
            <text:p>3,237,200</text:p>
          </table:table-cell>
          <table:table-cell office:value-type="float" office:value="19" calcext:value-type="float">
            <text:p>19.0</text:p>
          </table:table-cell>
          <table:table-cell office:value-type="float" office:value="0.9" calcext:value-type="float">
            <text:p>0.9</text:p>
          </table:table-cell>
          <table:table-cell office:value-type="float" office:value="689400" calcext:value-type="float">
            <text:p>689,400</text:p>
          </table:table-cell>
          <table:table-cell office:value-type="float" office:value="3582300" calcext:value-type="float">
            <text:p>3,582,300</text:p>
          </table:table-cell>
          <table:table-cell office:value-type="float" office:value="19.2" calcext:value-type="float">
            <text:p>19.2</text:p>
          </table:table-cell>
          <table:table-cell office:value-type="float" office:value="0.8" calcext:value-type="float">
            <text:p>0.8</text:p>
          </table:table-cell>
          <table:table-cell office:value-type="float" office:value="24000" calcext:value-type="float">
            <text:p>24,000</text:p>
          </table:table-cell>
          <table:table-cell office:value-type="float" office:value="137300" calcext:value-type="float">
            <text:p>137,300</text:p>
          </table:table-cell>
          <table:table-cell office:value-type="float" office:value="17.5" calcext:value-type="float">
            <text:p>17.5</text:p>
          </table:table-cell>
          <table:table-cell office:value-type="float" office:value="2.7" calcext:value-type="float">
            <text:p>2.7</text:p>
          </table:table-cell>
          <table:table-cell office:value-type="float" office:value="73100" calcext:value-type="float">
            <text:p>73,100</text:p>
          </table:table-cell>
          <table:table-cell office:value-type="float" office:value="345100" calcext:value-type="float">
            <text:p>345,100</text:p>
          </table:table-cell>
          <table:table-cell office:value-type="float" office:value="21.2" calcext:value-type="float">
            <text:p>21.2</text:p>
          </table:table-cell>
          <table:table-cell office:value-type="float" office:value="2.4" calcext:value-type="float">
            <text:p>2.4</text:p>
          </table:table-cell>
          <table:table-cell office:value-type="float" office:value="713400" calcext:value-type="float">
            <text:p>713,400</text:p>
          </table:table-cell>
          <table:table-cell office:value-type="float" office:value="3719600" calcext:value-type="float">
            <text:p>3,719,600</text:p>
          </table:table-cell>
          <table:table-cell office:value-type="float" office:value="19.2" calcext:value-type="float">
            <text:p>19.2</text:p>
          </table:table-cell>
          <table:table-cell office:value-type="float" office:value="0.8" calcext:value-type="float">
            <text:p>0.8</text:p>
          </table:table-cell>
          <table:table-cell office:value-type="float" office:value="35300" calcext:value-type="float">
            <text:p>35,300</text:p>
          </table:table-cell>
          <table:table-cell office:value-type="float" office:value="198200" calcext:value-type="float">
            <text:p>198,200</text:p>
          </table:table-cell>
          <table:table-cell office:value-type="float" office:value="17.8" calcext:value-type="float">
            <text:p>17.8</text:p>
          </table:table-cell>
          <table:table-cell office:value-type="float" office:value="2.3" calcext:value-type="float">
            <text:p>2.3</text:p>
          </table:table-cell>
          <table:table-cell table:number-columns-repeated="995"/>
        </table:table-row>
        <table:table-row table:style-name="ro1">
          <table:table-cell office:value-type="string" calcext:value-type="string">
            <text:p>% of economically inactive males who do not want a job</text:p>
          </table:table-cell>
          <table:table-cell office:value-type="float" office:value="2458100" calcext:value-type="float">
            <text:p>2,458,100</text:p>
          </table:table-cell>
          <table:table-cell office:value-type="float" office:value="3039000" calcext:value-type="float">
            <text:p>3,039,000</text:p>
          </table:table-cell>
          <table:table-cell office:value-type="float" office:value="80.9" calcext:value-type="float">
            <text:p>80.9</text:p>
          </table:table-cell>
          <table:table-cell office:value-type="float" office:value="0.9" calcext:value-type="float">
            <text:p>0.9</text:p>
          </table:table-cell>
          <table:table-cell office:value-type="float" office:value="2621000" calcext:value-type="float">
            <text:p>2,621,000</text:p>
          </table:table-cell>
          <table:table-cell office:value-type="float" office:value="3237200" calcext:value-type="float">
            <text:p>3,237,200</text:p>
          </table:table-cell>
          <table:table-cell office:value-type="float" office:value="81" calcext:value-type="float">
            <text:p>81.0</text:p>
          </table:table-cell>
          <table:table-cell office:value-type="float" office:value="0.9" calcext:value-type="float">
            <text:p>0.9</text:p>
          </table:table-cell>
          <table:table-cell office:value-type="float" office:value="2892900" calcext:value-type="float">
            <text:p>2,892,900</text:p>
          </table:table-cell>
          <table:table-cell office:value-type="float" office:value="3582300" calcext:value-type="float">
            <text:p>3,582,300</text:p>
          </table:table-cell>
          <table:table-cell office:value-type="float" office:value="80.8" calcext:value-type="float">
            <text:p>80.8</text:p>
          </table:table-cell>
          <table:table-cell office:value-type="float" office:value="0.8" calcext:value-type="float">
            <text:p>0.8</text:p>
          </table:table-cell>
          <table:table-cell office:value-type="float" office:value="113300" calcext:value-type="float">
            <text:p>113,300</text:p>
          </table:table-cell>
          <table:table-cell office:value-type="float" office:value="137300" calcext:value-type="float">
            <text:p>137,300</text:p>
          </table:table-cell>
          <table:table-cell office:value-type="float" office:value="82.5" calcext:value-type="float">
            <text:p>82.5</text:p>
          </table:table-cell>
          <table:table-cell office:value-type="float" office:value="2.7" calcext:value-type="float">
            <text:p>2.7</text:p>
          </table:table-cell>
          <table:table-cell office:value-type="float" office:value="272000" calcext:value-type="float">
            <text:p>272,000</text:p>
          </table:table-cell>
          <table:table-cell office:value-type="float" office:value="345100" calcext:value-type="float">
            <text:p>345,100</text:p>
          </table:table-cell>
          <table:table-cell office:value-type="float" office:value="78.8" calcext:value-type="float">
            <text:p>78.8</text:p>
          </table:table-cell>
          <table:table-cell office:value-type="float" office:value="2.4" calcext:value-type="float">
            <text:p>2.4</text:p>
          </table:table-cell>
          <table:table-cell office:value-type="float" office:value="3006300" calcext:value-type="float">
            <text:p>3,006,300</text:p>
          </table:table-cell>
          <table:table-cell office:value-type="float" office:value="3719600" calcext:value-type="float">
            <text:p>3,719,600</text:p>
          </table:table-cell>
          <table:table-cell office:value-type="float" office:value="80.8" calcext:value-type="float">
            <text:p>80.8</text:p>
          </table:table-cell>
          <table:table-cell office:value-type="float" office:value="0.8" calcext:value-type="float">
            <text:p>0.8</text:p>
          </table:table-cell>
          <table:table-cell office:value-type="float" office:value="162900" calcext:value-type="float">
            <text:p>162,900</text:p>
          </table:table-cell>
          <table:table-cell office:value-type="float" office:value="198200" calcext:value-type="float">
            <text:p>198,200</text:p>
          </table:table-cell>
          <table:table-cell office:value-type="float" office:value="82.2" calcext:value-type="float">
            <text:p>82.2</text:p>
          </table:table-cell>
          <table:table-cell office:value-type="float" office:value="2.3" calcext:value-type="float">
            <text:p>2.3</text:p>
          </table:table-cell>
          <table:table-cell table:number-columns-repeated="995"/>
        </table:table-row>
        <table:table-row table:style-name="ro1">
          <table:table-cell office:value-type="string" calcext:value-type="string">
            <text:p>Economic activity rate females - aged 16-64</text:p>
          </table:table-cell>
          <table:table-cell office:value-type="float" office:value="13105200" calcext:value-type="float">
            <text:p>13,105,200</text:p>
          </table:table-cell>
          <table:table-cell office:value-type="float" office:value="17522800" calcext:value-type="float">
            <text:p>17,522,800</text:p>
          </table:table-cell>
          <table:table-cell office:value-type="float" office:value="74.8" calcext:value-type="float">
            <text:p>74.8</text:p>
          </table:table-cell>
          <table:table-cell office:value-type="float" office:value="0.4" calcext:value-type="float">
            <text:p>0.4</text:p>
          </table:table-cell>
          <table:table-cell office:value-type="float" office:value="13800100" calcext:value-type="float">
            <text:p>13,800,100</text:p>
          </table:table-cell>
          <table:table-cell office:value-type="float" office:value="18479800" calcext:value-type="float">
            <text:p>18,479,800</text:p>
          </table:table-cell>
          <table:table-cell office:value-type="float" office:value="74.7" calcext:value-type="float">
            <text:p>74.7</text:p>
          </table:table-cell>
          <table:table-cell office:value-type="float" office:value="0.4" calcext:value-type="float">
            <text:p>0.4</text:p>
          </table:table-cell>
          <table:table-cell office:value-type="float" office:value="15117600" calcext:value-type="float">
            <text:p>15,117,600</text:p>
          </table:table-cell>
          <table:table-cell office:value-type="float" office:value="20237200" calcext:value-type="float">
            <text:p>20,237,200</text:p>
          </table:table-cell>
          <table:table-cell office:value-type="float" office:value="74.7" calcext:value-type="float">
            <text:p>74.7</text:p>
          </table:table-cell>
          <table:table-cell office:value-type="float" office:value="0.4" calcext:value-type="float">
            <text:p>0.4</text:p>
          </table:table-cell>
          <table:table-cell office:value-type="float" office:value="406500" calcext:value-type="float">
            <text:p>406,500</text:p>
          </table:table-cell>
          <table:table-cell office:value-type="float" office:value="589400" calcext:value-type="float">
            <text:p>589,400</text:p>
          </table:table-cell>
          <table:table-cell office:value-type="float" office:value="69" calcext:value-type="float">
            <text:p>69.0</text:p>
          </table:table-cell>
          <table:table-cell office:value-type="float" office:value="1.5" calcext:value-type="float">
            <text:p>1.5</text:p>
          </table:table-cell>
          <table:table-cell office:value-type="float" office:value="1317600" calcext:value-type="float">
            <text:p>1,317,600</text:p>
          </table:table-cell>
          <table:table-cell office:value-type="float" office:value="1757400" calcext:value-type="float">
            <text:p>1,757,400</text:p>
          </table:table-cell>
          <table:table-cell office:value-type="float" office:value="75" calcext:value-type="float">
            <text:p>75.0</text:p>
          </table:table-cell>
          <table:table-cell office:value-type="float" office:value="1.1" calcext:value-type="float">
            <text:p>1.1</text:p>
          </table:table-cell>
          <table:table-cell office:value-type="float" office:value="15524100" calcext:value-type="float">
            <text:p>15,524,100</text:p>
          </table:table-cell>
          <table:table-cell office:value-type="float" office:value="20826600" calcext:value-type="float">
            <text:p>20,826,600</text:p>
          </table:table-cell>
          <table:table-cell office:value-type="float" office:value="74.5" calcext:value-type="float">
            <text:p>74.5</text:p>
          </table:table-cell>
          <table:table-cell office:value-type="float" office:value="0.4" calcext:value-type="float">
            <text:p>0.4</text:p>
          </table:table-cell>
          <table:table-cell office:value-type="float" office:value="694800" calcext:value-type="float">
            <text:p>694,800</text:p>
          </table:table-cell>
          <table:table-cell office:value-type="float" office:value="957000" calcext:value-type="float">
            <text:p>957,000</text:p>
          </table:table-cell>
          <table:table-cell office:value-type="float" office:value="72.6" calcext:value-type="float">
            <text:p>72.6</text:p>
          </table:table-cell>
          <table:table-cell office:value-type="float" office:value="1.2" calcext:value-type="float">
            <text:p>1.2</text:p>
          </table:table-cell>
          <table:table-cell table:number-columns-repeated="995"/>
        </table:table-row>
        <table:table-row table:style-name="ro1">
          <table:table-cell office:value-type="string" calcext:value-type="string">
            <text:p>Employment rate females - aged 16-64</text:p>
          </table:table-cell>
          <table:table-cell office:value-type="float" office:value="12612300" calcext:value-type="float">
            <text:p>12,612,300</text:p>
          </table:table-cell>
          <table:table-cell office:value-type="float" office:value="17522800" calcext:value-type="float">
            <text:p>17,522,800</text:p>
          </table:table-cell>
          <table:table-cell office:value-type="float" office:value="72" calcext:value-type="float">
            <text:p>72.0</text:p>
          </table:table-cell>
          <table:table-cell office:value-type="float" office:value="0.4" calcext:value-type="float">
            <text:p>0.4</text:p>
          </table:table-cell>
          <table:table-cell office:value-type="float" office:value="13287700" calcext:value-type="float">
            <text:p>13,287,700</text:p>
          </table:table-cell>
          <table:table-cell office:value-type="float" office:value="18479800" calcext:value-type="float">
            <text:p>18,479,800</text:p>
          </table:table-cell>
          <table:table-cell office:value-type="float" office:value="71.9" calcext:value-type="float">
            <text:p>71.9</text:p>
          </table:table-cell>
          <table:table-cell office:value-type="float" office:value="0.4" calcext:value-type="float">
            <text:p>0.4</text:p>
          </table:table-cell>
          <table:table-cell office:value-type="float" office:value="14564300" calcext:value-type="float">
            <text:p>14,564,300</text:p>
          </table:table-cell>
          <table:table-cell office:value-type="float" office:value="20237200" calcext:value-type="float">
            <text:p>20,237,200</text:p>
          </table:table-cell>
          <table:table-cell office:value-type="float" office:value="72" calcext:value-type="float">
            <text:p>72.0</text:p>
          </table:table-cell>
          <table:table-cell office:value-type="float" office:value="0.4" calcext:value-type="float">
            <text:p>0.4</text:p>
          </table:table-cell>
          <table:table-cell office:value-type="float" office:value="397900" calcext:value-type="float">
            <text:p>397,900</text:p>
          </table:table-cell>
          <table:table-cell office:value-type="float" office:value="589400" calcext:value-type="float">
            <text:p>589,400</text:p>
          </table:table-cell>
          <table:table-cell office:value-type="float" office:value="67.5" calcext:value-type="float">
            <text:p>67.5</text:p>
          </table:table-cell>
          <table:table-cell office:value-type="float" office:value="1.6" calcext:value-type="float">
            <text:p>1.6</text:p>
          </table:table-cell>
          <table:table-cell office:value-type="float" office:value="1276600" calcext:value-type="float">
            <text:p>1,276,600</text:p>
          </table:table-cell>
          <table:table-cell office:value-type="float" office:value="1757400" calcext:value-type="float">
            <text:p>1,757,400</text:p>
          </table:table-cell>
          <table:table-cell office:value-type="float" office:value="72.6" calcext:value-type="float">
            <text:p>72.6</text:p>
          </table:table-cell>
          <table:table-cell office:value-type="float" office:value="1.1" calcext:value-type="float">
            <text:p>1.1</text:p>
          </table:table-cell>
          <table:table-cell office:value-type="float" office:value="14962200" calcext:value-type="float">
            <text:p>14,962,200</text:p>
          </table:table-cell>
          <table:table-cell office:value-type="float" office:value="20826600" calcext:value-type="float">
            <text:p>20,826,600</text:p>
          </table:table-cell>
          <table:table-cell office:value-type="float" office:value="71.8" calcext:value-type="float">
            <text:p>71.8</text:p>
          </table:table-cell>
          <table:table-cell office:value-type="float" office:value="0.4" calcext:value-type="float">
            <text:p>0.4</text:p>
          </table:table-cell>
          <table:table-cell office:value-type="float" office:value="675400" calcext:value-type="float">
            <text:p>675,400</text:p>
          </table:table-cell>
          <table:table-cell office:value-type="float" office:value="957000" calcext:value-type="float">
            <text:p>957,000</text:p>
          </table:table-cell>
          <table:table-cell office:value-type="float" office:value="70.6" calcext:value-type="float">
            <text:p>70.6</text:p>
          </table:table-cell>
          <table:table-cell office:value-type="float" office:value="1.2" calcext:value-type="float">
            <text:p>1.2</text:p>
          </table:table-cell>
          <table:table-cell table:number-columns-repeated="995"/>
        </table:table-row>
        <table:table-row table:style-name="ro1">
          <table:table-cell office:value-type="string" calcext:value-type="string">
            <text:p>% of females aged 16-64 who are employees</text:p>
          </table:table-cell>
          <table:table-cell office:value-type="float" office:value="11357000" calcext:value-type="float">
            <text:p>11,357,000</text:p>
          </table:table-cell>
          <table:table-cell office:value-type="float" office:value="17522800" calcext:value-type="float">
            <text:p>17,522,800</text:p>
          </table:table-cell>
          <table:table-cell office:value-type="float" office:value="64.8" calcext:value-type="float">
            <text:p>64.8</text:p>
          </table:table-cell>
          <table:table-cell office:value-type="float" office:value="0.5" calcext:value-type="float">
            <text:p>0.5</text:p>
          </table:table-cell>
          <table:table-cell office:value-type="float" office:value="11976000" calcext:value-type="float">
            <text:p>11,976,000</text:p>
          </table:table-cell>
          <table:table-cell office:value-type="float" office:value="18479800" calcext:value-type="float">
            <text:p>18,479,800</text:p>
          </table:table-cell>
          <table:table-cell office:value-type="float" office:value="64.8" calcext:value-type="float">
            <text:p>64.8</text:p>
          </table:table-cell>
          <table:table-cell office:value-type="float" office:value="0.4" calcext:value-type="float">
            <text:p>0.4</text:p>
          </table:table-cell>
          <table:table-cell office:value-type="float" office:value="13148500" calcext:value-type="float">
            <text:p>13,148,500</text:p>
          </table:table-cell>
          <table:table-cell office:value-type="float" office:value="20237200" calcext:value-type="float">
            <text:p>20,237,200</text:p>
          </table:table-cell>
          <table:table-cell office:value-type="float" office:value="65" calcext:value-type="float">
            <text:p>65.0</text:p>
          </table:table-cell>
          <table:table-cell office:value-type="float" office:value="0.4" calcext:value-type="float">
            <text:p>0.4</text:p>
          </table:table-cell>
          <table:table-cell office:value-type="float" office:value="368300" calcext:value-type="float">
            <text:p>368,300</text:p>
          </table:table-cell>
          <table:table-cell office:value-type="float" office:value="589400" calcext:value-type="float">
            <text:p>589,400</text:p>
          </table:table-cell>
          <table:table-cell office:value-type="float" office:value="62.5" calcext:value-type="float">
            <text:p>62.5</text:p>
          </table:table-cell>
          <table:table-cell office:value-type="float" office:value="1.6" calcext:value-type="float">
            <text:p>1.6</text:p>
          </table:table-cell>
          <table:table-cell office:value-type="float" office:value="1172500" calcext:value-type="float">
            <text:p>1,172,500</text:p>
          </table:table-cell>
          <table:table-cell office:value-type="float" office:value="1757400" calcext:value-type="float">
            <text:p>1,757,400</text:p>
          </table:table-cell>
          <table:table-cell office:value-type="float" office:value="66.7" calcext:value-type="float">
            <text:p>66.7</text:p>
          </table:table-cell>
          <table:table-cell office:value-type="float" office:value="1.2" calcext:value-type="float">
            <text:p>1.2</text:p>
          </table:table-cell>
          <table:table-cell office:value-type="float" office:value="13516700" calcext:value-type="float">
            <text:p>13,516,700</text:p>
          </table:table-cell>
          <table:table-cell office:value-type="float" office:value="20826600" calcext:value-type="float">
            <text:p>20,826,600</text:p>
          </table:table-cell>
          <table:table-cell office:value-type="float" office:value="64.9" calcext:value-type="float">
            <text:p>64.9</text:p>
          </table:table-cell>
          <table:table-cell office:value-type="float" office:value="0.4" calcext:value-type="float">
            <text:p>0.4</text:p>
          </table:table-cell>
          <table:table-cell office:value-type="float" office:value="619000" calcext:value-type="float">
            <text:p>619,000</text:p>
          </table:table-cell>
          <table:table-cell office:value-type="float" office:value="957000" calcext:value-type="float">
            <text:p>957,000</text:p>
          </table:table-cell>
          <table:table-cell office:value-type="float" office:value="64.7" calcext:value-type="float">
            <text:p>64.7</text:p>
          </table:table-cell>
          <table:table-cell office:value-type="float" office:value="1.3" calcext:value-type="float">
            <text:p>1.3</text:p>
          </table:table-cell>
          <table:table-cell table:number-columns-repeated="995"/>
        </table:table-row>
        <table:table-row table:style-name="ro1">
          <table:table-cell office:value-type="string" calcext:value-type="string">
            <text:p>% of females aged 16-64 who are self employed</text:p>
          </table:table-cell>
          <table:table-cell office:value-type="float" office:value="1211600" calcext:value-type="float">
            <text:p>1,211,600</text:p>
          </table:table-cell>
          <table:table-cell office:value-type="float" office:value="17522800" calcext:value-type="float">
            <text:p>17,522,800</text:p>
          </table:table-cell>
          <table:table-cell office:value-type="float" office:value="6.9" calcext:value-type="float">
            <text:p>6.9</text:p>
          </table:table-cell>
          <table:table-cell office:value-type="float" office:value="0.2" calcext:value-type="float">
            <text:p>0.2</text:p>
          </table:table-cell>
          <table:table-cell office:value-type="float" office:value="1264300" calcext:value-type="float">
            <text:p>1,264,300</text:p>
          </table:table-cell>
          <table:table-cell office:value-type="float" office:value="18479800" calcext:value-type="float">
            <text:p>18,479,800</text:p>
          </table:table-cell>
          <table:table-cell office:value-type="float" office:value="6.8" calcext:value-type="float">
            <text:p>6.8</text:p>
          </table:table-cell>
          <table:table-cell office:value-type="float" office:value="0.2" calcext:value-type="float">
            <text:p>0.2</text:p>
          </table:table-cell>
          <table:table-cell office:value-type="float" office:value="1364400" calcext:value-type="float">
            <text:p>1,364,400</text:p>
          </table:table-cell>
          <table:table-cell office:value-type="float" office:value="20237200" calcext:value-type="float">
            <text:p>20,237,200</text:p>
          </table:table-cell>
          <table:table-cell office:value-type="float" office:value="6.7" calcext:value-type="float">
            <text:p>6.7</text:p>
          </table:table-cell>
          <table:table-cell office:value-type="float" office:value="0.2" calcext:value-type="float">
            <text:p>0.2</text:p>
          </table:table-cell>
          <table:table-cell office:value-type="float" office:value="27700" calcext:value-type="float">
            <text:p>27,700</text:p>
          </table:table-cell>
          <table:table-cell office:value-type="float" office:value="589400" calcext:value-type="float">
            <text:p>589,400</text:p>
          </table:table-cell>
          <table:table-cell office:value-type="float" office:value="4.7" calcext:value-type="float">
            <text:p>4.7</text:p>
          </table:table-cell>
          <table:table-cell office:value-type="float" office:value="0.7" calcext:value-type="float">
            <text:p>0.7</text:p>
          </table:table-cell>
          <table:table-cell office:value-type="float" office:value="100000" calcext:value-type="float">
            <text:p>100,000</text:p>
          </table:table-cell>
          <table:table-cell office:value-type="float" office:value="1757400" calcext:value-type="float">
            <text:p>1,757,400</text:p>
          </table:table-cell>
          <table:table-cell office:value-type="float" office:value="5.7" calcext:value-type="float">
            <text:p>5.7</text:p>
          </table:table-cell>
          <table:table-cell office:value-type="float" office:value="0.6" calcext:value-type="float">
            <text:p>0.6</text:p>
          </table:table-cell>
          <table:table-cell office:value-type="float" office:value="1392100" calcext:value-type="float">
            <text:p>1,392,100</text:p>
          </table:table-cell>
          <table:table-cell office:value-type="float" office:value="20826600" calcext:value-type="float">
            <text:p>20,826,600</text:p>
          </table:table-cell>
          <table:table-cell office:value-type="float" office:value="6.7" calcext:value-type="float">
            <text:p>6.7</text:p>
          </table:table-cell>
          <table:table-cell office:value-type="float" office:value="0.2" calcext:value-type="float">
            <text:p>0.2</text:p>
          </table:table-cell>
          <table:table-cell office:value-type="float" office:value="52800" calcext:value-type="float">
            <text:p>52,800</text:p>
          </table:table-cell>
          <table:table-cell office:value-type="float" office:value="957000" calcext:value-type="float">
            <text:p>957,000</text:p>
          </table:table-cell>
          <table:table-cell office:value-type="float" office:value="5.5" calcext:value-type="float">
            <text:p>5.5</text:p>
          </table:table-cell>
          <table:table-cell office:value-type="float" office:value="0.6" calcext:value-type="float">
            <text:p>0.6</text:p>
          </table:table-cell>
          <table:table-cell table:number-columns-repeated="995"/>
        </table:table-row>
        <table:table-row table:style-name="ro1">
          <table:table-cell office:value-type="string" calcext:value-type="string">
            <text:p>Unemployment rate females - aged 16-64 </text:p>
          </table:table-cell>
          <table:table-cell office:value-type="float" office:value="493000" calcext:value-type="float">
            <text:p>493,000</text:p>
          </table:table-cell>
          <table:table-cell office:value-type="float" office:value="13105200" calcext:value-type="float">
            <text:p>13,105,200</text:p>
          </table:table-cell>
          <table:table-cell office:value-type="float" office:value="3.8" calcext:value-type="float">
            <text:p>3.8</text:p>
          </table:table-cell>
          <table:table-cell office:value-type="float" office:value="0.2" calcext:value-type="float">
            <text:p>0.2</text:p>
          </table:table-cell>
          <table:table-cell office:value-type="float" office:value="512400" calcext:value-type="float">
            <text:p>512,400</text:p>
          </table:table-cell>
          <table:table-cell office:value-type="float" office:value="13800100" calcext:value-type="float">
            <text:p>13,800,100</text:p>
          </table:table-cell>
          <table:table-cell office:value-type="float" office:value="3.7" calcext:value-type="float">
            <text:p>3.7</text:p>
          </table:table-cell>
          <table:table-cell office:value-type="float" office:value="0.2" calcext:value-type="float">
            <text:p>0.2</text:p>
          </table:table-cell>
          <table:table-cell office:value-type="float" office:value="553300" calcext:value-type="float">
            <text:p>553,300</text:p>
          </table:table-cell>
          <table:table-cell office:value-type="float" office:value="15117600" calcext:value-type="float">
            <text:p>15,117,600</text:p>
          </table:table-cell>
          <table:table-cell office:value-type="float" office:value="3.7" calcext:value-type="float">
            <text:p>3.7</text:p>
          </table:table-cell>
          <table:table-cell office:value-type="float" office:value="0.2" calcext:value-type="float">
            <text:p>0.2</text:p>
          </table:table-cell>
          <table:table-cell office:value-type="float" office:value="8600" calcext:value-type="float">
            <text:p>8,600</text:p>
          </table:table-cell>
          <table:table-cell office:value-type="float" office:value="406500" calcext:value-type="float">
            <text:p>406,500</text:p>
          </table:table-cell>
          <table:table-cell office:value-type="float" office:value="2.1" calcext:value-type="float">
            <text:p>2.1</text:p>
          </table:table-cell>
          <table:table-cell office:value-type="float" office:value="0.6" calcext:value-type="float">
            <text:p>0.6</text:p>
          </table:table-cell>
          <table:table-cell office:value-type="float" office:value="41000" calcext:value-type="float">
            <text:p>41,000</text:p>
          </table:table-cell>
          <table:table-cell office:value-type="float" office:value="1317600" calcext:value-type="float">
            <text:p>1,317,600</text:p>
          </table:table-cell>
          <table:table-cell office:value-type="float" office:value="3.1" calcext:value-type="float">
            <text:p>3.1</text:p>
          </table:table-cell>
          <table:table-cell office:value-type="float" office:value="0.5" calcext:value-type="float">
            <text:p>0.5</text:p>
          </table:table-cell>
          <table:table-cell office:value-type="float" office:value="562000" calcext:value-type="float">
            <text:p>562,000</text:p>
          </table:table-cell>
          <table:table-cell office:value-type="float" office:value="15524100" calcext:value-type="float">
            <text:p>15,524,100</text:p>
          </table:table-cell>
          <table:table-cell office:value-type="float" office:value="3.6" calcext:value-type="float">
            <text:p>3.6</text:p>
          </table:table-cell>
          <table:table-cell office:value-type="float" office:value="0.2" calcext:value-type="float">
            <text:p>0.2</text:p>
          </table:table-cell>
          <table:table-cell office:value-type="float" office:value="19400" calcext:value-type="float">
            <text:p>19,400</text:p>
          </table:table-cell>
          <table:table-cell office:value-type="float" office:value="694800" calcext:value-type="float">
            <text:p>694,800</text:p>
          </table:table-cell>
          <table:table-cell office:value-type="float" office:value="2.8" calcext:value-type="float">
            <text:p>2.8</text:p>
          </table:table-cell>
          <table:table-cell office:value-type="float" office:value="0.5" calcext:value-type="float">
            <text:p>0.5</text:p>
          </table:table-cell>
          <table:table-cell table:number-columns-repeated="995"/>
        </table:table-row>
        <table:table-row table:style-name="ro1">
          <table:table-cell office:value-type="string" calcext:value-type="string">
            <text:p>Unemployment rate females - aged 16+</text:p>
          </table:table-cell>
          <table:table-cell office:value-type="float" office:value="502300" calcext:value-type="float">
            <text:p>502,300</text:p>
          </table:table-cell>
          <table:table-cell office:value-type="float" office:value="13601300" calcext:value-type="float">
            <text:p>13,601,300</text:p>
          </table:table-cell>
          <table:table-cell office:value-type="float" office:value="3.7" calcext:value-type="float">
            <text:p>3.7</text:p>
          </table:table-cell>
          <table:table-cell office:value-type="float" office:value="0.2" calcext:value-type="float">
            <text:p>0.2</text:p>
          </table:table-cell>
          <table:table-cell office:value-type="float" office:value="522100" calcext:value-type="float">
            <text:p>522,100</text:p>
          </table:table-cell>
          <table:table-cell office:value-type="float" office:value="14318400" calcext:value-type="float">
            <text:p>14,318,400</text:p>
          </table:table-cell>
          <table:table-cell office:value-type="float" office:value="3.6" calcext:value-type="float">
            <text:p>3.6</text:p>
          </table:table-cell>
          <table:table-cell office:value-type="float" office:value="0.2" calcext:value-type="float">
            <text:p>0.2</text:p>
          </table:table-cell>
          <table:table-cell office:value-type="float" office:value="563700" calcext:value-type="float">
            <text:p>563,700</text:p>
          </table:table-cell>
          <table:table-cell office:value-type="float" office:value="15671200" calcext:value-type="float">
            <text:p>15,671,200</text:p>
          </table:table-cell>
          <table:table-cell office:value-type="float" office:value="3.6" calcext:value-type="float">
            <text:p>3.6</text:p>
          </table:table-cell>
          <table:table-cell office:value-type="float" office:value="0.2" calcext:value-type="float">
            <text:p>0.2</text:p>
          </table:table-cell>
          <table:table-cell office:value-type="float" office:value="8600" calcext:value-type="float">
            <text:p>8,600</text:p>
          </table:table-cell>
          <table:table-cell office:value-type="float" office:value="421200" calcext:value-type="float">
            <text:p>421,200</text:p>
          </table:table-cell>
          <table:table-cell office:value-type="float" office:value="2.1" calcext:value-type="float">
            <text:p>2.1</text:p>
          </table:table-cell>
          <table:table-cell office:value-type="float" office:value="0.6" calcext:value-type="float">
            <text:p>0.6</text:p>
          </table:table-cell>
          <table:table-cell office:value-type="float" office:value="41700" calcext:value-type="float">
            <text:p>41,700</text:p>
          </table:table-cell>
          <table:table-cell office:value-type="float" office:value="1352800" calcext:value-type="float">
            <text:p>1,352,800</text:p>
          </table:table-cell>
          <table:table-cell office:value-type="float" office:value="3.1" calcext:value-type="float">
            <text:p>3.1</text:p>
          </table:table-cell>
          <table:table-cell office:value-type="float" office:value="0.5" calcext:value-type="float">
            <text:p>0.5</text:p>
          </table:table-cell>
          <table:table-cell office:value-type="float" office:value="572400" calcext:value-type="float">
            <text:p>572,400</text:p>
          </table:table-cell>
          <table:table-cell office:value-type="float" office:value="16092400" calcext:value-type="float">
            <text:p>16,092,400</text:p>
          </table:table-cell>
          <table:table-cell office:value-type="float" office:value="3.6" calcext:value-type="float">
            <text:p>3.6</text:p>
          </table:table-cell>
          <table:table-cell office:value-type="float" office:value="0.2" calcext:value-type="float">
            <text:p>0.2</text:p>
          </table:table-cell>
          <table:table-cell office:value-type="float" office:value="19800" calcext:value-type="float">
            <text:p>19,800</text:p>
          </table:table-cell>
          <table:table-cell office:value-type="float" office:value="717100" calcext:value-type="float">
            <text:p>717,100</text:p>
          </table:table-cell>
          <table:table-cell office:value-type="float" office:value="2.8" calcext:value-type="float">
            <text:p>2.8</text:p>
          </table:table-cell>
          <table:table-cell office:value-type="float" office:value="0.5" calcext:value-type="float">
            <text:p>0.5</text:p>
          </table:table-cell>
          <table:table-cell table:number-columns-repeated="995"/>
        </table:table-row>
        <table:table-row table:style-name="ro1">
          <table:table-cell office:value-type="string" calcext:value-type="string">
            <text:p>% of females who are economically inactive - aged 16-64</text:p>
          </table:table-cell>
          <table:table-cell office:value-type="float" office:value="4417600" calcext:value-type="float">
            <text:p>4,417,600</text:p>
          </table:table-cell>
          <table:table-cell office:value-type="float" office:value="17522800" calcext:value-type="float">
            <text:p>17,522,800</text:p>
          </table:table-cell>
          <table:table-cell office:value-type="float" office:value="25.2" calcext:value-type="float">
            <text:p>25.2</text:p>
          </table:table-cell>
          <table:table-cell office:value-type="float" office:value="0.4" calcext:value-type="float">
            <text:p>0.4</text:p>
          </table:table-cell>
          <table:table-cell office:value-type="float" office:value="4679700" calcext:value-type="float">
            <text:p>4,679,700</text:p>
          </table:table-cell>
          <table:table-cell office:value-type="float" office:value="18479800" calcext:value-type="float">
            <text:p>18,479,800</text:p>
          </table:table-cell>
          <table:table-cell office:value-type="float" office:value="25.3" calcext:value-type="float">
            <text:p>25.3</text:p>
          </table:table-cell>
          <table:table-cell office:value-type="float" office:value="0.4" calcext:value-type="float">
            <text:p>0.4</text:p>
          </table:table-cell>
          <table:table-cell office:value-type="float" office:value="5119600" calcext:value-type="float">
            <text:p>5,119,600</text:p>
          </table:table-cell>
          <table:table-cell office:value-type="float" office:value="20237200" calcext:value-type="float">
            <text:p>20,237,200</text:p>
          </table:table-cell>
          <table:table-cell office:value-type="float" office:value="25.3" calcext:value-type="float">
            <text:p>25.3</text:p>
          </table:table-cell>
          <table:table-cell office:value-type="float" office:value="0.4" calcext:value-type="float">
            <text:p>0.4</text:p>
          </table:table-cell>
          <table:table-cell office:value-type="float" office:value="182900" calcext:value-type="float">
            <text:p>182,900</text:p>
          </table:table-cell>
          <table:table-cell office:value-type="float" office:value="589400" calcext:value-type="float">
            <text:p>589,400</text:p>
          </table:table-cell>
          <table:table-cell office:value-type="float" office:value="31" calcext:value-type="float">
            <text:p>31.0</text:p>
          </table:table-cell>
          <table:table-cell office:value-type="float" office:value="1.5" calcext:value-type="float">
            <text:p>1.5</text:p>
          </table:table-cell>
          <table:table-cell office:value-type="float" office:value="439900" calcext:value-type="float">
            <text:p>439,900</text:p>
          </table:table-cell>
          <table:table-cell office:value-type="float" office:value="1757400" calcext:value-type="float">
            <text:p>1,757,400</text:p>
          </table:table-cell>
          <table:table-cell office:value-type="float" office:value="25" calcext:value-type="float">
            <text:p>25.0</text:p>
          </table:table-cell>
          <table:table-cell office:value-type="float" office:value="1.1" calcext:value-type="float">
            <text:p>1.1</text:p>
          </table:table-cell>
          <table:table-cell office:value-type="float" office:value="5302500" calcext:value-type="float">
            <text:p>5,302,500</text:p>
          </table:table-cell>
          <table:table-cell office:value-type="float" office:value="20826600" calcext:value-type="float">
            <text:p>20,826,600</text:p>
          </table:table-cell>
          <table:table-cell office:value-type="float" office:value="25.5" calcext:value-type="float">
            <text:p>25.5</text:p>
          </table:table-cell>
          <table:table-cell office:value-type="float" office:value="0.4" calcext:value-type="float">
            <text:p>0.4</text:p>
          </table:table-cell>
          <table:table-cell office:value-type="float" office:value="262100" calcext:value-type="float">
            <text:p>262,100</text:p>
          </table:table-cell>
          <table:table-cell office:value-type="float" office:value="957000" calcext:value-type="float">
            <text:p>957,000</text:p>
          </table:table-cell>
          <table:table-cell office:value-type="float" office:value="27.4" calcext:value-type="float">
            <text:p>27.4</text:p>
          </table:table-cell>
          <table:table-cell office:value-type="float" office:value="1.2" calcext:value-type="float">
            <text:p>1.2</text:p>
          </table:table-cell>
          <table:table-cell table:number-columns-repeated="995"/>
        </table:table-row>
        <table:table-row table:style-name="ro1">
          <table:table-cell office:value-type="string" calcext:value-type="string">
            <text:p>% of economically inactive females who want a job</text:p>
          </table:table-cell>
          <table:table-cell office:value-type="float" office:value="791100" calcext:value-type="float">
            <text:p>791,100</text:p>
          </table:table-cell>
          <table:table-cell office:value-type="float" office:value="4417600" calcext:value-type="float">
            <text:p>4,417,600</text:p>
          </table:table-cell>
          <table:table-cell office:value-type="float" office:value="17.9" calcext:value-type="float">
            <text:p>17.9</text:p>
          </table:table-cell>
          <table:table-cell office:value-type="float" office:value="0.7" calcext:value-type="float">
            <text:p>0.7</text:p>
          </table:table-cell>
          <table:table-cell office:value-type="float" office:value="834900" calcext:value-type="float">
            <text:p>834,900</text:p>
          </table:table-cell>
          <table:table-cell office:value-type="float" office:value="4679700" calcext:value-type="float">
            <text:p>4,679,700</text:p>
          </table:table-cell>
          <table:table-cell office:value-type="float" office:value="17.8" calcext:value-type="float">
            <text:p>17.8</text:p>
          </table:table-cell>
          <table:table-cell office:value-type="float" office:value="0.7" calcext:value-type="float">
            <text:p>0.7</text:p>
          </table:table-cell>
          <table:table-cell office:value-type="float" office:value="915400" calcext:value-type="float">
            <text:p>915,400</text:p>
          </table:table-cell>
          <table:table-cell office:value-type="float" office:value="5119600" calcext:value-type="float">
            <text:p>5,119,600</text:p>
          </table:table-cell>
          <table:table-cell office:value-type="float" office:value="17.9" calcext:value-type="float">
            <text:p>17.9</text:p>
          </table:table-cell>
          <table:table-cell office:value-type="float" office:value="0.6" calcext:value-type="float">
            <text:p>0.6</text:p>
          </table:table-cell>
          <table:table-cell office:value-type="float" office:value="24100" calcext:value-type="float">
            <text:p>24,100</text:p>
          </table:table-cell>
          <table:table-cell office:value-type="float" office:value="182900" calcext:value-type="float">
            <text:p>182,900</text:p>
          </table:table-cell>
          <table:table-cell office:value-type="float" office:value="13.2" calcext:value-type="float">
            <text:p>13.2</text:p>
          </table:table-cell>
          <table:table-cell office:value-type="float" office:value="2.1" calcext:value-type="float">
            <text:p>2.1</text:p>
          </table:table-cell>
          <table:table-cell office:value-type="float" office:value="80500" calcext:value-type="float">
            <text:p>80,500</text:p>
          </table:table-cell>
          <table:table-cell office:value-type="float" office:value="439900" calcext:value-type="float">
            <text:p>439,900</text:p>
          </table:table-cell>
          <table:table-cell office:value-type="float" office:value="18.3" calcext:value-type="float">
            <text:p>18.3</text:p>
          </table:table-cell>
          <table:table-cell office:value-type="float" office:value="1.9" calcext:value-type="float">
            <text:p>1.9</text:p>
          </table:table-cell>
          <table:table-cell office:value-type="float" office:value="939600" calcext:value-type="float">
            <text:p>939,600</text:p>
          </table:table-cell>
          <table:table-cell office:value-type="float" office:value="5302500" calcext:value-type="float">
            <text:p>5,302,500</text:p>
          </table:table-cell>
          <table:table-cell office:value-type="float" office:value="17.7" calcext:value-type="float">
            <text:p>17.7</text:p>
          </table:table-cell>
          <table:table-cell office:value-type="float" office:value="0.6" calcext:value-type="float">
            <text:p>0.6</text:p>
          </table:table-cell>
          <table:table-cell office:value-type="float" office:value="43900" calcext:value-type="float">
            <text:p>43,900</text:p>
          </table:table-cell>
          <table:table-cell office:value-type="float" office:value="262100" calcext:value-type="float">
            <text:p>262,100</text:p>
          </table:table-cell>
          <table:table-cell office:value-type="float" office:value="16.7" calcext:value-type="float">
            <text:p>16.7</text:p>
          </table:table-cell>
          <table:table-cell office:value-type="float" office:value="1.9" calcext:value-type="float">
            <text:p>1.9</text:p>
          </table:table-cell>
          <table:table-cell table:number-columns-repeated="995"/>
        </table:table-row>
        <table:table-row table:style-name="ro1">
          <table:table-cell office:value-type="string" calcext:value-type="string">
            <text:p>% of economically inactive females who do not want a job</text:p>
          </table:table-cell>
          <table:table-cell office:value-type="float" office:value="3626500" calcext:value-type="float">
            <text:p>3,626,500</text:p>
          </table:table-cell>
          <table:table-cell office:value-type="float" office:value="4417600" calcext:value-type="float">
            <text:p>4,417,600</text:p>
          </table:table-cell>
          <table:table-cell office:value-type="float" office:value="82.1" calcext:value-type="float">
            <text:p>82.1</text:p>
          </table:table-cell>
          <table:table-cell office:value-type="float" office:value="0.7" calcext:value-type="float">
            <text:p>0.7</text:p>
          </table:table-cell>
          <table:table-cell office:value-type="float" office:value="3844800" calcext:value-type="float">
            <text:p>3,844,800</text:p>
          </table:table-cell>
          <table:table-cell office:value-type="float" office:value="4679700" calcext:value-type="float">
            <text:p>4,679,700</text:p>
          </table:table-cell>
          <table:table-cell office:value-type="float" office:value="82.2" calcext:value-type="float">
            <text:p>82.2</text:p>
          </table:table-cell>
          <table:table-cell office:value-type="float" office:value="0.7" calcext:value-type="float">
            <text:p>0.7</text:p>
          </table:table-cell>
          <table:table-cell office:value-type="float" office:value="4204100" calcext:value-type="float">
            <text:p>4,204,100</text:p>
          </table:table-cell>
          <table:table-cell office:value-type="float" office:value="5119600" calcext:value-type="float">
            <text:p>5,119,600</text:p>
          </table:table-cell>
          <table:table-cell office:value-type="float" office:value="82.1" calcext:value-type="float">
            <text:p>82.1</text:p>
          </table:table-cell>
          <table:table-cell office:value-type="float" office:value="0.6" calcext:value-type="float">
            <text:p>0.6</text:p>
          </table:table-cell>
          <table:table-cell office:value-type="float" office:value="158800" calcext:value-type="float">
            <text:p>158,800</text:p>
          </table:table-cell>
          <table:table-cell office:value-type="float" office:value="182900" calcext:value-type="float">
            <text:p>182,900</text:p>
          </table:table-cell>
          <table:table-cell office:value-type="float" office:value="86.8" calcext:value-type="float">
            <text:p>86.8</text:p>
          </table:table-cell>
          <table:table-cell office:value-type="float" office:value="2.1" calcext:value-type="float">
            <text:p>2.1</text:p>
          </table:table-cell>
          <table:table-cell office:value-type="float" office:value="359400" calcext:value-type="float">
            <text:p>359,400</text:p>
          </table:table-cell>
          <table:table-cell office:value-type="float" office:value="439900" calcext:value-type="float">
            <text:p>439,900</text:p>
          </table:table-cell>
          <table:table-cell office:value-type="float" office:value="81.7" calcext:value-type="float">
            <text:p>81.7</text:p>
          </table:table-cell>
          <table:table-cell office:value-type="float" office:value="1.9" calcext:value-type="float">
            <text:p>1.9</text:p>
          </table:table-cell>
          <table:table-cell office:value-type="float" office:value="4362900" calcext:value-type="float">
            <text:p>4,362,900</text:p>
          </table:table-cell>
          <table:table-cell office:value-type="float" office:value="5302500" calcext:value-type="float">
            <text:p>5,302,500</text:p>
          </table:table-cell>
          <table:table-cell office:value-type="float" office:value="82.3" calcext:value-type="float">
            <text:p>82.3</text:p>
          </table:table-cell>
          <table:table-cell office:value-type="float" office:value="0.6" calcext:value-type="float">
            <text:p>0.6</text:p>
          </table:table-cell>
          <table:table-cell office:value-type="float" office:value="218300" calcext:value-type="float">
            <text:p>218,300</text:p>
          </table:table-cell>
          <table:table-cell office:value-type="float" office:value="262100" calcext:value-type="float">
            <text:p>262,100</text:p>
          </table:table-cell>
          <table:table-cell office:value-type="float" office:value="83.3" calcext:value-type="float">
            <text:p>83.3</text:p>
          </table:table-cell>
          <table:table-cell office:value-type="float" office:value="1.9" calcext:value-type="float">
            <text:p>1.9</text:p>
          </table:table-cell>
          <table:table-cell table:number-columns-repeated="995"/>
        </table:table-row>
        <table:table-row table:style-name="ro1">
          <table:table-cell office:value-type="string" calcext:value-type="string">
            <text:p>% all in employment who are - 1: managers, directors and senior officials (SOC2020)</text:p>
          </table:table-cell>
          <table:table-cell office:value-type="float" office:value="2984400" calcext:value-type="float">
            <text:p>2,984,400</text:p>
          </table:table-cell>
          <table:table-cell office:value-type="float" office:value="27623600" calcext:value-type="float">
            <text:p>27,623,600</text:p>
          </table:table-cell>
          <table:table-cell office:value-type="float" office:value="10.8" calcext:value-type="float">
            <text:p>10.8</text:p>
          </table:table-cell>
          <table:table-cell office:value-type="float" office:value="0.2" calcext:value-type="float">
            <text:p>0.2</text:p>
          </table:table-cell>
          <table:table-cell office:value-type="float" office:value="3107400" calcext:value-type="float">
            <text:p>3,107,400</text:p>
          </table:table-cell>
          <table:table-cell office:value-type="float" office:value="29079400" calcext:value-type="float">
            <text:p>29,079,400</text:p>
          </table:table-cell>
          <table:table-cell office:value-type="float" office:value="10.7" calcext:value-type="float">
            <text:p>10.7</text:p>
          </table:table-cell>
          <table:table-cell office:value-type="float" office:value="0.2" calcext:value-type="float">
            <text:p>0.2</text:p>
          </table:table-cell>
          <table:table-cell office:value-type="float" office:value="3322700" calcext:value-type="float">
            <text:p>3,322,700</text:p>
          </table:table-cell>
          <table:table-cell office:value-type="float" office:value="31719200" calcext:value-type="float">
            <text:p>31,719,200</text:p>
          </table:table-cell>
          <table:table-cell office:value-type="float" office:value="10.5" calcext:value-type="float">
            <text:p>10.5</text:p>
          </table:table-cell>
          <table:table-cell office:value-type="float" office:value="0.2" calcext:value-type="float">
            <text:p>0.2</text:p>
          </table:table-cell>
          <table:table-cell office:value-type="float" office:value="69900" calcext:value-type="float">
            <text:p>69,900</text:p>
          </table:table-cell>
          <table:table-cell office:value-type="float" office:value="864100" calcext:value-type="float">
            <text:p>864,100</text:p>
          </table:table-cell>
          <table:table-cell office:value-type="float" office:value="8.1" calcext:value-type="float">
            <text:p>8.1</text:p>
          </table:table-cell>
          <table:table-cell office:value-type="float" office:value="0.8" calcext:value-type="float">
            <text:p>0.8</text:p>
          </table:table-cell>
          <table:table-cell office:value-type="float" office:value="215300" calcext:value-type="float">
            <text:p>215,300</text:p>
          </table:table-cell>
          <table:table-cell office:value-type="float" office:value="2639800" calcext:value-type="float">
            <text:p>2,639,800</text:p>
          </table:table-cell>
          <table:table-cell office:value-type="float" office:value="8.2" calcext:value-type="float">
            <text:p>8.2</text:p>
          </table:table-cell>
          <table:table-cell office:value-type="float" office:value="0.6" calcext:value-type="float">
            <text:p>0.6</text:p>
          </table:table-cell>
          <table:table-cell office:value-type="float" office:value="3392600" calcext:value-type="float">
            <text:p>3,392,600</text:p>
          </table:table-cell>
          <table:table-cell office:value-type="float" office:value="32583300" calcext:value-type="float">
            <text:p>32,583,300</text:p>
          </table:table-cell>
          <table:table-cell office:value-type="float" office:value="10.4" calcext:value-type="float">
            <text:p>10.4</text:p>
          </table:table-cell>
          <table:table-cell office:value-type="float" office:value="0.2" calcext:value-type="float">
            <text:p>0.2</text:p>
          </table:table-cell>
          <table:table-cell office:value-type="float" office:value="123100" calcext:value-type="float">
            <text:p>123,100</text:p>
          </table:table-cell>
          <table:table-cell office:value-type="float" office:value="1455800" calcext:value-type="float">
            <text:p>1,455,800</text:p>
          </table:table-cell>
          <table:table-cell office:value-type="float" office:value="8.5" calcext:value-type="float">
            <text:p>8.5</text:p>
          </table:table-cell>
          <table:table-cell office:value-type="float" office:value="0.6" calcext:value-type="float">
            <text:p>0.6</text:p>
          </table:table-cell>
          <table:table-cell table:number-columns-repeated="995"/>
        </table:table-row>
        <table:table-row table:style-name="ro1">
          <table:table-cell office:value-type="string" calcext:value-type="string">
            <text:p>% all in employment who are - 2: professional occupations (SOC2020)</text:p>
          </table:table-cell>
          <table:table-cell office:value-type="float" office:value="7247700" calcext:value-type="float">
            <text:p>7,247,700</text:p>
          </table:table-cell>
          <table:table-cell office:value-type="float" office:value="27623600" calcext:value-type="float">
            <text:p>27,623,600</text:p>
          </table:table-cell>
          <table:table-cell office:value-type="float" office:value="26.2" calcext:value-type="float">
            <text:p>26.2</text:p>
          </table:table-cell>
          <table:table-cell office:value-type="float" office:value="0.3" calcext:value-type="float">
            <text:p>0.3</text:p>
          </table:table-cell>
          <table:table-cell office:value-type="float" office:value="7573100" calcext:value-type="float">
            <text:p>7,573,100</text:p>
          </table:table-cell>
          <table:table-cell office:value-type="float" office:value="29079400" calcext:value-type="float">
            <text:p>29,079,400</text:p>
          </table:table-cell>
          <table:table-cell office:value-type="float" office:value="26" calcext:value-type="float">
            <text:p>26.0</text:p>
          </table:table-cell>
          <table:table-cell office:value-type="float" office:value="0.3" calcext:value-type="float">
            <text:p>0.3</text:p>
          </table:table-cell>
          <table:table-cell office:value-type="float" office:value="8251000" calcext:value-type="float">
            <text:p>8,251,000</text:p>
          </table:table-cell>
          <table:table-cell office:value-type="float" office:value="31719200" calcext:value-type="float">
            <text:p>31,719,200</text:p>
          </table:table-cell>
          <table:table-cell office:value-type="float" office:value="26" calcext:value-type="float">
            <text:p>26.0</text:p>
          </table:table-cell>
          <table:table-cell office:value-type="float" office:value="0.3" calcext:value-type="float">
            <text:p>0.3</text:p>
          </table:table-cell>
          <table:table-cell office:value-type="float" office:value="207700" calcext:value-type="float">
            <text:p>207,700</text:p>
          </table:table-cell>
          <table:table-cell office:value-type="float" office:value="864100" calcext:value-type="float">
            <text:p>864,100</text:p>
          </table:table-cell>
          <table:table-cell office:value-type="float" office:value="24" calcext:value-type="float">
            <text:p>24.0</text:p>
          </table:table-cell>
          <table:table-cell office:value-type="float" office:value="1.2" calcext:value-type="float">
            <text:p>1.2</text:p>
          </table:table-cell>
          <table:table-cell office:value-type="float" office:value="677900" calcext:value-type="float">
            <text:p>677,900</text:p>
          </table:table-cell>
          <table:table-cell office:value-type="float" office:value="2639800" calcext:value-type="float">
            <text:p>2,639,800</text:p>
          </table:table-cell>
          <table:table-cell office:value-type="float" office:value="25.7" calcext:value-type="float">
            <text:p>25.7</text:p>
          </table:table-cell>
          <table:table-cell office:value-type="float" office:value="0.9" calcext:value-type="float">
            <text:p>0.9</text:p>
          </table:table-cell>
          <table:table-cell office:value-type="float" office:value="8458600" calcext:value-type="float">
            <text:p>8,458,600</text:p>
          </table:table-cell>
          <table:table-cell office:value-type="float" office:value="32583300" calcext:value-type="float">
            <text:p>32,583,300</text:p>
          </table:table-cell>
          <table:table-cell office:value-type="float" office:value="26" calcext:value-type="float">
            <text:p>26.0</text:p>
          </table:table-cell>
          <table:table-cell office:value-type="float" office:value="0.3" calcext:value-type="float">
            <text:p>0.3</text:p>
          </table:table-cell>
          <table:table-cell office:value-type="float" office:value="325400" calcext:value-type="float">
            <text:p>325,400</text:p>
          </table:table-cell>
          <table:table-cell office:value-type="float" office:value="1455800" calcext:value-type="float">
            <text:p>1,455,800</text:p>
          </table:table-cell>
          <table:table-cell office:value-type="float" office:value="22.4" calcext:value-type="float">
            <text:p>22.4</text:p>
          </table:table-cell>
          <table:table-cell office:value-type="float" office:value="0.9" calcext:value-type="float">
            <text:p>0.9</text:p>
          </table:table-cell>
          <table:table-cell table:number-columns-repeated="995"/>
        </table:table-row>
        <table:table-row table:style-name="ro1">
          <table:table-cell office:value-type="string" calcext:value-type="string">
            <text:p>% all in employment who are - 3: associate professional occupations (SOC2020)</text:p>
          </table:table-cell>
          <table:table-cell office:value-type="float" office:value="4128100" calcext:value-type="float">
            <text:p>4,128,100</text:p>
          </table:table-cell>
          <table:table-cell office:value-type="float" office:value="27623600" calcext:value-type="float">
            <text:p>27,623,600</text:p>
          </table:table-cell>
          <table:table-cell office:value-type="float" office:value="14.9" calcext:value-type="float">
            <text:p>14.9</text:p>
          </table:table-cell>
          <table:table-cell office:value-type="float" office:value="0.3" calcext:value-type="float">
            <text:p>0.3</text:p>
          </table:table-cell>
          <table:table-cell office:value-type="float" office:value="4344600" calcext:value-type="float">
            <text:p>4,344,600</text:p>
          </table:table-cell>
          <table:table-cell office:value-type="float" office:value="29079400" calcext:value-type="float">
            <text:p>29,079,400</text:p>
          </table:table-cell>
          <table:table-cell office:value-type="float" office:value="14.9" calcext:value-type="float">
            <text:p>14.9</text:p>
          </table:table-cell>
          <table:table-cell office:value-type="float" office:value="0.3" calcext:value-type="float">
            <text:p>0.3</text:p>
          </table:table-cell>
          <table:table-cell office:value-type="float" office:value="4741000" calcext:value-type="float">
            <text:p>4,741,000</text:p>
          </table:table-cell>
          <table:table-cell office:value-type="float" office:value="31719200" calcext:value-type="float">
            <text:p>31,719,200</text:p>
          </table:table-cell>
          <table:table-cell office:value-type="float" office:value="14.9" calcext:value-type="float">
            <text:p>14.9</text:p>
          </table:table-cell>
          <table:table-cell office:value-type="float" office:value="0.2" calcext:value-type="float">
            <text:p>0.2</text:p>
          </table:table-cell>
          <table:table-cell office:value-type="float" office:value="88700" calcext:value-type="float">
            <text:p>88,700</text:p>
          </table:table-cell>
          <table:table-cell office:value-type="float" office:value="864100" calcext:value-type="float">
            <text:p>864,100</text:p>
          </table:table-cell>
          <table:table-cell office:value-type="float" office:value="10.3" calcext:value-type="float">
            <text:p>10.3</text:p>
          </table:table-cell>
          <table:table-cell office:value-type="float" office:value="0.8" calcext:value-type="float">
            <text:p>0.8</text:p>
          </table:table-cell>
          <table:table-cell office:value-type="float" office:value="396400" calcext:value-type="float">
            <text:p>396,400</text:p>
          </table:table-cell>
          <table:table-cell office:value-type="float" office:value="2639800" calcext:value-type="float">
            <text:p>2,639,800</text:p>
          </table:table-cell>
          <table:table-cell office:value-type="float" office:value="15" calcext:value-type="float">
            <text:p>15.0</text:p>
          </table:table-cell>
          <table:table-cell office:value-type="float" office:value="0.7" calcext:value-type="float">
            <text:p>0.7</text:p>
          </table:table-cell>
          <table:table-cell office:value-type="float" office:value="4829700" calcext:value-type="float">
            <text:p>4,829,700</text:p>
          </table:table-cell>
          <table:table-cell office:value-type="float" office:value="32583300" calcext:value-type="float">
            <text:p>32,583,300</text:p>
          </table:table-cell>
          <table:table-cell office:value-type="float" office:value="14.8" calcext:value-type="float">
            <text:p>14.8</text:p>
          </table:table-cell>
          <table:table-cell office:value-type="float" office:value="0.2" calcext:value-type="float">
            <text:p>0.2</text:p>
          </table:table-cell>
          <table:table-cell office:value-type="float" office:value="216500" calcext:value-type="float">
            <text:p>216,500</text:p>
          </table:table-cell>
          <table:table-cell office:value-type="float" office:value="1455800" calcext:value-type="float">
            <text:p>1,455,800</text:p>
          </table:table-cell>
          <table:table-cell office:value-type="float" office:value="14.9" calcext:value-type="float">
            <text:p>14.9</text:p>
          </table:table-cell>
          <table:table-cell office:value-type="float" office:value="0.8" calcext:value-type="float">
            <text:p>0.8</text:p>
          </table:table-cell>
          <table:table-cell table:number-columns-repeated="995"/>
        </table:table-row>
        <table:table-row table:style-name="ro1">
          <table:table-cell office:value-type="string" calcext:value-type="string">
            <text:p>% all in employment who are - 4: administrative and secretarial occupations (SOC2020)</text:p>
          </table:table-cell>
          <table:table-cell office:value-type="float" office:value="2796400" calcext:value-type="float">
            <text:p>2,796,400</text:p>
          </table:table-cell>
          <table:table-cell office:value-type="float" office:value="27623600" calcext:value-type="float">
            <text:p>27,623,600</text:p>
          </table:table-cell>
          <table:table-cell office:value-type="float" office:value="10.1" calcext:value-type="float">
            <text:p>10.1</text:p>
          </table:table-cell>
          <table:table-cell office:value-type="float" office:value="0.2" calcext:value-type="float">
            <text:p>0.2</text:p>
          </table:table-cell>
          <table:table-cell office:value-type="float" office:value="2940200" calcext:value-type="float">
            <text:p>2,940,200</text:p>
          </table:table-cell>
          <table:table-cell office:value-type="float" office:value="29079400" calcext:value-type="float">
            <text:p>29,079,400</text:p>
          </table:table-cell>
          <table:table-cell office:value-type="float" office:value="10.1" calcext:value-type="float">
            <text:p>10.1</text:p>
          </table:table-cell>
          <table:table-cell office:value-type="float" office:value="0.2" calcext:value-type="float">
            <text:p>0.2</text:p>
          </table:table-cell>
          <table:table-cell office:value-type="float" office:value="3204000" calcext:value-type="float">
            <text:p>3,204,000</text:p>
          </table:table-cell>
          <table:table-cell office:value-type="float" office:value="31719200" calcext:value-type="float">
            <text:p>31,719,200</text:p>
          </table:table-cell>
          <table:table-cell office:value-type="float" office:value="10.1" calcext:value-type="float">
            <text:p>10.1</text:p>
          </table:table-cell>
          <table:table-cell office:value-type="float" office:value="0.2" calcext:value-type="float">
            <text:p>0.2</text:p>
          </table:table-cell>
          <table:table-cell office:value-type="float" office:value="100700" calcext:value-type="float">
            <text:p>100,700</text:p>
          </table:table-cell>
          <table:table-cell office:value-type="float" office:value="864100" calcext:value-type="float">
            <text:p>864,100</text:p>
          </table:table-cell>
          <table:table-cell office:value-type="float" office:value="11.7" calcext:value-type="float">
            <text:p>11.7</text:p>
          </table:table-cell>
          <table:table-cell office:value-type="float" office:value="0.9" calcext:value-type="float">
            <text:p>0.9</text:p>
          </table:table-cell>
          <table:table-cell office:value-type="float" office:value="263700" calcext:value-type="float">
            <text:p>263,700</text:p>
          </table:table-cell>
          <table:table-cell office:value-type="float" office:value="2639800" calcext:value-type="float">
            <text:p>2,639,800</text:p>
          </table:table-cell>
          <table:table-cell office:value-type="float" office:value="10" calcext:value-type="float">
            <text:p>10.0</text:p>
          </table:table-cell>
          <table:table-cell office:value-type="float" office:value="0.6" calcext:value-type="float">
            <text:p>0.6</text:p>
          </table:table-cell>
          <table:table-cell office:value-type="float" office:value="3304600" calcext:value-type="float">
            <text:p>3,304,600</text:p>
          </table:table-cell>
          <table:table-cell office:value-type="float" office:value="32583300" calcext:value-type="float">
            <text:p>32,583,300</text:p>
          </table:table-cell>
          <table:table-cell office:value-type="float" office:value="10.1" calcext:value-type="float">
            <text:p>10.1</text:p>
          </table:table-cell>
          <table:table-cell office:value-type="float" office:value="0.2" calcext:value-type="float">
            <text:p>0.2</text:p>
          </table:table-cell>
          <table:table-cell office:value-type="float" office:value="143900" calcext:value-type="float">
            <text:p>143,900</text:p>
          </table:table-cell>
          <table:table-cell office:value-type="float" office:value="1455800" calcext:value-type="float">
            <text:p>1,455,800</text:p>
          </table:table-cell>
          <table:table-cell office:value-type="float" office:value="9.9" calcext:value-type="float">
            <text:p>9.9</text:p>
          </table:table-cell>
          <table:table-cell office:value-type="float" office:value="0.6" calcext:value-type="float">
            <text:p>0.6</text:p>
          </table:table-cell>
          <table:table-cell table:number-columns-repeated="995"/>
        </table:table-row>
        <table:table-row table:style-name="ro1">
          <table:table-cell office:value-type="string" calcext:value-type="string">
            <text:p>% all in employment who are - 5: skilled trades occupations (SOC2020)</text:p>
          </table:table-cell>
          <table:table-cell office:value-type="float" office:value="2352400" calcext:value-type="float">
            <text:p>2,352,400</text:p>
          </table:table-cell>
          <table:table-cell office:value-type="float" office:value="27623600" calcext:value-type="float">
            <text:p>27,623,600</text:p>
          </table:table-cell>
          <table:table-cell office:value-type="float" office:value="8.5" calcext:value-type="float">
            <text:p>8.5</text:p>
          </table:table-cell>
          <table:table-cell office:value-type="float" office:value="0.2" calcext:value-type="float">
            <text:p>0.2</text:p>
          </table:table-cell>
          <table:table-cell office:value-type="float" office:value="2509400" calcext:value-type="float">
            <text:p>2,509,400</text:p>
          </table:table-cell>
          <table:table-cell office:value-type="float" office:value="29079400" calcext:value-type="float">
            <text:p>29,079,400</text:p>
          </table:table-cell>
          <table:table-cell office:value-type="float" office:value="8.6" calcext:value-type="float">
            <text:p>8.6</text:p>
          </table:table-cell>
          <table:table-cell office:value-type="float" office:value="0.2" calcext:value-type="float">
            <text:p>0.2</text:p>
          </table:table-cell>
          <table:table-cell office:value-type="float" office:value="2741300" calcext:value-type="float">
            <text:p>2,741,300</text:p>
          </table:table-cell>
          <table:table-cell office:value-type="float" office:value="31719200" calcext:value-type="float">
            <text:p>31,719,200</text:p>
          </table:table-cell>
          <table:table-cell office:value-type="float" office:value="8.6" calcext:value-type="float">
            <text:p>8.6</text:p>
          </table:table-cell>
          <table:table-cell office:value-type="float" office:value="0.2" calcext:value-type="float">
            <text:p>0.2</text:p>
          </table:table-cell>
          <table:table-cell office:value-type="float" office:value="93300" calcext:value-type="float">
            <text:p>93,300</text:p>
          </table:table-cell>
          <table:table-cell office:value-type="float" office:value="864100" calcext:value-type="float">
            <text:p>864,100</text:p>
          </table:table-cell>
          <table:table-cell office:value-type="float" office:value="10.8" calcext:value-type="float">
            <text:p>10.8</text:p>
          </table:table-cell>
          <table:table-cell office:value-type="float" office:value="0.9" calcext:value-type="float">
            <text:p>0.9</text:p>
          </table:table-cell>
          <table:table-cell office:value-type="float" office:value="231900" calcext:value-type="float">
            <text:p>231,900</text:p>
          </table:table-cell>
          <table:table-cell office:value-type="float" office:value="2639800" calcext:value-type="float">
            <text:p>2,639,800</text:p>
          </table:table-cell>
          <table:table-cell office:value-type="float" office:value="8.8" calcext:value-type="float">
            <text:p>8.8</text:p>
          </table:table-cell>
          <table:table-cell office:value-type="float" office:value="0.6" calcext:value-type="float">
            <text:p>0.6</text:p>
          </table:table-cell>
          <table:table-cell office:value-type="float" office:value="2834500" calcext:value-type="float">
            <text:p>2,834,500</text:p>
          </table:table-cell>
          <table:table-cell office:value-type="float" office:value="32583300" calcext:value-type="float">
            <text:p>32,583,300</text:p>
          </table:table-cell>
          <table:table-cell office:value-type="float" office:value="8.7" calcext:value-type="float">
            <text:p>8.7</text:p>
          </table:table-cell>
          <table:table-cell office:value-type="float" office:value="0.2" calcext:value-type="float">
            <text:p>0.2</text:p>
          </table:table-cell>
          <table:table-cell office:value-type="float" office:value="157000" calcext:value-type="float">
            <text:p>157,000</text:p>
          </table:table-cell>
          <table:table-cell office:value-type="float" office:value="1455800" calcext:value-type="float">
            <text:p>1,455,800</text:p>
          </table:table-cell>
          <table:table-cell office:value-type="float" office:value="10.8" calcext:value-type="float">
            <text:p>10.8</text:p>
          </table:table-cell>
          <table:table-cell office:value-type="float" office:value="0.7" calcext:value-type="float">
            <text:p>0.7</text:p>
          </table:table-cell>
          <table:table-cell table:number-columns-repeated="995"/>
        </table:table-row>
        <table:table-row table:style-name="ro1">
          <table:table-cell office:value-type="string" calcext:value-type="string">
            <text:p>% all in employment who are - 6: caring, leisure and other service occupations (SOC2020)</text:p>
          </table:table-cell>
          <table:table-cell office:value-type="float" office:value="2172000" calcext:value-type="float">
            <text:p>2,172,000</text:p>
          </table:table-cell>
          <table:table-cell office:value-type="float" office:value="27623600" calcext:value-type="float">
            <text:p>27,623,600</text:p>
          </table:table-cell>
          <table:table-cell office:value-type="float" office:value="7.9" calcext:value-type="float">
            <text:p>7.9</text:p>
          </table:table-cell>
          <table:table-cell office:value-type="float" office:value="0.2" calcext:value-type="float">
            <text:p>0.2</text:p>
          </table:table-cell>
          <table:table-cell office:value-type="float" office:value="2302000" calcext:value-type="float">
            <text:p>2,302,000</text:p>
          </table:table-cell>
          <table:table-cell office:value-type="float" office:value="29079400" calcext:value-type="float">
            <text:p>29,079,400</text:p>
          </table:table-cell>
          <table:table-cell office:value-type="float" office:value="7.9" calcext:value-type="float">
            <text:p>7.9</text:p>
          </table:table-cell>
          <table:table-cell office:value-type="float" office:value="0.2" calcext:value-type="float">
            <text:p>0.2</text:p>
          </table:table-cell>
          <table:table-cell office:value-type="float" office:value="2527800" calcext:value-type="float">
            <text:p>2,527,800</text:p>
          </table:table-cell>
          <table:table-cell office:value-type="float" office:value="31719200" calcext:value-type="float">
            <text:p>31,719,200</text:p>
          </table:table-cell>
          <table:table-cell office:value-type="float" office:value="8" calcext:value-type="float">
            <text:p>8.0</text:p>
          </table:table-cell>
          <table:table-cell office:value-type="float" office:value="0.2" calcext:value-type="float">
            <text:p>0.2</text:p>
          </table:table-cell>
          <table:table-cell office:value-type="float" office:value="85000" calcext:value-type="float">
            <text:p>85,000</text:p>
          </table:table-cell>
          <table:table-cell office:value-type="float" office:value="864100" calcext:value-type="float">
            <text:p>864,100</text:p>
          </table:table-cell>
          <table:table-cell office:value-type="float" office:value="9.8" calcext:value-type="float">
            <text:p>9.8</text:p>
          </table:table-cell>
          <table:table-cell office:value-type="float" office:value="0.8" calcext:value-type="float">
            <text:p>0.8</text:p>
          </table:table-cell>
          <table:table-cell office:value-type="float" office:value="225800" calcext:value-type="float">
            <text:p>225,800</text:p>
          </table:table-cell>
          <table:table-cell office:value-type="float" office:value="2639800" calcext:value-type="float">
            <text:p>2,639,800</text:p>
          </table:table-cell>
          <table:table-cell office:value-type="float" office:value="8.6" calcext:value-type="float">
            <text:p>8.6</text:p>
          </table:table-cell>
          <table:table-cell office:value-type="float" office:value="0.6" calcext:value-type="float">
            <text:p>0.6</text:p>
          </table:table-cell>
          <table:table-cell office:value-type="float" office:value="2612800" calcext:value-type="float">
            <text:p>2,612,800</text:p>
          </table:table-cell>
          <table:table-cell office:value-type="float" office:value="32583300" calcext:value-type="float">
            <text:p>32,583,300</text:p>
          </table:table-cell>
          <table:table-cell office:value-type="float" office:value="8" calcext:value-type="float">
            <text:p>8.0</text:p>
          </table:table-cell>
          <table:table-cell office:value-type="float" office:value="0.2" calcext:value-type="float">
            <text:p>0.2</text:p>
          </table:table-cell>
          <table:table-cell office:value-type="float" office:value="130000" calcext:value-type="float">
            <text:p>130,000</text:p>
          </table:table-cell>
          <table:table-cell office:value-type="float" office:value="1455800" calcext:value-type="float">
            <text:p>1,455,800</text:p>
          </table:table-cell>
          <table:table-cell office:value-type="float" office:value="8.9" calcext:value-type="float">
            <text:p>8.9</text:p>
          </table:table-cell>
          <table:table-cell office:value-type="float" office:value="0.6" calcext:value-type="float">
            <text:p>0.6</text:p>
          </table:table-cell>
          <table:table-cell table:number-columns-repeated="995"/>
        </table:table-row>
        <table:table-row table:style-name="ro1">
          <table:table-cell office:value-type="string" calcext:value-type="string">
            <text:p>% all in employment who are - 7: sales and customer service occupations (SOC2020)</text:p>
          </table:table-cell>
          <table:table-cell office:value-type="float" office:value="1734700" calcext:value-type="float">
            <text:p>1,734,700</text:p>
          </table:table-cell>
          <table:table-cell office:value-type="float" office:value="27623600" calcext:value-type="float">
            <text:p>27,623,600</text:p>
          </table:table-cell>
          <table:table-cell office:value-type="float" office:value="6.3" calcext:value-type="float">
            <text:p>6.3</text:p>
          </table:table-cell>
          <table:table-cell office:value-type="float" office:value="0.2" calcext:value-type="float">
            <text:p>0.2</text:p>
          </table:table-cell>
          <table:table-cell office:value-type="float" office:value="1838200" calcext:value-type="float">
            <text:p>1,838,200</text:p>
          </table:table-cell>
          <table:table-cell office:value-type="float" office:value="29079400" calcext:value-type="float">
            <text:p>29,079,400</text:p>
          </table:table-cell>
          <table:table-cell office:value-type="float" office:value="6.3" calcext:value-type="float">
            <text:p>6.3</text:p>
          </table:table-cell>
          <table:table-cell office:value-type="float" office:value="0.2" calcext:value-type="float">
            <text:p>0.2</text:p>
          </table:table-cell>
          <table:table-cell office:value-type="float" office:value="2050300" calcext:value-type="float">
            <text:p>2,050,300</text:p>
          </table:table-cell>
          <table:table-cell office:value-type="float" office:value="31719200" calcext:value-type="float">
            <text:p>31,719,200</text:p>
          </table:table-cell>
          <table:table-cell office:value-type="float" office:value="6.5" calcext:value-type="float">
            <text:p>6.5</text:p>
          </table:table-cell>
          <table:table-cell office:value-type="float" office:value="0.2" calcext:value-type="float">
            <text:p>0.2</text:p>
          </table:table-cell>
          <table:table-cell office:value-type="float" office:value="80000" calcext:value-type="float">
            <text:p>80,000</text:p>
          </table:table-cell>
          <table:table-cell office:value-type="float" office:value="864100" calcext:value-type="float">
            <text:p>864,100</text:p>
          </table:table-cell>
          <table:table-cell office:value-type="float" office:value="9.3" calcext:value-type="float">
            <text:p>9.3</text:p>
          </table:table-cell>
          <table:table-cell office:value-type="float" office:value="0.8" calcext:value-type="float">
            <text:p>0.8</text:p>
          </table:table-cell>
          <table:table-cell office:value-type="float" office:value="212000" calcext:value-type="float">
            <text:p>212,000</text:p>
          </table:table-cell>
          <table:table-cell office:value-type="float" office:value="2639800" calcext:value-type="float">
            <text:p>2,639,800</text:p>
          </table:table-cell>
          <table:table-cell office:value-type="float" office:value="8" calcext:value-type="float">
            <text:p>8.0</text:p>
          </table:table-cell>
          <table:table-cell office:value-type="float" office:value="0.6" calcext:value-type="float">
            <text:p>0.6</text:p>
          </table:table-cell>
          <table:table-cell office:value-type="float" office:value="2130200" calcext:value-type="float">
            <text:p>2,130,200</text:p>
          </table:table-cell>
          <table:table-cell office:value-type="float" office:value="32583300" calcext:value-type="float">
            <text:p>32,583,300</text:p>
          </table:table-cell>
          <table:table-cell office:value-type="float" office:value="6.5" calcext:value-type="float">
            <text:p>6.5</text:p>
          </table:table-cell>
          <table:table-cell office:value-type="float" office:value="0.2" calcext:value-type="float">
            <text:p>0.2</text:p>
          </table:table-cell>
          <table:table-cell office:value-type="float" office:value="103600" calcext:value-type="float">
            <text:p>103,600</text:p>
          </table:table-cell>
          <table:table-cell office:value-type="float" office:value="1455800" calcext:value-type="float">
            <text:p>1,455,800</text:p>
          </table:table-cell>
          <table:table-cell office:value-type="float" office:value="7.1" calcext:value-type="float">
            <text:p>7.1</text:p>
          </table:table-cell>
          <table:table-cell office:value-type="float" office:value="0.5" calcext:value-type="float">
            <text:p>0.5</text:p>
          </table:table-cell>
          <table:table-cell table:number-columns-repeated="995"/>
        </table:table-row>
        <table:table-row table:style-name="ro1">
          <table:table-cell office:value-type="string" calcext:value-type="string">
            <text:p>% all in employment who are - 8: process, plant and machine operatives (SOC2020)</text:p>
          </table:table-cell>
          <table:table-cell office:value-type="float" office:value="1511700" calcext:value-type="float">
            <text:p>1,511,700</text:p>
          </table:table-cell>
          <table:table-cell office:value-type="float" office:value="27623600" calcext:value-type="float">
            <text:p>27,623,600</text:p>
          </table:table-cell>
          <table:table-cell office:value-type="float" office:value="5.5" calcext:value-type="float">
            <text:p>5.5</text:p>
          </table:table-cell>
          <table:table-cell office:value-type="float" office:value="0.2" calcext:value-type="float">
            <text:p>0.2</text:p>
          </table:table-cell>
          <table:table-cell office:value-type="float" office:value="1603500" calcext:value-type="float">
            <text:p>1,603,500</text:p>
          </table:table-cell>
          <table:table-cell office:value-type="float" office:value="29079400" calcext:value-type="float">
            <text:p>29,079,400</text:p>
          </table:table-cell>
          <table:table-cell office:value-type="float" office:value="5.5" calcext:value-type="float">
            <text:p>5.5</text:p>
          </table:table-cell>
          <table:table-cell office:value-type="float" office:value="0.2" calcext:value-type="float">
            <text:p>0.2</text:p>
          </table:table-cell>
          <table:table-cell office:value-type="float" office:value="1753600" calcext:value-type="float">
            <text:p>1,753,600</text:p>
          </table:table-cell>
          <table:table-cell office:value-type="float" office:value="31719200" calcext:value-type="float">
            <text:p>31,719,200</text:p>
          </table:table-cell>
          <table:table-cell office:value-type="float" office:value="5.5" calcext:value-type="float">
            <text:p>5.5</text:p>
          </table:table-cell>
          <table:table-cell office:value-type="float" office:value="0.2" calcext:value-type="float">
            <text:p>0.2</text:p>
          </table:table-cell>
          <table:table-cell office:value-type="float" office:value="55800" calcext:value-type="float">
            <text:p>55,800</text:p>
          </table:table-cell>
          <table:table-cell office:value-type="float" office:value="864100" calcext:value-type="float">
            <text:p>864,100</text:p>
          </table:table-cell>
          <table:table-cell office:value-type="float" office:value="6.5" calcext:value-type="float">
            <text:p>6.5</text:p>
          </table:table-cell>
          <table:table-cell office:value-type="float" office:value="0.7" calcext:value-type="float">
            <text:p>0.7</text:p>
          </table:table-cell>
          <table:table-cell office:value-type="float" office:value="150100" calcext:value-type="float">
            <text:p>150,100</text:p>
          </table:table-cell>
          <table:table-cell office:value-type="float" office:value="2639800" calcext:value-type="float">
            <text:p>2,639,800</text:p>
          </table:table-cell>
          <table:table-cell office:value-type="float" office:value="5.7" calcext:value-type="float">
            <text:p>5.7</text:p>
          </table:table-cell>
          <table:table-cell office:value-type="float" office:value="0.5" calcext:value-type="float">
            <text:p>0.5</text:p>
          </table:table-cell>
          <table:table-cell office:value-type="float" office:value="1809400" calcext:value-type="float">
            <text:p>1,809,400</text:p>
          </table:table-cell>
          <table:table-cell office:value-type="float" office:value="32583300" calcext:value-type="float">
            <text:p>32,583,300</text:p>
          </table:table-cell>
          <table:table-cell office:value-type="float" office:value="5.6" calcext:value-type="float">
            <text:p>5.6</text:p>
          </table:table-cell>
          <table:table-cell office:value-type="float" office:value="0.2" calcext:value-type="float">
            <text:p>0.2</text:p>
          </table:table-cell>
          <table:table-cell office:value-type="float" office:value="91800" calcext:value-type="float">
            <text:p>91,800</text:p>
          </table:table-cell>
          <table:table-cell office:value-type="float" office:value="1455800" calcext:value-type="float">
            <text:p>1,455,800</text:p>
          </table:table-cell>
          <table:table-cell office:value-type="float" office:value="6.3" calcext:value-type="float">
            <text:p>6.3</text:p>
          </table:table-cell>
          <table:table-cell office:value-type="float" office:value="0.5" calcext:value-type="float">
            <text:p>0.5</text:p>
          </table:table-cell>
          <table:table-cell table:number-columns-repeated="995"/>
        </table:table-row>
        <table:table-row table:style-name="ro1">
          <table:table-cell office:value-type="string" calcext:value-type="string">
            <text:p>% all in employment who are - 9: elementary occupations (SOC2020)</text:p>
          </table:table-cell>
          <table:table-cell office:value-type="float" office:value="2587000" calcext:value-type="float">
            <text:p>2,587,000</text:p>
          </table:table-cell>
          <table:table-cell office:value-type="float" office:value="27623600" calcext:value-type="float">
            <text:p>27,623,600</text:p>
          </table:table-cell>
          <table:table-cell office:value-type="float" office:value="9.4" calcext:value-type="float">
            <text:p>9.4</text:p>
          </table:table-cell>
          <table:table-cell office:value-type="float" office:value="0.2" calcext:value-type="float">
            <text:p>0.2</text:p>
          </table:table-cell>
          <table:table-cell office:value-type="float" office:value="2745100" calcext:value-type="float">
            <text:p>2,745,100</text:p>
          </table:table-cell>
          <table:table-cell office:value-type="float" office:value="29079400" calcext:value-type="float">
            <text:p>29,079,400</text:p>
          </table:table-cell>
          <table:table-cell office:value-type="float" office:value="9.4" calcext:value-type="float">
            <text:p>9.4</text:p>
          </table:table-cell>
          <table:table-cell office:value-type="float" office:value="0.2" calcext:value-type="float">
            <text:p>0.2</text:p>
          </table:table-cell>
          <table:table-cell office:value-type="float" office:value="3002100" calcext:value-type="float">
            <text:p>3,002,100</text:p>
          </table:table-cell>
          <table:table-cell office:value-type="float" office:value="31719200" calcext:value-type="float">
            <text:p>31,719,200</text:p>
          </table:table-cell>
          <table:table-cell office:value-type="float" office:value="9.5" calcext:value-type="float">
            <text:p>9.5</text:p>
          </table:table-cell>
          <table:table-cell office:value-type="float" office:value="0.2" calcext:value-type="float">
            <text:p>0.2</text:p>
          </table:table-cell>
          <table:table-cell office:value-type="float" office:value="77900" calcext:value-type="float">
            <text:p>77,900</text:p>
          </table:table-cell>
          <table:table-cell office:value-type="float" office:value="864100" calcext:value-type="float">
            <text:p>864,100</text:p>
          </table:table-cell>
          <table:table-cell office:value-type="float" office:value="9" calcext:value-type="float">
            <text:p>9.0</text:p>
          </table:table-cell>
          <table:table-cell office:value-type="float" office:value="0.8" calcext:value-type="float">
            <text:p>0.8</text:p>
          </table:table-cell>
          <table:table-cell office:value-type="float" office:value="257000" calcext:value-type="float">
            <text:p>257,000</text:p>
          </table:table-cell>
          <table:table-cell office:value-type="float" office:value="2639800" calcext:value-type="float">
            <text:p>2,639,800</text:p>
          </table:table-cell>
          <table:table-cell office:value-type="float" office:value="9.7" calcext:value-type="float">
            <text:p>9.7</text:p>
          </table:table-cell>
          <table:table-cell office:value-type="float" office:value="0.6" calcext:value-type="float">
            <text:p>0.6</text:p>
          </table:table-cell>
          <table:table-cell office:value-type="float" office:value="3079900" calcext:value-type="float">
            <text:p>3,079,900</text:p>
          </table:table-cell>
          <table:table-cell office:value-type="float" office:value="32583300" calcext:value-type="float">
            <text:p>32,583,300</text:p>
          </table:table-cell>
          <table:table-cell office:value-type="float" office:value="9.5" calcext:value-type="float">
            <text:p>9.5</text:p>
          </table:table-cell>
          <table:table-cell office:value-type="float" office:value="0.2" calcext:value-type="float">
            <text:p>0.2</text:p>
          </table:table-cell>
          <table:table-cell office:value-type="float" office:value="158100" calcext:value-type="float">
            <text:p>158,100</text:p>
          </table:table-cell>
          <table:table-cell office:value-type="float" office:value="1455800" calcext:value-type="float">
            <text:p>1,455,800</text:p>
          </table:table-cell>
          <table:table-cell office:value-type="float" office:value="10.9" calcext:value-type="float">
            <text:p>10.9</text:p>
          </table:table-cell>
          <table:table-cell office:value-type="float" office:value="0.7" calcext:value-type="float">
            <text:p>0.7</text:p>
          </table:table-cell>
          <table:table-cell table:number-columns-repeated="995"/>
        </table:table-row>
        <table:table-row table:style-name="ro1">
          <table:table-cell office:value-type="string" calcext:value-type="string">
            <text:p>aged 16-64 employment rate - ethnic minority</text:p>
          </table:table-cell>
          <table:table-cell office:value-type="float" office:value="4235200" calcext:value-type="float">
            <text:p>4,235,200</text:p>
          </table:table-cell>
          <table:table-cell office:value-type="float" office:value="6140100" calcext:value-type="float">
            <text:p>6,140,100</text:p>
          </table:table-cell>
          <table:table-cell office:value-type="float" office:value="69" calcext:value-type="float">
            <text:p>69.0</text:p>
          </table:table-cell>
          <table:table-cell office:value-type="float" office:value="1.4" calcext:value-type="float">
            <text:p>1.4</text:p>
          </table:table-cell>
          <table:table-cell office:value-type="float" office:value="4301300" calcext:value-type="float">
            <text:p>4,301,300</text:p>
          </table:table-cell>
          <table:table-cell office:value-type="float" office:value="6238400" calcext:value-type="float">
            <text:p>6,238,400</text:p>
          </table:table-cell>
          <table:table-cell office:value-type="float" office:value="68.9" calcext:value-type="float">
            <text:p>68.9</text:p>
          </table:table-cell>
          <table:table-cell office:value-type="float" office:value="1.4" calcext:value-type="float">
            <text:p>1.4</text:p>
          </table:table-cell>
          <table:table-cell office:value-type="float" office:value="4445100" calcext:value-type="float">
            <text:p>4,445,100</text:p>
          </table:table-cell>
          <table:table-cell office:value-type="float" office:value="6456800" calcext:value-type="float">
            <text:p>6,456,800</text:p>
          </table:table-cell>
          <table:table-cell office:value-type="float" office:value="68.8" calcext:value-type="float">
            <text:p>68.8</text:p>
          </table:table-cell>
          <table:table-cell office:value-type="float" office:value="1.3" calcext:value-type="float">
            <text:p>1.3</text:p>
          </table:table-cell>
          <table:table-cell office:value-type="float" office:value="32300" calcext:value-type="float">
            <text:p>32,300</text:p>
          </table:table-cell>
          <table:table-cell office:value-type="float" office:value="49000" calcext:value-type="float">
            <text:p>49,000</text:p>
          </table:table-cell>
          <table:table-cell office:value-type="float" office:value="66" calcext:value-type="float">
            <text:p>66.0</text:p>
          </table:table-cell>
          <table:table-cell office:value-type="float" office:value="9.4" calcext:value-type="float">
            <text:p>9.4</text:p>
          </table:table-cell>
          <table:table-cell office:value-type="float" office:value="143800" calcext:value-type="float">
            <text:p>143,800</text:p>
          </table:table-cell>
          <table:table-cell office:value-type="float" office:value="218400" calcext:value-type="float">
            <text:p>218,400</text:p>
          </table:table-cell>
          <table:table-cell office:value-type="float" office:value="65.8" calcext:value-type="float">
            <text:p>65.8</text:p>
          </table:table-cell>
          <table:table-cell office:value-type="float" office:value="6.7" calcext:value-type="float">
            <text:p>6.7</text:p>
          </table:table-cell>
          <table:table-cell office:value-type="float" office:value="4477400" calcext:value-type="float">
            <text:p>4,477,400</text:p>
          </table:table-cell>
          <table:table-cell office:value-type="float" office:value="6505800" calcext:value-type="float">
            <text:p>6,505,800</text:p>
          </table:table-cell>
          <table:table-cell office:value-type="float" office:value="68.8" calcext:value-type="float">
            <text:p>68.8</text:p>
          </table:table-cell>
          <table:table-cell office:value-type="float" office:value="1.3" calcext:value-type="float">
            <text:p>1.3</text:p>
          </table:table-cell>
          <table:table-cell office:value-type="float" office:value="66100" calcext:value-type="float">
            <text:p>66,100</text:p>
          </table:table-cell>
          <table:table-cell office:value-type="float" office:value="98300" calcext:value-type="float">
            <text:p>98,300</text:p>
          </table:table-cell>
          <table:table-cell office:value-type="float" office:value="67.2" calcext:value-type="float">
            <text:p>67.2</text:p>
          </table:table-cell>
          <table:table-cell office:value-type="float" office:value="7.7" calcext:value-type="float">
            <text:p>7.7</text:p>
          </table:table-cell>
          <table:table-cell table:number-columns-repeated="995"/>
        </table:table-row>
        <table:table-row table:style-name="ro1">
          <table:table-cell office:value-type="string" calcext:value-type="string">
            <text:p>16+ unemployment rate - ethnic minority</text:p>
          </table:table-cell>
          <table:table-cell office:value-type="float" office:value="303300" calcext:value-type="float">
            <text:p>303,300</text:p>
          </table:table-cell>
          <table:table-cell office:value-type="float" office:value="4614700" calcext:value-type="float">
            <text:p>4,614,700</text:p>
          </table:table-cell>
          <table:table-cell office:value-type="float" office:value="6.6" calcext:value-type="float">
            <text:p>6.6</text:p>
          </table:table-cell>
          <table:table-cell office:value-type="float" office:value="0.8" calcext:value-type="float">
            <text:p>0.8</text:p>
          </table:table-cell>
          <table:table-cell office:value-type="float" office:value="309600" calcext:value-type="float">
            <text:p>309,600</text:p>
          </table:table-cell>
          <table:table-cell office:value-type="float" office:value="4688400" calcext:value-type="float">
            <text:p>4,688,400</text:p>
          </table:table-cell>
          <table:table-cell office:value-type="float" office:value="6.6" calcext:value-type="float">
            <text:p>6.6</text:p>
          </table:table-cell>
          <table:table-cell office:value-type="float" office:value="0.8" calcext:value-type="float">
            <text:p>0.8</text:p>
          </table:table-cell>
          <table:table-cell office:value-type="float" office:value="319400" calcext:value-type="float">
            <text:p>319,400</text:p>
          </table:table-cell>
          <table:table-cell office:value-type="float" office:value="4842600" calcext:value-type="float">
            <text:p>4,842,600</text:p>
          </table:table-cell>
          <table:table-cell office:value-type="float" office:value="6.6" calcext:value-type="float">
            <text:p>6.6</text:p>
          </table:table-cell>
          <table:table-cell office:value-type="float" office:value="0.8" calcext:value-type="float">
            <text:p>0.8</text:p>
          </table:table-cell>
          <table:table-cell office:value-type="float" office:value="1500" calcext:value-type="float">
            <text:p>1,500</text:p>
          </table:table-cell>
          <table:table-cell office:value-type="float" office:value="34500" calcext:value-type="float">
            <text:p>34,500</text:p>
          </table:table-cell>
          <table:table-cell office:value-type="float" office:value="4.3" calcext:value-type="float">
            <text:p>4.3</text:p>
          </table:table-cell>
          <table:table-cell table:style-name="ce343" office:value-type="string" calcext:value-type="string">
            <text:p>*</text:p>
          </table:table-cell>
          <table:table-cell office:value-type="float" office:value="9800" calcext:value-type="float">
            <text:p>9,800</text:p>
          </table:table-cell>
          <table:table-cell office:value-type="float" office:value="154200" calcext:value-type="float">
            <text:p>154,200</text:p>
          </table:table-cell>
          <table:table-cell office:value-type="float" office:value="6.4" calcext:value-type="float">
            <text:p>6.4</text:p>
          </table:table-cell>
          <table:table-cell office:value-type="float" office:value="4" calcext:value-type="float">
            <text:p>4.0</text:p>
          </table:table-cell>
          <table:table-cell office:value-type="float" office:value="320900" calcext:value-type="float">
            <text:p>320,900</text:p>
          </table:table-cell>
          <table:table-cell office:value-type="float" office:value="4877100" calcext:value-type="float">
            <text:p>4,877,100</text:p>
          </table:table-cell>
          <table:table-cell office:value-type="float" office:value="6.6" calcext:value-type="float">
            <text:p>6.6</text:p>
          </table:table-cell>
          <table:table-cell office:value-type="float" office:value="0.8" calcext:value-type="float">
            <text:p>0.8</text:p>
          </table:table-cell>
          <table:table-cell office:value-type="float" office:value="6300" calcext:value-type="float">
            <text:p>6,300</text:p>
          </table:table-cell>
          <table:table-cell office:value-type="float" office:value="73700" calcext:value-type="float">
            <text:p>73,700</text:p>
          </table:table-cell>
          <table:table-cell office:value-type="float" office:value="8.6" calcext:value-type="float">
            <text:p>8.6</text:p>
          </table:table-cell>
          <table:table-cell office:value-type="float" office:value="5.2" calcext:value-type="float">
            <text:p>5.2</text:p>
          </table:table-cell>
          <table:table-cell table:number-columns-repeated="995"/>
        </table:table-row>
        <table:table-row table:style-name="ro1">
          <table:table-cell office:value-type="string" calcext:value-type="string">
            <text:p>% of <text:s/>ethnic minority aged 16-64 who are economically inactive</text:p>
          </table:table-cell>
          <table:table-cell office:value-type="float" office:value="1605300" calcext:value-type="float">
            <text:p>1,605,300</text:p>
          </table:table-cell>
          <table:table-cell office:value-type="float" office:value="6140100" calcext:value-type="float">
            <text:p>6,140,100</text:p>
          </table:table-cell>
          <table:table-cell office:value-type="float" office:value="26.1" calcext:value-type="float">
            <text:p>26.1</text:p>
          </table:table-cell>
          <table:table-cell office:value-type="float" office:value="1.3" calcext:value-type="float">
            <text:p>1.3</text:p>
          </table:table-cell>
          <table:table-cell office:value-type="float" office:value="1631200" calcext:value-type="float">
            <text:p>1,631,200</text:p>
          </table:table-cell>
          <table:table-cell office:value-type="float" office:value="6238400" calcext:value-type="float">
            <text:p>6,238,400</text:p>
          </table:table-cell>
          <table:table-cell office:value-type="float" office:value="26.1" calcext:value-type="float">
            <text:p>26.1</text:p>
          </table:table-cell>
          <table:table-cell office:value-type="float" office:value="1.3" calcext:value-type="float">
            <text:p>1.3</text:p>
          </table:table-cell>
          <table:table-cell office:value-type="float" office:value="1696000" calcext:value-type="float">
            <text:p>1,696,000</text:p>
          </table:table-cell>
          <table:table-cell office:value-type="float" office:value="6456800" calcext:value-type="float">
            <text:p>6,456,800</text:p>
          </table:table-cell>
          <table:table-cell office:value-type="float" office:value="26.3" calcext:value-type="float">
            <text:p>26.3</text:p>
          </table:table-cell>
          <table:table-cell office:value-type="float" office:value="1.3" calcext:value-type="float">
            <text:p>1.3</text:p>
          </table:table-cell>
          <table:table-cell office:value-type="float" office:value="15200" calcext:value-type="float">
            <text:p>15,200</text:p>
          </table:table-cell>
          <table:table-cell office:value-type="float" office:value="49000" calcext:value-type="float">
            <text:p>49,000</text:p>
          </table:table-cell>
          <table:table-cell office:value-type="float" office:value="31" calcext:value-type="float">
            <text:p>31.0</text:p>
          </table:table-cell>
          <table:table-cell office:value-type="float" office:value="9.2" calcext:value-type="float">
            <text:p>9.2</text:p>
          </table:table-cell>
          <table:table-cell office:value-type="float" office:value="64800" calcext:value-type="float">
            <text:p>64,800</text:p>
          </table:table-cell>
          <table:table-cell office:value-type="float" office:value="218400" calcext:value-type="float">
            <text:p>218,400</text:p>
          </table:table-cell>
          <table:table-cell office:value-type="float" office:value="29.7" calcext:value-type="float">
            <text:p>29.7</text:p>
          </table:table-cell>
          <table:table-cell office:value-type="float" office:value="6.5" calcext:value-type="float">
            <text:p>6.5</text:p>
          </table:table-cell>
          <table:table-cell office:value-type="float" office:value="1711200" calcext:value-type="float">
            <text:p>1,711,200</text:p>
          </table:table-cell>
          <table:table-cell office:value-type="float" office:value="6505800" calcext:value-type="float">
            <text:p>6,505,800</text:p>
          </table:table-cell>
          <table:table-cell office:value-type="float" office:value="26.3" calcext:value-type="float">
            <text:p>26.3</text:p>
          </table:table-cell>
          <table:table-cell office:value-type="float" office:value="1.2" calcext:value-type="float">
            <text:p>1.2</text:p>
          </table:table-cell>
          <table:table-cell office:value-type="float" office:value="25900" calcext:value-type="float">
            <text:p>25,900</text:p>
          </table:table-cell>
          <table:table-cell office:value-type="float" office:value="98300" calcext:value-type="float">
            <text:p>98,300</text:p>
          </table:table-cell>
          <table:table-cell office:value-type="float" office:value="26.3" calcext:value-type="float">
            <text:p>26.3</text:p>
          </table:table-cell>
          <table:table-cell office:value-type="float" office:value="7.3" calcext:value-type="float">
            <text:p>7.3</text:p>
          </table:table-cell>
          <table:table-cell table:number-columns-repeated="995"/>
        </table:table-row>
        <table:table-row table:style-name="ro1">
          <table:table-cell office:value-type="string" calcext:value-type="string">
            <text:p>% with NVQ4+ - aged 16-64</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995"/>
        </table:table-row>
        <table:table-row table:style-name="ro1">
          <table:table-cell office:value-type="string" calcext:value-type="string">
            <text:p>% with NVQ3+ - aged 16-64</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995"/>
        </table:table-row>
        <table:table-row table:style-name="ro1">
          <table:table-cell office:value-type="string" calcext:value-type="string">
            <text:p>% with NVQ2+ - aged 16-64</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995"/>
        </table:table-row>
        <table:table-row table:style-name="ro1">
          <table:table-cell office:value-type="string" calcext:value-type="string">
            <text:p>% with NVQ1+ - aged 16-64</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995"/>
        </table:table-row>
        <table:table-row table:style-name="ro1">
          <table:table-cell office:value-type="string" calcext:value-type="string">
            <text:p>% with other qualifications (NVQ) - aged 16-64</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995"/>
        </table:table-row>
        <table:table-row table:style-name="ro1">
          <table:table-cell office:value-type="string" calcext:value-type="string">
            <text:p>% with no qualifications (NVQ) - aged 16-64</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2" office:value-type="string" calcext:value-type="string">
            <text:p>-</text:p>
          </table:table-cell>
          <table:table-cell table:number-columns-repeated="2" table:style-name="ce343" office:value-type="string" calcext:value-type="string">
            <text:p>-</text:p>
          </table:table-cell>
          <table:table-cell table:number-columns-repeated="995"/>
        </table:table-row>
        <table:table-row table:style-name="ro1">
          <table:table-cell table:style-name="Default" table:number-columns-repeated="29"/>
          <table:table-cell table:number-columns-repeated="995"/>
        </table:table-row>
        <table:table-row table:style-name="ro1">
          <table:table-cell table:style-name="ce337" office:value-type="string" calcext:value-type="string">
            <text:p>* Estimate and confidence interval unreliable since the group sample size is small (3-9).</text:p>
          </table:table-cell>
          <table:table-cell table:style-name="Default" table:number-columns-repeated="28"/>
          <table:table-cell table:number-columns-repeated="995"/>
        </table:table-row>
        <table:table-row table:style-name="ro1">
          <table:table-cell table:style-name="ce337" office:value-type="string" calcext:value-type="string">
            <text:p>- These figures are missing.</text:p>
          </table:table-cell>
          <table:table-cell table:style-name="Default" table:number-columns-repeated="28"/>
          <table:table-cell table:number-columns-repeated="995"/>
        </table:table-row>
        <table:table-row table:style-name="ro1">
          <table:table-cell table:style-name="ce337" office:value-type="string" calcext:value-type="string">
            <text:p>Qualifications data are only available for Jan-Dec periods.</text:p>
          </table:table-cell>
          <table:table-cell table:style-name="Default" table:number-columns-repeated="28"/>
          <table:table-cell table:number-columns-repeated="995"/>
        </table:table-row>
        <table:table-row table:style-name="ro1">
          <table:table-cell table:style-name="ce337" office:value-type="string" calcext:value-type="string">
            <text:p>Reweighting of the Labour Force Survey and Annual Population Survey has made the estimates for UK, EU and non-EU more robust, but there remains a high level of uncertainty for data below this level. Changes in those more detailed estimates are likely to reflect the fact that the methodological changes were not targeted at the detailed level, and therefore numbers should not be compared against previous years.</text:p>
          </table:table-cell>
          <table:table-cell table:style-name="Default" table:number-columns-repeated="28"/>
          <table:table-cell table:number-columns-repeated="995"/>
        </table:table-row>
        <table:table-row table:style-name="ro1">
          <table:table-cell table:style-name="ce337" office:value-type="string" calcext:value-type="string">
            <text:p>The estimates for Northern Ireland released on 14 Sep 2021 have not had the non-response bias adjustment from the reweighting fully applied. Early indications suggest the impact on UK headline rate estimates would be less than 0.1 percentage point.</text:p>
          </table:table-cell>
          <table:table-cell table:style-name="Default" table:number-columns-repeated="28"/>
          <table:table-cell table:number-columns-repeated="995"/>
        </table:table-row>
        <table:table-row table:style-name="ro1">
          <table:table-cell table:style-name="ce337" office:value-type="string" calcext:value-type="string">
            <text:p>An issue with the collection of occupational data affected the accuracy of the breakdowns of some detailed occupations, and data derived from them. We are urging caution in the interpretation of these detailed data as we resolve the issue. https://www.ons.gov.uk/news/statementsandletters/occupationaldatainonssurveys.</text:p>
          </table:table-cell>
          <table:table-cell table:style-name="Default" table:number-columns-repeated="28"/>
          <table:table-cell table:number-columns-repeated="995"/>
        </table:table-row>
      </table:table>
      <table:table table:name="Communal Living" table:style-name="ta1">
        <table:table-column table:style-name="co2" table:default-cell-style-name="ce349"/>
        <table:table-column table:style-name="co2" table:default-cell-style-name="ce358"/>
        <table:table-column table:style-name="co2" table:number-columns-repeated="15" table:default-cell-style-name="ce362"/>
        <table:table-column table:style-name="co2" table:default-cell-style-name="ce369"/>
        <table:table-row table:style-name="ro12">
          <table:table-cell table:style-name="ce345" office:value-type="string" calcext:value-type="string" table:number-columns-spanned="11" table:number-rows-spanned="1">
            <text:p>Table C: Proportion of people of each age group living in communal establishments, by council area<text:span text:style-name="T3">1-3</text:span></text:p>
          </table:table-cell>
          <table:covered-table-cell table:number-columns-repeated="10" table:style-name="ce345"/>
          <table:table-cell table:style-name="ce364"/>
          <table:table-cell table:style-name="ce366" office:value-type="string" calcext:value-type="string" table:number-columns-spanned="2" table:number-rows-spanned="1">
            <text:p><text:a xlink:href="#Contents.A1" xlink:type="simple">back to contents</text:a></text:p>
          </table:table-cell>
          <table:covered-table-cell table:style-name="ce366"/>
          <table:table-cell table:style-name="ce364" table:number-columns-repeated="4"/>
        </table:table-row>
        <table:table-row table:style-name="ro1">
          <table:table-cell table:style-name="ce346"/>
          <table:table-cell table:style-name="ce355" table:number-columns-repeated="10"/>
          <table:table-cell table:style-name="ce364" table:number-columns-repeated="7"/>
        </table:table-row>
        <table:table-row table:style-name="ro1">
          <table:table-cell table:style-name="ce347" office:value-type="string" calcext:value-type="string">
            <text:p>Females</text:p>
          </table:table-cell>
          <table:table-cell table:style-name="ce356" office:value-type="string" calcext:value-type="string">
            <text:p>0-15</text:p>
          </table:table-cell>
          <table:table-cell table:style-name="ce356" office:value-type="string" calcext:value-type="string">
            <text:p>16-19</text:p>
          </table:table-cell>
          <table:table-cell table:style-name="ce356" office:value-type="string" calcext:value-type="string">
            <text:p>20-24</text:p>
          </table:table-cell>
          <table:table-cell table:style-name="ce356" office:value-type="string" calcext:value-type="string">
            <text:p>25-29</text:p>
          </table:table-cell>
          <table:table-cell table:style-name="ce356" office:value-type="string" calcext:value-type="string">
            <text:p>30-34</text:p>
          </table:table-cell>
          <table:table-cell table:style-name="ce356" office:value-type="string" calcext:value-type="string">
            <text:p>35-39</text:p>
          </table:table-cell>
          <table:table-cell table:style-name="ce356" office:value-type="string" calcext:value-type="string">
            <text:p>40-44</text:p>
          </table:table-cell>
          <table:table-cell table:style-name="ce356" office:value-type="string" calcext:value-type="string">
            <text:p>45-49</text:p>
          </table:table-cell>
          <table:table-cell table:style-name="ce356" office:value-type="string" calcext:value-type="string">
            <text:p>50-54</text:p>
          </table:table-cell>
          <table:table-cell table:style-name="ce356" office:value-type="string" calcext:value-type="string">
            <text:p>55-59</text:p>
          </table:table-cell>
          <table:table-cell table:style-name="ce365" office:value-type="string" calcext:value-type="string">
            <text:p>60-64</text:p>
          </table:table-cell>
          <table:table-cell table:style-name="ce365" office:value-type="string" calcext:value-type="string">
            <text:p>65-69 </text:p>
          </table:table-cell>
          <table:table-cell table:style-name="ce365" office:value-type="string" calcext:value-type="string">
            <text:p>70-74</text:p>
          </table:table-cell>
          <table:table-cell table:style-name="ce365" office:value-type="string" calcext:value-type="string">
            <text:p>75-79</text:p>
          </table:table-cell>
          <table:table-cell table:style-name="ce365" office:value-type="string" calcext:value-type="string">
            <text:p>80-84</text:p>
          </table:table-cell>
          <table:table-cell table:style-name="ce365" office:value-type="string" calcext:value-type="string">
            <text:p>85-89</text:p>
          </table:table-cell>
          <table:table-cell table:style-name="ce367" office:value-type="string" calcext:value-type="string">
            <text:p>90 +</text:p>
          </table:table-cell>
        </table:table-row>
        <table:table-row table:style-name="ro1">
          <table:table-cell table:style-name="ce348" office:value-type="string" calcext:value-type="string">
            <text:p>SCOTLAND</text:p>
          </table:table-cell>
          <table:table-cell table:style-name="ce357" office:value-type="float" office:value="0.003125" calcext:value-type="float">
            <text:p>0.003125</text:p>
          </table:table-cell>
          <table:table-cell table:style-name="ce361" office:value-type="float" office:value="0.1544" calcext:value-type="float">
            <text:p>0.1544</text:p>
          </table:table-cell>
          <table:table-cell table:style-name="ce361" office:value-type="float" office:value="0.092038" calcext:value-type="float">
            <text:p>0.092038</text:p>
          </table:table-cell>
          <table:table-cell table:style-name="ce361" office:value-type="float" office:value="0.017293" calcext:value-type="float">
            <text:p>0.017293</text:p>
          </table:table-cell>
          <table:table-cell table:style-name="ce361" office:value-type="float" office:value="0.004821" calcext:value-type="float">
            <text:p>0.004821</text:p>
          </table:table-cell>
          <table:table-cell table:style-name="ce361" office:value-type="float" office:value="0.003423" calcext:value-type="float">
            <text:p>0.003423</text:p>
          </table:table-cell>
          <table:table-cell table:style-name="ce361" office:value-type="float" office:value="0.003401" calcext:value-type="float">
            <text:p>0.003401</text:p>
          </table:table-cell>
          <table:table-cell table:style-name="ce361" office:value-type="float" office:value="0.003194" calcext:value-type="float">
            <text:p>0.003194</text:p>
          </table:table-cell>
          <table:table-cell table:style-name="ce361" office:value-type="float" office:value="0.003442" calcext:value-type="float">
            <text:p>0.003442</text:p>
          </table:table-cell>
          <table:table-cell table:style-name="ce361" office:value-type="float" office:value="0.003788" calcext:value-type="float">
            <text:p>0.003788</text:p>
          </table:table-cell>
          <table:table-cell table:style-name="ce361" office:value-type="float" office:value="0.004808" calcext:value-type="float">
            <text:p>0.004808</text:p>
          </table:table-cell>
          <table:table-cell table:style-name="ce361" office:value-type="float" office:value="0.006123" calcext:value-type="float">
            <text:p>0.006123</text:p>
          </table:table-cell>
          <table:table-cell table:style-name="ce361" office:value-type="float" office:value="0.009537" calcext:value-type="float">
            <text:p>0.009537</text:p>
          </table:table-cell>
          <table:table-cell table:style-name="ce361" office:value-type="float" office:value="0.021472" calcext:value-type="float">
            <text:p>0.021472</text:p>
          </table:table-cell>
          <table:table-cell table:style-name="ce361" office:value-type="float" office:value="0.049016" calcext:value-type="float">
            <text:p>0.049016</text:p>
          </table:table-cell>
          <table:table-cell table:style-name="ce361" office:value-type="float" office:value="0.114468" calcext:value-type="float">
            <text:p>0.114468</text:p>
          </table:table-cell>
          <table:table-cell table:style-name="ce368" office:value-type="float" office:value="0.256852" calcext:value-type="float">
            <text:p>0.256852</text:p>
          </table:table-cell>
        </table:table-row>
        <table:table-row table:style-name="ro1">
          <table:table-cell office:value-type="string" calcext:value-type="string">
            <text:p>Aberdeen City</text:p>
          </table:table-cell>
          <table:table-cell office:value-type="float" office:value="0.001428" calcext:value-type="float">
            <text:p>0.001428</text:p>
          </table:table-cell>
          <table:table-cell office:value-type="float" office:value="0.569486" calcext:value-type="float">
            <text:p>0.569486</text:p>
          </table:table-cell>
          <table:table-cell office:value-type="float" office:value="0.1903" calcext:value-type="float">
            <text:p>0.1903</text:p>
          </table:table-cell>
          <table:table-cell office:value-type="float" office:value="0.032276" calcext:value-type="float">
            <text:p>0.032276</text:p>
          </table:table-cell>
          <table:table-cell office:value-type="float" office:value="0.007458" calcext:value-type="float">
            <text:p>0.007458</text:p>
          </table:table-cell>
          <table:table-cell office:value-type="float" office:value="0.005062" calcext:value-type="float">
            <text:p>0.005062</text:p>
          </table:table-cell>
          <table:table-cell office:value-type="float" office:value="0.00554" calcext:value-type="float">
            <text:p>0.00554</text:p>
          </table:table-cell>
          <table:table-cell office:value-type="float" office:value="0.005194" calcext:value-type="float">
            <text:p>0.005194</text:p>
          </table:table-cell>
          <table:table-cell office:value-type="float" office:value="0.006588" calcext:value-type="float">
            <text:p>0.006588</text:p>
          </table:table-cell>
          <table:table-cell office:value-type="float" office:value="0.007303" calcext:value-type="float">
            <text:p>0.007303</text:p>
          </table:table-cell>
          <table:table-cell office:value-type="float" office:value="0.008762" calcext:value-type="float">
            <text:p>0.008762</text:p>
          </table:table-cell>
          <table:table-cell office:value-type="float" office:value="0.009817" calcext:value-type="float">
            <text:p>0.009817</text:p>
          </table:table-cell>
          <table:table-cell office:value-type="float" office:value="0.010592" calcext:value-type="float">
            <text:p>0.010592</text:p>
          </table:table-cell>
          <table:table-cell office:value-type="float" office:value="0.025088" calcext:value-type="float">
            <text:p>0.025088</text:p>
          </table:table-cell>
          <table:table-cell office:value-type="float" office:value="0.050328" calcext:value-type="float">
            <text:p>0.050328</text:p>
          </table:table-cell>
          <table:table-cell office:value-type="float" office:value="0.114091" calcext:value-type="float">
            <text:p>0.114091</text:p>
          </table:table-cell>
          <table:table-cell office:value-type="float" office:value="0.268701" calcext:value-type="float">
            <text:p>0.268701</text:p>
          </table:table-cell>
        </table:table-row>
        <table:table-row table:style-name="ro1">
          <table:table-cell office:value-type="string" calcext:value-type="string">
            <text:p>Aberdeenshire</text:p>
          </table:table-cell>
          <table:table-cell office:value-type="float" office:value="0.001668" calcext:value-type="float">
            <text:p>0.001668</text:p>
          </table:table-cell>
          <table:table-cell office:value-type="float" office:value="0.004573" calcext:value-type="float">
            <text:p>0.004573</text:p>
          </table:table-cell>
          <table:table-cell office:value-type="float" office:value="0.004308" calcext:value-type="float">
            <text:p>0.004308</text:p>
          </table:table-cell>
          <table:table-cell office:value-type="float" office:value="0.004835" calcext:value-type="float">
            <text:p>0.004835</text:p>
          </table:table-cell>
          <table:table-cell office:value-type="float" office:value="0.002804" calcext:value-type="float">
            <text:p>0.002804</text:p>
          </table:table-cell>
          <table:table-cell office:value-type="float" office:value="0.001729" calcext:value-type="float">
            <text:p>0.001729</text:p>
          </table:table-cell>
          <table:table-cell office:value-type="float" office:value="0.003416" calcext:value-type="float">
            <text:p>0.003416</text:p>
          </table:table-cell>
          <table:table-cell office:value-type="float" office:value="0.002812" calcext:value-type="float">
            <text:p>0.002812</text:p>
          </table:table-cell>
          <table:table-cell office:value-type="float" office:value="0.003697" calcext:value-type="float">
            <text:p>0.003697</text:p>
          </table:table-cell>
          <table:table-cell office:value-type="float" office:value="0.003699" calcext:value-type="float">
            <text:p>0.003699</text:p>
          </table:table-cell>
          <table:table-cell office:value-type="float" office:value="0.005706" calcext:value-type="float">
            <text:p>0.005706</text:p>
          </table:table-cell>
          <table:table-cell office:value-type="float" office:value="0.005997" calcext:value-type="float">
            <text:p>0.005997</text:p>
          </table:table-cell>
          <table:table-cell office:value-type="float" office:value="0.009559" calcext:value-type="float">
            <text:p>0.009559</text:p>
          </table:table-cell>
          <table:table-cell office:value-type="float" office:value="0.020562" calcext:value-type="float">
            <text:p>0.020562</text:p>
          </table:table-cell>
          <table:table-cell office:value-type="float" office:value="0.057652" calcext:value-type="float">
            <text:p>0.057652</text:p>
          </table:table-cell>
          <table:table-cell office:value-type="float" office:value="0.125396" calcext:value-type="float">
            <text:p>0.125396</text:p>
          </table:table-cell>
          <table:table-cell office:value-type="float" office:value="0.256942" calcext:value-type="float">
            <text:p>0.256942</text:p>
          </table:table-cell>
        </table:table-row>
        <table:table-row table:style-name="ro1">
          <table:table-cell office:value-type="string" calcext:value-type="string">
            <text:p>Angus</text:p>
          </table:table-cell>
          <table:table-cell office:value-type="float" office:value="0.002591" calcext:value-type="float">
            <text:p>0.002591</text:p>
          </table:table-cell>
          <table:table-cell office:value-type="float" office:value="0.005888" calcext:value-type="float">
            <text:p>0.005888</text:p>
          </table:table-cell>
          <table:table-cell office:value-type="float" office:value="0.003214" calcext:value-type="float">
            <text:p>0.003214</text:p>
          </table:table-cell>
          <table:table-cell office:value-type="float" office:value="0.004053" calcext:value-type="float">
            <text:p>0.004053</text:p>
          </table:table-cell>
          <table:table-cell office:value-type="float" office:value="0.000209" calcext:value-type="float">
            <text:p>0.000209</text:p>
          </table:table-cell>
          <table:table-cell office:value-type="float" office:value="0.001495" calcext:value-type="float">
            <text:p>0.001495</text:p>
          </table:table-cell>
          <table:table-cell office:value-type="float" office:value="0.002839" calcext:value-type="float">
            <text:p>0.002839</text:p>
          </table:table-cell>
          <table:table-cell office:value-type="float" office:value="0.002007" calcext:value-type="float">
            <text:p>0.002007</text:p>
          </table:table-cell>
          <table:table-cell office:value-type="float" office:value="0.002808" calcext:value-type="float">
            <text:p>0.002808</text:p>
          </table:table-cell>
          <table:table-cell office:value-type="float" office:value="0.006811" calcext:value-type="float">
            <text:p>0.006811</text:p>
          </table:table-cell>
          <table:table-cell office:value-type="float" office:value="0.006003" calcext:value-type="float">
            <text:p>0.006003</text:p>
          </table:table-cell>
          <table:table-cell office:value-type="float" office:value="0.006233" calcext:value-type="float">
            <text:p>0.006233</text:p>
          </table:table-cell>
          <table:table-cell office:value-type="float" office:value="0.009684" calcext:value-type="float">
            <text:p>0.009684</text:p>
          </table:table-cell>
          <table:table-cell office:value-type="float" office:value="0.021985" calcext:value-type="float">
            <text:p>0.021985</text:p>
          </table:table-cell>
          <table:table-cell office:value-type="float" office:value="0.04056" calcext:value-type="float">
            <text:p>0.04056</text:p>
          </table:table-cell>
          <table:table-cell office:value-type="float" office:value="0.121424" calcext:value-type="float">
            <text:p>0.121424</text:p>
          </table:table-cell>
          <table:table-cell office:value-type="float" office:value="0.273637" calcext:value-type="float">
            <text:p>0.273637</text:p>
          </table:table-cell>
        </table:table-row>
        <table:table-row table:style-name="ro1">
          <table:table-cell office:value-type="string" calcext:value-type="string">
            <text:p>Argyll and Bute</text:p>
          </table:table-cell>
          <table:table-cell office:value-type="float" office:value="0.006879" calcext:value-type="float">
            <text:p>0.006879</text:p>
          </table:table-cell>
          <table:table-cell office:value-type="float" office:value="0.014872" calcext:value-type="float">
            <text:p>0.014872</text:p>
          </table:table-cell>
          <table:table-cell office:value-type="float" office:value="0.041271" calcext:value-type="float">
            <text:p>0.041271</text:p>
          </table:table-cell>
          <table:table-cell office:value-type="float" office:value="0.046088" calcext:value-type="float">
            <text:p>0.046088</text:p>
          </table:table-cell>
          <table:table-cell office:value-type="float" office:value="0.021191" calcext:value-type="float">
            <text:p>0.021191</text:p>
          </table:table-cell>
          <table:table-cell office:value-type="float" office:value="0.018206" calcext:value-type="float">
            <text:p>0.018206</text:p>
          </table:table-cell>
          <table:table-cell office:value-type="float" office:value="0.015321" calcext:value-type="float">
            <text:p>0.015321</text:p>
          </table:table-cell>
          <table:table-cell office:value-type="float" office:value="0.011403" calcext:value-type="float">
            <text:p>0.011403</text:p>
          </table:table-cell>
          <table:table-cell office:value-type="float" office:value="0.007122" calcext:value-type="float">
            <text:p>0.007122</text:p>
          </table:table-cell>
          <table:table-cell office:value-type="float" office:value="0.00689" calcext:value-type="float">
            <text:p>0.00689</text:p>
          </table:table-cell>
          <table:table-cell office:value-type="float" office:value="0.0071" calcext:value-type="float">
            <text:p>0.0071</text:p>
          </table:table-cell>
          <table:table-cell office:value-type="float" office:value="0.005415" calcext:value-type="float">
            <text:p>0.005415</text:p>
          </table:table-cell>
          <table:table-cell office:value-type="float" office:value="0.007688" calcext:value-type="float">
            <text:p>0.007688</text:p>
          </table:table-cell>
          <table:table-cell office:value-type="float" office:value="0.015637" calcext:value-type="float">
            <text:p>0.015637</text:p>
          </table:table-cell>
          <table:table-cell office:value-type="float" office:value="0.042472" calcext:value-type="float">
            <text:p>0.042472</text:p>
          </table:table-cell>
          <table:table-cell office:value-type="float" office:value="0.079002" calcext:value-type="float">
            <text:p>0.079002</text:p>
          </table:table-cell>
          <table:table-cell office:value-type="float" office:value="0.211265" calcext:value-type="float">
            <text:p>0.211265</text:p>
          </table:table-cell>
        </table:table-row>
        <table:table-row table:style-name="ro1">
          <table:table-cell office:value-type="string" calcext:value-type="string">
            <text:p>City of Edinburgh</text:p>
          </table:table-cell>
          <table:table-cell office:value-type="float" office:value="0.005051" calcext:value-type="float">
            <text:p>0.005051</text:p>
          </table:table-cell>
          <table:table-cell office:value-type="float" office:value="0.453984" calcext:value-type="float">
            <text:p>0.453984</text:p>
          </table:table-cell>
          <table:table-cell office:value-type="float" office:value="0.220604" calcext:value-type="float">
            <text:p>0.220604</text:p>
          </table:table-cell>
          <table:table-cell office:value-type="float" office:value="0.028474" calcext:value-type="float">
            <text:p>0.028474</text:p>
          </table:table-cell>
          <table:table-cell office:value-type="float" office:value="0.002563" calcext:value-type="float">
            <text:p>0.002563</text:p>
          </table:table-cell>
          <table:table-cell office:value-type="float" office:value="0.004359" calcext:value-type="float">
            <text:p>0.004359</text:p>
          </table:table-cell>
          <table:table-cell office:value-type="float" office:value="0.003295" calcext:value-type="float">
            <text:p>0.003295</text:p>
          </table:table-cell>
          <table:table-cell office:value-type="float" office:value="0.003585" calcext:value-type="float">
            <text:p>0.003585</text:p>
          </table:table-cell>
          <table:table-cell office:value-type="float" office:value="0.004859" calcext:value-type="float">
            <text:p>0.004859</text:p>
          </table:table-cell>
          <table:table-cell office:value-type="float" office:value="0.003867" calcext:value-type="float">
            <text:p>0.003867</text:p>
          </table:table-cell>
          <table:table-cell office:value-type="float" office:value="0.004318" calcext:value-type="float">
            <text:p>0.004318</text:p>
          </table:table-cell>
          <table:table-cell office:value-type="float" office:value="0.004939" calcext:value-type="float">
            <text:p>0.004939</text:p>
          </table:table-cell>
          <table:table-cell office:value-type="float" office:value="0.008342" calcext:value-type="float">
            <text:p>0.008342</text:p>
          </table:table-cell>
          <table:table-cell office:value-type="float" office:value="0.020771" calcext:value-type="float">
            <text:p>0.020771</text:p>
          </table:table-cell>
          <table:table-cell office:value-type="float" office:value="0.046397" calcext:value-type="float">
            <text:p>0.046397</text:p>
          </table:table-cell>
          <table:table-cell office:value-type="float" office:value="0.10954" calcext:value-type="float">
            <text:p>0.10954</text:p>
          </table:table-cell>
          <table:table-cell office:value-type="float" office:value="0.244363" calcext:value-type="float">
            <text:p>0.244363</text:p>
          </table:table-cell>
        </table:table-row>
        <table:table-row table:style-name="ro1">
          <table:table-cell office:value-type="string" calcext:value-type="string">
            <text:p>Clackmannanshire</text:p>
          </table:table-cell>
          <table:table-cell office:value-type="float" office:value="0.003529" calcext:value-type="float">
            <text:p>0.003529</text:p>
          </table:table-cell>
          <table:table-cell office:value-type="float" office:value="0.023838" calcext:value-type="float">
            <text:p>0.023838</text:p>
          </table:table-cell>
          <table:table-cell office:value-type="float" office:value="0.000133" calcext:value-type="float">
            <text:p>0.000133</text:p>
          </table:table-cell>
          <table:table-cell office:value-type="float" office:value="0.000118" calcext:value-type="float">
            <text:p>0.000118</text:p>
          </table:table-cell>
          <table:table-cell office:value-type="float" office:value="0.002452" calcext:value-type="float">
            <text:p>0.002452</text:p>
          </table:table-cell>
          <table:table-cell office:value-type="float" office:value="0.001328" calcext:value-type="float">
            <text:p>0.001328</text:p>
          </table:table-cell>
          <table:table-cell office:value-type="float" office:value="0.003573" calcext:value-type="float">
            <text:p>0.003573</text:p>
          </table:table-cell>
          <table:table-cell office:value-type="float" office:value="0.004126" calcext:value-type="float">
            <text:p>0.004126</text:p>
          </table:table-cell>
          <table:table-cell office:value-type="float" office:value="0.003485" calcext:value-type="float">
            <text:p>0.003485</text:p>
          </table:table-cell>
          <table:table-cell office:value-type="float" office:value="0.005333" calcext:value-type="float">
            <text:p>0.005333</text:p>
          </table:table-cell>
          <table:table-cell office:value-type="float" office:value="0.00523" calcext:value-type="float">
            <text:p>0.00523</text:p>
          </table:table-cell>
          <table:table-cell office:value-type="float" office:value="0.005503" calcext:value-type="float">
            <text:p>0.005503</text:p>
          </table:table-cell>
          <table:table-cell office:value-type="float" office:value="0.009178" calcext:value-type="float">
            <text:p>0.009178</text:p>
          </table:table-cell>
          <table:table-cell office:value-type="float" office:value="0.021525" calcext:value-type="float">
            <text:p>0.021525</text:p>
          </table:table-cell>
          <table:table-cell office:value-type="float" office:value="0.038315" calcext:value-type="float">
            <text:p>0.038315</text:p>
          </table:table-cell>
          <table:table-cell office:value-type="float" office:value="0.115216" calcext:value-type="float">
            <text:p>0.115216</text:p>
          </table:table-cell>
          <table:table-cell office:value-type="float" office:value="0.261034" calcext:value-type="float">
            <text:p>0.261034</text:p>
          </table:table-cell>
        </table:table-row>
        <table:table-row table:style-name="ro1">
          <table:table-cell office:value-type="string" calcext:value-type="string">
            <text:p>Dumfries and Galloway</text:p>
          </table:table-cell>
          <table:table-cell office:value-type="float" office:value="0.003043" calcext:value-type="float">
            <text:p>0.003043</text:p>
          </table:table-cell>
          <table:table-cell office:value-type="float" office:value="0.01669" calcext:value-type="float">
            <text:p>0.01669</text:p>
          </table:table-cell>
          <table:table-cell office:value-type="float" office:value="0.011929" calcext:value-type="float">
            <text:p>0.011929</text:p>
          </table:table-cell>
          <table:table-cell office:value-type="float" office:value="0.005003" calcext:value-type="float">
            <text:p>0.005003</text:p>
          </table:table-cell>
          <table:table-cell office:value-type="float" office:value="0.005089" calcext:value-type="float">
            <text:p>0.005089</text:p>
          </table:table-cell>
          <table:table-cell office:value-type="float" office:value="0.004272" calcext:value-type="float">
            <text:p>0.004272</text:p>
          </table:table-cell>
          <table:table-cell office:value-type="float" office:value="0.003595" calcext:value-type="float">
            <text:p>0.003595</text:p>
          </table:table-cell>
          <table:table-cell office:value-type="float" office:value="0.004262" calcext:value-type="float">
            <text:p>0.004262</text:p>
          </table:table-cell>
          <table:table-cell office:value-type="float" office:value="0.005197" calcext:value-type="float">
            <text:p>0.005197</text:p>
          </table:table-cell>
          <table:table-cell office:value-type="float" office:value="0.004658" calcext:value-type="float">
            <text:p>0.004658</text:p>
          </table:table-cell>
          <table:table-cell office:value-type="float" office:value="0.004784" calcext:value-type="float">
            <text:p>0.004784</text:p>
          </table:table-cell>
          <table:table-cell office:value-type="float" office:value="0.00594" calcext:value-type="float">
            <text:p>0.00594</text:p>
          </table:table-cell>
          <table:table-cell office:value-type="float" office:value="0.00772" calcext:value-type="float">
            <text:p>0.00772</text:p>
          </table:table-cell>
          <table:table-cell office:value-type="float" office:value="0.017348" calcext:value-type="float">
            <text:p>0.017348</text:p>
          </table:table-cell>
          <table:table-cell office:value-type="float" office:value="0.038856" calcext:value-type="float">
            <text:p>0.038856</text:p>
          </table:table-cell>
          <table:table-cell office:value-type="float" office:value="0.119272" calcext:value-type="float">
            <text:p>0.119272</text:p>
          </table:table-cell>
          <table:table-cell office:value-type="float" office:value="0.280602" calcext:value-type="float">
            <text:p>0.280602</text:p>
          </table:table-cell>
        </table:table-row>
        <table:table-row table:style-name="ro1">
          <table:table-cell office:value-type="string" calcext:value-type="string">
            <text:p>Dundee City</text:p>
          </table:table-cell>
          <table:table-cell office:value-type="float" office:value="0.00051" calcext:value-type="float">
            <text:p>0.00051</text:p>
          </table:table-cell>
          <table:table-cell office:value-type="float" office:value="0.429068" calcext:value-type="float">
            <text:p>0.429068</text:p>
          </table:table-cell>
          <table:table-cell office:value-type="float" office:value="0.117029" calcext:value-type="float">
            <text:p>0.117029</text:p>
          </table:table-cell>
          <table:table-cell office:value-type="float" office:value="0.023216" calcext:value-type="float">
            <text:p>0.023216</text:p>
          </table:table-cell>
          <table:table-cell office:value-type="float" office:value="0.007812" calcext:value-type="float">
            <text:p>0.007812</text:p>
          </table:table-cell>
          <table:table-cell office:value-type="float" office:value="0.003006" calcext:value-type="float">
            <text:p>0.003006</text:p>
          </table:table-cell>
          <table:table-cell office:value-type="float" office:value="0.003386" calcext:value-type="float">
            <text:p>0.003386</text:p>
          </table:table-cell>
          <table:table-cell office:value-type="float" office:value="0.004141" calcext:value-type="float">
            <text:p>0.004141</text:p>
          </table:table-cell>
          <table:table-cell office:value-type="float" office:value="0.001768" calcext:value-type="float">
            <text:p>0.001768</text:p>
          </table:table-cell>
          <table:table-cell office:value-type="float" office:value="0.00321" calcext:value-type="float">
            <text:p>0.00321</text:p>
          </table:table-cell>
          <table:table-cell office:value-type="float" office:value="0.002968" calcext:value-type="float">
            <text:p>0.002968</text:p>
          </table:table-cell>
          <table:table-cell office:value-type="float" office:value="0.009003" calcext:value-type="float">
            <text:p>0.009003</text:p>
          </table:table-cell>
          <table:table-cell office:value-type="float" office:value="0.010901" calcext:value-type="float">
            <text:p>0.010901</text:p>
          </table:table-cell>
          <table:table-cell office:value-type="float" office:value="0.030042" calcext:value-type="float">
            <text:p>0.030042</text:p>
          </table:table-cell>
          <table:table-cell office:value-type="float" office:value="0.061847" calcext:value-type="float">
            <text:p>0.061847</text:p>
          </table:table-cell>
          <table:table-cell office:value-type="float" office:value="0.121604" calcext:value-type="float">
            <text:p>0.121604</text:p>
          </table:table-cell>
          <table:table-cell office:value-type="float" office:value="0.264504" calcext:value-type="float">
            <text:p>0.264504</text:p>
          </table:table-cell>
        </table:table-row>
        <table:table-row table:style-name="ro1">
          <table:table-cell office:value-type="string" calcext:value-type="string">
            <text:p>East Ayrshire</text:p>
          </table:table-cell>
          <table:table-cell office:value-type="float" office:value="0.001777" calcext:value-type="float">
            <text:p>0.001777</text:p>
          </table:table-cell>
          <table:table-cell office:value-type="float" office:value="0.003724" calcext:value-type="float">
            <text:p>0.003724</text:p>
          </table:table-cell>
          <table:table-cell office:value-type="float" office:value="0.000509" calcext:value-type="float">
            <text:p>0.000509</text:p>
          </table:table-cell>
          <table:table-cell office:value-type="float" office:value="0.000994" calcext:value-type="float">
            <text:p>0.000994</text:p>
          </table:table-cell>
          <table:table-cell office:value-type="float" office:value="0.000976" calcext:value-type="float">
            <text:p>0.000976</text:p>
          </table:table-cell>
          <table:table-cell office:value-type="float" office:value="0.0007" calcext:value-type="float">
            <text:p>0.0007</text:p>
          </table:table-cell>
          <table:table-cell office:value-type="float" office:value="0.001911" calcext:value-type="float">
            <text:p>0.001911</text:p>
          </table:table-cell>
          <table:table-cell office:value-type="float" office:value="0.001016" calcext:value-type="float">
            <text:p>0.001016</text:p>
          </table:table-cell>
          <table:table-cell office:value-type="float" office:value="0.000961" calcext:value-type="float">
            <text:p>0.000961</text:p>
          </table:table-cell>
          <table:table-cell office:value-type="float" office:value="0.002951" calcext:value-type="float">
            <text:p>0.002951</text:p>
          </table:table-cell>
          <table:table-cell office:value-type="float" office:value="0.003106" calcext:value-type="float">
            <text:p>0.003106</text:p>
          </table:table-cell>
          <table:table-cell office:value-type="float" office:value="0.005294" calcext:value-type="float">
            <text:p>0.005294</text:p>
          </table:table-cell>
          <table:table-cell office:value-type="float" office:value="0.009158" calcext:value-type="float">
            <text:p>0.009158</text:p>
          </table:table-cell>
          <table:table-cell office:value-type="float" office:value="0.021609" calcext:value-type="float">
            <text:p>0.021609</text:p>
          </table:table-cell>
          <table:table-cell office:value-type="float" office:value="0.050173" calcext:value-type="float">
            <text:p>0.050173</text:p>
          </table:table-cell>
          <table:table-cell office:value-type="float" office:value="0.122801" calcext:value-type="float">
            <text:p>0.122801</text:p>
          </table:table-cell>
          <table:table-cell office:value-type="float" office:value="0.232435" calcext:value-type="float">
            <text:p>0.232435</text:p>
          </table:table-cell>
        </table:table-row>
        <table:table-row table:style-name="ro1">
          <table:table-cell office:value-type="string" calcext:value-type="string">
            <text:p>East Dunbartonshire</text:p>
          </table:table-cell>
          <table:table-cell office:value-type="float" office:value="0.000916" calcext:value-type="float">
            <text:p>0.000916</text:p>
          </table:table-cell>
          <table:table-cell office:value-type="float" office:value="0.0028" calcext:value-type="float">
            <text:p>0.0028</text:p>
          </table:table-cell>
          <table:table-cell office:value-type="float" office:value="0.000518" calcext:value-type="float">
            <text:p>0.000518</text:p>
          </table:table-cell>
          <table:table-cell office:value-type="float" office:value="0.000501" calcext:value-type="float">
            <text:p>0.000501</text:p>
          </table:table-cell>
          <table:table-cell office:value-type="float" office:value="0.00055" calcext:value-type="float">
            <text:p>0.00055</text:p>
          </table:table-cell>
          <table:table-cell office:value-type="float" office:value="0.00036" calcext:value-type="float">
            <text:p>0.00036</text:p>
          </table:table-cell>
          <table:table-cell office:value-type="float" office:value="0.001412" calcext:value-type="float">
            <text:p>0.001412</text:p>
          </table:table-cell>
          <table:table-cell office:value-type="float" office:value="0.001652" calcext:value-type="float">
            <text:p>0.001652</text:p>
          </table:table-cell>
          <table:table-cell office:value-type="float" office:value="0.001596" calcext:value-type="float">
            <text:p>0.001596</text:p>
          </table:table-cell>
          <table:table-cell office:value-type="float" office:value="0.001465" calcext:value-type="float">
            <text:p>0.001465</text:p>
          </table:table-cell>
          <table:table-cell office:value-type="float" office:value="0.003286" calcext:value-type="float">
            <text:p>0.003286</text:p>
          </table:table-cell>
          <table:table-cell office:value-type="float" office:value="0.004476" calcext:value-type="float">
            <text:p>0.004476</text:p>
          </table:table-cell>
          <table:table-cell office:value-type="float" office:value="0.00917" calcext:value-type="float">
            <text:p>0.00917</text:p>
          </table:table-cell>
          <table:table-cell office:value-type="float" office:value="0.018033" calcext:value-type="float">
            <text:p>0.018033</text:p>
          </table:table-cell>
          <table:table-cell office:value-type="float" office:value="0.038996" calcext:value-type="float">
            <text:p>0.038996</text:p>
          </table:table-cell>
          <table:table-cell office:value-type="float" office:value="0.117402" calcext:value-type="float">
            <text:p>0.117402</text:p>
          </table:table-cell>
          <table:table-cell office:value-type="float" office:value="0.247849" calcext:value-type="float">
            <text:p>0.247849</text:p>
          </table:table-cell>
        </table:table-row>
        <table:table-row table:style-name="ro1">
          <table:table-cell office:value-type="string" calcext:value-type="string">
            <text:p>East Lothian</text:p>
          </table:table-cell>
          <table:table-cell office:value-type="float" office:value="0.009383" calcext:value-type="float">
            <text:p>0.009383</text:p>
          </table:table-cell>
          <table:table-cell office:value-type="float" office:value="0.120703" calcext:value-type="float">
            <text:p>0.120703</text:p>
          </table:table-cell>
          <table:table-cell office:value-type="float" office:value="0.074481" calcext:value-type="float">
            <text:p>0.074481</text:p>
          </table:table-cell>
          <table:table-cell office:value-type="float" office:value="0.015581" calcext:value-type="float">
            <text:p>0.015581</text:p>
          </table:table-cell>
          <table:table-cell office:value-type="float" office:value="0.002749" calcext:value-type="float">
            <text:p>0.002749</text:p>
          </table:table-cell>
          <table:table-cell office:value-type="float" office:value="0.00102" calcext:value-type="float">
            <text:p>0.00102</text:p>
          </table:table-cell>
          <table:table-cell office:value-type="float" office:value="0.001211" calcext:value-type="float">
            <text:p>0.001211</text:p>
          </table:table-cell>
          <table:table-cell office:value-type="float" office:value="0.000596" calcext:value-type="float">
            <text:p>0.000596</text:p>
          </table:table-cell>
          <table:table-cell office:value-type="float" office:value="0.001399" calcext:value-type="float">
            <text:p>0.001399</text:p>
          </table:table-cell>
          <table:table-cell office:value-type="float" office:value="0.002232" calcext:value-type="float">
            <text:p>0.002232</text:p>
          </table:table-cell>
          <table:table-cell office:value-type="float" office:value="0.001324" calcext:value-type="float">
            <text:p>0.001324</text:p>
          </table:table-cell>
          <table:table-cell office:value-type="float" office:value="0.002613" calcext:value-type="float">
            <text:p>0.002613</text:p>
          </table:table-cell>
          <table:table-cell office:value-type="float" office:value="0.009624" calcext:value-type="float">
            <text:p>0.009624</text:p>
          </table:table-cell>
          <table:table-cell office:value-type="float" office:value="0.018749" calcext:value-type="float">
            <text:p>0.018749</text:p>
          </table:table-cell>
          <table:table-cell office:value-type="float" office:value="0.042485" calcext:value-type="float">
            <text:p>0.042485</text:p>
          </table:table-cell>
          <table:table-cell office:value-type="float" office:value="0.092286" calcext:value-type="float">
            <text:p>0.092286</text:p>
          </table:table-cell>
          <table:table-cell office:value-type="float" office:value="0.268377" calcext:value-type="float">
            <text:p>0.268377</text:p>
          </table:table-cell>
        </table:table-row>
        <table:table-row table:style-name="ro1">
          <table:table-cell office:value-type="string" calcext:value-type="string">
            <text:p>East Renfrewshire</text:p>
          </table:table-cell>
          <table:table-cell office:value-type="float" office:value="0.000106" calcext:value-type="float">
            <text:p>0.000106</text:p>
          </table:table-cell>
          <table:table-cell office:value-type="float" office:value="0" calcext:value-type="float">
            <text:p>0</text:p>
          </table:table-cell>
          <table:table-cell office:value-type="float" office:value="0.000921" calcext:value-type="float">
            <text:p>0.000921</text:p>
          </table:table-cell>
          <table:table-cell office:value-type="float" office:value="0.000447" calcext:value-type="float">
            <text:p>0.000447</text:p>
          </table:table-cell>
          <table:table-cell office:value-type="float" office:value="0.00001" calcext:value-type="float">
            <text:p>0.00001</text:p>
          </table:table-cell>
          <table:table-cell office:value-type="float" office:value="0.000013" calcext:value-type="float">
            <text:p>0.000013</text:p>
          </table:table-cell>
          <table:table-cell office:value-type="float" office:value="0.000964" calcext:value-type="float">
            <text:p>0.000964</text:p>
          </table:table-cell>
          <table:table-cell office:value-type="float" office:value="0.001888" calcext:value-type="float">
            <text:p>0.001888</text:p>
          </table:table-cell>
          <table:table-cell office:value-type="float" office:value="0.001374" calcext:value-type="float">
            <text:p>0.001374</text:p>
          </table:table-cell>
          <table:table-cell office:value-type="float" office:value="0.001635" calcext:value-type="float">
            <text:p>0.001635</text:p>
          </table:table-cell>
          <table:table-cell office:value-type="float" office:value="0.002176" calcext:value-type="float">
            <text:p>0.002176</text:p>
          </table:table-cell>
          <table:table-cell office:value-type="float" office:value="0.004826" calcext:value-type="float">
            <text:p>0.004826</text:p>
          </table:table-cell>
          <table:table-cell office:value-type="float" office:value="0.007732" calcext:value-type="float">
            <text:p>0.007732</text:p>
          </table:table-cell>
          <table:table-cell office:value-type="float" office:value="0.020274" calcext:value-type="float">
            <text:p>0.020274</text:p>
          </table:table-cell>
          <table:table-cell office:value-type="float" office:value="0.04904" calcext:value-type="float">
            <text:p>0.04904</text:p>
          </table:table-cell>
          <table:table-cell office:value-type="float" office:value="0.113522" calcext:value-type="float">
            <text:p>0.113522</text:p>
          </table:table-cell>
          <table:table-cell office:value-type="float" office:value="0.24189" calcext:value-type="float">
            <text:p>0.24189</text:p>
          </table:table-cell>
        </table:table-row>
        <table:table-row table:style-name="ro1">
          <table:table-cell office:value-type="string" calcext:value-type="string">
            <text:p>Falkirk</text:p>
          </table:table-cell>
          <table:table-cell office:value-type="float" office:value="0.000364" calcext:value-type="float">
            <text:p>0.000364</text:p>
          </table:table-cell>
          <table:table-cell office:value-type="float" office:value="0.003264" calcext:value-type="float">
            <text:p>0.003264</text:p>
          </table:table-cell>
          <table:table-cell office:value-type="float" office:value="0.003175" calcext:value-type="float">
            <text:p>0.003175</text:p>
          </table:table-cell>
          <table:table-cell office:value-type="float" office:value="0.003827" calcext:value-type="float">
            <text:p>0.003827</text:p>
          </table:table-cell>
          <table:table-cell office:value-type="float" office:value="0.002503" calcext:value-type="float">
            <text:p>0.002503</text:p>
          </table:table-cell>
          <table:table-cell office:value-type="float" office:value="0.001446" calcext:value-type="float">
            <text:p>0.001446</text:p>
          </table:table-cell>
          <table:table-cell office:value-type="float" office:value="0.002756" calcext:value-type="float">
            <text:p>0.002756</text:p>
          </table:table-cell>
          <table:table-cell office:value-type="float" office:value="0.003372" calcext:value-type="float">
            <text:p>0.003372</text:p>
          </table:table-cell>
          <table:table-cell office:value-type="float" office:value="0.002066" calcext:value-type="float">
            <text:p>0.002066</text:p>
          </table:table-cell>
          <table:table-cell office:value-type="float" office:value="0.002099" calcext:value-type="float">
            <text:p>0.002099</text:p>
          </table:table-cell>
          <table:table-cell office:value-type="float" office:value="0.003603" calcext:value-type="float">
            <text:p>0.003603</text:p>
          </table:table-cell>
          <table:table-cell office:value-type="float" office:value="0.006129" calcext:value-type="float">
            <text:p>0.006129</text:p>
          </table:table-cell>
          <table:table-cell office:value-type="float" office:value="0.010892" calcext:value-type="float">
            <text:p>0.010892</text:p>
          </table:table-cell>
          <table:table-cell office:value-type="float" office:value="0.021715" calcext:value-type="float">
            <text:p>0.021715</text:p>
          </table:table-cell>
          <table:table-cell office:value-type="float" office:value="0.0461" calcext:value-type="float">
            <text:p>0.0461</text:p>
          </table:table-cell>
          <table:table-cell office:value-type="float" office:value="0.113485" calcext:value-type="float">
            <text:p>0.113485</text:p>
          </table:table-cell>
          <table:table-cell office:value-type="float" office:value="0.263676" calcext:value-type="float">
            <text:p>0.263676</text:p>
          </table:table-cell>
        </table:table-row>
        <table:table-row table:style-name="ro1">
          <table:table-cell office:value-type="string" calcext:value-type="string">
            <text:p>Fife</text:p>
          </table:table-cell>
          <table:table-cell office:value-type="float" office:value="0.002504" calcext:value-type="float">
            <text:p>0.002504</text:p>
          </table:table-cell>
          <table:table-cell office:value-type="float" office:value="0.239532" calcext:value-type="float">
            <text:p>0.239532</text:p>
          </table:table-cell>
          <table:table-cell office:value-type="float" office:value="0.08337" calcext:value-type="float">
            <text:p>0.08337</text:p>
          </table:table-cell>
          <table:table-cell office:value-type="float" office:value="0.018668" calcext:value-type="float">
            <text:p>0.018668</text:p>
          </table:table-cell>
          <table:table-cell office:value-type="float" office:value="0.00548" calcext:value-type="float">
            <text:p>0.00548</text:p>
          </table:table-cell>
          <table:table-cell office:value-type="float" office:value="0.003211" calcext:value-type="float">
            <text:p>0.003211</text:p>
          </table:table-cell>
          <table:table-cell office:value-type="float" office:value="0.002631" calcext:value-type="float">
            <text:p>0.002631</text:p>
          </table:table-cell>
          <table:table-cell office:value-type="float" office:value="0.002346" calcext:value-type="float">
            <text:p>0.002346</text:p>
          </table:table-cell>
          <table:table-cell office:value-type="float" office:value="0.00242" calcext:value-type="float">
            <text:p>0.00242</text:p>
          </table:table-cell>
          <table:table-cell office:value-type="float" office:value="0.003534" calcext:value-type="float">
            <text:p>0.003534</text:p>
          </table:table-cell>
          <table:table-cell office:value-type="float" office:value="0.005225" calcext:value-type="float">
            <text:p>0.005225</text:p>
          </table:table-cell>
          <table:table-cell office:value-type="float" office:value="0.007024" calcext:value-type="float">
            <text:p>0.007024</text:p>
          </table:table-cell>
          <table:table-cell office:value-type="float" office:value="0.010495" calcext:value-type="float">
            <text:p>0.010495</text:p>
          </table:table-cell>
          <table:table-cell office:value-type="float" office:value="0.022035" calcext:value-type="float">
            <text:p>0.022035</text:p>
          </table:table-cell>
          <table:table-cell office:value-type="float" office:value="0.054722" calcext:value-type="float">
            <text:p>0.054722</text:p>
          </table:table-cell>
          <table:table-cell office:value-type="float" office:value="0.11022" calcext:value-type="float">
            <text:p>0.11022</text:p>
          </table:table-cell>
          <table:table-cell office:value-type="float" office:value="0.278168" calcext:value-type="float">
            <text:p>0.278168</text:p>
          </table:table-cell>
        </table:table-row>
        <table:table-row table:style-name="ro1">
          <table:table-cell office:value-type="string" calcext:value-type="string">
            <text:p>Glasgow City</text:p>
          </table:table-cell>
          <table:table-cell office:value-type="float" office:value="0.001026" calcext:value-type="float">
            <text:p>0.001026</text:p>
          </table:table-cell>
          <table:table-cell office:value-type="float" office:value="0.290109" calcext:value-type="float">
            <text:p>0.290109</text:p>
          </table:table-cell>
          <table:table-cell office:value-type="float" office:value="0.177717" calcext:value-type="float">
            <text:p>0.177717</text:p>
          </table:table-cell>
          <table:table-cell office:value-type="float" office:value="0.028694" calcext:value-type="float">
            <text:p>0.028694</text:p>
          </table:table-cell>
          <table:table-cell office:value-type="float" office:value="0.009767" calcext:value-type="float">
            <text:p>0.009767</text:p>
          </table:table-cell>
          <table:table-cell office:value-type="float" office:value="0.005702" calcext:value-type="float">
            <text:p>0.005702</text:p>
          </table:table-cell>
          <table:table-cell office:value-type="float" office:value="0.0041" calcext:value-type="float">
            <text:p>0.0041</text:p>
          </table:table-cell>
          <table:table-cell office:value-type="float" office:value="0.002696" calcext:value-type="float">
            <text:p>0.002696</text:p>
          </table:table-cell>
          <table:table-cell office:value-type="float" office:value="0.003524" calcext:value-type="float">
            <text:p>0.003524</text:p>
          </table:table-cell>
          <table:table-cell office:value-type="float" office:value="0.003304" calcext:value-type="float">
            <text:p>0.003304</text:p>
          </table:table-cell>
          <table:table-cell office:value-type="float" office:value="0.005584" calcext:value-type="float">
            <text:p>0.005584</text:p>
          </table:table-cell>
          <table:table-cell office:value-type="float" office:value="0.008808" calcext:value-type="float">
            <text:p>0.008808</text:p>
          </table:table-cell>
          <table:table-cell office:value-type="float" office:value="0.014823" calcext:value-type="float">
            <text:p>0.014823</text:p>
          </table:table-cell>
          <table:table-cell office:value-type="float" office:value="0.027411" calcext:value-type="float">
            <text:p>0.027411</text:p>
          </table:table-cell>
          <table:table-cell office:value-type="float" office:value="0.051815" calcext:value-type="float">
            <text:p>0.051815</text:p>
          </table:table-cell>
          <table:table-cell office:value-type="float" office:value="0.111297" calcext:value-type="float">
            <text:p>0.111297</text:p>
          </table:table-cell>
          <table:table-cell office:value-type="float" office:value="0.244488" calcext:value-type="float">
            <text:p>0.244488</text:p>
          </table:table-cell>
        </table:table-row>
        <table:table-row table:style-name="ro1">
          <table:table-cell office:value-type="string" calcext:value-type="string">
            <text:p>Highland</text:p>
          </table:table-cell>
          <table:table-cell office:value-type="float" office:value="0.003742" calcext:value-type="float">
            <text:p>0.003742</text:p>
          </table:table-cell>
          <table:table-cell office:value-type="float" office:value="0.041773" calcext:value-type="float">
            <text:p>0.041773</text:p>
          </table:table-cell>
          <table:table-cell office:value-type="float" office:value="0.038685" calcext:value-type="float">
            <text:p>0.038685</text:p>
          </table:table-cell>
          <table:table-cell office:value-type="float" office:value="0.018027" calcext:value-type="float">
            <text:p>0.018027</text:p>
          </table:table-cell>
          <table:table-cell office:value-type="float" office:value="0.007749" calcext:value-type="float">
            <text:p>0.007749</text:p>
          </table:table-cell>
          <table:table-cell office:value-type="float" office:value="0.005851" calcext:value-type="float">
            <text:p>0.005851</text:p>
          </table:table-cell>
          <table:table-cell office:value-type="float" office:value="0.007892" calcext:value-type="float">
            <text:p>0.007892</text:p>
          </table:table-cell>
          <table:table-cell office:value-type="float" office:value="0.005566" calcext:value-type="float">
            <text:p>0.005566</text:p>
          </table:table-cell>
          <table:table-cell office:value-type="float" office:value="0.008456" calcext:value-type="float">
            <text:p>0.008456</text:p>
          </table:table-cell>
          <table:table-cell office:value-type="float" office:value="0.007704" calcext:value-type="float">
            <text:p>0.007704</text:p>
          </table:table-cell>
          <table:table-cell office:value-type="float" office:value="0.009397" calcext:value-type="float">
            <text:p>0.009397</text:p>
          </table:table-cell>
          <table:table-cell office:value-type="float" office:value="0.007244" calcext:value-type="float">
            <text:p>0.007244</text:p>
          </table:table-cell>
          <table:table-cell office:value-type="float" office:value="0.009342" calcext:value-type="float">
            <text:p>0.009342</text:p>
          </table:table-cell>
          <table:table-cell office:value-type="float" office:value="0.020538" calcext:value-type="float">
            <text:p>0.020538</text:p>
          </table:table-cell>
          <table:table-cell office:value-type="float" office:value="0.042368" calcext:value-type="float">
            <text:p>0.042368</text:p>
          </table:table-cell>
          <table:table-cell office:value-type="float" office:value="0.109757" calcext:value-type="float">
            <text:p>0.109757</text:p>
          </table:table-cell>
          <table:table-cell office:value-type="float" office:value="0.222311" calcext:value-type="float">
            <text:p>0.222311</text:p>
          </table:table-cell>
        </table:table-row>
        <table:table-row table:style-name="ro1">
          <table:table-cell office:value-type="string" calcext:value-type="string">
            <text:p>Inverclyde</text:p>
          </table:table-cell>
          <table:table-cell office:value-type="float" office:value="0.001034" calcext:value-type="float">
            <text:p>0.001034</text:p>
          </table:table-cell>
          <table:table-cell office:value-type="float" office:value="0.025502" calcext:value-type="float">
            <text:p>0.025502</text:p>
          </table:table-cell>
          <table:table-cell office:value-type="float" office:value="0.020709" calcext:value-type="float">
            <text:p>0.020709</text:p>
          </table:table-cell>
          <table:table-cell office:value-type="float" office:value="0.007617" calcext:value-type="float">
            <text:p>0.007617</text:p>
          </table:table-cell>
          <table:table-cell office:value-type="float" office:value="0.00751" calcext:value-type="float">
            <text:p>0.00751</text:p>
          </table:table-cell>
          <table:table-cell office:value-type="float" office:value="0.003838" calcext:value-type="float">
            <text:p>0.003838</text:p>
          </table:table-cell>
          <table:table-cell office:value-type="float" office:value="0.003753" calcext:value-type="float">
            <text:p>0.003753</text:p>
          </table:table-cell>
          <table:table-cell office:value-type="float" office:value="0.003566" calcext:value-type="float">
            <text:p>0.003566</text:p>
          </table:table-cell>
          <table:table-cell office:value-type="float" office:value="0.00359" calcext:value-type="float">
            <text:p>0.00359</text:p>
          </table:table-cell>
          <table:table-cell office:value-type="float" office:value="0.00279" calcext:value-type="float">
            <text:p>0.00279</text:p>
          </table:table-cell>
          <table:table-cell office:value-type="float" office:value="0.003864" calcext:value-type="float">
            <text:p>0.003864</text:p>
          </table:table-cell>
          <table:table-cell office:value-type="float" office:value="0.008145" calcext:value-type="float">
            <text:p>0.008145</text:p>
          </table:table-cell>
          <table:table-cell office:value-type="float" office:value="0.012536" calcext:value-type="float">
            <text:p>0.012536</text:p>
          </table:table-cell>
          <table:table-cell office:value-type="float" office:value="0.028513" calcext:value-type="float">
            <text:p>0.028513</text:p>
          </table:table-cell>
          <table:table-cell office:value-type="float" office:value="0.065848" calcext:value-type="float">
            <text:p>0.065848</text:p>
          </table:table-cell>
          <table:table-cell office:value-type="float" office:value="0.149604" calcext:value-type="float">
            <text:p>0.149604</text:p>
          </table:table-cell>
          <table:table-cell office:value-type="float" office:value="0.325347" calcext:value-type="float">
            <text:p>0.325347</text:p>
          </table:table-cell>
        </table:table-row>
        <table:table-row table:style-name="ro1">
          <table:table-cell office:value-type="string" calcext:value-type="string">
            <text:p>Midlothian</text:p>
          </table:table-cell>
          <table:table-cell office:value-type="float" office:value="0.000419" calcext:value-type="float">
            <text:p>0.000419</text:p>
          </table:table-cell>
          <table:table-cell office:value-type="float" office:value="0.003101" calcext:value-type="float">
            <text:p>0.003101</text:p>
          </table:table-cell>
          <table:table-cell office:value-type="float" office:value="0.001392" calcext:value-type="float">
            <text:p>0.001392</text:p>
          </table:table-cell>
          <table:table-cell office:value-type="float" office:value="0.001091" calcext:value-type="float">
            <text:p>0.001091</text:p>
          </table:table-cell>
          <table:table-cell office:value-type="float" office:value="0.002278" calcext:value-type="float">
            <text:p>0.002278</text:p>
          </table:table-cell>
          <table:table-cell office:value-type="float" office:value="0.001057" calcext:value-type="float">
            <text:p>0.001057</text:p>
          </table:table-cell>
          <table:table-cell office:value-type="float" office:value="0.001336" calcext:value-type="float">
            <text:p>0.001336</text:p>
          </table:table-cell>
          <table:table-cell office:value-type="float" office:value="0.00485" calcext:value-type="float">
            <text:p>0.00485</text:p>
          </table:table-cell>
          <table:table-cell office:value-type="float" office:value="0.003129" calcext:value-type="float">
            <text:p>0.003129</text:p>
          </table:table-cell>
          <table:table-cell office:value-type="float" office:value="0.00411" calcext:value-type="float">
            <text:p>0.00411</text:p>
          </table:table-cell>
          <table:table-cell office:value-type="float" office:value="0.006638" calcext:value-type="float">
            <text:p>0.006638</text:p>
          </table:table-cell>
          <table:table-cell office:value-type="float" office:value="0.003476" calcext:value-type="float">
            <text:p>0.003476</text:p>
          </table:table-cell>
          <table:table-cell office:value-type="float" office:value="0.008273" calcext:value-type="float">
            <text:p>0.008273</text:p>
          </table:table-cell>
          <table:table-cell office:value-type="float" office:value="0.021884" calcext:value-type="float">
            <text:p>0.021884</text:p>
          </table:table-cell>
          <table:table-cell office:value-type="float" office:value="0.046399" calcext:value-type="float">
            <text:p>0.046399</text:p>
          </table:table-cell>
          <table:table-cell office:value-type="float" office:value="0.132023" calcext:value-type="float">
            <text:p>0.132023</text:p>
          </table:table-cell>
          <table:table-cell office:value-type="float" office:value="0.291011" calcext:value-type="float">
            <text:p>0.291011</text:p>
          </table:table-cell>
        </table:table-row>
        <table:table-row table:style-name="ro1">
          <table:table-cell office:value-type="string" calcext:value-type="string">
            <text:p>Moray</text:p>
          </table:table-cell>
          <table:table-cell office:value-type="float" office:value="0.012883" calcext:value-type="float">
            <text:p>0.012883</text:p>
          </table:table-cell>
          <table:table-cell office:value-type="float" office:value="0.043174" calcext:value-type="float">
            <text:p>0.043174</text:p>
          </table:table-cell>
          <table:table-cell office:value-type="float" office:value="0.013357" calcext:value-type="float">
            <text:p>0.013357</text:p>
          </table:table-cell>
          <table:table-cell office:value-type="float" office:value="0.010305" calcext:value-type="float">
            <text:p>0.010305</text:p>
          </table:table-cell>
          <table:table-cell office:value-type="float" office:value="0.009762" calcext:value-type="float">
            <text:p>0.009762</text:p>
          </table:table-cell>
          <table:table-cell office:value-type="float" office:value="0.007428" calcext:value-type="float">
            <text:p>0.007428</text:p>
          </table:table-cell>
          <table:table-cell office:value-type="float" office:value="0.006757" calcext:value-type="float">
            <text:p>0.006757</text:p>
          </table:table-cell>
          <table:table-cell office:value-type="float" office:value="0.004747" calcext:value-type="float">
            <text:p>0.004747</text:p>
          </table:table-cell>
          <table:table-cell office:value-type="float" office:value="0.003571" calcext:value-type="float">
            <text:p>0.003571</text:p>
          </table:table-cell>
          <table:table-cell office:value-type="float" office:value="0.00661" calcext:value-type="float">
            <text:p>0.00661</text:p>
          </table:table-cell>
          <table:table-cell office:value-type="float" office:value="0.006733" calcext:value-type="float">
            <text:p>0.006733</text:p>
          </table:table-cell>
          <table:table-cell office:value-type="float" office:value="0.005102" calcext:value-type="float">
            <text:p>0.005102</text:p>
          </table:table-cell>
          <table:table-cell office:value-type="float" office:value="0.006671" calcext:value-type="float">
            <text:p>0.006671</text:p>
          </table:table-cell>
          <table:table-cell office:value-type="float" office:value="0.013456" calcext:value-type="float">
            <text:p>0.013456</text:p>
          </table:table-cell>
          <table:table-cell office:value-type="float" office:value="0.043672" calcext:value-type="float">
            <text:p>0.043672</text:p>
          </table:table-cell>
          <table:table-cell office:value-type="float" office:value="0.101257" calcext:value-type="float">
            <text:p>0.101257</text:p>
          </table:table-cell>
          <table:table-cell office:value-type="float" office:value="0.237176" calcext:value-type="float">
            <text:p>0.237176</text:p>
          </table:table-cell>
        </table:table-row>
        <table:table-row table:style-name="ro1">
          <table:table-cell office:value-type="string" calcext:value-type="string">
            <text:p>Na h-Eileanan Siar</text:p>
          </table:table-cell>
          <table:table-cell office:value-type="float" office:value="0.001611" calcext:value-type="float">
            <text:p>0.001611</text:p>
          </table:table-cell>
          <table:table-cell office:value-type="float" office:value="0.038966" calcext:value-type="float">
            <text:p>0.038966</text:p>
          </table:table-cell>
          <table:table-cell office:value-type="float" office:value="0.022518" calcext:value-type="float">
            <text:p>0.022518</text:p>
          </table:table-cell>
          <table:table-cell office:value-type="float" office:value="0.00404" calcext:value-type="float">
            <text:p>0.00404</text:p>
          </table:table-cell>
          <table:table-cell office:value-type="float" office:value="0.002101" calcext:value-type="float">
            <text:p>0.002101</text:p>
          </table:table-cell>
          <table:table-cell office:value-type="float" office:value="0.000346" calcext:value-type="float">
            <text:p>0.000346</text:p>
          </table:table-cell>
          <table:table-cell office:value-type="float" office:value="0.005954" calcext:value-type="float">
            <text:p>0.005954</text:p>
          </table:table-cell>
          <table:table-cell office:value-type="float" office:value="0.010009" calcext:value-type="float">
            <text:p>0.010009</text:p>
          </table:table-cell>
          <table:table-cell office:value-type="float" office:value="0.004441" calcext:value-type="float">
            <text:p>0.004441</text:p>
          </table:table-cell>
          <table:table-cell office:value-type="float" office:value="0.004476" calcext:value-type="float">
            <text:p>0.004476</text:p>
          </table:table-cell>
          <table:table-cell office:value-type="float" office:value="0.004127" calcext:value-type="float">
            <text:p>0.004127</text:p>
          </table:table-cell>
          <table:table-cell office:value-type="float" office:value="0.005568" calcext:value-type="float">
            <text:p>0.005568</text:p>
          </table:table-cell>
          <table:table-cell office:value-type="float" office:value="0.01087" calcext:value-type="float">
            <text:p>0.01087</text:p>
          </table:table-cell>
          <table:table-cell office:value-type="float" office:value="0.018582" calcext:value-type="float">
            <text:p>0.018582</text:p>
          </table:table-cell>
          <table:table-cell office:value-type="float" office:value="0.055053" calcext:value-type="float">
            <text:p>0.055053</text:p>
          </table:table-cell>
          <table:table-cell office:value-type="float" office:value="0.090715" calcext:value-type="float">
            <text:p>0.090715</text:p>
          </table:table-cell>
          <table:table-cell office:value-type="float" office:value="0.23386" calcext:value-type="float">
            <text:p>0.23386</text:p>
          </table:table-cell>
        </table:table-row>
        <table:table-row table:style-name="ro1">
          <table:table-cell office:value-type="string" calcext:value-type="string">
            <text:p>North Ayrshire</text:p>
          </table:table-cell>
          <table:table-cell office:value-type="float" office:value="0.002983" calcext:value-type="float">
            <text:p>0.002983</text:p>
          </table:table-cell>
          <table:table-cell office:value-type="float" office:value="0.018976" calcext:value-type="float">
            <text:p>0.018976</text:p>
          </table:table-cell>
          <table:table-cell office:value-type="float" office:value="0.013318" calcext:value-type="float">
            <text:p>0.013318</text:p>
          </table:table-cell>
          <table:table-cell office:value-type="float" office:value="0.005655" calcext:value-type="float">
            <text:p>0.005655</text:p>
          </table:table-cell>
          <table:table-cell office:value-type="float" office:value="0.002939" calcext:value-type="float">
            <text:p>0.002939</text:p>
          </table:table-cell>
          <table:table-cell office:value-type="float" office:value="0.004672" calcext:value-type="float">
            <text:p>0.004672</text:p>
          </table:table-cell>
          <table:table-cell office:value-type="float" office:value="0.003361" calcext:value-type="float">
            <text:p>0.003361</text:p>
          </table:table-cell>
          <table:table-cell office:value-type="float" office:value="0.004203" calcext:value-type="float">
            <text:p>0.004203</text:p>
          </table:table-cell>
          <table:table-cell office:value-type="float" office:value="0.004135" calcext:value-type="float">
            <text:p>0.004135</text:p>
          </table:table-cell>
          <table:table-cell office:value-type="float" office:value="0.004764" calcext:value-type="float">
            <text:p>0.004764</text:p>
          </table:table-cell>
          <table:table-cell office:value-type="float" office:value="0.00506" calcext:value-type="float">
            <text:p>0.00506</text:p>
          </table:table-cell>
          <table:table-cell office:value-type="float" office:value="0.003486" calcext:value-type="float">
            <text:p>0.003486</text:p>
          </table:table-cell>
          <table:table-cell office:value-type="float" office:value="0.00911" calcext:value-type="float">
            <text:p>0.00911</text:p>
          </table:table-cell>
          <table:table-cell office:value-type="float" office:value="0.023288" calcext:value-type="float">
            <text:p>0.023288</text:p>
          </table:table-cell>
          <table:table-cell office:value-type="float" office:value="0.054605" calcext:value-type="float">
            <text:p>0.054605</text:p>
          </table:table-cell>
          <table:table-cell office:value-type="float" office:value="0.131457" calcext:value-type="float">
            <text:p>0.131457</text:p>
          </table:table-cell>
          <table:table-cell office:value-type="float" office:value="0.268375" calcext:value-type="float">
            <text:p>0.268375</text:p>
          </table:table-cell>
        </table:table-row>
        <table:table-row table:style-name="ro1">
          <table:table-cell office:value-type="string" calcext:value-type="string">
            <text:p>North Lanarkshire</text:p>
          </table:table-cell>
          <table:table-cell office:value-type="float" office:value="0.000235" calcext:value-type="float">
            <text:p>0.000235</text:p>
          </table:table-cell>
          <table:table-cell office:value-type="float" office:value="0.00229" calcext:value-type="float">
            <text:p>0.00229</text:p>
          </table:table-cell>
          <table:table-cell office:value-type="float" office:value="0.000724" calcext:value-type="float">
            <text:p>0.000724</text:p>
          </table:table-cell>
          <table:table-cell office:value-type="float" office:value="0.000569" calcext:value-type="float">
            <text:p>0.000569</text:p>
          </table:table-cell>
          <table:table-cell office:value-type="float" office:value="0.000298" calcext:value-type="float">
            <text:p>0.000298</text:p>
          </table:table-cell>
          <table:table-cell office:value-type="float" office:value="0.000312" calcext:value-type="float">
            <text:p>0.000312</text:p>
          </table:table-cell>
          <table:table-cell office:value-type="float" office:value="0.000931" calcext:value-type="float">
            <text:p>0.000931</text:p>
          </table:table-cell>
          <table:table-cell office:value-type="float" office:value="0.000822" calcext:value-type="float">
            <text:p>0.000822</text:p>
          </table:table-cell>
          <table:table-cell office:value-type="float" office:value="0.00102" calcext:value-type="float">
            <text:p>0.00102</text:p>
          </table:table-cell>
          <table:table-cell office:value-type="float" office:value="0.001135" calcext:value-type="float">
            <text:p>0.001135</text:p>
          </table:table-cell>
          <table:table-cell office:value-type="float" office:value="0.001905" calcext:value-type="float">
            <text:p>0.001905</text:p>
          </table:table-cell>
          <table:table-cell office:value-type="float" office:value="0.004505" calcext:value-type="float">
            <text:p>0.004505</text:p>
          </table:table-cell>
          <table:table-cell office:value-type="float" office:value="0.007444" calcext:value-type="float">
            <text:p>0.007444</text:p>
          </table:table-cell>
          <table:table-cell office:value-type="float" office:value="0.018477" calcext:value-type="float">
            <text:p>0.018477</text:p>
          </table:table-cell>
          <table:table-cell office:value-type="float" office:value="0.044581" calcext:value-type="float">
            <text:p>0.044581</text:p>
          </table:table-cell>
          <table:table-cell office:value-type="float" office:value="0.100828" calcext:value-type="float">
            <text:p>0.100828</text:p>
          </table:table-cell>
          <table:table-cell office:value-type="float" office:value="0.22272" calcext:value-type="float">
            <text:p>0.22272</text:p>
          </table:table-cell>
        </table:table-row>
        <table:table-row table:style-name="ro1">
          <table:table-cell office:value-type="string" calcext:value-type="string">
            <text:p>Orkney Islands</text:p>
          </table:table-cell>
          <table:table-cell office:value-type="float" office:value="0.005669" calcext:value-type="float">
            <text:p>0.005669</text:p>
          </table:table-cell>
          <table:table-cell office:value-type="float" office:value="0.015634" calcext:value-type="float">
            <text:p>0.015634</text:p>
          </table:table-cell>
          <table:table-cell office:value-type="float" office:value="0.005174" calcext:value-type="float">
            <text:p>0.005174</text:p>
          </table:table-cell>
          <table:table-cell office:value-type="float" office:value="0.011706" calcext:value-type="float">
            <text:p>0.011706</text:p>
          </table:table-cell>
          <table:table-cell office:value-type="float" office:value="0.001548" calcext:value-type="float">
            <text:p>0.001548</text:p>
          </table:table-cell>
          <table:table-cell office:value-type="float" office:value="0" calcext:value-type="float">
            <text:p>0</text:p>
          </table:table-cell>
          <table:table-cell office:value-type="float" office:value="0.003863" calcext:value-type="float">
            <text:p>0.003863</text:p>
          </table:table-cell>
          <table:table-cell office:value-type="float" office:value="0.007605" calcext:value-type="float">
            <text:p>0.007605</text:p>
          </table:table-cell>
          <table:table-cell office:value-type="float" office:value="0.003257" calcext:value-type="float">
            <text:p>0.003257</text:p>
          </table:table-cell>
          <table:table-cell office:value-type="float" office:value="0.003623" calcext:value-type="float">
            <text:p>0.003623</text:p>
          </table:table-cell>
          <table:table-cell office:value-type="float" office:value="0.00429" calcext:value-type="float">
            <text:p>0.00429</text:p>
          </table:table-cell>
          <table:table-cell office:value-type="float" office:value="0.001323" calcext:value-type="float">
            <text:p>0.001323</text:p>
          </table:table-cell>
          <table:table-cell office:value-type="float" office:value="0.003308" calcext:value-type="float">
            <text:p>0.003308</text:p>
          </table:table-cell>
          <table:table-cell office:value-type="float" office:value="0.016971" calcext:value-type="float">
            <text:p>0.016971</text:p>
          </table:table-cell>
          <table:table-cell office:value-type="float" office:value="0.026904" calcext:value-type="float">
            <text:p>0.026904</text:p>
          </table:table-cell>
          <table:table-cell office:value-type="float" office:value="0.077694" calcext:value-type="float">
            <text:p>0.077694</text:p>
          </table:table-cell>
          <table:table-cell office:value-type="float" office:value="0.169435" calcext:value-type="float">
            <text:p>0.169435</text:p>
          </table:table-cell>
        </table:table-row>
        <table:table-row table:style-name="ro1">
          <table:table-cell office:value-type="string" calcext:value-type="string">
            <text:p>Perth and Kinross</text:p>
          </table:table-cell>
          <table:table-cell office:value-type="float" office:value="0.021575" calcext:value-type="float">
            <text:p>0.021575</text:p>
          </table:table-cell>
          <table:table-cell office:value-type="float" office:value="0.066031" calcext:value-type="float">
            <text:p>0.066031</text:p>
          </table:table-cell>
          <table:table-cell office:value-type="float" office:value="0.046416" calcext:value-type="float">
            <text:p>0.046416</text:p>
          </table:table-cell>
          <table:table-cell office:value-type="float" office:value="0.023502" calcext:value-type="float">
            <text:p>0.023502</text:p>
          </table:table-cell>
          <table:table-cell office:value-type="float" office:value="0.010048" calcext:value-type="float">
            <text:p>0.010048</text:p>
          </table:table-cell>
          <table:table-cell office:value-type="float" office:value="0.009322" calcext:value-type="float">
            <text:p>0.009322</text:p>
          </table:table-cell>
          <table:table-cell office:value-type="float" office:value="0.009793" calcext:value-type="float">
            <text:p>0.009793</text:p>
          </table:table-cell>
          <table:table-cell office:value-type="float" office:value="0.006661" calcext:value-type="float">
            <text:p>0.006661</text:p>
          </table:table-cell>
          <table:table-cell office:value-type="float" office:value="0.007934" calcext:value-type="float">
            <text:p>0.007934</text:p>
          </table:table-cell>
          <table:table-cell office:value-type="float" office:value="0.007479" calcext:value-type="float">
            <text:p>0.007479</text:p>
          </table:table-cell>
          <table:table-cell office:value-type="float" office:value="0.004961" calcext:value-type="float">
            <text:p>0.004961</text:p>
          </table:table-cell>
          <table:table-cell office:value-type="float" office:value="0.006882" calcext:value-type="float">
            <text:p>0.006882</text:p>
          </table:table-cell>
          <table:table-cell office:value-type="float" office:value="0.010025" calcext:value-type="float">
            <text:p>0.010025</text:p>
          </table:table-cell>
          <table:table-cell office:value-type="float" office:value="0.01923" calcext:value-type="float">
            <text:p>0.01923</text:p>
          </table:table-cell>
          <table:table-cell office:value-type="float" office:value="0.04649" calcext:value-type="float">
            <text:p>0.04649</text:p>
          </table:table-cell>
          <table:table-cell office:value-type="float" office:value="0.112531" calcext:value-type="float">
            <text:p>0.112531</text:p>
          </table:table-cell>
          <table:table-cell office:value-type="float" office:value="0.283615" calcext:value-type="float">
            <text:p>0.283615</text:p>
          </table:table-cell>
        </table:table-row>
        <table:table-row table:style-name="ro1">
          <table:table-cell office:value-type="string" calcext:value-type="string">
            <text:p>Renfrewshire</text:p>
          </table:table-cell>
          <table:table-cell office:value-type="float" office:value="0.003848" calcext:value-type="float">
            <text:p>0.003848</text:p>
          </table:table-cell>
          <table:table-cell office:value-type="float" office:value="0.077187" calcext:value-type="float">
            <text:p>0.077187</text:p>
          </table:table-cell>
          <table:table-cell office:value-type="float" office:value="0.048206" calcext:value-type="float">
            <text:p>0.048206</text:p>
          </table:table-cell>
          <table:table-cell office:value-type="float" office:value="0.00715" calcext:value-type="float">
            <text:p>0.00715</text:p>
          </table:table-cell>
          <table:table-cell office:value-type="float" office:value="0.001479" calcext:value-type="float">
            <text:p>0.001479</text:p>
          </table:table-cell>
          <table:table-cell office:value-type="float" office:value="0.00114" calcext:value-type="float">
            <text:p>0.00114</text:p>
          </table:table-cell>
          <table:table-cell office:value-type="float" office:value="0.000397" calcext:value-type="float">
            <text:p>0.000397</text:p>
          </table:table-cell>
          <table:table-cell office:value-type="float" office:value="0.001062" calcext:value-type="float">
            <text:p>0.001062</text:p>
          </table:table-cell>
          <table:table-cell office:value-type="float" office:value="0.000541" calcext:value-type="float">
            <text:p>0.000541</text:p>
          </table:table-cell>
          <table:table-cell office:value-type="float" office:value="0.001797" calcext:value-type="float">
            <text:p>0.001797</text:p>
          </table:table-cell>
          <table:table-cell office:value-type="float" office:value="0.001869" calcext:value-type="float">
            <text:p>0.001869</text:p>
          </table:table-cell>
          <table:table-cell office:value-type="float" office:value="0.007833" calcext:value-type="float">
            <text:p>0.007833</text:p>
          </table:table-cell>
          <table:table-cell office:value-type="float" office:value="0.008275" calcext:value-type="float">
            <text:p>0.008275</text:p>
          </table:table-cell>
          <table:table-cell office:value-type="float" office:value="0.020252" calcext:value-type="float">
            <text:p>0.020252</text:p>
          </table:table-cell>
          <table:table-cell office:value-type="float" office:value="0.038734" calcext:value-type="float">
            <text:p>0.038734</text:p>
          </table:table-cell>
          <table:table-cell office:value-type="float" office:value="0.12181" calcext:value-type="float">
            <text:p>0.12181</text:p>
          </table:table-cell>
          <table:table-cell office:value-type="float" office:value="0.285656" calcext:value-type="float">
            <text:p>0.285656</text:p>
          </table:table-cell>
        </table:table-row>
        <table:table-row table:style-name="ro1">
          <table:table-cell office:value-type="string" calcext:value-type="string">
            <text:p>Scottish Borders</text:p>
          </table:table-cell>
          <table:table-cell office:value-type="float" office:value="0.003558" calcext:value-type="float">
            <text:p>0.003558</text:p>
          </table:table-cell>
          <table:table-cell office:value-type="float" office:value="0.00336" calcext:value-type="float">
            <text:p>0.00336</text:p>
          </table:table-cell>
          <table:table-cell office:value-type="float" office:value="0.004507" calcext:value-type="float">
            <text:p>0.004507</text:p>
          </table:table-cell>
          <table:table-cell office:value-type="float" office:value="0.004929" calcext:value-type="float">
            <text:p>0.004929</text:p>
          </table:table-cell>
          <table:table-cell office:value-type="float" office:value="0.002567" calcext:value-type="float">
            <text:p>0.002567</text:p>
          </table:table-cell>
          <table:table-cell office:value-type="float" office:value="0.00395" calcext:value-type="float">
            <text:p>0.00395</text:p>
          </table:table-cell>
          <table:table-cell office:value-type="float" office:value="0.002216" calcext:value-type="float">
            <text:p>0.002216</text:p>
          </table:table-cell>
          <table:table-cell office:value-type="float" office:value="0.002929" calcext:value-type="float">
            <text:p>0.002929</text:p>
          </table:table-cell>
          <table:table-cell office:value-type="float" office:value="0.004024" calcext:value-type="float">
            <text:p>0.004024</text:p>
          </table:table-cell>
          <table:table-cell office:value-type="float" office:value="0.003161" calcext:value-type="float">
            <text:p>0.003161</text:p>
          </table:table-cell>
          <table:table-cell office:value-type="float" office:value="0.004852" calcext:value-type="float">
            <text:p>0.004852</text:p>
          </table:table-cell>
          <table:table-cell office:value-type="float" office:value="0.005396" calcext:value-type="float">
            <text:p>0.005396</text:p>
          </table:table-cell>
          <table:table-cell office:value-type="float" office:value="0.004549" calcext:value-type="float">
            <text:p>0.004549</text:p>
          </table:table-cell>
          <table:table-cell office:value-type="float" office:value="0.013055" calcext:value-type="float">
            <text:p>0.013055</text:p>
          </table:table-cell>
          <table:table-cell office:value-type="float" office:value="0.038886" calcext:value-type="float">
            <text:p>0.038886</text:p>
          </table:table-cell>
          <table:table-cell office:value-type="float" office:value="0.073333" calcext:value-type="float">
            <text:p>0.073333</text:p>
          </table:table-cell>
          <table:table-cell office:value-type="float" office:value="0.214482" calcext:value-type="float">
            <text:p>0.214482</text:p>
          </table:table-cell>
        </table:table-row>
        <table:table-row table:style-name="ro1">
          <table:table-cell office:value-type="string" calcext:value-type="string">
            <text:p>Shetland Islands</text:p>
          </table:table-cell>
          <table:table-cell office:value-type="float" office:value="0.005434" calcext:value-type="float">
            <text:p>0.005434</text:p>
          </table:table-cell>
          <table:table-cell office:value-type="float" office:value="0.025579" calcext:value-type="float">
            <text:p>0.025579</text:p>
          </table:table-cell>
          <table:table-cell office:value-type="float" office:value="0.01547" calcext:value-type="float">
            <text:p>0.01547</text:p>
          </table:table-cell>
          <table:table-cell office:value-type="float" office:value="0.001632" calcext:value-type="float">
            <text:p>0.001632</text:p>
          </table:table-cell>
          <table:table-cell office:value-type="float" office:value="0.001685" calcext:value-type="float">
            <text:p>0.001685</text:p>
          </table:table-cell>
          <table:table-cell office:value-type="float" office:value="0.001602" calcext:value-type="float">
            <text:p>0.001602</text:p>
          </table:table-cell>
          <table:table-cell office:value-type="float" office:value="0.000055" calcext:value-type="float">
            <text:p>0.000055</text:p>
          </table:table-cell>
          <table:table-cell office:value-type="float" office:value="0.003663" calcext:value-type="float">
            <text:p>0.003663</text:p>
          </table:table-cell>
          <table:table-cell office:value-type="float" office:value="0.002402" calcext:value-type="float">
            <text:p>0.002402</text:p>
          </table:table-cell>
          <table:table-cell office:value-type="float" office:value="0.002808" calcext:value-type="float">
            <text:p>0.002808</text:p>
          </table:table-cell>
          <table:table-cell office:value-type="float" office:value="0.001498" calcext:value-type="float">
            <text:p>0.001498</text:p>
          </table:table-cell>
          <table:table-cell office:value-type="float" office:value="0.006656" calcext:value-type="float">
            <text:p>0.006656</text:p>
          </table:table-cell>
          <table:table-cell office:value-type="float" office:value="0.002709" calcext:value-type="float">
            <text:p>0.002709</text:p>
          </table:table-cell>
          <table:table-cell office:value-type="float" office:value="0.019219" calcext:value-type="float">
            <text:p>0.019219</text:p>
          </table:table-cell>
          <table:table-cell office:value-type="float" office:value="0.030272" calcext:value-type="float">
            <text:p>0.030272</text:p>
          </table:table-cell>
          <table:table-cell office:value-type="float" office:value="0.083727" calcext:value-type="float">
            <text:p>0.083727</text:p>
          </table:table-cell>
          <table:table-cell office:value-type="float" office:value="0.216661" calcext:value-type="float">
            <text:p>0.216661</text:p>
          </table:table-cell>
        </table:table-row>
        <table:table-row table:style-name="ro1">
          <table:table-cell office:value-type="string" calcext:value-type="string">
            <text:p>South Ayrshire</text:p>
          </table:table-cell>
          <table:table-cell office:value-type="float" office:value="0.001829" calcext:value-type="float">
            <text:p>0.001829</text:p>
          </table:table-cell>
          <table:table-cell office:value-type="float" office:value="0.046431" calcext:value-type="float">
            <text:p>0.046431</text:p>
          </table:table-cell>
          <table:table-cell office:value-type="float" office:value="0.033982" calcext:value-type="float">
            <text:p>0.033982</text:p>
          </table:table-cell>
          <table:table-cell office:value-type="float" office:value="0.011571" calcext:value-type="float">
            <text:p>0.011571</text:p>
          </table:table-cell>
          <table:table-cell office:value-type="float" office:value="0.002552" calcext:value-type="float">
            <text:p>0.002552</text:p>
          </table:table-cell>
          <table:table-cell office:value-type="float" office:value="0.002659" calcext:value-type="float">
            <text:p>0.002659</text:p>
          </table:table-cell>
          <table:table-cell office:value-type="float" office:value="0.002123" calcext:value-type="float">
            <text:p>0.002123</text:p>
          </table:table-cell>
          <table:table-cell office:value-type="float" office:value="0.004188" calcext:value-type="float">
            <text:p>0.004188</text:p>
          </table:table-cell>
          <table:table-cell office:value-type="float" office:value="0.003583" calcext:value-type="float">
            <text:p>0.003583</text:p>
          </table:table-cell>
          <table:table-cell office:value-type="float" office:value="0.004234" calcext:value-type="float">
            <text:p>0.004234</text:p>
          </table:table-cell>
          <table:table-cell office:value-type="float" office:value="0.006207" calcext:value-type="float">
            <text:p>0.006207</text:p>
          </table:table-cell>
          <table:table-cell office:value-type="float" office:value="0.007394" calcext:value-type="float">
            <text:p>0.007394</text:p>
          </table:table-cell>
          <table:table-cell office:value-type="float" office:value="0.011186" calcext:value-type="float">
            <text:p>0.011186</text:p>
          </table:table-cell>
          <table:table-cell office:value-type="float" office:value="0.020291" calcext:value-type="float">
            <text:p>0.020291</text:p>
          </table:table-cell>
          <table:table-cell office:value-type="float" office:value="0.057999" calcext:value-type="float">
            <text:p>0.057999</text:p>
          </table:table-cell>
          <table:table-cell office:value-type="float" office:value="0.121785" calcext:value-type="float">
            <text:p>0.121785</text:p>
          </table:table-cell>
          <table:table-cell office:value-type="float" office:value="0.276689" calcext:value-type="float">
            <text:p>0.276689</text:p>
          </table:table-cell>
        </table:table-row>
        <table:table-row table:style-name="ro1">
          <table:table-cell office:value-type="string" calcext:value-type="string">
            <text:p>South Lanarkshire</text:p>
          </table:table-cell>
          <table:table-cell office:value-type="float" office:value="0.000668" calcext:value-type="float">
            <text:p>0.000668</text:p>
          </table:table-cell>
          <table:table-cell office:value-type="float" office:value="0.009527" calcext:value-type="float">
            <text:p>0.009527</text:p>
          </table:table-cell>
          <table:table-cell office:value-type="float" office:value="0.005586" calcext:value-type="float">
            <text:p>0.005586</text:p>
          </table:table-cell>
          <table:table-cell office:value-type="float" office:value="0.001648" calcext:value-type="float">
            <text:p>0.001648</text:p>
          </table:table-cell>
          <table:table-cell office:value-type="float" office:value="0.000782" calcext:value-type="float">
            <text:p>0.000782</text:p>
          </table:table-cell>
          <table:table-cell office:value-type="float" office:value="0.000632" calcext:value-type="float">
            <text:p>0.000632</text:p>
          </table:table-cell>
          <table:table-cell office:value-type="float" office:value="0.000863" calcext:value-type="float">
            <text:p>0.000863</text:p>
          </table:table-cell>
          <table:table-cell office:value-type="float" office:value="0.001149" calcext:value-type="float">
            <text:p>0.001149</text:p>
          </table:table-cell>
          <table:table-cell office:value-type="float" office:value="0.002015" calcext:value-type="float">
            <text:p>0.002015</text:p>
          </table:table-cell>
          <table:table-cell office:value-type="float" office:value="0.002507" calcext:value-type="float">
            <text:p>0.002507</text:p>
          </table:table-cell>
          <table:table-cell office:value-type="float" office:value="0.003566" calcext:value-type="float">
            <text:p>0.003566</text:p>
          </table:table-cell>
          <table:table-cell office:value-type="float" office:value="0.005606" calcext:value-type="float">
            <text:p>0.005606</text:p>
          </table:table-cell>
          <table:table-cell office:value-type="float" office:value="0.008585" calcext:value-type="float">
            <text:p>0.008585</text:p>
          </table:table-cell>
          <table:table-cell office:value-type="float" office:value="0.023891" calcext:value-type="float">
            <text:p>0.023891</text:p>
          </table:table-cell>
          <table:table-cell office:value-type="float" office:value="0.057411" calcext:value-type="float">
            <text:p>0.057411</text:p>
          </table:table-cell>
          <table:table-cell office:value-type="float" office:value="0.135325" calcext:value-type="float">
            <text:p>0.135325</text:p>
          </table:table-cell>
          <table:table-cell office:value-type="float" office:value="0.277201" calcext:value-type="float">
            <text:p>0.277201</text:p>
          </table:table-cell>
        </table:table-row>
        <table:table-row table:style-name="ro1">
          <table:table-cell office:value-type="string" calcext:value-type="string">
            <text:p>Stirling</text:p>
          </table:table-cell>
          <table:table-cell office:value-type="float" office:value="0.015817" calcext:value-type="float">
            <text:p>0.015817</text:p>
          </table:table-cell>
          <table:table-cell office:value-type="float" office:value="0.48917" calcext:value-type="float">
            <text:p>0.48917</text:p>
          </table:table-cell>
          <table:table-cell office:value-type="float" office:value="0.172704" calcext:value-type="float">
            <text:p>0.172704</text:p>
          </table:table-cell>
          <table:table-cell office:value-type="float" office:value="0.04471" calcext:value-type="float">
            <text:p>0.04471</text:p>
          </table:table-cell>
          <table:table-cell office:value-type="float" office:value="0.021413" calcext:value-type="float">
            <text:p>0.021413</text:p>
          </table:table-cell>
          <table:table-cell office:value-type="float" office:value="0.010758" calcext:value-type="float">
            <text:p>0.010758</text:p>
          </table:table-cell>
          <table:table-cell office:value-type="float" office:value="0.011186" calcext:value-type="float">
            <text:p>0.011186</text:p>
          </table:table-cell>
          <table:table-cell office:value-type="float" office:value="0.010241" calcext:value-type="float">
            <text:p>0.010241</text:p>
          </table:table-cell>
          <table:table-cell office:value-type="float" office:value="0.007301" calcext:value-type="float">
            <text:p>0.007301</text:p>
          </table:table-cell>
          <table:table-cell office:value-type="float" office:value="0.006094" calcext:value-type="float">
            <text:p>0.006094</text:p>
          </table:table-cell>
          <table:table-cell office:value-type="float" office:value="0.010471" calcext:value-type="float">
            <text:p>0.010471</text:p>
          </table:table-cell>
          <table:table-cell office:value-type="float" office:value="0.005742" calcext:value-type="float">
            <text:p>0.005742</text:p>
          </table:table-cell>
          <table:table-cell office:value-type="float" office:value="0.008315" calcext:value-type="float">
            <text:p>0.008315</text:p>
          </table:table-cell>
          <table:table-cell office:value-type="float" office:value="0.016881" calcext:value-type="float">
            <text:p>0.016881</text:p>
          </table:table-cell>
          <table:table-cell office:value-type="float" office:value="0.045166" calcext:value-type="float">
            <text:p>0.045166</text:p>
          </table:table-cell>
          <table:table-cell office:value-type="float" office:value="0.097458" calcext:value-type="float">
            <text:p>0.097458</text:p>
          </table:table-cell>
          <table:table-cell office:value-type="float" office:value="0.24361" calcext:value-type="float">
            <text:p>0.24361</text:p>
          </table:table-cell>
        </table:table-row>
        <table:table-row table:style-name="ro1">
          <table:table-cell office:value-type="string" calcext:value-type="string">
            <text:p>West Dunbartonshire</text:p>
          </table:table-cell>
          <table:table-cell office:value-type="float" office:value="0.001523" calcext:value-type="float">
            <text:p>0.001523</text:p>
          </table:table-cell>
          <table:table-cell office:value-type="float" office:value="0.006918" calcext:value-type="float">
            <text:p>0.006918</text:p>
          </table:table-cell>
          <table:table-cell office:value-type="float" office:value="0.001187" calcext:value-type="float">
            <text:p>0.001187</text:p>
          </table:table-cell>
          <table:table-cell office:value-type="float" office:value="0.000332" calcext:value-type="float">
            <text:p>0.000332</text:p>
          </table:table-cell>
          <table:table-cell office:value-type="float" office:value="0.000353" calcext:value-type="float">
            <text:p>0.000353</text:p>
          </table:table-cell>
          <table:table-cell office:value-type="float" office:value="0.000345" calcext:value-type="float">
            <text:p>0.000345</text:p>
          </table:table-cell>
          <table:table-cell office:value-type="float" office:value="0.002197" calcext:value-type="float">
            <text:p>0.002197</text:p>
          </table:table-cell>
          <table:table-cell office:value-type="float" office:value="0.001121" calcext:value-type="float">
            <text:p>0.001121</text:p>
          </table:table-cell>
          <table:table-cell office:value-type="float" office:value="0.00071" calcext:value-type="float">
            <text:p>0.00071</text:p>
          </table:table-cell>
          <table:table-cell office:value-type="float" office:value="0.00239" calcext:value-type="float">
            <text:p>0.00239</text:p>
          </table:table-cell>
          <table:table-cell office:value-type="float" office:value="0.003593" calcext:value-type="float">
            <text:p>0.003593</text:p>
          </table:table-cell>
          <table:table-cell office:value-type="float" office:value="0.004379" calcext:value-type="float">
            <text:p>0.004379</text:p>
          </table:table-cell>
          <table:table-cell office:value-type="float" office:value="0.013509" calcext:value-type="float">
            <text:p>0.013509</text:p>
          </table:table-cell>
          <table:table-cell office:value-type="float" office:value="0.028123" calcext:value-type="float">
            <text:p>0.028123</text:p>
          </table:table-cell>
          <table:table-cell office:value-type="float" office:value="0.055985" calcext:value-type="float">
            <text:p>0.055985</text:p>
          </table:table-cell>
          <table:table-cell office:value-type="float" office:value="0.133509" calcext:value-type="float">
            <text:p>0.133509</text:p>
          </table:table-cell>
          <table:table-cell office:value-type="float" office:value="0.260491" calcext:value-type="float">
            <text:p>0.260491</text:p>
          </table:table-cell>
        </table:table-row>
        <table:table-row table:style-name="ro1">
          <table:table-cell table:style-name="ce350" office:value-type="string" calcext:value-type="string">
            <text:p>West Lothian</text:p>
          </table:table-cell>
          <table:table-cell table:style-name="ce359" office:value-type="float" office:value="0.000599" calcext:value-type="float">
            <text:p>0.000599</text:p>
          </table:table-cell>
          <table:table-cell table:style-name="ce363" office:value-type="float" office:value="0.036707" calcext:value-type="float">
            <text:p>0.036707</text:p>
          </table:table-cell>
          <table:table-cell table:style-name="ce363" office:value-type="float" office:value="0.01829" calcext:value-type="float">
            <text:p>0.01829</text:p>
          </table:table-cell>
          <table:table-cell table:style-name="ce363" office:value-type="float" office:value="0.002291" calcext:value-type="float">
            <text:p>0.002291</text:p>
          </table:table-cell>
          <table:table-cell table:style-name="ce363" office:value-type="float" office:value="0.000375" calcext:value-type="float">
            <text:p>0.000375</text:p>
          </table:table-cell>
          <table:table-cell table:style-name="ce363" office:value-type="float" office:value="0.00045" calcext:value-type="float">
            <text:p>0.00045</text:p>
          </table:table-cell>
          <table:table-cell table:style-name="ce363" office:value-type="float" office:value="0.000483" calcext:value-type="float">
            <text:p>0.000483</text:p>
          </table:table-cell>
          <table:table-cell table:style-name="ce363" office:value-type="float" office:value="0.001178" calcext:value-type="float">
            <text:p>0.001178</text:p>
          </table:table-cell>
          <table:table-cell table:style-name="ce363" office:value-type="float" office:value="0.001366" calcext:value-type="float">
            <text:p>0.001366</text:p>
          </table:table-cell>
          <table:table-cell table:style-name="ce363" office:value-type="float" office:value="0.001873" calcext:value-type="float">
            <text:p>0.001873</text:p>
          </table:table-cell>
          <table:table-cell table:style-name="ce363" office:value-type="float" office:value="0.002737" calcext:value-type="float">
            <text:p>0.002737</text:p>
          </table:table-cell>
          <table:table-cell table:style-name="ce363" office:value-type="float" office:value="0.004159" calcext:value-type="float">
            <text:p>0.004159</text:p>
          </table:table-cell>
          <table:table-cell table:style-name="ce363" office:value-type="float" office:value="0.009772" calcext:value-type="float">
            <text:p>0.009772</text:p>
          </table:table-cell>
          <table:table-cell table:style-name="ce363" office:value-type="float" office:value="0.024175" calcext:value-type="float">
            <text:p>0.024175</text:p>
          </table:table-cell>
          <table:table-cell table:style-name="ce363" office:value-type="float" office:value="0.06154" calcext:value-type="float">
            <text:p>0.06154</text:p>
          </table:table-cell>
          <table:table-cell table:style-name="ce363" office:value-type="float" office:value="0.143816" calcext:value-type="float">
            <text:p>0.143816</text:p>
          </table:table-cell>
          <table:table-cell table:style-name="ce370" office:value-type="float" office:value="0.26589" calcext:value-type="float">
            <text:p>0.26589</text:p>
          </table:table-cell>
        </table:table-row>
        <table:table-row table:style-name="ro1">
          <table:table-cell table:style-name="ce346"/>
          <table:table-cell table:style-name="ce355" table:number-columns-repeated="10"/>
          <table:table-cell table:style-name="ce364" table:number-columns-repeated="7"/>
        </table:table-row>
        <table:table-row table:style-name="ro1">
          <table:table-cell table:style-name="ce347" office:value-type="string" calcext:value-type="string">
            <text:p>Males</text:p>
          </table:table-cell>
          <table:table-cell table:style-name="ce356" office:value-type="string" calcext:value-type="string">
            <text:p>0-15</text:p>
          </table:table-cell>
          <table:table-cell table:style-name="ce356" office:value-type="string" calcext:value-type="string">
            <text:p>16-19</text:p>
          </table:table-cell>
          <table:table-cell table:style-name="ce356" office:value-type="string" calcext:value-type="string">
            <text:p>20-24</text:p>
          </table:table-cell>
          <table:table-cell table:style-name="ce356" office:value-type="string" calcext:value-type="string">
            <text:p>25-29</text:p>
          </table:table-cell>
          <table:table-cell table:style-name="ce356" office:value-type="string" calcext:value-type="string">
            <text:p>30-34</text:p>
          </table:table-cell>
          <table:table-cell table:style-name="ce356" office:value-type="string" calcext:value-type="string">
            <text:p>35-39</text:p>
          </table:table-cell>
          <table:table-cell table:style-name="ce356" office:value-type="string" calcext:value-type="string">
            <text:p>40-44</text:p>
          </table:table-cell>
          <table:table-cell table:style-name="ce356" office:value-type="string" calcext:value-type="string">
            <text:p>45-49</text:p>
          </table:table-cell>
          <table:table-cell table:style-name="ce356" office:value-type="string" calcext:value-type="string">
            <text:p>50-54</text:p>
          </table:table-cell>
          <table:table-cell table:style-name="ce356" office:value-type="string" calcext:value-type="string">
            <text:p>55-59</text:p>
          </table:table-cell>
          <table:table-cell table:style-name="ce365" office:value-type="string" calcext:value-type="string">
            <text:p>60-64</text:p>
          </table:table-cell>
          <table:table-cell table:style-name="ce365" office:value-type="string" calcext:value-type="string">
            <text:p>65-69 </text:p>
          </table:table-cell>
          <table:table-cell table:style-name="ce365" office:value-type="string" calcext:value-type="string">
            <text:p>70-74</text:p>
          </table:table-cell>
          <table:table-cell table:style-name="ce365" office:value-type="string" calcext:value-type="string">
            <text:p>75-79</text:p>
          </table:table-cell>
          <table:table-cell table:style-name="ce365" office:value-type="string" calcext:value-type="string">
            <text:p>80-84</text:p>
          </table:table-cell>
          <table:table-cell table:style-name="ce365" office:value-type="string" calcext:value-type="string">
            <text:p>85-89</text:p>
          </table:table-cell>
          <table:table-cell table:style-name="ce367" office:value-type="string" calcext:value-type="string">
            <text:p>90 +</text:p>
          </table:table-cell>
        </table:table-row>
        <table:table-row table:style-name="ro1">
          <table:table-cell table:style-name="ce348" office:value-type="string" calcext:value-type="string">
            <text:p>SCOTLAND</text:p>
          </table:table-cell>
          <table:table-cell table:style-name="ce357" office:value-type="float" office:value="0.004448" calcext:value-type="float">
            <text:p>0.004448</text:p>
          </table:table-cell>
          <table:table-cell table:style-name="ce361" office:value-type="float" office:value="0.113256" calcext:value-type="float">
            <text:p>0.113256</text:p>
          </table:table-cell>
          <table:table-cell table:style-name="ce361" office:value-type="float" office:value="0.081012" calcext:value-type="float">
            <text:p>0.081012</text:p>
          </table:table-cell>
          <table:table-cell table:style-name="ce361" office:value-type="float" office:value="0.030666" calcext:value-type="float">
            <text:p>0.030666</text:p>
          </table:table-cell>
          <table:table-cell table:style-name="ce361" office:value-type="float" office:value="0.019099" calcext:value-type="float">
            <text:p>0.019099</text:p>
          </table:table-cell>
          <table:table-cell table:style-name="ce361" office:value-type="float" office:value="0.015011" calcext:value-type="float">
            <text:p>0.015011</text:p>
          </table:table-cell>
          <table:table-cell table:style-name="ce361" office:value-type="float" office:value="0.012003" calcext:value-type="float">
            <text:p>0.012003</text:p>
          </table:table-cell>
          <table:table-cell table:style-name="ce361" office:value-type="float" office:value="0.009034" calcext:value-type="float">
            <text:p>0.009034</text:p>
          </table:table-cell>
          <table:table-cell table:style-name="ce361" office:value-type="float" office:value="0.006794" calcext:value-type="float">
            <text:p>0.006794</text:p>
          </table:table-cell>
          <table:table-cell table:style-name="ce361" office:value-type="float" office:value="0.006137" calcext:value-type="float">
            <text:p>0.006137</text:p>
          </table:table-cell>
          <table:table-cell table:style-name="ce361" office:value-type="float" office:value="0.006959" calcext:value-type="float">
            <text:p>0.006959</text:p>
          </table:table-cell>
          <table:table-cell table:style-name="ce361" office:value-type="float" office:value="0.008487" calcext:value-type="float">
            <text:p>0.008487</text:p>
          </table:table-cell>
          <table:table-cell table:style-name="ce361" office:value-type="float" office:value="0.01043" calcext:value-type="float">
            <text:p>0.01043</text:p>
          </table:table-cell>
          <table:table-cell table:style-name="ce361" office:value-type="float" office:value="0.020088" calcext:value-type="float">
            <text:p>0.020088</text:p>
          </table:table-cell>
          <table:table-cell table:style-name="ce361" office:value-type="float" office:value="0.034565" calcext:value-type="float">
            <text:p>0.034565</text:p>
          </table:table-cell>
          <table:table-cell table:style-name="ce361" office:value-type="float" office:value="0.064124" calcext:value-type="float">
            <text:p>0.064124</text:p>
          </table:table-cell>
          <table:table-cell table:style-name="ce368" office:value-type="float" office:value="0.136843" calcext:value-type="float">
            <text:p>0.136843</text:p>
          </table:table-cell>
        </table:table-row>
        <table:table-row table:style-name="ro1">
          <table:table-cell office:value-type="string" calcext:value-type="string">
            <text:p>Aberdeen City</text:p>
          </table:table-cell>
          <table:table-cell office:value-type="float" office:value="0.002765" calcext:value-type="float">
            <text:p>0.002765</text:p>
          </table:table-cell>
          <table:table-cell office:value-type="float" office:value="0.337763" calcext:value-type="float">
            <text:p>0.337763</text:p>
          </table:table-cell>
          <table:table-cell office:value-type="float" office:value="0.155278" calcext:value-type="float">
            <text:p>0.155278</text:p>
          </table:table-cell>
          <table:table-cell office:value-type="float" office:value="0.028463" calcext:value-type="float">
            <text:p>0.028463</text:p>
          </table:table-cell>
          <table:table-cell office:value-type="float" office:value="0.010275" calcext:value-type="float">
            <text:p>0.010275</text:p>
          </table:table-cell>
          <table:table-cell office:value-type="float" office:value="0.009503" calcext:value-type="float">
            <text:p>0.009503</text:p>
          </table:table-cell>
          <table:table-cell office:value-type="float" office:value="0.008035" calcext:value-type="float">
            <text:p>0.008035</text:p>
          </table:table-cell>
          <table:table-cell office:value-type="float" office:value="0.010997" calcext:value-type="float">
            <text:p>0.010997</text:p>
          </table:table-cell>
          <table:table-cell office:value-type="float" office:value="0.008814" calcext:value-type="float">
            <text:p>0.008814</text:p>
          </table:table-cell>
          <table:table-cell office:value-type="float" office:value="0.009764" calcext:value-type="float">
            <text:p>0.009764</text:p>
          </table:table-cell>
          <table:table-cell office:value-type="float" office:value="0.009475" calcext:value-type="float">
            <text:p>0.009475</text:p>
          </table:table-cell>
          <table:table-cell office:value-type="float" office:value="0.01191" calcext:value-type="float">
            <text:p>0.01191</text:p>
          </table:table-cell>
          <table:table-cell office:value-type="float" office:value="0.013029" calcext:value-type="float">
            <text:p>0.013029</text:p>
          </table:table-cell>
          <table:table-cell office:value-type="float" office:value="0.023546" calcext:value-type="float">
            <text:p>0.023546</text:p>
          </table:table-cell>
          <table:table-cell office:value-type="float" office:value="0.036569" calcext:value-type="float">
            <text:p>0.036569</text:p>
          </table:table-cell>
          <table:table-cell office:value-type="float" office:value="0.068614" calcext:value-type="float">
            <text:p>0.068614</text:p>
          </table:table-cell>
          <table:table-cell office:value-type="float" office:value="0.144926" calcext:value-type="float">
            <text:p>0.144926</text:p>
          </table:table-cell>
        </table:table-row>
        <table:table-row table:style-name="ro1">
          <table:table-cell office:value-type="string" calcext:value-type="string">
            <text:p>Aberdeenshire</text:p>
          </table:table-cell>
          <table:table-cell office:value-type="float" office:value="0.001651" calcext:value-type="float">
            <text:p>0.001651</text:p>
          </table:table-cell>
          <table:table-cell office:value-type="float" office:value="0.012456" calcext:value-type="float">
            <text:p>0.012456</text:p>
          </table:table-cell>
          <table:table-cell office:value-type="float" office:value="0.01644" calcext:value-type="float">
            <text:p>0.01644</text:p>
          </table:table-cell>
          <table:table-cell office:value-type="float" office:value="0.011751" calcext:value-type="float">
            <text:p>0.011751</text:p>
          </table:table-cell>
          <table:table-cell office:value-type="float" office:value="0.011724" calcext:value-type="float">
            <text:p>0.011724</text:p>
          </table:table-cell>
          <table:table-cell office:value-type="float" office:value="0.008512" calcext:value-type="float">
            <text:p>0.008512</text:p>
          </table:table-cell>
          <table:table-cell office:value-type="float" office:value="0.005953" calcext:value-type="float">
            <text:p>0.005953</text:p>
          </table:table-cell>
          <table:table-cell office:value-type="float" office:value="0.004242" calcext:value-type="float">
            <text:p>0.004242</text:p>
          </table:table-cell>
          <table:table-cell office:value-type="float" office:value="0.004953" calcext:value-type="float">
            <text:p>0.004953</text:p>
          </table:table-cell>
          <table:table-cell office:value-type="float" office:value="0.005471" calcext:value-type="float">
            <text:p>0.005471</text:p>
          </table:table-cell>
          <table:table-cell office:value-type="float" office:value="0.005796" calcext:value-type="float">
            <text:p>0.005796</text:p>
          </table:table-cell>
          <table:table-cell office:value-type="float" office:value="0.006372" calcext:value-type="float">
            <text:p>0.006372</text:p>
          </table:table-cell>
          <table:table-cell office:value-type="float" office:value="0.008018" calcext:value-type="float">
            <text:p>0.008018</text:p>
          </table:table-cell>
          <table:table-cell office:value-type="float" office:value="0.013505" calcext:value-type="float">
            <text:p>0.013505</text:p>
          </table:table-cell>
          <table:table-cell office:value-type="float" office:value="0.031774" calcext:value-type="float">
            <text:p>0.031774</text:p>
          </table:table-cell>
          <table:table-cell office:value-type="float" office:value="0.066776" calcext:value-type="float">
            <text:p>0.066776</text:p>
          </table:table-cell>
          <table:table-cell office:value-type="float" office:value="0.155005" calcext:value-type="float">
            <text:p>0.155005</text:p>
          </table:table-cell>
        </table:table-row>
        <table:table-row table:style-name="ro1">
          <table:table-cell office:value-type="string" calcext:value-type="string">
            <text:p>Angus</text:p>
          </table:table-cell>
          <table:table-cell office:value-type="float" office:value="0.002956" calcext:value-type="float">
            <text:p>0.002956</text:p>
          </table:table-cell>
          <table:table-cell office:value-type="float" office:value="0.009605" calcext:value-type="float">
            <text:p>0.009605</text:p>
          </table:table-cell>
          <table:table-cell office:value-type="float" office:value="0.033154" calcext:value-type="float">
            <text:p>0.033154</text:p>
          </table:table-cell>
          <table:table-cell office:value-type="float" office:value="0.050059" calcext:value-type="float">
            <text:p>0.050059</text:p>
          </table:table-cell>
          <table:table-cell office:value-type="float" office:value="0.02609" calcext:value-type="float">
            <text:p>0.02609</text:p>
          </table:table-cell>
          <table:table-cell office:value-type="float" office:value="0.015528" calcext:value-type="float">
            <text:p>0.015528</text:p>
          </table:table-cell>
          <table:table-cell office:value-type="float" office:value="0.008849" calcext:value-type="float">
            <text:p>0.008849</text:p>
          </table:table-cell>
          <table:table-cell office:value-type="float" office:value="0.005887" calcext:value-type="float">
            <text:p>0.005887</text:p>
          </table:table-cell>
          <table:table-cell office:value-type="float" office:value="0.004618" calcext:value-type="float">
            <text:p>0.004618</text:p>
          </table:table-cell>
          <table:table-cell office:value-type="float" office:value="0.007985" calcext:value-type="float">
            <text:p>0.007985</text:p>
          </table:table-cell>
          <table:table-cell office:value-type="float" office:value="0.008405" calcext:value-type="float">
            <text:p>0.008405</text:p>
          </table:table-cell>
          <table:table-cell office:value-type="float" office:value="0.00883" calcext:value-type="float">
            <text:p>0.00883</text:p>
          </table:table-cell>
          <table:table-cell office:value-type="float" office:value="0.006507" calcext:value-type="float">
            <text:p>0.006507</text:p>
          </table:table-cell>
          <table:table-cell office:value-type="float" office:value="0.017454" calcext:value-type="float">
            <text:p>0.017454</text:p>
          </table:table-cell>
          <table:table-cell office:value-type="float" office:value="0.027833" calcext:value-type="float">
            <text:p>0.027833</text:p>
          </table:table-cell>
          <table:table-cell office:value-type="float" office:value="0.075443" calcext:value-type="float">
            <text:p>0.075443</text:p>
          </table:table-cell>
          <table:table-cell office:value-type="float" office:value="0.141017" calcext:value-type="float">
            <text:p>0.141017</text:p>
          </table:table-cell>
        </table:table-row>
        <table:table-row table:style-name="ro1">
          <table:table-cell office:value-type="string" calcext:value-type="string">
            <text:p>Argyll and Bute</text:p>
          </table:table-cell>
          <table:table-cell office:value-type="float" office:value="0.014536" calcext:value-type="float">
            <text:p>0.014536</text:p>
          </table:table-cell>
          <table:table-cell office:value-type="float" office:value="0.046214" calcext:value-type="float">
            <text:p>0.046214</text:p>
          </table:table-cell>
          <table:table-cell office:value-type="float" office:value="0.153978" calcext:value-type="float">
            <text:p>0.153978</text:p>
          </table:table-cell>
          <table:table-cell office:value-type="float" office:value="0.251084" calcext:value-type="float">
            <text:p>0.251084</text:p>
          </table:table-cell>
          <table:table-cell office:value-type="float" office:value="0.234824" calcext:value-type="float">
            <text:p>0.234824</text:p>
          </table:table-cell>
          <table:table-cell office:value-type="float" office:value="0.163399" calcext:value-type="float">
            <text:p>0.163399</text:p>
          </table:table-cell>
          <table:table-cell office:value-type="float" office:value="0.079786" calcext:value-type="float">
            <text:p>0.079786</text:p>
          </table:table-cell>
          <table:table-cell office:value-type="float" office:value="0.063344" calcext:value-type="float">
            <text:p>0.063344</text:p>
          </table:table-cell>
          <table:table-cell office:value-type="float" office:value="0.030026" calcext:value-type="float">
            <text:p>0.030026</text:p>
          </table:table-cell>
          <table:table-cell office:value-type="float" office:value="0.015597" calcext:value-type="float">
            <text:p>0.015597</text:p>
          </table:table-cell>
          <table:table-cell office:value-type="float" office:value="0.008143" calcext:value-type="float">
            <text:p>0.008143</text:p>
          </table:table-cell>
          <table:table-cell office:value-type="float" office:value="0.007932" calcext:value-type="float">
            <text:p>0.007932</text:p>
          </table:table-cell>
          <table:table-cell office:value-type="float" office:value="0.008227" calcext:value-type="float">
            <text:p>0.008227</text:p>
          </table:table-cell>
          <table:table-cell office:value-type="float" office:value="0.010255" calcext:value-type="float">
            <text:p>0.010255</text:p>
          </table:table-cell>
          <table:table-cell office:value-type="float" office:value="0.023581" calcext:value-type="float">
            <text:p>0.023581</text:p>
          </table:table-cell>
          <table:table-cell office:value-type="float" office:value="0.04416" calcext:value-type="float">
            <text:p>0.04416</text:p>
          </table:table-cell>
          <table:table-cell office:value-type="float" office:value="0.095296" calcext:value-type="float">
            <text:p>0.095296</text:p>
          </table:table-cell>
        </table:table-row>
        <table:table-row table:style-name="ro1">
          <table:table-cell office:value-type="string" calcext:value-type="string">
            <text:p>City of Edinburgh</text:p>
          </table:table-cell>
          <table:table-cell office:value-type="float" office:value="0.009663" calcext:value-type="float">
            <text:p>0.009663</text:p>
          </table:table-cell>
          <table:table-cell office:value-type="float" office:value="0.372046" calcext:value-type="float">
            <text:p>0.372046</text:p>
          </table:table-cell>
          <table:table-cell office:value-type="float" office:value="0.186133" calcext:value-type="float">
            <text:p>0.186133</text:p>
          </table:table-cell>
          <table:table-cell office:value-type="float" office:value="0.039976" calcext:value-type="float">
            <text:p>0.039976</text:p>
          </table:table-cell>
          <table:table-cell office:value-type="float" office:value="0.016622" calcext:value-type="float">
            <text:p>0.016622</text:p>
          </table:table-cell>
          <table:table-cell office:value-type="float" office:value="0.014311" calcext:value-type="float">
            <text:p>0.014311</text:p>
          </table:table-cell>
          <table:table-cell office:value-type="float" office:value="0.011153" calcext:value-type="float">
            <text:p>0.011153</text:p>
          </table:table-cell>
          <table:table-cell office:value-type="float" office:value="0.00979" calcext:value-type="float">
            <text:p>0.00979</text:p>
          </table:table-cell>
          <table:table-cell office:value-type="float" office:value="0.007531" calcext:value-type="float">
            <text:p>0.007531</text:p>
          </table:table-cell>
          <table:table-cell office:value-type="float" office:value="0.005828" calcext:value-type="float">
            <text:p>0.005828</text:p>
          </table:table-cell>
          <table:table-cell office:value-type="float" office:value="0.008213" calcext:value-type="float">
            <text:p>0.008213</text:p>
          </table:table-cell>
          <table:table-cell office:value-type="float" office:value="0.006874" calcext:value-type="float">
            <text:p>0.006874</text:p>
          </table:table-cell>
          <table:table-cell office:value-type="float" office:value="0.011548" calcext:value-type="float">
            <text:p>0.011548</text:p>
          </table:table-cell>
          <table:table-cell office:value-type="float" office:value="0.024927" calcext:value-type="float">
            <text:p>0.024927</text:p>
          </table:table-cell>
          <table:table-cell office:value-type="float" office:value="0.040873" calcext:value-type="float">
            <text:p>0.040873</text:p>
          </table:table-cell>
          <table:table-cell office:value-type="float" office:value="0.0692" calcext:value-type="float">
            <text:p>0.0692</text:p>
          </table:table-cell>
          <table:table-cell office:value-type="float" office:value="0.135492" calcext:value-type="float">
            <text:p>0.135492</text:p>
          </table:table-cell>
        </table:table-row>
        <table:table-row table:style-name="ro1">
          <table:table-cell office:value-type="string" calcext:value-type="string">
            <text:p>Clackmannanshire</text:p>
          </table:table-cell>
          <table:table-cell office:value-type="float" office:value="0.006538" calcext:value-type="float">
            <text:p>0.006538</text:p>
          </table:table-cell>
          <table:table-cell office:value-type="float" office:value="0.017964" calcext:value-type="float">
            <text:p>0.017964</text:p>
          </table:table-cell>
          <table:table-cell office:value-type="float" office:value="0.049736" calcext:value-type="float">
            <text:p>0.049736</text:p>
          </table:table-cell>
          <table:table-cell office:value-type="float" office:value="0.081773" calcext:value-type="float">
            <text:p>0.081773</text:p>
          </table:table-cell>
          <table:table-cell office:value-type="float" office:value="0.074953" calcext:value-type="float">
            <text:p>0.074953</text:p>
          </table:table-cell>
          <table:table-cell office:value-type="float" office:value="0.050405" calcext:value-type="float">
            <text:p>0.050405</text:p>
          </table:table-cell>
          <table:table-cell office:value-type="float" office:value="0.05564" calcext:value-type="float">
            <text:p>0.05564</text:p>
          </table:table-cell>
          <table:table-cell office:value-type="float" office:value="0.043417" calcext:value-type="float">
            <text:p>0.043417</text:p>
          </table:table-cell>
          <table:table-cell office:value-type="float" office:value="0.029509" calcext:value-type="float">
            <text:p>0.029509</text:p>
          </table:table-cell>
          <table:table-cell office:value-type="float" office:value="0.021367" calcext:value-type="float">
            <text:p>0.021367</text:p>
          </table:table-cell>
          <table:table-cell office:value-type="float" office:value="0.02154" calcext:value-type="float">
            <text:p>0.02154</text:p>
          </table:table-cell>
          <table:table-cell office:value-type="float" office:value="0.013914" calcext:value-type="float">
            <text:p>0.013914</text:p>
          </table:table-cell>
          <table:table-cell office:value-type="float" office:value="0.010769" calcext:value-type="float">
            <text:p>0.010769</text:p>
          </table:table-cell>
          <table:table-cell office:value-type="float" office:value="0.029078" calcext:value-type="float">
            <text:p>0.029078</text:p>
          </table:table-cell>
          <table:table-cell office:value-type="float" office:value="0.026397" calcext:value-type="float">
            <text:p>0.026397</text:p>
          </table:table-cell>
          <table:table-cell office:value-type="float" office:value="0.087458" calcext:value-type="float">
            <text:p>0.087458</text:p>
          </table:table-cell>
          <table:table-cell office:value-type="float" office:value="0.11513" calcext:value-type="float">
            <text:p>0.11513</text:p>
          </table:table-cell>
        </table:table-row>
        <table:table-row table:style-name="ro1">
          <table:table-cell office:value-type="string" calcext:value-type="string">
            <text:p>Dumfries and Galloway</text:p>
          </table:table-cell>
          <table:table-cell office:value-type="float" office:value="0.002843" calcext:value-type="float">
            <text:p>0.002843</text:p>
          </table:table-cell>
          <table:table-cell office:value-type="float" office:value="0.015807" calcext:value-type="float">
            <text:p>0.015807</text:p>
          </table:table-cell>
          <table:table-cell office:value-type="float" office:value="0.013776" calcext:value-type="float">
            <text:p>0.013776</text:p>
          </table:table-cell>
          <table:table-cell office:value-type="float" office:value="0.012689" calcext:value-type="float">
            <text:p>0.012689</text:p>
          </table:table-cell>
          <table:table-cell office:value-type="float" office:value="0.011939" calcext:value-type="float">
            <text:p>0.011939</text:p>
          </table:table-cell>
          <table:table-cell office:value-type="float" office:value="0.012954" calcext:value-type="float">
            <text:p>0.012954</text:p>
          </table:table-cell>
          <table:table-cell office:value-type="float" office:value="0.015758" calcext:value-type="float">
            <text:p>0.015758</text:p>
          </table:table-cell>
          <table:table-cell office:value-type="float" office:value="0.012228" calcext:value-type="float">
            <text:p>0.012228</text:p>
          </table:table-cell>
          <table:table-cell office:value-type="float" office:value="0.007193" calcext:value-type="float">
            <text:p>0.007193</text:p>
          </table:table-cell>
          <table:table-cell office:value-type="float" office:value="0.008605" calcext:value-type="float">
            <text:p>0.008605</text:p>
          </table:table-cell>
          <table:table-cell office:value-type="float" office:value="0.008937" calcext:value-type="float">
            <text:p>0.008937</text:p>
          </table:table-cell>
          <table:table-cell office:value-type="float" office:value="0.008141" calcext:value-type="float">
            <text:p>0.008141</text:p>
          </table:table-cell>
          <table:table-cell office:value-type="float" office:value="0.010267" calcext:value-type="float">
            <text:p>0.010267</text:p>
          </table:table-cell>
          <table:table-cell office:value-type="float" office:value="0.013273" calcext:value-type="float">
            <text:p>0.013273</text:p>
          </table:table-cell>
          <table:table-cell office:value-type="float" office:value="0.029321" calcext:value-type="float">
            <text:p>0.029321</text:p>
          </table:table-cell>
          <table:table-cell office:value-type="float" office:value="0.067338" calcext:value-type="float">
            <text:p>0.067338</text:p>
          </table:table-cell>
          <table:table-cell office:value-type="float" office:value="0.127522" calcext:value-type="float">
            <text:p>0.127522</text:p>
          </table:table-cell>
        </table:table-row>
        <table:table-row table:style-name="ro1">
          <table:table-cell office:value-type="string" calcext:value-type="string">
            <text:p>Dundee City</text:p>
          </table:table-cell>
          <table:table-cell office:value-type="float" office:value="0.000702" calcext:value-type="float">
            <text:p>0.000702</text:p>
          </table:table-cell>
          <table:table-cell office:value-type="float" office:value="0.297357" calcext:value-type="float">
            <text:p>0.297357</text:p>
          </table:table-cell>
          <table:table-cell office:value-type="float" office:value="0.113162" calcext:value-type="float">
            <text:p>0.113162</text:p>
          </table:table-cell>
          <table:table-cell office:value-type="float" office:value="0.00227" calcext:value-type="float">
            <text:p>0.00227</text:p>
          </table:table-cell>
          <table:table-cell office:value-type="float" office:value="0.009994" calcext:value-type="float">
            <text:p>0.009994</text:p>
          </table:table-cell>
          <table:table-cell office:value-type="float" office:value="0.007543" calcext:value-type="float">
            <text:p>0.007543</text:p>
          </table:table-cell>
          <table:table-cell office:value-type="float" office:value="0.007488" calcext:value-type="float">
            <text:p>0.007488</text:p>
          </table:table-cell>
          <table:table-cell office:value-type="float" office:value="0.005203" calcext:value-type="float">
            <text:p>0.005203</text:p>
          </table:table-cell>
          <table:table-cell office:value-type="float" office:value="0.0055" calcext:value-type="float">
            <text:p>0.0055</text:p>
          </table:table-cell>
          <table:table-cell office:value-type="float" office:value="0.006773" calcext:value-type="float">
            <text:p>0.006773</text:p>
          </table:table-cell>
          <table:table-cell office:value-type="float" office:value="0.008587" calcext:value-type="float">
            <text:p>0.008587</text:p>
          </table:table-cell>
          <table:table-cell office:value-type="float" office:value="0.010375" calcext:value-type="float">
            <text:p>0.010375</text:p>
          </table:table-cell>
          <table:table-cell office:value-type="float" office:value="0.017322" calcext:value-type="float">
            <text:p>0.017322</text:p>
          </table:table-cell>
          <table:table-cell office:value-type="float" office:value="0.026707" calcext:value-type="float">
            <text:p>0.026707</text:p>
          </table:table-cell>
          <table:table-cell office:value-type="float" office:value="0.04121" calcext:value-type="float">
            <text:p>0.04121</text:p>
          </table:table-cell>
          <table:table-cell office:value-type="float" office:value="0.076802" calcext:value-type="float">
            <text:p>0.076802</text:p>
          </table:table-cell>
          <table:table-cell office:value-type="float" office:value="0.160347" calcext:value-type="float">
            <text:p>0.160347</text:p>
          </table:table-cell>
        </table:table-row>
        <table:table-row table:style-name="ro1">
          <table:table-cell office:value-type="string" calcext:value-type="string">
            <text:p>East Ayrshire</text:p>
          </table:table-cell>
          <table:table-cell office:value-type="float" office:value="0.002357" calcext:value-type="float">
            <text:p>0.002357</text:p>
          </table:table-cell>
          <table:table-cell office:value-type="float" office:value="0.007028" calcext:value-type="float">
            <text:p>0.007028</text:p>
          </table:table-cell>
          <table:table-cell office:value-type="float" office:value="0.015309" calcext:value-type="float">
            <text:p>0.015309</text:p>
          </table:table-cell>
          <table:table-cell office:value-type="float" office:value="0.025021" calcext:value-type="float">
            <text:p>0.025021</text:p>
          </table:table-cell>
          <table:table-cell office:value-type="float" office:value="0.019037" calcext:value-type="float">
            <text:p>0.019037</text:p>
          </table:table-cell>
          <table:table-cell office:value-type="float" office:value="0.022134" calcext:value-type="float">
            <text:p>0.022134</text:p>
          </table:table-cell>
          <table:table-cell office:value-type="float" office:value="0.012992" calcext:value-type="float">
            <text:p>0.012992</text:p>
          </table:table-cell>
          <table:table-cell office:value-type="float" office:value="0.010462" calcext:value-type="float">
            <text:p>0.010462</text:p>
          </table:table-cell>
          <table:table-cell office:value-type="float" office:value="0.00553" calcext:value-type="float">
            <text:p>0.00553</text:p>
          </table:table-cell>
          <table:table-cell office:value-type="float" office:value="0.005597" calcext:value-type="float">
            <text:p>0.005597</text:p>
          </table:table-cell>
          <table:table-cell office:value-type="float" office:value="0.006042" calcext:value-type="float">
            <text:p>0.006042</text:p>
          </table:table-cell>
          <table:table-cell office:value-type="float" office:value="0.010327" calcext:value-type="float">
            <text:p>0.010327</text:p>
          </table:table-cell>
          <table:table-cell office:value-type="float" office:value="0.012098" calcext:value-type="float">
            <text:p>0.012098</text:p>
          </table:table-cell>
          <table:table-cell office:value-type="float" office:value="0.021488" calcext:value-type="float">
            <text:p>0.021488</text:p>
          </table:table-cell>
          <table:table-cell office:value-type="float" office:value="0.040201" calcext:value-type="float">
            <text:p>0.040201</text:p>
          </table:table-cell>
          <table:table-cell office:value-type="float" office:value="0.063532" calcext:value-type="float">
            <text:p>0.063532</text:p>
          </table:table-cell>
          <table:table-cell office:value-type="float" office:value="0.123218" calcext:value-type="float">
            <text:p>0.123218</text:p>
          </table:table-cell>
        </table:table-row>
        <table:table-row table:style-name="ro1">
          <table:table-cell office:value-type="string" calcext:value-type="string">
            <text:p>East Dunbartonshire</text:p>
          </table:table-cell>
          <table:table-cell office:value-type="float" office:value="0.001319" calcext:value-type="float">
            <text:p>0.001319</text:p>
          </table:table-cell>
          <table:table-cell office:value-type="float" office:value="0.004722" calcext:value-type="float">
            <text:p>0.004722</text:p>
          </table:table-cell>
          <table:table-cell office:value-type="float" office:value="0.025839" calcext:value-type="float">
            <text:p>0.025839</text:p>
          </table:table-cell>
          <table:table-cell office:value-type="float" office:value="0.04079" calcext:value-type="float">
            <text:p>0.04079</text:p>
          </table:table-cell>
          <table:table-cell office:value-type="float" office:value="0.041991" calcext:value-type="float">
            <text:p>0.041991</text:p>
          </table:table-cell>
          <table:table-cell office:value-type="float" office:value="0.035545" calcext:value-type="float">
            <text:p>0.035545</text:p>
          </table:table-cell>
          <table:table-cell office:value-type="float" office:value="0.031148" calcext:value-type="float">
            <text:p>0.031148</text:p>
          </table:table-cell>
          <table:table-cell office:value-type="float" office:value="0.01454" calcext:value-type="float">
            <text:p>0.01454</text:p>
          </table:table-cell>
          <table:table-cell office:value-type="float" office:value="0.009252" calcext:value-type="float">
            <text:p>0.009252</text:p>
          </table:table-cell>
          <table:table-cell office:value-type="float" office:value="0.005991" calcext:value-type="float">
            <text:p>0.005991</text:p>
          </table:table-cell>
          <table:table-cell office:value-type="float" office:value="0.004402" calcext:value-type="float">
            <text:p>0.004402</text:p>
          </table:table-cell>
          <table:table-cell office:value-type="float" office:value="0.006789" calcext:value-type="float">
            <text:p>0.006789</text:p>
          </table:table-cell>
          <table:table-cell office:value-type="float" office:value="0.005094" calcext:value-type="float">
            <text:p>0.005094</text:p>
          </table:table-cell>
          <table:table-cell office:value-type="float" office:value="0.011719" calcext:value-type="float">
            <text:p>0.011719</text:p>
          </table:table-cell>
          <table:table-cell office:value-type="float" office:value="0.017031" calcext:value-type="float">
            <text:p>0.017031</text:p>
          </table:table-cell>
          <table:table-cell office:value-type="float" office:value="0.041404" calcext:value-type="float">
            <text:p>0.041404</text:p>
          </table:table-cell>
          <table:table-cell office:value-type="float" office:value="0.148858" calcext:value-type="float">
            <text:p>0.148858</text:p>
          </table:table-cell>
        </table:table-row>
        <table:table-row table:style-name="ro1">
          <table:table-cell office:value-type="string" calcext:value-type="string">
            <text:p>East Lothian</text:p>
          </table:table-cell>
          <table:table-cell office:value-type="float" office:value="0.009099" calcext:value-type="float">
            <text:p>0.009099</text:p>
          </table:table-cell>
          <table:table-cell office:value-type="float" office:value="0.100099" calcext:value-type="float">
            <text:p>0.100099</text:p>
          </table:table-cell>
          <table:table-cell office:value-type="float" office:value="0.055072" calcext:value-type="float">
            <text:p>0.055072</text:p>
          </table:table-cell>
          <table:table-cell office:value-type="float" office:value="0.017752" calcext:value-type="float">
            <text:p>0.017752</text:p>
          </table:table-cell>
          <table:table-cell office:value-type="float" office:value="0.008028" calcext:value-type="float">
            <text:p>0.008028</text:p>
          </table:table-cell>
          <table:table-cell office:value-type="float" office:value="0.002969" calcext:value-type="float">
            <text:p>0.002969</text:p>
          </table:table-cell>
          <table:table-cell office:value-type="float" office:value="0.003013" calcext:value-type="float">
            <text:p>0.003013</text:p>
          </table:table-cell>
          <table:table-cell office:value-type="float" office:value="0.000295" calcext:value-type="float">
            <text:p>0.000295</text:p>
          </table:table-cell>
          <table:table-cell office:value-type="float" office:value="0.002036" calcext:value-type="float">
            <text:p>0.002036</text:p>
          </table:table-cell>
          <table:table-cell office:value-type="float" office:value="0.002429" calcext:value-type="float">
            <text:p>0.002429</text:p>
          </table:table-cell>
          <table:table-cell office:value-type="float" office:value="0.00234" calcext:value-type="float">
            <text:p>0.00234</text:p>
          </table:table-cell>
          <table:table-cell office:value-type="float" office:value="0.00481" calcext:value-type="float">
            <text:p>0.00481</text:p>
          </table:table-cell>
          <table:table-cell office:value-type="float" office:value="0.010082" calcext:value-type="float">
            <text:p>0.010082</text:p>
          </table:table-cell>
          <table:table-cell office:value-type="float" office:value="0.022857" calcext:value-type="float">
            <text:p>0.022857</text:p>
          </table:table-cell>
          <table:table-cell office:value-type="float" office:value="0.031243" calcext:value-type="float">
            <text:p>0.031243</text:p>
          </table:table-cell>
          <table:table-cell office:value-type="float" office:value="0.061411" calcext:value-type="float">
            <text:p>0.061411</text:p>
          </table:table-cell>
          <table:table-cell office:value-type="float" office:value="0.146239" calcext:value-type="float">
            <text:p>0.146239</text:p>
          </table:table-cell>
        </table:table-row>
        <table:table-row table:style-name="ro1">
          <table:table-cell office:value-type="string" calcext:value-type="string">
            <text:p>East Renfrewshire</text:p>
          </table:table-cell>
          <table:table-cell office:value-type="float" office:value="0.000101" calcext:value-type="float">
            <text:p>0.000101</text:p>
          </table:table-cell>
          <table:table-cell office:value-type="float" office:value="0.000425" calcext:value-type="float">
            <text:p>0.000425</text:p>
          </table:table-cell>
          <table:table-cell office:value-type="float" office:value="0.001149" calcext:value-type="float">
            <text:p>0.001149</text:p>
          </table:table-cell>
          <table:table-cell office:value-type="float" office:value="0.000003" calcext:value-type="float">
            <text:p>0.000003</text:p>
          </table:table-cell>
          <table:table-cell office:value-type="float" office:value="0.001643" calcext:value-type="float">
            <text:p>0.001643</text:p>
          </table:table-cell>
          <table:table-cell office:value-type="float" office:value="0.000022" calcext:value-type="float">
            <text:p>0.000022</text:p>
          </table:table-cell>
          <table:table-cell office:value-type="float" office:value="0.000316" calcext:value-type="float">
            <text:p>0.000316</text:p>
          </table:table-cell>
          <table:table-cell office:value-type="float" office:value="0.001621" calcext:value-type="float">
            <text:p>0.001621</text:p>
          </table:table-cell>
          <table:table-cell office:value-type="float" office:value="0.002443" calcext:value-type="float">
            <text:p>0.002443</text:p>
          </table:table-cell>
          <table:table-cell office:value-type="float" office:value="0.002363" calcext:value-type="float">
            <text:p>0.002363</text:p>
          </table:table-cell>
          <table:table-cell office:value-type="float" office:value="0.002556" calcext:value-type="float">
            <text:p>0.002556</text:p>
          </table:table-cell>
          <table:table-cell office:value-type="float" office:value="0.004744" calcext:value-type="float">
            <text:p>0.004744</text:p>
          </table:table-cell>
          <table:table-cell office:value-type="float" office:value="0.005804" calcext:value-type="float">
            <text:p>0.005804</text:p>
          </table:table-cell>
          <table:table-cell office:value-type="float" office:value="0.015431" calcext:value-type="float">
            <text:p>0.015431</text:p>
          </table:table-cell>
          <table:table-cell office:value-type="float" office:value="0.027444" calcext:value-type="float">
            <text:p>0.027444</text:p>
          </table:table-cell>
          <table:table-cell office:value-type="float" office:value="0.072123" calcext:value-type="float">
            <text:p>0.072123</text:p>
          </table:table-cell>
          <table:table-cell office:value-type="float" office:value="0.151278" calcext:value-type="float">
            <text:p>0.151278</text:p>
          </table:table-cell>
        </table:table-row>
        <table:table-row table:style-name="ro1">
          <table:table-cell office:value-type="string" calcext:value-type="string">
            <text:p>Falkirk</text:p>
          </table:table-cell>
          <table:table-cell office:value-type="float" office:value="0.00053" calcext:value-type="float">
            <text:p>0.00053</text:p>
          </table:table-cell>
          <table:table-cell office:value-type="float" office:value="0.035177" calcext:value-type="float">
            <text:p>0.035177</text:p>
          </table:table-cell>
          <table:table-cell office:value-type="float" office:value="0.025242" calcext:value-type="float">
            <text:p>0.025242</text:p>
          </table:table-cell>
          <table:table-cell office:value-type="float" office:value="0.001753" calcext:value-type="float">
            <text:p>0.001753</text:p>
          </table:table-cell>
          <table:table-cell office:value-type="float" office:value="0.002568" calcext:value-type="float">
            <text:p>0.002568</text:p>
          </table:table-cell>
          <table:table-cell office:value-type="float" office:value="0.00233" calcext:value-type="float">
            <text:p>0.00233</text:p>
          </table:table-cell>
          <table:table-cell office:value-type="float" office:value="0.002363" calcext:value-type="float">
            <text:p>0.002363</text:p>
          </table:table-cell>
          <table:table-cell office:value-type="float" office:value="0.001454" calcext:value-type="float">
            <text:p>0.001454</text:p>
          </table:table-cell>
          <table:table-cell office:value-type="float" office:value="0.002101" calcext:value-type="float">
            <text:p>0.002101</text:p>
          </table:table-cell>
          <table:table-cell office:value-type="float" office:value="0.002505" calcext:value-type="float">
            <text:p>0.002505</text:p>
          </table:table-cell>
          <table:table-cell office:value-type="float" office:value="0.004666" calcext:value-type="float">
            <text:p>0.004666</text:p>
          </table:table-cell>
          <table:table-cell office:value-type="float" office:value="0.007586" calcext:value-type="float">
            <text:p>0.007586</text:p>
          </table:table-cell>
          <table:table-cell office:value-type="float" office:value="0.007368" calcext:value-type="float">
            <text:p>0.007368</text:p>
          </table:table-cell>
          <table:table-cell office:value-type="float" office:value="0.020066" calcext:value-type="float">
            <text:p>0.020066</text:p>
          </table:table-cell>
          <table:table-cell office:value-type="float" office:value="0.030863" calcext:value-type="float">
            <text:p>0.030863</text:p>
          </table:table-cell>
          <table:table-cell office:value-type="float" office:value="0.062947" calcext:value-type="float">
            <text:p>0.062947</text:p>
          </table:table-cell>
          <table:table-cell office:value-type="float" office:value="0.125007" calcext:value-type="float">
            <text:p>0.125007</text:p>
          </table:table-cell>
        </table:table-row>
        <table:table-row table:style-name="ro1">
          <table:table-cell office:value-type="string" calcext:value-type="string">
            <text:p>Fife</text:p>
          </table:table-cell>
          <table:table-cell office:value-type="float" office:value="0.003494" calcext:value-type="float">
            <text:p>0.003494</text:p>
          </table:table-cell>
          <table:table-cell office:value-type="float" office:value="0.148012" calcext:value-type="float">
            <text:p>0.148012</text:p>
          </table:table-cell>
          <table:table-cell office:value-type="float" office:value="0.072498" calcext:value-type="float">
            <text:p>0.072498</text:p>
          </table:table-cell>
          <table:table-cell office:value-type="float" office:value="0.030895" calcext:value-type="float">
            <text:p>0.030895</text:p>
          </table:table-cell>
          <table:table-cell office:value-type="float" office:value="0.016103" calcext:value-type="float">
            <text:p>0.016103</text:p>
          </table:table-cell>
          <table:table-cell office:value-type="float" office:value="0.012728" calcext:value-type="float">
            <text:p>0.012728</text:p>
          </table:table-cell>
          <table:table-cell office:value-type="float" office:value="0.007331" calcext:value-type="float">
            <text:p>0.007331</text:p>
          </table:table-cell>
          <table:table-cell office:value-type="float" office:value="0.006416" calcext:value-type="float">
            <text:p>0.006416</text:p>
          </table:table-cell>
          <table:table-cell office:value-type="float" office:value="0.004059" calcext:value-type="float">
            <text:p>0.004059</text:p>
          </table:table-cell>
          <table:table-cell office:value-type="float" office:value="0.00487" calcext:value-type="float">
            <text:p>0.00487</text:p>
          </table:table-cell>
          <table:table-cell office:value-type="float" office:value="0.005022" calcext:value-type="float">
            <text:p>0.005022</text:p>
          </table:table-cell>
          <table:table-cell office:value-type="float" office:value="0.006985" calcext:value-type="float">
            <text:p>0.006985</text:p>
          </table:table-cell>
          <table:table-cell office:value-type="float" office:value="0.009899" calcext:value-type="float">
            <text:p>0.009899</text:p>
          </table:table-cell>
          <table:table-cell office:value-type="float" office:value="0.021444" calcext:value-type="float">
            <text:p>0.021444</text:p>
          </table:table-cell>
          <table:table-cell office:value-type="float" office:value="0.031998" calcext:value-type="float">
            <text:p>0.031998</text:p>
          </table:table-cell>
          <table:table-cell office:value-type="float" office:value="0.059314" calcext:value-type="float">
            <text:p>0.059314</text:p>
          </table:table-cell>
          <table:table-cell office:value-type="float" office:value="0.144031" calcext:value-type="float">
            <text:p>0.144031</text:p>
          </table:table-cell>
        </table:table-row>
        <table:table-row table:style-name="ro1">
          <table:table-cell office:value-type="string" calcext:value-type="string">
            <text:p>Glasgow City</text:p>
          </table:table-cell>
          <table:table-cell office:value-type="float" office:value="0.001836" calcext:value-type="float">
            <text:p>0.001836</text:p>
          </table:table-cell>
          <table:table-cell office:value-type="float" office:value="0.252591" calcext:value-type="float">
            <text:p>0.252591</text:p>
          </table:table-cell>
          <table:table-cell office:value-type="float" office:value="0.161842" calcext:value-type="float">
            <text:p>0.161842</text:p>
          </table:table-cell>
          <table:table-cell office:value-type="float" office:value="0.037865" calcext:value-type="float">
            <text:p>0.037865</text:p>
          </table:table-cell>
          <table:table-cell office:value-type="float" office:value="0.017436" calcext:value-type="float">
            <text:p>0.017436</text:p>
          </table:table-cell>
          <table:table-cell office:value-type="float" office:value="0.01397" calcext:value-type="float">
            <text:p>0.01397</text:p>
          </table:table-cell>
          <table:table-cell office:value-type="float" office:value="0.014448" calcext:value-type="float">
            <text:p>0.014448</text:p>
          </table:table-cell>
          <table:table-cell office:value-type="float" office:value="0.012819" calcext:value-type="float">
            <text:p>0.012819</text:p>
          </table:table-cell>
          <table:table-cell office:value-type="float" office:value="0.009935" calcext:value-type="float">
            <text:p>0.009935</text:p>
          </table:table-cell>
          <table:table-cell office:value-type="float" office:value="0.008228" calcext:value-type="float">
            <text:p>0.008228</text:p>
          </table:table-cell>
          <table:table-cell office:value-type="float" office:value="0.010469" calcext:value-type="float">
            <text:p>0.010469</text:p>
          </table:table-cell>
          <table:table-cell office:value-type="float" office:value="0.014795" calcext:value-type="float">
            <text:p>0.014795</text:p>
          </table:table-cell>
          <table:table-cell office:value-type="float" office:value="0.018304" calcext:value-type="float">
            <text:p>0.018304</text:p>
          </table:table-cell>
          <table:table-cell office:value-type="float" office:value="0.031014" calcext:value-type="float">
            <text:p>0.031014</text:p>
          </table:table-cell>
          <table:table-cell office:value-type="float" office:value="0.047301" calcext:value-type="float">
            <text:p>0.047301</text:p>
          </table:table-cell>
          <table:table-cell office:value-type="float" office:value="0.076285" calcext:value-type="float">
            <text:p>0.076285</text:p>
          </table:table-cell>
          <table:table-cell office:value-type="float" office:value="0.154123" calcext:value-type="float">
            <text:p>0.154123</text:p>
          </table:table-cell>
        </table:table-row>
        <table:table-row table:style-name="ro1">
          <table:table-cell office:value-type="string" calcext:value-type="string">
            <text:p>Highland</text:p>
          </table:table-cell>
          <table:table-cell office:value-type="float" office:value="0.005482" calcext:value-type="float">
            <text:p>0.005482</text:p>
          </table:table-cell>
          <table:table-cell office:value-type="float" office:value="0.032465" calcext:value-type="float">
            <text:p>0.032465</text:p>
          </table:table-cell>
          <table:table-cell office:value-type="float" office:value="0.044799" calcext:value-type="float">
            <text:p>0.044799</text:p>
          </table:table-cell>
          <table:table-cell office:value-type="float" office:value="0.041452" calcext:value-type="float">
            <text:p>0.041452</text:p>
          </table:table-cell>
          <table:table-cell office:value-type="float" office:value="0.025822" calcext:value-type="float">
            <text:p>0.025822</text:p>
          </table:table-cell>
          <table:table-cell office:value-type="float" office:value="0.017828" calcext:value-type="float">
            <text:p>0.017828</text:p>
          </table:table-cell>
          <table:table-cell office:value-type="float" office:value="0.014627" calcext:value-type="float">
            <text:p>0.014627</text:p>
          </table:table-cell>
          <table:table-cell office:value-type="float" office:value="0.012891" calcext:value-type="float">
            <text:p>0.012891</text:p>
          </table:table-cell>
          <table:table-cell office:value-type="float" office:value="0.008815" calcext:value-type="float">
            <text:p>0.008815</text:p>
          </table:table-cell>
          <table:table-cell office:value-type="float" office:value="0.010182" calcext:value-type="float">
            <text:p>0.010182</text:p>
          </table:table-cell>
          <table:table-cell office:value-type="float" office:value="0.011041" calcext:value-type="float">
            <text:p>0.011041</text:p>
          </table:table-cell>
          <table:table-cell office:value-type="float" office:value="0.009482" calcext:value-type="float">
            <text:p>0.009482</text:p>
          </table:table-cell>
          <table:table-cell office:value-type="float" office:value="0.010849" calcext:value-type="float">
            <text:p>0.010849</text:p>
          </table:table-cell>
          <table:table-cell office:value-type="float" office:value="0.017906" calcext:value-type="float">
            <text:p>0.017906</text:p>
          </table:table-cell>
          <table:table-cell office:value-type="float" office:value="0.035598" calcext:value-type="float">
            <text:p>0.035598</text:p>
          </table:table-cell>
          <table:table-cell office:value-type="float" office:value="0.044659" calcext:value-type="float">
            <text:p>0.044659</text:p>
          </table:table-cell>
          <table:table-cell office:value-type="float" office:value="0.116803" calcext:value-type="float">
            <text:p>0.116803</text:p>
          </table:table-cell>
        </table:table-row>
        <table:table-row table:style-name="ro1">
          <table:table-cell office:value-type="string" calcext:value-type="string">
            <text:p>Inverclyde</text:p>
          </table:table-cell>
          <table:table-cell office:value-type="float" office:value="0.001603" calcext:value-type="float">
            <text:p>0.001603</text:p>
          </table:table-cell>
          <table:table-cell office:value-type="float" office:value="0.020431" calcext:value-type="float">
            <text:p>0.020431</text:p>
          </table:table-cell>
          <table:table-cell office:value-type="float" office:value="0.020434" calcext:value-type="float">
            <text:p>0.020434</text:p>
          </table:table-cell>
          <table:table-cell office:value-type="float" office:value="0.015599" calcext:value-type="float">
            <text:p>0.015599</text:p>
          </table:table-cell>
          <table:table-cell office:value-type="float" office:value="0.02113" calcext:value-type="float">
            <text:p>0.02113</text:p>
          </table:table-cell>
          <table:table-cell office:value-type="float" office:value="0.018093" calcext:value-type="float">
            <text:p>0.018093</text:p>
          </table:table-cell>
          <table:table-cell office:value-type="float" office:value="0.012195" calcext:value-type="float">
            <text:p>0.012195</text:p>
          </table:table-cell>
          <table:table-cell office:value-type="float" office:value="0.007732" calcext:value-type="float">
            <text:p>0.007732</text:p>
          </table:table-cell>
          <table:table-cell office:value-type="float" office:value="0.006528" calcext:value-type="float">
            <text:p>0.006528</text:p>
          </table:table-cell>
          <table:table-cell office:value-type="float" office:value="0.004291" calcext:value-type="float">
            <text:p>0.004291</text:p>
          </table:table-cell>
          <table:table-cell office:value-type="float" office:value="0.007026" calcext:value-type="float">
            <text:p>0.007026</text:p>
          </table:table-cell>
          <table:table-cell office:value-type="float" office:value="0.009662" calcext:value-type="float">
            <text:p>0.009662</text:p>
          </table:table-cell>
          <table:table-cell office:value-type="float" office:value="0.015298" calcext:value-type="float">
            <text:p>0.015298</text:p>
          </table:table-cell>
          <table:table-cell office:value-type="float" office:value="0.030438" calcext:value-type="float">
            <text:p>0.030438</text:p>
          </table:table-cell>
          <table:table-cell office:value-type="float" office:value="0.047161" calcext:value-type="float">
            <text:p>0.047161</text:p>
          </table:table-cell>
          <table:table-cell office:value-type="float" office:value="0.090888" calcext:value-type="float">
            <text:p>0.090888</text:p>
          </table:table-cell>
          <table:table-cell office:value-type="float" office:value="0.164455" calcext:value-type="float">
            <text:p>0.164455</text:p>
          </table:table-cell>
        </table:table-row>
        <table:table-row table:style-name="ro1">
          <table:table-cell office:value-type="string" calcext:value-type="string">
            <text:p>Midlothian</text:p>
          </table:table-cell>
          <table:table-cell office:value-type="float" office:value="0.000617" calcext:value-type="float">
            <text:p>0.000617</text:p>
          </table:table-cell>
          <table:table-cell office:value-type="float" office:value="0.014792" calcext:value-type="float">
            <text:p>0.014792</text:p>
          </table:table-cell>
          <table:table-cell office:value-type="float" office:value="0.033078" calcext:value-type="float">
            <text:p>0.033078</text:p>
          </table:table-cell>
          <table:table-cell office:value-type="float" office:value="0.037175" calcext:value-type="float">
            <text:p>0.037175</text:p>
          </table:table-cell>
          <table:table-cell office:value-type="float" office:value="0.024478" calcext:value-type="float">
            <text:p>0.024478</text:p>
          </table:table-cell>
          <table:table-cell office:value-type="float" office:value="0.014532" calcext:value-type="float">
            <text:p>0.014532</text:p>
          </table:table-cell>
          <table:table-cell office:value-type="float" office:value="0.007397" calcext:value-type="float">
            <text:p>0.007397</text:p>
          </table:table-cell>
          <table:table-cell office:value-type="float" office:value="0.005437" calcext:value-type="float">
            <text:p>0.005437</text:p>
          </table:table-cell>
          <table:table-cell office:value-type="float" office:value="0.004619" calcext:value-type="float">
            <text:p>0.004619</text:p>
          </table:table-cell>
          <table:table-cell office:value-type="float" office:value="0.004189" calcext:value-type="float">
            <text:p>0.004189</text:p>
          </table:table-cell>
          <table:table-cell office:value-type="float" office:value="0.002964" calcext:value-type="float">
            <text:p>0.002964</text:p>
          </table:table-cell>
          <table:table-cell office:value-type="float" office:value="0.009245" calcext:value-type="float">
            <text:p>0.009245</text:p>
          </table:table-cell>
          <table:table-cell office:value-type="float" office:value="0.007457" calcext:value-type="float">
            <text:p>0.007457</text:p>
          </table:table-cell>
          <table:table-cell office:value-type="float" office:value="0.016916" calcext:value-type="float">
            <text:p>0.016916</text:p>
          </table:table-cell>
          <table:table-cell office:value-type="float" office:value="0.027555" calcext:value-type="float">
            <text:p>0.027555</text:p>
          </table:table-cell>
          <table:table-cell office:value-type="float" office:value="0.060025" calcext:value-type="float">
            <text:p>0.060025</text:p>
          </table:table-cell>
          <table:table-cell office:value-type="float" office:value="0.13176" calcext:value-type="float">
            <text:p>0.13176</text:p>
          </table:table-cell>
        </table:table-row>
        <table:table-row table:style-name="ro1">
          <table:table-cell office:value-type="string" calcext:value-type="string">
            <text:p>Moray</text:p>
          </table:table-cell>
          <table:table-cell office:value-type="float" office:value="0.019215" calcext:value-type="float">
            <text:p>0.019215</text:p>
          </table:table-cell>
          <table:table-cell office:value-type="float" office:value="0.065427" calcext:value-type="float">
            <text:p>0.065427</text:p>
          </table:table-cell>
          <table:table-cell office:value-type="float" office:value="0.069302" calcext:value-type="float">
            <text:p>0.069302</text:p>
          </table:table-cell>
          <table:table-cell office:value-type="float" office:value="0.093365" calcext:value-type="float">
            <text:p>0.093365</text:p>
          </table:table-cell>
          <table:table-cell office:value-type="float" office:value="0.071913" calcext:value-type="float">
            <text:p>0.071913</text:p>
          </table:table-cell>
          <table:table-cell office:value-type="float" office:value="0.061343" calcext:value-type="float">
            <text:p>0.061343</text:p>
          </table:table-cell>
          <table:table-cell office:value-type="float" office:value="0.039014" calcext:value-type="float">
            <text:p>0.039014</text:p>
          </table:table-cell>
          <table:table-cell office:value-type="float" office:value="0.015614" calcext:value-type="float">
            <text:p>0.015614</text:p>
          </table:table-cell>
          <table:table-cell office:value-type="float" office:value="0.01372" calcext:value-type="float">
            <text:p>0.01372</text:p>
          </table:table-cell>
          <table:table-cell office:value-type="float" office:value="0.007483" calcext:value-type="float">
            <text:p>0.007483</text:p>
          </table:table-cell>
          <table:table-cell office:value-type="float" office:value="0.007812" calcext:value-type="float">
            <text:p>0.007812</text:p>
          </table:table-cell>
          <table:table-cell office:value-type="float" office:value="0.012197" calcext:value-type="float">
            <text:p>0.012197</text:p>
          </table:table-cell>
          <table:table-cell office:value-type="float" office:value="0.010231" calcext:value-type="float">
            <text:p>0.010231</text:p>
          </table:table-cell>
          <table:table-cell office:value-type="float" office:value="0.015897" calcext:value-type="float">
            <text:p>0.015897</text:p>
          </table:table-cell>
          <table:table-cell office:value-type="float" office:value="0.026894" calcext:value-type="float">
            <text:p>0.026894</text:p>
          </table:table-cell>
          <table:table-cell office:value-type="float" office:value="0.059031" calcext:value-type="float">
            <text:p>0.059031</text:p>
          </table:table-cell>
          <table:table-cell office:value-type="float" office:value="0.110602" calcext:value-type="float">
            <text:p>0.110602</text:p>
          </table:table-cell>
        </table:table-row>
        <table:table-row table:style-name="ro1">
          <table:table-cell office:value-type="string" calcext:value-type="string">
            <text:p>Na h-Eileanan Siar</text:p>
          </table:table-cell>
          <table:table-cell office:value-type="float" office:value="0.003199" calcext:value-type="float">
            <text:p>0.003199</text:p>
          </table:table-cell>
          <table:table-cell office:value-type="float" office:value="0.031911" calcext:value-type="float">
            <text:p>0.031911</text:p>
          </table:table-cell>
          <table:table-cell office:value-type="float" office:value="0.020789" calcext:value-type="float">
            <text:p>0.020789</text:p>
          </table:table-cell>
          <table:table-cell office:value-type="float" office:value="0.012345" calcext:value-type="float">
            <text:p>0.012345</text:p>
          </table:table-cell>
          <table:table-cell office:value-type="float" office:value="0.009766" calcext:value-type="float">
            <text:p>0.009766</text:p>
          </table:table-cell>
          <table:table-cell office:value-type="float" office:value="0.005296" calcext:value-type="float">
            <text:p>0.005296</text:p>
          </table:table-cell>
          <table:table-cell office:value-type="float" office:value="0.009783" calcext:value-type="float">
            <text:p>0.009783</text:p>
          </table:table-cell>
          <table:table-cell office:value-type="float" office:value="0.008365" calcext:value-type="float">
            <text:p>0.008365</text:p>
          </table:table-cell>
          <table:table-cell office:value-type="float" office:value="0.004604" calcext:value-type="float">
            <text:p>0.004604</text:p>
          </table:table-cell>
          <table:table-cell office:value-type="float" office:value="0.011078" calcext:value-type="float">
            <text:p>0.011078</text:p>
          </table:table-cell>
          <table:table-cell office:value-type="float" office:value="0.004256" calcext:value-type="float">
            <text:p>0.004256</text:p>
          </table:table-cell>
          <table:table-cell office:value-type="float" office:value="0.005284" calcext:value-type="float">
            <text:p>0.005284</text:p>
          </table:table-cell>
          <table:table-cell office:value-type="float" office:value="0.009406" calcext:value-type="float">
            <text:p>0.009406</text:p>
          </table:table-cell>
          <table:table-cell office:value-type="float" office:value="0.021852" calcext:value-type="float">
            <text:p>0.021852</text:p>
          </table:table-cell>
          <table:table-cell office:value-type="float" office:value="0.035795" calcext:value-type="float">
            <text:p>0.035795</text:p>
          </table:table-cell>
          <table:table-cell office:value-type="float" office:value="0.048652" calcext:value-type="float">
            <text:p>0.048652</text:p>
          </table:table-cell>
          <table:table-cell office:value-type="float" office:value="0.078158" calcext:value-type="float">
            <text:p>0.078158</text:p>
          </table:table-cell>
        </table:table-row>
        <table:table-row table:style-name="ro1">
          <table:table-cell office:value-type="string" calcext:value-type="string">
            <text:p>North Ayrshire</text:p>
          </table:table-cell>
          <table:table-cell office:value-type="float" office:value="0.00468" calcext:value-type="float">
            <text:p>0.00468</text:p>
          </table:table-cell>
          <table:table-cell office:value-type="float" office:value="0.016599" calcext:value-type="float">
            <text:p>0.016599</text:p>
          </table:table-cell>
          <table:table-cell office:value-type="float" office:value="0.009925" calcext:value-type="float">
            <text:p>0.009925</text:p>
          </table:table-cell>
          <table:table-cell office:value-type="float" office:value="0.008812" calcext:value-type="float">
            <text:p>0.008812</text:p>
          </table:table-cell>
          <table:table-cell office:value-type="float" office:value="0.011473" calcext:value-type="float">
            <text:p>0.011473</text:p>
          </table:table-cell>
          <table:table-cell office:value-type="float" office:value="0.008167" calcext:value-type="float">
            <text:p>0.008167</text:p>
          </table:table-cell>
          <table:table-cell office:value-type="float" office:value="0.007042" calcext:value-type="float">
            <text:p>0.007042</text:p>
          </table:table-cell>
          <table:table-cell office:value-type="float" office:value="0.003678" calcext:value-type="float">
            <text:p>0.003678</text:p>
          </table:table-cell>
          <table:table-cell office:value-type="float" office:value="0.007529" calcext:value-type="float">
            <text:p>0.007529</text:p>
          </table:table-cell>
          <table:table-cell office:value-type="float" office:value="0.005158" calcext:value-type="float">
            <text:p>0.005158</text:p>
          </table:table-cell>
          <table:table-cell office:value-type="float" office:value="0.006359" calcext:value-type="float">
            <text:p>0.006359</text:p>
          </table:table-cell>
          <table:table-cell office:value-type="float" office:value="0.004527" calcext:value-type="float">
            <text:p>0.004527</text:p>
          </table:table-cell>
          <table:table-cell office:value-type="float" office:value="0.00937" calcext:value-type="float">
            <text:p>0.00937</text:p>
          </table:table-cell>
          <table:table-cell office:value-type="float" office:value="0.021537" calcext:value-type="float">
            <text:p>0.021537</text:p>
          </table:table-cell>
          <table:table-cell office:value-type="float" office:value="0.047851" calcext:value-type="float">
            <text:p>0.047851</text:p>
          </table:table-cell>
          <table:table-cell office:value-type="float" office:value="0.072578" calcext:value-type="float">
            <text:p>0.072578</text:p>
          </table:table-cell>
          <table:table-cell office:value-type="float" office:value="0.133863" calcext:value-type="float">
            <text:p>0.133863</text:p>
          </table:table-cell>
        </table:table-row>
        <table:table-row table:style-name="ro1">
          <table:table-cell office:value-type="string" calcext:value-type="string">
            <text:p>North Lanarkshire</text:p>
          </table:table-cell>
          <table:table-cell office:value-type="float" office:value="0.001241" calcext:value-type="float">
            <text:p>0.001241</text:p>
          </table:table-cell>
          <table:table-cell office:value-type="float" office:value="0.002961" calcext:value-type="float">
            <text:p>0.002961</text:p>
          </table:table-cell>
          <table:table-cell office:value-type="float" office:value="0.006239" calcext:value-type="float">
            <text:p>0.006239</text:p>
          </table:table-cell>
          <table:table-cell office:value-type="float" office:value="0.011403" calcext:value-type="float">
            <text:p>0.011403</text:p>
          </table:table-cell>
          <table:table-cell office:value-type="float" office:value="0.009571" calcext:value-type="float">
            <text:p>0.009571</text:p>
          </table:table-cell>
          <table:table-cell office:value-type="float" office:value="0.007904" calcext:value-type="float">
            <text:p>0.007904</text:p>
          </table:table-cell>
          <table:table-cell office:value-type="float" office:value="0.008604" calcext:value-type="float">
            <text:p>0.008604</text:p>
          </table:table-cell>
          <table:table-cell office:value-type="float" office:value="0.005777" calcext:value-type="float">
            <text:p>0.005777</text:p>
          </table:table-cell>
          <table:table-cell office:value-type="float" office:value="0.005187" calcext:value-type="float">
            <text:p>0.005187</text:p>
          </table:table-cell>
          <table:table-cell office:value-type="float" office:value="0.002778" calcext:value-type="float">
            <text:p>0.002778</text:p>
          </table:table-cell>
          <table:table-cell office:value-type="float" office:value="0.003399" calcext:value-type="float">
            <text:p>0.003399</text:p>
          </table:table-cell>
          <table:table-cell office:value-type="float" office:value="0.006082" calcext:value-type="float">
            <text:p>0.006082</text:p>
          </table:table-cell>
          <table:table-cell office:value-type="float" office:value="0.007093" calcext:value-type="float">
            <text:p>0.007093</text:p>
          </table:table-cell>
          <table:table-cell office:value-type="float" office:value="0.016363" calcext:value-type="float">
            <text:p>0.016363</text:p>
          </table:table-cell>
          <table:table-cell office:value-type="float" office:value="0.027687" calcext:value-type="float">
            <text:p>0.027687</text:p>
          </table:table-cell>
          <table:table-cell office:value-type="float" office:value="0.037942" calcext:value-type="float">
            <text:p>0.037942</text:p>
          </table:table-cell>
          <table:table-cell office:value-type="float" office:value="0.125868" calcext:value-type="float">
            <text:p>0.125868</text:p>
          </table:table-cell>
        </table:table-row>
        <table:table-row table:style-name="ro1">
          <table:table-cell office:value-type="string" calcext:value-type="string">
            <text:p>Orkney Islands</text:p>
          </table:table-cell>
          <table:table-cell office:value-type="float" office:value="0.019206" calcext:value-type="float">
            <text:p>0.019206</text:p>
          </table:table-cell>
          <table:table-cell office:value-type="float" office:value="0.034336" calcext:value-type="float">
            <text:p>0.034336</text:p>
          </table:table-cell>
          <table:table-cell office:value-type="float" office:value="0.011667" calcext:value-type="float">
            <text:p>0.011667</text:p>
          </table:table-cell>
          <table:table-cell office:value-type="float" office:value="0.009724" calcext:value-type="float">
            <text:p>0.009724</text:p>
          </table:table-cell>
          <table:table-cell office:value-type="float" office:value="0.011804" calcext:value-type="float">
            <text:p>0.011804</text:p>
          </table:table-cell>
          <table:table-cell office:value-type="float" office:value="0.008048" calcext:value-type="float">
            <text:p>0.008048</text:p>
          </table:table-cell>
          <table:table-cell office:value-type="float" office:value="0.001748" calcext:value-type="float">
            <text:p>0.001748</text:p>
          </table:table-cell>
          <table:table-cell office:value-type="float" office:value="0.006812" calcext:value-type="float">
            <text:p>0.006812</text:p>
          </table:table-cell>
          <table:table-cell office:value-type="float" office:value="0.006659" calcext:value-type="float">
            <text:p>0.006659</text:p>
          </table:table-cell>
          <table:table-cell office:value-type="float" office:value="0.007282" calcext:value-type="float">
            <text:p>0.007282</text:p>
          </table:table-cell>
          <table:table-cell office:value-type="float" office:value="0.007538" calcext:value-type="float">
            <text:p>0.007538</text:p>
          </table:table-cell>
          <table:table-cell office:value-type="float" office:value="0.00558" calcext:value-type="float">
            <text:p>0.00558</text:p>
          </table:table-cell>
          <table:table-cell office:value-type="float" office:value="0" calcext:value-type="float">
            <text:p>0</text:p>
          </table:table-cell>
          <table:table-cell office:value-type="float" office:value="0.013966" calcext:value-type="float">
            <text:p>0.013966</text:p>
          </table:table-cell>
          <table:table-cell office:value-type="float" office:value="0.02097" calcext:value-type="float">
            <text:p>0.02097</text:p>
          </table:table-cell>
          <table:table-cell office:value-type="float" office:value="0.043127" calcext:value-type="float">
            <text:p>0.043127</text:p>
          </table:table-cell>
          <table:table-cell office:value-type="float" office:value="0.097959" calcext:value-type="float">
            <text:p>0.097959</text:p>
          </table:table-cell>
        </table:table-row>
        <table:table-row table:style-name="ro1">
          <table:table-cell office:value-type="string" calcext:value-type="string">
            <text:p>Perth and Kinross</text:p>
          </table:table-cell>
          <table:table-cell office:value-type="float" office:value="0.019863" calcext:value-type="float">
            <text:p>0.019863</text:p>
          </table:table-cell>
          <table:table-cell office:value-type="float" office:value="0.071565" calcext:value-type="float">
            <text:p>0.071565</text:p>
          </table:table-cell>
          <table:table-cell office:value-type="float" office:value="0.067361" calcext:value-type="float">
            <text:p>0.067361</text:p>
          </table:table-cell>
          <table:table-cell office:value-type="float" office:value="0.071829" calcext:value-type="float">
            <text:p>0.071829</text:p>
          </table:table-cell>
          <table:table-cell office:value-type="float" office:value="0.05457" calcext:value-type="float">
            <text:p>0.05457</text:p>
          </table:table-cell>
          <table:table-cell office:value-type="float" office:value="0.039568" calcext:value-type="float">
            <text:p>0.039568</text:p>
          </table:table-cell>
          <table:table-cell office:value-type="float" office:value="0.037139" calcext:value-type="float">
            <text:p>0.037139</text:p>
          </table:table-cell>
          <table:table-cell office:value-type="float" office:value="0.023187" calcext:value-type="float">
            <text:p>0.023187</text:p>
          </table:table-cell>
          <table:table-cell office:value-type="float" office:value="0.013713" calcext:value-type="float">
            <text:p>0.013713</text:p>
          </table:table-cell>
          <table:table-cell office:value-type="float" office:value="0.012994" calcext:value-type="float">
            <text:p>0.012994</text:p>
          </table:table-cell>
          <table:table-cell office:value-type="float" office:value="0.0095" calcext:value-type="float">
            <text:p>0.0095</text:p>
          </table:table-cell>
          <table:table-cell office:value-type="float" office:value="0.010932" calcext:value-type="float">
            <text:p>0.010932</text:p>
          </table:table-cell>
          <table:table-cell office:value-type="float" office:value="0.00989" calcext:value-type="float">
            <text:p>0.00989</text:p>
          </table:table-cell>
          <table:table-cell office:value-type="float" office:value="0.015687" calcext:value-type="float">
            <text:p>0.015687</text:p>
          </table:table-cell>
          <table:table-cell office:value-type="float" office:value="0.032937" calcext:value-type="float">
            <text:p>0.032937</text:p>
          </table:table-cell>
          <table:table-cell office:value-type="float" office:value="0.059905" calcext:value-type="float">
            <text:p>0.059905</text:p>
          </table:table-cell>
          <table:table-cell office:value-type="float" office:value="0.135374" calcext:value-type="float">
            <text:p>0.135374</text:p>
          </table:table-cell>
        </table:table-row>
        <table:table-row table:style-name="ro1">
          <table:table-cell office:value-type="string" calcext:value-type="string">
            <text:p>Renfrewshire</text:p>
          </table:table-cell>
          <table:table-cell office:value-type="float" office:value="0.008384" calcext:value-type="float">
            <text:p>0.008384</text:p>
          </table:table-cell>
          <table:table-cell office:value-type="float" office:value="0.055739" calcext:value-type="float">
            <text:p>0.055739</text:p>
          </table:table-cell>
          <table:table-cell office:value-type="float" office:value="0.032784" calcext:value-type="float">
            <text:p>0.032784</text:p>
          </table:table-cell>
          <table:table-cell office:value-type="float" office:value="0.006761" calcext:value-type="float">
            <text:p>0.006761</text:p>
          </table:table-cell>
          <table:table-cell office:value-type="float" office:value="0.002141" calcext:value-type="float">
            <text:p>0.002141</text:p>
          </table:table-cell>
          <table:table-cell office:value-type="float" office:value="0.002022" calcext:value-type="float">
            <text:p>0.002022</text:p>
          </table:table-cell>
          <table:table-cell office:value-type="float" office:value="0.002243" calcext:value-type="float">
            <text:p>0.002243</text:p>
          </table:table-cell>
          <table:table-cell office:value-type="float" office:value="0.001479" calcext:value-type="float">
            <text:p>0.001479</text:p>
          </table:table-cell>
          <table:table-cell office:value-type="float" office:value="0.001601" calcext:value-type="float">
            <text:p>0.001601</text:p>
          </table:table-cell>
          <table:table-cell office:value-type="float" office:value="0.001359" calcext:value-type="float">
            <text:p>0.001359</text:p>
          </table:table-cell>
          <table:table-cell office:value-type="float" office:value="0.003394" calcext:value-type="float">
            <text:p>0.003394</text:p>
          </table:table-cell>
          <table:table-cell office:value-type="float" office:value="0.006252" calcext:value-type="float">
            <text:p>0.006252</text:p>
          </table:table-cell>
          <table:table-cell office:value-type="float" office:value="0.009723" calcext:value-type="float">
            <text:p>0.009723</text:p>
          </table:table-cell>
          <table:table-cell office:value-type="float" office:value="0.022102" calcext:value-type="float">
            <text:p>0.022102</text:p>
          </table:table-cell>
          <table:table-cell office:value-type="float" office:value="0.044648" calcext:value-type="float">
            <text:p>0.044648</text:p>
          </table:table-cell>
          <table:table-cell office:value-type="float" office:value="0.103316" calcext:value-type="float">
            <text:p>0.103316</text:p>
          </table:table-cell>
          <table:table-cell office:value-type="float" office:value="0.165455" calcext:value-type="float">
            <text:p>0.165455</text:p>
          </table:table-cell>
        </table:table-row>
        <table:table-row table:style-name="ro1">
          <table:table-cell office:value-type="string" calcext:value-type="string">
            <text:p>Scottish Borders</text:p>
          </table:table-cell>
          <table:table-cell office:value-type="float" office:value="0.002355" calcext:value-type="float">
            <text:p>0.002355</text:p>
          </table:table-cell>
          <table:table-cell office:value-type="float" office:value="0.003314" calcext:value-type="float">
            <text:p>0.003314</text:p>
          </table:table-cell>
          <table:table-cell office:value-type="float" office:value="0.006017" calcext:value-type="float">
            <text:p>0.006017</text:p>
          </table:table-cell>
          <table:table-cell office:value-type="float" office:value="0.006804" calcext:value-type="float">
            <text:p>0.006804</text:p>
          </table:table-cell>
          <table:table-cell office:value-type="float" office:value="0.00873" calcext:value-type="float">
            <text:p>0.00873</text:p>
          </table:table-cell>
          <table:table-cell office:value-type="float" office:value="0.008508" calcext:value-type="float">
            <text:p>0.008508</text:p>
          </table:table-cell>
          <table:table-cell office:value-type="float" office:value="0.004325" calcext:value-type="float">
            <text:p>0.004325</text:p>
          </table:table-cell>
          <table:table-cell office:value-type="float" office:value="0.005235" calcext:value-type="float">
            <text:p>0.005235</text:p>
          </table:table-cell>
          <table:table-cell office:value-type="float" office:value="0.003931" calcext:value-type="float">
            <text:p>0.003931</text:p>
          </table:table-cell>
          <table:table-cell office:value-type="float" office:value="0.004432" calcext:value-type="float">
            <text:p>0.004432</text:p>
          </table:table-cell>
          <table:table-cell office:value-type="float" office:value="0.006365" calcext:value-type="float">
            <text:p>0.006365</text:p>
          </table:table-cell>
          <table:table-cell office:value-type="float" office:value="0.006937" calcext:value-type="float">
            <text:p>0.006937</text:p>
          </table:table-cell>
          <table:table-cell office:value-type="float" office:value="0.005456" calcext:value-type="float">
            <text:p>0.005456</text:p>
          </table:table-cell>
          <table:table-cell office:value-type="float" office:value="0.006934" calcext:value-type="float">
            <text:p>0.006934</text:p>
          </table:table-cell>
          <table:table-cell office:value-type="float" office:value="0.018709" calcext:value-type="float">
            <text:p>0.018709</text:p>
          </table:table-cell>
          <table:table-cell office:value-type="float" office:value="0.034461" calcext:value-type="float">
            <text:p>0.034461</text:p>
          </table:table-cell>
          <table:table-cell office:value-type="float" office:value="0.083117" calcext:value-type="float">
            <text:p>0.083117</text:p>
          </table:table-cell>
        </table:table-row>
        <table:table-row table:style-name="ro1">
          <table:table-cell office:value-type="string" calcext:value-type="string">
            <text:p>Shetland Islands</text:p>
          </table:table-cell>
          <table:table-cell office:value-type="float" office:value="0.016125" calcext:value-type="float">
            <text:p>0.016125</text:p>
          </table:table-cell>
          <table:table-cell office:value-type="float" office:value="0.032233" calcext:value-type="float">
            <text:p>0.032233</text:p>
          </table:table-cell>
          <table:table-cell office:value-type="float" office:value="0.009991" calcext:value-type="float">
            <text:p>0.009991</text:p>
          </table:table-cell>
          <table:table-cell office:value-type="float" office:value="0.003016" calcext:value-type="float">
            <text:p>0.003016</text:p>
          </table:table-cell>
          <table:table-cell office:value-type="float" office:value="0.001705" calcext:value-type="float">
            <text:p>0.001705</text:p>
          </table:table-cell>
          <table:table-cell office:value-type="float" office:value="0.004396" calcext:value-type="float">
            <text:p>0.004396</text:p>
          </table:table-cell>
          <table:table-cell office:value-type="float" office:value="0.002867" calcext:value-type="float">
            <text:p>0.002867</text:p>
          </table:table-cell>
          <table:table-cell office:value-type="float" office:value="0.001285" calcext:value-type="float">
            <text:p>0.001285</text:p>
          </table:table-cell>
          <table:table-cell office:value-type="float" office:value="0.003375" calcext:value-type="float">
            <text:p>0.003375</text:p>
          </table:table-cell>
          <table:table-cell office:value-type="float" office:value="0.002429" calcext:value-type="float">
            <text:p>0.002429</text:p>
          </table:table-cell>
          <table:table-cell office:value-type="float" office:value="0.002831" calcext:value-type="float">
            <text:p>0.002831</text:p>
          </table:table-cell>
          <table:table-cell office:value-type="float" office:value="0.003103" calcext:value-type="float">
            <text:p>0.003103</text:p>
          </table:table-cell>
          <table:table-cell office:value-type="float" office:value="0.007177" calcext:value-type="float">
            <text:p>0.007177</text:p>
          </table:table-cell>
          <table:table-cell office:value-type="float" office:value="0.009558" calcext:value-type="float">
            <text:p>0.009558</text:p>
          </table:table-cell>
          <table:table-cell office:value-type="float" office:value="0.032617" calcext:value-type="float">
            <text:p>0.032617</text:p>
          </table:table-cell>
          <table:table-cell office:value-type="float" office:value="0.026938" calcext:value-type="float">
            <text:p>0.026938</text:p>
          </table:table-cell>
          <table:table-cell office:value-type="float" office:value="0.061733" calcext:value-type="float">
            <text:p>0.061733</text:p>
          </table:table-cell>
        </table:table-row>
        <table:table-row table:style-name="ro1">
          <table:table-cell office:value-type="string" calcext:value-type="string">
            <text:p>South Ayrshire</text:p>
          </table:table-cell>
          <table:table-cell office:value-type="float" office:value="0.002407" calcext:value-type="float">
            <text:p>0.002407</text:p>
          </table:table-cell>
          <table:table-cell office:value-type="float" office:value="0.028996" calcext:value-type="float">
            <text:p>0.028996</text:p>
          </table:table-cell>
          <table:table-cell office:value-type="float" office:value="0.027874" calcext:value-type="float">
            <text:p>0.027874</text:p>
          </table:table-cell>
          <table:table-cell office:value-type="float" office:value="0.012236" calcext:value-type="float">
            <text:p>0.012236</text:p>
          </table:table-cell>
          <table:table-cell office:value-type="float" office:value="0.00718" calcext:value-type="float">
            <text:p>0.00718</text:p>
          </table:table-cell>
          <table:table-cell office:value-type="float" office:value="0.003115" calcext:value-type="float">
            <text:p>0.003115</text:p>
          </table:table-cell>
          <table:table-cell office:value-type="float" office:value="0.005162" calcext:value-type="float">
            <text:p>0.005162</text:p>
          </table:table-cell>
          <table:table-cell office:value-type="float" office:value="0.004662" calcext:value-type="float">
            <text:p>0.004662</text:p>
          </table:table-cell>
          <table:table-cell office:value-type="float" office:value="0.003553" calcext:value-type="float">
            <text:p>0.003553</text:p>
          </table:table-cell>
          <table:table-cell office:value-type="float" office:value="0.004931" calcext:value-type="float">
            <text:p>0.004931</text:p>
          </table:table-cell>
          <table:table-cell office:value-type="float" office:value="0.004399" calcext:value-type="float">
            <text:p>0.004399</text:p>
          </table:table-cell>
          <table:table-cell office:value-type="float" office:value="0.011019" calcext:value-type="float">
            <text:p>0.011019</text:p>
          </table:table-cell>
          <table:table-cell office:value-type="float" office:value="0.013532" calcext:value-type="float">
            <text:p>0.013532</text:p>
          </table:table-cell>
          <table:table-cell office:value-type="float" office:value="0.028389" calcext:value-type="float">
            <text:p>0.028389</text:p>
          </table:table-cell>
          <table:table-cell office:value-type="float" office:value="0.042718" calcext:value-type="float">
            <text:p>0.042718</text:p>
          </table:table-cell>
          <table:table-cell office:value-type="float" office:value="0.069986" calcext:value-type="float">
            <text:p>0.069986</text:p>
          </table:table-cell>
          <table:table-cell office:value-type="float" office:value="0.151103" calcext:value-type="float">
            <text:p>0.151103</text:p>
          </table:table-cell>
        </table:table-row>
        <table:table-row table:style-name="ro1">
          <table:table-cell office:value-type="string" calcext:value-type="string">
            <text:p>South Lanarkshire</text:p>
          </table:table-cell>
          <table:table-cell office:value-type="float" office:value="0.001016" calcext:value-type="float">
            <text:p>0.001016</text:p>
          </table:table-cell>
          <table:table-cell office:value-type="float" office:value="0.009031" calcext:value-type="float">
            <text:p>0.009031</text:p>
          </table:table-cell>
          <table:table-cell office:value-type="float" office:value="0.007964" calcext:value-type="float">
            <text:p>0.007964</text:p>
          </table:table-cell>
          <table:table-cell office:value-type="float" office:value="0.00548" calcext:value-type="float">
            <text:p>0.00548</text:p>
          </table:table-cell>
          <table:table-cell office:value-type="float" office:value="0.006931" calcext:value-type="float">
            <text:p>0.006931</text:p>
          </table:table-cell>
          <table:table-cell office:value-type="float" office:value="0.003861" calcext:value-type="float">
            <text:p>0.003861</text:p>
          </table:table-cell>
          <table:table-cell office:value-type="float" office:value="0.003875" calcext:value-type="float">
            <text:p>0.003875</text:p>
          </table:table-cell>
          <table:table-cell office:value-type="float" office:value="0.003507" calcext:value-type="float">
            <text:p>0.003507</text:p>
          </table:table-cell>
          <table:table-cell office:value-type="float" office:value="0.002495" calcext:value-type="float">
            <text:p>0.002495</text:p>
          </table:table-cell>
          <table:table-cell office:value-type="float" office:value="0.002936" calcext:value-type="float">
            <text:p>0.002936</text:p>
          </table:table-cell>
          <table:table-cell office:value-type="float" office:value="0.005376" calcext:value-type="float">
            <text:p>0.005376</text:p>
          </table:table-cell>
          <table:table-cell office:value-type="float" office:value="0.007891" calcext:value-type="float">
            <text:p>0.007891</text:p>
          </table:table-cell>
          <table:table-cell office:value-type="float" office:value="0.011019" calcext:value-type="float">
            <text:p>0.011019</text:p>
          </table:table-cell>
          <table:table-cell office:value-type="float" office:value="0.021526" calcext:value-type="float">
            <text:p>0.021526</text:p>
          </table:table-cell>
          <table:table-cell office:value-type="float" office:value="0.034726" calcext:value-type="float">
            <text:p>0.034726</text:p>
          </table:table-cell>
          <table:table-cell office:value-type="float" office:value="0.068862" calcext:value-type="float">
            <text:p>0.068862</text:p>
          </table:table-cell>
          <table:table-cell office:value-type="float" office:value="0.140871" calcext:value-type="float">
            <text:p>0.140871</text:p>
          </table:table-cell>
        </table:table-row>
        <table:table-row table:style-name="ro1">
          <table:table-cell office:value-type="string" calcext:value-type="string">
            <text:p>Stirling</text:p>
          </table:table-cell>
          <table:table-cell office:value-type="float" office:value="0.016845" calcext:value-type="float">
            <text:p>0.016845</text:p>
          </table:table-cell>
          <table:table-cell office:value-type="float" office:value="0.312729" calcext:value-type="float">
            <text:p>0.312729</text:p>
          </table:table-cell>
          <table:table-cell office:value-type="float" office:value="0.150172" calcext:value-type="float">
            <text:p>0.150172</text:p>
          </table:table-cell>
          <table:table-cell office:value-type="float" office:value="0.045218" calcext:value-type="float">
            <text:p>0.045218</text:p>
          </table:table-cell>
          <table:table-cell office:value-type="float" office:value="0.02783" calcext:value-type="float">
            <text:p>0.02783</text:p>
          </table:table-cell>
          <table:table-cell office:value-type="float" office:value="0.023057" calcext:value-type="float">
            <text:p>0.023057</text:p>
          </table:table-cell>
          <table:table-cell office:value-type="float" office:value="0.016206" calcext:value-type="float">
            <text:p>0.016206</text:p>
          </table:table-cell>
          <table:table-cell office:value-type="float" office:value="0.008821" calcext:value-type="float">
            <text:p>0.008821</text:p>
          </table:table-cell>
          <table:table-cell office:value-type="float" office:value="0.007869" calcext:value-type="float">
            <text:p>0.007869</text:p>
          </table:table-cell>
          <table:table-cell office:value-type="float" office:value="0.009325" calcext:value-type="float">
            <text:p>0.009325</text:p>
          </table:table-cell>
          <table:table-cell office:value-type="float" office:value="0.014545" calcext:value-type="float">
            <text:p>0.014545</text:p>
          </table:table-cell>
          <table:table-cell office:value-type="float" office:value="0.013147" calcext:value-type="float">
            <text:p>0.013147</text:p>
          </table:table-cell>
          <table:table-cell office:value-type="float" office:value="0.011756" calcext:value-type="float">
            <text:p>0.011756</text:p>
          </table:table-cell>
          <table:table-cell office:value-type="float" office:value="0.020023" calcext:value-type="float">
            <text:p>0.020023</text:p>
          </table:table-cell>
          <table:table-cell office:value-type="float" office:value="0.023763" calcext:value-type="float">
            <text:p>0.023763</text:p>
          </table:table-cell>
          <table:table-cell office:value-type="float" office:value="0.064856" calcext:value-type="float">
            <text:p>0.064856</text:p>
          </table:table-cell>
          <table:table-cell office:value-type="float" office:value="0.152082" calcext:value-type="float">
            <text:p>0.152082</text:p>
          </table:table-cell>
        </table:table-row>
        <table:table-row table:style-name="ro1">
          <table:table-cell office:value-type="string" calcext:value-type="string">
            <text:p>West Dunbartonshire</text:p>
          </table:table-cell>
          <table:table-cell office:value-type="float" office:value="0.001362" calcext:value-type="float">
            <text:p>0.001362</text:p>
          </table:table-cell>
          <table:table-cell office:value-type="float" office:value="0.00591" calcext:value-type="float">
            <text:p>0.00591</text:p>
          </table:table-cell>
          <table:table-cell office:value-type="float" office:value="0.000369" calcext:value-type="float">
            <text:p>0.000369</text:p>
          </table:table-cell>
          <table:table-cell office:value-type="float" office:value="0.00107" calcext:value-type="float">
            <text:p>0.00107</text:p>
          </table:table-cell>
          <table:table-cell office:value-type="float" office:value="0.001989" calcext:value-type="float">
            <text:p>0.001989</text:p>
          </table:table-cell>
          <table:table-cell office:value-type="float" office:value="0.001024" calcext:value-type="float">
            <text:p>0.001024</text:p>
          </table:table-cell>
          <table:table-cell office:value-type="float" office:value="0.001156" calcext:value-type="float">
            <text:p>0.001156</text:p>
          </table:table-cell>
          <table:table-cell office:value-type="float" office:value="0.002685" calcext:value-type="float">
            <text:p>0.002685</text:p>
          </table:table-cell>
          <table:table-cell office:value-type="float" office:value="0.001998" calcext:value-type="float">
            <text:p>0.001998</text:p>
          </table:table-cell>
          <table:table-cell office:value-type="float" office:value="0.002866" calcext:value-type="float">
            <text:p>0.002866</text:p>
          </table:table-cell>
          <table:table-cell office:value-type="float" office:value="0.003008" calcext:value-type="float">
            <text:p>0.003008</text:p>
          </table:table-cell>
          <table:table-cell office:value-type="float" office:value="0.006277" calcext:value-type="float">
            <text:p>0.006277</text:p>
          </table:table-cell>
          <table:table-cell office:value-type="float" office:value="0.010303" calcext:value-type="float">
            <text:p>0.010303</text:p>
          </table:table-cell>
          <table:table-cell office:value-type="float" office:value="0.024599" calcext:value-type="float">
            <text:p>0.024599</text:p>
          </table:table-cell>
          <table:table-cell office:value-type="float" office:value="0.046113" calcext:value-type="float">
            <text:p>0.046113</text:p>
          </table:table-cell>
          <table:table-cell office:value-type="float" office:value="0.054183" calcext:value-type="float">
            <text:p>0.054183</text:p>
          </table:table-cell>
          <table:table-cell office:value-type="float" office:value="0.105992" calcext:value-type="float">
            <text:p>0.105992</text:p>
          </table:table-cell>
        </table:table-row>
        <table:table-row table:style-name="ro1">
          <table:table-cell table:style-name="ce350" office:value-type="string" calcext:value-type="string">
            <text:p>West Lothian</text:p>
          </table:table-cell>
          <table:table-cell table:style-name="ce359" office:value-type="float" office:value="0.000852" calcext:value-type="float">
            <text:p>0.000852</text:p>
          </table:table-cell>
          <table:table-cell table:style-name="ce363" office:value-type="float" office:value="0.024851" calcext:value-type="float">
            <text:p>0.024851</text:p>
          </table:table-cell>
          <table:table-cell table:style-name="ce363" office:value-type="float" office:value="0.023121" calcext:value-type="float">
            <text:p>0.023121</text:p>
          </table:table-cell>
          <table:table-cell table:style-name="ce363" office:value-type="float" office:value="0.022926" calcext:value-type="float">
            <text:p>0.022926</text:p>
          </table:table-cell>
          <table:table-cell table:style-name="ce363" office:value-type="float" office:value="0.019954" calcext:value-type="float">
            <text:p>0.019954</text:p>
          </table:table-cell>
          <table:table-cell table:style-name="ce363" office:value-type="float" office:value="0.014535" calcext:value-type="float">
            <text:p>0.014535</text:p>
          </table:table-cell>
          <table:table-cell table:style-name="ce363" office:value-type="float" office:value="0.013273" calcext:value-type="float">
            <text:p>0.013273</text:p>
          </table:table-cell>
          <table:table-cell table:style-name="ce363" office:value-type="float" office:value="0.006151" calcext:value-type="float">
            <text:p>0.006151</text:p>
          </table:table-cell>
          <table:table-cell table:style-name="ce363" office:value-type="float" office:value="0.005117" calcext:value-type="float">
            <text:p>0.005117</text:p>
          </table:table-cell>
          <table:table-cell table:style-name="ce363" office:value-type="float" office:value="0.003636" calcext:value-type="float">
            <text:p>0.003636</text:p>
          </table:table-cell>
          <table:table-cell table:style-name="ce363" office:value-type="float" office:value="0.005587" calcext:value-type="float">
            <text:p>0.005587</text:p>
          </table:table-cell>
          <table:table-cell table:style-name="ce363" office:value-type="float" office:value="0.004227" calcext:value-type="float">
            <text:p>0.004227</text:p>
          </table:table-cell>
          <table:table-cell table:style-name="ce363" office:value-type="float" office:value="0.008871" calcext:value-type="float">
            <text:p>0.008871</text:p>
          </table:table-cell>
          <table:table-cell table:style-name="ce363" office:value-type="float" office:value="0.015491" calcext:value-type="float">
            <text:p>0.015491</text:p>
          </table:table-cell>
          <table:table-cell table:style-name="ce363" office:value-type="float" office:value="0.036587" calcext:value-type="float">
            <text:p>0.036587</text:p>
          </table:table-cell>
          <table:table-cell table:style-name="ce363" office:value-type="float" office:value="0.079504" calcext:value-type="float">
            <text:p>0.079504</text:p>
          </table:table-cell>
          <table:table-cell table:style-name="ce370" office:value-type="float" office:value="0.140629" calcext:value-type="float">
            <text:p>0.140629</text:p>
          </table:table-cell>
        </table:table-row>
        <table:table-row table:style-name="ro1">
          <table:table-cell table:style-name="ce346"/>
          <table:table-cell table:style-name="ce355" table:number-columns-repeated="10"/>
          <table:table-cell table:style-name="ce364" table:number-columns-repeated="7"/>
        </table:table-row>
        <table:table-row table:style-name="ro1">
          <table:table-cell table:style-name="ce351" office:value-type="string" calcext:value-type="string">
            <text:p>Footnotes</text:p>
          </table:table-cell>
          <table:table-cell table:style-name="ce355" table:number-columns-repeated="10"/>
          <table:table-cell table:style-name="ce364" table:number-columns-repeated="7"/>
        </table:table-row>
        <table:table-row table:style-name="ro1">
          <table:table-cell table:style-name="ce352" office:value-type="string" calcext:value-type="string" table:number-columns-spanned="11" table:number-rows-spanned="1">
            <text:p>1) This worksheet contains the communal establishment proportions that were used in the 2018-based household projections.</text:p>
          </table:table-cell>
          <table:covered-table-cell table:number-columns-repeated="10" table:style-name="ce352"/>
          <table:table-cell table:style-name="ce364" table:number-columns-repeated="7"/>
        </table:table-row>
        <table:table-row table:style-name="ro1">
          <table:table-cell table:style-name="ce352" office:value-type="string" calcext:value-type="string" table:number-columns-spanned="11" table:number-rows-spanned="1">
            <text:p>2) Communal establishments provide managed residential accommodation, such as hospitals, care homes, prisons, student halls of residence or barracks. <text:s/></text:p>
          </table:table-cell>
          <table:covered-table-cell table:number-columns-repeated="10" table:style-name="ce352"/>
          <table:table-cell table:style-name="ce364" table:number-columns-repeated="7"/>
        </table:table-row>
        <table:table-row table:style-name="ro1">
          <table:table-cell table:style-name="ce352" office:value-type="string" calcext:value-type="string" table:number-columns-spanned="11" table:number-rows-spanned="1">
            <text:p>3) The figures are based on the proportion of people in each age group who were living in communal establishments in 2018.</text:p>
          </table:table-cell>
          <table:covered-table-cell table:number-columns-repeated="10" table:style-name="ce352"/>
          <table:table-cell table:style-name="ce364" table:number-columns-repeated="7"/>
        </table:table-row>
        <table:table-row table:style-name="ro1">
          <table:table-cell table:style-name="ce352" table:number-columns-spanned="11" table:number-rows-spanned="1"/>
          <table:covered-table-cell table:number-columns-repeated="10" table:style-name="ce352"/>
          <table:table-cell table:style-name="ce364" table:number-columns-repeated="7"/>
        </table:table-row>
        <table:table-row table:style-name="ro1">
          <table:table-cell table:style-name="ce353" office:value-type="string" calcext:value-type="string" table:number-columns-spanned="2" table:number-rows-spanned="1">
            <text:p>© Crown copyright 2020</text:p>
          </table:table-cell>
          <table:covered-table-cell table:style-name="ce360"/>
          <table:table-cell table:style-name="ce355" table:number-columns-repeated="9"/>
          <table:table-cell table:style-name="ce364" table:number-columns-repeated="7"/>
        </table:table-row>
        <table:table-row table:style-name="ro1">
          <table:table-cell table:style-name="ce354" table:number-columns-repeated="2"/>
          <table:table-cell table:style-name="ce360"/>
          <table:table-cell table:style-name="ce354" table:number-columns-repeated="15"/>
        </table:table-row>
        <table:table-row table:style-name="ro1">
          <table:table-cell table:style-name="Default" table:number-columns-repeated="18"/>
        </table:table-row>
        <table:table-row table:style-name="ro1">
          <table:table-cell table:style-name="Default" office:value-type="string" calcext:value-type="string">
            <text:p>Source 2018-house-proj-source-data-alltabs.xlsx</text:p>
          </table:table-cell>
          <table:table-cell table:style-name="Default" table:number-columns-repeated="17"/>
        </table:table-row>
      </table:table>
      <table:table table:name="Popn totals actual" table:style-name="ta1">
        <table:table-column table:style-name="co2" table:default-cell-style-name="ce375"/>
        <table:table-column table:style-name="co2" table:default-cell-style-name="Default"/>
        <table:table-column table:style-name="co2" table:number-columns-repeated="19" table:default-cell-style-name="ce377"/>
        <table:table-column table:style-name="co2" table:number-columns-repeated="2" table:default-cell-style-name="ce379"/>
        <table:table-row table:style-name="ro13">
          <table:table-cell table:style-name="ce371" office:value-type="string" calcext:value-type="string">
            <text:p>Mid-year population estimates by sex and age group, 1911-2021</text:p>
          </table:table-cell>
          <table:table-cell table:style-name="ce371"/>
          <table:table-cell table:style-name="Default" table:number-columns-repeated="21"/>
        </table:table-row>
        <table:table-row table:style-name="ro1">
          <table:table-cell table:style-name="Default" office:value-type="string" calcext:value-type="string">
            <text:p>This worksheet contains one table. Some shorthand is used in this table, [x] = not available.</text:p>
          </table:table-cell>
          <table:table-cell/>
          <table:table-cell table:style-name="Default"/>
          <table:table-cell table:style-name="ce375"/>
          <table:table-cell table:style-name="Default" table:number-columns-repeated="19"/>
        </table:table-row>
        <table:table-row table:style-name="ro9">
          <table:table-cell table:style-name="ce372" office:value-type="string" calcext:value-type="string">
            <text:p>Some cells refer to notes which are explained on the notes worksheet.</text:p>
          </table:table-cell>
          <table:table-cell/>
          <table:table-cell table:style-name="Default" table:number-columns-repeated="21"/>
        </table:table-row>
        <table:table-row table:style-name="ro1">
          <table:table-cell table:style-name="ce373" office:value-type="string" calcext:value-type="string">
            <text:p><text:a xlink:href="#Table_of_contents.A1" xlink:type="simple">Table of contents</text:a></text:p>
          </table:table-cell>
          <table:table-cell/>
          <table:table-cell table:style-name="Default"/>
          <table:table-cell table:style-name="ce375"/>
          <table:table-cell table:style-name="Default" table:number-columns-repeated="19"/>
        </table:table-row>
        <table:table-row table:style-name="ro14">
          <table:table-cell table:style-name="ce374" office:value-type="string" calcext:value-type="string">
            <text:p>Year</text:p>
          </table:table-cell>
          <table:table-cell table:style-name="ce376" office:value-type="string" calcext:value-type="string">
            <text:p>Sex</text:p>
          </table:table-cell>
          <table:table-cell table:style-name="ce374" office:value-type="string" calcext:value-type="string">
            <text:p>All Ages</text:p>
          </table:table-cell>
          <table:table-cell table:style-name="ce374" office:value-type="string" calcext:value-type="string">
            <text:p>0 to 4</text:p>
          </table:table-cell>
          <table:table-cell table:style-name="ce374" office:value-type="string" calcext:value-type="string">
            <text:p>5 to 9</text:p>
          </table:table-cell>
          <table:table-cell table:style-name="ce374" office:value-type="string" calcext:value-type="string">
            <text:p>10 to 14</text:p>
          </table:table-cell>
          <table:table-cell table:style-name="ce374" office:value-type="string" calcext:value-type="string">
            <text:p>15 to 19</text:p>
          </table:table-cell>
          <table:table-cell table:style-name="ce374" office:value-type="string" calcext:value-type="string">
            <text:p>20 to 24</text:p>
          </table:table-cell>
          <table:table-cell table:style-name="ce374" office:value-type="string" calcext:value-type="string">
            <text:p>25 to 29</text:p>
          </table:table-cell>
          <table:table-cell table:style-name="ce374" office:value-type="string" calcext:value-type="string">
            <text:p>30 to 34</text:p>
          </table:table-cell>
          <table:table-cell table:style-name="ce374" office:value-type="string" calcext:value-type="string">
            <text:p>35 to 39</text:p>
          </table:table-cell>
          <table:table-cell table:style-name="ce374" office:value-type="string" calcext:value-type="string">
            <text:p>40 to 44</text:p>
          </table:table-cell>
          <table:table-cell table:style-name="ce374" office:value-type="string" calcext:value-type="string">
            <text:p>45 to 49</text:p>
          </table:table-cell>
          <table:table-cell table:style-name="ce374" office:value-type="string" calcext:value-type="string">
            <text:p>50 to 54</text:p>
          </table:table-cell>
          <table:table-cell table:style-name="ce374" office:value-type="string" calcext:value-type="string">
            <text:p>55 to 59</text:p>
          </table:table-cell>
          <table:table-cell table:style-name="ce374" office:value-type="string" calcext:value-type="string">
            <text:p>60 to 64</text:p>
          </table:table-cell>
          <table:table-cell table:style-name="ce374" office:value-type="string" calcext:value-type="string">
            <text:p>65 to 69</text:p>
          </table:table-cell>
          <table:table-cell table:style-name="ce374" office:value-type="string" calcext:value-type="string">
            <text:p>70 to 74</text:p>
          </table:table-cell>
          <table:table-cell table:style-name="ce374" office:value-type="string" calcext:value-type="string">
            <text:p>75 to 79</text:p>
          </table:table-cell>
          <table:table-cell table:style-name="ce374" office:value-type="string" calcext:value-type="string">
            <text:p>80 to 84</text:p>
          </table:table-cell>
          <table:table-cell table:style-name="ce378" office:value-type="string" calcext:value-type="string">
            <text:p>85 and over</text:p>
          </table:table-cell>
          <table:table-cell table:style-name="ce378" office:value-type="string" calcext:value-type="string">
            <text:p>85 to 89 </text:p>
            <text:p>[note 5]</text:p>
          </table:table-cell>
          <table:table-cell table:style-name="ce378" office:value-type="string" calcext:value-type="string">
            <text:p>90 and over </text:p>
            <text:p>[note 5]</text:p>
          </table:table-cell>
        </table:table-row>
        <table:table-row table:style-name="ro9">
          <table:table-cell office:value-type="float" office:value="1911" calcext:value-type="float">
            <text:p>1911</text:p>
          </table:table-cell>
          <table:table-cell office:value-type="string" calcext:value-type="string">
            <text:p>Persons</text:p>
          </table:table-cell>
          <table:table-cell office:value-type="float" office:value="4751132" calcext:value-type="float">
            <text:p><text:s/>4,751,132 </text:p>
          </table:table-cell>
          <table:table-cell office:value-type="float" office:value="530227" calcext:value-type="float">
            <text:p><text:s/>530,227 </text:p>
          </table:table-cell>
          <table:table-cell office:value-type="float" office:value="513191" calcext:value-type="float">
            <text:p><text:s/>513,191 </text:p>
          </table:table-cell>
          <table:table-cell office:value-type="float" office:value="490405" calcext:value-type="float">
            <text:p><text:s/>490,405 </text:p>
          </table:table-cell>
          <table:table-cell office:value-type="float" office:value="458225" calcext:value-type="float">
            <text:p><text:s/>458,225 </text:p>
          </table:table-cell>
          <table:table-cell office:value-type="float" office:value="418754" calcext:value-type="float">
            <text:p><text:s/>418,754 </text:p>
          </table:table-cell>
          <table:table-cell office:value-type="float" office:value="385004" calcext:value-type="float">
            <text:p><text:s/>385,004 </text:p>
          </table:table-cell>
          <table:table-cell office:value-type="float" office:value="355172" calcext:value-type="float">
            <text:p><text:s/>355,172 </text:p>
          </table:table-cell>
          <table:table-cell office:value-type="float" office:value="321101" calcext:value-type="float">
            <text:p><text:s/>321,101 </text:p>
          </table:table-cell>
          <table:table-cell office:value-type="float" office:value="280073" calcext:value-type="float">
            <text:p><text:s/>280,073 </text:p>
          </table:table-cell>
          <table:table-cell office:value-type="float" office:value="238233" calcext:value-type="float">
            <text:p><text:s/>238,233 </text:p>
          </table:table-cell>
          <table:table-cell office:value-type="float" office:value="206742" calcext:value-type="float">
            <text:p><text:s/>206,742 </text:p>
          </table:table-cell>
          <table:table-cell office:value-type="float" office:value="166173" calcext:value-type="float">
            <text:p><text:s/>166,173 </text:p>
          </table:table-cell>
          <table:table-cell office:value-type="float" office:value="130818" calcext:value-type="float">
            <text:p><text:s/>130,818 </text:p>
          </table:table-cell>
          <table:table-cell office:value-type="float" office:value="102829" calcext:value-type="float">
            <text:p><text:s/>102,829 </text:p>
          </table:table-cell>
          <table:table-cell office:value-type="float" office:value="79886" calcext:value-type="float">
            <text:p><text:s/>79,886 </text:p>
          </table:table-cell>
          <table:table-cell office:value-type="float" office:value="45123" calcext:value-type="float">
            <text:p><text:s/>45,123 </text:p>
          </table:table-cell>
          <table:table-cell office:value-type="float" office:value="19886" calcext:value-type="float">
            <text:p><text:s/>19,886 </text:p>
          </table:table-cell>
          <table:table-cell office:value-type="float" office:value="9290" calcext:value-type="float">
            <text:p><text:s/>9,290 </text:p>
          </table:table-cell>
          <table:table-cell table:number-columns-repeated="2" office:value-type="string" office:string-value="[x]" calcext:value-type="string">
            <text:p><text:s/>[x] </text:p>
          </table:table-cell>
        </table:table-row>
        <table:table-row table:style-name="ro9">
          <table:table-cell office:value-type="float" office:value="1912" calcext:value-type="float">
            <text:p>1912</text:p>
          </table:table-cell>
          <table:table-cell office:value-type="string" calcext:value-type="string">
            <text:p>Persons</text:p>
          </table:table-cell>
          <table:table-cell office:value-type="float" office:value="4741477" calcext:value-type="float">
            <text:p><text:s/>4,741,477 </text:p>
          </table:table-cell>
          <table:table-cell office:value-type="float" office:value="522314" calcext:value-type="float">
            <text:p><text:s/>522,314 </text:p>
          </table:table-cell>
          <table:table-cell office:value-type="float" office:value="509500" calcext:value-type="float">
            <text:p><text:s/>509,500 </text:p>
          </table:table-cell>
          <table:table-cell office:value-type="float" office:value="484899" calcext:value-type="float">
            <text:p><text:s/>484,899 </text:p>
          </table:table-cell>
          <table:table-cell office:value-type="float" office:value="454368" calcext:value-type="float">
            <text:p><text:s/>454,368 </text:p>
          </table:table-cell>
          <table:table-cell office:value-type="float" office:value="412871" calcext:value-type="float">
            <text:p><text:s/>412,871 </text:p>
          </table:table-cell>
          <table:table-cell office:value-type="float" office:value="379974" calcext:value-type="float">
            <text:p><text:s/>379,974 </text:p>
          </table:table-cell>
          <table:table-cell office:value-type="float" office:value="353519" calcext:value-type="float">
            <text:p><text:s/>353,519 </text:p>
          </table:table-cell>
          <table:table-cell office:value-type="float" office:value="323733" calcext:value-type="float">
            <text:p><text:s/>323,733 </text:p>
          </table:table-cell>
          <table:table-cell office:value-type="float" office:value="285269" calcext:value-type="float">
            <text:p><text:s/>285,269 </text:p>
          </table:table-cell>
          <table:table-cell office:value-type="float" office:value="241050" calcext:value-type="float">
            <text:p><text:s/>241,050 </text:p>
          </table:table-cell>
          <table:table-cell office:value-type="float" office:value="209836" calcext:value-type="float">
            <text:p><text:s/>209,836 </text:p>
          </table:table-cell>
          <table:table-cell office:value-type="float" office:value="171203" calcext:value-type="float">
            <text:p><text:s/>171,203 </text:p>
          </table:table-cell>
          <table:table-cell office:value-type="float" office:value="134732" calcext:value-type="float">
            <text:p><text:s/>134,732 </text:p>
          </table:table-cell>
          <table:table-cell office:value-type="float" office:value="103387" calcext:value-type="float">
            <text:p><text:s/>103,387 </text:p>
          </table:table-cell>
          <table:table-cell office:value-type="float" office:value="79325" calcext:value-type="float">
            <text:p><text:s/>79,325 </text:p>
          </table:table-cell>
          <table:table-cell office:value-type="float" office:value="45857" calcext:value-type="float">
            <text:p><text:s/>45,857 </text:p>
          </table:table-cell>
          <table:table-cell office:value-type="float" office:value="20232" calcext:value-type="float">
            <text:p><text:s/>20,232 </text:p>
          </table:table-cell>
          <table:table-cell office:value-type="float" office:value="9408" calcext:value-type="float">
            <text:p><text:s/>9,408 </text:p>
          </table:table-cell>
          <table:table-cell table:number-columns-repeated="2" office:value-type="string" office:string-value="[x]" calcext:value-type="string">
            <text:p><text:s/>[x] </text:p>
          </table:table-cell>
        </table:table-row>
        <table:table-row table:style-name="ro9">
          <table:table-cell office:value-type="float" office:value="1913" calcext:value-type="float">
            <text:p>1913</text:p>
          </table:table-cell>
          <table:table-cell office:value-type="string" calcext:value-type="string">
            <text:p>Persons</text:p>
          </table:table-cell>
          <table:table-cell office:value-type="float" office:value="4728932" calcext:value-type="float">
            <text:p><text:s/>4,728,932 </text:p>
          </table:table-cell>
          <table:table-cell office:value-type="float" office:value="518111" calcext:value-type="float">
            <text:p><text:s/>518,111 </text:p>
          </table:table-cell>
          <table:table-cell office:value-type="float" office:value="505260" calcext:value-type="float">
            <text:p><text:s/>505,260 </text:p>
          </table:table-cell>
          <table:table-cell office:value-type="float" office:value="479772" calcext:value-type="float">
            <text:p><text:s/>479,772 </text:p>
          </table:table-cell>
          <table:table-cell office:value-type="float" office:value="450517" calcext:value-type="float">
            <text:p><text:s/>450,517 </text:p>
          </table:table-cell>
          <table:table-cell office:value-type="float" office:value="406780" calcext:value-type="float">
            <text:p><text:s/>406,780 </text:p>
          </table:table-cell>
          <table:table-cell office:value-type="float" office:value="373154" calcext:value-type="float">
            <text:p><text:s/>373,154 </text:p>
          </table:table-cell>
          <table:table-cell office:value-type="float" office:value="350110" calcext:value-type="float">
            <text:p><text:s/>350,110 </text:p>
          </table:table-cell>
          <table:table-cell office:value-type="float" office:value="325030" calcext:value-type="float">
            <text:p><text:s/>325,030 </text:p>
          </table:table-cell>
          <table:table-cell office:value-type="float" office:value="289598" calcext:value-type="float">
            <text:p><text:s/>289,598 </text:p>
          </table:table-cell>
          <table:table-cell office:value-type="float" office:value="245091" calcext:value-type="float">
            <text:p><text:s/>245,091 </text:p>
          </table:table-cell>
          <table:table-cell office:value-type="float" office:value="211570" calcext:value-type="float">
            <text:p><text:s/>211,570 </text:p>
          </table:table-cell>
          <table:table-cell office:value-type="float" office:value="176060" calcext:value-type="float">
            <text:p><text:s/>176,060 </text:p>
          </table:table-cell>
          <table:table-cell office:value-type="float" office:value="138700" calcext:value-type="float">
            <text:p><text:s/>138,700 </text:p>
          </table:table-cell>
          <table:table-cell office:value-type="float" office:value="104855" calcext:value-type="float">
            <text:p><text:s/>104,855 </text:p>
          </table:table-cell>
          <table:table-cell office:value-type="float" office:value="78837" calcext:value-type="float">
            <text:p><text:s/>78,837 </text:p>
          </table:table-cell>
          <table:table-cell office:value-type="float" office:value="45775" calcext:value-type="float">
            <text:p><text:s/>45,775 </text:p>
          </table:table-cell>
          <table:table-cell office:value-type="float" office:value="20501" calcext:value-type="float">
            <text:p><text:s/>20,501 </text:p>
          </table:table-cell>
          <table:table-cell office:value-type="float" office:value="9211" calcext:value-type="float">
            <text:p><text:s/>9,211 </text:p>
          </table:table-cell>
          <table:table-cell table:number-columns-repeated="2" office:value-type="string" office:string-value="[x]" calcext:value-type="string">
            <text:p><text:s/>[x] </text:p>
          </table:table-cell>
        </table:table-row>
        <table:table-row table:style-name="ro9">
          <table:table-cell office:value-type="float" office:value="1914" calcext:value-type="float">
            <text:p>1914</text:p>
          </table:table-cell>
          <table:table-cell office:value-type="string" calcext:value-type="string">
            <text:p>Persons</text:p>
          </table:table-cell>
          <table:table-cell office:value-type="float" office:value="4748167" calcext:value-type="float">
            <text:p><text:s/>4,748,167 </text:p>
          </table:table-cell>
          <table:table-cell office:value-type="float" office:value="515805" calcext:value-type="float">
            <text:p><text:s/>515,805 </text:p>
          </table:table-cell>
          <table:table-cell office:value-type="float" office:value="503136" calcext:value-type="float">
            <text:p><text:s/>503,136 </text:p>
          </table:table-cell>
          <table:table-cell office:value-type="float" office:value="481104" calcext:value-type="float">
            <text:p><text:s/>481,104 </text:p>
          </table:table-cell>
          <table:table-cell office:value-type="float" office:value="450888" calcext:value-type="float">
            <text:p><text:s/>450,888 </text:p>
          </table:table-cell>
          <table:table-cell office:value-type="float" office:value="408853" calcext:value-type="float">
            <text:p><text:s/>408,853 </text:p>
          </table:table-cell>
          <table:table-cell office:value-type="float" office:value="370966" calcext:value-type="float">
            <text:p><text:s/>370,966 </text:p>
          </table:table-cell>
          <table:table-cell office:value-type="float" office:value="349516" calcext:value-type="float">
            <text:p><text:s/>349,516 </text:p>
          </table:table-cell>
          <table:table-cell office:value-type="float" office:value="326274" calcext:value-type="float">
            <text:p><text:s/>326,274 </text:p>
          </table:table-cell>
          <table:table-cell office:value-type="float" office:value="294726" calcext:value-type="float">
            <text:p><text:s/>294,726 </text:p>
          </table:table-cell>
          <table:table-cell office:value-type="float" office:value="250123" calcext:value-type="float">
            <text:p><text:s/>250,123 </text:p>
          </table:table-cell>
          <table:table-cell office:value-type="float" office:value="213690" calcext:value-type="float">
            <text:p><text:s/>213,690 </text:p>
          </table:table-cell>
          <table:table-cell office:value-type="float" office:value="179598" calcext:value-type="float">
            <text:p><text:s/>179,598 </text:p>
          </table:table-cell>
          <table:table-cell office:value-type="float" office:value="142361" calcext:value-type="float">
            <text:p><text:s/>142,361 </text:p>
          </table:table-cell>
          <table:table-cell office:value-type="float" office:value="106199" calcext:value-type="float">
            <text:p><text:s/>106,199 </text:p>
          </table:table-cell>
          <table:table-cell office:value-type="float" office:value="78446" calcext:value-type="float">
            <text:p><text:s/>78,446 </text:p>
          </table:table-cell>
          <table:table-cell office:value-type="float" office:value="46259" calcext:value-type="float">
            <text:p><text:s/>46,259 </text:p>
          </table:table-cell>
          <table:table-cell office:value-type="float" office:value="20846" calcext:value-type="float">
            <text:p><text:s/>20,846 </text:p>
          </table:table-cell>
          <table:table-cell office:value-type="float" office:value="9377" calcext:value-type="float">
            <text:p><text:s/>9,377 </text:p>
          </table:table-cell>
          <table:table-cell table:number-columns-repeated="2" office:value-type="string" office:string-value="[x]" calcext:value-type="string">
            <text:p><text:s/>[x] </text:p>
          </table:table-cell>
        </table:table-row>
        <table:table-row table:style-name="ro9">
          <table:table-cell office:value-type="float" office:value="1915" calcext:value-type="float">
            <text:p>1915</text:p>
          </table:table-cell>
          <table:table-cell office:value-type="string" calcext:value-type="string">
            <text:p>Persons</text:p>
          </table:table-cell>
          <table:table-cell office:value-type="float" office:value="4771798" calcext:value-type="float">
            <text:p><text:s/>4,771,798 </text:p>
          </table:table-cell>
          <table:table-cell office:value-type="float" office:value="513114" calcext:value-type="float">
            <text:p><text:s/>513,114 </text:p>
          </table:table-cell>
          <table:table-cell office:value-type="float" office:value="501981" calcext:value-type="float">
            <text:p><text:s/>501,981 </text:p>
          </table:table-cell>
          <table:table-cell office:value-type="float" office:value="486050" calcext:value-type="float">
            <text:p><text:s/>486,050 </text:p>
          </table:table-cell>
          <table:table-cell office:value-type="float" office:value="453187" calcext:value-type="float">
            <text:p><text:s/>453,187 </text:p>
          </table:table-cell>
          <table:table-cell office:value-type="float" office:value="410277" calcext:value-type="float">
            <text:p><text:s/>410,277 </text:p>
          </table:table-cell>
          <table:table-cell office:value-type="float" office:value="369685" calcext:value-type="float">
            <text:p><text:s/>369,685 </text:p>
          </table:table-cell>
          <table:table-cell office:value-type="float" office:value="349029" calcext:value-type="float">
            <text:p><text:s/>349,029 </text:p>
          </table:table-cell>
          <table:table-cell office:value-type="float" office:value="327108" calcext:value-type="float">
            <text:p><text:s/>327,108 </text:p>
          </table:table-cell>
          <table:table-cell office:value-type="float" office:value="299443" calcext:value-type="float">
            <text:p><text:s/>299,443 </text:p>
          </table:table-cell>
          <table:table-cell office:value-type="float" office:value="255375" calcext:value-type="float">
            <text:p><text:s/>255,375 </text:p>
          </table:table-cell>
          <table:table-cell office:value-type="float" office:value="216293" calcext:value-type="float">
            <text:p><text:s/>216,293 </text:p>
          </table:table-cell>
          <table:table-cell office:value-type="float" office:value="182318" calcext:value-type="float">
            <text:p><text:s/>182,318 </text:p>
          </table:table-cell>
          <table:table-cell office:value-type="float" office:value="145083" calcext:value-type="float">
            <text:p><text:s/>145,083 </text:p>
          </table:table-cell>
          <table:table-cell office:value-type="float" office:value="107339" calcext:value-type="float">
            <text:p><text:s/>107,339 </text:p>
          </table:table-cell>
          <table:table-cell office:value-type="float" office:value="77975" calcext:value-type="float">
            <text:p><text:s/>77,975 </text:p>
          </table:table-cell>
          <table:table-cell office:value-type="float" office:value="46667" calcext:value-type="float">
            <text:p><text:s/>46,667 </text:p>
          </table:table-cell>
          <table:table-cell office:value-type="float" office:value="21439" calcext:value-type="float">
            <text:p><text:s/>21,439 </text:p>
          </table:table-cell>
          <table:table-cell office:value-type="float" office:value="9435" calcext:value-type="float">
            <text:p><text:s/>9,435 </text:p>
          </table:table-cell>
          <table:table-cell table:number-columns-repeated="2" office:value-type="string" office:string-value="[x]" calcext:value-type="string">
            <text:p><text:s/>[x] </text:p>
          </table:table-cell>
        </table:table-row>
        <table:table-row table:style-name="ro9">
          <table:table-cell office:value-type="float" office:value="1916" calcext:value-type="float">
            <text:p>1916</text:p>
          </table:table-cell>
          <table:table-cell office:value-type="string" calcext:value-type="string">
            <text:p>Persons</text:p>
          </table:table-cell>
          <table:table-cell office:value-type="float" office:value="4794662" calcext:value-type="float">
            <text:p><text:s/>4,794,662 </text:p>
          </table:table-cell>
          <table:table-cell office:value-type="float" office:value="502998" calcext:value-type="float">
            <text:p><text:s/>502,998 </text:p>
          </table:table-cell>
          <table:table-cell office:value-type="float" office:value="500665" calcext:value-type="float">
            <text:p><text:s/>500,665 </text:p>
          </table:table-cell>
          <table:table-cell office:value-type="float" office:value="490631" calcext:value-type="float">
            <text:p><text:s/>490,631 </text:p>
          </table:table-cell>
          <table:table-cell office:value-type="float" office:value="456652" calcext:value-type="float">
            <text:p><text:s/>456,652 </text:p>
          </table:table-cell>
          <table:table-cell office:value-type="float" office:value="412392" calcext:value-type="float">
            <text:p><text:s/>412,392 </text:p>
          </table:table-cell>
          <table:table-cell office:value-type="float" office:value="369992" calcext:value-type="float">
            <text:p><text:s/>369,992 </text:p>
          </table:table-cell>
          <table:table-cell office:value-type="float" office:value="348574" calcext:value-type="float">
            <text:p><text:s/>348,574 </text:p>
          </table:table-cell>
          <table:table-cell office:value-type="float" office:value="328095" calcext:value-type="float">
            <text:p><text:s/>328,095 </text:p>
          </table:table-cell>
          <table:table-cell office:value-type="float" office:value="304238" calcext:value-type="float">
            <text:p><text:s/>304,238 </text:p>
          </table:table-cell>
          <table:table-cell office:value-type="float" office:value="262090" calcext:value-type="float">
            <text:p><text:s/>262,090 </text:p>
          </table:table-cell>
          <table:table-cell office:value-type="float" office:value="219851" calcext:value-type="float">
            <text:p><text:s/>219,851 </text:p>
          </table:table-cell>
          <table:table-cell office:value-type="float" office:value="185139" calcext:value-type="float">
            <text:p><text:s/>185,139 </text:p>
          </table:table-cell>
          <table:table-cell office:value-type="float" office:value="147612" calcext:value-type="float">
            <text:p><text:s/>147,612 </text:p>
          </table:table-cell>
          <table:table-cell office:value-type="float" office:value="109534" calcext:value-type="float">
            <text:p><text:s/>109,534 </text:p>
          </table:table-cell>
          <table:table-cell office:value-type="float" office:value="77241" calcext:value-type="float">
            <text:p><text:s/>77,241 </text:p>
          </table:table-cell>
          <table:table-cell office:value-type="float" office:value="47410" calcext:value-type="float">
            <text:p><text:s/>47,410 </text:p>
          </table:table-cell>
          <table:table-cell office:value-type="float" office:value="22124" calcext:value-type="float">
            <text:p><text:s/>22,124 </text:p>
          </table:table-cell>
          <table:table-cell office:value-type="float" office:value="9424" calcext:value-type="float">
            <text:p><text:s/>9,424 </text:p>
          </table:table-cell>
          <table:table-cell table:number-columns-repeated="2" office:value-type="string" office:string-value="[x]" calcext:value-type="string">
            <text:p><text:s/>[x] </text:p>
          </table:table-cell>
        </table:table-row>
        <table:table-row table:style-name="ro9">
          <table:table-cell office:value-type="float" office:value="1917" calcext:value-type="float">
            <text:p>1917</text:p>
          </table:table-cell>
          <table:table-cell office:value-type="string" calcext:value-type="string">
            <text:p>Persons</text:p>
          </table:table-cell>
          <table:table-cell office:value-type="float" office:value="4812829" calcext:value-type="float">
            <text:p><text:s/>4,812,829 </text:p>
          </table:table-cell>
          <table:table-cell office:value-type="float" office:value="489113" calcext:value-type="float">
            <text:p><text:s/>489,113 </text:p>
          </table:table-cell>
          <table:table-cell office:value-type="float" office:value="498191" calcext:value-type="float">
            <text:p><text:s/>498,191 </text:p>
          </table:table-cell>
          <table:table-cell office:value-type="float" office:value="493865" calcext:value-type="float">
            <text:p><text:s/>493,865 </text:p>
          </table:table-cell>
          <table:table-cell office:value-type="float" office:value="460912" calcext:value-type="float">
            <text:p><text:s/>460,912 </text:p>
          </table:table-cell>
          <table:table-cell office:value-type="float" office:value="414492" calcext:value-type="float">
            <text:p><text:s/>414,492 </text:p>
          </table:table-cell>
          <table:table-cell office:value-type="float" office:value="371126" calcext:value-type="float">
            <text:p><text:s/>371,126 </text:p>
          </table:table-cell>
          <table:table-cell office:value-type="float" office:value="348039" calcext:value-type="float">
            <text:p><text:s/>348,039 </text:p>
          </table:table-cell>
          <table:table-cell office:value-type="float" office:value="328914" calcext:value-type="float">
            <text:p><text:s/>328,914 </text:p>
          </table:table-cell>
          <table:table-cell office:value-type="float" office:value="307758" calcext:value-type="float">
            <text:p><text:s/>307,758 </text:p>
          </table:table-cell>
          <table:table-cell office:value-type="float" office:value="268948" calcext:value-type="float">
            <text:p><text:s/>268,948 </text:p>
          </table:table-cell>
          <table:table-cell office:value-type="float" office:value="224470" calcext:value-type="float">
            <text:p><text:s/>224,470 </text:p>
          </table:table-cell>
          <table:table-cell office:value-type="float" office:value="188223" calcext:value-type="float">
            <text:p><text:s/>188,223 </text:p>
          </table:table-cell>
          <table:table-cell office:value-type="float" office:value="150113" calcext:value-type="float">
            <text:p><text:s/>150,113 </text:p>
          </table:table-cell>
          <table:table-cell office:value-type="float" office:value="111645" calcext:value-type="float">
            <text:p><text:s/>111,645 </text:p>
          </table:table-cell>
          <table:table-cell office:value-type="float" office:value="77214" calcext:value-type="float">
            <text:p><text:s/>77,214 </text:p>
          </table:table-cell>
          <table:table-cell office:value-type="float" office:value="47362" calcext:value-type="float">
            <text:p><text:s/>47,362 </text:p>
          </table:table-cell>
          <table:table-cell office:value-type="float" office:value="22896" calcext:value-type="float">
            <text:p><text:s/>22,896 </text:p>
          </table:table-cell>
          <table:table-cell office:value-type="float" office:value="9548" calcext:value-type="float">
            <text:p><text:s/>9,548 </text:p>
          </table:table-cell>
          <table:table-cell table:number-columns-repeated="2" office:value-type="string" office:string-value="[x]" calcext:value-type="string">
            <text:p><text:s/>[x] </text:p>
          </table:table-cell>
        </table:table-row>
        <table:table-row table:style-name="ro9">
          <table:table-cell office:value-type="float" office:value="1918" calcext:value-type="float">
            <text:p>1918</text:p>
          </table:table-cell>
          <table:table-cell office:value-type="string" calcext:value-type="string">
            <text:p>Persons</text:p>
          </table:table-cell>
          <table:table-cell office:value-type="float" office:value="4821679" calcext:value-type="float">
            <text:p><text:s/>4,821,679 </text:p>
          </table:table-cell>
          <table:table-cell office:value-type="float" office:value="468283" calcext:value-type="float">
            <text:p><text:s/>468,283 </text:p>
          </table:table-cell>
          <table:table-cell office:value-type="float" office:value="496948" calcext:value-type="float">
            <text:p><text:s/>496,948 </text:p>
          </table:table-cell>
          <table:table-cell office:value-type="float" office:value="495701" calcext:value-type="float">
            <text:p><text:s/>495,701 </text:p>
          </table:table-cell>
          <table:table-cell office:value-type="float" office:value="465331" calcext:value-type="float">
            <text:p><text:s/>465,331 </text:p>
          </table:table-cell>
          <table:table-cell office:value-type="float" office:value="413444" calcext:value-type="float">
            <text:p><text:s/>413,444 </text:p>
          </table:table-cell>
          <table:table-cell office:value-type="float" office:value="370585" calcext:value-type="float">
            <text:p><text:s/>370,585 </text:p>
          </table:table-cell>
          <table:table-cell office:value-type="float" office:value="346221" calcext:value-type="float">
            <text:p><text:s/>346,221 </text:p>
          </table:table-cell>
          <table:table-cell office:value-type="float" office:value="329102" calcext:value-type="float">
            <text:p><text:s/>329,102 </text:p>
          </table:table-cell>
          <table:table-cell office:value-type="float" office:value="310106" calcext:value-type="float">
            <text:p><text:s/>310,106 </text:p>
          </table:table-cell>
          <table:table-cell office:value-type="float" office:value="276003" calcext:value-type="float">
            <text:p><text:s/>276,003 </text:p>
          </table:table-cell>
          <table:table-cell office:value-type="float" office:value="229897" calcext:value-type="float">
            <text:p><text:s/>229,897 </text:p>
          </table:table-cell>
          <table:table-cell office:value-type="float" office:value="191717" calcext:value-type="float">
            <text:p><text:s/>191,717 </text:p>
          </table:table-cell>
          <table:table-cell office:value-type="float" office:value="153404" calcext:value-type="float">
            <text:p><text:s/>153,404 </text:p>
          </table:table-cell>
          <table:table-cell office:value-type="float" office:value="114494" calcext:value-type="float">
            <text:p><text:s/>114,494 </text:p>
          </table:table-cell>
          <table:table-cell office:value-type="float" office:value="78321" calcext:value-type="float">
            <text:p><text:s/>78,321 </text:p>
          </table:table-cell>
          <table:table-cell office:value-type="float" office:value="47949" calcext:value-type="float">
            <text:p><text:s/>47,949 </text:p>
          </table:table-cell>
          <table:table-cell office:value-type="float" office:value="24013" calcext:value-type="float">
            <text:p><text:s/>24,013 </text:p>
          </table:table-cell>
          <table:table-cell office:value-type="float" office:value="10160" calcext:value-type="float">
            <text:p><text:s/>10,160 </text:p>
          </table:table-cell>
          <table:table-cell table:number-columns-repeated="2" office:value-type="string" office:string-value="[x]" calcext:value-type="string">
            <text:p><text:s/>[x] </text:p>
          </table:table-cell>
        </table:table-row>
        <table:table-row table:style-name="ro9">
          <table:table-cell office:value-type="float" office:value="1919" calcext:value-type="float">
            <text:p>1919</text:p>
          </table:table-cell>
          <table:table-cell office:value-type="string" calcext:value-type="string">
            <text:p>Persons</text:p>
          </table:table-cell>
          <table:table-cell office:value-type="float" office:value="4822993" calcext:value-type="float">
            <text:p><text:s/>4,822,993 </text:p>
          </table:table-cell>
          <table:table-cell office:value-type="float" office:value="443788" calcext:value-type="float">
            <text:p><text:s/>443,788 </text:p>
          </table:table-cell>
          <table:table-cell office:value-type="float" office:value="494480" calcext:value-type="float">
            <text:p><text:s/>494,480 </text:p>
          </table:table-cell>
          <table:table-cell office:value-type="float" office:value="495393" calcext:value-type="float">
            <text:p><text:s/>495,393 </text:p>
          </table:table-cell>
          <table:table-cell office:value-type="float" office:value="470824" calcext:value-type="float">
            <text:p><text:s/>470,824 </text:p>
          </table:table-cell>
          <table:table-cell office:value-type="float" office:value="418294" calcext:value-type="float">
            <text:p><text:s/>418,294 </text:p>
          </table:table-cell>
          <table:table-cell office:value-type="float" office:value="372562" calcext:value-type="float">
            <text:p><text:s/>372,562 </text:p>
          </table:table-cell>
          <table:table-cell office:value-type="float" office:value="345150" calcext:value-type="float">
            <text:p><text:s/>345,150 </text:p>
          </table:table-cell>
          <table:table-cell office:value-type="float" office:value="329137" calcext:value-type="float">
            <text:p><text:s/>329,137 </text:p>
          </table:table-cell>
          <table:table-cell office:value-type="float" office:value="310568" calcext:value-type="float">
            <text:p><text:s/>310,568 </text:p>
          </table:table-cell>
          <table:table-cell office:value-type="float" office:value="281006" calcext:value-type="float">
            <text:p><text:s/>281,006 </text:p>
          </table:table-cell>
          <table:table-cell office:value-type="float" office:value="234339" calcext:value-type="float">
            <text:p><text:s/>234,339 </text:p>
          </table:table-cell>
          <table:table-cell office:value-type="float" office:value="194179" calcext:value-type="float">
            <text:p><text:s/>194,179 </text:p>
          </table:table-cell>
          <table:table-cell office:value-type="float" office:value="155564" calcext:value-type="float">
            <text:p><text:s/>155,564 </text:p>
          </table:table-cell>
          <table:table-cell office:value-type="float" office:value="116266" calcext:value-type="float">
            <text:p><text:s/>116,266 </text:p>
          </table:table-cell>
          <table:table-cell office:value-type="float" office:value="78791" calcext:value-type="float">
            <text:p><text:s/>78,791 </text:p>
          </table:table-cell>
          <table:table-cell office:value-type="float" office:value="47615" calcext:value-type="float">
            <text:p><text:s/>47,615 </text:p>
          </table:table-cell>
          <table:table-cell office:value-type="float" office:value="24521" calcext:value-type="float">
            <text:p><text:s/>24,521 </text:p>
          </table:table-cell>
          <table:table-cell office:value-type="float" office:value="10516" calcext:value-type="float">
            <text:p><text:s/>10,516 </text:p>
          </table:table-cell>
          <table:table-cell table:number-columns-repeated="2" office:value-type="string" office:string-value="[x]" calcext:value-type="string">
            <text:p><text:s/>[x] </text:p>
          </table:table-cell>
        </table:table-row>
        <table:table-row table:style-name="ro9">
          <table:table-cell office:value-type="float" office:value="1920" calcext:value-type="float">
            <text:p>1920</text:p>
          </table:table-cell>
          <table:table-cell office:value-type="string" calcext:value-type="string">
            <text:p>Persons</text:p>
          </table:table-cell>
          <table:table-cell office:value-type="float" office:value="4866866" calcext:value-type="float">
            <text:p><text:s/>4,866,866 </text:p>
          </table:table-cell>
          <table:table-cell office:value-type="float" office:value="459320" calcext:value-type="float">
            <text:p><text:s/>459,320 </text:p>
          </table:table-cell>
          <table:table-cell office:value-type="float" office:value="490688" calcext:value-type="float">
            <text:p><text:s/>490,688 </text:p>
          </table:table-cell>
          <table:table-cell office:value-type="float" office:value="493461" calcext:value-type="float">
            <text:p><text:s/>493,461 </text:p>
          </table:table-cell>
          <table:table-cell office:value-type="float" office:value="475388" calcext:value-type="float">
            <text:p><text:s/>475,388 </text:p>
          </table:table-cell>
          <table:table-cell office:value-type="float" office:value="425061" calcext:value-type="float">
            <text:p><text:s/>425,061 </text:p>
          </table:table-cell>
          <table:table-cell office:value-type="float" office:value="375045" calcext:value-type="float">
            <text:p><text:s/>375,045 </text:p>
          </table:table-cell>
          <table:table-cell office:value-type="float" office:value="343003" calcext:value-type="float">
            <text:p><text:s/>343,003 </text:p>
          </table:table-cell>
          <table:table-cell office:value-type="float" office:value="327861" calcext:value-type="float">
            <text:p><text:s/>327,861 </text:p>
          </table:table-cell>
          <table:table-cell office:value-type="float" office:value="310620" calcext:value-type="float">
            <text:p><text:s/>310,620 </text:p>
          </table:table-cell>
          <table:table-cell office:value-type="float" office:value="285806" calcext:value-type="float">
            <text:p><text:s/>285,806 </text:p>
          </table:table-cell>
          <table:table-cell office:value-type="float" office:value="239748" calcext:value-type="float">
            <text:p><text:s/>239,748 </text:p>
          </table:table-cell>
          <table:table-cell office:value-type="float" office:value="197354" calcext:value-type="float">
            <text:p><text:s/>197,354 </text:p>
          </table:table-cell>
          <table:table-cell office:value-type="float" office:value="158898" calcext:value-type="float">
            <text:p><text:s/>158,898 </text:p>
          </table:table-cell>
          <table:table-cell office:value-type="float" office:value="119538" calcext:value-type="float">
            <text:p><text:s/>119,538 </text:p>
          </table:table-cell>
          <table:table-cell office:value-type="float" office:value="81064" calcext:value-type="float">
            <text:p><text:s/>81,064 </text:p>
          </table:table-cell>
          <table:table-cell office:value-type="float" office:value="48460" calcext:value-type="float">
            <text:p><text:s/>48,460 </text:p>
          </table:table-cell>
          <table:table-cell office:value-type="float" office:value="24623" calcext:value-type="float">
            <text:p><text:s/>24,623 </text:p>
          </table:table-cell>
          <table:table-cell office:value-type="float" office:value="10928" calcext:value-type="float">
            <text:p><text:s/>10,928 </text:p>
          </table:table-cell>
          <table:table-cell table:number-columns-repeated="2" office:value-type="string" office:string-value="[x]" calcext:value-type="string">
            <text:p><text:s/>[x] </text:p>
          </table:table-cell>
        </table:table-row>
        <table:table-row table:style-name="ro9">
          <table:table-cell office:value-type="float" office:value="1921" calcext:value-type="float">
            <text:p>1921</text:p>
          </table:table-cell>
          <table:table-cell office:value-type="string" calcext:value-type="string">
            <text:p>Persons</text:p>
          </table:table-cell>
          <table:table-cell office:value-type="float" office:value="4882497" calcext:value-type="float">
            <text:p><text:s/>4,882,497 </text:p>
          </table:table-cell>
          <table:table-cell office:value-type="float" office:value="474179" calcext:value-type="float">
            <text:p><text:s/>474,179 </text:p>
          </table:table-cell>
          <table:table-cell office:value-type="float" office:value="476780" calcext:value-type="float">
            <text:p><text:s/>476,780 </text:p>
          </table:table-cell>
          <table:table-cell office:value-type="float" office:value="490396" calcext:value-type="float">
            <text:p><text:s/>490,396 </text:p>
          </table:table-cell>
          <table:table-cell office:value-type="float" office:value="477086" calcext:value-type="float">
            <text:p><text:s/>477,086 </text:p>
          </table:table-cell>
          <table:table-cell office:value-type="float" office:value="428999" calcext:value-type="float">
            <text:p><text:s/>428,999 </text:p>
          </table:table-cell>
          <table:table-cell office:value-type="float" office:value="376356" calcext:value-type="float">
            <text:p><text:s/>376,356 </text:p>
          </table:table-cell>
          <table:table-cell office:value-type="float" office:value="338462" calcext:value-type="float">
            <text:p><text:s/>338,462 </text:p>
          </table:table-cell>
          <table:table-cell office:value-type="float" office:value="323708" calcext:value-type="float">
            <text:p><text:s/>323,708 </text:p>
          </table:table-cell>
          <table:table-cell office:value-type="float" office:value="308722" calcext:value-type="float">
            <text:p><text:s/>308,722 </text:p>
          </table:table-cell>
          <table:table-cell office:value-type="float" office:value="289065" calcext:value-type="float">
            <text:p><text:s/>289,065 </text:p>
          </table:table-cell>
          <table:table-cell office:value-type="float" office:value="244904" calcext:value-type="float">
            <text:p><text:s/>244,904 </text:p>
          </table:table-cell>
          <table:table-cell office:value-type="float" office:value="200627" calcext:value-type="float">
            <text:p><text:s/>200,627 </text:p>
          </table:table-cell>
          <table:table-cell office:value-type="float" office:value="161338" calcext:value-type="float">
            <text:p><text:s/>161,338 </text:p>
          </table:table-cell>
          <table:table-cell office:value-type="float" office:value="123172" calcext:value-type="float">
            <text:p><text:s/>123,172 </text:p>
          </table:table-cell>
          <table:table-cell office:value-type="float" office:value="83591" calcext:value-type="float">
            <text:p><text:s/>83,591 </text:p>
          </table:table-cell>
          <table:table-cell office:value-type="float" office:value="49830" calcext:value-type="float">
            <text:p><text:s/>49,830 </text:p>
          </table:table-cell>
          <table:table-cell office:value-type="float" office:value="24580" calcext:value-type="float">
            <text:p><text:s/>24,580 </text:p>
          </table:table-cell>
          <table:table-cell office:value-type="float" office:value="10702" calcext:value-type="float">
            <text:p><text:s/>10,702 </text:p>
          </table:table-cell>
          <table:table-cell table:number-columns-repeated="2" office:value-type="string" office:string-value="[x]" calcext:value-type="string">
            <text:p><text:s/>[x] </text:p>
          </table:table-cell>
        </table:table-row>
        <table:table-row table:style-name="ro9">
          <table:table-cell office:value-type="float" office:value="1922" calcext:value-type="float">
            <text:p>1922</text:p>
          </table:table-cell>
          <table:table-cell office:value-type="string" calcext:value-type="string">
            <text:p>Persons</text:p>
          </table:table-cell>
          <table:table-cell office:value-type="float" office:value="4897980" calcext:value-type="float">
            <text:p><text:s/>4,897,980 </text:p>
          </table:table-cell>
          <table:table-cell office:value-type="float" office:value="492807" calcext:value-type="float">
            <text:p><text:s/>492,807 </text:p>
          </table:table-cell>
          <table:table-cell office:value-type="float" office:value="461667" calcext:value-type="float">
            <text:p><text:s/>461,667 </text:p>
          </table:table-cell>
          <table:table-cell office:value-type="float" office:value="486735" calcext:value-type="float">
            <text:p><text:s/>486,735 </text:p>
          </table:table-cell>
          <table:table-cell office:value-type="float" office:value="475782" calcext:value-type="float">
            <text:p><text:s/>475,782 </text:p>
          </table:table-cell>
          <table:table-cell office:value-type="float" office:value="435236" calcext:value-type="float">
            <text:p><text:s/>435,236 </text:p>
          </table:table-cell>
          <table:table-cell office:value-type="float" office:value="376184" calcext:value-type="float">
            <text:p><text:s/>376,184 </text:p>
          </table:table-cell>
          <table:table-cell office:value-type="float" office:value="336127" calcext:value-type="float">
            <text:p><text:s/>336,127 </text:p>
          </table:table-cell>
          <table:table-cell office:value-type="float" office:value="320154" calcext:value-type="float">
            <text:p><text:s/>320,154 </text:p>
          </table:table-cell>
          <table:table-cell office:value-type="float" office:value="309059" calcext:value-type="float">
            <text:p><text:s/>309,059 </text:p>
          </table:table-cell>
          <table:table-cell office:value-type="float" office:value="289911" calcext:value-type="float">
            <text:p><text:s/>289,911 </text:p>
          </table:table-cell>
          <table:table-cell office:value-type="float" office:value="248639" calcext:value-type="float">
            <text:p><text:s/>248,639 </text:p>
          </table:table-cell>
          <table:table-cell office:value-type="float" office:value="204897" calcext:value-type="float">
            <text:p><text:s/>204,897 </text:p>
          </table:table-cell>
          <table:table-cell office:value-type="float" office:value="162332" calcext:value-type="float">
            <text:p><text:s/>162,332 </text:p>
          </table:table-cell>
          <table:table-cell office:value-type="float" office:value="126038" calcext:value-type="float">
            <text:p><text:s/>126,038 </text:p>
          </table:table-cell>
          <table:table-cell office:value-type="float" office:value="86594" calcext:value-type="float">
            <text:p><text:s/>86,594 </text:p>
          </table:table-cell>
          <table:table-cell office:value-type="float" office:value="49950" calcext:value-type="float">
            <text:p><text:s/>49,950 </text:p>
          </table:table-cell>
          <table:table-cell office:value-type="float" office:value="24680" calcext:value-type="float">
            <text:p><text:s/>24,680 </text:p>
          </table:table-cell>
          <table:table-cell office:value-type="float" office:value="11188" calcext:value-type="float">
            <text:p><text:s/>11,188 </text:p>
          </table:table-cell>
          <table:table-cell table:number-columns-repeated="2" office:value-type="string" office:string-value="[x]" calcext:value-type="string">
            <text:p><text:s/>[x] </text:p>
          </table:table-cell>
        </table:table-row>
        <table:table-row table:style-name="ro9">
          <table:table-cell office:value-type="float" office:value="1923" calcext:value-type="float">
            <text:p>1923</text:p>
          </table:table-cell>
          <table:table-cell office:value-type="string" calcext:value-type="string">
            <text:p>Persons</text:p>
          </table:table-cell>
          <table:table-cell office:value-type="float" office:value="4888148" calcext:value-type="float">
            <text:p><text:s/>4,888,148 </text:p>
          </table:table-cell>
          <table:table-cell office:value-type="float" office:value="508336" calcext:value-type="float">
            <text:p><text:s/>508,336 </text:p>
          </table:table-cell>
          <table:table-cell office:value-type="float" office:value="437875" calcext:value-type="float">
            <text:p><text:s/>437,875 </text:p>
          </table:table-cell>
          <table:table-cell office:value-type="float" office:value="480504" calcext:value-type="float">
            <text:p><text:s/>480,504 </text:p>
          </table:table-cell>
          <table:table-cell office:value-type="float" office:value="471838" calcext:value-type="float">
            <text:p><text:s/>471,838 </text:p>
          </table:table-cell>
          <table:table-cell office:value-type="float" office:value="441686" calcext:value-type="float">
            <text:p><text:s/>441,686 </text:p>
          </table:table-cell>
          <table:table-cell office:value-type="float" office:value="372406" calcext:value-type="float">
            <text:p><text:s/>372,406 </text:p>
          </table:table-cell>
          <table:table-cell office:value-type="float" office:value="337453" calcext:value-type="float">
            <text:p><text:s/>337,453 </text:p>
          </table:table-cell>
          <table:table-cell office:value-type="float" office:value="314370" calcext:value-type="float">
            <text:p><text:s/>314,370 </text:p>
          </table:table-cell>
          <table:table-cell office:value-type="float" office:value="308764" calcext:value-type="float">
            <text:p><text:s/>308,764 </text:p>
          </table:table-cell>
          <table:table-cell office:value-type="float" office:value="286060" calcext:value-type="float">
            <text:p><text:s/>286,060 </text:p>
          </table:table-cell>
          <table:table-cell office:value-type="float" office:value="256233" calcext:value-type="float">
            <text:p><text:s/>256,233 </text:p>
          </table:table-cell>
          <table:table-cell office:value-type="float" office:value="205523" calcext:value-type="float">
            <text:p><text:s/>205,523 </text:p>
          </table:table-cell>
          <table:table-cell office:value-type="float" office:value="165392" calcext:value-type="float">
            <text:p><text:s/>165,392 </text:p>
          </table:table-cell>
          <table:table-cell office:value-type="float" office:value="127234" calcext:value-type="float">
            <text:p><text:s/>127,234 </text:p>
          </table:table-cell>
          <table:table-cell office:value-type="float" office:value="88780" calcext:value-type="float">
            <text:p><text:s/>88,780 </text:p>
          </table:table-cell>
          <table:table-cell office:value-type="float" office:value="49057" calcext:value-type="float">
            <text:p><text:s/>49,057 </text:p>
          </table:table-cell>
          <table:table-cell office:value-type="float" office:value="25500" calcext:value-type="float">
            <text:p><text:s/>25,500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9">
          <table:table-cell office:value-type="float" office:value="1924" calcext:value-type="float">
            <text:p>1924</text:p>
          </table:table-cell>
          <table:table-cell office:value-type="string" calcext:value-type="string">
            <text:p>Persons</text:p>
          </table:table-cell>
          <table:table-cell office:value-type="float" office:value="4862210" calcext:value-type="float">
            <text:p><text:s/>4,862,210 </text:p>
          </table:table-cell>
          <table:table-cell office:value-type="float" office:value="525327" calcext:value-type="float">
            <text:p><text:s/>525,327 </text:p>
          </table:table-cell>
          <table:table-cell office:value-type="float" office:value="414994" calcext:value-type="float">
            <text:p><text:s/>414,994 </text:p>
          </table:table-cell>
          <table:table-cell office:value-type="float" office:value="474323" calcext:value-type="float">
            <text:p><text:s/>474,323 </text:p>
          </table:table-cell>
          <table:table-cell office:value-type="float" office:value="466124" calcext:value-type="float">
            <text:p><text:s/>466,124 </text:p>
          </table:table-cell>
          <table:table-cell office:value-type="float" office:value="438509" calcext:value-type="float">
            <text:p><text:s/>438,509 </text:p>
          </table:table-cell>
          <table:table-cell office:value-type="float" office:value="366571" calcext:value-type="float">
            <text:p><text:s/>366,571 </text:p>
          </table:table-cell>
          <table:table-cell office:value-type="float" office:value="329833" calcext:value-type="float">
            <text:p><text:s/>329,833 </text:p>
          </table:table-cell>
          <table:table-cell office:value-type="float" office:value="312457" calcext:value-type="float">
            <text:p><text:s/>312,457 </text:p>
          </table:table-cell>
          <table:table-cell office:value-type="float" office:value="300001" calcext:value-type="float">
            <text:p><text:s/>300,001 </text:p>
          </table:table-cell>
          <table:table-cell office:value-type="float" office:value="289344" calcext:value-type="float">
            <text:p><text:s/>289,344 </text:p>
          </table:table-cell>
          <table:table-cell office:value-type="float" office:value="257171" calcext:value-type="float">
            <text:p><text:s/>257,171 </text:p>
          </table:table-cell>
          <table:table-cell office:value-type="float" office:value="211084" calcext:value-type="float">
            <text:p><text:s/>211,084 </text:p>
          </table:table-cell>
          <table:table-cell office:value-type="float" office:value="167472" calcext:value-type="float">
            <text:p><text:s/>167,472 </text:p>
          </table:table-cell>
          <table:table-cell office:value-type="float" office:value="131856" calcext:value-type="float">
            <text:p><text:s/>131,856 </text:p>
          </table:table-cell>
          <table:table-cell office:value-type="float" office:value="88523" calcext:value-type="float">
            <text:p><text:s/>88,523 </text:p>
          </table:table-cell>
          <table:table-cell office:value-type="float" office:value="50566" calcext:value-type="float">
            <text:p><text:s/>50,566 </text:p>
          </table:table-cell>
          <table:table-cell office:value-type="float" office:value="26641" calcext:value-type="float">
            <text:p><text:s/>26,641 </text:p>
          </table:table-cell>
          <table:table-cell office:value-type="float" office:value="11414" calcext:value-type="float">
            <text:p><text:s/>11,414 </text:p>
          </table:table-cell>
          <table:table-cell table:number-columns-repeated="2" office:value-type="string" office:string-value="[x]" calcext:value-type="string">
            <text:p><text:s/>[x] </text:p>
          </table:table-cell>
        </table:table-row>
        <table:table-row table:style-name="ro9">
          <table:table-cell office:value-type="float" office:value="1925" calcext:value-type="float">
            <text:p>1925</text:p>
          </table:table-cell>
          <table:table-cell office:value-type="string" calcext:value-type="string">
            <text:p>Persons</text:p>
          </table:table-cell>
          <table:table-cell office:value-type="float" office:value="4867129" calcext:value-type="float">
            <text:p><text:s/>4,867,129 </text:p>
          </table:table-cell>
          <table:table-cell office:value-type="float" office:value="502629" calcext:value-type="float">
            <text:p><text:s/>502,629 </text:p>
          </table:table-cell>
          <table:table-cell office:value-type="float" office:value="428036" calcext:value-type="float">
            <text:p><text:s/>428,036 </text:p>
          </table:table-cell>
          <table:table-cell office:value-type="float" office:value="470011" calcext:value-type="float">
            <text:p><text:s/>470,011 </text:p>
          </table:table-cell>
          <table:table-cell office:value-type="float" office:value="464563" calcext:value-type="float">
            <text:p><text:s/>464,563 </text:p>
          </table:table-cell>
          <table:table-cell office:value-type="float" office:value="438831" calcext:value-type="float">
            <text:p><text:s/>438,831 </text:p>
          </table:table-cell>
          <table:table-cell office:value-type="float" office:value="371289" calcext:value-type="float">
            <text:p><text:s/>371,289 </text:p>
          </table:table-cell>
          <table:table-cell office:value-type="float" office:value="337424" calcext:value-type="float">
            <text:p><text:s/>337,424 </text:p>
          </table:table-cell>
          <table:table-cell office:value-type="float" office:value="306454" calcext:value-type="float">
            <text:p><text:s/>306,454 </text:p>
          </table:table-cell>
          <table:table-cell office:value-type="float" office:value="301828" calcext:value-type="float">
            <text:p><text:s/>301,828 </text:p>
          </table:table-cell>
          <table:table-cell office:value-type="float" office:value="286696" calcext:value-type="float">
            <text:p><text:s/>286,696 </text:p>
          </table:table-cell>
          <table:table-cell office:value-type="float" office:value="265132" calcext:value-type="float">
            <text:p><text:s/>265,132 </text:p>
          </table:table-cell>
          <table:table-cell office:value-type="float" office:value="210019" calcext:value-type="float">
            <text:p><text:s/>210,019 </text:p>
          </table:table-cell>
          <table:table-cell office:value-type="float" office:value="173420" calcext:value-type="float">
            <text:p><text:s/>173,420 </text:p>
          </table:table-cell>
          <table:table-cell office:value-type="float" office:value="132023" calcext:value-type="float">
            <text:p><text:s/>132,023 </text:p>
          </table:table-cell>
          <table:table-cell office:value-type="float" office:value="91392" calcext:value-type="float">
            <text:p><text:s/>91,392 </text:p>
          </table:table-cell>
          <table:table-cell office:value-type="float" office:value="49168" calcext:value-type="float">
            <text:p><text:s/>49,168 </text:p>
          </table:table-cell>
          <table:table-cell office:value-type="float" office:value="27482" calcext:value-type="float">
            <text:p><text:s/>27,482 </text:p>
          </table:table-cell>
          <table:table-cell office:value-type="float" office:value="10732" calcext:value-type="float">
            <text:p><text:s/>10,732 </text:p>
          </table:table-cell>
          <table:table-cell table:number-columns-repeated="2" office:value-type="string" office:string-value="[x]" calcext:value-type="string">
            <text:p><text:s/>[x] </text:p>
          </table:table-cell>
        </table:table-row>
        <table:table-row table:style-name="ro9">
          <table:table-cell office:value-type="float" office:value="1926" calcext:value-type="float">
            <text:p>1926</text:p>
          </table:table-cell>
          <table:table-cell office:value-type="string" calcext:value-type="string">
            <text:p>Persons</text:p>
          </table:table-cell>
          <table:table-cell office:value-type="float" office:value="4864259" calcext:value-type="float">
            <text:p><text:s/>4,864,259 </text:p>
          </table:table-cell>
          <table:table-cell office:value-type="float" office:value="488543" calcext:value-type="float">
            <text:p><text:s/>488,543 </text:p>
          </table:table-cell>
          <table:table-cell office:value-type="float" office:value="439005" calcext:value-type="float">
            <text:p><text:s/>439,005 </text:p>
          </table:table-cell>
          <table:table-cell office:value-type="float" office:value="457591" calcext:value-type="float">
            <text:p><text:s/>457,591 </text:p>
          </table:table-cell>
          <table:table-cell office:value-type="float" office:value="461693" calcext:value-type="float">
            <text:p><text:s/>461,693 </text:p>
          </table:table-cell>
          <table:table-cell office:value-type="float" office:value="439195" calcext:value-type="float">
            <text:p><text:s/>439,195 </text:p>
          </table:table-cell>
          <table:table-cell office:value-type="float" office:value="375081" calcext:value-type="float">
            <text:p><text:s/>375,081 </text:p>
          </table:table-cell>
          <table:table-cell office:value-type="float" office:value="333891" calcext:value-type="float">
            <text:p><text:s/>333,891 </text:p>
          </table:table-cell>
          <table:table-cell office:value-type="float" office:value="308924" calcext:value-type="float">
            <text:p><text:s/>308,924 </text:p>
          </table:table-cell>
          <table:table-cell office:value-type="float" office:value="296453" calcext:value-type="float">
            <text:p><text:s/>296,453 </text:p>
          </table:table-cell>
          <table:table-cell office:value-type="float" office:value="288037" calcext:value-type="float">
            <text:p><text:s/>288,037 </text:p>
          </table:table-cell>
          <table:table-cell office:value-type="float" office:value="264553" calcext:value-type="float">
            <text:p><text:s/>264,553 </text:p>
          </table:table-cell>
          <table:table-cell office:value-type="float" office:value="216614" calcext:value-type="float">
            <text:p><text:s/>216,614 </text:p>
          </table:table-cell>
          <table:table-cell office:value-type="float" office:value="173429" calcext:value-type="float">
            <text:p><text:s/>173,429 </text:p>
          </table:table-cell>
          <table:table-cell office:value-type="float" office:value="137023" calcext:value-type="float">
            <text:p><text:s/>137,023 </text:p>
          </table:table-cell>
          <table:table-cell office:value-type="float" office:value="94045" calcext:value-type="float">
            <text:p><text:s/>94,045 </text:p>
          </table:table-cell>
          <table:table-cell office:value-type="float" office:value="51350" calcext:value-type="float">
            <text:p><text:s/>51,350 </text:p>
          </table:table-cell>
          <table:table-cell office:value-type="float" office:value="27588" calcext:value-type="float">
            <text:p><text:s/>27,588 </text:p>
          </table:table-cell>
          <table:table-cell office:value-type="float" office:value="11244" calcext:value-type="float">
            <text:p><text:s/>11,244 </text:p>
          </table:table-cell>
          <table:table-cell table:number-columns-repeated="2" office:value-type="string" office:string-value="[x]" calcext:value-type="string">
            <text:p><text:s/>[x] </text:p>
          </table:table-cell>
        </table:table-row>
        <table:table-row table:style-name="ro9">
          <table:table-cell office:value-type="float" office:value="1927" calcext:value-type="float">
            <text:p>1927</text:p>
          </table:table-cell>
          <table:table-cell office:value-type="string" calcext:value-type="string">
            <text:p>Persons</text:p>
          </table:table-cell>
          <table:table-cell office:value-type="float" office:value="4853098" calcext:value-type="float">
            <text:p><text:s/>4,853,098 </text:p>
          </table:table-cell>
          <table:table-cell office:value-type="float" office:value="471719" calcext:value-type="float">
            <text:p><text:s/>471,719 </text:p>
          </table:table-cell>
          <table:table-cell office:value-type="float" office:value="456818" calcext:value-type="float">
            <text:p><text:s/>456,818 </text:p>
          </table:table-cell>
          <table:table-cell office:value-type="float" office:value="441378" calcext:value-type="float">
            <text:p><text:s/>441,378 </text:p>
          </table:table-cell>
          <table:table-cell office:value-type="float" office:value="457525" calcext:value-type="float">
            <text:p><text:s/>457,525 </text:p>
          </table:table-cell>
          <table:table-cell office:value-type="float" office:value="434887" calcext:value-type="float">
            <text:p><text:s/>434,887 </text:p>
          </table:table-cell>
          <table:table-cell office:value-type="float" office:value="377288" calcext:value-type="float">
            <text:p><text:s/>377,288 </text:p>
          </table:table-cell>
          <table:table-cell office:value-type="float" office:value="334964" calcext:value-type="float">
            <text:p><text:s/>334,964 </text:p>
          </table:table-cell>
          <table:table-cell office:value-type="float" office:value="308612" calcext:value-type="float">
            <text:p><text:s/>308,612 </text:p>
          </table:table-cell>
          <table:table-cell office:value-type="float" office:value="291844" calcext:value-type="float">
            <text:p><text:s/>291,844 </text:p>
          </table:table-cell>
          <table:table-cell office:value-type="float" office:value="287832" calcext:value-type="float">
            <text:p><text:s/>287,832 </text:p>
          </table:table-cell>
          <table:table-cell office:value-type="float" office:value="265156" calcext:value-type="float">
            <text:p><text:s/>265,156 </text:p>
          </table:table-cell>
          <table:table-cell office:value-type="float" office:value="219921" calcext:value-type="float">
            <text:p><text:s/>219,921 </text:p>
          </table:table-cell>
          <table:table-cell office:value-type="float" office:value="177816" calcext:value-type="float">
            <text:p><text:s/>177,816 </text:p>
          </table:table-cell>
          <table:table-cell office:value-type="float" office:value="138318" calcext:value-type="float">
            <text:p><text:s/>138,318 </text:p>
          </table:table-cell>
          <table:table-cell office:value-type="float" office:value="96593" calcext:value-type="float">
            <text:p><text:s/>96,593 </text:p>
          </table:table-cell>
          <table:table-cell office:value-type="float" office:value="53057" calcext:value-type="float">
            <text:p><text:s/>53,057 </text:p>
          </table:table-cell>
          <table:table-cell office:value-type="float" office:value="28233" calcext:value-type="float">
            <text:p><text:s/>28,233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9">
          <table:table-cell office:value-type="float" office:value="1928" calcext:value-type="float">
            <text:p>1928</text:p>
          </table:table-cell>
          <table:table-cell office:value-type="string" calcext:value-type="string">
            <text:p>Persons</text:p>
          </table:table-cell>
          <table:table-cell office:value-type="float" office:value="4847851" calcext:value-type="float">
            <text:p><text:s/>4,847,851 </text:p>
          </table:table-cell>
          <table:table-cell office:value-type="float" office:value="456877" calcext:value-type="float">
            <text:p><text:s/>456,877 </text:p>
          </table:table-cell>
          <table:table-cell office:value-type="float" office:value="477248" calcext:value-type="float">
            <text:p><text:s/>477,248 </text:p>
          </table:table-cell>
          <table:table-cell office:value-type="float" office:value="418867" calcext:value-type="float">
            <text:p><text:s/>418,867 </text:p>
          </table:table-cell>
          <table:table-cell office:value-type="float" office:value="453883" calcext:value-type="float">
            <text:p><text:s/>453,883 </text:p>
          </table:table-cell>
          <table:table-cell office:value-type="float" office:value="430058" calcext:value-type="float">
            <text:p><text:s/>430,058 </text:p>
          </table:table-cell>
          <table:table-cell office:value-type="float" office:value="383992" calcext:value-type="float">
            <text:p><text:s/>383,992 </text:p>
          </table:table-cell>
          <table:table-cell office:value-type="float" office:value="334042" calcext:value-type="float">
            <text:p><text:s/>334,042 </text:p>
          </table:table-cell>
          <table:table-cell office:value-type="float" office:value="311162" calcext:value-type="float">
            <text:p><text:s/>311,162 </text:p>
          </table:table-cell>
          <table:table-cell office:value-type="float" office:value="288452" calcext:value-type="float">
            <text:p><text:s/>288,452 </text:p>
          </table:table-cell>
          <table:table-cell office:value-type="float" office:value="288170" calcext:value-type="float">
            <text:p><text:s/>288,170 </text:p>
          </table:table-cell>
          <table:table-cell office:value-type="float" office:value="262996" calcext:value-type="float">
            <text:p><text:s/>262,996 </text:p>
          </table:table-cell>
          <table:table-cell office:value-type="float" office:value="226320" calcext:value-type="float">
            <text:p><text:s/>226,320 </text:p>
          </table:table-cell>
          <table:table-cell office:value-type="float" office:value="181040" calcext:value-type="float">
            <text:p><text:s/>181,040 </text:p>
          </table:table-cell>
          <table:table-cell office:value-type="float" office:value="141181" calcext:value-type="float">
            <text:p><text:s/>141,181 </text:p>
          </table:table-cell>
          <table:table-cell office:value-type="float" office:value="99040" calcext:value-type="float">
            <text:p><text:s/>99,040 </text:p>
          </table:table-cell>
          <table:table-cell office:value-type="float" office:value="55171" calcext:value-type="float">
            <text:p><text:s/>55,171 </text:p>
          </table:table-cell>
          <table:table-cell office:value-type="float" office:value="28114" calcext:value-type="float">
            <text:p><text:s/>28,114 </text:p>
          </table:table-cell>
          <table:table-cell office:value-type="float" office:value="11238" calcext:value-type="float">
            <text:p><text:s/>11,238 </text:p>
          </table:table-cell>
          <table:table-cell table:number-columns-repeated="2" office:value-type="string" office:string-value="[x]" calcext:value-type="string">
            <text:p><text:s/>[x] </text:p>
          </table:table-cell>
        </table:table-row>
        <table:table-row table:style-name="ro9">
          <table:table-cell office:value-type="float" office:value="1929" calcext:value-type="float">
            <text:p>1929</text:p>
          </table:table-cell>
          <table:table-cell office:value-type="string" calcext:value-type="string">
            <text:p>Persons</text:p>
          </table:table-cell>
          <table:table-cell office:value-type="float" office:value="4832226" calcext:value-type="float">
            <text:p><text:s/>4,832,226 </text:p>
          </table:table-cell>
          <table:table-cell office:value-type="float" office:value="437180" calcext:value-type="float">
            <text:p><text:s/>437,180 </text:p>
          </table:table-cell>
          <table:table-cell office:value-type="float" office:value="487271" calcext:value-type="float">
            <text:p><text:s/>487,271 </text:p>
          </table:table-cell>
          <table:table-cell office:value-type="float" office:value="397711" calcext:value-type="float">
            <text:p><text:s/>397,711 </text:p>
          </table:table-cell>
          <table:table-cell office:value-type="float" office:value="450080" calcext:value-type="float">
            <text:p><text:s/>450,080 </text:p>
          </table:table-cell>
          <table:table-cell office:value-type="float" office:value="429768" calcext:value-type="float">
            <text:p><text:s/>429,768 </text:p>
          </table:table-cell>
          <table:table-cell office:value-type="float" office:value="386751" calcext:value-type="float">
            <text:p><text:s/>386,751 </text:p>
          </table:table-cell>
          <table:table-cell office:value-type="float" office:value="336758" calcext:value-type="float">
            <text:p><text:s/>336,758 </text:p>
          </table:table-cell>
          <table:table-cell office:value-type="float" office:value="310013" calcext:value-type="float">
            <text:p><text:s/>310,013 </text:p>
          </table:table-cell>
          <table:table-cell office:value-type="float" office:value="291848" calcext:value-type="float">
            <text:p><text:s/>291,848 </text:p>
          </table:table-cell>
          <table:table-cell office:value-type="float" office:value="283708" calcext:value-type="float">
            <text:p><text:s/>283,708 </text:p>
          </table:table-cell>
          <table:table-cell office:value-type="float" office:value="266290" calcext:value-type="float">
            <text:p><text:s/>266,290 </text:p>
          </table:table-cell>
          <table:table-cell office:value-type="float" office:value="228672" calcext:value-type="float">
            <text:p><text:s/>228,672 </text:p>
          </table:table-cell>
          <table:table-cell office:value-type="float" office:value="185722" calcext:value-type="float">
            <text:p><text:s/>185,722 </text:p>
          </table:table-cell>
          <table:table-cell office:value-type="float" office:value="143002" calcext:value-type="float">
            <text:p><text:s/>143,002 </text:p>
          </table:table-cell>
          <table:table-cell office:value-type="float" office:value="102592" calcext:value-type="float">
            <text:p><text:s/>102,592 </text:p>
          </table:table-cell>
          <table:table-cell office:value-type="float" office:value="55497" calcext:value-type="float">
            <text:p><text:s/>55,497 </text:p>
          </table:table-cell>
          <table:table-cell office:value-type="float" office:value="28026" calcext:value-type="float">
            <text:p><text:s/>28,026 </text:p>
          </table:table-cell>
          <table:table-cell office:value-type="float" office:value="11337" calcext:value-type="float">
            <text:p><text:s/>11,337 </text:p>
          </table:table-cell>
          <table:table-cell table:number-columns-repeated="2" office:value-type="string" office:string-value="[x]" calcext:value-type="string">
            <text:p><text:s/>[x] </text:p>
          </table:table-cell>
        </table:table-row>
        <table:table-row table:style-name="ro9">
          <table:table-cell office:value-type="float" office:value="1930" calcext:value-type="float">
            <text:p>1930</text:p>
          </table:table-cell>
          <table:table-cell office:value-type="string" calcext:value-type="string">
            <text:p>Persons</text:p>
          </table:table-cell>
          <table:table-cell office:value-type="float" office:value="4828004" calcext:value-type="float">
            <text:p><text:s/>4,828,004 </text:p>
          </table:table-cell>
          <table:table-cell office:value-type="float" office:value="429862" calcext:value-type="float">
            <text:p><text:s/>429,862 </text:p>
          </table:table-cell>
          <table:table-cell office:value-type="float" office:value="466049" calcext:value-type="float">
            <text:p><text:s/>466,049 </text:p>
          </table:table-cell>
          <table:table-cell office:value-type="float" office:value="411872" calcext:value-type="float">
            <text:p><text:s/>411,872 </text:p>
          </table:table-cell>
          <table:table-cell office:value-type="float" office:value="446918" calcext:value-type="float">
            <text:p><text:s/>446,918 </text:p>
          </table:table-cell>
          <table:table-cell office:value-type="float" office:value="425650" calcext:value-type="float">
            <text:p><text:s/>425,650 </text:p>
          </table:table-cell>
          <table:table-cell office:value-type="float" office:value="388008" calcext:value-type="float">
            <text:p><text:s/>388,008 </text:p>
          </table:table-cell>
          <table:table-cell office:value-type="float" office:value="339623" calcext:value-type="float">
            <text:p><text:s/>339,623 </text:p>
          </table:table-cell>
          <table:table-cell office:value-type="float" office:value="316123" calcext:value-type="float">
            <text:p><text:s/>316,123 </text:p>
          </table:table-cell>
          <table:table-cell office:value-type="float" office:value="287651" calcext:value-type="float">
            <text:p><text:s/>287,651 </text:p>
          </table:table-cell>
          <table:table-cell office:value-type="float" office:value="285883" calcext:value-type="float">
            <text:p><text:s/>285,883 </text:p>
          </table:table-cell>
          <table:table-cell office:value-type="float" office:value="263903" calcext:value-type="float">
            <text:p><text:s/>263,903 </text:p>
          </table:table-cell>
          <table:table-cell office:value-type="float" office:value="234304" calcext:value-type="float">
            <text:p><text:s/>234,304 </text:p>
          </table:table-cell>
          <table:table-cell office:value-type="float" office:value="185527" calcext:value-type="float">
            <text:p><text:s/>185,527 </text:p>
          </table:table-cell>
          <table:table-cell office:value-type="float" office:value="147694" calcext:value-type="float">
            <text:p><text:s/>147,694 </text:p>
          </table:table-cell>
          <table:table-cell office:value-type="float" office:value="104289" calcext:value-type="float">
            <text:p><text:s/>104,289 </text:p>
          </table:table-cell>
          <table:table-cell office:value-type="float" office:value="57027" calcext:value-type="float">
            <text:p><text:s/>57,027 </text:p>
          </table:table-cell>
          <table:table-cell office:value-type="float" office:value="26165" calcext:value-type="float">
            <text:p><text:s/>26,165 </text:p>
          </table:table-cell>
          <table:table-cell office:value-type="float" office:value="11456" calcext:value-type="float">
            <text:p><text:s/>11,456 </text:p>
          </table:table-cell>
          <table:table-cell table:number-columns-repeated="2" office:value-type="string" office:string-value="[x]" calcext:value-type="string">
            <text:p><text:s/>[x] </text:p>
          </table:table-cell>
        </table:table-row>
        <table:table-row table:style-name="ro9">
          <table:table-cell office:value-type="float" office:value="1931" calcext:value-type="float">
            <text:p>1931</text:p>
          </table:table-cell>
          <table:table-cell office:value-type="string" calcext:value-type="string">
            <text:p>Persons</text:p>
          </table:table-cell>
          <table:table-cell office:value-type="float" office:value="4842980" calcext:value-type="float">
            <text:p><text:s/>4,842,980 </text:p>
          </table:table-cell>
          <table:table-cell office:value-type="float" office:value="423346" calcext:value-type="float">
            <text:p><text:s/>423,346 </text:p>
          </table:table-cell>
          <table:table-cell office:value-type="float" office:value="455713" calcext:value-type="float">
            <text:p><text:s/>455,713 </text:p>
          </table:table-cell>
          <table:table-cell office:value-type="float" office:value="425815" calcext:value-type="float">
            <text:p><text:s/>425,815 </text:p>
          </table:table-cell>
          <table:table-cell office:value-type="float" office:value="439292" calcext:value-type="float">
            <text:p><text:s/>439,292 </text:p>
          </table:table-cell>
          <table:table-cell office:value-type="float" office:value="421577" calcext:value-type="float">
            <text:p><text:s/>421,577 </text:p>
          </table:table-cell>
          <table:table-cell office:value-type="float" office:value="389033" calcext:value-type="float">
            <text:p><text:s/>389,033 </text:p>
          </table:table-cell>
          <table:table-cell office:value-type="float" office:value="349495" calcext:value-type="float">
            <text:p><text:s/>349,495 </text:p>
          </table:table-cell>
          <table:table-cell office:value-type="float" office:value="316154" calcext:value-type="float">
            <text:p><text:s/>316,154 </text:p>
          </table:table-cell>
          <table:table-cell office:value-type="float" office:value="292243" calcext:value-type="float">
            <text:p><text:s/>292,243 </text:p>
          </table:table-cell>
          <table:table-cell office:value-type="float" office:value="280583" calcext:value-type="float">
            <text:p><text:s/>280,583 </text:p>
          </table:table-cell>
          <table:table-cell office:value-type="float" office:value="266533" calcext:value-type="float">
            <text:p><text:s/>266,533 </text:p>
          </table:table-cell>
          <table:table-cell office:value-type="float" office:value="238021" calcext:value-type="float">
            <text:p><text:s/>238,021 </text:p>
          </table:table-cell>
          <table:table-cell office:value-type="float" office:value="191771" calcext:value-type="float">
            <text:p><text:s/>191,771 </text:p>
          </table:table-cell>
          <table:table-cell office:value-type="float" office:value="148808" calcext:value-type="float">
            <text:p><text:s/>148,808 </text:p>
          </table:table-cell>
          <table:table-cell office:value-type="float" office:value="106185" calcext:value-type="float">
            <text:p><text:s/>106,185 </text:p>
          </table:table-cell>
          <table:table-cell office:value-type="float" office:value="60237" calcext:value-type="float">
            <text:p><text:s/>60,237 </text:p>
          </table:table-cell>
          <table:table-cell office:value-type="float" office:value="26480" calcext:value-type="float">
            <text:p><text:s/>26,480 </text:p>
          </table:table-cell>
          <table:table-cell office:value-type="float" office:value="11694" calcext:value-type="float">
            <text:p><text:s/>11,694 </text:p>
          </table:table-cell>
          <table:table-cell table:style-name="ce377" office:value-type="float" office:value="11534" calcext:value-type="float">
            <text:p><text:s/>11,534 </text:p>
          </table:table-cell>
          <table:table-cell table:style-name="ce377" office:value-type="float" office:value="160" calcext:value-type="float">
            <text:p><text:s/>160 </text:p>
          </table:table-cell>
        </table:table-row>
        <table:table-row table:style-name="ro9">
          <table:table-cell office:value-type="float" office:value="1932" calcext:value-type="float">
            <text:p>1932</text:p>
          </table:table-cell>
          <table:table-cell office:value-type="string" calcext:value-type="string">
            <text:p>Persons</text:p>
          </table:table-cell>
          <table:table-cell office:value-type="float" office:value="4883069" calcext:value-type="float">
            <text:p><text:s/>4,883,069 </text:p>
          </table:table-cell>
          <table:table-cell office:value-type="float" office:value="419965" calcext:value-type="float">
            <text:p><text:s/>419,965 </text:p>
          </table:table-cell>
          <table:table-cell office:value-type="float" office:value="444002" calcext:value-type="float">
            <text:p><text:s/>444,002 </text:p>
          </table:table-cell>
          <table:table-cell office:value-type="float" office:value="443701" calcext:value-type="float">
            <text:p><text:s/>443,701 </text:p>
          </table:table-cell>
          <table:table-cell office:value-type="float" office:value="429562" calcext:value-type="float">
            <text:p><text:s/>429,562 </text:p>
          </table:table-cell>
          <table:table-cell office:value-type="float" office:value="427252" calcext:value-type="float">
            <text:p><text:s/>427,252 </text:p>
          </table:table-cell>
          <table:table-cell office:value-type="float" office:value="396076" calcext:value-type="float">
            <text:p><text:s/>396,076 </text:p>
          </table:table-cell>
          <table:table-cell office:value-type="float" office:value="357637" calcext:value-type="float">
            <text:p><text:s/>357,637 </text:p>
          </table:table-cell>
          <table:table-cell office:value-type="float" office:value="320316" calcext:value-type="float">
            <text:p><text:s/>320,316 </text:p>
          </table:table-cell>
          <table:table-cell office:value-type="float" office:value="296710" calcext:value-type="float">
            <text:p><text:s/>296,710 </text:p>
          </table:table-cell>
          <table:table-cell office:value-type="float" office:value="279751" calcext:value-type="float">
            <text:p><text:s/>279,751 </text:p>
          </table:table-cell>
          <table:table-cell office:value-type="float" office:value="268320" calcext:value-type="float">
            <text:p><text:s/>268,320 </text:p>
          </table:table-cell>
          <table:table-cell office:value-type="float" office:value="242723" calcext:value-type="float">
            <text:p><text:s/>242,723 </text:p>
          </table:table-cell>
          <table:table-cell office:value-type="float" office:value="196115" calcext:value-type="float">
            <text:p><text:s/>196,115 </text:p>
          </table:table-cell>
          <table:table-cell office:value-type="float" office:value="152767" calcext:value-type="float">
            <text:p><text:s/>152,767 </text:p>
          </table:table-cell>
          <table:table-cell office:value-type="float" office:value="106730" calcext:value-type="float">
            <text:p><text:s/>106,730 </text:p>
          </table:table-cell>
          <table:table-cell office:value-type="float" office:value="63613" calcext:value-type="float">
            <text:p><text:s/>63,613 </text:p>
          </table:table-cell>
          <table:table-cell office:value-type="float" office:value="26457" calcext:value-type="float">
            <text:p><text:s/>26,457 </text:p>
          </table:table-cell>
          <table:table-cell office:value-type="float" office:value="11372" calcext:value-type="float">
            <text:p><text:s/>11,372 </text:p>
          </table:table-cell>
          <table:table-cell table:number-columns-repeated="2" office:value-type="string" office:string-value="[x]" calcext:value-type="string">
            <text:p><text:s/>[x] </text:p>
          </table:table-cell>
        </table:table-row>
        <table:table-row table:style-name="ro9">
          <table:table-cell office:value-type="float" office:value="1933" calcext:value-type="float">
            <text:p>1933</text:p>
          </table:table-cell>
          <table:table-cell office:value-type="string" calcext:value-type="string">
            <text:p>Persons</text:p>
          </table:table-cell>
          <table:table-cell office:value-type="float" office:value="4912379" calcext:value-type="float">
            <text:p><text:s/>4,912,379 </text:p>
          </table:table-cell>
          <table:table-cell office:value-type="float" office:value="414670" calcext:value-type="float">
            <text:p><text:s/>414,670 </text:p>
          </table:table-cell>
          <table:table-cell office:value-type="float" office:value="435935" calcext:value-type="float">
            <text:p><text:s/>435,935 </text:p>
          </table:table-cell>
          <table:table-cell office:value-type="float" office:value="462027" calcext:value-type="float">
            <text:p><text:s/>462,027 </text:p>
          </table:table-cell>
          <table:table-cell office:value-type="float" office:value="414032" calcext:value-type="float">
            <text:p><text:s/>414,032 </text:p>
          </table:table-cell>
          <table:table-cell office:value-type="float" office:value="430452" calcext:value-type="float">
            <text:p><text:s/>430,452 </text:p>
          </table:table-cell>
          <table:table-cell office:value-type="float" office:value="401102" calcext:value-type="float">
            <text:p><text:s/>401,102 </text:p>
          </table:table-cell>
          <table:table-cell office:value-type="float" office:value="368726" calcext:value-type="float">
            <text:p><text:s/>368,726 </text:p>
          </table:table-cell>
          <table:table-cell office:value-type="float" office:value="320521" calcext:value-type="float">
            <text:p><text:s/>320,521 </text:p>
          </table:table-cell>
          <table:table-cell office:value-type="float" office:value="302004" calcext:value-type="float">
            <text:p><text:s/>302,004 </text:p>
          </table:table-cell>
          <table:table-cell office:value-type="float" office:value="279725" calcext:value-type="float">
            <text:p><text:s/>279,725 </text:p>
          </table:table-cell>
          <table:table-cell office:value-type="float" office:value="270127" calcext:value-type="float">
            <text:p><text:s/>270,127 </text:p>
          </table:table-cell>
          <table:table-cell office:value-type="float" office:value="243118" calcext:value-type="float">
            <text:p><text:s/>243,118 </text:p>
          </table:table-cell>
          <table:table-cell office:value-type="float" office:value="202002" calcext:value-type="float">
            <text:p><text:s/>202,002 </text:p>
          </table:table-cell>
          <table:table-cell office:value-type="float" office:value="156084" calcext:value-type="float">
            <text:p><text:s/>156,084 </text:p>
          </table:table-cell>
          <table:table-cell office:value-type="float" office:value="107723" calcext:value-type="float">
            <text:p><text:s/>107,723 </text:p>
          </table:table-cell>
          <table:table-cell office:value-type="float" office:value="65613" calcext:value-type="float">
            <text:p><text:s/>65,613 </text:p>
          </table:table-cell>
          <table:table-cell office:value-type="float" office:value="26880" calcext:value-type="float">
            <text:p><text:s/>26,880 </text:p>
          </table:table-cell>
          <table:table-cell office:value-type="float" office:value="11638" calcext:value-type="float">
            <text:p><text:s/>11,638 </text:p>
          </table:table-cell>
          <table:table-cell table:number-columns-repeated="2" office:value-type="string" office:string-value="[x]" calcext:value-type="string">
            <text:p><text:s/>[x] </text:p>
          </table:table-cell>
        </table:table-row>
        <table:table-row table:style-name="ro9">
          <table:table-cell office:value-type="float" office:value="1934" calcext:value-type="float">
            <text:p>1934</text:p>
          </table:table-cell>
          <table:table-cell office:value-type="string" calcext:value-type="string">
            <text:p>Persons</text:p>
          </table:table-cell>
          <table:table-cell office:value-type="float" office:value="4934291" calcext:value-type="float">
            <text:p><text:s/>4,934,291 </text:p>
          </table:table-cell>
          <table:table-cell office:value-type="float" office:value="409983" calcext:value-type="float">
            <text:p><text:s/>409,983 </text:p>
          </table:table-cell>
          <table:table-cell office:value-type="float" office:value="427563" calcext:value-type="float">
            <text:p><text:s/>427,563 </text:p>
          </table:table-cell>
          <table:table-cell office:value-type="float" office:value="478140" calcext:value-type="float">
            <text:p><text:s/>478,140 </text:p>
          </table:table-cell>
          <table:table-cell office:value-type="float" office:value="398340" calcext:value-type="float">
            <text:p><text:s/>398,340 </text:p>
          </table:table-cell>
          <table:table-cell office:value-type="float" office:value="431363" calcext:value-type="float">
            <text:p><text:s/>431,363 </text:p>
          </table:table-cell>
          <table:table-cell office:value-type="float" office:value="407596" calcext:value-type="float">
            <text:p><text:s/>407,596 </text:p>
          </table:table-cell>
          <table:table-cell office:value-type="float" office:value="375862" calcext:value-type="float">
            <text:p><text:s/>375,862 </text:p>
          </table:table-cell>
          <table:table-cell office:value-type="float" office:value="325884" calcext:value-type="float">
            <text:p><text:s/>325,884 </text:p>
          </table:table-cell>
          <table:table-cell office:value-type="float" office:value="301133" calcext:value-type="float">
            <text:p><text:s/>301,133 </text:p>
          </table:table-cell>
          <table:table-cell office:value-type="float" office:value="283688" calcext:value-type="float">
            <text:p><text:s/>283,688 </text:p>
          </table:table-cell>
          <table:table-cell office:value-type="float" office:value="267629" calcext:value-type="float">
            <text:p><text:s/>267,629 </text:p>
          </table:table-cell>
          <table:table-cell office:value-type="float" office:value="247056" calcext:value-type="float">
            <text:p><text:s/>247,056 </text:p>
          </table:table-cell>
          <table:table-cell office:value-type="float" office:value="205153" calcext:value-type="float">
            <text:p><text:s/>205,153 </text:p>
          </table:table-cell>
          <table:table-cell office:value-type="float" office:value="159239" calcext:value-type="float">
            <text:p><text:s/>159,239 </text:p>
          </table:table-cell>
          <table:table-cell office:value-type="float" office:value="109089" calcext:value-type="float">
            <text:p><text:s/>109,089 </text:p>
          </table:table-cell>
          <table:table-cell office:value-type="float" office:value="67572" calcext:value-type="float">
            <text:p><text:s/>67,572 </text:p>
          </table:table-cell>
          <table:table-cell office:value-type="float" office:value="27192" calcext:value-type="float">
            <text:p><text:s/>27,192 </text:p>
          </table:table-cell>
          <table:table-cell office:value-type="float" office:value="11809" calcext:value-type="float">
            <text:p><text:s/>11,809 </text:p>
          </table:table-cell>
          <table:table-cell table:number-columns-repeated="2" office:value-type="string" office:string-value="[x]" calcext:value-type="string">
            <text:p><text:s/>[x] </text:p>
          </table:table-cell>
        </table:table-row>
        <table:table-row table:style-name="ro9">
          <table:table-cell office:value-type="float" office:value="1935" calcext:value-type="float">
            <text:p>1935</text:p>
          </table:table-cell>
          <table:table-cell office:value-type="string" calcext:value-type="string">
            <text:p>Persons</text:p>
          </table:table-cell>
          <table:table-cell office:value-type="float" office:value="4952510" calcext:value-type="float">
            <text:p><text:s/>4,952,510 </text:p>
          </table:table-cell>
          <table:table-cell office:value-type="float" office:value="407100" calcext:value-type="float">
            <text:p><text:s/>407,100 </text:p>
          </table:table-cell>
          <table:table-cell office:value-type="float" office:value="421231" calcext:value-type="float">
            <text:p><text:s/>421,231 </text:p>
          </table:table-cell>
          <table:table-cell office:value-type="float" office:value="464916" calcext:value-type="float">
            <text:p><text:s/>464,916 </text:p>
          </table:table-cell>
          <table:table-cell office:value-type="float" office:value="406157" calcext:value-type="float">
            <text:p><text:s/>406,157 </text:p>
          </table:table-cell>
          <table:table-cell office:value-type="float" office:value="431890" calcext:value-type="float">
            <text:p><text:s/>431,890 </text:p>
          </table:table-cell>
          <table:table-cell office:value-type="float" office:value="411375" calcext:value-type="float">
            <text:p><text:s/>411,375 </text:p>
          </table:table-cell>
          <table:table-cell office:value-type="float" office:value="380704" calcext:value-type="float">
            <text:p><text:s/>380,704 </text:p>
          </table:table-cell>
          <table:table-cell office:value-type="float" office:value="331265" calcext:value-type="float">
            <text:p><text:s/>331,265 </text:p>
          </table:table-cell>
          <table:table-cell office:value-type="float" office:value="308629" calcext:value-type="float">
            <text:p><text:s/>308,629 </text:p>
          </table:table-cell>
          <table:table-cell office:value-type="float" office:value="279846" calcext:value-type="float">
            <text:p><text:s/>279,846 </text:p>
          </table:table-cell>
          <table:table-cell office:value-type="float" office:value="270497" calcext:value-type="float">
            <text:p><text:s/>270,497 </text:p>
          </table:table-cell>
          <table:table-cell office:value-type="float" office:value="245086" calcext:value-type="float">
            <text:p><text:s/>245,086 </text:p>
          </table:table-cell>
          <table:table-cell office:value-type="float" office:value="212719" calcext:value-type="float">
            <text:p><text:s/>212,719 </text:p>
          </table:table-cell>
          <table:table-cell office:value-type="float" office:value="159684" calcext:value-type="float">
            <text:p><text:s/>159,684 </text:p>
          </table:table-cell>
          <table:table-cell office:value-type="float" office:value="112507" calcext:value-type="float">
            <text:p><text:s/>112,507 </text:p>
          </table:table-cell>
          <table:table-cell office:value-type="float" office:value="67427" calcext:value-type="float">
            <text:p><text:s/>67,427 </text:p>
          </table:table-cell>
          <table:table-cell office:value-type="float" office:value="29296" calcext:value-type="float">
            <text:p><text:s/>29,296 </text:p>
          </table:table-cell>
          <table:table-cell office:value-type="float" office:value="12181" calcext:value-type="float">
            <text:p><text:s/>12,181 </text:p>
          </table:table-cell>
          <table:table-cell table:number-columns-repeated="2" office:value-type="string" office:string-value="[x]" calcext:value-type="string">
            <text:p><text:s/>[x] </text:p>
          </table:table-cell>
        </table:table-row>
        <table:table-row table:style-name="ro9">
          <table:table-cell office:value-type="float" office:value="1936" calcext:value-type="float">
            <text:p>1936</text:p>
          </table:table-cell>
          <table:table-cell office:value-type="string" calcext:value-type="string">
            <text:p>Persons</text:p>
          </table:table-cell>
          <table:table-cell office:value-type="float" office:value="4966302" calcext:value-type="float">
            <text:p><text:s/>4,966,302 </text:p>
          </table:table-cell>
          <table:table-cell office:value-type="float" office:value="404269" calcext:value-type="float">
            <text:p><text:s/>404,269 </text:p>
          </table:table-cell>
          <table:table-cell office:value-type="float" office:value="412706" calcext:value-type="float">
            <text:p><text:s/>412,706 </text:p>
          </table:table-cell>
          <table:table-cell office:value-type="float" office:value="452696" calcext:value-type="float">
            <text:p><text:s/>452,696 </text:p>
          </table:table-cell>
          <table:table-cell office:value-type="float" office:value="422075" calcext:value-type="float">
            <text:p><text:s/>422,075 </text:p>
          </table:table-cell>
          <table:table-cell office:value-type="float" office:value="427515" calcext:value-type="float">
            <text:p><text:s/>427,515 </text:p>
          </table:table-cell>
          <table:table-cell office:value-type="float" office:value="412715" calcext:value-type="float">
            <text:p><text:s/>412,715 </text:p>
          </table:table-cell>
          <table:table-cell office:value-type="float" office:value="381511" calcext:value-type="float">
            <text:p><text:s/>381,511 </text:p>
          </table:table-cell>
          <table:table-cell office:value-type="float" office:value="342101" calcext:value-type="float">
            <text:p><text:s/>342,101 </text:p>
          </table:table-cell>
          <table:table-cell office:value-type="float" office:value="307938" calcext:value-type="float">
            <text:p><text:s/>307,938 </text:p>
          </table:table-cell>
          <table:table-cell office:value-type="float" office:value="282559" calcext:value-type="float">
            <text:p><text:s/>282,559 </text:p>
          </table:table-cell>
          <table:table-cell office:value-type="float" office:value="267448" calcext:value-type="float">
            <text:p><text:s/>267,448 </text:p>
          </table:table-cell>
          <table:table-cell office:value-type="float" office:value="249031" calcext:value-type="float">
            <text:p><text:s/>249,031 </text:p>
          </table:table-cell>
          <table:table-cell office:value-type="float" office:value="214895" calcext:value-type="float">
            <text:p><text:s/>214,895 </text:p>
          </table:table-cell>
          <table:table-cell office:value-type="float" office:value="162955" calcext:value-type="float">
            <text:p><text:s/>162,955 </text:p>
          </table:table-cell>
          <table:table-cell office:value-type="float" office:value="114833" calcext:value-type="float">
            <text:p><text:s/>114,833 </text:p>
          </table:table-cell>
          <table:table-cell office:value-type="float" office:value="68675" calcext:value-type="float">
            <text:p><text:s/>68,675 </text:p>
          </table:table-cell>
          <table:table-cell office:value-type="float" office:value="30123" calcext:value-type="float">
            <text:p><text:s/>30,123 </text:p>
          </table:table-cell>
          <table:table-cell office:value-type="float" office:value="12257" calcext:value-type="float">
            <text:p><text:s/>12,257 </text:p>
          </table:table-cell>
          <table:table-cell table:number-columns-repeated="2" office:value-type="string" office:string-value="[x]" calcext:value-type="string">
            <text:p><text:s/>[x] </text:p>
          </table:table-cell>
        </table:table-row>
        <table:table-row table:style-name="ro9">
          <table:table-cell office:value-type="float" office:value="1937" calcext:value-type="float">
            <text:p>1937</text:p>
          </table:table-cell>
          <table:table-cell office:value-type="string" calcext:value-type="string">
            <text:p>Persons</text:p>
          </table:table-cell>
          <table:table-cell office:value-type="float" office:value="4976610" calcext:value-type="float">
            <text:p><text:s/>4,976,610 </text:p>
          </table:table-cell>
          <table:table-cell office:value-type="float" office:value="400979" calcext:value-type="float">
            <text:p><text:s/>400,979 </text:p>
          </table:table-cell>
          <table:table-cell office:value-type="float" office:value="408003" calcext:value-type="float">
            <text:p><text:s/>408,003 </text:p>
          </table:table-cell>
          <table:table-cell office:value-type="float" office:value="439457" calcext:value-type="float">
            <text:p><text:s/>439,457 </text:p>
          </table:table-cell>
          <table:table-cell office:value-type="float" office:value="438629" calcext:value-type="float">
            <text:p><text:s/>438,629 </text:p>
          </table:table-cell>
          <table:table-cell office:value-type="float" office:value="417884" calcext:value-type="float">
            <text:p><text:s/>417,884 </text:p>
          </table:table-cell>
          <table:table-cell office:value-type="float" office:value="415196" calcext:value-type="float">
            <text:p><text:s/>415,196 </text:p>
          </table:table-cell>
          <table:table-cell office:value-type="float" office:value="384905" calcext:value-type="float">
            <text:p><text:s/>384,905 </text:p>
          </table:table-cell>
          <table:table-cell office:value-type="float" office:value="347478" calcext:value-type="float">
            <text:p><text:s/>347,478 </text:p>
          </table:table-cell>
          <table:table-cell office:value-type="float" office:value="309937" calcext:value-type="float">
            <text:p><text:s/>309,937 </text:p>
          </table:table-cell>
          <table:table-cell office:value-type="float" office:value="285422" calcext:value-type="float">
            <text:p><text:s/>285,422 </text:p>
          </table:table-cell>
          <table:table-cell office:value-type="float" office:value="265094" calcext:value-type="float">
            <text:p><text:s/>265,094 </text:p>
          </table:table-cell>
          <table:table-cell office:value-type="float" office:value="249440" calcext:value-type="float">
            <text:p><text:s/>249,440 </text:p>
          </table:table-cell>
          <table:table-cell office:value-type="float" office:value="218214" calcext:value-type="float">
            <text:p><text:s/>218,214 </text:p>
          </table:table-cell>
          <table:table-cell office:value-type="float" office:value="165924" calcext:value-type="float">
            <text:p><text:s/>165,924 </text:p>
          </table:table-cell>
          <table:table-cell office:value-type="float" office:value="117466" calcext:value-type="float">
            <text:p><text:s/>117,466 </text:p>
          </table:table-cell>
          <table:table-cell office:value-type="float" office:value="68100" calcext:value-type="float">
            <text:p><text:s/>68,100 </text:p>
          </table:table-cell>
          <table:table-cell office:value-type="float" office:value="31837" calcext:value-type="float">
            <text:p><text:s/>31,837 </text:p>
          </table:table-cell>
          <table:table-cell office:value-type="float" office:value="12645" calcext:value-type="float">
            <text:p><text:s/>12,645 </text:p>
          </table:table-cell>
          <table:table-cell table:number-columns-repeated="2" office:value-type="string" office:string-value="[x]" calcext:value-type="string">
            <text:p><text:s/>[x] </text:p>
          </table:table-cell>
        </table:table-row>
        <table:table-row table:style-name="ro9">
          <table:table-cell office:value-type="float" office:value="1938" calcext:value-type="float">
            <text:p>1938</text:p>
          </table:table-cell>
          <table:table-cell office:value-type="string" calcext:value-type="string">
            <text:p>Persons</text:p>
          </table:table-cell>
          <table:table-cell office:value-type="float" office:value="4993126" calcext:value-type="float">
            <text:p><text:s/>4,993,126 </text:p>
          </table:table-cell>
          <table:table-cell office:value-type="float" office:value="401581" calcext:value-type="float">
            <text:p><text:s/>401,581 </text:p>
          </table:table-cell>
          <table:table-cell office:value-type="float" office:value="403577" calcext:value-type="float">
            <text:p><text:s/>403,577 </text:p>
          </table:table-cell>
          <table:table-cell office:value-type="float" office:value="431257" calcext:value-type="float">
            <text:p><text:s/>431,257 </text:p>
          </table:table-cell>
          <table:table-cell office:value-type="float" office:value="456842" calcext:value-type="float">
            <text:p><text:s/>456,842 </text:p>
          </table:table-cell>
          <table:table-cell office:value-type="float" office:value="402236" calcext:value-type="float">
            <text:p><text:s/>402,236 </text:p>
          </table:table-cell>
          <table:table-cell office:value-type="float" office:value="416689" calcext:value-type="float">
            <text:p><text:s/>416,689 </text:p>
          </table:table-cell>
          <table:table-cell office:value-type="float" office:value="387643" calcext:value-type="float">
            <text:p><text:s/>387,643 </text:p>
          </table:table-cell>
          <table:table-cell office:value-type="float" office:value="356939" calcext:value-type="float">
            <text:p><text:s/>356,939 </text:p>
          </table:table-cell>
          <table:table-cell office:value-type="float" office:value="309243" calcext:value-type="float">
            <text:p><text:s/>309,243 </text:p>
          </table:table-cell>
          <table:table-cell office:value-type="float" office:value="289740" calcext:value-type="float">
            <text:p><text:s/>289,740 </text:p>
          </table:table-cell>
          <table:table-cell office:value-type="float" office:value="264578" calcext:value-type="float">
            <text:p><text:s/>264,578 </text:p>
          </table:table-cell>
          <table:table-cell office:value-type="float" office:value="251049" calcext:value-type="float">
            <text:p><text:s/>251,049 </text:p>
          </table:table-cell>
          <table:table-cell office:value-type="float" office:value="217836" calcext:value-type="float">
            <text:p><text:s/>217,836 </text:p>
          </table:table-cell>
          <table:table-cell office:value-type="float" office:value="170742" calcext:value-type="float">
            <text:p><text:s/>170,742 </text:p>
          </table:table-cell>
          <table:table-cell office:value-type="float" office:value="119454" calcext:value-type="float">
            <text:p><text:s/>119,454 </text:p>
          </table:table-cell>
          <table:table-cell office:value-type="float" office:value="68175" calcext:value-type="float">
            <text:p><text:s/>68,175 </text:p>
          </table:table-cell>
          <table:table-cell office:value-type="float" office:value="32482" calcext:value-type="float">
            <text:p><text:s/>32,482 </text:p>
          </table:table-cell>
          <table:table-cell office:value-type="float" office:value="13063" calcext:value-type="float">
            <text:p><text:s/>13,063 </text:p>
          </table:table-cell>
          <table:table-cell table:number-columns-repeated="2" office:value-type="string" office:string-value="[x]" calcext:value-type="string">
            <text:p><text:s/>[x] </text:p>
          </table:table-cell>
        </table:table-row>
        <table:table-row table:style-name="ro9">
          <table:table-cell office:value-type="float" office:value="1939" calcext:value-type="float">
            <text:p>1939</text:p>
          </table:table-cell>
          <table:table-cell office:value-type="string" calcext:value-type="string">
            <text:p>Persons</text:p>
          </table:table-cell>
          <table:table-cell office:value-type="float" office:value="5006687" calcext:value-type="float">
            <text:p><text:s/>5,006,687 </text:p>
          </table:table-cell>
          <table:table-cell office:value-type="float" office:value="401951" calcext:value-type="float">
            <text:p><text:s/>401,951 </text:p>
          </table:table-cell>
          <table:table-cell office:value-type="float" office:value="398081" calcext:value-type="float">
            <text:p><text:s/>398,081 </text:p>
          </table:table-cell>
          <table:table-cell office:value-type="float" office:value="422323" calcext:value-type="float">
            <text:p><text:s/>422,323 </text:p>
          </table:table-cell>
          <table:table-cell office:value-type="float" office:value="472419" calcext:value-type="float">
            <text:p><text:s/>472,419 </text:p>
          </table:table-cell>
          <table:table-cell office:value-type="float" office:value="388476" calcext:value-type="float">
            <text:p><text:s/>388,476 </text:p>
          </table:table-cell>
          <table:table-cell office:value-type="float" office:value="414336" calcext:value-type="float">
            <text:p><text:s/>414,336 </text:p>
          </table:table-cell>
          <table:table-cell office:value-type="float" office:value="392872" calcext:value-type="float">
            <text:p><text:s/>392,872 </text:p>
          </table:table-cell>
          <table:table-cell office:value-type="float" office:value="362912" calcext:value-type="float">
            <text:p><text:s/>362,912 </text:p>
          </table:table-cell>
          <table:table-cell office:value-type="float" office:value="314077" calcext:value-type="float">
            <text:p><text:s/>314,077 </text:p>
          </table:table-cell>
          <table:table-cell office:value-type="float" office:value="288383" calcext:value-type="float">
            <text:p><text:s/>288,383 </text:p>
          </table:table-cell>
          <table:table-cell office:value-type="float" office:value="268556" calcext:value-type="float">
            <text:p><text:s/>268,556 </text:p>
          </table:table-cell>
          <table:table-cell office:value-type="float" office:value="248334" calcext:value-type="float">
            <text:p><text:s/>248,334 </text:p>
          </table:table-cell>
          <table:table-cell office:value-type="float" office:value="221733" calcext:value-type="float">
            <text:p><text:s/>221,733 </text:p>
          </table:table-cell>
          <table:table-cell office:value-type="float" office:value="173418" calcext:value-type="float">
            <text:p><text:s/>173,418 </text:p>
          </table:table-cell>
          <table:table-cell office:value-type="float" office:value="122356" calcext:value-type="float">
            <text:p><text:s/>122,356 </text:p>
          </table:table-cell>
          <table:table-cell office:value-type="float" office:value="68991" calcext:value-type="float">
            <text:p><text:s/>68,991 </text:p>
          </table:table-cell>
          <table:table-cell office:value-type="float" office:value="34002" calcext:value-type="float">
            <text:p><text:s/>34,002 </text:p>
          </table:table-cell>
          <table:table-cell office:value-type="float" office:value="13467" calcext:value-type="float">
            <text:p><text:s/>13,467 </text:p>
          </table:table-cell>
          <table:table-cell table:number-columns-repeated="2" office:value-type="string" office:string-value="[x]" calcext:value-type="string">
            <text:p><text:s/>[x] </text:p>
          </table:table-cell>
        </table:table-row>
        <table:table-row table:style-name="ro9">
          <table:table-cell office:value-type="float" office:value="1940" calcext:value-type="float">
            <text:p>1940</text:p>
          </table:table-cell>
          <table:table-cell office:value-type="string" calcext:value-type="string">
            <text:p>Persons</text:p>
          </table:table-cell>
          <table:table-cell office:value-type="float" office:value="4841241" calcext:value-type="float">
            <text:p><text:s/>4,841,241 </text:p>
          </table:table-cell>
          <table:table-cell office:value-type="float" office:value="408994" calcext:value-type="float">
            <text:p><text:s/>408,994 </text:p>
          </table:table-cell>
          <table:table-cell office:value-type="float" office:value="399781" calcext:value-type="float">
            <text:p><text:s/>399,781 </text:p>
          </table:table-cell>
          <table:table-cell office:value-type="float" office:value="420413" calcext:value-type="float">
            <text:p><text:s/>420,413 </text:p>
          </table:table-cell>
          <table:table-cell office:value-type="float" office:value="439944" calcext:value-type="float">
            <text:p><text:s/>439,944 </text:p>
          </table:table-cell>
          <table:table-cell office:value-type="float" office:value="298011" calcext:value-type="float">
            <text:p><text:s/>298,011 </text:p>
          </table:table-cell>
          <table:table-cell office:value-type="float" office:value="359940" calcext:value-type="float">
            <text:p><text:s/>359,940 </text:p>
          </table:table-cell>
          <table:table-cell office:value-type="float" office:value="371465" calcext:value-type="float">
            <text:p><text:s/>371,465 </text:p>
          </table:table-cell>
          <table:table-cell office:value-type="float" office:value="360383" calcext:value-type="float">
            <text:p><text:s/>360,383 </text:p>
          </table:table-cell>
          <table:table-cell office:value-type="float" office:value="317626" calcext:value-type="float">
            <text:p><text:s/>317,626 </text:p>
          </table:table-cell>
          <table:table-cell office:value-type="float" office:value="294722" calcext:value-type="float">
            <text:p><text:s/>294,722 </text:p>
          </table:table-cell>
          <table:table-cell office:value-type="float" office:value="268746" calcext:value-type="float">
            <text:p><text:s/>268,746 </text:p>
          </table:table-cell>
          <table:table-cell office:value-type="float" office:value="251552" calcext:value-type="float">
            <text:p><text:s/>251,552 </text:p>
          </table:table-cell>
          <table:table-cell office:value-type="float" office:value="220387" calcext:value-type="float">
            <text:p><text:s/>220,387 </text:p>
          </table:table-cell>
          <table:table-cell office:value-type="float" office:value="183698" calcext:value-type="float">
            <text:p><text:s/>183,698 </text:p>
          </table:table-cell>
          <table:table-cell office:value-type="float" office:value="125759" calcext:value-type="float">
            <text:p><text:s/>125,759 </text:p>
          </table:table-cell>
          <table:table-cell office:value-type="float" office:value="74107" calcext:value-type="float">
            <text:p><text:s/>74,107 </text:p>
          </table:table-cell>
          <table:table-cell office:value-type="float" office:value="32261" calcext:value-type="float">
            <text:p><text:s/>32,261 </text:p>
          </table:table-cell>
          <table:table-cell office:value-type="float" office:value="13452" calcext:value-type="float">
            <text:p><text:s/>13,452 </text:p>
          </table:table-cell>
          <table:table-cell table:number-columns-repeated="2" office:value-type="string" office:string-value="[x]" calcext:value-type="string">
            <text:p><text:s/>[x] </text:p>
          </table:table-cell>
        </table:table-row>
        <table:table-row table:style-name="ro9">
          <table:table-cell office:value-type="float" office:value="1941" calcext:value-type="float">
            <text:p>1941</text:p>
          </table:table-cell>
          <table:table-cell office:value-type="string" calcext:value-type="string">
            <text:p>Persons</text:p>
          </table:table-cell>
          <table:table-cell office:value-type="float" office:value="4819396" calcext:value-type="float">
            <text:p><text:s/>4,819,396 </text:p>
          </table:table-cell>
          <table:table-cell office:value-type="float" office:value="418719" calcext:value-type="float">
            <text:p><text:s/>418,719 </text:p>
          </table:table-cell>
          <table:table-cell office:value-type="float" office:value="410231" calcext:value-type="float">
            <text:p><text:s/>410,231 </text:p>
          </table:table-cell>
          <table:table-cell office:value-type="float" office:value="419703" calcext:value-type="float">
            <text:p><text:s/>419,703 </text:p>
          </table:table-cell>
          <table:table-cell office:value-type="float" office:value="439093" calcext:value-type="float">
            <text:p><text:s/>439,093 </text:p>
          </table:table-cell>
          <table:table-cell office:value-type="float" office:value="272925" calcext:value-type="float">
            <text:p><text:s/>272,925 </text:p>
          </table:table-cell>
          <table:table-cell office:value-type="float" office:value="339486" calcext:value-type="float">
            <text:p><text:s/>339,486 </text:p>
          </table:table-cell>
          <table:table-cell office:value-type="float" office:value="350018" calcext:value-type="float">
            <text:p><text:s/>350,018 </text:p>
          </table:table-cell>
          <table:table-cell office:value-type="float" office:value="351664" calcext:value-type="float">
            <text:p><text:s/>351,664 </text:p>
          </table:table-cell>
          <table:table-cell office:value-type="float" office:value="328835" calcext:value-type="float">
            <text:p><text:s/>328,835 </text:p>
          </table:table-cell>
          <table:table-cell office:value-type="float" office:value="297564" calcext:value-type="float">
            <text:p><text:s/>297,564 </text:p>
          </table:table-cell>
          <table:table-cell office:value-type="float" office:value="271428" calcext:value-type="float">
            <text:p><text:s/>271,428 </text:p>
          </table:table-cell>
          <table:table-cell office:value-type="float" office:value="252027" calcext:value-type="float">
            <text:p><text:s/>252,027 </text:p>
          </table:table-cell>
          <table:table-cell office:value-type="float" office:value="224686" calcext:value-type="float">
            <text:p><text:s/>224,686 </text:p>
          </table:table-cell>
          <table:table-cell office:value-type="float" office:value="188160" calcext:value-type="float">
            <text:p><text:s/>188,160 </text:p>
          </table:table-cell>
          <table:table-cell office:value-type="float" office:value="130386" calcext:value-type="float">
            <text:p><text:s/>130,386 </text:p>
          </table:table-cell>
          <table:table-cell office:value-type="float" office:value="77581" calcext:value-type="float">
            <text:p><text:s/>77,581 </text:p>
          </table:table-cell>
          <table:table-cell office:value-type="float" office:value="32865" calcext:value-type="float">
            <text:p><text:s/>32,865 </text:p>
          </table:table-cell>
          <table:table-cell office:value-type="float" office:value="14025" calcext:value-type="float">
            <text:p><text:s/>14,025 </text:p>
          </table:table-cell>
          <table:table-cell table:number-columns-repeated="2" office:value-type="string" office:string-value="[x]" calcext:value-type="string">
            <text:p><text:s/>[x] </text:p>
          </table:table-cell>
        </table:table-row>
        <table:table-row table:style-name="ro9">
          <table:table-cell office:value-type="float" office:value="1942" calcext:value-type="float">
            <text:p>1942</text:p>
          </table:table-cell>
          <table:table-cell office:value-type="string" calcext:value-type="string">
            <text:p>Persons</text:p>
          </table:table-cell>
          <table:table-cell office:value-type="float" office:value="4750995" calcext:value-type="float">
            <text:p><text:s/>4,750,995 </text:p>
          </table:table-cell>
          <table:table-cell office:value-type="float" office:value="413013" calcext:value-type="float">
            <text:p><text:s/>413,013 </text:p>
          </table:table-cell>
          <table:table-cell office:value-type="float" office:value="408262" calcext:value-type="float">
            <text:p><text:s/>408,262 </text:p>
          </table:table-cell>
          <table:table-cell office:value-type="float" office:value="414758" calcext:value-type="float">
            <text:p><text:s/>414,758 </text:p>
          </table:table-cell>
          <table:table-cell office:value-type="float" office:value="414480" calcext:value-type="float">
            <text:p><text:s/>414,480 </text:p>
          </table:table-cell>
          <table:table-cell office:value-type="float" office:value="265226" calcext:value-type="float">
            <text:p><text:s/>265,226 </text:p>
          </table:table-cell>
          <table:table-cell office:value-type="float" office:value="308340" calcext:value-type="float">
            <text:p><text:s/>308,340 </text:p>
          </table:table-cell>
          <table:table-cell office:value-type="float" office:value="340655" calcext:value-type="float">
            <text:p><text:s/>340,655 </text:p>
          </table:table-cell>
          <table:table-cell office:value-type="float" office:value="340733" calcext:value-type="float">
            <text:p><text:s/>340,733 </text:p>
          </table:table-cell>
          <table:table-cell office:value-type="float" office:value="333160" calcext:value-type="float">
            <text:p><text:s/>333,160 </text:p>
          </table:table-cell>
          <table:table-cell office:value-type="float" office:value="302676" calcext:value-type="float">
            <text:p><text:s/>302,676 </text:p>
          </table:table-cell>
          <table:table-cell office:value-type="float" office:value="276617" calcext:value-type="float">
            <text:p><text:s/>276,617 </text:p>
          </table:table-cell>
          <table:table-cell office:value-type="float" office:value="250908" calcext:value-type="float">
            <text:p><text:s/>250,908 </text:p>
          </table:table-cell>
          <table:table-cell office:value-type="float" office:value="226027" calcext:value-type="float">
            <text:p><text:s/>226,027 </text:p>
          </table:table-cell>
          <table:table-cell office:value-type="float" office:value="190700" calcext:value-type="float">
            <text:p><text:s/>190,700 </text:p>
          </table:table-cell>
          <table:table-cell office:value-type="float" office:value="134575" calcext:value-type="float">
            <text:p><text:s/>134,575 </text:p>
          </table:table-cell>
          <table:table-cell office:value-type="float" office:value="81458" calcext:value-type="float">
            <text:p><text:s/>81,458 </text:p>
          </table:table-cell>
          <table:table-cell office:value-type="float" office:value="35144" calcext:value-type="float">
            <text:p><text:s/>35,144 </text:p>
          </table:table-cell>
          <table:table-cell office:value-type="float" office:value="14263" calcext:value-type="float">
            <text:p><text:s/>14,263 </text:p>
          </table:table-cell>
          <table:table-cell table:number-columns-repeated="2" office:value-type="string" office:string-value="[x]" calcext:value-type="string">
            <text:p><text:s/>[x] </text:p>
          </table:table-cell>
        </table:table-row>
        <table:table-row table:style-name="ro9">
          <table:table-cell office:value-type="float" office:value="1943" calcext:value-type="float">
            <text:p>1943</text:p>
          </table:table-cell>
          <table:table-cell office:value-type="string" calcext:value-type="string">
            <text:p>Persons</text:p>
          </table:table-cell>
          <table:table-cell office:value-type="float" office:value="4661587" calcext:value-type="float">
            <text:p><text:s/>4,661,587 </text:p>
          </table:table-cell>
          <table:table-cell office:value-type="float" office:value="416849" calcext:value-type="float">
            <text:p><text:s/>416,849 </text:p>
          </table:table-cell>
          <table:table-cell office:value-type="float" office:value="411381" calcext:value-type="float">
            <text:p><text:s/>411,381 </text:p>
          </table:table-cell>
          <table:table-cell office:value-type="float" office:value="413056" calcext:value-type="float">
            <text:p><text:s/>413,056 </text:p>
          </table:table-cell>
          <table:table-cell office:value-type="float" office:value="388460" calcext:value-type="float">
            <text:p><text:s/>388,460 </text:p>
          </table:table-cell>
          <table:table-cell office:value-type="float" office:value="235202" calcext:value-type="float">
            <text:p><text:s/>235,202 </text:p>
          </table:table-cell>
          <table:table-cell office:value-type="float" office:value="267888" calcext:value-type="float">
            <text:p><text:s/>267,888 </text:p>
          </table:table-cell>
          <table:table-cell office:value-type="float" office:value="327804" calcext:value-type="float">
            <text:p><text:s/>327,804 </text:p>
          </table:table-cell>
          <table:table-cell office:value-type="float" office:value="327568" calcext:value-type="float">
            <text:p><text:s/>327,568 </text:p>
          </table:table-cell>
          <table:table-cell office:value-type="float" office:value="335980" calcext:value-type="float">
            <text:p><text:s/>335,980 </text:p>
          </table:table-cell>
          <table:table-cell office:value-type="float" office:value="304351" calcext:value-type="float">
            <text:p><text:s/>304,351 </text:p>
          </table:table-cell>
          <table:table-cell office:value-type="float" office:value="281772" calcext:value-type="float">
            <text:p><text:s/>281,772 </text:p>
          </table:table-cell>
          <table:table-cell office:value-type="float" office:value="252078" calcext:value-type="float">
            <text:p><text:s/>252,078 </text:p>
          </table:table-cell>
          <table:table-cell office:value-type="float" office:value="228341" calcext:value-type="float">
            <text:p><text:s/>228,341 </text:p>
          </table:table-cell>
          <table:table-cell office:value-type="float" office:value="190585" calcext:value-type="float">
            <text:p><text:s/>190,585 </text:p>
          </table:table-cell>
          <table:table-cell office:value-type="float" office:value="140598" calcext:value-type="float">
            <text:p><text:s/>140,598 </text:p>
          </table:table-cell>
          <table:table-cell office:value-type="float" office:value="85875" calcext:value-type="float">
            <text:p><text:s/>85,875 </text:p>
          </table:table-cell>
          <table:table-cell office:value-type="float" office:value="39439" calcext:value-type="float">
            <text:p><text:s/>39,439 </text:p>
          </table:table-cell>
          <table:table-cell office:value-type="float" office:value="14360" calcext:value-type="float">
            <text:p><text:s/>14,360 </text:p>
          </table:table-cell>
          <table:table-cell table:number-columns-repeated="2" office:value-type="string" office:string-value="[x]" calcext:value-type="string">
            <text:p><text:s/>[x] </text:p>
          </table:table-cell>
        </table:table-row>
        <table:table-row table:style-name="ro9">
          <table:table-cell office:value-type="float" office:value="1944" calcext:value-type="float">
            <text:p>1944</text:p>
          </table:table-cell>
          <table:table-cell office:value-type="string" calcext:value-type="string">
            <text:p>Persons</text:p>
          </table:table-cell>
          <table:table-cell office:value-type="float" office:value="4653645" calcext:value-type="float">
            <text:p><text:s/>4,653,645 </text:p>
          </table:table-cell>
          <table:table-cell office:value-type="float" office:value="419062" calcext:value-type="float">
            <text:p><text:s/>419,062 </text:p>
          </table:table-cell>
          <table:table-cell office:value-type="float" office:value="412642" calcext:value-type="float">
            <text:p><text:s/>412,642 </text:p>
          </table:table-cell>
          <table:table-cell office:value-type="float" office:value="408891" calcext:value-type="float">
            <text:p><text:s/>408,891 </text:p>
          </table:table-cell>
          <table:table-cell office:value-type="float" office:value="383526" calcext:value-type="float">
            <text:p><text:s/>383,526 </text:p>
          </table:table-cell>
          <table:table-cell office:value-type="float" office:value="246600" calcext:value-type="float">
            <text:p><text:s/>246,600 </text:p>
          </table:table-cell>
          <table:table-cell office:value-type="float" office:value="235262" calcext:value-type="float">
            <text:p><text:s/>235,262 </text:p>
          </table:table-cell>
          <table:table-cell office:value-type="float" office:value="321644" calcext:value-type="float">
            <text:p><text:s/>321,644 </text:p>
          </table:table-cell>
          <table:table-cell office:value-type="float" office:value="326667" calcext:value-type="float">
            <text:p><text:s/>326,667 </text:p>
          </table:table-cell>
          <table:table-cell office:value-type="float" office:value="339802" calcext:value-type="float">
            <text:p><text:s/>339,802 </text:p>
          </table:table-cell>
          <table:table-cell office:value-type="float" office:value="309071" calcext:value-type="float">
            <text:p><text:s/>309,071 </text:p>
          </table:table-cell>
          <table:table-cell office:value-type="float" office:value="283460" calcext:value-type="float">
            <text:p><text:s/>283,460 </text:p>
          </table:table-cell>
          <table:table-cell office:value-type="float" office:value="256588" calcext:value-type="float">
            <text:p><text:s/>256,588 </text:p>
          </table:table-cell>
          <table:table-cell office:value-type="float" office:value="227287" calcext:value-type="float">
            <text:p><text:s/>227,287 </text:p>
          </table:table-cell>
          <table:table-cell office:value-type="float" office:value="193051" calcext:value-type="float">
            <text:p><text:s/>193,051 </text:p>
          </table:table-cell>
          <table:table-cell office:value-type="float" office:value="144559" calcext:value-type="float">
            <text:p><text:s/>144,559 </text:p>
          </table:table-cell>
          <table:table-cell office:value-type="float" office:value="88780" calcext:value-type="float">
            <text:p><text:s/>88,780 </text:p>
          </table:table-cell>
          <table:table-cell office:value-type="float" office:value="42061" calcext:value-type="float">
            <text:p><text:s/>42,061 </text:p>
          </table:table-cell>
          <table:table-cell office:value-type="float" office:value="14692" calcext:value-type="float">
            <text:p><text:s/>14,692 </text:p>
          </table:table-cell>
          <table:table-cell table:number-columns-repeated="2" office:value-type="string" office:string-value="[x]" calcext:value-type="string">
            <text:p><text:s/>[x] </text:p>
          </table:table-cell>
        </table:table-row>
        <table:table-row table:style-name="ro9">
          <table:table-cell office:value-type="float" office:value="1945" calcext:value-type="float">
            <text:p>1945</text:p>
          </table:table-cell>
          <table:table-cell office:value-type="string" calcext:value-type="string">
            <text:p>Persons</text:p>
          </table:table-cell>
          <table:table-cell office:value-type="float" office:value="4673931" calcext:value-type="float">
            <text:p><text:s/>4,673,931 </text:p>
          </table:table-cell>
          <table:table-cell office:value-type="float" office:value="421737" calcext:value-type="float">
            <text:p><text:s/>421,737 </text:p>
          </table:table-cell>
          <table:table-cell office:value-type="float" office:value="412790" calcext:value-type="float">
            <text:p><text:s/>412,790 </text:p>
          </table:table-cell>
          <table:table-cell office:value-type="float" office:value="408439" calcext:value-type="float">
            <text:p><text:s/>408,439 </text:p>
          </table:table-cell>
          <table:table-cell office:value-type="float" office:value="383067" calcext:value-type="float">
            <text:p><text:s/>383,067 </text:p>
          </table:table-cell>
          <table:table-cell office:value-type="float" office:value="251434" calcext:value-type="float">
            <text:p><text:s/>251,434 </text:p>
          </table:table-cell>
          <table:table-cell office:value-type="float" office:value="227808" calcext:value-type="float">
            <text:p><text:s/>227,808 </text:p>
          </table:table-cell>
          <table:table-cell office:value-type="float" office:value="315835" calcext:value-type="float">
            <text:p><text:s/>315,835 </text:p>
          </table:table-cell>
          <table:table-cell office:value-type="float" office:value="328906" calcext:value-type="float">
            <text:p><text:s/>328,906 </text:p>
          </table:table-cell>
          <table:table-cell office:value-type="float" office:value="340055" calcext:value-type="float">
            <text:p><text:s/>340,055 </text:p>
          </table:table-cell>
          <table:table-cell office:value-type="float" office:value="314654" calcext:value-type="float">
            <text:p><text:s/>314,654 </text:p>
          </table:table-cell>
          <table:table-cell office:value-type="float" office:value="290195" calcext:value-type="float">
            <text:p><text:s/>290,195 </text:p>
          </table:table-cell>
          <table:table-cell office:value-type="float" office:value="256628" calcext:value-type="float">
            <text:p><text:s/>256,628 </text:p>
          </table:table-cell>
          <table:table-cell office:value-type="float" office:value="230601" calcext:value-type="float">
            <text:p><text:s/>230,601 </text:p>
          </table:table-cell>
          <table:table-cell office:value-type="float" office:value="192230" calcext:value-type="float">
            <text:p><text:s/>192,230 </text:p>
          </table:table-cell>
          <table:table-cell office:value-type="float" office:value="150221" calcext:value-type="float">
            <text:p><text:s/>150,221 </text:p>
          </table:table-cell>
          <table:table-cell office:value-type="float" office:value="89635" calcext:value-type="float">
            <text:p><text:s/>89,635 </text:p>
          </table:table-cell>
          <table:table-cell office:value-type="float" office:value="44216" calcext:value-type="float">
            <text:p><text:s/>44,216 </text:p>
          </table:table-cell>
          <table:table-cell office:value-type="float" office:value="15480" calcext:value-type="float">
            <text:p><text:s/>15,480 </text:p>
          </table:table-cell>
          <table:table-cell table:number-columns-repeated="2" office:value-type="string" office:string-value="[x]" calcext:value-type="string">
            <text:p><text:s/>[x] </text:p>
          </table:table-cell>
        </table:table-row>
        <table:table-row table:style-name="ro9">
          <table:table-cell office:value-type="float" office:value="1946" calcext:value-type="float">
            <text:p>1946</text:p>
          </table:table-cell>
          <table:table-cell office:value-type="string" calcext:value-type="string">
            <text:p>Persons</text:p>
          </table:table-cell>
          <table:table-cell office:value-type="float" office:value="4900761" calcext:value-type="float">
            <text:p><text:s/>4,900,761 </text:p>
          </table:table-cell>
          <table:table-cell office:value-type="float" office:value="417868" calcext:value-type="float">
            <text:p><text:s/>417,868 </text:p>
          </table:table-cell>
          <table:table-cell office:value-type="float" office:value="400077" calcext:value-type="float">
            <text:p><text:s/>400,077 </text:p>
          </table:table-cell>
          <table:table-cell office:value-type="float" office:value="396970" calcext:value-type="float">
            <text:p><text:s/>396,970 </text:p>
          </table:table-cell>
          <table:table-cell office:value-type="float" office:value="366015" calcext:value-type="float">
            <text:p><text:s/>366,015 </text:p>
          </table:table-cell>
          <table:table-cell office:value-type="float" office:value="306812" calcext:value-type="float">
            <text:p><text:s/>306,812 </text:p>
          </table:table-cell>
          <table:table-cell office:value-type="float" office:value="323951" calcext:value-type="float">
            <text:p><text:s/>323,951 </text:p>
          </table:table-cell>
          <table:table-cell office:value-type="float" office:value="375878" calcext:value-type="float">
            <text:p><text:s/>375,878 </text:p>
          </table:table-cell>
          <table:table-cell office:value-type="float" office:value="372629" calcext:value-type="float">
            <text:p><text:s/>372,629 </text:p>
          </table:table-cell>
          <table:table-cell office:value-type="float" office:value="356175" calcext:value-type="float">
            <text:p><text:s/>356,175 </text:p>
          </table:table-cell>
          <table:table-cell office:value-type="float" office:value="322376" calcext:value-type="float">
            <text:p><text:s/>322,376 </text:p>
          </table:table-cell>
          <table:table-cell office:value-type="float" office:value="287780" calcext:value-type="float">
            <text:p><text:s/>287,780 </text:p>
          </table:table-cell>
          <table:table-cell office:value-type="float" office:value="254616" calcext:value-type="float">
            <text:p><text:s/>254,616 </text:p>
          </table:table-cell>
          <table:table-cell office:value-type="float" office:value="226547" calcext:value-type="float">
            <text:p><text:s/>226,547 </text:p>
          </table:table-cell>
          <table:table-cell office:value-type="float" office:value="190890" calcext:value-type="float">
            <text:p><text:s/>190,890 </text:p>
          </table:table-cell>
          <table:table-cell office:value-type="float" office:value="148864" calcext:value-type="float">
            <text:p><text:s/>148,864 </text:p>
          </table:table-cell>
          <table:table-cell office:value-type="float" office:value="90493" calcext:value-type="float">
            <text:p><text:s/>90,493 </text:p>
          </table:table-cell>
          <table:table-cell office:value-type="float" office:value="46690" calcext:value-type="float">
            <text:p><text:s/>46,690 </text:p>
          </table:table-cell>
          <table:table-cell office:value-type="float" office:value="16130" calcext:value-type="float">
            <text:p><text:s/>16,130 </text:p>
          </table:table-cell>
          <table:table-cell table:number-columns-repeated="2" office:value-type="string" office:string-value="[x]" calcext:value-type="string">
            <text:p><text:s/>[x] </text:p>
          </table:table-cell>
        </table:table-row>
        <table:table-row table:style-name="ro9">
          <table:table-cell office:value-type="float" office:value="1947" calcext:value-type="float">
            <text:p>1947</text:p>
          </table:table-cell>
          <table:table-cell office:value-type="string" calcext:value-type="string">
            <text:p>Persons</text:p>
          </table:table-cell>
          <table:table-cell office:value-type="float" office:value="5072254" calcext:value-type="float">
            <text:p><text:s/>5,072,254 </text:p>
          </table:table-cell>
          <table:table-cell office:value-type="float" office:value="432353" calcext:value-type="float">
            <text:p><text:s/>432,353 </text:p>
          </table:table-cell>
          <table:table-cell office:value-type="float" office:value="390222" calcext:value-type="float">
            <text:p><text:s/>390,222 </text:p>
          </table:table-cell>
          <table:table-cell office:value-type="float" office:value="386435" calcext:value-type="float">
            <text:p><text:s/>386,435 </text:p>
          </table:table-cell>
          <table:table-cell office:value-type="float" office:value="390258" calcext:value-type="float">
            <text:p><text:s/>390,258 </text:p>
          </table:table-cell>
          <table:table-cell office:value-type="float" office:value="380833" calcext:value-type="float">
            <text:p><text:s/>380,833 </text:p>
          </table:table-cell>
          <table:table-cell office:value-type="float" office:value="378016" calcext:value-type="float">
            <text:p><text:s/>378,016 </text:p>
          </table:table-cell>
          <table:table-cell office:value-type="float" office:value="371385" calcext:value-type="float">
            <text:p><text:s/>371,385 </text:p>
          </table:table-cell>
          <table:table-cell office:value-type="float" office:value="386802" calcext:value-type="float">
            <text:p><text:s/>386,802 </text:p>
          </table:table-cell>
          <table:table-cell office:value-type="float" office:value="365655" calcext:value-type="float">
            <text:p><text:s/>365,655 </text:p>
          </table:table-cell>
          <table:table-cell office:value-type="float" office:value="334319" calcext:value-type="float">
            <text:p><text:s/>334,319 </text:p>
          </table:table-cell>
          <table:table-cell office:value-type="float" office:value="284767" calcext:value-type="float">
            <text:p><text:s/>284,767 </text:p>
          </table:table-cell>
          <table:table-cell office:value-type="float" office:value="253717" calcext:value-type="float">
            <text:p><text:s/>253,717 </text:p>
          </table:table-cell>
          <table:table-cell office:value-type="float" office:value="225395" calcext:value-type="float">
            <text:p><text:s/>225,395 </text:p>
          </table:table-cell>
          <table:table-cell office:value-type="float" office:value="193859" calcext:value-type="float">
            <text:p><text:s/>193,859 </text:p>
          </table:table-cell>
          <table:table-cell office:value-type="float" office:value="148899" calcext:value-type="float">
            <text:p><text:s/>148,899 </text:p>
          </table:table-cell>
          <table:table-cell office:value-type="float" office:value="88353" calcext:value-type="float">
            <text:p><text:s/>88,353 </text:p>
          </table:table-cell>
          <table:table-cell office:value-type="float" office:value="43512" calcext:value-type="float">
            <text:p><text:s/>43,512 </text:p>
          </table:table-cell>
          <table:table-cell office:value-type="float" office:value="17474" calcext:value-type="float">
            <text:p><text:s/>17,474 </text:p>
          </table:table-cell>
          <table:table-cell table:number-columns-repeated="2" office:value-type="string" office:string-value="[x]" calcext:value-type="string">
            <text:p><text:s/>[x] </text:p>
          </table:table-cell>
        </table:table-row>
        <table:table-row table:style-name="ro9">
          <table:table-cell office:value-type="float" office:value="1948" calcext:value-type="float">
            <text:p>1948</text:p>
          </table:table-cell>
          <table:table-cell office:value-type="string" calcext:value-type="string">
            <text:p>Persons</text:p>
          </table:table-cell>
          <table:table-cell office:value-type="float" office:value="5084894" calcext:value-type="float">
            <text:p><text:s/>5,084,894 </text:p>
          </table:table-cell>
          <table:table-cell office:value-type="float" office:value="446473" calcext:value-type="float">
            <text:p><text:s/>446,473 </text:p>
          </table:table-cell>
          <table:table-cell office:value-type="float" office:value="392290" calcext:value-type="float">
            <text:p><text:s/>392,290 </text:p>
          </table:table-cell>
          <table:table-cell office:value-type="float" office:value="387562" calcext:value-type="float">
            <text:p><text:s/>387,562 </text:p>
          </table:table-cell>
          <table:table-cell office:value-type="float" office:value="375768" calcext:value-type="float">
            <text:p><text:s/>375,768 </text:p>
          </table:table-cell>
          <table:table-cell office:value-type="float" office:value="375569" calcext:value-type="float">
            <text:p><text:s/>375,569 </text:p>
          </table:table-cell>
          <table:table-cell office:value-type="float" office:value="390929" calcext:value-type="float">
            <text:p><text:s/>390,929 </text:p>
          </table:table-cell>
          <table:table-cell office:value-type="float" office:value="350957" calcext:value-type="float">
            <text:p><text:s/>350,957 </text:p>
          </table:table-cell>
          <table:table-cell office:value-type="float" office:value="385288" calcext:value-type="float">
            <text:p><text:s/>385,288 </text:p>
          </table:table-cell>
          <table:table-cell office:value-type="float" office:value="368538" calcext:value-type="float">
            <text:p><text:s/>368,538 </text:p>
          </table:table-cell>
          <table:table-cell office:value-type="float" office:value="343011" calcext:value-type="float">
            <text:p><text:s/>343,011 </text:p>
          </table:table-cell>
          <table:table-cell office:value-type="float" office:value="286932" calcext:value-type="float">
            <text:p><text:s/>286,932 </text:p>
          </table:table-cell>
          <table:table-cell office:value-type="float" office:value="256309" calcext:value-type="float">
            <text:p><text:s/>256,309 </text:p>
          </table:table-cell>
          <table:table-cell office:value-type="float" office:value="226460" calcext:value-type="float">
            <text:p><text:s/>226,460 </text:p>
          </table:table-cell>
          <table:table-cell office:value-type="float" office:value="192929" calcext:value-type="float">
            <text:p><text:s/>192,929 </text:p>
          </table:table-cell>
          <table:table-cell office:value-type="float" office:value="151626" calcext:value-type="float">
            <text:p><text:s/>151,626 </text:p>
          </table:table-cell>
          <table:table-cell office:value-type="float" office:value="90789" calcext:value-type="float">
            <text:p><text:s/>90,789 </text:p>
          </table:table-cell>
          <table:table-cell office:value-type="float" office:value="44948" calcext:value-type="float">
            <text:p><text:s/>44,948 </text:p>
          </table:table-cell>
          <table:table-cell office:value-type="float" office:value="18516" calcext:value-type="float">
            <text:p><text:s/>18,516 </text:p>
          </table:table-cell>
          <table:table-cell table:number-columns-repeated="2" office:value-type="string" office:string-value="[x]" calcext:value-type="string">
            <text:p><text:s/>[x] </text:p>
          </table:table-cell>
        </table:table-row>
        <table:table-row table:style-name="ro9">
          <table:table-cell office:value-type="float" office:value="1949" calcext:value-type="float">
            <text:p>1949</text:p>
          </table:table-cell>
          <table:table-cell office:value-type="string" calcext:value-type="string">
            <text:p>Persons</text:p>
          </table:table-cell>
          <table:table-cell office:value-type="float" office:value="5098922" calcext:value-type="float">
            <text:p><text:s/>5,098,922 </text:p>
          </table:table-cell>
          <table:table-cell office:value-type="float" office:value="456091" calcext:value-type="float">
            <text:p><text:s/>456,091 </text:p>
          </table:table-cell>
          <table:table-cell office:value-type="float" office:value="394182" calcext:value-type="float">
            <text:p><text:s/>394,182 </text:p>
          </table:table-cell>
          <table:table-cell office:value-type="float" office:value="389089" calcext:value-type="float">
            <text:p><text:s/>389,089 </text:p>
          </table:table-cell>
          <table:table-cell office:value-type="float" office:value="370377" calcext:value-type="float">
            <text:p><text:s/>370,377 </text:p>
          </table:table-cell>
          <table:table-cell office:value-type="float" office:value="377664" calcext:value-type="float">
            <text:p><text:s/>377,664 </text:p>
          </table:table-cell>
          <table:table-cell office:value-type="float" office:value="402943" calcext:value-type="float">
            <text:p><text:s/>402,943 </text:p>
          </table:table-cell>
          <table:table-cell office:value-type="float" office:value="331429" calcext:value-type="float">
            <text:p><text:s/>331,429 </text:p>
          </table:table-cell>
          <table:table-cell office:value-type="float" office:value="380857" calcext:value-type="float">
            <text:p><text:s/>380,857 </text:p>
          </table:table-cell>
          <table:table-cell office:value-type="float" office:value="371948" calcext:value-type="float">
            <text:p><text:s/>371,948 </text:p>
          </table:table-cell>
          <table:table-cell office:value-type="float" office:value="347563" calcext:value-type="float">
            <text:p><text:s/>347,563 </text:p>
          </table:table-cell>
          <table:table-cell office:value-type="float" office:value="291589" calcext:value-type="float">
            <text:p><text:s/>291,589 </text:p>
          </table:table-cell>
          <table:table-cell office:value-type="float" office:value="256587" calcext:value-type="float">
            <text:p><text:s/>256,587 </text:p>
          </table:table-cell>
          <table:table-cell office:value-type="float" office:value="226643" calcext:value-type="float">
            <text:p><text:s/>226,643 </text:p>
          </table:table-cell>
          <table:table-cell office:value-type="float" office:value="191487" calcext:value-type="float">
            <text:p><text:s/>191,487 </text:p>
          </table:table-cell>
          <table:table-cell office:value-type="float" office:value="152596" calcext:value-type="float">
            <text:p><text:s/>152,596 </text:p>
          </table:table-cell>
          <table:table-cell office:value-type="float" office:value="93223" calcext:value-type="float">
            <text:p><text:s/>93,223 </text:p>
          </table:table-cell>
          <table:table-cell office:value-type="float" office:value="45264" calcext:value-type="float">
            <text:p><text:s/>45,264 </text:p>
          </table:table-cell>
          <table:table-cell office:value-type="float" office:value="19390" calcext:value-type="float">
            <text:p><text:s/>19,390 </text:p>
          </table:table-cell>
          <table:table-cell table:number-columns-repeated="2" office:value-type="string" office:string-value="[x]" calcext:value-type="string">
            <text:p><text:s/>[x] </text:p>
          </table:table-cell>
        </table:table-row>
        <table:table-row table:style-name="ro9">
          <table:table-cell office:value-type="float" office:value="1950" calcext:value-type="float">
            <text:p>1950</text:p>
          </table:table-cell>
          <table:table-cell office:value-type="string" calcext:value-type="string">
            <text:p>Persons</text:p>
          </table:table-cell>
          <table:table-cell office:value-type="float" office:value="5114513" calcext:value-type="float">
            <text:p><text:s/>5,114,513 </text:p>
          </table:table-cell>
          <table:table-cell office:value-type="float" office:value="465933" calcext:value-type="float">
            <text:p><text:s/>465,933 </text:p>
          </table:table-cell>
          <table:table-cell office:value-type="float" office:value="394840" calcext:value-type="float">
            <text:p><text:s/>394,840 </text:p>
          </table:table-cell>
          <table:table-cell office:value-type="float" office:value="388872" calcext:value-type="float">
            <text:p><text:s/>388,872 </text:p>
          </table:table-cell>
          <table:table-cell office:value-type="float" office:value="367233" calcext:value-type="float">
            <text:p><text:s/>367,233 </text:p>
          </table:table-cell>
          <table:table-cell office:value-type="float" office:value="376214" calcext:value-type="float">
            <text:p><text:s/>376,214 </text:p>
          </table:table-cell>
          <table:table-cell office:value-type="float" office:value="389389" calcext:value-type="float">
            <text:p><text:s/>389,389 </text:p>
          </table:table-cell>
          <table:table-cell office:value-type="float" office:value="339107" calcext:value-type="float">
            <text:p><text:s/>339,107 </text:p>
          </table:table-cell>
          <table:table-cell office:value-type="float" office:value="379305" calcext:value-type="float">
            <text:p><text:s/>379,305 </text:p>
          </table:table-cell>
          <table:table-cell office:value-type="float" office:value="371055" calcext:value-type="float">
            <text:p><text:s/>371,055 </text:p>
          </table:table-cell>
          <table:table-cell office:value-type="float" office:value="350728" calcext:value-type="float">
            <text:p><text:s/>350,728 </text:p>
          </table:table-cell>
          <table:table-cell office:value-type="float" office:value="299166" calcext:value-type="float">
            <text:p><text:s/>299,166 </text:p>
          </table:table-cell>
          <table:table-cell office:value-type="float" office:value="260868" calcext:value-type="float">
            <text:p><text:s/>260,868 </text:p>
          </table:table-cell>
          <table:table-cell office:value-type="float" office:value="225003" calcext:value-type="float">
            <text:p><text:s/>225,003 </text:p>
          </table:table-cell>
          <table:table-cell office:value-type="float" office:value="191663" calcext:value-type="float">
            <text:p><text:s/>191,663 </text:p>
          </table:table-cell>
          <table:table-cell office:value-type="float" office:value="152604" calcext:value-type="float">
            <text:p><text:s/>152,604 </text:p>
          </table:table-cell>
          <table:table-cell office:value-type="float" office:value="96541" calcext:value-type="float">
            <text:p><text:s/>96,541 </text:p>
          </table:table-cell>
          <table:table-cell office:value-type="float" office:value="45925" calcext:value-type="float">
            <text:p><text:s/>45,925 </text:p>
          </table:table-cell>
          <table:table-cell office:value-type="float" office:value="20067" calcext:value-type="float">
            <text:p><text:s/>20,067 </text:p>
          </table:table-cell>
          <table:table-cell table:number-columns-repeated="2" office:value-type="string" office:string-value="[x]" calcext:value-type="string">
            <text:p><text:s/>[x] </text:p>
          </table:table-cell>
        </table:table-row>
        <table:table-row table:style-name="ro9">
          <table:table-cell office:value-type="float" office:value="1951" calcext:value-type="float">
            <text:p>1951</text:p>
          </table:table-cell>
          <table:table-cell office:value-type="string" calcext:value-type="string">
            <text:p>Persons</text:p>
          </table:table-cell>
          <table:table-cell office:value-type="float" office:value="5102458" calcext:value-type="float">
            <text:p><text:s/>5,102,458 </text:p>
          </table:table-cell>
          <table:table-cell office:value-type="float" office:value="472405" calcext:value-type="float">
            <text:p><text:s/>472,405 </text:p>
          </table:table-cell>
          <table:table-cell office:value-type="float" office:value="400901" calcext:value-type="float">
            <text:p><text:s/>400,901 </text:p>
          </table:table-cell>
          <table:table-cell office:value-type="float" office:value="385861" calcext:value-type="float">
            <text:p><text:s/>385,861 </text:p>
          </table:table-cell>
          <table:table-cell office:value-type="float" office:value="361606" calcext:value-type="float">
            <text:p><text:s/>361,606 </text:p>
          </table:table-cell>
          <table:table-cell office:value-type="float" office:value="365601" calcext:value-type="float">
            <text:p><text:s/>365,601 </text:p>
          </table:table-cell>
          <table:table-cell office:value-type="float" office:value="377936" calcext:value-type="float">
            <text:p><text:s/>377,936 </text:p>
          </table:table-cell>
          <table:table-cell office:value-type="float" office:value="347592" calcext:value-type="float">
            <text:p><text:s/>347,592 </text:p>
          </table:table-cell>
          <table:table-cell office:value-type="float" office:value="365887" calcext:value-type="float">
            <text:p><text:s/>365,887 </text:p>
          </table:table-cell>
          <table:table-cell office:value-type="float" office:value="370903" calcext:value-type="float">
            <text:p><text:s/>370,903 </text:p>
          </table:table-cell>
          <table:table-cell office:value-type="float" office:value="349898" calcext:value-type="float">
            <text:p><text:s/>349,898 </text:p>
          </table:table-cell>
          <table:table-cell office:value-type="float" office:value="309771" calcext:value-type="float">
            <text:p><text:s/>309,771 </text:p>
          </table:table-cell>
          <table:table-cell office:value-type="float" office:value="261115" calcext:value-type="float">
            <text:p><text:s/>261,115 </text:p>
          </table:table-cell>
          <table:table-cell office:value-type="float" office:value="225274" calcext:value-type="float">
            <text:p><text:s/>225,274 </text:p>
          </table:table-cell>
          <table:table-cell office:value-type="float" office:value="192045" calcext:value-type="float">
            <text:p><text:s/>192,045 </text:p>
          </table:table-cell>
          <table:table-cell office:value-type="float" office:value="151221" calcext:value-type="float">
            <text:p><text:s/>151,221 </text:p>
          </table:table-cell>
          <table:table-cell office:value-type="float" office:value="98341" calcext:value-type="float">
            <text:p><text:s/>98,341 </text:p>
          </table:table-cell>
          <table:table-cell office:value-type="float" office:value="46037" calcext:value-type="float">
            <text:p><text:s/>46,037 </text:p>
          </table:table-cell>
          <table:table-cell office:value-type="float" office:value="20064" calcext:value-type="float">
            <text:p><text:s/>20,064 </text:p>
          </table:table-cell>
          <table:table-cell table:number-columns-repeated="2" office:value-type="string" office:string-value="[x]" calcext:value-type="string">
            <text:p><text:s/>[x] </text:p>
          </table:table-cell>
        </table:table-row>
        <table:table-row table:style-name="ro9">
          <table:table-cell office:value-type="float" office:value="1952" calcext:value-type="float">
            <text:p>1952</text:p>
          </table:table-cell>
          <table:table-cell office:value-type="string" calcext:value-type="string">
            <text:p>Persons</text:p>
          </table:table-cell>
          <table:table-cell office:value-type="float" office:value="5100847" calcext:value-type="float">
            <text:p><text:s/>5,100,847 </text:p>
          </table:table-cell>
          <table:table-cell office:value-type="float" office:value="448735" calcext:value-type="float">
            <text:p><text:s/>448,735 </text:p>
          </table:table-cell>
          <table:table-cell office:value-type="float" office:value="427213" calcext:value-type="float">
            <text:p><text:s/>427,213 </text:p>
          </table:table-cell>
          <table:table-cell office:value-type="float" office:value="382430" calcext:value-type="float">
            <text:p><text:s/>382,430 </text:p>
          </table:table-cell>
          <table:table-cell office:value-type="float" office:value="355596" calcext:value-type="float">
            <text:p><text:s/>355,596 </text:p>
          </table:table-cell>
          <table:table-cell office:value-type="float" office:value="360584" calcext:value-type="float">
            <text:p><text:s/>360,584 </text:p>
          </table:table-cell>
          <table:table-cell office:value-type="float" office:value="369655" calcext:value-type="float">
            <text:p><text:s/>369,655 </text:p>
          </table:table-cell>
          <table:table-cell office:value-type="float" office:value="360184" calcext:value-type="float">
            <text:p><text:s/>360,184 </text:p>
          </table:table-cell>
          <table:table-cell office:value-type="float" office:value="353015" calcext:value-type="float">
            <text:p><text:s/>353,015 </text:p>
          </table:table-cell>
          <table:table-cell office:value-type="float" office:value="371730" calcext:value-type="float">
            <text:p><text:s/>371,730 </text:p>
          </table:table-cell>
          <table:table-cell office:value-type="float" office:value="350583" calcext:value-type="float">
            <text:p><text:s/>350,583 </text:p>
          </table:table-cell>
          <table:table-cell office:value-type="float" office:value="316874" calcext:value-type="float">
            <text:p><text:s/>316,874 </text:p>
          </table:table-cell>
          <table:table-cell office:value-type="float" office:value="264441" calcext:value-type="float">
            <text:p><text:s/>264,441 </text:p>
          </table:table-cell>
          <table:table-cell office:value-type="float" office:value="227006" calcext:value-type="float">
            <text:p><text:s/>227,006 </text:p>
          </table:table-cell>
          <table:table-cell office:value-type="float" office:value="192216" calcext:value-type="float">
            <text:p><text:s/>192,216 </text:p>
          </table:table-cell>
          <table:table-cell office:value-type="float" office:value="151661" calcext:value-type="float">
            <text:p><text:s/>151,661 </text:p>
          </table:table-cell>
          <table:table-cell office:value-type="float" office:value="101088" calcext:value-type="float">
            <text:p><text:s/>101,088 </text:p>
          </table:table-cell>
          <table:table-cell office:value-type="float" office:value="46986" calcext:value-type="float">
            <text:p><text:s/>46,986 </text:p>
          </table:table-cell>
          <table:table-cell office:value-type="float" office:value="20850" calcext:value-type="float">
            <text:p><text:s/>20,850 </text:p>
          </table:table-cell>
          <table:table-cell table:number-columns-repeated="2" office:value-type="string" office:string-value="[x]" calcext:value-type="string">
            <text:p><text:s/>[x] </text:p>
          </table:table-cell>
        </table:table-row>
        <table:table-row table:style-name="ro9">
          <table:table-cell office:value-type="float" office:value="1953" calcext:value-type="float">
            <text:p>1953</text:p>
          </table:table-cell>
          <table:table-cell office:value-type="string" calcext:value-type="string">
            <text:p>Persons</text:p>
          </table:table-cell>
          <table:table-cell office:value-type="float" office:value="5099809" calcext:value-type="float">
            <text:p><text:s/>5,099,809 </text:p>
          </table:table-cell>
          <table:table-cell office:value-type="float" office:value="437205" calcext:value-type="float">
            <text:p><text:s/>437,205 </text:p>
          </table:table-cell>
          <table:table-cell office:value-type="float" office:value="439593" calcext:value-type="float">
            <text:p><text:s/>439,593 </text:p>
          </table:table-cell>
          <table:table-cell office:value-type="float" office:value="382762" calcext:value-type="float">
            <text:p><text:s/>382,762 </text:p>
          </table:table-cell>
          <table:table-cell office:value-type="float" office:value="353412" calcext:value-type="float">
            <text:p><text:s/>353,412 </text:p>
          </table:table-cell>
          <table:table-cell office:value-type="float" office:value="351660" calcext:value-type="float">
            <text:p><text:s/>351,660 </text:p>
          </table:table-cell>
          <table:table-cell office:value-type="float" office:value="365830" calcext:value-type="float">
            <text:p><text:s/>365,830 </text:p>
          </table:table-cell>
          <table:table-cell office:value-type="float" office:value="373052" calcext:value-type="float">
            <text:p><text:s/>373,052 </text:p>
          </table:table-cell>
          <table:table-cell office:value-type="float" office:value="334934" calcext:value-type="float">
            <text:p><text:s/>334,934 </text:p>
          </table:table-cell>
          <table:table-cell office:value-type="float" office:value="369353" calcext:value-type="float">
            <text:p><text:s/>369,353 </text:p>
          </table:table-cell>
          <table:table-cell office:value-type="float" office:value="353178" calcext:value-type="float">
            <text:p><text:s/>353,178 </text:p>
          </table:table-cell>
          <table:table-cell office:value-type="float" office:value="324942" calcext:value-type="float">
            <text:p><text:s/>324,942 </text:p>
          </table:table-cell>
          <table:table-cell office:value-type="float" office:value="266957" calcext:value-type="float">
            <text:p><text:s/>266,957 </text:p>
          </table:table-cell>
          <table:table-cell office:value-type="float" office:value="229650" calcext:value-type="float">
            <text:p><text:s/>229,650 </text:p>
          </table:table-cell>
          <table:table-cell office:value-type="float" office:value="193167" calcext:value-type="float">
            <text:p><text:s/>193,167 </text:p>
          </table:table-cell>
          <table:table-cell office:value-type="float" office:value="151156" calcext:value-type="float">
            <text:p><text:s/>151,156 </text:p>
          </table:table-cell>
          <table:table-cell office:value-type="float" office:value="102913" calcext:value-type="float">
            <text:p><text:s/>102,913 </text:p>
          </table:table-cell>
          <table:table-cell office:value-type="float" office:value="48495" calcext:value-type="float">
            <text:p><text:s/>48,495 </text:p>
          </table:table-cell>
          <table:table-cell office:value-type="float" office:value="21550" calcext:value-type="float">
            <text:p><text:s/>21,550 </text:p>
          </table:table-cell>
          <table:table-cell table:number-columns-repeated="2" office:value-type="string" office:string-value="[x]" calcext:value-type="string">
            <text:p><text:s/>[x] </text:p>
          </table:table-cell>
        </table:table-row>
        <table:table-row table:style-name="ro9">
          <table:table-cell office:value-type="float" office:value="1954" calcext:value-type="float">
            <text:p>1954</text:p>
          </table:table-cell>
          <table:table-cell office:value-type="string" calcext:value-type="string">
            <text:p>Persons</text:p>
          </table:table-cell>
          <table:table-cell office:value-type="float" office:value="5103632" calcext:value-type="float">
            <text:p><text:s/>5,103,632 </text:p>
          </table:table-cell>
          <table:table-cell office:value-type="float" office:value="431965" calcext:value-type="float">
            <text:p><text:s/>431,965 </text:p>
          </table:table-cell>
          <table:table-cell office:value-type="float" office:value="447022" calcext:value-type="float">
            <text:p><text:s/>447,022 </text:p>
          </table:table-cell>
          <table:table-cell office:value-type="float" office:value="385763" calcext:value-type="float">
            <text:p><text:s/>385,763 </text:p>
          </table:table-cell>
          <table:table-cell office:value-type="float" office:value="351067" calcext:value-type="float">
            <text:p><text:s/>351,067 </text:p>
          </table:table-cell>
          <table:table-cell office:value-type="float" office:value="344666" calcext:value-type="float">
            <text:p><text:s/>344,666 </text:p>
          </table:table-cell>
          <table:table-cell office:value-type="float" office:value="361569" calcext:value-type="float">
            <text:p><text:s/>361,569 </text:p>
          </table:table-cell>
          <table:table-cell office:value-type="float" office:value="384592" calcext:value-type="float">
            <text:p><text:s/>384,592 </text:p>
          </table:table-cell>
          <table:table-cell office:value-type="float" office:value="318065" calcext:value-type="float">
            <text:p><text:s/>318,065 </text:p>
          </table:table-cell>
          <table:table-cell office:value-type="float" office:value="365578" calcext:value-type="float">
            <text:p><text:s/>365,578 </text:p>
          </table:table-cell>
          <table:table-cell office:value-type="float" office:value="357428" calcext:value-type="float">
            <text:p><text:s/>357,428 </text:p>
          </table:table-cell>
          <table:table-cell office:value-type="float" office:value="330157" calcext:value-type="float">
            <text:p><text:s/>330,157 </text:p>
          </table:table-cell>
          <table:table-cell office:value-type="float" office:value="272452" calcext:value-type="float">
            <text:p><text:s/>272,452 </text:p>
          </table:table-cell>
          <table:table-cell office:value-type="float" office:value="231317" calcext:value-type="float">
            <text:p><text:s/>231,317 </text:p>
          </table:table-cell>
          <table:table-cell office:value-type="float" office:value="194203" calcext:value-type="float">
            <text:p><text:s/>194,203 </text:p>
          </table:table-cell>
          <table:table-cell office:value-type="float" office:value="151095" calcext:value-type="float">
            <text:p><text:s/>151,095 </text:p>
          </table:table-cell>
          <table:table-cell office:value-type="float" office:value="104095" calcext:value-type="float">
            <text:p><text:s/>104,095 </text:p>
          </table:table-cell>
          <table:table-cell office:value-type="float" office:value="50589" calcext:value-type="float">
            <text:p><text:s/>50,589 </text:p>
          </table:table-cell>
          <table:table-cell office:value-type="float" office:value="22009" calcext:value-type="float">
            <text:p><text:s/>22,009 </text:p>
          </table:table-cell>
          <table:table-cell table:number-columns-repeated="2" office:value-type="string" office:string-value="[x]" calcext:value-type="string">
            <text:p><text:s/>[x] </text:p>
          </table:table-cell>
        </table:table-row>
        <table:table-row table:style-name="ro9">
          <table:table-cell office:value-type="float" office:value="1955" calcext:value-type="float">
            <text:p>1955</text:p>
          </table:table-cell>
          <table:table-cell office:value-type="string" calcext:value-type="string">
            <text:p>Persons</text:p>
          </table:table-cell>
          <table:table-cell office:value-type="float" office:value="5111338" calcext:value-type="float">
            <text:p><text:s/>5,111,338 </text:p>
          </table:table-cell>
          <table:table-cell office:value-type="float" office:value="430548" calcext:value-type="float">
            <text:p><text:s/>430,548 </text:p>
          </table:table-cell>
          <table:table-cell office:value-type="float" office:value="454569" calcext:value-type="float">
            <text:p><text:s/>454,569 </text:p>
          </table:table-cell>
          <table:table-cell office:value-type="float" office:value="386407" calcext:value-type="float">
            <text:p><text:s/>386,407 </text:p>
          </table:table-cell>
          <table:table-cell office:value-type="float" office:value="352766" calcext:value-type="float">
            <text:p><text:s/>352,766 </text:p>
          </table:table-cell>
          <table:table-cell office:value-type="float" office:value="338392" calcext:value-type="float">
            <text:p><text:s/>338,392 </text:p>
          </table:table-cell>
          <table:table-cell office:value-type="float" office:value="358455" calcext:value-type="float">
            <text:p><text:s/>358,455 </text:p>
          </table:table-cell>
          <table:table-cell office:value-type="float" office:value="371478" calcext:value-type="float">
            <text:p><text:s/>371,478 </text:p>
          </table:table-cell>
          <table:table-cell office:value-type="float" office:value="325431" calcext:value-type="float">
            <text:p><text:s/>325,431 </text:p>
          </table:table-cell>
          <table:table-cell office:value-type="float" office:value="364789" calcext:value-type="float">
            <text:p><text:s/>364,789 </text:p>
          </table:table-cell>
          <table:table-cell office:value-type="float" office:value="357298" calcext:value-type="float">
            <text:p><text:s/>357,298 </text:p>
          </table:table-cell>
          <table:table-cell office:value-type="float" office:value="333490" calcext:value-type="float">
            <text:p><text:s/>333,490 </text:p>
          </table:table-cell>
          <table:table-cell office:value-type="float" office:value="279342" calcext:value-type="float">
            <text:p><text:s/>279,342 </text:p>
          </table:table-cell>
          <table:table-cell office:value-type="float" office:value="235771" calcext:value-type="float">
            <text:p><text:s/>235,771 </text:p>
          </table:table-cell>
          <table:table-cell office:value-type="float" office:value="192801" calcext:value-type="float">
            <text:p><text:s/>192,801 </text:p>
          </table:table-cell>
          <table:table-cell office:value-type="float" office:value="151258" calcext:value-type="float">
            <text:p><text:s/>151,258 </text:p>
          </table:table-cell>
          <table:table-cell office:value-type="float" office:value="103782" calcext:value-type="float">
            <text:p><text:s/>103,782 </text:p>
          </table:table-cell>
          <table:table-cell office:value-type="float" office:value="52776" calcext:value-type="float">
            <text:p><text:s/>52,776 </text:p>
          </table:table-cell>
          <table:table-cell office:value-type="float" office:value="21985" calcext:value-type="float">
            <text:p><text:s/>21,985 </text:p>
          </table:table-cell>
          <table:table-cell table:number-columns-repeated="2" office:value-type="string" office:string-value="[x]" calcext:value-type="string">
            <text:p><text:s/>[x] </text:p>
          </table:table-cell>
        </table:table-row>
        <table:table-row table:style-name="ro9">
          <table:table-cell office:value-type="float" office:value="1956" calcext:value-type="float">
            <text:p>1956</text:p>
          </table:table-cell>
          <table:table-cell office:value-type="string" calcext:value-type="string">
            <text:p>Persons</text:p>
          </table:table-cell>
          <table:table-cell office:value-type="float" office:value="5119937" calcext:value-type="float">
            <text:p><text:s/>5,119,937 </text:p>
          </table:table-cell>
          <table:table-cell office:value-type="float" office:value="432832" calcext:value-type="float">
            <text:p><text:s/>432,832 </text:p>
          </table:table-cell>
          <table:table-cell office:value-type="float" office:value="459475" calcext:value-type="float">
            <text:p><text:s/>459,475 </text:p>
          </table:table-cell>
          <table:table-cell office:value-type="float" office:value="391392" calcext:value-type="float">
            <text:p><text:s/>391,392 </text:p>
          </table:table-cell>
          <table:table-cell office:value-type="float" office:value="349315" calcext:value-type="float">
            <text:p><text:s/>349,315 </text:p>
          </table:table-cell>
          <table:table-cell office:value-type="float" office:value="333277" calcext:value-type="float">
            <text:p><text:s/>333,277 </text:p>
          </table:table-cell>
          <table:table-cell office:value-type="float" office:value="354185" calcext:value-type="float">
            <text:p><text:s/>354,185 </text:p>
          </table:table-cell>
          <table:table-cell office:value-type="float" office:value="362833" calcext:value-type="float">
            <text:p><text:s/>362,833 </text:p>
          </table:table-cell>
          <table:table-cell office:value-type="float" office:value="335525" calcext:value-type="float">
            <text:p><text:s/>335,525 </text:p>
          </table:table-cell>
          <table:table-cell office:value-type="float" office:value="354327" calcext:value-type="float">
            <text:p><text:s/>354,327 </text:p>
          </table:table-cell>
          <table:table-cell office:value-type="float" office:value="358984" calcext:value-type="float">
            <text:p><text:s/>358,984 </text:p>
          </table:table-cell>
          <table:table-cell office:value-type="float" office:value="334357" calcext:value-type="float">
            <text:p><text:s/>334,357 </text:p>
          </table:table-cell>
          <table:table-cell office:value-type="float" office:value="288993" calcext:value-type="float">
            <text:p><text:s/>288,993 </text:p>
          </table:table-cell>
          <table:table-cell office:value-type="float" office:value="237362" calcext:value-type="float">
            <text:p><text:s/>237,362 </text:p>
          </table:table-cell>
          <table:table-cell office:value-type="float" office:value="193905" calcext:value-type="float">
            <text:p><text:s/>193,905 </text:p>
          </table:table-cell>
          <table:table-cell office:value-type="float" office:value="152119" calcext:value-type="float">
            <text:p><text:s/>152,119 </text:p>
          </table:table-cell>
          <table:table-cell office:value-type="float" office:value="103841" calcext:value-type="float">
            <text:p><text:s/>103,841 </text:p>
          </table:table-cell>
          <table:table-cell office:value-type="float" office:value="54573" calcext:value-type="float">
            <text:p><text:s/>54,573 </text:p>
          </table:table-cell>
          <table:table-cell office:value-type="float" office:value="22642" calcext:value-type="float">
            <text:p><text:s/>22,642 </text:p>
          </table:table-cell>
          <table:table-cell table:number-columns-repeated="2" office:value-type="string" office:string-value="[x]" calcext:value-type="string">
            <text:p><text:s/>[x] </text:p>
          </table:table-cell>
        </table:table-row>
        <table:table-row table:style-name="ro9">
          <table:table-cell office:value-type="float" office:value="1957" calcext:value-type="float">
            <text:p>1957</text:p>
          </table:table-cell>
          <table:table-cell office:value-type="string" calcext:value-type="string">
            <text:p>Persons</text:p>
          </table:table-cell>
          <table:table-cell office:value-type="float" office:value="5124688" calcext:value-type="float">
            <text:p><text:s/>5,124,688 </text:p>
          </table:table-cell>
          <table:table-cell office:value-type="float" office:value="439689" calcext:value-type="float">
            <text:p><text:s/>439,689 </text:p>
          </table:table-cell>
          <table:table-cell office:value-type="float" office:value="436420" calcext:value-type="float">
            <text:p><text:s/>436,420 </text:p>
          </table:table-cell>
          <table:table-cell office:value-type="float" office:value="417058" calcext:value-type="float">
            <text:p><text:s/>417,058 </text:p>
          </table:table-cell>
          <table:table-cell office:value-type="float" office:value="349882" calcext:value-type="float">
            <text:p><text:s/>349,882 </text:p>
          </table:table-cell>
          <table:table-cell office:value-type="float" office:value="327821" calcext:value-type="float">
            <text:p><text:s/>327,821 </text:p>
          </table:table-cell>
          <table:table-cell office:value-type="float" office:value="348974" calcext:value-type="float">
            <text:p><text:s/>348,974 </text:p>
          </table:table-cell>
          <table:table-cell office:value-type="float" office:value="353341" calcext:value-type="float">
            <text:p><text:s/>353,341 </text:p>
          </table:table-cell>
          <table:table-cell office:value-type="float" office:value="346356" calcext:value-type="float">
            <text:p><text:s/>346,356 </text:p>
          </table:table-cell>
          <table:table-cell office:value-type="float" office:value="340990" calcext:value-type="float">
            <text:p><text:s/>340,990 </text:p>
          </table:table-cell>
          <table:table-cell office:value-type="float" office:value="358739" calcext:value-type="float">
            <text:p><text:s/>358,739 </text:p>
          </table:table-cell>
          <table:table-cell office:value-type="float" office:value="335598" calcext:value-type="float">
            <text:p><text:s/>335,598 </text:p>
          </table:table-cell>
          <table:table-cell office:value-type="float" office:value="295725" calcext:value-type="float">
            <text:p><text:s/>295,725 </text:p>
          </table:table-cell>
          <table:table-cell office:value-type="float" office:value="240810" calcext:value-type="float">
            <text:p><text:s/>240,810 </text:p>
          </table:table-cell>
          <table:table-cell office:value-type="float" office:value="195768" calcext:value-type="float">
            <text:p><text:s/>195,768 </text:p>
          </table:table-cell>
          <table:table-cell office:value-type="float" office:value="152631" calcext:value-type="float">
            <text:p><text:s/>152,631 </text:p>
          </table:table-cell>
          <table:table-cell office:value-type="float" office:value="104916" calcext:value-type="float">
            <text:p><text:s/>104,916 </text:p>
          </table:table-cell>
          <table:table-cell office:value-type="float" office:value="56429" calcext:value-type="float">
            <text:p><text:s/>56,429 </text:p>
          </table:table-cell>
          <table:table-cell office:value-type="float" office:value="23541" calcext:value-type="float">
            <text:p><text:s/>23,541 </text:p>
          </table:table-cell>
          <table:table-cell table:number-columns-repeated="2" office:value-type="string" office:string-value="[x]" calcext:value-type="string">
            <text:p><text:s/>[x] </text:p>
          </table:table-cell>
        </table:table-row>
        <table:table-row table:style-name="ro9">
          <table:table-cell office:value-type="float" office:value="1958" calcext:value-type="float">
            <text:p>1958</text:p>
          </table:table-cell>
          <table:table-cell office:value-type="string" calcext:value-type="string">
            <text:p>Persons</text:p>
          </table:table-cell>
          <table:table-cell office:value-type="float" office:value="5141155" calcext:value-type="float">
            <text:p><text:s/>5,141,155 </text:p>
          </table:table-cell>
          <table:table-cell office:value-type="float" office:value="447992" calcext:value-type="float">
            <text:p><text:s/>447,992 </text:p>
          </table:table-cell>
          <table:table-cell office:value-type="float" office:value="425705" calcext:value-type="float">
            <text:p><text:s/>425,705 </text:p>
          </table:table-cell>
          <table:table-cell office:value-type="float" office:value="429526" calcext:value-type="float">
            <text:p><text:s/>429,526 </text:p>
          </table:table-cell>
          <table:table-cell office:value-type="float" office:value="357997" calcext:value-type="float">
            <text:p><text:s/>357,997 </text:p>
          </table:table-cell>
          <table:table-cell office:value-type="float" office:value="329471" calcext:value-type="float">
            <text:p><text:s/>329,471 </text:p>
          </table:table-cell>
          <table:table-cell office:value-type="float" office:value="343998" calcext:value-type="float">
            <text:p><text:s/>343,998 </text:p>
          </table:table-cell>
          <table:table-cell office:value-type="float" office:value="348264" calcext:value-type="float">
            <text:p><text:s/>348,264 </text:p>
          </table:table-cell>
          <table:table-cell office:value-type="float" office:value="357841" calcext:value-type="float">
            <text:p><text:s/>357,841 </text:p>
          </table:table-cell>
          <table:table-cell office:value-type="float" office:value="323407" calcext:value-type="float">
            <text:p><text:s/>323,407 </text:p>
          </table:table-cell>
          <table:table-cell office:value-type="float" office:value="356418" calcext:value-type="float">
            <text:p><text:s/>356,418 </text:p>
          </table:table-cell>
          <table:table-cell office:value-type="float" office:value="337745" calcext:value-type="float">
            <text:p><text:s/>337,745 </text:p>
          </table:table-cell>
          <table:table-cell office:value-type="float" office:value="303331" calcext:value-type="float">
            <text:p><text:s/>303,331 </text:p>
          </table:table-cell>
          <table:table-cell office:value-type="float" office:value="242816" calcext:value-type="float">
            <text:p><text:s/>242,816 </text:p>
          </table:table-cell>
          <table:table-cell office:value-type="float" office:value="197770" calcext:value-type="float">
            <text:p><text:s/>197,770 </text:p>
          </table:table-cell>
          <table:table-cell office:value-type="float" office:value="152922" calcext:value-type="float">
            <text:p><text:s/>152,922 </text:p>
          </table:table-cell>
          <table:table-cell office:value-type="float" office:value="104653" calcext:value-type="float">
            <text:p><text:s/>104,653 </text:p>
          </table:table-cell>
          <table:table-cell office:value-type="float" office:value="57150" calcext:value-type="float">
            <text:p><text:s/>57,150 </text:p>
          </table:table-cell>
          <table:table-cell office:value-type="float" office:value="24149" calcext:value-type="float">
            <text:p><text:s/>24,149 </text:p>
          </table:table-cell>
          <table:table-cell table:number-columns-repeated="2" office:value-type="string" office:string-value="[x]" calcext:value-type="string">
            <text:p><text:s/>[x] </text:p>
          </table:table-cell>
        </table:table-row>
        <table:table-row table:style-name="ro9">
          <table:table-cell office:value-type="float" office:value="1959" calcext:value-type="float">
            <text:p>1959</text:p>
          </table:table-cell>
          <table:table-cell office:value-type="string" calcext:value-type="string">
            <text:p>Persons</text:p>
          </table:table-cell>
          <table:table-cell office:value-type="float" office:value="5162622" calcext:value-type="float">
            <text:p><text:s/>5,162,622 </text:p>
          </table:table-cell>
          <table:table-cell office:value-type="float" office:value="456322" calcext:value-type="float">
            <text:p><text:s/>456,322 </text:p>
          </table:table-cell>
          <table:table-cell office:value-type="float" office:value="420589" calcext:value-type="float">
            <text:p><text:s/>420,589 </text:p>
          </table:table-cell>
          <table:table-cell office:value-type="float" office:value="437179" calcext:value-type="float">
            <text:p><text:s/>437,179 </text:p>
          </table:table-cell>
          <table:table-cell office:value-type="float" office:value="367864" calcext:value-type="float">
            <text:p><text:s/>367,864 </text:p>
          </table:table-cell>
          <table:table-cell office:value-type="float" office:value="331108" calcext:value-type="float">
            <text:p><text:s/>331,108 </text:p>
          </table:table-cell>
          <table:table-cell office:value-type="float" office:value="339581" calcext:value-type="float">
            <text:p><text:s/>339,581 </text:p>
          </table:table-cell>
          <table:table-cell office:value-type="float" office:value="343652" calcext:value-type="float">
            <text:p><text:s/>343,652 </text:p>
          </table:table-cell>
          <table:table-cell office:value-type="float" office:value="368874" calcext:value-type="float">
            <text:p><text:s/>368,874 </text:p>
          </table:table-cell>
          <table:table-cell office:value-type="float" office:value="307728" calcext:value-type="float">
            <text:p><text:s/>307,728 </text:p>
          </table:table-cell>
          <table:table-cell office:value-type="float" office:value="352914" calcext:value-type="float">
            <text:p><text:s/>352,914 </text:p>
          </table:table-cell>
          <table:table-cell office:value-type="float" office:value="341505" calcext:value-type="float">
            <text:p><text:s/>341,505 </text:p>
          </table:table-cell>
          <table:table-cell office:value-type="float" office:value="308655" calcext:value-type="float">
            <text:p><text:s/>308,655 </text:p>
          </table:table-cell>
          <table:table-cell office:value-type="float" office:value="247496" calcext:value-type="float">
            <text:p><text:s/>247,496 </text:p>
          </table:table-cell>
          <table:table-cell office:value-type="float" office:value="198953" calcext:value-type="float">
            <text:p><text:s/>198,953 </text:p>
          </table:table-cell>
          <table:table-cell office:value-type="float" office:value="153723" calcext:value-type="float">
            <text:p><text:s/>153,723 </text:p>
          </table:table-cell>
          <table:table-cell office:value-type="float" office:value="104346" calcext:value-type="float">
            <text:p><text:s/>104,346 </text:p>
          </table:table-cell>
          <table:table-cell office:value-type="float" office:value="57414" calcext:value-type="float">
            <text:p><text:s/>57,414 </text:p>
          </table:table-cell>
          <table:table-cell office:value-type="float" office:value="24719" calcext:value-type="float">
            <text:p><text:s/>24,719 </text:p>
          </table:table-cell>
          <table:table-cell table:number-columns-repeated="2" office:value-type="string" office:string-value="[x]" calcext:value-type="string">
            <text:p><text:s/>[x] </text:p>
          </table:table-cell>
        </table:table-row>
        <table:table-row table:style-name="ro9">
          <table:table-cell office:value-type="float" office:value="1960" calcext:value-type="float">
            <text:p>1960</text:p>
          </table:table-cell>
          <table:table-cell office:value-type="string" calcext:value-type="string">
            <text:p>Persons</text:p>
          </table:table-cell>
          <table:table-cell office:value-type="float" office:value="5177658" calcext:value-type="float">
            <text:p><text:s/>5,177,658 </text:p>
          </table:table-cell>
          <table:table-cell office:value-type="float" office:value="463762" calcext:value-type="float">
            <text:p><text:s/>463,762 </text:p>
          </table:table-cell>
          <table:table-cell office:value-type="float" office:value="418581" calcext:value-type="float">
            <text:p><text:s/>418,581 </text:p>
          </table:table-cell>
          <table:table-cell office:value-type="float" office:value="444719" calcext:value-type="float">
            <text:p><text:s/>444,719 </text:p>
          </table:table-cell>
          <table:table-cell office:value-type="float" office:value="371009" calcext:value-type="float">
            <text:p><text:s/>371,009 </text:p>
          </table:table-cell>
          <table:table-cell office:value-type="float" office:value="333359" calcext:value-type="float">
            <text:p><text:s/>333,359 </text:p>
          </table:table-cell>
          <table:table-cell office:value-type="float" office:value="333837" calcext:value-type="float">
            <text:p><text:s/>333,837 </text:p>
          </table:table-cell>
          <table:table-cell office:value-type="float" office:value="338547" calcext:value-type="float">
            <text:p><text:s/>338,547 </text:p>
          </table:table-cell>
          <table:table-cell office:value-type="float" office:value="355431" calcext:value-type="float">
            <text:p><text:s/>355,431 </text:p>
          </table:table-cell>
          <table:table-cell office:value-type="float" office:value="313631" calcext:value-type="float">
            <text:p><text:s/>313,631 </text:p>
          </table:table-cell>
          <table:table-cell office:value-type="float" office:value="351412" calcext:value-type="float">
            <text:p><text:s/>351,412 </text:p>
          </table:table-cell>
          <table:table-cell office:value-type="float" office:value="341121" calcext:value-type="float">
            <text:p><text:s/>341,121 </text:p>
          </table:table-cell>
          <table:table-cell office:value-type="float" office:value="312426" calcext:value-type="float">
            <text:p><text:s/>312,426 </text:p>
          </table:table-cell>
          <table:table-cell office:value-type="float" office:value="253569" calcext:value-type="float">
            <text:p><text:s/>253,569 </text:p>
          </table:table-cell>
          <table:table-cell office:value-type="float" office:value="203350" calcext:value-type="float">
            <text:p><text:s/>203,350 </text:p>
          </table:table-cell>
          <table:table-cell office:value-type="float" office:value="153194" calcext:value-type="float">
            <text:p><text:s/>153,194 </text:p>
          </table:table-cell>
          <table:table-cell office:value-type="float" office:value="105069" calcext:value-type="float">
            <text:p><text:s/>105,069 </text:p>
          </table:table-cell>
          <table:table-cell office:value-type="float" office:value="57956" calcext:value-type="float">
            <text:p><text:s/>57,956 </text:p>
          </table:table-cell>
          <table:table-cell office:value-type="float" office:value="26685" calcext:value-type="float">
            <text:p><text:s/>26,685 </text:p>
          </table:table-cell>
          <table:table-cell table:number-columns-repeated="2" office:value-type="string" office:string-value="[x]" calcext:value-type="string">
            <text:p><text:s/>[x] </text:p>
          </table:table-cell>
        </table:table-row>
        <table:table-row table:style-name="ro9">
          <table:table-cell office:value-type="float" office:value="1961" calcext:value-type="float">
            <text:p>1961</text:p>
          </table:table-cell>
          <table:table-cell office:value-type="string" calcext:value-type="string">
            <text:p>Persons</text:p>
          </table:table-cell>
          <table:table-cell office:value-type="float" office:value="5183836" calcext:value-type="float">
            <text:p><text:s/>5,183,836 </text:p>
          </table:table-cell>
          <table:table-cell office:value-type="float" office:value="470056" calcext:value-type="float">
            <text:p><text:s/>470,056 </text:p>
          </table:table-cell>
          <table:table-cell office:value-type="float" office:value="421296" calcext:value-type="float">
            <text:p><text:s/>421,296 </text:p>
          </table:table-cell>
          <table:table-cell office:value-type="float" office:value="448361" calcext:value-type="float">
            <text:p><text:s/>448,361 </text:p>
          </table:table-cell>
          <table:table-cell office:value-type="float" office:value="376370" calcext:value-type="float">
            <text:p><text:s/>376,370 </text:p>
          </table:table-cell>
          <table:table-cell office:value-type="float" office:value="333558" calcext:value-type="float">
            <text:p><text:s/>333,558 </text:p>
          </table:table-cell>
          <table:table-cell office:value-type="float" office:value="326724" calcext:value-type="float">
            <text:p><text:s/>326,724 </text:p>
          </table:table-cell>
          <table:table-cell office:value-type="float" office:value="331906" calcext:value-type="float">
            <text:p><text:s/>331,906 </text:p>
          </table:table-cell>
          <table:table-cell office:value-type="float" office:value="345357" calcext:value-type="float">
            <text:p><text:s/>345,357 </text:p>
          </table:table-cell>
          <table:table-cell office:value-type="float" office:value="322347" calcext:value-type="float">
            <text:p><text:s/>322,347 </text:p>
          </table:table-cell>
          <table:table-cell office:value-type="float" office:value="340548" calcext:value-type="float">
            <text:p><text:s/>340,548 </text:p>
          </table:table-cell>
          <table:table-cell office:value-type="float" office:value="342694" calcext:value-type="float">
            <text:p><text:s/>342,694 </text:p>
          </table:table-cell>
          <table:table-cell office:value-type="float" office:value="313216" calcext:value-type="float">
            <text:p><text:s/>313,216 </text:p>
          </table:table-cell>
          <table:table-cell office:value-type="float" office:value="260727" calcext:value-type="float">
            <text:p><text:s/>260,727 </text:p>
          </table:table-cell>
          <table:table-cell office:value-type="float" office:value="204985" calcext:value-type="float">
            <text:p><text:s/>204,985 </text:p>
          </table:table-cell>
          <table:table-cell office:value-type="float" office:value="154353" calcext:value-type="float">
            <text:p><text:s/>154,353 </text:p>
          </table:table-cell>
          <table:table-cell office:value-type="float" office:value="105605" calcext:value-type="float">
            <text:p><text:s/>105,605 </text:p>
          </table:table-cell>
          <table:table-cell office:value-type="float" office:value="58141" calcext:value-type="float">
            <text:p><text:s/>58,141 </text:p>
          </table:table-cell>
          <table:table-cell office:value-type="float" office:value="27592" calcext:value-type="float">
            <text:p><text:s/>27,592 </text:p>
          </table:table-cell>
          <table:table-cell table:number-columns-repeated="2" office:value-type="string" office:string-value="[x]" calcext:value-type="string">
            <text:p><text:s/>[x] </text:p>
          </table:table-cell>
        </table:table-row>
        <table:table-row table:style-name="ro9">
          <table:table-cell office:value-type="float" office:value="1962" calcext:value-type="float">
            <text:p>1962</text:p>
          </table:table-cell>
          <table:table-cell office:value-type="string" calcext:value-type="string">
            <text:p>Persons</text:p>
          </table:table-cell>
          <table:table-cell office:value-type="float" office:value="5197528" calcext:value-type="float">
            <text:p><text:s/>5,197,528 </text:p>
          </table:table-cell>
          <table:table-cell office:value-type="float" office:value="477656" calcext:value-type="float">
            <text:p><text:s/>477,656 </text:p>
          </table:table-cell>
          <table:table-cell office:value-type="float" office:value="427806" calcext:value-type="float">
            <text:p><text:s/>427,806 </text:p>
          </table:table-cell>
          <table:table-cell office:value-type="float" office:value="423790" calcext:value-type="float">
            <text:p><text:s/>423,790 </text:p>
          </table:table-cell>
          <table:table-cell office:value-type="float" office:value="397417" calcext:value-type="float">
            <text:p><text:s/>397,417 </text:p>
          </table:table-cell>
          <table:table-cell office:value-type="float" office:value="336581" calcext:value-type="float">
            <text:p><text:s/>336,581 </text:p>
          </table:table-cell>
          <table:table-cell office:value-type="float" office:value="324903" calcext:value-type="float">
            <text:p><text:s/>324,903 </text:p>
          </table:table-cell>
          <table:table-cell office:value-type="float" office:value="329912" calcext:value-type="float">
            <text:p><text:s/>329,912 </text:p>
          </table:table-cell>
          <table:table-cell office:value-type="float" office:value="337443" calcext:value-type="float">
            <text:p><text:s/>337,443 </text:p>
          </table:table-cell>
          <table:table-cell office:value-type="float" office:value="333671" calcext:value-type="float">
            <text:p><text:s/>333,671 </text:p>
          </table:table-cell>
          <table:table-cell office:value-type="float" office:value="328383" calcext:value-type="float">
            <text:p><text:s/>328,383 </text:p>
          </table:table-cell>
          <table:table-cell office:value-type="float" office:value="342210" calcext:value-type="float">
            <text:p><text:s/>342,210 </text:p>
          </table:table-cell>
          <table:table-cell office:value-type="float" office:value="314978" calcext:value-type="float">
            <text:p><text:s/>314,978 </text:p>
          </table:table-cell>
          <table:table-cell office:value-type="float" office:value="267023" calcext:value-type="float">
            <text:p><text:s/>267,023 </text:p>
          </table:table-cell>
          <table:table-cell office:value-type="float" office:value="207823" calcext:value-type="float">
            <text:p><text:s/>207,823 </text:p>
          </table:table-cell>
          <table:table-cell office:value-type="float" office:value="155375" calcext:value-type="float">
            <text:p><text:s/>155,375 </text:p>
          </table:table-cell>
          <table:table-cell office:value-type="float" office:value="105679" calcext:value-type="float">
            <text:p><text:s/>105,679 </text:p>
          </table:table-cell>
          <table:table-cell office:value-type="float" office:value="58570" calcext:value-type="float">
            <text:p><text:s/>58,570 </text:p>
          </table:table-cell>
          <table:table-cell office:value-type="float" office:value="28308" calcext:value-type="float">
            <text:p><text:s/>28,308 </text:p>
          </table:table-cell>
          <table:table-cell table:number-columns-repeated="2" office:value-type="string" office:string-value="[x]" calcext:value-type="string">
            <text:p><text:s/>[x] </text:p>
          </table:table-cell>
        </table:table-row>
        <table:table-row table:style-name="ro9">
          <table:table-cell office:value-type="float" office:value="1963" calcext:value-type="float">
            <text:p>1963</text:p>
          </table:table-cell>
          <table:table-cell office:value-type="string" calcext:value-type="string">
            <text:p>Persons</text:p>
          </table:table-cell>
          <table:table-cell office:value-type="float" office:value="5205100" calcext:value-type="float">
            <text:p><text:s/>5,205,100 </text:p>
          </table:table-cell>
          <table:table-cell office:value-type="float" office:value="481230" calcext:value-type="float">
            <text:p><text:s/>481,230 </text:p>
          </table:table-cell>
          <table:table-cell office:value-type="float" office:value="435481" calcext:value-type="float">
            <text:p><text:s/>435,481 </text:p>
          </table:table-cell>
          <table:table-cell office:value-type="float" office:value="411512" calcext:value-type="float">
            <text:p><text:s/>411,512 </text:p>
          </table:table-cell>
          <table:table-cell office:value-type="float" office:value="404461" calcext:value-type="float">
            <text:p><text:s/>404,461 </text:p>
          </table:table-cell>
          <table:table-cell office:value-type="float" office:value="340036" calcext:value-type="float">
            <text:p><text:s/>340,036 </text:p>
          </table:table-cell>
          <table:table-cell office:value-type="float" office:value="324972" calcext:value-type="float">
            <text:p><text:s/>324,972 </text:p>
          </table:table-cell>
          <table:table-cell office:value-type="float" office:value="326638" calcext:value-type="float">
            <text:p><text:s/>326,638 </text:p>
          </table:table-cell>
          <table:table-cell office:value-type="float" office:value="332735" calcext:value-type="float">
            <text:p><text:s/>332,735 </text:p>
          </table:table-cell>
          <table:table-cell office:value-type="float" office:value="344617" calcext:value-type="float">
            <text:p><text:s/>344,617 </text:p>
          </table:table-cell>
          <table:table-cell office:value-type="float" office:value="311683" calcext:value-type="float">
            <text:p><text:s/>311,683 </text:p>
          </table:table-cell>
          <table:table-cell office:value-type="float" office:value="340191" calcext:value-type="float">
            <text:p><text:s/>340,191 </text:p>
          </table:table-cell>
          <table:table-cell office:value-type="float" office:value="317032" calcext:value-type="float">
            <text:p><text:s/>317,032 </text:p>
          </table:table-cell>
          <table:table-cell office:value-type="float" office:value="274391" calcext:value-type="float">
            <text:p><text:s/>274,391 </text:p>
          </table:table-cell>
          <table:table-cell office:value-type="float" office:value="209204" calcext:value-type="float">
            <text:p><text:s/>209,204 </text:p>
          </table:table-cell>
          <table:table-cell office:value-type="float" office:value="157114" calcext:value-type="float">
            <text:p><text:s/>157,114 </text:p>
          </table:table-cell>
          <table:table-cell office:value-type="float" office:value="106475" calcext:value-type="float">
            <text:p><text:s/>106,475 </text:p>
          </table:table-cell>
          <table:table-cell office:value-type="float" office:value="58264" calcext:value-type="float">
            <text:p><text:s/>58,264 </text:p>
          </table:table-cell>
          <table:table-cell office:value-type="float" office:value="29064" calcext:value-type="float">
            <text:p><text:s/>29,064 </text:p>
          </table:table-cell>
          <table:table-cell table:number-columns-repeated="2" office:value-type="string" office:string-value="[x]" calcext:value-type="string">
            <text:p><text:s/>[x] </text:p>
          </table:table-cell>
        </table:table-row>
        <table:table-row table:style-name="ro9">
          <table:table-cell office:value-type="float" office:value="1964" calcext:value-type="float">
            <text:p>1964</text:p>
          </table:table-cell>
          <table:table-cell office:value-type="string" calcext:value-type="string">
            <text:p>Persons</text:p>
          </table:table-cell>
          <table:table-cell office:value-type="float" office:value="5208500" calcext:value-type="float">
            <text:p><text:s/>5,208,500 </text:p>
          </table:table-cell>
          <table:table-cell office:value-type="float" office:value="483365" calcext:value-type="float">
            <text:p><text:s/>483,365 </text:p>
          </table:table-cell>
          <table:table-cell office:value-type="float" office:value="442452" calcext:value-type="float">
            <text:p><text:s/>442,452 </text:p>
          </table:table-cell>
          <table:table-cell office:value-type="float" office:value="405298" calcext:value-type="float">
            <text:p><text:s/>405,298 </text:p>
          </table:table-cell>
          <table:table-cell office:value-type="float" office:value="406723" calcext:value-type="float">
            <text:p><text:s/>406,723 </text:p>
          </table:table-cell>
          <table:table-cell office:value-type="float" office:value="341101" calcext:value-type="float">
            <text:p><text:s/>341,101 </text:p>
          </table:table-cell>
          <table:table-cell office:value-type="float" office:value="323538" calcext:value-type="float">
            <text:p><text:s/>323,538 </text:p>
          </table:table-cell>
          <table:table-cell office:value-type="float" office:value="322149" calcext:value-type="float">
            <text:p><text:s/>322,149 </text:p>
          </table:table-cell>
          <table:table-cell office:value-type="float" office:value="327686" calcext:value-type="float">
            <text:p><text:s/>327,686 </text:p>
          </table:table-cell>
          <table:table-cell office:value-type="float" office:value="354261" calcext:value-type="float">
            <text:p><text:s/>354,261 </text:p>
          </table:table-cell>
          <table:table-cell office:value-type="float" office:value="296135" calcext:value-type="float">
            <text:p><text:s/>296,135 </text:p>
          </table:table-cell>
          <table:table-cell office:value-type="float" office:value="336509" calcext:value-type="float">
            <text:p><text:s/>336,509 </text:p>
          </table:table-cell>
          <table:table-cell office:value-type="float" office:value="320511" calcext:value-type="float">
            <text:p><text:s/>320,511 </text:p>
          </table:table-cell>
          <table:table-cell office:value-type="float" office:value="279555" calcext:value-type="float">
            <text:p><text:s/>279,555 </text:p>
          </table:table-cell>
          <table:table-cell office:value-type="float" office:value="213076" calcext:value-type="float">
            <text:p><text:s/>213,076 </text:p>
          </table:table-cell>
          <table:table-cell office:value-type="float" office:value="158398" calcext:value-type="float">
            <text:p><text:s/>158,398 </text:p>
          </table:table-cell>
          <table:table-cell office:value-type="float" office:value="108288" calcext:value-type="float">
            <text:p><text:s/>108,288 </text:p>
          </table:table-cell>
          <table:table-cell office:value-type="float" office:value="59168" calcext:value-type="float">
            <text:p><text:s/>59,168 </text:p>
          </table:table-cell>
          <table:table-cell office:value-type="float" office:value="30287" calcext:value-type="float">
            <text:p><text:s/>30,287 </text:p>
          </table:table-cell>
          <table:table-cell table:number-columns-repeated="2" office:value-type="string" office:string-value="[x]" calcext:value-type="string">
            <text:p><text:s/>[x] </text:p>
          </table:table-cell>
        </table:table-row>
        <table:table-row table:style-name="ro9">
          <table:table-cell office:value-type="float" office:value="1965" calcext:value-type="float">
            <text:p>1965</text:p>
          </table:table-cell>
          <table:table-cell office:value-type="string" calcext:value-type="string">
            <text:p>Persons</text:p>
          </table:table-cell>
          <table:table-cell office:value-type="float" office:value="5209900" calcext:value-type="float">
            <text:p><text:s/>5,209,900 </text:p>
          </table:table-cell>
          <table:table-cell office:value-type="float" office:value="485488" calcext:value-type="float">
            <text:p><text:s/>485,488 </text:p>
          </table:table-cell>
          <table:table-cell office:value-type="float" office:value="448842" calcext:value-type="float">
            <text:p><text:s/>448,842 </text:p>
          </table:table-cell>
          <table:table-cell office:value-type="float" office:value="403384" calcext:value-type="float">
            <text:p><text:s/>403,384 </text:p>
          </table:table-cell>
          <table:table-cell office:value-type="float" office:value="410425" calcext:value-type="float">
            <text:p><text:s/>410,425 </text:p>
          </table:table-cell>
          <table:table-cell office:value-type="float" office:value="337518" calcext:value-type="float">
            <text:p><text:s/>337,518 </text:p>
          </table:table-cell>
          <table:table-cell office:value-type="float" office:value="321495" calcext:value-type="float">
            <text:p><text:s/>321,495 </text:p>
          </table:table-cell>
          <table:table-cell office:value-type="float" office:value="317486" calcext:value-type="float">
            <text:p><text:s/>317,486 </text:p>
          </table:table-cell>
          <table:table-cell office:value-type="float" office:value="324120" calcext:value-type="float">
            <text:p><text:s/>324,120 </text:p>
          </table:table-cell>
          <table:table-cell office:value-type="float" office:value="341296" calcext:value-type="float">
            <text:p><text:s/>341,296 </text:p>
          </table:table-cell>
          <table:table-cell office:value-type="float" office:value="302101" calcext:value-type="float">
            <text:p><text:s/>302,101 </text:p>
          </table:table-cell>
          <table:table-cell office:value-type="float" office:value="334792" calcext:value-type="float">
            <text:p><text:s/>334,792 </text:p>
          </table:table-cell>
          <table:table-cell office:value-type="float" office:value="320625" calcext:value-type="float">
            <text:p><text:s/>320,625 </text:p>
          </table:table-cell>
          <table:table-cell office:value-type="float" office:value="282885" calcext:value-type="float">
            <text:p><text:s/>282,885 </text:p>
          </table:table-cell>
          <table:table-cell office:value-type="float" office:value="218221" calcext:value-type="float">
            <text:p><text:s/>218,221 </text:p>
          </table:table-cell>
          <table:table-cell office:value-type="float" office:value="161381" calcext:value-type="float">
            <text:p><text:s/>161,381 </text:p>
          </table:table-cell>
          <table:table-cell office:value-type="float" office:value="108146" calcext:value-type="float">
            <text:p><text:s/>108,146 </text:p>
          </table:table-cell>
          <table:table-cell office:value-type="float" office:value="60495" calcext:value-type="float">
            <text:p><text:s/>60,495 </text:p>
          </table:table-cell>
          <table:table-cell office:value-type="float" office:value="31200" calcext:value-type="float">
            <text:p><text:s/>31,200 </text:p>
          </table:table-cell>
          <table:table-cell table:number-columns-repeated="2" office:value-type="string" office:string-value="[x]" calcext:value-type="string">
            <text:p><text:s/>[x] </text:p>
          </table:table-cell>
        </table:table-row>
        <table:table-row table:style-name="ro9">
          <table:table-cell office:value-type="float" office:value="1966" calcext:value-type="float">
            <text:p>1966</text:p>
          </table:table-cell>
          <table:table-cell office:value-type="string" calcext:value-type="string">
            <text:p>Persons</text:p>
          </table:table-cell>
          <table:table-cell office:value-type="float" office:value="5200600" calcext:value-type="float">
            <text:p><text:s/>5,200,600 </text:p>
          </table:table-cell>
          <table:table-cell office:value-type="float" office:value="480584" calcext:value-type="float">
            <text:p><text:s/>480,584 </text:p>
          </table:table-cell>
          <table:table-cell office:value-type="float" office:value="453299" calcext:value-type="float">
            <text:p><text:s/>453,299 </text:p>
          </table:table-cell>
          <table:table-cell office:value-type="float" office:value="406600" calcext:value-type="float">
            <text:p><text:s/>406,600 </text:p>
          </table:table-cell>
          <table:table-cell office:value-type="float" office:value="411018" calcext:value-type="float">
            <text:p><text:s/>411,018 </text:p>
          </table:table-cell>
          <table:table-cell office:value-type="float" office:value="337284" calcext:value-type="float">
            <text:p><text:s/>337,284 </text:p>
          </table:table-cell>
          <table:table-cell office:value-type="float" office:value="315619" calcext:value-type="float">
            <text:p><text:s/>315,619 </text:p>
          </table:table-cell>
          <table:table-cell office:value-type="float" office:value="311877" calcext:value-type="float">
            <text:p><text:s/>311,877 </text:p>
          </table:table-cell>
          <table:table-cell office:value-type="float" office:value="319948" calcext:value-type="float">
            <text:p><text:s/>319,948 </text:p>
          </table:table-cell>
          <table:table-cell office:value-type="float" office:value="332928" calcext:value-type="float">
            <text:p><text:s/>332,928 </text:p>
          </table:table-cell>
          <table:table-cell office:value-type="float" office:value="310719" calcext:value-type="float">
            <text:p><text:s/>310,719 </text:p>
          </table:table-cell>
          <table:table-cell office:value-type="float" office:value="325002" calcext:value-type="float">
            <text:p><text:s/>325,002 </text:p>
          </table:table-cell>
          <table:table-cell office:value-type="float" office:value="321710" calcext:value-type="float">
            <text:p><text:s/>321,710 </text:p>
          </table:table-cell>
          <table:table-cell office:value-type="float" office:value="284937" calcext:value-type="float">
            <text:p><text:s/>284,937 </text:p>
          </table:table-cell>
          <table:table-cell office:value-type="float" office:value="224496" calcext:value-type="float">
            <text:p><text:s/>224,496 </text:p>
          </table:table-cell>
          <table:table-cell office:value-type="float" office:value="162609" calcext:value-type="float">
            <text:p><text:s/>162,609 </text:p>
          </table:table-cell>
          <table:table-cell office:value-type="float" office:value="108664" calcext:value-type="float">
            <text:p><text:s/>108,664 </text:p>
          </table:table-cell>
          <table:table-cell office:value-type="float" office:value="61465" calcext:value-type="float">
            <text:p><text:s/>61,465 </text:p>
          </table:table-cell>
          <table:table-cell office:value-type="float" office:value="31841" calcext:value-type="float">
            <text:p><text:s/>31,841 </text:p>
          </table:table-cell>
          <table:table-cell table:number-columns-repeated="2" office:value-type="string" office:string-value="[x]" calcext:value-type="string">
            <text:p><text:s/>[x] </text:p>
          </table:table-cell>
        </table:table-row>
        <table:table-row table:style-name="ro9">
          <table:table-cell office:value-type="float" office:value="1967" calcext:value-type="float">
            <text:p>1967</text:p>
          </table:table-cell>
          <table:table-cell office:value-type="string" calcext:value-type="string">
            <text:p>Persons</text:p>
          </table:table-cell>
          <table:table-cell office:value-type="float" office:value="5198300" calcext:value-type="float">
            <text:p><text:s/>5,198,300 </text:p>
          </table:table-cell>
          <table:table-cell office:value-type="float" office:value="475442" calcext:value-type="float">
            <text:p><text:s/>475,442 </text:p>
          </table:table-cell>
          <table:table-cell office:value-type="float" office:value="458412" calcext:value-type="float">
            <text:p><text:s/>458,412 </text:p>
          </table:table-cell>
          <table:table-cell office:value-type="float" office:value="413132" calcext:value-type="float">
            <text:p><text:s/>413,132 </text:p>
          </table:table-cell>
          <table:table-cell office:value-type="float" office:value="390367" calcext:value-type="float">
            <text:p><text:s/>390,367 </text:p>
          </table:table-cell>
          <table:table-cell office:value-type="float" office:value="356080" calcext:value-type="float">
            <text:p><text:s/>356,080 </text:p>
          </table:table-cell>
          <table:table-cell office:value-type="float" office:value="311806" calcext:value-type="float">
            <text:p><text:s/>311,806 </text:p>
          </table:table-cell>
          <table:table-cell office:value-type="float" office:value="307704" calcext:value-type="float">
            <text:p><text:s/>307,704 </text:p>
          </table:table-cell>
          <table:table-cell office:value-type="float" office:value="316587" calcext:value-type="float">
            <text:p><text:s/>316,587 </text:p>
          </table:table-cell>
          <table:table-cell office:value-type="float" office:value="324938" calcext:value-type="float">
            <text:p><text:s/>324,938 </text:p>
          </table:table-cell>
          <table:table-cell office:value-type="float" office:value="320419" calcext:value-type="float">
            <text:p><text:s/>320,419 </text:p>
          </table:table-cell>
          <table:table-cell office:value-type="float" office:value="313731" calcext:value-type="float">
            <text:p><text:s/>313,731 </text:p>
          </table:table-cell>
          <table:table-cell office:value-type="float" office:value="320657" calcext:value-type="float">
            <text:p><text:s/>320,657 </text:p>
          </table:table-cell>
          <table:table-cell office:value-type="float" office:value="287195" calcext:value-type="float">
            <text:p><text:s/>287,195 </text:p>
          </table:table-cell>
          <table:table-cell office:value-type="float" office:value="230001" calcext:value-type="float">
            <text:p><text:s/>230,001 </text:p>
          </table:table-cell>
          <table:table-cell office:value-type="float" office:value="165576" calcext:value-type="float">
            <text:p><text:s/>165,576 </text:p>
          </table:table-cell>
          <table:table-cell office:value-type="float" office:value="110239" calcext:value-type="float">
            <text:p><text:s/>110,239 </text:p>
          </table:table-cell>
          <table:table-cell office:value-type="float" office:value="62893" calcext:value-type="float">
            <text:p><text:s/>62,893 </text:p>
          </table:table-cell>
          <table:table-cell office:value-type="float" office:value="33121" calcext:value-type="float">
            <text:p><text:s/>33,121 </text:p>
          </table:table-cell>
          <table:table-cell table:number-columns-repeated="2" office:value-type="string" office:string-value="[x]" calcext:value-type="string">
            <text:p><text:s/>[x] </text:p>
          </table:table-cell>
        </table:table-row>
        <table:table-row table:style-name="ro9">
          <table:table-cell office:value-type="float" office:value="1968" calcext:value-type="float">
            <text:p>1968</text:p>
          </table:table-cell>
          <table:table-cell office:value-type="string" calcext:value-type="string">
            <text:p>Persons</text:p>
          </table:table-cell>
          <table:table-cell office:value-type="float" office:value="5200200" calcext:value-type="float">
            <text:p><text:s/>5,200,200 </text:p>
          </table:table-cell>
          <table:table-cell office:value-type="float" office:value="468243" calcext:value-type="float">
            <text:p><text:s/>468,243 </text:p>
          </table:table-cell>
          <table:table-cell office:value-type="float" office:value="461675" calcext:value-type="float">
            <text:p><text:s/>461,675 </text:p>
          </table:table-cell>
          <table:table-cell office:value-type="float" office:value="421144" calcext:value-type="float">
            <text:p><text:s/>421,144 </text:p>
          </table:table-cell>
          <table:table-cell office:value-type="float" office:value="383402" calcext:value-type="float">
            <text:p><text:s/>383,402 </text:p>
          </table:table-cell>
          <table:table-cell office:value-type="float" office:value="365070" calcext:value-type="float">
            <text:p><text:s/>365,070 </text:p>
          </table:table-cell>
          <table:table-cell office:value-type="float" office:value="311800" calcext:value-type="float">
            <text:p><text:s/>311,800 </text:p>
          </table:table-cell>
          <table:table-cell office:value-type="float" office:value="306422" calcext:value-type="float">
            <text:p><text:s/>306,422 </text:p>
          </table:table-cell>
          <table:table-cell office:value-type="float" office:value="312671" calcext:value-type="float">
            <text:p><text:s/>312,671 </text:p>
          </table:table-cell>
          <table:table-cell office:value-type="float" office:value="320632" calcext:value-type="float">
            <text:p><text:s/>320,632 </text:p>
          </table:table-cell>
          <table:table-cell office:value-type="float" office:value="330788" calcext:value-type="float">
            <text:p><text:s/>330,788 </text:p>
          </table:table-cell>
          <table:table-cell office:value-type="float" office:value="297360" calcext:value-type="float">
            <text:p><text:s/>297,360 </text:p>
          </table:table-cell>
          <table:table-cell office:value-type="float" office:value="318571" calcext:value-type="float">
            <text:p><text:s/>318,571 </text:p>
          </table:table-cell>
          <table:table-cell office:value-type="float" office:value="289545" calcext:value-type="float">
            <text:p><text:s/>289,545 </text:p>
          </table:table-cell>
          <table:table-cell office:value-type="float" office:value="236916" calcext:value-type="float">
            <text:p><text:s/>236,916 </text:p>
          </table:table-cell>
          <table:table-cell office:value-type="float" office:value="166875" calcext:value-type="float">
            <text:p><text:s/>166,875 </text:p>
          </table:table-cell>
          <table:table-cell office:value-type="float" office:value="111765" calcext:value-type="float">
            <text:p><text:s/>111,765 </text:p>
          </table:table-cell>
          <table:table-cell office:value-type="float" office:value="63716" calcext:value-type="float">
            <text:p><text:s/>63,716 </text:p>
          </table:table-cell>
          <table:table-cell office:value-type="float" office:value="33605" calcext:value-type="float">
            <text:p><text:s/>33,605 </text:p>
          </table:table-cell>
          <table:table-cell table:number-columns-repeated="2" office:value-type="string" office:string-value="[x]" calcext:value-type="string">
            <text:p><text:s/>[x] </text:p>
          </table:table-cell>
        </table:table-row>
        <table:table-row table:style-name="ro9">
          <table:table-cell office:value-type="float" office:value="1969" calcext:value-type="float">
            <text:p>1969</text:p>
          </table:table-cell>
          <table:table-cell office:value-type="string" calcext:value-type="string">
            <text:p>Persons</text:p>
          </table:table-cell>
          <table:table-cell office:value-type="float" office:value="5208500" calcext:value-type="float">
            <text:p><text:s/>5,208,500 </text:p>
          </table:table-cell>
          <table:table-cell office:value-type="float" office:value="460113" calcext:value-type="float">
            <text:p><text:s/>460,113 </text:p>
          </table:table-cell>
          <table:table-cell office:value-type="float" office:value="465393" calcext:value-type="float">
            <text:p><text:s/>465,393 </text:p>
          </table:table-cell>
          <table:table-cell office:value-type="float" office:value="428876" calcext:value-type="float">
            <text:p><text:s/>428,876 </text:p>
          </table:table-cell>
          <table:table-cell office:value-type="float" office:value="383012" calcext:value-type="float">
            <text:p><text:s/>383,012 </text:p>
          </table:table-cell>
          <table:table-cell office:value-type="float" office:value="371867" calcext:value-type="float">
            <text:p><text:s/>371,867 </text:p>
          </table:table-cell>
          <table:table-cell office:value-type="float" office:value="313683" calcext:value-type="float">
            <text:p><text:s/>313,683 </text:p>
          </table:table-cell>
          <table:table-cell office:value-type="float" office:value="305580" calcext:value-type="float">
            <text:p><text:s/>305,580 </text:p>
          </table:table-cell>
          <table:table-cell office:value-type="float" office:value="308321" calcext:value-type="float">
            <text:p><text:s/>308,321 </text:p>
          </table:table-cell>
          <table:table-cell office:value-type="float" office:value="316328" calcext:value-type="float">
            <text:p><text:s/>316,328 </text:p>
          </table:table-cell>
          <table:table-cell office:value-type="float" office:value="340485" calcext:value-type="float">
            <text:p><text:s/>340,485 </text:p>
          </table:table-cell>
          <table:table-cell office:value-type="float" office:value="282460" calcext:value-type="float">
            <text:p><text:s/>282,460 </text:p>
          </table:table-cell>
          <table:table-cell office:value-type="float" office:value="315500" calcext:value-type="float">
            <text:p><text:s/>315,500 </text:p>
          </table:table-cell>
          <table:table-cell office:value-type="float" office:value="292544" calcext:value-type="float">
            <text:p><text:s/>292,544 </text:p>
          </table:table-cell>
          <table:table-cell office:value-type="float" office:value="241798" calcext:value-type="float">
            <text:p><text:s/>241,798 </text:p>
          </table:table-cell>
          <table:table-cell office:value-type="float" office:value="170359" calcext:value-type="float">
            <text:p><text:s/>170,359 </text:p>
          </table:table-cell>
          <table:table-cell office:value-type="float" office:value="112446" calcext:value-type="float">
            <text:p><text:s/>112,446 </text:p>
          </table:table-cell>
          <table:table-cell office:value-type="float" office:value="65348" calcext:value-type="float">
            <text:p><text:s/>65,348 </text:p>
          </table:table-cell>
          <table:table-cell office:value-type="float" office:value="34387" calcext:value-type="float">
            <text:p><text:s/>34,387 </text:p>
          </table:table-cell>
          <table:table-cell table:number-columns-repeated="2" office:value-type="string" office:string-value="[x]" calcext:value-type="string">
            <text:p><text:s/>[x] </text:p>
          </table:table-cell>
        </table:table-row>
        <table:table-row table:style-name="ro9">
          <table:table-cell office:value-type="float" office:value="1970" calcext:value-type="float">
            <text:p>1970</text:p>
          </table:table-cell>
          <table:table-cell office:value-type="string" calcext:value-type="string">
            <text:p>Persons</text:p>
          </table:table-cell>
          <table:table-cell office:value-type="float" office:value="5213700" calcext:value-type="float">
            <text:p><text:s/>5,213,700 </text:p>
          </table:table-cell>
          <table:table-cell office:value-type="float" office:value="449246" calcext:value-type="float">
            <text:p><text:s/>449,246 </text:p>
          </table:table-cell>
          <table:table-cell office:value-type="float" office:value="469001" calcext:value-type="float">
            <text:p><text:s/>469,001 </text:p>
          </table:table-cell>
          <table:table-cell office:value-type="float" office:value="436328" calcext:value-type="float">
            <text:p><text:s/>436,328 </text:p>
          </table:table-cell>
          <table:table-cell office:value-type="float" office:value="385415" calcext:value-type="float">
            <text:p><text:s/>385,415 </text:p>
          </table:table-cell>
          <table:table-cell office:value-type="float" office:value="380867" calcext:value-type="float">
            <text:p><text:s/>380,867 </text:p>
          </table:table-cell>
          <table:table-cell office:value-type="float" office:value="313572" calcext:value-type="float">
            <text:p><text:s/>313,572 </text:p>
          </table:table-cell>
          <table:table-cell office:value-type="float" office:value="303707" calcext:value-type="float">
            <text:p><text:s/>303,707 </text:p>
          </table:table-cell>
          <table:table-cell office:value-type="float" office:value="303921" calcext:value-type="float">
            <text:p><text:s/>303,921 </text:p>
          </table:table-cell>
          <table:table-cell office:value-type="float" office:value="313724" calcext:value-type="float">
            <text:p><text:s/>313,724 </text:p>
          </table:table-cell>
          <table:table-cell office:value-type="float" office:value="327933" calcext:value-type="float">
            <text:p><text:s/>327,933 </text:p>
          </table:table-cell>
          <table:table-cell office:value-type="float" office:value="288833" calcext:value-type="float">
            <text:p><text:s/>288,833 </text:p>
          </table:table-cell>
          <table:table-cell office:value-type="float" office:value="313272" calcext:value-type="float">
            <text:p><text:s/>313,272 </text:p>
          </table:table-cell>
          <table:table-cell office:value-type="float" office:value="292886" calcext:value-type="float">
            <text:p><text:s/>292,886 </text:p>
          </table:table-cell>
          <table:table-cell office:value-type="float" office:value="245033" calcext:value-type="float">
            <text:p><text:s/>245,033 </text:p>
          </table:table-cell>
          <table:table-cell office:value-type="float" office:value="174696" calcext:value-type="float">
            <text:p><text:s/>174,696 </text:p>
          </table:table-cell>
          <table:table-cell office:value-type="float" office:value="114126" calcext:value-type="float">
            <text:p><text:s/>114,126 </text:p>
          </table:table-cell>
          <table:table-cell office:value-type="float" office:value="65601" calcext:value-type="float">
            <text:p><text:s/>65,601 </text:p>
          </table:table-cell>
          <table:table-cell office:value-type="float" office:value="35539" calcext:value-type="float">
            <text:p><text:s/>35,539 </text:p>
          </table:table-cell>
          <table:table-cell table:number-columns-repeated="2" office:value-type="string" office:string-value="[x]" calcext:value-type="string">
            <text:p><text:s/>[x] </text:p>
          </table:table-cell>
        </table:table-row>
        <table:table-row table:style-name="ro9">
          <table:table-cell office:value-type="float" office:value="1971" calcext:value-type="float">
            <text:p>1971</text:p>
          </table:table-cell>
          <table:table-cell office:value-type="string" calcext:value-type="string">
            <text:p>Persons</text:p>
          </table:table-cell>
          <table:table-cell office:value-type="float" office:value="5235600" calcext:value-type="float">
            <text:p><text:s/>5,235,600 </text:p>
          </table:table-cell>
          <table:table-cell office:value-type="float" office:value="443406" calcext:value-type="float">
            <text:p><text:s/>443,406 </text:p>
          </table:table-cell>
          <table:table-cell office:value-type="float" office:value="468587" calcext:value-type="float">
            <text:p><text:s/>468,587 </text:p>
          </table:table-cell>
          <table:table-cell office:value-type="float" office:value="443534" calcext:value-type="float">
            <text:p><text:s/>443,534 </text:p>
          </table:table-cell>
          <table:table-cell office:value-type="float" office:value="392819" calcext:value-type="float">
            <text:p><text:s/>392,819 </text:p>
          </table:table-cell>
          <table:table-cell office:value-type="float" office:value="387990" calcext:value-type="float">
            <text:p><text:s/>387,990 </text:p>
          </table:table-cell>
          <table:table-cell office:value-type="float" office:value="317526" calcext:value-type="float">
            <text:p><text:s/>317,526 </text:p>
          </table:table-cell>
          <table:table-cell office:value-type="float" office:value="299818" calcext:value-type="float">
            <text:p><text:s/>299,818 </text:p>
          </table:table-cell>
          <table:table-cell office:value-type="float" office:value="300563" calcext:value-type="float">
            <text:p><text:s/>300,563 </text:p>
          </table:table-cell>
          <table:table-cell office:value-type="float" office:value="311207" calcext:value-type="float">
            <text:p><text:s/>311,207 </text:p>
          </table:table-cell>
          <table:table-cell office:value-type="float" office:value="321847" calcext:value-type="float">
            <text:p><text:s/>321,847 </text:p>
          </table:table-cell>
          <table:table-cell office:value-type="float" office:value="298003" calcext:value-type="float">
            <text:p><text:s/>298,003 </text:p>
          </table:table-cell>
          <table:table-cell office:value-type="float" office:value="305712" calcext:value-type="float">
            <text:p><text:s/>305,712 </text:p>
          </table:table-cell>
          <table:table-cell office:value-type="float" office:value="294302" calcext:value-type="float">
            <text:p><text:s/>294,302 </text:p>
          </table:table-cell>
          <table:table-cell office:value-type="float" office:value="248826" calcext:value-type="float">
            <text:p><text:s/>248,826 </text:p>
          </table:table-cell>
          <table:table-cell office:value-type="float" office:value="181034" calcext:value-type="float">
            <text:p><text:s/>181,034 </text:p>
          </table:table-cell>
          <table:table-cell office:value-type="float" office:value="116342" calcext:value-type="float">
            <text:p><text:s/>116,342 </text:p>
          </table:table-cell>
          <table:table-cell office:value-type="float" office:value="66278" calcext:value-type="float">
            <text:p><text:s/>66,278 </text:p>
          </table:table-cell>
          <table:table-cell office:value-type="float" office:value="37806" calcext:value-type="float">
            <text:p><text:s/>37,806 </text:p>
          </table:table-cell>
          <table:table-cell table:style-name="ce377" office:value-type="float" office:value="28569" calcext:value-type="float">
            <text:p><text:s/>28,569 </text:p>
          </table:table-cell>
          <table:table-cell table:style-name="ce377" office:value-type="float" office:value="9237" calcext:value-type="float">
            <text:p><text:s/>9,237 </text:p>
          </table:table-cell>
        </table:table-row>
        <table:table-row table:style-name="ro9">
          <table:table-cell office:value-type="float" office:value="1972" calcext:value-type="float">
            <text:p>1972</text:p>
          </table:table-cell>
          <table:table-cell office:value-type="string" calcext:value-type="string">
            <text:p>Persons</text:p>
          </table:table-cell>
          <table:table-cell office:value-type="float" office:value="5230600" calcext:value-type="float">
            <text:p><text:s/>5,230,600 </text:p>
          </table:table-cell>
          <table:table-cell office:value-type="float" office:value="429016" calcext:value-type="float">
            <text:p><text:s/>429,016 </text:p>
          </table:table-cell>
          <table:table-cell office:value-type="float" office:value="466208" calcext:value-type="float">
            <text:p><text:s/>466,208 </text:p>
          </table:table-cell>
          <table:table-cell office:value-type="float" office:value="449539" calcext:value-type="float">
            <text:p><text:s/>449,539 </text:p>
          </table:table-cell>
          <table:table-cell office:value-type="float" office:value="399002" calcext:value-type="float">
            <text:p><text:s/>399,002 </text:p>
          </table:table-cell>
          <table:table-cell office:value-type="float" office:value="371007" calcext:value-type="float">
            <text:p><text:s/>371,007 </text:p>
          </table:table-cell>
          <table:table-cell office:value-type="float" office:value="339808" calcext:value-type="float">
            <text:p><text:s/>339,808 </text:p>
          </table:table-cell>
          <table:table-cell office:value-type="float" office:value="298391" calcext:value-type="float">
            <text:p><text:s/>298,391 </text:p>
          </table:table-cell>
          <table:table-cell office:value-type="float" office:value="297170" calcext:value-type="float">
            <text:p><text:s/>297,170 </text:p>
          </table:table-cell>
          <table:table-cell office:value-type="float" office:value="308114" calcext:value-type="float">
            <text:p><text:s/>308,114 </text:p>
          </table:table-cell>
          <table:table-cell office:value-type="float" office:value="314913" calcext:value-type="float">
            <text:p><text:s/>314,913 </text:p>
          </table:table-cell>
          <table:table-cell office:value-type="float" office:value="307203" calcext:value-type="float">
            <text:p><text:s/>307,203 </text:p>
          </table:table-cell>
          <table:table-cell office:value-type="float" office:value="296128" calcext:value-type="float">
            <text:p><text:s/>296,128 </text:p>
          </table:table-cell>
          <table:table-cell office:value-type="float" office:value="293525" calcext:value-type="float">
            <text:p><text:s/>293,525 </text:p>
          </table:table-cell>
          <table:table-cell office:value-type="float" office:value="250919" calcext:value-type="float">
            <text:p><text:s/>250,919 </text:p>
          </table:table-cell>
          <table:table-cell office:value-type="float" office:value="185451" calcext:value-type="float">
            <text:p><text:s/>185,451 </text:p>
          </table:table-cell>
          <table:table-cell office:value-type="float" office:value="118509" calcext:value-type="float">
            <text:p><text:s/>118,509 </text:p>
          </table:table-cell>
          <table:table-cell office:value-type="float" office:value="67221" calcext:value-type="float">
            <text:p><text:s/>67,221 </text:p>
          </table:table-cell>
          <table:table-cell office:value-type="float" office:value="38476" calcext:value-type="float">
            <text:p><text:s/>38,476 </text:p>
          </table:table-cell>
          <table:table-cell table:style-name="ce377" office:value-type="float" office:value="28860" calcext:value-type="float">
            <text:p><text:s/>28,860 </text:p>
          </table:table-cell>
          <table:table-cell table:style-name="ce377" office:value-type="float" office:value="9616" calcext:value-type="float">
            <text:p><text:s/>9,616 </text:p>
          </table:table-cell>
        </table:table-row>
        <table:table-row table:style-name="ro9">
          <table:table-cell office:value-type="float" office:value="1973" calcext:value-type="float">
            <text:p>1973</text:p>
          </table:table-cell>
          <table:table-cell office:value-type="string" calcext:value-type="string">
            <text:p>Persons</text:p>
          </table:table-cell>
          <table:table-cell office:value-type="float" office:value="5233900" calcext:value-type="float">
            <text:p><text:s/>5,233,900 </text:p>
          </table:table-cell>
          <table:table-cell office:value-type="float" office:value="413796" calcext:value-type="float">
            <text:p><text:s/>413,796 </text:p>
          </table:table-cell>
          <table:table-cell office:value-type="float" office:value="461734" calcext:value-type="float">
            <text:p><text:s/>461,734 </text:p>
          </table:table-cell>
          <table:table-cell office:value-type="float" office:value="455066" calcext:value-type="float">
            <text:p><text:s/>455,066 </text:p>
          </table:table-cell>
          <table:table-cell office:value-type="float" office:value="408251" calcext:value-type="float">
            <text:p><text:s/>408,251 </text:p>
          </table:table-cell>
          <table:table-cell office:value-type="float" office:value="366974" calcext:value-type="float">
            <text:p><text:s/>366,974 </text:p>
          </table:table-cell>
          <table:table-cell office:value-type="float" office:value="351443" calcext:value-type="float">
            <text:p><text:s/>351,443 </text:p>
          </table:table-cell>
          <table:table-cell office:value-type="float" office:value="299968" calcext:value-type="float">
            <text:p><text:s/>299,968 </text:p>
          </table:table-cell>
          <table:table-cell office:value-type="float" office:value="297083" calcext:value-type="float">
            <text:p><text:s/>297,083 </text:p>
          </table:table-cell>
          <table:table-cell office:value-type="float" office:value="304693" calcext:value-type="float">
            <text:p><text:s/>304,693 </text:p>
          </table:table-cell>
          <table:table-cell office:value-type="float" office:value="311551" calcext:value-type="float">
            <text:p><text:s/>311,551 </text:p>
          </table:table-cell>
          <table:table-cell office:value-type="float" office:value="317659" calcext:value-type="float">
            <text:p><text:s/>317,659 </text:p>
          </table:table-cell>
          <table:table-cell office:value-type="float" office:value="280924" calcext:value-type="float">
            <text:p><text:s/>280,924 </text:p>
          </table:table-cell>
          <table:table-cell office:value-type="float" office:value="292297" calcext:value-type="float">
            <text:p><text:s/>292,297 </text:p>
          </table:table-cell>
          <table:table-cell office:value-type="float" office:value="253385" calcext:value-type="float">
            <text:p><text:s/>253,385 </text:p>
          </table:table-cell>
          <table:table-cell office:value-type="float" office:value="191501" calcext:value-type="float">
            <text:p><text:s/>191,501 </text:p>
          </table:table-cell>
          <table:table-cell office:value-type="float" office:value="120219" calcext:value-type="float">
            <text:p><text:s/>120,219 </text:p>
          </table:table-cell>
          <table:table-cell office:value-type="float" office:value="68164" calcext:value-type="float">
            <text:p><text:s/>68,164 </text:p>
          </table:table-cell>
          <table:table-cell office:value-type="float" office:value="39192" calcext:value-type="float">
            <text:p><text:s/>39,192 </text:p>
          </table:table-cell>
          <table:table-cell table:style-name="ce377" office:value-type="float" office:value="29106" calcext:value-type="float">
            <text:p><text:s/>29,106 </text:p>
          </table:table-cell>
          <table:table-cell table:style-name="ce377" office:value-type="float" office:value="10086" calcext:value-type="float">
            <text:p><text:s/>10,086 </text:p>
          </table:table-cell>
        </table:table-row>
        <table:table-row table:style-name="ro9">
          <table:table-cell office:value-type="float" office:value="1974" calcext:value-type="float">
            <text:p>1974</text:p>
          </table:table-cell>
          <table:table-cell office:value-type="string" calcext:value-type="string">
            <text:p>Persons</text:p>
          </table:table-cell>
          <table:table-cell office:value-type="float" office:value="5240800" calcext:value-type="float">
            <text:p><text:s/>5,240,800 </text:p>
          </table:table-cell>
          <table:table-cell office:value-type="float" office:value="394797" calcext:value-type="float">
            <text:p><text:s/>394,797 </text:p>
          </table:table-cell>
          <table:table-cell office:value-type="float" office:value="454892" calcext:value-type="float">
            <text:p><text:s/>454,892 </text:p>
          </table:table-cell>
          <table:table-cell office:value-type="float" office:value="461284" calcext:value-type="float">
            <text:p><text:s/>461,284 </text:p>
          </table:table-cell>
          <table:table-cell office:value-type="float" office:value="416867" calcext:value-type="float">
            <text:p><text:s/>416,867 </text:p>
          </table:table-cell>
          <table:table-cell office:value-type="float" office:value="368707" calcext:value-type="float">
            <text:p><text:s/>368,707 </text:p>
          </table:table-cell>
          <table:table-cell office:value-type="float" office:value="361558" calcext:value-type="float">
            <text:p><text:s/>361,558 </text:p>
          </table:table-cell>
          <table:table-cell office:value-type="float" office:value="305171" calcext:value-type="float">
            <text:p><text:s/>305,171 </text:p>
          </table:table-cell>
          <table:table-cell office:value-type="float" office:value="298175" calcext:value-type="float">
            <text:p><text:s/>298,175 </text:p>
          </table:table-cell>
          <table:table-cell office:value-type="float" office:value="301047" calcext:value-type="float">
            <text:p><text:s/>301,047 </text:p>
          </table:table-cell>
          <table:table-cell office:value-type="float" office:value="308434" calcext:value-type="float">
            <text:p><text:s/>308,434 </text:p>
          </table:table-cell>
          <table:table-cell office:value-type="float" office:value="327594" calcext:value-type="float">
            <text:p><text:s/>327,594 </text:p>
          </table:table-cell>
          <table:table-cell office:value-type="float" office:value="267177" calcext:value-type="float">
            <text:p><text:s/>267,177 </text:p>
          </table:table-cell>
          <table:table-cell office:value-type="float" office:value="290487" calcext:value-type="float">
            <text:p><text:s/>290,487 </text:p>
          </table:table-cell>
          <table:table-cell office:value-type="float" office:value="256657" calcext:value-type="float">
            <text:p><text:s/>256,657 </text:p>
          </table:table-cell>
          <table:table-cell office:value-type="float" office:value="196013" calcext:value-type="float">
            <text:p><text:s/>196,013 </text:p>
          </table:table-cell>
          <table:table-cell office:value-type="float" office:value="123167" calcext:value-type="float">
            <text:p><text:s/>123,167 </text:p>
          </table:table-cell>
          <table:table-cell office:value-type="float" office:value="68559" calcext:value-type="float">
            <text:p><text:s/>68,559 </text:p>
          </table:table-cell>
          <table:table-cell office:value-type="float" office:value="40214" calcext:value-type="float">
            <text:p><text:s/>40,214 </text:p>
          </table:table-cell>
          <table:table-cell table:style-name="ce377" office:value-type="float" office:value="29937" calcext:value-type="float">
            <text:p><text:s/>29,937 </text:p>
          </table:table-cell>
          <table:table-cell table:style-name="ce377" office:value-type="float" office:value="10277" calcext:value-type="float">
            <text:p><text:s/>10,277 </text:p>
          </table:table-cell>
        </table:table-row>
        <table:table-row table:style-name="ro9">
          <table:table-cell office:value-type="float" office:value="1975" calcext:value-type="float">
            <text:p>1975</text:p>
          </table:table-cell>
          <table:table-cell office:value-type="string" calcext:value-type="string">
            <text:p>Persons</text:p>
          </table:table-cell>
          <table:table-cell office:value-type="float" office:value="5232400" calcext:value-type="float">
            <text:p><text:s/>5,232,400 </text:p>
          </table:table-cell>
          <table:table-cell office:value-type="float" office:value="375733" calcext:value-type="float">
            <text:p><text:s/>375,733 </text:p>
          </table:table-cell>
          <table:table-cell office:value-type="float" office:value="444300" calcext:value-type="float">
            <text:p><text:s/>444,300 </text:p>
          </table:table-cell>
          <table:table-cell office:value-type="float" office:value="466537" calcext:value-type="float">
            <text:p><text:s/>466,537 </text:p>
          </table:table-cell>
          <table:table-cell office:value-type="float" office:value="423991" calcext:value-type="float">
            <text:p><text:s/>423,991 </text:p>
          </table:table-cell>
          <table:table-cell office:value-type="float" office:value="367781" calcext:value-type="float">
            <text:p><text:s/>367,781 </text:p>
          </table:table-cell>
          <table:table-cell office:value-type="float" office:value="370052" calcext:value-type="float">
            <text:p><text:s/>370,052 </text:p>
          </table:table-cell>
          <table:table-cell office:value-type="float" office:value="307583" calcext:value-type="float">
            <text:p><text:s/>307,583 </text:p>
          </table:table-cell>
          <table:table-cell office:value-type="float" office:value="297973" calcext:value-type="float">
            <text:p><text:s/>297,973 </text:p>
          </table:table-cell>
          <table:table-cell office:value-type="float" office:value="297162" calcext:value-type="float">
            <text:p><text:s/>297,162 </text:p>
          </table:table-cell>
          <table:table-cell office:value-type="float" office:value="306663" calcext:value-type="float">
            <text:p><text:s/>306,663 </text:p>
          </table:table-cell>
          <table:table-cell office:value-type="float" office:value="316354" calcext:value-type="float">
            <text:p><text:s/>316,354 </text:p>
          </table:table-cell>
          <table:table-cell office:value-type="float" office:value="274180" calcext:value-type="float">
            <text:p><text:s/>274,180 </text:p>
          </table:table-cell>
          <table:table-cell office:value-type="float" office:value="289109" calcext:value-type="float">
            <text:p><text:s/>289,109 </text:p>
          </table:table-cell>
          <table:table-cell office:value-type="float" office:value="257848" calcext:value-type="float">
            <text:p><text:s/>257,848 </text:p>
          </table:table-cell>
          <table:table-cell office:value-type="float" office:value="199173" calcext:value-type="float">
            <text:p><text:s/>199,173 </text:p>
          </table:table-cell>
          <table:table-cell office:value-type="float" office:value="127275" calcext:value-type="float">
            <text:p><text:s/>127,275 </text:p>
          </table:table-cell>
          <table:table-cell office:value-type="float" office:value="69851" calcext:value-type="float">
            <text:p><text:s/>69,851 </text:p>
          </table:table-cell>
          <table:table-cell office:value-type="float" office:value="40835" calcext:value-type="float">
            <text:p><text:s/>40,835 </text:p>
          </table:table-cell>
          <table:table-cell table:style-name="ce377" office:value-type="float" office:value="30093" calcext:value-type="float">
            <text:p><text:s/>30,093 </text:p>
          </table:table-cell>
          <table:table-cell table:style-name="ce377" office:value-type="float" office:value="10742" calcext:value-type="float">
            <text:p><text:s/>10,742 </text:p>
          </table:table-cell>
        </table:table-row>
        <table:table-row table:style-name="ro9">
          <table:table-cell office:value-type="float" office:value="1976" calcext:value-type="float">
            <text:p>1976</text:p>
          </table:table-cell>
          <table:table-cell office:value-type="string" calcext:value-type="string">
            <text:p>Persons</text:p>
          </table:table-cell>
          <table:table-cell office:value-type="float" office:value="5233400" calcext:value-type="float">
            <text:p><text:s/>5,233,400 </text:p>
          </table:table-cell>
          <table:table-cell office:value-type="float" office:value="357452" calcext:value-type="float">
            <text:p><text:s/>357,452 </text:p>
          </table:table-cell>
          <table:table-cell office:value-type="float" office:value="437750" calcext:value-type="float">
            <text:p><text:s/>437,750 </text:p>
          </table:table-cell>
          <table:table-cell office:value-type="float" office:value="466142" calcext:value-type="float">
            <text:p><text:s/>466,142 </text:p>
          </table:table-cell>
          <table:table-cell office:value-type="float" office:value="432147" calcext:value-type="float">
            <text:p><text:s/>432,147 </text:p>
          </table:table-cell>
          <table:table-cell office:value-type="float" office:value="374058" calcext:value-type="float">
            <text:p><text:s/>374,058 </text:p>
          </table:table-cell>
          <table:table-cell office:value-type="float" office:value="377566" calcext:value-type="float">
            <text:p><text:s/>377,566 </text:p>
          </table:table-cell>
          <table:table-cell office:value-type="float" office:value="314515" calcext:value-type="float">
            <text:p><text:s/>314,515 </text:p>
          </table:table-cell>
          <table:table-cell office:value-type="float" office:value="296014" calcext:value-type="float">
            <text:p><text:s/>296,014 </text:p>
          </table:table-cell>
          <table:table-cell office:value-type="float" office:value="295013" calcext:value-type="float">
            <text:p><text:s/>295,013 </text:p>
          </table:table-cell>
          <table:table-cell office:value-type="float" office:value="303821" calcext:value-type="float">
            <text:p><text:s/>303,821 </text:p>
          </table:table-cell>
          <table:table-cell office:value-type="float" office:value="310761" calcext:value-type="float">
            <text:p><text:s/>310,761 </text:p>
          </table:table-cell>
          <table:table-cell office:value-type="float" office:value="282458" calcext:value-type="float">
            <text:p><text:s/>282,458 </text:p>
          </table:table-cell>
          <table:table-cell office:value-type="float" office:value="281734" calcext:value-type="float">
            <text:p><text:s/>281,734 </text:p>
          </table:table-cell>
          <table:table-cell office:value-type="float" office:value="258052" calcext:value-type="float">
            <text:p><text:s/>258,052 </text:p>
          </table:table-cell>
          <table:table-cell office:value-type="float" office:value="201959" calcext:value-type="float">
            <text:p><text:s/>201,959 </text:p>
          </table:table-cell>
          <table:table-cell office:value-type="float" office:value="131453" calcext:value-type="float">
            <text:p><text:s/>131,453 </text:p>
          </table:table-cell>
          <table:table-cell office:value-type="float" office:value="70892" calcext:value-type="float">
            <text:p><text:s/>70,892 </text:p>
          </table:table-cell>
          <table:table-cell office:value-type="float" office:value="41613" calcext:value-type="float">
            <text:p><text:s/>41,613 </text:p>
          </table:table-cell>
          <table:table-cell table:style-name="ce377" office:value-type="float" office:value="30932" calcext:value-type="float">
            <text:p><text:s/>30,932 </text:p>
          </table:table-cell>
          <table:table-cell table:style-name="ce377" office:value-type="float" office:value="10681" calcext:value-type="float">
            <text:p><text:s/>10,681 </text:p>
          </table:table-cell>
        </table:table-row>
        <table:table-row table:style-name="ro9">
          <table:table-cell office:value-type="float" office:value="1977" calcext:value-type="float">
            <text:p>1977</text:p>
          </table:table-cell>
          <table:table-cell office:value-type="string" calcext:value-type="string">
            <text:p>Persons</text:p>
          </table:table-cell>
          <table:table-cell office:value-type="float" office:value="5226200" calcext:value-type="float">
            <text:p><text:s/>5,226,200 </text:p>
          </table:table-cell>
          <table:table-cell office:value-type="float" office:value="337642" calcext:value-type="float">
            <text:p><text:s/>337,642 </text:p>
          </table:table-cell>
          <table:table-cell office:value-type="float" office:value="425076" calcext:value-type="float">
            <text:p><text:s/>425,076 </text:p>
          </table:table-cell>
          <table:table-cell office:value-type="float" office:value="464920" calcext:value-type="float">
            <text:p><text:s/>464,920 </text:p>
          </table:table-cell>
          <table:table-cell office:value-type="float" office:value="440902" calcext:value-type="float">
            <text:p><text:s/>440,902 </text:p>
          </table:table-cell>
          <table:table-cell office:value-type="float" office:value="382707" calcext:value-type="float">
            <text:p><text:s/>382,707 </text:p>
          </table:table-cell>
          <table:table-cell office:value-type="float" office:value="362986" calcext:value-type="float">
            <text:p><text:s/>362,986 </text:p>
          </table:table-cell>
          <table:table-cell office:value-type="float" office:value="338189" calcext:value-type="float">
            <text:p><text:s/>338,189 </text:p>
          </table:table-cell>
          <table:table-cell office:value-type="float" office:value="296068" calcext:value-type="float">
            <text:p><text:s/>296,068 </text:p>
          </table:table-cell>
          <table:table-cell office:value-type="float" office:value="293552" calcext:value-type="float">
            <text:p><text:s/>293,552 </text:p>
          </table:table-cell>
          <table:table-cell office:value-type="float" office:value="302204" calcext:value-type="float">
            <text:p><text:s/>302,204 </text:p>
          </table:table-cell>
          <table:table-cell office:value-type="float" office:value="304958" calcext:value-type="float">
            <text:p><text:s/>304,958 </text:p>
          </table:table-cell>
          <table:table-cell office:value-type="float" office:value="292027" calcext:value-type="float">
            <text:p><text:s/>292,027 </text:p>
          </table:table-cell>
          <table:table-cell office:value-type="float" office:value="272372" calcext:value-type="float">
            <text:p><text:s/>272,372 </text:p>
          </table:table-cell>
          <table:table-cell office:value-type="float" office:value="257732" calcext:value-type="float">
            <text:p><text:s/>257,732 </text:p>
          </table:table-cell>
          <table:table-cell office:value-type="float" office:value="204305" calcext:value-type="float">
            <text:p><text:s/>204,305 </text:p>
          </table:table-cell>
          <table:table-cell office:value-type="float" office:value="135097" calcext:value-type="float">
            <text:p><text:s/>135,097 </text:p>
          </table:table-cell>
          <table:table-cell office:value-type="float" office:value="72993" calcext:value-type="float">
            <text:p><text:s/>72,993 </text:p>
          </table:table-cell>
          <table:table-cell office:value-type="float" office:value="42470" calcext:value-type="float">
            <text:p><text:s/>42,470 </text:p>
          </table:table-cell>
          <table:table-cell table:style-name="ce377" office:value-type="float" office:value="31635" calcext:value-type="float">
            <text:p><text:s/>31,635 </text:p>
          </table:table-cell>
          <table:table-cell table:style-name="ce377" office:value-type="float" office:value="10835" calcext:value-type="float">
            <text:p><text:s/>10,835 </text:p>
          </table:table-cell>
        </table:table-row>
        <table:table-row table:style-name="ro9">
          <table:table-cell office:value-type="float" office:value="1978" calcext:value-type="float">
            <text:p>1978</text:p>
          </table:table-cell>
          <table:table-cell office:value-type="string" calcext:value-type="string">
            <text:p>Persons</text:p>
          </table:table-cell>
          <table:table-cell office:value-type="float" office:value="5212300" calcext:value-type="float">
            <text:p><text:s/>5,212,300 </text:p>
          </table:table-cell>
          <table:table-cell office:value-type="float" office:value="324175" calcext:value-type="float">
            <text:p><text:s/>324,175 </text:p>
          </table:table-cell>
          <table:table-cell office:value-type="float" office:value="408212" calcext:value-type="float">
            <text:p><text:s/>408,212 </text:p>
          </table:table-cell>
          <table:table-cell office:value-type="float" office:value="460161" calcext:value-type="float">
            <text:p><text:s/>460,161 </text:p>
          </table:table-cell>
          <table:table-cell office:value-type="float" office:value="447326" calcext:value-type="float">
            <text:p><text:s/>447,326 </text:p>
          </table:table-cell>
          <table:table-cell office:value-type="float" office:value="390538" calcext:value-type="float">
            <text:p><text:s/>390,538 </text:p>
          </table:table-cell>
          <table:table-cell office:value-type="float" office:value="356411" calcext:value-type="float">
            <text:p><text:s/>356,411 </text:p>
          </table:table-cell>
          <table:table-cell office:value-type="float" office:value="350009" calcext:value-type="float">
            <text:p><text:s/>350,009 </text:p>
          </table:table-cell>
          <table:table-cell office:value-type="float" office:value="298695" calcext:value-type="float">
            <text:p><text:s/>298,695 </text:p>
          </table:table-cell>
          <table:table-cell office:value-type="float" office:value="294472" calcext:value-type="float">
            <text:p><text:s/>294,472 </text:p>
          </table:table-cell>
          <table:table-cell office:value-type="float" office:value="299095" calcext:value-type="float">
            <text:p><text:s/>299,095 </text:p>
          </table:table-cell>
          <table:table-cell office:value-type="float" office:value="302023" calcext:value-type="float">
            <text:p><text:s/>302,023 </text:p>
          </table:table-cell>
          <table:table-cell office:value-type="float" office:value="301695" calcext:value-type="float">
            <text:p><text:s/>301,695 </text:p>
          </table:table-cell>
          <table:table-cell office:value-type="float" office:value="258399" calcext:value-type="float">
            <text:p><text:s/>258,399 </text:p>
          </table:table-cell>
          <table:table-cell office:value-type="float" office:value="256616" calcext:value-type="float">
            <text:p><text:s/>256,616 </text:p>
          </table:table-cell>
          <table:table-cell office:value-type="float" office:value="206813" calcext:value-type="float">
            <text:p><text:s/>206,813 </text:p>
          </table:table-cell>
          <table:table-cell office:value-type="float" office:value="139615" calcext:value-type="float">
            <text:p><text:s/>139,615 </text:p>
          </table:table-cell>
          <table:table-cell office:value-type="float" office:value="74324" calcext:value-type="float">
            <text:p><text:s/>74,324 </text:p>
          </table:table-cell>
          <table:table-cell office:value-type="float" office:value="43721" calcext:value-type="float">
            <text:p><text:s/>43,721 </text:p>
          </table:table-cell>
          <table:table-cell table:style-name="ce377" office:value-type="float" office:value="32660" calcext:value-type="float">
            <text:p><text:s/>32,660 </text:p>
          </table:table-cell>
          <table:table-cell table:style-name="ce377" office:value-type="float" office:value="11061" calcext:value-type="float">
            <text:p><text:s/>11,061 </text:p>
          </table:table-cell>
        </table:table-row>
        <table:table-row table:style-name="ro9">
          <table:table-cell office:value-type="float" office:value="1979" calcext:value-type="float">
            <text:p>1979</text:p>
          </table:table-cell>
          <table:table-cell office:value-type="string" calcext:value-type="string">
            <text:p>Persons</text:p>
          </table:table-cell>
          <table:table-cell office:value-type="float" office:value="5203600" calcext:value-type="float">
            <text:p><text:s/>5,203,600 </text:p>
          </table:table-cell>
          <table:table-cell office:value-type="float" office:value="319027" calcext:value-type="float">
            <text:p><text:s/>319,027 </text:p>
          </table:table-cell>
          <table:table-cell office:value-type="float" office:value="387800" calcext:value-type="float">
            <text:p><text:s/>387,800 </text:p>
          </table:table-cell>
          <table:table-cell office:value-type="float" office:value="453076" calcext:value-type="float">
            <text:p><text:s/>453,076 </text:p>
          </table:table-cell>
          <table:table-cell office:value-type="float" office:value="453777" calcext:value-type="float">
            <text:p><text:s/>453,777 </text:p>
          </table:table-cell>
          <table:table-cell office:value-type="float" office:value="398825" calcext:value-type="float">
            <text:p><text:s/>398,825 </text:p>
          </table:table-cell>
          <table:table-cell office:value-type="float" office:value="353838" calcext:value-type="float">
            <text:p><text:s/>353,838 </text:p>
          </table:table-cell>
          <table:table-cell office:value-type="float" office:value="357794" calcext:value-type="float">
            <text:p><text:s/>357,794 </text:p>
          </table:table-cell>
          <table:table-cell office:value-type="float" office:value="302998" calcext:value-type="float">
            <text:p><text:s/>302,998 </text:p>
          </table:table-cell>
          <table:table-cell office:value-type="float" office:value="295574" calcext:value-type="float">
            <text:p><text:s/>295,574 </text:p>
          </table:table-cell>
          <table:table-cell office:value-type="float" office:value="295920" calcext:value-type="float">
            <text:p><text:s/>295,920 </text:p>
          </table:table-cell>
          <table:table-cell office:value-type="float" office:value="299013" calcext:value-type="float">
            <text:p><text:s/>299,013 </text:p>
          </table:table-cell>
          <table:table-cell office:value-type="float" office:value="310838" calcext:value-type="float">
            <text:p><text:s/>310,838 </text:p>
          </table:table-cell>
          <table:table-cell office:value-type="float" office:value="245895" calcext:value-type="float">
            <text:p><text:s/>245,895 </text:p>
          </table:table-cell>
          <table:table-cell office:value-type="float" office:value="255162" calcext:value-type="float">
            <text:p><text:s/>255,162 </text:p>
          </table:table-cell>
          <table:table-cell office:value-type="float" office:value="209436" calcext:value-type="float">
            <text:p><text:s/>209,436 </text:p>
          </table:table-cell>
          <table:table-cell office:value-type="float" office:value="143405" calcext:value-type="float">
            <text:p><text:s/>143,405 </text:p>
          </table:table-cell>
          <table:table-cell office:value-type="float" office:value="76233" calcext:value-type="float">
            <text:p><text:s/>76,233 </text:p>
          </table:table-cell>
          <table:table-cell office:value-type="float" office:value="44989" calcext:value-type="float">
            <text:p><text:s/>44,989 </text:p>
          </table:table-cell>
          <table:table-cell table:style-name="ce377" office:value-type="float" office:value="33171" calcext:value-type="float">
            <text:p><text:s/>33,171 </text:p>
          </table:table-cell>
          <table:table-cell table:style-name="ce377" office:value-type="float" office:value="11818" calcext:value-type="float">
            <text:p><text:s/>11,818 </text:p>
          </table:table-cell>
        </table:table-row>
        <table:table-row table:style-name="ro9">
          <table:table-cell office:value-type="float" office:value="1980" calcext:value-type="float">
            <text:p>1980</text:p>
          </table:table-cell>
          <table:table-cell office:value-type="string" calcext:value-type="string">
            <text:p>Persons</text:p>
          </table:table-cell>
          <table:table-cell office:value-type="float" office:value="5193900" calcext:value-type="float">
            <text:p><text:s/>5,193,900 </text:p>
          </table:table-cell>
          <table:table-cell office:value-type="float" office:value="317521" calcext:value-type="float">
            <text:p><text:s/>317,521 </text:p>
          </table:table-cell>
          <table:table-cell office:value-type="float" office:value="368198" calcext:value-type="float">
            <text:p><text:s/>368,198 </text:p>
          </table:table-cell>
          <table:table-cell office:value-type="float" office:value="441027" calcext:value-type="float">
            <text:p><text:s/>441,027 </text:p>
          </table:table-cell>
          <table:table-cell office:value-type="float" office:value="460171" calcext:value-type="float">
            <text:p><text:s/>460,171 </text:p>
          </table:table-cell>
          <table:table-cell office:value-type="float" office:value="407701" calcext:value-type="float">
            <text:p><text:s/>407,701 </text:p>
          </table:table-cell>
          <table:table-cell office:value-type="float" office:value="353111" calcext:value-type="float">
            <text:p><text:s/>353,111 </text:p>
          </table:table-cell>
          <table:table-cell office:value-type="float" office:value="364940" calcext:value-type="float">
            <text:p><text:s/>364,940 </text:p>
          </table:table-cell>
          <table:table-cell office:value-type="float" office:value="304399" calcext:value-type="float">
            <text:p><text:s/>304,399 </text:p>
          </table:table-cell>
          <table:table-cell office:value-type="float" office:value="295706" calcext:value-type="float">
            <text:p><text:s/>295,706 </text:p>
          </table:table-cell>
          <table:table-cell office:value-type="float" office:value="292988" calcext:value-type="float">
            <text:p><text:s/>292,988 </text:p>
          </table:table-cell>
          <table:table-cell office:value-type="float" office:value="297501" calcext:value-type="float">
            <text:p><text:s/>297,501 </text:p>
          </table:table-cell>
          <table:table-cell office:value-type="float" office:value="300387" calcext:value-type="float">
            <text:p><text:s/>300,387 </text:p>
          </table:table-cell>
          <table:table-cell office:value-type="float" office:value="252898" calcext:value-type="float">
            <text:p><text:s/>252,898 </text:p>
          </table:table-cell>
          <table:table-cell office:value-type="float" office:value="253794" calcext:value-type="float">
            <text:p><text:s/>253,794 </text:p>
          </table:table-cell>
          <table:table-cell office:value-type="float" office:value="211198" calcext:value-type="float">
            <text:p><text:s/>211,198 </text:p>
          </table:table-cell>
          <table:table-cell office:value-type="float" office:value="146228" calcext:value-type="float">
            <text:p><text:s/>146,228 </text:p>
          </table:table-cell>
          <table:table-cell office:value-type="float" office:value="79453" calcext:value-type="float">
            <text:p><text:s/>79,453 </text:p>
          </table:table-cell>
          <table:table-cell office:value-type="float" office:value="46679" calcext:value-type="float">
            <text:p><text:s/>46,679 </text:p>
          </table:table-cell>
          <table:table-cell table:style-name="ce377" office:value-type="float" office:value="34477" calcext:value-type="float">
            <text:p><text:s/>34,477 </text:p>
          </table:table-cell>
          <table:table-cell table:style-name="ce377" office:value-type="float" office:value="12202" calcext:value-type="float">
            <text:p><text:s/>12,202 </text:p>
          </table:table-cell>
        </table:table-row>
        <table:table-row table:style-name="ro9">
          <table:table-cell office:value-type="float" office:value="1981" calcext:value-type="float">
            <text:p>1981</text:p>
          </table:table-cell>
          <table:table-cell office:value-type="string" calcext:value-type="string">
            <text:p>Persons</text:p>
          </table:table-cell>
          <table:table-cell office:value-type="float" office:value="5180200" calcext:value-type="float">
            <text:p><text:s/>5,180,200 </text:p>
          </table:table-cell>
          <table:table-cell office:value-type="float" office:value="317908" calcext:value-type="float">
            <text:p><text:s/>317,908 </text:p>
          </table:table-cell>
          <table:table-cell office:value-type="float" office:value="347713" calcext:value-type="float">
            <text:p><text:s/>347,713 </text:p>
          </table:table-cell>
          <table:table-cell office:value-type="float" office:value="432712" calcext:value-type="float">
            <text:p><text:s/>432,712 </text:p>
          </table:table-cell>
          <table:table-cell office:value-type="float" office:value="459314" calcext:value-type="float">
            <text:p><text:s/>459,314 </text:p>
          </table:table-cell>
          <table:table-cell office:value-type="float" office:value="415432" calcext:value-type="float">
            <text:p><text:s/>415,432 </text:p>
          </table:table-cell>
          <table:table-cell office:value-type="float" office:value="355317" calcext:value-type="float">
            <text:p><text:s/>355,317 </text:p>
          </table:table-cell>
          <table:table-cell office:value-type="float" office:value="368401" calcext:value-type="float">
            <text:p><text:s/>368,401 </text:p>
          </table:table-cell>
          <table:table-cell office:value-type="float" office:value="310168" calcext:value-type="float">
            <text:p><text:s/>310,168 </text:p>
          </table:table-cell>
          <table:table-cell office:value-type="float" office:value="292742" calcext:value-type="float">
            <text:p><text:s/>292,742 </text:p>
          </table:table-cell>
          <table:table-cell office:value-type="float" office:value="290564" calcext:value-type="float">
            <text:p><text:s/>290,564 </text:p>
          </table:table-cell>
          <table:table-cell office:value-type="float" office:value="294669" calcext:value-type="float">
            <text:p><text:s/>294,669 </text:p>
          </table:table-cell>
          <table:table-cell office:value-type="float" office:value="294980" calcext:value-type="float">
            <text:p><text:s/>294,980 </text:p>
          </table:table-cell>
          <table:table-cell office:value-type="float" office:value="260421" calcext:value-type="float">
            <text:p><text:s/>260,421 </text:p>
          </table:table-cell>
          <table:table-cell office:value-type="float" office:value="248152" calcext:value-type="float">
            <text:p><text:s/>248,152 </text:p>
          </table:table-cell>
          <table:table-cell office:value-type="float" office:value="211394" calcext:value-type="float">
            <text:p><text:s/>211,394 </text:p>
          </table:table-cell>
          <table:table-cell office:value-type="float" office:value="149112" calcext:value-type="float">
            <text:p><text:s/>149,112 </text:p>
          </table:table-cell>
          <table:table-cell office:value-type="float" office:value="82531" calcext:value-type="float">
            <text:p><text:s/>82,531 </text:p>
          </table:table-cell>
          <table:table-cell office:value-type="float" office:value="48670" calcext:value-type="float">
            <text:p><text:s/>48,670 </text:p>
          </table:table-cell>
          <table:table-cell table:style-name="ce377" office:value-type="float" office:value="35099" calcext:value-type="float">
            <text:p><text:s/>35,099 </text:p>
          </table:table-cell>
          <table:table-cell table:style-name="ce377" office:value-type="float" office:value="13571" calcext:value-type="float">
            <text:p><text:s/>13,571 </text:p>
          </table:table-cell>
        </table:table-row>
        <table:table-row table:style-name="ro9">
          <table:table-cell office:value-type="float" office:value="1982" calcext:value-type="float">
            <text:p>1982</text:p>
          </table:table-cell>
          <table:table-cell office:value-type="string" calcext:value-type="string">
            <text:p>Persons</text:p>
          </table:table-cell>
          <table:table-cell office:value-type="float" office:value="5164540" calcext:value-type="float">
            <text:p><text:s/>5,164,540 </text:p>
          </table:table-cell>
          <table:table-cell office:value-type="float" office:value="324298" calcext:value-type="float">
            <text:p><text:s/>324,298 </text:p>
          </table:table-cell>
          <table:table-cell office:value-type="float" office:value="327745" calcext:value-type="float">
            <text:p><text:s/>327,745 </text:p>
          </table:table-cell>
          <table:table-cell office:value-type="float" office:value="418592" calcext:value-type="float">
            <text:p><text:s/>418,592 </text:p>
          </table:table-cell>
          <table:table-cell office:value-type="float" office:value="457509" calcext:value-type="float">
            <text:p><text:s/>457,509 </text:p>
          </table:table-cell>
          <table:table-cell office:value-type="float" office:value="423327" calcext:value-type="float">
            <text:p><text:s/>423,327 </text:p>
          </table:table-cell>
          <table:table-cell office:value-type="float" office:value="361953" calcext:value-type="float">
            <text:p><text:s/>361,953 </text:p>
          </table:table-cell>
          <table:table-cell office:value-type="float" office:value="351880" calcext:value-type="float">
            <text:p><text:s/>351,880 </text:p>
          </table:table-cell>
          <table:table-cell office:value-type="float" office:value="331294" calcext:value-type="float">
            <text:p><text:s/>331,294 </text:p>
          </table:table-cell>
          <table:table-cell office:value-type="float" office:value="292046" calcext:value-type="float">
            <text:p><text:s/>292,046 </text:p>
          </table:table-cell>
          <table:table-cell office:value-type="float" office:value="288096" calcext:value-type="float">
            <text:p><text:s/>288,096 </text:p>
          </table:table-cell>
          <table:table-cell office:value-type="float" office:value="293274" calcext:value-type="float">
            <text:p><text:s/>293,274 </text:p>
          </table:table-cell>
          <table:table-cell office:value-type="float" office:value="289370" calcext:value-type="float">
            <text:p><text:s/>289,370 </text:p>
          </table:table-cell>
          <table:table-cell office:value-type="float" office:value="269563" calcext:value-type="float">
            <text:p><text:s/>269,563 </text:p>
          </table:table-cell>
          <table:table-cell office:value-type="float" office:value="239415" calcext:value-type="float">
            <text:p><text:s/>239,415 </text:p>
          </table:table-cell>
          <table:table-cell office:value-type="float" office:value="211335" calcext:value-type="float">
            <text:p><text:s/>211,335 </text:p>
          </table:table-cell>
          <table:table-cell office:value-type="float" office:value="150597" calcext:value-type="float">
            <text:p><text:s/>150,597 </text:p>
          </table:table-cell>
          <table:table-cell office:value-type="float" office:value="84861" calcext:value-type="float">
            <text:p><text:s/>84,861 </text:p>
          </table:table-cell>
          <table:table-cell office:value-type="float" office:value="49385" calcext:value-type="float">
            <text:p><text:s/>49,385 </text:p>
          </table:table-cell>
          <table:table-cell table:style-name="ce377" office:value-type="float" office:value="35676" calcext:value-type="float">
            <text:p><text:s/>35,676 </text:p>
          </table:table-cell>
          <table:table-cell table:style-name="ce377" office:value-type="float" office:value="13709" calcext:value-type="float">
            <text:p><text:s/>13,709 </text:p>
          </table:table-cell>
        </table:table-row>
        <table:table-row table:style-name="ro9">
          <table:table-cell office:value-type="float" office:value="1983" calcext:value-type="float">
            <text:p>1983</text:p>
          </table:table-cell>
          <table:table-cell office:value-type="string" calcext:value-type="string">
            <text:p>Persons</text:p>
          </table:table-cell>
          <table:table-cell office:value-type="float" office:value="5148120" calcext:value-type="float">
            <text:p><text:s/>5,148,120 </text:p>
          </table:table-cell>
          <table:table-cell office:value-type="float" office:value="328507" calcext:value-type="float">
            <text:p><text:s/>328,507 </text:p>
          </table:table-cell>
          <table:table-cell office:value-type="float" office:value="314315" calcext:value-type="float">
            <text:p><text:s/>314,315 </text:p>
          </table:table-cell>
          <table:table-cell office:value-type="float" office:value="400934" calcext:value-type="float">
            <text:p><text:s/>400,934 </text:p>
          </table:table-cell>
          <table:table-cell office:value-type="float" office:value="452228" calcext:value-type="float">
            <text:p><text:s/>452,228 </text:p>
          </table:table-cell>
          <table:table-cell office:value-type="float" office:value="430269" calcext:value-type="float">
            <text:p><text:s/>430,269 </text:p>
          </table:table-cell>
          <table:table-cell office:value-type="float" office:value="368318" calcext:value-type="float">
            <text:p><text:s/>368,318 </text:p>
          </table:table-cell>
          <table:table-cell office:value-type="float" office:value="343956" calcext:value-type="float">
            <text:p><text:s/>343,956 </text:p>
          </table:table-cell>
          <table:table-cell office:value-type="float" office:value="342089" calcext:value-type="float">
            <text:p><text:s/>342,089 </text:p>
          </table:table-cell>
          <table:table-cell office:value-type="float" office:value="294214" calcext:value-type="float">
            <text:p><text:s/>294,214 </text:p>
          </table:table-cell>
          <table:table-cell office:value-type="float" office:value="288735" calcext:value-type="float">
            <text:p><text:s/>288,735 </text:p>
          </table:table-cell>
          <table:table-cell office:value-type="float" office:value="290236" calcext:value-type="float">
            <text:p><text:s/>290,236 </text:p>
          </table:table-cell>
          <table:table-cell office:value-type="float" office:value="286698" calcext:value-type="float">
            <text:p><text:s/>286,698 </text:p>
          </table:table-cell>
          <table:table-cell office:value-type="float" office:value="278317" calcext:value-type="float">
            <text:p><text:s/>278,317 </text:p>
          </table:table-cell>
          <table:table-cell office:value-type="float" office:value="227266" calcext:value-type="float">
            <text:p><text:s/>227,266 </text:p>
          </table:table-cell>
          <table:table-cell office:value-type="float" office:value="210476" calcext:value-type="float">
            <text:p><text:s/>210,476 </text:p>
          </table:table-cell>
          <table:table-cell office:value-type="float" office:value="153022" calcext:value-type="float">
            <text:p><text:s/>153,022 </text:p>
          </table:table-cell>
          <table:table-cell office:value-type="float" office:value="87732" calcext:value-type="float">
            <text:p><text:s/>87,732 </text:p>
          </table:table-cell>
          <table:table-cell office:value-type="float" office:value="50808" calcext:value-type="float">
            <text:p><text:s/>50,808 </text:p>
          </table:table-cell>
          <table:table-cell table:style-name="ce377" office:value-type="float" office:value="36615" calcext:value-type="float">
            <text:p><text:s/>36,615 </text:p>
          </table:table-cell>
          <table:table-cell table:style-name="ce377" office:value-type="float" office:value="14193" calcext:value-type="float">
            <text:p><text:s/>14,193 </text:p>
          </table:table-cell>
        </table:table-row>
        <table:table-row table:style-name="ro9">
          <table:table-cell office:value-type="float" office:value="1984" calcext:value-type="float">
            <text:p>1984</text:p>
          </table:table-cell>
          <table:table-cell office:value-type="string" calcext:value-type="string">
            <text:p>Persons</text:p>
          </table:table-cell>
          <table:table-cell office:value-type="float" office:value="5138880" calcext:value-type="float">
            <text:p><text:s/>5,138,880 </text:p>
          </table:table-cell>
          <table:table-cell office:value-type="float" office:value="327542" calcext:value-type="float">
            <text:p><text:s/>327,542 </text:p>
          </table:table-cell>
          <table:table-cell office:value-type="float" office:value="310661" calcext:value-type="float">
            <text:p><text:s/>310,661 </text:p>
          </table:table-cell>
          <table:table-cell office:value-type="float" office:value="380642" calcext:value-type="float">
            <text:p><text:s/>380,642 </text:p>
          </table:table-cell>
          <table:table-cell office:value-type="float" office:value="444036" calcext:value-type="float">
            <text:p><text:s/>444,036 </text:p>
          </table:table-cell>
          <table:table-cell office:value-type="float" office:value="437748" calcext:value-type="float">
            <text:p><text:s/>437,748 </text:p>
          </table:table-cell>
          <table:table-cell office:value-type="float" office:value="377189" calcext:value-type="float">
            <text:p><text:s/>377,189 </text:p>
          </table:table-cell>
          <table:table-cell office:value-type="float" office:value="341179" calcext:value-type="float">
            <text:p><text:s/>341,179 </text:p>
          </table:table-cell>
          <table:table-cell office:value-type="float" office:value="349500" calcext:value-type="float">
            <text:p><text:s/>349,500 </text:p>
          </table:table-cell>
          <table:table-cell office:value-type="float" office:value="297360" calcext:value-type="float">
            <text:p><text:s/>297,360 </text:p>
          </table:table-cell>
          <table:table-cell office:value-type="float" office:value="289567" calcext:value-type="float">
            <text:p><text:s/>289,567 </text:p>
          </table:table-cell>
          <table:table-cell office:value-type="float" office:value="287077" calcext:value-type="float">
            <text:p><text:s/>287,077 </text:p>
          </table:table-cell>
          <table:table-cell office:value-type="float" office:value="284356" calcext:value-type="float">
            <text:p><text:s/>284,356 </text:p>
          </table:table-cell>
          <table:table-cell office:value-type="float" office:value="286864" calcext:value-type="float">
            <text:p><text:s/>286,864 </text:p>
          </table:table-cell>
          <table:table-cell office:value-type="float" office:value="216600" calcext:value-type="float">
            <text:p><text:s/>216,600 </text:p>
          </table:table-cell>
          <table:table-cell office:value-type="float" office:value="210088" calcext:value-type="float">
            <text:p><text:s/>210,088 </text:p>
          </table:table-cell>
          <table:table-cell office:value-type="float" office:value="155002" calcext:value-type="float">
            <text:p><text:s/>155,002 </text:p>
          </table:table-cell>
          <table:table-cell office:value-type="float" office:value="91197" calcext:value-type="float">
            <text:p><text:s/>91,197 </text:p>
          </table:table-cell>
          <table:table-cell office:value-type="float" office:value="52272" calcext:value-type="float">
            <text:p><text:s/>52,272 </text:p>
          </table:table-cell>
          <table:table-cell table:style-name="ce377" office:value-type="float" office:value="37715" calcext:value-type="float">
            <text:p><text:s/>37,715 </text:p>
          </table:table-cell>
          <table:table-cell table:style-name="ce377" office:value-type="float" office:value="14557" calcext:value-type="float">
            <text:p><text:s/>14,557 </text:p>
          </table:table-cell>
        </table:table-row>
        <table:table-row table:style-name="ro9">
          <table:table-cell office:value-type="float" office:value="1985" calcext:value-type="float">
            <text:p>1985</text:p>
          </table:table-cell>
          <table:table-cell office:value-type="string" calcext:value-type="string">
            <text:p>Persons</text:p>
          </table:table-cell>
          <table:table-cell office:value-type="float" office:value="5127890" calcext:value-type="float">
            <text:p><text:s/>5,127,890 </text:p>
          </table:table-cell>
          <table:table-cell office:value-type="float" office:value="325255" calcext:value-type="float">
            <text:p><text:s/>325,255 </text:p>
          </table:table-cell>
          <table:table-cell office:value-type="float" office:value="310556" calcext:value-type="float">
            <text:p><text:s/>310,556 </text:p>
          </table:table-cell>
          <table:table-cell office:value-type="float" office:value="362257" calcext:value-type="float">
            <text:p><text:s/>362,257 </text:p>
          </table:table-cell>
          <table:table-cell office:value-type="float" office:value="430783" calcext:value-type="float">
            <text:p><text:s/>430,783 </text:p>
          </table:table-cell>
          <table:table-cell office:value-type="float" office:value="442531" calcext:value-type="float">
            <text:p><text:s/>442,531 </text:p>
          </table:table-cell>
          <table:table-cell office:value-type="float" office:value="386661" calcext:value-type="float">
            <text:p><text:s/>386,661 </text:p>
          </table:table-cell>
          <table:table-cell office:value-type="float" office:value="341534" calcext:value-type="float">
            <text:p><text:s/>341,534 </text:p>
          </table:table-cell>
          <table:table-cell office:value-type="float" office:value="356952" calcext:value-type="float">
            <text:p><text:s/>356,952 </text:p>
          </table:table-cell>
          <table:table-cell office:value-type="float" office:value="298771" calcext:value-type="float">
            <text:p><text:s/>298,771 </text:p>
          </table:table-cell>
          <table:table-cell office:value-type="float" office:value="289626" calcext:value-type="float">
            <text:p><text:s/>289,626 </text:p>
          </table:table-cell>
          <table:table-cell office:value-type="float" office:value="284325" calcext:value-type="float">
            <text:p><text:s/>284,325 </text:p>
          </table:table-cell>
          <table:table-cell office:value-type="float" office:value="283295" calcext:value-type="float">
            <text:p><text:s/>283,295 </text:p>
          </table:table-cell>
          <table:table-cell office:value-type="float" office:value="277586" calcext:value-type="float">
            <text:p><text:s/>277,586 </text:p>
          </table:table-cell>
          <table:table-cell office:value-type="float" office:value="223693" calcext:value-type="float">
            <text:p><text:s/>223,693 </text:p>
          </table:table-cell>
          <table:table-cell office:value-type="float" office:value="208835" calcext:value-type="float">
            <text:p><text:s/>208,835 </text:p>
          </table:table-cell>
          <table:table-cell office:value-type="float" office:value="156808" calcext:value-type="float">
            <text:p><text:s/>156,808 </text:p>
          </table:table-cell>
          <table:table-cell office:value-type="float" office:value="93399" calcext:value-type="float">
            <text:p><text:s/>93,399 </text:p>
          </table:table-cell>
          <table:table-cell office:value-type="float" office:value="55023" calcext:value-type="float">
            <text:p><text:s/>55,023 </text:p>
          </table:table-cell>
          <table:table-cell table:style-name="ce377" office:value-type="float" office:value="40025" calcext:value-type="float">
            <text:p><text:s/>40,025 </text:p>
          </table:table-cell>
          <table:table-cell table:style-name="ce377" office:value-type="float" office:value="14998" calcext:value-type="float">
            <text:p><text:s/>14,998 </text:p>
          </table:table-cell>
        </table:table-row>
        <table:table-row table:style-name="ro9">
          <table:table-cell office:value-type="float" office:value="1986" calcext:value-type="float">
            <text:p>1986</text:p>
          </table:table-cell>
          <table:table-cell office:value-type="string" calcext:value-type="string">
            <text:p>Persons</text:p>
          </table:table-cell>
          <table:table-cell office:value-type="float" office:value="5111760" calcext:value-type="float">
            <text:p><text:s/>5,111,760 </text:p>
          </table:table-cell>
          <table:table-cell office:value-type="float" office:value="323327" calcext:value-type="float">
            <text:p><text:s/>323,327 </text:p>
          </table:table-cell>
          <table:table-cell office:value-type="float" office:value="313040" calcext:value-type="float">
            <text:p><text:s/>313,040 </text:p>
          </table:table-cell>
          <table:table-cell office:value-type="float" office:value="343154" calcext:value-type="float">
            <text:p><text:s/>343,154 </text:p>
          </table:table-cell>
          <table:table-cell office:value-type="float" office:value="422926" calcext:value-type="float">
            <text:p><text:s/>422,926 </text:p>
          </table:table-cell>
          <table:table-cell office:value-type="float" office:value="439966" calcext:value-type="float">
            <text:p><text:s/>439,966 </text:p>
          </table:table-cell>
          <table:table-cell office:value-type="float" office:value="394316" calcext:value-type="float">
            <text:p><text:s/>394,316 </text:p>
          </table:table-cell>
          <table:table-cell office:value-type="float" office:value="344418" calcext:value-type="float">
            <text:p><text:s/>344,418 </text:p>
          </table:table-cell>
          <table:table-cell office:value-type="float" office:value="360550" calcext:value-type="float">
            <text:p><text:s/>360,550 </text:p>
          </table:table-cell>
          <table:table-cell office:value-type="float" office:value="304435" calcext:value-type="float">
            <text:p><text:s/>304,435 </text:p>
          </table:table-cell>
          <table:table-cell office:value-type="float" office:value="286480" calcext:value-type="float">
            <text:p><text:s/>286,480 </text:p>
          </table:table-cell>
          <table:table-cell office:value-type="float" office:value="281625" calcext:value-type="float">
            <text:p><text:s/>281,625 </text:p>
          </table:table-cell>
          <table:table-cell office:value-type="float" office:value="280790" calcext:value-type="float">
            <text:p><text:s/>280,790 </text:p>
          </table:table-cell>
          <table:table-cell office:value-type="float" office:value="273161" calcext:value-type="float">
            <text:p><text:s/>273,161 </text:p>
          </table:table-cell>
          <table:table-cell office:value-type="float" office:value="230513" calcext:value-type="float">
            <text:p><text:s/>230,513 </text:p>
          </table:table-cell>
          <table:table-cell office:value-type="float" office:value="204348" calcext:value-type="float">
            <text:p><text:s/>204,348 </text:p>
          </table:table-cell>
          <table:table-cell office:value-type="float" office:value="156761" calcext:value-type="float">
            <text:p><text:s/>156,761 </text:p>
          </table:table-cell>
          <table:table-cell office:value-type="float" office:value="95155" calcext:value-type="float">
            <text:p><text:s/>95,155 </text:p>
          </table:table-cell>
          <table:table-cell office:value-type="float" office:value="56795" calcext:value-type="float">
            <text:p><text:s/>56,795 </text:p>
          </table:table-cell>
          <table:table-cell table:style-name="ce377" office:value-type="float" office:value="41588" calcext:value-type="float">
            <text:p><text:s/>41,588 </text:p>
          </table:table-cell>
          <table:table-cell table:style-name="ce377" office:value-type="float" office:value="15207" calcext:value-type="float">
            <text:p><text:s/>15,207 </text:p>
          </table:table-cell>
        </table:table-row>
        <table:table-row table:style-name="ro9">
          <table:table-cell office:value-type="float" office:value="1987" calcext:value-type="float">
            <text:p>1987</text:p>
          </table:table-cell>
          <table:table-cell office:value-type="string" calcext:value-type="string">
            <text:p>Persons</text:p>
          </table:table-cell>
          <table:table-cell office:value-type="float" office:value="5099020" calcext:value-type="float">
            <text:p><text:s/>5,099,020 </text:p>
          </table:table-cell>
          <table:table-cell office:value-type="float" office:value="322152" calcext:value-type="float">
            <text:p><text:s/>322,152 </text:p>
          </table:table-cell>
          <table:table-cell office:value-type="float" office:value="318745" calcext:value-type="float">
            <text:p><text:s/>318,745 </text:p>
          </table:table-cell>
          <table:table-cell office:value-type="float" office:value="323828" calcext:value-type="float">
            <text:p><text:s/>323,828 </text:p>
          </table:table-cell>
          <table:table-cell office:value-type="float" office:value="409898" calcext:value-type="float">
            <text:p><text:s/>409,898 </text:p>
          </table:table-cell>
          <table:table-cell office:value-type="float" office:value="437063" calcext:value-type="float">
            <text:p><text:s/>437,063 </text:p>
          </table:table-cell>
          <table:table-cell office:value-type="float" office:value="400695" calcext:value-type="float">
            <text:p><text:s/>400,695 </text:p>
          </table:table-cell>
          <table:table-cell office:value-type="float" office:value="350620" calcext:value-type="float">
            <text:p><text:s/>350,620 </text:p>
          </table:table-cell>
          <table:table-cell office:value-type="float" office:value="343819" calcext:value-type="float">
            <text:p><text:s/>343,819 </text:p>
          </table:table-cell>
          <table:table-cell office:value-type="float" office:value="325554" calcext:value-type="float">
            <text:p><text:s/>325,554 </text:p>
          </table:table-cell>
          <table:table-cell office:value-type="float" office:value="285999" calcext:value-type="float">
            <text:p><text:s/>285,999 </text:p>
          </table:table-cell>
          <table:table-cell office:value-type="float" office:value="279829" calcext:value-type="float">
            <text:p><text:s/>279,829 </text:p>
          </table:table-cell>
          <table:table-cell office:value-type="float" office:value="279973" calcext:value-type="float">
            <text:p><text:s/>279,973 </text:p>
          </table:table-cell>
          <table:table-cell office:value-type="float" office:value="268579" calcext:value-type="float">
            <text:p><text:s/>268,579 </text:p>
          </table:table-cell>
          <table:table-cell office:value-type="float" office:value="239671" calcext:value-type="float">
            <text:p><text:s/>239,671 </text:p>
          </table:table-cell>
          <table:table-cell office:value-type="float" office:value="197998" calcext:value-type="float">
            <text:p><text:s/>197,998 </text:p>
          </table:table-cell>
          <table:table-cell office:value-type="float" office:value="157688" calcext:value-type="float">
            <text:p><text:s/>157,688 </text:p>
          </table:table-cell>
          <table:table-cell office:value-type="float" office:value="97191" calcext:value-type="float">
            <text:p><text:s/>97,191 </text:p>
          </table:table-cell>
          <table:table-cell office:value-type="float" office:value="59718" calcext:value-type="float">
            <text:p><text:s/>59,718 </text:p>
          </table:table-cell>
          <table:table-cell table:style-name="ce377" office:value-type="float" office:value="43691" calcext:value-type="float">
            <text:p><text:s/>43,691 </text:p>
          </table:table-cell>
          <table:table-cell table:style-name="ce377" office:value-type="float" office:value="16027" calcext:value-type="float">
            <text:p><text:s/>16,027 </text:p>
          </table:table-cell>
        </table:table-row>
        <table:table-row table:style-name="ro9">
          <table:table-cell office:value-type="float" office:value="1988" calcext:value-type="float">
            <text:p>1988</text:p>
          </table:table-cell>
          <table:table-cell office:value-type="string" calcext:value-type="string">
            <text:p>Persons</text:p>
          </table:table-cell>
          <table:table-cell office:value-type="float" office:value="5077440" calcext:value-type="float">
            <text:p><text:s/>5,077,440 </text:p>
          </table:table-cell>
          <table:table-cell office:value-type="float" office:value="322460" calcext:value-type="float">
            <text:p><text:s/>322,460 </text:p>
          </table:table-cell>
          <table:table-cell office:value-type="float" office:value="322042" calcext:value-type="float">
            <text:p><text:s/>322,042 </text:p>
          </table:table-cell>
          <table:table-cell office:value-type="float" office:value="310507" calcext:value-type="float">
            <text:p><text:s/>310,507 </text:p>
          </table:table-cell>
          <table:table-cell office:value-type="float" office:value="391983" calcext:value-type="float">
            <text:p><text:s/>391,983 </text:p>
          </table:table-cell>
          <table:table-cell office:value-type="float" office:value="429443" calcext:value-type="float">
            <text:p><text:s/>429,443 </text:p>
          </table:table-cell>
          <table:table-cell office:value-type="float" office:value="403111" calcext:value-type="float">
            <text:p><text:s/>403,111 </text:p>
          </table:table-cell>
          <table:table-cell office:value-type="float" office:value="355718" calcext:value-type="float">
            <text:p><text:s/>355,718 </text:p>
          </table:table-cell>
          <table:table-cell office:value-type="float" office:value="335795" calcext:value-type="float">
            <text:p><text:s/>335,795 </text:p>
          </table:table-cell>
          <table:table-cell office:value-type="float" office:value="335952" calcext:value-type="float">
            <text:p><text:s/>335,952 </text:p>
          </table:table-cell>
          <table:table-cell office:value-type="float" office:value="287987" calcext:value-type="float">
            <text:p><text:s/>287,987 </text:p>
          </table:table-cell>
          <table:table-cell office:value-type="float" office:value="280864" calcext:value-type="float">
            <text:p><text:s/>280,864 </text:p>
          </table:table-cell>
          <table:table-cell office:value-type="float" office:value="277902" calcext:value-type="float">
            <text:p><text:s/>277,902 </text:p>
          </table:table-cell>
          <table:table-cell office:value-type="float" office:value="267105" calcext:value-type="float">
            <text:p><text:s/>267,105 </text:p>
          </table:table-cell>
          <table:table-cell office:value-type="float" office:value="247974" calcext:value-type="float">
            <text:p><text:s/>247,974 </text:p>
          </table:table-cell>
          <table:table-cell office:value-type="float" office:value="188539" calcext:value-type="float">
            <text:p><text:s/>188,539 </text:p>
          </table:table-cell>
          <table:table-cell office:value-type="float" office:value="158141" calcext:value-type="float">
            <text:p><text:s/>158,141 </text:p>
          </table:table-cell>
          <table:table-cell office:value-type="float" office:value="99336" calcext:value-type="float">
            <text:p><text:s/>99,336 </text:p>
          </table:table-cell>
          <table:table-cell office:value-type="float" office:value="62581" calcext:value-type="float">
            <text:p><text:s/>62,581 </text:p>
          </table:table-cell>
          <table:table-cell table:style-name="ce377" office:value-type="float" office:value="45881" calcext:value-type="float">
            <text:p><text:s/>45,881 </text:p>
          </table:table-cell>
          <table:table-cell table:style-name="ce377" office:value-type="float" office:value="16700" calcext:value-type="float">
            <text:p><text:s/>16,700 </text:p>
          </table:table-cell>
        </table:table-row>
        <table:table-row table:style-name="ro9">
          <table:table-cell office:value-type="float" office:value="1989" calcext:value-type="float">
            <text:p>1989</text:p>
          </table:table-cell>
          <table:table-cell office:value-type="string" calcext:value-type="string">
            <text:p>Persons</text:p>
          </table:table-cell>
          <table:table-cell office:value-type="float" office:value="5078190" calcext:value-type="float">
            <text:p><text:s/>5,078,190 </text:p>
          </table:table-cell>
          <table:table-cell office:value-type="float" office:value="325061" calcext:value-type="float">
            <text:p><text:s/>325,061 </text:p>
          </table:table-cell>
          <table:table-cell office:value-type="float" office:value="321653" calcext:value-type="float">
            <text:p><text:s/>321,653 </text:p>
          </table:table-cell>
          <table:table-cell office:value-type="float" office:value="308112" calcext:value-type="float">
            <text:p><text:s/>308,112 </text:p>
          </table:table-cell>
          <table:table-cell office:value-type="float" office:value="372397" calcext:value-type="float">
            <text:p><text:s/>372,397 </text:p>
          </table:table-cell>
          <table:table-cell office:value-type="float" office:value="420993" calcext:value-type="float">
            <text:p><text:s/>420,993 </text:p>
          </table:table-cell>
          <table:table-cell office:value-type="float" office:value="407746" calcext:value-type="float">
            <text:p><text:s/>407,746 </text:p>
          </table:table-cell>
          <table:table-cell office:value-type="float" office:value="364098" calcext:value-type="float">
            <text:p><text:s/>364,098 </text:p>
          </table:table-cell>
          <table:table-cell office:value-type="float" office:value="333738" calcext:value-type="float">
            <text:p><text:s/>333,738 </text:p>
          </table:table-cell>
          <table:table-cell office:value-type="float" office:value="344102" calcext:value-type="float">
            <text:p><text:s/>344,102 </text:p>
          </table:table-cell>
          <table:table-cell office:value-type="float" office:value="291895" calcext:value-type="float">
            <text:p><text:s/>291,895 </text:p>
          </table:table-cell>
          <table:table-cell office:value-type="float" office:value="282563" calcext:value-type="float">
            <text:p><text:s/>282,563 </text:p>
          </table:table-cell>
          <table:table-cell office:value-type="float" office:value="275948" calcext:value-type="float">
            <text:p><text:s/>275,948 </text:p>
          </table:table-cell>
          <table:table-cell office:value-type="float" office:value="266538" calcext:value-type="float">
            <text:p><text:s/>266,538 </text:p>
          </table:table-cell>
          <table:table-cell office:value-type="float" office:value="256775" calcext:value-type="float">
            <text:p><text:s/>256,775 </text:p>
          </table:table-cell>
          <table:table-cell office:value-type="float" office:value="180599" calcext:value-type="float">
            <text:p><text:s/>180,599 </text:p>
          </table:table-cell>
          <table:table-cell office:value-type="float" office:value="158845" calcext:value-type="float">
            <text:p><text:s/>158,845 </text:p>
          </table:table-cell>
          <table:table-cell office:value-type="float" office:value="101280" calcext:value-type="float">
            <text:p><text:s/>101,280 </text:p>
          </table:table-cell>
          <table:table-cell office:value-type="float" office:value="65847" calcext:value-type="float">
            <text:p><text:s/>65,847 </text:p>
          </table:table-cell>
          <table:table-cell table:style-name="ce377" office:value-type="float" office:value="48460" calcext:value-type="float">
            <text:p><text:s/>48,460 </text:p>
          </table:table-cell>
          <table:table-cell table:style-name="ce377" office:value-type="float" office:value="17387" calcext:value-type="float">
            <text:p><text:s/>17,387 </text:p>
          </table:table-cell>
        </table:table-row>
        <table:table-row table:style-name="ro9">
          <table:table-cell office:value-type="float" office:value="1990" calcext:value-type="float">
            <text:p>1990</text:p>
          </table:table-cell>
          <table:table-cell office:value-type="string" calcext:value-type="string">
            <text:p>Persons</text:p>
          </table:table-cell>
          <table:table-cell office:value-type="float" office:value="5081270" calcext:value-type="float">
            <text:p><text:s/>5,081,270 </text:p>
          </table:table-cell>
          <table:table-cell office:value-type="float" office:value="324816" calcext:value-type="float">
            <text:p><text:s/>324,816 </text:p>
          </table:table-cell>
          <table:table-cell office:value-type="float" office:value="321510" calcext:value-type="float">
            <text:p><text:s/>321,510 </text:p>
          </table:table-cell>
          <table:table-cell office:value-type="float" office:value="309582" calcext:value-type="float">
            <text:p><text:s/>309,582 </text:p>
          </table:table-cell>
          <table:table-cell office:value-type="float" office:value="355867" calcext:value-type="float">
            <text:p><text:s/>355,867 </text:p>
          </table:table-cell>
          <table:table-cell office:value-type="float" office:value="412587" calcext:value-type="float">
            <text:p><text:s/>412,587 </text:p>
          </table:table-cell>
          <table:table-cell office:value-type="float" office:value="412955" calcext:value-type="float">
            <text:p><text:s/>412,955 </text:p>
          </table:table-cell>
          <table:table-cell office:value-type="float" office:value="375060" calcext:value-type="float">
            <text:p><text:s/>375,060 </text:p>
          </table:table-cell>
          <table:table-cell office:value-type="float" office:value="335126" calcext:value-type="float">
            <text:p><text:s/>335,126 </text:p>
          </table:table-cell>
          <table:table-cell office:value-type="float" office:value="352061" calcext:value-type="float">
            <text:p><text:s/>352,061 </text:p>
          </table:table-cell>
          <table:table-cell office:value-type="float" office:value="293613" calcext:value-type="float">
            <text:p><text:s/>293,613 </text:p>
          </table:table-cell>
          <table:table-cell office:value-type="float" office:value="283133" calcext:value-type="float">
            <text:p><text:s/>283,133 </text:p>
          </table:table-cell>
          <table:table-cell office:value-type="float" office:value="273823" calcext:value-type="float">
            <text:p><text:s/>273,823 </text:p>
          </table:table-cell>
          <table:table-cell office:value-type="float" office:value="266221" calcext:value-type="float">
            <text:p><text:s/>266,221 </text:p>
          </table:table-cell>
          <table:table-cell office:value-type="float" office:value="249372" calcext:value-type="float">
            <text:p><text:s/>249,372 </text:p>
          </table:table-cell>
          <table:table-cell office:value-type="float" office:value="187817" calcext:value-type="float">
            <text:p><text:s/>187,817 </text:p>
          </table:table-cell>
          <table:table-cell office:value-type="float" office:value="158042" calcext:value-type="float">
            <text:p><text:s/>158,042 </text:p>
          </table:table-cell>
          <table:table-cell office:value-type="float" office:value="102326" calcext:value-type="float">
            <text:p><text:s/>102,326 </text:p>
          </table:table-cell>
          <table:table-cell office:value-type="float" office:value="67359" calcext:value-type="float">
            <text:p><text:s/>67,359 </text:p>
          </table:table-cell>
          <table:table-cell table:style-name="ce377" office:value-type="float" office:value="49207" calcext:value-type="float">
            <text:p><text:s/>49,207 </text:p>
          </table:table-cell>
          <table:table-cell table:style-name="ce377" office:value-type="float" office:value="18152" calcext:value-type="float">
            <text:p><text:s/>18,152 </text:p>
          </table:table-cell>
        </table:table-row>
        <table:table-row table:style-name="ro9">
          <table:table-cell office:value-type="float" office:value="1991" calcext:value-type="float">
            <text:p>1991</text:p>
          </table:table-cell>
          <table:table-cell office:value-type="string" calcext:value-type="string">
            <text:p>Persons</text:p>
          </table:table-cell>
          <table:table-cell office:value-type="float" office:value="5083330" calcext:value-type="float">
            <text:p><text:s/>5,083,330 </text:p>
          </table:table-cell>
          <table:table-cell office:value-type="float" office:value="324103" calcext:value-type="float">
            <text:p><text:s/>324,103 </text:p>
          </table:table-cell>
          <table:table-cell office:value-type="float" office:value="320400" calcext:value-type="float">
            <text:p><text:s/>320,400 </text:p>
          </table:table-cell>
          <table:table-cell office:value-type="float" office:value="313221" calcext:value-type="float">
            <text:p><text:s/>313,221 </text:p>
          </table:table-cell>
          <table:table-cell office:value-type="float" office:value="337447" calcext:value-type="float">
            <text:p><text:s/>337,447 </text:p>
          </table:table-cell>
          <table:table-cell office:value-type="float" office:value="408704" calcext:value-type="float">
            <text:p><text:s/>408,704 </text:p>
          </table:table-cell>
          <table:table-cell office:value-type="float" office:value="411566" calcext:value-type="float">
            <text:p><text:s/>411,566 </text:p>
          </table:table-cell>
          <table:table-cell office:value-type="float" office:value="383914" calcext:value-type="float">
            <text:p><text:s/>383,914 </text:p>
          </table:table-cell>
          <table:table-cell office:value-type="float" office:value="339370" calcext:value-type="float">
            <text:p><text:s/>339,370 </text:p>
          </table:table-cell>
          <table:table-cell office:value-type="float" office:value="356750" calcext:value-type="float">
            <text:p><text:s/>356,750 </text:p>
          </table:table-cell>
          <table:table-cell office:value-type="float" office:value="300036" calcext:value-type="float">
            <text:p><text:s/>300,036 </text:p>
          </table:table-cell>
          <table:table-cell office:value-type="float" office:value="280484" calcext:value-type="float">
            <text:p><text:s/>280,484 </text:p>
          </table:table-cell>
          <table:table-cell office:value-type="float" office:value="272080" calcext:value-type="float">
            <text:p><text:s/>272,080 </text:p>
          </table:table-cell>
          <table:table-cell office:value-type="float" office:value="264807" calcext:value-type="float">
            <text:p><text:s/>264,807 </text:p>
          </table:table-cell>
          <table:table-cell office:value-type="float" office:value="246381" calcext:value-type="float">
            <text:p><text:s/>246,381 </text:p>
          </table:table-cell>
          <table:table-cell office:value-type="float" office:value="194713" calcext:value-type="float">
            <text:p><text:s/>194,713 </text:p>
          </table:table-cell>
          <table:table-cell office:value-type="float" office:value="155820" calcext:value-type="float">
            <text:p><text:s/>155,820 </text:p>
          </table:table-cell>
          <table:table-cell office:value-type="float" office:value="103266" calcext:value-type="float">
            <text:p><text:s/>103,266 </text:p>
          </table:table-cell>
          <table:table-cell office:value-type="float" office:value="70268" calcext:value-type="float">
            <text:p><text:s/>70,268 </text:p>
          </table:table-cell>
          <table:table-cell table:style-name="ce377" office:value-type="float" office:value="50809" calcext:value-type="float">
            <text:p><text:s/>50,809 </text:p>
          </table:table-cell>
          <table:table-cell table:style-name="ce377" office:value-type="float" office:value="19459" calcext:value-type="float">
            <text:p><text:s/>19,459 </text:p>
          </table:table-cell>
        </table:table-row>
        <table:table-row table:style-name="ro9">
          <table:table-cell office:value-type="float" office:value="1992" calcext:value-type="float">
            <text:p>1992</text:p>
          </table:table-cell>
          <table:table-cell office:value-type="string" calcext:value-type="string">
            <text:p>Persons</text:p>
          </table:table-cell>
          <table:table-cell office:value-type="float" office:value="5085620" calcext:value-type="float">
            <text:p><text:s/>5,085,620 </text:p>
          </table:table-cell>
          <table:table-cell office:value-type="float" office:value="325062" calcext:value-type="float">
            <text:p><text:s/>325,062 </text:p>
          </table:table-cell>
          <table:table-cell office:value-type="float" office:value="320263" calcext:value-type="float">
            <text:p><text:s/>320,263 </text:p>
          </table:table-cell>
          <table:table-cell office:value-type="float" office:value="318638" calcext:value-type="float">
            <text:p><text:s/>318,638 </text:p>
          </table:table-cell>
          <table:table-cell office:value-type="float" office:value="320300" calcext:value-type="float">
            <text:p><text:s/>320,300 </text:p>
          </table:table-cell>
          <table:table-cell office:value-type="float" office:value="397793" calcext:value-type="float">
            <text:p><text:s/>397,793 </text:p>
          </table:table-cell>
          <table:table-cell office:value-type="float" office:value="411253" calcext:value-type="float">
            <text:p><text:s/>411,253 </text:p>
          </table:table-cell>
          <table:table-cell office:value-type="float" office:value="391076" calcext:value-type="float">
            <text:p><text:s/>391,076 </text:p>
          </table:table-cell>
          <table:table-cell office:value-type="float" office:value="347452" calcext:value-type="float">
            <text:p><text:s/>347,452 </text:p>
          </table:table-cell>
          <table:table-cell office:value-type="float" office:value="341640" calcext:value-type="float">
            <text:p><text:s/>341,640 </text:p>
          </table:table-cell>
          <table:table-cell office:value-type="float" office:value="321978" calcext:value-type="float">
            <text:p><text:s/>321,978 </text:p>
          </table:table-cell>
          <table:table-cell office:value-type="float" office:value="280707" calcext:value-type="float">
            <text:p><text:s/>280,707 </text:p>
          </table:table-cell>
          <table:table-cell office:value-type="float" office:value="271170" calcext:value-type="float">
            <text:p><text:s/>271,170 </text:p>
          </table:table-cell>
          <table:table-cell office:value-type="float" office:value="264495" calcext:value-type="float">
            <text:p><text:s/>264,495 </text:p>
          </table:table-cell>
          <table:table-cell office:value-type="float" office:value="242714" calcext:value-type="float">
            <text:p><text:s/>242,714 </text:p>
          </table:table-cell>
          <table:table-cell office:value-type="float" office:value="202730" calcext:value-type="float">
            <text:p><text:s/>202,730 </text:p>
          </table:table-cell>
          <table:table-cell office:value-type="float" office:value="151390" calcext:value-type="float">
            <text:p><text:s/>151,390 </text:p>
          </table:table-cell>
          <table:table-cell office:value-type="float" office:value="104467" calcext:value-type="float">
            <text:p><text:s/>104,467 </text:p>
          </table:table-cell>
          <table:table-cell office:value-type="float" office:value="72492" calcext:value-type="float">
            <text:p><text:s/>72,492 </text:p>
          </table:table-cell>
          <table:table-cell table:style-name="ce377" office:value-type="float" office:value="51813" calcext:value-type="float">
            <text:p><text:s/>51,813 </text:p>
          </table:table-cell>
          <table:table-cell table:style-name="ce377" office:value-type="float" office:value="20679" calcext:value-type="float">
            <text:p><text:s/>20,679 </text:p>
          </table:table-cell>
        </table:table-row>
        <table:table-row table:style-name="ro9">
          <table:table-cell office:value-type="float" office:value="1993" calcext:value-type="float">
            <text:p>1993</text:p>
          </table:table-cell>
          <table:table-cell office:value-type="string" calcext:value-type="string">
            <text:p>Persons</text:p>
          </table:table-cell>
          <table:table-cell office:value-type="float" office:value="5092460" calcext:value-type="float">
            <text:p><text:s/>5,092,460 </text:p>
          </table:table-cell>
          <table:table-cell office:value-type="float" office:value="322978" calcext:value-type="float">
            <text:p><text:s/>322,978 </text:p>
          </table:table-cell>
          <table:table-cell office:value-type="float" office:value="323466" calcext:value-type="float">
            <text:p><text:s/>323,466 </text:p>
          </table:table-cell>
          <table:table-cell office:value-type="float" office:value="322487" calcext:value-type="float">
            <text:p><text:s/>322,487 </text:p>
          </table:table-cell>
          <table:table-cell office:value-type="float" office:value="308521" calcext:value-type="float">
            <text:p><text:s/>308,521 </text:p>
          </table:table-cell>
          <table:table-cell office:value-type="float" office:value="385772" calcext:value-type="float">
            <text:p><text:s/>385,772 </text:p>
          </table:table-cell>
          <table:table-cell office:value-type="float" office:value="410072" calcext:value-type="float">
            <text:p><text:s/>410,072 </text:p>
          </table:table-cell>
          <table:table-cell office:value-type="float" office:value="398185" calcext:value-type="float">
            <text:p><text:s/>398,185 </text:p>
          </table:table-cell>
          <table:table-cell office:value-type="float" office:value="355621" calcext:value-type="float">
            <text:p><text:s/>355,621 </text:p>
          </table:table-cell>
          <table:table-cell office:value-type="float" office:value="335775" calcext:value-type="float">
            <text:p><text:s/>335,775 </text:p>
          </table:table-cell>
          <table:table-cell office:value-type="float" office:value="334332" calcext:value-type="float">
            <text:p><text:s/>334,332 </text:p>
          </table:table-cell>
          <table:table-cell office:value-type="float" office:value="283826" calcext:value-type="float">
            <text:p><text:s/>283,826 </text:p>
          </table:table-cell>
          <table:table-cell office:value-type="float" office:value="273229" calcext:value-type="float">
            <text:p><text:s/>273,229 </text:p>
          </table:table-cell>
          <table:table-cell office:value-type="float" office:value="262801" calcext:value-type="float">
            <text:p><text:s/>262,801 </text:p>
          </table:table-cell>
          <table:table-cell office:value-type="float" office:value="241411" calcext:value-type="float">
            <text:p><text:s/>241,411 </text:p>
          </table:table-cell>
          <table:table-cell office:value-type="float" office:value="209889" calcext:value-type="float">
            <text:p><text:s/>209,889 </text:p>
          </table:table-cell>
          <table:table-cell office:value-type="float" office:value="144127" calcext:value-type="float">
            <text:p><text:s/>144,127 </text:p>
          </table:table-cell>
          <table:table-cell office:value-type="float" office:value="105266" calcext:value-type="float">
            <text:p><text:s/>105,266 </text:p>
          </table:table-cell>
          <table:table-cell office:value-type="float" office:value="74702" calcext:value-type="float">
            <text:p><text:s/>74,702 </text:p>
          </table:table-cell>
          <table:table-cell table:style-name="ce377" office:value-type="float" office:value="52984" calcext:value-type="float">
            <text:p><text:s/>52,984 </text:p>
          </table:table-cell>
          <table:table-cell table:style-name="ce377" office:value-type="float" office:value="21718" calcext:value-type="float">
            <text:p><text:s/>21,718 </text:p>
          </table:table-cell>
        </table:table-row>
        <table:table-row table:style-name="ro9">
          <table:table-cell office:value-type="float" office:value="1994" calcext:value-type="float">
            <text:p>1994</text:p>
          </table:table-cell>
          <table:table-cell office:value-type="string" calcext:value-type="string">
            <text:p>Persons</text:p>
          </table:table-cell>
          <table:table-cell office:value-type="float" office:value="5102210" calcext:value-type="float">
            <text:p><text:s/>5,102,210 </text:p>
          </table:table-cell>
          <table:table-cell office:value-type="float" office:value="322217" calcext:value-type="float">
            <text:p><text:s/>322,217 </text:p>
          </table:table-cell>
          <table:table-cell office:value-type="float" office:value="325840" calcext:value-type="float">
            <text:p><text:s/>325,840 </text:p>
          </table:table-cell>
          <table:table-cell office:value-type="float" office:value="321558" calcext:value-type="float">
            <text:p><text:s/>321,558 </text:p>
          </table:table-cell>
          <table:table-cell office:value-type="float" office:value="306355" calcext:value-type="float">
            <text:p><text:s/>306,355 </text:p>
          </table:table-cell>
          <table:table-cell office:value-type="float" office:value="371732" calcext:value-type="float">
            <text:p><text:s/>371,732 </text:p>
          </table:table-cell>
          <table:table-cell office:value-type="float" office:value="406419" calcext:value-type="float">
            <text:p><text:s/>406,419 </text:p>
          </table:table-cell>
          <table:table-cell office:value-type="float" office:value="404522" calcext:value-type="float">
            <text:p><text:s/>404,522 </text:p>
          </table:table-cell>
          <table:table-cell office:value-type="float" office:value="365071" calcext:value-type="float">
            <text:p><text:s/>365,071 </text:p>
          </table:table-cell>
          <table:table-cell office:value-type="float" office:value="334646" calcext:value-type="float">
            <text:p><text:s/>334,646 </text:p>
          </table:table-cell>
          <table:table-cell office:value-type="float" office:value="342763" calcext:value-type="float">
            <text:p><text:s/>342,763 </text:p>
          </table:table-cell>
          <table:table-cell office:value-type="float" office:value="288003" calcext:value-type="float">
            <text:p><text:s/>288,003 </text:p>
          </table:table-cell>
          <table:table-cell office:value-type="float" office:value="274905" calcext:value-type="float">
            <text:p><text:s/>274,905 </text:p>
          </table:table-cell>
          <table:table-cell office:value-type="float" office:value="260887" calcext:value-type="float">
            <text:p><text:s/>260,887 </text:p>
          </table:table-cell>
          <table:table-cell office:value-type="float" office:value="240384" calcext:value-type="float">
            <text:p><text:s/>240,384 </text:p>
          </table:table-cell>
          <table:table-cell office:value-type="float" office:value="216660" calcext:value-type="float">
            <text:p><text:s/>216,660 </text:p>
          </table:table-cell>
          <table:table-cell office:value-type="float" office:value="137995" calcext:value-type="float">
            <text:p><text:s/>137,995 </text:p>
          </table:table-cell>
          <table:table-cell office:value-type="float" office:value="105597" calcext:value-type="float">
            <text:p><text:s/>105,597 </text:p>
          </table:table-cell>
          <table:table-cell office:value-type="float" office:value="76656" calcext:value-type="float">
            <text:p><text:s/>76,656 </text:p>
          </table:table-cell>
          <table:table-cell table:style-name="ce377" office:value-type="float" office:value="54174" calcext:value-type="float">
            <text:p><text:s/>54,174 </text:p>
          </table:table-cell>
          <table:table-cell table:style-name="ce377" office:value-type="float" office:value="22482" calcext:value-type="float">
            <text:p><text:s/>22,482 </text:p>
          </table:table-cell>
        </table:table-row>
        <table:table-row table:style-name="ro9">
          <table:table-cell office:value-type="float" office:value="1995" calcext:value-type="float">
            <text:p>1995</text:p>
          </table:table-cell>
          <table:table-cell office:value-type="string" calcext:value-type="string">
            <text:p>Persons</text:p>
          </table:table-cell>
          <table:table-cell office:value-type="float" office:value="5103690" calcext:value-type="float">
            <text:p><text:s/>5,103,690 </text:p>
          </table:table-cell>
          <table:table-cell office:value-type="float" office:value="318326" calcext:value-type="float">
            <text:p><text:s/>318,326 </text:p>
          </table:table-cell>
          <table:table-cell office:value-type="float" office:value="324381" calcext:value-type="float">
            <text:p><text:s/>324,381 </text:p>
          </table:table-cell>
          <table:table-cell office:value-type="float" office:value="320657" calcext:value-type="float">
            <text:p><text:s/>320,657 </text:p>
          </table:table-cell>
          <table:table-cell office:value-type="float" office:value="307839" calcext:value-type="float">
            <text:p><text:s/>307,839 </text:p>
          </table:table-cell>
          <table:table-cell office:value-type="float" office:value="357280" calcext:value-type="float">
            <text:p><text:s/>357,280 </text:p>
          </table:table-cell>
          <table:table-cell office:value-type="float" office:value="398224" calcext:value-type="float">
            <text:p><text:s/>398,224 </text:p>
          </table:table-cell>
          <table:table-cell office:value-type="float" office:value="408374" calcext:value-type="float">
            <text:p><text:s/>408,374 </text:p>
          </table:table-cell>
          <table:table-cell office:value-type="float" office:value="374895" calcext:value-type="float">
            <text:p><text:s/>374,895 </text:p>
          </table:table-cell>
          <table:table-cell office:value-type="float" office:value="335724" calcext:value-type="float">
            <text:p><text:s/>335,724 </text:p>
          </table:table-cell>
          <table:table-cell office:value-type="float" office:value="350732" calcext:value-type="float">
            <text:p><text:s/>350,732 </text:p>
          </table:table-cell>
          <table:table-cell office:value-type="float" office:value="290098" calcext:value-type="float">
            <text:p><text:s/>290,098 </text:p>
          </table:table-cell>
          <table:table-cell office:value-type="float" office:value="275537" calcext:value-type="float">
            <text:p><text:s/>275,537 </text:p>
          </table:table-cell>
          <table:table-cell office:value-type="float" office:value="259592" calcext:value-type="float">
            <text:p><text:s/>259,592 </text:p>
          </table:table-cell>
          <table:table-cell office:value-type="float" office:value="240343" calcext:value-type="float">
            <text:p><text:s/>240,343 </text:p>
          </table:table-cell>
          <table:table-cell office:value-type="float" office:value="210921" calcext:value-type="float">
            <text:p><text:s/>210,921 </text:p>
          </table:table-cell>
          <table:table-cell office:value-type="float" office:value="145014" calcext:value-type="float">
            <text:p><text:s/>145,014 </text:p>
          </table:table-cell>
          <table:table-cell office:value-type="float" office:value="106255" calcext:value-type="float">
            <text:p><text:s/>106,255 </text:p>
          </table:table-cell>
          <table:table-cell office:value-type="float" office:value="79498" calcext:value-type="float">
            <text:p><text:s/>79,498 </text:p>
          </table:table-cell>
          <table:table-cell table:style-name="ce377" office:value-type="float" office:value="55927" calcext:value-type="float">
            <text:p><text:s/>55,927 </text:p>
          </table:table-cell>
          <table:table-cell table:style-name="ce377" office:value-type="float" office:value="23571" calcext:value-type="float">
            <text:p><text:s/>23,571 </text:p>
          </table:table-cell>
        </table:table-row>
        <table:table-row table:style-name="ro9">
          <table:table-cell office:value-type="float" office:value="1996" calcext:value-type="float">
            <text:p>1996</text:p>
          </table:table-cell>
          <table:table-cell office:value-type="string" calcext:value-type="string">
            <text:p>Persons</text:p>
          </table:table-cell>
          <table:table-cell office:value-type="float" office:value="5092190" calcext:value-type="float">
            <text:p><text:s/>5,092,190 </text:p>
          </table:table-cell>
          <table:table-cell office:value-type="float" office:value="310083" calcext:value-type="float">
            <text:p><text:s/>310,083 </text:p>
          </table:table-cell>
          <table:table-cell office:value-type="float" office:value="323540" calcext:value-type="float">
            <text:p><text:s/>323,540 </text:p>
          </table:table-cell>
          <table:table-cell office:value-type="float" office:value="319167" calcext:value-type="float">
            <text:p><text:s/>319,167 </text:p>
          </table:table-cell>
          <table:table-cell office:value-type="float" office:value="310447" calcext:value-type="float">
            <text:p><text:s/>310,447 </text:p>
          </table:table-cell>
          <table:table-cell office:value-type="float" office:value="340447" calcext:value-type="float">
            <text:p><text:s/>340,447 </text:p>
          </table:table-cell>
          <table:table-cell office:value-type="float" office:value="391424" calcext:value-type="float">
            <text:p><text:s/>391,424 </text:p>
          </table:table-cell>
          <table:table-cell office:value-type="float" office:value="406627" calcext:value-type="float">
            <text:p><text:s/>406,627 </text:p>
          </table:table-cell>
          <table:table-cell office:value-type="float" office:value="382132" calcext:value-type="float">
            <text:p><text:s/>382,132 </text:p>
          </table:table-cell>
          <table:table-cell office:value-type="float" office:value="339815" calcext:value-type="float">
            <text:p><text:s/>339,815 </text:p>
          </table:table-cell>
          <table:table-cell office:value-type="float" office:value="355173" calcext:value-type="float">
            <text:p><text:s/>355,173 </text:p>
          </table:table-cell>
          <table:table-cell office:value-type="float" office:value="296607" calcext:value-type="float">
            <text:p><text:s/>296,607 </text:p>
          </table:table-cell>
          <table:table-cell office:value-type="float" office:value="272999" calcext:value-type="float">
            <text:p><text:s/>272,999 </text:p>
          </table:table-cell>
          <table:table-cell office:value-type="float" office:value="258713" calcext:value-type="float">
            <text:p><text:s/>258,713 </text:p>
          </table:table-cell>
          <table:table-cell office:value-type="float" office:value="239204" calcext:value-type="float">
            <text:p><text:s/>239,204 </text:p>
          </table:table-cell>
          <table:table-cell office:value-type="float" office:value="208528" calcext:value-type="float">
            <text:p><text:s/>208,528 </text:p>
          </table:table-cell>
          <table:table-cell office:value-type="float" office:value="151233" calcext:value-type="float">
            <text:p><text:s/>151,233 </text:p>
          </table:table-cell>
          <table:table-cell office:value-type="float" office:value="104975" calcext:value-type="float">
            <text:p><text:s/>104,975 </text:p>
          </table:table-cell>
          <table:table-cell office:value-type="float" office:value="81076" calcext:value-type="float">
            <text:p><text:s/>81,076 </text:p>
          </table:table-cell>
          <table:table-cell table:style-name="ce377" office:value-type="float" office:value="56720" calcext:value-type="float">
            <text:p><text:s/>56,720 </text:p>
          </table:table-cell>
          <table:table-cell table:style-name="ce377" office:value-type="float" office:value="24356" calcext:value-type="float">
            <text:p><text:s/>24,356 </text:p>
          </table:table-cell>
        </table:table-row>
        <table:table-row table:style-name="ro9">
          <table:table-cell office:value-type="float" office:value="1997" calcext:value-type="float">
            <text:p>1997</text:p>
          </table:table-cell>
          <table:table-cell office:value-type="string" calcext:value-type="string">
            <text:p>Persons</text:p>
          </table:table-cell>
          <table:table-cell office:value-type="float" office:value="5083340" calcext:value-type="float">
            <text:p><text:s/>5,083,340 </text:p>
          </table:table-cell>
          <table:table-cell office:value-type="float" office:value="302705" calcext:value-type="float">
            <text:p><text:s/>302,705 </text:p>
          </table:table-cell>
          <table:table-cell office:value-type="float" office:value="323775" calcext:value-type="float">
            <text:p><text:s/>323,775 </text:p>
          </table:table-cell>
          <table:table-cell office:value-type="float" office:value="320169" calcext:value-type="float">
            <text:p><text:s/>320,169 </text:p>
          </table:table-cell>
          <table:table-cell office:value-type="float" office:value="315234" calcext:value-type="float">
            <text:p><text:s/>315,234 </text:p>
          </table:table-cell>
          <table:table-cell office:value-type="float" office:value="322052" calcext:value-type="float">
            <text:p><text:s/>322,052 </text:p>
          </table:table-cell>
          <table:table-cell office:value-type="float" office:value="378990" calcext:value-type="float">
            <text:p><text:s/>378,990 </text:p>
          </table:table-cell>
          <table:table-cell office:value-type="float" office:value="405780" calcext:value-type="float">
            <text:p><text:s/>405,780 </text:p>
          </table:table-cell>
          <table:table-cell office:value-type="float" office:value="388562" calcext:value-type="float">
            <text:p><text:s/>388,562 </text:p>
          </table:table-cell>
          <table:table-cell office:value-type="float" office:value="347412" calcext:value-type="float">
            <text:p><text:s/>347,412 </text:p>
          </table:table-cell>
          <table:table-cell office:value-type="float" office:value="340147" calcext:value-type="float">
            <text:p><text:s/>340,147 </text:p>
          </table:table-cell>
          <table:table-cell office:value-type="float" office:value="318212" calcext:value-type="float">
            <text:p><text:s/>318,212 </text:p>
          </table:table-cell>
          <table:table-cell office:value-type="float" office:value="273212" calcext:value-type="float">
            <text:p><text:s/>273,212 </text:p>
          </table:table-cell>
          <table:table-cell office:value-type="float" office:value="258064" calcext:value-type="float">
            <text:p><text:s/>258,064 </text:p>
          </table:table-cell>
          <table:table-cell office:value-type="float" office:value="239909" calcext:value-type="float">
            <text:p><text:s/>239,909 </text:p>
          </table:table-cell>
          <table:table-cell office:value-type="float" office:value="206046" calcext:value-type="float">
            <text:p><text:s/>206,046 </text:p>
          </table:table-cell>
          <table:table-cell office:value-type="float" office:value="158406" calcext:value-type="float">
            <text:p><text:s/>158,406 </text:p>
          </table:table-cell>
          <table:table-cell office:value-type="float" office:value="101993" calcext:value-type="float">
            <text:p><text:s/>101,993 </text:p>
          </table:table-cell>
          <table:table-cell office:value-type="float" office:value="82672" calcext:value-type="float">
            <text:p><text:s/>82,672 </text:p>
          </table:table-cell>
          <table:table-cell table:style-name="ce377" office:value-type="float" office:value="57665" calcext:value-type="float">
            <text:p><text:s/>57,665 </text:p>
          </table:table-cell>
          <table:table-cell table:style-name="ce377" office:value-type="float" office:value="25007" calcext:value-type="float">
            <text:p><text:s/>25,007 </text:p>
          </table:table-cell>
        </table:table-row>
        <table:table-row table:style-name="ro9">
          <table:table-cell office:value-type="float" office:value="1998" calcext:value-type="float">
            <text:p>1998</text:p>
          </table:table-cell>
          <table:table-cell office:value-type="string" calcext:value-type="string">
            <text:p>Persons</text:p>
          </table:table-cell>
          <table:table-cell office:value-type="float" office:value="5077070" calcext:value-type="float">
            <text:p><text:s/>5,077,070 </text:p>
          </table:table-cell>
          <table:table-cell office:value-type="float" office:value="296391" calcext:value-type="float">
            <text:p><text:s/>296,391 </text:p>
          </table:table-cell>
          <table:table-cell office:value-type="float" office:value="320702" calcext:value-type="float">
            <text:p><text:s/>320,702 </text:p>
          </table:table-cell>
          <table:table-cell office:value-type="float" office:value="323384" calcext:value-type="float">
            <text:p><text:s/>323,384 </text:p>
          </table:table-cell>
          <table:table-cell office:value-type="float" office:value="318316" calcext:value-type="float">
            <text:p><text:s/>318,316 </text:p>
          </table:table-cell>
          <table:table-cell office:value-type="float" office:value="309443" calcext:value-type="float">
            <text:p><text:s/>309,443 </text:p>
          </table:table-cell>
          <table:table-cell office:value-type="float" office:value="363331" calcext:value-type="float">
            <text:p><text:s/>363,331 </text:p>
          </table:table-cell>
          <table:table-cell office:value-type="float" office:value="402281" calcext:value-type="float">
            <text:p><text:s/>402,281 </text:p>
          </table:table-cell>
          <table:table-cell office:value-type="float" office:value="394317" calcext:value-type="float">
            <text:p><text:s/>394,317 </text:p>
          </table:table-cell>
          <table:table-cell office:value-type="float" office:value="355099" calcext:value-type="float">
            <text:p><text:s/>355,099 </text:p>
          </table:table-cell>
          <table:table-cell office:value-type="float" office:value="334198" calcext:value-type="float">
            <text:p><text:s/>334,198 </text:p>
          </table:table-cell>
          <table:table-cell office:value-type="float" office:value="330088" calcext:value-type="float">
            <text:p><text:s/>330,088 </text:p>
          </table:table-cell>
          <table:table-cell office:value-type="float" office:value="276440" calcext:value-type="float">
            <text:p><text:s/>276,440 </text:p>
          </table:table-cell>
          <table:table-cell office:value-type="float" office:value="260501" calcext:value-type="float">
            <text:p><text:s/>260,501 </text:p>
          </table:table-cell>
          <table:table-cell office:value-type="float" office:value="239765" calcext:value-type="float">
            <text:p><text:s/>239,765 </text:p>
          </table:table-cell>
          <table:table-cell office:value-type="float" office:value="205719" calcext:value-type="float">
            <text:p><text:s/>205,719 </text:p>
          </table:table-cell>
          <table:table-cell office:value-type="float" office:value="164503" calcext:value-type="float">
            <text:p><text:s/>164,503 </text:p>
          </table:table-cell>
          <table:table-cell office:value-type="float" office:value="97814" calcext:value-type="float">
            <text:p><text:s/>97,814 </text:p>
          </table:table-cell>
          <table:table-cell office:value-type="float" office:value="84778" calcext:value-type="float">
            <text:p><text:s/>84,778 </text:p>
          </table:table-cell>
          <table:table-cell table:style-name="ce377" office:value-type="float" office:value="58691" calcext:value-type="float">
            <text:p><text:s/>58,691 </text:p>
          </table:table-cell>
          <table:table-cell table:style-name="ce377" office:value-type="float" office:value="26087" calcext:value-type="float">
            <text:p><text:s/>26,087 </text:p>
          </table:table-cell>
        </table:table-row>
        <table:table-row table:style-name="ro9">
          <table:table-cell office:value-type="float" office:value="1999" calcext:value-type="float">
            <text:p>1999</text:p>
          </table:table-cell>
          <table:table-cell office:value-type="string" calcext:value-type="string">
            <text:p>Persons</text:p>
          </table:table-cell>
          <table:table-cell office:value-type="float" office:value="5071950" calcext:value-type="float">
            <text:p><text:s/>5,071,950 </text:p>
          </table:table-cell>
          <table:table-cell office:value-type="float" office:value="290311" calcext:value-type="float">
            <text:p><text:s/>290,311 </text:p>
          </table:table-cell>
          <table:table-cell office:value-type="float" office:value="318450" calcext:value-type="float">
            <text:p><text:s/>318,450 </text:p>
          </table:table-cell>
          <table:table-cell office:value-type="float" office:value="324619" calcext:value-type="float">
            <text:p><text:s/>324,619 </text:p>
          </table:table-cell>
          <table:table-cell office:value-type="float" office:value="317675" calcext:value-type="float">
            <text:p><text:s/>317,675 </text:p>
          </table:table-cell>
          <table:table-cell office:value-type="float" office:value="307382" calcext:value-type="float">
            <text:p><text:s/>307,382 </text:p>
          </table:table-cell>
          <table:table-cell office:value-type="float" office:value="346028" calcext:value-type="float">
            <text:p><text:s/>346,028 </text:p>
          </table:table-cell>
          <table:table-cell office:value-type="float" office:value="396509" calcext:value-type="float">
            <text:p><text:s/>396,509 </text:p>
          </table:table-cell>
          <table:table-cell office:value-type="float" office:value="399086" calcext:value-type="float">
            <text:p><text:s/>399,086 </text:p>
          </table:table-cell>
          <table:table-cell office:value-type="float" office:value="363114" calcext:value-type="float">
            <text:p><text:s/>363,114 </text:p>
          </table:table-cell>
          <table:table-cell office:value-type="float" office:value="332566" calcext:value-type="float">
            <text:p><text:s/>332,566 </text:p>
          </table:table-cell>
          <table:table-cell office:value-type="float" office:value="337997" calcext:value-type="float">
            <text:p><text:s/>337,997 </text:p>
          </table:table-cell>
          <table:table-cell office:value-type="float" office:value="280771" calcext:value-type="float">
            <text:p><text:s/>280,771 </text:p>
          </table:table-cell>
          <table:table-cell office:value-type="float" office:value="262370" calcext:value-type="float">
            <text:p><text:s/>262,370 </text:p>
          </table:table-cell>
          <table:table-cell office:value-type="float" office:value="238709" calcext:value-type="float">
            <text:p><text:s/>238,709 </text:p>
          </table:table-cell>
          <table:table-cell office:value-type="float" office:value="205711" calcext:value-type="float">
            <text:p><text:s/>205,711 </text:p>
          </table:table-cell>
          <table:table-cell office:value-type="float" office:value="170164" calcext:value-type="float">
            <text:p><text:s/>170,164 </text:p>
          </table:table-cell>
          <table:table-cell office:value-type="float" office:value="94352" calcext:value-type="float">
            <text:p><text:s/>94,352 </text:p>
          </table:table-cell>
          <table:table-cell office:value-type="float" office:value="86136" calcext:value-type="float">
            <text:p><text:s/>86,136 </text:p>
          </table:table-cell>
          <table:table-cell table:style-name="ce377" office:value-type="float" office:value="59041" calcext:value-type="float">
            <text:p><text:s/>59,041 </text:p>
          </table:table-cell>
          <table:table-cell table:style-name="ce377" office:value-type="float" office:value="27095" calcext:value-type="float">
            <text:p><text:s/>27,095 </text:p>
          </table:table-cell>
        </table:table-row>
        <table:table-row table:style-name="ro9">
          <table:table-cell office:value-type="float" office:value="2000" calcext:value-type="float">
            <text:p>2000</text:p>
          </table:table-cell>
          <table:table-cell office:value-type="string" calcext:value-type="string">
            <text:p>Persons</text:p>
          </table:table-cell>
          <table:table-cell office:value-type="float" office:value="5062940" calcext:value-type="float">
            <text:p><text:s/>5,062,940 </text:p>
          </table:table-cell>
          <table:table-cell office:value-type="float" office:value="283213" calcext:value-type="float">
            <text:p><text:s/>283,213 </text:p>
          </table:table-cell>
          <table:table-cell office:value-type="float" office:value="313342" calcext:value-type="float">
            <text:p><text:s/>313,342 </text:p>
          </table:table-cell>
          <table:table-cell office:value-type="float" office:value="322884" calcext:value-type="float">
            <text:p><text:s/>322,884 </text:p>
          </table:table-cell>
          <table:table-cell office:value-type="float" office:value="317896" calcext:value-type="float">
            <text:p><text:s/>317,896 </text:p>
          </table:table-cell>
          <table:table-cell office:value-type="float" office:value="309605" calcext:value-type="float">
            <text:p><text:s/>309,605 </text:p>
          </table:table-cell>
          <table:table-cell office:value-type="float" office:value="329972" calcext:value-type="float">
            <text:p><text:s/>329,972 </text:p>
          </table:table-cell>
          <table:table-cell office:value-type="float" office:value="386733" calcext:value-type="float">
            <text:p><text:s/>386,733 </text:p>
          </table:table-cell>
          <table:table-cell office:value-type="float" office:value="403058" calcext:value-type="float">
            <text:p><text:s/>403,058 </text:p>
          </table:table-cell>
          <table:table-cell office:value-type="float" office:value="371304" calcext:value-type="float">
            <text:p><text:s/>371,304 </text:p>
          </table:table-cell>
          <table:table-cell office:value-type="float" office:value="333356" calcext:value-type="float">
            <text:p><text:s/>333,356 </text:p>
          </table:table-cell>
          <table:table-cell office:value-type="float" office:value="345863" calcext:value-type="float">
            <text:p><text:s/>345,863 </text:p>
          </table:table-cell>
          <table:table-cell office:value-type="float" office:value="282993" calcext:value-type="float">
            <text:p><text:s/>282,993 </text:p>
          </table:table-cell>
          <table:table-cell office:value-type="float" office:value="263236" calcext:value-type="float">
            <text:p><text:s/>263,236 </text:p>
          </table:table-cell>
          <table:table-cell office:value-type="float" office:value="238638" calcext:value-type="float">
            <text:p><text:s/>238,638 </text:p>
          </table:table-cell>
          <table:table-cell office:value-type="float" office:value="206574" calcext:value-type="float">
            <text:p><text:s/>206,574 </text:p>
          </table:table-cell>
          <table:table-cell office:value-type="float" office:value="166177" calcext:value-type="float">
            <text:p><text:s/>166,177 </text:p>
          </table:table-cell>
          <table:table-cell office:value-type="float" office:value="100435" calcext:value-type="float">
            <text:p><text:s/>100,435 </text:p>
          </table:table-cell>
          <table:table-cell office:value-type="float" office:value="87661" calcext:value-type="float">
            <text:p><text:s/>87,661 </text:p>
          </table:table-cell>
          <table:table-cell table:style-name="ce377" office:value-type="float" office:value="59365" calcext:value-type="float">
            <text:p><text:s/>59,365 </text:p>
          </table:table-cell>
          <table:table-cell table:style-name="ce377" office:value-type="float" office:value="28296" calcext:value-type="float">
            <text:p><text:s/>28,296 </text:p>
          </table:table-cell>
        </table:table-row>
        <table:table-row table:style-name="ro9">
          <table:table-cell office:value-type="float" office:value="2001" calcext:value-type="float">
            <text:p>2001</text:p>
          </table:table-cell>
          <table:table-cell office:value-type="string" calcext:value-type="string">
            <text:p>Persons</text:p>
          </table:table-cell>
          <table:table-cell office:value-type="float" office:value="5064200" calcext:value-type="float">
            <text:p><text:s/>5,064,200 </text:p>
          </table:table-cell>
          <table:table-cell office:value-type="float" office:value="276261" calcext:value-type="float">
            <text:p><text:s/>276,261 </text:p>
          </table:table-cell>
          <table:table-cell office:value-type="float" office:value="305813" calcext:value-type="float">
            <text:p><text:s/>305,813 </text:p>
          </table:table-cell>
          <table:table-cell office:value-type="float" office:value="322923" calcext:value-type="float">
            <text:p><text:s/>322,923 </text:p>
          </table:table-cell>
          <table:table-cell office:value-type="float" office:value="317605" calcext:value-type="float">
            <text:p><text:s/>317,605 </text:p>
          </table:table-cell>
          <table:table-cell office:value-type="float" office:value="315395" calcext:value-type="float">
            <text:p><text:s/>315,395 </text:p>
          </table:table-cell>
          <table:table-cell office:value-type="float" office:value="314885" calcext:value-type="float">
            <text:p><text:s/>314,885 </text:p>
          </table:table-cell>
          <table:table-cell office:value-type="float" office:value="381237" calcext:value-type="float">
            <text:p><text:s/>381,237 </text:p>
          </table:table-cell>
          <table:table-cell office:value-type="float" office:value="403232" calcext:value-type="float">
            <text:p><text:s/>403,232 </text:p>
          </table:table-cell>
          <table:table-cell office:value-type="float" office:value="378888" calcext:value-type="float">
            <text:p><text:s/>378,888 </text:p>
          </table:table-cell>
          <table:table-cell office:value-type="float" office:value="338208" calcext:value-type="float">
            <text:p><text:s/>338,208 </text:p>
          </table:table-cell>
          <table:table-cell office:value-type="float" office:value="350883" calcext:value-type="float">
            <text:p><text:s/>350,883 </text:p>
          </table:table-cell>
          <table:table-cell office:value-type="float" office:value="290138" calcext:value-type="float">
            <text:p><text:s/>290,138 </text:p>
          </table:table-cell>
          <table:table-cell office:value-type="float" office:value="261551" calcext:value-type="float">
            <text:p><text:s/>261,551 </text:p>
          </table:table-cell>
          <table:table-cell office:value-type="float" office:value="239464" calcext:value-type="float">
            <text:p><text:s/>239,464 </text:p>
          </table:table-cell>
          <table:table-cell office:value-type="float" office:value="207178" calcext:value-type="float">
            <text:p><text:s/>207,178 </text:p>
          </table:table-cell>
          <table:table-cell office:value-type="float" office:value="165616" calcext:value-type="float">
            <text:p><text:s/>165,616 </text:p>
          </table:table-cell>
          <table:table-cell office:value-type="float" office:value="106129" calcext:value-type="float">
            <text:p><text:s/>106,129 </text:p>
          </table:table-cell>
          <table:table-cell office:value-type="float" office:value="88794" calcext:value-type="float">
            <text:p><text:s/>88,794 </text:p>
          </table:table-cell>
          <table:table-cell table:style-name="ce377" office:value-type="float" office:value="59409" calcext:value-type="float">
            <text:p><text:s/>59,409 </text:p>
          </table:table-cell>
          <table:table-cell table:style-name="ce377" office:value-type="float" office:value="29385" calcext:value-type="float">
            <text:p><text:s/>29,385 </text:p>
          </table:table-cell>
        </table:table-row>
        <table:table-row table:style-name="ro9">
          <table:table-cell office:value-type="float" office:value="2002" calcext:value-type="float">
            <text:p>2002</text:p>
          </table:table-cell>
          <table:table-cell office:value-type="string" calcext:value-type="string">
            <text:p>Persons</text:p>
          </table:table-cell>
          <table:table-cell office:value-type="float" office:value="5066000" calcext:value-type="float">
            <text:p><text:s/>5,066,000 </text:p>
          </table:table-cell>
          <table:table-cell office:value-type="float" office:value="269784" calcext:value-type="float">
            <text:p><text:s/>269,784 </text:p>
          </table:table-cell>
          <table:table-cell office:value-type="float" office:value="300341" calcext:value-type="float">
            <text:p><text:s/>300,341 </text:p>
          </table:table-cell>
          <table:table-cell office:value-type="float" office:value="322994" calcext:value-type="float">
            <text:p><text:s/>322,994 </text:p>
          </table:table-cell>
          <table:table-cell office:value-type="float" office:value="318594" calcext:value-type="float">
            <text:p><text:s/>318,594 </text:p>
          </table:table-cell>
          <table:table-cell office:value-type="float" office:value="323176" calcext:value-type="float">
            <text:p><text:s/>323,176 </text:p>
          </table:table-cell>
          <table:table-cell office:value-type="float" office:value="301388" calcext:value-type="float">
            <text:p><text:s/>301,388 </text:p>
          </table:table-cell>
          <table:table-cell office:value-type="float" office:value="370635" calcext:value-type="float">
            <text:p><text:s/>370,635 </text:p>
          </table:table-cell>
          <table:table-cell office:value-type="float" office:value="402702" calcext:value-type="float">
            <text:p><text:s/>402,702 </text:p>
          </table:table-cell>
          <table:table-cell office:value-type="float" office:value="386186" calcext:value-type="float">
            <text:p><text:s/>386,186 </text:p>
          </table:table-cell>
          <table:table-cell office:value-type="float" office:value="346196" calcext:value-type="float">
            <text:p><text:s/>346,196 </text:p>
          </table:table-cell>
          <table:table-cell office:value-type="float" office:value="337014" calcext:value-type="float">
            <text:p><text:s/>337,014 </text:p>
          </table:table-cell>
          <table:table-cell office:value-type="float" office:value="311948" calcext:value-type="float">
            <text:p><text:s/>311,948 </text:p>
          </table:table-cell>
          <table:table-cell office:value-type="float" office:value="262178" calcext:value-type="float">
            <text:p><text:s/>262,178 </text:p>
          </table:table-cell>
          <table:table-cell office:value-type="float" office:value="239601" calcext:value-type="float">
            <text:p><text:s/>239,601 </text:p>
          </table:table-cell>
          <table:table-cell office:value-type="float" office:value="209211" calcext:value-type="float">
            <text:p><text:s/>209,211 </text:p>
          </table:table-cell>
          <table:table-cell office:value-type="float" office:value="164386" calcext:value-type="float">
            <text:p><text:s/>164,386 </text:p>
          </table:table-cell>
          <table:table-cell office:value-type="float" office:value="111946" calcext:value-type="float">
            <text:p><text:s/>111,946 </text:p>
          </table:table-cell>
          <table:table-cell office:value-type="float" office:value="87720" calcext:value-type="float">
            <text:p><text:s/>87,720 </text:p>
          </table:table-cell>
          <table:table-cell table:style-name="ce377" office:value-type="float" office:value="58050" calcext:value-type="float">
            <text:p><text:s/>58,050 </text:p>
          </table:table-cell>
          <table:table-cell table:style-name="ce377" office:value-type="float" office:value="29670" calcext:value-type="float">
            <text:p><text:s/>29,670 </text:p>
          </table:table-cell>
        </table:table-row>
        <table:table-row table:style-name="ro9">
          <table:table-cell office:value-type="float" office:value="2003" calcext:value-type="float">
            <text:p>2003</text:p>
          </table:table-cell>
          <table:table-cell office:value-type="string" calcext:value-type="string">
            <text:p>Persons</text:p>
          </table:table-cell>
          <table:table-cell office:value-type="float" office:value="5068500" calcext:value-type="float">
            <text:p><text:s/>5,068,500 </text:p>
          </table:table-cell>
          <table:table-cell office:value-type="float" office:value="265124" calcext:value-type="float">
            <text:p><text:s/>265,124 </text:p>
          </table:table-cell>
          <table:table-cell office:value-type="float" office:value="295752" calcext:value-type="float">
            <text:p><text:s/>295,752 </text:p>
          </table:table-cell>
          <table:table-cell office:value-type="float" office:value="320033" calcext:value-type="float">
            <text:p><text:s/>320,033 </text:p>
          </table:table-cell>
          <table:table-cell office:value-type="float" office:value="320922" calcext:value-type="float">
            <text:p><text:s/>320,922 </text:p>
          </table:table-cell>
          <table:table-cell office:value-type="float" office:value="328490" calcext:value-type="float">
            <text:p><text:s/>328,490 </text:p>
          </table:table-cell>
          <table:table-cell office:value-type="float" office:value="293178" calcext:value-type="float">
            <text:p><text:s/>293,178 </text:p>
          </table:table-cell>
          <table:table-cell office:value-type="float" office:value="358583" calcext:value-type="float">
            <text:p><text:s/>358,583 </text:p>
          </table:table-cell>
          <table:table-cell office:value-type="float" office:value="400342" calcext:value-type="float">
            <text:p><text:s/>400,342 </text:p>
          </table:table-cell>
          <table:table-cell office:value-type="float" office:value="392871" calcext:value-type="float">
            <text:p><text:s/>392,871 </text:p>
          </table:table-cell>
          <table:table-cell office:value-type="float" office:value="353632" calcext:value-type="float">
            <text:p><text:s/>353,632 </text:p>
          </table:table-cell>
          <table:table-cell office:value-type="float" office:value="331546" calcext:value-type="float">
            <text:p><text:s/>331,546 </text:p>
          </table:table-cell>
          <table:table-cell office:value-type="float" office:value="323990" calcext:value-type="float">
            <text:p><text:s/>323,990 </text:p>
          </table:table-cell>
          <table:table-cell office:value-type="float" office:value="265506" calcext:value-type="float">
            <text:p><text:s/>265,506 </text:p>
          </table:table-cell>
          <table:table-cell office:value-type="float" office:value="242219" calcext:value-type="float">
            <text:p><text:s/>242,219 </text:p>
          </table:table-cell>
          <table:table-cell office:value-type="float" office:value="210215" calcext:value-type="float">
            <text:p><text:s/>210,215 </text:p>
          </table:table-cell>
          <table:table-cell office:value-type="float" office:value="164579" calcext:value-type="float">
            <text:p><text:s/>164,579 </text:p>
          </table:table-cell>
          <table:table-cell office:value-type="float" office:value="116211" calcext:value-type="float">
            <text:p><text:s/>116,211 </text:p>
          </table:table-cell>
          <table:table-cell office:value-type="float" office:value="85307" calcext:value-type="float">
            <text:p><text:s/>85,307 </text:p>
          </table:table-cell>
          <table:table-cell table:style-name="ce377" office:value-type="float" office:value="55450" calcext:value-type="float">
            <text:p><text:s/>55,450 </text:p>
          </table:table-cell>
          <table:table-cell table:style-name="ce377" office:value-type="float" office:value="29857" calcext:value-type="float">
            <text:p><text:s/>29,857 </text:p>
          </table:table-cell>
        </table:table-row>
        <table:table-row table:style-name="ro9">
          <table:table-cell office:value-type="float" office:value="2004" calcext:value-type="float">
            <text:p>2004</text:p>
          </table:table-cell>
          <table:table-cell office:value-type="string" calcext:value-type="string">
            <text:p>Persons</text:p>
          </table:table-cell>
          <table:table-cell office:value-type="float" office:value="5084300" calcext:value-type="float">
            <text:p><text:s/>5,084,300 </text:p>
          </table:table-cell>
          <table:table-cell office:value-type="float" office:value="263725" calcext:value-type="float">
            <text:p><text:s/>263,725 </text:p>
          </table:table-cell>
          <table:table-cell office:value-type="float" office:value="292012" calcext:value-type="float">
            <text:p><text:s/>292,012 </text:p>
          </table:table-cell>
          <table:table-cell office:value-type="float" office:value="318895" calcext:value-type="float">
            <text:p><text:s/>318,895 </text:p>
          </table:table-cell>
          <table:table-cell office:value-type="float" office:value="322550" calcext:value-type="float">
            <text:p><text:s/>322,550 </text:p>
          </table:table-cell>
          <table:table-cell office:value-type="float" office:value="330116" calcext:value-type="float">
            <text:p><text:s/>330,116 </text:p>
          </table:table-cell>
          <table:table-cell office:value-type="float" office:value="295046" calcext:value-type="float">
            <text:p><text:s/>295,046 </text:p>
          </table:table-cell>
          <table:table-cell office:value-type="float" office:value="344896" calcext:value-type="float">
            <text:p><text:s/>344,896 </text:p>
          </table:table-cell>
          <table:table-cell office:value-type="float" office:value="396818" calcext:value-type="float">
            <text:p><text:s/>396,818 </text:p>
          </table:table-cell>
          <table:table-cell office:value-type="float" office:value="399112" calcext:value-type="float">
            <text:p><text:s/>399,112 </text:p>
          </table:table-cell>
          <table:table-cell office:value-type="float" office:value="362082" calcext:value-type="float">
            <text:p><text:s/>362,082 </text:p>
          </table:table-cell>
          <table:table-cell office:value-type="float" office:value="330384" calcext:value-type="float">
            <text:p><text:s/>330,384 </text:p>
          </table:table-cell>
          <table:table-cell office:value-type="float" office:value="332800" calcext:value-type="float">
            <text:p><text:s/>332,800 </text:p>
          </table:table-cell>
          <table:table-cell office:value-type="float" office:value="270604" calcext:value-type="float">
            <text:p><text:s/>270,604 </text:p>
          </table:table-cell>
          <table:table-cell office:value-type="float" office:value="244668" calcext:value-type="float">
            <text:p><text:s/>244,668 </text:p>
          </table:table-cell>
          <table:table-cell office:value-type="float" office:value="210492" calcext:value-type="float">
            <text:p><text:s/>210,492 </text:p>
          </table:table-cell>
          <table:table-cell office:value-type="float" office:value="165495" calcext:value-type="float">
            <text:p><text:s/>165,495 </text:p>
          </table:table-cell>
          <table:table-cell office:value-type="float" office:value="120416" calcext:value-type="float">
            <text:p><text:s/>120,416 </text:p>
          </table:table-cell>
          <table:table-cell office:value-type="float" office:value="84189" calcext:value-type="float">
            <text:p><text:s/>84,189 </text:p>
          </table:table-cell>
          <table:table-cell table:style-name="ce377" office:value-type="float" office:value="54024" calcext:value-type="float">
            <text:p><text:s/>54,024 </text:p>
          </table:table-cell>
          <table:table-cell table:style-name="ce377" office:value-type="float" office:value="30165" calcext:value-type="float">
            <text:p><text:s/>30,165 </text:p>
          </table:table-cell>
        </table:table-row>
        <table:table-row table:style-name="ro9">
          <table:table-cell office:value-type="float" office:value="2005" calcext:value-type="float">
            <text:p>2005</text:p>
          </table:table-cell>
          <table:table-cell office:value-type="string" calcext:value-type="string">
            <text:p>Persons</text:p>
          </table:table-cell>
          <table:table-cell office:value-type="float" office:value="5110200" calcext:value-type="float">
            <text:p><text:s/>5,110,200 </text:p>
          </table:table-cell>
          <table:table-cell office:value-type="float" office:value="265494" calcext:value-type="float">
            <text:p><text:s/>265,494 </text:p>
          </table:table-cell>
          <table:table-cell office:value-type="float" office:value="288076" calcext:value-type="float">
            <text:p><text:s/>288,076 </text:p>
          </table:table-cell>
          <table:table-cell office:value-type="float" office:value="315456" calcext:value-type="float">
            <text:p><text:s/>315,456 </text:p>
          </table:table-cell>
          <table:table-cell office:value-type="float" office:value="322788" calcext:value-type="float">
            <text:p><text:s/>322,788 </text:p>
          </table:table-cell>
          <table:table-cell office:value-type="float" office:value="335667" calcext:value-type="float">
            <text:p><text:s/>335,667 </text:p>
          </table:table-cell>
          <table:table-cell office:value-type="float" office:value="302798" calcext:value-type="float">
            <text:p><text:s/>302,798 </text:p>
          </table:table-cell>
          <table:table-cell office:value-type="float" office:value="334064" calcext:value-type="float">
            <text:p><text:s/>334,064 </text:p>
          </table:table-cell>
          <table:table-cell office:value-type="float" office:value="390035" calcext:value-type="float">
            <text:p><text:s/>390,035 </text:p>
          </table:table-cell>
          <table:table-cell office:value-type="float" office:value="406046" calcext:value-type="float">
            <text:p><text:s/>406,046 </text:p>
          </table:table-cell>
          <table:table-cell office:value-type="float" office:value="370864" calcext:value-type="float">
            <text:p><text:s/>370,864 </text:p>
          </table:table-cell>
          <table:table-cell office:value-type="float" office:value="331859" calcext:value-type="float">
            <text:p><text:s/>331,859 </text:p>
          </table:table-cell>
          <table:table-cell office:value-type="float" office:value="341282" calcext:value-type="float">
            <text:p><text:s/>341,282 </text:p>
          </table:table-cell>
          <table:table-cell office:value-type="float" office:value="273453" calcext:value-type="float">
            <text:p><text:s/>273,453 </text:p>
          </table:table-cell>
          <table:table-cell office:value-type="float" office:value="245840" calcext:value-type="float">
            <text:p><text:s/>245,840 </text:p>
          </table:table-cell>
          <table:table-cell office:value-type="float" office:value="211563" calcext:value-type="float">
            <text:p><text:s/>211,563 </text:p>
          </table:table-cell>
          <table:table-cell office:value-type="float" office:value="167298" calcext:value-type="float">
            <text:p><text:s/>167,298 </text:p>
          </table:table-cell>
          <table:table-cell office:value-type="float" office:value="118256" calcext:value-type="float">
            <text:p><text:s/>118,256 </text:p>
          </table:table-cell>
          <table:table-cell office:value-type="float" office:value="89361" calcext:value-type="float">
            <text:p><text:s/>89,361 </text:p>
          </table:table-cell>
          <table:table-cell table:style-name="ce377" office:value-type="float" office:value="58751" calcext:value-type="float">
            <text:p><text:s/>58,751 </text:p>
          </table:table-cell>
          <table:table-cell table:style-name="ce377" office:value-type="float" office:value="30610" calcext:value-type="float">
            <text:p><text:s/>30,610 </text:p>
          </table:table-cell>
        </table:table-row>
        <table:table-row table:style-name="ro9">
          <table:table-cell office:value-type="float" office:value="2006" calcext:value-type="float">
            <text:p>2006</text:p>
          </table:table-cell>
          <table:table-cell office:value-type="string" calcext:value-type="string">
            <text:p>Persons</text:p>
          </table:table-cell>
          <table:table-cell office:value-type="float" office:value="5133000" calcext:value-type="float">
            <text:p><text:s/>5,133,000 </text:p>
          </table:table-cell>
          <table:table-cell office:value-type="float" office:value="267887" calcext:value-type="float">
            <text:p><text:s/>267,887 </text:p>
          </table:table-cell>
          <table:table-cell office:value-type="float" office:value="283176" calcext:value-type="float">
            <text:p><text:s/>283,176 </text:p>
          </table:table-cell>
          <table:table-cell office:value-type="float" office:value="310396" calcext:value-type="float">
            <text:p><text:s/>310,396 </text:p>
          </table:table-cell>
          <table:table-cell office:value-type="float" office:value="325046" calcext:value-type="float">
            <text:p><text:s/>325,046 </text:p>
          </table:table-cell>
          <table:table-cell office:value-type="float" office:value="338427" calcext:value-type="float">
            <text:p><text:s/>338,427 </text:p>
          </table:table-cell>
          <table:table-cell office:value-type="float" office:value="312153" calcext:value-type="float">
            <text:p><text:s/>312,153 </text:p>
          </table:table-cell>
          <table:table-cell office:value-type="float" office:value="321753" calcext:value-type="float">
            <text:p><text:s/>321,753 </text:p>
          </table:table-cell>
          <table:table-cell office:value-type="float" office:value="386490" calcext:value-type="float">
            <text:p><text:s/>386,490 </text:p>
          </table:table-cell>
          <table:table-cell office:value-type="float" office:value="407675" calcext:value-type="float">
            <text:p><text:s/>407,675 </text:p>
          </table:table-cell>
          <table:table-cell office:value-type="float" office:value="378713" calcext:value-type="float">
            <text:p><text:s/>378,713 </text:p>
          </table:table-cell>
          <table:table-cell office:value-type="float" office:value="336583" calcext:value-type="float">
            <text:p><text:s/>336,583 </text:p>
          </table:table-cell>
          <table:table-cell office:value-type="float" office:value="346378" calcext:value-type="float">
            <text:p><text:s/>346,378 </text:p>
          </table:table-cell>
          <table:table-cell office:value-type="float" office:value="280548" calcext:value-type="float">
            <text:p><text:s/>280,548 </text:p>
          </table:table-cell>
          <table:table-cell office:value-type="float" office:value="244329" calcext:value-type="float">
            <text:p><text:s/>244,329 </text:p>
          </table:table-cell>
          <table:table-cell office:value-type="float" office:value="212774" calcext:value-type="float">
            <text:p><text:s/>212,774 </text:p>
          </table:table-cell>
          <table:table-cell office:value-type="float" office:value="168617" calcext:value-type="float">
            <text:p><text:s/>168,617 </text:p>
          </table:table-cell>
          <table:table-cell office:value-type="float" office:value="118180" calcext:value-type="float">
            <text:p><text:s/>118,180 </text:p>
          </table:table-cell>
          <table:table-cell office:value-type="float" office:value="93875" calcext:value-type="float">
            <text:p><text:s/>93,875 </text:p>
          </table:table-cell>
          <table:table-cell table:style-name="ce377" office:value-type="float" office:value="63227" calcext:value-type="float">
            <text:p><text:s/>63,227 </text:p>
          </table:table-cell>
          <table:table-cell table:style-name="ce377" office:value-type="float" office:value="30648" calcext:value-type="float">
            <text:p><text:s/>30,648 </text:p>
          </table:table-cell>
        </table:table-row>
        <table:table-row table:style-name="ro9">
          <table:table-cell office:value-type="float" office:value="2007" calcext:value-type="float">
            <text:p>2007</text:p>
          </table:table-cell>
          <table:table-cell office:value-type="string" calcext:value-type="string">
            <text:p>Persons</text:p>
          </table:table-cell>
          <table:table-cell office:value-type="float" office:value="5170000" calcext:value-type="float">
            <text:p><text:s/>5,170,000 </text:p>
          </table:table-cell>
          <table:table-cell office:value-type="float" office:value="274307" calcext:value-type="float">
            <text:p><text:s/>274,307 </text:p>
          </table:table-cell>
          <table:table-cell office:value-type="float" office:value="277032" calcext:value-type="float">
            <text:p><text:s/>277,032 </text:p>
          </table:table-cell>
          <table:table-cell office:value-type="float" office:value="306907" calcext:value-type="float">
            <text:p><text:s/>306,907 </text:p>
          </table:table-cell>
          <table:table-cell office:value-type="float" office:value="329271" calcext:value-type="float">
            <text:p><text:s/>329,271 </text:p>
          </table:table-cell>
          <table:table-cell office:value-type="float" office:value="341579" calcext:value-type="float">
            <text:p><text:s/>341,579 </text:p>
          </table:table-cell>
          <table:table-cell office:value-type="float" office:value="326534" calcext:value-type="float">
            <text:p><text:s/>326,534 </text:p>
          </table:table-cell>
          <table:table-cell office:value-type="float" office:value="311583" calcext:value-type="float">
            <text:p><text:s/>311,583 </text:p>
          </table:table-cell>
          <table:table-cell office:value-type="float" office:value="379780" calcext:value-type="float">
            <text:p><text:s/>379,780 </text:p>
          </table:table-cell>
          <table:table-cell office:value-type="float" office:value="409130" calcext:value-type="float">
            <text:p><text:s/>409,130 </text:p>
          </table:table-cell>
          <table:table-cell office:value-type="float" office:value="387047" calcext:value-type="float">
            <text:p><text:s/>387,047 </text:p>
          </table:table-cell>
          <table:table-cell office:value-type="float" office:value="345038" calcext:value-type="float">
            <text:p><text:s/>345,038 </text:p>
          </table:table-cell>
          <table:table-cell office:value-type="float" office:value="333022" calcext:value-type="float">
            <text:p><text:s/>333,022 </text:p>
          </table:table-cell>
          <table:table-cell office:value-type="float" office:value="302741" calcext:value-type="float">
            <text:p><text:s/>302,741 </text:p>
          </table:table-cell>
          <table:table-cell office:value-type="float" office:value="245594" calcext:value-type="float">
            <text:p><text:s/>245,594 </text:p>
          </table:table-cell>
          <table:table-cell office:value-type="float" office:value="213870" calcext:value-type="float">
            <text:p><text:s/>213,870 </text:p>
          </table:table-cell>
          <table:table-cell office:value-type="float" office:value="171605" calcext:value-type="float">
            <text:p><text:s/>171,605 </text:p>
          </table:table-cell>
          <table:table-cell office:value-type="float" office:value="118251" calcext:value-type="float">
            <text:p><text:s/>118,251 </text:p>
          </table:table-cell>
          <table:table-cell office:value-type="float" office:value="96709" calcext:value-type="float">
            <text:p><text:s/>96,709 </text:p>
          </table:table-cell>
          <table:table-cell table:style-name="ce377" office:value-type="float" office:value="66860" calcext:value-type="float">
            <text:p><text:s/>66,860 </text:p>
          </table:table-cell>
          <table:table-cell table:style-name="ce377" office:value-type="float" office:value="29849" calcext:value-type="float">
            <text:p><text:s/>29,849 </text:p>
          </table:table-cell>
        </table:table-row>
        <table:table-row table:style-name="ro9">
          <table:table-cell office:value-type="float" office:value="2008" calcext:value-type="float">
            <text:p>2008</text:p>
          </table:table-cell>
          <table:table-cell office:value-type="string" calcext:value-type="string">
            <text:p>Persons</text:p>
          </table:table-cell>
          <table:table-cell office:value-type="float" office:value="5202900" calcext:value-type="float">
            <text:p><text:s/>5,202,900 </text:p>
          </table:table-cell>
          <table:table-cell office:value-type="float" office:value="282076" calcext:value-type="float">
            <text:p><text:s/>282,076 </text:p>
          </table:table-cell>
          <table:table-cell office:value-type="float" office:value="272218" calcext:value-type="float">
            <text:p><text:s/>272,218 </text:p>
          </table:table-cell>
          <table:table-cell office:value-type="float" office:value="303788" calcext:value-type="float">
            <text:p><text:s/>303,788 </text:p>
          </table:table-cell>
          <table:table-cell office:value-type="float" office:value="329127" calcext:value-type="float">
            <text:p><text:s/>329,127 </text:p>
          </table:table-cell>
          <table:table-cell office:value-type="float" office:value="346685" calcext:value-type="float">
            <text:p><text:s/>346,685 </text:p>
          </table:table-cell>
          <table:table-cell office:value-type="float" office:value="336480" calcext:value-type="float">
            <text:p><text:s/>336,480 </text:p>
          </table:table-cell>
          <table:table-cell office:value-type="float" office:value="306527" calcext:value-type="float">
            <text:p><text:s/>306,527 </text:p>
          </table:table-cell>
          <table:table-cell office:value-type="float" office:value="369874" calcext:value-type="float">
            <text:p><text:s/>369,874 </text:p>
          </table:table-cell>
          <table:table-cell office:value-type="float" office:value="407778" calcext:value-type="float">
            <text:p><text:s/>407,778 </text:p>
          </table:table-cell>
          <table:table-cell office:value-type="float" office:value="395209" calcext:value-type="float">
            <text:p><text:s/>395,209 </text:p>
          </table:table-cell>
          <table:table-cell office:value-type="float" office:value="352726" calcext:value-type="float">
            <text:p><text:s/>352,726 </text:p>
          </table:table-cell>
          <table:table-cell office:value-type="float" office:value="327680" calcext:value-type="float">
            <text:p><text:s/>327,680 </text:p>
          </table:table-cell>
          <table:table-cell office:value-type="float" office:value="314971" calcext:value-type="float">
            <text:p><text:s/>314,971 </text:p>
          </table:table-cell>
          <table:table-cell office:value-type="float" office:value="249403" calcext:value-type="float">
            <text:p><text:s/>249,403 </text:p>
          </table:table-cell>
          <table:table-cell office:value-type="float" office:value="216897" calcext:value-type="float">
            <text:p><text:s/>216,897 </text:p>
          </table:table-cell>
          <table:table-cell office:value-type="float" office:value="173548" calcext:value-type="float">
            <text:p><text:s/>173,548 </text:p>
          </table:table-cell>
          <table:table-cell office:value-type="float" office:value="119216" calcext:value-type="float">
            <text:p><text:s/>119,216 </text:p>
          </table:table-cell>
          <table:table-cell office:value-type="float" office:value="98697" calcext:value-type="float">
            <text:p><text:s/>98,697 </text:p>
          </table:table-cell>
          <table:table-cell table:style-name="ce377" office:value-type="float" office:value="69561" calcext:value-type="float">
            <text:p><text:s/>69,561 </text:p>
          </table:table-cell>
          <table:table-cell table:style-name="ce377" office:value-type="float" office:value="29136" calcext:value-type="float">
            <text:p><text:s/>29,136 </text:p>
          </table:table-cell>
        </table:table-row>
        <table:table-row table:style-name="ro9">
          <table:table-cell office:value-type="float" office:value="2009" calcext:value-type="float">
            <text:p>2009</text:p>
          </table:table-cell>
          <table:table-cell office:value-type="string" calcext:value-type="string">
            <text:p>Persons</text:p>
          </table:table-cell>
          <table:table-cell office:value-type="float" office:value="5231900" calcext:value-type="float">
            <text:p><text:s/>5,231,900 </text:p>
          </table:table-cell>
          <table:table-cell office:value-type="float" office:value="287506" calcext:value-type="float">
            <text:p><text:s/>287,506 </text:p>
          </table:table-cell>
          <table:table-cell office:value-type="float" office:value="269584" calcext:value-type="float">
            <text:p><text:s/>269,584 </text:p>
          </table:table-cell>
          <table:table-cell office:value-type="float" office:value="300139" calcext:value-type="float">
            <text:p><text:s/>300,139 </text:p>
          </table:table-cell>
          <table:table-cell office:value-type="float" office:value="332321" calcext:value-type="float">
            <text:p><text:s/>332,321 </text:p>
          </table:table-cell>
          <table:table-cell office:value-type="float" office:value="348701" calcext:value-type="float">
            <text:p><text:s/>348,701 </text:p>
          </table:table-cell>
          <table:table-cell office:value-type="float" office:value="339974" calcext:value-type="float">
            <text:p><text:s/>339,974 </text:p>
          </table:table-cell>
          <table:table-cell office:value-type="float" office:value="309453" calcext:value-type="float">
            <text:p><text:s/>309,453 </text:p>
          </table:table-cell>
          <table:table-cell office:value-type="float" office:value="357521" calcext:value-type="float">
            <text:p><text:s/>357,521 </text:p>
          </table:table-cell>
          <table:table-cell office:value-type="float" office:value="404027" calcext:value-type="float">
            <text:p><text:s/>404,027 </text:p>
          </table:table-cell>
          <table:table-cell office:value-type="float" office:value="401606" calcext:value-type="float">
            <text:p><text:s/>401,606 </text:p>
          </table:table-cell>
          <table:table-cell office:value-type="float" office:value="361126" calcext:value-type="float">
            <text:p><text:s/>361,126 </text:p>
          </table:table-cell>
          <table:table-cell office:value-type="float" office:value="326055" calcext:value-type="float">
            <text:p><text:s/>326,055 </text:p>
          </table:table-cell>
          <table:table-cell office:value-type="float" office:value="323312" calcext:value-type="float">
            <text:p><text:s/>323,312 </text:p>
          </table:table-cell>
          <table:table-cell office:value-type="float" office:value="254007" calcext:value-type="float">
            <text:p><text:s/>254,007 </text:p>
          </table:table-cell>
          <table:table-cell office:value-type="float" office:value="219659" calcext:value-type="float">
            <text:p><text:s/>219,659 </text:p>
          </table:table-cell>
          <table:table-cell office:value-type="float" office:value="174779" calcext:value-type="float">
            <text:p><text:s/>174,779 </text:p>
          </table:table-cell>
          <table:table-cell office:value-type="float" office:value="120838" calcext:value-type="float">
            <text:p><text:s/>120,838 </text:p>
          </table:table-cell>
          <table:table-cell office:value-type="float" office:value="101292" calcext:value-type="float">
            <text:p><text:s/>101,292 </text:p>
          </table:table-cell>
          <table:table-cell table:style-name="ce377" office:value-type="float" office:value="72220" calcext:value-type="float">
            <text:p><text:s/>72,220 </text:p>
          </table:table-cell>
          <table:table-cell table:style-name="ce377" office:value-type="float" office:value="29072" calcext:value-type="float">
            <text:p><text:s/>29,072 </text:p>
          </table:table-cell>
        </table:table-row>
        <table:table-row table:style-name="ro9">
          <table:table-cell office:value-type="float" office:value="2010" calcext:value-type="float">
            <text:p>2010</text:p>
          </table:table-cell>
          <table:table-cell office:value-type="string" calcext:value-type="string">
            <text:p>Persons</text:p>
          </table:table-cell>
          <table:table-cell office:value-type="float" office:value="5262200" calcext:value-type="float">
            <text:p><text:s/>5,262,200 </text:p>
          </table:table-cell>
          <table:table-cell office:value-type="float" office:value="290920" calcext:value-type="float">
            <text:p><text:s/>290,920 </text:p>
          </table:table-cell>
          <table:table-cell office:value-type="float" office:value="269598" calcext:value-type="float">
            <text:p><text:s/>269,598 </text:p>
          </table:table-cell>
          <table:table-cell office:value-type="float" office:value="295701" calcext:value-type="float">
            <text:p><text:s/>295,701 </text:p>
          </table:table-cell>
          <table:table-cell office:value-type="float" office:value="331826" calcext:value-type="float">
            <text:p><text:s/>331,826 </text:p>
          </table:table-cell>
          <table:table-cell office:value-type="float" office:value="353723" calcext:value-type="float">
            <text:p><text:s/>353,723 </text:p>
          </table:table-cell>
          <table:table-cell office:value-type="float" office:value="342901" calcext:value-type="float">
            <text:p><text:s/>342,901 </text:p>
          </table:table-cell>
          <table:table-cell office:value-type="float" office:value="315516" calcext:value-type="float">
            <text:p><text:s/>315,516 </text:p>
          </table:table-cell>
          <table:table-cell office:value-type="float" office:value="346915" calcext:value-type="float">
            <text:p><text:s/>346,915 </text:p>
          </table:table-cell>
          <table:table-cell office:value-type="float" office:value="396734" calcext:value-type="float">
            <text:p><text:s/>396,734 </text:p>
          </table:table-cell>
          <table:table-cell office:value-type="float" office:value="408456" calcext:value-type="float">
            <text:p><text:s/>408,456 </text:p>
          </table:table-cell>
          <table:table-cell office:value-type="float" office:value="369104" calcext:value-type="float">
            <text:p><text:s/>369,104 </text:p>
          </table:table-cell>
          <table:table-cell office:value-type="float" office:value="327270" calcext:value-type="float">
            <text:p><text:s/>327,270 </text:p>
          </table:table-cell>
          <table:table-cell office:value-type="float" office:value="331314" calcext:value-type="float">
            <text:p><text:s/>331,314 </text:p>
          </table:table-cell>
          <table:table-cell office:value-type="float" office:value="256983" calcext:value-type="float">
            <text:p><text:s/>256,983 </text:p>
          </table:table-cell>
          <table:table-cell office:value-type="float" office:value="221092" calcext:value-type="float">
            <text:p><text:s/>221,092 </text:p>
          </table:table-cell>
          <table:table-cell office:value-type="float" office:value="177100" calcext:value-type="float">
            <text:p><text:s/>177,100 </text:p>
          </table:table-cell>
          <table:table-cell office:value-type="float" office:value="123136" calcext:value-type="float">
            <text:p><text:s/>123,136 </text:p>
          </table:table-cell>
          <table:table-cell office:value-type="float" office:value="103911" calcext:value-type="float">
            <text:p><text:s/>103,911 </text:p>
          </table:table-cell>
          <table:table-cell table:style-name="ce377" office:value-type="float" office:value="71481" calcext:value-type="float">
            <text:p><text:s/>71,481 </text:p>
          </table:table-cell>
          <table:table-cell table:style-name="ce377" office:value-type="float" office:value="32430" calcext:value-type="float">
            <text:p><text:s/>32,430 </text:p>
          </table:table-cell>
        </table:table-row>
        <table:table-row table:style-name="ro9">
          <table:table-cell office:value-type="float" office:value="2011" calcext:value-type="float">
            <text:p>2011</text:p>
          </table:table-cell>
          <table:table-cell office:value-type="string" calcext:value-type="string">
            <text:p>Persons</text:p>
          </table:table-cell>
          <table:table-cell office:value-type="float" office:value="5299900" calcext:value-type="float">
            <text:p><text:s/>5,299,900 </text:p>
          </table:table-cell>
          <table:table-cell office:value-type="float" office:value="293586" calcext:value-type="float">
            <text:p><text:s/>293,586 </text:p>
          </table:table-cell>
          <table:table-cell office:value-type="float" office:value="270900" calcext:value-type="float">
            <text:p><text:s/>270,900 </text:p>
          </table:table-cell>
          <table:table-cell office:value-type="float" office:value="290266" calcext:value-type="float">
            <text:p><text:s/>290,266 </text:p>
          </table:table-cell>
          <table:table-cell office:value-type="float" office:value="326831" calcext:value-type="float">
            <text:p><text:s/>326,831 </text:p>
          </table:table-cell>
          <table:table-cell office:value-type="float" office:value="365580" calcext:value-type="float">
            <text:p><text:s/>365,580 </text:p>
          </table:table-cell>
          <table:table-cell office:value-type="float" office:value="346349" calcext:value-type="float">
            <text:p><text:s/>346,349 </text:p>
          </table:table-cell>
          <table:table-cell office:value-type="float" office:value="323786" calcext:value-type="float">
            <text:p><text:s/>323,786 </text:p>
          </table:table-cell>
          <table:table-cell office:value-type="float" office:value="336101" calcext:value-type="float">
            <text:p><text:s/>336,101 </text:p>
          </table:table-cell>
          <table:table-cell office:value-type="float" office:value="393664" calcext:value-type="float">
            <text:p><text:s/>393,664 </text:p>
          </table:table-cell>
          <table:table-cell office:value-type="float" office:value="410769" calcext:value-type="float">
            <text:p><text:s/>410,769 </text:p>
          </table:table-cell>
          <table:table-cell office:value-type="float" office:value="377317" calcext:value-type="float">
            <text:p><text:s/>377,317 </text:p>
          </table:table-cell>
          <table:table-cell office:value-type="float" office:value="331924" calcext:value-type="float">
            <text:p><text:s/>331,924 </text:p>
          </table:table-cell>
          <table:table-cell office:value-type="float" office:value="336463" calcext:value-type="float">
            <text:p><text:s/>336,463 </text:p>
          </table:table-cell>
          <table:table-cell office:value-type="float" office:value="264413" calcext:value-type="float">
            <text:p><text:s/>264,413 </text:p>
          </table:table-cell>
          <table:table-cell office:value-type="float" office:value="220367" calcext:value-type="float">
            <text:p><text:s/>220,367 </text:p>
          </table:table-cell>
          <table:table-cell office:value-type="float" office:value="179144" calcext:value-type="float">
            <text:p><text:s/>179,144 </text:p>
          </table:table-cell>
          <table:table-cell office:value-type="float" office:value="125396" calcext:value-type="float">
            <text:p><text:s/>125,396 </text:p>
          </table:table-cell>
          <table:table-cell office:value-type="float" office:value="107044" calcext:value-type="float">
            <text:p><text:s/>107,044 </text:p>
          </table:table-cell>
          <table:table-cell table:style-name="ce377" office:value-type="float" office:value="71875" calcext:value-type="float">
            <text:p><text:s/>71,875 </text:p>
          </table:table-cell>
          <table:table-cell table:style-name="ce377" office:value-type="float" office:value="35169" calcext:value-type="float">
            <text:p><text:s/>35,169 </text:p>
          </table:table-cell>
        </table:table-row>
        <table:table-row table:style-name="ro9">
          <table:table-cell office:value-type="float" office:value="2012" calcext:value-type="float">
            <text:p>2012</text:p>
          </table:table-cell>
          <table:table-cell office:value-type="string" calcext:value-type="string">
            <text:p>Persons</text:p>
          </table:table-cell>
          <table:table-cell office:value-type="float" office:value="5313600" calcext:value-type="float">
            <text:p><text:s/>5,313,600 </text:p>
          </table:table-cell>
          <table:table-cell office:value-type="float" office:value="295790" calcext:value-type="float">
            <text:p><text:s/>295,790 </text:p>
          </table:table-cell>
          <table:table-cell office:value-type="float" office:value="275597" calcext:value-type="float">
            <text:p><text:s/>275,597 </text:p>
          </table:table-cell>
          <table:table-cell office:value-type="float" office:value="281578" calcext:value-type="float">
            <text:p><text:s/>281,578 </text:p>
          </table:table-cell>
          <table:table-cell office:value-type="float" office:value="318936" calcext:value-type="float">
            <text:p><text:s/>318,936 </text:p>
          </table:table-cell>
          <table:table-cell office:value-type="float" office:value="371337" calcext:value-type="float">
            <text:p><text:s/>371,337 </text:p>
          </table:table-cell>
          <table:table-cell office:value-type="float" office:value="347332" calcext:value-type="float">
            <text:p><text:s/>347,332 </text:p>
          </table:table-cell>
          <table:table-cell office:value-type="float" office:value="332937" calcext:value-type="float">
            <text:p><text:s/>332,937 </text:p>
          </table:table-cell>
          <table:table-cell office:value-type="float" office:value="321989" calcext:value-type="float">
            <text:p><text:s/>321,989 </text:p>
          </table:table-cell>
          <table:table-cell office:value-type="float" office:value="385471" calcext:value-type="float">
            <text:p><text:s/>385,471 </text:p>
          </table:table-cell>
          <table:table-cell office:value-type="float" office:value="410266" calcext:value-type="float">
            <text:p><text:s/>410,266 </text:p>
          </table:table-cell>
          <table:table-cell office:value-type="float" office:value="384707" calcext:value-type="float">
            <text:p><text:s/>384,707 </text:p>
          </table:table-cell>
          <table:table-cell office:value-type="float" office:value="339296" calcext:value-type="float">
            <text:p><text:s/>339,296 </text:p>
          </table:table-cell>
          <table:table-cell office:value-type="float" office:value="322623" calcext:value-type="float">
            <text:p><text:s/>322,623 </text:p>
          </table:table-cell>
          <table:table-cell office:value-type="float" office:value="285745" calcext:value-type="float">
            <text:p><text:s/>285,745 </text:p>
          </table:table-cell>
          <table:table-cell office:value-type="float" office:value="221543" calcext:value-type="float">
            <text:p><text:s/>221,543 </text:p>
          </table:table-cell>
          <table:table-cell office:value-type="float" office:value="180599" calcext:value-type="float">
            <text:p><text:s/>180,599 </text:p>
          </table:table-cell>
          <table:table-cell office:value-type="float" office:value="128627" calcext:value-type="float">
            <text:p><text:s/>128,627 </text:p>
          </table:table-cell>
          <table:table-cell office:value-type="float" office:value="109227" calcext:value-type="float">
            <text:p><text:s/>109,227 </text:p>
          </table:table-cell>
          <table:table-cell table:style-name="ce377" office:value-type="float" office:value="72322" calcext:value-type="float">
            <text:p><text:s/>72,322 </text:p>
          </table:table-cell>
          <table:table-cell table:style-name="ce377" office:value-type="float" office:value="36905" calcext:value-type="float">
            <text:p><text:s/>36,905 </text:p>
          </table:table-cell>
        </table:table-row>
        <table:table-row table:style-name="ro9">
          <table:table-cell office:value-type="float" office:value="2013" calcext:value-type="float">
            <text:p>2013</text:p>
          </table:table-cell>
          <table:table-cell office:value-type="string" calcext:value-type="string">
            <text:p>Persons</text:p>
          </table:table-cell>
          <table:table-cell office:value-type="float" office:value="5327700" calcext:value-type="float">
            <text:p><text:s/>5,327,700 </text:p>
          </table:table-cell>
          <table:table-cell office:value-type="float" office:value="294043" calcext:value-type="float">
            <text:p><text:s/>294,043 </text:p>
          </table:table-cell>
          <table:table-cell office:value-type="float" office:value="282697" calcext:value-type="float">
            <text:p><text:s/>282,697 </text:p>
          </table:table-cell>
          <table:table-cell office:value-type="float" office:value="275132" calcext:value-type="float">
            <text:p><text:s/>275,132 </text:p>
          </table:table-cell>
          <table:table-cell office:value-type="float" office:value="313499" calcext:value-type="float">
            <text:p><text:s/>313,499 </text:p>
          </table:table-cell>
          <table:table-cell office:value-type="float" office:value="370277" calcext:value-type="float">
            <text:p><text:s/>370,277 </text:p>
          </table:table-cell>
          <table:table-cell office:value-type="float" office:value="352075" calcext:value-type="float">
            <text:p><text:s/>352,075 </text:p>
          </table:table-cell>
          <table:table-cell office:value-type="float" office:value="340709" calcext:value-type="float">
            <text:p><text:s/>340,709 </text:p>
          </table:table-cell>
          <table:table-cell office:value-type="float" office:value="314110" calcext:value-type="float">
            <text:p><text:s/>314,110 </text:p>
          </table:table-cell>
          <table:table-cell office:value-type="float" office:value="374276" calcext:value-type="float">
            <text:p><text:s/>374,276 </text:p>
          </table:table-cell>
          <table:table-cell office:value-type="float" office:value="407817" calcext:value-type="float">
            <text:p><text:s/>407,817 </text:p>
          </table:table-cell>
          <table:table-cell office:value-type="float" office:value="392436" calcext:value-type="float">
            <text:p><text:s/>392,436 </text:p>
          </table:table-cell>
          <table:table-cell office:value-type="float" office:value="346422" calcext:value-type="float">
            <text:p><text:s/>346,422 </text:p>
          </table:table-cell>
          <table:table-cell office:value-type="float" office:value="317309" calcext:value-type="float">
            <text:p><text:s/>317,309 </text:p>
          </table:table-cell>
          <table:table-cell office:value-type="float" office:value="297382" calcext:value-type="float">
            <text:p><text:s/>297,382 </text:p>
          </table:table-cell>
          <table:table-cell office:value-type="float" office:value="224920" calcext:value-type="float">
            <text:p><text:s/>224,920 </text:p>
          </table:table-cell>
          <table:table-cell office:value-type="float" office:value="183543" calcext:value-type="float">
            <text:p><text:s/>183,543 </text:p>
          </table:table-cell>
          <table:table-cell office:value-type="float" office:value="130325" calcext:value-type="float">
            <text:p><text:s/>130,325 </text:p>
          </table:table-cell>
          <table:table-cell office:value-type="float" office:value="110728" calcext:value-type="float">
            <text:p><text:s/>110,728 </text:p>
          </table:table-cell>
          <table:table-cell table:style-name="ce377" office:value-type="float" office:value="73038" calcext:value-type="float">
            <text:p><text:s/>73,038 </text:p>
          </table:table-cell>
          <table:table-cell table:style-name="ce377" office:value-type="float" office:value="37690" calcext:value-type="float">
            <text:p><text:s/>37,690 </text:p>
          </table:table-cell>
        </table:table-row>
        <table:table-row table:style-name="ro9">
          <table:table-cell office:value-type="float" office:value="2014" calcext:value-type="float">
            <text:p>2014</text:p>
          </table:table-cell>
          <table:table-cell office:value-type="string" calcext:value-type="string">
            <text:p>Persons</text:p>
          </table:table-cell>
          <table:table-cell office:value-type="float" office:value="5347600" calcext:value-type="float">
            <text:p><text:s/>5,347,600 </text:p>
          </table:table-cell>
          <table:table-cell office:value-type="float" office:value="291857" calcext:value-type="float">
            <text:p><text:s/>291,857 </text:p>
          </table:table-cell>
          <table:table-cell office:value-type="float" office:value="288721" calcext:value-type="float">
            <text:p><text:s/>288,721 </text:p>
          </table:table-cell>
          <table:table-cell office:value-type="float" office:value="271899" calcext:value-type="float">
            <text:p><text:s/>271,899 </text:p>
          </table:table-cell>
          <table:table-cell office:value-type="float" office:value="308271" calcext:value-type="float">
            <text:p><text:s/>308,271 </text:p>
          </table:table-cell>
          <table:table-cell office:value-type="float" office:value="368541" calcext:value-type="float">
            <text:p><text:s/>368,541 </text:p>
          </table:table-cell>
          <table:table-cell office:value-type="float" office:value="357558" calcext:value-type="float">
            <text:p><text:s/>357,558 </text:p>
          </table:table-cell>
          <table:table-cell office:value-type="float" office:value="343682" calcext:value-type="float">
            <text:p><text:s/>343,682 </text:p>
          </table:table-cell>
          <table:table-cell office:value-type="float" office:value="314957" calcext:value-type="float">
            <text:p><text:s/>314,957 </text:p>
          </table:table-cell>
          <table:table-cell office:value-type="float" office:value="360888" calcext:value-type="float">
            <text:p><text:s/>360,888 </text:p>
          </table:table-cell>
          <table:table-cell office:value-type="float" office:value="403678" calcext:value-type="float">
            <text:p><text:s/>403,678 </text:p>
          </table:table-cell>
          <table:table-cell office:value-type="float" office:value="398635" calcext:value-type="float">
            <text:p><text:s/>398,635 </text:p>
          </table:table-cell>
          <table:table-cell office:value-type="float" office:value="354653" calcext:value-type="float">
            <text:p><text:s/>354,653 </text:p>
          </table:table-cell>
          <table:table-cell office:value-type="float" office:value="315810" calcext:value-type="float">
            <text:p><text:s/>315,810 </text:p>
          </table:table-cell>
          <table:table-cell office:value-type="float" office:value="305577" calcext:value-type="float">
            <text:p><text:s/>305,577 </text:p>
          </table:table-cell>
          <table:table-cell office:value-type="float" office:value="229635" calcext:value-type="float">
            <text:p><text:s/>229,635 </text:p>
          </table:table-cell>
          <table:table-cell office:value-type="float" office:value="186414" calcext:value-type="float">
            <text:p><text:s/>186,414 </text:p>
          </table:table-cell>
          <table:table-cell office:value-type="float" office:value="132443" calcext:value-type="float">
            <text:p><text:s/>132,443 </text:p>
          </table:table-cell>
          <table:table-cell office:value-type="float" office:value="114381" calcext:value-type="float">
            <text:p><text:s/>114,381 </text:p>
          </table:table-cell>
          <table:table-cell table:style-name="ce377" office:value-type="float" office:value="74829" calcext:value-type="float">
            <text:p><text:s/>74,829 </text:p>
          </table:table-cell>
          <table:table-cell table:style-name="ce377" office:value-type="float" office:value="39552" calcext:value-type="float">
            <text:p><text:s/>39,552 </text:p>
          </table:table-cell>
        </table:table-row>
        <table:table-row table:style-name="ro9">
          <table:table-cell office:value-type="float" office:value="2015" calcext:value-type="float">
            <text:p>2015</text:p>
          </table:table-cell>
          <table:table-cell office:value-type="string" calcext:value-type="string">
            <text:p>Persons</text:p>
          </table:table-cell>
          <table:table-cell office:value-type="float" office:value="5373000" calcext:value-type="float">
            <text:p><text:s/>5,373,000 </text:p>
          </table:table-cell>
          <table:table-cell office:value-type="float" office:value="291174" calcext:value-type="float">
            <text:p><text:s/>291,174 </text:p>
          </table:table-cell>
          <table:table-cell office:value-type="float" office:value="292356" calcext:value-type="float">
            <text:p><text:s/>292,356 </text:p>
          </table:table-cell>
          <table:table-cell office:value-type="float" office:value="272142" calcext:value-type="float">
            <text:p><text:s/>272,142 </text:p>
          </table:table-cell>
          <table:table-cell office:value-type="float" office:value="303983" calcext:value-type="float">
            <text:p><text:s/>303,983 </text:p>
          </table:table-cell>
          <table:table-cell office:value-type="float" office:value="367670" calcext:value-type="float">
            <text:p><text:s/>367,670 </text:p>
          </table:table-cell>
          <table:table-cell office:value-type="float" office:value="363886" calcext:value-type="float">
            <text:p><text:s/>363,886 </text:p>
          </table:table-cell>
          <table:table-cell office:value-type="float" office:value="347900" calcext:value-type="float">
            <text:p><text:s/>347,900 </text:p>
          </table:table-cell>
          <table:table-cell office:value-type="float" office:value="320137" calcext:value-type="float">
            <text:p><text:s/>320,137 </text:p>
          </table:table-cell>
          <table:table-cell office:value-type="float" office:value="349825" calcext:value-type="float">
            <text:p><text:s/>349,825 </text:p>
          </table:table-cell>
          <table:table-cell office:value-type="float" office:value="395818" calcext:value-type="float">
            <text:p><text:s/>395,818 </text:p>
          </table:table-cell>
          <table:table-cell office:value-type="float" office:value="405293" calcext:value-type="float">
            <text:p><text:s/>405,293 </text:p>
          </table:table-cell>
          <table:table-cell office:value-type="float" office:value="362820" calcext:value-type="float">
            <text:p><text:s/>362,820 </text:p>
          </table:table-cell>
          <table:table-cell office:value-type="float" office:value="316998" calcext:value-type="float">
            <text:p><text:s/>316,998 </text:p>
          </table:table-cell>
          <table:table-cell office:value-type="float" office:value="312955" calcext:value-type="float">
            <text:p><text:s/>312,955 </text:p>
          </table:table-cell>
          <table:table-cell office:value-type="float" office:value="232326" calcext:value-type="float">
            <text:p><text:s/>232,326 </text:p>
          </table:table-cell>
          <table:table-cell office:value-type="float" office:value="187569" calcext:value-type="float">
            <text:p><text:s/>187,569 </text:p>
          </table:table-cell>
          <table:table-cell office:value-type="float" office:value="134341" calcext:value-type="float">
            <text:p><text:s/>134,341 </text:p>
          </table:table-cell>
          <table:table-cell office:value-type="float" office:value="115807" calcext:value-type="float">
            <text:p><text:s/>115,807 </text:p>
          </table:table-cell>
          <table:table-cell table:style-name="ce377" office:value-type="float" office:value="76012" calcext:value-type="float">
            <text:p><text:s/>76,012 </text:p>
          </table:table-cell>
          <table:table-cell table:style-name="ce377" office:value-type="float" office:value="39795" calcext:value-type="float">
            <text:p><text:s/>39,795 </text:p>
          </table:table-cell>
        </table:table-row>
        <table:table-row table:style-name="ro9">
          <table:table-cell office:value-type="float" office:value="2016" calcext:value-type="float">
            <text:p>2016</text:p>
          </table:table-cell>
          <table:table-cell office:value-type="string" calcext:value-type="string">
            <text:p>Persons</text:p>
          </table:table-cell>
          <table:table-cell office:value-type="float" office:value="5404700" calcext:value-type="float">
            <text:p><text:s/>5,404,700 </text:p>
          </table:table-cell>
          <table:table-cell office:value-type="float" office:value="287238" calcext:value-type="float">
            <text:p><text:s/>287,238 </text:p>
          </table:table-cell>
          <table:table-cell office:value-type="float" office:value="298862" calcext:value-type="float">
            <text:p><text:s/>298,862 </text:p>
          </table:table-cell>
          <table:table-cell office:value-type="float" office:value="274378" calcext:value-type="float">
            <text:p><text:s/>274,378 </text:p>
          </table:table-cell>
          <table:table-cell office:value-type="float" office:value="298660" calcext:value-type="float">
            <text:p><text:s/>298,660 </text:p>
          </table:table-cell>
          <table:table-cell office:value-type="float" office:value="363967" calcext:value-type="float">
            <text:p><text:s/>363,967 </text:p>
          </table:table-cell>
          <table:table-cell office:value-type="float" office:value="374124" calcext:value-type="float">
            <text:p><text:s/>374,124 </text:p>
          </table:table-cell>
          <table:table-cell office:value-type="float" office:value="351913" calcext:value-type="float">
            <text:p><text:s/>351,913 </text:p>
          </table:table-cell>
          <table:table-cell office:value-type="float" office:value="327753" calcext:value-type="float">
            <text:p><text:s/>327,753 </text:p>
          </table:table-cell>
          <table:table-cell office:value-type="float" office:value="337638" calcext:value-type="float">
            <text:p><text:s/>337,638 </text:p>
          </table:table-cell>
          <table:table-cell office:value-type="float" office:value="392251" calcext:value-type="float">
            <text:p><text:s/>392,251 </text:p>
          </table:table-cell>
          <table:table-cell office:value-type="float" office:value="406691" calcext:value-type="float">
            <text:p><text:s/>406,691 </text:p>
          </table:table-cell>
          <table:table-cell office:value-type="float" office:value="370821" calcext:value-type="float">
            <text:p><text:s/>370,821 </text:p>
          </table:table-cell>
          <table:table-cell office:value-type="float" office:value="321552" calcext:value-type="float">
            <text:p><text:s/>321,552 </text:p>
          </table:table-cell>
          <table:table-cell office:value-type="float" office:value="317524" calcext:value-type="float">
            <text:p><text:s/>317,524 </text:p>
          </table:table-cell>
          <table:table-cell office:value-type="float" office:value="239019" calcext:value-type="float">
            <text:p><text:s/>239,019 </text:p>
          </table:table-cell>
          <table:table-cell office:value-type="float" office:value="186846" calcext:value-type="float">
            <text:p><text:s/>186,846 </text:p>
          </table:table-cell>
          <table:table-cell office:value-type="float" office:value="136418" calcext:value-type="float">
            <text:p><text:s/>136,418 </text:p>
          </table:table-cell>
          <table:table-cell office:value-type="float" office:value="119045" calcext:value-type="float">
            <text:p><text:s/>119,045 </text:p>
          </table:table-cell>
          <table:table-cell table:style-name="ce377" office:value-type="float" office:value="77978" calcext:value-type="float">
            <text:p><text:s/>77,978 </text:p>
          </table:table-cell>
          <table:table-cell table:style-name="ce377" office:value-type="float" office:value="41067" calcext:value-type="float">
            <text:p><text:s/>41,067 </text:p>
          </table:table-cell>
        </table:table-row>
        <table:table-row table:style-name="ro9">
          <table:table-cell office:value-type="float" office:value="2017" calcext:value-type="float">
            <text:p>2017</text:p>
          </table:table-cell>
          <table:table-cell office:value-type="string" calcext:value-type="string">
            <text:p>Persons</text:p>
          </table:table-cell>
          <table:table-cell office:value-type="float" office:value="5424800" calcext:value-type="float">
            <text:p><text:s/>5,424,800 </text:p>
          </table:table-cell>
          <table:table-cell office:value-type="float" office:value="282106" calcext:value-type="float">
            <text:p><text:s/>282,106 </text:p>
          </table:table-cell>
          <table:table-cell office:value-type="float" office:value="301951" calcext:value-type="float">
            <text:p><text:s/>301,951 </text:p>
          </table:table-cell>
          <table:table-cell office:value-type="float" office:value="280097" calcext:value-type="float">
            <text:p><text:s/>280,097 </text:p>
          </table:table-cell>
          <table:table-cell office:value-type="float" office:value="290040" calcext:value-type="float">
            <text:p><text:s/>290,040 </text:p>
          </table:table-cell>
          <table:table-cell office:value-type="float" office:value="356609" calcext:value-type="float">
            <text:p><text:s/>356,609 </text:p>
          </table:table-cell>
          <table:table-cell office:value-type="float" office:value="382248" calcext:value-type="float">
            <text:p><text:s/>382,248 </text:p>
          </table:table-cell>
          <table:table-cell office:value-type="float" office:value="355080" calcext:value-type="float">
            <text:p><text:s/>355,080 </text:p>
          </table:table-cell>
          <table:table-cell office:value-type="float" office:value="339053" calcext:value-type="float">
            <text:p><text:s/>339,053 </text:p>
          </table:table-cell>
          <table:table-cell office:value-type="float" office:value="325033" calcext:value-type="float">
            <text:p><text:s/>325,033 </text:p>
          </table:table-cell>
          <table:table-cell office:value-type="float" office:value="385070" calcext:value-type="float">
            <text:p><text:s/>385,070 </text:p>
          </table:table-cell>
          <table:table-cell office:value-type="float" office:value="407049" calcext:value-type="float">
            <text:p><text:s/>407,049 </text:p>
          </table:table-cell>
          <table:table-cell office:value-type="float" office:value="378886" calcext:value-type="float">
            <text:p><text:s/>378,886 </text:p>
          </table:table-cell>
          <table:table-cell office:value-type="float" office:value="329011" calcext:value-type="float">
            <text:p><text:s/>329,011 </text:p>
          </table:table-cell>
          <table:table-cell office:value-type="float" office:value="305066" calcext:value-type="float">
            <text:p><text:s/>305,066 </text:p>
          </table:table-cell>
          <table:table-cell office:value-type="float" office:value="259530" calcext:value-type="float">
            <text:p><text:s/>259,530 </text:p>
          </table:table-cell>
          <table:table-cell office:value-type="float" office:value="188262" calcext:value-type="float">
            <text:p><text:s/>188,262 </text:p>
          </table:table-cell>
          <table:table-cell office:value-type="float" office:value="137893" calcext:value-type="float">
            <text:p><text:s/>137,893 </text:p>
          </table:table-cell>
          <table:table-cell office:value-type="float" office:value="121816" calcext:value-type="float">
            <text:p><text:s/>121,816 </text:p>
          </table:table-cell>
          <table:table-cell table:style-name="ce377" office:value-type="float" office:value="80091" calcext:value-type="float">
            <text:p><text:s/>80,091 </text:p>
          </table:table-cell>
          <table:table-cell table:style-name="ce377" office:value-type="float" office:value="41725" calcext:value-type="float">
            <text:p><text:s/>41,725 </text:p>
          </table:table-cell>
        </table:table-row>
        <table:table-row table:style-name="ro9">
          <table:table-cell office:value-type="float" office:value="2018" calcext:value-type="float">
            <text:p>2018</text:p>
          </table:table-cell>
          <table:table-cell office:value-type="string" calcext:value-type="string">
            <text:p>Persons</text:p>
          </table:table-cell>
          <table:table-cell office:value-type="float" office:value="5438100" calcext:value-type="float">
            <text:p><text:s/>5,438,100 </text:p>
          </table:table-cell>
          <table:table-cell office:value-type="float" office:value="276862" calcext:value-type="float">
            <text:p><text:s/>276,862 </text:p>
          </table:table-cell>
          <table:table-cell office:value-type="float" office:value="301089" calcext:value-type="float">
            <text:p><text:s/>301,089 </text:p>
          </table:table-cell>
          <table:table-cell office:value-type="float" office:value="287790" calcext:value-type="float">
            <text:p><text:s/>287,790 </text:p>
          </table:table-cell>
          <table:table-cell office:value-type="float" office:value="284564" calcext:value-type="float">
            <text:p><text:s/>284,564 </text:p>
          </table:table-cell>
          <table:table-cell office:value-type="float" office:value="350624" calcext:value-type="float">
            <text:p><text:s/>350,624 </text:p>
          </table:table-cell>
          <table:table-cell office:value-type="float" office:value="382340" calcext:value-type="float">
            <text:p><text:s/>382,340 </text:p>
          </table:table-cell>
          <table:table-cell office:value-type="float" office:value="361258" calcext:value-type="float">
            <text:p><text:s/>361,258 </text:p>
          </table:table-cell>
          <table:table-cell office:value-type="float" office:value="347997" calcext:value-type="float">
            <text:p><text:s/>347,997 </text:p>
          </table:table-cell>
          <table:table-cell office:value-type="float" office:value="317522" calcext:value-type="float">
            <text:p><text:s/>317,522 </text:p>
          </table:table-cell>
          <table:table-cell office:value-type="float" office:value="374287" calcext:value-type="float">
            <text:p><text:s/>374,287 </text:p>
          </table:table-cell>
          <table:table-cell office:value-type="float" office:value="404687" calcext:value-type="float">
            <text:p><text:s/>404,687 </text:p>
          </table:table-cell>
          <table:table-cell office:value-type="float" office:value="386660" calcext:value-type="float">
            <text:p><text:s/>386,660 </text:p>
          </table:table-cell>
          <table:table-cell office:value-type="float" office:value="336306" calcext:value-type="float">
            <text:p><text:s/>336,306 </text:p>
          </table:table-cell>
          <table:table-cell office:value-type="float" office:value="300413" calcext:value-type="float">
            <text:p><text:s/>300,413 </text:p>
          </table:table-cell>
          <table:table-cell office:value-type="float" office:value="270965" calcext:value-type="float">
            <text:p><text:s/>270,965 </text:p>
          </table:table-cell>
          <table:table-cell office:value-type="float" office:value="191102" calcext:value-type="float">
            <text:p><text:s/>191,102 </text:p>
          </table:table-cell>
          <table:table-cell office:value-type="float" office:value="140258" calcext:value-type="float">
            <text:p><text:s/>140,258 </text:p>
          </table:table-cell>
          <table:table-cell office:value-type="float" office:value="123376" calcext:value-type="float">
            <text:p><text:s/>123,376 </text:p>
          </table:table-cell>
          <table:table-cell table:style-name="ce377" office:value-type="float" office:value="81449" calcext:value-type="float">
            <text:p><text:s/>81,449 </text:p>
          </table:table-cell>
          <table:table-cell table:style-name="ce377" office:value-type="float" office:value="41927" calcext:value-type="float">
            <text:p><text:s/>41,927 </text:p>
          </table:table-cell>
        </table:table-row>
        <table:table-row table:style-name="ro9">
          <table:table-cell office:value-type="float" office:value="2019" calcext:value-type="float">
            <text:p>2019</text:p>
          </table:table-cell>
          <table:table-cell office:value-type="string" calcext:value-type="string">
            <text:p>Persons</text:p>
          </table:table-cell>
          <table:table-cell office:value-type="float" office:value="5463300" calcext:value-type="float">
            <text:p><text:s/>5,463,300 </text:p>
          </table:table-cell>
          <table:table-cell office:value-type="float" office:value="271715" calcext:value-type="float">
            <text:p><text:s/>271,715 </text:p>
          </table:table-cell>
          <table:table-cell office:value-type="float" office:value="299316" calcext:value-type="float">
            <text:p><text:s/>299,316 </text:p>
          </table:table-cell>
          <table:table-cell office:value-type="float" office:value="294674" calcext:value-type="float">
            <text:p><text:s/>294,674 </text:p>
          </table:table-cell>
          <table:table-cell office:value-type="float" office:value="281958" calcext:value-type="float">
            <text:p><text:s/>281,958 </text:p>
          </table:table-cell>
          <table:table-cell office:value-type="float" office:value="347456" calcext:value-type="float">
            <text:p><text:s/>347,456 </text:p>
          </table:table-cell>
          <table:table-cell office:value-type="float" office:value="382255" calcext:value-type="float">
            <text:p><text:s/>382,255 </text:p>
          </table:table-cell>
          <table:table-cell office:value-type="float" office:value="369463" calcext:value-type="float">
            <text:p><text:s/>369,463 </text:p>
          </table:table-cell>
          <table:table-cell office:value-type="float" office:value="352522" calcext:value-type="float">
            <text:p><text:s/>352,522 </text:p>
          </table:table-cell>
          <table:table-cell office:value-type="float" office:value="319432" calcext:value-type="float">
            <text:p><text:s/>319,432 </text:p>
          </table:table-cell>
          <table:table-cell office:value-type="float" office:value="361458" calcext:value-type="float">
            <text:p><text:s/>361,458 </text:p>
          </table:table-cell>
          <table:table-cell office:value-type="float" office:value="401090" calcext:value-type="float">
            <text:p><text:s/>401,090 </text:p>
          </table:table-cell>
          <table:table-cell office:value-type="float" office:value="393123" calcext:value-type="float">
            <text:p><text:s/>393,123 </text:p>
          </table:table-cell>
          <table:table-cell office:value-type="float" office:value="344693" calcext:value-type="float">
            <text:p><text:s/>344,693 </text:p>
          </table:table-cell>
          <table:table-cell office:value-type="float" office:value="299444" calcext:value-type="float">
            <text:p><text:s/>299,444 </text:p>
          </table:table-cell>
          <table:table-cell office:value-type="float" office:value="278856" calcext:value-type="float">
            <text:p><text:s/>278,856 </text:p>
          </table:table-cell>
          <table:table-cell office:value-type="float" office:value="195951" calcext:value-type="float">
            <text:p><text:s/>195,951 </text:p>
          </table:table-cell>
          <table:table-cell office:value-type="float" office:value="142807" calcext:value-type="float">
            <text:p><text:s/>142,807 </text:p>
          </table:table-cell>
          <table:table-cell office:value-type="float" office:value="127087" calcext:value-type="float">
            <text:p><text:s/>127,087 </text:p>
          </table:table-cell>
          <table:table-cell table:style-name="ce377" office:value-type="float" office:value="83429" calcext:value-type="float">
            <text:p><text:s/>83,429 </text:p>
          </table:table-cell>
          <table:table-cell table:style-name="ce377" office:value-type="float" office:value="43658" calcext:value-type="float">
            <text:p><text:s/>43,658 </text:p>
          </table:table-cell>
        </table:table-row>
        <table:table-row table:style-name="ro9">
          <table:table-cell office:value-type="float" office:value="2020" calcext:value-type="float">
            <text:p>2020</text:p>
          </table:table-cell>
          <table:table-cell office:value-type="string" calcext:value-type="string">
            <text:p>Persons</text:p>
          </table:table-cell>
          <table:table-cell office:value-type="float" office:value="5466000" calcext:value-type="float">
            <text:p><text:s/>5,466,000 </text:p>
          </table:table-cell>
          <table:table-cell office:value-type="float" office:value="263806" calcext:value-type="float">
            <text:p><text:s/>263,806 </text:p>
          </table:table-cell>
          <table:table-cell office:value-type="float" office:value="297903" calcext:value-type="float">
            <text:p><text:s/>297,903 </text:p>
          </table:table-cell>
          <table:table-cell office:value-type="float" office:value="298081" calcext:value-type="float">
            <text:p><text:s/>298,081 </text:p>
          </table:table-cell>
          <table:table-cell office:value-type="float" office:value="282120" calcext:value-type="float">
            <text:p><text:s/>282,120 </text:p>
          </table:table-cell>
          <table:table-cell office:value-type="float" office:value="341755" calcext:value-type="float">
            <text:p><text:s/>341,755 </text:p>
          </table:table-cell>
          <table:table-cell office:value-type="float" office:value="377204" calcext:value-type="float">
            <text:p><text:s/>377,204 </text:p>
          </table:table-cell>
          <table:table-cell office:value-type="float" office:value="374069" calcext:value-type="float">
            <text:p><text:s/>374,069 </text:p>
          </table:table-cell>
          <table:table-cell office:value-type="float" office:value="355666" calcext:value-type="float">
            <text:p><text:s/>355,666 </text:p>
          </table:table-cell>
          <table:table-cell office:value-type="float" office:value="324366" calcext:value-type="float">
            <text:p><text:s/>324,366 </text:p>
          </table:table-cell>
          <table:table-cell office:value-type="float" office:value="349924" calcext:value-type="float">
            <text:p><text:s/>349,924 </text:p>
          </table:table-cell>
          <table:table-cell office:value-type="float" office:value="393113" calcext:value-type="float">
            <text:p><text:s/>393,113 </text:p>
          </table:table-cell>
          <table:table-cell office:value-type="float" office:value="399344" calcext:value-type="float">
            <text:p><text:s/>399,344 </text:p>
          </table:table-cell>
          <table:table-cell office:value-type="float" office:value="352569" calcext:value-type="float">
            <text:p><text:s/>352,569 </text:p>
          </table:table-cell>
          <table:table-cell office:value-type="float" office:value="300433" calcext:value-type="float">
            <text:p><text:s/>300,433 </text:p>
          </table:table-cell>
          <table:table-cell office:value-type="float" office:value="285830" calcext:value-type="float">
            <text:p><text:s/>285,830 </text:p>
          </table:table-cell>
          <table:table-cell office:value-type="float" office:value="198210" calcext:value-type="float">
            <text:p><text:s/>198,210 </text:p>
          </table:table-cell>
          <table:table-cell office:value-type="float" office:value="143296" calcext:value-type="float">
            <text:p><text:s/>143,296 </text:p>
          </table:table-cell>
          <table:table-cell office:value-type="float" office:value="128311" calcext:value-type="float">
            <text:p><text:s/>128,311 </text:p>
          </table:table-cell>
          <table:table-cell table:style-name="ce377" office:value-type="float" office:value="84562" calcext:value-type="float">
            <text:p><text:s/>84,562 </text:p>
          </table:table-cell>
          <table:table-cell table:style-name="ce377" office:value-type="float" office:value="43749" calcext:value-type="float">
            <text:p><text:s/>43,749 </text:p>
          </table:table-cell>
        </table:table-row>
        <table:table-row table:style-name="ro9">
          <table:table-cell office:value-type="float" office:value="2021" calcext:value-type="float">
            <text:p>2021</text:p>
          </table:table-cell>
          <table:table-cell office:value-type="string" calcext:value-type="string">
            <text:p>Persons</text:p>
          </table:table-cell>
          <table:table-cell office:value-type="float" office:value="5479900" calcext:value-type="float">
            <text:p><text:s/>5,479,900 </text:p>
          </table:table-cell>
          <table:table-cell office:value-type="float" office:value="255437" calcext:value-type="float">
            <text:p><text:s/>255,437 </text:p>
          </table:table-cell>
          <table:table-cell office:value-type="float" office:value="293727" calcext:value-type="float">
            <text:p><text:s/>293,727 </text:p>
          </table:table-cell>
          <table:table-cell office:value-type="float" office:value="304566" calcext:value-type="float">
            <text:p><text:s/>304,566 </text:p>
          </table:table-cell>
          <table:table-cell office:value-type="float" office:value="283630" calcext:value-type="float">
            <text:p><text:s/>283,630 </text:p>
          </table:table-cell>
          <table:table-cell office:value-type="float" office:value="331978" calcext:value-type="float">
            <text:p><text:s/>331,978 </text:p>
          </table:table-cell>
          <table:table-cell office:value-type="float" office:value="370718" calcext:value-type="float">
            <text:p><text:s/>370,718 </text:p>
          </table:table-cell>
          <table:table-cell office:value-type="float" office:value="383333" calcext:value-type="float">
            <text:p><text:s/>383,333 </text:p>
          </table:table-cell>
          <table:table-cell office:value-type="float" office:value="359974" calcext:value-type="float">
            <text:p><text:s/>359,974 </text:p>
          </table:table-cell>
          <table:table-cell office:value-type="float" office:value="332551" calcext:value-type="float">
            <text:p><text:s/>332,551 </text:p>
          </table:table-cell>
          <table:table-cell office:value-type="float" office:value="338298" calcext:value-type="float">
            <text:p><text:s/>338,298 </text:p>
          </table:table-cell>
          <table:table-cell office:value-type="float" office:value="389791" calcext:value-type="float">
            <text:p><text:s/>389,791 </text:p>
          </table:table-cell>
          <table:table-cell office:value-type="float" office:value="401410" calcext:value-type="float">
            <text:p><text:s/>401,410 </text:p>
          </table:table-cell>
          <table:table-cell office:value-type="float" office:value="360626" calcext:value-type="float">
            <text:p><text:s/>360,626 </text:p>
          </table:table-cell>
          <table:table-cell office:value-type="float" office:value="305424" calcext:value-type="float">
            <text:p><text:s/>305,424 </text:p>
          </table:table-cell>
          <table:table-cell office:value-type="float" office:value="290154" calcext:value-type="float">
            <text:p><text:s/>290,154 </text:p>
          </table:table-cell>
          <table:table-cell office:value-type="float" office:value="204299" calcext:value-type="float">
            <text:p><text:s/>204,299 </text:p>
          </table:table-cell>
          <table:table-cell office:value-type="float" office:value="142675" calcext:value-type="float">
            <text:p><text:s/>142,675 </text:p>
          </table:table-cell>
          <table:table-cell office:value-type="float" office:value="131309" calcext:value-type="float">
            <text:p><text:s/>131,309 </text:p>
          </table:table-cell>
          <table:table-cell table:style-name="ce377" office:value-type="float" office:value="85988" calcext:value-type="float">
            <text:p><text:s/>85,988 </text:p>
          </table:table-cell>
          <table:table-cell table:style-name="ce377" office:value-type="float" office:value="45321" calcext:value-type="float">
            <text:p><text:s/>45,321 </text:p>
          </table:table-cell>
        </table:table-row>
        <table:table-row table:style-name="ro9">
          <table:table-cell office:value-type="float" office:value="1911" calcext:value-type="float">
            <text:p>1911</text:p>
          </table:table-cell>
          <table:table-cell office:value-type="string" calcext:value-type="string">
            <text:p>Males</text:p>
          </table:table-cell>
          <table:table-cell office:value-type="float" office:value="2304100" calcext:value-type="float">
            <text:p><text:s/>2,304,100 </text:p>
          </table:table-cell>
          <table:table-cell office:value-type="float" office:value="267517" calcext:value-type="float">
            <text:p><text:s/>267,517 </text:p>
          </table:table-cell>
          <table:table-cell office:value-type="float" office:value="257165" calcext:value-type="float">
            <text:p><text:s/>257,165 </text:p>
          </table:table-cell>
          <table:table-cell office:value-type="float" office:value="247374" calcext:value-type="float">
            <text:p><text:s/>247,374 </text:p>
          </table:table-cell>
          <table:table-cell office:value-type="float" office:value="230275" calcext:value-type="float">
            <text:p><text:s/>230,275 </text:p>
          </table:table-cell>
          <table:table-cell office:value-type="float" office:value="202986" calcext:value-type="float">
            <text:p><text:s/>202,986 </text:p>
          </table:table-cell>
          <table:table-cell office:value-type="float" office:value="181320" calcext:value-type="float">
            <text:p><text:s/>181,320 </text:p>
          </table:table-cell>
          <table:table-cell office:value-type="float" office:value="169895" calcext:value-type="float">
            <text:p><text:s/>169,895 </text:p>
          </table:table-cell>
          <table:table-cell office:value-type="float" office:value="155445" calcext:value-type="float">
            <text:p><text:s/>155,445 </text:p>
          </table:table-cell>
          <table:table-cell office:value-type="float" office:value="135599" calcext:value-type="float">
            <text:p><text:s/>135,599 </text:p>
          </table:table-cell>
          <table:table-cell office:value-type="float" office:value="113968" calcext:value-type="float">
            <text:p><text:s/>113,968 </text:p>
          </table:table-cell>
          <table:table-cell office:value-type="float" office:value="98664" calcext:value-type="float">
            <text:p><text:s/>98,664 </text:p>
          </table:table-cell>
          <table:table-cell office:value-type="float" office:value="78833" calcext:value-type="float">
            <text:p><text:s/>78,833 </text:p>
          </table:table-cell>
          <table:table-cell office:value-type="float" office:value="60481" calcext:value-type="float">
            <text:p><text:s/>60,481 </text:p>
          </table:table-cell>
          <table:table-cell office:value-type="float" office:value="45009" calcext:value-type="float">
            <text:p><text:s/>45,009 </text:p>
          </table:table-cell>
          <table:table-cell office:value-type="float" office:value="32245" calcext:value-type="float">
            <text:p><text:s/>32,245 </text:p>
          </table:table-cell>
          <table:table-cell office:value-type="float" office:value="17071" calcext:value-type="float">
            <text:p><text:s/>17,071 </text:p>
          </table:table-cell>
          <table:table-cell office:value-type="float" office:value="7230" calcext:value-type="float">
            <text:p><text:s/>7,230 </text:p>
          </table:table-cell>
          <table:table-cell office:value-type="float" office:value="3023" calcext:value-type="float">
            <text:p><text:s/>3,023 </text:p>
          </table:table-cell>
          <table:table-cell table:number-columns-repeated="2" office:value-type="string" office:string-value="[x]" calcext:value-type="string">
            <text:p><text:s/>[x] </text:p>
          </table:table-cell>
        </table:table-row>
        <table:table-row table:style-name="ro9">
          <table:table-cell office:value-type="float" office:value="1912" calcext:value-type="float">
            <text:p>1912</text:p>
          </table:table-cell>
          <table:table-cell office:value-type="string" calcext:value-type="string">
            <text:p>Males</text:p>
          </table:table-cell>
          <table:table-cell office:value-type="float" office:value="2299224" calcext:value-type="float">
            <text:p><text:s/>2,299,224 </text:p>
          </table:table-cell>
          <table:table-cell office:value-type="float" office:value="263338" calcext:value-type="float">
            <text:p><text:s/>263,338 </text:p>
          </table:table-cell>
          <table:table-cell office:value-type="float" office:value="255154" calcext:value-type="float">
            <text:p><text:s/>255,154 </text:p>
          </table:table-cell>
          <table:table-cell office:value-type="float" office:value="241819" calcext:value-type="float">
            <text:p><text:s/>241,819 </text:p>
          </table:table-cell>
          <table:table-cell office:value-type="float" office:value="227878" calcext:value-type="float">
            <text:p><text:s/>227,878 </text:p>
          </table:table-cell>
          <table:table-cell office:value-type="float" office:value="201489" calcext:value-type="float">
            <text:p><text:s/>201,489 </text:p>
          </table:table-cell>
          <table:table-cell office:value-type="float" office:value="179628" calcext:value-type="float">
            <text:p><text:s/>179,628 </text:p>
          </table:table-cell>
          <table:table-cell office:value-type="float" office:value="168952" calcext:value-type="float">
            <text:p><text:s/>168,952 </text:p>
          </table:table-cell>
          <table:table-cell office:value-type="float" office:value="156881" calcext:value-type="float">
            <text:p><text:s/>156,881 </text:p>
          </table:table-cell>
          <table:table-cell office:value-type="float" office:value="138814" calcext:value-type="float">
            <text:p><text:s/>138,814 </text:p>
          </table:table-cell>
          <table:table-cell office:value-type="float" office:value="115865" calcext:value-type="float">
            <text:p><text:s/>115,865 </text:p>
          </table:table-cell>
          <table:table-cell office:value-type="float" office:value="100438" calcext:value-type="float">
            <text:p><text:s/>100,438 </text:p>
          </table:table-cell>
          <table:table-cell office:value-type="float" office:value="81621" calcext:value-type="float">
            <text:p><text:s/>81,621 </text:p>
          </table:table-cell>
          <table:table-cell office:value-type="float" office:value="62289" calcext:value-type="float">
            <text:p><text:s/>62,289 </text:p>
          </table:table-cell>
          <table:table-cell office:value-type="float" office:value="45206" calcext:value-type="float">
            <text:p><text:s/>45,206 </text:p>
          </table:table-cell>
          <table:table-cell office:value-type="float" office:value="32217" calcext:value-type="float">
            <text:p><text:s/>32,217 </text:p>
          </table:table-cell>
          <table:table-cell office:value-type="float" office:value="17259" calcext:value-type="float">
            <text:p><text:s/>17,259 </text:p>
          </table:table-cell>
          <table:table-cell office:value-type="float" office:value="7254" calcext:value-type="float">
            <text:p><text:s/>7,254 </text:p>
          </table:table-cell>
          <table:table-cell office:value-type="float" office:value="3122" calcext:value-type="float">
            <text:p><text:s/>3,122 </text:p>
          </table:table-cell>
          <table:table-cell table:number-columns-repeated="2" office:value-type="string" office:string-value="[x]" calcext:value-type="string">
            <text:p><text:s/>[x] </text:p>
          </table:table-cell>
        </table:table-row>
        <table:table-row table:style-name="ro9">
          <table:table-cell office:value-type="float" office:value="1913" calcext:value-type="float">
            <text:p>1913</text:p>
          </table:table-cell>
          <table:table-cell office:value-type="string" calcext:value-type="string">
            <text:p>Males</text:p>
          </table:table-cell>
          <table:table-cell office:value-type="float" office:value="2292946" calcext:value-type="float">
            <text:p><text:s/>2,292,946 </text:p>
          </table:table-cell>
          <table:table-cell office:value-type="float" office:value="261513" calcext:value-type="float">
            <text:p><text:s/>261,513 </text:p>
          </table:table-cell>
          <table:table-cell office:value-type="float" office:value="253230" calcext:value-type="float">
            <text:p><text:s/>253,230 </text:p>
          </table:table-cell>
          <table:table-cell office:value-type="float" office:value="236870" calcext:value-type="float">
            <text:p><text:s/>236,870 </text:p>
          </table:table-cell>
          <table:table-cell office:value-type="float" office:value="224526" calcext:value-type="float">
            <text:p><text:s/>224,526 </text:p>
          </table:table-cell>
          <table:table-cell office:value-type="float" office:value="199090" calcext:value-type="float">
            <text:p><text:s/>199,090 </text:p>
          </table:table-cell>
          <table:table-cell office:value-type="float" office:value="177440" calcext:value-type="float">
            <text:p><text:s/>177,440 </text:p>
          </table:table-cell>
          <table:table-cell office:value-type="float" office:value="167089" calcext:value-type="float">
            <text:p><text:s/>167,089 </text:p>
          </table:table-cell>
          <table:table-cell office:value-type="float" office:value="157546" calcext:value-type="float">
            <text:p><text:s/>157,546 </text:p>
          </table:table-cell>
          <table:table-cell office:value-type="float" office:value="141441" calcext:value-type="float">
            <text:p><text:s/>141,441 </text:p>
          </table:table-cell>
          <table:table-cell office:value-type="float" office:value="118530" calcext:value-type="float">
            <text:p><text:s/>118,530 </text:p>
          </table:table-cell>
          <table:table-cell office:value-type="float" office:value="101559" calcext:value-type="float">
            <text:p><text:s/>101,559 </text:p>
          </table:table-cell>
          <table:table-cell office:value-type="float" office:value="84393" calcext:value-type="float">
            <text:p><text:s/>84,393 </text:p>
          </table:table-cell>
          <table:table-cell office:value-type="float" office:value="64370" calcext:value-type="float">
            <text:p><text:s/>64,370 </text:p>
          </table:table-cell>
          <table:table-cell office:value-type="float" office:value="45699" calcext:value-type="float">
            <text:p><text:s/>45,699 </text:p>
          </table:table-cell>
          <table:table-cell office:value-type="float" office:value="32082" calcext:value-type="float">
            <text:p><text:s/>32,082 </text:p>
          </table:table-cell>
          <table:table-cell office:value-type="float" office:value="17261" calcext:value-type="float">
            <text:p><text:s/>17,261 </text:p>
          </table:table-cell>
          <table:table-cell office:value-type="float" office:value="7279" calcext:value-type="float">
            <text:p><text:s/>7,279 </text:p>
          </table:table-cell>
          <table:table-cell office:value-type="float" office:value="3028" calcext:value-type="float">
            <text:p><text:s/>3,028 </text:p>
          </table:table-cell>
          <table:table-cell table:number-columns-repeated="2" office:value-type="string" office:string-value="[x]" calcext:value-type="string">
            <text:p><text:s/>[x] </text:p>
          </table:table-cell>
        </table:table-row>
        <table:table-row table:style-name="ro9">
          <table:table-cell office:value-type="float" office:value="1914" calcext:value-type="float">
            <text:p>1914</text:p>
          </table:table-cell>
          <table:table-cell office:value-type="string" calcext:value-type="string">
            <text:p>Males</text:p>
          </table:table-cell>
          <table:table-cell office:value-type="float" office:value="2302177" calcext:value-type="float">
            <text:p><text:s/>2,302,177 </text:p>
          </table:table-cell>
          <table:table-cell office:value-type="float" office:value="259866" calcext:value-type="float">
            <text:p><text:s/>259,866 </text:p>
          </table:table-cell>
          <table:table-cell office:value-type="float" office:value="252428" calcext:value-type="float">
            <text:p><text:s/>252,428 </text:p>
          </table:table-cell>
          <table:table-cell office:value-type="float" office:value="237353" calcext:value-type="float">
            <text:p><text:s/>237,353 </text:p>
          </table:table-cell>
          <table:table-cell office:value-type="float" office:value="223181" calcext:value-type="float">
            <text:p><text:s/>223,181 </text:p>
          </table:table-cell>
          <table:table-cell office:value-type="float" office:value="200810" calcext:value-type="float">
            <text:p><text:s/>200,810 </text:p>
          </table:table-cell>
          <table:table-cell office:value-type="float" office:value="177058" calcext:value-type="float">
            <text:p><text:s/>177,058 </text:p>
          </table:table-cell>
          <table:table-cell office:value-type="float" office:value="166539" calcext:value-type="float">
            <text:p><text:s/>166,539 </text:p>
          </table:table-cell>
          <table:table-cell office:value-type="float" office:value="157644" calcext:value-type="float">
            <text:p><text:s/>157,644 </text:p>
          </table:table-cell>
          <table:table-cell office:value-type="float" office:value="144205" calcext:value-type="float">
            <text:p><text:s/>144,205 </text:p>
          </table:table-cell>
          <table:table-cell office:value-type="float" office:value="121425" calcext:value-type="float">
            <text:p><text:s/>121,425 </text:p>
          </table:table-cell>
          <table:table-cell office:value-type="float" office:value="102623" calcext:value-type="float">
            <text:p><text:s/>102,623 </text:p>
          </table:table-cell>
          <table:table-cell office:value-type="float" office:value="86176" calcext:value-type="float">
            <text:p><text:s/>86,176 </text:p>
          </table:table-cell>
          <table:table-cell office:value-type="float" office:value="66540" calcext:value-type="float">
            <text:p><text:s/>66,540 </text:p>
          </table:table-cell>
          <table:table-cell office:value-type="float" office:value="46343" calcext:value-type="float">
            <text:p><text:s/>46,343 </text:p>
          </table:table-cell>
          <table:table-cell office:value-type="float" office:value="32124" calcext:value-type="float">
            <text:p><text:s/>32,124 </text:p>
          </table:table-cell>
          <table:table-cell office:value-type="float" office:value="17426" calcext:value-type="float">
            <text:p><text:s/>17,426 </text:p>
          </table:table-cell>
          <table:table-cell office:value-type="float" office:value="7335" calcext:value-type="float">
            <text:p><text:s/>7,335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9">
          <table:table-cell office:value-type="float" office:value="1915" calcext:value-type="float">
            <text:p>1915</text:p>
          </table:table-cell>
          <table:table-cell office:value-type="string" calcext:value-type="string">
            <text:p>Males</text:p>
          </table:table-cell>
          <table:table-cell office:value-type="float" office:value="2308119" calcext:value-type="float">
            <text:p><text:s/>2,308,119 </text:p>
          </table:table-cell>
          <table:table-cell office:value-type="float" office:value="258376" calcext:value-type="float">
            <text:p><text:s/>258,376 </text:p>
          </table:table-cell>
          <table:table-cell office:value-type="float" office:value="252183" calcext:value-type="float">
            <text:p><text:s/>252,183 </text:p>
          </table:table-cell>
          <table:table-cell office:value-type="float" office:value="241020" calcext:value-type="float">
            <text:p><text:s/>241,020 </text:p>
          </table:table-cell>
          <table:table-cell office:value-type="float" office:value="222623" calcext:value-type="float">
            <text:p><text:s/>222,623 </text:p>
          </table:table-cell>
          <table:table-cell office:value-type="float" office:value="199566" calcext:value-type="float">
            <text:p><text:s/>199,566 </text:p>
          </table:table-cell>
          <table:table-cell office:value-type="float" office:value="175313" calcext:value-type="float">
            <text:p><text:s/>175,313 </text:p>
          </table:table-cell>
          <table:table-cell office:value-type="float" office:value="164973" calcext:value-type="float">
            <text:p><text:s/>164,973 </text:p>
          </table:table-cell>
          <table:table-cell office:value-type="float" office:value="156952" calcext:value-type="float">
            <text:p><text:s/>156,952 </text:p>
          </table:table-cell>
          <table:table-cell office:value-type="float" office:value="146271" calcext:value-type="float">
            <text:p><text:s/>146,271 </text:p>
          </table:table-cell>
          <table:table-cell office:value-type="float" office:value="124055" calcext:value-type="float">
            <text:p><text:s/>124,055 </text:p>
          </table:table-cell>
          <table:table-cell office:value-type="float" office:value="103882" calcext:value-type="float">
            <text:p><text:s/>103,882 </text:p>
          </table:table-cell>
          <table:table-cell office:value-type="float" office:value="87278" calcext:value-type="float">
            <text:p><text:s/>87,278 </text:p>
          </table:table-cell>
          <table:table-cell office:value-type="float" office:value="68135" calcext:value-type="float">
            <text:p><text:s/>68,135 </text:p>
          </table:table-cell>
          <table:table-cell office:value-type="float" office:value="47130" calcext:value-type="float">
            <text:p><text:s/>47,130 </text:p>
          </table:table-cell>
          <table:table-cell office:value-type="float" office:value="32141" calcext:value-type="float">
            <text:p><text:s/>32,141 </text:p>
          </table:table-cell>
          <table:table-cell office:value-type="float" office:value="17601" calcext:value-type="float">
            <text:p><text:s/>17,601 </text:p>
          </table:table-cell>
          <table:table-cell office:value-type="float" office:value="7531" calcext:value-type="float">
            <text:p><text:s/>7,531 </text:p>
          </table:table-cell>
          <table:table-cell office:value-type="float" office:value="3089" calcext:value-type="float">
            <text:p><text:s/>3,089 </text:p>
          </table:table-cell>
          <table:table-cell table:number-columns-repeated="2" office:value-type="string" office:string-value="[x]" calcext:value-type="string">
            <text:p><text:s/>[x] </text:p>
          </table:table-cell>
        </table:table-row>
        <table:table-row table:style-name="ro9">
          <table:table-cell office:value-type="float" office:value="1916" calcext:value-type="float">
            <text:p>1916</text:p>
          </table:table-cell>
          <table:table-cell office:value-type="string" calcext:value-type="string">
            <text:p>Males</text:p>
          </table:table-cell>
          <table:table-cell office:value-type="float" office:value="2314279" calcext:value-type="float">
            <text:p><text:s/>2,314,279 </text:p>
          </table:table-cell>
          <table:table-cell office:value-type="float" office:value="253358" calcext:value-type="float">
            <text:p><text:s/>253,358 </text:p>
          </table:table-cell>
          <table:table-cell office:value-type="float" office:value="251903" calcext:value-type="float">
            <text:p><text:s/>251,903 </text:p>
          </table:table-cell>
          <table:table-cell office:value-type="float" office:value="244478" calcext:value-type="float">
            <text:p><text:s/>244,478 </text:p>
          </table:table-cell>
          <table:table-cell office:value-type="float" office:value="223278" calcext:value-type="float">
            <text:p><text:s/>223,278 </text:p>
          </table:table-cell>
          <table:table-cell office:value-type="float" office:value="198516" calcext:value-type="float">
            <text:p><text:s/>198,516 </text:p>
          </table:table-cell>
          <table:table-cell office:value-type="float" office:value="174209" calcext:value-type="float">
            <text:p><text:s/>174,209 </text:p>
          </table:table-cell>
          <table:table-cell office:value-type="float" office:value="163247" calcext:value-type="float">
            <text:p><text:s/>163,247 </text:p>
          </table:table-cell>
          <table:table-cell office:value-type="float" office:value="156180" calcext:value-type="float">
            <text:p><text:s/>156,180 </text:p>
          </table:table-cell>
          <table:table-cell office:value-type="float" office:value="148428" calcext:value-type="float">
            <text:p><text:s/>148,428 </text:p>
          </table:table-cell>
          <table:table-cell office:value-type="float" office:value="127734" calcext:value-type="float">
            <text:p><text:s/>127,734 </text:p>
          </table:table-cell>
          <table:table-cell office:value-type="float" office:value="105751" calcext:value-type="float">
            <text:p><text:s/>105,751 </text:p>
          </table:table-cell>
          <table:table-cell office:value-type="float" office:value="88438" calcext:value-type="float">
            <text:p><text:s/>88,438 </text:p>
          </table:table-cell>
          <table:table-cell office:value-type="float" office:value="69507" calcext:value-type="float">
            <text:p><text:s/>69,507 </text:p>
          </table:table-cell>
          <table:table-cell office:value-type="float" office:value="48423" calcext:value-type="float">
            <text:p><text:s/>48,423 </text:p>
          </table:table-cell>
          <table:table-cell office:value-type="float" office:value="31945" calcext:value-type="float">
            <text:p><text:s/>31,945 </text:p>
          </table:table-cell>
          <table:table-cell office:value-type="float" office:value="18059" calcext:value-type="float">
            <text:p><text:s/>18,059 </text:p>
          </table:table-cell>
          <table:table-cell office:value-type="float" office:value="7786" calcext:value-type="float">
            <text:p><text:s/>7,786 </text:p>
          </table:table-cell>
          <table:table-cell office:value-type="float" office:value="3039" calcext:value-type="float">
            <text:p><text:s/>3,039 </text:p>
          </table:table-cell>
          <table:table-cell table:number-columns-repeated="2" office:value-type="string" office:string-value="[x]" calcext:value-type="string">
            <text:p><text:s/>[x] </text:p>
          </table:table-cell>
        </table:table-row>
        <table:table-row table:style-name="ro9">
          <table:table-cell office:value-type="float" office:value="1917" calcext:value-type="float">
            <text:p>1917</text:p>
          </table:table-cell>
          <table:table-cell office:value-type="string" calcext:value-type="string">
            <text:p>Males</text:p>
          </table:table-cell>
          <table:table-cell office:value-type="float" office:value="2317930" calcext:value-type="float">
            <text:p><text:s/>2,317,930 </text:p>
          </table:table-cell>
          <table:table-cell office:value-type="float" office:value="246668" calcext:value-type="float">
            <text:p><text:s/>246,668 </text:p>
          </table:table-cell>
          <table:table-cell office:value-type="float" office:value="250745" calcext:value-type="float">
            <text:p><text:s/>250,745 </text:p>
          </table:table-cell>
          <table:table-cell office:value-type="float" office:value="246901" calcext:value-type="float">
            <text:p><text:s/>246,901 </text:p>
          </table:table-cell>
          <table:table-cell office:value-type="float" office:value="225162" calcext:value-type="float">
            <text:p><text:s/>225,162 </text:p>
          </table:table-cell>
          <table:table-cell office:value-type="float" office:value="197519" calcext:value-type="float">
            <text:p><text:s/>197,519 </text:p>
          </table:table-cell>
          <table:table-cell office:value-type="float" office:value="173334" calcext:value-type="float">
            <text:p><text:s/>173,334 </text:p>
          </table:table-cell>
          <table:table-cell office:value-type="float" office:value="161540" calcext:value-type="float">
            <text:p><text:s/>161,540 </text:p>
          </table:table-cell>
          <table:table-cell office:value-type="float" office:value="155359" calcext:value-type="float">
            <text:p><text:s/>155,359 </text:p>
          </table:table-cell>
          <table:table-cell office:value-type="float" office:value="149564" calcext:value-type="float">
            <text:p><text:s/>149,564 </text:p>
          </table:table-cell>
          <table:table-cell office:value-type="float" office:value="131434" calcext:value-type="float">
            <text:p><text:s/>131,434 </text:p>
          </table:table-cell>
          <table:table-cell office:value-type="float" office:value="108350" calcext:value-type="float">
            <text:p><text:s/>108,350 </text:p>
          </table:table-cell>
          <table:table-cell office:value-type="float" office:value="89668" calcext:value-type="float">
            <text:p><text:s/>89,668 </text:p>
          </table:table-cell>
          <table:table-cell office:value-type="float" office:value="70784" calcext:value-type="float">
            <text:p><text:s/>70,784 </text:p>
          </table:table-cell>
          <table:table-cell office:value-type="float" office:value="49755" calcext:value-type="float">
            <text:p><text:s/>49,755 </text:p>
          </table:table-cell>
          <table:table-cell office:value-type="float" office:value="31918" calcext:value-type="float">
            <text:p><text:s/>31,918 </text:p>
          </table:table-cell>
          <table:table-cell office:value-type="float" office:value="18204" calcext:value-type="float">
            <text:p><text:s/>18,204 </text:p>
          </table:table-cell>
          <table:table-cell office:value-type="float" office:value="8029" calcext:value-type="float">
            <text:p><text:s/>8,029 </text:p>
          </table:table-cell>
          <table:table-cell office:value-type="float" office:value="2996" calcext:value-type="float">
            <text:p><text:s/>2,996 </text:p>
          </table:table-cell>
          <table:table-cell table:number-columns-repeated="2" office:value-type="string" office:string-value="[x]" calcext:value-type="string">
            <text:p><text:s/>[x] </text:p>
          </table:table-cell>
        </table:table-row>
        <table:table-row table:style-name="ro9">
          <table:table-cell office:value-type="float" office:value="1918" calcext:value-type="float">
            <text:p>1918</text:p>
          </table:table-cell>
          <table:table-cell office:value-type="string" calcext:value-type="string">
            <text:p>Males</text:p>
          </table:table-cell>
          <table:table-cell office:value-type="float" office:value="2311607" calcext:value-type="float">
            <text:p><text:s/>2,311,607 </text:p>
          </table:table-cell>
          <table:table-cell office:value-type="float" office:value="235966" calcext:value-type="float">
            <text:p><text:s/>235,966 </text:p>
          </table:table-cell>
          <table:table-cell office:value-type="float" office:value="250609" calcext:value-type="float">
            <text:p><text:s/>250,609 </text:p>
          </table:table-cell>
          <table:table-cell office:value-type="float" office:value="248355" calcext:value-type="float">
            <text:p><text:s/>248,355 </text:p>
          </table:table-cell>
          <table:table-cell office:value-type="float" office:value="227321" calcext:value-type="float">
            <text:p><text:s/>227,321 </text:p>
          </table:table-cell>
          <table:table-cell office:value-type="float" office:value="193225" calcext:value-type="float">
            <text:p><text:s/>193,225 </text:p>
          </table:table-cell>
          <table:table-cell office:value-type="float" office:value="170155" calcext:value-type="float">
            <text:p><text:s/>170,155 </text:p>
          </table:table-cell>
          <table:table-cell office:value-type="float" office:value="158672" calcext:value-type="float">
            <text:p><text:s/>158,672 </text:p>
          </table:table-cell>
          <table:table-cell office:value-type="float" office:value="153680" calcext:value-type="float">
            <text:p><text:s/>153,680 </text:p>
          </table:table-cell>
          <table:table-cell office:value-type="float" office:value="149747" calcext:value-type="float">
            <text:p><text:s/>149,747 </text:p>
          </table:table-cell>
          <table:table-cell office:value-type="float" office:value="135175" calcext:value-type="float">
            <text:p><text:s/>135,175 </text:p>
          </table:table-cell>
          <table:table-cell office:value-type="float" office:value="111347" calcext:value-type="float">
            <text:p><text:s/>111,347 </text:p>
          </table:table-cell>
          <table:table-cell office:value-type="float" office:value="91270" calcext:value-type="float">
            <text:p><text:s/>91,270 </text:p>
          </table:table-cell>
          <table:table-cell office:value-type="float" office:value="72214" calcext:value-type="float">
            <text:p><text:s/>72,214 </text:p>
          </table:table-cell>
          <table:table-cell office:value-type="float" office:value="51383" calcext:value-type="float">
            <text:p><text:s/>51,383 </text:p>
          </table:table-cell>
          <table:table-cell office:value-type="float" office:value="32421" calcext:value-type="float">
            <text:p><text:s/>32,421 </text:p>
          </table:table-cell>
          <table:table-cell office:value-type="float" office:value="18547" calcext:value-type="float">
            <text:p><text:s/>18,547 </text:p>
          </table:table-cell>
          <table:table-cell office:value-type="float" office:value="8419" calcext:value-type="float">
            <text:p><text:s/>8,419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9">
          <table:table-cell office:value-type="float" office:value="1919" calcext:value-type="float">
            <text:p>1919</text:p>
          </table:table-cell>
          <table:table-cell office:value-type="string" calcext:value-type="string">
            <text:p>Males</text:p>
          </table:table-cell>
          <table:table-cell office:value-type="float" office:value="2311050" calcext:value-type="float">
            <text:p><text:s/>2,311,050 </text:p>
          </table:table-cell>
          <table:table-cell office:value-type="float" office:value="224281" calcext:value-type="float">
            <text:p><text:s/>224,281 </text:p>
          </table:table-cell>
          <table:table-cell office:value-type="float" office:value="248883" calcext:value-type="float">
            <text:p><text:s/>248,883 </text:p>
          </table:table-cell>
          <table:table-cell office:value-type="float" office:value="248608" calcext:value-type="float">
            <text:p><text:s/>248,608 </text:p>
          </table:table-cell>
          <table:table-cell office:value-type="float" office:value="231674" calcext:value-type="float">
            <text:p><text:s/>231,674 </text:p>
          </table:table-cell>
          <table:table-cell office:value-type="float" office:value="195930" calcext:value-type="float">
            <text:p><text:s/>195,930 </text:p>
          </table:table-cell>
          <table:table-cell office:value-type="float" office:value="170520" calcext:value-type="float">
            <text:p><text:s/>170,520 </text:p>
          </table:table-cell>
          <table:table-cell office:value-type="float" office:value="157610" calcext:value-type="float">
            <text:p><text:s/>157,610 </text:p>
          </table:table-cell>
          <table:table-cell office:value-type="float" office:value="152644" calcext:value-type="float">
            <text:p><text:s/>152,644 </text:p>
          </table:table-cell>
          <table:table-cell office:value-type="float" office:value="148694" calcext:value-type="float">
            <text:p><text:s/>148,694 </text:p>
          </table:table-cell>
          <table:table-cell office:value-type="float" office:value="137514" calcext:value-type="float">
            <text:p><text:s/>137,514 </text:p>
          </table:table-cell>
          <table:table-cell office:value-type="float" office:value="113554" calcext:value-type="float">
            <text:p><text:s/>113,554 </text:p>
          </table:table-cell>
          <table:table-cell office:value-type="float" office:value="92527" calcext:value-type="float">
            <text:p><text:s/>92,527 </text:p>
          </table:table-cell>
          <table:table-cell office:value-type="float" office:value="73029" calcext:value-type="float">
            <text:p><text:s/>73,029 </text:p>
          </table:table-cell>
          <table:table-cell office:value-type="float" office:value="52596" calcext:value-type="float">
            <text:p><text:s/>52,596 </text:p>
          </table:table-cell>
          <table:table-cell office:value-type="float" office:value="32715" calcext:value-type="float">
            <text:p><text:s/>32,715 </text:p>
          </table:table-cell>
          <table:table-cell office:value-type="float" office:value="18496" calcext:value-type="float">
            <text:p><text:s/>18,496 </text:p>
          </table:table-cell>
          <table:table-cell office:value-type="float" office:value="8577" calcext:value-type="float">
            <text:p><text:s/>8,577 </text:p>
          </table:table-cell>
          <table:table-cell office:value-type="float" office:value="3198" calcext:value-type="float">
            <text:p><text:s/>3,198 </text:p>
          </table:table-cell>
          <table:table-cell table:number-columns-repeated="2" office:value-type="string" office:string-value="[x]" calcext:value-type="string">
            <text:p><text:s/>[x] </text:p>
          </table:table-cell>
        </table:table-row>
        <table:table-row table:style-name="ro9">
          <table:table-cell office:value-type="float" office:value="1920" calcext:value-type="float">
            <text:p>1920</text:p>
          </table:table-cell>
          <table:table-cell office:value-type="string" calcext:value-type="string">
            <text:p>Males</text:p>
          </table:table-cell>
          <table:table-cell office:value-type="float" office:value="2338458" calcext:value-type="float">
            <text:p><text:s/>2,338,458 </text:p>
          </table:table-cell>
          <table:table-cell office:value-type="float" office:value="232534" calcext:value-type="float">
            <text:p><text:s/>232,534 </text:p>
          </table:table-cell>
          <table:table-cell office:value-type="float" office:value="246962" calcext:value-type="float">
            <text:p><text:s/>246,962 </text:p>
          </table:table-cell>
          <table:table-cell office:value-type="float" office:value="248309" calcext:value-type="float">
            <text:p><text:s/>248,309 </text:p>
          </table:table-cell>
          <table:table-cell office:value-type="float" office:value="235788" calcext:value-type="float">
            <text:p><text:s/>235,788 </text:p>
          </table:table-cell>
          <table:table-cell office:value-type="float" office:value="200781" calcext:value-type="float">
            <text:p><text:s/>200,781 </text:p>
          </table:table-cell>
          <table:table-cell office:value-type="float" office:value="172131" calcext:value-type="float">
            <text:p><text:s/>172,131 </text:p>
          </table:table-cell>
          <table:table-cell office:value-type="float" office:value="157296" calcext:value-type="float">
            <text:p><text:s/>157,296 </text:p>
          </table:table-cell>
          <table:table-cell office:value-type="float" office:value="151896" calcext:value-type="float">
            <text:p><text:s/>151,896 </text:p>
          </table:table-cell>
          <table:table-cell office:value-type="float" office:value="147881" calcext:value-type="float">
            <text:p><text:s/>147,881 </text:p>
          </table:table-cell>
          <table:table-cell office:value-type="float" office:value="139918" calcext:value-type="float">
            <text:p><text:s/>139,918 </text:p>
          </table:table-cell>
          <table:table-cell office:value-type="float" office:value="116624" calcext:value-type="float">
            <text:p><text:s/>116,624 </text:p>
          </table:table-cell>
          <table:table-cell office:value-type="float" office:value="94464" calcext:value-type="float">
            <text:p><text:s/>94,464 </text:p>
          </table:table-cell>
          <table:table-cell office:value-type="float" office:value="74611" calcext:value-type="float">
            <text:p><text:s/>74,611 </text:p>
          </table:table-cell>
          <table:table-cell office:value-type="float" office:value="54494" calcext:value-type="float">
            <text:p><text:s/>54,494 </text:p>
          </table:table-cell>
          <table:table-cell office:value-type="float" office:value="33790" calcext:value-type="float">
            <text:p><text:s/>33,790 </text:p>
          </table:table-cell>
          <table:table-cell office:value-type="float" office:value="18864" calcext:value-type="float">
            <text:p><text:s/>18,864 </text:p>
          </table:table-cell>
          <table:table-cell office:value-type="float" office:value="8743" calcext:value-type="float">
            <text:p><text:s/>8,743 </text:p>
          </table:table-cell>
          <table:table-cell office:value-type="float" office:value="3372" calcext:value-type="float">
            <text:p><text:s/>3,372 </text:p>
          </table:table-cell>
          <table:table-cell table:number-columns-repeated="2" office:value-type="string" office:string-value="[x]" calcext:value-type="string">
            <text:p><text:s/>[x] </text:p>
          </table:table-cell>
        </table:table-row>
        <table:table-row table:style-name="ro9">
          <table:table-cell office:value-type="float" office:value="1921" calcext:value-type="float">
            <text:p>1921</text:p>
          </table:table-cell>
          <table:table-cell office:value-type="string" calcext:value-type="string">
            <text:p>Males</text:p>
          </table:table-cell>
          <table:table-cell office:value-type="float" office:value="2347642" calcext:value-type="float">
            <text:p><text:s/>2,347,642 </text:p>
          </table:table-cell>
          <table:table-cell office:value-type="float" office:value="239451" calcext:value-type="float">
            <text:p><text:s/>239,451 </text:p>
          </table:table-cell>
          <table:table-cell office:value-type="float" office:value="239988" calcext:value-type="float">
            <text:p><text:s/>239,988 </text:p>
          </table:table-cell>
          <table:table-cell office:value-type="float" office:value="246996" calcext:value-type="float">
            <text:p><text:s/>246,996 </text:p>
          </table:table-cell>
          <table:table-cell office:value-type="float" office:value="237827" calcext:value-type="float">
            <text:p><text:s/>237,827 </text:p>
          </table:table-cell>
          <table:table-cell office:value-type="float" office:value="203315" calcext:value-type="float">
            <text:p><text:s/>203,315 </text:p>
          </table:table-cell>
          <table:table-cell office:value-type="float" office:value="172539" calcext:value-type="float">
            <text:p><text:s/>172,539 </text:p>
          </table:table-cell>
          <table:table-cell office:value-type="float" office:value="155152" calcext:value-type="float">
            <text:p><text:s/>155,152 </text:p>
          </table:table-cell>
          <table:table-cell office:value-type="float" office:value="149917" calcext:value-type="float">
            <text:p><text:s/>149,917 </text:p>
          </table:table-cell>
          <table:table-cell office:value-type="float" office:value="146117" calcext:value-type="float">
            <text:p><text:s/>146,117 </text:p>
          </table:table-cell>
          <table:table-cell office:value-type="float" office:value="141319" calcext:value-type="float">
            <text:p><text:s/>141,319 </text:p>
          </table:table-cell>
          <table:table-cell office:value-type="float" office:value="119564" calcext:value-type="float">
            <text:p><text:s/>119,564 </text:p>
          </table:table-cell>
          <table:table-cell office:value-type="float" office:value="96497" calcext:value-type="float">
            <text:p><text:s/>96,497 </text:p>
          </table:table-cell>
          <table:table-cell office:value-type="float" office:value="75979" calcext:value-type="float">
            <text:p><text:s/>75,979 </text:p>
          </table:table-cell>
          <table:table-cell office:value-type="float" office:value="56612" calcext:value-type="float">
            <text:p><text:s/>56,612 </text:p>
          </table:table-cell>
          <table:table-cell office:value-type="float" office:value="34981" calcext:value-type="float">
            <text:p><text:s/>34,981 </text:p>
          </table:table-cell>
          <table:table-cell office:value-type="float" office:value="19362" calcext:value-type="float">
            <text:p><text:s/>19,362 </text:p>
          </table:table-cell>
          <table:table-cell office:value-type="float" office:value="8742" calcext:value-type="float">
            <text:p><text:s/>8,742 </text:p>
          </table:table-cell>
          <table:table-cell office:value-type="float" office:value="3284" calcext:value-type="float">
            <text:p><text:s/>3,284 </text:p>
          </table:table-cell>
          <table:table-cell table:number-columns-repeated="2" office:value-type="string" office:string-value="[x]" calcext:value-type="string">
            <text:p><text:s/>[x] </text:p>
          </table:table-cell>
        </table:table-row>
        <table:table-row table:style-name="ro9">
          <table:table-cell office:value-type="float" office:value="1922" calcext:value-type="float">
            <text:p>1922</text:p>
          </table:table-cell>
          <table:table-cell office:value-type="string" calcext:value-type="string">
            <text:p>Males</text:p>
          </table:table-cell>
          <table:table-cell office:value-type="float" office:value="2357693" calcext:value-type="float">
            <text:p><text:s/>2,357,693 </text:p>
          </table:table-cell>
          <table:table-cell office:value-type="float" office:value="248946" calcext:value-type="float">
            <text:p><text:s/>248,946 </text:p>
          </table:table-cell>
          <table:table-cell office:value-type="float" office:value="232356" calcext:value-type="float">
            <text:p><text:s/>232,356 </text:p>
          </table:table-cell>
          <table:table-cell office:value-type="float" office:value="245007" calcext:value-type="float">
            <text:p><text:s/>245,007 </text:p>
          </table:table-cell>
          <table:table-cell office:value-type="float" office:value="237999" calcext:value-type="float">
            <text:p><text:s/>237,999 </text:p>
          </table:table-cell>
          <table:table-cell office:value-type="float" office:value="209281" calcext:value-type="float">
            <text:p><text:s/>209,281 </text:p>
          </table:table-cell>
          <table:table-cell office:value-type="float" office:value="171609" calcext:value-type="float">
            <text:p><text:s/>171,609 </text:p>
          </table:table-cell>
          <table:table-cell office:value-type="float" office:value="154312" calcext:value-type="float">
            <text:p><text:s/>154,312 </text:p>
          </table:table-cell>
          <table:table-cell office:value-type="float" office:value="147707" calcext:value-type="float">
            <text:p><text:s/>147,707 </text:p>
          </table:table-cell>
          <table:table-cell office:value-type="float" office:value="146096" calcext:value-type="float">
            <text:p><text:s/>146,096 </text:p>
          </table:table-cell>
          <table:table-cell office:value-type="float" office:value="141059" calcext:value-type="float">
            <text:p><text:s/>141,059 </text:p>
          </table:table-cell>
          <table:table-cell office:value-type="float" office:value="122138" calcext:value-type="float">
            <text:p><text:s/>122,138 </text:p>
          </table:table-cell>
          <table:table-cell office:value-type="float" office:value="98583" calcext:value-type="float">
            <text:p><text:s/>98,583 </text:p>
          </table:table-cell>
          <table:table-cell office:value-type="float" office:value="76646" calcext:value-type="float">
            <text:p><text:s/>76,646 </text:p>
          </table:table-cell>
          <table:table-cell office:value-type="float" office:value="57772" calcext:value-type="float">
            <text:p><text:s/>57,772 </text:p>
          </table:table-cell>
          <table:table-cell office:value-type="float" office:value="36698" calcext:value-type="float">
            <text:p><text:s/>36,698 </text:p>
          </table:table-cell>
          <table:table-cell office:value-type="float" office:value="19260" calcext:value-type="float">
            <text:p><text:s/>19,260 </text:p>
          </table:table-cell>
          <table:table-cell office:value-type="float" office:value="8809" calcext:value-type="float">
            <text:p><text:s/>8,809 </text:p>
          </table:table-cell>
          <table:table-cell office:value-type="float" office:value="3415" calcext:value-type="float">
            <text:p><text:s/>3,415 </text:p>
          </table:table-cell>
          <table:table-cell table:number-columns-repeated="2" office:value-type="string" office:string-value="[x]" calcext:value-type="string">
            <text:p><text:s/>[x] </text:p>
          </table:table-cell>
        </table:table-row>
        <table:table-row table:style-name="ro9">
          <table:table-cell office:value-type="float" office:value="1923" calcext:value-type="float">
            <text:p>1923</text:p>
          </table:table-cell>
          <table:table-cell office:value-type="string" calcext:value-type="string">
            <text:p>Males</text:p>
          </table:table-cell>
          <table:table-cell office:value-type="float" office:value="2352570" calcext:value-type="float">
            <text:p><text:s/>2,352,570 </text:p>
          </table:table-cell>
          <table:table-cell office:value-type="float" office:value="256590" calcext:value-type="float">
            <text:p><text:s/>256,590 </text:p>
          </table:table-cell>
          <table:table-cell office:value-type="float" office:value="220271" calcext:value-type="float">
            <text:p><text:s/>220,271 </text:p>
          </table:table-cell>
          <table:table-cell office:value-type="float" office:value="241974" calcext:value-type="float">
            <text:p><text:s/>241,974 </text:p>
          </table:table-cell>
          <table:table-cell office:value-type="float" office:value="235772" calcext:value-type="float">
            <text:p><text:s/>235,772 </text:p>
          </table:table-cell>
          <table:table-cell office:value-type="float" office:value="215465" calcext:value-type="float">
            <text:p><text:s/>215,465 </text:p>
          </table:table-cell>
          <table:table-cell office:value-type="float" office:value="168905" calcext:value-type="float">
            <text:p><text:s/>168,905 </text:p>
          </table:table-cell>
          <table:table-cell office:value-type="float" office:value="154021" calcext:value-type="float">
            <text:p><text:s/>154,021 </text:p>
          </table:table-cell>
          <table:table-cell office:value-type="float" office:value="144933" calcext:value-type="float">
            <text:p><text:s/>144,933 </text:p>
          </table:table-cell>
          <table:table-cell office:value-type="float" office:value="145363" calcext:value-type="float">
            <text:p><text:s/>145,363 </text:p>
          </table:table-cell>
          <table:table-cell office:value-type="float" office:value="138102" calcext:value-type="float">
            <text:p><text:s/>138,102 </text:p>
          </table:table-cell>
          <table:table-cell office:value-type="float" office:value="126341" calcext:value-type="float">
            <text:p><text:s/>126,341 </text:p>
          </table:table-cell>
          <table:table-cell office:value-type="float" office:value="99113" calcext:value-type="float">
            <text:p><text:s/>99,113 </text:p>
          </table:table-cell>
          <table:table-cell office:value-type="float" office:value="78112" calcext:value-type="float">
            <text:p><text:s/>78,112 </text:p>
          </table:table-cell>
          <table:table-cell office:value-type="float" office:value="57976" calcext:value-type="float">
            <text:p><text:s/>57,976 </text:p>
          </table:table-cell>
          <table:table-cell office:value-type="float" office:value="38132" calcext:value-type="float">
            <text:p><text:s/>38,132 </text:p>
          </table:table-cell>
          <table:table-cell office:value-type="float" office:value="19002" calcext:value-type="float">
            <text:p><text:s/>19,002 </text:p>
          </table:table-cell>
          <table:table-cell office:value-type="float" office:value="9048" calcext:value-type="float">
            <text:p><text:s/>9,048 </text:p>
          </table:table-cell>
          <table:table-cell office:value-type="float" office:value="3450" calcext:value-type="float">
            <text:p><text:s/>3,450 </text:p>
          </table:table-cell>
          <table:table-cell table:number-columns-repeated="2" office:value-type="string" office:string-value="[x]" calcext:value-type="string">
            <text:p><text:s/>[x] </text:p>
          </table:table-cell>
        </table:table-row>
        <table:table-row table:style-name="ro9">
          <table:table-cell office:value-type="float" office:value="1924" calcext:value-type="float">
            <text:p>1924</text:p>
          </table:table-cell>
          <table:table-cell office:value-type="string" calcext:value-type="string">
            <text:p>Males</text:p>
          </table:table-cell>
          <table:table-cell office:value-type="float" office:value="2329487" calcext:value-type="float">
            <text:p><text:s/>2,329,487 </text:p>
          </table:table-cell>
          <table:table-cell office:value-type="float" office:value="265080" calcext:value-type="float">
            <text:p><text:s/>265,080 </text:p>
          </table:table-cell>
          <table:table-cell office:value-type="float" office:value="209484" calcext:value-type="float">
            <text:p><text:s/>209,484 </text:p>
          </table:table-cell>
          <table:table-cell office:value-type="float" office:value="238314" calcext:value-type="float">
            <text:p><text:s/>238,314 </text:p>
          </table:table-cell>
          <table:table-cell office:value-type="float" office:value="230839" calcext:value-type="float">
            <text:p><text:s/>230,839 </text:p>
          </table:table-cell>
          <table:table-cell office:value-type="float" office:value="213756" calcext:value-type="float">
            <text:p><text:s/>213,756 </text:p>
          </table:table-cell>
          <table:table-cell office:value-type="float" office:value="164208" calcext:value-type="float">
            <text:p><text:s/>164,208 </text:p>
          </table:table-cell>
          <table:table-cell office:value-type="float" office:value="147621" calcext:value-type="float">
            <text:p><text:s/>147,621 </text:p>
          </table:table-cell>
          <table:table-cell office:value-type="float" office:value="143222" calcext:value-type="float">
            <text:p><text:s/>143,222 </text:p>
          </table:table-cell>
          <table:table-cell office:value-type="float" office:value="139850" calcext:value-type="float">
            <text:p><text:s/>139,850 </text:p>
          </table:table-cell>
          <table:table-cell office:value-type="float" office:value="138267" calcext:value-type="float">
            <text:p><text:s/>138,267 </text:p>
          </table:table-cell>
          <table:table-cell office:value-type="float" office:value="126820" calcext:value-type="float">
            <text:p><text:s/>126,820 </text:p>
          </table:table-cell>
          <table:table-cell office:value-type="float" office:value="101860" calcext:value-type="float">
            <text:p><text:s/>101,860 </text:p>
          </table:table-cell>
          <table:table-cell office:value-type="float" office:value="79195" calcext:value-type="float">
            <text:p><text:s/>79,195 </text:p>
          </table:table-cell>
          <table:table-cell office:value-type="float" office:value="59871" calcext:value-type="float">
            <text:p><text:s/>59,871 </text:p>
          </table:table-cell>
          <table:table-cell office:value-type="float" office:value="38480" calcext:value-type="float">
            <text:p><text:s/>38,480 </text:p>
          </table:table-cell>
          <table:table-cell office:value-type="float" office:value="19540" calcext:value-type="float">
            <text:p><text:s/>19,540 </text:p>
          </table:table-cell>
          <table:table-cell office:value-type="float" office:value="9496" calcext:value-type="float">
            <text:p><text:s/>9,496 </text:p>
          </table:table-cell>
          <table:table-cell office:value-type="float" office:value="3584" calcext:value-type="float">
            <text:p><text:s/>3,584 </text:p>
          </table:table-cell>
          <table:table-cell table:number-columns-repeated="2" office:value-type="string" office:string-value="[x]" calcext:value-type="string">
            <text:p><text:s/>[x] </text:p>
          </table:table-cell>
        </table:table-row>
        <table:table-row table:style-name="ro9">
          <table:table-cell office:value-type="float" office:value="1925" calcext:value-type="float">
            <text:p>1925</text:p>
          </table:table-cell>
          <table:table-cell office:value-type="string" calcext:value-type="string">
            <text:p>Males</text:p>
          </table:table-cell>
          <table:table-cell office:value-type="float" office:value="2334324" calcext:value-type="float">
            <text:p><text:s/>2,334,324 </text:p>
          </table:table-cell>
          <table:table-cell office:value-type="float" office:value="253729" calcext:value-type="float">
            <text:p><text:s/>253,729 </text:p>
          </table:table-cell>
          <table:table-cell office:value-type="float" office:value="216176" calcext:value-type="float">
            <text:p><text:s/>216,176 </text:p>
          </table:table-cell>
          <table:table-cell office:value-type="float" office:value="236040" calcext:value-type="float">
            <text:p><text:s/>236,040 </text:p>
          </table:table-cell>
          <table:table-cell office:value-type="float" office:value="230406" calcext:value-type="float">
            <text:p><text:s/>230,406 </text:p>
          </table:table-cell>
          <table:table-cell office:value-type="float" office:value="214801" calcext:value-type="float">
            <text:p><text:s/>214,801 </text:p>
          </table:table-cell>
          <table:table-cell office:value-type="float" office:value="168479" calcext:value-type="float">
            <text:p><text:s/>168,479 </text:p>
          </table:table-cell>
          <table:table-cell office:value-type="float" office:value="150983" calcext:value-type="float">
            <text:p><text:s/>150,983 </text:p>
          </table:table-cell>
          <table:table-cell office:value-type="float" office:value="140544" calcext:value-type="float">
            <text:p><text:s/>140,544 </text:p>
          </table:table-cell>
          <table:table-cell office:value-type="float" office:value="139965" calcext:value-type="float">
            <text:p><text:s/>139,965 </text:p>
          </table:table-cell>
          <table:table-cell office:value-type="float" office:value="136908" calcext:value-type="float">
            <text:p><text:s/>136,908 </text:p>
          </table:table-cell>
          <table:table-cell office:value-type="float" office:value="130125" calcext:value-type="float">
            <text:p><text:s/>130,125 </text:p>
          </table:table-cell>
          <table:table-cell office:value-type="float" office:value="101986" calcext:value-type="float">
            <text:p><text:s/>101,986 </text:p>
          </table:table-cell>
          <table:table-cell office:value-type="float" office:value="81957" calcext:value-type="float">
            <text:p><text:s/>81,957 </text:p>
          </table:table-cell>
          <table:table-cell office:value-type="float" office:value="60116" calcext:value-type="float">
            <text:p><text:s/>60,116 </text:p>
          </table:table-cell>
          <table:table-cell office:value-type="float" office:value="39936" calcext:value-type="float">
            <text:p><text:s/>39,936 </text:p>
          </table:table-cell>
          <table:table-cell office:value-type="float" office:value="18991" calcext:value-type="float">
            <text:p><text:s/>18,991 </text:p>
          </table:table-cell>
          <table:table-cell office:value-type="float" office:value="9802" calcext:value-type="float">
            <text:p><text:s/>9,802 </text:p>
          </table:table-cell>
          <table:table-cell office:value-type="float" office:value="3380" calcext:value-type="float">
            <text:p><text:s/>3,380 </text:p>
          </table:table-cell>
          <table:table-cell table:number-columns-repeated="2" office:value-type="string" office:string-value="[x]" calcext:value-type="string">
            <text:p><text:s/>[x] </text:p>
          </table:table-cell>
        </table:table-row>
        <table:table-row table:style-name="ro9">
          <table:table-cell office:value-type="float" office:value="1926" calcext:value-type="float">
            <text:p>1926</text:p>
          </table:table-cell>
          <table:table-cell office:value-type="string" calcext:value-type="string">
            <text:p>Males</text:p>
          </table:table-cell>
          <table:table-cell office:value-type="float" office:value="2332969" calcext:value-type="float">
            <text:p><text:s/>2,332,969 </text:p>
          </table:table-cell>
          <table:table-cell office:value-type="float" office:value="246722" calcext:value-type="float">
            <text:p><text:s/>246,722 </text:p>
          </table:table-cell>
          <table:table-cell office:value-type="float" office:value="221124" calcext:value-type="float">
            <text:p><text:s/>221,124 </text:p>
          </table:table-cell>
          <table:table-cell office:value-type="float" office:value="230012" calcext:value-type="float">
            <text:p><text:s/>230,012 </text:p>
          </table:table-cell>
          <table:table-cell office:value-type="float" office:value="229188" calcext:value-type="float">
            <text:p><text:s/>229,188 </text:p>
          </table:table-cell>
          <table:table-cell office:value-type="float" office:value="215489" calcext:value-type="float">
            <text:p><text:s/>215,489 </text:p>
          </table:table-cell>
          <table:table-cell office:value-type="float" office:value="172332" calcext:value-type="float">
            <text:p><text:s/>172,332 </text:p>
          </table:table-cell>
          <table:table-cell office:value-type="float" office:value="149291" calcext:value-type="float">
            <text:p><text:s/>149,291 </text:p>
          </table:table-cell>
          <table:table-cell office:value-type="float" office:value="141486" calcext:value-type="float">
            <text:p><text:s/>141,486 </text:p>
          </table:table-cell>
          <table:table-cell office:value-type="float" office:value="136879" calcext:value-type="float">
            <text:p><text:s/>136,879 </text:p>
          </table:table-cell>
          <table:table-cell office:value-type="float" office:value="136930" calcext:value-type="float">
            <text:p><text:s/>136,930 </text:p>
          </table:table-cell>
          <table:table-cell office:value-type="float" office:value="129385" calcext:value-type="float">
            <text:p><text:s/>129,385 </text:p>
          </table:table-cell>
          <table:table-cell office:value-type="float" office:value="105243" calcext:value-type="float">
            <text:p><text:s/>105,243 </text:p>
          </table:table-cell>
          <table:table-cell office:value-type="float" office:value="82091" calcext:value-type="float">
            <text:p><text:s/>82,091 </text:p>
          </table:table-cell>
          <table:table-cell office:value-type="float" office:value="62196" calcext:value-type="float">
            <text:p><text:s/>62,196 </text:p>
          </table:table-cell>
          <table:table-cell office:value-type="float" office:value="41517" calcext:value-type="float">
            <text:p><text:s/>41,517 </text:p>
          </table:table-cell>
          <table:table-cell office:value-type="float" office:value="19791" calcext:value-type="float">
            <text:p><text:s/>19,791 </text:p>
          </table:table-cell>
          <table:table-cell office:value-type="float" office:value="9902" calcext:value-type="float">
            <text:p><text:s/>9,902 </text:p>
          </table:table-cell>
          <table:table-cell office:value-type="float" office:value="3391" calcext:value-type="float">
            <text:p><text:s/>3,391 </text:p>
          </table:table-cell>
          <table:table-cell table:number-columns-repeated="2" office:value-type="string" office:string-value="[x]" calcext:value-type="string">
            <text:p><text:s/>[x] </text:p>
          </table:table-cell>
        </table:table-row>
        <table:table-row table:style-name="ro9">
          <table:table-cell office:value-type="float" office:value="1927" calcext:value-type="float">
            <text:p>1927</text:p>
          </table:table-cell>
          <table:table-cell office:value-type="string" calcext:value-type="string">
            <text:p>Males</text:p>
          </table:table-cell>
          <table:table-cell office:value-type="float" office:value="2327268" calcext:value-type="float">
            <text:p><text:s/>2,327,268 </text:p>
          </table:table-cell>
          <table:table-cell office:value-type="float" office:value="238157" calcext:value-type="float">
            <text:p><text:s/>238,157 </text:p>
          </table:table-cell>
          <table:table-cell office:value-type="float" office:value="229887" calcext:value-type="float">
            <text:p><text:s/>229,887 </text:p>
          </table:table-cell>
          <table:table-cell office:value-type="float" office:value="221903" calcext:value-type="float">
            <text:p><text:s/>221,903 </text:p>
          </table:table-cell>
          <table:table-cell office:value-type="float" office:value="227335" calcext:value-type="float">
            <text:p><text:s/>227,335 </text:p>
          </table:table-cell>
          <table:table-cell office:value-type="float" office:value="213181" calcext:value-type="float">
            <text:p><text:s/>213,181 </text:p>
          </table:table-cell>
          <table:table-cell office:value-type="float" office:value="175517" calcext:value-type="float">
            <text:p><text:s/>175,517 </text:p>
          </table:table-cell>
          <table:table-cell office:value-type="float" office:value="149385" calcext:value-type="float">
            <text:p><text:s/>149,385 </text:p>
          </table:table-cell>
          <table:table-cell office:value-type="float" office:value="141730" calcext:value-type="float">
            <text:p><text:s/>141,730 </text:p>
          </table:table-cell>
          <table:table-cell office:value-type="float" office:value="133922" calcext:value-type="float">
            <text:p><text:s/>133,922 </text:p>
          </table:table-cell>
          <table:table-cell office:value-type="float" office:value="136585" calcext:value-type="float">
            <text:p><text:s/>136,585 </text:p>
          </table:table-cell>
          <table:table-cell office:value-type="float" office:value="128547" calcext:value-type="float">
            <text:p><text:s/>128,547 </text:p>
          </table:table-cell>
          <table:table-cell office:value-type="float" office:value="107456" calcext:value-type="float">
            <text:p><text:s/>107,456 </text:p>
          </table:table-cell>
          <table:table-cell office:value-type="float" office:value="84094" calcext:value-type="float">
            <text:p><text:s/>84,094 </text:p>
          </table:table-cell>
          <table:table-cell office:value-type="float" office:value="62864" calcext:value-type="float">
            <text:p><text:s/>62,864 </text:p>
          </table:table-cell>
          <table:table-cell office:value-type="float" office:value="42420" calcext:value-type="float">
            <text:p><text:s/>42,420 </text:p>
          </table:table-cell>
          <table:table-cell office:value-type="float" office:value="20784" calcext:value-type="float">
            <text:p><text:s/>20,784 </text:p>
          </table:table-cell>
          <table:table-cell office:value-type="float" office:value="10099" calcext:value-type="float">
            <text:p><text:s/>10,099 </text:p>
          </table:table-cell>
          <table:table-cell office:value-type="float" office:value="3402" calcext:value-type="float">
            <text:p><text:s/>3,402 </text:p>
          </table:table-cell>
          <table:table-cell table:number-columns-repeated="2" office:value-type="string" office:string-value="[x]" calcext:value-type="string">
            <text:p><text:s/>[x] </text:p>
          </table:table-cell>
        </table:table-row>
        <table:table-row table:style-name="ro9">
          <table:table-cell office:value-type="float" office:value="1928" calcext:value-type="float">
            <text:p>1928</text:p>
          </table:table-cell>
          <table:table-cell office:value-type="string" calcext:value-type="string">
            <text:p>Males</text:p>
          </table:table-cell>
          <table:table-cell office:value-type="float" office:value="2324461" calcext:value-type="float">
            <text:p><text:s/>2,324,461 </text:p>
          </table:table-cell>
          <table:table-cell office:value-type="float" office:value="230572" calcext:value-type="float">
            <text:p><text:s/>230,572 </text:p>
          </table:table-cell>
          <table:table-cell office:value-type="float" office:value="240075" calcext:value-type="float">
            <text:p><text:s/>240,075 </text:p>
          </table:table-cell>
          <table:table-cell office:value-type="float" office:value="210433" calcext:value-type="float">
            <text:p><text:s/>210,433 </text:p>
          </table:table-cell>
          <table:table-cell office:value-type="float" office:value="225946" calcext:value-type="float">
            <text:p><text:s/>225,946 </text:p>
          </table:table-cell>
          <table:table-cell office:value-type="float" office:value="210343" calcext:value-type="float">
            <text:p><text:s/>210,343 </text:p>
          </table:table-cell>
          <table:table-cell office:value-type="float" office:value="181005" calcext:value-type="float">
            <text:p><text:s/>181,005 </text:p>
          </table:table-cell>
          <table:table-cell office:value-type="float" office:value="149098" calcext:value-type="float">
            <text:p><text:s/>149,098 </text:p>
          </table:table-cell>
          <table:table-cell office:value-type="float" office:value="142756" calcext:value-type="float">
            <text:p><text:s/>142,756 </text:p>
          </table:table-cell>
          <table:table-cell office:value-type="float" office:value="132236" calcext:value-type="float">
            <text:p><text:s/>132,236 </text:p>
          </table:table-cell>
          <table:table-cell office:value-type="float" office:value="135877" calcext:value-type="float">
            <text:p><text:s/>135,877 </text:p>
          </table:table-cell>
          <table:table-cell office:value-type="float" office:value="126475" calcext:value-type="float">
            <text:p><text:s/>126,475 </text:p>
          </table:table-cell>
          <table:table-cell office:value-type="float" office:value="111017" calcext:value-type="float">
            <text:p><text:s/>111,017 </text:p>
          </table:table-cell>
          <table:table-cell office:value-type="float" office:value="85779" calcext:value-type="float">
            <text:p><text:s/>85,779 </text:p>
          </table:table-cell>
          <table:table-cell office:value-type="float" office:value="64170" calcext:value-type="float">
            <text:p><text:s/>64,170 </text:p>
          </table:table-cell>
          <table:table-cell office:value-type="float" office:value="43195" calcext:value-type="float">
            <text:p><text:s/>43,195 </text:p>
          </table:table-cell>
          <table:table-cell office:value-type="float" office:value="21854" calcext:value-type="float">
            <text:p><text:s/>21,854 </text:p>
          </table:table-cell>
          <table:table-cell office:value-type="float" office:value="10199" calcext:value-type="float">
            <text:p><text:s/>10,199 </text:p>
          </table:table-cell>
          <table:table-cell office:value-type="float" office:value="3431" calcext:value-type="float">
            <text:p><text:s/>3,431 </text:p>
          </table:table-cell>
          <table:table-cell table:number-columns-repeated="2" office:value-type="string" office:string-value="[x]" calcext:value-type="string">
            <text:p><text:s/>[x] </text:p>
          </table:table-cell>
        </table:table-row>
        <table:table-row table:style-name="ro9">
          <table:table-cell office:value-type="float" office:value="1929" calcext:value-type="float">
            <text:p>1929</text:p>
          </table:table-cell>
          <table:table-cell office:value-type="string" calcext:value-type="string">
            <text:p>Males</text:p>
          </table:table-cell>
          <table:table-cell office:value-type="float" office:value="2316621" calcext:value-type="float">
            <text:p><text:s/>2,316,621 </text:p>
          </table:table-cell>
          <table:table-cell office:value-type="float" office:value="220775" calcext:value-type="float">
            <text:p><text:s/>220,775 </text:p>
          </table:table-cell>
          <table:table-cell office:value-type="float" office:value="244815" calcext:value-type="float">
            <text:p><text:s/>244,815 </text:p>
          </table:table-cell>
          <table:table-cell office:value-type="float" office:value="200449" calcext:value-type="float">
            <text:p><text:s/>200,449 </text:p>
          </table:table-cell>
          <table:table-cell office:value-type="float" office:value="223868" calcext:value-type="float">
            <text:p><text:s/>223,868 </text:p>
          </table:table-cell>
          <table:table-cell office:value-type="float" office:value="209720" calcext:value-type="float">
            <text:p><text:s/>209,720 </text:p>
          </table:table-cell>
          <table:table-cell office:value-type="float" office:value="183674" calcext:value-type="float">
            <text:p><text:s/>183,674 </text:p>
          </table:table-cell>
          <table:table-cell office:value-type="float" office:value="151333" calcext:value-type="float">
            <text:p><text:s/>151,333 </text:p>
          </table:table-cell>
          <table:table-cell office:value-type="float" office:value="141846" calcext:value-type="float">
            <text:p><text:s/>141,846 </text:p>
          </table:table-cell>
          <table:table-cell office:value-type="float" office:value="133971" calcext:value-type="float">
            <text:p><text:s/>133,971 </text:p>
          </table:table-cell>
          <table:table-cell office:value-type="float" office:value="133003" calcext:value-type="float">
            <text:p><text:s/>133,003 </text:p>
          </table:table-cell>
          <table:table-cell office:value-type="float" office:value="127089" calcext:value-type="float">
            <text:p><text:s/>127,089 </text:p>
          </table:table-cell>
          <table:table-cell office:value-type="float" office:value="112296" calcext:value-type="float">
            <text:p><text:s/>112,296 </text:p>
          </table:table-cell>
          <table:table-cell office:value-type="float" office:value="88178" calcext:value-type="float">
            <text:p><text:s/>88,178 </text:p>
          </table:table-cell>
          <table:table-cell office:value-type="float" office:value="65197" calcext:value-type="float">
            <text:p><text:s/>65,197 </text:p>
          </table:table-cell>
          <table:table-cell office:value-type="float" office:value="44485" calcext:value-type="float">
            <text:p><text:s/>44,485 </text:p>
          </table:table-cell>
          <table:table-cell office:value-type="float" office:value="22248" calcext:value-type="float">
            <text:p><text:s/>22,248 </text:p>
          </table:table-cell>
          <table:table-cell office:value-type="float" office:value="10217" calcext:value-type="float">
            <text:p><text:s/>10,217 </text:p>
          </table:table-cell>
          <table:table-cell office:value-type="float" office:value="3457" calcext:value-type="float">
            <text:p><text:s/>3,457 </text:p>
          </table:table-cell>
          <table:table-cell table:number-columns-repeated="2" office:value-type="string" office:string-value="[x]" calcext:value-type="string">
            <text:p><text:s/>[x] </text:p>
          </table:table-cell>
        </table:table-row>
        <table:table-row table:style-name="ro9">
          <table:table-cell office:value-type="float" office:value="1930" calcext:value-type="float">
            <text:p>1930</text:p>
          </table:table-cell>
          <table:table-cell office:value-type="string" calcext:value-type="string">
            <text:p>Males</text:p>
          </table:table-cell>
          <table:table-cell office:value-type="float" office:value="2315877" calcext:value-type="float">
            <text:p><text:s/>2,315,877 </text:p>
          </table:table-cell>
          <table:table-cell office:value-type="float" office:value="216723" calcext:value-type="float">
            <text:p><text:s/>216,723 </text:p>
          </table:table-cell>
          <table:table-cell office:value-type="float" office:value="234557" calcext:value-type="float">
            <text:p><text:s/>234,557 </text:p>
          </table:table-cell>
          <table:table-cell office:value-type="float" office:value="207755" calcext:value-type="float">
            <text:p><text:s/>207,755 </text:p>
          </table:table-cell>
          <table:table-cell office:value-type="float" office:value="222375" calcext:value-type="float">
            <text:p><text:s/>222,375 </text:p>
          </table:table-cell>
          <table:table-cell office:value-type="float" office:value="207571" calcext:value-type="float">
            <text:p><text:s/>207,571 </text:p>
          </table:table-cell>
          <table:table-cell office:value-type="float" office:value="184941" calcext:value-type="float">
            <text:p><text:s/>184,941 </text:p>
          </table:table-cell>
          <table:table-cell office:value-type="float" office:value="154636" calcext:value-type="float">
            <text:p><text:s/>154,636 </text:p>
          </table:table-cell>
          <table:table-cell office:value-type="float" office:value="144464" calcext:value-type="float">
            <text:p><text:s/>144,464 </text:p>
          </table:table-cell>
          <table:table-cell office:value-type="float" office:value="132036" calcext:value-type="float">
            <text:p><text:s/>132,036 </text:p>
          </table:table-cell>
          <table:table-cell office:value-type="float" office:value="133279" calcext:value-type="float">
            <text:p><text:s/>133,279 </text:p>
          </table:table-cell>
          <table:table-cell office:value-type="float" office:value="125744" calcext:value-type="float">
            <text:p><text:s/>125,744 </text:p>
          </table:table-cell>
          <table:table-cell office:value-type="float" office:value="114483" calcext:value-type="float">
            <text:p><text:s/>114,483 </text:p>
          </table:table-cell>
          <table:table-cell office:value-type="float" office:value="88458" calcext:value-type="float">
            <text:p><text:s/>88,458 </text:p>
          </table:table-cell>
          <table:table-cell office:value-type="float" office:value="67443" calcext:value-type="float">
            <text:p><text:s/>67,443 </text:p>
          </table:table-cell>
          <table:table-cell office:value-type="float" office:value="45297" calcext:value-type="float">
            <text:p><text:s/>45,297 </text:p>
          </table:table-cell>
          <table:table-cell office:value-type="float" office:value="23003" calcext:value-type="float">
            <text:p><text:s/>23,003 </text:p>
          </table:table-cell>
          <table:table-cell office:value-type="float" office:value="9618" calcext:value-type="float">
            <text:p><text:s/>9,618 </text:p>
          </table:table-cell>
          <table:table-cell office:value-type="float" office:value="3494" calcext:value-type="float">
            <text:p><text:s/>3,494 </text:p>
          </table:table-cell>
          <table:table-cell table:number-columns-repeated="2" office:value-type="string" office:string-value="[x]" calcext:value-type="string">
            <text:p><text:s/>[x] </text:p>
          </table:table-cell>
        </table:table-row>
        <table:table-row table:style-name="ro9">
          <table:table-cell office:value-type="float" office:value="1931" calcext:value-type="float">
            <text:p>1931</text:p>
          </table:table-cell>
          <table:table-cell office:value-type="string" calcext:value-type="string">
            <text:p>Males</text:p>
          </table:table-cell>
          <table:table-cell office:value-type="float" office:value="2325523" calcext:value-type="float">
            <text:p><text:s/>2,325,523 </text:p>
          </table:table-cell>
          <table:table-cell office:value-type="float" office:value="213598" calcext:value-type="float">
            <text:p><text:s/>213,598 </text:p>
          </table:table-cell>
          <table:table-cell office:value-type="float" office:value="229401" calcext:value-type="float">
            <text:p><text:s/>229,401 </text:p>
          </table:table-cell>
          <table:table-cell office:value-type="float" office:value="214547" calcext:value-type="float">
            <text:p><text:s/>214,547 </text:p>
          </table:table-cell>
          <table:table-cell office:value-type="float" office:value="219162" calcext:value-type="float">
            <text:p><text:s/>219,162 </text:p>
          </table:table-cell>
          <table:table-cell office:value-type="float" office:value="205792" calcext:value-type="float">
            <text:p><text:s/>205,792 </text:p>
          </table:table-cell>
          <table:table-cell office:value-type="float" office:value="186546" calcext:value-type="float">
            <text:p><text:s/>186,546 </text:p>
          </table:table-cell>
          <table:table-cell office:value-type="float" office:value="162247" calcext:value-type="float">
            <text:p><text:s/>162,247 </text:p>
          </table:table-cell>
          <table:table-cell office:value-type="float" office:value="143892" calcext:value-type="float">
            <text:p><text:s/>143,892 </text:p>
          </table:table-cell>
          <table:table-cell office:value-type="float" office:value="134474" calcext:value-type="float">
            <text:p><text:s/>134,474 </text:p>
          </table:table-cell>
          <table:table-cell office:value-type="float" office:value="129889" calcext:value-type="float">
            <text:p><text:s/>129,889 </text:p>
          </table:table-cell>
          <table:table-cell office:value-type="float" office:value="126699" calcext:value-type="float">
            <text:p><text:s/>126,699 </text:p>
          </table:table-cell>
          <table:table-cell office:value-type="float" office:value="115547" calcext:value-type="float">
            <text:p><text:s/>115,547 </text:p>
          </table:table-cell>
          <table:table-cell office:value-type="float" office:value="91681" calcext:value-type="float">
            <text:p><text:s/>91,681 </text:p>
          </table:table-cell>
          <table:table-cell office:value-type="float" office:value="68115" calcext:value-type="float">
            <text:p><text:s/>68,115 </text:p>
          </table:table-cell>
          <table:table-cell office:value-type="float" office:value="46006" calcext:value-type="float">
            <text:p><text:s/>46,006 </text:p>
          </table:table-cell>
          <table:table-cell office:value-type="float" office:value="24546" calcext:value-type="float">
            <text:p><text:s/>24,546 </text:p>
          </table:table-cell>
          <table:table-cell office:value-type="float" office:value="9775" calcext:value-type="float">
            <text:p><text:s/>9,775 </text:p>
          </table:table-cell>
          <table:table-cell office:value-type="float" office:value="3606" calcext:value-type="float">
            <text:p><text:s/>3,606 </text:p>
          </table:table-cell>
          <table:table-cell table:style-name="ce377" office:value-type="float" office:value="3516" calcext:value-type="float">
            <text:p><text:s/>3,516 </text:p>
          </table:table-cell>
          <table:table-cell table:style-name="ce377" office:value-type="float" office:value="90" calcext:value-type="float">
            <text:p><text:s/>90 </text:p>
          </table:table-cell>
        </table:table-row>
        <table:table-row table:style-name="ro9">
          <table:table-cell office:value-type="float" office:value="1932" calcext:value-type="float">
            <text:p>1932</text:p>
          </table:table-cell>
          <table:table-cell office:value-type="string" calcext:value-type="string">
            <text:p>Males</text:p>
          </table:table-cell>
          <table:table-cell office:value-type="float" office:value="2348129" calcext:value-type="float">
            <text:p><text:s/>2,348,129 </text:p>
          </table:table-cell>
          <table:table-cell office:value-type="float" office:value="212007" calcext:value-type="float">
            <text:p><text:s/>212,007 </text:p>
          </table:table-cell>
          <table:table-cell office:value-type="float" office:value="223178" calcext:value-type="float">
            <text:p><text:s/>223,178 </text:p>
          </table:table-cell>
          <table:table-cell office:value-type="float" office:value="223356" calcext:value-type="float">
            <text:p><text:s/>223,356 </text:p>
          </table:table-cell>
          <table:table-cell office:value-type="float" office:value="216020" calcext:value-type="float">
            <text:p><text:s/>216,020 </text:p>
          </table:table-cell>
          <table:table-cell office:value-type="float" office:value="209916" calcext:value-type="float">
            <text:p><text:s/>209,916 </text:p>
          </table:table-cell>
          <table:table-cell office:value-type="float" office:value="190397" calcext:value-type="float">
            <text:p><text:s/>190,397 </text:p>
          </table:table-cell>
          <table:table-cell office:value-type="float" office:value="168211" calcext:value-type="float">
            <text:p><text:s/>168,211 </text:p>
          </table:table-cell>
          <table:table-cell office:value-type="float" office:value="145592" calcext:value-type="float">
            <text:p><text:s/>145,592 </text:p>
          </table:table-cell>
          <table:table-cell office:value-type="float" office:value="136838" calcext:value-type="float">
            <text:p><text:s/>136,838 </text:p>
          </table:table-cell>
          <table:table-cell office:value-type="float" office:value="128533" calcext:value-type="float">
            <text:p><text:s/>128,533 </text:p>
          </table:table-cell>
          <table:table-cell office:value-type="float" office:value="127188" calcext:value-type="float">
            <text:p><text:s/>127,188 </text:p>
          </table:table-cell>
          <table:table-cell office:value-type="float" office:value="116729" calcext:value-type="float">
            <text:p><text:s/>116,729 </text:p>
          </table:table-cell>
          <table:table-cell office:value-type="float" office:value="94491" calcext:value-type="float">
            <text:p><text:s/>94,491 </text:p>
          </table:table-cell>
          <table:table-cell office:value-type="float" office:value="70040" calcext:value-type="float">
            <text:p><text:s/>70,040 </text:p>
          </table:table-cell>
          <table:table-cell office:value-type="float" office:value="46400" calcext:value-type="float">
            <text:p><text:s/>46,400 </text:p>
          </table:table-cell>
          <table:table-cell office:value-type="float" office:value="25900" calcext:value-type="float">
            <text:p><text:s/>25,900 </text:p>
          </table:table-cell>
          <table:table-cell office:value-type="float" office:value="9830" calcext:value-type="float">
            <text:p><text:s/>9,830 </text:p>
          </table:table-cell>
          <table:table-cell office:value-type="float" office:value="3503" calcext:value-type="float">
            <text:p><text:s/>3,503 </text:p>
          </table:table-cell>
          <table:table-cell table:number-columns-repeated="2" office:value-type="string" office:string-value="[x]" calcext:value-type="string">
            <text:p><text:s/>[x] </text:p>
          </table:table-cell>
        </table:table-row>
        <table:table-row table:style-name="ro9">
          <table:table-cell office:value-type="float" office:value="1933" calcext:value-type="float">
            <text:p>1933</text:p>
          </table:table-cell>
          <table:table-cell office:value-type="string" calcext:value-type="string">
            <text:p>Males</text:p>
          </table:table-cell>
          <table:table-cell office:value-type="float" office:value="2363793" calcext:value-type="float">
            <text:p><text:s/>2,363,793 </text:p>
          </table:table-cell>
          <table:table-cell office:value-type="float" office:value="209656" calcext:value-type="float">
            <text:p><text:s/>209,656 </text:p>
          </table:table-cell>
          <table:table-cell office:value-type="float" office:value="219046" calcext:value-type="float">
            <text:p><text:s/>219,046 </text:p>
          </table:table-cell>
          <table:table-cell office:value-type="float" office:value="232355" calcext:value-type="float">
            <text:p><text:s/>232,355 </text:p>
          </table:table-cell>
          <table:table-cell office:value-type="float" office:value="207411" calcext:value-type="float">
            <text:p><text:s/>207,411 </text:p>
          </table:table-cell>
          <table:table-cell office:value-type="float" office:value="213729" calcext:value-type="float">
            <text:p><text:s/>213,729 </text:p>
          </table:table-cell>
          <table:table-cell office:value-type="float" office:value="193338" calcext:value-type="float">
            <text:p><text:s/>193,338 </text:p>
          </table:table-cell>
          <table:table-cell office:value-type="float" office:value="175573" calcext:value-type="float">
            <text:p><text:s/>175,573 </text:p>
          </table:table-cell>
          <table:table-cell office:value-type="float" office:value="145480" calcext:value-type="float">
            <text:p><text:s/>145,480 </text:p>
          </table:table-cell>
          <table:table-cell office:value-type="float" office:value="139097" calcext:value-type="float">
            <text:p><text:s/>139,097 </text:p>
          </table:table-cell>
          <table:table-cell office:value-type="float" office:value="128413" calcext:value-type="float">
            <text:p><text:s/>128,413 </text:p>
          </table:table-cell>
          <table:table-cell office:value-type="float" office:value="126890" calcext:value-type="float">
            <text:p><text:s/>126,890 </text:p>
          </table:table-cell>
          <table:table-cell office:value-type="float" office:value="116030" calcext:value-type="float">
            <text:p><text:s/>116,030 </text:p>
          </table:table-cell>
          <table:table-cell office:value-type="float" office:value="97622" calcext:value-type="float">
            <text:p><text:s/>97,622 </text:p>
          </table:table-cell>
          <table:table-cell office:value-type="float" office:value="71712" calcext:value-type="float">
            <text:p><text:s/>71,712 </text:p>
          </table:table-cell>
          <table:table-cell office:value-type="float" office:value="47129" calcext:value-type="float">
            <text:p><text:s/>47,129 </text:p>
          </table:table-cell>
          <table:table-cell office:value-type="float" office:value="26773" calcext:value-type="float">
            <text:p><text:s/>26,773 </text:p>
          </table:table-cell>
          <table:table-cell office:value-type="float" office:value="9920" calcext:value-type="float">
            <text:p><text:s/>9,920 </text:p>
          </table:table-cell>
          <table:table-cell office:value-type="float" office:value="3619" calcext:value-type="float">
            <text:p><text:s/>3,619 </text:p>
          </table:table-cell>
          <table:table-cell table:number-columns-repeated="2" office:value-type="string" office:string-value="[x]" calcext:value-type="string">
            <text:p><text:s/>[x] </text:p>
          </table:table-cell>
        </table:table-row>
        <table:table-row table:style-name="ro9">
          <table:table-cell office:value-type="float" office:value="1934" calcext:value-type="float">
            <text:p>1934</text:p>
          </table:table-cell>
          <table:table-cell office:value-type="string" calcext:value-type="string">
            <text:p>Males</text:p>
          </table:table-cell>
          <table:table-cell office:value-type="float" office:value="2375351" calcext:value-type="float">
            <text:p><text:s/>2,375,351 </text:p>
          </table:table-cell>
          <table:table-cell office:value-type="float" office:value="207225" calcext:value-type="float">
            <text:p><text:s/>207,225 </text:p>
          </table:table-cell>
          <table:table-cell office:value-type="float" office:value="215063" calcext:value-type="float">
            <text:p><text:s/>215,063 </text:p>
          </table:table-cell>
          <table:table-cell office:value-type="float" office:value="240464" calcext:value-type="float">
            <text:p><text:s/>240,464 </text:p>
          </table:table-cell>
          <table:table-cell office:value-type="float" office:value="200125" calcext:value-type="float">
            <text:p><text:s/>200,125 </text:p>
          </table:table-cell>
          <table:table-cell office:value-type="float" office:value="214570" calcext:value-type="float">
            <text:p><text:s/>214,570 </text:p>
          </table:table-cell>
          <table:table-cell office:value-type="float" office:value="197091" calcext:value-type="float">
            <text:p><text:s/>197,091 </text:p>
          </table:table-cell>
          <table:table-cell office:value-type="float" office:value="180295" calcext:value-type="float">
            <text:p><text:s/>180,295 </text:p>
          </table:table-cell>
          <table:table-cell office:value-type="float" office:value="148438" calcext:value-type="float">
            <text:p><text:s/>148,438 </text:p>
          </table:table-cell>
          <table:table-cell office:value-type="float" office:value="138075" calcext:value-type="float">
            <text:p><text:s/>138,075 </text:p>
          </table:table-cell>
          <table:table-cell office:value-type="float" office:value="130297" calcext:value-type="float">
            <text:p><text:s/>130,297 </text:p>
          </table:table-cell>
          <table:table-cell office:value-type="float" office:value="124735" calcext:value-type="float">
            <text:p><text:s/>124,735 </text:p>
          </table:table-cell>
          <table:table-cell office:value-type="float" office:value="117033" calcext:value-type="float">
            <text:p><text:s/>117,033 </text:p>
          </table:table-cell>
          <table:table-cell office:value-type="float" office:value="99166" calcext:value-type="float">
            <text:p><text:s/>99,166 </text:p>
          </table:table-cell>
          <table:table-cell office:value-type="float" office:value="73520" calcext:value-type="float">
            <text:p><text:s/>73,520 </text:p>
          </table:table-cell>
          <table:table-cell office:value-type="float" office:value="47941" calcext:value-type="float">
            <text:p><text:s/>47,941 </text:p>
          </table:table-cell>
          <table:table-cell office:value-type="float" office:value="27487" calcext:value-type="float">
            <text:p><text:s/>27,487 </text:p>
          </table:table-cell>
          <table:table-cell office:value-type="float" office:value="10107" calcext:value-type="float">
            <text:p><text:s/>10,107 </text:p>
          </table:table-cell>
          <table:table-cell office:value-type="float" office:value="3719" calcext:value-type="float">
            <text:p><text:s/>3,719 </text:p>
          </table:table-cell>
          <table:table-cell table:number-columns-repeated="2" office:value-type="string" office:string-value="[x]" calcext:value-type="string">
            <text:p><text:s/>[x] </text:p>
          </table:table-cell>
        </table:table-row>
        <table:table-row table:style-name="ro9">
          <table:table-cell office:value-type="float" office:value="1935" calcext:value-type="float">
            <text:p>1935</text:p>
          </table:table-cell>
          <table:table-cell office:value-type="string" calcext:value-type="string">
            <text:p>Males</text:p>
          </table:table-cell>
          <table:table-cell office:value-type="float" office:value="2385011" calcext:value-type="float">
            <text:p><text:s/>2,385,011 </text:p>
          </table:table-cell>
          <table:table-cell office:value-type="float" office:value="205785" calcext:value-type="float">
            <text:p><text:s/>205,785 </text:p>
          </table:table-cell>
          <table:table-cell office:value-type="float" office:value="211974" calcext:value-type="float">
            <text:p><text:s/>211,974 </text:p>
          </table:table-cell>
          <table:table-cell office:value-type="float" office:value="233443" calcext:value-type="float">
            <text:p><text:s/>233,443 </text:p>
          </table:table-cell>
          <table:table-cell office:value-type="float" office:value="204542" calcext:value-type="float">
            <text:p><text:s/>204,542 </text:p>
          </table:table-cell>
          <table:table-cell office:value-type="float" office:value="216078" calcext:value-type="float">
            <text:p><text:s/>216,078 </text:p>
          </table:table-cell>
          <table:table-cell office:value-type="float" office:value="199527" calcext:value-type="float">
            <text:p><text:s/>199,527 </text:p>
          </table:table-cell>
          <table:table-cell office:value-type="float" office:value="183026" calcext:value-type="float">
            <text:p><text:s/>183,026 </text:p>
          </table:table-cell>
          <table:table-cell office:value-type="float" office:value="152197" calcext:value-type="float">
            <text:p><text:s/>152,197 </text:p>
          </table:table-cell>
          <table:table-cell office:value-type="float" office:value="140988" calcext:value-type="float">
            <text:p><text:s/>140,988 </text:p>
          </table:table-cell>
          <table:table-cell office:value-type="float" office:value="128172" calcext:value-type="float">
            <text:p><text:s/>128,172 </text:p>
          </table:table-cell>
          <table:table-cell office:value-type="float" office:value="125245" calcext:value-type="float">
            <text:p><text:s/>125,245 </text:p>
          </table:table-cell>
          <table:table-cell office:value-type="float" office:value="115820" calcext:value-type="float">
            <text:p><text:s/>115,820 </text:p>
          </table:table-cell>
          <table:table-cell office:value-type="float" office:value="102449" calcext:value-type="float">
            <text:p><text:s/>102,449 </text:p>
          </table:table-cell>
          <table:table-cell office:value-type="float" office:value="74242" calcext:value-type="float">
            <text:p><text:s/>74,242 </text:p>
          </table:table-cell>
          <table:table-cell office:value-type="float" office:value="49422" calcext:value-type="float">
            <text:p><text:s/>49,422 </text:p>
          </table:table-cell>
          <table:table-cell office:value-type="float" office:value="27362" calcext:value-type="float">
            <text:p><text:s/>27,362 </text:p>
          </table:table-cell>
          <table:table-cell office:value-type="float" office:value="10828" calcext:value-type="float">
            <text:p><text:s/>10,828 </text:p>
          </table:table-cell>
          <table:table-cell office:value-type="float" office:value="3911" calcext:value-type="float">
            <text:p><text:s/>3,911 </text:p>
          </table:table-cell>
          <table:table-cell table:number-columns-repeated="2" office:value-type="string" office:string-value="[x]" calcext:value-type="string">
            <text:p><text:s/>[x] </text:p>
          </table:table-cell>
        </table:table-row>
        <table:table-row table:style-name="ro9">
          <table:table-cell office:value-type="float" office:value="1936" calcext:value-type="float">
            <text:p>1936</text:p>
          </table:table-cell>
          <table:table-cell office:value-type="string" calcext:value-type="string">
            <text:p>Males</text:p>
          </table:table-cell>
          <table:table-cell office:value-type="float" office:value="2391893" calcext:value-type="float">
            <text:p><text:s/>2,391,893 </text:p>
          </table:table-cell>
          <table:table-cell office:value-type="float" office:value="204302" calcext:value-type="float">
            <text:p><text:s/>204,302 </text:p>
          </table:table-cell>
          <table:table-cell office:value-type="float" office:value="207602" calcext:value-type="float">
            <text:p><text:s/>207,602 </text:p>
          </table:table-cell>
          <table:table-cell office:value-type="float" office:value="227430" calcext:value-type="float">
            <text:p><text:s/>227,430 </text:p>
          </table:table-cell>
          <table:table-cell office:value-type="float" office:value="212310" calcext:value-type="float">
            <text:p><text:s/>212,310 </text:p>
          </table:table-cell>
          <table:table-cell office:value-type="float" office:value="214506" calcext:value-type="float">
            <text:p><text:s/>214,506 </text:p>
          </table:table-cell>
          <table:table-cell office:value-type="float" office:value="201087" calcext:value-type="float">
            <text:p><text:s/>201,087 </text:p>
          </table:table-cell>
          <table:table-cell office:value-type="float" office:value="183355" calcext:value-type="float">
            <text:p><text:s/>183,355 </text:p>
          </table:table-cell>
          <table:table-cell office:value-type="float" office:value="158942" calcext:value-type="float">
            <text:p><text:s/>158,942 </text:p>
          </table:table-cell>
          <table:table-cell office:value-type="float" office:value="139982" calcext:value-type="float">
            <text:p><text:s/>139,982 </text:p>
          </table:table-cell>
          <table:table-cell office:value-type="float" office:value="129568" calcext:value-type="float">
            <text:p><text:s/>129,568 </text:p>
          </table:table-cell>
          <table:table-cell office:value-type="float" office:value="122901" calcext:value-type="float">
            <text:p><text:s/>122,901 </text:p>
          </table:table-cell>
          <table:table-cell office:value-type="float" office:value="117406" calcext:value-type="float">
            <text:p><text:s/>117,406 </text:p>
          </table:table-cell>
          <table:table-cell office:value-type="float" office:value="102953" calcext:value-type="float">
            <text:p><text:s/>102,953 </text:p>
          </table:table-cell>
          <table:table-cell office:value-type="float" office:value="76231" calcext:value-type="float">
            <text:p><text:s/>76,231 </text:p>
          </table:table-cell>
          <table:table-cell office:value-type="float" office:value="50461" calcext:value-type="float">
            <text:p><text:s/>50,461 </text:p>
          </table:table-cell>
          <table:table-cell office:value-type="float" office:value="27729" calcext:value-type="float">
            <text:p><text:s/>27,729 </text:p>
          </table:table-cell>
          <table:table-cell office:value-type="float" office:value="11190" calcext:value-type="float">
            <text:p><text:s/>11,190 </text:p>
          </table:table-cell>
          <table:table-cell office:value-type="float" office:value="3938" calcext:value-type="float">
            <text:p><text:s/>3,938 </text:p>
          </table:table-cell>
          <table:table-cell table:number-columns-repeated="2" office:value-type="string" office:string-value="[x]" calcext:value-type="string">
            <text:p><text:s/>[x] </text:p>
          </table:table-cell>
        </table:table-row>
        <table:table-row table:style-name="ro9">
          <table:table-cell office:value-type="float" office:value="1937" calcext:value-type="float">
            <text:p>1937</text:p>
          </table:table-cell>
          <table:table-cell office:value-type="string" calcext:value-type="string">
            <text:p>Males</text:p>
          </table:table-cell>
          <table:table-cell office:value-type="float" office:value="2396909" calcext:value-type="float">
            <text:p><text:s/>2,396,909 </text:p>
          </table:table-cell>
          <table:table-cell office:value-type="float" office:value="202577" calcext:value-type="float">
            <text:p><text:s/>202,577 </text:p>
          </table:table-cell>
          <table:table-cell office:value-type="float" office:value="205371" calcext:value-type="float">
            <text:p><text:s/>205,371 </text:p>
          </table:table-cell>
          <table:table-cell office:value-type="float" office:value="220499" calcext:value-type="float">
            <text:p><text:s/>220,499 </text:p>
          </table:table-cell>
          <table:table-cell office:value-type="float" office:value="220525" calcext:value-type="float">
            <text:p><text:s/>220,525 </text:p>
          </table:table-cell>
          <table:table-cell office:value-type="float" office:value="210213" calcext:value-type="float">
            <text:p><text:s/>210,213 </text:p>
          </table:table-cell>
          <table:table-cell office:value-type="float" office:value="203106" calcext:value-type="float">
            <text:p><text:s/>203,106 </text:p>
          </table:table-cell>
          <table:table-cell office:value-type="float" office:value="184873" calcext:value-type="float">
            <text:p><text:s/>184,873 </text:p>
          </table:table-cell>
          <table:table-cell office:value-type="float" office:value="163419" calcext:value-type="float">
            <text:p><text:s/>163,419 </text:p>
          </table:table-cell>
          <table:table-cell office:value-type="float" office:value="140479" calcext:value-type="float">
            <text:p><text:s/>140,479 </text:p>
          </table:table-cell>
          <table:table-cell office:value-type="float" office:value="130977" calcext:value-type="float">
            <text:p><text:s/>130,977 </text:p>
          </table:table-cell>
          <table:table-cell office:value-type="float" office:value="120800" calcext:value-type="float">
            <text:p><text:s/>120,800 </text:p>
          </table:table-cell>
          <table:table-cell office:value-type="float" office:value="117231" calcext:value-type="float">
            <text:p><text:s/>117,231 </text:p>
          </table:table-cell>
          <table:table-cell office:value-type="float" office:value="103484" calcext:value-type="float">
            <text:p><text:s/>103,484 </text:p>
          </table:table-cell>
          <table:table-cell office:value-type="float" office:value="78261" calcext:value-type="float">
            <text:p><text:s/>78,261 </text:p>
          </table:table-cell>
          <table:table-cell office:value-type="float" office:value="51698" calcext:value-type="float">
            <text:p><text:s/>51,698 </text:p>
          </table:table-cell>
          <table:table-cell office:value-type="float" office:value="27580" calcext:value-type="float">
            <text:p><text:s/>27,580 </text:p>
          </table:table-cell>
          <table:table-cell office:value-type="float" office:value="11731" calcext:value-type="float">
            <text:p><text:s/>11,731 </text:p>
          </table:table-cell>
          <table:table-cell office:value-type="float" office:value="4085" calcext:value-type="float">
            <text:p><text:s/>4,085 </text:p>
          </table:table-cell>
          <table:table-cell table:number-columns-repeated="2" office:value-type="string" office:string-value="[x]" calcext:value-type="string">
            <text:p><text:s/>[x] </text:p>
          </table:table-cell>
        </table:table-row>
        <table:table-row table:style-name="ro9">
          <table:table-cell office:value-type="float" office:value="1938" calcext:value-type="float">
            <text:p>1938</text:p>
          </table:table-cell>
          <table:table-cell office:value-type="string" calcext:value-type="string">
            <text:p>Males</text:p>
          </table:table-cell>
          <table:table-cell office:value-type="float" office:value="2405106" calcext:value-type="float">
            <text:p><text:s/>2,405,106 </text:p>
          </table:table-cell>
          <table:table-cell office:value-type="float" office:value="203360" calcext:value-type="float">
            <text:p><text:s/>203,360 </text:p>
          </table:table-cell>
          <table:table-cell office:value-type="float" office:value="203331" calcext:value-type="float">
            <text:p><text:s/>203,331 </text:p>
          </table:table-cell>
          <table:table-cell office:value-type="float" office:value="216382" calcext:value-type="float">
            <text:p><text:s/>216,382 </text:p>
          </table:table-cell>
          <table:table-cell office:value-type="float" office:value="229521" calcext:value-type="float">
            <text:p><text:s/>229,521 </text:p>
          </table:table-cell>
          <table:table-cell office:value-type="float" office:value="201363" calcext:value-type="float">
            <text:p><text:s/>201,363 </text:p>
          </table:table-cell>
          <table:table-cell office:value-type="float" office:value="205507" calcext:value-type="float">
            <text:p><text:s/>205,507 </text:p>
          </table:table-cell>
          <table:table-cell office:value-type="float" office:value="186315" calcext:value-type="float">
            <text:p><text:s/>186,315 </text:p>
          </table:table-cell>
          <table:table-cell office:value-type="float" office:value="169805" calcext:value-type="float">
            <text:p><text:s/>169,805 </text:p>
          </table:table-cell>
          <table:table-cell office:value-type="float" office:value="139835" calcext:value-type="float">
            <text:p><text:s/>139,835 </text:p>
          </table:table-cell>
          <table:table-cell office:value-type="float" office:value="132595" calcext:value-type="float">
            <text:p><text:s/>132,595 </text:p>
          </table:table-cell>
          <table:table-cell office:value-type="float" office:value="120359" calcext:value-type="float">
            <text:p><text:s/>120,359 </text:p>
          </table:table-cell>
          <table:table-cell office:value-type="float" office:value="116776" calcext:value-type="float">
            <text:p><text:s/>116,776 </text:p>
          </table:table-cell>
          <table:table-cell office:value-type="float" office:value="102612" calcext:value-type="float">
            <text:p><text:s/>102,612 </text:p>
          </table:table-cell>
          <table:table-cell office:value-type="float" office:value="80668" calcext:value-type="float">
            <text:p><text:s/>80,668 </text:p>
          </table:table-cell>
          <table:table-cell office:value-type="float" office:value="52724" calcext:value-type="float">
            <text:p><text:s/>52,724 </text:p>
          </table:table-cell>
          <table:table-cell office:value-type="float" office:value="27832" calcext:value-type="float">
            <text:p><text:s/>27,832 </text:p>
          </table:table-cell>
          <table:table-cell office:value-type="float" office:value="11926" calcext:value-type="float">
            <text:p><text:s/>11,926 </text:p>
          </table:table-cell>
          <table:table-cell office:value-type="float" office:value="4195" calcext:value-type="float">
            <text:p><text:s/>4,195 </text:p>
          </table:table-cell>
          <table:table-cell table:number-columns-repeated="2" office:value-type="string" office:string-value="[x]" calcext:value-type="string">
            <text:p><text:s/>[x] </text:p>
          </table:table-cell>
        </table:table-row>
        <table:table-row table:style-name="ro9">
          <table:table-cell office:value-type="float" office:value="1939" calcext:value-type="float">
            <text:p>1939</text:p>
          </table:table-cell>
          <table:table-cell office:value-type="string" calcext:value-type="string">
            <text:p>Males</text:p>
          </table:table-cell>
          <table:table-cell office:value-type="float" office:value="2412244" calcext:value-type="float">
            <text:p><text:s/>2,412,244 </text:p>
          </table:table-cell>
          <table:table-cell office:value-type="float" office:value="203610" calcext:value-type="float">
            <text:p><text:s/>203,610 </text:p>
          </table:table-cell>
          <table:table-cell office:value-type="float" office:value="200532" calcext:value-type="float">
            <text:p><text:s/>200,532 </text:p>
          </table:table-cell>
          <table:table-cell office:value-type="float" office:value="212147" calcext:value-type="float">
            <text:p><text:s/>212,147 </text:p>
          </table:table-cell>
          <table:table-cell office:value-type="float" office:value="237419" calcext:value-type="float">
            <text:p><text:s/>237,419 </text:p>
          </table:table-cell>
          <table:table-cell office:value-type="float" office:value="194188" calcext:value-type="float">
            <text:p><text:s/>194,188 </text:p>
          </table:table-cell>
          <table:table-cell office:value-type="float" office:value="205502" calcext:value-type="float">
            <text:p><text:s/>205,502 </text:p>
          </table:table-cell>
          <table:table-cell office:value-type="float" office:value="189303" calcext:value-type="float">
            <text:p><text:s/>189,303 </text:p>
          </table:table-cell>
          <table:table-cell office:value-type="float" office:value="173864" calcext:value-type="float">
            <text:p><text:s/>173,864 </text:p>
          </table:table-cell>
          <table:table-cell office:value-type="float" office:value="142519" calcext:value-type="float">
            <text:p><text:s/>142,519 </text:p>
          </table:table-cell>
          <table:table-cell office:value-type="float" office:value="131393" calcext:value-type="float">
            <text:p><text:s/>131,393 </text:p>
          </table:table-cell>
          <table:table-cell office:value-type="float" office:value="122244" calcext:value-type="float">
            <text:p><text:s/>122,244 </text:p>
          </table:table-cell>
          <table:table-cell office:value-type="float" office:value="114497" calcext:value-type="float">
            <text:p><text:s/>114,497 </text:p>
          </table:table-cell>
          <table:table-cell office:value-type="float" office:value="103658" calcext:value-type="float">
            <text:p><text:s/>103,658 </text:p>
          </table:table-cell>
          <table:table-cell office:value-type="float" office:value="82073" calcext:value-type="float">
            <text:p><text:s/>82,073 </text:p>
          </table:table-cell>
          <table:table-cell office:value-type="float" office:value="54287" calcext:value-type="float">
            <text:p><text:s/>54,287 </text:p>
          </table:table-cell>
          <table:table-cell office:value-type="float" office:value="28338" calcext:value-type="float">
            <text:p><text:s/>28,338 </text:p>
          </table:table-cell>
          <table:table-cell office:value-type="float" office:value="12345" calcext:value-type="float">
            <text:p><text:s/>12,345 </text:p>
          </table:table-cell>
          <table:table-cell office:value-type="float" office:value="4325" calcext:value-type="float">
            <text:p><text:s/>4,325 </text:p>
          </table:table-cell>
          <table:table-cell table:number-columns-repeated="2" office:value-type="string" office:string-value="[x]" calcext:value-type="string">
            <text:p><text:s/>[x] </text:p>
          </table:table-cell>
        </table:table-row>
        <table:table-row table:style-name="ro9">
          <table:table-cell office:value-type="float" office:value="1940" calcext:value-type="float">
            <text:p>1940</text:p>
          </table:table-cell>
          <table:table-cell office:value-type="string" calcext:value-type="string">
            <text:p>Males</text:p>
          </table:table-cell>
          <table:table-cell office:value-type="float" office:value="2220142" calcext:value-type="float">
            <text:p><text:s/>2,220,142 </text:p>
          </table:table-cell>
          <table:table-cell office:value-type="float" office:value="208334" calcext:value-type="float">
            <text:p><text:s/>208,334 </text:p>
          </table:table-cell>
          <table:table-cell office:value-type="float" office:value="202374" calcext:value-type="float">
            <text:p><text:s/>202,374 </text:p>
          </table:table-cell>
          <table:table-cell office:value-type="float" office:value="211885" calcext:value-type="float">
            <text:p><text:s/>211,885 </text:p>
          </table:table-cell>
          <table:table-cell office:value-type="float" office:value="208817" calcext:value-type="float">
            <text:p><text:s/>208,817 </text:p>
          </table:table-cell>
          <table:table-cell office:value-type="float" office:value="104302" calcext:value-type="float">
            <text:p><text:s/>104,302 </text:p>
          </table:table-cell>
          <table:table-cell office:value-type="float" office:value="149585" calcext:value-type="float">
            <text:p><text:s/>149,585 </text:p>
          </table:table-cell>
          <table:table-cell office:value-type="float" office:value="165774" calcext:value-type="float">
            <text:p><text:s/>165,774 </text:p>
          </table:table-cell>
          <table:table-cell office:value-type="float" office:value="166572" calcext:value-type="float">
            <text:p><text:s/>166,572 </text:p>
          </table:table-cell>
          <table:table-cell office:value-type="float" office:value="141903" calcext:value-type="float">
            <text:p><text:s/>141,903 </text:p>
          </table:table-cell>
          <table:table-cell office:value-type="float" office:value="132116" calcext:value-type="float">
            <text:p><text:s/>132,116 </text:p>
          </table:table-cell>
          <table:table-cell office:value-type="float" office:value="121569" calcext:value-type="float">
            <text:p><text:s/>121,569 </text:p>
          </table:table-cell>
          <table:table-cell office:value-type="float" office:value="115767" calcext:value-type="float">
            <text:p><text:s/>115,767 </text:p>
          </table:table-cell>
          <table:table-cell office:value-type="float" office:value="102991" calcext:value-type="float">
            <text:p><text:s/>102,991 </text:p>
          </table:table-cell>
          <table:table-cell office:value-type="float" office:value="86460" calcext:value-type="float">
            <text:p><text:s/>86,460 </text:p>
          </table:table-cell>
          <table:table-cell office:value-type="float" office:value="55788" calcext:value-type="float">
            <text:p><text:s/>55,788 </text:p>
          </table:table-cell>
          <table:table-cell office:value-type="float" office:value="30406" calcext:value-type="float">
            <text:p><text:s/>30,406 </text:p>
          </table:table-cell>
          <table:table-cell office:value-type="float" office:value="11147" calcext:value-type="float">
            <text:p><text:s/>11,147 </text:p>
          </table:table-cell>
          <table:table-cell office:value-type="float" office:value="4352" calcext:value-type="float">
            <text:p><text:s/>4,352 </text:p>
          </table:table-cell>
          <table:table-cell table:number-columns-repeated="2" office:value-type="string" office:string-value="[x]" calcext:value-type="string">
            <text:p><text:s/>[x] </text:p>
          </table:table-cell>
        </table:table-row>
        <table:table-row table:style-name="ro9">
          <table:table-cell office:value-type="float" office:value="1941" calcext:value-type="float">
            <text:p>1941</text:p>
          </table:table-cell>
          <table:table-cell office:value-type="string" calcext:value-type="string">
            <text:p>Males</text:p>
          </table:table-cell>
          <table:table-cell office:value-type="float" office:value="2161164" calcext:value-type="float">
            <text:p><text:s/>2,161,164 </text:p>
          </table:table-cell>
          <table:table-cell office:value-type="float" office:value="213618" calcext:value-type="float">
            <text:p><text:s/>213,618 </text:p>
          </table:table-cell>
          <table:table-cell office:value-type="float" office:value="208089" calcext:value-type="float">
            <text:p><text:s/>208,089 </text:p>
          </table:table-cell>
          <table:table-cell office:value-type="float" office:value="211165" calcext:value-type="float">
            <text:p><text:s/>211,165 </text:p>
          </table:table-cell>
          <table:table-cell office:value-type="float" office:value="212736" calcext:value-type="float">
            <text:p><text:s/>212,736 </text:p>
          </table:table-cell>
          <table:table-cell office:value-type="float" office:value="73687" calcext:value-type="float">
            <text:p><text:s/>73,687 </text:p>
          </table:table-cell>
          <table:table-cell office:value-type="float" office:value="129001" calcext:value-type="float">
            <text:p><text:s/>129,001 </text:p>
          </table:table-cell>
          <table:table-cell office:value-type="float" office:value="142701" calcext:value-type="float">
            <text:p><text:s/>142,701 </text:p>
          </table:table-cell>
          <table:table-cell office:value-type="float" office:value="155007" calcext:value-type="float">
            <text:p><text:s/>155,007 </text:p>
          </table:table-cell>
          <table:table-cell office:value-type="float" office:value="147476" calcext:value-type="float">
            <text:p><text:s/>147,476 </text:p>
          </table:table-cell>
          <table:table-cell office:value-type="float" office:value="132225" calcext:value-type="float">
            <text:p><text:s/>132,225 </text:p>
          </table:table-cell>
          <table:table-cell office:value-type="float" office:value="122318" calcext:value-type="float">
            <text:p><text:s/>122,318 </text:p>
          </table:table-cell>
          <table:table-cell office:value-type="float" office:value="114739" calcext:value-type="float">
            <text:p><text:s/>114,739 </text:p>
          </table:table-cell>
          <table:table-cell office:value-type="float" office:value="104573" calcext:value-type="float">
            <text:p><text:s/>104,573 </text:p>
          </table:table-cell>
          <table:table-cell office:value-type="float" office:value="88135" calcext:value-type="float">
            <text:p><text:s/>88,135 </text:p>
          </table:table-cell>
          <table:table-cell office:value-type="float" office:value="58194" calcext:value-type="float">
            <text:p><text:s/>58,194 </text:p>
          </table:table-cell>
          <table:table-cell office:value-type="float" office:value="31601" calcext:value-type="float">
            <text:p><text:s/>31,601 </text:p>
          </table:table-cell>
          <table:table-cell office:value-type="float" office:value="11331" calcext:value-type="float">
            <text:p><text:s/>11,331 </text:p>
          </table:table-cell>
          <table:table-cell office:value-type="float" office:value="4568" calcext:value-type="float">
            <text:p><text:s/>4,568 </text:p>
          </table:table-cell>
          <table:table-cell table:number-columns-repeated="2" office:value-type="string" office:string-value="[x]" calcext:value-type="string">
            <text:p><text:s/>[x] </text:p>
          </table:table-cell>
        </table:table-row>
        <table:table-row table:style-name="ro9">
          <table:table-cell office:value-type="float" office:value="1942" calcext:value-type="float">
            <text:p>1942</text:p>
          </table:table-cell>
          <table:table-cell office:value-type="string" calcext:value-type="string">
            <text:p>Males</text:p>
          </table:table-cell>
          <table:table-cell office:value-type="float" office:value="2117358" calcext:value-type="float">
            <text:p><text:s/>2,117,358 </text:p>
          </table:table-cell>
          <table:table-cell office:value-type="float" office:value="210095" calcext:value-type="float">
            <text:p><text:s/>210,095 </text:p>
          </table:table-cell>
          <table:table-cell office:value-type="float" office:value="207456" calcext:value-type="float">
            <text:p><text:s/>207,456 </text:p>
          </table:table-cell>
          <table:table-cell office:value-type="float" office:value="209185" calcext:value-type="float">
            <text:p><text:s/>209,185 </text:p>
          </table:table-cell>
          <table:table-cell office:value-type="float" office:value="199745" calcext:value-type="float">
            <text:p><text:s/>199,745 </text:p>
          </table:table-cell>
          <table:table-cell office:value-type="float" office:value="76464" calcext:value-type="float">
            <text:p><text:s/>76,464 </text:p>
          </table:table-cell>
          <table:table-cell office:value-type="float" office:value="113537" calcext:value-type="float">
            <text:p><text:s/>113,537 </text:p>
          </table:table-cell>
          <table:table-cell office:value-type="float" office:value="134058" calcext:value-type="float">
            <text:p><text:s/>134,058 </text:p>
          </table:table-cell>
          <table:table-cell office:value-type="float" office:value="142551" calcext:value-type="float">
            <text:p><text:s/>142,551 </text:p>
          </table:table-cell>
          <table:table-cell office:value-type="float" office:value="148412" calcext:value-type="float">
            <text:p><text:s/>148,412 </text:p>
          </table:table-cell>
          <table:table-cell office:value-type="float" office:value="133937" calcext:value-type="float">
            <text:p><text:s/>133,937 </text:p>
          </table:table-cell>
          <table:table-cell office:value-type="float" office:value="124980" calcext:value-type="float">
            <text:p><text:s/>124,980 </text:p>
          </table:table-cell>
          <table:table-cell office:value-type="float" office:value="112817" calcext:value-type="float">
            <text:p><text:s/>112,817 </text:p>
          </table:table-cell>
          <table:table-cell office:value-type="float" office:value="104678" calcext:value-type="float">
            <text:p><text:s/>104,678 </text:p>
          </table:table-cell>
          <table:table-cell office:value-type="float" office:value="88605" calcext:value-type="float">
            <text:p><text:s/>88,605 </text:p>
          </table:table-cell>
          <table:table-cell office:value-type="float" office:value="60709" calcext:value-type="float">
            <text:p><text:s/>60,709 </text:p>
          </table:table-cell>
          <table:table-cell office:value-type="float" office:value="33383" calcext:value-type="float">
            <text:p><text:s/>33,383 </text:p>
          </table:table-cell>
          <table:table-cell office:value-type="float" office:value="12079" calcext:value-type="float">
            <text:p><text:s/>12,079 </text:p>
          </table:table-cell>
          <table:table-cell office:value-type="float" office:value="4667" calcext:value-type="float">
            <text:p><text:s/>4,667 </text:p>
          </table:table-cell>
          <table:table-cell table:number-columns-repeated="2" office:value-type="string" office:string-value="[x]" calcext:value-type="string">
            <text:p><text:s/>[x] </text:p>
          </table:table-cell>
        </table:table-row>
        <table:table-row table:style-name="ro9">
          <table:table-cell office:value-type="float" office:value="1943" calcext:value-type="float">
            <text:p>1943</text:p>
          </table:table-cell>
          <table:table-cell office:value-type="string" calcext:value-type="string">
            <text:p>Males</text:p>
          </table:table-cell>
          <table:table-cell office:value-type="float" office:value="2058169" calcext:value-type="float">
            <text:p><text:s/>2,058,169 </text:p>
          </table:table-cell>
          <table:table-cell office:value-type="float" office:value="211628" calcext:value-type="float">
            <text:p><text:s/>211,628 </text:p>
          </table:table-cell>
          <table:table-cell office:value-type="float" office:value="210024" calcext:value-type="float">
            <text:p><text:s/>210,024 </text:p>
          </table:table-cell>
          <table:table-cell office:value-type="float" office:value="208934" calcext:value-type="float">
            <text:p><text:s/>208,934 </text:p>
          </table:table-cell>
          <table:table-cell office:value-type="float" office:value="182912" calcext:value-type="float">
            <text:p><text:s/>182,912 </text:p>
          </table:table-cell>
          <table:table-cell office:value-type="float" office:value="70519" calcext:value-type="float">
            <text:p><text:s/>70,519 </text:p>
          </table:table-cell>
          <table:table-cell office:value-type="float" office:value="91245" calcext:value-type="float">
            <text:p><text:s/>91,245 </text:p>
          </table:table-cell>
          <table:table-cell office:value-type="float" office:value="124474" calcext:value-type="float">
            <text:p><text:s/>124,474 </text:p>
          </table:table-cell>
          <table:table-cell office:value-type="float" office:value="128291" calcext:value-type="float">
            <text:p><text:s/>128,291 </text:p>
          </table:table-cell>
          <table:table-cell office:value-type="float" office:value="146730" calcext:value-type="float">
            <text:p><text:s/>146,730 </text:p>
          </table:table-cell>
          <table:table-cell office:value-type="float" office:value="133709" calcext:value-type="float">
            <text:p><text:s/>133,709 </text:p>
          </table:table-cell>
          <table:table-cell office:value-type="float" office:value="126560" calcext:value-type="float">
            <text:p><text:s/>126,560 </text:p>
          </table:table-cell>
          <table:table-cell office:value-type="float" office:value="112676" calcext:value-type="float">
            <text:p><text:s/>112,676 </text:p>
          </table:table-cell>
          <table:table-cell office:value-type="float" office:value="104626" calcext:value-type="float">
            <text:p><text:s/>104,626 </text:p>
          </table:table-cell>
          <table:table-cell office:value-type="float" office:value="87907" calcext:value-type="float">
            <text:p><text:s/>87,907 </text:p>
          </table:table-cell>
          <table:table-cell office:value-type="float" office:value="63980" calcext:value-type="float">
            <text:p><text:s/>63,980 </text:p>
          </table:table-cell>
          <table:table-cell office:value-type="float" office:value="35346" calcext:value-type="float">
            <text:p><text:s/>35,346 </text:p>
          </table:table-cell>
          <table:table-cell office:value-type="float" office:value="13882" calcext:value-type="float">
            <text:p><text:s/>13,882 </text:p>
          </table:table-cell>
          <table:table-cell office:value-type="float" office:value="4726" calcext:value-type="float">
            <text:p><text:s/>4,726 </text:p>
          </table:table-cell>
          <table:table-cell table:number-columns-repeated="2" office:value-type="string" office:string-value="[x]" calcext:value-type="string">
            <text:p><text:s/>[x] </text:p>
          </table:table-cell>
        </table:table-row>
        <table:table-row table:style-name="ro9">
          <table:table-cell office:value-type="float" office:value="1944" calcext:value-type="float">
            <text:p>1944</text:p>
          </table:table-cell>
          <table:table-cell office:value-type="string" calcext:value-type="string">
            <text:p>Males</text:p>
          </table:table-cell>
          <table:table-cell office:value-type="float" office:value="2039676" calcext:value-type="float">
            <text:p><text:s/>2,039,676 </text:p>
          </table:table-cell>
          <table:table-cell office:value-type="float" office:value="212329" calcext:value-type="float">
            <text:p><text:s/>212,329 </text:p>
          </table:table-cell>
          <table:table-cell office:value-type="float" office:value="210319" calcext:value-type="float">
            <text:p><text:s/>210,319 </text:p>
          </table:table-cell>
          <table:table-cell office:value-type="float" office:value="206906" calcext:value-type="float">
            <text:p><text:s/>206,906 </text:p>
          </table:table-cell>
          <table:table-cell office:value-type="float" office:value="176728" calcext:value-type="float">
            <text:p><text:s/>176,728 </text:p>
          </table:table-cell>
          <table:table-cell office:value-type="float" office:value="78050" calcext:value-type="float">
            <text:p><text:s/>78,050 </text:p>
          </table:table-cell>
          <table:table-cell office:value-type="float" office:value="74558" calcext:value-type="float">
            <text:p><text:s/>74,558 </text:p>
          </table:table-cell>
          <table:table-cell office:value-type="float" office:value="122128" calcext:value-type="float">
            <text:p><text:s/>122,128 </text:p>
          </table:table-cell>
          <table:table-cell office:value-type="float" office:value="124330" calcext:value-type="float">
            <text:p><text:s/>124,330 </text:p>
          </table:table-cell>
          <table:table-cell office:value-type="float" office:value="145866" calcext:value-type="float">
            <text:p><text:s/>145,866 </text:p>
          </table:table-cell>
          <table:table-cell office:value-type="float" office:value="135045" calcext:value-type="float">
            <text:p><text:s/>135,045 </text:p>
          </table:table-cell>
          <table:table-cell office:value-type="float" office:value="126181" calcext:value-type="float">
            <text:p><text:s/>126,181 </text:p>
          </table:table-cell>
          <table:table-cell office:value-type="float" office:value="114387" calcext:value-type="float">
            <text:p><text:s/>114,387 </text:p>
          </table:table-cell>
          <table:table-cell office:value-type="float" office:value="102600" calcext:value-type="float">
            <text:p><text:s/>102,600 </text:p>
          </table:table-cell>
          <table:table-cell office:value-type="float" office:value="87939" calcext:value-type="float">
            <text:p><text:s/>87,939 </text:p>
          </table:table-cell>
          <table:table-cell office:value-type="float" office:value="65661" calcext:value-type="float">
            <text:p><text:s/>65,661 </text:p>
          </table:table-cell>
          <table:table-cell office:value-type="float" office:value="36843" calcext:value-type="float">
            <text:p><text:s/>36,843 </text:p>
          </table:table-cell>
          <table:table-cell office:value-type="float" office:value="15029" calcext:value-type="float">
            <text:p><text:s/>15,029 </text:p>
          </table:table-cell>
          <table:table-cell office:value-type="float" office:value="4777" calcext:value-type="float">
            <text:p><text:s/>4,777 </text:p>
          </table:table-cell>
          <table:table-cell table:number-columns-repeated="2" office:value-type="string" office:string-value="[x]" calcext:value-type="string">
            <text:p><text:s/>[x] </text:p>
          </table:table-cell>
        </table:table-row>
        <table:table-row table:style-name="ro9">
          <table:table-cell office:value-type="float" office:value="1945" calcext:value-type="float">
            <text:p>1945</text:p>
          </table:table-cell>
          <table:table-cell office:value-type="string" calcext:value-type="string">
            <text:p>Males</text:p>
          </table:table-cell>
          <table:table-cell office:value-type="float" office:value="2057541" calcext:value-type="float">
            <text:p><text:s/>2,057,541 </text:p>
          </table:table-cell>
          <table:table-cell office:value-type="float" office:value="215267" calcext:value-type="float">
            <text:p><text:s/>215,267 </text:p>
          </table:table-cell>
          <table:table-cell office:value-type="float" office:value="210848" calcext:value-type="float">
            <text:p><text:s/>210,848 </text:p>
          </table:table-cell>
          <table:table-cell office:value-type="float" office:value="207993" calcext:value-type="float">
            <text:p><text:s/>207,993 </text:p>
          </table:table-cell>
          <table:table-cell office:value-type="float" office:value="178176" calcext:value-type="float">
            <text:p><text:s/>178,176 </text:p>
          </table:table-cell>
          <table:table-cell office:value-type="float" office:value="79376" calcext:value-type="float">
            <text:p><text:s/>79,376 </text:p>
          </table:table-cell>
          <table:table-cell office:value-type="float" office:value="72035" calcext:value-type="float">
            <text:p><text:s/>72,035 </text:p>
          </table:table-cell>
          <table:table-cell office:value-type="float" office:value="120447" calcext:value-type="float">
            <text:p><text:s/>120,447 </text:p>
          </table:table-cell>
          <table:table-cell office:value-type="float" office:value="126216" calcext:value-type="float">
            <text:p><text:s/>126,216 </text:p>
          </table:table-cell>
          <table:table-cell office:value-type="float" office:value="144869" calcext:value-type="float">
            <text:p><text:s/>144,869 </text:p>
          </table:table-cell>
          <table:table-cell office:value-type="float" office:value="138729" calcext:value-type="float">
            <text:p><text:s/>138,729 </text:p>
          </table:table-cell>
          <table:table-cell office:value-type="float" office:value="129321" calcext:value-type="float">
            <text:p><text:s/>129,321 </text:p>
          </table:table-cell>
          <table:table-cell office:value-type="float" office:value="114965" calcext:value-type="float">
            <text:p><text:s/>114,965 </text:p>
          </table:table-cell>
          <table:table-cell office:value-type="float" office:value="103983" calcext:value-type="float">
            <text:p><text:s/>103,983 </text:p>
          </table:table-cell>
          <table:table-cell office:value-type="float" office:value="87552" calcext:value-type="float">
            <text:p><text:s/>87,552 </text:p>
          </table:table-cell>
          <table:table-cell office:value-type="float" office:value="68758" calcext:value-type="float">
            <text:p><text:s/>68,758 </text:p>
          </table:table-cell>
          <table:table-cell office:value-type="float" office:value="37870" calcext:value-type="float">
            <text:p><text:s/>37,870 </text:p>
          </table:table-cell>
          <table:table-cell office:value-type="float" office:value="16116" calcext:value-type="float">
            <text:p><text:s/>16,116 </text:p>
          </table:table-cell>
          <table:table-cell office:value-type="float" office:value="5020" calcext:value-type="float">
            <text:p><text:s/>5,020 </text:p>
          </table:table-cell>
          <table:table-cell table:number-columns-repeated="2" office:value-type="string" office:string-value="[x]" calcext:value-type="string">
            <text:p><text:s/>[x] </text:p>
          </table:table-cell>
        </table:table-row>
        <table:table-row table:style-name="ro9">
          <table:table-cell office:value-type="float" office:value="1946" calcext:value-type="float">
            <text:p>1946</text:p>
          </table:table-cell>
          <table:table-cell office:value-type="string" calcext:value-type="string">
            <text:p>Males</text:p>
          </table:table-cell>
          <table:table-cell office:value-type="float" office:value="2278369" calcext:value-type="float">
            <text:p><text:s/>2,278,369 </text:p>
          </table:table-cell>
          <table:table-cell office:value-type="float" office:value="211646" calcext:value-type="float">
            <text:p><text:s/>211,646 </text:p>
          </table:table-cell>
          <table:table-cell office:value-type="float" office:value="202041" calcext:value-type="float">
            <text:p><text:s/>202,041 </text:p>
          </table:table-cell>
          <table:table-cell office:value-type="float" office:value="200423" calcext:value-type="float">
            <text:p><text:s/>200,423 </text:p>
          </table:table-cell>
          <table:table-cell office:value-type="float" office:value="166697" calcext:value-type="float">
            <text:p><text:s/>166,697 </text:p>
          </table:table-cell>
          <table:table-cell office:value-type="float" office:value="120609" calcext:value-type="float">
            <text:p><text:s/>120,609 </text:p>
          </table:table-cell>
          <table:table-cell office:value-type="float" office:value="161419" calcext:value-type="float">
            <text:p><text:s/>161,419 </text:p>
          </table:table-cell>
          <table:table-cell office:value-type="float" office:value="185884" calcext:value-type="float">
            <text:p><text:s/>185,884 </text:p>
          </table:table-cell>
          <table:table-cell office:value-type="float" office:value="172173" calcext:value-type="float">
            <text:p><text:s/>172,173 </text:p>
          </table:table-cell>
          <table:table-cell office:value-type="float" office:value="162036" calcext:value-type="float">
            <text:p><text:s/>162,036 </text:p>
          </table:table-cell>
          <table:table-cell office:value-type="float" office:value="143458" calcext:value-type="float">
            <text:p><text:s/>143,458 </text:p>
          </table:table-cell>
          <table:table-cell office:value-type="float" office:value="125875" calcext:value-type="float">
            <text:p><text:s/>125,875 </text:p>
          </table:table-cell>
          <table:table-cell office:value-type="float" office:value="112664" calcext:value-type="float">
            <text:p><text:s/>112,664 </text:p>
          </table:table-cell>
          <table:table-cell office:value-type="float" office:value="100025" calcext:value-type="float">
            <text:p><text:s/>100,025 </text:p>
          </table:table-cell>
          <table:table-cell office:value-type="float" office:value="85856" calcext:value-type="float">
            <text:p><text:s/>85,856 </text:p>
          </table:table-cell>
          <table:table-cell office:value-type="float" office:value="67068" calcext:value-type="float">
            <text:p><text:s/>67,068 </text:p>
          </table:table-cell>
          <table:table-cell office:value-type="float" office:value="38338" calcext:value-type="float">
            <text:p><text:s/>38,338 </text:p>
          </table:table-cell>
          <table:table-cell office:value-type="float" office:value="16990" calcext:value-type="float">
            <text:p><text:s/>16,990 </text:p>
          </table:table-cell>
          <table:table-cell office:value-type="float" office:value="5167" calcext:value-type="float">
            <text:p><text:s/>5,167 </text:p>
          </table:table-cell>
          <table:table-cell table:number-columns-repeated="2" office:value-type="string" office:string-value="[x]" calcext:value-type="string">
            <text:p><text:s/>[x] </text:p>
          </table:table-cell>
        </table:table-row>
        <table:table-row table:style-name="ro9">
          <table:table-cell office:value-type="float" office:value="1947" calcext:value-type="float">
            <text:p>1947</text:p>
          </table:table-cell>
          <table:table-cell office:value-type="string" calcext:value-type="string">
            <text:p>Males</text:p>
          </table:table-cell>
          <table:table-cell office:value-type="float" office:value="2433393" calcext:value-type="float">
            <text:p><text:s/>2,433,393 </text:p>
          </table:table-cell>
          <table:table-cell office:value-type="float" office:value="220154" calcext:value-type="float">
            <text:p><text:s/>220,154 </text:p>
          </table:table-cell>
          <table:table-cell office:value-type="float" office:value="198387" calcext:value-type="float">
            <text:p><text:s/>198,387 </text:p>
          </table:table-cell>
          <table:table-cell office:value-type="float" office:value="196191" calcext:value-type="float">
            <text:p><text:s/>196,191 </text:p>
          </table:table-cell>
          <table:table-cell office:value-type="float" office:value="194170" calcext:value-type="float">
            <text:p><text:s/>194,170 </text:p>
          </table:table-cell>
          <table:table-cell office:value-type="float" office:value="186403" calcext:value-type="float">
            <text:p><text:s/>186,403 </text:p>
          </table:table-cell>
          <table:table-cell office:value-type="float" office:value="184594" calcext:value-type="float">
            <text:p><text:s/>184,594 </text:p>
          </table:table-cell>
          <table:table-cell office:value-type="float" office:value="179703" calcext:value-type="float">
            <text:p><text:s/>179,703 </text:p>
          </table:table-cell>
          <table:table-cell office:value-type="float" office:value="188444" calcext:value-type="float">
            <text:p><text:s/>188,444 </text:p>
          </table:table-cell>
          <table:table-cell office:value-type="float" office:value="176931" calcext:value-type="float">
            <text:p><text:s/>176,931 </text:p>
          </table:table-cell>
          <table:table-cell office:value-type="float" office:value="156987" calcext:value-type="float">
            <text:p><text:s/>156,987 </text:p>
          </table:table-cell>
          <table:table-cell office:value-type="float" office:value="127634" calcext:value-type="float">
            <text:p><text:s/>127,634 </text:p>
          </table:table-cell>
          <table:table-cell office:value-type="float" office:value="112982" calcext:value-type="float">
            <text:p><text:s/>112,982 </text:p>
          </table:table-cell>
          <table:table-cell office:value-type="float" office:value="99534" calcext:value-type="float">
            <text:p><text:s/>99,534 </text:p>
          </table:table-cell>
          <table:table-cell office:value-type="float" office:value="86139" calcext:value-type="float">
            <text:p><text:s/>86,139 </text:p>
          </table:table-cell>
          <table:table-cell office:value-type="float" office:value="65915" calcext:value-type="float">
            <text:p><text:s/>65,915 </text:p>
          </table:table-cell>
          <table:table-cell office:value-type="float" office:value="37446" calcext:value-type="float">
            <text:p><text:s/>37,446 </text:p>
          </table:table-cell>
          <table:table-cell office:value-type="float" office:value="16308" calcext:value-type="float">
            <text:p><text:s/>16,308 </text:p>
          </table:table-cell>
          <table:table-cell office:value-type="float" office:value="5471" calcext:value-type="float">
            <text:p><text:s/>5,471 </text:p>
          </table:table-cell>
          <table:table-cell table:number-columns-repeated="2" office:value-type="string" office:string-value="[x]" calcext:value-type="string">
            <text:p><text:s/>[x] </text:p>
          </table:table-cell>
        </table:table-row>
        <table:table-row table:style-name="ro9">
          <table:table-cell office:value-type="float" office:value="1948" calcext:value-type="float">
            <text:p>1948</text:p>
          </table:table-cell>
          <table:table-cell office:value-type="string" calcext:value-type="string">
            <text:p>Males</text:p>
          </table:table-cell>
          <table:table-cell office:value-type="float" office:value="2433962" calcext:value-type="float">
            <text:p><text:s/>2,433,962 </text:p>
          </table:table-cell>
          <table:table-cell office:value-type="float" office:value="227604" calcext:value-type="float">
            <text:p><text:s/>227,604 </text:p>
          </table:table-cell>
          <table:table-cell office:value-type="float" office:value="198983" calcext:value-type="float">
            <text:p><text:s/>198,983 </text:p>
          </table:table-cell>
          <table:table-cell office:value-type="float" office:value="196468" calcext:value-type="float">
            <text:p><text:s/>196,468 </text:p>
          </table:table-cell>
          <table:table-cell office:value-type="float" office:value="181974" calcext:value-type="float">
            <text:p><text:s/>181,974 </text:p>
          </table:table-cell>
          <table:table-cell office:value-type="float" office:value="181747" calcext:value-type="float">
            <text:p><text:s/>181,747 </text:p>
          </table:table-cell>
          <table:table-cell office:value-type="float" office:value="191282" calcext:value-type="float">
            <text:p><text:s/>191,282 </text:p>
          </table:table-cell>
          <table:table-cell office:value-type="float" office:value="169520" calcext:value-type="float">
            <text:p><text:s/>169,520 </text:p>
          </table:table-cell>
          <table:table-cell office:value-type="float" office:value="188147" calcext:value-type="float">
            <text:p><text:s/>188,147 </text:p>
          </table:table-cell>
          <table:table-cell office:value-type="float" office:value="178848" calcext:value-type="float">
            <text:p><text:s/>178,848 </text:p>
          </table:table-cell>
          <table:table-cell office:value-type="float" office:value="163158" calcext:value-type="float">
            <text:p><text:s/>163,158 </text:p>
          </table:table-cell>
          <table:table-cell office:value-type="float" office:value="128697" calcext:value-type="float">
            <text:p><text:s/>128,697 </text:p>
          </table:table-cell>
          <table:table-cell office:value-type="float" office:value="114271" calcext:value-type="float">
            <text:p><text:s/>114,271 </text:p>
          </table:table-cell>
          <table:table-cell office:value-type="float" office:value="99785" calcext:value-type="float">
            <text:p><text:s/>99,785 </text:p>
          </table:table-cell>
          <table:table-cell office:value-type="float" office:value="85007" calcext:value-type="float">
            <text:p><text:s/>85,007 </text:p>
          </table:table-cell>
          <table:table-cell office:value-type="float" office:value="66901" calcext:value-type="float">
            <text:p><text:s/>66,901 </text:p>
          </table:table-cell>
          <table:table-cell office:value-type="float" office:value="38662" calcext:value-type="float">
            <text:p><text:s/>38,662 </text:p>
          </table:table-cell>
          <table:table-cell office:value-type="float" office:value="17033" calcext:value-type="float">
            <text:p><text:s/>17,033 </text:p>
          </table:table-cell>
          <table:table-cell office:value-type="float" office:value="5875" calcext:value-type="float">
            <text:p><text:s/>5,875 </text:p>
          </table:table-cell>
          <table:table-cell table:number-columns-repeated="2" office:value-type="string" office:string-value="[x]" calcext:value-type="string">
            <text:p><text:s/>[x] </text:p>
          </table:table-cell>
        </table:table-row>
        <table:table-row table:style-name="ro9">
          <table:table-cell office:value-type="float" office:value="1949" calcext:value-type="float">
            <text:p>1949</text:p>
          </table:table-cell>
          <table:table-cell office:value-type="string" calcext:value-type="string">
            <text:p>Males</text:p>
          </table:table-cell>
          <table:table-cell office:value-type="float" office:value="2446645" calcext:value-type="float">
            <text:p><text:s/>2,446,645 </text:p>
          </table:table-cell>
          <table:table-cell office:value-type="float" office:value="232861" calcext:value-type="float">
            <text:p><text:s/>232,861 </text:p>
          </table:table-cell>
          <table:table-cell office:value-type="float" office:value="200020" calcext:value-type="float">
            <text:p><text:s/>200,020 </text:p>
          </table:table-cell>
          <table:table-cell office:value-type="float" office:value="197074" calcext:value-type="float">
            <text:p><text:s/>197,074 </text:p>
          </table:table-cell>
          <table:table-cell office:value-type="float" office:value="178960" calcext:value-type="float">
            <text:p><text:s/>178,960 </text:p>
          </table:table-cell>
          <table:table-cell office:value-type="float" office:value="185983" calcext:value-type="float">
            <text:p><text:s/>185,983 </text:p>
          </table:table-cell>
          <table:table-cell office:value-type="float" office:value="198645" calcext:value-type="float">
            <text:p><text:s/>198,645 </text:p>
          </table:table-cell>
          <table:table-cell office:value-type="float" office:value="160250" calcext:value-type="float">
            <text:p><text:s/>160,250 </text:p>
          </table:table-cell>
          <table:table-cell office:value-type="float" office:value="185654" calcext:value-type="float">
            <text:p><text:s/>185,654 </text:p>
          </table:table-cell>
          <table:table-cell office:value-type="float" office:value="180976" calcext:value-type="float">
            <text:p><text:s/>180,976 </text:p>
          </table:table-cell>
          <table:table-cell office:value-type="float" office:value="166717" calcext:value-type="float">
            <text:p><text:s/>166,717 </text:p>
          </table:table-cell>
          <table:table-cell office:value-type="float" office:value="131609" calcext:value-type="float">
            <text:p><text:s/>131,609 </text:p>
          </table:table-cell>
          <table:table-cell office:value-type="float" office:value="114350" calcext:value-type="float">
            <text:p><text:s/>114,350 </text:p>
          </table:table-cell>
          <table:table-cell office:value-type="float" office:value="99438" calcext:value-type="float">
            <text:p><text:s/>99,438 </text:p>
          </table:table-cell>
          <table:table-cell office:value-type="float" office:value="84062" calcext:value-type="float">
            <text:p><text:s/>84,062 </text:p>
          </table:table-cell>
          <table:table-cell office:value-type="float" office:value="66880" calcext:value-type="float">
            <text:p><text:s/>66,880 </text:p>
          </table:table-cell>
          <table:table-cell office:value-type="float" office:value="39769" calcext:value-type="float">
            <text:p><text:s/>39,769 </text:p>
          </table:table-cell>
          <table:table-cell office:value-type="float" office:value="17285" calcext:value-type="float">
            <text:p><text:s/>17,285 </text:p>
          </table:table-cell>
          <table:table-cell office:value-type="float" office:value="6112" calcext:value-type="float">
            <text:p><text:s/>6,112 </text:p>
          </table:table-cell>
          <table:table-cell table:number-columns-repeated="2" office:value-type="string" office:string-value="[x]" calcext:value-type="string">
            <text:p><text:s/>[x] </text:p>
          </table:table-cell>
        </table:table-row>
        <table:table-row table:style-name="ro9">
          <table:table-cell office:value-type="float" office:value="1950" calcext:value-type="float">
            <text:p>1950</text:p>
          </table:table-cell>
          <table:table-cell office:value-type="string" calcext:value-type="string">
            <text:p>Males</text:p>
          </table:table-cell>
          <table:table-cell office:value-type="float" office:value="2454317" calcext:value-type="float">
            <text:p><text:s/>2,454,317 </text:p>
          </table:table-cell>
          <table:table-cell office:value-type="float" office:value="238411" calcext:value-type="float">
            <text:p><text:s/>238,411 </text:p>
          </table:table-cell>
          <table:table-cell office:value-type="float" office:value="200787" calcext:value-type="float">
            <text:p><text:s/>200,787 </text:p>
          </table:table-cell>
          <table:table-cell office:value-type="float" office:value="196838" calcext:value-type="float">
            <text:p><text:s/>196,838 </text:p>
          </table:table-cell>
          <table:table-cell office:value-type="float" office:value="177179" calcext:value-type="float">
            <text:p><text:s/>177,179 </text:p>
          </table:table-cell>
          <table:table-cell office:value-type="float" office:value="184526" calcext:value-type="float">
            <text:p><text:s/>184,526 </text:p>
          </table:table-cell>
          <table:table-cell office:value-type="float" office:value="191703" calcext:value-type="float">
            <text:p><text:s/>191,703 </text:p>
          </table:table-cell>
          <table:table-cell office:value-type="float" office:value="164317" calcext:value-type="float">
            <text:p><text:s/>164,317 </text:p>
          </table:table-cell>
          <table:table-cell office:value-type="float" office:value="184120" calcext:value-type="float">
            <text:p><text:s/>184,120 </text:p>
          </table:table-cell>
          <table:table-cell office:value-type="float" office:value="180892" calcext:value-type="float">
            <text:p><text:s/>180,892 </text:p>
          </table:table-cell>
          <table:table-cell office:value-type="float" office:value="169010" calcext:value-type="float">
            <text:p><text:s/>169,010 </text:p>
          </table:table-cell>
          <table:table-cell office:value-type="float" office:value="136377" calcext:value-type="float">
            <text:p><text:s/>136,377 </text:p>
          </table:table-cell>
          <table:table-cell office:value-type="float" office:value="116098" calcext:value-type="float">
            <text:p><text:s/>116,098 </text:p>
          </table:table-cell>
          <table:table-cell office:value-type="float" office:value="98578" calcext:value-type="float">
            <text:p><text:s/>98,578 </text:p>
          </table:table-cell>
          <table:table-cell office:value-type="float" office:value="83544" calcext:value-type="float">
            <text:p><text:s/>83,544 </text:p>
          </table:table-cell>
          <table:table-cell office:value-type="float" office:value="66585" calcext:value-type="float">
            <text:p><text:s/>66,585 </text:p>
          </table:table-cell>
          <table:table-cell office:value-type="float" office:value="41173" calcext:value-type="float">
            <text:p><text:s/>41,173 </text:p>
          </table:table-cell>
          <table:table-cell office:value-type="float" office:value="17779" calcext:value-type="float">
            <text:p><text:s/>17,779 </text:p>
          </table:table-cell>
          <table:table-cell office:value-type="float" office:value="6400" calcext:value-type="float">
            <text:p><text:s/>6,400 </text:p>
          </table:table-cell>
          <table:table-cell table:number-columns-repeated="2" office:value-type="string" office:string-value="[x]" calcext:value-type="string">
            <text:p><text:s/>[x] </text:p>
          </table:table-cell>
        </table:table-row>
        <table:table-row table:style-name="ro9">
          <table:table-cell office:value-type="float" office:value="1951" calcext:value-type="float">
            <text:p>1951</text:p>
          </table:table-cell>
          <table:table-cell office:value-type="string" calcext:value-type="string">
            <text:p>Males</text:p>
          </table:table-cell>
          <table:table-cell office:value-type="float" office:value="2438716" calcext:value-type="float">
            <text:p><text:s/>2,438,716 </text:p>
          </table:table-cell>
          <table:table-cell office:value-type="float" office:value="241914" calcext:value-type="float">
            <text:p><text:s/>241,914 </text:p>
          </table:table-cell>
          <table:table-cell office:value-type="float" office:value="204065" calcext:value-type="float">
            <text:p><text:s/>204,065 </text:p>
          </table:table-cell>
          <table:table-cell office:value-type="float" office:value="195427" calcext:value-type="float">
            <text:p><text:s/>195,427 </text:p>
          </table:table-cell>
          <table:table-cell office:value-type="float" office:value="173072" calcext:value-type="float">
            <text:p><text:s/>173,072 </text:p>
          </table:table-cell>
          <table:table-cell office:value-type="float" office:value="173764" calcext:value-type="float">
            <text:p><text:s/>173,764 </text:p>
          </table:table-cell>
          <table:table-cell office:value-type="float" office:value="185294" calcext:value-type="float">
            <text:p><text:s/>185,294 </text:p>
          </table:table-cell>
          <table:table-cell office:value-type="float" office:value="167744" calcext:value-type="float">
            <text:p><text:s/>167,744 </text:p>
          </table:table-cell>
          <table:table-cell office:value-type="float" office:value="176502" calcext:value-type="float">
            <text:p><text:s/>176,502 </text:p>
          </table:table-cell>
          <table:table-cell office:value-type="float" office:value="180527" calcext:value-type="float">
            <text:p><text:s/>180,527 </text:p>
          </table:table-cell>
          <table:table-cell office:value-type="float" office:value="168932" calcext:value-type="float">
            <text:p><text:s/>168,932 </text:p>
          </table:table-cell>
          <table:table-cell office:value-type="float" office:value="142686" calcext:value-type="float">
            <text:p><text:s/>142,686 </text:p>
          </table:table-cell>
          <table:table-cell office:value-type="float" office:value="115828" calcext:value-type="float">
            <text:p><text:s/>115,828 </text:p>
          </table:table-cell>
          <table:table-cell office:value-type="float" office:value="98122" calcext:value-type="float">
            <text:p><text:s/>98,122 </text:p>
          </table:table-cell>
          <table:table-cell office:value-type="float" office:value="83006" calcext:value-type="float">
            <text:p><text:s/>83,006 </text:p>
          </table:table-cell>
          <table:table-cell office:value-type="float" office:value="65555" calcext:value-type="float">
            <text:p><text:s/>65,555 </text:p>
          </table:table-cell>
          <table:table-cell office:value-type="float" office:value="41815" calcext:value-type="float">
            <text:p><text:s/>41,815 </text:p>
          </table:table-cell>
          <table:table-cell office:value-type="float" office:value="17974" calcext:value-type="float">
            <text:p><text:s/>17,974 </text:p>
          </table:table-cell>
          <table:table-cell office:value-type="float" office:value="6489" calcext:value-type="float">
            <text:p><text:s/>6,489 </text:p>
          </table:table-cell>
          <table:table-cell table:number-columns-repeated="2" office:value-type="string" office:string-value="[x]" calcext:value-type="string">
            <text:p><text:s/>[x] </text:p>
          </table:table-cell>
        </table:table-row>
        <table:table-row table:style-name="ro9">
          <table:table-cell office:value-type="float" office:value="1952" calcext:value-type="float">
            <text:p>1952</text:p>
          </table:table-cell>
          <table:table-cell office:value-type="string" calcext:value-type="string">
            <text:p>Males</text:p>
          </table:table-cell>
          <table:table-cell office:value-type="float" office:value="2436788" calcext:value-type="float">
            <text:p><text:s/>2,436,788 </text:p>
          </table:table-cell>
          <table:table-cell office:value-type="float" office:value="229880" calcext:value-type="float">
            <text:p><text:s/>229,880 </text:p>
          </table:table-cell>
          <table:table-cell office:value-type="float" office:value="217649" calcext:value-type="float">
            <text:p><text:s/>217,649 </text:p>
          </table:table-cell>
          <table:table-cell office:value-type="float" office:value="193870" calcext:value-type="float">
            <text:p><text:s/>193,870 </text:p>
          </table:table-cell>
          <table:table-cell office:value-type="float" office:value="169922" calcext:value-type="float">
            <text:p><text:s/>169,922 </text:p>
          </table:table-cell>
          <table:table-cell office:value-type="float" office:value="170426" calcext:value-type="float">
            <text:p><text:s/>170,426 </text:p>
          </table:table-cell>
          <table:table-cell office:value-type="float" office:value="181300" calcext:value-type="float">
            <text:p><text:s/>181,300 </text:p>
          </table:table-cell>
          <table:table-cell office:value-type="float" office:value="174657" calcext:value-type="float">
            <text:p><text:s/>174,657 </text:p>
          </table:table-cell>
          <table:table-cell office:value-type="float" office:value="169799" calcext:value-type="float">
            <text:p><text:s/>169,799 </text:p>
          </table:table-cell>
          <table:table-cell office:value-type="float" office:value="181000" calcext:value-type="float">
            <text:p><text:s/>181,000 </text:p>
          </table:table-cell>
          <table:table-cell office:value-type="float" office:value="169442" calcext:value-type="float">
            <text:p><text:s/>169,442 </text:p>
          </table:table-cell>
          <table:table-cell office:value-type="float" office:value="147860" calcext:value-type="float">
            <text:p><text:s/>147,860 </text:p>
          </table:table-cell>
          <table:table-cell office:value-type="float" office:value="116760" calcext:value-type="float">
            <text:p><text:s/>116,760 </text:p>
          </table:table-cell>
          <table:table-cell office:value-type="float" office:value="98758" calcext:value-type="float">
            <text:p><text:s/>98,758 </text:p>
          </table:table-cell>
          <table:table-cell office:value-type="float" office:value="82469" calcext:value-type="float">
            <text:p><text:s/>82,469 </text:p>
          </table:table-cell>
          <table:table-cell office:value-type="float" office:value="65156" calcext:value-type="float">
            <text:p><text:s/>65,156 </text:p>
          </table:table-cell>
          <table:table-cell office:value-type="float" office:value="42625" calcext:value-type="float">
            <text:p><text:s/>42,625 </text:p>
          </table:table-cell>
          <table:table-cell office:value-type="float" office:value="18438" calcext:value-type="float">
            <text:p><text:s/>18,438 </text:p>
          </table:table-cell>
          <table:table-cell office:value-type="float" office:value="6777" calcext:value-type="float">
            <text:p><text:s/>6,777 </text:p>
          </table:table-cell>
          <table:table-cell table:number-columns-repeated="2" office:value-type="string" office:string-value="[x]" calcext:value-type="string">
            <text:p><text:s/>[x] </text:p>
          </table:table-cell>
        </table:table-row>
        <table:table-row table:style-name="ro9">
          <table:table-cell office:value-type="float" office:value="1953" calcext:value-type="float">
            <text:p>1953</text:p>
          </table:table-cell>
          <table:table-cell office:value-type="string" calcext:value-type="string">
            <text:p>Males</text:p>
          </table:table-cell>
          <table:table-cell office:value-type="float" office:value="2435867" calcext:value-type="float">
            <text:p><text:s/>2,435,867 </text:p>
          </table:table-cell>
          <table:table-cell office:value-type="float" office:value="224083" calcext:value-type="float">
            <text:p><text:s/>224,083 </text:p>
          </table:table-cell>
          <table:table-cell office:value-type="float" office:value="224292" calcext:value-type="float">
            <text:p><text:s/>224,292 </text:p>
          </table:table-cell>
          <table:table-cell office:value-type="float" office:value="193902" calcext:value-type="float">
            <text:p><text:s/>193,902 </text:p>
          </table:table-cell>
          <table:table-cell office:value-type="float" office:value="169020" calcext:value-type="float">
            <text:p><text:s/>169,020 </text:p>
          </table:table-cell>
          <table:table-cell office:value-type="float" office:value="165263" calcext:value-type="float">
            <text:p><text:s/>165,263 </text:p>
          </table:table-cell>
          <table:table-cell office:value-type="float" office:value="179872" calcext:value-type="float">
            <text:p><text:s/>179,872 </text:p>
          </table:table-cell>
          <table:table-cell office:value-type="float" office:value="181796" calcext:value-type="float">
            <text:p><text:s/>181,796 </text:p>
          </table:table-cell>
          <table:table-cell office:value-type="float" office:value="160726" calcext:value-type="float">
            <text:p><text:s/>160,726 </text:p>
          </table:table-cell>
          <table:table-cell office:value-type="float" office:value="179653" calcext:value-type="float">
            <text:p><text:s/>179,653 </text:p>
          </table:table-cell>
          <table:table-cell office:value-type="float" office:value="170888" calcext:value-type="float">
            <text:p><text:s/>170,888 </text:p>
          </table:table-cell>
          <table:table-cell office:value-type="float" office:value="153403" calcext:value-type="float">
            <text:p><text:s/>153,403 </text:p>
          </table:table-cell>
          <table:table-cell office:value-type="float" office:value="117765" calcext:value-type="float">
            <text:p><text:s/>117,765 </text:p>
          </table:table-cell>
          <table:table-cell office:value-type="float" office:value="99586" calcext:value-type="float">
            <text:p><text:s/>99,586 </text:p>
          </table:table-cell>
          <table:table-cell office:value-type="float" office:value="82302" calcext:value-type="float">
            <text:p><text:s/>82,302 </text:p>
          </table:table-cell>
          <table:table-cell office:value-type="float" office:value="64170" calcext:value-type="float">
            <text:p><text:s/>64,170 </text:p>
          </table:table-cell>
          <table:table-cell office:value-type="float" office:value="43032" calcext:value-type="float">
            <text:p><text:s/>43,032 </text:p>
          </table:table-cell>
          <table:table-cell office:value-type="float" office:value="19074" calcext:value-type="float">
            <text:p><text:s/>19,074 </text:p>
          </table:table-cell>
          <table:table-cell office:value-type="float" office:value="7040" calcext:value-type="float">
            <text:p><text:s/>7,040 </text:p>
          </table:table-cell>
          <table:table-cell table:number-columns-repeated="2" office:value-type="string" office:string-value="[x]" calcext:value-type="string">
            <text:p><text:s/>[x] </text:p>
          </table:table-cell>
        </table:table-row>
        <table:table-row table:style-name="ro9">
          <table:table-cell office:value-type="float" office:value="1954" calcext:value-type="float">
            <text:p>1954</text:p>
          </table:table-cell>
          <table:table-cell office:value-type="string" calcext:value-type="string">
            <text:p>Males</text:p>
          </table:table-cell>
          <table:table-cell office:value-type="float" office:value="2436356" calcext:value-type="float">
            <text:p><text:s/>2,436,356 </text:p>
          </table:table-cell>
          <table:table-cell office:value-type="float" office:value="221253" calcext:value-type="float">
            <text:p><text:s/>221,253 </text:p>
          </table:table-cell>
          <table:table-cell office:value-type="float" office:value="228420" calcext:value-type="float">
            <text:p><text:s/>228,420 </text:p>
          </table:table-cell>
          <table:table-cell office:value-type="float" office:value="195749" calcext:value-type="float">
            <text:p><text:s/>195,749 </text:p>
          </table:table-cell>
          <table:table-cell office:value-type="float" office:value="166944" calcext:value-type="float">
            <text:p><text:s/>166,944 </text:p>
          </table:table-cell>
          <table:table-cell office:value-type="float" office:value="161785" calcext:value-type="float">
            <text:p><text:s/>161,785 </text:p>
          </table:table-cell>
          <table:table-cell office:value-type="float" office:value="177759" calcext:value-type="float">
            <text:p><text:s/>177,759 </text:p>
          </table:table-cell>
          <table:table-cell office:value-type="float" office:value="188236" calcext:value-type="float">
            <text:p><text:s/>188,236 </text:p>
          </table:table-cell>
          <table:table-cell office:value-type="float" office:value="152389" calcext:value-type="float">
            <text:p><text:s/>152,389 </text:p>
          </table:table-cell>
          <table:table-cell office:value-type="float" office:value="177125" calcext:value-type="float">
            <text:p><text:s/>177,125 </text:p>
          </table:table-cell>
          <table:table-cell office:value-type="float" office:value="173262" calcext:value-type="float">
            <text:p><text:s/>173,262 </text:p>
          </table:table-cell>
          <table:table-cell office:value-type="float" office:value="157030" calcext:value-type="float">
            <text:p><text:s/>157,030 </text:p>
          </table:table-cell>
          <table:table-cell office:value-type="float" office:value="120668" calcext:value-type="float">
            <text:p><text:s/>120,668 </text:p>
          </table:table-cell>
          <table:table-cell office:value-type="float" office:value="99993" calcext:value-type="float">
            <text:p><text:s/>99,993 </text:p>
          </table:table-cell>
          <table:table-cell office:value-type="float" office:value="81969" calcext:value-type="float">
            <text:p><text:s/>81,969 </text:p>
          </table:table-cell>
          <table:table-cell office:value-type="float" office:value="63497" calcext:value-type="float">
            <text:p><text:s/>63,497 </text:p>
          </table:table-cell>
          <table:table-cell office:value-type="float" office:value="43211" calcext:value-type="float">
            <text:p><text:s/>43,211 </text:p>
          </table:table-cell>
          <table:table-cell office:value-type="float" office:value="19962" calcext:value-type="float">
            <text:p><text:s/>19,962 </text:p>
          </table:table-cell>
          <table:table-cell office:value-type="float" office:value="7104" calcext:value-type="float">
            <text:p><text:s/>7,104 </text:p>
          </table:table-cell>
          <table:table-cell table:number-columns-repeated="2" office:value-type="string" office:string-value="[x]" calcext:value-type="string">
            <text:p><text:s/>[x] </text:p>
          </table:table-cell>
        </table:table-row>
        <table:table-row table:style-name="ro9">
          <table:table-cell office:value-type="float" office:value="1955" calcext:value-type="float">
            <text:p>1955</text:p>
          </table:table-cell>
          <table:table-cell office:value-type="string" calcext:value-type="string">
            <text:p>Males</text:p>
          </table:table-cell>
          <table:table-cell office:value-type="float" office:value="2441189" calcext:value-type="float">
            <text:p><text:s/>2,441,189 </text:p>
          </table:table-cell>
          <table:table-cell office:value-type="float" office:value="220286" calcext:value-type="float">
            <text:p><text:s/>220,286 </text:p>
          </table:table-cell>
          <table:table-cell office:value-type="float" office:value="232570" calcext:value-type="float">
            <text:p><text:s/>232,570 </text:p>
          </table:table-cell>
          <table:table-cell office:value-type="float" office:value="196182" calcext:value-type="float">
            <text:p><text:s/>196,182 </text:p>
          </table:table-cell>
          <table:table-cell office:value-type="float" office:value="169175" calcext:value-type="float">
            <text:p><text:s/>169,175 </text:p>
          </table:table-cell>
          <table:table-cell office:value-type="float" office:value="158587" calcext:value-type="float">
            <text:p><text:s/>158,587 </text:p>
          </table:table-cell>
          <table:table-cell office:value-type="float" office:value="176081" calcext:value-type="float">
            <text:p><text:s/>176,081 </text:p>
          </table:table-cell>
          <table:table-cell office:value-type="float" office:value="182431" calcext:value-type="float">
            <text:p><text:s/>182,431 </text:p>
          </table:table-cell>
          <table:table-cell office:value-type="float" office:value="156405" calcext:value-type="float">
            <text:p><text:s/>156,405 </text:p>
          </table:table-cell>
          <table:table-cell office:value-type="float" office:value="175998" calcext:value-type="float">
            <text:p><text:s/>175,998 </text:p>
          </table:table-cell>
          <table:table-cell office:value-type="float" office:value="173387" calcext:value-type="float">
            <text:p><text:s/>173,387 </text:p>
          </table:table-cell>
          <table:table-cell office:value-type="float" office:value="159298" calcext:value-type="float">
            <text:p><text:s/>159,298 </text:p>
          </table:table-cell>
          <table:table-cell office:value-type="float" office:value="124871" calcext:value-type="float">
            <text:p><text:s/>124,871 </text:p>
          </table:table-cell>
          <table:table-cell office:value-type="float" office:value="101603" calcext:value-type="float">
            <text:p><text:s/>101,603 </text:p>
          </table:table-cell>
          <table:table-cell office:value-type="float" office:value="80933" calcext:value-type="float">
            <text:p><text:s/>80,933 </text:p>
          </table:table-cell>
          <table:table-cell office:value-type="float" office:value="62791" calcext:value-type="float">
            <text:p><text:s/>62,791 </text:p>
          </table:table-cell>
          <table:table-cell office:value-type="float" office:value="42739" calcext:value-type="float">
            <text:p><text:s/>42,739 </text:p>
          </table:table-cell>
          <table:table-cell office:value-type="float" office:value="20769" calcext:value-type="float">
            <text:p><text:s/>20,769 </text:p>
          </table:table-cell>
          <table:table-cell office:value-type="float" office:value="7083" calcext:value-type="float">
            <text:p><text:s/>7,083 </text:p>
          </table:table-cell>
          <table:table-cell table:number-columns-repeated="2" office:value-type="string" office:string-value="[x]" calcext:value-type="string">
            <text:p><text:s/>[x] </text:p>
          </table:table-cell>
        </table:table-row>
        <table:table-row table:style-name="ro9">
          <table:table-cell office:value-type="float" office:value="1956" calcext:value-type="float">
            <text:p>1956</text:p>
          </table:table-cell>
          <table:table-cell office:value-type="string" calcext:value-type="string">
            <text:p>Males</text:p>
          </table:table-cell>
          <table:table-cell office:value-type="float" office:value="2445971" calcext:value-type="float">
            <text:p><text:s/>2,445,971 </text:p>
          </table:table-cell>
          <table:table-cell office:value-type="float" office:value="221244" calcext:value-type="float">
            <text:p><text:s/>221,244 </text:p>
          </table:table-cell>
          <table:table-cell office:value-type="float" office:value="235322" calcext:value-type="float">
            <text:p><text:s/>235,322 </text:p>
          </table:table-cell>
          <table:table-cell office:value-type="float" office:value="199057" calcext:value-type="float">
            <text:p><text:s/>199,057 </text:p>
          </table:table-cell>
          <table:table-cell office:value-type="float" office:value="167698" calcext:value-type="float">
            <text:p><text:s/>167,698 </text:p>
          </table:table-cell>
          <table:table-cell office:value-type="float" office:value="156702" calcext:value-type="float">
            <text:p><text:s/>156,702 </text:p>
          </table:table-cell>
          <table:table-cell office:value-type="float" office:value="173734" calcext:value-type="float">
            <text:p><text:s/>173,734 </text:p>
          </table:table-cell>
          <table:table-cell office:value-type="float" office:value="178739" calcext:value-type="float">
            <text:p><text:s/>178,739 </text:p>
          </table:table-cell>
          <table:table-cell office:value-type="float" office:value="161504" calcext:value-type="float">
            <text:p><text:s/>161,504 </text:p>
          </table:table-cell>
          <table:table-cell office:value-type="float" office:value="170404" calcext:value-type="float">
            <text:p><text:s/>170,404 </text:p>
          </table:table-cell>
          <table:table-cell office:value-type="float" office:value="174152" calcext:value-type="float">
            <text:p><text:s/>174,152 </text:p>
          </table:table-cell>
          <table:table-cell office:value-type="float" office:value="160318" calcext:value-type="float">
            <text:p><text:s/>160,318 </text:p>
          </table:table-cell>
          <table:table-cell office:value-type="float" office:value="130712" calcext:value-type="float">
            <text:p><text:s/>130,712 </text:p>
          </table:table-cell>
          <table:table-cell office:value-type="float" office:value="101921" calcext:value-type="float">
            <text:p><text:s/>101,921 </text:p>
          </table:table-cell>
          <table:table-cell office:value-type="float" office:value="80927" calcext:value-type="float">
            <text:p><text:s/>80,927 </text:p>
          </table:table-cell>
          <table:table-cell office:value-type="float" office:value="62432" calcext:value-type="float">
            <text:p><text:s/>62,432 </text:p>
          </table:table-cell>
          <table:table-cell office:value-type="float" office:value="42272" calcext:value-type="float">
            <text:p><text:s/>42,272 </text:p>
          </table:table-cell>
          <table:table-cell office:value-type="float" office:value="21401" calcext:value-type="float">
            <text:p><text:s/>21,401 </text:p>
          </table:table-cell>
          <table:table-cell office:value-type="float" office:value="7432" calcext:value-type="float">
            <text:p><text:s/>7,432 </text:p>
          </table:table-cell>
          <table:table-cell table:number-columns-repeated="2" office:value-type="string" office:string-value="[x]" calcext:value-type="string">
            <text:p><text:s/>[x] </text:p>
          </table:table-cell>
        </table:table-row>
        <table:table-row table:style-name="ro9">
          <table:table-cell office:value-type="float" office:value="1957" calcext:value-type="float">
            <text:p>1957</text:p>
          </table:table-cell>
          <table:table-cell office:value-type="string" calcext:value-type="string">
            <text:p>Males</text:p>
          </table:table-cell>
          <table:table-cell office:value-type="float" office:value="2448180" calcext:value-type="float">
            <text:p><text:s/>2,448,180 </text:p>
          </table:table-cell>
          <table:table-cell office:value-type="float" office:value="224994" calcext:value-type="float">
            <text:p><text:s/>224,994 </text:p>
          </table:table-cell>
          <table:table-cell office:value-type="float" office:value="223610" calcext:value-type="float">
            <text:p><text:s/>223,610 </text:p>
          </table:table-cell>
          <table:table-cell office:value-type="float" office:value="212394" calcext:value-type="float">
            <text:p><text:s/>212,394 </text:p>
          </table:table-cell>
          <table:table-cell office:value-type="float" office:value="169023" calcext:value-type="float">
            <text:p><text:s/>169,023 </text:p>
          </table:table-cell>
          <table:table-cell office:value-type="float" office:value="153621" calcext:value-type="float">
            <text:p><text:s/>153,621 </text:p>
          </table:table-cell>
          <table:table-cell office:value-type="float" office:value="171003" calcext:value-type="float">
            <text:p><text:s/>171,003 </text:p>
          </table:table-cell>
          <table:table-cell office:value-type="float" office:value="173941" calcext:value-type="float">
            <text:p><text:s/>173,941 </text:p>
          </table:table-cell>
          <table:table-cell office:value-type="float" office:value="167198" calcext:value-type="float">
            <text:p><text:s/>167,198 </text:p>
          </table:table-cell>
          <table:table-cell office:value-type="float" office:value="163337" calcext:value-type="float">
            <text:p><text:s/>163,337 </text:p>
          </table:table-cell>
          <table:table-cell office:value-type="float" office:value="173961" calcext:value-type="float">
            <text:p><text:s/>173,961 </text:p>
          </table:table-cell>
          <table:table-cell office:value-type="float" office:value="161081" calcext:value-type="float">
            <text:p><text:s/>161,081 </text:p>
          </table:table-cell>
          <table:table-cell office:value-type="float" office:value="135491" calcext:value-type="float">
            <text:p><text:s/>135,491 </text:p>
          </table:table-cell>
          <table:table-cell office:value-type="float" office:value="103007" calcext:value-type="float">
            <text:p><text:s/>103,007 </text:p>
          </table:table-cell>
          <table:table-cell office:value-type="float" office:value="81514" calcext:value-type="float">
            <text:p><text:s/>81,514 </text:p>
          </table:table-cell>
          <table:table-cell office:value-type="float" office:value="61974" calcext:value-type="float">
            <text:p><text:s/>61,974 </text:p>
          </table:table-cell>
          <table:table-cell office:value-type="float" office:value="42271" calcext:value-type="float">
            <text:p><text:s/>42,271 </text:p>
          </table:table-cell>
          <table:table-cell office:value-type="float" office:value="21928" calcext:value-type="float">
            <text:p><text:s/>21,928 </text:p>
          </table:table-cell>
          <table:table-cell office:value-type="float" office:value="7832" calcext:value-type="float">
            <text:p><text:s/>7,832 </text:p>
          </table:table-cell>
          <table:table-cell table:number-columns-repeated="2" office:value-type="string" office:string-value="[x]" calcext:value-type="string">
            <text:p><text:s/>[x] </text:p>
          </table:table-cell>
        </table:table-row>
        <table:table-row table:style-name="ro9">
          <table:table-cell office:value-type="float" office:value="1958" calcext:value-type="float">
            <text:p>1958</text:p>
          </table:table-cell>
          <table:table-cell office:value-type="string" calcext:value-type="string">
            <text:p>Males</text:p>
          </table:table-cell>
          <table:table-cell office:value-type="float" office:value="2459495" calcext:value-type="float">
            <text:p><text:s/>2,459,495 </text:p>
          </table:table-cell>
          <table:table-cell office:value-type="float" office:value="229196" calcext:value-type="float">
            <text:p><text:s/>229,196 </text:p>
          </table:table-cell>
          <table:table-cell office:value-type="float" office:value="218131" calcext:value-type="float">
            <text:p><text:s/>218,131 </text:p>
          </table:table-cell>
          <table:table-cell office:value-type="float" office:value="219215" calcext:value-type="float">
            <text:p><text:s/>219,215 </text:p>
          </table:table-cell>
          <table:table-cell office:value-type="float" office:value="175332" calcext:value-type="float">
            <text:p><text:s/>175,332 </text:p>
          </table:table-cell>
          <table:table-cell office:value-type="float" office:value="155307" calcext:value-type="float">
            <text:p><text:s/>155,307 </text:p>
          </table:table-cell>
          <table:table-cell office:value-type="float" office:value="168938" calcext:value-type="float">
            <text:p><text:s/>168,938 </text:p>
          </table:table-cell>
          <table:table-cell office:value-type="float" office:value="171586" calcext:value-type="float">
            <text:p><text:s/>171,586 </text:p>
          </table:table-cell>
          <table:table-cell office:value-type="float" office:value="173441" calcext:value-type="float">
            <text:p><text:s/>173,441 </text:p>
          </table:table-cell>
          <table:table-cell office:value-type="float" office:value="154432" calcext:value-type="float">
            <text:p><text:s/>154,432 </text:p>
          </table:table-cell>
          <table:table-cell office:value-type="float" office:value="172471" calcext:value-type="float">
            <text:p><text:s/>172,471 </text:p>
          </table:table-cell>
          <table:table-cell office:value-type="float" office:value="162096" calcext:value-type="float">
            <text:p><text:s/>162,096 </text:p>
          </table:table-cell>
          <table:table-cell office:value-type="float" office:value="140747" calcext:value-type="float">
            <text:p><text:s/>140,747 </text:p>
          </table:table-cell>
          <table:table-cell office:value-type="float" office:value="103544" calcext:value-type="float">
            <text:p><text:s/>103,544 </text:p>
          </table:table-cell>
          <table:table-cell office:value-type="float" office:value="81936" calcext:value-type="float">
            <text:p><text:s/>81,936 </text:p>
          </table:table-cell>
          <table:table-cell office:value-type="float" office:value="61423" calcext:value-type="float">
            <text:p><text:s/>61,423 </text:p>
          </table:table-cell>
          <table:table-cell office:value-type="float" office:value="41611" calcext:value-type="float">
            <text:p><text:s/>41,611 </text:p>
          </table:table-cell>
          <table:table-cell office:value-type="float" office:value="22047" calcext:value-type="float">
            <text:p><text:s/>22,047 </text:p>
          </table:table-cell>
          <table:table-cell office:value-type="float" office:value="8042" calcext:value-type="float">
            <text:p><text:s/>8,042 </text:p>
          </table:table-cell>
          <table:table-cell table:number-columns-repeated="2" office:value-type="string" office:string-value="[x]" calcext:value-type="string">
            <text:p><text:s/>[x] </text:p>
          </table:table-cell>
        </table:table-row>
        <table:table-row table:style-name="ro9">
          <table:table-cell office:value-type="float" office:value="1959" calcext:value-type="float">
            <text:p>1959</text:p>
          </table:table-cell>
          <table:table-cell office:value-type="string" calcext:value-type="string">
            <text:p>Males</text:p>
          </table:table-cell>
          <table:table-cell office:value-type="float" office:value="2472497" calcext:value-type="float">
            <text:p><text:s/>2,472,497 </text:p>
          </table:table-cell>
          <table:table-cell office:value-type="float" office:value="233344" calcext:value-type="float">
            <text:p><text:s/>233,344 </text:p>
          </table:table-cell>
          <table:table-cell office:value-type="float" office:value="215322" calcext:value-type="float">
            <text:p><text:s/>215,322 </text:p>
          </table:table-cell>
          <table:table-cell office:value-type="float" office:value="223423" calcext:value-type="float">
            <text:p><text:s/>223,423 </text:p>
          </table:table-cell>
          <table:table-cell office:value-type="float" office:value="182832" calcext:value-type="float">
            <text:p><text:s/>182,832 </text:p>
          </table:table-cell>
          <table:table-cell office:value-type="float" office:value="156070" calcext:value-type="float">
            <text:p><text:s/>156,070 </text:p>
          </table:table-cell>
          <table:table-cell office:value-type="float" office:value="167153" calcext:value-type="float">
            <text:p><text:s/>167,153 </text:p>
          </table:table-cell>
          <table:table-cell office:value-type="float" office:value="169125" calcext:value-type="float">
            <text:p><text:s/>169,125 </text:p>
          </table:table-cell>
          <table:table-cell office:value-type="float" office:value="179941" calcext:value-type="float">
            <text:p><text:s/>179,941 </text:p>
          </table:table-cell>
          <table:table-cell office:value-type="float" office:value="146861" calcext:value-type="float">
            <text:p><text:s/>146,861 </text:p>
          </table:table-cell>
          <table:table-cell office:value-type="float" office:value="170079" calcext:value-type="float">
            <text:p><text:s/>170,079 </text:p>
          </table:table-cell>
          <table:table-cell office:value-type="float" office:value="164107" calcext:value-type="float">
            <text:p><text:s/>164,107 </text:p>
          </table:table-cell>
          <table:table-cell office:value-type="float" office:value="144288" calcext:value-type="float">
            <text:p><text:s/>144,288 </text:p>
          </table:table-cell>
          <table:table-cell office:value-type="float" office:value="105947" calcext:value-type="float">
            <text:p><text:s/>105,947 </text:p>
          </table:table-cell>
          <table:table-cell office:value-type="float" office:value="81884" calcext:value-type="float">
            <text:p><text:s/>81,884 </text:p>
          </table:table-cell>
          <table:table-cell office:value-type="float" office:value="61059" calcext:value-type="float">
            <text:p><text:s/>61,059 </text:p>
          </table:table-cell>
          <table:table-cell office:value-type="float" office:value="40961" calcext:value-type="float">
            <text:p><text:s/>40,961 </text:p>
          </table:table-cell>
          <table:table-cell office:value-type="float" office:value="21891" calcext:value-type="float">
            <text:p><text:s/>21,891 </text:p>
          </table:table-cell>
          <table:table-cell office:value-type="float" office:value="8210" calcext:value-type="float">
            <text:p><text:s/>8,210 </text:p>
          </table:table-cell>
          <table:table-cell table:number-columns-repeated="2" office:value-type="string" office:string-value="[x]" calcext:value-type="string">
            <text:p><text:s/>[x] </text:p>
          </table:table-cell>
        </table:table-row>
        <table:table-row table:style-name="ro9">
          <table:table-cell office:value-type="float" office:value="1960" calcext:value-type="float">
            <text:p>1960</text:p>
          </table:table-cell>
          <table:table-cell office:value-type="string" calcext:value-type="string">
            <text:p>Males</text:p>
          </table:table-cell>
          <table:table-cell office:value-type="float" office:value="2481689" calcext:value-type="float">
            <text:p><text:s/>2,481,689 </text:p>
          </table:table-cell>
          <table:table-cell office:value-type="float" office:value="237407" calcext:value-type="float">
            <text:p><text:s/>237,407 </text:p>
          </table:table-cell>
          <table:table-cell office:value-type="float" office:value="214106" calcext:value-type="float">
            <text:p><text:s/>214,106 </text:p>
          </table:table-cell>
          <table:table-cell office:value-type="float" office:value="227629" calcext:value-type="float">
            <text:p><text:s/>227,629 </text:p>
          </table:table-cell>
          <table:table-cell office:value-type="float" office:value="185349" calcext:value-type="float">
            <text:p><text:s/>185,349 </text:p>
          </table:table-cell>
          <table:table-cell office:value-type="float" office:value="158399" calcext:value-type="float">
            <text:p><text:s/>158,399 </text:p>
          </table:table-cell>
          <table:table-cell office:value-type="float" office:value="164471" calcext:value-type="float">
            <text:p><text:s/>164,471 </text:p>
          </table:table-cell>
          <table:table-cell office:value-type="float" office:value="166244" calcext:value-type="float">
            <text:p><text:s/>166,244 </text:p>
          </table:table-cell>
          <table:table-cell office:value-type="float" office:value="173942" calcext:value-type="float">
            <text:p><text:s/>173,942 </text:p>
          </table:table-cell>
          <table:table-cell office:value-type="float" office:value="150017" calcext:value-type="float">
            <text:p><text:s/>150,017 </text:p>
          </table:table-cell>
          <table:table-cell office:value-type="float" office:value="168471" calcext:value-type="float">
            <text:p><text:s/>168,471 </text:p>
          </table:table-cell>
          <table:table-cell office:value-type="float" office:value="163951" calcext:value-type="float">
            <text:p><text:s/>163,951 </text:p>
          </table:table-cell>
          <table:table-cell office:value-type="float" office:value="146777" calcext:value-type="float">
            <text:p><text:s/>146,777 </text:p>
          </table:table-cell>
          <table:table-cell office:value-type="float" office:value="109744" calcext:value-type="float">
            <text:p><text:s/>109,744 </text:p>
          </table:table-cell>
          <table:table-cell office:value-type="float" office:value="83261" calcext:value-type="float">
            <text:p><text:s/>83,261 </text:p>
          </table:table-cell>
          <table:table-cell office:value-type="float" office:value="60446" calcext:value-type="float">
            <text:p><text:s/>60,446 </text:p>
          </table:table-cell>
          <table:table-cell office:value-type="float" office:value="40577" calcext:value-type="float">
            <text:p><text:s/>40,577 </text:p>
          </table:table-cell>
          <table:table-cell office:value-type="float" office:value="21977" calcext:value-type="float">
            <text:p><text:s/>21,977 </text:p>
          </table:table-cell>
          <table:table-cell office:value-type="float" office:value="8921" calcext:value-type="float">
            <text:p><text:s/>8,921 </text:p>
          </table:table-cell>
          <table:table-cell table:number-columns-repeated="2" office:value-type="string" office:string-value="[x]" calcext:value-type="string">
            <text:p><text:s/>[x] </text:p>
          </table:table-cell>
        </table:table-row>
        <table:table-row table:style-name="ro9">
          <table:table-cell office:value-type="float" office:value="1961" calcext:value-type="float">
            <text:p>1961</text:p>
          </table:table-cell>
          <table:table-cell office:value-type="string" calcext:value-type="string">
            <text:p>Males</text:p>
          </table:table-cell>
          <table:table-cell office:value-type="float" office:value="2485293" calcext:value-type="float">
            <text:p><text:s/>2,485,293 </text:p>
          </table:table-cell>
          <table:table-cell office:value-type="float" office:value="240323" calcext:value-type="float">
            <text:p><text:s/>240,323 </text:p>
          </table:table-cell>
          <table:table-cell office:value-type="float" office:value="215322" calcext:value-type="float">
            <text:p><text:s/>215,322 </text:p>
          </table:table-cell>
          <table:table-cell office:value-type="float" office:value="229677" calcext:value-type="float">
            <text:p><text:s/>229,677 </text:p>
          </table:table-cell>
          <table:table-cell office:value-type="float" office:value="188644" calcext:value-type="float">
            <text:p><text:s/>188,644 </text:p>
          </table:table-cell>
          <table:table-cell office:value-type="float" office:value="159956" calcext:value-type="float">
            <text:p><text:s/>159,956 </text:p>
          </table:table-cell>
          <table:table-cell office:value-type="float" office:value="160927" calcext:value-type="float">
            <text:p><text:s/>160,927 </text:p>
          </table:table-cell>
          <table:table-cell office:value-type="float" office:value="162547" calcext:value-type="float">
            <text:p><text:s/>162,547 </text:p>
          </table:table-cell>
          <table:table-cell office:value-type="float" office:value="169485" calcext:value-type="float">
            <text:p><text:s/>169,485 </text:p>
          </table:table-cell>
          <table:table-cell office:value-type="float" office:value="154296" calcext:value-type="float">
            <text:p><text:s/>154,296 </text:p>
          </table:table-cell>
          <table:table-cell office:value-type="float" office:value="162774" calcext:value-type="float">
            <text:p><text:s/>162,774 </text:p>
          </table:table-cell>
          <table:table-cell office:value-type="float" office:value="164571" calcext:value-type="float">
            <text:p><text:s/>164,571 </text:p>
          </table:table-cell>
          <table:table-cell office:value-type="float" office:value="147670" calcext:value-type="float">
            <text:p><text:s/>147,670 </text:p>
          </table:table-cell>
          <table:table-cell office:value-type="float" office:value="113964" calcext:value-type="float">
            <text:p><text:s/>113,964 </text:p>
          </table:table-cell>
          <table:table-cell office:value-type="float" office:value="83593" calcext:value-type="float">
            <text:p><text:s/>83,593 </text:p>
          </table:table-cell>
          <table:table-cell office:value-type="float" office:value="60402" calcext:value-type="float">
            <text:p><text:s/>60,402 </text:p>
          </table:table-cell>
          <table:table-cell office:value-type="float" office:value="40179" calcext:value-type="float">
            <text:p><text:s/>40,179 </text:p>
          </table:table-cell>
          <table:table-cell office:value-type="float" office:value="21764" calcext:value-type="float">
            <text:p><text:s/>21,764 </text:p>
          </table:table-cell>
          <table:table-cell office:value-type="float" office:value="9199" calcext:value-type="float">
            <text:p><text:s/>9,199 </text:p>
          </table:table-cell>
          <table:table-cell table:number-columns-repeated="2" office:value-type="string" office:string-value="[x]" calcext:value-type="string">
            <text:p><text:s/>[x] </text:p>
          </table:table-cell>
        </table:table-row>
        <table:table-row table:style-name="ro9">
          <table:table-cell office:value-type="float" office:value="1962" calcext:value-type="float">
            <text:p>1962</text:p>
          </table:table-cell>
          <table:table-cell office:value-type="string" calcext:value-type="string">
            <text:p>Males</text:p>
          </table:table-cell>
          <table:table-cell office:value-type="float" office:value="2494867" calcext:value-type="float">
            <text:p><text:s/>2,494,867 </text:p>
          </table:table-cell>
          <table:table-cell office:value-type="float" office:value="244752" calcext:value-type="float">
            <text:p><text:s/>244,752 </text:p>
          </table:table-cell>
          <table:table-cell office:value-type="float" office:value="218718" calcext:value-type="float">
            <text:p><text:s/>218,718 </text:p>
          </table:table-cell>
          <table:table-cell office:value-type="float" office:value="217231" calcext:value-type="float">
            <text:p><text:s/>217,231 </text:p>
          </table:table-cell>
          <table:table-cell office:value-type="float" office:value="199866" calcext:value-type="float">
            <text:p><text:s/>199,866 </text:p>
          </table:table-cell>
          <table:table-cell office:value-type="float" office:value="163576" calcext:value-type="float">
            <text:p><text:s/>163,576 </text:p>
          </table:table-cell>
          <table:table-cell office:value-type="float" office:value="159964" calcext:value-type="float">
            <text:p><text:s/>159,964 </text:p>
          </table:table-cell>
          <table:table-cell office:value-type="float" office:value="161861" calcext:value-type="float">
            <text:p><text:s/>161,861 </text:p>
          </table:table-cell>
          <table:table-cell office:value-type="float" office:value="165503" calcext:value-type="float">
            <text:p><text:s/>165,503 </text:p>
          </table:table-cell>
          <table:table-cell office:value-type="float" office:value="160406" calcext:value-type="float">
            <text:p><text:s/>160,406 </text:p>
          </table:table-cell>
          <table:table-cell office:value-type="float" office:value="156614" calcext:value-type="float">
            <text:p><text:s/>156,614 </text:p>
          </table:table-cell>
          <table:table-cell office:value-type="float" office:value="164261" calcext:value-type="float">
            <text:p><text:s/>164,261 </text:p>
          </table:table-cell>
          <table:table-cell office:value-type="float" office:value="148589" calcext:value-type="float">
            <text:p><text:s/>148,589 </text:p>
          </table:table-cell>
          <table:table-cell office:value-type="float" office:value="118212" calcext:value-type="float">
            <text:p><text:s/>118,212 </text:p>
          </table:table-cell>
          <table:table-cell office:value-type="float" office:value="84442" calcext:value-type="float">
            <text:p><text:s/>84,442 </text:p>
          </table:table-cell>
          <table:table-cell office:value-type="float" office:value="60416" calcext:value-type="float">
            <text:p><text:s/>60,416 </text:p>
          </table:table-cell>
          <table:table-cell office:value-type="float" office:value="39518" calcext:value-type="float">
            <text:p><text:s/>39,518 </text:p>
          </table:table-cell>
          <table:table-cell office:value-type="float" office:value="21520" calcext:value-type="float">
            <text:p><text:s/>21,520 </text:p>
          </table:table-cell>
          <table:table-cell office:value-type="float" office:value="9418" calcext:value-type="float">
            <text:p><text:s/>9,418 </text:p>
          </table:table-cell>
          <table:table-cell table:number-columns-repeated="2" office:value-type="string" office:string-value="[x]" calcext:value-type="string">
            <text:p><text:s/>[x] </text:p>
          </table:table-cell>
        </table:table-row>
        <table:table-row table:style-name="ro9">
          <table:table-cell office:value-type="float" office:value="1963" calcext:value-type="float">
            <text:p>1963</text:p>
          </table:table-cell>
          <table:table-cell office:value-type="string" calcext:value-type="string">
            <text:p>Males</text:p>
          </table:table-cell>
          <table:table-cell office:value-type="float" office:value="2499736" calcext:value-type="float">
            <text:p><text:s/>2,499,736 </text:p>
          </table:table-cell>
          <table:table-cell office:value-type="float" office:value="246795" calcext:value-type="float">
            <text:p><text:s/>246,795 </text:p>
          </table:table-cell>
          <table:table-cell office:value-type="float" office:value="222819" calcext:value-type="float">
            <text:p><text:s/>222,819 </text:p>
          </table:table-cell>
          <table:table-cell office:value-type="float" office:value="210822" calcext:value-type="float">
            <text:p><text:s/>210,822 </text:p>
          </table:table-cell>
          <table:table-cell office:value-type="float" office:value="204004" calcext:value-type="float">
            <text:p><text:s/>204,004 </text:p>
          </table:table-cell>
          <table:table-cell office:value-type="float" office:value="166573" calcext:value-type="float">
            <text:p><text:s/>166,573 </text:p>
          </table:table-cell>
          <table:table-cell office:value-type="float" office:value="159812" calcext:value-type="float">
            <text:p><text:s/>159,812 </text:p>
          </table:table-cell>
          <table:table-cell office:value-type="float" office:value="160536" calcext:value-type="float">
            <text:p><text:s/>160,536 </text:p>
          </table:table-cell>
          <table:table-cell office:value-type="float" office:value="163283" calcext:value-type="float">
            <text:p><text:s/>163,283 </text:p>
          </table:table-cell>
          <table:table-cell office:value-type="float" office:value="166402" calcext:value-type="float">
            <text:p><text:s/>166,402 </text:p>
          </table:table-cell>
          <table:table-cell office:value-type="float" office:value="148261" calcext:value-type="float">
            <text:p><text:s/>148,261 </text:p>
          </table:table-cell>
          <table:table-cell office:value-type="float" office:value="162997" calcext:value-type="float">
            <text:p><text:s/>162,997 </text:p>
          </table:table-cell>
          <table:table-cell office:value-type="float" office:value="149380" calcext:value-type="float">
            <text:p><text:s/>149,380 </text:p>
          </table:table-cell>
          <table:table-cell office:value-type="float" office:value="123088" calcext:value-type="float">
            <text:p><text:s/>123,088 </text:p>
          </table:table-cell>
          <table:table-cell office:value-type="float" office:value="84577" calcext:value-type="float">
            <text:p><text:s/>84,577 </text:p>
          </table:table-cell>
          <table:table-cell office:value-type="float" office:value="60688" calcext:value-type="float">
            <text:p><text:s/>60,688 </text:p>
          </table:table-cell>
          <table:table-cell office:value-type="float" office:value="39229" calcext:value-type="float">
            <text:p><text:s/>39,229 </text:p>
          </table:table-cell>
          <table:table-cell office:value-type="float" office:value="20997" calcext:value-type="float">
            <text:p><text:s/>20,997 </text:p>
          </table:table-cell>
          <table:table-cell office:value-type="float" office:value="9473" calcext:value-type="float">
            <text:p><text:s/>9,473 </text:p>
          </table:table-cell>
          <table:table-cell table:number-columns-repeated="2" office:value-type="string" office:string-value="[x]" calcext:value-type="string">
            <text:p><text:s/>[x] </text:p>
          </table:table-cell>
        </table:table-row>
        <table:table-row table:style-name="ro9">
          <table:table-cell office:value-type="float" office:value="1964" calcext:value-type="float">
            <text:p>1964</text:p>
          </table:table-cell>
          <table:table-cell office:value-type="string" calcext:value-type="string">
            <text:p>Males</text:p>
          </table:table-cell>
          <table:table-cell office:value-type="float" office:value="2501100" calcext:value-type="float">
            <text:p><text:s/>2,501,100 </text:p>
          </table:table-cell>
          <table:table-cell office:value-type="float" office:value="247835" calcext:value-type="float">
            <text:p><text:s/>247,835 </text:p>
          </table:table-cell>
          <table:table-cell office:value-type="float" office:value="226520" calcext:value-type="float">
            <text:p><text:s/>226,520 </text:p>
          </table:table-cell>
          <table:table-cell office:value-type="float" office:value="207508" calcext:value-type="float">
            <text:p><text:s/>207,508 </text:p>
          </table:table-cell>
          <table:table-cell office:value-type="float" office:value="205688" calcext:value-type="float">
            <text:p><text:s/>205,688 </text:p>
          </table:table-cell>
          <table:table-cell office:value-type="float" office:value="168004" calcext:value-type="float">
            <text:p><text:s/>168,004 </text:p>
          </table:table-cell>
          <table:table-cell office:value-type="float" office:value="158573" calcext:value-type="float">
            <text:p><text:s/>158,573 </text:p>
          </table:table-cell>
          <table:table-cell office:value-type="float" office:value="158550" calcext:value-type="float">
            <text:p><text:s/>158,550 </text:p>
          </table:table-cell>
          <table:table-cell office:value-type="float" office:value="160478" calcext:value-type="float">
            <text:p><text:s/>160,478 </text:p>
          </table:table-cell>
          <table:table-cell office:value-type="float" office:value="172104" calcext:value-type="float">
            <text:p><text:s/>172,104 </text:p>
          </table:table-cell>
          <table:table-cell office:value-type="float" office:value="140654" calcext:value-type="float">
            <text:p><text:s/>140,654 </text:p>
          </table:table-cell>
          <table:table-cell office:value-type="float" office:value="160536" calcext:value-type="float">
            <text:p><text:s/>160,536 </text:p>
          </table:table-cell>
          <table:table-cell office:value-type="float" office:value="151204" calcext:value-type="float">
            <text:p><text:s/>151,204 </text:p>
          </table:table-cell>
          <table:table-cell office:value-type="float" office:value="126319" calcext:value-type="float">
            <text:p><text:s/>126,319 </text:p>
          </table:table-cell>
          <table:table-cell office:value-type="float" office:value="86480" calcext:value-type="float">
            <text:p><text:s/>86,480 </text:p>
          </table:table-cell>
          <table:table-cell office:value-type="float" office:value="60761" calcext:value-type="float">
            <text:p><text:s/>60,761 </text:p>
          </table:table-cell>
          <table:table-cell office:value-type="float" office:value="39245" calcext:value-type="float">
            <text:p><text:s/>39,245 </text:p>
          </table:table-cell>
          <table:table-cell office:value-type="float" office:value="20949" calcext:value-type="float">
            <text:p><text:s/>20,949 </text:p>
          </table:table-cell>
          <table:table-cell office:value-type="float" office:value="9692" calcext:value-type="float">
            <text:p><text:s/>9,692 </text:p>
          </table:table-cell>
          <table:table-cell table:number-columns-repeated="2" office:value-type="string" office:string-value="[x]" calcext:value-type="string">
            <text:p><text:s/>[x] </text:p>
          </table:table-cell>
        </table:table-row>
        <table:table-row table:style-name="ro9">
          <table:table-cell office:value-type="float" office:value="1965" calcext:value-type="float">
            <text:p>1965</text:p>
          </table:table-cell>
          <table:table-cell office:value-type="string" calcext:value-type="string">
            <text:p>Males</text:p>
          </table:table-cell>
          <table:table-cell office:value-type="float" office:value="2501197" calcext:value-type="float">
            <text:p><text:s/>2,501,197 </text:p>
          </table:table-cell>
          <table:table-cell office:value-type="float" office:value="249073" calcext:value-type="float">
            <text:p><text:s/>249,073 </text:p>
          </table:table-cell>
          <table:table-cell office:value-type="float" office:value="229943" calcext:value-type="float">
            <text:p><text:s/>229,943 </text:p>
          </table:table-cell>
          <table:table-cell office:value-type="float" office:value="206410" calcext:value-type="float">
            <text:p><text:s/>206,410 </text:p>
          </table:table-cell>
          <table:table-cell office:value-type="float" office:value="207770" calcext:value-type="float">
            <text:p><text:s/>207,770 </text:p>
          </table:table-cell>
          <table:table-cell office:value-type="float" office:value="166505" calcext:value-type="float">
            <text:p><text:s/>166,505 </text:p>
          </table:table-cell>
          <table:table-cell office:value-type="float" office:value="157675" calcext:value-type="float">
            <text:p><text:s/>157,675 </text:p>
          </table:table-cell>
          <table:table-cell office:value-type="float" office:value="156471" calcext:value-type="float">
            <text:p><text:s/>156,471 </text:p>
          </table:table-cell>
          <table:table-cell office:value-type="float" office:value="158372" calcext:value-type="float">
            <text:p><text:s/>158,372 </text:p>
          </table:table-cell>
          <table:table-cell office:value-type="float" office:value="166333" calcext:value-type="float">
            <text:p><text:s/>166,333 </text:p>
          </table:table-cell>
          <table:table-cell office:value-type="float" office:value="143764" calcext:value-type="float">
            <text:p><text:s/>143,764 </text:p>
          </table:table-cell>
          <table:table-cell office:value-type="float" office:value="159145" calcext:value-type="float">
            <text:p><text:s/>159,145 </text:p>
          </table:table-cell>
          <table:table-cell office:value-type="float" office:value="151146" calcext:value-type="float">
            <text:p><text:s/>151,146 </text:p>
          </table:table-cell>
          <table:table-cell office:value-type="float" office:value="128272" calcext:value-type="float">
            <text:p><text:s/>128,272 </text:p>
          </table:table-cell>
          <table:table-cell office:value-type="float" office:value="89306" calcext:value-type="float">
            <text:p><text:s/>89,306 </text:p>
          </table:table-cell>
          <table:table-cell office:value-type="float" office:value="61531" calcext:value-type="float">
            <text:p><text:s/>61,531 </text:p>
          </table:table-cell>
          <table:table-cell office:value-type="float" office:value="38751" calcext:value-type="float">
            <text:p><text:s/>38,751 </text:p>
          </table:table-cell>
          <table:table-cell office:value-type="float" office:value="20923" calcext:value-type="float">
            <text:p><text:s/>20,923 </text:p>
          </table:table-cell>
          <table:table-cell office:value-type="float" office:value="9807" calcext:value-type="float">
            <text:p><text:s/>9,807 </text:p>
          </table:table-cell>
          <table:table-cell table:number-columns-repeated="2" office:value-type="string" office:string-value="[x]" calcext:value-type="string">
            <text:p><text:s/>[x] </text:p>
          </table:table-cell>
        </table:table-row>
        <table:table-row table:style-name="ro9">
          <table:table-cell office:value-type="float" office:value="1966" calcext:value-type="float">
            <text:p>1966</text:p>
          </table:table-cell>
          <table:table-cell office:value-type="string" calcext:value-type="string">
            <text:p>Males</text:p>
          </table:table-cell>
          <table:table-cell office:value-type="float" office:value="2496365" calcext:value-type="float">
            <text:p><text:s/>2,496,365 </text:p>
          </table:table-cell>
          <table:table-cell office:value-type="float" office:value="246877" calcext:value-type="float">
            <text:p><text:s/>246,877 </text:p>
          </table:table-cell>
          <table:table-cell office:value-type="float" office:value="232126" calcext:value-type="float">
            <text:p><text:s/>232,126 </text:p>
          </table:table-cell>
          <table:table-cell office:value-type="float" office:value="208102" calcext:value-type="float">
            <text:p><text:s/>208,102 </text:p>
          </table:table-cell>
          <table:table-cell office:value-type="float" office:value="208019" calcext:value-type="float">
            <text:p><text:s/>208,019 </text:p>
          </table:table-cell>
          <table:table-cell office:value-type="float" office:value="167192" calcext:value-type="float">
            <text:p><text:s/>167,192 </text:p>
          </table:table-cell>
          <table:table-cell office:value-type="float" office:value="154915" calcext:value-type="float">
            <text:p><text:s/>154,915 </text:p>
          </table:table-cell>
          <table:table-cell office:value-type="float" office:value="153527" calcext:value-type="float">
            <text:p><text:s/>153,527 </text:p>
          </table:table-cell>
          <table:table-cell office:value-type="float" office:value="156097" calcext:value-type="float">
            <text:p><text:s/>156,097 </text:p>
          </table:table-cell>
          <table:table-cell office:value-type="float" office:value="162733" calcext:value-type="float">
            <text:p><text:s/>162,733 </text:p>
          </table:table-cell>
          <table:table-cell office:value-type="float" office:value="148025" calcext:value-type="float">
            <text:p><text:s/>148,025 </text:p>
          </table:table-cell>
          <table:table-cell office:value-type="float" office:value="154282" calcext:value-type="float">
            <text:p><text:s/>154,282 </text:p>
          </table:table-cell>
          <table:table-cell office:value-type="float" office:value="151601" calcext:value-type="float">
            <text:p><text:s/>151,601 </text:p>
          </table:table-cell>
          <table:table-cell office:value-type="float" office:value="129600" calcext:value-type="float">
            <text:p><text:s/>129,600 </text:p>
          </table:table-cell>
          <table:table-cell office:value-type="float" office:value="92732" calcext:value-type="float">
            <text:p><text:s/>92,732 </text:p>
          </table:table-cell>
          <table:table-cell office:value-type="float" office:value="61569" calcext:value-type="float">
            <text:p><text:s/>61,569 </text:p>
          </table:table-cell>
          <table:table-cell office:value-type="float" office:value="38516" calcext:value-type="float">
            <text:p><text:s/>38,516 </text:p>
          </table:table-cell>
          <table:table-cell office:value-type="float" office:value="20668" calcext:value-type="float">
            <text:p><text:s/>20,668 </text:p>
          </table:table-cell>
          <table:table-cell office:value-type="float" office:value="9784" calcext:value-type="float">
            <text:p><text:s/>9,784 </text:p>
          </table:table-cell>
          <table:table-cell table:number-columns-repeated="2" office:value-type="string" office:string-value="[x]" calcext:value-type="string">
            <text:p><text:s/>[x] </text:p>
          </table:table-cell>
        </table:table-row>
        <table:table-row table:style-name="ro9">
          <table:table-cell office:value-type="float" office:value="1967" calcext:value-type="float">
            <text:p>1967</text:p>
          </table:table-cell>
          <table:table-cell office:value-type="string" calcext:value-type="string">
            <text:p>Males</text:p>
          </table:table-cell>
          <table:table-cell office:value-type="float" office:value="2496400" calcext:value-type="float">
            <text:p><text:s/>2,496,400 </text:p>
          </table:table-cell>
          <table:table-cell office:value-type="float" office:value="244222" calcext:value-type="float">
            <text:p><text:s/>244,222 </text:p>
          </table:table-cell>
          <table:table-cell office:value-type="float" office:value="235072" calcext:value-type="float">
            <text:p><text:s/>235,072 </text:p>
          </table:table-cell>
          <table:table-cell office:value-type="float" office:value="211595" calcext:value-type="float">
            <text:p><text:s/>211,595 </text:p>
          </table:table-cell>
          <table:table-cell office:value-type="float" office:value="197656" calcext:value-type="float">
            <text:p><text:s/>197,656 </text:p>
          </table:table-cell>
          <table:table-cell office:value-type="float" office:value="177600" calcext:value-type="float">
            <text:p><text:s/>177,600 </text:p>
          </table:table-cell>
          <table:table-cell office:value-type="float" office:value="153709" calcext:value-type="float">
            <text:p><text:s/>153,709 </text:p>
          </table:table-cell>
          <table:table-cell office:value-type="float" office:value="151275" calcext:value-type="float">
            <text:p><text:s/>151,275 </text:p>
          </table:table-cell>
          <table:table-cell office:value-type="float" office:value="154629" calcext:value-type="float">
            <text:p><text:s/>154,629 </text:p>
          </table:table-cell>
          <table:table-cell office:value-type="float" office:value="158734" calcext:value-type="float">
            <text:p><text:s/>158,734 </text:p>
          </table:table-cell>
          <table:table-cell office:value-type="float" office:value="153142" calcext:value-type="float">
            <text:p><text:s/>153,142 </text:p>
          </table:table-cell>
          <table:table-cell office:value-type="float" office:value="148519" calcext:value-type="float">
            <text:p><text:s/>148,519 </text:p>
          </table:table-cell>
          <table:table-cell office:value-type="float" office:value="151054" calcext:value-type="float">
            <text:p><text:s/>151,054 </text:p>
          </table:table-cell>
          <table:table-cell office:value-type="float" office:value="130810" calcext:value-type="float">
            <text:p><text:s/>130,810 </text:p>
          </table:table-cell>
          <table:table-cell office:value-type="float" office:value="96231" calcext:value-type="float">
            <text:p><text:s/>96,231 </text:p>
          </table:table-cell>
          <table:table-cell office:value-type="float" office:value="62431" calcext:value-type="float">
            <text:p><text:s/>62,431 </text:p>
          </table:table-cell>
          <table:table-cell office:value-type="float" office:value="38844" calcext:value-type="float">
            <text:p><text:s/>38,844 </text:p>
          </table:table-cell>
          <table:table-cell office:value-type="float" office:value="20735" calcext:value-type="float">
            <text:p><text:s/>20,735 </text:p>
          </table:table-cell>
          <table:table-cell office:value-type="float" office:value="10142" calcext:value-type="float">
            <text:p><text:s/>10,142 </text:p>
          </table:table-cell>
          <table:table-cell table:number-columns-repeated="2" office:value-type="string" office:string-value="[x]" calcext:value-type="string">
            <text:p><text:s/>[x] </text:p>
          </table:table-cell>
        </table:table-row>
        <table:table-row table:style-name="ro9">
          <table:table-cell office:value-type="float" office:value="1968" calcext:value-type="float">
            <text:p>1968</text:p>
          </table:table-cell>
          <table:table-cell office:value-type="string" calcext:value-type="string">
            <text:p>Males</text:p>
          </table:table-cell>
          <table:table-cell office:value-type="float" office:value="2497791" calcext:value-type="float">
            <text:p><text:s/>2,497,791 </text:p>
          </table:table-cell>
          <table:table-cell office:value-type="float" office:value="240366" calcext:value-type="float">
            <text:p><text:s/>240,366 </text:p>
          </table:table-cell>
          <table:table-cell office:value-type="float" office:value="236796" calcext:value-type="float">
            <text:p><text:s/>236,796 </text:p>
          </table:table-cell>
          <table:table-cell office:value-type="float" office:value="215853" calcext:value-type="float">
            <text:p><text:s/>215,853 </text:p>
          </table:table-cell>
          <table:table-cell office:value-type="float" office:value="194209" calcext:value-type="float">
            <text:p><text:s/>194,209 </text:p>
          </table:table-cell>
          <table:table-cell office:value-type="float" office:value="182663" calcext:value-type="float">
            <text:p><text:s/>182,663 </text:p>
          </table:table-cell>
          <table:table-cell office:value-type="float" office:value="154028" calcext:value-type="float">
            <text:p><text:s/>154,028 </text:p>
          </table:table-cell>
          <table:table-cell office:value-type="float" office:value="150729" calcext:value-type="float">
            <text:p><text:s/>150,729 </text:p>
          </table:table-cell>
          <table:table-cell office:value-type="float" office:value="152821" calcext:value-type="float">
            <text:p><text:s/>152,821 </text:p>
          </table:table-cell>
          <table:table-cell office:value-type="float" office:value="156687" calcext:value-type="float">
            <text:p><text:s/>156,687 </text:p>
          </table:table-cell>
          <table:table-cell office:value-type="float" office:value="158707" calcext:value-type="float">
            <text:p><text:s/>158,707 </text:p>
          </table:table-cell>
          <table:table-cell office:value-type="float" office:value="140336" calcext:value-type="float">
            <text:p><text:s/>140,336 </text:p>
          </table:table-cell>
          <table:table-cell office:value-type="float" office:value="149845" calcext:value-type="float">
            <text:p><text:s/>149,845 </text:p>
          </table:table-cell>
          <table:table-cell office:value-type="float" office:value="131998" calcext:value-type="float">
            <text:p><text:s/>131,998 </text:p>
          </table:table-cell>
          <table:table-cell office:value-type="float" office:value="100297" calcext:value-type="float">
            <text:p><text:s/>100,297 </text:p>
          </table:table-cell>
          <table:table-cell office:value-type="float" office:value="62534" calcext:value-type="float">
            <text:p><text:s/>62,534 </text:p>
          </table:table-cell>
          <table:table-cell office:value-type="float" office:value="39159" calcext:value-type="float">
            <text:p><text:s/>39,159 </text:p>
          </table:table-cell>
          <table:table-cell office:value-type="float" office:value="20636" calcext:value-type="float">
            <text:p><text:s/>20,636 </text:p>
          </table:table-cell>
          <table:table-cell office:value-type="float" office:value="10127" calcext:value-type="float">
            <text:p><text:s/>10,127 </text:p>
          </table:table-cell>
          <table:table-cell table:number-columns-repeated="2" office:value-type="string" office:string-value="[x]" calcext:value-type="string">
            <text:p><text:s/>[x] </text:p>
          </table:table-cell>
        </table:table-row>
        <table:table-row table:style-name="ro9">
          <table:table-cell office:value-type="float" office:value="1969" calcext:value-type="float">
            <text:p>1969</text:p>
          </table:table-cell>
          <table:table-cell office:value-type="string" calcext:value-type="string">
            <text:p>Males</text:p>
          </table:table-cell>
          <table:table-cell office:value-type="float" office:value="2502975" calcext:value-type="float">
            <text:p><text:s/>2,502,975 </text:p>
          </table:table-cell>
          <table:table-cell office:value-type="float" office:value="236548" calcext:value-type="float">
            <text:p><text:s/>236,548 </text:p>
          </table:table-cell>
          <table:table-cell office:value-type="float" office:value="238570" calcext:value-type="float">
            <text:p><text:s/>238,570 </text:p>
          </table:table-cell>
          <table:table-cell office:value-type="float" office:value="219791" calcext:value-type="float">
            <text:p><text:s/>219,791 </text:p>
          </table:table-cell>
          <table:table-cell office:value-type="float" office:value="194131" calcext:value-type="float">
            <text:p><text:s/>194,131 </text:p>
          </table:table-cell>
          <table:table-cell office:value-type="float" office:value="186637" calcext:value-type="float">
            <text:p><text:s/>186,637 </text:p>
          </table:table-cell>
          <table:table-cell office:value-type="float" office:value="155607" calcext:value-type="float">
            <text:p><text:s/>155,607 </text:p>
          </table:table-cell>
          <table:table-cell office:value-type="float" office:value="150307" calcext:value-type="float">
            <text:p><text:s/>150,307 </text:p>
          </table:table-cell>
          <table:table-cell office:value-type="float" office:value="150915" calcext:value-type="float">
            <text:p><text:s/>150,915 </text:p>
          </table:table-cell>
          <table:table-cell office:value-type="float" office:value="154429" calcext:value-type="float">
            <text:p><text:s/>154,429 </text:p>
          </table:table-cell>
          <table:table-cell office:value-type="float" office:value="164426" calcext:value-type="float">
            <text:p><text:s/>164,426 </text:p>
          </table:table-cell>
          <table:table-cell office:value-type="float" office:value="133053" calcext:value-type="float">
            <text:p><text:s/>133,053 </text:p>
          </table:table-cell>
          <table:table-cell office:value-type="float" office:value="147897" calcext:value-type="float">
            <text:p><text:s/>147,897 </text:p>
          </table:table-cell>
          <table:table-cell office:value-type="float" office:value="133552" calcext:value-type="float">
            <text:p><text:s/>133,552 </text:p>
          </table:table-cell>
          <table:table-cell office:value-type="float" office:value="103247" calcext:value-type="float">
            <text:p><text:s/>103,247 </text:p>
          </table:table-cell>
          <table:table-cell office:value-type="float" office:value="63848" calcext:value-type="float">
            <text:p><text:s/>63,848 </text:p>
          </table:table-cell>
          <table:table-cell office:value-type="float" office:value="39067" calcext:value-type="float">
            <text:p><text:s/>39,067 </text:p>
          </table:table-cell>
          <table:table-cell office:value-type="float" office:value="20717" calcext:value-type="float">
            <text:p><text:s/>20,717 </text:p>
          </table:table-cell>
          <table:table-cell office:value-type="float" office:value="10233" calcext:value-type="float">
            <text:p><text:s/>10,233 </text:p>
          </table:table-cell>
          <table:table-cell table:number-columns-repeated="2" office:value-type="string" office:string-value="[x]" calcext:value-type="string">
            <text:p><text:s/>[x] </text:p>
          </table:table-cell>
        </table:table-row>
        <table:table-row table:style-name="ro9">
          <table:table-cell office:value-type="float" office:value="1970" calcext:value-type="float">
            <text:p>1970</text:p>
          </table:table-cell>
          <table:table-cell office:value-type="string" calcext:value-type="string">
            <text:p>Males</text:p>
          </table:table-cell>
          <table:table-cell office:value-type="float" office:value="2506675" calcext:value-type="float">
            <text:p><text:s/>2,506,675 </text:p>
          </table:table-cell>
          <table:table-cell office:value-type="float" office:value="231040" calcext:value-type="float">
            <text:p><text:s/>231,040 </text:p>
          </table:table-cell>
          <table:table-cell office:value-type="float" office:value="240444" calcext:value-type="float">
            <text:p><text:s/>240,444 </text:p>
          </table:table-cell>
          <table:table-cell office:value-type="float" office:value="223652" calcext:value-type="float">
            <text:p><text:s/>223,652 </text:p>
          </table:table-cell>
          <table:table-cell office:value-type="float" office:value="195571" calcext:value-type="float">
            <text:p><text:s/>195,571 </text:p>
          </table:table-cell>
          <table:table-cell office:value-type="float" office:value="191471" calcext:value-type="float">
            <text:p><text:s/>191,471 </text:p>
          </table:table-cell>
          <table:table-cell office:value-type="float" office:value="156289" calcext:value-type="float">
            <text:p><text:s/>156,289 </text:p>
          </table:table-cell>
          <table:table-cell office:value-type="float" office:value="149616" calcext:value-type="float">
            <text:p><text:s/>149,616 </text:p>
          </table:table-cell>
          <table:table-cell office:value-type="float" office:value="149097" calcext:value-type="float">
            <text:p><text:s/>149,097 </text:p>
          </table:table-cell>
          <table:table-cell office:value-type="float" office:value="152865" calcext:value-type="float">
            <text:p><text:s/>152,865 </text:p>
          </table:table-cell>
          <table:table-cell office:value-type="float" office:value="158998" calcext:value-type="float">
            <text:p><text:s/>158,998 </text:p>
          </table:table-cell>
          <table:table-cell office:value-type="float" office:value="136327" calcext:value-type="float">
            <text:p><text:s/>136,327 </text:p>
          </table:table-cell>
          <table:table-cell office:value-type="float" office:value="146551" calcext:value-type="float">
            <text:p><text:s/>146,551 </text:p>
          </table:table-cell>
          <table:table-cell office:value-type="float" office:value="133566" calcext:value-type="float">
            <text:p><text:s/>133,566 </text:p>
          </table:table-cell>
          <table:table-cell office:value-type="float" office:value="105221" calcext:value-type="float">
            <text:p><text:s/>105,221 </text:p>
          </table:table-cell>
          <table:table-cell office:value-type="float" office:value="65752" calcext:value-type="float">
            <text:p><text:s/>65,752 </text:p>
          </table:table-cell>
          <table:table-cell office:value-type="float" office:value="39371" calcext:value-type="float">
            <text:p><text:s/>39,371 </text:p>
          </table:table-cell>
          <table:table-cell office:value-type="float" office:value="20574" calcext:value-type="float">
            <text:p><text:s/>20,574 </text:p>
          </table:table-cell>
          <table:table-cell office:value-type="float" office:value="10270" calcext:value-type="float">
            <text:p><text:s/>10,270 </text:p>
          </table:table-cell>
          <table:table-cell table:number-columns-repeated="2" office:value-type="string" office:string-value="[x]" calcext:value-type="string">
            <text:p><text:s/>[x] </text:p>
          </table:table-cell>
        </table:table-row>
        <table:table-row table:style-name="ro9">
          <table:table-cell office:value-type="float" office:value="1971" calcext:value-type="float">
            <text:p>1971</text:p>
          </table:table-cell>
          <table:table-cell office:value-type="string" calcext:value-type="string">
            <text:p>Males</text:p>
          </table:table-cell>
          <table:table-cell office:value-type="float" office:value="2515706" calcext:value-type="float">
            <text:p><text:s/>2,515,706 </text:p>
          </table:table-cell>
          <table:table-cell office:value-type="float" office:value="227886" calcext:value-type="float">
            <text:p><text:s/>227,886 </text:p>
          </table:table-cell>
          <table:table-cell office:value-type="float" office:value="240244" calcext:value-type="float">
            <text:p><text:s/>240,244 </text:p>
          </table:table-cell>
          <table:table-cell office:value-type="float" office:value="227192" calcext:value-type="float">
            <text:p><text:s/>227,192 </text:p>
          </table:table-cell>
          <table:table-cell office:value-type="float" office:value="199369" calcext:value-type="float">
            <text:p><text:s/>199,369 </text:p>
          </table:table-cell>
          <table:table-cell office:value-type="float" office:value="194737" calcext:value-type="float">
            <text:p><text:s/>194,737 </text:p>
          </table:table-cell>
          <table:table-cell office:value-type="float" office:value="158697" calcext:value-type="float">
            <text:p><text:s/>158,697 </text:p>
          </table:table-cell>
          <table:table-cell office:value-type="float" office:value="147756" calcext:value-type="float">
            <text:p><text:s/>147,756 </text:p>
          </table:table-cell>
          <table:table-cell office:value-type="float" office:value="147182" calcext:value-type="float">
            <text:p><text:s/>147,182 </text:p>
          </table:table-cell>
          <table:table-cell office:value-type="float" office:value="151383" calcext:value-type="float">
            <text:p><text:s/>151,383 </text:p>
          </table:table-cell>
          <table:table-cell office:value-type="float" office:value="156492" calcext:value-type="float">
            <text:p><text:s/>156,492 </text:p>
          </table:table-cell>
          <table:table-cell office:value-type="float" office:value="140782" calcext:value-type="float">
            <text:p><text:s/>140,782 </text:p>
          </table:table-cell>
          <table:table-cell office:value-type="float" office:value="142815" calcext:value-type="float">
            <text:p><text:s/>142,815 </text:p>
          </table:table-cell>
          <table:table-cell office:value-type="float" office:value="134245" calcext:value-type="float">
            <text:p><text:s/>134,245 </text:p>
          </table:table-cell>
          <table:table-cell office:value-type="float" office:value="107276" calcext:value-type="float">
            <text:p><text:s/>107,276 </text:p>
          </table:table-cell>
          <table:table-cell office:value-type="float" office:value="68716" calcext:value-type="float">
            <text:p><text:s/>68,716 </text:p>
          </table:table-cell>
          <table:table-cell office:value-type="float" office:value="39652" calcext:value-type="float">
            <text:p><text:s/>39,652 </text:p>
          </table:table-cell>
          <table:table-cell office:value-type="float" office:value="20691" calcext:value-type="float">
            <text:p><text:s/>20,691 </text:p>
          </table:table-cell>
          <table:table-cell office:value-type="float" office:value="10591" calcext:value-type="float">
            <text:p><text:s/>10,591 </text:p>
          </table:table-cell>
          <table:table-cell table:style-name="ce377" office:value-type="float" office:value="8262" calcext:value-type="float">
            <text:p><text:s/>8,262 </text:p>
          </table:table-cell>
          <table:table-cell table:style-name="ce377" office:value-type="float" office:value="2329" calcext:value-type="float">
            <text:p><text:s/>2,329 </text:p>
          </table:table-cell>
        </table:table-row>
        <table:table-row table:style-name="ro9">
          <table:table-cell office:value-type="float" office:value="1972" calcext:value-type="float">
            <text:p>1972</text:p>
          </table:table-cell>
          <table:table-cell office:value-type="string" calcext:value-type="string">
            <text:p>Males</text:p>
          </table:table-cell>
          <table:table-cell office:value-type="float" office:value="2513303" calcext:value-type="float">
            <text:p><text:s/>2,513,303 </text:p>
          </table:table-cell>
          <table:table-cell office:value-type="float" office:value="220100" calcext:value-type="float">
            <text:p><text:s/>220,100 </text:p>
          </table:table-cell>
          <table:table-cell office:value-type="float" office:value="239093" calcext:value-type="float">
            <text:p><text:s/>239,093 </text:p>
          </table:table-cell>
          <table:table-cell office:value-type="float" office:value="230081" calcext:value-type="float">
            <text:p><text:s/>230,081 </text:p>
          </table:table-cell>
          <table:table-cell office:value-type="float" office:value="202625" calcext:value-type="float">
            <text:p><text:s/>202,625 </text:p>
          </table:table-cell>
          <table:table-cell office:value-type="float" office:value="186591" calcext:value-type="float">
            <text:p><text:s/>186,591 </text:p>
          </table:table-cell>
          <table:table-cell office:value-type="float" office:value="170194" calcext:value-type="float">
            <text:p><text:s/>170,194 </text:p>
          </table:table-cell>
          <table:table-cell office:value-type="float" office:value="147506" calcext:value-type="float">
            <text:p><text:s/>147,506 </text:p>
          </table:table-cell>
          <table:table-cell office:value-type="float" office:value="145369" calcext:value-type="float">
            <text:p><text:s/>145,369 </text:p>
          </table:table-cell>
          <table:table-cell office:value-type="float" office:value="150035" calcext:value-type="float">
            <text:p><text:s/>150,035 </text:p>
          </table:table-cell>
          <table:table-cell office:value-type="float" office:value="153092" calcext:value-type="float">
            <text:p><text:s/>153,092 </text:p>
          </table:table-cell>
          <table:table-cell office:value-type="float" office:value="145547" calcext:value-type="float">
            <text:p><text:s/>145,547 </text:p>
          </table:table-cell>
          <table:table-cell office:value-type="float" office:value="137939" calcext:value-type="float">
            <text:p><text:s/>137,939 </text:p>
          </table:table-cell>
          <table:table-cell office:value-type="float" office:value="133970" calcext:value-type="float">
            <text:p><text:s/>133,970 </text:p>
          </table:table-cell>
          <table:table-cell office:value-type="float" office:value="108505" calcext:value-type="float">
            <text:p><text:s/>108,505 </text:p>
          </table:table-cell>
          <table:table-cell office:value-type="float" office:value="71404" calcext:value-type="float">
            <text:p><text:s/>71,404 </text:p>
          </table:table-cell>
          <table:table-cell office:value-type="float" office:value="39892" calcext:value-type="float">
            <text:p><text:s/>39,892 </text:p>
          </table:table-cell>
          <table:table-cell office:value-type="float" office:value="20684" calcext:value-type="float">
            <text:p><text:s/>20,684 </text:p>
          </table:table-cell>
          <table:table-cell office:value-type="float" office:value="10676" calcext:value-type="float">
            <text:p><text:s/>10,676 </text:p>
          </table:table-cell>
          <table:table-cell table:style-name="ce377" office:value-type="float" office:value="8198" calcext:value-type="float">
            <text:p><text:s/>8,198 </text:p>
          </table:table-cell>
          <table:table-cell table:style-name="ce377" office:value-type="float" office:value="2478" calcext:value-type="float">
            <text:p><text:s/>2,478 </text:p>
          </table:table-cell>
        </table:table-row>
        <table:table-row table:style-name="ro9">
          <table:table-cell office:value-type="float" office:value="1973" calcext:value-type="float">
            <text:p>1973</text:p>
          </table:table-cell>
          <table:table-cell office:value-type="string" calcext:value-type="string">
            <text:p>Males</text:p>
          </table:table-cell>
          <table:table-cell office:value-type="float" office:value="2515412" calcext:value-type="float">
            <text:p><text:s/>2,515,412 </text:p>
          </table:table-cell>
          <table:table-cell office:value-type="float" office:value="212438" calcext:value-type="float">
            <text:p><text:s/>212,438 </text:p>
          </table:table-cell>
          <table:table-cell office:value-type="float" office:value="236815" calcext:value-type="float">
            <text:p><text:s/>236,815 </text:p>
          </table:table-cell>
          <table:table-cell office:value-type="float" office:value="232731" calcext:value-type="float">
            <text:p><text:s/>232,731 </text:p>
          </table:table-cell>
          <table:table-cell office:value-type="float" office:value="207320" calcext:value-type="float">
            <text:p><text:s/>207,320 </text:p>
          </table:table-cell>
          <table:table-cell office:value-type="float" office:value="185074" calcext:value-type="float">
            <text:p><text:s/>185,074 </text:p>
          </table:table-cell>
          <table:table-cell office:value-type="float" office:value="176258" calcext:value-type="float">
            <text:p><text:s/>176,258 </text:p>
          </table:table-cell>
          <table:table-cell office:value-type="float" office:value="148378" calcext:value-type="float">
            <text:p><text:s/>148,378 </text:p>
          </table:table-cell>
          <table:table-cell office:value-type="float" office:value="145553" calcext:value-type="float">
            <text:p><text:s/>145,553 </text:p>
          </table:table-cell>
          <table:table-cell office:value-type="float" office:value="148446" calcext:value-type="float">
            <text:p><text:s/>148,446 </text:p>
          </table:table-cell>
          <table:table-cell office:value-type="float" office:value="151546" calcext:value-type="float">
            <text:p><text:s/>151,546 </text:p>
          </table:table-cell>
          <table:table-cell office:value-type="float" office:value="151092" calcext:value-type="float">
            <text:p><text:s/>151,092 </text:p>
          </table:table-cell>
          <table:table-cell office:value-type="float" office:value="130433" calcext:value-type="float">
            <text:p><text:s/>130,433 </text:p>
          </table:table-cell>
          <table:table-cell office:value-type="float" office:value="133417" calcext:value-type="float">
            <text:p><text:s/>133,417 </text:p>
          </table:table-cell>
          <table:table-cell office:value-type="float" office:value="109868" calcext:value-type="float">
            <text:p><text:s/>109,868 </text:p>
          </table:table-cell>
          <table:table-cell office:value-type="float" office:value="74747" calcext:value-type="float">
            <text:p><text:s/>74,747 </text:p>
          </table:table-cell>
          <table:table-cell office:value-type="float" office:value="40061" calcext:value-type="float">
            <text:p><text:s/>40,061 </text:p>
          </table:table-cell>
          <table:table-cell office:value-type="float" office:value="20685" calcext:value-type="float">
            <text:p><text:s/>20,685 </text:p>
          </table:table-cell>
          <table:table-cell office:value-type="float" office:value="10550" calcext:value-type="float">
            <text:p><text:s/>10,550 </text:p>
          </table:table-cell>
          <table:table-cell table:style-name="ce377" office:value-type="float" office:value="8087" calcext:value-type="float">
            <text:p><text:s/>8,087 </text:p>
          </table:table-cell>
          <table:table-cell table:style-name="ce377" office:value-type="float" office:value="2463" calcext:value-type="float">
            <text:p><text:s/>2,463 </text:p>
          </table:table-cell>
        </table:table-row>
        <table:table-row table:style-name="ro9">
          <table:table-cell office:value-type="float" office:value="1974" calcext:value-type="float">
            <text:p>1974</text:p>
          </table:table-cell>
          <table:table-cell office:value-type="string" calcext:value-type="string">
            <text:p>Males</text:p>
          </table:table-cell>
          <table:table-cell office:value-type="float" office:value="2519253" calcext:value-type="float">
            <text:p><text:s/>2,519,253 </text:p>
          </table:table-cell>
          <table:table-cell office:value-type="float" office:value="202531" calcext:value-type="float">
            <text:p><text:s/>202,531 </text:p>
          </table:table-cell>
          <table:table-cell office:value-type="float" office:value="233661" calcext:value-type="float">
            <text:p><text:s/>233,661 </text:p>
          </table:table-cell>
          <table:table-cell office:value-type="float" office:value="235746" calcext:value-type="float">
            <text:p><text:s/>235,746 </text:p>
          </table:table-cell>
          <table:table-cell office:value-type="float" office:value="211480" calcext:value-type="float">
            <text:p><text:s/>211,480 </text:p>
          </table:table-cell>
          <table:table-cell office:value-type="float" office:value="186285" calcext:value-type="float">
            <text:p><text:s/>186,285 </text:p>
          </table:table-cell>
          <table:table-cell office:value-type="float" office:value="181598" calcext:value-type="float">
            <text:p><text:s/>181,598 </text:p>
          </table:table-cell>
          <table:table-cell office:value-type="float" office:value="151304" calcext:value-type="float">
            <text:p><text:s/>151,304 </text:p>
          </table:table-cell>
          <table:table-cell office:value-type="float" office:value="146096" calcext:value-type="float">
            <text:p><text:s/>146,096 </text:p>
          </table:table-cell>
          <table:table-cell office:value-type="float" office:value="146876" calcext:value-type="float">
            <text:p><text:s/>146,876 </text:p>
          </table:table-cell>
          <table:table-cell office:value-type="float" office:value="149875" calcext:value-type="float">
            <text:p><text:s/>149,875 </text:p>
          </table:table-cell>
          <table:table-cell office:value-type="float" office:value="156757" calcext:value-type="float">
            <text:p><text:s/>156,757 </text:p>
          </table:table-cell>
          <table:table-cell office:value-type="float" office:value="123785" calcext:value-type="float">
            <text:p><text:s/>123,785 </text:p>
          </table:table-cell>
          <table:table-cell office:value-type="float" office:value="132290" calcext:value-type="float">
            <text:p><text:s/>132,290 </text:p>
          </table:table-cell>
          <table:table-cell office:value-type="float" office:value="111590" calcext:value-type="float">
            <text:p><text:s/>111,590 </text:p>
          </table:table-cell>
          <table:table-cell office:value-type="float" office:value="77219" calcext:value-type="float">
            <text:p><text:s/>77,219 </text:p>
          </table:table-cell>
          <table:table-cell office:value-type="float" office:value="41027" calcext:value-type="float">
            <text:p><text:s/>41,027 </text:p>
          </table:table-cell>
          <table:table-cell office:value-type="float" office:value="20514" calcext:value-type="float">
            <text:p><text:s/>20,514 </text:p>
          </table:table-cell>
          <table:table-cell office:value-type="float" office:value="10619" calcext:value-type="float">
            <text:p><text:s/>10,619 </text:p>
          </table:table-cell>
          <table:table-cell table:style-name="ce377" office:value-type="float" office:value="8082" calcext:value-type="float">
            <text:p><text:s/>8,082 </text:p>
          </table:table-cell>
          <table:table-cell table:style-name="ce377" office:value-type="float" office:value="2537" calcext:value-type="float">
            <text:p><text:s/>2,537 </text:p>
          </table:table-cell>
        </table:table-row>
        <table:table-row table:style-name="ro9">
          <table:table-cell office:value-type="float" office:value="1975" calcext:value-type="float">
            <text:p>1975</text:p>
          </table:table-cell>
          <table:table-cell office:value-type="string" calcext:value-type="string">
            <text:p>Males</text:p>
          </table:table-cell>
          <table:table-cell office:value-type="float" office:value="2516261" calcext:value-type="float">
            <text:p><text:s/>2,516,261 </text:p>
          </table:table-cell>
          <table:table-cell office:value-type="float" office:value="192568" calcext:value-type="float">
            <text:p><text:s/>192,568 </text:p>
          </table:table-cell>
          <table:table-cell office:value-type="float" office:value="228313" calcext:value-type="float">
            <text:p><text:s/>228,313 </text:p>
          </table:table-cell>
          <table:table-cell office:value-type="float" office:value="238545" calcext:value-type="float">
            <text:p><text:s/>238,545 </text:p>
          </table:table-cell>
          <table:table-cell office:value-type="float" office:value="215215" calcext:value-type="float">
            <text:p><text:s/>215,215 </text:p>
          </table:table-cell>
          <table:table-cell office:value-type="float" office:value="186011" calcext:value-type="float">
            <text:p><text:s/>186,011 </text:p>
          </table:table-cell>
          <table:table-cell office:value-type="float" office:value="186127" calcext:value-type="float">
            <text:p><text:s/>186,127 </text:p>
          </table:table-cell>
          <table:table-cell office:value-type="float" office:value="153049" calcext:value-type="float">
            <text:p><text:s/>153,049 </text:p>
          </table:table-cell>
          <table:table-cell office:value-type="float" office:value="146140" calcext:value-type="float">
            <text:p><text:s/>146,140 </text:p>
          </table:table-cell>
          <table:table-cell office:value-type="float" office:value="145358" calcext:value-type="float">
            <text:p><text:s/>145,358 </text:p>
          </table:table-cell>
          <table:table-cell office:value-type="float" office:value="148745" calcext:value-type="float">
            <text:p><text:s/>148,745 </text:p>
          </table:table-cell>
          <table:table-cell office:value-type="float" office:value="152151" calcext:value-type="float">
            <text:p><text:s/>152,151 </text:p>
          </table:table-cell>
          <table:table-cell office:value-type="float" office:value="127321" calcext:value-type="float">
            <text:p><text:s/>127,321 </text:p>
          </table:table-cell>
          <table:table-cell office:value-type="float" office:value="131572" calcext:value-type="float">
            <text:p><text:s/>131,572 </text:p>
          </table:table-cell>
          <table:table-cell office:value-type="float" office:value="112271" calcext:value-type="float">
            <text:p><text:s/>112,271 </text:p>
          </table:table-cell>
          <table:table-cell office:value-type="float" office:value="79078" calcext:value-type="float">
            <text:p><text:s/>79,078 </text:p>
          </table:table-cell>
          <table:table-cell office:value-type="float" office:value="42593" calcext:value-type="float">
            <text:p><text:s/>42,593 </text:p>
          </table:table-cell>
          <table:table-cell office:value-type="float" office:value="20653" calcext:value-type="float">
            <text:p><text:s/>20,653 </text:p>
          </table:table-cell>
          <table:table-cell office:value-type="float" office:value="10551" calcext:value-type="float">
            <text:p><text:s/>10,551 </text:p>
          </table:table-cell>
          <table:table-cell table:style-name="ce377" office:value-type="float" office:value="7947" calcext:value-type="float">
            <text:p><text:s/>7,947 </text:p>
          </table:table-cell>
          <table:table-cell table:style-name="ce377" office:value-type="float" office:value="2604" calcext:value-type="float">
            <text:p><text:s/>2,604 </text:p>
          </table:table-cell>
        </table:table-row>
        <table:table-row table:style-name="ro9">
          <table:table-cell office:value-type="float" office:value="1976" calcext:value-type="float">
            <text:p>1976</text:p>
          </table:table-cell>
          <table:table-cell office:value-type="string" calcext:value-type="string">
            <text:p>Males</text:p>
          </table:table-cell>
          <table:table-cell office:value-type="float" office:value="2517265" calcext:value-type="float">
            <text:p><text:s/>2,517,265 </text:p>
          </table:table-cell>
          <table:table-cell office:value-type="float" office:value="183242" calcext:value-type="float">
            <text:p><text:s/>183,242 </text:p>
          </table:table-cell>
          <table:table-cell office:value-type="float" office:value="224793" calcext:value-type="float">
            <text:p><text:s/>224,793 </text:p>
          </table:table-cell>
          <table:table-cell office:value-type="float" office:value="238637" calcext:value-type="float">
            <text:p><text:s/>238,637 </text:p>
          </table:table-cell>
          <table:table-cell office:value-type="float" office:value="219021" calcext:value-type="float">
            <text:p><text:s/>219,021 </text:p>
          </table:table-cell>
          <table:table-cell office:value-type="float" office:value="189425" calcext:value-type="float">
            <text:p><text:s/>189,425 </text:p>
          </table:table-cell>
          <table:table-cell office:value-type="float" office:value="190104" calcext:value-type="float">
            <text:p><text:s/>190,104 </text:p>
          </table:table-cell>
          <table:table-cell office:value-type="float" office:value="156980" calcext:value-type="float">
            <text:p><text:s/>156,980 </text:p>
          </table:table-cell>
          <table:table-cell office:value-type="float" office:value="145367" calcext:value-type="float">
            <text:p><text:s/>145,367 </text:p>
          </table:table-cell>
          <table:table-cell office:value-type="float" office:value="144268" calcext:value-type="float">
            <text:p><text:s/>144,268 </text:p>
          </table:table-cell>
          <table:table-cell office:value-type="float" office:value="147286" calcext:value-type="float">
            <text:p><text:s/>147,286 </text:p>
          </table:table-cell>
          <table:table-cell office:value-type="float" office:value="150030" calcext:value-type="float">
            <text:p><text:s/>150,030 </text:p>
          </table:table-cell>
          <table:table-cell office:value-type="float" office:value="131418" calcext:value-type="float">
            <text:p><text:s/>131,418 </text:p>
          </table:table-cell>
          <table:table-cell office:value-type="float" office:value="128047" calcext:value-type="float">
            <text:p><text:s/>128,047 </text:p>
          </table:table-cell>
          <table:table-cell office:value-type="float" office:value="112542" calcext:value-type="float">
            <text:p><text:s/>112,542 </text:p>
          </table:table-cell>
          <table:table-cell office:value-type="float" office:value="80637" calcext:value-type="float">
            <text:p><text:s/>80,637 </text:p>
          </table:table-cell>
          <table:table-cell office:value-type="float" office:value="44417" calcext:value-type="float">
            <text:p><text:s/>44,417 </text:p>
          </table:table-cell>
          <table:table-cell office:value-type="float" office:value="20593" calcext:value-type="float">
            <text:p><text:s/>20,593 </text:p>
          </table:table-cell>
          <table:table-cell office:value-type="float" office:value="10458" calcext:value-type="float">
            <text:p><text:s/>10,458 </text:p>
          </table:table-cell>
          <table:table-cell table:style-name="ce377" office:value-type="float" office:value="7998" calcext:value-type="float">
            <text:p><text:s/>7,998 </text:p>
          </table:table-cell>
          <table:table-cell table:style-name="ce377" office:value-type="float" office:value="2460" calcext:value-type="float">
            <text:p><text:s/>2,460 </text:p>
          </table:table-cell>
        </table:table-row>
        <table:table-row table:style-name="ro9">
          <table:table-cell office:value-type="float" office:value="1977" calcext:value-type="float">
            <text:p>1977</text:p>
          </table:table-cell>
          <table:table-cell office:value-type="string" calcext:value-type="string">
            <text:p>Males</text:p>
          </table:table-cell>
          <table:table-cell office:value-type="float" office:value="2514847" calcext:value-type="float">
            <text:p><text:s/>2,514,847 </text:p>
          </table:table-cell>
          <table:table-cell office:value-type="float" office:value="173472" calcext:value-type="float">
            <text:p><text:s/>173,472 </text:p>
          </table:table-cell>
          <table:table-cell office:value-type="float" office:value="217794" calcext:value-type="float">
            <text:p><text:s/>217,794 </text:p>
          </table:table-cell>
          <table:table-cell office:value-type="float" office:value="238351" calcext:value-type="float">
            <text:p><text:s/>238,351 </text:p>
          </table:table-cell>
          <table:table-cell office:value-type="float" office:value="223611" calcext:value-type="float">
            <text:p><text:s/>223,611 </text:p>
          </table:table-cell>
          <table:table-cell office:value-type="float" office:value="193931" calcext:value-type="float">
            <text:p><text:s/>193,931 </text:p>
          </table:table-cell>
          <table:table-cell office:value-type="float" office:value="182949" calcext:value-type="float">
            <text:p><text:s/>182,949 </text:p>
          </table:table-cell>
          <table:table-cell office:value-type="float" office:value="169291" calcext:value-type="float">
            <text:p><text:s/>169,291 </text:p>
          </table:table-cell>
          <table:table-cell office:value-type="float" office:value="145873" calcext:value-type="float">
            <text:p><text:s/>145,873 </text:p>
          </table:table-cell>
          <table:table-cell office:value-type="float" office:value="143494" calcext:value-type="float">
            <text:p><text:s/>143,494 </text:p>
          </table:table-cell>
          <table:table-cell office:value-type="float" office:value="146615" calcext:value-type="float">
            <text:p><text:s/>146,615 </text:p>
          </table:table-cell>
          <table:table-cell office:value-type="float" office:value="147256" calcext:value-type="float">
            <text:p><text:s/>147,256 </text:p>
          </table:table-cell>
          <table:table-cell office:value-type="float" office:value="136399" calcext:value-type="float">
            <text:p><text:s/>136,399 </text:p>
          </table:table-cell>
          <table:table-cell office:value-type="float" office:value="123554" calcext:value-type="float">
            <text:p><text:s/>123,554 </text:p>
          </table:table-cell>
          <table:table-cell office:value-type="float" office:value="112548" calcext:value-type="float">
            <text:p><text:s/>112,548 </text:p>
          </table:table-cell>
          <table:table-cell office:value-type="float" office:value="81974" calcext:value-type="float">
            <text:p><text:s/>81,974 </text:p>
          </table:table-cell>
          <table:table-cell office:value-type="float" office:value="46280" calcext:value-type="float">
            <text:p><text:s/>46,280 </text:p>
          </table:table-cell>
          <table:table-cell office:value-type="float" office:value="20934" calcext:value-type="float">
            <text:p><text:s/>20,934 </text:p>
          </table:table-cell>
          <table:table-cell office:value-type="float" office:value="10521" calcext:value-type="float">
            <text:p><text:s/>10,521 </text:p>
          </table:table-cell>
          <table:table-cell table:style-name="ce377" office:value-type="float" office:value="8025" calcext:value-type="float">
            <text:p><text:s/>8,025 </text:p>
          </table:table-cell>
          <table:table-cell table:style-name="ce377" office:value-type="float" office:value="2496" calcext:value-type="float">
            <text:p><text:s/>2,496 </text:p>
          </table:table-cell>
        </table:table-row>
        <table:table-row table:style-name="ro9">
          <table:table-cell office:value-type="float" office:value="1978" calcext:value-type="float">
            <text:p>1978</text:p>
          </table:table-cell>
          <table:table-cell office:value-type="string" calcext:value-type="string">
            <text:p>Males</text:p>
          </table:table-cell>
          <table:table-cell office:value-type="float" office:value="2508680" calcext:value-type="float">
            <text:p><text:s/>2,508,680 </text:p>
          </table:table-cell>
          <table:table-cell office:value-type="float" office:value="166269" calcext:value-type="float">
            <text:p><text:s/>166,269 </text:p>
          </table:table-cell>
          <table:table-cell office:value-type="float" office:value="209312" calcext:value-type="float">
            <text:p><text:s/>209,312 </text:p>
          </table:table-cell>
          <table:table-cell office:value-type="float" office:value="236087" calcext:value-type="float">
            <text:p><text:s/>236,087 </text:p>
          </table:table-cell>
          <table:table-cell office:value-type="float" office:value="227063" calcext:value-type="float">
            <text:p><text:s/>227,063 </text:p>
          </table:table-cell>
          <table:table-cell office:value-type="float" office:value="197780" calcext:value-type="float">
            <text:p><text:s/>197,780 </text:p>
          </table:table-cell>
          <table:table-cell office:value-type="float" office:value="179896" calcext:value-type="float">
            <text:p><text:s/>179,896 </text:p>
          </table:table-cell>
          <table:table-cell office:value-type="float" office:value="175556" calcext:value-type="float">
            <text:p><text:s/>175,556 </text:p>
          </table:table-cell>
          <table:table-cell office:value-type="float" office:value="147300" calcext:value-type="float">
            <text:p><text:s/>147,300 </text:p>
          </table:table-cell>
          <table:table-cell office:value-type="float" office:value="144230" calcext:value-type="float">
            <text:p><text:s/>144,230 </text:p>
          </table:table-cell>
          <table:table-cell office:value-type="float" office:value="145164" calcext:value-type="float">
            <text:p><text:s/>145,164 </text:p>
          </table:table-cell>
          <table:table-cell office:value-type="float" office:value="145992" calcext:value-type="float">
            <text:p><text:s/>145,992 </text:p>
          </table:table-cell>
          <table:table-cell office:value-type="float" office:value="141540" calcext:value-type="float">
            <text:p><text:s/>141,540 </text:p>
          </table:table-cell>
          <table:table-cell office:value-type="float" office:value="116814" calcext:value-type="float">
            <text:p><text:s/>116,814 </text:p>
          </table:table-cell>
          <table:table-cell office:value-type="float" office:value="112269" calcext:value-type="float">
            <text:p><text:s/>112,269 </text:p>
          </table:table-cell>
          <table:table-cell office:value-type="float" office:value="83299" calcext:value-type="float">
            <text:p><text:s/>83,299 </text:p>
          </table:table-cell>
          <table:table-cell office:value-type="float" office:value="48461" calcext:value-type="float">
            <text:p><text:s/>48,461 </text:p>
          </table:table-cell>
          <table:table-cell office:value-type="float" office:value="21121" calcext:value-type="float">
            <text:p><text:s/>21,121 </text:p>
          </table:table-cell>
          <table:table-cell office:value-type="float" office:value="10527" calcext:value-type="float">
            <text:p><text:s/>10,527 </text:p>
          </table:table-cell>
          <table:table-cell table:style-name="ce377" office:value-type="float" office:value="8110" calcext:value-type="float">
            <text:p><text:s/>8,110 </text:p>
          </table:table-cell>
          <table:table-cell table:style-name="ce377" office:value-type="float" office:value="2417" calcext:value-type="float">
            <text:p><text:s/>2,417 </text:p>
          </table:table-cell>
        </table:table-row>
        <table:table-row table:style-name="ro9">
          <table:table-cell office:value-type="float" office:value="1979" calcext:value-type="float">
            <text:p>1979</text:p>
          </table:table-cell>
          <table:table-cell office:value-type="string" calcext:value-type="string">
            <text:p>Males</text:p>
          </table:table-cell>
          <table:table-cell office:value-type="float" office:value="2505013" calcext:value-type="float">
            <text:p><text:s/>2,505,013 </text:p>
          </table:table-cell>
          <table:table-cell office:value-type="float" office:value="163810" calcext:value-type="float">
            <text:p><text:s/>163,810 </text:p>
          </table:table-cell>
          <table:table-cell office:value-type="float" office:value="198673" calcext:value-type="float">
            <text:p><text:s/>198,673 </text:p>
          </table:table-cell>
          <table:table-cell office:value-type="float" office:value="232798" calcext:value-type="float">
            <text:p><text:s/>232,798 </text:p>
          </table:table-cell>
          <table:table-cell office:value-type="float" office:value="230521" calcext:value-type="float">
            <text:p><text:s/>230,521 </text:p>
          </table:table-cell>
          <table:table-cell office:value-type="float" office:value="201879" calcext:value-type="float">
            <text:p><text:s/>201,879 </text:p>
          </table:table-cell>
          <table:table-cell office:value-type="float" office:value="178550" calcext:value-type="float">
            <text:p><text:s/>178,550 </text:p>
          </table:table-cell>
          <table:table-cell office:value-type="float" office:value="179619" calcext:value-type="float">
            <text:p><text:s/>179,619 </text:p>
          </table:table-cell>
          <table:table-cell office:value-type="float" office:value="149895" calcext:value-type="float">
            <text:p><text:s/>149,895 </text:p>
          </table:table-cell>
          <table:table-cell office:value-type="float" office:value="144758" calcext:value-type="float">
            <text:p><text:s/>144,758 </text:p>
          </table:table-cell>
          <table:table-cell office:value-type="float" office:value="143930" calcext:value-type="float">
            <text:p><text:s/>143,930 </text:p>
          </table:table-cell>
          <table:table-cell office:value-type="float" office:value="144392" calcext:value-type="float">
            <text:p><text:s/>144,392 </text:p>
          </table:table-cell>
          <table:table-cell office:value-type="float" office:value="146636" calcext:value-type="float">
            <text:p><text:s/>146,636 </text:p>
          </table:table-cell>
          <table:table-cell office:value-type="float" office:value="110980" calcext:value-type="float">
            <text:p><text:s/>110,980 </text:p>
          </table:table-cell>
          <table:table-cell office:value-type="float" office:value="111495" calcext:value-type="float">
            <text:p><text:s/>111,495 </text:p>
          </table:table-cell>
          <table:table-cell office:value-type="float" office:value="84701" calcext:value-type="float">
            <text:p><text:s/>84,701 </text:p>
          </table:table-cell>
          <table:table-cell office:value-type="float" office:value="50134" calcext:value-type="float">
            <text:p><text:s/>50,134 </text:p>
          </table:table-cell>
          <table:table-cell office:value-type="float" office:value="21615" calcext:value-type="float">
            <text:p><text:s/>21,615 </text:p>
          </table:table-cell>
          <table:table-cell office:value-type="float" office:value="10627" calcext:value-type="float">
            <text:p><text:s/>10,627 </text:p>
          </table:table-cell>
          <table:table-cell table:style-name="ce377" office:value-type="float" office:value="8152" calcext:value-type="float">
            <text:p><text:s/>8,152 </text:p>
          </table:table-cell>
          <table:table-cell table:style-name="ce377" office:value-type="float" office:value="2475" calcext:value-type="float">
            <text:p><text:s/>2,475 </text:p>
          </table:table-cell>
        </table:table-row>
        <table:table-row table:style-name="ro9">
          <table:table-cell office:value-type="float" office:value="1980" calcext:value-type="float">
            <text:p>1980</text:p>
          </table:table-cell>
          <table:table-cell office:value-type="string" calcext:value-type="string">
            <text:p>Males</text:p>
          </table:table-cell>
          <table:table-cell office:value-type="float" office:value="2500863" calcext:value-type="float">
            <text:p><text:s/>2,500,863 </text:p>
          </table:table-cell>
          <table:table-cell office:value-type="float" office:value="163037" calcext:value-type="float">
            <text:p><text:s/>163,037 </text:p>
          </table:table-cell>
          <table:table-cell office:value-type="float" office:value="188537" calcext:value-type="float">
            <text:p><text:s/>188,537 </text:p>
          </table:table-cell>
          <table:table-cell office:value-type="float" office:value="226458" calcext:value-type="float">
            <text:p><text:s/>226,458 </text:p>
          </table:table-cell>
          <table:table-cell office:value-type="float" office:value="234022" calcext:value-type="float">
            <text:p><text:s/>234,022 </text:p>
          </table:table-cell>
          <table:table-cell office:value-type="float" office:value="206761" calcext:value-type="float">
            <text:p><text:s/>206,761 </text:p>
          </table:table-cell>
          <table:table-cell office:value-type="float" office:value="177971" calcext:value-type="float">
            <text:p><text:s/>177,971 </text:p>
          </table:table-cell>
          <table:table-cell office:value-type="float" office:value="183409" calcext:value-type="float">
            <text:p><text:s/>183,409 </text:p>
          </table:table-cell>
          <table:table-cell office:value-type="float" office:value="151192" calcext:value-type="float">
            <text:p><text:s/>151,192 </text:p>
          </table:table-cell>
          <table:table-cell office:value-type="float" office:value="144874" calcext:value-type="float">
            <text:p><text:s/>144,874 </text:p>
          </table:table-cell>
          <table:table-cell office:value-type="float" office:value="142855" calcext:value-type="float">
            <text:p><text:s/>142,855 </text:p>
          </table:table-cell>
          <table:table-cell office:value-type="float" office:value="143309" calcext:value-type="float">
            <text:p><text:s/>143,309 </text:p>
          </table:table-cell>
          <table:table-cell office:value-type="float" office:value="142544" calcext:value-type="float">
            <text:p><text:s/>142,544 </text:p>
          </table:table-cell>
          <table:table-cell office:value-type="float" office:value="114420" calcext:value-type="float">
            <text:p><text:s/>114,420 </text:p>
          </table:table-cell>
          <table:table-cell office:value-type="float" office:value="110836" calcext:value-type="float">
            <text:p><text:s/>110,836 </text:p>
          </table:table-cell>
          <table:table-cell office:value-type="float" office:value="85633" calcext:value-type="float">
            <text:p><text:s/>85,633 </text:p>
          </table:table-cell>
          <table:table-cell office:value-type="float" office:value="51514" calcext:value-type="float">
            <text:p><text:s/>51,514 </text:p>
          </table:table-cell>
          <table:table-cell office:value-type="float" office:value="22562" calcext:value-type="float">
            <text:p><text:s/>22,562 </text:p>
          </table:table-cell>
          <table:table-cell office:value-type="float" office:value="10929" calcext:value-type="float">
            <text:p><text:s/>10,929 </text:p>
          </table:table-cell>
          <table:table-cell table:style-name="ce377" office:value-type="float" office:value="8381" calcext:value-type="float">
            <text:p><text:s/>8,381 </text:p>
          </table:table-cell>
          <table:table-cell table:style-name="ce377" office:value-type="float" office:value="2548" calcext:value-type="float">
            <text:p><text:s/>2,548 </text:p>
          </table:table-cell>
        </table:table-row>
        <table:table-row table:style-name="ro9">
          <table:table-cell office:value-type="float" office:value="1981" calcext:value-type="float">
            <text:p>1981</text:p>
          </table:table-cell>
          <table:table-cell office:value-type="string" calcext:value-type="string">
            <text:p>Males</text:p>
          </table:table-cell>
          <table:table-cell office:value-type="float" office:value="2494860" calcext:value-type="float">
            <text:p><text:s/>2,494,860 </text:p>
          </table:table-cell>
          <table:table-cell office:value-type="float" office:value="163218" calcext:value-type="float">
            <text:p><text:s/>163,218 </text:p>
          </table:table-cell>
          <table:table-cell office:value-type="float" office:value="178153" calcext:value-type="float">
            <text:p><text:s/>178,153 </text:p>
          </table:table-cell>
          <table:table-cell office:value-type="float" office:value="222084" calcext:value-type="float">
            <text:p><text:s/>222,084 </text:p>
          </table:table-cell>
          <table:table-cell office:value-type="float" office:value="234145" calcext:value-type="float">
            <text:p><text:s/>234,145 </text:p>
          </table:table-cell>
          <table:table-cell office:value-type="float" office:value="210521" calcext:value-type="float">
            <text:p><text:s/>210,521 </text:p>
          </table:table-cell>
          <table:table-cell office:value-type="float" office:value="179145" calcext:value-type="float">
            <text:p><text:s/>179,145 </text:p>
          </table:table-cell>
          <table:table-cell office:value-type="float" office:value="185241" calcext:value-type="float">
            <text:p><text:s/>185,241 </text:p>
          </table:table-cell>
          <table:table-cell office:value-type="float" office:value="154619" calcext:value-type="float">
            <text:p><text:s/>154,619 </text:p>
          </table:table-cell>
          <table:table-cell office:value-type="float" office:value="143617" calcext:value-type="float">
            <text:p><text:s/>143,617 </text:p>
          </table:table-cell>
          <table:table-cell office:value-type="float" office:value="141709" calcext:value-type="float">
            <text:p><text:s/>141,709 </text:p>
          </table:table-cell>
          <table:table-cell office:value-type="float" office:value="141938" calcext:value-type="float">
            <text:p><text:s/>141,938 </text:p>
          </table:table-cell>
          <table:table-cell office:value-type="float" office:value="140567" calcext:value-type="float">
            <text:p><text:s/>140,567 </text:p>
          </table:table-cell>
          <table:table-cell office:value-type="float" office:value="118117" calcext:value-type="float">
            <text:p><text:s/>118,117 </text:p>
          </table:table-cell>
          <table:table-cell office:value-type="float" office:value="108223" calcext:value-type="float">
            <text:p><text:s/>108,223 </text:p>
          </table:table-cell>
          <table:table-cell office:value-type="float" office:value="85961" calcext:value-type="float">
            <text:p><text:s/>85,961 </text:p>
          </table:table-cell>
          <table:table-cell office:value-type="float" office:value="52855" calcext:value-type="float">
            <text:p><text:s/>52,855 </text:p>
          </table:table-cell>
          <table:table-cell office:value-type="float" office:value="23665" calcext:value-type="float">
            <text:p><text:s/>23,665 </text:p>
          </table:table-cell>
          <table:table-cell office:value-type="float" office:value="11082" calcext:value-type="float">
            <text:p><text:s/>11,082 </text:p>
          </table:table-cell>
          <table:table-cell table:style-name="ce377" office:value-type="float" office:value="8370" calcext:value-type="float">
            <text:p><text:s/>8,370 </text:p>
          </table:table-cell>
          <table:table-cell table:style-name="ce377" office:value-type="float" office:value="2712" calcext:value-type="float">
            <text:p><text:s/>2,712 </text:p>
          </table:table-cell>
        </table:table-row>
        <table:table-row table:style-name="ro9">
          <table:table-cell office:value-type="float" office:value="1982" calcext:value-type="float">
            <text:p>1982</text:p>
          </table:table-cell>
          <table:table-cell office:value-type="string" calcext:value-type="string">
            <text:p>Males</text:p>
          </table:table-cell>
          <table:table-cell office:value-type="float" office:value="2487335" calcext:value-type="float">
            <text:p><text:s/>2,487,335 </text:p>
          </table:table-cell>
          <table:table-cell office:value-type="float" office:value="166246" calcext:value-type="float">
            <text:p><text:s/>166,246 </text:p>
          </table:table-cell>
          <table:table-cell office:value-type="float" office:value="168249" calcext:value-type="float">
            <text:p><text:s/>168,249 </text:p>
          </table:table-cell>
          <table:table-cell office:value-type="float" office:value="213923" calcext:value-type="float">
            <text:p><text:s/>213,923 </text:p>
          </table:table-cell>
          <table:table-cell office:value-type="float" office:value="233475" calcext:value-type="float">
            <text:p><text:s/>233,475 </text:p>
          </table:table-cell>
          <table:table-cell office:value-type="float" office:value="214900" calcext:value-type="float">
            <text:p><text:s/>214,900 </text:p>
          </table:table-cell>
          <table:table-cell office:value-type="float" office:value="182487" calcext:value-type="float">
            <text:p><text:s/>182,487 </text:p>
          </table:table-cell>
          <table:table-cell office:value-type="float" office:value="176686" calcext:value-type="float">
            <text:p><text:s/>176,686 </text:p>
          </table:table-cell>
          <table:table-cell office:value-type="float" office:value="165461" calcext:value-type="float">
            <text:p><text:s/>165,461 </text:p>
          </table:table-cell>
          <table:table-cell office:value-type="float" office:value="143672" calcext:value-type="float">
            <text:p><text:s/>143,672 </text:p>
          </table:table-cell>
          <table:table-cell office:value-type="float" office:value="140320" calcext:value-type="float">
            <text:p><text:s/>140,320 </text:p>
          </table:table-cell>
          <table:table-cell office:value-type="float" office:value="141239" calcext:value-type="float">
            <text:p><text:s/>141,239 </text:p>
          </table:table-cell>
          <table:table-cell office:value-type="float" office:value="137822" calcext:value-type="float">
            <text:p><text:s/>137,822 </text:p>
          </table:table-cell>
          <table:table-cell office:value-type="float" office:value="122850" calcext:value-type="float">
            <text:p><text:s/>122,850 </text:p>
          </table:table-cell>
          <table:table-cell office:value-type="float" office:value="104285" calcext:value-type="float">
            <text:p><text:s/>104,285 </text:p>
          </table:table-cell>
          <table:table-cell office:value-type="float" office:value="86152" calcext:value-type="float">
            <text:p><text:s/>86,152 </text:p>
          </table:table-cell>
          <table:table-cell office:value-type="float" office:value="53860" calcext:value-type="float">
            <text:p><text:s/>53,860 </text:p>
          </table:table-cell>
          <table:table-cell office:value-type="float" office:value="24622" calcext:value-type="float">
            <text:p><text:s/>24,622 </text:p>
          </table:table-cell>
          <table:table-cell office:value-type="float" office:value="11086" calcext:value-type="float">
            <text:p><text:s/>11,086 </text:p>
          </table:table-cell>
          <table:table-cell table:style-name="ce377" office:value-type="float" office:value="8354" calcext:value-type="float">
            <text:p><text:s/>8,354 </text:p>
          </table:table-cell>
          <table:table-cell table:style-name="ce377" office:value-type="float" office:value="2732" calcext:value-type="float">
            <text:p><text:s/>2,732 </text:p>
          </table:table-cell>
        </table:table-row>
        <table:table-row table:style-name="ro9">
          <table:table-cell office:value-type="float" office:value="1983" calcext:value-type="float">
            <text:p>1983</text:p>
          </table:table-cell>
          <table:table-cell office:value-type="string" calcext:value-type="string">
            <text:p>Males</text:p>
          </table:table-cell>
          <table:table-cell office:value-type="float" office:value="2479075" calcext:value-type="float">
            <text:p><text:s/>2,479,075 </text:p>
          </table:table-cell>
          <table:table-cell office:value-type="float" office:value="168457" calcext:value-type="float">
            <text:p><text:s/>168,457 </text:p>
          </table:table-cell>
          <table:table-cell office:value-type="float" office:value="161069" calcext:value-type="float">
            <text:p><text:s/>161,069 </text:p>
          </table:table-cell>
          <table:table-cell office:value-type="float" office:value="204807" calcext:value-type="float">
            <text:p><text:s/>204,807 </text:p>
          </table:table-cell>
          <table:table-cell office:value-type="float" office:value="230461" calcext:value-type="float">
            <text:p><text:s/>230,461 </text:p>
          </table:table-cell>
          <table:table-cell office:value-type="float" office:value="218769" calcext:value-type="float">
            <text:p><text:s/>218,769 </text:p>
          </table:table-cell>
          <table:table-cell office:value-type="float" office:value="185507" calcext:value-type="float">
            <text:p><text:s/>185,507 </text:p>
          </table:table-cell>
          <table:table-cell office:value-type="float" office:value="172615" calcext:value-type="float">
            <text:p><text:s/>172,615 </text:p>
          </table:table-cell>
          <table:table-cell office:value-type="float" office:value="170966" calcext:value-type="float">
            <text:p><text:s/>170,966 </text:p>
          </table:table-cell>
          <table:table-cell office:value-type="float" office:value="144766" calcext:value-type="float">
            <text:p><text:s/>144,766 </text:p>
          </table:table-cell>
          <table:table-cell office:value-type="float" office:value="140976" calcext:value-type="float">
            <text:p><text:s/>140,976 </text:p>
          </table:table-cell>
          <table:table-cell office:value-type="float" office:value="139715" calcext:value-type="float">
            <text:p><text:s/>139,715 </text:p>
          </table:table-cell>
          <table:table-cell office:value-type="float" office:value="136622" calcext:value-type="float">
            <text:p><text:s/>136,622 </text:p>
          </table:table-cell>
          <table:table-cell office:value-type="float" office:value="127326" calcext:value-type="float">
            <text:p><text:s/>127,326 </text:p>
          </table:table-cell>
          <table:table-cell office:value-type="float" office:value="98655" calcext:value-type="float">
            <text:p><text:s/>98,655 </text:p>
          </table:table-cell>
          <table:table-cell office:value-type="float" office:value="86137" calcext:value-type="float">
            <text:p><text:s/>86,137 </text:p>
          </table:table-cell>
          <table:table-cell office:value-type="float" office:value="55132" calcext:value-type="float">
            <text:p><text:s/>55,132 </text:p>
          </table:table-cell>
          <table:table-cell office:value-type="float" office:value="25821" calcext:value-type="float">
            <text:p><text:s/>25,821 </text:p>
          </table:table-cell>
          <table:table-cell office:value-type="float" office:value="11274" calcext:value-type="float">
            <text:p><text:s/>11,274 </text:p>
          </table:table-cell>
          <table:table-cell table:style-name="ce377" office:value-type="float" office:value="8510" calcext:value-type="float">
            <text:p><text:s/>8,510 </text:p>
          </table:table-cell>
          <table:table-cell table:style-name="ce377" office:value-type="float" office:value="2764" calcext:value-type="float">
            <text:p><text:s/>2,764 </text:p>
          </table:table-cell>
        </table:table-row>
        <table:table-row table:style-name="ro9">
          <table:table-cell office:value-type="float" office:value="1984" calcext:value-type="float">
            <text:p>1984</text:p>
          </table:table-cell>
          <table:table-cell office:value-type="string" calcext:value-type="string">
            <text:p>Males</text:p>
          </table:table-cell>
          <table:table-cell office:value-type="float" office:value="2474623" calcext:value-type="float">
            <text:p><text:s/>2,474,623 </text:p>
          </table:table-cell>
          <table:table-cell office:value-type="float" office:value="167688" calcext:value-type="float">
            <text:p><text:s/>167,688 </text:p>
          </table:table-cell>
          <table:table-cell office:value-type="float" office:value="159291" calcext:value-type="float">
            <text:p><text:s/>159,291 </text:p>
          </table:table-cell>
          <table:table-cell office:value-type="float" office:value="194300" calcext:value-type="float">
            <text:p><text:s/>194,300 </text:p>
          </table:table-cell>
          <table:table-cell office:value-type="float" office:value="226282" calcext:value-type="float">
            <text:p><text:s/>226,282 </text:p>
          </table:table-cell>
          <table:table-cell office:value-type="float" office:value="222503" calcext:value-type="float">
            <text:p><text:s/>222,503 </text:p>
          </table:table-cell>
          <table:table-cell office:value-type="float" office:value="189872" calcext:value-type="float">
            <text:p><text:s/>189,872 </text:p>
          </table:table-cell>
          <table:table-cell office:value-type="float" office:value="171055" calcext:value-type="float">
            <text:p><text:s/>171,055 </text:p>
          </table:table-cell>
          <table:table-cell office:value-type="float" office:value="174758" calcext:value-type="float">
            <text:p><text:s/>174,758 </text:p>
          </table:table-cell>
          <table:table-cell office:value-type="float" office:value="146708" calcext:value-type="float">
            <text:p><text:s/>146,708 </text:p>
          </table:table-cell>
          <table:table-cell office:value-type="float" office:value="141366" calcext:value-type="float">
            <text:p><text:s/>141,366 </text:p>
          </table:table-cell>
          <table:table-cell office:value-type="float" office:value="138607" calcext:value-type="float">
            <text:p><text:s/>138,607 </text:p>
          </table:table-cell>
          <table:table-cell office:value-type="float" office:value="135427" calcext:value-type="float">
            <text:p><text:s/>135,427 </text:p>
          </table:table-cell>
          <table:table-cell office:value-type="float" office:value="132062" calcext:value-type="float">
            <text:p><text:s/>132,062 </text:p>
          </table:table-cell>
          <table:table-cell office:value-type="float" office:value="93917" calcext:value-type="float">
            <text:p><text:s/>93,917 </text:p>
          </table:table-cell>
          <table:table-cell office:value-type="float" office:value="86033" calcext:value-type="float">
            <text:p><text:s/>86,033 </text:p>
          </table:table-cell>
          <table:table-cell office:value-type="float" office:value="56156" calcext:value-type="float">
            <text:p><text:s/>56,156 </text:p>
          </table:table-cell>
          <table:table-cell office:value-type="float" office:value="27090" calcext:value-type="float">
            <text:p><text:s/>27,090 </text:p>
          </table:table-cell>
          <table:table-cell office:value-type="float" office:value="11508" calcext:value-type="float">
            <text:p><text:s/>11,508 </text:p>
          </table:table-cell>
          <table:table-cell table:style-name="ce377" office:value-type="float" office:value="8658" calcext:value-type="float">
            <text:p><text:s/>8,658 </text:p>
          </table:table-cell>
          <table:table-cell table:style-name="ce377" office:value-type="float" office:value="2850" calcext:value-type="float">
            <text:p><text:s/>2,850 </text:p>
          </table:table-cell>
        </table:table-row>
        <table:table-row table:style-name="ro9">
          <table:table-cell office:value-type="float" office:value="1985" calcext:value-type="float">
            <text:p>1985</text:p>
          </table:table-cell>
          <table:table-cell office:value-type="string" calcext:value-type="string">
            <text:p>Males</text:p>
          </table:table-cell>
          <table:table-cell office:value-type="float" office:value="2469514" calcext:value-type="float">
            <text:p><text:s/>2,469,514 </text:p>
          </table:table-cell>
          <table:table-cell office:value-type="float" office:value="166408" calcext:value-type="float">
            <text:p><text:s/>166,408 </text:p>
          </table:table-cell>
          <table:table-cell office:value-type="float" office:value="159352" calcext:value-type="float">
            <text:p><text:s/>159,352 </text:p>
          </table:table-cell>
          <table:table-cell office:value-type="float" office:value="184842" calcext:value-type="float">
            <text:p><text:s/>184,842 </text:p>
          </table:table-cell>
          <table:table-cell office:value-type="float" office:value="219178" calcext:value-type="float">
            <text:p><text:s/>219,178 </text:p>
          </table:table-cell>
          <table:table-cell office:value-type="float" office:value="224715" calcext:value-type="float">
            <text:p><text:s/>224,715 </text:p>
          </table:table-cell>
          <table:table-cell office:value-type="float" office:value="194879" calcext:value-type="float">
            <text:p><text:s/>194,879 </text:p>
          </table:table-cell>
          <table:table-cell office:value-type="float" office:value="170910" calcext:value-type="float">
            <text:p><text:s/>170,910 </text:p>
          </table:table-cell>
          <table:table-cell office:value-type="float" office:value="178533" calcext:value-type="float">
            <text:p><text:s/>178,533 </text:p>
          </table:table-cell>
          <table:table-cell office:value-type="float" office:value="147998" calcext:value-type="float">
            <text:p><text:s/>147,998 </text:p>
          </table:table-cell>
          <table:table-cell office:value-type="float" office:value="141494" calcext:value-type="float">
            <text:p><text:s/>141,494 </text:p>
          </table:table-cell>
          <table:table-cell office:value-type="float" office:value="137654" calcext:value-type="float">
            <text:p><text:s/>137,654 </text:p>
          </table:table-cell>
          <table:table-cell office:value-type="float" office:value="134685" calcext:value-type="float">
            <text:p><text:s/>134,685 </text:p>
          </table:table-cell>
          <table:table-cell office:value-type="float" office:value="128617" calcext:value-type="float">
            <text:p><text:s/>128,617 </text:p>
          </table:table-cell>
          <table:table-cell office:value-type="float" office:value="97413" calcext:value-type="float">
            <text:p><text:s/>97,413 </text:p>
          </table:table-cell>
          <table:table-cell office:value-type="float" office:value="85498" calcext:value-type="float">
            <text:p><text:s/>85,498 </text:p>
          </table:table-cell>
          <table:table-cell office:value-type="float" office:value="57089" calcext:value-type="float">
            <text:p><text:s/>57,089 </text:p>
          </table:table-cell>
          <table:table-cell office:value-type="float" office:value="28161" calcext:value-type="float">
            <text:p><text:s/>28,161 </text:p>
          </table:table-cell>
          <table:table-cell office:value-type="float" office:value="12088" calcext:value-type="float">
            <text:p><text:s/>12,088 </text:p>
          </table:table-cell>
          <table:table-cell table:style-name="ce377" office:value-type="float" office:value="9098" calcext:value-type="float">
            <text:p><text:s/>9,098 </text:p>
          </table:table-cell>
          <table:table-cell table:style-name="ce377" office:value-type="float" office:value="2990" calcext:value-type="float">
            <text:p><text:s/>2,990 </text:p>
          </table:table-cell>
        </table:table-row>
        <table:table-row table:style-name="ro9">
          <table:table-cell office:value-type="float" office:value="1986" calcext:value-type="float">
            <text:p>1986</text:p>
          </table:table-cell>
          <table:table-cell office:value-type="string" calcext:value-type="string">
            <text:p>Males</text:p>
          </table:table-cell>
          <table:table-cell office:value-type="float" office:value="2462311" calcext:value-type="float">
            <text:p><text:s/>2,462,311 </text:p>
          </table:table-cell>
          <table:table-cell office:value-type="float" office:value="165307" calcext:value-type="float">
            <text:p><text:s/>165,307 </text:p>
          </table:table-cell>
          <table:table-cell office:value-type="float" office:value="160653" calcext:value-type="float">
            <text:p><text:s/>160,653 </text:p>
          </table:table-cell>
          <table:table-cell office:value-type="float" office:value="175351" calcext:value-type="float">
            <text:p><text:s/>175,351 </text:p>
          </table:table-cell>
          <table:table-cell office:value-type="float" office:value="214999" calcext:value-type="float">
            <text:p><text:s/>214,999 </text:p>
          </table:table-cell>
          <table:table-cell office:value-type="float" office:value="223435" calcext:value-type="float">
            <text:p><text:s/>223,435 </text:p>
          </table:table-cell>
          <table:table-cell office:value-type="float" office:value="198398" calcext:value-type="float">
            <text:p><text:s/>198,398 </text:p>
          </table:table-cell>
          <table:table-cell office:value-type="float" office:value="172484" calcext:value-type="float">
            <text:p><text:s/>172,484 </text:p>
          </table:table-cell>
          <table:table-cell office:value-type="float" office:value="180148" calcext:value-type="float">
            <text:p><text:s/>180,148 </text:p>
          </table:table-cell>
          <table:table-cell office:value-type="float" office:value="151330" calcext:value-type="float">
            <text:p><text:s/>151,330 </text:p>
          </table:table-cell>
          <table:table-cell office:value-type="float" office:value="140067" calcext:value-type="float">
            <text:p><text:s/>140,067 </text:p>
          </table:table-cell>
          <table:table-cell office:value-type="float" office:value="136370" calcext:value-type="float">
            <text:p><text:s/>136,370 </text:p>
          </table:table-cell>
          <table:table-cell office:value-type="float" office:value="133467" calcext:value-type="float">
            <text:p><text:s/>133,467 </text:p>
          </table:table-cell>
          <table:table-cell office:value-type="float" office:value="127154" calcext:value-type="float">
            <text:p><text:s/>127,154 </text:p>
          </table:table-cell>
          <table:table-cell office:value-type="float" office:value="100736" calcext:value-type="float">
            <text:p><text:s/>100,736 </text:p>
          </table:table-cell>
          <table:table-cell office:value-type="float" office:value="83694" calcext:value-type="float">
            <text:p><text:s/>83,694 </text:p>
          </table:table-cell>
          <table:table-cell office:value-type="float" office:value="57359" calcext:value-type="float">
            <text:p><text:s/>57,359 </text:p>
          </table:table-cell>
          <table:table-cell office:value-type="float" office:value="28896" calcext:value-type="float">
            <text:p><text:s/>28,896 </text:p>
          </table:table-cell>
          <table:table-cell office:value-type="float" office:value="12463" calcext:value-type="float">
            <text:p><text:s/>12,463 </text:p>
          </table:table-cell>
          <table:table-cell table:style-name="ce377" office:value-type="float" office:value="9523" calcext:value-type="float">
            <text:p><text:s/>9,523 </text:p>
          </table:table-cell>
          <table:table-cell table:style-name="ce377" office:value-type="float" office:value="2940" calcext:value-type="float">
            <text:p><text:s/>2,940 </text:p>
          </table:table-cell>
        </table:table-row>
        <table:table-row table:style-name="ro9">
          <table:table-cell office:value-type="float" office:value="1987" calcext:value-type="float">
            <text:p>1987</text:p>
          </table:table-cell>
          <table:table-cell office:value-type="string" calcext:value-type="string">
            <text:p>Males</text:p>
          </table:table-cell>
          <table:table-cell office:value-type="float" office:value="2455403" calcext:value-type="float">
            <text:p><text:s/>2,455,403 </text:p>
          </table:table-cell>
          <table:table-cell office:value-type="float" office:value="164689" calcext:value-type="float">
            <text:p><text:s/>164,689 </text:p>
          </table:table-cell>
          <table:table-cell office:value-type="float" office:value="163231" calcext:value-type="float">
            <text:p><text:s/>163,231 </text:p>
          </table:table-cell>
          <table:table-cell office:value-type="float" office:value="165917" calcext:value-type="float">
            <text:p><text:s/>165,917 </text:p>
          </table:table-cell>
          <table:table-cell office:value-type="float" office:value="207584" calcext:value-type="float">
            <text:p><text:s/>207,584 </text:p>
          </table:table-cell>
          <table:table-cell office:value-type="float" office:value="221891" calcext:value-type="float">
            <text:p><text:s/>221,891 </text:p>
          </table:table-cell>
          <table:table-cell office:value-type="float" office:value="201910" calcext:value-type="float">
            <text:p><text:s/>201,910 </text:p>
          </table:table-cell>
          <table:table-cell office:value-type="float" office:value="175299" calcext:value-type="float">
            <text:p><text:s/>175,299 </text:p>
          </table:table-cell>
          <table:table-cell office:value-type="float" office:value="171507" calcext:value-type="float">
            <text:p><text:s/>171,507 </text:p>
          </table:table-cell>
          <table:table-cell office:value-type="float" office:value="162046" calcext:value-type="float">
            <text:p><text:s/>162,046 </text:p>
          </table:table-cell>
          <table:table-cell office:value-type="float" office:value="140127" calcext:value-type="float">
            <text:p><text:s/>140,127 </text:p>
          </table:table-cell>
          <table:table-cell office:value-type="float" office:value="135564" calcext:value-type="float">
            <text:p><text:s/>135,564 </text:p>
          </table:table-cell>
          <table:table-cell office:value-type="float" office:value="133086" calcext:value-type="float">
            <text:p><text:s/>133,086 </text:p>
          </table:table-cell>
          <table:table-cell office:value-type="float" office:value="125130" calcext:value-type="float">
            <text:p><text:s/>125,130 </text:p>
          </table:table-cell>
          <table:table-cell office:value-type="float" office:value="105377" calcext:value-type="float">
            <text:p><text:s/>105,377 </text:p>
          </table:table-cell>
          <table:table-cell office:value-type="float" office:value="81144" calcext:value-type="float">
            <text:p><text:s/>81,144 </text:p>
          </table:table-cell>
          <table:table-cell office:value-type="float" office:value="58006" calcext:value-type="float">
            <text:p><text:s/>58,006 </text:p>
          </table:table-cell>
          <table:table-cell office:value-type="float" office:value="29762" calcext:value-type="float">
            <text:p><text:s/>29,762 </text:p>
          </table:table-cell>
          <table:table-cell office:value-type="float" office:value="13133" calcext:value-type="float">
            <text:p><text:s/>13,133 </text:p>
          </table:table-cell>
          <table:table-cell table:style-name="ce377" office:value-type="float" office:value="10148" calcext:value-type="float">
            <text:p><text:s/>10,148 </text:p>
          </table:table-cell>
          <table:table-cell table:style-name="ce377" office:value-type="float" office:value="2985" calcext:value-type="float">
            <text:p><text:s/>2,985 </text:p>
          </table:table-cell>
        </table:table-row>
        <table:table-row table:style-name="ro9">
          <table:table-cell office:value-type="float" office:value="1988" calcext:value-type="float">
            <text:p>1988</text:p>
          </table:table-cell>
          <table:table-cell office:value-type="string" calcext:value-type="string">
            <text:p>Males</text:p>
          </table:table-cell>
          <table:table-cell office:value-type="float" office:value="2444319" calcext:value-type="float">
            <text:p><text:s/>2,444,319 </text:p>
          </table:table-cell>
          <table:table-cell office:value-type="float" office:value="165010" calcext:value-type="float">
            <text:p><text:s/>165,010 </text:p>
          </table:table-cell>
          <table:table-cell office:value-type="float" office:value="165043" calcext:value-type="float">
            <text:p><text:s/>165,043 </text:p>
          </table:table-cell>
          <table:table-cell office:value-type="float" office:value="158837" calcext:value-type="float">
            <text:p><text:s/>158,837 </text:p>
          </table:table-cell>
          <table:table-cell office:value-type="float" office:value="198768" calcext:value-type="float">
            <text:p><text:s/>198,768 </text:p>
          </table:table-cell>
          <table:table-cell office:value-type="float" office:value="217419" calcext:value-type="float">
            <text:p><text:s/>217,419 </text:p>
          </table:table-cell>
          <table:table-cell office:value-type="float" office:value="202972" calcext:value-type="float">
            <text:p><text:s/>202,972 </text:p>
          </table:table-cell>
          <table:table-cell office:value-type="float" office:value="177191" calcext:value-type="float">
            <text:p><text:s/>177,191 </text:p>
          </table:table-cell>
          <table:table-cell office:value-type="float" office:value="167276" calcext:value-type="float">
            <text:p><text:s/>167,276 </text:p>
          </table:table-cell>
          <table:table-cell office:value-type="float" office:value="167428" calcext:value-type="float">
            <text:p><text:s/>167,428 </text:p>
          </table:table-cell>
          <table:table-cell office:value-type="float" office:value="141146" calcext:value-type="float">
            <text:p><text:s/>141,146 </text:p>
          </table:table-cell>
          <table:table-cell office:value-type="float" office:value="136313" calcext:value-type="float">
            <text:p><text:s/>136,313 </text:p>
          </table:table-cell>
          <table:table-cell office:value-type="float" office:value="132289" calcext:value-type="float">
            <text:p><text:s/>132,289 </text:p>
          </table:table-cell>
          <table:table-cell office:value-type="float" office:value="124768" calcext:value-type="float">
            <text:p><text:s/>124,768 </text:p>
          </table:table-cell>
          <table:table-cell office:value-type="float" office:value="109520" calcext:value-type="float">
            <text:p><text:s/>109,520 </text:p>
          </table:table-cell>
          <table:table-cell office:value-type="float" office:value="77093" calcext:value-type="float">
            <text:p><text:s/>77,093 </text:p>
          </table:table-cell>
          <table:table-cell office:value-type="float" office:value="58713" calcext:value-type="float">
            <text:p><text:s/>58,713 </text:p>
          </table:table-cell>
          <table:table-cell office:value-type="float" office:value="30657" calcext:value-type="float">
            <text:p><text:s/>30,657 </text:p>
          </table:table-cell>
          <table:table-cell office:value-type="float" office:value="13876" calcext:value-type="float">
            <text:p><text:s/>13,876 </text:p>
          </table:table-cell>
          <table:table-cell table:style-name="ce377" office:value-type="float" office:value="10817" calcext:value-type="float">
            <text:p><text:s/>10,817 </text:p>
          </table:table-cell>
          <table:table-cell table:style-name="ce377" office:value-type="float" office:value="3059" calcext:value-type="float">
            <text:p><text:s/>3,059 </text:p>
          </table:table-cell>
        </table:table-row>
        <table:table-row table:style-name="ro9">
          <table:table-cell office:value-type="float" office:value="1989" calcext:value-type="float">
            <text:p>1989</text:p>
          </table:table-cell>
          <table:table-cell office:value-type="string" calcext:value-type="string">
            <text:p>Males</text:p>
          </table:table-cell>
          <table:table-cell office:value-type="float" office:value="2443165" calcext:value-type="float">
            <text:p><text:s/>2,443,165 </text:p>
          </table:table-cell>
          <table:table-cell office:value-type="float" office:value="166384" calcext:value-type="float">
            <text:p><text:s/>166,384 </text:p>
          </table:table-cell>
          <table:table-cell office:value-type="float" office:value="164484" calcext:value-type="float">
            <text:p><text:s/>164,484 </text:p>
          </table:table-cell>
          <table:table-cell office:value-type="float" office:value="157875" calcext:value-type="float">
            <text:p><text:s/>157,875 </text:p>
          </table:table-cell>
          <table:table-cell office:value-type="float" office:value="188642" calcext:value-type="float">
            <text:p><text:s/>188,642 </text:p>
          </table:table-cell>
          <table:table-cell office:value-type="float" office:value="212880" calcext:value-type="float">
            <text:p><text:s/>212,880 </text:p>
          </table:table-cell>
          <table:table-cell office:value-type="float" office:value="204369" calcext:value-type="float">
            <text:p><text:s/>204,369 </text:p>
          </table:table-cell>
          <table:table-cell office:value-type="float" office:value="180725" calcext:value-type="float">
            <text:p><text:s/>180,725 </text:p>
          </table:table-cell>
          <table:table-cell office:value-type="float" office:value="165886" calcext:value-type="float">
            <text:p><text:s/>165,886 </text:p>
          </table:table-cell>
          <table:table-cell office:value-type="float" office:value="171295" calcext:value-type="float">
            <text:p><text:s/>171,295 </text:p>
          </table:table-cell>
          <table:table-cell office:value-type="float" office:value="143474" calcext:value-type="float">
            <text:p><text:s/>143,474 </text:p>
          </table:table-cell>
          <table:table-cell office:value-type="float" office:value="137086" calcext:value-type="float">
            <text:p><text:s/>137,086 </text:p>
          </table:table-cell>
          <table:table-cell office:value-type="float" office:value="131692" calcext:value-type="float">
            <text:p><text:s/>131,692 </text:p>
          </table:table-cell>
          <table:table-cell office:value-type="float" office:value="124541" calcext:value-type="float">
            <text:p><text:s/>124,541 </text:p>
          </table:table-cell>
          <table:table-cell office:value-type="float" office:value="114259" calcext:value-type="float">
            <text:p><text:s/>114,259 </text:p>
          </table:table-cell>
          <table:table-cell office:value-type="float" office:value="73922" calcext:value-type="float">
            <text:p><text:s/>73,922 </text:p>
          </table:table-cell>
          <table:table-cell office:value-type="float" office:value="59286" calcext:value-type="float">
            <text:p><text:s/>59,286 </text:p>
          </table:table-cell>
          <table:table-cell office:value-type="float" office:value="31629" calcext:value-type="float">
            <text:p><text:s/>31,629 </text:p>
          </table:table-cell>
          <table:table-cell office:value-type="float" office:value="14736" calcext:value-type="float">
            <text:p><text:s/>14,736 </text:p>
          </table:table-cell>
          <table:table-cell table:style-name="ce377" office:value-type="float" office:value="11582" calcext:value-type="float">
            <text:p><text:s/>11,582 </text:p>
          </table:table-cell>
          <table:table-cell table:style-name="ce377" office:value-type="float" office:value="3154" calcext:value-type="float">
            <text:p><text:s/>3,154 </text:p>
          </table:table-cell>
        </table:table-row>
        <table:table-row table:style-name="ro9">
          <table:table-cell office:value-type="float" office:value="1990" calcext:value-type="float">
            <text:p>1990</text:p>
          </table:table-cell>
          <table:table-cell office:value-type="string" calcext:value-type="string">
            <text:p>Males</text:p>
          </table:table-cell>
          <table:table-cell office:value-type="float" office:value="2443865" calcext:value-type="float">
            <text:p><text:s/>2,443,865 </text:p>
          </table:table-cell>
          <table:table-cell office:value-type="float" office:value="166374" calcext:value-type="float">
            <text:p><text:s/>166,374 </text:p>
          </table:table-cell>
          <table:table-cell office:value-type="float" office:value="164265" calcext:value-type="float">
            <text:p><text:s/>164,265 </text:p>
          </table:table-cell>
          <table:table-cell office:value-type="float" office:value="158662" calcext:value-type="float">
            <text:p><text:s/>158,662 </text:p>
          </table:table-cell>
          <table:table-cell office:value-type="float" office:value="180410" calcext:value-type="float">
            <text:p><text:s/>180,410 </text:p>
          </table:table-cell>
          <table:table-cell office:value-type="float" office:value="207706" calcext:value-type="float">
            <text:p><text:s/>207,706 </text:p>
          </table:table-cell>
          <table:table-cell office:value-type="float" office:value="205761" calcext:value-type="float">
            <text:p><text:s/>205,761 </text:p>
          </table:table-cell>
          <table:table-cell office:value-type="float" office:value="186009" calcext:value-type="float">
            <text:p><text:s/>186,009 </text:p>
          </table:table-cell>
          <table:table-cell office:value-type="float" office:value="166126" calcext:value-type="float">
            <text:p><text:s/>166,126 </text:p>
          </table:table-cell>
          <table:table-cell office:value-type="float" office:value="175236" calcext:value-type="float">
            <text:p><text:s/>175,236 </text:p>
          </table:table-cell>
          <table:table-cell office:value-type="float" office:value="144745" calcext:value-type="float">
            <text:p><text:s/>144,745 </text:p>
          </table:table-cell>
          <table:table-cell office:value-type="float" office:value="137512" calcext:value-type="float">
            <text:p><text:s/>137,512 </text:p>
          </table:table-cell>
          <table:table-cell office:value-type="float" office:value="131104" calcext:value-type="float">
            <text:p><text:s/>131,104 </text:p>
          </table:table-cell>
          <table:table-cell office:value-type="float" office:value="124296" calcext:value-type="float">
            <text:p><text:s/>124,296 </text:p>
          </table:table-cell>
          <table:table-cell office:value-type="float" office:value="111746" calcext:value-type="float">
            <text:p><text:s/>111,746 </text:p>
          </table:table-cell>
          <table:table-cell office:value-type="float" office:value="77335" calcext:value-type="float">
            <text:p><text:s/>77,335 </text:p>
          </table:table-cell>
          <table:table-cell office:value-type="float" office:value="59075" calcext:value-type="float">
            <text:p><text:s/>59,075 </text:p>
          </table:table-cell>
          <table:table-cell office:value-type="float" office:value="32288" calcext:value-type="float">
            <text:p><text:s/>32,288 </text:p>
          </table:table-cell>
          <table:table-cell office:value-type="float" office:value="15215" calcext:value-type="float">
            <text:p><text:s/>15,215 </text:p>
          </table:table-cell>
          <table:table-cell table:style-name="ce377" office:value-type="float" office:value="11944" calcext:value-type="float">
            <text:p><text:s/>11,944 </text:p>
          </table:table-cell>
          <table:table-cell table:style-name="ce377" office:value-type="float" office:value="3271" calcext:value-type="float">
            <text:p><text:s/>3,271 </text:p>
          </table:table-cell>
        </table:table-row>
        <table:table-row table:style-name="ro9">
          <table:table-cell office:value-type="float" office:value="1991" calcext:value-type="float">
            <text:p>1991</text:p>
          </table:table-cell>
          <table:table-cell office:value-type="string" calcext:value-type="string">
            <text:p>Males</text:p>
          </table:table-cell>
          <table:table-cell office:value-type="float" office:value="2444515" calcext:value-type="float">
            <text:p><text:s/>2,444,515 </text:p>
          </table:table-cell>
          <table:table-cell office:value-type="float" office:value="165807" calcext:value-type="float">
            <text:p><text:s/>165,807 </text:p>
          </table:table-cell>
          <table:table-cell office:value-type="float" office:value="163586" calcext:value-type="float">
            <text:p><text:s/>163,586 </text:p>
          </table:table-cell>
          <table:table-cell office:value-type="float" office:value="160669" calcext:value-type="float">
            <text:p><text:s/>160,669 </text:p>
          </table:table-cell>
          <table:table-cell office:value-type="float" office:value="171477" calcext:value-type="float">
            <text:p><text:s/>171,477 </text:p>
          </table:table-cell>
          <table:table-cell office:value-type="float" office:value="205549" calcext:value-type="float">
            <text:p><text:s/>205,549 </text:p>
          </table:table-cell>
          <table:table-cell office:value-type="float" office:value="204096" calcext:value-type="float">
            <text:p><text:s/>204,096 </text:p>
          </table:table-cell>
          <table:table-cell office:value-type="float" office:value="189591" calcext:value-type="float">
            <text:p><text:s/>189,591 </text:p>
          </table:table-cell>
          <table:table-cell office:value-type="float" office:value="168125" calcext:value-type="float">
            <text:p><text:s/>168,125 </text:p>
          </table:table-cell>
          <table:table-cell office:value-type="float" office:value="177358" calcext:value-type="float">
            <text:p><text:s/>177,358 </text:p>
          </table:table-cell>
          <table:table-cell office:value-type="float" office:value="148420" calcext:value-type="float">
            <text:p><text:s/>148,420 </text:p>
          </table:table-cell>
          <table:table-cell office:value-type="float" office:value="136308" calcext:value-type="float">
            <text:p><text:s/>136,308 </text:p>
          </table:table-cell>
          <table:table-cell office:value-type="float" office:value="130513" calcext:value-type="float">
            <text:p><text:s/>130,513 </text:p>
          </table:table-cell>
          <table:table-cell office:value-type="float" office:value="123741" calcext:value-type="float">
            <text:p><text:s/>123,741 </text:p>
          </table:table-cell>
          <table:table-cell office:value-type="float" office:value="111218" calcext:value-type="float">
            <text:p><text:s/>111,218 </text:p>
          </table:table-cell>
          <table:table-cell office:value-type="float" office:value="80702" calcext:value-type="float">
            <text:p><text:s/>80,702 </text:p>
          </table:table-cell>
          <table:table-cell office:value-type="float" office:value="58397" calcext:value-type="float">
            <text:p><text:s/>58,397 </text:p>
          </table:table-cell>
          <table:table-cell office:value-type="float" office:value="32975" calcext:value-type="float">
            <text:p><text:s/>32,975 </text:p>
          </table:table-cell>
          <table:table-cell office:value-type="float" office:value="15983" calcext:value-type="float">
            <text:p><text:s/>15,983 </text:p>
          </table:table-cell>
          <table:table-cell table:style-name="ce377" office:value-type="float" office:value="12654" calcext:value-type="float">
            <text:p><text:s/>12,654 </text:p>
          </table:table-cell>
          <table:table-cell table:style-name="ce377" office:value-type="float" office:value="3329" calcext:value-type="float">
            <text:p><text:s/>3,329 </text:p>
          </table:table-cell>
        </table:table-row>
        <table:table-row table:style-name="ro9">
          <table:table-cell office:value-type="float" office:value="1992" calcext:value-type="float">
            <text:p>1992</text:p>
          </table:table-cell>
          <table:table-cell office:value-type="string" calcext:value-type="string">
            <text:p>Males</text:p>
          </table:table-cell>
          <table:table-cell office:value-type="float" office:value="2445272" calcext:value-type="float">
            <text:p><text:s/>2,445,272 </text:p>
          </table:table-cell>
          <table:table-cell office:value-type="float" office:value="166259" calcext:value-type="float">
            <text:p><text:s/>166,259 </text:p>
          </table:table-cell>
          <table:table-cell office:value-type="float" office:value="163441" calcext:value-type="float">
            <text:p><text:s/>163,441 </text:p>
          </table:table-cell>
          <table:table-cell office:value-type="float" office:value="162816" calcext:value-type="float">
            <text:p><text:s/>162,816 </text:p>
          </table:table-cell>
          <table:table-cell office:value-type="float" office:value="162971" calcext:value-type="float">
            <text:p><text:s/>162,971 </text:p>
          </table:table-cell>
          <table:table-cell office:value-type="float" office:value="199511" calcext:value-type="float">
            <text:p><text:s/>199,511 </text:p>
          </table:table-cell>
          <table:table-cell office:value-type="float" office:value="203836" calcext:value-type="float">
            <text:p><text:s/>203,836 </text:p>
          </table:table-cell>
          <table:table-cell office:value-type="float" office:value="193169" calcext:value-type="float">
            <text:p><text:s/>193,169 </text:p>
          </table:table-cell>
          <table:table-cell office:value-type="float" office:value="171885" calcext:value-type="float">
            <text:p><text:s/>171,885 </text:p>
          </table:table-cell>
          <table:table-cell office:value-type="float" office:value="169510" calcext:value-type="float">
            <text:p><text:s/>169,510 </text:p>
          </table:table-cell>
          <table:table-cell office:value-type="float" office:value="159687" calcext:value-type="float">
            <text:p><text:s/>159,687 </text:p>
          </table:table-cell>
          <table:table-cell office:value-type="float" office:value="136685" calcext:value-type="float">
            <text:p><text:s/>136,685 </text:p>
          </table:table-cell>
          <table:table-cell office:value-type="float" office:value="130215" calcext:value-type="float">
            <text:p><text:s/>130,215 </text:p>
          </table:table-cell>
          <table:table-cell office:value-type="float" office:value="123732" calcext:value-type="float">
            <text:p><text:s/>123,732 </text:p>
          </table:table-cell>
          <table:table-cell office:value-type="float" office:value="109721" calcext:value-type="float">
            <text:p><text:s/>109,721 </text:p>
          </table:table-cell>
          <table:table-cell office:value-type="float" office:value="84595" calcext:value-type="float">
            <text:p><text:s/>84,595 </text:p>
          </table:table-cell>
          <table:table-cell office:value-type="float" office:value="56834" calcext:value-type="float">
            <text:p><text:s/>56,834 </text:p>
          </table:table-cell>
          <table:table-cell office:value-type="float" office:value="33669" calcext:value-type="float">
            <text:p><text:s/>33,669 </text:p>
          </table:table-cell>
          <table:table-cell office:value-type="float" office:value="16736" calcext:value-type="float">
            <text:p><text:s/>16,736 </text:p>
          </table:table-cell>
          <table:table-cell table:style-name="ce377" office:value-type="float" office:value="13032" calcext:value-type="float">
            <text:p><text:s/>13,032 </text:p>
          </table:table-cell>
          <table:table-cell table:style-name="ce377" office:value-type="float" office:value="3704" calcext:value-type="float">
            <text:p><text:s/>3,704 </text:p>
          </table:table-cell>
        </table:table-row>
        <table:table-row table:style-name="ro9">
          <table:table-cell office:value-type="float" office:value="1993" calcext:value-type="float">
            <text:p>1993</text:p>
          </table:table-cell>
          <table:table-cell office:value-type="string" calcext:value-type="string">
            <text:p>Males</text:p>
          </table:table-cell>
          <table:table-cell office:value-type="float" office:value="2448419" calcext:value-type="float">
            <text:p><text:s/>2,448,419 </text:p>
          </table:table-cell>
          <table:table-cell office:value-type="float" office:value="164842" calcext:value-type="float">
            <text:p><text:s/>164,842 </text:p>
          </table:table-cell>
          <table:table-cell office:value-type="float" office:value="165369" calcext:value-type="float">
            <text:p><text:s/>165,369 </text:p>
          </table:table-cell>
          <table:table-cell office:value-type="float" office:value="164684" calcext:value-type="float">
            <text:p><text:s/>164,684 </text:p>
          </table:table-cell>
          <table:table-cell office:value-type="float" office:value="156268" calcext:value-type="float">
            <text:p><text:s/>156,268 </text:p>
          </table:table-cell>
          <table:table-cell office:value-type="float" office:value="193651" calcext:value-type="float">
            <text:p><text:s/>193,651 </text:p>
          </table:table-cell>
          <table:table-cell office:value-type="float" office:value="203104" calcext:value-type="float">
            <text:p><text:s/>203,104 </text:p>
          </table:table-cell>
          <table:table-cell office:value-type="float" office:value="196471" calcext:value-type="float">
            <text:p><text:s/>196,471 </text:p>
          </table:table-cell>
          <table:table-cell office:value-type="float" office:value="175316" calcext:value-type="float">
            <text:p><text:s/>175,316 </text:p>
          </table:table-cell>
          <table:table-cell office:value-type="float" office:value="166627" calcext:value-type="float">
            <text:p><text:s/>166,627 </text:p>
          </table:table-cell>
          <table:table-cell office:value-type="float" office:value="166124" calcext:value-type="float">
            <text:p><text:s/>166,124 </text:p>
          </table:table-cell>
          <table:table-cell office:value-type="float" office:value="138338" calcext:value-type="float">
            <text:p><text:s/>138,338 </text:p>
          </table:table-cell>
          <table:table-cell office:value-type="float" office:value="131468" calcext:value-type="float">
            <text:p><text:s/>131,468 </text:p>
          </table:table-cell>
          <table:table-cell office:value-type="float" office:value="123160" calcext:value-type="float">
            <text:p><text:s/>123,160 </text:p>
          </table:table-cell>
          <table:table-cell office:value-type="float" office:value="109357" calcext:value-type="float">
            <text:p><text:s/>109,357 </text:p>
          </table:table-cell>
          <table:table-cell office:value-type="float" office:value="87945" calcext:value-type="float">
            <text:p><text:s/>87,945 </text:p>
          </table:table-cell>
          <table:table-cell office:value-type="float" office:value="53925" calcext:value-type="float">
            <text:p><text:s/>53,925 </text:p>
          </table:table-cell>
          <table:table-cell office:value-type="float" office:value="34339" calcext:value-type="float">
            <text:p><text:s/>34,339 </text:p>
          </table:table-cell>
          <table:table-cell office:value-type="float" office:value="17431" calcext:value-type="float">
            <text:p><text:s/>17,431 </text:p>
          </table:table-cell>
          <table:table-cell table:style-name="ce377" office:value-type="float" office:value="13495" calcext:value-type="float">
            <text:p><text:s/>13,495 </text:p>
          </table:table-cell>
          <table:table-cell table:style-name="ce377" office:value-type="float" office:value="3936" calcext:value-type="float">
            <text:p><text:s/>3,936 </text:p>
          </table:table-cell>
        </table:table-row>
        <table:table-row table:style-name="ro9">
          <table:table-cell office:value-type="float" office:value="1994" calcext:value-type="float">
            <text:p>1994</text:p>
          </table:table-cell>
          <table:table-cell office:value-type="string" calcext:value-type="string">
            <text:p>Males</text:p>
          </table:table-cell>
          <table:table-cell office:value-type="float" office:value="2453342" calcext:value-type="float">
            <text:p><text:s/>2,453,342 </text:p>
          </table:table-cell>
          <table:table-cell office:value-type="float" office:value="164426" calcext:value-type="float">
            <text:p><text:s/>164,426 </text:p>
          </table:table-cell>
          <table:table-cell office:value-type="float" office:value="166660" calcext:value-type="float">
            <text:p><text:s/>166,660 </text:p>
          </table:table-cell>
          <table:table-cell office:value-type="float" office:value="164001" calcext:value-type="float">
            <text:p><text:s/>164,001 </text:p>
          </table:table-cell>
          <table:table-cell office:value-type="float" office:value="155119" calcext:value-type="float">
            <text:p><text:s/>155,119 </text:p>
          </table:table-cell>
          <table:table-cell office:value-type="float" office:value="186360" calcext:value-type="float">
            <text:p><text:s/>186,360 </text:p>
          </table:table-cell>
          <table:table-cell office:value-type="float" office:value="201257" calcext:value-type="float">
            <text:p><text:s/>201,257 </text:p>
          </table:table-cell>
          <table:table-cell office:value-type="float" office:value="198943" calcext:value-type="float">
            <text:p><text:s/>198,943 </text:p>
          </table:table-cell>
          <table:table-cell office:value-type="float" office:value="179636" calcext:value-type="float">
            <text:p><text:s/>179,636 </text:p>
          </table:table-cell>
          <table:table-cell office:value-type="float" office:value="166098" calcext:value-type="float">
            <text:p><text:s/>166,098 </text:p>
          </table:table-cell>
          <table:table-cell office:value-type="float" office:value="170359" calcext:value-type="float">
            <text:p><text:s/>170,359 </text:p>
          </table:table-cell>
          <table:table-cell office:value-type="float" office:value="140886" calcext:value-type="float">
            <text:p><text:s/>140,886 </text:p>
          </table:table-cell>
          <table:table-cell office:value-type="float" office:value="132359" calcext:value-type="float">
            <text:p><text:s/>132,359 </text:p>
          </table:table-cell>
          <table:table-cell office:value-type="float" office:value="122462" calcext:value-type="float">
            <text:p><text:s/>122,462 </text:p>
          </table:table-cell>
          <table:table-cell office:value-type="float" office:value="108931" calcext:value-type="float">
            <text:p><text:s/>108,931 </text:p>
          </table:table-cell>
          <table:table-cell office:value-type="float" office:value="91454" calcext:value-type="float">
            <text:p><text:s/>91,454 </text:p>
          </table:table-cell>
          <table:table-cell office:value-type="float" office:value="51736" calcext:value-type="float">
            <text:p><text:s/>51,736 </text:p>
          </table:table-cell>
          <table:table-cell office:value-type="float" office:value="34586" calcext:value-type="float">
            <text:p><text:s/>34,586 </text:p>
          </table:table-cell>
          <table:table-cell office:value-type="float" office:value="18069" calcext:value-type="float">
            <text:p><text:s/>18,069 </text:p>
          </table:table-cell>
          <table:table-cell table:style-name="ce377" office:value-type="float" office:value="13947" calcext:value-type="float">
            <text:p><text:s/>13,947 </text:p>
          </table:table-cell>
          <table:table-cell table:style-name="ce377" office:value-type="float" office:value="4122" calcext:value-type="float">
            <text:p><text:s/>4,122 </text:p>
          </table:table-cell>
        </table:table-row>
        <table:table-row table:style-name="ro9">
          <table:table-cell office:value-type="float" office:value="1995" calcext:value-type="float">
            <text:p>1995</text:p>
          </table:table-cell>
          <table:table-cell office:value-type="string" calcext:value-type="string">
            <text:p>Males</text:p>
          </table:table-cell>
          <table:table-cell office:value-type="float" office:value="2453353" calcext:value-type="float">
            <text:p><text:s/>2,453,353 </text:p>
          </table:table-cell>
          <table:table-cell office:value-type="float" office:value="162513" calcext:value-type="float">
            <text:p><text:s/>162,513 </text:p>
          </table:table-cell>
          <table:table-cell office:value-type="float" office:value="166081" calcext:value-type="float">
            <text:p><text:s/>166,081 </text:p>
          </table:table-cell>
          <table:table-cell office:value-type="float" office:value="163383" calcext:value-type="float">
            <text:p><text:s/>163,383 </text:p>
          </table:table-cell>
          <table:table-cell office:value-type="float" office:value="155845" calcext:value-type="float">
            <text:p><text:s/>155,845 </text:p>
          </table:table-cell>
          <table:table-cell office:value-type="float" office:value="178301" calcext:value-type="float">
            <text:p><text:s/>178,301 </text:p>
          </table:table-cell>
          <table:table-cell office:value-type="float" office:value="196854" calcext:value-type="float">
            <text:p><text:s/>196,854 </text:p>
          </table:table-cell>
          <table:table-cell office:value-type="float" office:value="200010" calcext:value-type="float">
            <text:p><text:s/>200,010 </text:p>
          </table:table-cell>
          <table:table-cell office:value-type="float" office:value="184345" calcext:value-type="float">
            <text:p><text:s/>184,345 </text:p>
          </table:table-cell>
          <table:table-cell office:value-type="float" office:value="166287" calcext:value-type="float">
            <text:p><text:s/>166,287 </text:p>
          </table:table-cell>
          <table:table-cell office:value-type="float" office:value="174457" calcext:value-type="float">
            <text:p><text:s/>174,457 </text:p>
          </table:table-cell>
          <table:table-cell office:value-type="float" office:value="142361" calcext:value-type="float">
            <text:p><text:s/>142,361 </text:p>
          </table:table-cell>
          <table:table-cell office:value-type="float" office:value="132886" calcext:value-type="float">
            <text:p><text:s/>132,886 </text:p>
          </table:table-cell>
          <table:table-cell office:value-type="float" office:value="122181" calcext:value-type="float">
            <text:p><text:s/>122,181 </text:p>
          </table:table-cell>
          <table:table-cell office:value-type="float" office:value="108955" calcext:value-type="float">
            <text:p><text:s/>108,955 </text:p>
          </table:table-cell>
          <table:table-cell office:value-type="float" office:value="89757" calcext:value-type="float">
            <text:p><text:s/>89,757 </text:p>
          </table:table-cell>
          <table:table-cell office:value-type="float" office:value="55000" calcext:value-type="float">
            <text:p><text:s/>55,000 </text:p>
          </table:table-cell>
          <table:table-cell office:value-type="float" office:value="35110" calcext:value-type="float">
            <text:p><text:s/>35,110 </text:p>
          </table:table-cell>
          <table:table-cell office:value-type="float" office:value="19027" calcext:value-type="float">
            <text:p><text:s/>19,027 </text:p>
          </table:table-cell>
          <table:table-cell table:style-name="ce377" office:value-type="float" office:value="14603" calcext:value-type="float">
            <text:p><text:s/>14,603 </text:p>
          </table:table-cell>
          <table:table-cell table:style-name="ce377" office:value-type="float" office:value="4424" calcext:value-type="float">
            <text:p><text:s/>4,424 </text:p>
          </table:table-cell>
        </table:table-row>
        <table:table-row table:style-name="ro9">
          <table:table-cell office:value-type="float" office:value="1996" calcext:value-type="float">
            <text:p>1996</text:p>
          </table:table-cell>
          <table:table-cell office:value-type="string" calcext:value-type="string">
            <text:p>Males</text:p>
          </table:table-cell>
          <table:table-cell office:value-type="float" office:value="2447020" calcext:value-type="float">
            <text:p><text:s/>2,447,020 </text:p>
          </table:table-cell>
          <table:table-cell office:value-type="float" office:value="158511" calcext:value-type="float">
            <text:p><text:s/>158,511 </text:p>
          </table:table-cell>
          <table:table-cell office:value-type="float" office:value="165674" calcext:value-type="float">
            <text:p><text:s/>165,674 </text:p>
          </table:table-cell>
          <table:table-cell office:value-type="float" office:value="162507" calcext:value-type="float">
            <text:p><text:s/>162,507 </text:p>
          </table:table-cell>
          <table:table-cell office:value-type="float" office:value="157307" calcext:value-type="float">
            <text:p><text:s/>157,307 </text:p>
          </table:table-cell>
          <table:table-cell office:value-type="float" office:value="169460" calcext:value-type="float">
            <text:p><text:s/>169,460 </text:p>
          </table:table-cell>
          <table:table-cell office:value-type="float" office:value="193276" calcext:value-type="float">
            <text:p><text:s/>193,276 </text:p>
          </table:table-cell>
          <table:table-cell office:value-type="float" office:value="198514" calcext:value-type="float">
            <text:p><text:s/>198,514 </text:p>
          </table:table-cell>
          <table:table-cell office:value-type="float" office:value="187139" calcext:value-type="float">
            <text:p><text:s/>187,139 </text:p>
          </table:table-cell>
          <table:table-cell office:value-type="float" office:value="168162" calcext:value-type="float">
            <text:p><text:s/>168,162 </text:p>
          </table:table-cell>
          <table:table-cell office:value-type="float" office:value="176466" calcext:value-type="float">
            <text:p><text:s/>176,466 </text:p>
          </table:table-cell>
          <table:table-cell office:value-type="float" office:value="146191" calcext:value-type="float">
            <text:p><text:s/>146,191 </text:p>
          </table:table-cell>
          <table:table-cell office:value-type="float" office:value="131672" calcext:value-type="float">
            <text:p><text:s/>131,672 </text:p>
          </table:table-cell>
          <table:table-cell office:value-type="float" office:value="121988" calcext:value-type="float">
            <text:p><text:s/>121,988 </text:p>
          </table:table-cell>
          <table:table-cell office:value-type="float" office:value="108452" calcext:value-type="float">
            <text:p><text:s/>108,452 </text:p>
          </table:table-cell>
          <table:table-cell office:value-type="float" office:value="89326" calcext:value-type="float">
            <text:p><text:s/>89,326 </text:p>
          </table:table-cell>
          <table:table-cell office:value-type="float" office:value="57959" calcext:value-type="float">
            <text:p><text:s/>57,959 </text:p>
          </table:table-cell>
          <table:table-cell office:value-type="float" office:value="34741" calcext:value-type="float">
            <text:p><text:s/>34,741 </text:p>
          </table:table-cell>
          <table:table-cell office:value-type="float" office:value="19675" calcext:value-type="float">
            <text:p><text:s/>19,675 </text:p>
          </table:table-cell>
          <table:table-cell table:style-name="ce377" office:value-type="float" office:value="15050" calcext:value-type="float">
            <text:p><text:s/>15,050 </text:p>
          </table:table-cell>
          <table:table-cell table:style-name="ce377" office:value-type="float" office:value="4625" calcext:value-type="float">
            <text:p><text:s/>4,625 </text:p>
          </table:table-cell>
        </table:table-row>
        <table:table-row table:style-name="ro9">
          <table:table-cell office:value-type="float" office:value="1997" calcext:value-type="float">
            <text:p>1997</text:p>
          </table:table-cell>
          <table:table-cell office:value-type="string" calcext:value-type="string">
            <text:p>Males</text:p>
          </table:table-cell>
          <table:table-cell office:value-type="float" office:value="2442322" calcext:value-type="float">
            <text:p><text:s/>2,442,322 </text:p>
          </table:table-cell>
          <table:table-cell office:value-type="float" office:value="154898" calcext:value-type="float">
            <text:p><text:s/>154,898 </text:p>
          </table:table-cell>
          <table:table-cell office:value-type="float" office:value="165907" calcext:value-type="float">
            <text:p><text:s/>165,907 </text:p>
          </table:table-cell>
          <table:table-cell office:value-type="float" office:value="163278" calcext:value-type="float">
            <text:p><text:s/>163,278 </text:p>
          </table:table-cell>
          <table:table-cell office:value-type="float" office:value="159435" calcext:value-type="float">
            <text:p><text:s/>159,435 </text:p>
          </table:table-cell>
          <table:table-cell office:value-type="float" office:value="160124" calcext:value-type="float">
            <text:p><text:s/>160,124 </text:p>
          </table:table-cell>
          <table:table-cell office:value-type="float" office:value="186130" calcext:value-type="float">
            <text:p><text:s/>186,130 </text:p>
          </table:table-cell>
          <table:table-cell office:value-type="float" office:value="197710" calcext:value-type="float">
            <text:p><text:s/>197,710 </text:p>
          </table:table-cell>
          <table:table-cell office:value-type="float" office:value="190198" calcext:value-type="float">
            <text:p><text:s/>190,198 </text:p>
          </table:table-cell>
          <table:table-cell office:value-type="float" office:value="171565" calcext:value-type="float">
            <text:p><text:s/>171,565 </text:p>
          </table:table-cell>
          <table:table-cell office:value-type="float" office:value="168794" calcext:value-type="float">
            <text:p><text:s/>168,794 </text:p>
          </table:table-cell>
          <table:table-cell office:value-type="float" office:value="157294" calcext:value-type="float">
            <text:p><text:s/>157,294 </text:p>
          </table:table-cell>
          <table:table-cell office:value-type="float" office:value="132063" calcext:value-type="float">
            <text:p><text:s/>132,063 </text:p>
          </table:table-cell>
          <table:table-cell office:value-type="float" office:value="121993" calcext:value-type="float">
            <text:p><text:s/>121,993 </text:p>
          </table:table-cell>
          <table:table-cell office:value-type="float" office:value="108940" calcext:value-type="float">
            <text:p><text:s/>108,940 </text:p>
          </table:table-cell>
          <table:table-cell office:value-type="float" office:value="88470" calcext:value-type="float">
            <text:p><text:s/>88,470 </text:p>
          </table:table-cell>
          <table:table-cell office:value-type="float" office:value="61235" calcext:value-type="float">
            <text:p><text:s/>61,235 </text:p>
          </table:table-cell>
          <table:table-cell office:value-type="float" office:value="33908" calcext:value-type="float">
            <text:p><text:s/>33,908 </text:p>
          </table:table-cell>
          <table:table-cell office:value-type="float" office:value="20380" calcext:value-type="float">
            <text:p><text:s/>20,380 </text:p>
          </table:table-cell>
          <table:table-cell table:style-name="ce377" office:value-type="float" office:value="15543" calcext:value-type="float">
            <text:p><text:s/>15,543 </text:p>
          </table:table-cell>
          <table:table-cell table:style-name="ce377" office:value-type="float" office:value="4837" calcext:value-type="float">
            <text:p><text:s/>4,837 </text:p>
          </table:table-cell>
        </table:table-row>
        <table:table-row table:style-name="ro9">
          <table:table-cell office:value-type="float" office:value="1998" calcext:value-type="float">
            <text:p>1998</text:p>
          </table:table-cell>
          <table:table-cell office:value-type="string" calcext:value-type="string">
            <text:p>Males</text:p>
          </table:table-cell>
          <table:table-cell office:value-type="float" office:value="2438991" calcext:value-type="float">
            <text:p><text:s/>2,438,991 </text:p>
          </table:table-cell>
          <table:table-cell office:value-type="float" office:value="151918" calcext:value-type="float">
            <text:p><text:s/>151,918 </text:p>
          </table:table-cell>
          <table:table-cell office:value-type="float" office:value="164004" calcext:value-type="float">
            <text:p><text:s/>164,004 </text:p>
          </table:table-cell>
          <table:table-cell office:value-type="float" office:value="165345" calcext:value-type="float">
            <text:p><text:s/>165,345 </text:p>
          </table:table-cell>
          <table:table-cell office:value-type="float" office:value="161242" calcext:value-type="float">
            <text:p><text:s/>161,242 </text:p>
          </table:table-cell>
          <table:table-cell office:value-type="float" office:value="153381" calcext:value-type="float">
            <text:p><text:s/>153,381 </text:p>
          </table:table-cell>
          <table:table-cell office:value-type="float" office:value="178086" calcext:value-type="float">
            <text:p><text:s/>178,086 </text:p>
          </table:table-cell>
          <table:table-cell office:value-type="float" office:value="195554" calcext:value-type="float">
            <text:p><text:s/>195,554 </text:p>
          </table:table-cell>
          <table:table-cell office:value-type="float" office:value="192441" calcext:value-type="float">
            <text:p><text:s/>192,441 </text:p>
          </table:table-cell>
          <table:table-cell office:value-type="float" office:value="174603" calcext:value-type="float">
            <text:p><text:s/>174,603 </text:p>
          </table:table-cell>
          <table:table-cell office:value-type="float" office:value="165810" calcext:value-type="float">
            <text:p><text:s/>165,810 </text:p>
          </table:table-cell>
          <table:table-cell office:value-type="float" office:value="163547" calcext:value-type="float">
            <text:p><text:s/>163,547 </text:p>
          </table:table-cell>
          <table:table-cell office:value-type="float" office:value="133705" calcext:value-type="float">
            <text:p><text:s/>133,705 </text:p>
          </table:table-cell>
          <table:table-cell office:value-type="float" office:value="123608" calcext:value-type="float">
            <text:p><text:s/>123,608 </text:p>
          </table:table-cell>
          <table:table-cell office:value-type="float" office:value="109114" calcext:value-type="float">
            <text:p><text:s/>109,114 </text:p>
          </table:table-cell>
          <table:table-cell office:value-type="float" office:value="88777" calcext:value-type="float">
            <text:p><text:s/>88,777 </text:p>
          </table:table-cell>
          <table:table-cell office:value-type="float" office:value="64003" calcext:value-type="float">
            <text:p><text:s/>64,003 </text:p>
          </table:table-cell>
          <table:table-cell office:value-type="float" office:value="32486" calcext:value-type="float">
            <text:p><text:s/>32,486 </text:p>
          </table:table-cell>
          <table:table-cell office:value-type="float" office:value="21367" calcext:value-type="float">
            <text:p><text:s/>21,367 </text:p>
          </table:table-cell>
          <table:table-cell table:style-name="ce377" office:value-type="float" office:value="16166" calcext:value-type="float">
            <text:p><text:s/>16,166 </text:p>
          </table:table-cell>
          <table:table-cell table:style-name="ce377" office:value-type="float" office:value="5201" calcext:value-type="float">
            <text:p><text:s/>5,201 </text:p>
          </table:table-cell>
        </table:table-row>
        <table:table-row table:style-name="ro9">
          <table:table-cell office:value-type="float" office:value="1999" calcext:value-type="float">
            <text:p>1999</text:p>
          </table:table-cell>
          <table:table-cell office:value-type="string" calcext:value-type="string">
            <text:p>Males</text:p>
          </table:table-cell>
          <table:table-cell office:value-type="float" office:value="2436535" calcext:value-type="float">
            <text:p><text:s/>2,436,535 </text:p>
          </table:table-cell>
          <table:table-cell office:value-type="float" office:value="148906" calcext:value-type="float">
            <text:p><text:s/>148,906 </text:p>
          </table:table-cell>
          <table:table-cell office:value-type="float" office:value="162755" calcext:value-type="float">
            <text:p><text:s/>162,755 </text:p>
          </table:table-cell>
          <table:table-cell office:value-type="float" office:value="166252" calcext:value-type="float">
            <text:p><text:s/>166,252 </text:p>
          </table:table-cell>
          <table:table-cell office:value-type="float" office:value="160629" calcext:value-type="float">
            <text:p><text:s/>160,629 </text:p>
          </table:table-cell>
          <table:table-cell office:value-type="float" office:value="152526" calcext:value-type="float">
            <text:p><text:s/>152,526 </text:p>
          </table:table-cell>
          <table:table-cell office:value-type="float" office:value="168959" calcext:value-type="float">
            <text:p><text:s/>168,959 </text:p>
          </table:table-cell>
          <table:table-cell office:value-type="float" office:value="192661" calcext:value-type="float">
            <text:p><text:s/>192,661 </text:p>
          </table:table-cell>
          <table:table-cell office:value-type="float" office:value="194100" calcext:value-type="float">
            <text:p><text:s/>194,100 </text:p>
          </table:table-cell>
          <table:table-cell office:value-type="float" office:value="178079" calcext:value-type="float">
            <text:p><text:s/>178,079 </text:p>
          </table:table-cell>
          <table:table-cell office:value-type="float" office:value="164792" calcext:value-type="float">
            <text:p><text:s/>164,792 </text:p>
          </table:table-cell>
          <table:table-cell office:value-type="float" office:value="167562" calcext:value-type="float">
            <text:p><text:s/>167,562 </text:p>
          </table:table-cell>
          <table:table-cell office:value-type="float" office:value="136279" calcext:value-type="float">
            <text:p><text:s/>136,279 </text:p>
          </table:table-cell>
          <table:table-cell office:value-type="float" office:value="124690" calcext:value-type="float">
            <text:p><text:s/>124,690 </text:p>
          </table:table-cell>
          <table:table-cell office:value-type="float" office:value="108942" calcext:value-type="float">
            <text:p><text:s/>108,942 </text:p>
          </table:table-cell>
          <table:table-cell office:value-type="float" office:value="89140" calcext:value-type="float">
            <text:p><text:s/>89,140 </text:p>
          </table:table-cell>
          <table:table-cell office:value-type="float" office:value="66703" calcext:value-type="float">
            <text:p><text:s/>66,703 </text:p>
          </table:table-cell>
          <table:table-cell office:value-type="float" office:value="31557" calcext:value-type="float">
            <text:p><text:s/>31,557 </text:p>
          </table:table-cell>
          <table:table-cell office:value-type="float" office:value="22003" calcext:value-type="float">
            <text:p><text:s/>22,003 </text:p>
          </table:table-cell>
          <table:table-cell table:style-name="ce377" office:value-type="float" office:value="16479" calcext:value-type="float">
            <text:p><text:s/>16,479 </text:p>
          </table:table-cell>
          <table:table-cell table:style-name="ce377" office:value-type="float" office:value="5524" calcext:value-type="float">
            <text:p><text:s/>5,524 </text:p>
          </table:table-cell>
        </table:table-row>
        <table:table-row table:style-name="ro9">
          <table:table-cell office:value-type="float" office:value="2000" calcext:value-type="float">
            <text:p>2000</text:p>
          </table:table-cell>
          <table:table-cell office:value-type="string" calcext:value-type="string">
            <text:p>Males</text:p>
          </table:table-cell>
          <table:table-cell office:value-type="float" office:value="2431926" calcext:value-type="float">
            <text:p><text:s/>2,431,926 </text:p>
          </table:table-cell>
          <table:table-cell office:value-type="float" office:value="145456" calcext:value-type="float">
            <text:p><text:s/>145,456 </text:p>
          </table:table-cell>
          <table:table-cell office:value-type="float" office:value="160183" calcext:value-type="float">
            <text:p><text:s/>160,183 </text:p>
          </table:table-cell>
          <table:table-cell office:value-type="float" office:value="165676" calcext:value-type="float">
            <text:p><text:s/>165,676 </text:p>
          </table:table-cell>
          <table:table-cell office:value-type="float" office:value="160763" calcext:value-type="float">
            <text:p><text:s/>160,763 </text:p>
          </table:table-cell>
          <table:table-cell office:value-type="float" office:value="153980" calcext:value-type="float">
            <text:p><text:s/>153,980 </text:p>
          </table:table-cell>
          <table:table-cell office:value-type="float" office:value="160324" calcext:value-type="float">
            <text:p><text:s/>160,324 </text:p>
          </table:table-cell>
          <table:table-cell office:value-type="float" office:value="187143" calcext:value-type="float">
            <text:p><text:s/>187,143 </text:p>
          </table:table-cell>
          <table:table-cell office:value-type="float" office:value="195327" calcext:value-type="float">
            <text:p><text:s/>195,327 </text:p>
          </table:table-cell>
          <table:table-cell office:value-type="float" office:value="181675" calcext:value-type="float">
            <text:p><text:s/>181,675 </text:p>
          </table:table-cell>
          <table:table-cell office:value-type="float" office:value="164889" calcext:value-type="float">
            <text:p><text:s/>164,889 </text:p>
          </table:table-cell>
          <table:table-cell office:value-type="float" office:value="171579" calcext:value-type="float">
            <text:p><text:s/>171,579 </text:p>
          </table:table-cell>
          <table:table-cell office:value-type="float" office:value="137772" calcext:value-type="float">
            <text:p><text:s/>137,772 </text:p>
          </table:table-cell>
          <table:table-cell office:value-type="float" office:value="125330" calcext:value-type="float">
            <text:p><text:s/>125,330 </text:p>
          </table:table-cell>
          <table:table-cell office:value-type="float" office:value="109408" calcext:value-type="float">
            <text:p><text:s/>109,408 </text:p>
          </table:table-cell>
          <table:table-cell office:value-type="float" office:value="89656" calcext:value-type="float">
            <text:p><text:s/>89,656 </text:p>
          </table:table-cell>
          <table:table-cell office:value-type="float" office:value="65831" calcext:value-type="float">
            <text:p><text:s/>65,831 </text:p>
          </table:table-cell>
          <table:table-cell office:value-type="float" office:value="34294" calcext:value-type="float">
            <text:p><text:s/>34,294 </text:p>
          </table:table-cell>
          <table:table-cell office:value-type="float" office:value="22640" calcext:value-type="float">
            <text:p><text:s/>22,640 </text:p>
          </table:table-cell>
          <table:table-cell table:style-name="ce377" office:value-type="float" office:value="16696" calcext:value-type="float">
            <text:p><text:s/>16,696 </text:p>
          </table:table-cell>
          <table:table-cell table:style-name="ce377" office:value-type="float" office:value="5944" calcext:value-type="float">
            <text:p><text:s/>5,944 </text:p>
          </table:table-cell>
        </table:table-row>
        <table:table-row table:style-name="ro9">
          <table:table-cell office:value-type="float" office:value="2001" calcext:value-type="float">
            <text:p>2001</text:p>
          </table:table-cell>
          <table:table-cell office:value-type="string" calcext:value-type="string">
            <text:p>Males</text:p>
          </table:table-cell>
          <table:table-cell office:value-type="float" office:value="2433733" calcext:value-type="float">
            <text:p><text:s/>2,433,733 </text:p>
          </table:table-cell>
          <table:table-cell office:value-type="float" office:value="141772" calcext:value-type="float">
            <text:p><text:s/>141,772 </text:p>
          </table:table-cell>
          <table:table-cell office:value-type="float" office:value="156355" calcext:value-type="float">
            <text:p><text:s/>156,355 </text:p>
          </table:table-cell>
          <table:table-cell office:value-type="float" office:value="165739" calcext:value-type="float">
            <text:p><text:s/>165,739 </text:p>
          </table:table-cell>
          <table:table-cell office:value-type="float" office:value="161133" calcext:value-type="float">
            <text:p><text:s/>161,133 </text:p>
          </table:table-cell>
          <table:table-cell office:value-type="float" office:value="157709" calcext:value-type="float">
            <text:p><text:s/>157,709 </text:p>
          </table:table-cell>
          <table:table-cell office:value-type="float" office:value="153121" calcext:value-type="float">
            <text:p><text:s/>153,121 </text:p>
          </table:table-cell>
          <table:table-cell office:value-type="float" office:value="184182" calcext:value-type="float">
            <text:p><text:s/>184,182 </text:p>
          </table:table-cell>
          <table:table-cell office:value-type="float" office:value="194690" calcext:value-type="float">
            <text:p><text:s/>194,690 </text:p>
          </table:table-cell>
          <table:table-cell office:value-type="float" office:value="184558" calcext:value-type="float">
            <text:p><text:s/>184,558 </text:p>
          </table:table-cell>
          <table:table-cell office:value-type="float" office:value="167225" calcext:value-type="float">
            <text:p><text:s/>167,225 </text:p>
          </table:table-cell>
          <table:table-cell office:value-type="float" office:value="173938" calcext:value-type="float">
            <text:p><text:s/>173,938 </text:p>
          </table:table-cell>
          <table:table-cell office:value-type="float" office:value="141979" calcext:value-type="float">
            <text:p><text:s/>141,979 </text:p>
          </table:table-cell>
          <table:table-cell office:value-type="float" office:value="124622" calcext:value-type="float">
            <text:p><text:s/>124,622 </text:p>
          </table:table-cell>
          <table:table-cell office:value-type="float" office:value="110255" calcext:value-type="float">
            <text:p><text:s/>110,255 </text:p>
          </table:table-cell>
          <table:table-cell office:value-type="float" office:value="90240" calcext:value-type="float">
            <text:p><text:s/>90,240 </text:p>
          </table:table-cell>
          <table:table-cell office:value-type="float" office:value="66194" calcext:value-type="float">
            <text:p><text:s/>66,194 </text:p>
          </table:table-cell>
          <table:table-cell office:value-type="float" office:value="36973" calcext:value-type="float">
            <text:p><text:s/>36,973 </text:p>
          </table:table-cell>
          <table:table-cell office:value-type="float" office:value="23048" calcext:value-type="float">
            <text:p><text:s/>23,048 </text:p>
          </table:table-cell>
          <table:table-cell table:style-name="ce377" office:value-type="float" office:value="16681" calcext:value-type="float">
            <text:p><text:s/>16,681 </text:p>
          </table:table-cell>
          <table:table-cell table:style-name="ce377" office:value-type="float" office:value="6367" calcext:value-type="float">
            <text:p><text:s/>6,367 </text:p>
          </table:table-cell>
        </table:table-row>
        <table:table-row table:style-name="ro9">
          <table:table-cell office:value-type="float" office:value="2002" calcext:value-type="float">
            <text:p>2002</text:p>
          </table:table-cell>
          <table:table-cell office:value-type="string" calcext:value-type="string">
            <text:p>Males</text:p>
          </table:table-cell>
          <table:table-cell office:value-type="float" office:value="2435635" calcext:value-type="float">
            <text:p><text:s/>2,435,635 </text:p>
          </table:table-cell>
          <table:table-cell office:value-type="float" office:value="138065" calcext:value-type="float">
            <text:p><text:s/>138,065 </text:p>
          </table:table-cell>
          <table:table-cell office:value-type="float" office:value="153941" calcext:value-type="float">
            <text:p><text:s/>153,941 </text:p>
          </table:table-cell>
          <table:table-cell office:value-type="float" office:value="165258" calcext:value-type="float">
            <text:p><text:s/>165,258 </text:p>
          </table:table-cell>
          <table:table-cell office:value-type="float" office:value="161713" calcext:value-type="float">
            <text:p><text:s/>161,713 </text:p>
          </table:table-cell>
          <table:table-cell office:value-type="float" office:value="161587" calcext:value-type="float">
            <text:p><text:s/>161,587 </text:p>
          </table:table-cell>
          <table:table-cell office:value-type="float" office:value="147693" calcext:value-type="float">
            <text:p><text:s/>147,693 </text:p>
          </table:table-cell>
          <table:table-cell office:value-type="float" office:value="177985" calcext:value-type="float">
            <text:p><text:s/>177,985 </text:p>
          </table:table-cell>
          <table:table-cell office:value-type="float" office:value="193980" calcext:value-type="float">
            <text:p><text:s/>193,980 </text:p>
          </table:table-cell>
          <table:table-cell office:value-type="float" office:value="188397" calcext:value-type="float">
            <text:p><text:s/>188,397 </text:p>
          </table:table-cell>
          <table:table-cell office:value-type="float" office:value="170747" calcext:value-type="float">
            <text:p><text:s/>170,747 </text:p>
          </table:table-cell>
          <table:table-cell office:value-type="float" office:value="166979" calcext:value-type="float">
            <text:p><text:s/>166,979 </text:p>
          </table:table-cell>
          <table:table-cell office:value-type="float" office:value="153154" calcext:value-type="float">
            <text:p><text:s/>153,154 </text:p>
          </table:table-cell>
          <table:table-cell office:value-type="float" office:value="125143" calcext:value-type="float">
            <text:p><text:s/>125,143 </text:p>
          </table:table-cell>
          <table:table-cell office:value-type="float" office:value="110807" calcext:value-type="float">
            <text:p><text:s/>110,807 </text:p>
          </table:table-cell>
          <table:table-cell office:value-type="float" office:value="91331" calcext:value-type="float">
            <text:p><text:s/>91,331 </text:p>
          </table:table-cell>
          <table:table-cell office:value-type="float" office:value="66284" calcext:value-type="float">
            <text:p><text:s/>66,284 </text:p>
          </table:table-cell>
          <table:table-cell office:value-type="float" office:value="39462" calcext:value-type="float">
            <text:p><text:s/>39,462 </text:p>
          </table:table-cell>
          <table:table-cell office:value-type="float" office:value="23109" calcext:value-type="float">
            <text:p><text:s/>23,109 </text:p>
          </table:table-cell>
          <table:table-cell table:style-name="ce377" office:value-type="float" office:value="16605" calcext:value-type="float">
            <text:p><text:s/>16,605 </text:p>
          </table:table-cell>
          <table:table-cell table:style-name="ce377" office:value-type="float" office:value="6504" calcext:value-type="float">
            <text:p><text:s/>6,504 </text:p>
          </table:table-cell>
        </table:table-row>
        <table:table-row table:style-name="ro9">
          <table:table-cell office:value-type="float" office:value="2003" calcext:value-type="float">
            <text:p>2003</text:p>
          </table:table-cell>
          <table:table-cell office:value-type="string" calcext:value-type="string">
            <text:p>Males</text:p>
          </table:table-cell>
          <table:table-cell office:value-type="float" office:value="2438088" calcext:value-type="float">
            <text:p><text:s/>2,438,088 </text:p>
          </table:table-cell>
          <table:table-cell office:value-type="float" office:value="135548" calcext:value-type="float">
            <text:p><text:s/>135,548 </text:p>
          </table:table-cell>
          <table:table-cell office:value-type="float" office:value="151685" calcext:value-type="float">
            <text:p><text:s/>151,685 </text:p>
          </table:table-cell>
          <table:table-cell office:value-type="float" office:value="163173" calcext:value-type="float">
            <text:p><text:s/>163,173 </text:p>
          </table:table-cell>
          <table:table-cell office:value-type="float" office:value="163119" calcext:value-type="float">
            <text:p><text:s/>163,119 </text:p>
          </table:table-cell>
          <table:table-cell office:value-type="float" office:value="164212" calcext:value-type="float">
            <text:p><text:s/>164,212 </text:p>
          </table:table-cell>
          <table:table-cell office:value-type="float" office:value="144059" calcext:value-type="float">
            <text:p><text:s/>144,059 </text:p>
          </table:table-cell>
          <table:table-cell office:value-type="float" office:value="172591" calcext:value-type="float">
            <text:p><text:s/>172,591 </text:p>
          </table:table-cell>
          <table:table-cell office:value-type="float" office:value="192892" calcext:value-type="float">
            <text:p><text:s/>192,892 </text:p>
          </table:table-cell>
          <table:table-cell office:value-type="float" office:value="191248" calcext:value-type="float">
            <text:p><text:s/>191,248 </text:p>
          </table:table-cell>
          <table:table-cell office:value-type="float" office:value="173722" calcext:value-type="float">
            <text:p><text:s/>173,722 </text:p>
          </table:table-cell>
          <table:table-cell office:value-type="float" office:value="164047" calcext:value-type="float">
            <text:p><text:s/>164,047 </text:p>
          </table:table-cell>
          <table:table-cell office:value-type="float" office:value="159571" calcext:value-type="float">
            <text:p><text:s/>159,571 </text:p>
          </table:table-cell>
          <table:table-cell office:value-type="float" office:value="126696" calcext:value-type="float">
            <text:p><text:s/>126,696 </text:p>
          </table:table-cell>
          <table:table-cell office:value-type="float" office:value="112478" calcext:value-type="float">
            <text:p><text:s/>112,478 </text:p>
          </table:table-cell>
          <table:table-cell office:value-type="float" office:value="92220" calcext:value-type="float">
            <text:p><text:s/>92,220 </text:p>
          </table:table-cell>
          <table:table-cell office:value-type="float" office:value="66979" calcext:value-type="float">
            <text:p><text:s/>66,979 </text:p>
          </table:table-cell>
          <table:table-cell office:value-type="float" office:value="41206" calcext:value-type="float">
            <text:p><text:s/>41,206 </text:p>
          </table:table-cell>
          <table:table-cell office:value-type="float" office:value="22642" calcext:value-type="float">
            <text:p><text:s/>22,642 </text:p>
          </table:table-cell>
          <table:table-cell table:style-name="ce377" office:value-type="float" office:value="15977" calcext:value-type="float">
            <text:p><text:s/>15,977 </text:p>
          </table:table-cell>
          <table:table-cell table:style-name="ce377" office:value-type="float" office:value="6665" calcext:value-type="float">
            <text:p><text:s/>6,665 </text:p>
          </table:table-cell>
        </table:table-row>
        <table:table-row table:style-name="ro9">
          <table:table-cell office:value-type="float" office:value="2004" calcext:value-type="float">
            <text:p>2004</text:p>
          </table:table-cell>
          <table:table-cell office:value-type="string" calcext:value-type="string">
            <text:p>Males</text:p>
          </table:table-cell>
          <table:table-cell office:value-type="float" office:value="2446603" calcext:value-type="float">
            <text:p><text:s/>2,446,603 </text:p>
          </table:table-cell>
          <table:table-cell office:value-type="float" office:value="134862" calcext:value-type="float">
            <text:p><text:s/>134,862 </text:p>
          </table:table-cell>
          <table:table-cell office:value-type="float" office:value="149860" calcext:value-type="float">
            <text:p><text:s/>149,860 </text:p>
          </table:table-cell>
          <table:table-cell office:value-type="float" office:value="162385" calcext:value-type="float">
            <text:p><text:s/>162,385 </text:p>
          </table:table-cell>
          <table:table-cell office:value-type="float" office:value="163627" calcext:value-type="float">
            <text:p><text:s/>163,627 </text:p>
          </table:table-cell>
          <table:table-cell office:value-type="float" office:value="164297" calcext:value-type="float">
            <text:p><text:s/>164,297 </text:p>
          </table:table-cell>
          <table:table-cell office:value-type="float" office:value="145520" calcext:value-type="float">
            <text:p><text:s/>145,520 </text:p>
          </table:table-cell>
          <table:table-cell office:value-type="float" office:value="166125" calcext:value-type="float">
            <text:p><text:s/>166,125 </text:p>
          </table:table-cell>
          <table:table-cell office:value-type="float" office:value="191459" calcext:value-type="float">
            <text:p><text:s/>191,459 </text:p>
          </table:table-cell>
          <table:table-cell office:value-type="float" office:value="193846" calcext:value-type="float">
            <text:p><text:s/>193,846 </text:p>
          </table:table-cell>
          <table:table-cell office:value-type="float" office:value="177265" calcext:value-type="float">
            <text:p><text:s/>177,265 </text:p>
          </table:table-cell>
          <table:table-cell office:value-type="float" office:value="163167" calcext:value-type="float">
            <text:p><text:s/>163,167 </text:p>
          </table:table-cell>
          <table:table-cell office:value-type="float" office:value="164007" calcext:value-type="float">
            <text:p><text:s/>164,007 </text:p>
          </table:table-cell>
          <table:table-cell office:value-type="float" office:value="129677" calcext:value-type="float">
            <text:p><text:s/>129,677 </text:p>
          </table:table-cell>
          <table:table-cell office:value-type="float" office:value="113994" calcext:value-type="float">
            <text:p><text:s/>113,994 </text:p>
          </table:table-cell>
          <table:table-cell office:value-type="float" office:value="92866" calcext:value-type="float">
            <text:p><text:s/>92,866 </text:p>
          </table:table-cell>
          <table:table-cell office:value-type="float" office:value="67843" calcext:value-type="float">
            <text:p><text:s/>67,843 </text:p>
          </table:table-cell>
          <table:table-cell office:value-type="float" office:value="43154" calcext:value-type="float">
            <text:p><text:s/>43,154 </text:p>
          </table:table-cell>
          <table:table-cell office:value-type="float" office:value="22649" calcext:value-type="float">
            <text:p><text:s/>22,649 </text:p>
          </table:table-cell>
          <table:table-cell table:style-name="ce377" office:value-type="float" office:value="15879" calcext:value-type="float">
            <text:p><text:s/>15,879 </text:p>
          </table:table-cell>
          <table:table-cell table:style-name="ce377" office:value-type="float" office:value="6770" calcext:value-type="float">
            <text:p><text:s/>6,770 </text:p>
          </table:table-cell>
        </table:table-row>
        <table:table-row table:style-name="ro9">
          <table:table-cell office:value-type="float" office:value="2005" calcext:value-type="float">
            <text:p>2005</text:p>
          </table:table-cell>
          <table:table-cell office:value-type="string" calcext:value-type="string">
            <text:p>Males</text:p>
          </table:table-cell>
          <table:table-cell office:value-type="float" office:value="2461274" calcext:value-type="float">
            <text:p><text:s/>2,461,274 </text:p>
          </table:table-cell>
          <table:table-cell office:value-type="float" office:value="135760" calcext:value-type="float">
            <text:p><text:s/>135,760 </text:p>
          </table:table-cell>
          <table:table-cell office:value-type="float" office:value="148061" calcext:value-type="float">
            <text:p><text:s/>148,061 </text:p>
          </table:table-cell>
          <table:table-cell office:value-type="float" office:value="160762" calcext:value-type="float">
            <text:p><text:s/>160,762 </text:p>
          </table:table-cell>
          <table:table-cell office:value-type="float" office:value="163755" calcext:value-type="float">
            <text:p><text:s/>163,755 </text:p>
          </table:table-cell>
          <table:table-cell office:value-type="float" office:value="166191" calcext:value-type="float">
            <text:p><text:s/>166,191 </text:p>
          </table:table-cell>
          <table:table-cell office:value-type="float" office:value="150184" calcext:value-type="float">
            <text:p><text:s/>150,184 </text:p>
          </table:table-cell>
          <table:table-cell office:value-type="float" office:value="161217" calcext:value-type="float">
            <text:p><text:s/>161,217 </text:p>
          </table:table-cell>
          <table:table-cell office:value-type="float" office:value="188034" calcext:value-type="float">
            <text:p><text:s/>188,034 </text:p>
          </table:table-cell>
          <table:table-cell office:value-type="float" office:value="196955" calcext:value-type="float">
            <text:p><text:s/>196,955 </text:p>
          </table:table-cell>
          <table:table-cell office:value-type="float" office:value="181428" calcext:value-type="float">
            <text:p><text:s/>181,428 </text:p>
          </table:table-cell>
          <table:table-cell office:value-type="float" office:value="163556" calcext:value-type="float">
            <text:p><text:s/>163,556 </text:p>
          </table:table-cell>
          <table:table-cell office:value-type="float" office:value="168352" calcext:value-type="float">
            <text:p><text:s/>168,352 </text:p>
          </table:table-cell>
          <table:table-cell office:value-type="float" office:value="131514" calcext:value-type="float">
            <text:p><text:s/>131,514 </text:p>
          </table:table-cell>
          <table:table-cell office:value-type="float" office:value="114800" calcext:value-type="float">
            <text:p><text:s/>114,800 </text:p>
          </table:table-cell>
          <table:table-cell office:value-type="float" office:value="94054" calcext:value-type="float">
            <text:p><text:s/>94,054 </text:p>
          </table:table-cell>
          <table:table-cell office:value-type="float" office:value="68864" calcext:value-type="float">
            <text:p><text:s/>68,864 </text:p>
          </table:table-cell>
          <table:table-cell office:value-type="float" office:value="43004" calcext:value-type="float">
            <text:p><text:s/>43,004 </text:p>
          </table:table-cell>
          <table:table-cell office:value-type="float" office:value="24783" calcext:value-type="float">
            <text:p><text:s/>24,783 </text:p>
          </table:table-cell>
          <table:table-cell table:style-name="ce377" office:value-type="float" office:value="17760" calcext:value-type="float">
            <text:p><text:s/>17,760 </text:p>
          </table:table-cell>
          <table:table-cell table:style-name="ce377" office:value-type="float" office:value="7023" calcext:value-type="float">
            <text:p><text:s/>7,023 </text:p>
          </table:table-cell>
        </table:table-row>
        <table:table-row table:style-name="ro9">
          <table:table-cell office:value-type="float" office:value="2006" calcext:value-type="float">
            <text:p>2006</text:p>
          </table:table-cell>
          <table:table-cell office:value-type="string" calcext:value-type="string">
            <text:p>Males</text:p>
          </table:table-cell>
          <table:table-cell office:value-type="float" office:value="2475064" calcext:value-type="float">
            <text:p><text:s/>2,475,064 </text:p>
          </table:table-cell>
          <table:table-cell office:value-type="float" office:value="137217" calcext:value-type="float">
            <text:p><text:s/>137,217 </text:p>
          </table:table-cell>
          <table:table-cell office:value-type="float" office:value="145123" calcext:value-type="float">
            <text:p><text:s/>145,123 </text:p>
          </table:table-cell>
          <table:table-cell office:value-type="float" office:value="158340" calcext:value-type="float">
            <text:p><text:s/>158,340 </text:p>
          </table:table-cell>
          <table:table-cell office:value-type="float" office:value="164918" calcext:value-type="float">
            <text:p><text:s/>164,918 </text:p>
          </table:table-cell>
          <table:table-cell office:value-type="float" office:value="167588" calcext:value-type="float">
            <text:p><text:s/>167,588 </text:p>
          </table:table-cell>
          <table:table-cell office:value-type="float" office:value="155093" calcext:value-type="float">
            <text:p><text:s/>155,093 </text:p>
          </table:table-cell>
          <table:table-cell office:value-type="float" office:value="156119" calcext:value-type="float">
            <text:p><text:s/>156,119 </text:p>
          </table:table-cell>
          <table:table-cell office:value-type="float" office:value="186369" calcext:value-type="float">
            <text:p><text:s/>186,369 </text:p>
          </table:table-cell>
          <table:table-cell office:value-type="float" office:value="197674" calcext:value-type="float">
            <text:p><text:s/>197,674 </text:p>
          </table:table-cell>
          <table:table-cell office:value-type="float" office:value="184889" calcext:value-type="float">
            <text:p><text:s/>184,889 </text:p>
          </table:table-cell>
          <table:table-cell office:value-type="float" office:value="165714" calcext:value-type="float">
            <text:p><text:s/>165,714 </text:p>
          </table:table-cell>
          <table:table-cell office:value-type="float" office:value="170640" calcext:value-type="float">
            <text:p><text:s/>170,640 </text:p>
          </table:table-cell>
          <table:table-cell office:value-type="float" office:value="135791" calcext:value-type="float">
            <text:p><text:s/>135,791 </text:p>
          </table:table-cell>
          <table:table-cell office:value-type="float" office:value="114216" calcext:value-type="float">
            <text:p><text:s/>114,216 </text:p>
          </table:table-cell>
          <table:table-cell office:value-type="float" office:value="95182" calcext:value-type="float">
            <text:p><text:s/>95,182 </text:p>
          </table:table-cell>
          <table:table-cell office:value-type="float" office:value="69986" calcext:value-type="float">
            <text:p><text:s/>69,986 </text:p>
          </table:table-cell>
          <table:table-cell office:value-type="float" office:value="43618" calcext:value-type="float">
            <text:p><text:s/>43,618 </text:p>
          </table:table-cell>
          <table:table-cell office:value-type="float" office:value="26587" calcext:value-type="float">
            <text:p><text:s/>26,587 </text:p>
          </table:table-cell>
          <table:table-cell table:style-name="ce377" office:value-type="float" office:value="19493" calcext:value-type="float">
            <text:p><text:s/>19,493 </text:p>
          </table:table-cell>
          <table:table-cell table:style-name="ce377" office:value-type="float" office:value="7094" calcext:value-type="float">
            <text:p><text:s/>7,094 </text:p>
          </table:table-cell>
        </table:table-row>
        <table:table-row table:style-name="ro9">
          <table:table-cell office:value-type="float" office:value="2007" calcext:value-type="float">
            <text:p>2007</text:p>
          </table:table-cell>
          <table:table-cell office:value-type="string" calcext:value-type="string">
            <text:p>Males</text:p>
          </table:table-cell>
          <table:table-cell office:value-type="float" office:value="2496559" calcext:value-type="float">
            <text:p><text:s/>2,496,559 </text:p>
          </table:table-cell>
          <table:table-cell office:value-type="float" office:value="140722" calcext:value-type="float">
            <text:p><text:s/>140,722 </text:p>
          </table:table-cell>
          <table:table-cell office:value-type="float" office:value="141761" calcext:value-type="float">
            <text:p><text:s/>141,761 </text:p>
          </table:table-cell>
          <table:table-cell office:value-type="float" office:value="157162" calcext:value-type="float">
            <text:p><text:s/>157,162 </text:p>
          </table:table-cell>
          <table:table-cell office:value-type="float" office:value="166983" calcext:value-type="float">
            <text:p><text:s/>166,983 </text:p>
          </table:table-cell>
          <table:table-cell office:value-type="float" office:value="169206" calcext:value-type="float">
            <text:p><text:s/>169,206 </text:p>
          </table:table-cell>
          <table:table-cell office:value-type="float" office:value="161787" calcext:value-type="float">
            <text:p><text:s/>161,787 </text:p>
          </table:table-cell>
          <table:table-cell office:value-type="float" office:value="152341" calcext:value-type="float">
            <text:p><text:s/>152,341 </text:p>
          </table:table-cell>
          <table:table-cell office:value-type="float" office:value="182812" calcext:value-type="float">
            <text:p><text:s/>182,812 </text:p>
          </table:table-cell>
          <table:table-cell office:value-type="float" office:value="198440" calcext:value-type="float">
            <text:p><text:s/>198,440 </text:p>
          </table:table-cell>
          <table:table-cell office:value-type="float" office:value="189195" calcext:value-type="float">
            <text:p><text:s/>189,195 </text:p>
          </table:table-cell>
          <table:table-cell office:value-type="float" office:value="169636" calcext:value-type="float">
            <text:p><text:s/>169,636 </text:p>
          </table:table-cell>
          <table:table-cell office:value-type="float" office:value="163962" calcext:value-type="float">
            <text:p><text:s/>163,962 </text:p>
          </table:table-cell>
          <table:table-cell office:value-type="float" office:value="147226" calcext:value-type="float">
            <text:p><text:s/>147,226 </text:p>
          </table:table-cell>
          <table:table-cell office:value-type="float" office:value="115216" calcext:value-type="float">
            <text:p><text:s/>115,216 </text:p>
          </table:table-cell>
          <table:table-cell office:value-type="float" office:value="96172" calcext:value-type="float">
            <text:p><text:s/>96,172 </text:p>
          </table:table-cell>
          <table:table-cell office:value-type="float" office:value="71659" calcext:value-type="float">
            <text:p><text:s/>71,659 </text:p>
          </table:table-cell>
          <table:table-cell office:value-type="float" office:value="44341" calcext:value-type="float">
            <text:p><text:s/>44,341 </text:p>
          </table:table-cell>
          <table:table-cell office:value-type="float" office:value="27938" calcext:value-type="float">
            <text:p><text:s/>27,938 </text:p>
          </table:table-cell>
          <table:table-cell table:style-name="ce377" office:value-type="float" office:value="20934" calcext:value-type="float">
            <text:p><text:s/>20,934 </text:p>
          </table:table-cell>
          <table:table-cell table:style-name="ce377" office:value-type="float" office:value="7004" calcext:value-type="float">
            <text:p><text:s/>7,004 </text:p>
          </table:table-cell>
        </table:table-row>
        <table:table-row table:style-name="ro9">
          <table:table-cell office:value-type="float" office:value="2008" calcext:value-type="float">
            <text:p>2008</text:p>
          </table:table-cell>
          <table:table-cell office:value-type="string" calcext:value-type="string">
            <text:p>Males</text:p>
          </table:table-cell>
          <table:table-cell office:value-type="float" office:value="2515298" calcext:value-type="float">
            <text:p><text:s/>2,515,298 </text:p>
          </table:table-cell>
          <table:table-cell office:value-type="float" office:value="144692" calcext:value-type="float">
            <text:p><text:s/>144,692 </text:p>
          </table:table-cell>
          <table:table-cell office:value-type="float" office:value="139130" calcext:value-type="float">
            <text:p><text:s/>139,130 </text:p>
          </table:table-cell>
          <table:table-cell office:value-type="float" office:value="155933" calcext:value-type="float">
            <text:p><text:s/>155,933 </text:p>
          </table:table-cell>
          <table:table-cell office:value-type="float" office:value="166337" calcext:value-type="float">
            <text:p><text:s/>166,337 </text:p>
          </table:table-cell>
          <table:table-cell office:value-type="float" office:value="172243" calcext:value-type="float">
            <text:p><text:s/>172,243 </text:p>
          </table:table-cell>
          <table:table-cell office:value-type="float" office:value="166471" calcext:value-type="float">
            <text:p><text:s/>166,471 </text:p>
          </table:table-cell>
          <table:table-cell office:value-type="float" office:value="150373" calcext:value-type="float">
            <text:p><text:s/>150,373 </text:p>
          </table:table-cell>
          <table:table-cell office:value-type="float" office:value="178646" calcext:value-type="float">
            <text:p><text:s/>178,646 </text:p>
          </table:table-cell>
          <table:table-cell office:value-type="float" office:value="197860" calcext:value-type="float">
            <text:p><text:s/>197,860 </text:p>
          </table:table-cell>
          <table:table-cell office:value-type="float" office:value="193031" calcext:value-type="float">
            <text:p><text:s/>193,031 </text:p>
          </table:table-cell>
          <table:table-cell office:value-type="float" office:value="173009" calcext:value-type="float">
            <text:p><text:s/>173,009 </text:p>
          </table:table-cell>
          <table:table-cell office:value-type="float" office:value="161168" calcext:value-type="float">
            <text:p><text:s/>161,168 </text:p>
          </table:table-cell>
          <table:table-cell office:value-type="float" office:value="153784" calcext:value-type="float">
            <text:p><text:s/>153,784 </text:p>
          </table:table-cell>
          <table:table-cell office:value-type="float" office:value="117206" calcext:value-type="float">
            <text:p><text:s/>117,206 </text:p>
          </table:table-cell>
          <table:table-cell office:value-type="float" office:value="98042" calcext:value-type="float">
            <text:p><text:s/>98,042 </text:p>
          </table:table-cell>
          <table:table-cell office:value-type="float" office:value="73096" calcext:value-type="float">
            <text:p><text:s/>73,096 </text:p>
          </table:table-cell>
          <table:table-cell office:value-type="float" office:value="45318" calcext:value-type="float">
            <text:p><text:s/>45,318 </text:p>
          </table:table-cell>
          <table:table-cell office:value-type="float" office:value="28959" calcext:value-type="float">
            <text:p><text:s/>28,959 </text:p>
          </table:table-cell>
          <table:table-cell table:style-name="ce377" office:value-type="float" office:value="22060" calcext:value-type="float">
            <text:p><text:s/>22,060 </text:p>
          </table:table-cell>
          <table:table-cell table:style-name="ce377" office:value-type="float" office:value="6899" calcext:value-type="float">
            <text:p><text:s/>6,899 </text:p>
          </table:table-cell>
        </table:table-row>
        <table:table-row table:style-name="ro9">
          <table:table-cell office:value-type="float" office:value="2009" calcext:value-type="float">
            <text:p>2009</text:p>
          </table:table-cell>
          <table:table-cell office:value-type="string" calcext:value-type="string">
            <text:p>Males</text:p>
          </table:table-cell>
          <table:table-cell office:value-type="float" office:value="2531969" calcext:value-type="float">
            <text:p><text:s/>2,531,969 </text:p>
          </table:table-cell>
          <table:table-cell office:value-type="float" office:value="147206" calcext:value-type="float">
            <text:p><text:s/>147,206 </text:p>
          </table:table-cell>
          <table:table-cell office:value-type="float" office:value="137905" calcext:value-type="float">
            <text:p><text:s/>137,905 </text:p>
          </table:table-cell>
          <table:table-cell office:value-type="float" office:value="154190" calcext:value-type="float">
            <text:p><text:s/>154,190 </text:p>
          </table:table-cell>
          <table:table-cell office:value-type="float" office:value="168180" calcext:value-type="float">
            <text:p><text:s/>168,180 </text:p>
          </table:table-cell>
          <table:table-cell office:value-type="float" office:value="173236" calcext:value-type="float">
            <text:p><text:s/>173,236 </text:p>
          </table:table-cell>
          <table:table-cell office:value-type="float" office:value="167578" calcext:value-type="float">
            <text:p><text:s/>167,578 </text:p>
          </table:table-cell>
          <table:table-cell office:value-type="float" office:value="152292" calcext:value-type="float">
            <text:p><text:s/>152,292 </text:p>
          </table:table-cell>
          <table:table-cell office:value-type="float" office:value="173318" calcext:value-type="float">
            <text:p><text:s/>173,318 </text:p>
          </table:table-cell>
          <table:table-cell office:value-type="float" office:value="196330" calcext:value-type="float">
            <text:p><text:s/>196,330 </text:p>
          </table:table-cell>
          <table:table-cell office:value-type="float" office:value="195844" calcext:value-type="float">
            <text:p><text:s/>195,844 </text:p>
          </table:table-cell>
          <table:table-cell office:value-type="float" office:value="176802" calcext:value-type="float">
            <text:p><text:s/>176,802 </text:p>
          </table:table-cell>
          <table:table-cell office:value-type="float" office:value="160230" calcext:value-type="float">
            <text:p><text:s/>160,230 </text:p>
          </table:table-cell>
          <table:table-cell office:value-type="float" office:value="157967" calcext:value-type="float">
            <text:p><text:s/>157,967 </text:p>
          </table:table-cell>
          <table:table-cell office:value-type="float" office:value="119951" calcext:value-type="float">
            <text:p><text:s/>119,951 </text:p>
          </table:table-cell>
          <table:table-cell office:value-type="float" office:value="99806" calcext:value-type="float">
            <text:p><text:s/>99,806 </text:p>
          </table:table-cell>
          <table:table-cell office:value-type="float" office:value="74243" calcext:value-type="float">
            <text:p><text:s/>74,243 </text:p>
          </table:table-cell>
          <table:table-cell office:value-type="float" office:value="46443" calcext:value-type="float">
            <text:p><text:s/>46,443 </text:p>
          </table:table-cell>
          <table:table-cell office:value-type="float" office:value="30448" calcext:value-type="float">
            <text:p><text:s/>30,448 </text:p>
          </table:table-cell>
          <table:table-cell table:style-name="ce377" office:value-type="float" office:value="23408" calcext:value-type="float">
            <text:p><text:s/>23,408 </text:p>
          </table:table-cell>
          <table:table-cell table:style-name="ce377" office:value-type="float" office:value="7040" calcext:value-type="float">
            <text:p><text:s/>7,040 </text:p>
          </table:table-cell>
        </table:table-row>
        <table:table-row table:style-name="ro9">
          <table:table-cell office:value-type="float" office:value="2010" calcext:value-type="float">
            <text:p>2010</text:p>
          </table:table-cell>
          <table:table-cell office:value-type="string" calcext:value-type="string">
            <text:p>Males</text:p>
          </table:table-cell>
          <table:table-cell office:value-type="float" office:value="2548218" calcext:value-type="float">
            <text:p><text:s/>2,548,218 </text:p>
          </table:table-cell>
          <table:table-cell office:value-type="float" office:value="148348" calcext:value-type="float">
            <text:p><text:s/>148,348 </text:p>
          </table:table-cell>
          <table:table-cell office:value-type="float" office:value="137817" calcext:value-type="float">
            <text:p><text:s/>137,817 </text:p>
          </table:table-cell>
          <table:table-cell office:value-type="float" office:value="152066" calcext:value-type="float">
            <text:p><text:s/>152,066 </text:p>
          </table:table-cell>
          <table:table-cell office:value-type="float" office:value="168204" calcext:value-type="float">
            <text:p><text:s/>168,204 </text:p>
          </table:table-cell>
          <table:table-cell office:value-type="float" office:value="175899" calcext:value-type="float">
            <text:p><text:s/>175,899 </text:p>
          </table:table-cell>
          <table:table-cell office:value-type="float" office:value="168508" calcext:value-type="float">
            <text:p><text:s/>168,508 </text:p>
          </table:table-cell>
          <table:table-cell office:value-type="float" office:value="155672" calcext:value-type="float">
            <text:p><text:s/>155,672 </text:p>
          </table:table-cell>
          <table:table-cell office:value-type="float" office:value="168606" calcext:value-type="float">
            <text:p><text:s/>168,606 </text:p>
          </table:table-cell>
          <table:table-cell office:value-type="float" office:value="192402" calcext:value-type="float">
            <text:p><text:s/>192,402 </text:p>
          </table:table-cell>
          <table:table-cell office:value-type="float" office:value="199061" calcext:value-type="float">
            <text:p><text:s/>199,061 </text:p>
          </table:table-cell>
          <table:table-cell office:value-type="float" office:value="180720" calcext:value-type="float">
            <text:p><text:s/>180,720 </text:p>
          </table:table-cell>
          <table:table-cell office:value-type="float" office:value="160413" calcext:value-type="float">
            <text:p><text:s/>160,413 </text:p>
          </table:table-cell>
          <table:table-cell office:value-type="float" office:value="162272" calcext:value-type="float">
            <text:p><text:s/>162,272 </text:p>
          </table:table-cell>
          <table:table-cell office:value-type="float" office:value="121877" calcext:value-type="float">
            <text:p><text:s/>121,877 </text:p>
          </table:table-cell>
          <table:table-cell office:value-type="float" office:value="100834" calcext:value-type="float">
            <text:p><text:s/>100,834 </text:p>
          </table:table-cell>
          <table:table-cell office:value-type="float" office:value="75977" calcext:value-type="float">
            <text:p><text:s/>75,977 </text:p>
          </table:table-cell>
          <table:table-cell office:value-type="float" office:value="47655" calcext:value-type="float">
            <text:p><text:s/>47,655 </text:p>
          </table:table-cell>
          <table:table-cell office:value-type="float" office:value="31887" calcext:value-type="float">
            <text:p><text:s/>31,887 </text:p>
          </table:table-cell>
          <table:table-cell table:style-name="ce377" office:value-type="float" office:value="23812" calcext:value-type="float">
            <text:p><text:s/>23,812 </text:p>
          </table:table-cell>
          <table:table-cell table:style-name="ce377" office:value-type="float" office:value="8075" calcext:value-type="float">
            <text:p><text:s/>8,075 </text:p>
          </table:table-cell>
        </table:table-row>
        <table:table-row table:style-name="ro9">
          <table:table-cell office:value-type="float" office:value="2011" calcext:value-type="float">
            <text:p>2011</text:p>
          </table:table-cell>
          <table:table-cell office:value-type="string" calcext:value-type="string">
            <text:p>Males</text:p>
          </table:table-cell>
          <table:table-cell office:value-type="float" office:value="2570300" calcext:value-type="float">
            <text:p><text:s/>2,570,300 </text:p>
          </table:table-cell>
          <table:table-cell office:value-type="float" office:value="149746" calcext:value-type="float">
            <text:p><text:s/>149,746 </text:p>
          </table:table-cell>
          <table:table-cell office:value-type="float" office:value="138593" calcext:value-type="float">
            <text:p><text:s/>138,593 </text:p>
          </table:table-cell>
          <table:table-cell office:value-type="float" office:value="148766" calcext:value-type="float">
            <text:p><text:s/>148,766 </text:p>
          </table:table-cell>
          <table:table-cell office:value-type="float" office:value="166371" calcext:value-type="float">
            <text:p><text:s/>166,371 </text:p>
          </table:table-cell>
          <table:table-cell office:value-type="float" office:value="182095" calcext:value-type="float">
            <text:p><text:s/>182,095 </text:p>
          </table:table-cell>
          <table:table-cell office:value-type="float" office:value="170392" calcext:value-type="float">
            <text:p><text:s/>170,392 </text:p>
          </table:table-cell>
          <table:table-cell office:value-type="float" office:value="159644" calcext:value-type="float">
            <text:p><text:s/>159,644 </text:p>
          </table:table-cell>
          <table:table-cell office:value-type="float" office:value="164469" calcext:value-type="float">
            <text:p><text:s/>164,469 </text:p>
          </table:table-cell>
          <table:table-cell office:value-type="float" office:value="190873" calcext:value-type="float">
            <text:p><text:s/>190,873 </text:p>
          </table:table-cell>
          <table:table-cell office:value-type="float" office:value="200208" calcext:value-type="float">
            <text:p><text:s/>200,208 </text:p>
          </table:table-cell>
          <table:table-cell office:value-type="float" office:value="184697" calcext:value-type="float">
            <text:p><text:s/>184,697 </text:p>
          </table:table-cell>
          <table:table-cell office:value-type="float" office:value="162760" calcext:value-type="float">
            <text:p><text:s/>162,760 </text:p>
          </table:table-cell>
          <table:table-cell office:value-type="float" office:value="164628" calcext:value-type="float">
            <text:p><text:s/>164,628 </text:p>
          </table:table-cell>
          <table:table-cell office:value-type="float" office:value="126415" calcext:value-type="float">
            <text:p><text:s/>126,415 </text:p>
          </table:table-cell>
          <table:table-cell office:value-type="float" office:value="100664" calcext:value-type="float">
            <text:p><text:s/>100,664 </text:p>
          </table:table-cell>
          <table:table-cell office:value-type="float" office:value="77388" calcext:value-type="float">
            <text:p><text:s/>77,388 </text:p>
          </table:table-cell>
          <table:table-cell office:value-type="float" office:value="49182" calcext:value-type="float">
            <text:p><text:s/>49,182 </text:p>
          </table:table-cell>
          <table:table-cell office:value-type="float" office:value="33409" calcext:value-type="float">
            <text:p><text:s/>33,409 </text:p>
          </table:table-cell>
          <table:table-cell table:style-name="ce377" office:value-type="float" office:value="24357" calcext:value-type="float">
            <text:p><text:s/>24,357 </text:p>
          </table:table-cell>
          <table:table-cell table:style-name="ce377" office:value-type="float" office:value="9052" calcext:value-type="float">
            <text:p><text:s/>9,052 </text:p>
          </table:table-cell>
        </table:table-row>
        <table:table-row table:style-name="ro9">
          <table:table-cell office:value-type="float" office:value="2012" calcext:value-type="float">
            <text:p>2012</text:p>
          </table:table-cell>
          <table:table-cell office:value-type="string" calcext:value-type="string">
            <text:p>Males</text:p>
          </table:table-cell>
          <table:table-cell office:value-type="float" office:value="2577290" calcext:value-type="float">
            <text:p><text:s/>2,577,290 </text:p>
          </table:table-cell>
          <table:table-cell office:value-type="float" office:value="150987" calcext:value-type="float">
            <text:p><text:s/>150,987 </text:p>
          </table:table-cell>
          <table:table-cell office:value-type="float" office:value="141136" calcext:value-type="float">
            <text:p><text:s/>141,136 </text:p>
          </table:table-cell>
          <table:table-cell office:value-type="float" office:value="144068" calcext:value-type="float">
            <text:p><text:s/>144,068 </text:p>
          </table:table-cell>
          <table:table-cell office:value-type="float" office:value="163062" calcext:value-type="float">
            <text:p><text:s/>163,062 </text:p>
          </table:table-cell>
          <table:table-cell office:value-type="float" office:value="184746" calcext:value-type="float">
            <text:p><text:s/>184,746 </text:p>
          </table:table-cell>
          <table:table-cell office:value-type="float" office:value="170889" calcext:value-type="float">
            <text:p><text:s/>170,889 </text:p>
          </table:table-cell>
          <table:table-cell office:value-type="float" office:value="163308" calcext:value-type="float">
            <text:p><text:s/>163,308 </text:p>
          </table:table-cell>
          <table:table-cell office:value-type="float" office:value="158147" calcext:value-type="float">
            <text:p><text:s/>158,147 </text:p>
          </table:table-cell>
          <table:table-cell office:value-type="float" office:value="186196" calcext:value-type="float">
            <text:p><text:s/>186,196 </text:p>
          </table:table-cell>
          <table:table-cell office:value-type="float" office:value="199539" calcext:value-type="float">
            <text:p><text:s/>199,539 </text:p>
          </table:table-cell>
          <table:table-cell office:value-type="float" office:value="188246" calcext:value-type="float">
            <text:p><text:s/>188,246 </text:p>
          </table:table-cell>
          <table:table-cell office:value-type="float" office:value="166209" calcext:value-type="float">
            <text:p><text:s/>166,209 </text:p>
          </table:table-cell>
          <table:table-cell office:value-type="float" office:value="157787" calcext:value-type="float">
            <text:p><text:s/>157,787 </text:p>
          </table:table-cell>
          <table:table-cell office:value-type="float" office:value="137350" calcext:value-type="float">
            <text:p><text:s/>137,350 </text:p>
          </table:table-cell>
          <table:table-cell office:value-type="float" office:value="101629" calcext:value-type="float">
            <text:p><text:s/>101,629 </text:p>
          </table:table-cell>
          <table:table-cell office:value-type="float" office:value="78407" calcext:value-type="float">
            <text:p><text:s/>78,407 </text:p>
          </table:table-cell>
          <table:table-cell office:value-type="float" office:value="50914" calcext:value-type="float">
            <text:p><text:s/>50,914 </text:p>
          </table:table-cell>
          <table:table-cell office:value-type="float" office:value="34670" calcext:value-type="float">
            <text:p><text:s/>34,670 </text:p>
          </table:table-cell>
          <table:table-cell table:style-name="ce377" office:value-type="float" office:value="24826" calcext:value-type="float">
            <text:p><text:s/>24,826 </text:p>
          </table:table-cell>
          <table:table-cell table:style-name="ce377" office:value-type="float" office:value="9844" calcext:value-type="float">
            <text:p><text:s/>9,844 </text:p>
          </table:table-cell>
        </table:table-row>
        <table:table-row table:style-name="ro9">
          <table:table-cell office:value-type="float" office:value="2013" calcext:value-type="float">
            <text:p>2013</text:p>
          </table:table-cell>
          <table:table-cell office:value-type="string" calcext:value-type="string">
            <text:p>Males</text:p>
          </table:table-cell>
          <table:table-cell office:value-type="float" office:value="2586680" calcext:value-type="float">
            <text:p><text:s/>2,586,680 </text:p>
          </table:table-cell>
          <table:table-cell office:value-type="float" office:value="150199" calcext:value-type="float">
            <text:p><text:s/>150,199 </text:p>
          </table:table-cell>
          <table:table-cell office:value-type="float" office:value="144631" calcext:value-type="float">
            <text:p><text:s/>144,631 </text:p>
          </table:table-cell>
          <table:table-cell office:value-type="float" office:value="140632" calcext:value-type="float">
            <text:p><text:s/>140,632 </text:p>
          </table:table-cell>
          <table:table-cell office:value-type="float" office:value="160678" calcext:value-type="float">
            <text:p><text:s/>160,678 </text:p>
          </table:table-cell>
          <table:table-cell office:value-type="float" office:value="184436" calcext:value-type="float">
            <text:p><text:s/>184,436 </text:p>
          </table:table-cell>
          <table:table-cell office:value-type="float" office:value="173961" calcext:value-type="float">
            <text:p><text:s/>173,961 </text:p>
          </table:table-cell>
          <table:table-cell office:value-type="float" office:value="167010" calcext:value-type="float">
            <text:p><text:s/>167,010 </text:p>
          </table:table-cell>
          <table:table-cell office:value-type="float" office:value="154242" calcext:value-type="float">
            <text:p><text:s/>154,242 </text:p>
          </table:table-cell>
          <table:table-cell office:value-type="float" office:value="181344" calcext:value-type="float">
            <text:p><text:s/>181,344 </text:p>
          </table:table-cell>
          <table:table-cell office:value-type="float" office:value="198047" calcext:value-type="float">
            <text:p><text:s/>198,047 </text:p>
          </table:table-cell>
          <table:table-cell office:value-type="float" office:value="191861" calcext:value-type="float">
            <text:p><text:s/>191,861 </text:p>
          </table:table-cell>
          <table:table-cell office:value-type="float" office:value="169365" calcext:value-type="float">
            <text:p><text:s/>169,365 </text:p>
          </table:table-cell>
          <table:table-cell office:value-type="float" office:value="155007" calcext:value-type="float">
            <text:p><text:s/>155,007 </text:p>
          </table:table-cell>
          <table:table-cell office:value-type="float" office:value="143600" calcext:value-type="float">
            <text:p><text:s/>143,600 </text:p>
          </table:table-cell>
          <table:table-cell office:value-type="float" office:value="103392" calcext:value-type="float">
            <text:p><text:s/>103,392 </text:p>
          </table:table-cell>
          <table:table-cell office:value-type="float" office:value="80230" calcext:value-type="float">
            <text:p><text:s/>80,230 </text:p>
          </table:table-cell>
          <table:table-cell office:value-type="float" office:value="52256" calcext:value-type="float">
            <text:p><text:s/>52,256 </text:p>
          </table:table-cell>
          <table:table-cell office:value-type="float" office:value="35789" calcext:value-type="float">
            <text:p><text:s/>35,789 </text:p>
          </table:table-cell>
          <table:table-cell table:style-name="ce377" office:value-type="float" office:value="25473" calcext:value-type="float">
            <text:p><text:s/>25,473 </text:p>
          </table:table-cell>
          <table:table-cell table:style-name="ce377" office:value-type="float" office:value="10316" calcext:value-type="float">
            <text:p><text:s/>10,316 </text:p>
          </table:table-cell>
        </table:table-row>
        <table:table-row table:style-name="ro9">
          <table:table-cell office:value-type="float" office:value="2014" calcext:value-type="float">
            <text:p>2014</text:p>
          </table:table-cell>
          <table:table-cell office:value-type="string" calcext:value-type="string">
            <text:p>Males</text:p>
          </table:table-cell>
          <table:table-cell office:value-type="float" office:value="2596530" calcext:value-type="float">
            <text:p><text:s/>2,596,530 </text:p>
          </table:table-cell>
          <table:table-cell office:value-type="float" office:value="149338" calcext:value-type="float">
            <text:p><text:s/>149,338 </text:p>
          </table:table-cell>
          <table:table-cell office:value-type="float" office:value="147327" calcext:value-type="float">
            <text:p><text:s/>147,327 </text:p>
          </table:table-cell>
          <table:table-cell office:value-type="float" office:value="139039" calcext:value-type="float">
            <text:p><text:s/>139,039 </text:p>
          </table:table-cell>
          <table:table-cell office:value-type="float" office:value="158060" calcext:value-type="float">
            <text:p><text:s/>158,060 </text:p>
          </table:table-cell>
          <table:table-cell office:value-type="float" office:value="183477" calcext:value-type="float">
            <text:p><text:s/>183,477 </text:p>
          </table:table-cell>
          <table:table-cell office:value-type="float" office:value="176937" calcext:value-type="float">
            <text:p><text:s/>176,937 </text:p>
          </table:table-cell>
          <table:table-cell office:value-type="float" office:value="167889" calcext:value-type="float">
            <text:p><text:s/>167,889 </text:p>
          </table:table-cell>
          <table:table-cell office:value-type="float" office:value="154773" calcext:value-type="float">
            <text:p><text:s/>154,773 </text:p>
          </table:table-cell>
          <table:table-cell office:value-type="float" office:value="175280" calcext:value-type="float">
            <text:p><text:s/>175,280 </text:p>
          </table:table-cell>
          <table:table-cell office:value-type="float" office:value="195858" calcext:value-type="float">
            <text:p><text:s/>195,858 </text:p>
          </table:table-cell>
          <table:table-cell office:value-type="float" office:value="194419" calcext:value-type="float">
            <text:p><text:s/>194,419 </text:p>
          </table:table-cell>
          <table:table-cell office:value-type="float" office:value="173045" calcext:value-type="float">
            <text:p><text:s/>173,045 </text:p>
          </table:table-cell>
          <table:table-cell office:value-type="float" office:value="154113" calcext:value-type="float">
            <text:p><text:s/>154,113 </text:p>
          </table:table-cell>
          <table:table-cell office:value-type="float" office:value="147638" calcext:value-type="float">
            <text:p><text:s/>147,638 </text:p>
          </table:table-cell>
          <table:table-cell office:value-type="float" office:value="106187" calcext:value-type="float">
            <text:p><text:s/>106,187 </text:p>
          </table:table-cell>
          <table:table-cell office:value-type="float" office:value="81962" calcext:value-type="float">
            <text:p><text:s/>81,962 </text:p>
          </table:table-cell>
          <table:table-cell office:value-type="float" office:value="53622" calcext:value-type="float">
            <text:p><text:s/>53,622 </text:p>
          </table:table-cell>
          <table:table-cell office:value-type="float" office:value="37566" calcext:value-type="float">
            <text:p><text:s/>37,566 </text:p>
          </table:table-cell>
          <table:table-cell table:style-name="ce377" office:value-type="float" office:value="26579" calcext:value-type="float">
            <text:p><text:s/>26,579 </text:p>
          </table:table-cell>
          <table:table-cell table:style-name="ce377" office:value-type="float" office:value="10987" calcext:value-type="float">
            <text:p><text:s/>10,987 </text:p>
          </table:table-cell>
        </table:table-row>
        <table:table-row table:style-name="ro9">
          <table:table-cell office:value-type="float" office:value="2015" calcext:value-type="float">
            <text:p>2015</text:p>
          </table:table-cell>
          <table:table-cell office:value-type="string" calcext:value-type="string">
            <text:p>Males</text:p>
          </table:table-cell>
          <table:table-cell office:value-type="float" office:value="2610469" calcext:value-type="float">
            <text:p><text:s/>2,610,469 </text:p>
          </table:table-cell>
          <table:table-cell office:value-type="float" office:value="149284" calcext:value-type="float">
            <text:p><text:s/>149,284 </text:p>
          </table:table-cell>
          <table:table-cell office:value-type="float" office:value="148894" calcext:value-type="float">
            <text:p><text:s/>148,894 </text:p>
          </table:table-cell>
          <table:table-cell office:value-type="float" office:value="139159" calcext:value-type="float">
            <text:p><text:s/>139,159 </text:p>
          </table:table-cell>
          <table:table-cell office:value-type="float" office:value="155767" calcext:value-type="float">
            <text:p><text:s/>155,767 </text:p>
          </table:table-cell>
          <table:table-cell office:value-type="float" office:value="183161" calcext:value-type="float">
            <text:p><text:s/>183,161 </text:p>
          </table:table-cell>
          <table:table-cell office:value-type="float" office:value="180793" calcext:value-type="float">
            <text:p><text:s/>180,793 </text:p>
          </table:table-cell>
          <table:table-cell office:value-type="float" office:value="170000" calcext:value-type="float">
            <text:p><text:s/>170,000 </text:p>
          </table:table-cell>
          <table:table-cell office:value-type="float" office:value="157465" calcext:value-type="float">
            <text:p><text:s/>157,465 </text:p>
          </table:table-cell>
          <table:table-cell office:value-type="float" office:value="170160" calcext:value-type="float">
            <text:p><text:s/>170,160 </text:p>
          </table:table-cell>
          <table:table-cell office:value-type="float" office:value="191565" calcext:value-type="float">
            <text:p><text:s/>191,565 </text:p>
          </table:table-cell>
          <table:table-cell office:value-type="float" office:value="197222" calcext:value-type="float">
            <text:p><text:s/>197,222 </text:p>
          </table:table-cell>
          <table:table-cell office:value-type="float" office:value="177071" calcext:value-type="float">
            <text:p><text:s/>177,071 </text:p>
          </table:table-cell>
          <table:table-cell office:value-type="float" office:value="154247" calcext:value-type="float">
            <text:p><text:s/>154,247 </text:p>
          </table:table-cell>
          <table:table-cell office:value-type="float" office:value="151487" calcext:value-type="float">
            <text:p><text:s/>151,487 </text:p>
          </table:table-cell>
          <table:table-cell office:value-type="float" office:value="107922" calcext:value-type="float">
            <text:p><text:s/>107,922 </text:p>
          </table:table-cell>
          <table:table-cell office:value-type="float" office:value="82703" calcext:value-type="float">
            <text:p><text:s/>82,703 </text:p>
          </table:table-cell>
          <table:table-cell office:value-type="float" office:value="55020" calcext:value-type="float">
            <text:p><text:s/>55,020 </text:p>
          </table:table-cell>
          <table:table-cell office:value-type="float" office:value="38549" calcext:value-type="float">
            <text:p><text:s/>38,549 </text:p>
          </table:table-cell>
          <table:table-cell table:style-name="ce377" office:value-type="float" office:value="27126" calcext:value-type="float">
            <text:p><text:s/>27,126 </text:p>
          </table:table-cell>
          <table:table-cell table:style-name="ce377" office:value-type="float" office:value="11423" calcext:value-type="float">
            <text:p><text:s/>11,423 </text:p>
          </table:table-cell>
        </table:table-row>
        <table:table-row table:style-name="ro9">
          <table:table-cell office:value-type="float" office:value="2016" calcext:value-type="float">
            <text:p>2016</text:p>
          </table:table-cell>
          <table:table-cell office:value-type="string" calcext:value-type="string">
            <text:p>Males</text:p>
          </table:table-cell>
          <table:table-cell office:value-type="float" office:value="2627503" calcext:value-type="float">
            <text:p><text:s/>2,627,503 </text:p>
          </table:table-cell>
          <table:table-cell office:value-type="float" office:value="147527" calcext:value-type="float">
            <text:p><text:s/>147,527 </text:p>
          </table:table-cell>
          <table:table-cell office:value-type="float" office:value="152292" calcext:value-type="float">
            <text:p><text:s/>152,292 </text:p>
          </table:table-cell>
          <table:table-cell office:value-type="float" office:value="140381" calcext:value-type="float">
            <text:p><text:s/>140,381 </text:p>
          </table:table-cell>
          <table:table-cell office:value-type="float" office:value="152614" calcext:value-type="float">
            <text:p><text:s/>152,614 </text:p>
          </table:table-cell>
          <table:table-cell office:value-type="float" office:value="181688" calcext:value-type="float">
            <text:p><text:s/>181,688 </text:p>
          </table:table-cell>
          <table:table-cell office:value-type="float" office:value="186149" calcext:value-type="float">
            <text:p><text:s/>186,149 </text:p>
          </table:table-cell>
          <table:table-cell office:value-type="float" office:value="172305" calcext:value-type="float">
            <text:p><text:s/>172,305 </text:p>
          </table:table-cell>
          <table:table-cell office:value-type="float" office:value="161268" calcext:value-type="float">
            <text:p><text:s/>161,268 </text:p>
          </table:table-cell>
          <table:table-cell office:value-type="float" office:value="164929" calcext:value-type="float">
            <text:p><text:s/>164,929 </text:p>
          </table:table-cell>
          <table:table-cell office:value-type="float" office:value="189422" calcext:value-type="float">
            <text:p><text:s/>189,422 </text:p>
          </table:table-cell>
          <table:table-cell office:value-type="float" office:value="197429" calcext:value-type="float">
            <text:p><text:s/>197,429 </text:p>
          </table:table-cell>
          <table:table-cell office:value-type="float" office:value="180737" calcext:value-type="float">
            <text:p><text:s/>180,737 </text:p>
          </table:table-cell>
          <table:table-cell office:value-type="float" office:value="156406" calcext:value-type="float">
            <text:p><text:s/>156,406 </text:p>
          </table:table-cell>
          <table:table-cell office:value-type="float" office:value="153467" calcext:value-type="float">
            <text:p><text:s/>153,467 </text:p>
          </table:table-cell>
          <table:table-cell office:value-type="float" office:value="111869" calcext:value-type="float">
            <text:p><text:s/>111,869 </text:p>
          </table:table-cell>
          <table:table-cell office:value-type="float" office:value="82515" calcext:value-type="float">
            <text:p><text:s/>82,515 </text:p>
          </table:table-cell>
          <table:table-cell office:value-type="float" office:value="56201" calcext:value-type="float">
            <text:p><text:s/>56,201 </text:p>
          </table:table-cell>
          <table:table-cell office:value-type="float" office:value="40304" calcext:value-type="float">
            <text:p><text:s/>40,304 </text:p>
          </table:table-cell>
          <table:table-cell table:style-name="ce377" office:value-type="float" office:value="28287" calcext:value-type="float">
            <text:p><text:s/>28,287 </text:p>
          </table:table-cell>
          <table:table-cell table:style-name="ce377" office:value-type="float" office:value="12017" calcext:value-type="float">
            <text:p><text:s/>12,017 </text:p>
          </table:table-cell>
        </table:table-row>
        <table:table-row table:style-name="ro9">
          <table:table-cell office:value-type="float" office:value="2017" calcext:value-type="float">
            <text:p>2017</text:p>
          </table:table-cell>
          <table:table-cell office:value-type="string" calcext:value-type="string">
            <text:p>Males</text:p>
          </table:table-cell>
          <table:table-cell office:value-type="float" office:value="2640300" calcext:value-type="float">
            <text:p><text:s/>2,640,300 </text:p>
          </table:table-cell>
          <table:table-cell office:value-type="float" office:value="145116" calcext:value-type="float">
            <text:p><text:s/>145,116 </text:p>
          </table:table-cell>
          <table:table-cell office:value-type="float" office:value="154124" calcext:value-type="float">
            <text:p><text:s/>154,124 </text:p>
          </table:table-cell>
          <table:table-cell office:value-type="float" office:value="143480" calcext:value-type="float">
            <text:p><text:s/>143,480 </text:p>
          </table:table-cell>
          <table:table-cell office:value-type="float" office:value="148274" calcext:value-type="float">
            <text:p><text:s/>148,274 </text:p>
          </table:table-cell>
          <table:table-cell office:value-type="float" office:value="179137" calcext:value-type="float">
            <text:p><text:s/>179,137 </text:p>
          </table:table-cell>
          <table:table-cell office:value-type="float" office:value="190376" calcext:value-type="float">
            <text:p><text:s/>190,376 </text:p>
          </table:table-cell>
          <table:table-cell office:value-type="float" office:value="174490" calcext:value-type="float">
            <text:p><text:s/>174,490 </text:p>
          </table:table-cell>
          <table:table-cell office:value-type="float" office:value="166226" calcext:value-type="float">
            <text:p><text:s/>166,226 </text:p>
          </table:table-cell>
          <table:table-cell office:value-type="float" office:value="159473" calcext:value-type="float">
            <text:p><text:s/>159,473 </text:p>
          </table:table-cell>
          <table:table-cell office:value-type="float" office:value="185460" calcext:value-type="float">
            <text:p><text:s/>185,460 </text:p>
          </table:table-cell>
          <table:table-cell office:value-type="float" office:value="197378" calcext:value-type="float">
            <text:p><text:s/>197,378 </text:p>
          </table:table-cell>
          <table:table-cell office:value-type="float" office:value="184607" calcext:value-type="float">
            <text:p><text:s/>184,607 </text:p>
          </table:table-cell>
          <table:table-cell office:value-type="float" office:value="159938" calcext:value-type="float">
            <text:p><text:s/>159,938 </text:p>
          </table:table-cell>
          <table:table-cell office:value-type="float" office:value="147373" calcext:value-type="float">
            <text:p><text:s/>147,373 </text:p>
          </table:table-cell>
          <table:table-cell office:value-type="float" office:value="122353" calcext:value-type="float">
            <text:p><text:s/>122,353 </text:p>
          </table:table-cell>
          <table:table-cell office:value-type="float" office:value="83611" calcext:value-type="float">
            <text:p><text:s/>83,611 </text:p>
          </table:table-cell>
          <table:table-cell office:value-type="float" office:value="57034" calcext:value-type="float">
            <text:p><text:s/>57,034 </text:p>
          </table:table-cell>
          <table:table-cell office:value-type="float" office:value="41850" calcext:value-type="float">
            <text:p><text:s/>41,850 </text:p>
          </table:table-cell>
          <table:table-cell table:style-name="ce377" office:value-type="float" office:value="29462" calcext:value-type="float">
            <text:p><text:s/>29,462 </text:p>
          </table:table-cell>
          <table:table-cell table:style-name="ce377" office:value-type="float" office:value="12388" calcext:value-type="float">
            <text:p><text:s/>12,388 </text:p>
          </table:table-cell>
        </table:table-row>
        <table:table-row table:style-name="ro9">
          <table:table-cell office:value-type="float" office:value="2018" calcext:value-type="float">
            <text:p>2018</text:p>
          </table:table-cell>
          <table:table-cell office:value-type="string" calcext:value-type="string">
            <text:p>Males</text:p>
          </table:table-cell>
          <table:table-cell office:value-type="float" office:value="2648751" calcext:value-type="float">
            <text:p><text:s/>2,648,751 </text:p>
          </table:table-cell>
          <table:table-cell office:value-type="float" office:value="142579" calcext:value-type="float">
            <text:p><text:s/>142,579 </text:p>
          </table:table-cell>
          <table:table-cell office:value-type="float" office:value="153846" calcext:value-type="float">
            <text:p><text:s/>153,846 </text:p>
          </table:table-cell>
          <table:table-cell office:value-type="float" office:value="147266" calcext:value-type="float">
            <text:p><text:s/>147,266 </text:p>
          </table:table-cell>
          <table:table-cell office:value-type="float" office:value="145405" calcext:value-type="float">
            <text:p><text:s/>145,405 </text:p>
          </table:table-cell>
          <table:table-cell office:value-type="float" office:value="177287" calcext:value-type="float">
            <text:p><text:s/>177,287 </text:p>
          </table:table-cell>
          <table:table-cell office:value-type="float" office:value="190532" calcext:value-type="float">
            <text:p><text:s/>190,532 </text:p>
          </table:table-cell>
          <table:table-cell office:value-type="float" office:value="177941" calcext:value-type="float">
            <text:p><text:s/>177,941 </text:p>
          </table:table-cell>
          <table:table-cell office:value-type="float" office:value="170749" calcext:value-type="float">
            <text:p><text:s/>170,749 </text:p>
          </table:table-cell>
          <table:table-cell office:value-type="float" office:value="155575" calcext:value-type="float">
            <text:p><text:s/>155,575 </text:p>
          </table:table-cell>
          <table:table-cell office:value-type="float" office:value="180561" calcext:value-type="float">
            <text:p><text:s/>180,561 </text:p>
          </table:table-cell>
          <table:table-cell office:value-type="float" office:value="195869" calcext:value-type="float">
            <text:p><text:s/>195,869 </text:p>
          </table:table-cell>
          <table:table-cell office:value-type="float" office:value="188052" calcext:value-type="float">
            <text:p><text:s/>188,052 </text:p>
          </table:table-cell>
          <table:table-cell office:value-type="float" office:value="163243" calcext:value-type="float">
            <text:p><text:s/>163,243 </text:p>
          </table:table-cell>
          <table:table-cell office:value-type="float" office:value="145014" calcext:value-type="float">
            <text:p><text:s/>145,014 </text:p>
          </table:table-cell>
          <table:table-cell office:value-type="float" office:value="128355" calcext:value-type="float">
            <text:p><text:s/>128,355 </text:p>
          </table:table-cell>
          <table:table-cell office:value-type="float" office:value="85041" calcext:value-type="float">
            <text:p><text:s/>85,041 </text:p>
          </table:table-cell>
          <table:table-cell office:value-type="float" office:value="58324" calcext:value-type="float">
            <text:p><text:s/>58,324 </text:p>
          </table:table-cell>
          <table:table-cell office:value-type="float" office:value="43112" calcext:value-type="float">
            <text:p><text:s/>43,112 </text:p>
          </table:table-cell>
          <table:table-cell table:style-name="ce377" office:value-type="float" office:value="30492" calcext:value-type="float">
            <text:p><text:s/>30,492 </text:p>
          </table:table-cell>
          <table:table-cell table:style-name="ce377" office:value-type="float" office:value="12620" calcext:value-type="float">
            <text:p><text:s/>12,620 </text:p>
          </table:table-cell>
        </table:table-row>
        <table:table-row table:style-name="ro9">
          <table:table-cell office:value-type="float" office:value="2019" calcext:value-type="float">
            <text:p>2019</text:p>
          </table:table-cell>
          <table:table-cell office:value-type="string" calcext:value-type="string">
            <text:p>Males</text:p>
          </table:table-cell>
          <table:table-cell office:value-type="float" office:value="2663003" calcext:value-type="float">
            <text:p><text:s/>2,663,003 </text:p>
          </table:table-cell>
          <table:table-cell office:value-type="float" office:value="139982" calcext:value-type="float">
            <text:p><text:s/>139,982 </text:p>
          </table:table-cell>
          <table:table-cell office:value-type="float" office:value="153297" calcext:value-type="float">
            <text:p><text:s/>153,297 </text:p>
          </table:table-cell>
          <table:table-cell office:value-type="float" office:value="150487" calcext:value-type="float">
            <text:p><text:s/>150,487 </text:p>
          </table:table-cell>
          <table:table-cell office:value-type="float" office:value="144172" calcext:value-type="float">
            <text:p><text:s/>144,172 </text:p>
          </table:table-cell>
          <table:table-cell office:value-type="float" office:value="176066" calcext:value-type="float">
            <text:p><text:s/>176,066 </text:p>
          </table:table-cell>
          <table:table-cell office:value-type="float" office:value="191145" calcext:value-type="float">
            <text:p><text:s/>191,145 </text:p>
          </table:table-cell>
          <table:table-cell office:value-type="float" office:value="182635" calcext:value-type="float">
            <text:p><text:s/>182,635 </text:p>
          </table:table-cell>
          <table:table-cell office:value-type="float" office:value="172624" calcext:value-type="float">
            <text:p><text:s/>172,624 </text:p>
          </table:table-cell>
          <table:table-cell office:value-type="float" office:value="156790" calcext:value-type="float">
            <text:p><text:s/>156,790 </text:p>
          </table:table-cell>
          <table:table-cell office:value-type="float" office:value="174812" calcext:value-type="float">
            <text:p><text:s/>174,812 </text:p>
          </table:table-cell>
          <table:table-cell office:value-type="float" office:value="193940" calcext:value-type="float">
            <text:p><text:s/>193,940 </text:p>
          </table:table-cell>
          <table:table-cell office:value-type="float" office:value="190775" calcext:value-type="float">
            <text:p><text:s/>190,775 </text:p>
          </table:table-cell>
          <table:table-cell office:value-type="float" office:value="166852" calcext:value-type="float">
            <text:p><text:s/>166,852 </text:p>
          </table:table-cell>
          <table:table-cell office:value-type="float" office:value="144460" calcext:value-type="float">
            <text:p><text:s/>144,460 </text:p>
          </table:table-cell>
          <table:table-cell office:value-type="float" office:value="132339" calcext:value-type="float">
            <text:p><text:s/>132,339 </text:p>
          </table:table-cell>
          <table:table-cell office:value-type="float" office:value="87886" calcext:value-type="float">
            <text:p><text:s/>87,886 </text:p>
          </table:table-cell>
          <table:table-cell office:value-type="float" office:value="59848" calcext:value-type="float">
            <text:p><text:s/>59,848 </text:p>
          </table:table-cell>
          <table:table-cell office:value-type="float" office:value="44893" calcext:value-type="float">
            <text:p><text:s/>44,893 </text:p>
          </table:table-cell>
          <table:table-cell table:style-name="ce377" office:value-type="float" office:value="31482" calcext:value-type="float">
            <text:p><text:s/>31,482 </text:p>
          </table:table-cell>
          <table:table-cell table:style-name="ce377" office:value-type="float" office:value="13411" calcext:value-type="float">
            <text:p><text:s/>13,411 </text:p>
          </table:table-cell>
        </table:table-row>
        <table:table-row table:style-name="ro9">
          <table:table-cell office:value-type="float" office:value="2020" calcext:value-type="float">
            <text:p>2020</text:p>
          </table:table-cell>
          <table:table-cell office:value-type="string" calcext:value-type="string">
            <text:p>Males</text:p>
          </table:table-cell>
          <table:table-cell office:value-type="float" office:value="2665212" calcext:value-type="float">
            <text:p><text:s/>2,665,212 </text:p>
          </table:table-cell>
          <table:table-cell office:value-type="float" office:value="135959" calcext:value-type="float">
            <text:p><text:s/>135,959 </text:p>
          </table:table-cell>
          <table:table-cell office:value-type="float" office:value="152847" calcext:value-type="float">
            <text:p><text:s/>152,847 </text:p>
          </table:table-cell>
          <table:table-cell office:value-type="float" office:value="151875" calcext:value-type="float">
            <text:p><text:s/>151,875 </text:p>
          </table:table-cell>
          <table:table-cell office:value-type="float" office:value="144207" calcext:value-type="float">
            <text:p><text:s/>144,207 </text:p>
          </table:table-cell>
          <table:table-cell office:value-type="float" office:value="173302" calcext:value-type="float">
            <text:p><text:s/>173,302 </text:p>
          </table:table-cell>
          <table:table-cell office:value-type="float" office:value="189139" calcext:value-type="float">
            <text:p><text:s/>189,139 </text:p>
          </table:table-cell>
          <table:table-cell office:value-type="float" office:value="185637" calcext:value-type="float">
            <text:p><text:s/>185,637 </text:p>
          </table:table-cell>
          <table:table-cell office:value-type="float" office:value="174079" calcext:value-type="float">
            <text:p><text:s/>174,079 </text:p>
          </table:table-cell>
          <table:table-cell office:value-type="float" office:value="159586" calcext:value-type="float">
            <text:p><text:s/>159,586 </text:p>
          </table:table-cell>
          <table:table-cell office:value-type="float" office:value="169376" calcext:value-type="float">
            <text:p><text:s/>169,376 </text:p>
          </table:table-cell>
          <table:table-cell office:value-type="float" office:value="189355" calcext:value-type="float">
            <text:p><text:s/>189,355 </text:p>
          </table:table-cell>
          <table:table-cell office:value-type="float" office:value="193348" calcext:value-type="float">
            <text:p><text:s/>193,348 </text:p>
          </table:table-cell>
          <table:table-cell office:value-type="float" office:value="170701" calcext:value-type="float">
            <text:p><text:s/>170,701 </text:p>
          </table:table-cell>
          <table:table-cell office:value-type="float" office:value="144529" calcext:value-type="float">
            <text:p><text:s/>144,529 </text:p>
          </table:table-cell>
          <table:table-cell office:value-type="float" office:value="135910" calcext:value-type="float">
            <text:p><text:s/>135,910 </text:p>
          </table:table-cell>
          <table:table-cell office:value-type="float" office:value="89206" calcext:value-type="float">
            <text:p><text:s/>89,206 </text:p>
          </table:table-cell>
          <table:table-cell office:value-type="float" office:value="60270" calcext:value-type="float">
            <text:p><text:s/>60,270 </text:p>
          </table:table-cell>
          <table:table-cell office:value-type="float" office:value="45886" calcext:value-type="float">
            <text:p><text:s/>45,886 </text:p>
          </table:table-cell>
          <table:table-cell table:style-name="ce377" office:value-type="float" office:value="32227" calcext:value-type="float">
            <text:p><text:s/>32,227 </text:p>
          </table:table-cell>
          <table:table-cell table:style-name="ce377" office:value-type="float" office:value="13659" calcext:value-type="float">
            <text:p><text:s/>13,659 </text:p>
          </table:table-cell>
        </table:table-row>
        <table:table-row table:style-name="ro9">
          <table:table-cell office:value-type="float" office:value="2021" calcext:value-type="float">
            <text:p>2021</text:p>
          </table:table-cell>
          <table:table-cell office:value-type="string" calcext:value-type="string">
            <text:p>Males</text:p>
          </table:table-cell>
          <table:table-cell office:value-type="float" office:value="2672562" calcext:value-type="float">
            <text:p><text:s/>2,672,562 </text:p>
          </table:table-cell>
          <table:table-cell office:value-type="float" office:value="131314" calcext:value-type="float">
            <text:p><text:s/>131,314 </text:p>
          </table:table-cell>
          <table:table-cell office:value-type="float" office:value="151029" calcext:value-type="float">
            <text:p><text:s/>151,029 </text:p>
          </table:table-cell>
          <table:table-cell office:value-type="float" office:value="155283" calcext:value-type="float">
            <text:p><text:s/>155,283 </text:p>
          </table:table-cell>
          <table:table-cell office:value-type="float" office:value="145091" calcext:value-type="float">
            <text:p><text:s/>145,091 </text:p>
          </table:table-cell>
          <table:table-cell office:value-type="float" office:value="168279" calcext:value-type="float">
            <text:p><text:s/>168,279 </text:p>
          </table:table-cell>
          <table:table-cell office:value-type="float" office:value="186382" calcext:value-type="float">
            <text:p><text:s/>186,382 </text:p>
          </table:table-cell>
          <table:table-cell office:value-type="float" office:value="190517" calcext:value-type="float">
            <text:p><text:s/>190,517 </text:p>
          </table:table-cell>
          <table:table-cell office:value-type="float" office:value="176671" calcext:value-type="float">
            <text:p><text:s/>176,671 </text:p>
          </table:table-cell>
          <table:table-cell office:value-type="float" office:value="163569" calcext:value-type="float">
            <text:p><text:s/>163,569 </text:p>
          </table:table-cell>
          <table:table-cell office:value-type="float" office:value="164417" calcext:value-type="float">
            <text:p><text:s/>164,417 </text:p>
          </table:table-cell>
          <table:table-cell office:value-type="float" office:value="187216" calcext:value-type="float">
            <text:p><text:s/>187,216 </text:p>
          </table:table-cell>
          <table:table-cell office:value-type="float" office:value="193708" calcext:value-type="float">
            <text:p><text:s/>193,708 </text:p>
          </table:table-cell>
          <table:table-cell office:value-type="float" office:value="174345" calcext:value-type="float">
            <text:p><text:s/>174,345 </text:p>
          </table:table-cell>
          <table:table-cell office:value-type="float" office:value="146870" calcext:value-type="float">
            <text:p><text:s/>146,870 </text:p>
          </table:table-cell>
          <table:table-cell office:value-type="float" office:value="137691" calcext:value-type="float">
            <text:p><text:s/>137,691 </text:p>
          </table:table-cell>
          <table:table-cell office:value-type="float" office:value="92756" calcext:value-type="float">
            <text:p><text:s/>92,756 </text:p>
          </table:table-cell>
          <table:table-cell office:value-type="float" office:value="60183" calcext:value-type="float">
            <text:p><text:s/>60,183 </text:p>
          </table:table-cell>
          <table:table-cell office:value-type="float" office:value="47241" calcext:value-type="float">
            <text:p><text:s/>47,241 </text:p>
          </table:table-cell>
          <table:table-cell table:style-name="ce377" office:value-type="float" office:value="32820" calcext:value-type="float">
            <text:p><text:s/>32,820 </text:p>
          </table:table-cell>
          <table:table-cell table:style-name="ce377" office:value-type="float" office:value="14421" calcext:value-type="float">
            <text:p><text:s/>14,421 </text:p>
          </table:table-cell>
        </table:table-row>
        <table:table-row table:style-name="ro9">
          <table:table-cell office:value-type="float" office:value="1911" calcext:value-type="float">
            <text:p>1911</text:p>
          </table:table-cell>
          <table:table-cell office:value-type="string" calcext:value-type="string">
            <text:p>Females</text:p>
          </table:table-cell>
          <table:table-cell office:value-type="float" office:value="2447032" calcext:value-type="float">
            <text:p><text:s/>2,447,032 </text:p>
          </table:table-cell>
          <table:table-cell office:value-type="float" office:value="262710" calcext:value-type="float">
            <text:p><text:s/>262,710 </text:p>
          </table:table-cell>
          <table:table-cell office:value-type="float" office:value="256026" calcext:value-type="float">
            <text:p><text:s/>256,026 </text:p>
          </table:table-cell>
          <table:table-cell office:value-type="float" office:value="243031" calcext:value-type="float">
            <text:p><text:s/>243,031 </text:p>
          </table:table-cell>
          <table:table-cell office:value-type="float" office:value="227950" calcext:value-type="float">
            <text:p><text:s/>227,950 </text:p>
          </table:table-cell>
          <table:table-cell office:value-type="float" office:value="215768" calcext:value-type="float">
            <text:p><text:s/>215,768 </text:p>
          </table:table-cell>
          <table:table-cell office:value-type="float" office:value="203684" calcext:value-type="float">
            <text:p><text:s/>203,684 </text:p>
          </table:table-cell>
          <table:table-cell office:value-type="float" office:value="185277" calcext:value-type="float">
            <text:p><text:s/>185,277 </text:p>
          </table:table-cell>
          <table:table-cell office:value-type="float" office:value="165656" calcext:value-type="float">
            <text:p><text:s/>165,656 </text:p>
          </table:table-cell>
          <table:table-cell office:value-type="float" office:value="144474" calcext:value-type="float">
            <text:p><text:s/>144,474 </text:p>
          </table:table-cell>
          <table:table-cell office:value-type="float" office:value="124265" calcext:value-type="float">
            <text:p><text:s/>124,265 </text:p>
          </table:table-cell>
          <table:table-cell office:value-type="float" office:value="108078" calcext:value-type="float">
            <text:p><text:s/>108,078 </text:p>
          </table:table-cell>
          <table:table-cell office:value-type="float" office:value="87340" calcext:value-type="float">
            <text:p><text:s/>87,340 </text:p>
          </table:table-cell>
          <table:table-cell office:value-type="float" office:value="70337" calcext:value-type="float">
            <text:p><text:s/>70,337 </text:p>
          </table:table-cell>
          <table:table-cell office:value-type="float" office:value="57820" calcext:value-type="float">
            <text:p><text:s/>57,820 </text:p>
          </table:table-cell>
          <table:table-cell office:value-type="float" office:value="47641" calcext:value-type="float">
            <text:p><text:s/>47,641 </text:p>
          </table:table-cell>
          <table:table-cell office:value-type="float" office:value="28052" calcext:value-type="float">
            <text:p><text:s/>28,052 </text:p>
          </table:table-cell>
          <table:table-cell office:value-type="float" office:value="12656" calcext:value-type="float">
            <text:p><text:s/>12,656 </text:p>
          </table:table-cell>
          <table:table-cell office:value-type="float" office:value="6267" calcext:value-type="float">
            <text:p><text:s/>6,267 </text:p>
          </table:table-cell>
          <table:table-cell table:number-columns-repeated="2" office:value-type="string" office:string-value="[x]" calcext:value-type="string">
            <text:p><text:s/>[x] </text:p>
          </table:table-cell>
        </table:table-row>
        <table:table-row table:style-name="ro9">
          <table:table-cell office:value-type="float" office:value="1912" calcext:value-type="float">
            <text:p>1912</text:p>
          </table:table-cell>
          <table:table-cell office:value-type="string" calcext:value-type="string">
            <text:p>Females</text:p>
          </table:table-cell>
          <table:table-cell office:value-type="float" office:value="2442253" calcext:value-type="float">
            <text:p><text:s/>2,442,253 </text:p>
          </table:table-cell>
          <table:table-cell office:value-type="float" office:value="258976" calcext:value-type="float">
            <text:p><text:s/>258,976 </text:p>
          </table:table-cell>
          <table:table-cell office:value-type="float" office:value="254346" calcext:value-type="float">
            <text:p><text:s/>254,346 </text:p>
          </table:table-cell>
          <table:table-cell office:value-type="float" office:value="243080" calcext:value-type="float">
            <text:p><text:s/>243,080 </text:p>
          </table:table-cell>
          <table:table-cell office:value-type="float" office:value="226490" calcext:value-type="float">
            <text:p><text:s/>226,490 </text:p>
          </table:table-cell>
          <table:table-cell office:value-type="float" office:value="211382" calcext:value-type="float">
            <text:p><text:s/>211,382 </text:p>
          </table:table-cell>
          <table:table-cell office:value-type="float" office:value="200346" calcext:value-type="float">
            <text:p><text:s/>200,346 </text:p>
          </table:table-cell>
          <table:table-cell office:value-type="float" office:value="184567" calcext:value-type="float">
            <text:p><text:s/>184,567 </text:p>
          </table:table-cell>
          <table:table-cell office:value-type="float" office:value="166852" calcext:value-type="float">
            <text:p><text:s/>166,852 </text:p>
          </table:table-cell>
          <table:table-cell office:value-type="float" office:value="146455" calcext:value-type="float">
            <text:p><text:s/>146,455 </text:p>
          </table:table-cell>
          <table:table-cell office:value-type="float" office:value="125185" calcext:value-type="float">
            <text:p><text:s/>125,185 </text:p>
          </table:table-cell>
          <table:table-cell office:value-type="float" office:value="109398" calcext:value-type="float">
            <text:p><text:s/>109,398 </text:p>
          </table:table-cell>
          <table:table-cell office:value-type="float" office:value="89582" calcext:value-type="float">
            <text:p><text:s/>89,582 </text:p>
          </table:table-cell>
          <table:table-cell office:value-type="float" office:value="72443" calcext:value-type="float">
            <text:p><text:s/>72,443 </text:p>
          </table:table-cell>
          <table:table-cell office:value-type="float" office:value="58181" calcext:value-type="float">
            <text:p><text:s/>58,181 </text:p>
          </table:table-cell>
          <table:table-cell office:value-type="float" office:value="47108" calcext:value-type="float">
            <text:p><text:s/>47,108 </text:p>
          </table:table-cell>
          <table:table-cell office:value-type="float" office:value="28598" calcext:value-type="float">
            <text:p><text:s/>28,598 </text:p>
          </table:table-cell>
          <table:table-cell office:value-type="float" office:value="12978" calcext:value-type="float">
            <text:p><text:s/>12,978 </text:p>
          </table:table-cell>
          <table:table-cell office:value-type="float" office:value="6286" calcext:value-type="float">
            <text:p><text:s/>6,286 </text:p>
          </table:table-cell>
          <table:table-cell table:number-columns-repeated="2" office:value-type="string" office:string-value="[x]" calcext:value-type="string">
            <text:p><text:s/>[x] </text:p>
          </table:table-cell>
        </table:table-row>
        <table:table-row table:style-name="ro9">
          <table:table-cell office:value-type="float" office:value="1913" calcext:value-type="float">
            <text:p>1913</text:p>
          </table:table-cell>
          <table:table-cell office:value-type="string" calcext:value-type="string">
            <text:p>Females</text:p>
          </table:table-cell>
          <table:table-cell office:value-type="float" office:value="2435986" calcext:value-type="float">
            <text:p><text:s/>2,435,986 </text:p>
          </table:table-cell>
          <table:table-cell office:value-type="float" office:value="256598" calcext:value-type="float">
            <text:p><text:s/>256,598 </text:p>
          </table:table-cell>
          <table:table-cell office:value-type="float" office:value="252030" calcext:value-type="float">
            <text:p><text:s/>252,030 </text:p>
          </table:table-cell>
          <table:table-cell office:value-type="float" office:value="242902" calcext:value-type="float">
            <text:p><text:s/>242,902 </text:p>
          </table:table-cell>
          <table:table-cell office:value-type="float" office:value="225991" calcext:value-type="float">
            <text:p><text:s/>225,991 </text:p>
          </table:table-cell>
          <table:table-cell office:value-type="float" office:value="207690" calcext:value-type="float">
            <text:p><text:s/>207,690 </text:p>
          </table:table-cell>
          <table:table-cell office:value-type="float" office:value="195714" calcext:value-type="float">
            <text:p><text:s/>195,714 </text:p>
          </table:table-cell>
          <table:table-cell office:value-type="float" office:value="183021" calcext:value-type="float">
            <text:p><text:s/>183,021 </text:p>
          </table:table-cell>
          <table:table-cell office:value-type="float" office:value="167484" calcext:value-type="float">
            <text:p><text:s/>167,484 </text:p>
          </table:table-cell>
          <table:table-cell office:value-type="float" office:value="148157" calcext:value-type="float">
            <text:p><text:s/>148,157 </text:p>
          </table:table-cell>
          <table:table-cell office:value-type="float" office:value="126561" calcext:value-type="float">
            <text:p><text:s/>126,561 </text:p>
          </table:table-cell>
          <table:table-cell office:value-type="float" office:value="110011" calcext:value-type="float">
            <text:p><text:s/>110,011 </text:p>
          </table:table-cell>
          <table:table-cell office:value-type="float" office:value="91667" calcext:value-type="float">
            <text:p><text:s/>91,667 </text:p>
          </table:table-cell>
          <table:table-cell office:value-type="float" office:value="74330" calcext:value-type="float">
            <text:p><text:s/>74,330 </text:p>
          </table:table-cell>
          <table:table-cell office:value-type="float" office:value="59156" calcext:value-type="float">
            <text:p><text:s/>59,156 </text:p>
          </table:table-cell>
          <table:table-cell office:value-type="float" office:value="46755" calcext:value-type="float">
            <text:p><text:s/>46,755 </text:p>
          </table:table-cell>
          <table:table-cell office:value-type="float" office:value="28514" calcext:value-type="float">
            <text:p><text:s/>28,514 </text:p>
          </table:table-cell>
          <table:table-cell office:value-type="float" office:value="13222" calcext:value-type="float">
            <text:p><text:s/>13,222 </text:p>
          </table:table-cell>
          <table:table-cell office:value-type="float" office:value="6183" calcext:value-type="float">
            <text:p><text:s/>6,183 </text:p>
          </table:table-cell>
          <table:table-cell table:number-columns-repeated="2" office:value-type="string" office:string-value="[x]" calcext:value-type="string">
            <text:p><text:s/>[x] </text:p>
          </table:table-cell>
        </table:table-row>
        <table:table-row table:style-name="ro9">
          <table:table-cell office:value-type="float" office:value="1914" calcext:value-type="float">
            <text:p>1914</text:p>
          </table:table-cell>
          <table:table-cell office:value-type="string" calcext:value-type="string">
            <text:p>Females</text:p>
          </table:table-cell>
          <table:table-cell office:value-type="float" office:value="2445990" calcext:value-type="float">
            <text:p><text:s/>2,445,990 </text:p>
          </table:table-cell>
          <table:table-cell office:value-type="float" office:value="255939" calcext:value-type="float">
            <text:p><text:s/>255,939 </text:p>
          </table:table-cell>
          <table:table-cell office:value-type="float" office:value="250708" calcext:value-type="float">
            <text:p><text:s/>250,708 </text:p>
          </table:table-cell>
          <table:table-cell office:value-type="float" office:value="243751" calcext:value-type="float">
            <text:p><text:s/>243,751 </text:p>
          </table:table-cell>
          <table:table-cell office:value-type="float" office:value="227707" calcext:value-type="float">
            <text:p><text:s/>227,707 </text:p>
          </table:table-cell>
          <table:table-cell office:value-type="float" office:value="208043" calcext:value-type="float">
            <text:p><text:s/>208,043 </text:p>
          </table:table-cell>
          <table:table-cell office:value-type="float" office:value="193908" calcext:value-type="float">
            <text:p><text:s/>193,908 </text:p>
          </table:table-cell>
          <table:table-cell office:value-type="float" office:value="182977" calcext:value-type="float">
            <text:p><text:s/>182,977 </text:p>
          </table:table-cell>
          <table:table-cell office:value-type="float" office:value="168630" calcext:value-type="float">
            <text:p><text:s/>168,630 </text:p>
          </table:table-cell>
          <table:table-cell office:value-type="float" office:value="150521" calcext:value-type="float">
            <text:p><text:s/>150,521 </text:p>
          </table:table-cell>
          <table:table-cell office:value-type="float" office:value="128698" calcext:value-type="float">
            <text:p><text:s/>128,698 </text:p>
          </table:table-cell>
          <table:table-cell office:value-type="float" office:value="111067" calcext:value-type="float">
            <text:p><text:s/>111,067 </text:p>
          </table:table-cell>
          <table:table-cell office:value-type="float" office:value="93422" calcext:value-type="float">
            <text:p><text:s/>93,422 </text:p>
          </table:table-cell>
          <table:table-cell office:value-type="float" office:value="75821" calcext:value-type="float">
            <text:p><text:s/>75,821 </text:p>
          </table:table-cell>
          <table:table-cell office:value-type="float" office:value="59856" calcext:value-type="float">
            <text:p><text:s/>59,856 </text:p>
          </table:table-cell>
          <table:table-cell office:value-type="float" office:value="46322" calcext:value-type="float">
            <text:p><text:s/>46,322 </text:p>
          </table:table-cell>
          <table:table-cell office:value-type="float" office:value="28833" calcext:value-type="float">
            <text:p><text:s/>28,833 </text:p>
          </table:table-cell>
          <table:table-cell office:value-type="float" office:value="13511" calcext:value-type="float">
            <text:p><text:s/>13,511 </text:p>
          </table:table-cell>
          <table:table-cell office:value-type="float" office:value="6276" calcext:value-type="float">
            <text:p><text:s/>6,276 </text:p>
          </table:table-cell>
          <table:table-cell table:number-columns-repeated="2" office:value-type="string" office:string-value="[x]" calcext:value-type="string">
            <text:p><text:s/>[x] </text:p>
          </table:table-cell>
        </table:table-row>
        <table:table-row table:style-name="ro9">
          <table:table-cell office:value-type="float" office:value="1915" calcext:value-type="float">
            <text:p>1915</text:p>
          </table:table-cell>
          <table:table-cell office:value-type="string" calcext:value-type="string">
            <text:p>Females</text:p>
          </table:table-cell>
          <table:table-cell office:value-type="float" office:value="2463679" calcext:value-type="float">
            <text:p><text:s/>2,463,679 </text:p>
          </table:table-cell>
          <table:table-cell office:value-type="float" office:value="254738" calcext:value-type="float">
            <text:p><text:s/>254,738 </text:p>
          </table:table-cell>
          <table:table-cell office:value-type="float" office:value="249798" calcext:value-type="float">
            <text:p><text:s/>249,798 </text:p>
          </table:table-cell>
          <table:table-cell office:value-type="float" office:value="245030" calcext:value-type="float">
            <text:p><text:s/>245,030 </text:p>
          </table:table-cell>
          <table:table-cell office:value-type="float" office:value="230564" calcext:value-type="float">
            <text:p><text:s/>230,564 </text:p>
          </table:table-cell>
          <table:table-cell office:value-type="float" office:value="210711" calcext:value-type="float">
            <text:p><text:s/>210,711 </text:p>
          </table:table-cell>
          <table:table-cell office:value-type="float" office:value="194372" calcext:value-type="float">
            <text:p><text:s/>194,372 </text:p>
          </table:table-cell>
          <table:table-cell office:value-type="float" office:value="184056" calcext:value-type="float">
            <text:p><text:s/>184,056 </text:p>
          </table:table-cell>
          <table:table-cell office:value-type="float" office:value="170156" calcext:value-type="float">
            <text:p><text:s/>170,156 </text:p>
          </table:table-cell>
          <table:table-cell office:value-type="float" office:value="153172" calcext:value-type="float">
            <text:p><text:s/>153,172 </text:p>
          </table:table-cell>
          <table:table-cell office:value-type="float" office:value="131320" calcext:value-type="float">
            <text:p><text:s/>131,320 </text:p>
          </table:table-cell>
          <table:table-cell office:value-type="float" office:value="112411" calcext:value-type="float">
            <text:p><text:s/>112,411 </text:p>
          </table:table-cell>
          <table:table-cell office:value-type="float" office:value="95040" calcext:value-type="float">
            <text:p><text:s/>95,040 </text:p>
          </table:table-cell>
          <table:table-cell office:value-type="float" office:value="76948" calcext:value-type="float">
            <text:p><text:s/>76,948 </text:p>
          </table:table-cell>
          <table:table-cell office:value-type="float" office:value="60209" calcext:value-type="float">
            <text:p><text:s/>60,209 </text:p>
          </table:table-cell>
          <table:table-cell office:value-type="float" office:value="45834" calcext:value-type="float">
            <text:p><text:s/>45,834 </text:p>
          </table:table-cell>
          <table:table-cell office:value-type="float" office:value="29066" calcext:value-type="float">
            <text:p><text:s/>29,066 </text:p>
          </table:table-cell>
          <table:table-cell office:value-type="float" office:value="13908" calcext:value-type="float">
            <text:p><text:s/>13,908 </text:p>
          </table:table-cell>
          <table:table-cell office:value-type="float" office:value="6346" calcext:value-type="float">
            <text:p><text:s/>6,346 </text:p>
          </table:table-cell>
          <table:table-cell table:number-columns-repeated="2" office:value-type="string" office:string-value="[x]" calcext:value-type="string">
            <text:p><text:s/>[x] </text:p>
          </table:table-cell>
        </table:table-row>
        <table:table-row table:style-name="ro9">
          <table:table-cell office:value-type="float" office:value="1916" calcext:value-type="float">
            <text:p>1916</text:p>
          </table:table-cell>
          <table:table-cell office:value-type="string" calcext:value-type="string">
            <text:p>Females</text:p>
          </table:table-cell>
          <table:table-cell office:value-type="float" office:value="2480383" calcext:value-type="float">
            <text:p><text:s/>2,480,383 </text:p>
          </table:table-cell>
          <table:table-cell office:value-type="float" office:value="249640" calcext:value-type="float">
            <text:p><text:s/>249,640 </text:p>
          </table:table-cell>
          <table:table-cell office:value-type="float" office:value="248762" calcext:value-type="float">
            <text:p><text:s/>248,762 </text:p>
          </table:table-cell>
          <table:table-cell office:value-type="float" office:value="246153" calcext:value-type="float">
            <text:p><text:s/>246,153 </text:p>
          </table:table-cell>
          <table:table-cell office:value-type="float" office:value="233374" calcext:value-type="float">
            <text:p><text:s/>233,374 </text:p>
          </table:table-cell>
          <table:table-cell office:value-type="float" office:value="213876" calcext:value-type="float">
            <text:p><text:s/>213,876 </text:p>
          </table:table-cell>
          <table:table-cell office:value-type="float" office:value="195783" calcext:value-type="float">
            <text:p><text:s/>195,783 </text:p>
          </table:table-cell>
          <table:table-cell office:value-type="float" office:value="185327" calcext:value-type="float">
            <text:p><text:s/>185,327 </text:p>
          </table:table-cell>
          <table:table-cell office:value-type="float" office:value="171915" calcext:value-type="float">
            <text:p><text:s/>171,915 </text:p>
          </table:table-cell>
          <table:table-cell office:value-type="float" office:value="155810" calcext:value-type="float">
            <text:p><text:s/>155,810 </text:p>
          </table:table-cell>
          <table:table-cell office:value-type="float" office:value="134356" calcext:value-type="float">
            <text:p><text:s/>134,356 </text:p>
          </table:table-cell>
          <table:table-cell office:value-type="float" office:value="114100" calcext:value-type="float">
            <text:p><text:s/>114,100 </text:p>
          </table:table-cell>
          <table:table-cell office:value-type="float" office:value="96701" calcext:value-type="float">
            <text:p><text:s/>96,701 </text:p>
          </table:table-cell>
          <table:table-cell office:value-type="float" office:value="78105" calcext:value-type="float">
            <text:p><text:s/>78,105 </text:p>
          </table:table-cell>
          <table:table-cell office:value-type="float" office:value="61111" calcext:value-type="float">
            <text:p><text:s/>61,111 </text:p>
          </table:table-cell>
          <table:table-cell office:value-type="float" office:value="45296" calcext:value-type="float">
            <text:p><text:s/>45,296 </text:p>
          </table:table-cell>
          <table:table-cell office:value-type="float" office:value="29351" calcext:value-type="float">
            <text:p><text:s/>29,351 </text:p>
          </table:table-cell>
          <table:table-cell office:value-type="float" office:value="14338" calcext:value-type="float">
            <text:p><text:s/>14,338 </text:p>
          </table:table-cell>
          <table:table-cell office:value-type="float" office:value="6385" calcext:value-type="float">
            <text:p><text:s/>6,385 </text:p>
          </table:table-cell>
          <table:table-cell table:number-columns-repeated="2" office:value-type="string" office:string-value="[x]" calcext:value-type="string">
            <text:p><text:s/>[x] </text:p>
          </table:table-cell>
        </table:table-row>
        <table:table-row table:style-name="ro9">
          <table:table-cell office:value-type="float" office:value="1917" calcext:value-type="float">
            <text:p>1917</text:p>
          </table:table-cell>
          <table:table-cell office:value-type="string" calcext:value-type="string">
            <text:p>Females</text:p>
          </table:table-cell>
          <table:table-cell office:value-type="float" office:value="2494899" calcext:value-type="float">
            <text:p><text:s/>2,494,899 </text:p>
          </table:table-cell>
          <table:table-cell office:value-type="float" office:value="242445" calcext:value-type="float">
            <text:p><text:s/>242,445 </text:p>
          </table:table-cell>
          <table:table-cell office:value-type="float" office:value="247446" calcext:value-type="float">
            <text:p><text:s/>247,446 </text:p>
          </table:table-cell>
          <table:table-cell office:value-type="float" office:value="246964" calcext:value-type="float">
            <text:p><text:s/>246,964 </text:p>
          </table:table-cell>
          <table:table-cell office:value-type="float" office:value="235750" calcext:value-type="float">
            <text:p><text:s/>235,750 </text:p>
          </table:table-cell>
          <table:table-cell office:value-type="float" office:value="216973" calcext:value-type="float">
            <text:p><text:s/>216,973 </text:p>
          </table:table-cell>
          <table:table-cell office:value-type="float" office:value="197792" calcext:value-type="float">
            <text:p><text:s/>197,792 </text:p>
          </table:table-cell>
          <table:table-cell office:value-type="float" office:value="186499" calcext:value-type="float">
            <text:p><text:s/>186,499 </text:p>
          </table:table-cell>
          <table:table-cell office:value-type="float" office:value="173555" calcext:value-type="float">
            <text:p><text:s/>173,555 </text:p>
          </table:table-cell>
          <table:table-cell office:value-type="float" office:value="158194" calcext:value-type="float">
            <text:p><text:s/>158,194 </text:p>
          </table:table-cell>
          <table:table-cell office:value-type="float" office:value="137514" calcext:value-type="float">
            <text:p><text:s/>137,514 </text:p>
          </table:table-cell>
          <table:table-cell office:value-type="float" office:value="116120" calcext:value-type="float">
            <text:p><text:s/>116,120 </text:p>
          </table:table-cell>
          <table:table-cell office:value-type="float" office:value="98555" calcext:value-type="float">
            <text:p><text:s/>98,555 </text:p>
          </table:table-cell>
          <table:table-cell office:value-type="float" office:value="79329" calcext:value-type="float">
            <text:p><text:s/>79,329 </text:p>
          </table:table-cell>
          <table:table-cell office:value-type="float" office:value="61890" calcext:value-type="float">
            <text:p><text:s/>61,890 </text:p>
          </table:table-cell>
          <table:table-cell office:value-type="float" office:value="45296" calcext:value-type="float">
            <text:p><text:s/>45,296 </text:p>
          </table:table-cell>
          <table:table-cell office:value-type="float" office:value="29158" calcext:value-type="float">
            <text:p><text:s/>29,158 </text:p>
          </table:table-cell>
          <table:table-cell office:value-type="float" office:value="14867" calcext:value-type="float">
            <text:p><text:s/>14,867 </text:p>
          </table:table-cell>
          <table:table-cell office:value-type="float" office:value="6552" calcext:value-type="float">
            <text:p><text:s/>6,552 </text:p>
          </table:table-cell>
          <table:table-cell table:number-columns-repeated="2" office:value-type="string" office:string-value="[x]" calcext:value-type="string">
            <text:p><text:s/>[x] </text:p>
          </table:table-cell>
        </table:table-row>
        <table:table-row table:style-name="ro9">
          <table:table-cell office:value-type="float" office:value="1918" calcext:value-type="float">
            <text:p>1918</text:p>
          </table:table-cell>
          <table:table-cell office:value-type="string" calcext:value-type="string">
            <text:p>Females</text:p>
          </table:table-cell>
          <table:table-cell office:value-type="float" office:value="2510072" calcext:value-type="float">
            <text:p><text:s/>2,510,072 </text:p>
          </table:table-cell>
          <table:table-cell office:value-type="float" office:value="232317" calcext:value-type="float">
            <text:p><text:s/>232,317 </text:p>
          </table:table-cell>
          <table:table-cell office:value-type="float" office:value="246339" calcext:value-type="float">
            <text:p><text:s/>246,339 </text:p>
          </table:table-cell>
          <table:table-cell office:value-type="float" office:value="247346" calcext:value-type="float">
            <text:p><text:s/>247,346 </text:p>
          </table:table-cell>
          <table:table-cell office:value-type="float" office:value="238010" calcext:value-type="float">
            <text:p><text:s/>238,010 </text:p>
          </table:table-cell>
          <table:table-cell office:value-type="float" office:value="220219" calcext:value-type="float">
            <text:p><text:s/>220,219 </text:p>
          </table:table-cell>
          <table:table-cell office:value-type="float" office:value="200430" calcext:value-type="float">
            <text:p><text:s/>200,430 </text:p>
          </table:table-cell>
          <table:table-cell office:value-type="float" office:value="187549" calcext:value-type="float">
            <text:p><text:s/>187,549 </text:p>
          </table:table-cell>
          <table:table-cell office:value-type="float" office:value="175422" calcext:value-type="float">
            <text:p><text:s/>175,422 </text:p>
          </table:table-cell>
          <table:table-cell office:value-type="float" office:value="160359" calcext:value-type="float">
            <text:p><text:s/>160,359 </text:p>
          </table:table-cell>
          <table:table-cell office:value-type="float" office:value="140828" calcext:value-type="float">
            <text:p><text:s/>140,828 </text:p>
          </table:table-cell>
          <table:table-cell office:value-type="float" office:value="118550" calcext:value-type="float">
            <text:p><text:s/>118,550 </text:p>
          </table:table-cell>
          <table:table-cell office:value-type="float" office:value="100447" calcext:value-type="float">
            <text:p><text:s/>100,447 </text:p>
          </table:table-cell>
          <table:table-cell office:value-type="float" office:value="81190" calcext:value-type="float">
            <text:p><text:s/>81,190 </text:p>
          </table:table-cell>
          <table:table-cell office:value-type="float" office:value="63111" calcext:value-type="float">
            <text:p><text:s/>63,111 </text:p>
          </table:table-cell>
          <table:table-cell office:value-type="float" office:value="45900" calcext:value-type="float">
            <text:p><text:s/>45,900 </text:p>
          </table:table-cell>
          <table:table-cell office:value-type="float" office:value="29402" calcext:value-type="float">
            <text:p><text:s/>29,402 </text:p>
          </table:table-cell>
          <table:table-cell office:value-type="float" office:value="15594" calcext:value-type="float">
            <text:p><text:s/>15,594 </text:p>
          </table:table-cell>
          <table:table-cell office:value-type="float" office:value="7059" calcext:value-type="float">
            <text:p><text:s/>7,059 </text:p>
          </table:table-cell>
          <table:table-cell table:number-columns-repeated="2" office:value-type="string" office:string-value="[x]" calcext:value-type="string">
            <text:p><text:s/>[x] </text:p>
          </table:table-cell>
        </table:table-row>
        <table:table-row table:style-name="ro9">
          <table:table-cell office:value-type="float" office:value="1919" calcext:value-type="float">
            <text:p>1919</text:p>
          </table:table-cell>
          <table:table-cell office:value-type="string" calcext:value-type="string">
            <text:p>Females</text:p>
          </table:table-cell>
          <table:table-cell office:value-type="float" office:value="2511943" calcext:value-type="float">
            <text:p><text:s/>2,511,943 </text:p>
          </table:table-cell>
          <table:table-cell office:value-type="float" office:value="219507" calcext:value-type="float">
            <text:p><text:s/>219,507 </text:p>
          </table:table-cell>
          <table:table-cell office:value-type="float" office:value="245597" calcext:value-type="float">
            <text:p><text:s/>245,597 </text:p>
          </table:table-cell>
          <table:table-cell office:value-type="float" office:value="246785" calcext:value-type="float">
            <text:p><text:s/>246,785 </text:p>
          </table:table-cell>
          <table:table-cell office:value-type="float" office:value="239150" calcext:value-type="float">
            <text:p><text:s/>239,150 </text:p>
          </table:table-cell>
          <table:table-cell office:value-type="float" office:value="222364" calcext:value-type="float">
            <text:p><text:s/>222,364 </text:p>
          </table:table-cell>
          <table:table-cell office:value-type="float" office:value="202042" calcext:value-type="float">
            <text:p><text:s/>202,042 </text:p>
          </table:table-cell>
          <table:table-cell office:value-type="float" office:value="187540" calcext:value-type="float">
            <text:p><text:s/>187,540 </text:p>
          </table:table-cell>
          <table:table-cell office:value-type="float" office:value="176493" calcext:value-type="float">
            <text:p><text:s/>176,493 </text:p>
          </table:table-cell>
          <table:table-cell office:value-type="float" office:value="161874" calcext:value-type="float">
            <text:p><text:s/>161,874 </text:p>
          </table:table-cell>
          <table:table-cell office:value-type="float" office:value="143492" calcext:value-type="float">
            <text:p><text:s/>143,492 </text:p>
          </table:table-cell>
          <table:table-cell office:value-type="float" office:value="120785" calcext:value-type="float">
            <text:p><text:s/>120,785 </text:p>
          </table:table-cell>
          <table:table-cell office:value-type="float" office:value="101652" calcext:value-type="float">
            <text:p><text:s/>101,652 </text:p>
          </table:table-cell>
          <table:table-cell office:value-type="float" office:value="82535" calcext:value-type="float">
            <text:p><text:s/>82,535 </text:p>
          </table:table-cell>
          <table:table-cell office:value-type="float" office:value="63670" calcext:value-type="float">
            <text:p><text:s/>63,670 </text:p>
          </table:table-cell>
          <table:table-cell office:value-type="float" office:value="46076" calcext:value-type="float">
            <text:p><text:s/>46,076 </text:p>
          </table:table-cell>
          <table:table-cell office:value-type="float" office:value="29119" calcext:value-type="float">
            <text:p><text:s/>29,119 </text:p>
          </table:table-cell>
          <table:table-cell office:value-type="float" office:value="15944" calcext:value-type="float">
            <text:p><text:s/>15,944 </text:p>
          </table:table-cell>
          <table:table-cell office:value-type="float" office:value="7318" calcext:value-type="float">
            <text:p><text:s/>7,318 </text:p>
          </table:table-cell>
          <table:table-cell table:number-columns-repeated="2" office:value-type="string" office:string-value="[x]" calcext:value-type="string">
            <text:p><text:s/>[x] </text:p>
          </table:table-cell>
        </table:table-row>
        <table:table-row table:style-name="ro9">
          <table:table-cell office:value-type="float" office:value="1920" calcext:value-type="float">
            <text:p>1920</text:p>
          </table:table-cell>
          <table:table-cell office:value-type="string" calcext:value-type="string">
            <text:p>Females</text:p>
          </table:table-cell>
          <table:table-cell office:value-type="float" office:value="2528408" calcext:value-type="float">
            <text:p><text:s/>2,528,408 </text:p>
          </table:table-cell>
          <table:table-cell office:value-type="float" office:value="226786" calcext:value-type="float">
            <text:p><text:s/>226,786 </text:p>
          </table:table-cell>
          <table:table-cell office:value-type="float" office:value="243726" calcext:value-type="float">
            <text:p><text:s/>243,726 </text:p>
          </table:table-cell>
          <table:table-cell office:value-type="float" office:value="245152" calcext:value-type="float">
            <text:p><text:s/>245,152 </text:p>
          </table:table-cell>
          <table:table-cell office:value-type="float" office:value="239600" calcext:value-type="float">
            <text:p><text:s/>239,600 </text:p>
          </table:table-cell>
          <table:table-cell office:value-type="float" office:value="224280" calcext:value-type="float">
            <text:p><text:s/>224,280 </text:p>
          </table:table-cell>
          <table:table-cell office:value-type="float" office:value="202914" calcext:value-type="float">
            <text:p><text:s/>202,914 </text:p>
          </table:table-cell>
          <table:table-cell office:value-type="float" office:value="185707" calcext:value-type="float">
            <text:p><text:s/>185,707 </text:p>
          </table:table-cell>
          <table:table-cell office:value-type="float" office:value="175965" calcext:value-type="float">
            <text:p><text:s/>175,965 </text:p>
          </table:table-cell>
          <table:table-cell office:value-type="float" office:value="162739" calcext:value-type="float">
            <text:p><text:s/>162,739 </text:p>
          </table:table-cell>
          <table:table-cell office:value-type="float" office:value="145888" calcext:value-type="float">
            <text:p><text:s/>145,888 </text:p>
          </table:table-cell>
          <table:table-cell office:value-type="float" office:value="123124" calcext:value-type="float">
            <text:p><text:s/>123,124 </text:p>
          </table:table-cell>
          <table:table-cell office:value-type="float" office:value="102890" calcext:value-type="float">
            <text:p><text:s/>102,890 </text:p>
          </table:table-cell>
          <table:table-cell office:value-type="float" office:value="84287" calcext:value-type="float">
            <text:p><text:s/>84,287 </text:p>
          </table:table-cell>
          <table:table-cell office:value-type="float" office:value="65044" calcext:value-type="float">
            <text:p><text:s/>65,044 </text:p>
          </table:table-cell>
          <table:table-cell office:value-type="float" office:value="47274" calcext:value-type="float">
            <text:p><text:s/>47,274 </text:p>
          </table:table-cell>
          <table:table-cell office:value-type="float" office:value="29596" calcext:value-type="float">
            <text:p><text:s/>29,596 </text:p>
          </table:table-cell>
          <table:table-cell office:value-type="float" office:value="15880" calcext:value-type="float">
            <text:p><text:s/>15,880 </text:p>
          </table:table-cell>
          <table:table-cell office:value-type="float" office:value="7556" calcext:value-type="float">
            <text:p><text:s/>7,556 </text:p>
          </table:table-cell>
          <table:table-cell table:number-columns-repeated="2" office:value-type="string" office:string-value="[x]" calcext:value-type="string">
            <text:p><text:s/>[x] </text:p>
          </table:table-cell>
        </table:table-row>
        <table:table-row table:style-name="ro9">
          <table:table-cell office:value-type="float" office:value="1921" calcext:value-type="float">
            <text:p>1921</text:p>
          </table:table-cell>
          <table:table-cell office:value-type="string" calcext:value-type="string">
            <text:p>Females</text:p>
          </table:table-cell>
          <table:table-cell office:value-type="float" office:value="2534855" calcext:value-type="float">
            <text:p><text:s/>2,534,855 </text:p>
          </table:table-cell>
          <table:table-cell office:value-type="float" office:value="234728" calcext:value-type="float">
            <text:p><text:s/>234,728 </text:p>
          </table:table-cell>
          <table:table-cell office:value-type="float" office:value="236792" calcext:value-type="float">
            <text:p><text:s/>236,792 </text:p>
          </table:table-cell>
          <table:table-cell office:value-type="float" office:value="243400" calcext:value-type="float">
            <text:p><text:s/>243,400 </text:p>
          </table:table-cell>
          <table:table-cell office:value-type="float" office:value="239259" calcext:value-type="float">
            <text:p><text:s/>239,259 </text:p>
          </table:table-cell>
          <table:table-cell office:value-type="float" office:value="225684" calcext:value-type="float">
            <text:p><text:s/>225,684 </text:p>
          </table:table-cell>
          <table:table-cell office:value-type="float" office:value="203817" calcext:value-type="float">
            <text:p><text:s/>203,817 </text:p>
          </table:table-cell>
          <table:table-cell office:value-type="float" office:value="183310" calcext:value-type="float">
            <text:p><text:s/>183,310 </text:p>
          </table:table-cell>
          <table:table-cell office:value-type="float" office:value="173791" calcext:value-type="float">
            <text:p><text:s/>173,791 </text:p>
          </table:table-cell>
          <table:table-cell office:value-type="float" office:value="162605" calcext:value-type="float">
            <text:p><text:s/>162,605 </text:p>
          </table:table-cell>
          <table:table-cell office:value-type="float" office:value="147746" calcext:value-type="float">
            <text:p><text:s/>147,746 </text:p>
          </table:table-cell>
          <table:table-cell office:value-type="float" office:value="125340" calcext:value-type="float">
            <text:p><text:s/>125,340 </text:p>
          </table:table-cell>
          <table:table-cell office:value-type="float" office:value="104130" calcext:value-type="float">
            <text:p><text:s/>104,130 </text:p>
          </table:table-cell>
          <table:table-cell office:value-type="float" office:value="85359" calcext:value-type="float">
            <text:p><text:s/>85,359 </text:p>
          </table:table-cell>
          <table:table-cell office:value-type="float" office:value="66560" calcext:value-type="float">
            <text:p><text:s/>66,560 </text:p>
          </table:table-cell>
          <table:table-cell office:value-type="float" office:value="48610" calcext:value-type="float">
            <text:p><text:s/>48,610 </text:p>
          </table:table-cell>
          <table:table-cell office:value-type="float" office:value="30468" calcext:value-type="float">
            <text:p><text:s/>30,468 </text:p>
          </table:table-cell>
          <table:table-cell office:value-type="float" office:value="15838" calcext:value-type="float">
            <text:p><text:s/>15,838 </text:p>
          </table:table-cell>
          <table:table-cell office:value-type="float" office:value="7418" calcext:value-type="float">
            <text:p><text:s/>7,418 </text:p>
          </table:table-cell>
          <table:table-cell table:number-columns-repeated="2" office:value-type="string" office:string-value="[x]" calcext:value-type="string">
            <text:p><text:s/>[x] </text:p>
          </table:table-cell>
        </table:table-row>
        <table:table-row table:style-name="ro9">
          <table:table-cell office:value-type="float" office:value="1922" calcext:value-type="float">
            <text:p>1922</text:p>
          </table:table-cell>
          <table:table-cell office:value-type="string" calcext:value-type="string">
            <text:p>Females</text:p>
          </table:table-cell>
          <table:table-cell office:value-type="float" office:value="2540287" calcext:value-type="float">
            <text:p><text:s/>2,540,287 </text:p>
          </table:table-cell>
          <table:table-cell office:value-type="float" office:value="243861" calcext:value-type="float">
            <text:p><text:s/>243,861 </text:p>
          </table:table-cell>
          <table:table-cell office:value-type="float" office:value="229311" calcext:value-type="float">
            <text:p><text:s/>229,311 </text:p>
          </table:table-cell>
          <table:table-cell office:value-type="float" office:value="241728" calcext:value-type="float">
            <text:p><text:s/>241,728 </text:p>
          </table:table-cell>
          <table:table-cell office:value-type="float" office:value="237783" calcext:value-type="float">
            <text:p><text:s/>237,783 </text:p>
          </table:table-cell>
          <table:table-cell office:value-type="float" office:value="225955" calcext:value-type="float">
            <text:p><text:s/>225,955 </text:p>
          </table:table-cell>
          <table:table-cell office:value-type="float" office:value="204575" calcext:value-type="float">
            <text:p><text:s/>204,575 </text:p>
          </table:table-cell>
          <table:table-cell office:value-type="float" office:value="181815" calcext:value-type="float">
            <text:p><text:s/>181,815 </text:p>
          </table:table-cell>
          <table:table-cell office:value-type="float" office:value="172447" calcext:value-type="float">
            <text:p><text:s/>172,447 </text:p>
          </table:table-cell>
          <table:table-cell office:value-type="float" office:value="162963" calcext:value-type="float">
            <text:p><text:s/>162,963 </text:p>
          </table:table-cell>
          <table:table-cell office:value-type="float" office:value="148852" calcext:value-type="float">
            <text:p><text:s/>148,852 </text:p>
          </table:table-cell>
          <table:table-cell office:value-type="float" office:value="126501" calcext:value-type="float">
            <text:p><text:s/>126,501 </text:p>
          </table:table-cell>
          <table:table-cell office:value-type="float" office:value="106314" calcext:value-type="float">
            <text:p><text:s/>106,314 </text:p>
          </table:table-cell>
          <table:table-cell office:value-type="float" office:value="85686" calcext:value-type="float">
            <text:p><text:s/>85,686 </text:p>
          </table:table-cell>
          <table:table-cell office:value-type="float" office:value="68266" calcext:value-type="float">
            <text:p><text:s/>68,266 </text:p>
          </table:table-cell>
          <table:table-cell office:value-type="float" office:value="49896" calcext:value-type="float">
            <text:p><text:s/>49,896 </text:p>
          </table:table-cell>
          <table:table-cell office:value-type="float" office:value="30690" calcext:value-type="float">
            <text:p><text:s/>30,690 </text:p>
          </table:table-cell>
          <table:table-cell office:value-type="float" office:value="15871" calcext:value-type="float">
            <text:p><text:s/>15,871 </text:p>
          </table:table-cell>
          <table:table-cell office:value-type="float" office:value="7773" calcext:value-type="float">
            <text:p><text:s/>7,773 </text:p>
          </table:table-cell>
          <table:table-cell table:number-columns-repeated="2" office:value-type="string" office:string-value="[x]" calcext:value-type="string">
            <text:p><text:s/>[x] </text:p>
          </table:table-cell>
        </table:table-row>
        <table:table-row table:style-name="ro9">
          <table:table-cell office:value-type="float" office:value="1923" calcext:value-type="float">
            <text:p>1923</text:p>
          </table:table-cell>
          <table:table-cell office:value-type="string" calcext:value-type="string">
            <text:p>Females</text:p>
          </table:table-cell>
          <table:table-cell office:value-type="float" office:value="2535578" calcext:value-type="float">
            <text:p><text:s/>2,535,578 </text:p>
          </table:table-cell>
          <table:table-cell office:value-type="float" office:value="251746" calcext:value-type="float">
            <text:p><text:s/>251,746 </text:p>
          </table:table-cell>
          <table:table-cell office:value-type="float" office:value="217604" calcext:value-type="float">
            <text:p><text:s/>217,604 </text:p>
          </table:table-cell>
          <table:table-cell office:value-type="float" office:value="238530" calcext:value-type="float">
            <text:p><text:s/>238,530 </text:p>
          </table:table-cell>
          <table:table-cell office:value-type="float" office:value="236066" calcext:value-type="float">
            <text:p><text:s/>236,066 </text:p>
          </table:table-cell>
          <table:table-cell office:value-type="float" office:value="226221" calcext:value-type="float">
            <text:p><text:s/>226,221 </text:p>
          </table:table-cell>
          <table:table-cell office:value-type="float" office:value="203501" calcext:value-type="float">
            <text:p><text:s/>203,501 </text:p>
          </table:table-cell>
          <table:table-cell office:value-type="float" office:value="183432" calcext:value-type="float">
            <text:p><text:s/>183,432 </text:p>
          </table:table-cell>
          <table:table-cell office:value-type="float" office:value="169437" calcext:value-type="float">
            <text:p><text:s/>169,437 </text:p>
          </table:table-cell>
          <table:table-cell office:value-type="float" office:value="163401" calcext:value-type="float">
            <text:p><text:s/>163,401 </text:p>
          </table:table-cell>
          <table:table-cell office:value-type="float" office:value="147958" calcext:value-type="float">
            <text:p><text:s/>147,958 </text:p>
          </table:table-cell>
          <table:table-cell office:value-type="float" office:value="129892" calcext:value-type="float">
            <text:p><text:s/>129,892 </text:p>
          </table:table-cell>
          <table:table-cell office:value-type="float" office:value="106410" calcext:value-type="float">
            <text:p><text:s/>106,410 </text:p>
          </table:table-cell>
          <table:table-cell office:value-type="float" office:value="87280" calcext:value-type="float">
            <text:p><text:s/>87,280 </text:p>
          </table:table-cell>
          <table:table-cell office:value-type="float" office:value="69258" calcext:value-type="float">
            <text:p><text:s/>69,258 </text:p>
          </table:table-cell>
          <table:table-cell office:value-type="float" office:value="50648" calcext:value-type="float">
            <text:p><text:s/>50,648 </text:p>
          </table:table-cell>
          <table:table-cell office:value-type="float" office:value="30055" calcext:value-type="float">
            <text:p><text:s/>30,055 </text:p>
          </table:table-cell>
          <table:table-cell office:value-type="float" office:value="16452" calcext:value-type="float">
            <text:p><text:s/>16,452 </text:p>
          </table:table-cell>
          <table:table-cell office:value-type="float" office:value="7687" calcext:value-type="float">
            <text:p><text:s/>7,687 </text:p>
          </table:table-cell>
          <table:table-cell table:number-columns-repeated="2" office:value-type="string" office:string-value="[x]" calcext:value-type="string">
            <text:p><text:s/>[x] </text:p>
          </table:table-cell>
        </table:table-row>
        <table:table-row table:style-name="ro9">
          <table:table-cell office:value-type="float" office:value="1924" calcext:value-type="float">
            <text:p>1924</text:p>
          </table:table-cell>
          <table:table-cell office:value-type="string" calcext:value-type="string">
            <text:p>Females</text:p>
          </table:table-cell>
          <table:table-cell office:value-type="float" office:value="2532723" calcext:value-type="float">
            <text:p><text:s/>2,532,723 </text:p>
          </table:table-cell>
          <table:table-cell office:value-type="float" office:value="260247" calcext:value-type="float">
            <text:p><text:s/>260,247 </text:p>
          </table:table-cell>
          <table:table-cell office:value-type="float" office:value="205510" calcext:value-type="float">
            <text:p><text:s/>205,510 </text:p>
          </table:table-cell>
          <table:table-cell office:value-type="float" office:value="236009" calcext:value-type="float">
            <text:p><text:s/>236,009 </text:p>
          </table:table-cell>
          <table:table-cell office:value-type="float" office:value="235285" calcext:value-type="float">
            <text:p><text:s/>235,285 </text:p>
          </table:table-cell>
          <table:table-cell office:value-type="float" office:value="224753" calcext:value-type="float">
            <text:p><text:s/>224,753 </text:p>
          </table:table-cell>
          <table:table-cell office:value-type="float" office:value="202363" calcext:value-type="float">
            <text:p><text:s/>202,363 </text:p>
          </table:table-cell>
          <table:table-cell office:value-type="float" office:value="182212" calcext:value-type="float">
            <text:p><text:s/>182,212 </text:p>
          </table:table-cell>
          <table:table-cell office:value-type="float" office:value="169235" calcext:value-type="float">
            <text:p><text:s/>169,235 </text:p>
          </table:table-cell>
          <table:table-cell office:value-type="float" office:value="160151" calcext:value-type="float">
            <text:p><text:s/>160,151 </text:p>
          </table:table-cell>
          <table:table-cell office:value-type="float" office:value="151077" calcext:value-type="float">
            <text:p><text:s/>151,077 </text:p>
          </table:table-cell>
          <table:table-cell office:value-type="float" office:value="130351" calcext:value-type="float">
            <text:p><text:s/>130,351 </text:p>
          </table:table-cell>
          <table:table-cell office:value-type="float" office:value="109224" calcext:value-type="float">
            <text:p><text:s/>109,224 </text:p>
          </table:table-cell>
          <table:table-cell office:value-type="float" office:value="88277" calcext:value-type="float">
            <text:p><text:s/>88,277 </text:p>
          </table:table-cell>
          <table:table-cell office:value-type="float" office:value="71985" calcext:value-type="float">
            <text:p><text:s/>71,985 </text:p>
          </table:table-cell>
          <table:table-cell office:value-type="float" office:value="50043" calcext:value-type="float">
            <text:p><text:s/>50,043 </text:p>
          </table:table-cell>
          <table:table-cell office:value-type="float" office:value="31026" calcext:value-type="float">
            <text:p><text:s/>31,026 </text:p>
          </table:table-cell>
          <table:table-cell office:value-type="float" office:value="17145" calcext:value-type="float">
            <text:p><text:s/>17,145 </text:p>
          </table:table-cell>
          <table:table-cell office:value-type="float" office:value="7830" calcext:value-type="float">
            <text:p><text:s/>7,830 </text:p>
          </table:table-cell>
          <table:table-cell table:number-columns-repeated="2" office:value-type="string" office:string-value="[x]" calcext:value-type="string">
            <text:p><text:s/>[x] </text:p>
          </table:table-cell>
        </table:table-row>
        <table:table-row table:style-name="ro9">
          <table:table-cell office:value-type="float" office:value="1925" calcext:value-type="float">
            <text:p>1925</text:p>
          </table:table-cell>
          <table:table-cell office:value-type="string" calcext:value-type="string">
            <text:p>Females</text:p>
          </table:table-cell>
          <table:table-cell office:value-type="float" office:value="2532805" calcext:value-type="float">
            <text:p><text:s/>2,532,805 </text:p>
          </table:table-cell>
          <table:table-cell office:value-type="float" office:value="248900" calcext:value-type="float">
            <text:p><text:s/>248,900 </text:p>
          </table:table-cell>
          <table:table-cell office:value-type="float" office:value="211860" calcext:value-type="float">
            <text:p><text:s/>211,860 </text:p>
          </table:table-cell>
          <table:table-cell office:value-type="float" office:value="233971" calcext:value-type="float">
            <text:p><text:s/>233,971 </text:p>
          </table:table-cell>
          <table:table-cell office:value-type="float" office:value="234157" calcext:value-type="float">
            <text:p><text:s/>234,157 </text:p>
          </table:table-cell>
          <table:table-cell office:value-type="float" office:value="224030" calcext:value-type="float">
            <text:p><text:s/>224,030 </text:p>
          </table:table-cell>
          <table:table-cell office:value-type="float" office:value="202810" calcext:value-type="float">
            <text:p><text:s/>202,810 </text:p>
          </table:table-cell>
          <table:table-cell office:value-type="float" office:value="186441" calcext:value-type="float">
            <text:p><text:s/>186,441 </text:p>
          </table:table-cell>
          <table:table-cell office:value-type="float" office:value="165910" calcext:value-type="float">
            <text:p><text:s/>165,910 </text:p>
          </table:table-cell>
          <table:table-cell office:value-type="float" office:value="161863" calcext:value-type="float">
            <text:p><text:s/>161,863 </text:p>
          </table:table-cell>
          <table:table-cell office:value-type="float" office:value="149788" calcext:value-type="float">
            <text:p><text:s/>149,788 </text:p>
          </table:table-cell>
          <table:table-cell office:value-type="float" office:value="135007" calcext:value-type="float">
            <text:p><text:s/>135,007 </text:p>
          </table:table-cell>
          <table:table-cell office:value-type="float" office:value="108033" calcext:value-type="float">
            <text:p><text:s/>108,033 </text:p>
          </table:table-cell>
          <table:table-cell office:value-type="float" office:value="91463" calcext:value-type="float">
            <text:p><text:s/>91,463 </text:p>
          </table:table-cell>
          <table:table-cell office:value-type="float" office:value="71907" calcext:value-type="float">
            <text:p><text:s/>71,907 </text:p>
          </table:table-cell>
          <table:table-cell office:value-type="float" office:value="51456" calcext:value-type="float">
            <text:p><text:s/>51,456 </text:p>
          </table:table-cell>
          <table:table-cell office:value-type="float" office:value="30177" calcext:value-type="float">
            <text:p><text:s/>30,177 </text:p>
          </table:table-cell>
          <table:table-cell office:value-type="float" office:value="17680" calcext:value-type="float">
            <text:p><text:s/>17,680 </text:p>
          </table:table-cell>
          <table:table-cell office:value-type="float" office:value="7352" calcext:value-type="float">
            <text:p><text:s/>7,352 </text:p>
          </table:table-cell>
          <table:table-cell table:number-columns-repeated="2" office:value-type="string" office:string-value="[x]" calcext:value-type="string">
            <text:p><text:s/>[x] </text:p>
          </table:table-cell>
        </table:table-row>
        <table:table-row table:style-name="ro9">
          <table:table-cell office:value-type="float" office:value="1926" calcext:value-type="float">
            <text:p>1926</text:p>
          </table:table-cell>
          <table:table-cell office:value-type="string" calcext:value-type="string">
            <text:p>Females</text:p>
          </table:table-cell>
          <table:table-cell office:value-type="float" office:value="2531290" calcext:value-type="float">
            <text:p><text:s/>2,531,290 </text:p>
          </table:table-cell>
          <table:table-cell office:value-type="float" office:value="241821" calcext:value-type="float">
            <text:p><text:s/>241,821 </text:p>
          </table:table-cell>
          <table:table-cell office:value-type="float" office:value="217881" calcext:value-type="float">
            <text:p><text:s/>217,881 </text:p>
          </table:table-cell>
          <table:table-cell office:value-type="float" office:value="227579" calcext:value-type="float">
            <text:p><text:s/>227,579 </text:p>
          </table:table-cell>
          <table:table-cell office:value-type="float" office:value="232505" calcext:value-type="float">
            <text:p><text:s/>232,505 </text:p>
          </table:table-cell>
          <table:table-cell office:value-type="float" office:value="223706" calcext:value-type="float">
            <text:p><text:s/>223,706 </text:p>
          </table:table-cell>
          <table:table-cell office:value-type="float" office:value="202749" calcext:value-type="float">
            <text:p><text:s/>202,749 </text:p>
          </table:table-cell>
          <table:table-cell office:value-type="float" office:value="184600" calcext:value-type="float">
            <text:p><text:s/>184,600 </text:p>
          </table:table-cell>
          <table:table-cell office:value-type="float" office:value="167438" calcext:value-type="float">
            <text:p><text:s/>167,438 </text:p>
          </table:table-cell>
          <table:table-cell office:value-type="float" office:value="159574" calcext:value-type="float">
            <text:p><text:s/>159,574 </text:p>
          </table:table-cell>
          <table:table-cell office:value-type="float" office:value="151107" calcext:value-type="float">
            <text:p><text:s/>151,107 </text:p>
          </table:table-cell>
          <table:table-cell office:value-type="float" office:value="135168" calcext:value-type="float">
            <text:p><text:s/>135,168 </text:p>
          </table:table-cell>
          <table:table-cell office:value-type="float" office:value="111371" calcext:value-type="float">
            <text:p><text:s/>111,371 </text:p>
          </table:table-cell>
          <table:table-cell office:value-type="float" office:value="91338" calcext:value-type="float">
            <text:p><text:s/>91,338 </text:p>
          </table:table-cell>
          <table:table-cell office:value-type="float" office:value="74827" calcext:value-type="float">
            <text:p><text:s/>74,827 </text:p>
          </table:table-cell>
          <table:table-cell office:value-type="float" office:value="52528" calcext:value-type="float">
            <text:p><text:s/>52,528 </text:p>
          </table:table-cell>
          <table:table-cell office:value-type="float" office:value="31559" calcext:value-type="float">
            <text:p><text:s/>31,559 </text:p>
          </table:table-cell>
          <table:table-cell office:value-type="float" office:value="17686" calcext:value-type="float">
            <text:p><text:s/>17,686 </text:p>
          </table:table-cell>
          <table:table-cell office:value-type="float" office:value="7853" calcext:value-type="float">
            <text:p><text:s/>7,853 </text:p>
          </table:table-cell>
          <table:table-cell table:number-columns-repeated="2" office:value-type="string" office:string-value="[x]" calcext:value-type="string">
            <text:p><text:s/>[x] </text:p>
          </table:table-cell>
        </table:table-row>
        <table:table-row table:style-name="ro9">
          <table:table-cell office:value-type="float" office:value="1927" calcext:value-type="float">
            <text:p>1927</text:p>
          </table:table-cell>
          <table:table-cell office:value-type="string" calcext:value-type="string">
            <text:p>Females</text:p>
          </table:table-cell>
          <table:table-cell office:value-type="float" office:value="2525830" calcext:value-type="float">
            <text:p><text:s/>2,525,830 </text:p>
          </table:table-cell>
          <table:table-cell office:value-type="float" office:value="233562" calcext:value-type="float">
            <text:p><text:s/>233,562 </text:p>
          </table:table-cell>
          <table:table-cell office:value-type="float" office:value="226931" calcext:value-type="float">
            <text:p><text:s/>226,931 </text:p>
          </table:table-cell>
          <table:table-cell office:value-type="float" office:value="219475" calcext:value-type="float">
            <text:p><text:s/>219,475 </text:p>
          </table:table-cell>
          <table:table-cell office:value-type="float" office:value="230190" calcext:value-type="float">
            <text:p><text:s/>230,190 </text:p>
          </table:table-cell>
          <table:table-cell office:value-type="float" office:value="221706" calcext:value-type="float">
            <text:p><text:s/>221,706 </text:p>
          </table:table-cell>
          <table:table-cell office:value-type="float" office:value="201771" calcext:value-type="float">
            <text:p><text:s/>201,771 </text:p>
          </table:table-cell>
          <table:table-cell office:value-type="float" office:value="185579" calcext:value-type="float">
            <text:p><text:s/>185,579 </text:p>
          </table:table-cell>
          <table:table-cell office:value-type="float" office:value="166882" calcext:value-type="float">
            <text:p><text:s/>166,882 </text:p>
          </table:table-cell>
          <table:table-cell office:value-type="float" office:value="157922" calcext:value-type="float">
            <text:p><text:s/>157,922 </text:p>
          </table:table-cell>
          <table:table-cell office:value-type="float" office:value="151247" calcext:value-type="float">
            <text:p><text:s/>151,247 </text:p>
          </table:table-cell>
          <table:table-cell office:value-type="float" office:value="136609" calcext:value-type="float">
            <text:p><text:s/>136,609 </text:p>
          </table:table-cell>
          <table:table-cell office:value-type="float" office:value="112465" calcext:value-type="float">
            <text:p><text:s/>112,465 </text:p>
          </table:table-cell>
          <table:table-cell office:value-type="float" office:value="93722" calcext:value-type="float">
            <text:p><text:s/>93,722 </text:p>
          </table:table-cell>
          <table:table-cell office:value-type="float" office:value="75454" calcext:value-type="float">
            <text:p><text:s/>75,454 </text:p>
          </table:table-cell>
          <table:table-cell office:value-type="float" office:value="54173" calcext:value-type="float">
            <text:p><text:s/>54,173 </text:p>
          </table:table-cell>
          <table:table-cell office:value-type="float" office:value="32273" calcext:value-type="float">
            <text:p><text:s/>32,273 </text:p>
          </table:table-cell>
          <table:table-cell office:value-type="float" office:value="18134" calcext:value-type="float">
            <text:p><text:s/>18,134 </text:p>
          </table:table-cell>
          <table:table-cell office:value-type="float" office:value="7735" calcext:value-type="float">
            <text:p><text:s/>7,735 </text:p>
          </table:table-cell>
          <table:table-cell table:number-columns-repeated="2" office:value-type="string" office:string-value="[x]" calcext:value-type="string">
            <text:p><text:s/>[x] </text:p>
          </table:table-cell>
        </table:table-row>
        <table:table-row table:style-name="ro9">
          <table:table-cell office:value-type="float" office:value="1928" calcext:value-type="float">
            <text:p>1928</text:p>
          </table:table-cell>
          <table:table-cell office:value-type="string" calcext:value-type="string">
            <text:p>Females</text:p>
          </table:table-cell>
          <table:table-cell office:value-type="float" office:value="2523390" calcext:value-type="float">
            <text:p><text:s/>2,523,390 </text:p>
          </table:table-cell>
          <table:table-cell office:value-type="float" office:value="226305" calcext:value-type="float">
            <text:p><text:s/>226,305 </text:p>
          </table:table-cell>
          <table:table-cell office:value-type="float" office:value="237173" calcext:value-type="float">
            <text:p><text:s/>237,173 </text:p>
          </table:table-cell>
          <table:table-cell office:value-type="float" office:value="208434" calcext:value-type="float">
            <text:p><text:s/>208,434 </text:p>
          </table:table-cell>
          <table:table-cell office:value-type="float" office:value="227937" calcext:value-type="float">
            <text:p><text:s/>227,937 </text:p>
          </table:table-cell>
          <table:table-cell office:value-type="float" office:value="219715" calcext:value-type="float">
            <text:p><text:s/>219,715 </text:p>
          </table:table-cell>
          <table:table-cell office:value-type="float" office:value="202987" calcext:value-type="float">
            <text:p><text:s/>202,987 </text:p>
          </table:table-cell>
          <table:table-cell office:value-type="float" office:value="184944" calcext:value-type="float">
            <text:p><text:s/>184,944 </text:p>
          </table:table-cell>
          <table:table-cell office:value-type="float" office:value="168406" calcext:value-type="float">
            <text:p><text:s/>168,406 </text:p>
          </table:table-cell>
          <table:table-cell office:value-type="float" office:value="156216" calcext:value-type="float">
            <text:p><text:s/>156,216 </text:p>
          </table:table-cell>
          <table:table-cell office:value-type="float" office:value="152293" calcext:value-type="float">
            <text:p><text:s/>152,293 </text:p>
          </table:table-cell>
          <table:table-cell office:value-type="float" office:value="136521" calcext:value-type="float">
            <text:p><text:s/>136,521 </text:p>
          </table:table-cell>
          <table:table-cell office:value-type="float" office:value="115303" calcext:value-type="float">
            <text:p><text:s/>115,303 </text:p>
          </table:table-cell>
          <table:table-cell office:value-type="float" office:value="95261" calcext:value-type="float">
            <text:p><text:s/>95,261 </text:p>
          </table:table-cell>
          <table:table-cell office:value-type="float" office:value="77011" calcext:value-type="float">
            <text:p><text:s/>77,011 </text:p>
          </table:table-cell>
          <table:table-cell office:value-type="float" office:value="55845" calcext:value-type="float">
            <text:p><text:s/>55,845 </text:p>
          </table:table-cell>
          <table:table-cell office:value-type="float" office:value="33317" calcext:value-type="float">
            <text:p><text:s/>33,317 </text:p>
          </table:table-cell>
          <table:table-cell office:value-type="float" office:value="17915" calcext:value-type="float">
            <text:p><text:s/>17,915 </text:p>
          </table:table-cell>
          <table:table-cell office:value-type="float" office:value="7807" calcext:value-type="float">
            <text:p><text:s/>7,807 </text:p>
          </table:table-cell>
          <table:table-cell table:number-columns-repeated="2" office:value-type="string" office:string-value="[x]" calcext:value-type="string">
            <text:p><text:s/>[x] </text:p>
          </table:table-cell>
        </table:table-row>
        <table:table-row table:style-name="ro9">
          <table:table-cell office:value-type="float" office:value="1929" calcext:value-type="float">
            <text:p>1929</text:p>
          </table:table-cell>
          <table:table-cell office:value-type="string" calcext:value-type="string">
            <text:p>Females</text:p>
          </table:table-cell>
          <table:table-cell office:value-type="float" office:value="2515605" calcext:value-type="float">
            <text:p><text:s/>2,515,605 </text:p>
          </table:table-cell>
          <table:table-cell office:value-type="float" office:value="216405" calcext:value-type="float">
            <text:p><text:s/>216,405 </text:p>
          </table:table-cell>
          <table:table-cell office:value-type="float" office:value="242456" calcext:value-type="float">
            <text:p><text:s/>242,456 </text:p>
          </table:table-cell>
          <table:table-cell office:value-type="float" office:value="197262" calcext:value-type="float">
            <text:p><text:s/>197,262 </text:p>
          </table:table-cell>
          <table:table-cell office:value-type="float" office:value="226212" calcext:value-type="float">
            <text:p><text:s/>226,212 </text:p>
          </table:table-cell>
          <table:table-cell office:value-type="float" office:value="220048" calcext:value-type="float">
            <text:p><text:s/>220,048 </text:p>
          </table:table-cell>
          <table:table-cell office:value-type="float" office:value="203077" calcext:value-type="float">
            <text:p><text:s/>203,077 </text:p>
          </table:table-cell>
          <table:table-cell office:value-type="float" office:value="185425" calcext:value-type="float">
            <text:p><text:s/>185,425 </text:p>
          </table:table-cell>
          <table:table-cell office:value-type="float" office:value="168167" calcext:value-type="float">
            <text:p><text:s/>168,167 </text:p>
          </table:table-cell>
          <table:table-cell office:value-type="float" office:value="157877" calcext:value-type="float">
            <text:p><text:s/>157,877 </text:p>
          </table:table-cell>
          <table:table-cell office:value-type="float" office:value="150705" calcext:value-type="float">
            <text:p><text:s/>150,705 </text:p>
          </table:table-cell>
          <table:table-cell office:value-type="float" office:value="139201" calcext:value-type="float">
            <text:p><text:s/>139,201 </text:p>
          </table:table-cell>
          <table:table-cell office:value-type="float" office:value="116376" calcext:value-type="float">
            <text:p><text:s/>116,376 </text:p>
          </table:table-cell>
          <table:table-cell office:value-type="float" office:value="97544" calcext:value-type="float">
            <text:p><text:s/>97,544 </text:p>
          </table:table-cell>
          <table:table-cell office:value-type="float" office:value="77805" calcext:value-type="float">
            <text:p><text:s/>77,805 </text:p>
          </table:table-cell>
          <table:table-cell office:value-type="float" office:value="58107" calcext:value-type="float">
            <text:p><text:s/>58,107 </text:p>
          </table:table-cell>
          <table:table-cell office:value-type="float" office:value="33249" calcext:value-type="float">
            <text:p><text:s/>33,249 </text:p>
          </table:table-cell>
          <table:table-cell office:value-type="float" office:value="17809" calcext:value-type="float">
            <text:p><text:s/>17,809 </text:p>
          </table:table-cell>
          <table:table-cell office:value-type="float" office:value="7880" calcext:value-type="float">
            <text:p><text:s/>7,880 </text:p>
          </table:table-cell>
          <table:table-cell table:number-columns-repeated="2" office:value-type="string" office:string-value="[x]" calcext:value-type="string">
            <text:p><text:s/>[x] </text:p>
          </table:table-cell>
        </table:table-row>
        <table:table-row table:style-name="ro9">
          <table:table-cell office:value-type="float" office:value="1930" calcext:value-type="float">
            <text:p>1930</text:p>
          </table:table-cell>
          <table:table-cell office:value-type="string" calcext:value-type="string">
            <text:p>Females</text:p>
          </table:table-cell>
          <table:table-cell office:value-type="float" office:value="2512127" calcext:value-type="float">
            <text:p><text:s/>2,512,127 </text:p>
          </table:table-cell>
          <table:table-cell office:value-type="float" office:value="213139" calcext:value-type="float">
            <text:p><text:s/>213,139 </text:p>
          </table:table-cell>
          <table:table-cell office:value-type="float" office:value="231492" calcext:value-type="float">
            <text:p><text:s/>231,492 </text:p>
          </table:table-cell>
          <table:table-cell office:value-type="float" office:value="204117" calcext:value-type="float">
            <text:p><text:s/>204,117 </text:p>
          </table:table-cell>
          <table:table-cell office:value-type="float" office:value="224543" calcext:value-type="float">
            <text:p><text:s/>224,543 </text:p>
          </table:table-cell>
          <table:table-cell office:value-type="float" office:value="218079" calcext:value-type="float">
            <text:p><text:s/>218,079 </text:p>
          </table:table-cell>
          <table:table-cell office:value-type="float" office:value="203067" calcext:value-type="float">
            <text:p><text:s/>203,067 </text:p>
          </table:table-cell>
          <table:table-cell office:value-type="float" office:value="184987" calcext:value-type="float">
            <text:p><text:s/>184,987 </text:p>
          </table:table-cell>
          <table:table-cell office:value-type="float" office:value="171659" calcext:value-type="float">
            <text:p><text:s/>171,659 </text:p>
          </table:table-cell>
          <table:table-cell office:value-type="float" office:value="155615" calcext:value-type="float">
            <text:p><text:s/>155,615 </text:p>
          </table:table-cell>
          <table:table-cell office:value-type="float" office:value="152604" calcext:value-type="float">
            <text:p><text:s/>152,604 </text:p>
          </table:table-cell>
          <table:table-cell office:value-type="float" office:value="138159" calcext:value-type="float">
            <text:p><text:s/>138,159 </text:p>
          </table:table-cell>
          <table:table-cell office:value-type="float" office:value="119821" calcext:value-type="float">
            <text:p><text:s/>119,821 </text:p>
          </table:table-cell>
          <table:table-cell office:value-type="float" office:value="97069" calcext:value-type="float">
            <text:p><text:s/>97,069 </text:p>
          </table:table-cell>
          <table:table-cell office:value-type="float" office:value="80251" calcext:value-type="float">
            <text:p><text:s/>80,251 </text:p>
          </table:table-cell>
          <table:table-cell office:value-type="float" office:value="58992" calcext:value-type="float">
            <text:p><text:s/>58,992 </text:p>
          </table:table-cell>
          <table:table-cell office:value-type="float" office:value="34024" calcext:value-type="float">
            <text:p><text:s/>34,024 </text:p>
          </table:table-cell>
          <table:table-cell office:value-type="float" office:value="16547" calcext:value-type="float">
            <text:p><text:s/>16,547 </text:p>
          </table:table-cell>
          <table:table-cell office:value-type="float" office:value="7962" calcext:value-type="float">
            <text:p><text:s/>7,962 </text:p>
          </table:table-cell>
          <table:table-cell table:number-columns-repeated="2" office:value-type="string" office:string-value="[x]" calcext:value-type="string">
            <text:p><text:s/>[x] </text:p>
          </table:table-cell>
        </table:table-row>
        <table:table-row table:style-name="ro9">
          <table:table-cell office:value-type="float" office:value="1931" calcext:value-type="float">
            <text:p>1931</text:p>
          </table:table-cell>
          <table:table-cell office:value-type="string" calcext:value-type="string">
            <text:p>Females</text:p>
          </table:table-cell>
          <table:table-cell office:value-type="float" office:value="2517457" calcext:value-type="float">
            <text:p><text:s/>2,517,457 </text:p>
          </table:table-cell>
          <table:table-cell office:value-type="float" office:value="209748" calcext:value-type="float">
            <text:p><text:s/>209,748 </text:p>
          </table:table-cell>
          <table:table-cell office:value-type="float" office:value="226312" calcext:value-type="float">
            <text:p><text:s/>226,312 </text:p>
          </table:table-cell>
          <table:table-cell office:value-type="float" office:value="211268" calcext:value-type="float">
            <text:p><text:s/>211,268 </text:p>
          </table:table-cell>
          <table:table-cell office:value-type="float" office:value="220130" calcext:value-type="float">
            <text:p><text:s/>220,130 </text:p>
          </table:table-cell>
          <table:table-cell office:value-type="float" office:value="215785" calcext:value-type="float">
            <text:p><text:s/>215,785 </text:p>
          </table:table-cell>
          <table:table-cell office:value-type="float" office:value="202487" calcext:value-type="float">
            <text:p><text:s/>202,487 </text:p>
          </table:table-cell>
          <table:table-cell office:value-type="float" office:value="187248" calcext:value-type="float">
            <text:p><text:s/>187,248 </text:p>
          </table:table-cell>
          <table:table-cell office:value-type="float" office:value="172262" calcext:value-type="float">
            <text:p><text:s/>172,262 </text:p>
          </table:table-cell>
          <table:table-cell office:value-type="float" office:value="157769" calcext:value-type="float">
            <text:p><text:s/>157,769 </text:p>
          </table:table-cell>
          <table:table-cell office:value-type="float" office:value="150694" calcext:value-type="float">
            <text:p><text:s/>150,694 </text:p>
          </table:table-cell>
          <table:table-cell office:value-type="float" office:value="139834" calcext:value-type="float">
            <text:p><text:s/>139,834 </text:p>
          </table:table-cell>
          <table:table-cell office:value-type="float" office:value="122474" calcext:value-type="float">
            <text:p><text:s/>122,474 </text:p>
          </table:table-cell>
          <table:table-cell office:value-type="float" office:value="100090" calcext:value-type="float">
            <text:p><text:s/>100,090 </text:p>
          </table:table-cell>
          <table:table-cell office:value-type="float" office:value="80693" calcext:value-type="float">
            <text:p><text:s/>80,693 </text:p>
          </table:table-cell>
          <table:table-cell office:value-type="float" office:value="60179" calcext:value-type="float">
            <text:p><text:s/>60,179 </text:p>
          </table:table-cell>
          <table:table-cell office:value-type="float" office:value="35691" calcext:value-type="float">
            <text:p><text:s/>35,691 </text:p>
          </table:table-cell>
          <table:table-cell office:value-type="float" office:value="16705" calcext:value-type="float">
            <text:p><text:s/>16,705 </text:p>
          </table:table-cell>
          <table:table-cell office:value-type="float" office:value="8088" calcext:value-type="float">
            <text:p><text:s/>8,088 </text:p>
          </table:table-cell>
          <table:table-cell table:style-name="ce377" office:value-type="float" office:value="8018" calcext:value-type="float">
            <text:p><text:s/>8,018 </text:p>
          </table:table-cell>
          <table:table-cell table:style-name="ce377" office:value-type="float" office:value="70" calcext:value-type="float">
            <text:p><text:s/>70 </text:p>
          </table:table-cell>
        </table:table-row>
        <table:table-row table:style-name="ro9">
          <table:table-cell office:value-type="float" office:value="1932" calcext:value-type="float">
            <text:p>1932</text:p>
          </table:table-cell>
          <table:table-cell office:value-type="string" calcext:value-type="string">
            <text:p>Females</text:p>
          </table:table-cell>
          <table:table-cell office:value-type="float" office:value="2534940" calcext:value-type="float">
            <text:p><text:s/>2,534,940 </text:p>
          </table:table-cell>
          <table:table-cell office:value-type="float" office:value="207958" calcext:value-type="float">
            <text:p><text:s/>207,958 </text:p>
          </table:table-cell>
          <table:table-cell office:value-type="float" office:value="220824" calcext:value-type="float">
            <text:p><text:s/>220,824 </text:p>
          </table:table-cell>
          <table:table-cell office:value-type="float" office:value="220345" calcext:value-type="float">
            <text:p><text:s/>220,345 </text:p>
          </table:table-cell>
          <table:table-cell office:value-type="float" office:value="213542" calcext:value-type="float">
            <text:p><text:s/>213,542 </text:p>
          </table:table-cell>
          <table:table-cell office:value-type="float" office:value="217336" calcext:value-type="float">
            <text:p><text:s/>217,336 </text:p>
          </table:table-cell>
          <table:table-cell office:value-type="float" office:value="205679" calcext:value-type="float">
            <text:p><text:s/>205,679 </text:p>
          </table:table-cell>
          <table:table-cell office:value-type="float" office:value="189426" calcext:value-type="float">
            <text:p><text:s/>189,426 </text:p>
          </table:table-cell>
          <table:table-cell office:value-type="float" office:value="174724" calcext:value-type="float">
            <text:p><text:s/>174,724 </text:p>
          </table:table-cell>
          <table:table-cell office:value-type="float" office:value="159872" calcext:value-type="float">
            <text:p><text:s/>159,872 </text:p>
          </table:table-cell>
          <table:table-cell office:value-type="float" office:value="151218" calcext:value-type="float">
            <text:p><text:s/>151,218 </text:p>
          </table:table-cell>
          <table:table-cell office:value-type="float" office:value="141132" calcext:value-type="float">
            <text:p><text:s/>141,132 </text:p>
          </table:table-cell>
          <table:table-cell office:value-type="float" office:value="125994" calcext:value-type="float">
            <text:p><text:s/>125,994 </text:p>
          </table:table-cell>
          <table:table-cell office:value-type="float" office:value="101624" calcext:value-type="float">
            <text:p><text:s/>101,624 </text:p>
          </table:table-cell>
          <table:table-cell office:value-type="float" office:value="82727" calcext:value-type="float">
            <text:p><text:s/>82,727 </text:p>
          </table:table-cell>
          <table:table-cell office:value-type="float" office:value="60330" calcext:value-type="float">
            <text:p><text:s/>60,330 </text:p>
          </table:table-cell>
          <table:table-cell office:value-type="float" office:value="37713" calcext:value-type="float">
            <text:p><text:s/>37,713 </text:p>
          </table:table-cell>
          <table:table-cell office:value-type="float" office:value="16627" calcext:value-type="float">
            <text:p><text:s/>16,627 </text:p>
          </table:table-cell>
          <table:table-cell office:value-type="float" office:value="7869" calcext:value-type="float">
            <text:p><text:s/>7,869 </text:p>
          </table:table-cell>
          <table:table-cell table:number-columns-repeated="2" office:value-type="string" office:string-value="[x]" calcext:value-type="string">
            <text:p><text:s/>[x] </text:p>
          </table:table-cell>
        </table:table-row>
        <table:table-row table:style-name="ro9">
          <table:table-cell office:value-type="float" office:value="1933" calcext:value-type="float">
            <text:p>1933</text:p>
          </table:table-cell>
          <table:table-cell office:value-type="string" calcext:value-type="string">
            <text:p>Females</text:p>
          </table:table-cell>
          <table:table-cell office:value-type="float" office:value="2548586" calcext:value-type="float">
            <text:p><text:s/>2,548,586 </text:p>
          </table:table-cell>
          <table:table-cell office:value-type="float" office:value="205014" calcext:value-type="float">
            <text:p><text:s/>205,014 </text:p>
          </table:table-cell>
          <table:table-cell office:value-type="float" office:value="216889" calcext:value-type="float">
            <text:p><text:s/>216,889 </text:p>
          </table:table-cell>
          <table:table-cell office:value-type="float" office:value="229672" calcext:value-type="float">
            <text:p><text:s/>229,672 </text:p>
          </table:table-cell>
          <table:table-cell office:value-type="float" office:value="206621" calcext:value-type="float">
            <text:p><text:s/>206,621 </text:p>
          </table:table-cell>
          <table:table-cell office:value-type="float" office:value="216723" calcext:value-type="float">
            <text:p><text:s/>216,723 </text:p>
          </table:table-cell>
          <table:table-cell office:value-type="float" office:value="207764" calcext:value-type="float">
            <text:p><text:s/>207,764 </text:p>
          </table:table-cell>
          <table:table-cell office:value-type="float" office:value="193153" calcext:value-type="float">
            <text:p><text:s/>193,153 </text:p>
          </table:table-cell>
          <table:table-cell office:value-type="float" office:value="175041" calcext:value-type="float">
            <text:p><text:s/>175,041 </text:p>
          </table:table-cell>
          <table:table-cell office:value-type="float" office:value="162907" calcext:value-type="float">
            <text:p><text:s/>162,907 </text:p>
          </table:table-cell>
          <table:table-cell office:value-type="float" office:value="151312" calcext:value-type="float">
            <text:p><text:s/>151,312 </text:p>
          </table:table-cell>
          <table:table-cell office:value-type="float" office:value="143237" calcext:value-type="float">
            <text:p><text:s/>143,237 </text:p>
          </table:table-cell>
          <table:table-cell office:value-type="float" office:value="127088" calcext:value-type="float">
            <text:p><text:s/>127,088 </text:p>
          </table:table-cell>
          <table:table-cell office:value-type="float" office:value="104380" calcext:value-type="float">
            <text:p><text:s/>104,380 </text:p>
          </table:table-cell>
          <table:table-cell office:value-type="float" office:value="84372" calcext:value-type="float">
            <text:p><text:s/>84,372 </text:p>
          </table:table-cell>
          <table:table-cell office:value-type="float" office:value="60594" calcext:value-type="float">
            <text:p><text:s/>60,594 </text:p>
          </table:table-cell>
          <table:table-cell office:value-type="float" office:value="38840" calcext:value-type="float">
            <text:p><text:s/>38,840 </text:p>
          </table:table-cell>
          <table:table-cell office:value-type="float" office:value="16960" calcext:value-type="float">
            <text:p><text:s/>16,960 </text:p>
          </table:table-cell>
          <table:table-cell office:value-type="float" office:value="8019" calcext:value-type="float">
            <text:p><text:s/>8,019 </text:p>
          </table:table-cell>
          <table:table-cell table:number-columns-repeated="2" office:value-type="string" office:string-value="[x]" calcext:value-type="string">
            <text:p><text:s/>[x] </text:p>
          </table:table-cell>
        </table:table-row>
        <table:table-row table:style-name="ro9">
          <table:table-cell office:value-type="float" office:value="1934" calcext:value-type="float">
            <text:p>1934</text:p>
          </table:table-cell>
          <table:table-cell office:value-type="string" calcext:value-type="string">
            <text:p>Females</text:p>
          </table:table-cell>
          <table:table-cell office:value-type="float" office:value="2558940" calcext:value-type="float">
            <text:p><text:s/>2,558,940 </text:p>
          </table:table-cell>
          <table:table-cell office:value-type="float" office:value="202758" calcext:value-type="float">
            <text:p><text:s/>202,758 </text:p>
          </table:table-cell>
          <table:table-cell office:value-type="float" office:value="212500" calcext:value-type="float">
            <text:p><text:s/>212,500 </text:p>
          </table:table-cell>
          <table:table-cell office:value-type="float" office:value="237676" calcext:value-type="float">
            <text:p><text:s/>237,676 </text:p>
          </table:table-cell>
          <table:table-cell office:value-type="float" office:value="198215" calcext:value-type="float">
            <text:p><text:s/>198,215 </text:p>
          </table:table-cell>
          <table:table-cell office:value-type="float" office:value="216793" calcext:value-type="float">
            <text:p><text:s/>216,793 </text:p>
          </table:table-cell>
          <table:table-cell office:value-type="float" office:value="210505" calcext:value-type="float">
            <text:p><text:s/>210,505 </text:p>
          </table:table-cell>
          <table:table-cell office:value-type="float" office:value="195567" calcext:value-type="float">
            <text:p><text:s/>195,567 </text:p>
          </table:table-cell>
          <table:table-cell office:value-type="float" office:value="177446" calcext:value-type="float">
            <text:p><text:s/>177,446 </text:p>
          </table:table-cell>
          <table:table-cell office:value-type="float" office:value="163058" calcext:value-type="float">
            <text:p><text:s/>163,058 </text:p>
          </table:table-cell>
          <table:table-cell office:value-type="float" office:value="153391" calcext:value-type="float">
            <text:p><text:s/>153,391 </text:p>
          </table:table-cell>
          <table:table-cell office:value-type="float" office:value="142894" calcext:value-type="float">
            <text:p><text:s/>142,894 </text:p>
          </table:table-cell>
          <table:table-cell office:value-type="float" office:value="130023" calcext:value-type="float">
            <text:p><text:s/>130,023 </text:p>
          </table:table-cell>
          <table:table-cell office:value-type="float" office:value="105987" calcext:value-type="float">
            <text:p><text:s/>105,987 </text:p>
          </table:table-cell>
          <table:table-cell office:value-type="float" office:value="85719" calcext:value-type="float">
            <text:p><text:s/>85,719 </text:p>
          </table:table-cell>
          <table:table-cell office:value-type="float" office:value="61148" calcext:value-type="float">
            <text:p><text:s/>61,148 </text:p>
          </table:table-cell>
          <table:table-cell office:value-type="float" office:value="40085" calcext:value-type="float">
            <text:p><text:s/>40,085 </text:p>
          </table:table-cell>
          <table:table-cell office:value-type="float" office:value="17085" calcext:value-type="float">
            <text:p><text:s/>17,085 </text:p>
          </table:table-cell>
          <table:table-cell office:value-type="float" office:value="8090" calcext:value-type="float">
            <text:p><text:s/>8,090 </text:p>
          </table:table-cell>
          <table:table-cell table:number-columns-repeated="2" office:value-type="string" office:string-value="[x]" calcext:value-type="string">
            <text:p><text:s/>[x] </text:p>
          </table:table-cell>
        </table:table-row>
        <table:table-row table:style-name="ro9">
          <table:table-cell office:value-type="float" office:value="1935" calcext:value-type="float">
            <text:p>1935</text:p>
          </table:table-cell>
          <table:table-cell office:value-type="string" calcext:value-type="string">
            <text:p>Females</text:p>
          </table:table-cell>
          <table:table-cell office:value-type="float" office:value="2567499" calcext:value-type="float">
            <text:p><text:s/>2,567,499 </text:p>
          </table:table-cell>
          <table:table-cell office:value-type="float" office:value="201315" calcext:value-type="float">
            <text:p><text:s/>201,315 </text:p>
          </table:table-cell>
          <table:table-cell office:value-type="float" office:value="209257" calcext:value-type="float">
            <text:p><text:s/>209,257 </text:p>
          </table:table-cell>
          <table:table-cell office:value-type="float" office:value="231473" calcext:value-type="float">
            <text:p><text:s/>231,473 </text:p>
          </table:table-cell>
          <table:table-cell office:value-type="float" office:value="201615" calcext:value-type="float">
            <text:p><text:s/>201,615 </text:p>
          </table:table-cell>
          <table:table-cell office:value-type="float" office:value="215812" calcext:value-type="float">
            <text:p><text:s/>215,812 </text:p>
          </table:table-cell>
          <table:table-cell office:value-type="float" office:value="211848" calcext:value-type="float">
            <text:p><text:s/>211,848 </text:p>
          </table:table-cell>
          <table:table-cell office:value-type="float" office:value="197678" calcext:value-type="float">
            <text:p><text:s/>197,678 </text:p>
          </table:table-cell>
          <table:table-cell office:value-type="float" office:value="179068" calcext:value-type="float">
            <text:p><text:s/>179,068 </text:p>
          </table:table-cell>
          <table:table-cell office:value-type="float" office:value="167641" calcext:value-type="float">
            <text:p><text:s/>167,641 </text:p>
          </table:table-cell>
          <table:table-cell office:value-type="float" office:value="151674" calcext:value-type="float">
            <text:p><text:s/>151,674 </text:p>
          </table:table-cell>
          <table:table-cell office:value-type="float" office:value="145252" calcext:value-type="float">
            <text:p><text:s/>145,252 </text:p>
          </table:table-cell>
          <table:table-cell office:value-type="float" office:value="129266" calcext:value-type="float">
            <text:p><text:s/>129,266 </text:p>
          </table:table-cell>
          <table:table-cell office:value-type="float" office:value="110270" calcext:value-type="float">
            <text:p><text:s/>110,270 </text:p>
          </table:table-cell>
          <table:table-cell office:value-type="float" office:value="85442" calcext:value-type="float">
            <text:p><text:s/>85,442 </text:p>
          </table:table-cell>
          <table:table-cell office:value-type="float" office:value="63085" calcext:value-type="float">
            <text:p><text:s/>63,085 </text:p>
          </table:table-cell>
          <table:table-cell office:value-type="float" office:value="40065" calcext:value-type="float">
            <text:p><text:s/>40,065 </text:p>
          </table:table-cell>
          <table:table-cell office:value-type="float" office:value="18468" calcext:value-type="float">
            <text:p><text:s/>18,468 </text:p>
          </table:table-cell>
          <table:table-cell office:value-type="float" office:value="8270" calcext:value-type="float">
            <text:p><text:s/>8,270 </text:p>
          </table:table-cell>
          <table:table-cell table:number-columns-repeated="2" office:value-type="string" office:string-value="[x]" calcext:value-type="string">
            <text:p><text:s/>[x] </text:p>
          </table:table-cell>
        </table:table-row>
        <table:table-row table:style-name="ro9">
          <table:table-cell office:value-type="float" office:value="1936" calcext:value-type="float">
            <text:p>1936</text:p>
          </table:table-cell>
          <table:table-cell office:value-type="string" calcext:value-type="string">
            <text:p>Females</text:p>
          </table:table-cell>
          <table:table-cell office:value-type="float" office:value="2574409" calcext:value-type="float">
            <text:p><text:s/>2,574,409 </text:p>
          </table:table-cell>
          <table:table-cell office:value-type="float" office:value="199967" calcext:value-type="float">
            <text:p><text:s/>199,967 </text:p>
          </table:table-cell>
          <table:table-cell office:value-type="float" office:value="205104" calcext:value-type="float">
            <text:p><text:s/>205,104 </text:p>
          </table:table-cell>
          <table:table-cell office:value-type="float" office:value="225266" calcext:value-type="float">
            <text:p><text:s/>225,266 </text:p>
          </table:table-cell>
          <table:table-cell office:value-type="float" office:value="209765" calcext:value-type="float">
            <text:p><text:s/>209,765 </text:p>
          </table:table-cell>
          <table:table-cell office:value-type="float" office:value="213009" calcext:value-type="float">
            <text:p><text:s/>213,009 </text:p>
          </table:table-cell>
          <table:table-cell office:value-type="float" office:value="211628" calcext:value-type="float">
            <text:p><text:s/>211,628 </text:p>
          </table:table-cell>
          <table:table-cell office:value-type="float" office:value="198156" calcext:value-type="float">
            <text:p><text:s/>198,156 </text:p>
          </table:table-cell>
          <table:table-cell office:value-type="float" office:value="183159" calcext:value-type="float">
            <text:p><text:s/>183,159 </text:p>
          </table:table-cell>
          <table:table-cell office:value-type="float" office:value="167956" calcext:value-type="float">
            <text:p><text:s/>167,956 </text:p>
          </table:table-cell>
          <table:table-cell office:value-type="float" office:value="152991" calcext:value-type="float">
            <text:p><text:s/>152,991 </text:p>
          </table:table-cell>
          <table:table-cell office:value-type="float" office:value="144547" calcext:value-type="float">
            <text:p><text:s/>144,547 </text:p>
          </table:table-cell>
          <table:table-cell office:value-type="float" office:value="131625" calcext:value-type="float">
            <text:p><text:s/>131,625 </text:p>
          </table:table-cell>
          <table:table-cell office:value-type="float" office:value="111942" calcext:value-type="float">
            <text:p><text:s/>111,942 </text:p>
          </table:table-cell>
          <table:table-cell office:value-type="float" office:value="86724" calcext:value-type="float">
            <text:p><text:s/>86,724 </text:p>
          </table:table-cell>
          <table:table-cell office:value-type="float" office:value="64372" calcext:value-type="float">
            <text:p><text:s/>64,372 </text:p>
          </table:table-cell>
          <table:table-cell office:value-type="float" office:value="40946" calcext:value-type="float">
            <text:p><text:s/>40,946 </text:p>
          </table:table-cell>
          <table:table-cell office:value-type="float" office:value="18933" calcext:value-type="float">
            <text:p><text:s/>18,933 </text:p>
          </table:table-cell>
          <table:table-cell office:value-type="float" office:value="8319" calcext:value-type="float">
            <text:p><text:s/>8,319 </text:p>
          </table:table-cell>
          <table:table-cell table:number-columns-repeated="2" office:value-type="string" office:string-value="[x]" calcext:value-type="string">
            <text:p><text:s/>[x] </text:p>
          </table:table-cell>
        </table:table-row>
        <table:table-row table:style-name="ro9">
          <table:table-cell office:value-type="float" office:value="1937" calcext:value-type="float">
            <text:p>1937</text:p>
          </table:table-cell>
          <table:table-cell office:value-type="string" calcext:value-type="string">
            <text:p>Females</text:p>
          </table:table-cell>
          <table:table-cell office:value-type="float" office:value="2579701" calcext:value-type="float">
            <text:p><text:s/>2,579,701 </text:p>
          </table:table-cell>
          <table:table-cell office:value-type="float" office:value="198402" calcext:value-type="float">
            <text:p><text:s/>198,402 </text:p>
          </table:table-cell>
          <table:table-cell office:value-type="float" office:value="202632" calcext:value-type="float">
            <text:p><text:s/>202,632 </text:p>
          </table:table-cell>
          <table:table-cell office:value-type="float" office:value="218958" calcext:value-type="float">
            <text:p><text:s/>218,958 </text:p>
          </table:table-cell>
          <table:table-cell office:value-type="float" office:value="218104" calcext:value-type="float">
            <text:p><text:s/>218,104 </text:p>
          </table:table-cell>
          <table:table-cell office:value-type="float" office:value="207671" calcext:value-type="float">
            <text:p><text:s/>207,671 </text:p>
          </table:table-cell>
          <table:table-cell office:value-type="float" office:value="212090" calcext:value-type="float">
            <text:p><text:s/>212,090 </text:p>
          </table:table-cell>
          <table:table-cell office:value-type="float" office:value="200032" calcext:value-type="float">
            <text:p><text:s/>200,032 </text:p>
          </table:table-cell>
          <table:table-cell office:value-type="float" office:value="184059" calcext:value-type="float">
            <text:p><text:s/>184,059 </text:p>
          </table:table-cell>
          <table:table-cell office:value-type="float" office:value="169458" calcext:value-type="float">
            <text:p><text:s/>169,458 </text:p>
          </table:table-cell>
          <table:table-cell office:value-type="float" office:value="154445" calcext:value-type="float">
            <text:p><text:s/>154,445 </text:p>
          </table:table-cell>
          <table:table-cell office:value-type="float" office:value="144294" calcext:value-type="float">
            <text:p><text:s/>144,294 </text:p>
          </table:table-cell>
          <table:table-cell office:value-type="float" office:value="132209" calcext:value-type="float">
            <text:p><text:s/>132,209 </text:p>
          </table:table-cell>
          <table:table-cell office:value-type="float" office:value="114730" calcext:value-type="float">
            <text:p><text:s/>114,730 </text:p>
          </table:table-cell>
          <table:table-cell office:value-type="float" office:value="87663" calcext:value-type="float">
            <text:p><text:s/>87,663 </text:p>
          </table:table-cell>
          <table:table-cell office:value-type="float" office:value="65768" calcext:value-type="float">
            <text:p><text:s/>65,768 </text:p>
          </table:table-cell>
          <table:table-cell office:value-type="float" office:value="40520" calcext:value-type="float">
            <text:p><text:s/>40,520 </text:p>
          </table:table-cell>
          <table:table-cell office:value-type="float" office:value="20106" calcext:value-type="float">
            <text:p><text:s/>20,106 </text:p>
          </table:table-cell>
          <table:table-cell office:value-type="float" office:value="8560" calcext:value-type="float">
            <text:p><text:s/>8,560 </text:p>
          </table:table-cell>
          <table:table-cell table:number-columns-repeated="2" office:value-type="string" office:string-value="[x]" calcext:value-type="string">
            <text:p><text:s/>[x] </text:p>
          </table:table-cell>
        </table:table-row>
        <table:table-row table:style-name="ro9">
          <table:table-cell office:value-type="float" office:value="1938" calcext:value-type="float">
            <text:p>1938</text:p>
          </table:table-cell>
          <table:table-cell office:value-type="string" calcext:value-type="string">
            <text:p>Females</text:p>
          </table:table-cell>
          <table:table-cell office:value-type="float" office:value="2588020" calcext:value-type="float">
            <text:p><text:s/>2,588,020 </text:p>
          </table:table-cell>
          <table:table-cell office:value-type="float" office:value="198221" calcext:value-type="float">
            <text:p><text:s/>198,221 </text:p>
          </table:table-cell>
          <table:table-cell office:value-type="float" office:value="200246" calcext:value-type="float">
            <text:p><text:s/>200,246 </text:p>
          </table:table-cell>
          <table:table-cell office:value-type="float" office:value="214875" calcext:value-type="float">
            <text:p><text:s/>214,875 </text:p>
          </table:table-cell>
          <table:table-cell office:value-type="float" office:value="227321" calcext:value-type="float">
            <text:p><text:s/>227,321 </text:p>
          </table:table-cell>
          <table:table-cell office:value-type="float" office:value="200873" calcext:value-type="float">
            <text:p><text:s/>200,873 </text:p>
          </table:table-cell>
          <table:table-cell office:value-type="float" office:value="211182" calcext:value-type="float">
            <text:p><text:s/>211,182 </text:p>
          </table:table-cell>
          <table:table-cell office:value-type="float" office:value="201328" calcext:value-type="float">
            <text:p><text:s/>201,328 </text:p>
          </table:table-cell>
          <table:table-cell office:value-type="float" office:value="187134" calcext:value-type="float">
            <text:p><text:s/>187,134 </text:p>
          </table:table-cell>
          <table:table-cell office:value-type="float" office:value="169408" calcext:value-type="float">
            <text:p><text:s/>169,408 </text:p>
          </table:table-cell>
          <table:table-cell office:value-type="float" office:value="157145" calcext:value-type="float">
            <text:p><text:s/>157,145 </text:p>
          </table:table-cell>
          <table:table-cell office:value-type="float" office:value="144219" calcext:value-type="float">
            <text:p><text:s/>144,219 </text:p>
          </table:table-cell>
          <table:table-cell office:value-type="float" office:value="134273" calcext:value-type="float">
            <text:p><text:s/>134,273 </text:p>
          </table:table-cell>
          <table:table-cell office:value-type="float" office:value="115224" calcext:value-type="float">
            <text:p><text:s/>115,224 </text:p>
          </table:table-cell>
          <table:table-cell office:value-type="float" office:value="90074" calcext:value-type="float">
            <text:p><text:s/>90,074 </text:p>
          </table:table-cell>
          <table:table-cell office:value-type="float" office:value="66730" calcext:value-type="float">
            <text:p><text:s/>66,730 </text:p>
          </table:table-cell>
          <table:table-cell office:value-type="float" office:value="40343" calcext:value-type="float">
            <text:p><text:s/>40,343 </text:p>
          </table:table-cell>
          <table:table-cell office:value-type="float" office:value="20556" calcext:value-type="float">
            <text:p><text:s/>20,556 </text:p>
          </table:table-cell>
          <table:table-cell office:value-type="float" office:value="8868" calcext:value-type="float">
            <text:p><text:s/>8,868 </text:p>
          </table:table-cell>
          <table:table-cell table:number-columns-repeated="2" office:value-type="string" office:string-value="[x]" calcext:value-type="string">
            <text:p><text:s/>[x] </text:p>
          </table:table-cell>
        </table:table-row>
        <table:table-row table:style-name="ro9">
          <table:table-cell office:value-type="float" office:value="1939" calcext:value-type="float">
            <text:p>1939</text:p>
          </table:table-cell>
          <table:table-cell office:value-type="string" calcext:value-type="string">
            <text:p>Females</text:p>
          </table:table-cell>
          <table:table-cell office:value-type="float" office:value="2594443" calcext:value-type="float">
            <text:p><text:s/>2,594,443 </text:p>
          </table:table-cell>
          <table:table-cell office:value-type="float" office:value="198341" calcext:value-type="float">
            <text:p><text:s/>198,341 </text:p>
          </table:table-cell>
          <table:table-cell office:value-type="float" office:value="197549" calcext:value-type="float">
            <text:p><text:s/>197,549 </text:p>
          </table:table-cell>
          <table:table-cell office:value-type="float" office:value="210176" calcext:value-type="float">
            <text:p><text:s/>210,176 </text:p>
          </table:table-cell>
          <table:table-cell office:value-type="float" office:value="235000" calcext:value-type="float">
            <text:p><text:s/>235,000 </text:p>
          </table:table-cell>
          <table:table-cell office:value-type="float" office:value="194288" calcext:value-type="float">
            <text:p><text:s/>194,288 </text:p>
          </table:table-cell>
          <table:table-cell office:value-type="float" office:value="208834" calcext:value-type="float">
            <text:p><text:s/>208,834 </text:p>
          </table:table-cell>
          <table:table-cell office:value-type="float" office:value="203569" calcext:value-type="float">
            <text:p><text:s/>203,569 </text:p>
          </table:table-cell>
          <table:table-cell office:value-type="float" office:value="189048" calcext:value-type="float">
            <text:p><text:s/>189,048 </text:p>
          </table:table-cell>
          <table:table-cell office:value-type="float" office:value="171558" calcext:value-type="float">
            <text:p><text:s/>171,558 </text:p>
          </table:table-cell>
          <table:table-cell office:value-type="float" office:value="156990" calcext:value-type="float">
            <text:p><text:s/>156,990 </text:p>
          </table:table-cell>
          <table:table-cell office:value-type="float" office:value="146312" calcext:value-type="float">
            <text:p><text:s/>146,312 </text:p>
          </table:table-cell>
          <table:table-cell office:value-type="float" office:value="133837" calcext:value-type="float">
            <text:p><text:s/>133,837 </text:p>
          </table:table-cell>
          <table:table-cell office:value-type="float" office:value="118075" calcext:value-type="float">
            <text:p><text:s/>118,075 </text:p>
          </table:table-cell>
          <table:table-cell office:value-type="float" office:value="91345" calcext:value-type="float">
            <text:p><text:s/>91,345 </text:p>
          </table:table-cell>
          <table:table-cell office:value-type="float" office:value="68069" calcext:value-type="float">
            <text:p><text:s/>68,069 </text:p>
          </table:table-cell>
          <table:table-cell office:value-type="float" office:value="40653" calcext:value-type="float">
            <text:p><text:s/>40,653 </text:p>
          </table:table-cell>
          <table:table-cell office:value-type="float" office:value="21657" calcext:value-type="float">
            <text:p><text:s/>21,657 </text:p>
          </table:table-cell>
          <table:table-cell office:value-type="float" office:value="9142" calcext:value-type="float">
            <text:p><text:s/>9,142 </text:p>
          </table:table-cell>
          <table:table-cell table:number-columns-repeated="2" office:value-type="string" office:string-value="[x]" calcext:value-type="string">
            <text:p><text:s/>[x] </text:p>
          </table:table-cell>
        </table:table-row>
        <table:table-row table:style-name="ro9">
          <table:table-cell office:value-type="float" office:value="1940" calcext:value-type="float">
            <text:p>1940</text:p>
          </table:table-cell>
          <table:table-cell office:value-type="string" calcext:value-type="string">
            <text:p>Females</text:p>
          </table:table-cell>
          <table:table-cell office:value-type="float" office:value="2621099" calcext:value-type="float">
            <text:p><text:s/>2,621,099 </text:p>
          </table:table-cell>
          <table:table-cell office:value-type="float" office:value="200660" calcext:value-type="float">
            <text:p><text:s/>200,660 </text:p>
          </table:table-cell>
          <table:table-cell office:value-type="float" office:value="197407" calcext:value-type="float">
            <text:p><text:s/>197,407 </text:p>
          </table:table-cell>
          <table:table-cell office:value-type="float" office:value="208528" calcext:value-type="float">
            <text:p><text:s/>208,528 </text:p>
          </table:table-cell>
          <table:table-cell office:value-type="float" office:value="231127" calcext:value-type="float">
            <text:p><text:s/>231,127 </text:p>
          </table:table-cell>
          <table:table-cell office:value-type="float" office:value="193709" calcext:value-type="float">
            <text:p><text:s/>193,709 </text:p>
          </table:table-cell>
          <table:table-cell office:value-type="float" office:value="210355" calcext:value-type="float">
            <text:p><text:s/>210,355 </text:p>
          </table:table-cell>
          <table:table-cell office:value-type="float" office:value="205691" calcext:value-type="float">
            <text:p><text:s/>205,691 </text:p>
          </table:table-cell>
          <table:table-cell office:value-type="float" office:value="193811" calcext:value-type="float">
            <text:p><text:s/>193,811 </text:p>
          </table:table-cell>
          <table:table-cell office:value-type="float" office:value="175723" calcext:value-type="float">
            <text:p><text:s/>175,723 </text:p>
          </table:table-cell>
          <table:table-cell office:value-type="float" office:value="162606" calcext:value-type="float">
            <text:p><text:s/>162,606 </text:p>
          </table:table-cell>
          <table:table-cell office:value-type="float" office:value="147177" calcext:value-type="float">
            <text:p><text:s/>147,177 </text:p>
          </table:table-cell>
          <table:table-cell office:value-type="float" office:value="135785" calcext:value-type="float">
            <text:p><text:s/>135,785 </text:p>
          </table:table-cell>
          <table:table-cell office:value-type="float" office:value="117396" calcext:value-type="float">
            <text:p><text:s/>117,396 </text:p>
          </table:table-cell>
          <table:table-cell office:value-type="float" office:value="97238" calcext:value-type="float">
            <text:p><text:s/>97,238 </text:p>
          </table:table-cell>
          <table:table-cell office:value-type="float" office:value="69971" calcext:value-type="float">
            <text:p><text:s/>69,971 </text:p>
          </table:table-cell>
          <table:table-cell office:value-type="float" office:value="43701" calcext:value-type="float">
            <text:p><text:s/>43,701 </text:p>
          </table:table-cell>
          <table:table-cell office:value-type="float" office:value="21114" calcext:value-type="float">
            <text:p><text:s/>21,114 </text:p>
          </table:table-cell>
          <table:table-cell office:value-type="float" office:value="9100" calcext:value-type="float">
            <text:p><text:s/>9,100 </text:p>
          </table:table-cell>
          <table:table-cell table:number-columns-repeated="2" office:value-type="string" office:string-value="[x]" calcext:value-type="string">
            <text:p><text:s/>[x] </text:p>
          </table:table-cell>
        </table:table-row>
        <table:table-row table:style-name="ro9">
          <table:table-cell office:value-type="float" office:value="1941" calcext:value-type="float">
            <text:p>1941</text:p>
          </table:table-cell>
          <table:table-cell office:value-type="string" calcext:value-type="string">
            <text:p>Females</text:p>
          </table:table-cell>
          <table:table-cell office:value-type="float" office:value="2658232" calcext:value-type="float">
            <text:p><text:s/>2,658,232 </text:p>
          </table:table-cell>
          <table:table-cell office:value-type="float" office:value="205101" calcext:value-type="float">
            <text:p><text:s/>205,101 </text:p>
          </table:table-cell>
          <table:table-cell office:value-type="float" office:value="202142" calcext:value-type="float">
            <text:p><text:s/>202,142 </text:p>
          </table:table-cell>
          <table:table-cell office:value-type="float" office:value="208538" calcext:value-type="float">
            <text:p><text:s/>208,538 </text:p>
          </table:table-cell>
          <table:table-cell office:value-type="float" office:value="226357" calcext:value-type="float">
            <text:p><text:s/>226,357 </text:p>
          </table:table-cell>
          <table:table-cell office:value-type="float" office:value="199238" calcext:value-type="float">
            <text:p><text:s/>199,238 </text:p>
          </table:table-cell>
          <table:table-cell office:value-type="float" office:value="210485" calcext:value-type="float">
            <text:p><text:s/>210,485 </text:p>
          </table:table-cell>
          <table:table-cell office:value-type="float" office:value="207317" calcext:value-type="float">
            <text:p><text:s/>207,317 </text:p>
          </table:table-cell>
          <table:table-cell office:value-type="float" office:value="196657" calcext:value-type="float">
            <text:p><text:s/>196,657 </text:p>
          </table:table-cell>
          <table:table-cell office:value-type="float" office:value="181359" calcext:value-type="float">
            <text:p><text:s/>181,359 </text:p>
          </table:table-cell>
          <table:table-cell office:value-type="float" office:value="165339" calcext:value-type="float">
            <text:p><text:s/>165,339 </text:p>
          </table:table-cell>
          <table:table-cell office:value-type="float" office:value="149110" calcext:value-type="float">
            <text:p><text:s/>149,110 </text:p>
          </table:table-cell>
          <table:table-cell office:value-type="float" office:value="137288" calcext:value-type="float">
            <text:p><text:s/>137,288 </text:p>
          </table:table-cell>
          <table:table-cell office:value-type="float" office:value="120113" calcext:value-type="float">
            <text:p><text:s/>120,113 </text:p>
          </table:table-cell>
          <table:table-cell office:value-type="float" office:value="100025" calcext:value-type="float">
            <text:p><text:s/>100,025 </text:p>
          </table:table-cell>
          <table:table-cell office:value-type="float" office:value="72192" calcext:value-type="float">
            <text:p><text:s/>72,192 </text:p>
          </table:table-cell>
          <table:table-cell office:value-type="float" office:value="45980" calcext:value-type="float">
            <text:p><text:s/>45,980 </text:p>
          </table:table-cell>
          <table:table-cell office:value-type="float" office:value="21534" calcext:value-type="float">
            <text:p><text:s/>21,534 </text:p>
          </table:table-cell>
          <table:table-cell office:value-type="float" office:value="9457" calcext:value-type="float">
            <text:p><text:s/>9,457 </text:p>
          </table:table-cell>
          <table:table-cell table:number-columns-repeated="2" office:value-type="string" office:string-value="[x]" calcext:value-type="string">
            <text:p><text:s/>[x] </text:p>
          </table:table-cell>
        </table:table-row>
        <table:table-row table:style-name="ro9">
          <table:table-cell office:value-type="float" office:value="1942" calcext:value-type="float">
            <text:p>1942</text:p>
          </table:table-cell>
          <table:table-cell office:value-type="string" calcext:value-type="string">
            <text:p>Females</text:p>
          </table:table-cell>
          <table:table-cell office:value-type="float" office:value="2633637" calcext:value-type="float">
            <text:p><text:s/>2,633,637 </text:p>
          </table:table-cell>
          <table:table-cell office:value-type="float" office:value="202918" calcext:value-type="float">
            <text:p><text:s/>202,918 </text:p>
          </table:table-cell>
          <table:table-cell office:value-type="float" office:value="200806" calcext:value-type="float">
            <text:p><text:s/>200,806 </text:p>
          </table:table-cell>
          <table:table-cell office:value-type="float" office:value="205573" calcext:value-type="float">
            <text:p><text:s/>205,573 </text:p>
          </table:table-cell>
          <table:table-cell office:value-type="float" office:value="214735" calcext:value-type="float">
            <text:p><text:s/>214,735 </text:p>
          </table:table-cell>
          <table:table-cell office:value-type="float" office:value="188762" calcext:value-type="float">
            <text:p><text:s/>188,762 </text:p>
          </table:table-cell>
          <table:table-cell office:value-type="float" office:value="194803" calcext:value-type="float">
            <text:p><text:s/>194,803 </text:p>
          </table:table-cell>
          <table:table-cell office:value-type="float" office:value="206597" calcext:value-type="float">
            <text:p><text:s/>206,597 </text:p>
          </table:table-cell>
          <table:table-cell office:value-type="float" office:value="198182" calcext:value-type="float">
            <text:p><text:s/>198,182 </text:p>
          </table:table-cell>
          <table:table-cell office:value-type="float" office:value="184748" calcext:value-type="float">
            <text:p><text:s/>184,748 </text:p>
          </table:table-cell>
          <table:table-cell office:value-type="float" office:value="168739" calcext:value-type="float">
            <text:p><text:s/>168,739 </text:p>
          </table:table-cell>
          <table:table-cell office:value-type="float" office:value="151637" calcext:value-type="float">
            <text:p><text:s/>151,637 </text:p>
          </table:table-cell>
          <table:table-cell office:value-type="float" office:value="138091" calcext:value-type="float">
            <text:p><text:s/>138,091 </text:p>
          </table:table-cell>
          <table:table-cell office:value-type="float" office:value="121349" calcext:value-type="float">
            <text:p><text:s/>121,349 </text:p>
          </table:table-cell>
          <table:table-cell office:value-type="float" office:value="102095" calcext:value-type="float">
            <text:p><text:s/>102,095 </text:p>
          </table:table-cell>
          <table:table-cell office:value-type="float" office:value="73866" calcext:value-type="float">
            <text:p><text:s/>73,866 </text:p>
          </table:table-cell>
          <table:table-cell office:value-type="float" office:value="48075" calcext:value-type="float">
            <text:p><text:s/>48,075 </text:p>
          </table:table-cell>
          <table:table-cell office:value-type="float" office:value="23065" calcext:value-type="float">
            <text:p><text:s/>23,065 </text:p>
          </table:table-cell>
          <table:table-cell office:value-type="float" office:value="9596" calcext:value-type="float">
            <text:p><text:s/>9,596 </text:p>
          </table:table-cell>
          <table:table-cell table:number-columns-repeated="2" office:value-type="string" office:string-value="[x]" calcext:value-type="string">
            <text:p><text:s/>[x] </text:p>
          </table:table-cell>
        </table:table-row>
        <table:table-row table:style-name="ro9">
          <table:table-cell office:value-type="float" office:value="1943" calcext:value-type="float">
            <text:p>1943</text:p>
          </table:table-cell>
          <table:table-cell office:value-type="string" calcext:value-type="string">
            <text:p>Females</text:p>
          </table:table-cell>
          <table:table-cell office:value-type="float" office:value="2603418" calcext:value-type="float">
            <text:p><text:s/>2,603,418 </text:p>
          </table:table-cell>
          <table:table-cell office:value-type="float" office:value="205221" calcext:value-type="float">
            <text:p><text:s/>205,221 </text:p>
          </table:table-cell>
          <table:table-cell office:value-type="float" office:value="201357" calcext:value-type="float">
            <text:p><text:s/>201,357 </text:p>
          </table:table-cell>
          <table:table-cell office:value-type="float" office:value="204122" calcext:value-type="float">
            <text:p><text:s/>204,122 </text:p>
          </table:table-cell>
          <table:table-cell office:value-type="float" office:value="205548" calcext:value-type="float">
            <text:p><text:s/>205,548 </text:p>
          </table:table-cell>
          <table:table-cell office:value-type="float" office:value="164683" calcext:value-type="float">
            <text:p><text:s/>164,683 </text:p>
          </table:table-cell>
          <table:table-cell office:value-type="float" office:value="176643" calcext:value-type="float">
            <text:p><text:s/>176,643 </text:p>
          </table:table-cell>
          <table:table-cell office:value-type="float" office:value="203330" calcext:value-type="float">
            <text:p><text:s/>203,330 </text:p>
          </table:table-cell>
          <table:table-cell office:value-type="float" office:value="199277" calcext:value-type="float">
            <text:p><text:s/>199,277 </text:p>
          </table:table-cell>
          <table:table-cell office:value-type="float" office:value="189250" calcext:value-type="float">
            <text:p><text:s/>189,250 </text:p>
          </table:table-cell>
          <table:table-cell office:value-type="float" office:value="170642" calcext:value-type="float">
            <text:p><text:s/>170,642 </text:p>
          </table:table-cell>
          <table:table-cell office:value-type="float" office:value="155212" calcext:value-type="float">
            <text:p><text:s/>155,212 </text:p>
          </table:table-cell>
          <table:table-cell office:value-type="float" office:value="139402" calcext:value-type="float">
            <text:p><text:s/>139,402 </text:p>
          </table:table-cell>
          <table:table-cell office:value-type="float" office:value="123715" calcext:value-type="float">
            <text:p><text:s/>123,715 </text:p>
          </table:table-cell>
          <table:table-cell office:value-type="float" office:value="102678" calcext:value-type="float">
            <text:p><text:s/>102,678 </text:p>
          </table:table-cell>
          <table:table-cell office:value-type="float" office:value="76618" calcext:value-type="float">
            <text:p><text:s/>76,618 </text:p>
          </table:table-cell>
          <table:table-cell office:value-type="float" office:value="50529" calcext:value-type="float">
            <text:p><text:s/>50,529 </text:p>
          </table:table-cell>
          <table:table-cell office:value-type="float" office:value="25557" calcext:value-type="float">
            <text:p><text:s/>25,557 </text:p>
          </table:table-cell>
          <table:table-cell office:value-type="float" office:value="9634" calcext:value-type="float">
            <text:p><text:s/>9,634 </text:p>
          </table:table-cell>
          <table:table-cell table:number-columns-repeated="2" office:value-type="string" office:string-value="[x]" calcext:value-type="string">
            <text:p><text:s/>[x] </text:p>
          </table:table-cell>
        </table:table-row>
        <table:table-row table:style-name="ro9">
          <table:table-cell office:value-type="float" office:value="1944" calcext:value-type="float">
            <text:p>1944</text:p>
          </table:table-cell>
          <table:table-cell office:value-type="string" calcext:value-type="string">
            <text:p>Females</text:p>
          </table:table-cell>
          <table:table-cell office:value-type="float" office:value="2613969" calcext:value-type="float">
            <text:p><text:s/>2,613,969 </text:p>
          </table:table-cell>
          <table:table-cell office:value-type="float" office:value="206733" calcext:value-type="float">
            <text:p><text:s/>206,733 </text:p>
          </table:table-cell>
          <table:table-cell office:value-type="float" office:value="202323" calcext:value-type="float">
            <text:p><text:s/>202,323 </text:p>
          </table:table-cell>
          <table:table-cell office:value-type="float" office:value="201985" calcext:value-type="float">
            <text:p><text:s/>201,985 </text:p>
          </table:table-cell>
          <table:table-cell office:value-type="float" office:value="206798" calcext:value-type="float">
            <text:p><text:s/>206,798 </text:p>
          </table:table-cell>
          <table:table-cell office:value-type="float" office:value="168550" calcext:value-type="float">
            <text:p><text:s/>168,550 </text:p>
          </table:table-cell>
          <table:table-cell office:value-type="float" office:value="160704" calcext:value-type="float">
            <text:p><text:s/>160,704 </text:p>
          </table:table-cell>
          <table:table-cell office:value-type="float" office:value="199516" calcext:value-type="float">
            <text:p><text:s/>199,516 </text:p>
          </table:table-cell>
          <table:table-cell office:value-type="float" office:value="202337" calcext:value-type="float">
            <text:p><text:s/>202,337 </text:p>
          </table:table-cell>
          <table:table-cell office:value-type="float" office:value="193936" calcext:value-type="float">
            <text:p><text:s/>193,936 </text:p>
          </table:table-cell>
          <table:table-cell office:value-type="float" office:value="174026" calcext:value-type="float">
            <text:p><text:s/>174,026 </text:p>
          </table:table-cell>
          <table:table-cell office:value-type="float" office:value="157279" calcext:value-type="float">
            <text:p><text:s/>157,279 </text:p>
          </table:table-cell>
          <table:table-cell office:value-type="float" office:value="142201" calcext:value-type="float">
            <text:p><text:s/>142,201 </text:p>
          </table:table-cell>
          <table:table-cell office:value-type="float" office:value="124687" calcext:value-type="float">
            <text:p><text:s/>124,687 </text:p>
          </table:table-cell>
          <table:table-cell office:value-type="float" office:value="105112" calcext:value-type="float">
            <text:p><text:s/>105,112 </text:p>
          </table:table-cell>
          <table:table-cell office:value-type="float" office:value="78898" calcext:value-type="float">
            <text:p><text:s/>78,898 </text:p>
          </table:table-cell>
          <table:table-cell office:value-type="float" office:value="51937" calcext:value-type="float">
            <text:p><text:s/>51,937 </text:p>
          </table:table-cell>
          <table:table-cell office:value-type="float" office:value="27032" calcext:value-type="float">
            <text:p><text:s/>27,032 </text:p>
          </table:table-cell>
          <table:table-cell office:value-type="float" office:value="9915" calcext:value-type="float">
            <text:p><text:s/>9,915 </text:p>
          </table:table-cell>
          <table:table-cell table:number-columns-repeated="2" office:value-type="string" office:string-value="[x]" calcext:value-type="string">
            <text:p><text:s/>[x] </text:p>
          </table:table-cell>
        </table:table-row>
        <table:table-row table:style-name="ro9">
          <table:table-cell office:value-type="float" office:value="1945" calcext:value-type="float">
            <text:p>1945</text:p>
          </table:table-cell>
          <table:table-cell office:value-type="string" calcext:value-type="string">
            <text:p>Females</text:p>
          </table:table-cell>
          <table:table-cell office:value-type="float" office:value="2616390" calcext:value-type="float">
            <text:p><text:s/>2,616,390 </text:p>
          </table:table-cell>
          <table:table-cell office:value-type="float" office:value="206470" calcext:value-type="float">
            <text:p><text:s/>206,470 </text:p>
          </table:table-cell>
          <table:table-cell office:value-type="float" office:value="201942" calcext:value-type="float">
            <text:p><text:s/>201,942 </text:p>
          </table:table-cell>
          <table:table-cell office:value-type="float" office:value="200446" calcext:value-type="float">
            <text:p><text:s/>200,446 </text:p>
          </table:table-cell>
          <table:table-cell office:value-type="float" office:value="204891" calcext:value-type="float">
            <text:p><text:s/>204,891 </text:p>
          </table:table-cell>
          <table:table-cell office:value-type="float" office:value="172058" calcext:value-type="float">
            <text:p><text:s/>172,058 </text:p>
          </table:table-cell>
          <table:table-cell office:value-type="float" office:value="155773" calcext:value-type="float">
            <text:p><text:s/>155,773 </text:p>
          </table:table-cell>
          <table:table-cell office:value-type="float" office:value="195388" calcext:value-type="float">
            <text:p><text:s/>195,388 </text:p>
          </table:table-cell>
          <table:table-cell office:value-type="float" office:value="202690" calcext:value-type="float">
            <text:p><text:s/>202,690 </text:p>
          </table:table-cell>
          <table:table-cell office:value-type="float" office:value="195186" calcext:value-type="float">
            <text:p><text:s/>195,186 </text:p>
          </table:table-cell>
          <table:table-cell office:value-type="float" office:value="175925" calcext:value-type="float">
            <text:p><text:s/>175,925 </text:p>
          </table:table-cell>
          <table:table-cell office:value-type="float" office:value="160874" calcext:value-type="float">
            <text:p><text:s/>160,874 </text:p>
          </table:table-cell>
          <table:table-cell office:value-type="float" office:value="141663" calcext:value-type="float">
            <text:p><text:s/>141,663 </text:p>
          </table:table-cell>
          <table:table-cell office:value-type="float" office:value="126618" calcext:value-type="float">
            <text:p><text:s/>126,618 </text:p>
          </table:table-cell>
          <table:table-cell office:value-type="float" office:value="104678" calcext:value-type="float">
            <text:p><text:s/>104,678 </text:p>
          </table:table-cell>
          <table:table-cell office:value-type="float" office:value="81463" calcext:value-type="float">
            <text:p><text:s/>81,463 </text:p>
          </table:table-cell>
          <table:table-cell office:value-type="float" office:value="51765" calcext:value-type="float">
            <text:p><text:s/>51,765 </text:p>
          </table:table-cell>
          <table:table-cell office:value-type="float" office:value="28100" calcext:value-type="float">
            <text:p><text:s/>28,100 </text:p>
          </table:table-cell>
          <table:table-cell office:value-type="float" office:value="10460" calcext:value-type="float">
            <text:p><text:s/>10,460 </text:p>
          </table:table-cell>
          <table:table-cell table:number-columns-repeated="2" office:value-type="string" office:string-value="[x]" calcext:value-type="string">
            <text:p><text:s/>[x] </text:p>
          </table:table-cell>
        </table:table-row>
        <table:table-row table:style-name="ro9">
          <table:table-cell office:value-type="float" office:value="1946" calcext:value-type="float">
            <text:p>1946</text:p>
          </table:table-cell>
          <table:table-cell office:value-type="string" calcext:value-type="string">
            <text:p>Females</text:p>
          </table:table-cell>
          <table:table-cell office:value-type="float" office:value="2622392" calcext:value-type="float">
            <text:p><text:s/>2,622,392 </text:p>
          </table:table-cell>
          <table:table-cell office:value-type="float" office:value="206222" calcext:value-type="float">
            <text:p><text:s/>206,222 </text:p>
          </table:table-cell>
          <table:table-cell office:value-type="float" office:value="198036" calcext:value-type="float">
            <text:p><text:s/>198,036 </text:p>
          </table:table-cell>
          <table:table-cell office:value-type="float" office:value="196547" calcext:value-type="float">
            <text:p><text:s/>196,547 </text:p>
          </table:table-cell>
          <table:table-cell office:value-type="float" office:value="199318" calcext:value-type="float">
            <text:p><text:s/>199,318 </text:p>
          </table:table-cell>
          <table:table-cell office:value-type="float" office:value="186203" calcext:value-type="float">
            <text:p><text:s/>186,203 </text:p>
          </table:table-cell>
          <table:table-cell office:value-type="float" office:value="162532" calcext:value-type="float">
            <text:p><text:s/>162,532 </text:p>
          </table:table-cell>
          <table:table-cell office:value-type="float" office:value="189994" calcext:value-type="float">
            <text:p><text:s/>189,994 </text:p>
          </table:table-cell>
          <table:table-cell office:value-type="float" office:value="200456" calcext:value-type="float">
            <text:p><text:s/>200,456 </text:p>
          </table:table-cell>
          <table:table-cell office:value-type="float" office:value="194139" calcext:value-type="float">
            <text:p><text:s/>194,139 </text:p>
          </table:table-cell>
          <table:table-cell office:value-type="float" office:value="178918" calcext:value-type="float">
            <text:p><text:s/>178,918 </text:p>
          </table:table-cell>
          <table:table-cell office:value-type="float" office:value="161905" calcext:value-type="float">
            <text:p><text:s/>161,905 </text:p>
          </table:table-cell>
          <table:table-cell office:value-type="float" office:value="141952" calcext:value-type="float">
            <text:p><text:s/>141,952 </text:p>
          </table:table-cell>
          <table:table-cell office:value-type="float" office:value="126522" calcext:value-type="float">
            <text:p><text:s/>126,522 </text:p>
          </table:table-cell>
          <table:table-cell office:value-type="float" office:value="105034" calcext:value-type="float">
            <text:p><text:s/>105,034 </text:p>
          </table:table-cell>
          <table:table-cell office:value-type="float" office:value="81796" calcext:value-type="float">
            <text:p><text:s/>81,796 </text:p>
          </table:table-cell>
          <table:table-cell office:value-type="float" office:value="52155" calcext:value-type="float">
            <text:p><text:s/>52,155 </text:p>
          </table:table-cell>
          <table:table-cell office:value-type="float" office:value="29700" calcext:value-type="float">
            <text:p><text:s/>29,700 </text:p>
          </table:table-cell>
          <table:table-cell office:value-type="float" office:value="10963" calcext:value-type="float">
            <text:p><text:s/>10,963 </text:p>
          </table:table-cell>
          <table:table-cell table:number-columns-repeated="2" office:value-type="string" office:string-value="[x]" calcext:value-type="string">
            <text:p><text:s/>[x] </text:p>
          </table:table-cell>
        </table:table-row>
        <table:table-row table:style-name="ro9">
          <table:table-cell office:value-type="float" office:value="1947" calcext:value-type="float">
            <text:p>1947</text:p>
          </table:table-cell>
          <table:table-cell office:value-type="string" calcext:value-type="string">
            <text:p>Females</text:p>
          </table:table-cell>
          <table:table-cell office:value-type="float" office:value="2638861" calcext:value-type="float">
            <text:p><text:s/>2,638,861 </text:p>
          </table:table-cell>
          <table:table-cell office:value-type="float" office:value="212199" calcext:value-type="float">
            <text:p><text:s/>212,199 </text:p>
          </table:table-cell>
          <table:table-cell office:value-type="float" office:value="191835" calcext:value-type="float">
            <text:p><text:s/>191,835 </text:p>
          </table:table-cell>
          <table:table-cell office:value-type="float" office:value="190244" calcext:value-type="float">
            <text:p><text:s/>190,244 </text:p>
          </table:table-cell>
          <table:table-cell office:value-type="float" office:value="196088" calcext:value-type="float">
            <text:p><text:s/>196,088 </text:p>
          </table:table-cell>
          <table:table-cell office:value-type="float" office:value="194430" calcext:value-type="float">
            <text:p><text:s/>194,430 </text:p>
          </table:table-cell>
          <table:table-cell office:value-type="float" office:value="193422" calcext:value-type="float">
            <text:p><text:s/>193,422 </text:p>
          </table:table-cell>
          <table:table-cell office:value-type="float" office:value="191682" calcext:value-type="float">
            <text:p><text:s/>191,682 </text:p>
          </table:table-cell>
          <table:table-cell office:value-type="float" office:value="198358" calcext:value-type="float">
            <text:p><text:s/>198,358 </text:p>
          </table:table-cell>
          <table:table-cell office:value-type="float" office:value="188724" calcext:value-type="float">
            <text:p><text:s/>188,724 </text:p>
          </table:table-cell>
          <table:table-cell office:value-type="float" office:value="177332" calcext:value-type="float">
            <text:p><text:s/>177,332 </text:p>
          </table:table-cell>
          <table:table-cell office:value-type="float" office:value="157133" calcext:value-type="float">
            <text:p><text:s/>157,133 </text:p>
          </table:table-cell>
          <table:table-cell office:value-type="float" office:value="140735" calcext:value-type="float">
            <text:p><text:s/>140,735 </text:p>
          </table:table-cell>
          <table:table-cell office:value-type="float" office:value="125861" calcext:value-type="float">
            <text:p><text:s/>125,861 </text:p>
          </table:table-cell>
          <table:table-cell office:value-type="float" office:value="107720" calcext:value-type="float">
            <text:p><text:s/>107,720 </text:p>
          </table:table-cell>
          <table:table-cell office:value-type="float" office:value="82984" calcext:value-type="float">
            <text:p><text:s/>82,984 </text:p>
          </table:table-cell>
          <table:table-cell office:value-type="float" office:value="50907" calcext:value-type="float">
            <text:p><text:s/>50,907 </text:p>
          </table:table-cell>
          <table:table-cell office:value-type="float" office:value="27204" calcext:value-type="float">
            <text:p><text:s/>27,204 </text:p>
          </table:table-cell>
          <table:table-cell office:value-type="float" office:value="12003" calcext:value-type="float">
            <text:p><text:s/>12,003 </text:p>
          </table:table-cell>
          <table:table-cell table:number-columns-repeated="2" office:value-type="string" office:string-value="[x]" calcext:value-type="string">
            <text:p><text:s/>[x] </text:p>
          </table:table-cell>
        </table:table-row>
        <table:table-row table:style-name="ro9">
          <table:table-cell office:value-type="float" office:value="1948" calcext:value-type="float">
            <text:p>1948</text:p>
          </table:table-cell>
          <table:table-cell office:value-type="string" calcext:value-type="string">
            <text:p>Females</text:p>
          </table:table-cell>
          <table:table-cell office:value-type="float" office:value="2650932" calcext:value-type="float">
            <text:p><text:s/>2,650,932 </text:p>
          </table:table-cell>
          <table:table-cell office:value-type="float" office:value="218869" calcext:value-type="float">
            <text:p><text:s/>218,869 </text:p>
          </table:table-cell>
          <table:table-cell office:value-type="float" office:value="193307" calcext:value-type="float">
            <text:p><text:s/>193,307 </text:p>
          </table:table-cell>
          <table:table-cell office:value-type="float" office:value="191094" calcext:value-type="float">
            <text:p><text:s/>191,094 </text:p>
          </table:table-cell>
          <table:table-cell office:value-type="float" office:value="193794" calcext:value-type="float">
            <text:p><text:s/>193,794 </text:p>
          </table:table-cell>
          <table:table-cell office:value-type="float" office:value="193822" calcext:value-type="float">
            <text:p><text:s/>193,822 </text:p>
          </table:table-cell>
          <table:table-cell office:value-type="float" office:value="199647" calcext:value-type="float">
            <text:p><text:s/>199,647 </text:p>
          </table:table-cell>
          <table:table-cell office:value-type="float" office:value="181437" calcext:value-type="float">
            <text:p><text:s/>181,437 </text:p>
          </table:table-cell>
          <table:table-cell office:value-type="float" office:value="197141" calcext:value-type="float">
            <text:p><text:s/>197,141 </text:p>
          </table:table-cell>
          <table:table-cell office:value-type="float" office:value="189690" calcext:value-type="float">
            <text:p><text:s/>189,690 </text:p>
          </table:table-cell>
          <table:table-cell office:value-type="float" office:value="179853" calcext:value-type="float">
            <text:p><text:s/>179,853 </text:p>
          </table:table-cell>
          <table:table-cell office:value-type="float" office:value="158235" calcext:value-type="float">
            <text:p><text:s/>158,235 </text:p>
          </table:table-cell>
          <table:table-cell office:value-type="float" office:value="142038" calcext:value-type="float">
            <text:p><text:s/>142,038 </text:p>
          </table:table-cell>
          <table:table-cell office:value-type="float" office:value="126675" calcext:value-type="float">
            <text:p><text:s/>126,675 </text:p>
          </table:table-cell>
          <table:table-cell office:value-type="float" office:value="107922" calcext:value-type="float">
            <text:p><text:s/>107,922 </text:p>
          </table:table-cell>
          <table:table-cell office:value-type="float" office:value="84725" calcext:value-type="float">
            <text:p><text:s/>84,725 </text:p>
          </table:table-cell>
          <table:table-cell office:value-type="float" office:value="52127" calcext:value-type="float">
            <text:p><text:s/>52,127 </text:p>
          </table:table-cell>
          <table:table-cell office:value-type="float" office:value="27915" calcext:value-type="float">
            <text:p><text:s/>27,915 </text:p>
          </table:table-cell>
          <table:table-cell office:value-type="float" office:value="12641" calcext:value-type="float">
            <text:p><text:s/>12,641 </text:p>
          </table:table-cell>
          <table:table-cell table:number-columns-repeated="2" office:value-type="string" office:string-value="[x]" calcext:value-type="string">
            <text:p><text:s/>[x] </text:p>
          </table:table-cell>
        </table:table-row>
        <table:table-row table:style-name="ro9">
          <table:table-cell office:value-type="float" office:value="1949" calcext:value-type="float">
            <text:p>1949</text:p>
          </table:table-cell>
          <table:table-cell office:value-type="string" calcext:value-type="string">
            <text:p>Females</text:p>
          </table:table-cell>
          <table:table-cell office:value-type="float" office:value="2652277" calcext:value-type="float">
            <text:p><text:s/>2,652,277 </text:p>
          </table:table-cell>
          <table:table-cell office:value-type="float" office:value="223230" calcext:value-type="float">
            <text:p><text:s/>223,230 </text:p>
          </table:table-cell>
          <table:table-cell office:value-type="float" office:value="194162" calcext:value-type="float">
            <text:p><text:s/>194,162 </text:p>
          </table:table-cell>
          <table:table-cell office:value-type="float" office:value="192015" calcext:value-type="float">
            <text:p><text:s/>192,015 </text:p>
          </table:table-cell>
          <table:table-cell office:value-type="float" office:value="191417" calcext:value-type="float">
            <text:p><text:s/>191,417 </text:p>
          </table:table-cell>
          <table:table-cell office:value-type="float" office:value="191681" calcext:value-type="float">
            <text:p><text:s/>191,681 </text:p>
          </table:table-cell>
          <table:table-cell office:value-type="float" office:value="204298" calcext:value-type="float">
            <text:p><text:s/>204,298 </text:p>
          </table:table-cell>
          <table:table-cell office:value-type="float" office:value="171179" calcext:value-type="float">
            <text:p><text:s/>171,179 </text:p>
          </table:table-cell>
          <table:table-cell office:value-type="float" office:value="195203" calcext:value-type="float">
            <text:p><text:s/>195,203 </text:p>
          </table:table-cell>
          <table:table-cell office:value-type="float" office:value="190972" calcext:value-type="float">
            <text:p><text:s/>190,972 </text:p>
          </table:table-cell>
          <table:table-cell office:value-type="float" office:value="180846" calcext:value-type="float">
            <text:p><text:s/>180,846 </text:p>
          </table:table-cell>
          <table:table-cell office:value-type="float" office:value="159980" calcext:value-type="float">
            <text:p><text:s/>159,980 </text:p>
          </table:table-cell>
          <table:table-cell office:value-type="float" office:value="142237" calcext:value-type="float">
            <text:p><text:s/>142,237 </text:p>
          </table:table-cell>
          <table:table-cell office:value-type="float" office:value="127205" calcext:value-type="float">
            <text:p><text:s/>127,205 </text:p>
          </table:table-cell>
          <table:table-cell office:value-type="float" office:value="107425" calcext:value-type="float">
            <text:p><text:s/>107,425 </text:p>
          </table:table-cell>
          <table:table-cell office:value-type="float" office:value="85716" calcext:value-type="float">
            <text:p><text:s/>85,716 </text:p>
          </table:table-cell>
          <table:table-cell office:value-type="float" office:value="53454" calcext:value-type="float">
            <text:p><text:s/>53,454 </text:p>
          </table:table-cell>
          <table:table-cell office:value-type="float" office:value="27979" calcext:value-type="float">
            <text:p><text:s/>27,979 </text:p>
          </table:table-cell>
          <table:table-cell office:value-type="float" office:value="13278" calcext:value-type="float">
            <text:p><text:s/>13,278 </text:p>
          </table:table-cell>
          <table:table-cell table:number-columns-repeated="2" office:value-type="string" office:string-value="[x]" calcext:value-type="string">
            <text:p><text:s/>[x] </text:p>
          </table:table-cell>
        </table:table-row>
        <table:table-row table:style-name="ro9">
          <table:table-cell office:value-type="float" office:value="1950" calcext:value-type="float">
            <text:p>1950</text:p>
          </table:table-cell>
          <table:table-cell office:value-type="string" calcext:value-type="string">
            <text:p>Females</text:p>
          </table:table-cell>
          <table:table-cell office:value-type="float" office:value="2660196" calcext:value-type="float">
            <text:p><text:s/>2,660,196 </text:p>
          </table:table-cell>
          <table:table-cell office:value-type="float" office:value="227522" calcext:value-type="float">
            <text:p><text:s/>227,522 </text:p>
          </table:table-cell>
          <table:table-cell office:value-type="float" office:value="194053" calcext:value-type="float">
            <text:p><text:s/>194,053 </text:p>
          </table:table-cell>
          <table:table-cell office:value-type="float" office:value="192034" calcext:value-type="float">
            <text:p><text:s/>192,034 </text:p>
          </table:table-cell>
          <table:table-cell office:value-type="float" office:value="190054" calcext:value-type="float">
            <text:p><text:s/>190,054 </text:p>
          </table:table-cell>
          <table:table-cell office:value-type="float" office:value="191688" calcext:value-type="float">
            <text:p><text:s/>191,688 </text:p>
          </table:table-cell>
          <table:table-cell office:value-type="float" office:value="197686" calcext:value-type="float">
            <text:p><text:s/>197,686 </text:p>
          </table:table-cell>
          <table:table-cell office:value-type="float" office:value="174790" calcext:value-type="float">
            <text:p><text:s/>174,790 </text:p>
          </table:table-cell>
          <table:table-cell office:value-type="float" office:value="195185" calcext:value-type="float">
            <text:p><text:s/>195,185 </text:p>
          </table:table-cell>
          <table:table-cell office:value-type="float" office:value="190163" calcext:value-type="float">
            <text:p><text:s/>190,163 </text:p>
          </table:table-cell>
          <table:table-cell office:value-type="float" office:value="181718" calcext:value-type="float">
            <text:p><text:s/>181,718 </text:p>
          </table:table-cell>
          <table:table-cell office:value-type="float" office:value="162789" calcext:value-type="float">
            <text:p><text:s/>162,789 </text:p>
          </table:table-cell>
          <table:table-cell office:value-type="float" office:value="144770" calcext:value-type="float">
            <text:p><text:s/>144,770 </text:p>
          </table:table-cell>
          <table:table-cell office:value-type="float" office:value="126425" calcext:value-type="float">
            <text:p><text:s/>126,425 </text:p>
          </table:table-cell>
          <table:table-cell office:value-type="float" office:value="108119" calcext:value-type="float">
            <text:p><text:s/>108,119 </text:p>
          </table:table-cell>
          <table:table-cell office:value-type="float" office:value="86019" calcext:value-type="float">
            <text:p><text:s/>86,019 </text:p>
          </table:table-cell>
          <table:table-cell office:value-type="float" office:value="55368" calcext:value-type="float">
            <text:p><text:s/>55,368 </text:p>
          </table:table-cell>
          <table:table-cell office:value-type="float" office:value="28146" calcext:value-type="float">
            <text:p><text:s/>28,146 </text:p>
          </table:table-cell>
          <table:table-cell office:value-type="float" office:value="13667" calcext:value-type="float">
            <text:p><text:s/>13,667 </text:p>
          </table:table-cell>
          <table:table-cell table:number-columns-repeated="2" office:value-type="string" office:string-value="[x]" calcext:value-type="string">
            <text:p><text:s/>[x] </text:p>
          </table:table-cell>
        </table:table-row>
        <table:table-row table:style-name="ro9">
          <table:table-cell office:value-type="float" office:value="1951" calcext:value-type="float">
            <text:p>1951</text:p>
          </table:table-cell>
          <table:table-cell office:value-type="string" calcext:value-type="string">
            <text:p>Females</text:p>
          </table:table-cell>
          <table:table-cell office:value-type="float" office:value="2663742" calcext:value-type="float">
            <text:p><text:s/>2,663,742 </text:p>
          </table:table-cell>
          <table:table-cell office:value-type="float" office:value="230491" calcext:value-type="float">
            <text:p><text:s/>230,491 </text:p>
          </table:table-cell>
          <table:table-cell office:value-type="float" office:value="196836" calcext:value-type="float">
            <text:p><text:s/>196,836 </text:p>
          </table:table-cell>
          <table:table-cell office:value-type="float" office:value="190434" calcext:value-type="float">
            <text:p><text:s/>190,434 </text:p>
          </table:table-cell>
          <table:table-cell office:value-type="float" office:value="188534" calcext:value-type="float">
            <text:p><text:s/>188,534 </text:p>
          </table:table-cell>
          <table:table-cell office:value-type="float" office:value="191837" calcext:value-type="float">
            <text:p><text:s/>191,837 </text:p>
          </table:table-cell>
          <table:table-cell office:value-type="float" office:value="192642" calcext:value-type="float">
            <text:p><text:s/>192,642 </text:p>
          </table:table-cell>
          <table:table-cell office:value-type="float" office:value="179848" calcext:value-type="float">
            <text:p><text:s/>179,848 </text:p>
          </table:table-cell>
          <table:table-cell office:value-type="float" office:value="189385" calcext:value-type="float">
            <text:p><text:s/>189,385 </text:p>
          </table:table-cell>
          <table:table-cell office:value-type="float" office:value="190376" calcext:value-type="float">
            <text:p><text:s/>190,376 </text:p>
          </table:table-cell>
          <table:table-cell office:value-type="float" office:value="180966" calcext:value-type="float">
            <text:p><text:s/>180,966 </text:p>
          </table:table-cell>
          <table:table-cell office:value-type="float" office:value="167085" calcext:value-type="float">
            <text:p><text:s/>167,085 </text:p>
          </table:table-cell>
          <table:table-cell office:value-type="float" office:value="145287" calcext:value-type="float">
            <text:p><text:s/>145,287 </text:p>
          </table:table-cell>
          <table:table-cell office:value-type="float" office:value="127152" calcext:value-type="float">
            <text:p><text:s/>127,152 </text:p>
          </table:table-cell>
          <table:table-cell office:value-type="float" office:value="109039" calcext:value-type="float">
            <text:p><text:s/>109,039 </text:p>
          </table:table-cell>
          <table:table-cell office:value-type="float" office:value="85666" calcext:value-type="float">
            <text:p><text:s/>85,666 </text:p>
          </table:table-cell>
          <table:table-cell office:value-type="float" office:value="56526" calcext:value-type="float">
            <text:p><text:s/>56,526 </text:p>
          </table:table-cell>
          <table:table-cell office:value-type="float" office:value="28063" calcext:value-type="float">
            <text:p><text:s/>28,063 </text:p>
          </table:table-cell>
          <table:table-cell office:value-type="float" office:value="13575" calcext:value-type="float">
            <text:p><text:s/>13,575 </text:p>
          </table:table-cell>
          <table:table-cell table:number-columns-repeated="2" office:value-type="string" office:string-value="[x]" calcext:value-type="string">
            <text:p><text:s/>[x] </text:p>
          </table:table-cell>
        </table:table-row>
        <table:table-row table:style-name="ro9">
          <table:table-cell office:value-type="float" office:value="1952" calcext:value-type="float">
            <text:p>1952</text:p>
          </table:table-cell>
          <table:table-cell office:value-type="string" calcext:value-type="string">
            <text:p>Females</text:p>
          </table:table-cell>
          <table:table-cell office:value-type="float" office:value="2664059" calcext:value-type="float">
            <text:p><text:s/>2,664,059 </text:p>
          </table:table-cell>
          <table:table-cell office:value-type="float" office:value="218855" calcext:value-type="float">
            <text:p><text:s/>218,855 </text:p>
          </table:table-cell>
          <table:table-cell office:value-type="float" office:value="209564" calcext:value-type="float">
            <text:p><text:s/>209,564 </text:p>
          </table:table-cell>
          <table:table-cell office:value-type="float" office:value="188560" calcext:value-type="float">
            <text:p><text:s/>188,560 </text:p>
          </table:table-cell>
          <table:table-cell office:value-type="float" office:value="185674" calcext:value-type="float">
            <text:p><text:s/>185,674 </text:p>
          </table:table-cell>
          <table:table-cell office:value-type="float" office:value="190158" calcext:value-type="float">
            <text:p><text:s/>190,158 </text:p>
          </table:table-cell>
          <table:table-cell office:value-type="float" office:value="188355" calcext:value-type="float">
            <text:p><text:s/>188,355 </text:p>
          </table:table-cell>
          <table:table-cell office:value-type="float" office:value="185527" calcext:value-type="float">
            <text:p><text:s/>185,527 </text:p>
          </table:table-cell>
          <table:table-cell office:value-type="float" office:value="183216" calcext:value-type="float">
            <text:p><text:s/>183,216 </text:p>
          </table:table-cell>
          <table:table-cell office:value-type="float" office:value="190730" calcext:value-type="float">
            <text:p><text:s/>190,730 </text:p>
          </table:table-cell>
          <table:table-cell office:value-type="float" office:value="181141" calcext:value-type="float">
            <text:p><text:s/>181,141 </text:p>
          </table:table-cell>
          <table:table-cell office:value-type="float" office:value="169014" calcext:value-type="float">
            <text:p><text:s/>169,014 </text:p>
          </table:table-cell>
          <table:table-cell office:value-type="float" office:value="147681" calcext:value-type="float">
            <text:p><text:s/>147,681 </text:p>
          </table:table-cell>
          <table:table-cell office:value-type="float" office:value="128248" calcext:value-type="float">
            <text:p><text:s/>128,248 </text:p>
          </table:table-cell>
          <table:table-cell office:value-type="float" office:value="109747" calcext:value-type="float">
            <text:p><text:s/>109,747 </text:p>
          </table:table-cell>
          <table:table-cell office:value-type="float" office:value="86505" calcext:value-type="float">
            <text:p><text:s/>86,505 </text:p>
          </table:table-cell>
          <table:table-cell office:value-type="float" office:value="58463" calcext:value-type="float">
            <text:p><text:s/>58,463 </text:p>
          </table:table-cell>
          <table:table-cell office:value-type="float" office:value="28548" calcext:value-type="float">
            <text:p><text:s/>28,548 </text:p>
          </table:table-cell>
          <table:table-cell office:value-type="float" office:value="14073" calcext:value-type="float">
            <text:p><text:s/>14,073 </text:p>
          </table:table-cell>
          <table:table-cell table:number-columns-repeated="2" office:value-type="string" office:string-value="[x]" calcext:value-type="string">
            <text:p><text:s/>[x] </text:p>
          </table:table-cell>
        </table:table-row>
        <table:table-row table:style-name="ro9">
          <table:table-cell office:value-type="float" office:value="1953" calcext:value-type="float">
            <text:p>1953</text:p>
          </table:table-cell>
          <table:table-cell office:value-type="string" calcext:value-type="string">
            <text:p>Females</text:p>
          </table:table-cell>
          <table:table-cell office:value-type="float" office:value="2663942" calcext:value-type="float">
            <text:p><text:s/>2,663,942 </text:p>
          </table:table-cell>
          <table:table-cell office:value-type="float" office:value="213122" calcext:value-type="float">
            <text:p><text:s/>213,122 </text:p>
          </table:table-cell>
          <table:table-cell office:value-type="float" office:value="215301" calcext:value-type="float">
            <text:p><text:s/>215,301 </text:p>
          </table:table-cell>
          <table:table-cell office:value-type="float" office:value="188860" calcext:value-type="float">
            <text:p><text:s/>188,860 </text:p>
          </table:table-cell>
          <table:table-cell office:value-type="float" office:value="184392" calcext:value-type="float">
            <text:p><text:s/>184,392 </text:p>
          </table:table-cell>
          <table:table-cell office:value-type="float" office:value="186397" calcext:value-type="float">
            <text:p><text:s/>186,397 </text:p>
          </table:table-cell>
          <table:table-cell office:value-type="float" office:value="185958" calcext:value-type="float">
            <text:p><text:s/>185,958 </text:p>
          </table:table-cell>
          <table:table-cell office:value-type="float" office:value="191256" calcext:value-type="float">
            <text:p><text:s/>191,256 </text:p>
          </table:table-cell>
          <table:table-cell office:value-type="float" office:value="174208" calcext:value-type="float">
            <text:p><text:s/>174,208 </text:p>
          </table:table-cell>
          <table:table-cell office:value-type="float" office:value="189700" calcext:value-type="float">
            <text:p><text:s/>189,700 </text:p>
          </table:table-cell>
          <table:table-cell office:value-type="float" office:value="182290" calcext:value-type="float">
            <text:p><text:s/>182,290 </text:p>
          </table:table-cell>
          <table:table-cell office:value-type="float" office:value="171539" calcext:value-type="float">
            <text:p><text:s/>171,539 </text:p>
          </table:table-cell>
          <table:table-cell office:value-type="float" office:value="149192" calcext:value-type="float">
            <text:p><text:s/>149,192 </text:p>
          </table:table-cell>
          <table:table-cell office:value-type="float" office:value="130064" calcext:value-type="float">
            <text:p><text:s/>130,064 </text:p>
          </table:table-cell>
          <table:table-cell office:value-type="float" office:value="110865" calcext:value-type="float">
            <text:p><text:s/>110,865 </text:p>
          </table:table-cell>
          <table:table-cell office:value-type="float" office:value="86986" calcext:value-type="float">
            <text:p><text:s/>86,986 </text:p>
          </table:table-cell>
          <table:table-cell office:value-type="float" office:value="59881" calcext:value-type="float">
            <text:p><text:s/>59,881 </text:p>
          </table:table-cell>
          <table:table-cell office:value-type="float" office:value="29421" calcext:value-type="float">
            <text:p><text:s/>29,421 </text:p>
          </table:table-cell>
          <table:table-cell office:value-type="float" office:value="14510" calcext:value-type="float">
            <text:p><text:s/>14,510 </text:p>
          </table:table-cell>
          <table:table-cell table:number-columns-repeated="2" office:value-type="string" office:string-value="[x]" calcext:value-type="string">
            <text:p><text:s/>[x] </text:p>
          </table:table-cell>
        </table:table-row>
        <table:table-row table:style-name="ro9">
          <table:table-cell office:value-type="float" office:value="1954" calcext:value-type="float">
            <text:p>1954</text:p>
          </table:table-cell>
          <table:table-cell office:value-type="string" calcext:value-type="string">
            <text:p>Females</text:p>
          </table:table-cell>
          <table:table-cell office:value-type="float" office:value="2667276" calcext:value-type="float">
            <text:p><text:s/>2,667,276 </text:p>
          </table:table-cell>
          <table:table-cell office:value-type="float" office:value="210712" calcext:value-type="float">
            <text:p><text:s/>210,712 </text:p>
          </table:table-cell>
          <table:table-cell office:value-type="float" office:value="218602" calcext:value-type="float">
            <text:p><text:s/>218,602 </text:p>
          </table:table-cell>
          <table:table-cell office:value-type="float" office:value="190014" calcext:value-type="float">
            <text:p><text:s/>190,014 </text:p>
          </table:table-cell>
          <table:table-cell office:value-type="float" office:value="184123" calcext:value-type="float">
            <text:p><text:s/>184,123 </text:p>
          </table:table-cell>
          <table:table-cell office:value-type="float" office:value="182881" calcext:value-type="float">
            <text:p><text:s/>182,881 </text:p>
          </table:table-cell>
          <table:table-cell office:value-type="float" office:value="183810" calcext:value-type="float">
            <text:p><text:s/>183,810 </text:p>
          </table:table-cell>
          <table:table-cell office:value-type="float" office:value="196356" calcext:value-type="float">
            <text:p><text:s/>196,356 </text:p>
          </table:table-cell>
          <table:table-cell office:value-type="float" office:value="165676" calcext:value-type="float">
            <text:p><text:s/>165,676 </text:p>
          </table:table-cell>
          <table:table-cell office:value-type="float" office:value="188453" calcext:value-type="float">
            <text:p><text:s/>188,453 </text:p>
          </table:table-cell>
          <table:table-cell office:value-type="float" office:value="184166" calcext:value-type="float">
            <text:p><text:s/>184,166 </text:p>
          </table:table-cell>
          <table:table-cell office:value-type="float" office:value="173127" calcext:value-type="float">
            <text:p><text:s/>173,127 </text:p>
          </table:table-cell>
          <table:table-cell office:value-type="float" office:value="151784" calcext:value-type="float">
            <text:p><text:s/>151,784 </text:p>
          </table:table-cell>
          <table:table-cell office:value-type="float" office:value="131324" calcext:value-type="float">
            <text:p><text:s/>131,324 </text:p>
          </table:table-cell>
          <table:table-cell office:value-type="float" office:value="112234" calcext:value-type="float">
            <text:p><text:s/>112,234 </text:p>
          </table:table-cell>
          <table:table-cell office:value-type="float" office:value="87598" calcext:value-type="float">
            <text:p><text:s/>87,598 </text:p>
          </table:table-cell>
          <table:table-cell office:value-type="float" office:value="60884" calcext:value-type="float">
            <text:p><text:s/>60,884 </text:p>
          </table:table-cell>
          <table:table-cell office:value-type="float" office:value="30627" calcext:value-type="float">
            <text:p><text:s/>30,627 </text:p>
          </table:table-cell>
          <table:table-cell office:value-type="float" office:value="14905" calcext:value-type="float">
            <text:p><text:s/>14,905 </text:p>
          </table:table-cell>
          <table:table-cell table:number-columns-repeated="2" office:value-type="string" office:string-value="[x]" calcext:value-type="string">
            <text:p><text:s/>[x] </text:p>
          </table:table-cell>
        </table:table-row>
        <table:table-row table:style-name="ro9">
          <table:table-cell office:value-type="float" office:value="1955" calcext:value-type="float">
            <text:p>1955</text:p>
          </table:table-cell>
          <table:table-cell office:value-type="string" calcext:value-type="string">
            <text:p>Females</text:p>
          </table:table-cell>
          <table:table-cell office:value-type="float" office:value="2670149" calcext:value-type="float">
            <text:p><text:s/>2,670,149 </text:p>
          </table:table-cell>
          <table:table-cell office:value-type="float" office:value="210262" calcext:value-type="float">
            <text:p><text:s/>210,262 </text:p>
          </table:table-cell>
          <table:table-cell office:value-type="float" office:value="221999" calcext:value-type="float">
            <text:p><text:s/>221,999 </text:p>
          </table:table-cell>
          <table:table-cell office:value-type="float" office:value="190225" calcext:value-type="float">
            <text:p><text:s/>190,225 </text:p>
          </table:table-cell>
          <table:table-cell office:value-type="float" office:value="183591" calcext:value-type="float">
            <text:p><text:s/>183,591 </text:p>
          </table:table-cell>
          <table:table-cell office:value-type="float" office:value="179805" calcext:value-type="float">
            <text:p><text:s/>179,805 </text:p>
          </table:table-cell>
          <table:table-cell office:value-type="float" office:value="182374" calcext:value-type="float">
            <text:p><text:s/>182,374 </text:p>
          </table:table-cell>
          <table:table-cell office:value-type="float" office:value="189047" calcext:value-type="float">
            <text:p><text:s/>189,047 </text:p>
          </table:table-cell>
          <table:table-cell office:value-type="float" office:value="169026" calcext:value-type="float">
            <text:p><text:s/>169,026 </text:p>
          </table:table-cell>
          <table:table-cell office:value-type="float" office:value="188791" calcext:value-type="float">
            <text:p><text:s/>188,791 </text:p>
          </table:table-cell>
          <table:table-cell office:value-type="float" office:value="183911" calcext:value-type="float">
            <text:p><text:s/>183,911 </text:p>
          </table:table-cell>
          <table:table-cell office:value-type="float" office:value="174192" calcext:value-type="float">
            <text:p><text:s/>174,192 </text:p>
          </table:table-cell>
          <table:table-cell office:value-type="float" office:value="154471" calcext:value-type="float">
            <text:p><text:s/>154,471 </text:p>
          </table:table-cell>
          <table:table-cell office:value-type="float" office:value="134168" calcext:value-type="float">
            <text:p><text:s/>134,168 </text:p>
          </table:table-cell>
          <table:table-cell office:value-type="float" office:value="111868" calcext:value-type="float">
            <text:p><text:s/>111,868 </text:p>
          </table:table-cell>
          <table:table-cell office:value-type="float" office:value="88467" calcext:value-type="float">
            <text:p><text:s/>88,467 </text:p>
          </table:table-cell>
          <table:table-cell office:value-type="float" office:value="61043" calcext:value-type="float">
            <text:p><text:s/>61,043 </text:p>
          </table:table-cell>
          <table:table-cell office:value-type="float" office:value="32007" calcext:value-type="float">
            <text:p><text:s/>32,007 </text:p>
          </table:table-cell>
          <table:table-cell office:value-type="float" office:value="14902" calcext:value-type="float">
            <text:p><text:s/>14,902 </text:p>
          </table:table-cell>
          <table:table-cell table:number-columns-repeated="2" office:value-type="string" office:string-value="[x]" calcext:value-type="string">
            <text:p><text:s/>[x] </text:p>
          </table:table-cell>
        </table:table-row>
        <table:table-row table:style-name="ro9">
          <table:table-cell office:value-type="float" office:value="1956" calcext:value-type="float">
            <text:p>1956</text:p>
          </table:table-cell>
          <table:table-cell office:value-type="string" calcext:value-type="string">
            <text:p>Females</text:p>
          </table:table-cell>
          <table:table-cell office:value-type="float" office:value="2673966" calcext:value-type="float">
            <text:p><text:s/>2,673,966 </text:p>
          </table:table-cell>
          <table:table-cell office:value-type="float" office:value="211588" calcext:value-type="float">
            <text:p><text:s/>211,588 </text:p>
          </table:table-cell>
          <table:table-cell office:value-type="float" office:value="224153" calcext:value-type="float">
            <text:p><text:s/>224,153 </text:p>
          </table:table-cell>
          <table:table-cell office:value-type="float" office:value="192335" calcext:value-type="float">
            <text:p><text:s/>192,335 </text:p>
          </table:table-cell>
          <table:table-cell office:value-type="float" office:value="181617" calcext:value-type="float">
            <text:p><text:s/>181,617 </text:p>
          </table:table-cell>
          <table:table-cell office:value-type="float" office:value="176575" calcext:value-type="float">
            <text:p><text:s/>176,575 </text:p>
          </table:table-cell>
          <table:table-cell office:value-type="float" office:value="180451" calcext:value-type="float">
            <text:p><text:s/>180,451 </text:p>
          </table:table-cell>
          <table:table-cell office:value-type="float" office:value="184094" calcext:value-type="float">
            <text:p><text:s/>184,094 </text:p>
          </table:table-cell>
          <table:table-cell office:value-type="float" office:value="174021" calcext:value-type="float">
            <text:p><text:s/>174,021 </text:p>
          </table:table-cell>
          <table:table-cell office:value-type="float" office:value="183923" calcext:value-type="float">
            <text:p><text:s/>183,923 </text:p>
          </table:table-cell>
          <table:table-cell office:value-type="float" office:value="184832" calcext:value-type="float">
            <text:p><text:s/>184,832 </text:p>
          </table:table-cell>
          <table:table-cell office:value-type="float" office:value="174039" calcext:value-type="float">
            <text:p><text:s/>174,039 </text:p>
          </table:table-cell>
          <table:table-cell office:value-type="float" office:value="158281" calcext:value-type="float">
            <text:p><text:s/>158,281 </text:p>
          </table:table-cell>
          <table:table-cell office:value-type="float" office:value="135441" calcext:value-type="float">
            <text:p><text:s/>135,441 </text:p>
          </table:table-cell>
          <table:table-cell office:value-type="float" office:value="112978" calcext:value-type="float">
            <text:p><text:s/>112,978 </text:p>
          </table:table-cell>
          <table:table-cell office:value-type="float" office:value="89687" calcext:value-type="float">
            <text:p><text:s/>89,687 </text:p>
          </table:table-cell>
          <table:table-cell office:value-type="float" office:value="61569" calcext:value-type="float">
            <text:p><text:s/>61,569 </text:p>
          </table:table-cell>
          <table:table-cell office:value-type="float" office:value="33172" calcext:value-type="float">
            <text:p><text:s/>33,172 </text:p>
          </table:table-cell>
          <table:table-cell office:value-type="float" office:value="15210" calcext:value-type="float">
            <text:p><text:s/>15,210 </text:p>
          </table:table-cell>
          <table:table-cell table:number-columns-repeated="2" office:value-type="string" office:string-value="[x]" calcext:value-type="string">
            <text:p><text:s/>[x] </text:p>
          </table:table-cell>
        </table:table-row>
        <table:table-row table:style-name="ro9">
          <table:table-cell office:value-type="float" office:value="1957" calcext:value-type="float">
            <text:p>1957</text:p>
          </table:table-cell>
          <table:table-cell office:value-type="string" calcext:value-type="string">
            <text:p>Females</text:p>
          </table:table-cell>
          <table:table-cell office:value-type="float" office:value="2676508" calcext:value-type="float">
            <text:p><text:s/>2,676,508 </text:p>
          </table:table-cell>
          <table:table-cell office:value-type="float" office:value="214695" calcext:value-type="float">
            <text:p><text:s/>214,695 </text:p>
          </table:table-cell>
          <table:table-cell office:value-type="float" office:value="212810" calcext:value-type="float">
            <text:p><text:s/>212,810 </text:p>
          </table:table-cell>
          <table:table-cell office:value-type="float" office:value="204664" calcext:value-type="float">
            <text:p><text:s/>204,664 </text:p>
          </table:table-cell>
          <table:table-cell office:value-type="float" office:value="180859" calcext:value-type="float">
            <text:p><text:s/>180,859 </text:p>
          </table:table-cell>
          <table:table-cell office:value-type="float" office:value="174200" calcext:value-type="float">
            <text:p><text:s/>174,200 </text:p>
          </table:table-cell>
          <table:table-cell office:value-type="float" office:value="177971" calcext:value-type="float">
            <text:p><text:s/>177,971 </text:p>
          </table:table-cell>
          <table:table-cell office:value-type="float" office:value="179400" calcext:value-type="float">
            <text:p><text:s/>179,400 </text:p>
          </table:table-cell>
          <table:table-cell office:value-type="float" office:value="179158" calcext:value-type="float">
            <text:p><text:s/>179,158 </text:p>
          </table:table-cell>
          <table:table-cell office:value-type="float" office:value="177653" calcext:value-type="float">
            <text:p><text:s/>177,653 </text:p>
          </table:table-cell>
          <table:table-cell office:value-type="float" office:value="184778" calcext:value-type="float">
            <text:p><text:s/>184,778 </text:p>
          </table:table-cell>
          <table:table-cell office:value-type="float" office:value="174517" calcext:value-type="float">
            <text:p><text:s/>174,517 </text:p>
          </table:table-cell>
          <table:table-cell office:value-type="float" office:value="160234" calcext:value-type="float">
            <text:p><text:s/>160,234 </text:p>
          </table:table-cell>
          <table:table-cell office:value-type="float" office:value="137803" calcext:value-type="float">
            <text:p><text:s/>137,803 </text:p>
          </table:table-cell>
          <table:table-cell office:value-type="float" office:value="114254" calcext:value-type="float">
            <text:p><text:s/>114,254 </text:p>
          </table:table-cell>
          <table:table-cell office:value-type="float" office:value="90657" calcext:value-type="float">
            <text:p><text:s/>90,657 </text:p>
          </table:table-cell>
          <table:table-cell office:value-type="float" office:value="62645" calcext:value-type="float">
            <text:p><text:s/>62,645 </text:p>
          </table:table-cell>
          <table:table-cell office:value-type="float" office:value="34501" calcext:value-type="float">
            <text:p><text:s/>34,501 </text:p>
          </table:table-cell>
          <table:table-cell office:value-type="float" office:value="15709" calcext:value-type="float">
            <text:p><text:s/>15,709 </text:p>
          </table:table-cell>
          <table:table-cell table:number-columns-repeated="2" office:value-type="string" office:string-value="[x]" calcext:value-type="string">
            <text:p><text:s/>[x] </text:p>
          </table:table-cell>
        </table:table-row>
        <table:table-row table:style-name="ro9">
          <table:table-cell office:value-type="float" office:value="1958" calcext:value-type="float">
            <text:p>1958</text:p>
          </table:table-cell>
          <table:table-cell office:value-type="string" calcext:value-type="string">
            <text:p>Females</text:p>
          </table:table-cell>
          <table:table-cell office:value-type="float" office:value="2681660" calcext:value-type="float">
            <text:p><text:s/>2,681,660 </text:p>
          </table:table-cell>
          <table:table-cell office:value-type="float" office:value="218796" calcext:value-type="float">
            <text:p><text:s/>218,796 </text:p>
          </table:table-cell>
          <table:table-cell office:value-type="float" office:value="207574" calcext:value-type="float">
            <text:p><text:s/>207,574 </text:p>
          </table:table-cell>
          <table:table-cell office:value-type="float" office:value="210311" calcext:value-type="float">
            <text:p><text:s/>210,311 </text:p>
          </table:table-cell>
          <table:table-cell office:value-type="float" office:value="182665" calcext:value-type="float">
            <text:p><text:s/>182,665 </text:p>
          </table:table-cell>
          <table:table-cell office:value-type="float" office:value="174164" calcext:value-type="float">
            <text:p><text:s/>174,164 </text:p>
          </table:table-cell>
          <table:table-cell office:value-type="float" office:value="175060" calcext:value-type="float">
            <text:p><text:s/>175,060 </text:p>
          </table:table-cell>
          <table:table-cell office:value-type="float" office:value="176678" calcext:value-type="float">
            <text:p><text:s/>176,678 </text:p>
          </table:table-cell>
          <table:table-cell office:value-type="float" office:value="184400" calcext:value-type="float">
            <text:p><text:s/>184,400 </text:p>
          </table:table-cell>
          <table:table-cell office:value-type="float" office:value="168975" calcext:value-type="float">
            <text:p><text:s/>168,975 </text:p>
          </table:table-cell>
          <table:table-cell office:value-type="float" office:value="183947" calcext:value-type="float">
            <text:p><text:s/>183,947 </text:p>
          </table:table-cell>
          <table:table-cell office:value-type="float" office:value="175649" calcext:value-type="float">
            <text:p><text:s/>175,649 </text:p>
          </table:table-cell>
          <table:table-cell office:value-type="float" office:value="162584" calcext:value-type="float">
            <text:p><text:s/>162,584 </text:p>
          </table:table-cell>
          <table:table-cell office:value-type="float" office:value="139272" calcext:value-type="float">
            <text:p><text:s/>139,272 </text:p>
          </table:table-cell>
          <table:table-cell office:value-type="float" office:value="115834" calcext:value-type="float">
            <text:p><text:s/>115,834 </text:p>
          </table:table-cell>
          <table:table-cell office:value-type="float" office:value="91499" calcext:value-type="float">
            <text:p><text:s/>91,499 </text:p>
          </table:table-cell>
          <table:table-cell office:value-type="float" office:value="63042" calcext:value-type="float">
            <text:p><text:s/>63,042 </text:p>
          </table:table-cell>
          <table:table-cell office:value-type="float" office:value="35103" calcext:value-type="float">
            <text:p><text:s/>35,103 </text:p>
          </table:table-cell>
          <table:table-cell office:value-type="float" office:value="16107" calcext:value-type="float">
            <text:p><text:s/>16,107 </text:p>
          </table:table-cell>
          <table:table-cell table:number-columns-repeated="2" office:value-type="string" office:string-value="[x]" calcext:value-type="string">
            <text:p><text:s/>[x] </text:p>
          </table:table-cell>
        </table:table-row>
        <table:table-row table:style-name="ro9">
          <table:table-cell office:value-type="float" office:value="1959" calcext:value-type="float">
            <text:p>1959</text:p>
          </table:table-cell>
          <table:table-cell office:value-type="string" calcext:value-type="string">
            <text:p>Females</text:p>
          </table:table-cell>
          <table:table-cell office:value-type="float" office:value="2690125" calcext:value-type="float">
            <text:p><text:s/>2,690,125 </text:p>
          </table:table-cell>
          <table:table-cell office:value-type="float" office:value="222978" calcext:value-type="float">
            <text:p><text:s/>222,978 </text:p>
          </table:table-cell>
          <table:table-cell office:value-type="float" office:value="205267" calcext:value-type="float">
            <text:p><text:s/>205,267 </text:p>
          </table:table-cell>
          <table:table-cell office:value-type="float" office:value="213756" calcext:value-type="float">
            <text:p><text:s/>213,756 </text:p>
          </table:table-cell>
          <table:table-cell office:value-type="float" office:value="185032" calcext:value-type="float">
            <text:p><text:s/>185,032 </text:p>
          </table:table-cell>
          <table:table-cell office:value-type="float" office:value="175038" calcext:value-type="float">
            <text:p><text:s/>175,038 </text:p>
          </table:table-cell>
          <table:table-cell office:value-type="float" office:value="172428" calcext:value-type="float">
            <text:p><text:s/>172,428 </text:p>
          </table:table-cell>
          <table:table-cell office:value-type="float" office:value="174527" calcext:value-type="float">
            <text:p><text:s/>174,527 </text:p>
          </table:table-cell>
          <table:table-cell office:value-type="float" office:value="188933" calcext:value-type="float">
            <text:p><text:s/>188,933 </text:p>
          </table:table-cell>
          <table:table-cell office:value-type="float" office:value="160867" calcext:value-type="float">
            <text:p><text:s/>160,867 </text:p>
          </table:table-cell>
          <table:table-cell office:value-type="float" office:value="182835" calcext:value-type="float">
            <text:p><text:s/>182,835 </text:p>
          </table:table-cell>
          <table:table-cell office:value-type="float" office:value="177398" calcext:value-type="float">
            <text:p><text:s/>177,398 </text:p>
          </table:table-cell>
          <table:table-cell office:value-type="float" office:value="164367" calcext:value-type="float">
            <text:p><text:s/>164,367 </text:p>
          </table:table-cell>
          <table:table-cell office:value-type="float" office:value="141549" calcext:value-type="float">
            <text:p><text:s/>141,549 </text:p>
          </table:table-cell>
          <table:table-cell office:value-type="float" office:value="117069" calcext:value-type="float">
            <text:p><text:s/>117,069 </text:p>
          </table:table-cell>
          <table:table-cell office:value-type="float" office:value="92664" calcext:value-type="float">
            <text:p><text:s/>92,664 </text:p>
          </table:table-cell>
          <table:table-cell office:value-type="float" office:value="63385" calcext:value-type="float">
            <text:p><text:s/>63,385 </text:p>
          </table:table-cell>
          <table:table-cell office:value-type="float" office:value="35523" calcext:value-type="float">
            <text:p><text:s/>35,523 </text:p>
          </table:table-cell>
          <table:table-cell office:value-type="float" office:value="16509" calcext:value-type="float">
            <text:p><text:s/>16,509 </text:p>
          </table:table-cell>
          <table:table-cell table:number-columns-repeated="2" office:value-type="string" office:string-value="[x]" calcext:value-type="string">
            <text:p><text:s/>[x] </text:p>
          </table:table-cell>
        </table:table-row>
        <table:table-row table:style-name="ro9">
          <table:table-cell office:value-type="float" office:value="1960" calcext:value-type="float">
            <text:p>1960</text:p>
          </table:table-cell>
          <table:table-cell office:value-type="string" calcext:value-type="string">
            <text:p>Females</text:p>
          </table:table-cell>
          <table:table-cell office:value-type="float" office:value="2695969" calcext:value-type="float">
            <text:p><text:s/>2,695,969 </text:p>
          </table:table-cell>
          <table:table-cell office:value-type="float" office:value="226355" calcext:value-type="float">
            <text:p><text:s/>226,355 </text:p>
          </table:table-cell>
          <table:table-cell office:value-type="float" office:value="204475" calcext:value-type="float">
            <text:p><text:s/>204,475 </text:p>
          </table:table-cell>
          <table:table-cell office:value-type="float" office:value="217090" calcext:value-type="float">
            <text:p><text:s/>217,090 </text:p>
          </table:table-cell>
          <table:table-cell office:value-type="float" office:value="185660" calcext:value-type="float">
            <text:p><text:s/>185,660 </text:p>
          </table:table-cell>
          <table:table-cell office:value-type="float" office:value="174960" calcext:value-type="float">
            <text:p><text:s/>174,960 </text:p>
          </table:table-cell>
          <table:table-cell office:value-type="float" office:value="169366" calcext:value-type="float">
            <text:p><text:s/>169,366 </text:p>
          </table:table-cell>
          <table:table-cell office:value-type="float" office:value="172303" calcext:value-type="float">
            <text:p><text:s/>172,303 </text:p>
          </table:table-cell>
          <table:table-cell office:value-type="float" office:value="181489" calcext:value-type="float">
            <text:p><text:s/>181,489 </text:p>
          </table:table-cell>
          <table:table-cell office:value-type="float" office:value="163614" calcext:value-type="float">
            <text:p><text:s/>163,614 </text:p>
          </table:table-cell>
          <table:table-cell office:value-type="float" office:value="182941" calcext:value-type="float">
            <text:p><text:s/>182,941 </text:p>
          </table:table-cell>
          <table:table-cell office:value-type="float" office:value="177170" calcext:value-type="float">
            <text:p><text:s/>177,170 </text:p>
          </table:table-cell>
          <table:table-cell office:value-type="float" office:value="165649" calcext:value-type="float">
            <text:p><text:s/>165,649 </text:p>
          </table:table-cell>
          <table:table-cell office:value-type="float" office:value="143825" calcext:value-type="float">
            <text:p><text:s/>143,825 </text:p>
          </table:table-cell>
          <table:table-cell office:value-type="float" office:value="120089" calcext:value-type="float">
            <text:p><text:s/>120,089 </text:p>
          </table:table-cell>
          <table:table-cell office:value-type="float" office:value="92748" calcext:value-type="float">
            <text:p><text:s/>92,748 </text:p>
          </table:table-cell>
          <table:table-cell office:value-type="float" office:value="64492" calcext:value-type="float">
            <text:p><text:s/>64,492 </text:p>
          </table:table-cell>
          <table:table-cell office:value-type="float" office:value="35979" calcext:value-type="float">
            <text:p><text:s/>35,979 </text:p>
          </table:table-cell>
          <table:table-cell office:value-type="float" office:value="17764" calcext:value-type="float">
            <text:p><text:s/>17,764 </text:p>
          </table:table-cell>
          <table:table-cell table:number-columns-repeated="2" office:value-type="string" office:string-value="[x]" calcext:value-type="string">
            <text:p><text:s/>[x] </text:p>
          </table:table-cell>
        </table:table-row>
        <table:table-row table:style-name="ro9">
          <table:table-cell office:value-type="float" office:value="1961" calcext:value-type="float">
            <text:p>1961</text:p>
          </table:table-cell>
          <table:table-cell office:value-type="string" calcext:value-type="string">
            <text:p>Females</text:p>
          </table:table-cell>
          <table:table-cell office:value-type="float" office:value="2698543" calcext:value-type="float">
            <text:p><text:s/>2,698,543 </text:p>
          </table:table-cell>
          <table:table-cell office:value-type="float" office:value="229733" calcext:value-type="float">
            <text:p><text:s/>229,733 </text:p>
          </table:table-cell>
          <table:table-cell office:value-type="float" office:value="205974" calcext:value-type="float">
            <text:p><text:s/>205,974 </text:p>
          </table:table-cell>
          <table:table-cell office:value-type="float" office:value="218684" calcext:value-type="float">
            <text:p><text:s/>218,684 </text:p>
          </table:table-cell>
          <table:table-cell office:value-type="float" office:value="187726" calcext:value-type="float">
            <text:p><text:s/>187,726 </text:p>
          </table:table-cell>
          <table:table-cell office:value-type="float" office:value="173602" calcext:value-type="float">
            <text:p><text:s/>173,602 </text:p>
          </table:table-cell>
          <table:table-cell office:value-type="float" office:value="165797" calcext:value-type="float">
            <text:p><text:s/>165,797 </text:p>
          </table:table-cell>
          <table:table-cell office:value-type="float" office:value="169359" calcext:value-type="float">
            <text:p><text:s/>169,359 </text:p>
          </table:table-cell>
          <table:table-cell office:value-type="float" office:value="175872" calcext:value-type="float">
            <text:p><text:s/>175,872 </text:p>
          </table:table-cell>
          <table:table-cell office:value-type="float" office:value="168051" calcext:value-type="float">
            <text:p><text:s/>168,051 </text:p>
          </table:table-cell>
          <table:table-cell office:value-type="float" office:value="177774" calcext:value-type="float">
            <text:p><text:s/>177,774 </text:p>
          </table:table-cell>
          <table:table-cell office:value-type="float" office:value="178123" calcext:value-type="float">
            <text:p><text:s/>178,123 </text:p>
          </table:table-cell>
          <table:table-cell office:value-type="float" office:value="165546" calcext:value-type="float">
            <text:p><text:s/>165,546 </text:p>
          </table:table-cell>
          <table:table-cell office:value-type="float" office:value="146763" calcext:value-type="float">
            <text:p><text:s/>146,763 </text:p>
          </table:table-cell>
          <table:table-cell office:value-type="float" office:value="121392" calcext:value-type="float">
            <text:p><text:s/>121,392 </text:p>
          </table:table-cell>
          <table:table-cell office:value-type="float" office:value="93951" calcext:value-type="float">
            <text:p><text:s/>93,951 </text:p>
          </table:table-cell>
          <table:table-cell office:value-type="float" office:value="65426" calcext:value-type="float">
            <text:p><text:s/>65,426 </text:p>
          </table:table-cell>
          <table:table-cell office:value-type="float" office:value="36377" calcext:value-type="float">
            <text:p><text:s/>36,377 </text:p>
          </table:table-cell>
          <table:table-cell office:value-type="float" office:value="18393" calcext:value-type="float">
            <text:p><text:s/>18,393 </text:p>
          </table:table-cell>
          <table:table-cell table:number-columns-repeated="2" office:value-type="string" office:string-value="[x]" calcext:value-type="string">
            <text:p><text:s/>[x] </text:p>
          </table:table-cell>
        </table:table-row>
        <table:table-row table:style-name="ro9">
          <table:table-cell office:value-type="float" office:value="1962" calcext:value-type="float">
            <text:p>1962</text:p>
          </table:table-cell>
          <table:table-cell office:value-type="string" calcext:value-type="string">
            <text:p>Females</text:p>
          </table:table-cell>
          <table:table-cell office:value-type="float" office:value="2702661" calcext:value-type="float">
            <text:p><text:s/>2,702,661 </text:p>
          </table:table-cell>
          <table:table-cell office:value-type="float" office:value="232904" calcext:value-type="float">
            <text:p><text:s/>232,904 </text:p>
          </table:table-cell>
          <table:table-cell office:value-type="float" office:value="209088" calcext:value-type="float">
            <text:p><text:s/>209,088 </text:p>
          </table:table-cell>
          <table:table-cell office:value-type="float" office:value="206559" calcext:value-type="float">
            <text:p><text:s/>206,559 </text:p>
          </table:table-cell>
          <table:table-cell office:value-type="float" office:value="197551" calcext:value-type="float">
            <text:p><text:s/>197,551 </text:p>
          </table:table-cell>
          <table:table-cell office:value-type="float" office:value="173005" calcext:value-type="float">
            <text:p><text:s/>173,005 </text:p>
          </table:table-cell>
          <table:table-cell office:value-type="float" office:value="164939" calcext:value-type="float">
            <text:p><text:s/>164,939 </text:p>
          </table:table-cell>
          <table:table-cell office:value-type="float" office:value="168051" calcext:value-type="float">
            <text:p><text:s/>168,051 </text:p>
          </table:table-cell>
          <table:table-cell office:value-type="float" office:value="171940" calcext:value-type="float">
            <text:p><text:s/>171,940 </text:p>
          </table:table-cell>
          <table:table-cell office:value-type="float" office:value="173265" calcext:value-type="float">
            <text:p><text:s/>173,265 </text:p>
          </table:table-cell>
          <table:table-cell office:value-type="float" office:value="171769" calcext:value-type="float">
            <text:p><text:s/>171,769 </text:p>
          </table:table-cell>
          <table:table-cell office:value-type="float" office:value="177949" calcext:value-type="float">
            <text:p><text:s/>177,949 </text:p>
          </table:table-cell>
          <table:table-cell office:value-type="float" office:value="166389" calcext:value-type="float">
            <text:p><text:s/>166,389 </text:p>
          </table:table-cell>
          <table:table-cell office:value-type="float" office:value="148811" calcext:value-type="float">
            <text:p><text:s/>148,811 </text:p>
          </table:table-cell>
          <table:table-cell office:value-type="float" office:value="123381" calcext:value-type="float">
            <text:p><text:s/>123,381 </text:p>
          </table:table-cell>
          <table:table-cell office:value-type="float" office:value="94959" calcext:value-type="float">
            <text:p><text:s/>94,959 </text:p>
          </table:table-cell>
          <table:table-cell office:value-type="float" office:value="66161" calcext:value-type="float">
            <text:p><text:s/>66,161 </text:p>
          </table:table-cell>
          <table:table-cell office:value-type="float" office:value="37050" calcext:value-type="float">
            <text:p><text:s/>37,050 </text:p>
          </table:table-cell>
          <table:table-cell office:value-type="float" office:value="18890" calcext:value-type="float">
            <text:p><text:s/>18,890 </text:p>
          </table:table-cell>
          <table:table-cell table:number-columns-repeated="2" office:value-type="string" office:string-value="[x]" calcext:value-type="string">
            <text:p><text:s/>[x] </text:p>
          </table:table-cell>
        </table:table-row>
        <table:table-row table:style-name="ro9">
          <table:table-cell office:value-type="float" office:value="1963" calcext:value-type="float">
            <text:p>1963</text:p>
          </table:table-cell>
          <table:table-cell office:value-type="string" calcext:value-type="string">
            <text:p>Females</text:p>
          </table:table-cell>
          <table:table-cell office:value-type="float" office:value="2705364" calcext:value-type="float">
            <text:p><text:s/>2,705,364 </text:p>
          </table:table-cell>
          <table:table-cell office:value-type="float" office:value="234435" calcext:value-type="float">
            <text:p><text:s/>234,435 </text:p>
          </table:table-cell>
          <table:table-cell office:value-type="float" office:value="212662" calcext:value-type="float">
            <text:p><text:s/>212,662 </text:p>
          </table:table-cell>
          <table:table-cell office:value-type="float" office:value="200690" calcext:value-type="float">
            <text:p><text:s/>200,690 </text:p>
          </table:table-cell>
          <table:table-cell office:value-type="float" office:value="200457" calcext:value-type="float">
            <text:p><text:s/>200,457 </text:p>
          </table:table-cell>
          <table:table-cell office:value-type="float" office:value="173463" calcext:value-type="float">
            <text:p><text:s/>173,463 </text:p>
          </table:table-cell>
          <table:table-cell office:value-type="float" office:value="165160" calcext:value-type="float">
            <text:p><text:s/>165,160 </text:p>
          </table:table-cell>
          <table:table-cell office:value-type="float" office:value="166102" calcext:value-type="float">
            <text:p><text:s/>166,102 </text:p>
          </table:table-cell>
          <table:table-cell office:value-type="float" office:value="169452" calcext:value-type="float">
            <text:p><text:s/>169,452 </text:p>
          </table:table-cell>
          <table:table-cell office:value-type="float" office:value="178215" calcext:value-type="float">
            <text:p><text:s/>178,215 </text:p>
          </table:table-cell>
          <table:table-cell office:value-type="float" office:value="163422" calcext:value-type="float">
            <text:p><text:s/>163,422 </text:p>
          </table:table-cell>
          <table:table-cell office:value-type="float" office:value="177194" calcext:value-type="float">
            <text:p><text:s/>177,194 </text:p>
          </table:table-cell>
          <table:table-cell office:value-type="float" office:value="167652" calcext:value-type="float">
            <text:p><text:s/>167,652 </text:p>
          </table:table-cell>
          <table:table-cell office:value-type="float" office:value="151303" calcext:value-type="float">
            <text:p><text:s/>151,303 </text:p>
          </table:table-cell>
          <table:table-cell office:value-type="float" office:value="124627" calcext:value-type="float">
            <text:p><text:s/>124,627 </text:p>
          </table:table-cell>
          <table:table-cell office:value-type="float" office:value="96426" calcext:value-type="float">
            <text:p><text:s/>96,426 </text:p>
          </table:table-cell>
          <table:table-cell office:value-type="float" office:value="67246" calcext:value-type="float">
            <text:p><text:s/>67,246 </text:p>
          </table:table-cell>
          <table:table-cell office:value-type="float" office:value="37267" calcext:value-type="float">
            <text:p><text:s/>37,267 </text:p>
          </table:table-cell>
          <table:table-cell office:value-type="float" office:value="19591" calcext:value-type="float">
            <text:p><text:s/>19,591 </text:p>
          </table:table-cell>
          <table:table-cell table:number-columns-repeated="2" office:value-type="string" office:string-value="[x]" calcext:value-type="string">
            <text:p><text:s/>[x] </text:p>
          </table:table-cell>
        </table:table-row>
        <table:table-row table:style-name="ro9">
          <table:table-cell office:value-type="float" office:value="1964" calcext:value-type="float">
            <text:p>1964</text:p>
          </table:table-cell>
          <table:table-cell office:value-type="string" calcext:value-type="string">
            <text:p>Females</text:p>
          </table:table-cell>
          <table:table-cell office:value-type="float" office:value="2707400" calcext:value-type="float">
            <text:p><text:s/>2,707,400 </text:p>
          </table:table-cell>
          <table:table-cell office:value-type="float" office:value="235530" calcext:value-type="float">
            <text:p><text:s/>235,530 </text:p>
          </table:table-cell>
          <table:table-cell office:value-type="float" office:value="215932" calcext:value-type="float">
            <text:p><text:s/>215,932 </text:p>
          </table:table-cell>
          <table:table-cell office:value-type="float" office:value="197790" calcext:value-type="float">
            <text:p><text:s/>197,790 </text:p>
          </table:table-cell>
          <table:table-cell office:value-type="float" office:value="201035" calcext:value-type="float">
            <text:p><text:s/>201,035 </text:p>
          </table:table-cell>
          <table:table-cell office:value-type="float" office:value="173097" calcext:value-type="float">
            <text:p><text:s/>173,097 </text:p>
          </table:table-cell>
          <table:table-cell office:value-type="float" office:value="164965" calcext:value-type="float">
            <text:p><text:s/>164,965 </text:p>
          </table:table-cell>
          <table:table-cell office:value-type="float" office:value="163599" calcext:value-type="float">
            <text:p><text:s/>163,599 </text:p>
          </table:table-cell>
          <table:table-cell office:value-type="float" office:value="167208" calcext:value-type="float">
            <text:p><text:s/>167,208 </text:p>
          </table:table-cell>
          <table:table-cell office:value-type="float" office:value="182157" calcext:value-type="float">
            <text:p><text:s/>182,157 </text:p>
          </table:table-cell>
          <table:table-cell office:value-type="float" office:value="155481" calcext:value-type="float">
            <text:p><text:s/>155,481 </text:p>
          </table:table-cell>
          <table:table-cell office:value-type="float" office:value="175973" calcext:value-type="float">
            <text:p><text:s/>175,973 </text:p>
          </table:table-cell>
          <table:table-cell office:value-type="float" office:value="169307" calcext:value-type="float">
            <text:p><text:s/>169,307 </text:p>
          </table:table-cell>
          <table:table-cell office:value-type="float" office:value="153236" calcext:value-type="float">
            <text:p><text:s/>153,236 </text:p>
          </table:table-cell>
          <table:table-cell office:value-type="float" office:value="126596" calcext:value-type="float">
            <text:p><text:s/>126,596 </text:p>
          </table:table-cell>
          <table:table-cell office:value-type="float" office:value="97637" calcext:value-type="float">
            <text:p><text:s/>97,637 </text:p>
          </table:table-cell>
          <table:table-cell office:value-type="float" office:value="69043" calcext:value-type="float">
            <text:p><text:s/>69,043 </text:p>
          </table:table-cell>
          <table:table-cell office:value-type="float" office:value="38219" calcext:value-type="float">
            <text:p><text:s/>38,219 </text:p>
          </table:table-cell>
          <table:table-cell office:value-type="float" office:value="20595" calcext:value-type="float">
            <text:p><text:s/>20,595 </text:p>
          </table:table-cell>
          <table:table-cell table:number-columns-repeated="2" office:value-type="string" office:string-value="[x]" calcext:value-type="string">
            <text:p><text:s/>[x] </text:p>
          </table:table-cell>
        </table:table-row>
        <table:table-row table:style-name="ro9">
          <table:table-cell office:value-type="float" office:value="1965" calcext:value-type="float">
            <text:p>1965</text:p>
          </table:table-cell>
          <table:table-cell office:value-type="string" calcext:value-type="string">
            <text:p>Females</text:p>
          </table:table-cell>
          <table:table-cell office:value-type="float" office:value="2708703" calcext:value-type="float">
            <text:p><text:s/>2,708,703 </text:p>
          </table:table-cell>
          <table:table-cell office:value-type="float" office:value="236415" calcext:value-type="float">
            <text:p><text:s/>236,415 </text:p>
          </table:table-cell>
          <table:table-cell office:value-type="float" office:value="218899" calcext:value-type="float">
            <text:p><text:s/>218,899 </text:p>
          </table:table-cell>
          <table:table-cell office:value-type="float" office:value="196974" calcext:value-type="float">
            <text:p><text:s/>196,974 </text:p>
          </table:table-cell>
          <table:table-cell office:value-type="float" office:value="202655" calcext:value-type="float">
            <text:p><text:s/>202,655 </text:p>
          </table:table-cell>
          <table:table-cell office:value-type="float" office:value="171013" calcext:value-type="float">
            <text:p><text:s/>171,013 </text:p>
          </table:table-cell>
          <table:table-cell office:value-type="float" office:value="163820" calcext:value-type="float">
            <text:p><text:s/>163,820 </text:p>
          </table:table-cell>
          <table:table-cell office:value-type="float" office:value="161015" calcext:value-type="float">
            <text:p><text:s/>161,015 </text:p>
          </table:table-cell>
          <table:table-cell office:value-type="float" office:value="165748" calcext:value-type="float">
            <text:p><text:s/>165,748 </text:p>
          </table:table-cell>
          <table:table-cell office:value-type="float" office:value="174963" calcext:value-type="float">
            <text:p><text:s/>174,963 </text:p>
          </table:table-cell>
          <table:table-cell office:value-type="float" office:value="158337" calcext:value-type="float">
            <text:p><text:s/>158,337 </text:p>
          </table:table-cell>
          <table:table-cell office:value-type="float" office:value="175647" calcext:value-type="float">
            <text:p><text:s/>175,647 </text:p>
          </table:table-cell>
          <table:table-cell office:value-type="float" office:value="169479" calcext:value-type="float">
            <text:p><text:s/>169,479 </text:p>
          </table:table-cell>
          <table:table-cell office:value-type="float" office:value="154613" calcext:value-type="float">
            <text:p><text:s/>154,613 </text:p>
          </table:table-cell>
          <table:table-cell office:value-type="float" office:value="128915" calcext:value-type="float">
            <text:p><text:s/>128,915 </text:p>
          </table:table-cell>
          <table:table-cell office:value-type="float" office:value="99850" calcext:value-type="float">
            <text:p><text:s/>99,850 </text:p>
          </table:table-cell>
          <table:table-cell office:value-type="float" office:value="69395" calcext:value-type="float">
            <text:p><text:s/>69,395 </text:p>
          </table:table-cell>
          <table:table-cell office:value-type="float" office:value="39572" calcext:value-type="float">
            <text:p><text:s/>39,572 </text:p>
          </table:table-cell>
          <table:table-cell office:value-type="float" office:value="21393" calcext:value-type="float">
            <text:p><text:s/>21,393 </text:p>
          </table:table-cell>
          <table:table-cell table:number-columns-repeated="2" office:value-type="string" office:string-value="[x]" calcext:value-type="string">
            <text:p><text:s/>[x] </text:p>
          </table:table-cell>
        </table:table-row>
        <table:table-row table:style-name="ro9">
          <table:table-cell office:value-type="float" office:value="1966" calcext:value-type="float">
            <text:p>1966</text:p>
          </table:table-cell>
          <table:table-cell office:value-type="string" calcext:value-type="string">
            <text:p>Females</text:p>
          </table:table-cell>
          <table:table-cell office:value-type="float" office:value="2704235" calcext:value-type="float">
            <text:p><text:s/>2,704,235 </text:p>
          </table:table-cell>
          <table:table-cell office:value-type="float" office:value="233707" calcext:value-type="float">
            <text:p><text:s/>233,707 </text:p>
          </table:table-cell>
          <table:table-cell office:value-type="float" office:value="221173" calcext:value-type="float">
            <text:p><text:s/>221,173 </text:p>
          </table:table-cell>
          <table:table-cell office:value-type="float" office:value="198498" calcext:value-type="float">
            <text:p><text:s/>198,498 </text:p>
          </table:table-cell>
          <table:table-cell office:value-type="float" office:value="202999" calcext:value-type="float">
            <text:p><text:s/>202,999 </text:p>
          </table:table-cell>
          <table:table-cell office:value-type="float" office:value="170092" calcext:value-type="float">
            <text:p><text:s/>170,092 </text:p>
          </table:table-cell>
          <table:table-cell office:value-type="float" office:value="160704" calcext:value-type="float">
            <text:p><text:s/>160,704 </text:p>
          </table:table-cell>
          <table:table-cell office:value-type="float" office:value="158350" calcext:value-type="float">
            <text:p><text:s/>158,350 </text:p>
          </table:table-cell>
          <table:table-cell office:value-type="float" office:value="163851" calcext:value-type="float">
            <text:p><text:s/>163,851 </text:p>
          </table:table-cell>
          <table:table-cell office:value-type="float" office:value="170195" calcext:value-type="float">
            <text:p><text:s/>170,195 </text:p>
          </table:table-cell>
          <table:table-cell office:value-type="float" office:value="162694" calcext:value-type="float">
            <text:p><text:s/>162,694 </text:p>
          </table:table-cell>
          <table:table-cell office:value-type="float" office:value="170720" calcext:value-type="float">
            <text:p><text:s/>170,720 </text:p>
          </table:table-cell>
          <table:table-cell office:value-type="float" office:value="170109" calcext:value-type="float">
            <text:p><text:s/>170,109 </text:p>
          </table:table-cell>
          <table:table-cell office:value-type="float" office:value="155337" calcext:value-type="float">
            <text:p><text:s/>155,337 </text:p>
          </table:table-cell>
          <table:table-cell office:value-type="float" office:value="131764" calcext:value-type="float">
            <text:p><text:s/>131,764 </text:p>
          </table:table-cell>
          <table:table-cell office:value-type="float" office:value="101040" calcext:value-type="float">
            <text:p><text:s/>101,040 </text:p>
          </table:table-cell>
          <table:table-cell office:value-type="float" office:value="70148" calcext:value-type="float">
            <text:p><text:s/>70,148 </text:p>
          </table:table-cell>
          <table:table-cell office:value-type="float" office:value="40797" calcext:value-type="float">
            <text:p><text:s/>40,797 </text:p>
          </table:table-cell>
          <table:table-cell office:value-type="float" office:value="22057" calcext:value-type="float">
            <text:p><text:s/>22,057 </text:p>
          </table:table-cell>
          <table:table-cell table:number-columns-repeated="2" office:value-type="string" office:string-value="[x]" calcext:value-type="string">
            <text:p><text:s/>[x] </text:p>
          </table:table-cell>
        </table:table-row>
        <table:table-row table:style-name="ro9">
          <table:table-cell office:value-type="float" office:value="1967" calcext:value-type="float">
            <text:p>1967</text:p>
          </table:table-cell>
          <table:table-cell office:value-type="string" calcext:value-type="string">
            <text:p>Females</text:p>
          </table:table-cell>
          <table:table-cell office:value-type="float" office:value="2701900" calcext:value-type="float">
            <text:p><text:s/>2,701,900 </text:p>
          </table:table-cell>
          <table:table-cell office:value-type="float" office:value="231220" calcext:value-type="float">
            <text:p><text:s/>231,220 </text:p>
          </table:table-cell>
          <table:table-cell office:value-type="float" office:value="223340" calcext:value-type="float">
            <text:p><text:s/>223,340 </text:p>
          </table:table-cell>
          <table:table-cell office:value-type="float" office:value="201537" calcext:value-type="float">
            <text:p><text:s/>201,537 </text:p>
          </table:table-cell>
          <table:table-cell office:value-type="float" office:value="192711" calcext:value-type="float">
            <text:p><text:s/>192,711 </text:p>
          </table:table-cell>
          <table:table-cell office:value-type="float" office:value="178480" calcext:value-type="float">
            <text:p><text:s/>178,480 </text:p>
          </table:table-cell>
          <table:table-cell office:value-type="float" office:value="158097" calcext:value-type="float">
            <text:p><text:s/>158,097 </text:p>
          </table:table-cell>
          <table:table-cell office:value-type="float" office:value="156429" calcext:value-type="float">
            <text:p><text:s/>156,429 </text:p>
          </table:table-cell>
          <table:table-cell office:value-type="float" office:value="161958" calcext:value-type="float">
            <text:p><text:s/>161,958 </text:p>
          </table:table-cell>
          <table:table-cell office:value-type="float" office:value="166204" calcext:value-type="float">
            <text:p><text:s/>166,204 </text:p>
          </table:table-cell>
          <table:table-cell office:value-type="float" office:value="167277" calcext:value-type="float">
            <text:p><text:s/>167,277 </text:p>
          </table:table-cell>
          <table:table-cell office:value-type="float" office:value="165212" calcext:value-type="float">
            <text:p><text:s/>165,212 </text:p>
          </table:table-cell>
          <table:table-cell office:value-type="float" office:value="169603" calcext:value-type="float">
            <text:p><text:s/>169,603 </text:p>
          </table:table-cell>
          <table:table-cell office:value-type="float" office:value="156385" calcext:value-type="float">
            <text:p><text:s/>156,385 </text:p>
          </table:table-cell>
          <table:table-cell office:value-type="float" office:value="133770" calcext:value-type="float">
            <text:p><text:s/>133,770 </text:p>
          </table:table-cell>
          <table:table-cell office:value-type="float" office:value="103145" calcext:value-type="float">
            <text:p><text:s/>103,145 </text:p>
          </table:table-cell>
          <table:table-cell office:value-type="float" office:value="71395" calcext:value-type="float">
            <text:p><text:s/>71,395 </text:p>
          </table:table-cell>
          <table:table-cell office:value-type="float" office:value="42158" calcext:value-type="float">
            <text:p><text:s/>42,158 </text:p>
          </table:table-cell>
          <table:table-cell office:value-type="float" office:value="22979" calcext:value-type="float">
            <text:p><text:s/>22,979 </text:p>
          </table:table-cell>
          <table:table-cell table:number-columns-repeated="2" office:value-type="string" office:string-value="[x]" calcext:value-type="string">
            <text:p><text:s/>[x] </text:p>
          </table:table-cell>
        </table:table-row>
        <table:table-row table:style-name="ro9">
          <table:table-cell office:value-type="float" office:value="1968" calcext:value-type="float">
            <text:p>1968</text:p>
          </table:table-cell>
          <table:table-cell office:value-type="string" calcext:value-type="string">
            <text:p>Females</text:p>
          </table:table-cell>
          <table:table-cell office:value-type="float" office:value="2702409" calcext:value-type="float">
            <text:p><text:s/>2,702,409 </text:p>
          </table:table-cell>
          <table:table-cell office:value-type="float" office:value="227877" calcext:value-type="float">
            <text:p><text:s/>227,877 </text:p>
          </table:table-cell>
          <table:table-cell office:value-type="float" office:value="224879" calcext:value-type="float">
            <text:p><text:s/>224,879 </text:p>
          </table:table-cell>
          <table:table-cell office:value-type="float" office:value="205291" calcext:value-type="float">
            <text:p><text:s/>205,291 </text:p>
          </table:table-cell>
          <table:table-cell office:value-type="float" office:value="189193" calcext:value-type="float">
            <text:p><text:s/>189,193 </text:p>
          </table:table-cell>
          <table:table-cell office:value-type="float" office:value="182407" calcext:value-type="float">
            <text:p><text:s/>182,407 </text:p>
          </table:table-cell>
          <table:table-cell office:value-type="float" office:value="157772" calcext:value-type="float">
            <text:p><text:s/>157,772 </text:p>
          </table:table-cell>
          <table:table-cell office:value-type="float" office:value="155693" calcext:value-type="float">
            <text:p><text:s/>155,693 </text:p>
          </table:table-cell>
          <table:table-cell office:value-type="float" office:value="159850" calcext:value-type="float">
            <text:p><text:s/>159,850 </text:p>
          </table:table-cell>
          <table:table-cell office:value-type="float" office:value="163945" calcext:value-type="float">
            <text:p><text:s/>163,945 </text:p>
          </table:table-cell>
          <table:table-cell office:value-type="float" office:value="172081" calcext:value-type="float">
            <text:p><text:s/>172,081 </text:p>
          </table:table-cell>
          <table:table-cell office:value-type="float" office:value="157024" calcext:value-type="float">
            <text:p><text:s/>157,024 </text:p>
          </table:table-cell>
          <table:table-cell office:value-type="float" office:value="168726" calcext:value-type="float">
            <text:p><text:s/>168,726 </text:p>
          </table:table-cell>
          <table:table-cell office:value-type="float" office:value="157547" calcext:value-type="float">
            <text:p><text:s/>157,547 </text:p>
          </table:table-cell>
          <table:table-cell office:value-type="float" office:value="136619" calcext:value-type="float">
            <text:p><text:s/>136,619 </text:p>
          </table:table-cell>
          <table:table-cell office:value-type="float" office:value="104341" calcext:value-type="float">
            <text:p><text:s/>104,341 </text:p>
          </table:table-cell>
          <table:table-cell office:value-type="float" office:value="72606" calcext:value-type="float">
            <text:p><text:s/>72,606 </text:p>
          </table:table-cell>
          <table:table-cell office:value-type="float" office:value="43080" calcext:value-type="float">
            <text:p><text:s/>43,080 </text:p>
          </table:table-cell>
          <table:table-cell office:value-type="float" office:value="23478" calcext:value-type="float">
            <text:p><text:s/>23,478 </text:p>
          </table:table-cell>
          <table:table-cell table:number-columns-repeated="2" office:value-type="string" office:string-value="[x]" calcext:value-type="string">
            <text:p><text:s/>[x] </text:p>
          </table:table-cell>
        </table:table-row>
        <table:table-row table:style-name="ro9">
          <table:table-cell office:value-type="float" office:value="1969" calcext:value-type="float">
            <text:p>1969</text:p>
          </table:table-cell>
          <table:table-cell office:value-type="string" calcext:value-type="string">
            <text:p>Females</text:p>
          </table:table-cell>
          <table:table-cell office:value-type="float" office:value="2705525" calcext:value-type="float">
            <text:p><text:s/>2,705,525 </text:p>
          </table:table-cell>
          <table:table-cell office:value-type="float" office:value="223565" calcext:value-type="float">
            <text:p><text:s/>223,565 </text:p>
          </table:table-cell>
          <table:table-cell office:value-type="float" office:value="226823" calcext:value-type="float">
            <text:p><text:s/>226,823 </text:p>
          </table:table-cell>
          <table:table-cell office:value-type="float" office:value="209085" calcext:value-type="float">
            <text:p><text:s/>209,085 </text:p>
          </table:table-cell>
          <table:table-cell office:value-type="float" office:value="188881" calcext:value-type="float">
            <text:p><text:s/>188,881 </text:p>
          </table:table-cell>
          <table:table-cell office:value-type="float" office:value="185230" calcext:value-type="float">
            <text:p><text:s/>185,230 </text:p>
          </table:table-cell>
          <table:table-cell office:value-type="float" office:value="158076" calcext:value-type="float">
            <text:p><text:s/>158,076 </text:p>
          </table:table-cell>
          <table:table-cell office:value-type="float" office:value="155273" calcext:value-type="float">
            <text:p><text:s/>155,273 </text:p>
          </table:table-cell>
          <table:table-cell office:value-type="float" office:value="157406" calcext:value-type="float">
            <text:p><text:s/>157,406 </text:p>
          </table:table-cell>
          <table:table-cell office:value-type="float" office:value="161899" calcext:value-type="float">
            <text:p><text:s/>161,899 </text:p>
          </table:table-cell>
          <table:table-cell office:value-type="float" office:value="176059" calcext:value-type="float">
            <text:p><text:s/>176,059 </text:p>
          </table:table-cell>
          <table:table-cell office:value-type="float" office:value="149407" calcext:value-type="float">
            <text:p><text:s/>149,407 </text:p>
          </table:table-cell>
          <table:table-cell office:value-type="float" office:value="167603" calcext:value-type="float">
            <text:p><text:s/>167,603 </text:p>
          </table:table-cell>
          <table:table-cell office:value-type="float" office:value="158992" calcext:value-type="float">
            <text:p><text:s/>158,992 </text:p>
          </table:table-cell>
          <table:table-cell office:value-type="float" office:value="138551" calcext:value-type="float">
            <text:p><text:s/>138,551 </text:p>
          </table:table-cell>
          <table:table-cell office:value-type="float" office:value="106511" calcext:value-type="float">
            <text:p><text:s/>106,511 </text:p>
          </table:table-cell>
          <table:table-cell office:value-type="float" office:value="73379" calcext:value-type="float">
            <text:p><text:s/>73,379 </text:p>
          </table:table-cell>
          <table:table-cell office:value-type="float" office:value="44631" calcext:value-type="float">
            <text:p><text:s/>44,631 </text:p>
          </table:table-cell>
          <table:table-cell office:value-type="float" office:value="24154" calcext:value-type="float">
            <text:p><text:s/>24,154 </text:p>
          </table:table-cell>
          <table:table-cell table:number-columns-repeated="2" office:value-type="string" office:string-value="[x]" calcext:value-type="string">
            <text:p><text:s/>[x] </text:p>
          </table:table-cell>
        </table:table-row>
        <table:table-row table:style-name="ro9">
          <table:table-cell office:value-type="float" office:value="1970" calcext:value-type="float">
            <text:p>1970</text:p>
          </table:table-cell>
          <table:table-cell office:value-type="string" calcext:value-type="string">
            <text:p>Females</text:p>
          </table:table-cell>
          <table:table-cell office:value-type="float" office:value="2707025" calcext:value-type="float">
            <text:p><text:s/>2,707,025 </text:p>
          </table:table-cell>
          <table:table-cell office:value-type="float" office:value="218206" calcext:value-type="float">
            <text:p><text:s/>218,206 </text:p>
          </table:table-cell>
          <table:table-cell office:value-type="float" office:value="228557" calcext:value-type="float">
            <text:p><text:s/>228,557 </text:p>
          </table:table-cell>
          <table:table-cell office:value-type="float" office:value="212676" calcext:value-type="float">
            <text:p><text:s/>212,676 </text:p>
          </table:table-cell>
          <table:table-cell office:value-type="float" office:value="189844" calcext:value-type="float">
            <text:p><text:s/>189,844 </text:p>
          </table:table-cell>
          <table:table-cell office:value-type="float" office:value="189396" calcext:value-type="float">
            <text:p><text:s/>189,396 </text:p>
          </table:table-cell>
          <table:table-cell office:value-type="float" office:value="157283" calcext:value-type="float">
            <text:p><text:s/>157,283 </text:p>
          </table:table-cell>
          <table:table-cell office:value-type="float" office:value="154091" calcext:value-type="float">
            <text:p><text:s/>154,091 </text:p>
          </table:table-cell>
          <table:table-cell office:value-type="float" office:value="154824" calcext:value-type="float">
            <text:p><text:s/>154,824 </text:p>
          </table:table-cell>
          <table:table-cell office:value-type="float" office:value="160859" calcext:value-type="float">
            <text:p><text:s/>160,859 </text:p>
          </table:table-cell>
          <table:table-cell office:value-type="float" office:value="168935" calcext:value-type="float">
            <text:p><text:s/>168,935 </text:p>
          </table:table-cell>
          <table:table-cell office:value-type="float" office:value="152506" calcext:value-type="float">
            <text:p><text:s/>152,506 </text:p>
          </table:table-cell>
          <table:table-cell office:value-type="float" office:value="166721" calcext:value-type="float">
            <text:p><text:s/>166,721 </text:p>
          </table:table-cell>
          <table:table-cell office:value-type="float" office:value="159320" calcext:value-type="float">
            <text:p><text:s/>159,320 </text:p>
          </table:table-cell>
          <table:table-cell office:value-type="float" office:value="139812" calcext:value-type="float">
            <text:p><text:s/>139,812 </text:p>
          </table:table-cell>
          <table:table-cell office:value-type="float" office:value="108944" calcext:value-type="float">
            <text:p><text:s/>108,944 </text:p>
          </table:table-cell>
          <table:table-cell office:value-type="float" office:value="74755" calcext:value-type="float">
            <text:p><text:s/>74,755 </text:p>
          </table:table-cell>
          <table:table-cell office:value-type="float" office:value="45027" calcext:value-type="float">
            <text:p><text:s/>45,027 </text:p>
          </table:table-cell>
          <table:table-cell office:value-type="float" office:value="25269" calcext:value-type="float">
            <text:p><text:s/>25,269 </text:p>
          </table:table-cell>
          <table:table-cell table:number-columns-repeated="2" office:value-type="string" office:string-value="[x]" calcext:value-type="string">
            <text:p><text:s/>[x] </text:p>
          </table:table-cell>
        </table:table-row>
        <table:table-row table:style-name="ro9">
          <table:table-cell office:value-type="float" office:value="1971" calcext:value-type="float">
            <text:p>1971</text:p>
          </table:table-cell>
          <table:table-cell office:value-type="string" calcext:value-type="string">
            <text:p>Females</text:p>
          </table:table-cell>
          <table:table-cell office:value-type="float" office:value="2719894" calcext:value-type="float">
            <text:p><text:s/>2,719,894 </text:p>
          </table:table-cell>
          <table:table-cell office:value-type="float" office:value="215520" calcext:value-type="float">
            <text:p><text:s/>215,520 </text:p>
          </table:table-cell>
          <table:table-cell office:value-type="float" office:value="228343" calcext:value-type="float">
            <text:p><text:s/>228,343 </text:p>
          </table:table-cell>
          <table:table-cell office:value-type="float" office:value="216342" calcext:value-type="float">
            <text:p><text:s/>216,342 </text:p>
          </table:table-cell>
          <table:table-cell office:value-type="float" office:value="193450" calcext:value-type="float">
            <text:p><text:s/>193,450 </text:p>
          </table:table-cell>
          <table:table-cell office:value-type="float" office:value="193253" calcext:value-type="float">
            <text:p><text:s/>193,253 </text:p>
          </table:table-cell>
          <table:table-cell office:value-type="float" office:value="158829" calcext:value-type="float">
            <text:p><text:s/>158,829 </text:p>
          </table:table-cell>
          <table:table-cell office:value-type="float" office:value="152062" calcext:value-type="float">
            <text:p><text:s/>152,062 </text:p>
          </table:table-cell>
          <table:table-cell office:value-type="float" office:value="153381" calcext:value-type="float">
            <text:p><text:s/>153,381 </text:p>
          </table:table-cell>
          <table:table-cell office:value-type="float" office:value="159824" calcext:value-type="float">
            <text:p><text:s/>159,824 </text:p>
          </table:table-cell>
          <table:table-cell office:value-type="float" office:value="165355" calcext:value-type="float">
            <text:p><text:s/>165,355 </text:p>
          </table:table-cell>
          <table:table-cell office:value-type="float" office:value="157221" calcext:value-type="float">
            <text:p><text:s/>157,221 </text:p>
          </table:table-cell>
          <table:table-cell office:value-type="float" office:value="162897" calcext:value-type="float">
            <text:p><text:s/>162,897 </text:p>
          </table:table-cell>
          <table:table-cell office:value-type="float" office:value="160057" calcext:value-type="float">
            <text:p><text:s/>160,057 </text:p>
          </table:table-cell>
          <table:table-cell office:value-type="float" office:value="141550" calcext:value-type="float">
            <text:p><text:s/>141,550 </text:p>
          </table:table-cell>
          <table:table-cell office:value-type="float" office:value="112318" calcext:value-type="float">
            <text:p><text:s/>112,318 </text:p>
          </table:table-cell>
          <table:table-cell office:value-type="float" office:value="76690" calcext:value-type="float">
            <text:p><text:s/>76,690 </text:p>
          </table:table-cell>
          <table:table-cell office:value-type="float" office:value="45587" calcext:value-type="float">
            <text:p><text:s/>45,587 </text:p>
          </table:table-cell>
          <table:table-cell office:value-type="float" office:value="27215" calcext:value-type="float">
            <text:p><text:s/>27,215 </text:p>
          </table:table-cell>
          <table:table-cell table:style-name="ce377" office:value-type="float" office:value="20307" calcext:value-type="float">
            <text:p><text:s/>20,307 </text:p>
          </table:table-cell>
          <table:table-cell table:style-name="ce377" office:value-type="float" office:value="6908" calcext:value-type="float">
            <text:p><text:s/>6,908 </text:p>
          </table:table-cell>
        </table:table-row>
        <table:table-row table:style-name="ro9">
          <table:table-cell office:value-type="float" office:value="1972" calcext:value-type="float">
            <text:p>1972</text:p>
          </table:table-cell>
          <table:table-cell office:value-type="string" calcext:value-type="string">
            <text:p>Females</text:p>
          </table:table-cell>
          <table:table-cell office:value-type="float" office:value="2717297" calcext:value-type="float">
            <text:p><text:s/>2,717,297 </text:p>
          </table:table-cell>
          <table:table-cell office:value-type="float" office:value="208916" calcext:value-type="float">
            <text:p><text:s/>208,916 </text:p>
          </table:table-cell>
          <table:table-cell office:value-type="float" office:value="227115" calcext:value-type="float">
            <text:p><text:s/>227,115 </text:p>
          </table:table-cell>
          <table:table-cell office:value-type="float" office:value="219458" calcext:value-type="float">
            <text:p><text:s/>219,458 </text:p>
          </table:table-cell>
          <table:table-cell office:value-type="float" office:value="196377" calcext:value-type="float">
            <text:p><text:s/>196,377 </text:p>
          </table:table-cell>
          <table:table-cell office:value-type="float" office:value="184416" calcext:value-type="float">
            <text:p><text:s/>184,416 </text:p>
          </table:table-cell>
          <table:table-cell office:value-type="float" office:value="169614" calcext:value-type="float">
            <text:p><text:s/>169,614 </text:p>
          </table:table-cell>
          <table:table-cell office:value-type="float" office:value="150885" calcext:value-type="float">
            <text:p><text:s/>150,885 </text:p>
          </table:table-cell>
          <table:table-cell office:value-type="float" office:value="151801" calcext:value-type="float">
            <text:p><text:s/>151,801 </text:p>
          </table:table-cell>
          <table:table-cell office:value-type="float" office:value="158079" calcext:value-type="float">
            <text:p><text:s/>158,079 </text:p>
          </table:table-cell>
          <table:table-cell office:value-type="float" office:value="161821" calcext:value-type="float">
            <text:p><text:s/>161,821 </text:p>
          </table:table-cell>
          <table:table-cell office:value-type="float" office:value="161656" calcext:value-type="float">
            <text:p><text:s/>161,656 </text:p>
          </table:table-cell>
          <table:table-cell office:value-type="float" office:value="158189" calcext:value-type="float">
            <text:p><text:s/>158,189 </text:p>
          </table:table-cell>
          <table:table-cell office:value-type="float" office:value="159555" calcext:value-type="float">
            <text:p><text:s/>159,555 </text:p>
          </table:table-cell>
          <table:table-cell office:value-type="float" office:value="142414" calcext:value-type="float">
            <text:p><text:s/>142,414 </text:p>
          </table:table-cell>
          <table:table-cell office:value-type="float" office:value="114047" calcext:value-type="float">
            <text:p><text:s/>114,047 </text:p>
          </table:table-cell>
          <table:table-cell office:value-type="float" office:value="78617" calcext:value-type="float">
            <text:p><text:s/>78,617 </text:p>
          </table:table-cell>
          <table:table-cell office:value-type="float" office:value="46537" calcext:value-type="float">
            <text:p><text:s/>46,537 </text:p>
          </table:table-cell>
          <table:table-cell office:value-type="float" office:value="27800" calcext:value-type="float">
            <text:p><text:s/>27,800 </text:p>
          </table:table-cell>
          <table:table-cell table:style-name="ce377" office:value-type="float" office:value="20662" calcext:value-type="float">
            <text:p><text:s/>20,662 </text:p>
          </table:table-cell>
          <table:table-cell table:style-name="ce377" office:value-type="float" office:value="7138" calcext:value-type="float">
            <text:p><text:s/>7,138 </text:p>
          </table:table-cell>
        </table:table-row>
        <table:table-row table:style-name="ro9">
          <table:table-cell office:value-type="float" office:value="1973" calcext:value-type="float">
            <text:p>1973</text:p>
          </table:table-cell>
          <table:table-cell office:value-type="string" calcext:value-type="string">
            <text:p>Females</text:p>
          </table:table-cell>
          <table:table-cell office:value-type="float" office:value="2718488" calcext:value-type="float">
            <text:p><text:s/>2,718,488 </text:p>
          </table:table-cell>
          <table:table-cell office:value-type="float" office:value="201358" calcext:value-type="float">
            <text:p><text:s/>201,358 </text:p>
          </table:table-cell>
          <table:table-cell office:value-type="float" office:value="224919" calcext:value-type="float">
            <text:p><text:s/>224,919 </text:p>
          </table:table-cell>
          <table:table-cell office:value-type="float" office:value="222335" calcext:value-type="float">
            <text:p><text:s/>222,335 </text:p>
          </table:table-cell>
          <table:table-cell office:value-type="float" office:value="200931" calcext:value-type="float">
            <text:p><text:s/>200,931 </text:p>
          </table:table-cell>
          <table:table-cell office:value-type="float" office:value="181900" calcext:value-type="float">
            <text:p><text:s/>181,900 </text:p>
          </table:table-cell>
          <table:table-cell office:value-type="float" office:value="175185" calcext:value-type="float">
            <text:p><text:s/>175,185 </text:p>
          </table:table-cell>
          <table:table-cell office:value-type="float" office:value="151590" calcext:value-type="float">
            <text:p><text:s/>151,590 </text:p>
          </table:table-cell>
          <table:table-cell office:value-type="float" office:value="151530" calcext:value-type="float">
            <text:p><text:s/>151,530 </text:p>
          </table:table-cell>
          <table:table-cell office:value-type="float" office:value="156247" calcext:value-type="float">
            <text:p><text:s/>156,247 </text:p>
          </table:table-cell>
          <table:table-cell office:value-type="float" office:value="160005" calcext:value-type="float">
            <text:p><text:s/>160,005 </text:p>
          </table:table-cell>
          <table:table-cell office:value-type="float" office:value="166567" calcext:value-type="float">
            <text:p><text:s/>166,567 </text:p>
          </table:table-cell>
          <table:table-cell office:value-type="float" office:value="150491" calcext:value-type="float">
            <text:p><text:s/>150,491 </text:p>
          </table:table-cell>
          <table:table-cell office:value-type="float" office:value="158880" calcext:value-type="float">
            <text:p><text:s/>158,880 </text:p>
          </table:table-cell>
          <table:table-cell office:value-type="float" office:value="143517" calcext:value-type="float">
            <text:p><text:s/>143,517 </text:p>
          </table:table-cell>
          <table:table-cell office:value-type="float" office:value="116754" calcext:value-type="float">
            <text:p><text:s/>116,754 </text:p>
          </table:table-cell>
          <table:table-cell office:value-type="float" office:value="80158" calcext:value-type="float">
            <text:p><text:s/>80,158 </text:p>
          </table:table-cell>
          <table:table-cell office:value-type="float" office:value="47479" calcext:value-type="float">
            <text:p><text:s/>47,479 </text:p>
          </table:table-cell>
          <table:table-cell office:value-type="float" office:value="28642" calcext:value-type="float">
            <text:p><text:s/>28,642 </text:p>
          </table:table-cell>
          <table:table-cell table:style-name="ce377" office:value-type="float" office:value="21019" calcext:value-type="float">
            <text:p><text:s/>21,019 </text:p>
          </table:table-cell>
          <table:table-cell table:style-name="ce377" office:value-type="float" office:value="7623" calcext:value-type="float">
            <text:p><text:s/>7,623 </text:p>
          </table:table-cell>
        </table:table-row>
        <table:table-row table:style-name="ro9">
          <table:table-cell office:value-type="float" office:value="1974" calcext:value-type="float">
            <text:p>1974</text:p>
          </table:table-cell>
          <table:table-cell office:value-type="string" calcext:value-type="string">
            <text:p>Females</text:p>
          </table:table-cell>
          <table:table-cell office:value-type="float" office:value="2721547" calcext:value-type="float">
            <text:p><text:s/>2,721,547 </text:p>
          </table:table-cell>
          <table:table-cell office:value-type="float" office:value="192266" calcext:value-type="float">
            <text:p><text:s/>192,266 </text:p>
          </table:table-cell>
          <table:table-cell office:value-type="float" office:value="221231" calcext:value-type="float">
            <text:p><text:s/>221,231 </text:p>
          </table:table-cell>
          <table:table-cell office:value-type="float" office:value="225538" calcext:value-type="float">
            <text:p><text:s/>225,538 </text:p>
          </table:table-cell>
          <table:table-cell office:value-type="float" office:value="205387" calcext:value-type="float">
            <text:p><text:s/>205,387 </text:p>
          </table:table-cell>
          <table:table-cell office:value-type="float" office:value="182422" calcext:value-type="float">
            <text:p><text:s/>182,422 </text:p>
          </table:table-cell>
          <table:table-cell office:value-type="float" office:value="179960" calcext:value-type="float">
            <text:p><text:s/>179,960 </text:p>
          </table:table-cell>
          <table:table-cell office:value-type="float" office:value="153867" calcext:value-type="float">
            <text:p><text:s/>153,867 </text:p>
          </table:table-cell>
          <table:table-cell office:value-type="float" office:value="152079" calcext:value-type="float">
            <text:p><text:s/>152,079 </text:p>
          </table:table-cell>
          <table:table-cell office:value-type="float" office:value="154171" calcext:value-type="float">
            <text:p><text:s/>154,171 </text:p>
          </table:table-cell>
          <table:table-cell office:value-type="float" office:value="158559" calcext:value-type="float">
            <text:p><text:s/>158,559 </text:p>
          </table:table-cell>
          <table:table-cell office:value-type="float" office:value="170837" calcext:value-type="float">
            <text:p><text:s/>170,837 </text:p>
          </table:table-cell>
          <table:table-cell office:value-type="float" office:value="143392" calcext:value-type="float">
            <text:p><text:s/>143,392 </text:p>
          </table:table-cell>
          <table:table-cell office:value-type="float" office:value="158197" calcext:value-type="float">
            <text:p><text:s/>158,197 </text:p>
          </table:table-cell>
          <table:table-cell office:value-type="float" office:value="145067" calcext:value-type="float">
            <text:p><text:s/>145,067 </text:p>
          </table:table-cell>
          <table:table-cell office:value-type="float" office:value="118794" calcext:value-type="float">
            <text:p><text:s/>118,794 </text:p>
          </table:table-cell>
          <table:table-cell office:value-type="float" office:value="82140" calcext:value-type="float">
            <text:p><text:s/>82,140 </text:p>
          </table:table-cell>
          <table:table-cell office:value-type="float" office:value="48045" calcext:value-type="float">
            <text:p><text:s/>48,045 </text:p>
          </table:table-cell>
          <table:table-cell office:value-type="float" office:value="29595" calcext:value-type="float">
            <text:p><text:s/>29,595 </text:p>
          </table:table-cell>
          <table:table-cell table:style-name="ce377" office:value-type="float" office:value="21855" calcext:value-type="float">
            <text:p><text:s/>21,855 </text:p>
          </table:table-cell>
          <table:table-cell table:style-name="ce377" office:value-type="float" office:value="7740" calcext:value-type="float">
            <text:p><text:s/>7,740 </text:p>
          </table:table-cell>
        </table:table-row>
        <table:table-row table:style-name="ro9">
          <table:table-cell office:value-type="float" office:value="1975" calcext:value-type="float">
            <text:p>1975</text:p>
          </table:table-cell>
          <table:table-cell office:value-type="string" calcext:value-type="string">
            <text:p>Females</text:p>
          </table:table-cell>
          <table:table-cell office:value-type="float" office:value="2716139" calcext:value-type="float">
            <text:p><text:s/>2,716,139 </text:p>
          </table:table-cell>
          <table:table-cell office:value-type="float" office:value="183165" calcext:value-type="float">
            <text:p><text:s/>183,165 </text:p>
          </table:table-cell>
          <table:table-cell office:value-type="float" office:value="215987" calcext:value-type="float">
            <text:p><text:s/>215,987 </text:p>
          </table:table-cell>
          <table:table-cell office:value-type="float" office:value="227992" calcext:value-type="float">
            <text:p><text:s/>227,992 </text:p>
          </table:table-cell>
          <table:table-cell office:value-type="float" office:value="208776" calcext:value-type="float">
            <text:p><text:s/>208,776 </text:p>
          </table:table-cell>
          <table:table-cell office:value-type="float" office:value="181770" calcext:value-type="float">
            <text:p><text:s/>181,770 </text:p>
          </table:table-cell>
          <table:table-cell office:value-type="float" office:value="183925" calcext:value-type="float">
            <text:p><text:s/>183,925 </text:p>
          </table:table-cell>
          <table:table-cell office:value-type="float" office:value="154534" calcext:value-type="float">
            <text:p><text:s/>154,534 </text:p>
          </table:table-cell>
          <table:table-cell office:value-type="float" office:value="151833" calcext:value-type="float">
            <text:p><text:s/>151,833 </text:p>
          </table:table-cell>
          <table:table-cell office:value-type="float" office:value="151804" calcext:value-type="float">
            <text:p><text:s/>151,804 </text:p>
          </table:table-cell>
          <table:table-cell office:value-type="float" office:value="157918" calcext:value-type="float">
            <text:p><text:s/>157,918 </text:p>
          </table:table-cell>
          <table:table-cell office:value-type="float" office:value="164203" calcext:value-type="float">
            <text:p><text:s/>164,203 </text:p>
          </table:table-cell>
          <table:table-cell office:value-type="float" office:value="146859" calcext:value-type="float">
            <text:p><text:s/>146,859 </text:p>
          </table:table-cell>
          <table:table-cell office:value-type="float" office:value="157537" calcext:value-type="float">
            <text:p><text:s/>157,537 </text:p>
          </table:table-cell>
          <table:table-cell office:value-type="float" office:value="145577" calcext:value-type="float">
            <text:p><text:s/>145,577 </text:p>
          </table:table-cell>
          <table:table-cell office:value-type="float" office:value="120095" calcext:value-type="float">
            <text:p><text:s/>120,095 </text:p>
          </table:table-cell>
          <table:table-cell office:value-type="float" office:value="84682" calcext:value-type="float">
            <text:p><text:s/>84,682 </text:p>
          </table:table-cell>
          <table:table-cell office:value-type="float" office:value="49198" calcext:value-type="float">
            <text:p><text:s/>49,198 </text:p>
          </table:table-cell>
          <table:table-cell office:value-type="float" office:value="30284" calcext:value-type="float">
            <text:p><text:s/>30,284 </text:p>
          </table:table-cell>
          <table:table-cell table:style-name="ce377" office:value-type="float" office:value="22146" calcext:value-type="float">
            <text:p><text:s/>22,146 </text:p>
          </table:table-cell>
          <table:table-cell table:style-name="ce377" office:value-type="float" office:value="8138" calcext:value-type="float">
            <text:p><text:s/>8,138 </text:p>
          </table:table-cell>
        </table:table-row>
        <table:table-row table:style-name="ro9">
          <table:table-cell office:value-type="float" office:value="1976" calcext:value-type="float">
            <text:p>1976</text:p>
          </table:table-cell>
          <table:table-cell office:value-type="string" calcext:value-type="string">
            <text:p>Females</text:p>
          </table:table-cell>
          <table:table-cell office:value-type="float" office:value="2716135" calcext:value-type="float">
            <text:p><text:s/>2,716,135 </text:p>
          </table:table-cell>
          <table:table-cell office:value-type="float" office:value="174210" calcext:value-type="float">
            <text:p><text:s/>174,210 </text:p>
          </table:table-cell>
          <table:table-cell office:value-type="float" office:value="212957" calcext:value-type="float">
            <text:p><text:s/>212,957 </text:p>
          </table:table-cell>
          <table:table-cell office:value-type="float" office:value="227505" calcext:value-type="float">
            <text:p><text:s/>227,505 </text:p>
          </table:table-cell>
          <table:table-cell office:value-type="float" office:value="213126" calcext:value-type="float">
            <text:p><text:s/>213,126 </text:p>
          </table:table-cell>
          <table:table-cell office:value-type="float" office:value="184633" calcext:value-type="float">
            <text:p><text:s/>184,633 </text:p>
          </table:table-cell>
          <table:table-cell office:value-type="float" office:value="187462" calcext:value-type="float">
            <text:p><text:s/>187,462 </text:p>
          </table:table-cell>
          <table:table-cell office:value-type="float" office:value="157535" calcext:value-type="float">
            <text:p><text:s/>157,535 </text:p>
          </table:table-cell>
          <table:table-cell office:value-type="float" office:value="150647" calcext:value-type="float">
            <text:p><text:s/>150,647 </text:p>
          </table:table-cell>
          <table:table-cell office:value-type="float" office:value="150745" calcext:value-type="float">
            <text:p><text:s/>150,745 </text:p>
          </table:table-cell>
          <table:table-cell office:value-type="float" office:value="156535" calcext:value-type="float">
            <text:p><text:s/>156,535 </text:p>
          </table:table-cell>
          <table:table-cell office:value-type="float" office:value="160731" calcext:value-type="float">
            <text:p><text:s/>160,731 </text:p>
          </table:table-cell>
          <table:table-cell office:value-type="float" office:value="151040" calcext:value-type="float">
            <text:p><text:s/>151,040 </text:p>
          </table:table-cell>
          <table:table-cell office:value-type="float" office:value="153687" calcext:value-type="float">
            <text:p><text:s/>153,687 </text:p>
          </table:table-cell>
          <table:table-cell office:value-type="float" office:value="145510" calcext:value-type="float">
            <text:p><text:s/>145,510 </text:p>
          </table:table-cell>
          <table:table-cell office:value-type="float" office:value="121322" calcext:value-type="float">
            <text:p><text:s/>121,322 </text:p>
          </table:table-cell>
          <table:table-cell office:value-type="float" office:value="87036" calcext:value-type="float">
            <text:p><text:s/>87,036 </text:p>
          </table:table-cell>
          <table:table-cell office:value-type="float" office:value="50299" calcext:value-type="float">
            <text:p><text:s/>50,299 </text:p>
          </table:table-cell>
          <table:table-cell office:value-type="float" office:value="31155" calcext:value-type="float">
            <text:p><text:s/>31,155 </text:p>
          </table:table-cell>
          <table:table-cell table:style-name="ce377" office:value-type="float" office:value="22934" calcext:value-type="float">
            <text:p><text:s/>22,934 </text:p>
          </table:table-cell>
          <table:table-cell table:style-name="ce377" office:value-type="float" office:value="8221" calcext:value-type="float">
            <text:p><text:s/>8,221 </text:p>
          </table:table-cell>
        </table:table-row>
        <table:table-row table:style-name="ro9">
          <table:table-cell office:value-type="float" office:value="1977" calcext:value-type="float">
            <text:p>1977</text:p>
          </table:table-cell>
          <table:table-cell office:value-type="string" calcext:value-type="string">
            <text:p>Females</text:p>
          </table:table-cell>
          <table:table-cell office:value-type="float" office:value="2711353" calcext:value-type="float">
            <text:p><text:s/>2,711,353 </text:p>
          </table:table-cell>
          <table:table-cell office:value-type="float" office:value="164170" calcext:value-type="float">
            <text:p><text:s/>164,170 </text:p>
          </table:table-cell>
          <table:table-cell office:value-type="float" office:value="207282" calcext:value-type="float">
            <text:p><text:s/>207,282 </text:p>
          </table:table-cell>
          <table:table-cell office:value-type="float" office:value="226569" calcext:value-type="float">
            <text:p><text:s/>226,569 </text:p>
          </table:table-cell>
          <table:table-cell office:value-type="float" office:value="217291" calcext:value-type="float">
            <text:p><text:s/>217,291 </text:p>
          </table:table-cell>
          <table:table-cell office:value-type="float" office:value="188776" calcext:value-type="float">
            <text:p><text:s/>188,776 </text:p>
          </table:table-cell>
          <table:table-cell office:value-type="float" office:value="180037" calcext:value-type="float">
            <text:p><text:s/>180,037 </text:p>
          </table:table-cell>
          <table:table-cell office:value-type="float" office:value="168898" calcext:value-type="float">
            <text:p><text:s/>168,898 </text:p>
          </table:table-cell>
          <table:table-cell office:value-type="float" office:value="150195" calcext:value-type="float">
            <text:p><text:s/>150,195 </text:p>
          </table:table-cell>
          <table:table-cell office:value-type="float" office:value="150058" calcext:value-type="float">
            <text:p><text:s/>150,058 </text:p>
          </table:table-cell>
          <table:table-cell office:value-type="float" office:value="155589" calcext:value-type="float">
            <text:p><text:s/>155,589 </text:p>
          </table:table-cell>
          <table:table-cell office:value-type="float" office:value="157702" calcext:value-type="float">
            <text:p><text:s/>157,702 </text:p>
          </table:table-cell>
          <table:table-cell office:value-type="float" office:value="155628" calcext:value-type="float">
            <text:p><text:s/>155,628 </text:p>
          </table:table-cell>
          <table:table-cell office:value-type="float" office:value="148818" calcext:value-type="float">
            <text:p><text:s/>148,818 </text:p>
          </table:table-cell>
          <table:table-cell office:value-type="float" office:value="145184" calcext:value-type="float">
            <text:p><text:s/>145,184 </text:p>
          </table:table-cell>
          <table:table-cell office:value-type="float" office:value="122331" calcext:value-type="float">
            <text:p><text:s/>122,331 </text:p>
          </table:table-cell>
          <table:table-cell office:value-type="float" office:value="88817" calcext:value-type="float">
            <text:p><text:s/>88,817 </text:p>
          </table:table-cell>
          <table:table-cell office:value-type="float" office:value="52059" calcext:value-type="float">
            <text:p><text:s/>52,059 </text:p>
          </table:table-cell>
          <table:table-cell office:value-type="float" office:value="31949" calcext:value-type="float">
            <text:p><text:s/>31,949 </text:p>
          </table:table-cell>
          <table:table-cell table:style-name="ce377" office:value-type="float" office:value="23610" calcext:value-type="float">
            <text:p><text:s/>23,610 </text:p>
          </table:table-cell>
          <table:table-cell table:style-name="ce377" office:value-type="float" office:value="8339" calcext:value-type="float">
            <text:p><text:s/>8,339 </text:p>
          </table:table-cell>
        </table:table-row>
        <table:table-row table:style-name="ro9">
          <table:table-cell office:value-type="float" office:value="1978" calcext:value-type="float">
            <text:p>1978</text:p>
          </table:table-cell>
          <table:table-cell office:value-type="string" calcext:value-type="string">
            <text:p>Females</text:p>
          </table:table-cell>
          <table:table-cell office:value-type="float" office:value="2703620" calcext:value-type="float">
            <text:p><text:s/>2,703,620 </text:p>
          </table:table-cell>
          <table:table-cell office:value-type="float" office:value="157906" calcext:value-type="float">
            <text:p><text:s/>157,906 </text:p>
          </table:table-cell>
          <table:table-cell office:value-type="float" office:value="198900" calcext:value-type="float">
            <text:p><text:s/>198,900 </text:p>
          </table:table-cell>
          <table:table-cell office:value-type="float" office:value="224074" calcext:value-type="float">
            <text:p><text:s/>224,074 </text:p>
          </table:table-cell>
          <table:table-cell office:value-type="float" office:value="220263" calcext:value-type="float">
            <text:p><text:s/>220,263 </text:p>
          </table:table-cell>
          <table:table-cell office:value-type="float" office:value="192758" calcext:value-type="float">
            <text:p><text:s/>192,758 </text:p>
          </table:table-cell>
          <table:table-cell office:value-type="float" office:value="176515" calcext:value-type="float">
            <text:p><text:s/>176,515 </text:p>
          </table:table-cell>
          <table:table-cell office:value-type="float" office:value="174453" calcext:value-type="float">
            <text:p><text:s/>174,453 </text:p>
          </table:table-cell>
          <table:table-cell office:value-type="float" office:value="151395" calcext:value-type="float">
            <text:p><text:s/>151,395 </text:p>
          </table:table-cell>
          <table:table-cell office:value-type="float" office:value="150242" calcext:value-type="float">
            <text:p><text:s/>150,242 </text:p>
          </table:table-cell>
          <table:table-cell office:value-type="float" office:value="153931" calcext:value-type="float">
            <text:p><text:s/>153,931 </text:p>
          </table:table-cell>
          <table:table-cell office:value-type="float" office:value="156031" calcext:value-type="float">
            <text:p><text:s/>156,031 </text:p>
          </table:table-cell>
          <table:table-cell office:value-type="float" office:value="160155" calcext:value-type="float">
            <text:p><text:s/>160,155 </text:p>
          </table:table-cell>
          <table:table-cell office:value-type="float" office:value="141585" calcext:value-type="float">
            <text:p><text:s/>141,585 </text:p>
          </table:table-cell>
          <table:table-cell office:value-type="float" office:value="144347" calcext:value-type="float">
            <text:p><text:s/>144,347 </text:p>
          </table:table-cell>
          <table:table-cell office:value-type="float" office:value="123514" calcext:value-type="float">
            <text:p><text:s/>123,514 </text:p>
          </table:table-cell>
          <table:table-cell office:value-type="float" office:value="91154" calcext:value-type="float">
            <text:p><text:s/>91,154 </text:p>
          </table:table-cell>
          <table:table-cell office:value-type="float" office:value="53203" calcext:value-type="float">
            <text:p><text:s/>53,203 </text:p>
          </table:table-cell>
          <table:table-cell office:value-type="float" office:value="33194" calcext:value-type="float">
            <text:p><text:s/>33,194 </text:p>
          </table:table-cell>
          <table:table-cell table:style-name="ce377" office:value-type="float" office:value="24550" calcext:value-type="float">
            <text:p><text:s/>24,550 </text:p>
          </table:table-cell>
          <table:table-cell table:style-name="ce377" office:value-type="float" office:value="8644" calcext:value-type="float">
            <text:p><text:s/>8,644 </text:p>
          </table:table-cell>
        </table:table-row>
        <table:table-row table:style-name="ro9">
          <table:table-cell office:value-type="float" office:value="1979" calcext:value-type="float">
            <text:p>1979</text:p>
          </table:table-cell>
          <table:table-cell office:value-type="string" calcext:value-type="string">
            <text:p>Females</text:p>
          </table:table-cell>
          <table:table-cell office:value-type="float" office:value="2698587" calcext:value-type="float">
            <text:p><text:s/>2,698,587 </text:p>
          </table:table-cell>
          <table:table-cell office:value-type="float" office:value="155217" calcext:value-type="float">
            <text:p><text:s/>155,217 </text:p>
          </table:table-cell>
          <table:table-cell office:value-type="float" office:value="189127" calcext:value-type="float">
            <text:p><text:s/>189,127 </text:p>
          </table:table-cell>
          <table:table-cell office:value-type="float" office:value="220278" calcext:value-type="float">
            <text:p><text:s/>220,278 </text:p>
          </table:table-cell>
          <table:table-cell office:value-type="float" office:value="223256" calcext:value-type="float">
            <text:p><text:s/>223,256 </text:p>
          </table:table-cell>
          <table:table-cell office:value-type="float" office:value="196946" calcext:value-type="float">
            <text:p><text:s/>196,946 </text:p>
          </table:table-cell>
          <table:table-cell office:value-type="float" office:value="175288" calcext:value-type="float">
            <text:p><text:s/>175,288 </text:p>
          </table:table-cell>
          <table:table-cell office:value-type="float" office:value="178175" calcext:value-type="float">
            <text:p><text:s/>178,175 </text:p>
          </table:table-cell>
          <table:table-cell office:value-type="float" office:value="153103" calcext:value-type="float">
            <text:p><text:s/>153,103 </text:p>
          </table:table-cell>
          <table:table-cell office:value-type="float" office:value="150816" calcext:value-type="float">
            <text:p><text:s/>150,816 </text:p>
          </table:table-cell>
          <table:table-cell office:value-type="float" office:value="151990" calcext:value-type="float">
            <text:p><text:s/>151,990 </text:p>
          </table:table-cell>
          <table:table-cell office:value-type="float" office:value="154621" calcext:value-type="float">
            <text:p><text:s/>154,621 </text:p>
          </table:table-cell>
          <table:table-cell office:value-type="float" office:value="164202" calcext:value-type="float">
            <text:p><text:s/>164,202 </text:p>
          </table:table-cell>
          <table:table-cell office:value-type="float" office:value="134915" calcext:value-type="float">
            <text:p><text:s/>134,915 </text:p>
          </table:table-cell>
          <table:table-cell office:value-type="float" office:value="143667" calcext:value-type="float">
            <text:p><text:s/>143,667 </text:p>
          </table:table-cell>
          <table:table-cell office:value-type="float" office:value="124735" calcext:value-type="float">
            <text:p><text:s/>124,735 </text:p>
          </table:table-cell>
          <table:table-cell office:value-type="float" office:value="93271" calcext:value-type="float">
            <text:p><text:s/>93,271 </text:p>
          </table:table-cell>
          <table:table-cell office:value-type="float" office:value="54618" calcext:value-type="float">
            <text:p><text:s/>54,618 </text:p>
          </table:table-cell>
          <table:table-cell office:value-type="float" office:value="34362" calcext:value-type="float">
            <text:p><text:s/>34,362 </text:p>
          </table:table-cell>
          <table:table-cell table:style-name="ce377" office:value-type="float" office:value="25019" calcext:value-type="float">
            <text:p><text:s/>25,019 </text:p>
          </table:table-cell>
          <table:table-cell table:style-name="ce377" office:value-type="float" office:value="9343" calcext:value-type="float">
            <text:p><text:s/>9,343 </text:p>
          </table:table-cell>
        </table:table-row>
        <table:table-row table:style-name="ro9">
          <table:table-cell office:value-type="float" office:value="1980" calcext:value-type="float">
            <text:p>1980</text:p>
          </table:table-cell>
          <table:table-cell office:value-type="string" calcext:value-type="string">
            <text:p>Females</text:p>
          </table:table-cell>
          <table:table-cell office:value-type="float" office:value="2693037" calcext:value-type="float">
            <text:p><text:s/>2,693,037 </text:p>
          </table:table-cell>
          <table:table-cell office:value-type="float" office:value="154484" calcext:value-type="float">
            <text:p><text:s/>154,484 </text:p>
          </table:table-cell>
          <table:table-cell office:value-type="float" office:value="179661" calcext:value-type="float">
            <text:p><text:s/>179,661 </text:p>
          </table:table-cell>
          <table:table-cell office:value-type="float" office:value="214569" calcext:value-type="float">
            <text:p><text:s/>214,569 </text:p>
          </table:table-cell>
          <table:table-cell office:value-type="float" office:value="226149" calcext:value-type="float">
            <text:p><text:s/>226,149 </text:p>
          </table:table-cell>
          <table:table-cell office:value-type="float" office:value="200940" calcext:value-type="float">
            <text:p><text:s/>200,940 </text:p>
          </table:table-cell>
          <table:table-cell office:value-type="float" office:value="175140" calcext:value-type="float">
            <text:p><text:s/>175,140 </text:p>
          </table:table-cell>
          <table:table-cell office:value-type="float" office:value="181531" calcext:value-type="float">
            <text:p><text:s/>181,531 </text:p>
          </table:table-cell>
          <table:table-cell office:value-type="float" office:value="153207" calcext:value-type="float">
            <text:p><text:s/>153,207 </text:p>
          </table:table-cell>
          <table:table-cell office:value-type="float" office:value="150832" calcext:value-type="float">
            <text:p><text:s/>150,832 </text:p>
          </table:table-cell>
          <table:table-cell office:value-type="float" office:value="150133" calcext:value-type="float">
            <text:p><text:s/>150,133 </text:p>
          </table:table-cell>
          <table:table-cell office:value-type="float" office:value="154192" calcext:value-type="float">
            <text:p><text:s/>154,192 </text:p>
          </table:table-cell>
          <table:table-cell office:value-type="float" office:value="157843" calcext:value-type="float">
            <text:p><text:s/>157,843 </text:p>
          </table:table-cell>
          <table:table-cell office:value-type="float" office:value="138478" calcext:value-type="float">
            <text:p><text:s/>138,478 </text:p>
          </table:table-cell>
          <table:table-cell office:value-type="float" office:value="142958" calcext:value-type="float">
            <text:p><text:s/>142,958 </text:p>
          </table:table-cell>
          <table:table-cell office:value-type="float" office:value="125565" calcext:value-type="float">
            <text:p><text:s/>125,565 </text:p>
          </table:table-cell>
          <table:table-cell office:value-type="float" office:value="94714" calcext:value-type="float">
            <text:p><text:s/>94,714 </text:p>
          </table:table-cell>
          <table:table-cell office:value-type="float" office:value="56891" calcext:value-type="float">
            <text:p><text:s/>56,891 </text:p>
          </table:table-cell>
          <table:table-cell office:value-type="float" office:value="35750" calcext:value-type="float">
            <text:p><text:s/>35,750 </text:p>
          </table:table-cell>
          <table:table-cell table:style-name="ce377" office:value-type="float" office:value="26096" calcext:value-type="float">
            <text:p><text:s/>26,096 </text:p>
          </table:table-cell>
          <table:table-cell table:style-name="ce377" office:value-type="float" office:value="9654" calcext:value-type="float">
            <text:p><text:s/>9,654 </text:p>
          </table:table-cell>
        </table:table-row>
        <table:table-row table:style-name="ro9">
          <table:table-cell office:value-type="float" office:value="1981" calcext:value-type="float">
            <text:p>1981</text:p>
          </table:table-cell>
          <table:table-cell office:value-type="string" calcext:value-type="string">
            <text:p>Females</text:p>
          </table:table-cell>
          <table:table-cell office:value-type="float" office:value="2685340" calcext:value-type="float">
            <text:p><text:s/>2,685,340 </text:p>
          </table:table-cell>
          <table:table-cell office:value-type="float" office:value="154690" calcext:value-type="float">
            <text:p><text:s/>154,690 </text:p>
          </table:table-cell>
          <table:table-cell office:value-type="float" office:value="169560" calcext:value-type="float">
            <text:p><text:s/>169,560 </text:p>
          </table:table-cell>
          <table:table-cell office:value-type="float" office:value="210628" calcext:value-type="float">
            <text:p><text:s/>210,628 </text:p>
          </table:table-cell>
          <table:table-cell office:value-type="float" office:value="225169" calcext:value-type="float">
            <text:p><text:s/>225,169 </text:p>
          </table:table-cell>
          <table:table-cell office:value-type="float" office:value="204911" calcext:value-type="float">
            <text:p><text:s/>204,911 </text:p>
          </table:table-cell>
          <table:table-cell office:value-type="float" office:value="176172" calcext:value-type="float">
            <text:p><text:s/>176,172 </text:p>
          </table:table-cell>
          <table:table-cell office:value-type="float" office:value="183160" calcext:value-type="float">
            <text:p><text:s/>183,160 </text:p>
          </table:table-cell>
          <table:table-cell office:value-type="float" office:value="155549" calcext:value-type="float">
            <text:p><text:s/>155,549 </text:p>
          </table:table-cell>
          <table:table-cell office:value-type="float" office:value="149125" calcext:value-type="float">
            <text:p><text:s/>149,125 </text:p>
          </table:table-cell>
          <table:table-cell office:value-type="float" office:value="148855" calcext:value-type="float">
            <text:p><text:s/>148,855 </text:p>
          </table:table-cell>
          <table:table-cell office:value-type="float" office:value="152731" calcext:value-type="float">
            <text:p><text:s/>152,731 </text:p>
          </table:table-cell>
          <table:table-cell office:value-type="float" office:value="154413" calcext:value-type="float">
            <text:p><text:s/>154,413 </text:p>
          </table:table-cell>
          <table:table-cell office:value-type="float" office:value="142304" calcext:value-type="float">
            <text:p><text:s/>142,304 </text:p>
          </table:table-cell>
          <table:table-cell office:value-type="float" office:value="139929" calcext:value-type="float">
            <text:p><text:s/>139,929 </text:p>
          </table:table-cell>
          <table:table-cell office:value-type="float" office:value="125433" calcext:value-type="float">
            <text:p><text:s/>125,433 </text:p>
          </table:table-cell>
          <table:table-cell office:value-type="float" office:value="96257" calcext:value-type="float">
            <text:p><text:s/>96,257 </text:p>
          </table:table-cell>
          <table:table-cell office:value-type="float" office:value="58866" calcext:value-type="float">
            <text:p><text:s/>58,866 </text:p>
          </table:table-cell>
          <table:table-cell office:value-type="float" office:value="37588" calcext:value-type="float">
            <text:p><text:s/>37,588 </text:p>
          </table:table-cell>
          <table:table-cell table:style-name="ce377" office:value-type="float" office:value="26729" calcext:value-type="float">
            <text:p><text:s/>26,729 </text:p>
          </table:table-cell>
          <table:table-cell table:style-name="ce377" office:value-type="float" office:value="10859" calcext:value-type="float">
            <text:p><text:s/>10,859 </text:p>
          </table:table-cell>
        </table:table-row>
        <table:table-row table:style-name="ro9">
          <table:table-cell office:value-type="float" office:value="1982" calcext:value-type="float">
            <text:p>1982</text:p>
          </table:table-cell>
          <table:table-cell office:value-type="string" calcext:value-type="string">
            <text:p>Females</text:p>
          </table:table-cell>
          <table:table-cell office:value-type="float" office:value="2677205" calcext:value-type="float">
            <text:p><text:s/>2,677,205 </text:p>
          </table:table-cell>
          <table:table-cell office:value-type="float" office:value="158052" calcext:value-type="float">
            <text:p><text:s/>158,052 </text:p>
          </table:table-cell>
          <table:table-cell office:value-type="float" office:value="159496" calcext:value-type="float">
            <text:p><text:s/>159,496 </text:p>
          </table:table-cell>
          <table:table-cell office:value-type="float" office:value="204669" calcext:value-type="float">
            <text:p><text:s/>204,669 </text:p>
          </table:table-cell>
          <table:table-cell office:value-type="float" office:value="224034" calcext:value-type="float">
            <text:p><text:s/>224,034 </text:p>
          </table:table-cell>
          <table:table-cell office:value-type="float" office:value="208427" calcext:value-type="float">
            <text:p><text:s/>208,427 </text:p>
          </table:table-cell>
          <table:table-cell office:value-type="float" office:value="179466" calcext:value-type="float">
            <text:p><text:s/>179,466 </text:p>
          </table:table-cell>
          <table:table-cell office:value-type="float" office:value="175194" calcext:value-type="float">
            <text:p><text:s/>175,194 </text:p>
          </table:table-cell>
          <table:table-cell office:value-type="float" office:value="165833" calcext:value-type="float">
            <text:p><text:s/>165,833 </text:p>
          </table:table-cell>
          <table:table-cell office:value-type="float" office:value="148374" calcext:value-type="float">
            <text:p><text:s/>148,374 </text:p>
          </table:table-cell>
          <table:table-cell office:value-type="float" office:value="147776" calcext:value-type="float">
            <text:p><text:s/>147,776 </text:p>
          </table:table-cell>
          <table:table-cell office:value-type="float" office:value="152035" calcext:value-type="float">
            <text:p><text:s/>152,035 </text:p>
          </table:table-cell>
          <table:table-cell office:value-type="float" office:value="151548" calcext:value-type="float">
            <text:p><text:s/>151,548 </text:p>
          </table:table-cell>
          <table:table-cell office:value-type="float" office:value="146713" calcext:value-type="float">
            <text:p><text:s/>146,713 </text:p>
          </table:table-cell>
          <table:table-cell office:value-type="float" office:value="135130" calcext:value-type="float">
            <text:p><text:s/>135,130 </text:p>
          </table:table-cell>
          <table:table-cell office:value-type="float" office:value="125183" calcext:value-type="float">
            <text:p><text:s/>125,183 </text:p>
          </table:table-cell>
          <table:table-cell office:value-type="float" office:value="96737" calcext:value-type="float">
            <text:p><text:s/>96,737 </text:p>
          </table:table-cell>
          <table:table-cell office:value-type="float" office:value="60239" calcext:value-type="float">
            <text:p><text:s/>60,239 </text:p>
          </table:table-cell>
          <table:table-cell office:value-type="float" office:value="38299" calcext:value-type="float">
            <text:p><text:s/>38,299 </text:p>
          </table:table-cell>
          <table:table-cell table:style-name="ce377" office:value-type="float" office:value="27322" calcext:value-type="float">
            <text:p><text:s/>27,322 </text:p>
          </table:table-cell>
          <table:table-cell table:style-name="ce377" office:value-type="float" office:value="10977" calcext:value-type="float">
            <text:p><text:s/>10,977 </text:p>
          </table:table-cell>
        </table:table-row>
        <table:table-row table:style-name="ro9">
          <table:table-cell office:value-type="float" office:value="1983" calcext:value-type="float">
            <text:p>1983</text:p>
          </table:table-cell>
          <table:table-cell office:value-type="string" calcext:value-type="string">
            <text:p>Females</text:p>
          </table:table-cell>
          <table:table-cell office:value-type="float" office:value="2669045" calcext:value-type="float">
            <text:p><text:s/>2,669,045 </text:p>
          </table:table-cell>
          <table:table-cell office:value-type="float" office:value="160050" calcext:value-type="float">
            <text:p><text:s/>160,050 </text:p>
          </table:table-cell>
          <table:table-cell office:value-type="float" office:value="153246" calcext:value-type="float">
            <text:p><text:s/>153,246 </text:p>
          </table:table-cell>
          <table:table-cell office:value-type="float" office:value="196127" calcext:value-type="float">
            <text:p><text:s/>196,127 </text:p>
          </table:table-cell>
          <table:table-cell office:value-type="float" office:value="221767" calcext:value-type="float">
            <text:p><text:s/>221,767 </text:p>
          </table:table-cell>
          <table:table-cell office:value-type="float" office:value="211500" calcext:value-type="float">
            <text:p><text:s/>211,500 </text:p>
          </table:table-cell>
          <table:table-cell office:value-type="float" office:value="182811" calcext:value-type="float">
            <text:p><text:s/>182,811 </text:p>
          </table:table-cell>
          <table:table-cell office:value-type="float" office:value="171341" calcext:value-type="float">
            <text:p><text:s/>171,341 </text:p>
          </table:table-cell>
          <table:table-cell office:value-type="float" office:value="171123" calcext:value-type="float">
            <text:p><text:s/>171,123 </text:p>
          </table:table-cell>
          <table:table-cell office:value-type="float" office:value="149448" calcext:value-type="float">
            <text:p><text:s/>149,448 </text:p>
          </table:table-cell>
          <table:table-cell office:value-type="float" office:value="147759" calcext:value-type="float">
            <text:p><text:s/>147,759 </text:p>
          </table:table-cell>
          <table:table-cell office:value-type="float" office:value="150521" calcext:value-type="float">
            <text:p><text:s/>150,521 </text:p>
          </table:table-cell>
          <table:table-cell office:value-type="float" office:value="150076" calcext:value-type="float">
            <text:p><text:s/>150,076 </text:p>
          </table:table-cell>
          <table:table-cell office:value-type="float" office:value="150991" calcext:value-type="float">
            <text:p><text:s/>150,991 </text:p>
          </table:table-cell>
          <table:table-cell office:value-type="float" office:value="128611" calcext:value-type="float">
            <text:p><text:s/>128,611 </text:p>
          </table:table-cell>
          <table:table-cell office:value-type="float" office:value="124339" calcext:value-type="float">
            <text:p><text:s/>124,339 </text:p>
          </table:table-cell>
          <table:table-cell office:value-type="float" office:value="97890" calcext:value-type="float">
            <text:p><text:s/>97,890 </text:p>
          </table:table-cell>
          <table:table-cell office:value-type="float" office:value="61911" calcext:value-type="float">
            <text:p><text:s/>61,911 </text:p>
          </table:table-cell>
          <table:table-cell office:value-type="float" office:value="39534" calcext:value-type="float">
            <text:p><text:s/>39,534 </text:p>
          </table:table-cell>
          <table:table-cell table:style-name="ce377" office:value-type="float" office:value="28105" calcext:value-type="float">
            <text:p><text:s/>28,105 </text:p>
          </table:table-cell>
          <table:table-cell table:style-name="ce377" office:value-type="float" office:value="11429" calcext:value-type="float">
            <text:p><text:s/>11,429 </text:p>
          </table:table-cell>
        </table:table-row>
        <table:table-row table:style-name="ro9">
          <table:table-cell office:value-type="float" office:value="1984" calcext:value-type="float">
            <text:p>1984</text:p>
          </table:table-cell>
          <table:table-cell office:value-type="string" calcext:value-type="string">
            <text:p>Females</text:p>
          </table:table-cell>
          <table:table-cell office:value-type="float" office:value="2664257" calcext:value-type="float">
            <text:p><text:s/>2,664,257 </text:p>
          </table:table-cell>
          <table:table-cell office:value-type="float" office:value="159854" calcext:value-type="float">
            <text:p><text:s/>159,854 </text:p>
          </table:table-cell>
          <table:table-cell office:value-type="float" office:value="151370" calcext:value-type="float">
            <text:p><text:s/>151,370 </text:p>
          </table:table-cell>
          <table:table-cell office:value-type="float" office:value="186342" calcext:value-type="float">
            <text:p><text:s/>186,342 </text:p>
          </table:table-cell>
          <table:table-cell office:value-type="float" office:value="217754" calcext:value-type="float">
            <text:p><text:s/>217,754 </text:p>
          </table:table-cell>
          <table:table-cell office:value-type="float" office:value="215245" calcext:value-type="float">
            <text:p><text:s/>215,245 </text:p>
          </table:table-cell>
          <table:table-cell office:value-type="float" office:value="187317" calcext:value-type="float">
            <text:p><text:s/>187,317 </text:p>
          </table:table-cell>
          <table:table-cell office:value-type="float" office:value="170124" calcext:value-type="float">
            <text:p><text:s/>170,124 </text:p>
          </table:table-cell>
          <table:table-cell office:value-type="float" office:value="174742" calcext:value-type="float">
            <text:p><text:s/>174,742 </text:p>
          </table:table-cell>
          <table:table-cell office:value-type="float" office:value="150652" calcext:value-type="float">
            <text:p><text:s/>150,652 </text:p>
          </table:table-cell>
          <table:table-cell office:value-type="float" office:value="148201" calcext:value-type="float">
            <text:p><text:s/>148,201 </text:p>
          </table:table-cell>
          <table:table-cell office:value-type="float" office:value="148470" calcext:value-type="float">
            <text:p><text:s/>148,470 </text:p>
          </table:table-cell>
          <table:table-cell office:value-type="float" office:value="148929" calcext:value-type="float">
            <text:p><text:s/>148,929 </text:p>
          </table:table-cell>
          <table:table-cell office:value-type="float" office:value="154802" calcext:value-type="float">
            <text:p><text:s/>154,802 </text:p>
          </table:table-cell>
          <table:table-cell office:value-type="float" office:value="122683" calcext:value-type="float">
            <text:p><text:s/>122,683 </text:p>
          </table:table-cell>
          <table:table-cell office:value-type="float" office:value="124055" calcext:value-type="float">
            <text:p><text:s/>124,055 </text:p>
          </table:table-cell>
          <table:table-cell office:value-type="float" office:value="98846" calcext:value-type="float">
            <text:p><text:s/>98,846 </text:p>
          </table:table-cell>
          <table:table-cell office:value-type="float" office:value="64107" calcext:value-type="float">
            <text:p><text:s/>64,107 </text:p>
          </table:table-cell>
          <table:table-cell office:value-type="float" office:value="40764" calcext:value-type="float">
            <text:p><text:s/>40,764 </text:p>
          </table:table-cell>
          <table:table-cell table:style-name="ce377" office:value-type="float" office:value="29057" calcext:value-type="float">
            <text:p><text:s/>29,057 </text:p>
          </table:table-cell>
          <table:table-cell table:style-name="ce377" office:value-type="float" office:value="11707" calcext:value-type="float">
            <text:p><text:s/>11,707 </text:p>
          </table:table-cell>
        </table:table-row>
        <table:table-row table:style-name="ro9">
          <table:table-cell office:value-type="float" office:value="1985" calcext:value-type="float">
            <text:p>1985</text:p>
          </table:table-cell>
          <table:table-cell office:value-type="string" calcext:value-type="string">
            <text:p>Females</text:p>
          </table:table-cell>
          <table:table-cell office:value-type="float" office:value="2658376" calcext:value-type="float">
            <text:p><text:s/>2,658,376 </text:p>
          </table:table-cell>
          <table:table-cell office:value-type="float" office:value="158847" calcext:value-type="float">
            <text:p><text:s/>158,847 </text:p>
          </table:table-cell>
          <table:table-cell office:value-type="float" office:value="151204" calcext:value-type="float">
            <text:p><text:s/>151,204 </text:p>
          </table:table-cell>
          <table:table-cell office:value-type="float" office:value="177415" calcext:value-type="float">
            <text:p><text:s/>177,415 </text:p>
          </table:table-cell>
          <table:table-cell office:value-type="float" office:value="211605" calcext:value-type="float">
            <text:p><text:s/>211,605 </text:p>
          </table:table-cell>
          <table:table-cell office:value-type="float" office:value="217816" calcext:value-type="float">
            <text:p><text:s/>217,816 </text:p>
          </table:table-cell>
          <table:table-cell office:value-type="float" office:value="191782" calcext:value-type="float">
            <text:p><text:s/>191,782 </text:p>
          </table:table-cell>
          <table:table-cell office:value-type="float" office:value="170624" calcext:value-type="float">
            <text:p><text:s/>170,624 </text:p>
          </table:table-cell>
          <table:table-cell office:value-type="float" office:value="178419" calcext:value-type="float">
            <text:p><text:s/>178,419 </text:p>
          </table:table-cell>
          <table:table-cell office:value-type="float" office:value="150773" calcext:value-type="float">
            <text:p><text:s/>150,773 </text:p>
          </table:table-cell>
          <table:table-cell office:value-type="float" office:value="148132" calcext:value-type="float">
            <text:p><text:s/>148,132 </text:p>
          </table:table-cell>
          <table:table-cell office:value-type="float" office:value="146671" calcext:value-type="float">
            <text:p><text:s/>146,671 </text:p>
          </table:table-cell>
          <table:table-cell office:value-type="float" office:value="148610" calcext:value-type="float">
            <text:p><text:s/>148,610 </text:p>
          </table:table-cell>
          <table:table-cell office:value-type="float" office:value="148969" calcext:value-type="float">
            <text:p><text:s/>148,969 </text:p>
          </table:table-cell>
          <table:table-cell office:value-type="float" office:value="126280" calcext:value-type="float">
            <text:p><text:s/>126,280 </text:p>
          </table:table-cell>
          <table:table-cell office:value-type="float" office:value="123337" calcext:value-type="float">
            <text:p><text:s/>123,337 </text:p>
          </table:table-cell>
          <table:table-cell office:value-type="float" office:value="99719" calcext:value-type="float">
            <text:p><text:s/>99,719 </text:p>
          </table:table-cell>
          <table:table-cell office:value-type="float" office:value="65238" calcext:value-type="float">
            <text:p><text:s/>65,238 </text:p>
          </table:table-cell>
          <table:table-cell office:value-type="float" office:value="42935" calcext:value-type="float">
            <text:p><text:s/>42,935 </text:p>
          </table:table-cell>
          <table:table-cell table:style-name="ce377" office:value-type="float" office:value="30927" calcext:value-type="float">
            <text:p><text:s/>30,927 </text:p>
          </table:table-cell>
          <table:table-cell table:style-name="ce377" office:value-type="float" office:value="12008" calcext:value-type="float">
            <text:p><text:s/>12,008 </text:p>
          </table:table-cell>
        </table:table-row>
        <table:table-row table:style-name="ro9">
          <table:table-cell office:value-type="float" office:value="1986" calcext:value-type="float">
            <text:p>1986</text:p>
          </table:table-cell>
          <table:table-cell office:value-type="string" calcext:value-type="string">
            <text:p>Females</text:p>
          </table:table-cell>
          <table:table-cell office:value-type="float" office:value="2649449" calcext:value-type="float">
            <text:p><text:s/>2,649,449 </text:p>
          </table:table-cell>
          <table:table-cell office:value-type="float" office:value="158020" calcext:value-type="float">
            <text:p><text:s/>158,020 </text:p>
          </table:table-cell>
          <table:table-cell office:value-type="float" office:value="152387" calcext:value-type="float">
            <text:p><text:s/>152,387 </text:p>
          </table:table-cell>
          <table:table-cell office:value-type="float" office:value="167803" calcext:value-type="float">
            <text:p><text:s/>167,803 </text:p>
          </table:table-cell>
          <table:table-cell office:value-type="float" office:value="207927" calcext:value-type="float">
            <text:p><text:s/>207,927 </text:p>
          </table:table-cell>
          <table:table-cell office:value-type="float" office:value="216531" calcext:value-type="float">
            <text:p><text:s/>216,531 </text:p>
          </table:table-cell>
          <table:table-cell office:value-type="float" office:value="195918" calcext:value-type="float">
            <text:p><text:s/>195,918 </text:p>
          </table:table-cell>
          <table:table-cell office:value-type="float" office:value="171934" calcext:value-type="float">
            <text:p><text:s/>171,934 </text:p>
          </table:table-cell>
          <table:table-cell office:value-type="float" office:value="180402" calcext:value-type="float">
            <text:p><text:s/>180,402 </text:p>
          </table:table-cell>
          <table:table-cell office:value-type="float" office:value="153105" calcext:value-type="float">
            <text:p><text:s/>153,105 </text:p>
          </table:table-cell>
          <table:table-cell office:value-type="float" office:value="146413" calcext:value-type="float">
            <text:p><text:s/>146,413 </text:p>
          </table:table-cell>
          <table:table-cell office:value-type="float" office:value="145255" calcext:value-type="float">
            <text:p><text:s/>145,255 </text:p>
          </table:table-cell>
          <table:table-cell office:value-type="float" office:value="147323" calcext:value-type="float">
            <text:p><text:s/>147,323 </text:p>
          </table:table-cell>
          <table:table-cell office:value-type="float" office:value="146007" calcext:value-type="float">
            <text:p><text:s/>146,007 </text:p>
          </table:table-cell>
          <table:table-cell office:value-type="float" office:value="129777" calcext:value-type="float">
            <text:p><text:s/>129,777 </text:p>
          </table:table-cell>
          <table:table-cell office:value-type="float" office:value="120654" calcext:value-type="float">
            <text:p><text:s/>120,654 </text:p>
          </table:table-cell>
          <table:table-cell office:value-type="float" office:value="99402" calcext:value-type="float">
            <text:p><text:s/>99,402 </text:p>
          </table:table-cell>
          <table:table-cell office:value-type="float" office:value="66259" calcext:value-type="float">
            <text:p><text:s/>66,259 </text:p>
          </table:table-cell>
          <table:table-cell office:value-type="float" office:value="44332" calcext:value-type="float">
            <text:p><text:s/>44,332 </text:p>
          </table:table-cell>
          <table:table-cell table:style-name="ce377" office:value-type="float" office:value="32065" calcext:value-type="float">
            <text:p><text:s/>32,065 </text:p>
          </table:table-cell>
          <table:table-cell table:style-name="ce377" office:value-type="float" office:value="12267" calcext:value-type="float">
            <text:p><text:s/>12,267 </text:p>
          </table:table-cell>
        </table:table-row>
        <table:table-row table:style-name="ro9">
          <table:table-cell office:value-type="float" office:value="1987" calcext:value-type="float">
            <text:p>1987</text:p>
          </table:table-cell>
          <table:table-cell office:value-type="string" calcext:value-type="string">
            <text:p>Females</text:p>
          </table:table-cell>
          <table:table-cell office:value-type="float" office:value="2643617" calcext:value-type="float">
            <text:p><text:s/>2,643,617 </text:p>
          </table:table-cell>
          <table:table-cell office:value-type="float" office:value="157463" calcext:value-type="float">
            <text:p><text:s/>157,463 </text:p>
          </table:table-cell>
          <table:table-cell office:value-type="float" office:value="155514" calcext:value-type="float">
            <text:p><text:s/>155,514 </text:p>
          </table:table-cell>
          <table:table-cell office:value-type="float" office:value="157911" calcext:value-type="float">
            <text:p><text:s/>157,911 </text:p>
          </table:table-cell>
          <table:table-cell office:value-type="float" office:value="202314" calcext:value-type="float">
            <text:p><text:s/>202,314 </text:p>
          </table:table-cell>
          <table:table-cell office:value-type="float" office:value="215172" calcext:value-type="float">
            <text:p><text:s/>215,172 </text:p>
          </table:table-cell>
          <table:table-cell office:value-type="float" office:value="198785" calcext:value-type="float">
            <text:p><text:s/>198,785 </text:p>
          </table:table-cell>
          <table:table-cell office:value-type="float" office:value="175321" calcext:value-type="float">
            <text:p><text:s/>175,321 </text:p>
          </table:table-cell>
          <table:table-cell office:value-type="float" office:value="172312" calcext:value-type="float">
            <text:p><text:s/>172,312 </text:p>
          </table:table-cell>
          <table:table-cell office:value-type="float" office:value="163508" calcext:value-type="float">
            <text:p><text:s/>163,508 </text:p>
          </table:table-cell>
          <table:table-cell office:value-type="float" office:value="145872" calcext:value-type="float">
            <text:p><text:s/>145,872 </text:p>
          </table:table-cell>
          <table:table-cell office:value-type="float" office:value="144265" calcext:value-type="float">
            <text:p><text:s/>144,265 </text:p>
          </table:table-cell>
          <table:table-cell office:value-type="float" office:value="146887" calcext:value-type="float">
            <text:p><text:s/>146,887 </text:p>
          </table:table-cell>
          <table:table-cell office:value-type="float" office:value="143449" calcext:value-type="float">
            <text:p><text:s/>143,449 </text:p>
          </table:table-cell>
          <table:table-cell office:value-type="float" office:value="134294" calcext:value-type="float">
            <text:p><text:s/>134,294 </text:p>
          </table:table-cell>
          <table:table-cell office:value-type="float" office:value="116854" calcext:value-type="float">
            <text:p><text:s/>116,854 </text:p>
          </table:table-cell>
          <table:table-cell office:value-type="float" office:value="99682" calcext:value-type="float">
            <text:p><text:s/>99,682 </text:p>
          </table:table-cell>
          <table:table-cell office:value-type="float" office:value="67429" calcext:value-type="float">
            <text:p><text:s/>67,429 </text:p>
          </table:table-cell>
          <table:table-cell office:value-type="float" office:value="46585" calcext:value-type="float">
            <text:p><text:s/>46,585 </text:p>
          </table:table-cell>
          <table:table-cell table:style-name="ce377" office:value-type="float" office:value="33543" calcext:value-type="float">
            <text:p><text:s/>33,543 </text:p>
          </table:table-cell>
          <table:table-cell table:style-name="ce377" office:value-type="float" office:value="13042" calcext:value-type="float">
            <text:p><text:s/>13,042 </text:p>
          </table:table-cell>
        </table:table-row>
        <table:table-row table:style-name="ro9">
          <table:table-cell office:value-type="float" office:value="1988" calcext:value-type="float">
            <text:p>1988</text:p>
          </table:table-cell>
          <table:table-cell office:value-type="string" calcext:value-type="string">
            <text:p>Females</text:p>
          </table:table-cell>
          <table:table-cell office:value-type="float" office:value="2633121" calcext:value-type="float">
            <text:p><text:s/>2,633,121 </text:p>
          </table:table-cell>
          <table:table-cell office:value-type="float" office:value="157450" calcext:value-type="float">
            <text:p><text:s/>157,450 </text:p>
          </table:table-cell>
          <table:table-cell office:value-type="float" office:value="156999" calcext:value-type="float">
            <text:p><text:s/>156,999 </text:p>
          </table:table-cell>
          <table:table-cell office:value-type="float" office:value="151670" calcext:value-type="float">
            <text:p><text:s/>151,670 </text:p>
          </table:table-cell>
          <table:table-cell office:value-type="float" office:value="193215" calcext:value-type="float">
            <text:p><text:s/>193,215 </text:p>
          </table:table-cell>
          <table:table-cell office:value-type="float" office:value="212024" calcext:value-type="float">
            <text:p><text:s/>212,024 </text:p>
          </table:table-cell>
          <table:table-cell office:value-type="float" office:value="200139" calcext:value-type="float">
            <text:p><text:s/>200,139 </text:p>
          </table:table-cell>
          <table:table-cell office:value-type="float" office:value="178527" calcext:value-type="float">
            <text:p><text:s/>178,527 </text:p>
          </table:table-cell>
          <table:table-cell office:value-type="float" office:value="168519" calcext:value-type="float">
            <text:p><text:s/>168,519 </text:p>
          </table:table-cell>
          <table:table-cell office:value-type="float" office:value="168524" calcext:value-type="float">
            <text:p><text:s/>168,524 </text:p>
          </table:table-cell>
          <table:table-cell office:value-type="float" office:value="146841" calcext:value-type="float">
            <text:p><text:s/>146,841 </text:p>
          </table:table-cell>
          <table:table-cell office:value-type="float" office:value="144551" calcext:value-type="float">
            <text:p><text:s/>144,551 </text:p>
          </table:table-cell>
          <table:table-cell office:value-type="float" office:value="145613" calcext:value-type="float">
            <text:p><text:s/>145,613 </text:p>
          </table:table-cell>
          <table:table-cell office:value-type="float" office:value="142337" calcext:value-type="float">
            <text:p><text:s/>142,337 </text:p>
          </table:table-cell>
          <table:table-cell office:value-type="float" office:value="138454" calcext:value-type="float">
            <text:p><text:s/>138,454 </text:p>
          </table:table-cell>
          <table:table-cell office:value-type="float" office:value="111446" calcext:value-type="float">
            <text:p><text:s/>111,446 </text:p>
          </table:table-cell>
          <table:table-cell office:value-type="float" office:value="99428" calcext:value-type="float">
            <text:p><text:s/>99,428 </text:p>
          </table:table-cell>
          <table:table-cell office:value-type="float" office:value="68679" calcext:value-type="float">
            <text:p><text:s/>68,679 </text:p>
          </table:table-cell>
          <table:table-cell office:value-type="float" office:value="48705" calcext:value-type="float">
            <text:p><text:s/>48,705 </text:p>
          </table:table-cell>
          <table:table-cell table:style-name="ce377" office:value-type="float" office:value="35064" calcext:value-type="float">
            <text:p><text:s/>35,064 </text:p>
          </table:table-cell>
          <table:table-cell table:style-name="ce377" office:value-type="float" office:value="13641" calcext:value-type="float">
            <text:p><text:s/>13,641 </text:p>
          </table:table-cell>
        </table:table-row>
        <table:table-row table:style-name="ro9">
          <table:table-cell office:value-type="float" office:value="1989" calcext:value-type="float">
            <text:p>1989</text:p>
          </table:table-cell>
          <table:table-cell office:value-type="string" calcext:value-type="string">
            <text:p>Females</text:p>
          </table:table-cell>
          <table:table-cell office:value-type="float" office:value="2635025" calcext:value-type="float">
            <text:p><text:s/>2,635,025 </text:p>
          </table:table-cell>
          <table:table-cell office:value-type="float" office:value="158677" calcext:value-type="float">
            <text:p><text:s/>158,677 </text:p>
          </table:table-cell>
          <table:table-cell office:value-type="float" office:value="157169" calcext:value-type="float">
            <text:p><text:s/>157,169 </text:p>
          </table:table-cell>
          <table:table-cell office:value-type="float" office:value="150237" calcext:value-type="float">
            <text:p><text:s/>150,237 </text:p>
          </table:table-cell>
          <table:table-cell office:value-type="float" office:value="183755" calcext:value-type="float">
            <text:p><text:s/>183,755 </text:p>
          </table:table-cell>
          <table:table-cell office:value-type="float" office:value="208113" calcext:value-type="float">
            <text:p><text:s/>208,113 </text:p>
          </table:table-cell>
          <table:table-cell office:value-type="float" office:value="203377" calcext:value-type="float">
            <text:p><text:s/>203,377 </text:p>
          </table:table-cell>
          <table:table-cell office:value-type="float" office:value="183373" calcext:value-type="float">
            <text:p><text:s/>183,373 </text:p>
          </table:table-cell>
          <table:table-cell office:value-type="float" office:value="167852" calcext:value-type="float">
            <text:p><text:s/>167,852 </text:p>
          </table:table-cell>
          <table:table-cell office:value-type="float" office:value="172807" calcext:value-type="float">
            <text:p><text:s/>172,807 </text:p>
          </table:table-cell>
          <table:table-cell office:value-type="float" office:value="148421" calcext:value-type="float">
            <text:p><text:s/>148,421 </text:p>
          </table:table-cell>
          <table:table-cell office:value-type="float" office:value="145477" calcext:value-type="float">
            <text:p><text:s/>145,477 </text:p>
          </table:table-cell>
          <table:table-cell office:value-type="float" office:value="144256" calcext:value-type="float">
            <text:p><text:s/>144,256 </text:p>
          </table:table-cell>
          <table:table-cell office:value-type="float" office:value="141997" calcext:value-type="float">
            <text:p><text:s/>141,997 </text:p>
          </table:table-cell>
          <table:table-cell office:value-type="float" office:value="142516" calcext:value-type="float">
            <text:p><text:s/>142,516 </text:p>
          </table:table-cell>
          <table:table-cell office:value-type="float" office:value="106677" calcext:value-type="float">
            <text:p><text:s/>106,677 </text:p>
          </table:table-cell>
          <table:table-cell office:value-type="float" office:value="99559" calcext:value-type="float">
            <text:p><text:s/>99,559 </text:p>
          </table:table-cell>
          <table:table-cell office:value-type="float" office:value="69651" calcext:value-type="float">
            <text:p><text:s/>69,651 </text:p>
          </table:table-cell>
          <table:table-cell office:value-type="float" office:value="51111" calcext:value-type="float">
            <text:p><text:s/>51,111 </text:p>
          </table:table-cell>
          <table:table-cell table:style-name="ce377" office:value-type="float" office:value="36878" calcext:value-type="float">
            <text:p><text:s/>36,878 </text:p>
          </table:table-cell>
          <table:table-cell table:style-name="ce377" office:value-type="float" office:value="14233" calcext:value-type="float">
            <text:p><text:s/>14,233 </text:p>
          </table:table-cell>
        </table:table-row>
        <table:table-row table:style-name="ro9">
          <table:table-cell office:value-type="float" office:value="1990" calcext:value-type="float">
            <text:p>1990</text:p>
          </table:table-cell>
          <table:table-cell office:value-type="string" calcext:value-type="string">
            <text:p>Females</text:p>
          </table:table-cell>
          <table:table-cell office:value-type="float" office:value="2637405" calcext:value-type="float">
            <text:p><text:s/>2,637,405 </text:p>
          </table:table-cell>
          <table:table-cell office:value-type="float" office:value="158442" calcext:value-type="float">
            <text:p><text:s/>158,442 </text:p>
          </table:table-cell>
          <table:table-cell office:value-type="float" office:value="157245" calcext:value-type="float">
            <text:p><text:s/>157,245 </text:p>
          </table:table-cell>
          <table:table-cell office:value-type="float" office:value="150920" calcext:value-type="float">
            <text:p><text:s/>150,920 </text:p>
          </table:table-cell>
          <table:table-cell office:value-type="float" office:value="175457" calcext:value-type="float">
            <text:p><text:s/>175,457 </text:p>
          </table:table-cell>
          <table:table-cell office:value-type="float" office:value="204881" calcext:value-type="float">
            <text:p><text:s/>204,881 </text:p>
          </table:table-cell>
          <table:table-cell office:value-type="float" office:value="207194" calcext:value-type="float">
            <text:p><text:s/>207,194 </text:p>
          </table:table-cell>
          <table:table-cell office:value-type="float" office:value="189051" calcext:value-type="float">
            <text:p><text:s/>189,051 </text:p>
          </table:table-cell>
          <table:table-cell office:value-type="float" office:value="169000" calcext:value-type="float">
            <text:p><text:s/>169,000 </text:p>
          </table:table-cell>
          <table:table-cell office:value-type="float" office:value="176825" calcext:value-type="float">
            <text:p><text:s/>176,825 </text:p>
          </table:table-cell>
          <table:table-cell office:value-type="float" office:value="148868" calcext:value-type="float">
            <text:p><text:s/>148,868 </text:p>
          </table:table-cell>
          <table:table-cell office:value-type="float" office:value="145621" calcext:value-type="float">
            <text:p><text:s/>145,621 </text:p>
          </table:table-cell>
          <table:table-cell office:value-type="float" office:value="142719" calcext:value-type="float">
            <text:p><text:s/>142,719 </text:p>
          </table:table-cell>
          <table:table-cell office:value-type="float" office:value="141925" calcext:value-type="float">
            <text:p><text:s/>141,925 </text:p>
          </table:table-cell>
          <table:table-cell office:value-type="float" office:value="137626" calcext:value-type="float">
            <text:p><text:s/>137,626 </text:p>
          </table:table-cell>
          <table:table-cell office:value-type="float" office:value="110482" calcext:value-type="float">
            <text:p><text:s/>110,482 </text:p>
          </table:table-cell>
          <table:table-cell office:value-type="float" office:value="98967" calcext:value-type="float">
            <text:p><text:s/>98,967 </text:p>
          </table:table-cell>
          <table:table-cell office:value-type="float" office:value="70038" calcext:value-type="float">
            <text:p><text:s/>70,038 </text:p>
          </table:table-cell>
          <table:table-cell office:value-type="float" office:value="52144" calcext:value-type="float">
            <text:p><text:s/>52,144 </text:p>
          </table:table-cell>
          <table:table-cell table:style-name="ce377" office:value-type="float" office:value="37263" calcext:value-type="float">
            <text:p><text:s/>37,263 </text:p>
          </table:table-cell>
          <table:table-cell table:style-name="ce377" office:value-type="float" office:value="14881" calcext:value-type="float">
            <text:p><text:s/>14,881 </text:p>
          </table:table-cell>
        </table:table-row>
        <table:table-row table:style-name="ro9">
          <table:table-cell office:value-type="float" office:value="1991" calcext:value-type="float">
            <text:p>1991</text:p>
          </table:table-cell>
          <table:table-cell office:value-type="string" calcext:value-type="string">
            <text:p>Females</text:p>
          </table:table-cell>
          <table:table-cell office:value-type="float" office:value="2638815" calcext:value-type="float">
            <text:p><text:s/>2,638,815 </text:p>
          </table:table-cell>
          <table:table-cell office:value-type="float" office:value="158296" calcext:value-type="float">
            <text:p><text:s/>158,296 </text:p>
          </table:table-cell>
          <table:table-cell office:value-type="float" office:value="156814" calcext:value-type="float">
            <text:p><text:s/>156,814 </text:p>
          </table:table-cell>
          <table:table-cell office:value-type="float" office:value="152552" calcext:value-type="float">
            <text:p><text:s/>152,552 </text:p>
          </table:table-cell>
          <table:table-cell office:value-type="float" office:value="165970" calcext:value-type="float">
            <text:p><text:s/>165,970 </text:p>
          </table:table-cell>
          <table:table-cell office:value-type="float" office:value="203155" calcext:value-type="float">
            <text:p><text:s/>203,155 </text:p>
          </table:table-cell>
          <table:table-cell office:value-type="float" office:value="207470" calcext:value-type="float">
            <text:p><text:s/>207,470 </text:p>
          </table:table-cell>
          <table:table-cell office:value-type="float" office:value="194323" calcext:value-type="float">
            <text:p><text:s/>194,323 </text:p>
          </table:table-cell>
          <table:table-cell office:value-type="float" office:value="171245" calcext:value-type="float">
            <text:p><text:s/>171,245 </text:p>
          </table:table-cell>
          <table:table-cell office:value-type="float" office:value="179392" calcext:value-type="float">
            <text:p><text:s/>179,392 </text:p>
          </table:table-cell>
          <table:table-cell office:value-type="float" office:value="151616" calcext:value-type="float">
            <text:p><text:s/>151,616 </text:p>
          </table:table-cell>
          <table:table-cell office:value-type="float" office:value="144176" calcext:value-type="float">
            <text:p><text:s/>144,176 </text:p>
          </table:table-cell>
          <table:table-cell office:value-type="float" office:value="141567" calcext:value-type="float">
            <text:p><text:s/>141,567 </text:p>
          </table:table-cell>
          <table:table-cell office:value-type="float" office:value="141066" calcext:value-type="float">
            <text:p><text:s/>141,066 </text:p>
          </table:table-cell>
          <table:table-cell office:value-type="float" office:value="135163" calcext:value-type="float">
            <text:p><text:s/>135,163 </text:p>
          </table:table-cell>
          <table:table-cell office:value-type="float" office:value="114011" calcext:value-type="float">
            <text:p><text:s/>114,011 </text:p>
          </table:table-cell>
          <table:table-cell office:value-type="float" office:value="97423" calcext:value-type="float">
            <text:p><text:s/>97,423 </text:p>
          </table:table-cell>
          <table:table-cell office:value-type="float" office:value="70291" calcext:value-type="float">
            <text:p><text:s/>70,291 </text:p>
          </table:table-cell>
          <table:table-cell office:value-type="float" office:value="54285" calcext:value-type="float">
            <text:p><text:s/>54,285 </text:p>
          </table:table-cell>
          <table:table-cell table:style-name="ce377" office:value-type="float" office:value="38155" calcext:value-type="float">
            <text:p><text:s/>38,155 </text:p>
          </table:table-cell>
          <table:table-cell table:style-name="ce377" office:value-type="float" office:value="16130" calcext:value-type="float">
            <text:p><text:s/>16,130 </text:p>
          </table:table-cell>
        </table:table-row>
        <table:table-row table:style-name="ro9">
          <table:table-cell office:value-type="float" office:value="1992" calcext:value-type="float">
            <text:p>1992</text:p>
          </table:table-cell>
          <table:table-cell office:value-type="string" calcext:value-type="string">
            <text:p>Females</text:p>
          </table:table-cell>
          <table:table-cell office:value-type="float" office:value="2640348" calcext:value-type="float">
            <text:p><text:s/>2,640,348 </text:p>
          </table:table-cell>
          <table:table-cell office:value-type="float" office:value="158803" calcext:value-type="float">
            <text:p><text:s/>158,803 </text:p>
          </table:table-cell>
          <table:table-cell office:value-type="float" office:value="156822" calcext:value-type="float">
            <text:p><text:s/>156,822 </text:p>
          </table:table-cell>
          <table:table-cell office:value-type="float" office:value="155822" calcext:value-type="float">
            <text:p><text:s/>155,822 </text:p>
          </table:table-cell>
          <table:table-cell office:value-type="float" office:value="157329" calcext:value-type="float">
            <text:p><text:s/>157,329 </text:p>
          </table:table-cell>
          <table:table-cell office:value-type="float" office:value="198282" calcext:value-type="float">
            <text:p><text:s/>198,282 </text:p>
          </table:table-cell>
          <table:table-cell office:value-type="float" office:value="207417" calcext:value-type="float">
            <text:p><text:s/>207,417 </text:p>
          </table:table-cell>
          <table:table-cell office:value-type="float" office:value="197907" calcext:value-type="float">
            <text:p><text:s/>197,907 </text:p>
          </table:table-cell>
          <table:table-cell office:value-type="float" office:value="175567" calcext:value-type="float">
            <text:p><text:s/>175,567 </text:p>
          </table:table-cell>
          <table:table-cell office:value-type="float" office:value="172130" calcext:value-type="float">
            <text:p><text:s/>172,130 </text:p>
          </table:table-cell>
          <table:table-cell office:value-type="float" office:value="162291" calcext:value-type="float">
            <text:p><text:s/>162,291 </text:p>
          </table:table-cell>
          <table:table-cell office:value-type="float" office:value="144022" calcext:value-type="float">
            <text:p><text:s/>144,022 </text:p>
          </table:table-cell>
          <table:table-cell office:value-type="float" office:value="140955" calcext:value-type="float">
            <text:p><text:s/>140,955 </text:p>
          </table:table-cell>
          <table:table-cell office:value-type="float" office:value="140763" calcext:value-type="float">
            <text:p><text:s/>140,763 </text:p>
          </table:table-cell>
          <table:table-cell office:value-type="float" office:value="132993" calcext:value-type="float">
            <text:p><text:s/>132,993 </text:p>
          </table:table-cell>
          <table:table-cell office:value-type="float" office:value="118135" calcext:value-type="float">
            <text:p><text:s/>118,135 </text:p>
          </table:table-cell>
          <table:table-cell office:value-type="float" office:value="94556" calcext:value-type="float">
            <text:p><text:s/>94,556 </text:p>
          </table:table-cell>
          <table:table-cell office:value-type="float" office:value="70798" calcext:value-type="float">
            <text:p><text:s/>70,798 </text:p>
          </table:table-cell>
          <table:table-cell office:value-type="float" office:value="55756" calcext:value-type="float">
            <text:p><text:s/>55,756 </text:p>
          </table:table-cell>
          <table:table-cell table:style-name="ce377" office:value-type="float" office:value="38781" calcext:value-type="float">
            <text:p><text:s/>38,781 </text:p>
          </table:table-cell>
          <table:table-cell table:style-name="ce377" office:value-type="float" office:value="16975" calcext:value-type="float">
            <text:p><text:s/>16,975 </text:p>
          </table:table-cell>
        </table:table-row>
        <table:table-row table:style-name="ro9">
          <table:table-cell office:value-type="float" office:value="1993" calcext:value-type="float">
            <text:p>1993</text:p>
          </table:table-cell>
          <table:table-cell office:value-type="string" calcext:value-type="string">
            <text:p>Females</text:p>
          </table:table-cell>
          <table:table-cell office:value-type="float" office:value="2644041" calcext:value-type="float">
            <text:p><text:s/>2,644,041 </text:p>
          </table:table-cell>
          <table:table-cell office:value-type="float" office:value="158136" calcext:value-type="float">
            <text:p><text:s/>158,136 </text:p>
          </table:table-cell>
          <table:table-cell office:value-type="float" office:value="158097" calcext:value-type="float">
            <text:p><text:s/>158,097 </text:p>
          </table:table-cell>
          <table:table-cell office:value-type="float" office:value="157803" calcext:value-type="float">
            <text:p><text:s/>157,803 </text:p>
          </table:table-cell>
          <table:table-cell office:value-type="float" office:value="152253" calcext:value-type="float">
            <text:p><text:s/>152,253 </text:p>
          </table:table-cell>
          <table:table-cell office:value-type="float" office:value="192121" calcext:value-type="float">
            <text:p><text:s/>192,121 </text:p>
          </table:table-cell>
          <table:table-cell office:value-type="float" office:value="206968" calcext:value-type="float">
            <text:p><text:s/>206,968 </text:p>
          </table:table-cell>
          <table:table-cell office:value-type="float" office:value="201714" calcext:value-type="float">
            <text:p><text:s/>201,714 </text:p>
          </table:table-cell>
          <table:table-cell office:value-type="float" office:value="180305" calcext:value-type="float">
            <text:p><text:s/>180,305 </text:p>
          </table:table-cell>
          <table:table-cell office:value-type="float" office:value="169148" calcext:value-type="float">
            <text:p><text:s/>169,148 </text:p>
          </table:table-cell>
          <table:table-cell office:value-type="float" office:value="168208" calcext:value-type="float">
            <text:p><text:s/>168,208 </text:p>
          </table:table-cell>
          <table:table-cell office:value-type="float" office:value="145488" calcext:value-type="float">
            <text:p><text:s/>145,488 </text:p>
          </table:table-cell>
          <table:table-cell office:value-type="float" office:value="141761" calcext:value-type="float">
            <text:p><text:s/>141,761 </text:p>
          </table:table-cell>
          <table:table-cell office:value-type="float" office:value="139641" calcext:value-type="float">
            <text:p><text:s/>139,641 </text:p>
          </table:table-cell>
          <table:table-cell office:value-type="float" office:value="132054" calcext:value-type="float">
            <text:p><text:s/>132,054 </text:p>
          </table:table-cell>
          <table:table-cell office:value-type="float" office:value="121944" calcext:value-type="float">
            <text:p><text:s/>121,944 </text:p>
          </table:table-cell>
          <table:table-cell office:value-type="float" office:value="90202" calcext:value-type="float">
            <text:p><text:s/>90,202 </text:p>
          </table:table-cell>
          <table:table-cell office:value-type="float" office:value="70927" calcext:value-type="float">
            <text:p><text:s/>70,927 </text:p>
          </table:table-cell>
          <table:table-cell office:value-type="float" office:value="57271" calcext:value-type="float">
            <text:p><text:s/>57,271 </text:p>
          </table:table-cell>
          <table:table-cell table:style-name="ce377" office:value-type="float" office:value="39489" calcext:value-type="float">
            <text:p><text:s/>39,489 </text:p>
          </table:table-cell>
          <table:table-cell table:style-name="ce377" office:value-type="float" office:value="17782" calcext:value-type="float">
            <text:p><text:s/>17,782 </text:p>
          </table:table-cell>
        </table:table-row>
        <table:table-row table:style-name="ro9">
          <table:table-cell office:value-type="float" office:value="1994" calcext:value-type="float">
            <text:p>1994</text:p>
          </table:table-cell>
          <table:table-cell office:value-type="string" calcext:value-type="string">
            <text:p>Females</text:p>
          </table:table-cell>
          <table:table-cell office:value-type="float" office:value="2648868" calcext:value-type="float">
            <text:p><text:s/>2,648,868 </text:p>
          </table:table-cell>
          <table:table-cell office:value-type="float" office:value="157791" calcext:value-type="float">
            <text:p><text:s/>157,791 </text:p>
          </table:table-cell>
          <table:table-cell office:value-type="float" office:value="159180" calcext:value-type="float">
            <text:p><text:s/>159,180 </text:p>
          </table:table-cell>
          <table:table-cell office:value-type="float" office:value="157557" calcext:value-type="float">
            <text:p><text:s/>157,557 </text:p>
          </table:table-cell>
          <table:table-cell office:value-type="float" office:value="151236" calcext:value-type="float">
            <text:p><text:s/>151,236 </text:p>
          </table:table-cell>
          <table:table-cell office:value-type="float" office:value="185372" calcext:value-type="float">
            <text:p><text:s/>185,372 </text:p>
          </table:table-cell>
          <table:table-cell office:value-type="float" office:value="205162" calcext:value-type="float">
            <text:p><text:s/>205,162 </text:p>
          </table:table-cell>
          <table:table-cell office:value-type="float" office:value="205579" calcext:value-type="float">
            <text:p><text:s/>205,579 </text:p>
          </table:table-cell>
          <table:table-cell office:value-type="float" office:value="185435" calcext:value-type="float">
            <text:p><text:s/>185,435 </text:p>
          </table:table-cell>
          <table:table-cell office:value-type="float" office:value="168548" calcext:value-type="float">
            <text:p><text:s/>168,548 </text:p>
          </table:table-cell>
          <table:table-cell office:value-type="float" office:value="172404" calcext:value-type="float">
            <text:p><text:s/>172,404 </text:p>
          </table:table-cell>
          <table:table-cell office:value-type="float" office:value="147117" calcext:value-type="float">
            <text:p><text:s/>147,117 </text:p>
          </table:table-cell>
          <table:table-cell office:value-type="float" office:value="142546" calcext:value-type="float">
            <text:p><text:s/>142,546 </text:p>
          </table:table-cell>
          <table:table-cell office:value-type="float" office:value="138425" calcext:value-type="float">
            <text:p><text:s/>138,425 </text:p>
          </table:table-cell>
          <table:table-cell office:value-type="float" office:value="131453" calcext:value-type="float">
            <text:p><text:s/>131,453 </text:p>
          </table:table-cell>
          <table:table-cell office:value-type="float" office:value="125206" calcext:value-type="float">
            <text:p><text:s/>125,206 </text:p>
          </table:table-cell>
          <table:table-cell office:value-type="float" office:value="86259" calcext:value-type="float">
            <text:p><text:s/>86,259 </text:p>
          </table:table-cell>
          <table:table-cell office:value-type="float" office:value="71011" calcext:value-type="float">
            <text:p><text:s/>71,011 </text:p>
          </table:table-cell>
          <table:table-cell office:value-type="float" office:value="58587" calcext:value-type="float">
            <text:p><text:s/>58,587 </text:p>
          </table:table-cell>
          <table:table-cell table:style-name="ce377" office:value-type="float" office:value="40227" calcext:value-type="float">
            <text:p><text:s/>40,227 </text:p>
          </table:table-cell>
          <table:table-cell table:style-name="ce377" office:value-type="float" office:value="18360" calcext:value-type="float">
            <text:p><text:s/>18,360 </text:p>
          </table:table-cell>
        </table:table-row>
        <table:table-row table:style-name="ro9">
          <table:table-cell office:value-type="float" office:value="1995" calcext:value-type="float">
            <text:p>1995</text:p>
          </table:table-cell>
          <table:table-cell office:value-type="string" calcext:value-type="string">
            <text:p>Females</text:p>
          </table:table-cell>
          <table:table-cell office:value-type="float" office:value="2650337" calcext:value-type="float">
            <text:p><text:s/>2,650,337 </text:p>
          </table:table-cell>
          <table:table-cell office:value-type="float" office:value="155813" calcext:value-type="float">
            <text:p><text:s/>155,813 </text:p>
          </table:table-cell>
          <table:table-cell office:value-type="float" office:value="158300" calcext:value-type="float">
            <text:p><text:s/>158,300 </text:p>
          </table:table-cell>
          <table:table-cell office:value-type="float" office:value="157274" calcext:value-type="float">
            <text:p><text:s/>157,274 </text:p>
          </table:table-cell>
          <table:table-cell office:value-type="float" office:value="151994" calcext:value-type="float">
            <text:p><text:s/>151,994 </text:p>
          </table:table-cell>
          <table:table-cell office:value-type="float" office:value="178979" calcext:value-type="float">
            <text:p><text:s/>178,979 </text:p>
          </table:table-cell>
          <table:table-cell office:value-type="float" office:value="201370" calcext:value-type="float">
            <text:p><text:s/>201,370 </text:p>
          </table:table-cell>
          <table:table-cell office:value-type="float" office:value="208364" calcext:value-type="float">
            <text:p><text:s/>208,364 </text:p>
          </table:table-cell>
          <table:table-cell office:value-type="float" office:value="190550" calcext:value-type="float">
            <text:p><text:s/>190,550 </text:p>
          </table:table-cell>
          <table:table-cell office:value-type="float" office:value="169437" calcext:value-type="float">
            <text:p><text:s/>169,437 </text:p>
          </table:table-cell>
          <table:table-cell office:value-type="float" office:value="176275" calcext:value-type="float">
            <text:p><text:s/>176,275 </text:p>
          </table:table-cell>
          <table:table-cell office:value-type="float" office:value="147737" calcext:value-type="float">
            <text:p><text:s/>147,737 </text:p>
          </table:table-cell>
          <table:table-cell office:value-type="float" office:value="142651" calcext:value-type="float">
            <text:p><text:s/>142,651 </text:p>
          </table:table-cell>
          <table:table-cell office:value-type="float" office:value="137411" calcext:value-type="float">
            <text:p><text:s/>137,411 </text:p>
          </table:table-cell>
          <table:table-cell office:value-type="float" office:value="131388" calcext:value-type="float">
            <text:p><text:s/>131,388 </text:p>
          </table:table-cell>
          <table:table-cell office:value-type="float" office:value="121164" calcext:value-type="float">
            <text:p><text:s/>121,164 </text:p>
          </table:table-cell>
          <table:table-cell office:value-type="float" office:value="90014" calcext:value-type="float">
            <text:p><text:s/>90,014 </text:p>
          </table:table-cell>
          <table:table-cell office:value-type="float" office:value="71145" calcext:value-type="float">
            <text:p><text:s/>71,145 </text:p>
          </table:table-cell>
          <table:table-cell office:value-type="float" office:value="60471" calcext:value-type="float">
            <text:p><text:s/>60,471 </text:p>
          </table:table-cell>
          <table:table-cell table:style-name="ce377" office:value-type="float" office:value="41324" calcext:value-type="float">
            <text:p><text:s/>41,324 </text:p>
          </table:table-cell>
          <table:table-cell table:style-name="ce377" office:value-type="float" office:value="19147" calcext:value-type="float">
            <text:p><text:s/>19,147 </text:p>
          </table:table-cell>
        </table:table-row>
        <table:table-row table:style-name="ro9">
          <table:table-cell office:value-type="float" office:value="1996" calcext:value-type="float">
            <text:p>1996</text:p>
          </table:table-cell>
          <table:table-cell office:value-type="string" calcext:value-type="string">
            <text:p>Females</text:p>
          </table:table-cell>
          <table:table-cell office:value-type="float" office:value="2645170" calcext:value-type="float">
            <text:p><text:s/>2,645,170 </text:p>
          </table:table-cell>
          <table:table-cell office:value-type="float" office:value="151572" calcext:value-type="float">
            <text:p><text:s/>151,572 </text:p>
          </table:table-cell>
          <table:table-cell office:value-type="float" office:value="157866" calcext:value-type="float">
            <text:p><text:s/>157,866 </text:p>
          </table:table-cell>
          <table:table-cell office:value-type="float" office:value="156660" calcext:value-type="float">
            <text:p><text:s/>156,660 </text:p>
          </table:table-cell>
          <table:table-cell office:value-type="float" office:value="153140" calcext:value-type="float">
            <text:p><text:s/>153,140 </text:p>
          </table:table-cell>
          <table:table-cell office:value-type="float" office:value="170987" calcext:value-type="float">
            <text:p><text:s/>170,987 </text:p>
          </table:table-cell>
          <table:table-cell office:value-type="float" office:value="198148" calcext:value-type="float">
            <text:p><text:s/>198,148 </text:p>
          </table:table-cell>
          <table:table-cell office:value-type="float" office:value="208113" calcext:value-type="float">
            <text:p><text:s/>208,113 </text:p>
          </table:table-cell>
          <table:table-cell office:value-type="float" office:value="194993" calcext:value-type="float">
            <text:p><text:s/>194,993 </text:p>
          </table:table-cell>
          <table:table-cell office:value-type="float" office:value="171653" calcext:value-type="float">
            <text:p><text:s/>171,653 </text:p>
          </table:table-cell>
          <table:table-cell office:value-type="float" office:value="178707" calcext:value-type="float">
            <text:p><text:s/>178,707 </text:p>
          </table:table-cell>
          <table:table-cell office:value-type="float" office:value="150416" calcext:value-type="float">
            <text:p><text:s/>150,416 </text:p>
          </table:table-cell>
          <table:table-cell office:value-type="float" office:value="141327" calcext:value-type="float">
            <text:p><text:s/>141,327 </text:p>
          </table:table-cell>
          <table:table-cell office:value-type="float" office:value="136725" calcext:value-type="float">
            <text:p><text:s/>136,725 </text:p>
          </table:table-cell>
          <table:table-cell office:value-type="float" office:value="130752" calcext:value-type="float">
            <text:p><text:s/>130,752 </text:p>
          </table:table-cell>
          <table:table-cell office:value-type="float" office:value="119202" calcext:value-type="float">
            <text:p><text:s/>119,202 </text:p>
          </table:table-cell>
          <table:table-cell office:value-type="float" office:value="93274" calcext:value-type="float">
            <text:p><text:s/>93,274 </text:p>
          </table:table-cell>
          <table:table-cell office:value-type="float" office:value="70234" calcext:value-type="float">
            <text:p><text:s/>70,234 </text:p>
          </table:table-cell>
          <table:table-cell office:value-type="float" office:value="61401" calcext:value-type="float">
            <text:p><text:s/>61,401 </text:p>
          </table:table-cell>
          <table:table-cell table:style-name="ce377" office:value-type="float" office:value="41670" calcext:value-type="float">
            <text:p><text:s/>41,670 </text:p>
          </table:table-cell>
          <table:table-cell table:style-name="ce377" office:value-type="float" office:value="19731" calcext:value-type="float">
            <text:p><text:s/>19,731 </text:p>
          </table:table-cell>
        </table:table-row>
        <table:table-row table:style-name="ro9">
          <table:table-cell office:value-type="float" office:value="1997" calcext:value-type="float">
            <text:p>1997</text:p>
          </table:table-cell>
          <table:table-cell office:value-type="string" calcext:value-type="string">
            <text:p>Females</text:p>
          </table:table-cell>
          <table:table-cell office:value-type="float" office:value="2641018" calcext:value-type="float">
            <text:p><text:s/>2,641,018 </text:p>
          </table:table-cell>
          <table:table-cell office:value-type="float" office:value="147807" calcext:value-type="float">
            <text:p><text:s/>147,807 </text:p>
          </table:table-cell>
          <table:table-cell office:value-type="float" office:value="157868" calcext:value-type="float">
            <text:p><text:s/>157,868 </text:p>
          </table:table-cell>
          <table:table-cell office:value-type="float" office:value="156891" calcext:value-type="float">
            <text:p><text:s/>156,891 </text:p>
          </table:table-cell>
          <table:table-cell office:value-type="float" office:value="155799" calcext:value-type="float">
            <text:p><text:s/>155,799 </text:p>
          </table:table-cell>
          <table:table-cell office:value-type="float" office:value="161928" calcext:value-type="float">
            <text:p><text:s/>161,928 </text:p>
          </table:table-cell>
          <table:table-cell office:value-type="float" office:value="192860" calcext:value-type="float">
            <text:p><text:s/>192,860 </text:p>
          </table:table-cell>
          <table:table-cell office:value-type="float" office:value="208070" calcext:value-type="float">
            <text:p><text:s/>208,070 </text:p>
          </table:table-cell>
          <table:table-cell office:value-type="float" office:value="198364" calcext:value-type="float">
            <text:p><text:s/>198,364 </text:p>
          </table:table-cell>
          <table:table-cell office:value-type="float" office:value="175847" calcext:value-type="float">
            <text:p><text:s/>175,847 </text:p>
          </table:table-cell>
          <table:table-cell office:value-type="float" office:value="171353" calcext:value-type="float">
            <text:p><text:s/>171,353 </text:p>
          </table:table-cell>
          <table:table-cell office:value-type="float" office:value="160918" calcext:value-type="float">
            <text:p><text:s/>160,918 </text:p>
          </table:table-cell>
          <table:table-cell office:value-type="float" office:value="141149" calcext:value-type="float">
            <text:p><text:s/>141,149 </text:p>
          </table:table-cell>
          <table:table-cell office:value-type="float" office:value="136071" calcext:value-type="float">
            <text:p><text:s/>136,071 </text:p>
          </table:table-cell>
          <table:table-cell office:value-type="float" office:value="130969" calcext:value-type="float">
            <text:p><text:s/>130,969 </text:p>
          </table:table-cell>
          <table:table-cell office:value-type="float" office:value="117576" calcext:value-type="float">
            <text:p><text:s/>117,576 </text:p>
          </table:table-cell>
          <table:table-cell office:value-type="float" office:value="97171" calcext:value-type="float">
            <text:p><text:s/>97,171 </text:p>
          </table:table-cell>
          <table:table-cell office:value-type="float" office:value="68085" calcext:value-type="float">
            <text:p><text:s/>68,085 </text:p>
          </table:table-cell>
          <table:table-cell office:value-type="float" office:value="62292" calcext:value-type="float">
            <text:p><text:s/>62,292 </text:p>
          </table:table-cell>
          <table:table-cell table:style-name="ce377" office:value-type="float" office:value="42122" calcext:value-type="float">
            <text:p><text:s/>42,122 </text:p>
          </table:table-cell>
          <table:table-cell table:style-name="ce377" office:value-type="float" office:value="20170" calcext:value-type="float">
            <text:p><text:s/>20,170 </text:p>
          </table:table-cell>
        </table:table-row>
        <table:table-row table:style-name="ro9">
          <table:table-cell office:value-type="float" office:value="1998" calcext:value-type="float">
            <text:p>1998</text:p>
          </table:table-cell>
          <table:table-cell office:value-type="string" calcext:value-type="string">
            <text:p>Females</text:p>
          </table:table-cell>
          <table:table-cell office:value-type="float" office:value="2638079" calcext:value-type="float">
            <text:p><text:s/>2,638,079 </text:p>
          </table:table-cell>
          <table:table-cell office:value-type="float" office:value="144473" calcext:value-type="float">
            <text:p><text:s/>144,473 </text:p>
          </table:table-cell>
          <table:table-cell office:value-type="float" office:value="156698" calcext:value-type="float">
            <text:p><text:s/>156,698 </text:p>
          </table:table-cell>
          <table:table-cell office:value-type="float" office:value="158039" calcext:value-type="float">
            <text:p><text:s/>158,039 </text:p>
          </table:table-cell>
          <table:table-cell office:value-type="float" office:value="157074" calcext:value-type="float">
            <text:p><text:s/>157,074 </text:p>
          </table:table-cell>
          <table:table-cell office:value-type="float" office:value="156062" calcext:value-type="float">
            <text:p><text:s/>156,062 </text:p>
          </table:table-cell>
          <table:table-cell office:value-type="float" office:value="185245" calcext:value-type="float">
            <text:p><text:s/>185,245 </text:p>
          </table:table-cell>
          <table:table-cell office:value-type="float" office:value="206727" calcext:value-type="float">
            <text:p><text:s/>206,727 </text:p>
          </table:table-cell>
          <table:table-cell office:value-type="float" office:value="201876" calcext:value-type="float">
            <text:p><text:s/>201,876 </text:p>
          </table:table-cell>
          <table:table-cell office:value-type="float" office:value="180496" calcext:value-type="float">
            <text:p><text:s/>180,496 </text:p>
          </table:table-cell>
          <table:table-cell office:value-type="float" office:value="168388" calcext:value-type="float">
            <text:p><text:s/>168,388 </text:p>
          </table:table-cell>
          <table:table-cell office:value-type="float" office:value="166541" calcext:value-type="float">
            <text:p><text:s/>166,541 </text:p>
          </table:table-cell>
          <table:table-cell office:value-type="float" office:value="142735" calcext:value-type="float">
            <text:p><text:s/>142,735 </text:p>
          </table:table-cell>
          <table:table-cell office:value-type="float" office:value="136893" calcext:value-type="float">
            <text:p><text:s/>136,893 </text:p>
          </table:table-cell>
          <table:table-cell office:value-type="float" office:value="130651" calcext:value-type="float">
            <text:p><text:s/>130,651 </text:p>
          </table:table-cell>
          <table:table-cell office:value-type="float" office:value="116942" calcext:value-type="float">
            <text:p><text:s/>116,942 </text:p>
          </table:table-cell>
          <table:table-cell office:value-type="float" office:value="100500" calcext:value-type="float">
            <text:p><text:s/>100,500 </text:p>
          </table:table-cell>
          <table:table-cell office:value-type="float" office:value="65328" calcext:value-type="float">
            <text:p><text:s/>65,328 </text:p>
          </table:table-cell>
          <table:table-cell office:value-type="float" office:value="63411" calcext:value-type="float">
            <text:p><text:s/>63,411 </text:p>
          </table:table-cell>
          <table:table-cell table:style-name="ce377" office:value-type="float" office:value="42525" calcext:value-type="float">
            <text:p><text:s/>42,525 </text:p>
          </table:table-cell>
          <table:table-cell table:style-name="ce377" office:value-type="float" office:value="20886" calcext:value-type="float">
            <text:p><text:s/>20,886 </text:p>
          </table:table-cell>
        </table:table-row>
        <table:table-row table:style-name="ro9">
          <table:table-cell office:value-type="float" office:value="1999" calcext:value-type="float">
            <text:p>1999</text:p>
          </table:table-cell>
          <table:table-cell office:value-type="string" calcext:value-type="string">
            <text:p>Females</text:p>
          </table:table-cell>
          <table:table-cell office:value-type="float" office:value="2635415" calcext:value-type="float">
            <text:p><text:s/>2,635,415 </text:p>
          </table:table-cell>
          <table:table-cell office:value-type="float" office:value="141405" calcext:value-type="float">
            <text:p><text:s/>141,405 </text:p>
          </table:table-cell>
          <table:table-cell office:value-type="float" office:value="155695" calcext:value-type="float">
            <text:p><text:s/>155,695 </text:p>
          </table:table-cell>
          <table:table-cell office:value-type="float" office:value="158367" calcext:value-type="float">
            <text:p><text:s/>158,367 </text:p>
          </table:table-cell>
          <table:table-cell office:value-type="float" office:value="157046" calcext:value-type="float">
            <text:p><text:s/>157,046 </text:p>
          </table:table-cell>
          <table:table-cell office:value-type="float" office:value="154856" calcext:value-type="float">
            <text:p><text:s/>154,856 </text:p>
          </table:table-cell>
          <table:table-cell office:value-type="float" office:value="177069" calcext:value-type="float">
            <text:p><text:s/>177,069 </text:p>
          </table:table-cell>
          <table:table-cell office:value-type="float" office:value="203848" calcext:value-type="float">
            <text:p><text:s/>203,848 </text:p>
          </table:table-cell>
          <table:table-cell office:value-type="float" office:value="204986" calcext:value-type="float">
            <text:p><text:s/>204,986 </text:p>
          </table:table-cell>
          <table:table-cell office:value-type="float" office:value="185035" calcext:value-type="float">
            <text:p><text:s/>185,035 </text:p>
          </table:table-cell>
          <table:table-cell office:value-type="float" office:value="167774" calcext:value-type="float">
            <text:p><text:s/>167,774 </text:p>
          </table:table-cell>
          <table:table-cell office:value-type="float" office:value="170435" calcext:value-type="float">
            <text:p><text:s/>170,435 </text:p>
          </table:table-cell>
          <table:table-cell office:value-type="float" office:value="144492" calcext:value-type="float">
            <text:p><text:s/>144,492 </text:p>
          </table:table-cell>
          <table:table-cell office:value-type="float" office:value="137680" calcext:value-type="float">
            <text:p><text:s/>137,680 </text:p>
          </table:table-cell>
          <table:table-cell office:value-type="float" office:value="129767" calcext:value-type="float">
            <text:p><text:s/>129,767 </text:p>
          </table:table-cell>
          <table:table-cell office:value-type="float" office:value="116571" calcext:value-type="float">
            <text:p><text:s/>116,571 </text:p>
          </table:table-cell>
          <table:table-cell office:value-type="float" office:value="103461" calcext:value-type="float">
            <text:p><text:s/>103,461 </text:p>
          </table:table-cell>
          <table:table-cell office:value-type="float" office:value="62795" calcext:value-type="float">
            <text:p><text:s/>62,795 </text:p>
          </table:table-cell>
          <table:table-cell office:value-type="float" office:value="64133" calcext:value-type="float">
            <text:p><text:s/>64,133 </text:p>
          </table:table-cell>
          <table:table-cell table:style-name="ce377" office:value-type="float" office:value="42562" calcext:value-type="float">
            <text:p><text:s/>42,562 </text:p>
          </table:table-cell>
          <table:table-cell table:style-name="ce377" office:value-type="float" office:value="21571" calcext:value-type="float">
            <text:p><text:s/>21,571 </text:p>
          </table:table-cell>
        </table:table-row>
        <table:table-row table:style-name="ro9">
          <table:table-cell office:value-type="float" office:value="2000" calcext:value-type="float">
            <text:p>2000</text:p>
          </table:table-cell>
          <table:table-cell office:value-type="string" calcext:value-type="string">
            <text:p>Females</text:p>
          </table:table-cell>
          <table:table-cell office:value-type="float" office:value="2631014" calcext:value-type="float">
            <text:p><text:s/>2,631,014 </text:p>
          </table:table-cell>
          <table:table-cell office:value-type="float" office:value="137757" calcext:value-type="float">
            <text:p><text:s/>137,757 </text:p>
          </table:table-cell>
          <table:table-cell office:value-type="float" office:value="153159" calcext:value-type="float">
            <text:p><text:s/>153,159 </text:p>
          </table:table-cell>
          <table:table-cell office:value-type="float" office:value="157208" calcext:value-type="float">
            <text:p><text:s/>157,208 </text:p>
          </table:table-cell>
          <table:table-cell office:value-type="float" office:value="157133" calcext:value-type="float">
            <text:p><text:s/>157,133 </text:p>
          </table:table-cell>
          <table:table-cell office:value-type="float" office:value="155625" calcext:value-type="float">
            <text:p><text:s/>155,625 </text:p>
          </table:table-cell>
          <table:table-cell office:value-type="float" office:value="169648" calcext:value-type="float">
            <text:p><text:s/>169,648 </text:p>
          </table:table-cell>
          <table:table-cell office:value-type="float" office:value="199590" calcext:value-type="float">
            <text:p><text:s/>199,590 </text:p>
          </table:table-cell>
          <table:table-cell office:value-type="float" office:value="207731" calcext:value-type="float">
            <text:p><text:s/>207,731 </text:p>
          </table:table-cell>
          <table:table-cell office:value-type="float" office:value="189629" calcext:value-type="float">
            <text:p><text:s/>189,629 </text:p>
          </table:table-cell>
          <table:table-cell office:value-type="float" office:value="168467" calcext:value-type="float">
            <text:p><text:s/>168,467 </text:p>
          </table:table-cell>
          <table:table-cell office:value-type="float" office:value="174284" calcext:value-type="float">
            <text:p><text:s/>174,284 </text:p>
          </table:table-cell>
          <table:table-cell office:value-type="float" office:value="145221" calcext:value-type="float">
            <text:p><text:s/>145,221 </text:p>
          </table:table-cell>
          <table:table-cell office:value-type="float" office:value="137906" calcext:value-type="float">
            <text:p><text:s/>137,906 </text:p>
          </table:table-cell>
          <table:table-cell office:value-type="float" office:value="129230" calcext:value-type="float">
            <text:p><text:s/>129,230 </text:p>
          </table:table-cell>
          <table:table-cell office:value-type="float" office:value="116918" calcext:value-type="float">
            <text:p><text:s/>116,918 </text:p>
          </table:table-cell>
          <table:table-cell office:value-type="float" office:value="100346" calcext:value-type="float">
            <text:p><text:s/>100,346 </text:p>
          </table:table-cell>
          <table:table-cell office:value-type="float" office:value="66141" calcext:value-type="float">
            <text:p><text:s/>66,141 </text:p>
          </table:table-cell>
          <table:table-cell office:value-type="float" office:value="65021" calcext:value-type="float">
            <text:p><text:s/>65,021 </text:p>
          </table:table-cell>
          <table:table-cell table:style-name="ce377" office:value-type="float" office:value="42669" calcext:value-type="float">
            <text:p><text:s/>42,669 </text:p>
          </table:table-cell>
          <table:table-cell table:style-name="ce377" office:value-type="float" office:value="22352" calcext:value-type="float">
            <text:p><text:s/>22,352 </text:p>
          </table:table-cell>
        </table:table-row>
        <table:table-row table:style-name="ro9">
          <table:table-cell office:value-type="float" office:value="2001" calcext:value-type="float">
            <text:p>2001</text:p>
          </table:table-cell>
          <table:table-cell office:value-type="string" calcext:value-type="string">
            <text:p>Females</text:p>
          </table:table-cell>
          <table:table-cell office:value-type="float" office:value="2630467" calcext:value-type="float">
            <text:p><text:s/>2,630,467 </text:p>
          </table:table-cell>
          <table:table-cell office:value-type="float" office:value="134489" calcext:value-type="float">
            <text:p><text:s/>134,489 </text:p>
          </table:table-cell>
          <table:table-cell office:value-type="float" office:value="149458" calcext:value-type="float">
            <text:p><text:s/>149,458 </text:p>
          </table:table-cell>
          <table:table-cell office:value-type="float" office:value="157184" calcext:value-type="float">
            <text:p><text:s/>157,184 </text:p>
          </table:table-cell>
          <table:table-cell office:value-type="float" office:value="156472" calcext:value-type="float">
            <text:p><text:s/>156,472 </text:p>
          </table:table-cell>
          <table:table-cell office:value-type="float" office:value="157686" calcext:value-type="float">
            <text:p><text:s/>157,686 </text:p>
          </table:table-cell>
          <table:table-cell office:value-type="float" office:value="161764" calcext:value-type="float">
            <text:p><text:s/>161,764 </text:p>
          </table:table-cell>
          <table:table-cell office:value-type="float" office:value="197055" calcext:value-type="float">
            <text:p><text:s/>197,055 </text:p>
          </table:table-cell>
          <table:table-cell office:value-type="float" office:value="208542" calcext:value-type="float">
            <text:p><text:s/>208,542 </text:p>
          </table:table-cell>
          <table:table-cell office:value-type="float" office:value="194330" calcext:value-type="float">
            <text:p><text:s/>194,330 </text:p>
          </table:table-cell>
          <table:table-cell office:value-type="float" office:value="170983" calcext:value-type="float">
            <text:p><text:s/>170,983 </text:p>
          </table:table-cell>
          <table:table-cell office:value-type="float" office:value="176945" calcext:value-type="float">
            <text:p><text:s/>176,945 </text:p>
          </table:table-cell>
          <table:table-cell office:value-type="float" office:value="148159" calcext:value-type="float">
            <text:p><text:s/>148,159 </text:p>
          </table:table-cell>
          <table:table-cell office:value-type="float" office:value="136929" calcext:value-type="float">
            <text:p><text:s/>136,929 </text:p>
          </table:table-cell>
          <table:table-cell office:value-type="float" office:value="129209" calcext:value-type="float">
            <text:p><text:s/>129,209 </text:p>
          </table:table-cell>
          <table:table-cell office:value-type="float" office:value="116938" calcext:value-type="float">
            <text:p><text:s/>116,938 </text:p>
          </table:table-cell>
          <table:table-cell office:value-type="float" office:value="99422" calcext:value-type="float">
            <text:p><text:s/>99,422 </text:p>
          </table:table-cell>
          <table:table-cell office:value-type="float" office:value="69156" calcext:value-type="float">
            <text:p><text:s/>69,156 </text:p>
          </table:table-cell>
          <table:table-cell office:value-type="float" office:value="65746" calcext:value-type="float">
            <text:p><text:s/>65,746 </text:p>
          </table:table-cell>
          <table:table-cell table:style-name="ce377" office:value-type="float" office:value="42728" calcext:value-type="float">
            <text:p><text:s/>42,728 </text:p>
          </table:table-cell>
          <table:table-cell table:style-name="ce377" office:value-type="float" office:value="23018" calcext:value-type="float">
            <text:p><text:s/>23,018 </text:p>
          </table:table-cell>
        </table:table-row>
        <table:table-row table:style-name="ro9">
          <table:table-cell office:value-type="float" office:value="2002" calcext:value-type="float">
            <text:p>2002</text:p>
          </table:table-cell>
          <table:table-cell office:value-type="string" calcext:value-type="string">
            <text:p>Females</text:p>
          </table:table-cell>
          <table:table-cell office:value-type="float" office:value="2630365" calcext:value-type="float">
            <text:p><text:s/>2,630,365 </text:p>
          </table:table-cell>
          <table:table-cell office:value-type="float" office:value="131719" calcext:value-type="float">
            <text:p><text:s/>131,719 </text:p>
          </table:table-cell>
          <table:table-cell office:value-type="float" office:value="146400" calcext:value-type="float">
            <text:p><text:s/>146,400 </text:p>
          </table:table-cell>
          <table:table-cell office:value-type="float" office:value="157736" calcext:value-type="float">
            <text:p><text:s/>157,736 </text:p>
          </table:table-cell>
          <table:table-cell office:value-type="float" office:value="156881" calcext:value-type="float">
            <text:p><text:s/>156,881 </text:p>
          </table:table-cell>
          <table:table-cell office:value-type="float" office:value="161589" calcext:value-type="float">
            <text:p><text:s/>161,589 </text:p>
          </table:table-cell>
          <table:table-cell office:value-type="float" office:value="153695" calcext:value-type="float">
            <text:p><text:s/>153,695 </text:p>
          </table:table-cell>
          <table:table-cell office:value-type="float" office:value="192650" calcext:value-type="float">
            <text:p><text:s/>192,650 </text:p>
          </table:table-cell>
          <table:table-cell office:value-type="float" office:value="208722" calcext:value-type="float">
            <text:p><text:s/>208,722 </text:p>
          </table:table-cell>
          <table:table-cell office:value-type="float" office:value="197789" calcext:value-type="float">
            <text:p><text:s/>197,789 </text:p>
          </table:table-cell>
          <table:table-cell office:value-type="float" office:value="175449" calcext:value-type="float">
            <text:p><text:s/>175,449 </text:p>
          </table:table-cell>
          <table:table-cell office:value-type="float" office:value="170035" calcext:value-type="float">
            <text:p><text:s/>170,035 </text:p>
          </table:table-cell>
          <table:table-cell office:value-type="float" office:value="158794" calcext:value-type="float">
            <text:p><text:s/>158,794 </text:p>
          </table:table-cell>
          <table:table-cell office:value-type="float" office:value="137035" calcext:value-type="float">
            <text:p><text:s/>137,035 </text:p>
          </table:table-cell>
          <table:table-cell office:value-type="float" office:value="128794" calcext:value-type="float">
            <text:p><text:s/>128,794 </text:p>
          </table:table-cell>
          <table:table-cell office:value-type="float" office:value="117880" calcext:value-type="float">
            <text:p><text:s/>117,880 </text:p>
          </table:table-cell>
          <table:table-cell office:value-type="float" office:value="98102" calcext:value-type="float">
            <text:p><text:s/>98,102 </text:p>
          </table:table-cell>
          <table:table-cell office:value-type="float" office:value="72484" calcext:value-type="float">
            <text:p><text:s/>72,484 </text:p>
          </table:table-cell>
          <table:table-cell office:value-type="float" office:value="64611" calcext:value-type="float">
            <text:p><text:s/>64,611 </text:p>
          </table:table-cell>
          <table:table-cell table:style-name="ce377" office:value-type="float" office:value="41445" calcext:value-type="float">
            <text:p><text:s/>41,445 </text:p>
          </table:table-cell>
          <table:table-cell table:style-name="ce377" office:value-type="float" office:value="23166" calcext:value-type="float">
            <text:p><text:s/>23,166 </text:p>
          </table:table-cell>
        </table:table-row>
        <table:table-row table:style-name="ro9">
          <table:table-cell office:value-type="float" office:value="2003" calcext:value-type="float">
            <text:p>2003</text:p>
          </table:table-cell>
          <table:table-cell office:value-type="string" calcext:value-type="string">
            <text:p>Females</text:p>
          </table:table-cell>
          <table:table-cell office:value-type="float" office:value="2630412" calcext:value-type="float">
            <text:p><text:s/>2,630,412 </text:p>
          </table:table-cell>
          <table:table-cell office:value-type="float" office:value="129576" calcext:value-type="float">
            <text:p><text:s/>129,576 </text:p>
          </table:table-cell>
          <table:table-cell office:value-type="float" office:value="144067" calcext:value-type="float">
            <text:p><text:s/>144,067 </text:p>
          </table:table-cell>
          <table:table-cell office:value-type="float" office:value="156860" calcext:value-type="float">
            <text:p><text:s/>156,860 </text:p>
          </table:table-cell>
          <table:table-cell office:value-type="float" office:value="157803" calcext:value-type="float">
            <text:p><text:s/>157,803 </text:p>
          </table:table-cell>
          <table:table-cell office:value-type="float" office:value="164278" calcext:value-type="float">
            <text:p><text:s/>164,278 </text:p>
          </table:table-cell>
          <table:table-cell office:value-type="float" office:value="149119" calcext:value-type="float">
            <text:p><text:s/>149,119 </text:p>
          </table:table-cell>
          <table:table-cell office:value-type="float" office:value="185992" calcext:value-type="float">
            <text:p><text:s/>185,992 </text:p>
          </table:table-cell>
          <table:table-cell office:value-type="float" office:value="207450" calcext:value-type="float">
            <text:p><text:s/>207,450 </text:p>
          </table:table-cell>
          <table:table-cell office:value-type="float" office:value="201623" calcext:value-type="float">
            <text:p><text:s/>201,623 </text:p>
          </table:table-cell>
          <table:table-cell office:value-type="float" office:value="179910" calcext:value-type="float">
            <text:p><text:s/>179,910 </text:p>
          </table:table-cell>
          <table:table-cell office:value-type="float" office:value="167499" calcext:value-type="float">
            <text:p><text:s/>167,499 </text:p>
          </table:table-cell>
          <table:table-cell office:value-type="float" office:value="164419" calcext:value-type="float">
            <text:p><text:s/>164,419 </text:p>
          </table:table-cell>
          <table:table-cell office:value-type="float" office:value="138810" calcext:value-type="float">
            <text:p><text:s/>138,810 </text:p>
          </table:table-cell>
          <table:table-cell office:value-type="float" office:value="129741" calcext:value-type="float">
            <text:p><text:s/>129,741 </text:p>
          </table:table-cell>
          <table:table-cell office:value-type="float" office:value="117995" calcext:value-type="float">
            <text:p><text:s/>117,995 </text:p>
          </table:table-cell>
          <table:table-cell office:value-type="float" office:value="97600" calcext:value-type="float">
            <text:p><text:s/>97,600 </text:p>
          </table:table-cell>
          <table:table-cell office:value-type="float" office:value="75005" calcext:value-type="float">
            <text:p><text:s/>75,005 </text:p>
          </table:table-cell>
          <table:table-cell office:value-type="float" office:value="62665" calcext:value-type="float">
            <text:p><text:s/>62,665 </text:p>
          </table:table-cell>
          <table:table-cell table:style-name="ce377" office:value-type="float" office:value="39473" calcext:value-type="float">
            <text:p><text:s/>39,473 </text:p>
          </table:table-cell>
          <table:table-cell table:style-name="ce377" office:value-type="float" office:value="23192" calcext:value-type="float">
            <text:p><text:s/>23,192 </text:p>
          </table:table-cell>
        </table:table-row>
        <table:table-row table:style-name="ro9">
          <table:table-cell office:value-type="float" office:value="2004" calcext:value-type="float">
            <text:p>2004</text:p>
          </table:table-cell>
          <table:table-cell office:value-type="string" calcext:value-type="string">
            <text:p>Females</text:p>
          </table:table-cell>
          <table:table-cell office:value-type="float" office:value="2637697" calcext:value-type="float">
            <text:p><text:s/>2,637,697 </text:p>
          </table:table-cell>
          <table:table-cell office:value-type="float" office:value="128863" calcext:value-type="float">
            <text:p><text:s/>128,863 </text:p>
          </table:table-cell>
          <table:table-cell office:value-type="float" office:value="142152" calcext:value-type="float">
            <text:p><text:s/>142,152 </text:p>
          </table:table-cell>
          <table:table-cell office:value-type="float" office:value="156510" calcext:value-type="float">
            <text:p><text:s/>156,510 </text:p>
          </table:table-cell>
          <table:table-cell office:value-type="float" office:value="158923" calcext:value-type="float">
            <text:p><text:s/>158,923 </text:p>
          </table:table-cell>
          <table:table-cell office:value-type="float" office:value="165819" calcext:value-type="float">
            <text:p><text:s/>165,819 </text:p>
          </table:table-cell>
          <table:table-cell office:value-type="float" office:value="149526" calcext:value-type="float">
            <text:p><text:s/>149,526 </text:p>
          </table:table-cell>
          <table:table-cell office:value-type="float" office:value="178771" calcext:value-type="float">
            <text:p><text:s/>178,771 </text:p>
          </table:table-cell>
          <table:table-cell office:value-type="float" office:value="205359" calcext:value-type="float">
            <text:p><text:s/>205,359 </text:p>
          </table:table-cell>
          <table:table-cell office:value-type="float" office:value="205266" calcext:value-type="float">
            <text:p><text:s/>205,266 </text:p>
          </table:table-cell>
          <table:table-cell office:value-type="float" office:value="184817" calcext:value-type="float">
            <text:p><text:s/>184,817 </text:p>
          </table:table-cell>
          <table:table-cell office:value-type="float" office:value="167217" calcext:value-type="float">
            <text:p><text:s/>167,217 </text:p>
          </table:table-cell>
          <table:table-cell office:value-type="float" office:value="168793" calcext:value-type="float">
            <text:p><text:s/>168,793 </text:p>
          </table:table-cell>
          <table:table-cell office:value-type="float" office:value="140927" calcext:value-type="float">
            <text:p><text:s/>140,927 </text:p>
          </table:table-cell>
          <table:table-cell office:value-type="float" office:value="130674" calcext:value-type="float">
            <text:p><text:s/>130,674 </text:p>
          </table:table-cell>
          <table:table-cell office:value-type="float" office:value="117626" calcext:value-type="float">
            <text:p><text:s/>117,626 </text:p>
          </table:table-cell>
          <table:table-cell office:value-type="float" office:value="97652" calcext:value-type="float">
            <text:p><text:s/>97,652 </text:p>
          </table:table-cell>
          <table:table-cell office:value-type="float" office:value="77262" calcext:value-type="float">
            <text:p><text:s/>77,262 </text:p>
          </table:table-cell>
          <table:table-cell office:value-type="float" office:value="61540" calcext:value-type="float">
            <text:p><text:s/>61,540 </text:p>
          </table:table-cell>
          <table:table-cell table:style-name="ce377" office:value-type="float" office:value="38145" calcext:value-type="float">
            <text:p><text:s/>38,145 </text:p>
          </table:table-cell>
          <table:table-cell table:style-name="ce377" office:value-type="float" office:value="23395" calcext:value-type="float">
            <text:p><text:s/>23,395 </text:p>
          </table:table-cell>
        </table:table-row>
        <table:table-row table:style-name="ro9">
          <table:table-cell office:value-type="float" office:value="2005" calcext:value-type="float">
            <text:p>2005</text:p>
          </table:table-cell>
          <table:table-cell office:value-type="string" calcext:value-type="string">
            <text:p>Females</text:p>
          </table:table-cell>
          <table:table-cell office:value-type="float" office:value="2648926" calcext:value-type="float">
            <text:p><text:s/>2,648,926 </text:p>
          </table:table-cell>
          <table:table-cell office:value-type="float" office:value="129734" calcext:value-type="float">
            <text:p><text:s/>129,734 </text:p>
          </table:table-cell>
          <table:table-cell office:value-type="float" office:value="140015" calcext:value-type="float">
            <text:p><text:s/>140,015 </text:p>
          </table:table-cell>
          <table:table-cell office:value-type="float" office:value="154694" calcext:value-type="float">
            <text:p><text:s/>154,694 </text:p>
          </table:table-cell>
          <table:table-cell office:value-type="float" office:value="159033" calcext:value-type="float">
            <text:p><text:s/>159,033 </text:p>
          </table:table-cell>
          <table:table-cell office:value-type="float" office:value="169476" calcext:value-type="float">
            <text:p><text:s/>169,476 </text:p>
          </table:table-cell>
          <table:table-cell office:value-type="float" office:value="152614" calcext:value-type="float">
            <text:p><text:s/>152,614 </text:p>
          </table:table-cell>
          <table:table-cell office:value-type="float" office:value="172847" calcext:value-type="float">
            <text:p><text:s/>172,847 </text:p>
          </table:table-cell>
          <table:table-cell office:value-type="float" office:value="202001" calcext:value-type="float">
            <text:p><text:s/>202,001 </text:p>
          </table:table-cell>
          <table:table-cell office:value-type="float" office:value="209091" calcext:value-type="float">
            <text:p><text:s/>209,091 </text:p>
          </table:table-cell>
          <table:table-cell office:value-type="float" office:value="189436" calcext:value-type="float">
            <text:p><text:s/>189,436 </text:p>
          </table:table-cell>
          <table:table-cell office:value-type="float" office:value="168303" calcext:value-type="float">
            <text:p><text:s/>168,303 </text:p>
          </table:table-cell>
          <table:table-cell office:value-type="float" office:value="172930" calcext:value-type="float">
            <text:p><text:s/>172,930 </text:p>
          </table:table-cell>
          <table:table-cell office:value-type="float" office:value="141939" calcext:value-type="float">
            <text:p><text:s/>141,939 </text:p>
          </table:table-cell>
          <table:table-cell office:value-type="float" office:value="131040" calcext:value-type="float">
            <text:p><text:s/>131,040 </text:p>
          </table:table-cell>
          <table:table-cell office:value-type="float" office:value="117509" calcext:value-type="float">
            <text:p><text:s/>117,509 </text:p>
          </table:table-cell>
          <table:table-cell office:value-type="float" office:value="98434" calcext:value-type="float">
            <text:p><text:s/>98,434 </text:p>
          </table:table-cell>
          <table:table-cell office:value-type="float" office:value="75252" calcext:value-type="float">
            <text:p><text:s/>75,252 </text:p>
          </table:table-cell>
          <table:table-cell office:value-type="float" office:value="64578" calcext:value-type="float">
            <text:p><text:s/>64,578 </text:p>
          </table:table-cell>
          <table:table-cell table:style-name="ce377" office:value-type="float" office:value="40991" calcext:value-type="float">
            <text:p><text:s/>40,991 </text:p>
          </table:table-cell>
          <table:table-cell table:style-name="ce377" office:value-type="float" office:value="23587" calcext:value-type="float">
            <text:p><text:s/>23,587 </text:p>
          </table:table-cell>
        </table:table-row>
        <table:table-row table:style-name="ro9">
          <table:table-cell office:value-type="float" office:value="2006" calcext:value-type="float">
            <text:p>2006</text:p>
          </table:table-cell>
          <table:table-cell office:value-type="string" calcext:value-type="string">
            <text:p>Females</text:p>
          </table:table-cell>
          <table:table-cell office:value-type="float" office:value="2657936" calcext:value-type="float">
            <text:p><text:s/>2,657,936 </text:p>
          </table:table-cell>
          <table:table-cell office:value-type="float" office:value="130670" calcext:value-type="float">
            <text:p><text:s/>130,670 </text:p>
          </table:table-cell>
          <table:table-cell office:value-type="float" office:value="138053" calcext:value-type="float">
            <text:p><text:s/>138,053 </text:p>
          </table:table-cell>
          <table:table-cell office:value-type="float" office:value="152056" calcext:value-type="float">
            <text:p><text:s/>152,056 </text:p>
          </table:table-cell>
          <table:table-cell office:value-type="float" office:value="160128" calcext:value-type="float">
            <text:p><text:s/>160,128 </text:p>
          </table:table-cell>
          <table:table-cell office:value-type="float" office:value="170839" calcext:value-type="float">
            <text:p><text:s/>170,839 </text:p>
          </table:table-cell>
          <table:table-cell office:value-type="float" office:value="157060" calcext:value-type="float">
            <text:p><text:s/>157,060 </text:p>
          </table:table-cell>
          <table:table-cell office:value-type="float" office:value="165634" calcext:value-type="float">
            <text:p><text:s/>165,634 </text:p>
          </table:table-cell>
          <table:table-cell office:value-type="float" office:value="200121" calcext:value-type="float">
            <text:p><text:s/>200,121 </text:p>
          </table:table-cell>
          <table:table-cell office:value-type="float" office:value="210001" calcext:value-type="float">
            <text:p><text:s/>210,001 </text:p>
          </table:table-cell>
          <table:table-cell office:value-type="float" office:value="193824" calcext:value-type="float">
            <text:p><text:s/>193,824 </text:p>
          </table:table-cell>
          <table:table-cell office:value-type="float" office:value="170869" calcext:value-type="float">
            <text:p><text:s/>170,869 </text:p>
          </table:table-cell>
          <table:table-cell office:value-type="float" office:value="175738" calcext:value-type="float">
            <text:p><text:s/>175,738 </text:p>
          </table:table-cell>
          <table:table-cell office:value-type="float" office:value="144757" calcext:value-type="float">
            <text:p><text:s/>144,757 </text:p>
          </table:table-cell>
          <table:table-cell office:value-type="float" office:value="130113" calcext:value-type="float">
            <text:p><text:s/>130,113 </text:p>
          </table:table-cell>
          <table:table-cell office:value-type="float" office:value="117592" calcext:value-type="float">
            <text:p><text:s/>117,592 </text:p>
          </table:table-cell>
          <table:table-cell office:value-type="float" office:value="98631" calcext:value-type="float">
            <text:p><text:s/>98,631 </text:p>
          </table:table-cell>
          <table:table-cell office:value-type="float" office:value="74562" calcext:value-type="float">
            <text:p><text:s/>74,562 </text:p>
          </table:table-cell>
          <table:table-cell office:value-type="float" office:value="67288" calcext:value-type="float">
            <text:p><text:s/>67,288 </text:p>
          </table:table-cell>
          <table:table-cell table:style-name="ce377" office:value-type="float" office:value="43734" calcext:value-type="float">
            <text:p><text:s/>43,734 </text:p>
          </table:table-cell>
          <table:table-cell table:style-name="ce377" office:value-type="float" office:value="23554" calcext:value-type="float">
            <text:p><text:s/>23,554 </text:p>
          </table:table-cell>
        </table:table-row>
        <table:table-row table:style-name="ro9">
          <table:table-cell office:value-type="float" office:value="2007" calcext:value-type="float">
            <text:p>2007</text:p>
          </table:table-cell>
          <table:table-cell office:value-type="string" calcext:value-type="string">
            <text:p>Females</text:p>
          </table:table-cell>
          <table:table-cell office:value-type="float" office:value="2673441" calcext:value-type="float">
            <text:p><text:s/>2,673,441 </text:p>
          </table:table-cell>
          <table:table-cell office:value-type="float" office:value="133585" calcext:value-type="float">
            <text:p><text:s/>133,585 </text:p>
          </table:table-cell>
          <table:table-cell office:value-type="float" office:value="135271" calcext:value-type="float">
            <text:p><text:s/>135,271 </text:p>
          </table:table-cell>
          <table:table-cell office:value-type="float" office:value="149745" calcext:value-type="float">
            <text:p><text:s/>149,745 </text:p>
          </table:table-cell>
          <table:table-cell office:value-type="float" office:value="162288" calcext:value-type="float">
            <text:p><text:s/>162,288 </text:p>
          </table:table-cell>
          <table:table-cell office:value-type="float" office:value="172373" calcext:value-type="float">
            <text:p><text:s/>172,373 </text:p>
          </table:table-cell>
          <table:table-cell office:value-type="float" office:value="164747" calcext:value-type="float">
            <text:p><text:s/>164,747 </text:p>
          </table:table-cell>
          <table:table-cell office:value-type="float" office:value="159242" calcext:value-type="float">
            <text:p><text:s/>159,242 </text:p>
          </table:table-cell>
          <table:table-cell office:value-type="float" office:value="196968" calcext:value-type="float">
            <text:p><text:s/>196,968 </text:p>
          </table:table-cell>
          <table:table-cell office:value-type="float" office:value="210690" calcext:value-type="float">
            <text:p><text:s/>210,690 </text:p>
          </table:table-cell>
          <table:table-cell office:value-type="float" office:value="197852" calcext:value-type="float">
            <text:p><text:s/>197,852 </text:p>
          </table:table-cell>
          <table:table-cell office:value-type="float" office:value="175402" calcext:value-type="float">
            <text:p><text:s/>175,402 </text:p>
          </table:table-cell>
          <table:table-cell office:value-type="float" office:value="169060" calcext:value-type="float">
            <text:p><text:s/>169,060 </text:p>
          </table:table-cell>
          <table:table-cell office:value-type="float" office:value="155515" calcext:value-type="float">
            <text:p><text:s/>155,515 </text:p>
          </table:table-cell>
          <table:table-cell office:value-type="float" office:value="130378" calcext:value-type="float">
            <text:p><text:s/>130,378 </text:p>
          </table:table-cell>
          <table:table-cell office:value-type="float" office:value="117698" calcext:value-type="float">
            <text:p><text:s/>117,698 </text:p>
          </table:table-cell>
          <table:table-cell office:value-type="float" office:value="99946" calcext:value-type="float">
            <text:p><text:s/>99,946 </text:p>
          </table:table-cell>
          <table:table-cell office:value-type="float" office:value="73910" calcext:value-type="float">
            <text:p><text:s/>73,910 </text:p>
          </table:table-cell>
          <table:table-cell office:value-type="float" office:value="68771" calcext:value-type="float">
            <text:p><text:s/>68,771 </text:p>
          </table:table-cell>
          <table:table-cell table:style-name="ce377" office:value-type="float" office:value="45926" calcext:value-type="float">
            <text:p><text:s/>45,926 </text:p>
          </table:table-cell>
          <table:table-cell table:style-name="ce377" office:value-type="float" office:value="22845" calcext:value-type="float">
            <text:p><text:s/>22,845 </text:p>
          </table:table-cell>
        </table:table-row>
        <table:table-row table:style-name="ro9">
          <table:table-cell office:value-type="float" office:value="2008" calcext:value-type="float">
            <text:p>2008</text:p>
          </table:table-cell>
          <table:table-cell office:value-type="string" calcext:value-type="string">
            <text:p>Females</text:p>
          </table:table-cell>
          <table:table-cell office:value-type="float" office:value="2687602" calcext:value-type="float">
            <text:p><text:s/>2,687,602 </text:p>
          </table:table-cell>
          <table:table-cell office:value-type="float" office:value="137384" calcext:value-type="float">
            <text:p><text:s/>137,384 </text:p>
          </table:table-cell>
          <table:table-cell office:value-type="float" office:value="133088" calcext:value-type="float">
            <text:p><text:s/>133,088 </text:p>
          </table:table-cell>
          <table:table-cell office:value-type="float" office:value="147855" calcext:value-type="float">
            <text:p><text:s/>147,855 </text:p>
          </table:table-cell>
          <table:table-cell office:value-type="float" office:value="162790" calcext:value-type="float">
            <text:p><text:s/>162,790 </text:p>
          </table:table-cell>
          <table:table-cell office:value-type="float" office:value="174442" calcext:value-type="float">
            <text:p><text:s/>174,442 </text:p>
          </table:table-cell>
          <table:table-cell office:value-type="float" office:value="170009" calcext:value-type="float">
            <text:p><text:s/>170,009 </text:p>
          </table:table-cell>
          <table:table-cell office:value-type="float" office:value="156154" calcext:value-type="float">
            <text:p><text:s/>156,154 </text:p>
          </table:table-cell>
          <table:table-cell office:value-type="float" office:value="191228" calcext:value-type="float">
            <text:p><text:s/>191,228 </text:p>
          </table:table-cell>
          <table:table-cell office:value-type="float" office:value="209918" calcext:value-type="float">
            <text:p><text:s/>209,918 </text:p>
          </table:table-cell>
          <table:table-cell office:value-type="float" office:value="202178" calcext:value-type="float">
            <text:p><text:s/>202,178 </text:p>
          </table:table-cell>
          <table:table-cell office:value-type="float" office:value="179717" calcext:value-type="float">
            <text:p><text:s/>179,717 </text:p>
          </table:table-cell>
          <table:table-cell office:value-type="float" office:value="166512" calcext:value-type="float">
            <text:p><text:s/>166,512 </text:p>
          </table:table-cell>
          <table:table-cell office:value-type="float" office:value="161187" calcext:value-type="float">
            <text:p><text:s/>161,187 </text:p>
          </table:table-cell>
          <table:table-cell office:value-type="float" office:value="132197" calcext:value-type="float">
            <text:p><text:s/>132,197 </text:p>
          </table:table-cell>
          <table:table-cell office:value-type="float" office:value="118855" calcext:value-type="float">
            <text:p><text:s/>118,855 </text:p>
          </table:table-cell>
          <table:table-cell office:value-type="float" office:value="100452" calcext:value-type="float">
            <text:p><text:s/>100,452 </text:p>
          </table:table-cell>
          <table:table-cell office:value-type="float" office:value="73898" calcext:value-type="float">
            <text:p><text:s/>73,898 </text:p>
          </table:table-cell>
          <table:table-cell office:value-type="float" office:value="69738" calcext:value-type="float">
            <text:p><text:s/>69,738 </text:p>
          </table:table-cell>
          <table:table-cell table:style-name="ce377" office:value-type="float" office:value="47501" calcext:value-type="float">
            <text:p><text:s/>47,501 </text:p>
          </table:table-cell>
          <table:table-cell table:style-name="ce377" office:value-type="float" office:value="22237" calcext:value-type="float">
            <text:p><text:s/>22,237 </text:p>
          </table:table-cell>
        </table:table-row>
        <table:table-row table:style-name="ro9">
          <table:table-cell office:value-type="float" office:value="2009" calcext:value-type="float">
            <text:p>2009</text:p>
          </table:table-cell>
          <table:table-cell office:value-type="string" calcext:value-type="string">
            <text:p>Females</text:p>
          </table:table-cell>
          <table:table-cell office:value-type="float" office:value="2699931" calcext:value-type="float">
            <text:p><text:s/>2,699,931 </text:p>
          </table:table-cell>
          <table:table-cell office:value-type="float" office:value="140300" calcext:value-type="float">
            <text:p><text:s/>140,300 </text:p>
          </table:table-cell>
          <table:table-cell office:value-type="float" office:value="131679" calcext:value-type="float">
            <text:p><text:s/>131,679 </text:p>
          </table:table-cell>
          <table:table-cell office:value-type="float" office:value="145949" calcext:value-type="float">
            <text:p><text:s/>145,949 </text:p>
          </table:table-cell>
          <table:table-cell office:value-type="float" office:value="164141" calcext:value-type="float">
            <text:p><text:s/>164,141 </text:p>
          </table:table-cell>
          <table:table-cell office:value-type="float" office:value="175465" calcext:value-type="float">
            <text:p><text:s/>175,465 </text:p>
          </table:table-cell>
          <table:table-cell office:value-type="float" office:value="172396" calcext:value-type="float">
            <text:p><text:s/>172,396 </text:p>
          </table:table-cell>
          <table:table-cell office:value-type="float" office:value="157161" calcext:value-type="float">
            <text:p><text:s/>157,161 </text:p>
          </table:table-cell>
          <table:table-cell office:value-type="float" office:value="184203" calcext:value-type="float">
            <text:p><text:s/>184,203 </text:p>
          </table:table-cell>
          <table:table-cell office:value-type="float" office:value="207697" calcext:value-type="float">
            <text:p><text:s/>207,697 </text:p>
          </table:table-cell>
          <table:table-cell office:value-type="float" office:value="205762" calcext:value-type="float">
            <text:p><text:s/>205,762 </text:p>
          </table:table-cell>
          <table:table-cell office:value-type="float" office:value="184324" calcext:value-type="float">
            <text:p><text:s/>184,324 </text:p>
          </table:table-cell>
          <table:table-cell office:value-type="float" office:value="165825" calcext:value-type="float">
            <text:p><text:s/>165,825 </text:p>
          </table:table-cell>
          <table:table-cell office:value-type="float" office:value="165345" calcext:value-type="float">
            <text:p><text:s/>165,345 </text:p>
          </table:table-cell>
          <table:table-cell office:value-type="float" office:value="134056" calcext:value-type="float">
            <text:p><text:s/>134,056 </text:p>
          </table:table-cell>
          <table:table-cell office:value-type="float" office:value="119853" calcext:value-type="float">
            <text:p><text:s/>119,853 </text:p>
          </table:table-cell>
          <table:table-cell office:value-type="float" office:value="100536" calcext:value-type="float">
            <text:p><text:s/>100,536 </text:p>
          </table:table-cell>
          <table:table-cell office:value-type="float" office:value="74395" calcext:value-type="float">
            <text:p><text:s/>74,395 </text:p>
          </table:table-cell>
          <table:table-cell office:value-type="float" office:value="70844" calcext:value-type="float">
            <text:p><text:s/>70,844 </text:p>
          </table:table-cell>
          <table:table-cell table:style-name="ce377" office:value-type="float" office:value="48812" calcext:value-type="float">
            <text:p><text:s/>48,812 </text:p>
          </table:table-cell>
          <table:table-cell table:style-name="ce377" office:value-type="float" office:value="22032" calcext:value-type="float">
            <text:p><text:s/>22,032 </text:p>
          </table:table-cell>
        </table:table-row>
        <table:table-row table:style-name="ro9">
          <table:table-cell office:value-type="float" office:value="2010" calcext:value-type="float">
            <text:p>2010</text:p>
          </table:table-cell>
          <table:table-cell office:value-type="string" calcext:value-type="string">
            <text:p>Females</text:p>
          </table:table-cell>
          <table:table-cell office:value-type="float" office:value="2713982" calcext:value-type="float">
            <text:p><text:s/>2,713,982 </text:p>
          </table:table-cell>
          <table:table-cell office:value-type="float" office:value="142572" calcext:value-type="float">
            <text:p><text:s/>142,572 </text:p>
          </table:table-cell>
          <table:table-cell office:value-type="float" office:value="131781" calcext:value-type="float">
            <text:p><text:s/>131,781 </text:p>
          </table:table-cell>
          <table:table-cell office:value-type="float" office:value="143635" calcext:value-type="float">
            <text:p><text:s/>143,635 </text:p>
          </table:table-cell>
          <table:table-cell office:value-type="float" office:value="163622" calcext:value-type="float">
            <text:p><text:s/>163,622 </text:p>
          </table:table-cell>
          <table:table-cell office:value-type="float" office:value="177824" calcext:value-type="float">
            <text:p><text:s/>177,824 </text:p>
          </table:table-cell>
          <table:table-cell office:value-type="float" office:value="174393" calcext:value-type="float">
            <text:p><text:s/>174,393 </text:p>
          </table:table-cell>
          <table:table-cell office:value-type="float" office:value="159844" calcext:value-type="float">
            <text:p><text:s/>159,844 </text:p>
          </table:table-cell>
          <table:table-cell office:value-type="float" office:value="178309" calcext:value-type="float">
            <text:p><text:s/>178,309 </text:p>
          </table:table-cell>
          <table:table-cell office:value-type="float" office:value="204332" calcext:value-type="float">
            <text:p><text:s/>204,332 </text:p>
          </table:table-cell>
          <table:table-cell office:value-type="float" office:value="209395" calcext:value-type="float">
            <text:p><text:s/>209,395 </text:p>
          </table:table-cell>
          <table:table-cell office:value-type="float" office:value="188384" calcext:value-type="float">
            <text:p><text:s/>188,384 </text:p>
          </table:table-cell>
          <table:table-cell office:value-type="float" office:value="166857" calcext:value-type="float">
            <text:p><text:s/>166,857 </text:p>
          </table:table-cell>
          <table:table-cell office:value-type="float" office:value="169042" calcext:value-type="float">
            <text:p><text:s/>169,042 </text:p>
          </table:table-cell>
          <table:table-cell office:value-type="float" office:value="135106" calcext:value-type="float">
            <text:p><text:s/>135,106 </text:p>
          </table:table-cell>
          <table:table-cell office:value-type="float" office:value="120258" calcext:value-type="float">
            <text:p><text:s/>120,258 </text:p>
          </table:table-cell>
          <table:table-cell office:value-type="float" office:value="101123" calcext:value-type="float">
            <text:p><text:s/>101,123 </text:p>
          </table:table-cell>
          <table:table-cell office:value-type="float" office:value="75481" calcext:value-type="float">
            <text:p><text:s/>75,481 </text:p>
          </table:table-cell>
          <table:table-cell office:value-type="float" office:value="72024" calcext:value-type="float">
            <text:p><text:s/>72,024 </text:p>
          </table:table-cell>
          <table:table-cell table:style-name="ce377" office:value-type="float" office:value="47669" calcext:value-type="float">
            <text:p><text:s/>47,669 </text:p>
          </table:table-cell>
          <table:table-cell table:style-name="ce377" office:value-type="float" office:value="24355" calcext:value-type="float">
            <text:p><text:s/>24,355 </text:p>
          </table:table-cell>
        </table:table-row>
        <table:table-row table:style-name="ro9">
          <table:table-cell office:value-type="float" office:value="2011" calcext:value-type="float">
            <text:p>2011</text:p>
          </table:table-cell>
          <table:table-cell office:value-type="string" calcext:value-type="string">
            <text:p>Females</text:p>
          </table:table-cell>
          <table:table-cell office:value-type="float" office:value="2729600" calcext:value-type="float">
            <text:p><text:s/>2,729,600 </text:p>
          </table:table-cell>
          <table:table-cell office:value-type="float" office:value="143840" calcext:value-type="float">
            <text:p><text:s/>143,840 </text:p>
          </table:table-cell>
          <table:table-cell office:value-type="float" office:value="132307" calcext:value-type="float">
            <text:p><text:s/>132,307 </text:p>
          </table:table-cell>
          <table:table-cell office:value-type="float" office:value="141500" calcext:value-type="float">
            <text:p><text:s/>141,500 </text:p>
          </table:table-cell>
          <table:table-cell office:value-type="float" office:value="160460" calcext:value-type="float">
            <text:p><text:s/>160,460 </text:p>
          </table:table-cell>
          <table:table-cell office:value-type="float" office:value="183485" calcext:value-type="float">
            <text:p><text:s/>183,485 </text:p>
          </table:table-cell>
          <table:table-cell office:value-type="float" office:value="175957" calcext:value-type="float">
            <text:p><text:s/>175,957 </text:p>
          </table:table-cell>
          <table:table-cell office:value-type="float" office:value="164142" calcext:value-type="float">
            <text:p><text:s/>164,142 </text:p>
          </table:table-cell>
          <table:table-cell office:value-type="float" office:value="171632" calcext:value-type="float">
            <text:p><text:s/>171,632 </text:p>
          </table:table-cell>
          <table:table-cell office:value-type="float" office:value="202791" calcext:value-type="float">
            <text:p><text:s/>202,791 </text:p>
          </table:table-cell>
          <table:table-cell office:value-type="float" office:value="210561" calcext:value-type="float">
            <text:p><text:s/>210,561 </text:p>
          </table:table-cell>
          <table:table-cell office:value-type="float" office:value="192620" calcext:value-type="float">
            <text:p><text:s/>192,620 </text:p>
          </table:table-cell>
          <table:table-cell office:value-type="float" office:value="169164" calcext:value-type="float">
            <text:p><text:s/>169,164 </text:p>
          </table:table-cell>
          <table:table-cell office:value-type="float" office:value="171835" calcext:value-type="float">
            <text:p><text:s/>171,835 </text:p>
          </table:table-cell>
          <table:table-cell office:value-type="float" office:value="137998" calcext:value-type="float">
            <text:p><text:s/>137,998 </text:p>
          </table:table-cell>
          <table:table-cell office:value-type="float" office:value="119703" calcext:value-type="float">
            <text:p><text:s/>119,703 </text:p>
          </table:table-cell>
          <table:table-cell office:value-type="float" office:value="101756" calcext:value-type="float">
            <text:p><text:s/>101,756 </text:p>
          </table:table-cell>
          <table:table-cell office:value-type="float" office:value="76214" calcext:value-type="float">
            <text:p><text:s/>76,214 </text:p>
          </table:table-cell>
          <table:table-cell office:value-type="float" office:value="73635" calcext:value-type="float">
            <text:p><text:s/>73,635 </text:p>
          </table:table-cell>
          <table:table-cell table:style-name="ce377" office:value-type="float" office:value="47518" calcext:value-type="float">
            <text:p><text:s/>47,518 </text:p>
          </table:table-cell>
          <table:table-cell table:style-name="ce377" office:value-type="float" office:value="26117" calcext:value-type="float">
            <text:p><text:s/>26,117 </text:p>
          </table:table-cell>
        </table:table-row>
        <table:table-row table:style-name="ro9">
          <table:table-cell office:value-type="float" office:value="2012" calcext:value-type="float">
            <text:p>2012</text:p>
          </table:table-cell>
          <table:table-cell office:value-type="string" calcext:value-type="string">
            <text:p>Females</text:p>
          </table:table-cell>
          <table:table-cell office:value-type="float" office:value="2736310" calcext:value-type="float">
            <text:p><text:s/>2,736,310 </text:p>
          </table:table-cell>
          <table:table-cell office:value-type="float" office:value="144803" calcext:value-type="float">
            <text:p><text:s/>144,803 </text:p>
          </table:table-cell>
          <table:table-cell office:value-type="float" office:value="134461" calcext:value-type="float">
            <text:p><text:s/>134,461 </text:p>
          </table:table-cell>
          <table:table-cell office:value-type="float" office:value="137510" calcext:value-type="float">
            <text:p><text:s/>137,510 </text:p>
          </table:table-cell>
          <table:table-cell office:value-type="float" office:value="155874" calcext:value-type="float">
            <text:p><text:s/>155,874 </text:p>
          </table:table-cell>
          <table:table-cell office:value-type="float" office:value="186591" calcext:value-type="float">
            <text:p><text:s/>186,591 </text:p>
          </table:table-cell>
          <table:table-cell office:value-type="float" office:value="176443" calcext:value-type="float">
            <text:p><text:s/>176,443 </text:p>
          </table:table-cell>
          <table:table-cell office:value-type="float" office:value="169629" calcext:value-type="float">
            <text:p><text:s/>169,629 </text:p>
          </table:table-cell>
          <table:table-cell office:value-type="float" office:value="163842" calcext:value-type="float">
            <text:p><text:s/>163,842 </text:p>
          </table:table-cell>
          <table:table-cell office:value-type="float" office:value="199275" calcext:value-type="float">
            <text:p><text:s/>199,275 </text:p>
          </table:table-cell>
          <table:table-cell office:value-type="float" office:value="210727" calcext:value-type="float">
            <text:p><text:s/>210,727 </text:p>
          </table:table-cell>
          <table:table-cell office:value-type="float" office:value="196461" calcext:value-type="float">
            <text:p><text:s/>196,461 </text:p>
          </table:table-cell>
          <table:table-cell office:value-type="float" office:value="173087" calcext:value-type="float">
            <text:p><text:s/>173,087 </text:p>
          </table:table-cell>
          <table:table-cell office:value-type="float" office:value="164836" calcext:value-type="float">
            <text:p><text:s/>164,836 </text:p>
          </table:table-cell>
          <table:table-cell office:value-type="float" office:value="148395" calcext:value-type="float">
            <text:p><text:s/>148,395 </text:p>
          </table:table-cell>
          <table:table-cell office:value-type="float" office:value="119914" calcext:value-type="float">
            <text:p><text:s/>119,914 </text:p>
          </table:table-cell>
          <table:table-cell office:value-type="float" office:value="102192" calcext:value-type="float">
            <text:p><text:s/>102,192 </text:p>
          </table:table-cell>
          <table:table-cell office:value-type="float" office:value="77713" calcext:value-type="float">
            <text:p><text:s/>77,713 </text:p>
          </table:table-cell>
          <table:table-cell office:value-type="float" office:value="74557" calcext:value-type="float">
            <text:p><text:s/>74,557 </text:p>
          </table:table-cell>
          <table:table-cell table:style-name="ce377" office:value-type="float" office:value="47496" calcext:value-type="float">
            <text:p><text:s/>47,496 </text:p>
          </table:table-cell>
          <table:table-cell table:style-name="ce377" office:value-type="float" office:value="27061" calcext:value-type="float">
            <text:p><text:s/>27,061 </text:p>
          </table:table-cell>
        </table:table-row>
        <table:table-row table:style-name="ro9">
          <table:table-cell office:value-type="float" office:value="2013" calcext:value-type="float">
            <text:p>2013</text:p>
          </table:table-cell>
          <table:table-cell office:value-type="string" calcext:value-type="string">
            <text:p>Females</text:p>
          </table:table-cell>
          <table:table-cell office:value-type="float" office:value="2741020" calcext:value-type="float">
            <text:p><text:s/>2,741,020 </text:p>
          </table:table-cell>
          <table:table-cell office:value-type="float" office:value="143844" calcext:value-type="float">
            <text:p><text:s/>143,844 </text:p>
          </table:table-cell>
          <table:table-cell office:value-type="float" office:value="138066" calcext:value-type="float">
            <text:p><text:s/>138,066 </text:p>
          </table:table-cell>
          <table:table-cell office:value-type="float" office:value="134500" calcext:value-type="float">
            <text:p><text:s/>134,500 </text:p>
          </table:table-cell>
          <table:table-cell office:value-type="float" office:value="152821" calcext:value-type="float">
            <text:p><text:s/>152,821 </text:p>
          </table:table-cell>
          <table:table-cell office:value-type="float" office:value="185841" calcext:value-type="float">
            <text:p><text:s/>185,841 </text:p>
          </table:table-cell>
          <table:table-cell office:value-type="float" office:value="178114" calcext:value-type="float">
            <text:p><text:s/>178,114 </text:p>
          </table:table-cell>
          <table:table-cell office:value-type="float" office:value="173699" calcext:value-type="float">
            <text:p><text:s/>173,699 </text:p>
          </table:table-cell>
          <table:table-cell office:value-type="float" office:value="159868" calcext:value-type="float">
            <text:p><text:s/>159,868 </text:p>
          </table:table-cell>
          <table:table-cell office:value-type="float" office:value="192932" calcext:value-type="float">
            <text:p><text:s/>192,932 </text:p>
          </table:table-cell>
          <table:table-cell office:value-type="float" office:value="209770" calcext:value-type="float">
            <text:p><text:s/>209,770 </text:p>
          </table:table-cell>
          <table:table-cell office:value-type="float" office:value="200575" calcext:value-type="float">
            <text:p><text:s/>200,575 </text:p>
          </table:table-cell>
          <table:table-cell office:value-type="float" office:value="177057" calcext:value-type="float">
            <text:p><text:s/>177,057 </text:p>
          </table:table-cell>
          <table:table-cell office:value-type="float" office:value="162302" calcext:value-type="float">
            <text:p><text:s/>162,302 </text:p>
          </table:table-cell>
          <table:table-cell office:value-type="float" office:value="153782" calcext:value-type="float">
            <text:p><text:s/>153,782 </text:p>
          </table:table-cell>
          <table:table-cell office:value-type="float" office:value="121528" calcext:value-type="float">
            <text:p><text:s/>121,528 </text:p>
          </table:table-cell>
          <table:table-cell office:value-type="float" office:value="103313" calcext:value-type="float">
            <text:p><text:s/>103,313 </text:p>
          </table:table-cell>
          <table:table-cell office:value-type="float" office:value="78069" calcext:value-type="float">
            <text:p><text:s/>78,069 </text:p>
          </table:table-cell>
          <table:table-cell office:value-type="float" office:value="74939" calcext:value-type="float">
            <text:p><text:s/>74,939 </text:p>
          </table:table-cell>
          <table:table-cell table:style-name="ce377" office:value-type="float" office:value="47565" calcext:value-type="float">
            <text:p><text:s/>47,565 </text:p>
          </table:table-cell>
          <table:table-cell table:style-name="ce377" office:value-type="float" office:value="27374" calcext:value-type="float">
            <text:p><text:s/>27,374 </text:p>
          </table:table-cell>
        </table:table-row>
        <table:table-row table:style-name="ro9">
          <table:table-cell office:value-type="float" office:value="2014" calcext:value-type="float">
            <text:p>2014</text:p>
          </table:table-cell>
          <table:table-cell office:value-type="string" calcext:value-type="string">
            <text:p>Females</text:p>
          </table:table-cell>
          <table:table-cell office:value-type="float" office:value="2751070" calcext:value-type="float">
            <text:p><text:s/>2,751,070 </text:p>
          </table:table-cell>
          <table:table-cell office:value-type="float" office:value="142519" calcext:value-type="float">
            <text:p><text:s/>142,519 </text:p>
          </table:table-cell>
          <table:table-cell office:value-type="float" office:value="141394" calcext:value-type="float">
            <text:p><text:s/>141,394 </text:p>
          </table:table-cell>
          <table:table-cell office:value-type="float" office:value="132860" calcext:value-type="float">
            <text:p><text:s/>132,860 </text:p>
          </table:table-cell>
          <table:table-cell office:value-type="float" office:value="150211" calcext:value-type="float">
            <text:p><text:s/>150,211 </text:p>
          </table:table-cell>
          <table:table-cell office:value-type="float" office:value="185064" calcext:value-type="float">
            <text:p><text:s/>185,064 </text:p>
          </table:table-cell>
          <table:table-cell office:value-type="float" office:value="180621" calcext:value-type="float">
            <text:p><text:s/>180,621 </text:p>
          </table:table-cell>
          <table:table-cell office:value-type="float" office:value="175793" calcext:value-type="float">
            <text:p><text:s/>175,793 </text:p>
          </table:table-cell>
          <table:table-cell office:value-type="float" office:value="160184" calcext:value-type="float">
            <text:p><text:s/>160,184 </text:p>
          </table:table-cell>
          <table:table-cell office:value-type="float" office:value="185608" calcext:value-type="float">
            <text:p><text:s/>185,608 </text:p>
          </table:table-cell>
          <table:table-cell office:value-type="float" office:value="207820" calcext:value-type="float">
            <text:p><text:s/>207,820 </text:p>
          </table:table-cell>
          <table:table-cell office:value-type="float" office:value="204216" calcext:value-type="float">
            <text:p><text:s/>204,216 </text:p>
          </table:table-cell>
          <table:table-cell office:value-type="float" office:value="181608" calcext:value-type="float">
            <text:p><text:s/>181,608 </text:p>
          </table:table-cell>
          <table:table-cell office:value-type="float" office:value="161697" calcext:value-type="float">
            <text:p><text:s/>161,697 </text:p>
          </table:table-cell>
          <table:table-cell office:value-type="float" office:value="157939" calcext:value-type="float">
            <text:p><text:s/>157,939 </text:p>
          </table:table-cell>
          <table:table-cell office:value-type="float" office:value="123448" calcext:value-type="float">
            <text:p><text:s/>123,448 </text:p>
          </table:table-cell>
          <table:table-cell office:value-type="float" office:value="104452" calcext:value-type="float">
            <text:p><text:s/>104,452 </text:p>
          </table:table-cell>
          <table:table-cell office:value-type="float" office:value="78821" calcext:value-type="float">
            <text:p><text:s/>78,821 </text:p>
          </table:table-cell>
          <table:table-cell office:value-type="float" office:value="76815" calcext:value-type="float">
            <text:p><text:s/>76,815 </text:p>
          </table:table-cell>
          <table:table-cell table:style-name="ce377" office:value-type="float" office:value="48250" calcext:value-type="float">
            <text:p><text:s/>48,250 </text:p>
          </table:table-cell>
          <table:table-cell table:style-name="ce377" office:value-type="float" office:value="28565" calcext:value-type="float">
            <text:p><text:s/>28,565 </text:p>
          </table:table-cell>
        </table:table-row>
        <table:table-row table:style-name="ro9">
          <table:table-cell office:value-type="float" office:value="2015" calcext:value-type="float">
            <text:p>2015</text:p>
          </table:table-cell>
          <table:table-cell office:value-type="string" calcext:value-type="string">
            <text:p>Females</text:p>
          </table:table-cell>
          <table:table-cell office:value-type="float" office:value="2762531" calcext:value-type="float">
            <text:p><text:s/>2,762,531 </text:p>
          </table:table-cell>
          <table:table-cell office:value-type="float" office:value="141890" calcext:value-type="float">
            <text:p><text:s/>141,890 </text:p>
          </table:table-cell>
          <table:table-cell office:value-type="float" office:value="143462" calcext:value-type="float">
            <text:p><text:s/>143,462 </text:p>
          </table:table-cell>
          <table:table-cell office:value-type="float" office:value="132983" calcext:value-type="float">
            <text:p><text:s/>132,983 </text:p>
          </table:table-cell>
          <table:table-cell office:value-type="float" office:value="148216" calcext:value-type="float">
            <text:p><text:s/>148,216 </text:p>
          </table:table-cell>
          <table:table-cell office:value-type="float" office:value="184509" calcext:value-type="float">
            <text:p><text:s/>184,509 </text:p>
          </table:table-cell>
          <table:table-cell office:value-type="float" office:value="183093" calcext:value-type="float">
            <text:p><text:s/>183,093 </text:p>
          </table:table-cell>
          <table:table-cell office:value-type="float" office:value="177900" calcext:value-type="float">
            <text:p><text:s/>177,900 </text:p>
          </table:table-cell>
          <table:table-cell office:value-type="float" office:value="162672" calcext:value-type="float">
            <text:p><text:s/>162,672 </text:p>
          </table:table-cell>
          <table:table-cell office:value-type="float" office:value="179665" calcext:value-type="float">
            <text:p><text:s/>179,665 </text:p>
          </table:table-cell>
          <table:table-cell office:value-type="float" office:value="204253" calcext:value-type="float">
            <text:p><text:s/>204,253 </text:p>
          </table:table-cell>
          <table:table-cell office:value-type="float" office:value="208071" calcext:value-type="float">
            <text:p><text:s/>208,071 </text:p>
          </table:table-cell>
          <table:table-cell office:value-type="float" office:value="185749" calcext:value-type="float">
            <text:p><text:s/>185,749 </text:p>
          </table:table-cell>
          <table:table-cell office:value-type="float" office:value="162751" calcext:value-type="float">
            <text:p><text:s/>162,751 </text:p>
          </table:table-cell>
          <table:table-cell office:value-type="float" office:value="161468" calcext:value-type="float">
            <text:p><text:s/>161,468 </text:p>
          </table:table-cell>
          <table:table-cell office:value-type="float" office:value="124404" calcext:value-type="float">
            <text:p><text:s/>124,404 </text:p>
          </table:table-cell>
          <table:table-cell office:value-type="float" office:value="104866" calcext:value-type="float">
            <text:p><text:s/>104,866 </text:p>
          </table:table-cell>
          <table:table-cell office:value-type="float" office:value="79321" calcext:value-type="float">
            <text:p><text:s/>79,321 </text:p>
          </table:table-cell>
          <table:table-cell office:value-type="float" office:value="77258" calcext:value-type="float">
            <text:p><text:s/>77,258 </text:p>
          </table:table-cell>
          <table:table-cell table:style-name="ce377" office:value-type="float" office:value="48886" calcext:value-type="float">
            <text:p><text:s/>48,886 </text:p>
          </table:table-cell>
          <table:table-cell table:style-name="ce377" office:value-type="float" office:value="28372" calcext:value-type="float">
            <text:p><text:s/>28,372 </text:p>
          </table:table-cell>
        </table:table-row>
        <table:table-row table:style-name="ro9">
          <table:table-cell office:value-type="float" office:value="2016" calcext:value-type="float">
            <text:p>2016</text:p>
          </table:table-cell>
          <table:table-cell office:value-type="string" calcext:value-type="string">
            <text:p>Females</text:p>
          </table:table-cell>
          <table:table-cell office:value-type="float" office:value="2777197" calcext:value-type="float">
            <text:p><text:s/>2,777,197 </text:p>
          </table:table-cell>
          <table:table-cell office:value-type="float" office:value="139711" calcext:value-type="float">
            <text:p><text:s/>139,711 </text:p>
          </table:table-cell>
          <table:table-cell office:value-type="float" office:value="146570" calcext:value-type="float">
            <text:p><text:s/>146,570 </text:p>
          </table:table-cell>
          <table:table-cell office:value-type="float" office:value="133997" calcext:value-type="float">
            <text:p><text:s/>133,997 </text:p>
          </table:table-cell>
          <table:table-cell office:value-type="float" office:value="146046" calcext:value-type="float">
            <text:p><text:s/>146,046 </text:p>
          </table:table-cell>
          <table:table-cell office:value-type="float" office:value="182279" calcext:value-type="float">
            <text:p><text:s/>182,279 </text:p>
          </table:table-cell>
          <table:table-cell office:value-type="float" office:value="187975" calcext:value-type="float">
            <text:p><text:s/>187,975 </text:p>
          </table:table-cell>
          <table:table-cell office:value-type="float" office:value="179608" calcext:value-type="float">
            <text:p><text:s/>179,608 </text:p>
          </table:table-cell>
          <table:table-cell office:value-type="float" office:value="166485" calcext:value-type="float">
            <text:p><text:s/>166,485 </text:p>
          </table:table-cell>
          <table:table-cell office:value-type="float" office:value="172709" calcext:value-type="float">
            <text:p><text:s/>172,709 </text:p>
          </table:table-cell>
          <table:table-cell office:value-type="float" office:value="202829" calcext:value-type="float">
            <text:p><text:s/>202,829 </text:p>
          </table:table-cell>
          <table:table-cell office:value-type="float" office:value="209262" calcext:value-type="float">
            <text:p><text:s/>209,262 </text:p>
          </table:table-cell>
          <table:table-cell office:value-type="float" office:value="190084" calcext:value-type="float">
            <text:p><text:s/>190,084 </text:p>
          </table:table-cell>
          <table:table-cell office:value-type="float" office:value="165146" calcext:value-type="float">
            <text:p><text:s/>165,146 </text:p>
          </table:table-cell>
          <table:table-cell office:value-type="float" office:value="164057" calcext:value-type="float">
            <text:p><text:s/>164,057 </text:p>
          </table:table-cell>
          <table:table-cell office:value-type="float" office:value="127150" calcext:value-type="float">
            <text:p><text:s/>127,150 </text:p>
          </table:table-cell>
          <table:table-cell office:value-type="float" office:value="104331" calcext:value-type="float">
            <text:p><text:s/>104,331 </text:p>
          </table:table-cell>
          <table:table-cell office:value-type="float" office:value="80217" calcext:value-type="float">
            <text:p><text:s/>80,217 </text:p>
          </table:table-cell>
          <table:table-cell office:value-type="float" office:value="78741" calcext:value-type="float">
            <text:p><text:s/>78,741 </text:p>
          </table:table-cell>
          <table:table-cell table:style-name="ce377" office:value-type="float" office:value="49691" calcext:value-type="float">
            <text:p><text:s/>49,691 </text:p>
          </table:table-cell>
          <table:table-cell table:style-name="ce377" office:value-type="float" office:value="29050" calcext:value-type="float">
            <text:p><text:s/>29,050 </text:p>
          </table:table-cell>
        </table:table-row>
        <table:table-row table:style-name="ro9">
          <table:table-cell office:value-type="float" office:value="2017" calcext:value-type="float">
            <text:p>2017</text:p>
          </table:table-cell>
          <table:table-cell office:value-type="string" calcext:value-type="string">
            <text:p>Females</text:p>
          </table:table-cell>
          <table:table-cell office:value-type="float" office:value="2784500" calcext:value-type="float">
            <text:p><text:s/>2,784,500 </text:p>
          </table:table-cell>
          <table:table-cell office:value-type="float" office:value="136990" calcext:value-type="float">
            <text:p><text:s/>136,990 </text:p>
          </table:table-cell>
          <table:table-cell office:value-type="float" office:value="147827" calcext:value-type="float">
            <text:p><text:s/>147,827 </text:p>
          </table:table-cell>
          <table:table-cell office:value-type="float" office:value="136617" calcext:value-type="float">
            <text:p><text:s/>136,617 </text:p>
          </table:table-cell>
          <table:table-cell office:value-type="float" office:value="141766" calcext:value-type="float">
            <text:p><text:s/>141,766 </text:p>
          </table:table-cell>
          <table:table-cell office:value-type="float" office:value="177472" calcext:value-type="float">
            <text:p><text:s/>177,472 </text:p>
          </table:table-cell>
          <table:table-cell office:value-type="float" office:value="191872" calcext:value-type="float">
            <text:p><text:s/>191,872 </text:p>
          </table:table-cell>
          <table:table-cell office:value-type="float" office:value="180590" calcext:value-type="float">
            <text:p><text:s/>180,590 </text:p>
          </table:table-cell>
          <table:table-cell office:value-type="float" office:value="172827" calcext:value-type="float">
            <text:p><text:s/>172,827 </text:p>
          </table:table-cell>
          <table:table-cell office:value-type="float" office:value="165560" calcext:value-type="float">
            <text:p><text:s/>165,560 </text:p>
          </table:table-cell>
          <table:table-cell office:value-type="float" office:value="199610" calcext:value-type="float">
            <text:p><text:s/>199,610 </text:p>
          </table:table-cell>
          <table:table-cell office:value-type="float" office:value="209671" calcext:value-type="float">
            <text:p><text:s/>209,671 </text:p>
          </table:table-cell>
          <table:table-cell office:value-type="float" office:value="194279" calcext:value-type="float">
            <text:p><text:s/>194,279 </text:p>
          </table:table-cell>
          <table:table-cell office:value-type="float" office:value="169073" calcext:value-type="float">
            <text:p><text:s/>169,073 </text:p>
          </table:table-cell>
          <table:table-cell office:value-type="float" office:value="157693" calcext:value-type="float">
            <text:p><text:s/>157,693 </text:p>
          </table:table-cell>
          <table:table-cell office:value-type="float" office:value="137177" calcext:value-type="float">
            <text:p><text:s/>137,177 </text:p>
          </table:table-cell>
          <table:table-cell office:value-type="float" office:value="104651" calcext:value-type="float">
            <text:p><text:s/>104,651 </text:p>
          </table:table-cell>
          <table:table-cell office:value-type="float" office:value="80859" calcext:value-type="float">
            <text:p><text:s/>80,859 </text:p>
          </table:table-cell>
          <table:table-cell office:value-type="float" office:value="79966" calcext:value-type="float">
            <text:p><text:s/>79,966 </text:p>
          </table:table-cell>
          <table:table-cell table:style-name="ce377" office:value-type="float" office:value="50629" calcext:value-type="float">
            <text:p><text:s/>50,629 </text:p>
          </table:table-cell>
          <table:table-cell table:style-name="ce377" office:value-type="float" office:value="29337" calcext:value-type="float">
            <text:p><text:s/>29,337 </text:p>
          </table:table-cell>
        </table:table-row>
        <table:table-row table:style-name="ro9">
          <table:table-cell office:value-type="float" office:value="2018" calcext:value-type="float">
            <text:p>2018</text:p>
          </table:table-cell>
          <table:table-cell office:value-type="string" calcext:value-type="string">
            <text:p>Females</text:p>
          </table:table-cell>
          <table:table-cell office:value-type="float" office:value="2789349" calcext:value-type="float">
            <text:p><text:s/>2,789,349 </text:p>
          </table:table-cell>
          <table:table-cell office:value-type="float" office:value="134283" calcext:value-type="float">
            <text:p><text:s/>134,283 </text:p>
          </table:table-cell>
          <table:table-cell office:value-type="float" office:value="147243" calcext:value-type="float">
            <text:p><text:s/>147,243 </text:p>
          </table:table-cell>
          <table:table-cell office:value-type="float" office:value="140524" calcext:value-type="float">
            <text:p><text:s/>140,524 </text:p>
          </table:table-cell>
          <table:table-cell office:value-type="float" office:value="139159" calcext:value-type="float">
            <text:p><text:s/>139,159 </text:p>
          </table:table-cell>
          <table:table-cell office:value-type="float" office:value="173337" calcext:value-type="float">
            <text:p><text:s/>173,337 </text:p>
          </table:table-cell>
          <table:table-cell office:value-type="float" office:value="191808" calcext:value-type="float">
            <text:p><text:s/>191,808 </text:p>
          </table:table-cell>
          <table:table-cell office:value-type="float" office:value="183317" calcext:value-type="float">
            <text:p><text:s/>183,317 </text:p>
          </table:table-cell>
          <table:table-cell office:value-type="float" office:value="177248" calcext:value-type="float">
            <text:p><text:s/>177,248 </text:p>
          </table:table-cell>
          <table:table-cell office:value-type="float" office:value="161947" calcext:value-type="float">
            <text:p><text:s/>161,947 </text:p>
          </table:table-cell>
          <table:table-cell office:value-type="float" office:value="193726" calcext:value-type="float">
            <text:p><text:s/>193,726 </text:p>
          </table:table-cell>
          <table:table-cell office:value-type="float" office:value="208818" calcext:value-type="float">
            <text:p><text:s/>208,818 </text:p>
          </table:table-cell>
          <table:table-cell office:value-type="float" office:value="198608" calcext:value-type="float">
            <text:p><text:s/>198,608 </text:p>
          </table:table-cell>
          <table:table-cell office:value-type="float" office:value="173063" calcext:value-type="float">
            <text:p><text:s/>173,063 </text:p>
          </table:table-cell>
          <table:table-cell office:value-type="float" office:value="155399" calcext:value-type="float">
            <text:p><text:s/>155,399 </text:p>
          </table:table-cell>
          <table:table-cell office:value-type="float" office:value="142610" calcext:value-type="float">
            <text:p><text:s/>142,610 </text:p>
          </table:table-cell>
          <table:table-cell office:value-type="float" office:value="106061" calcext:value-type="float">
            <text:p><text:s/>106,061 </text:p>
          </table:table-cell>
          <table:table-cell office:value-type="float" office:value="81934" calcext:value-type="float">
            <text:p><text:s/>81,934 </text:p>
          </table:table-cell>
          <table:table-cell office:value-type="float" office:value="80264" calcext:value-type="float">
            <text:p><text:s/>80,264 </text:p>
          </table:table-cell>
          <table:table-cell table:style-name="ce377" office:value-type="float" office:value="50957" calcext:value-type="float">
            <text:p><text:s/>50,957 </text:p>
          </table:table-cell>
          <table:table-cell table:style-name="ce377" office:value-type="float" office:value="29307" calcext:value-type="float">
            <text:p><text:s/>29,307 </text:p>
          </table:table-cell>
        </table:table-row>
        <table:table-row table:style-name="ro9">
          <table:table-cell office:value-type="float" office:value="2019" calcext:value-type="float">
            <text:p>2019</text:p>
          </table:table-cell>
          <table:table-cell office:value-type="string" calcext:value-type="string">
            <text:p>Females</text:p>
          </table:table-cell>
          <table:table-cell office:value-type="float" office:value="2800297" calcext:value-type="float">
            <text:p><text:s/>2,800,297 </text:p>
          </table:table-cell>
          <table:table-cell office:value-type="float" office:value="131733" calcext:value-type="float">
            <text:p><text:s/>131,733 </text:p>
          </table:table-cell>
          <table:table-cell office:value-type="float" office:value="146019" calcext:value-type="float">
            <text:p><text:s/>146,019 </text:p>
          </table:table-cell>
          <table:table-cell office:value-type="float" office:value="144187" calcext:value-type="float">
            <text:p><text:s/>144,187 </text:p>
          </table:table-cell>
          <table:table-cell office:value-type="float" office:value="137786" calcext:value-type="float">
            <text:p><text:s/>137,786 </text:p>
          </table:table-cell>
          <table:table-cell office:value-type="float" office:value="171390" calcext:value-type="float">
            <text:p><text:s/>171,390 </text:p>
          </table:table-cell>
          <table:table-cell office:value-type="float" office:value="191110" calcext:value-type="float">
            <text:p><text:s/>191,110 </text:p>
          </table:table-cell>
          <table:table-cell office:value-type="float" office:value="186828" calcext:value-type="float">
            <text:p><text:s/>186,828 </text:p>
          </table:table-cell>
          <table:table-cell office:value-type="float" office:value="179898" calcext:value-type="float">
            <text:p><text:s/>179,898 </text:p>
          </table:table-cell>
          <table:table-cell office:value-type="float" office:value="162642" calcext:value-type="float">
            <text:p><text:s/>162,642 </text:p>
          </table:table-cell>
          <table:table-cell office:value-type="float" office:value="186646" calcext:value-type="float">
            <text:p><text:s/>186,646 </text:p>
          </table:table-cell>
          <table:table-cell office:value-type="float" office:value="207150" calcext:value-type="float">
            <text:p><text:s/>207,150 </text:p>
          </table:table-cell>
          <table:table-cell office:value-type="float" office:value="202348" calcext:value-type="float">
            <text:p><text:s/>202,348 </text:p>
          </table:table-cell>
          <table:table-cell office:value-type="float" office:value="177841" calcext:value-type="float">
            <text:p><text:s/>177,841 </text:p>
          </table:table-cell>
          <table:table-cell office:value-type="float" office:value="154984" calcext:value-type="float">
            <text:p><text:s/>154,984 </text:p>
          </table:table-cell>
          <table:table-cell office:value-type="float" office:value="146517" calcext:value-type="float">
            <text:p><text:s/>146,517 </text:p>
          </table:table-cell>
          <table:table-cell office:value-type="float" office:value="108065" calcext:value-type="float">
            <text:p><text:s/>108,065 </text:p>
          </table:table-cell>
          <table:table-cell office:value-type="float" office:value="82959" calcext:value-type="float">
            <text:p><text:s/>82,959 </text:p>
          </table:table-cell>
          <table:table-cell office:value-type="float" office:value="82194" calcext:value-type="float">
            <text:p><text:s/>82,194 </text:p>
          </table:table-cell>
          <table:table-cell table:style-name="ce377" office:value-type="float" office:value="51947" calcext:value-type="float">
            <text:p><text:s/>51,947 </text:p>
          </table:table-cell>
          <table:table-cell table:style-name="ce377" office:value-type="float" office:value="30247" calcext:value-type="float">
            <text:p><text:s/>30,247 </text:p>
          </table:table-cell>
        </table:table-row>
        <table:table-row table:style-name="ro9">
          <table:table-cell office:value-type="float" office:value="2020" calcext:value-type="float">
            <text:p>2020</text:p>
          </table:table-cell>
          <table:table-cell office:value-type="string" calcext:value-type="string">
            <text:p>Females</text:p>
          </table:table-cell>
          <table:table-cell office:value-type="float" office:value="2800788" calcext:value-type="float">
            <text:p><text:s/>2,800,788 </text:p>
          </table:table-cell>
          <table:table-cell office:value-type="float" office:value="127847" calcext:value-type="float">
            <text:p><text:s/>127,847 </text:p>
          </table:table-cell>
          <table:table-cell office:value-type="float" office:value="145056" calcext:value-type="float">
            <text:p><text:s/>145,056 </text:p>
          </table:table-cell>
          <table:table-cell office:value-type="float" office:value="146206" calcext:value-type="float">
            <text:p><text:s/>146,206 </text:p>
          </table:table-cell>
          <table:table-cell office:value-type="float" office:value="137913" calcext:value-type="float">
            <text:p><text:s/>137,913 </text:p>
          </table:table-cell>
          <table:table-cell office:value-type="float" office:value="168453" calcext:value-type="float">
            <text:p><text:s/>168,453 </text:p>
          </table:table-cell>
          <table:table-cell office:value-type="float" office:value="188065" calcext:value-type="float">
            <text:p><text:s/>188,065 </text:p>
          </table:table-cell>
          <table:table-cell office:value-type="float" office:value="188432" calcext:value-type="float">
            <text:p><text:s/>188,432 </text:p>
          </table:table-cell>
          <table:table-cell office:value-type="float" office:value="181587" calcext:value-type="float">
            <text:p><text:s/>181,587 </text:p>
          </table:table-cell>
          <table:table-cell office:value-type="float" office:value="164780" calcext:value-type="float">
            <text:p><text:s/>164,780 </text:p>
          </table:table-cell>
          <table:table-cell office:value-type="float" office:value="180548" calcext:value-type="float">
            <text:p><text:s/>180,548 </text:p>
          </table:table-cell>
          <table:table-cell office:value-type="float" office:value="203758" calcext:value-type="float">
            <text:p><text:s/>203,758 </text:p>
          </table:table-cell>
          <table:table-cell office:value-type="float" office:value="205996" calcext:value-type="float">
            <text:p><text:s/>205,996 </text:p>
          </table:table-cell>
          <table:table-cell office:value-type="float" office:value="181868" calcext:value-type="float">
            <text:p><text:s/>181,868 </text:p>
          </table:table-cell>
          <table:table-cell office:value-type="float" office:value="155904" calcext:value-type="float">
            <text:p><text:s/>155,904 </text:p>
          </table:table-cell>
          <table:table-cell office:value-type="float" office:value="149920" calcext:value-type="float">
            <text:p><text:s/>149,920 </text:p>
          </table:table-cell>
          <table:table-cell office:value-type="float" office:value="109004" calcext:value-type="float">
            <text:p><text:s/>109,004 </text:p>
          </table:table-cell>
          <table:table-cell office:value-type="float" office:value="83026" calcext:value-type="float">
            <text:p><text:s/>83,026 </text:p>
          </table:table-cell>
          <table:table-cell office:value-type="float" office:value="82425" calcext:value-type="float">
            <text:p><text:s/>82,425 </text:p>
          </table:table-cell>
          <table:table-cell table:style-name="ce377" office:value-type="float" office:value="52335" calcext:value-type="float">
            <text:p><text:s/>52,335 </text:p>
          </table:table-cell>
          <table:table-cell table:style-name="ce377" office:value-type="float" office:value="30090" calcext:value-type="float">
            <text:p><text:s/>30,090 </text:p>
          </table:table-cell>
        </table:table-row>
        <table:table-row table:style-name="ro9">
          <table:table-cell office:value-type="float" office:value="2021" calcext:value-type="float">
            <text:p>2021</text:p>
          </table:table-cell>
          <table:table-cell office:value-type="string" calcext:value-type="string">
            <text:p>Females</text:p>
          </table:table-cell>
          <table:table-cell office:value-type="float" office:value="2807338" calcext:value-type="float">
            <text:p><text:s/>2,807,338 </text:p>
          </table:table-cell>
          <table:table-cell office:value-type="float" office:value="124123" calcext:value-type="float">
            <text:p><text:s/>124,123 </text:p>
          </table:table-cell>
          <table:table-cell office:value-type="float" office:value="142698" calcext:value-type="float">
            <text:p><text:s/>142,698 </text:p>
          </table:table-cell>
          <table:table-cell office:value-type="float" office:value="149283" calcext:value-type="float">
            <text:p><text:s/>149,283 </text:p>
          </table:table-cell>
          <table:table-cell office:value-type="float" office:value="138539" calcext:value-type="float">
            <text:p><text:s/>138,539 </text:p>
          </table:table-cell>
          <table:table-cell office:value-type="float" office:value="163699" calcext:value-type="float">
            <text:p><text:s/>163,699 </text:p>
          </table:table-cell>
          <table:table-cell office:value-type="float" office:value="184336" calcext:value-type="float">
            <text:p><text:s/>184,336 </text:p>
          </table:table-cell>
          <table:table-cell office:value-type="float" office:value="192816" calcext:value-type="float">
            <text:p><text:s/>192,816 </text:p>
          </table:table-cell>
          <table:table-cell office:value-type="float" office:value="183303" calcext:value-type="float">
            <text:p><text:s/>183,303 </text:p>
          </table:table-cell>
          <table:table-cell office:value-type="float" office:value="168982" calcext:value-type="float">
            <text:p><text:s/>168,982 </text:p>
          </table:table-cell>
          <table:table-cell office:value-type="float" office:value="173881" calcext:value-type="float">
            <text:p><text:s/>173,881 </text:p>
          </table:table-cell>
          <table:table-cell office:value-type="float" office:value="202575" calcext:value-type="float">
            <text:p><text:s/>202,575 </text:p>
          </table:table-cell>
          <table:table-cell office:value-type="float" office:value="207702" calcext:value-type="float">
            <text:p><text:s/>207,702 </text:p>
          </table:table-cell>
          <table:table-cell office:value-type="float" office:value="186281" calcext:value-type="float">
            <text:p><text:s/>186,281 </text:p>
          </table:table-cell>
          <table:table-cell office:value-type="float" office:value="158554" calcext:value-type="float">
            <text:p><text:s/>158,554 </text:p>
          </table:table-cell>
          <table:table-cell office:value-type="float" office:value="152463" calcext:value-type="float">
            <text:p><text:s/>152,463 </text:p>
          </table:table-cell>
          <table:table-cell office:value-type="float" office:value="111543" calcext:value-type="float">
            <text:p><text:s/>111,543 </text:p>
          </table:table-cell>
          <table:table-cell office:value-type="float" office:value="82492" calcext:value-type="float">
            <text:p><text:s/>82,492 </text:p>
          </table:table-cell>
          <table:table-cell office:value-type="float" office:value="84068" calcext:value-type="float">
            <text:p><text:s/>84,068 </text:p>
          </table:table-cell>
          <table:table-cell table:style-name="ce377" office:value-type="float" office:value="53168" calcext:value-type="float">
            <text:p><text:s/>53,168 </text:p>
          </table:table-cell>
          <table:table-cell table:style-name="ce377" office:value-type="float" office:value="30900" calcext:value-type="float">
            <text:p><text:s/>30,900 </text:p>
          </table:table-cell>
        </table:table-row>
      </table:table>
      <table:table table:name="new target set 2022" table:style-name="ta2">
        <table:table-column table:style-name="co13" table:default-cell-style-name="ce380"/>
        <table:table-column table:style-name="co14" table:default-cell-style-name="ce382"/>
        <table:table-column table:style-name="co2" table:number-columns-repeated="2" table:default-cell-style-name="ce380"/>
        <table:table-column table:style-name="co15" table:default-cell-style-name="ce380"/>
        <table:table-column table:style-name="co2" table:number-columns-repeated="1019" table:default-cell-style-name="ce380"/>
        <table:table-row table:style-name="ro1">
          <table:table-cell office:value-type="string" calcext:value-type="string">
            <text:p>Final Targets</text:p>
          </table:table-cell>
          <table:table-cell table:number-columns-repeated="1023"/>
        </table:table-row>
        <table:table-row table:style-name="ro1">
          <table:table-cell office:value-type="string" calcext:value-type="string">
            <text:p>mult</text:p>
          </table:table-cell>
          <table:table-cell table:style-name="ce383"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1">
          <table:table-cell/>
          <table:table-cell table:style-name="ce384" office:value-type="float" office:value="1347880.73203387" calcext:value-type="float">
            <text:p>1,347,881</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1019"/>
        </table:table-row>
        <table:table-row table:style-name="ro1">
          <table:table-cell/>
          <table:table-cell table:style-name="ce384" office:value-type="float" office:value="63487.4418777367" calcext:value-type="float">
            <text:p>63,48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9"/>
        </table:table-row>
        <table:table-row table:style-name="ro1">
          <table:table-cell/>
          <table:table-cell table:style-name="ce384" office:value-type="float" office:value="1352983.44460911" calcext:value-type="float">
            <text:p>1,352,983</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9"/>
        </table:table-row>
        <table:table-row table:style-name="ro1">
          <table:table-cell/>
          <table:table-cell table:style-name="ce384" office:value-type="float" office:value="35890.2758296073" calcext:value-type="float">
            <text:p>35,890</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9"/>
        </table:table-row>
        <table:table-row table:style-name="ro4">
          <table:table-cell table:style-name="ce381"/>
          <table:table-cell table:style-name="ce385" office:value-type="float" office:value="396291.977072143" calcext:value-type="float">
            <text:p>396,292</text:p>
          </table:table-cell>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9"/>
        </table:table-row>
        <table:table-row table:style-name="ro1">
          <table:table-cell table:style-name="Default"/>
          <table:table-cell table:style-name="ce386" office:value-type="float" office:value="292100.121112447" calcext:value-type="float">
            <text:p>292,100</text:p>
          </table:table-cell>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9"/>
        </table:table-row>
        <table:table-row table:style-name="ro4">
          <table:table-cell table:style-name="ce381"/>
          <table:table-cell table:style-name="ce386" office:value-type="float" office:value="317656.325688384" calcext:value-type="float">
            <text:p>317,656</text:p>
          </table:table-cell>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9"/>
        </table:table-row>
        <table:table-row table:style-name="ro1">
          <table:table-cell table:style-name="Default"/>
          <table:table-cell table:style-name="ce387" office:value-type="float" office:value="125921.399168" calcext:value-type="float">
            <text:p>125,921</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1019"/>
        </table:table-row>
        <table:table-row table:style-name="ro1">
          <table:table-cell table:style-name="Default"/>
          <table:table-cell table:style-name="ce388" office:value-type="float" office:value="147410.389088" calcext:value-type="float">
            <text:p>147,410</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1019"/>
        </table:table-row>
        <table:table-row table:style-name="ro1">
          <table:table-cell/>
          <table:table-cell table:style-name="ce388" office:value-type="float" office:value="186088.57984" calcext:value-type="float">
            <text:p>186,089</text:p>
          </table:table-cell>
          <table:table-cell office:value-type="string" calcext:value-type="string">
            <text:p>#</text:p>
          </table:table-cell>
          <table:table-cell office:value-type="float" office:value="10" calcext:value-type="float">
            <text:p>10</text:p>
          </table:table-cell>
          <table:table-cell office:value-type="string" calcext:value-type="string">
            <text:p>10 – 15</text:p>
          </table:table-cell>
          <table:table-cell table:number-columns-repeated="1019"/>
        </table:table-row>
        <table:table-row table:style-name="ro1">
          <table:table-cell/>
          <table:table-cell table:style-name="ce388" office:value-type="float" office:value="103761.462416" calcext:value-type="float">
            <text:p>103,761</text:p>
          </table:table-cell>
          <table:table-cell office:value-type="string" calcext:value-type="string">
            <text:p>#</text:p>
          </table:table-cell>
          <table:table-cell office:value-type="float" office:value="11" calcext:value-type="float">
            <text:p>11</text:p>
          </table:table-cell>
          <table:table-cell office:value-type="string" calcext:value-type="string">
            <text:p>16 - 19</text:p>
          </table:table-cell>
          <table:table-cell table:number-columns-repeated="1019"/>
        </table:table-row>
        <table:table-row table:style-name="ro1">
          <table:table-cell/>
          <table:table-cell table:style-name="ce388" office:value-type="float" office:value="151956.503776" calcext:value-type="float">
            <text:p>151,957</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1019"/>
        </table:table-row>
        <table:table-row table:style-name="ro1">
          <table:table-cell/>
          <table:table-cell table:style-name="ce388" office:value-type="float" office:value="177806.874288" calcext:value-type="float">
            <text:p>177,807</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1019"/>
        </table:table-row>
        <table:table-row table:style-name="ro1">
          <table:table-cell/>
          <table:table-cell table:style-name="ce388" office:value-type="float" office:value="189613.067805" calcext:value-type="float">
            <text:p>189,613</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1019"/>
        </table:table-row>
        <table:table-row table:style-name="ro1">
          <table:table-cell/>
          <table:table-cell table:style-name="ce388" office:value-type="float" office:value="174449.431812" calcext:value-type="float">
            <text:p>174,449</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1019"/>
        </table:table-row>
        <table:table-row table:style-name="ro1">
          <table:table-cell/>
          <table:table-cell table:style-name="ce388" office:value-type="float" office:value="165566.561266" calcext:value-type="float">
            <text:p>165,567</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1019"/>
        </table:table-row>
        <table:table-row table:style-name="ro1">
          <table:table-cell/>
          <table:table-cell table:style-name="ce388" office:value-type="float" office:value="156883.791324" calcext:value-type="float">
            <text:p>156,884</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1019"/>
        </table:table-row>
        <table:table-row table:style-name="ro1">
          <table:table-cell/>
          <table:table-cell table:style-name="ce388" office:value-type="float" office:value="181617.64916" calcext:value-type="float">
            <text:p>181,618</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1019"/>
        </table:table-row>
        <table:table-row table:style-name="ro1">
          <table:table-cell/>
          <table:table-cell table:style-name="ce388" office:value-type="float" office:value="191912.957574" calcext:value-type="float">
            <text:p>191,913</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1019"/>
        </table:table-row>
        <table:table-row table:style-name="ro1">
          <table:table-cell/>
          <table:table-cell table:style-name="ce388" office:value-type="float" office:value="176250.874926" calcext:value-type="float">
            <text:p>176,251</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1019"/>
        </table:table-row>
        <table:table-row table:style-name="ro1">
          <table:table-cell/>
          <table:table-cell table:style-name="ce388" office:value-type="float" office:value="148622.841135" calcext:value-type="float">
            <text:p>148,623</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1019"/>
        </table:table-row>
        <table:table-row table:style-name="ro1">
          <table:table-cell/>
          <table:table-cell table:style-name="ce388" office:value-type="float" office:value="130764.74851" calcext:value-type="float">
            <text:p>130,765</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1019"/>
        </table:table-row>
        <table:table-row table:style-name="ro1">
          <table:table-cell/>
          <table:table-cell table:style-name="ce388" office:value-type="float" office:value="99683.508024" calcext:value-type="float">
            <text:p>99,684</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1019"/>
        </table:table-row>
        <table:table-row table:style-name="ro1">
          <table:table-cell/>
          <table:table-cell table:style-name="ce388" office:value-type="float" office:value="102280.182617" calcext:value-type="float">
            <text:p>102,280</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1019"/>
        </table:table-row>
        <table:table-row table:style-name="ro1">
          <table:table-cell/>
          <table:table-cell table:style-name="ce387" office:value-type="float" office:value="119487.43125" calcext:value-type="float">
            <text:p>119,487</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9"/>
        </table:table-row>
        <table:table-row table:style-name="ro1">
          <table:table-cell/>
          <table:table-cell table:style-name="ce387" office:value-type="float" office:value="139162.753125" calcext:value-type="float">
            <text:p>139,163</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9"/>
        </table:table-row>
        <table:table-row table:style-name="ro1">
          <table:table-cell/>
          <table:table-cell table:style-name="ce387" office:value-type="float" office:value="178360.875" calcext:value-type="float">
            <text:p>178,361</text:p>
          </table:table-cell>
          <table:table-cell office:value-type="string" calcext:value-type="string">
            <text:p>#</text:p>
          </table:table-cell>
          <table:table-cell office:value-type="float" office:value="27" calcext:value-type="float">
            <text:p>27</text:p>
          </table:table-cell>
          <table:table-cell office:value-type="string" calcext:value-type="string">
            <text:p>10 – 15</text:p>
          </table:table-cell>
          <table:table-cell table:number-columns-repeated="1019"/>
        </table:table-row>
        <table:table-row table:style-name="ro1">
          <table:table-cell/>
          <table:table-cell table:style-name="ce387" office:value-type="float" office:value="94149.9496" calcext:value-type="float">
            <text:p>94,150</text:p>
          </table:table-cell>
          <table:table-cell office:value-type="string" calcext:value-type="string">
            <text:p>#</text:p>
          </table:table-cell>
          <table:table-cell office:value-type="float" office:value="28" calcext:value-type="float">
            <text:p>28</text:p>
          </table:table-cell>
          <table:table-cell office:value-type="string" calcext:value-type="string">
            <text:p>16 - 19</text:p>
          </table:table-cell>
          <table:table-cell table:number-columns-repeated="1019"/>
        </table:table-row>
        <table:table-row table:style-name="ro1">
          <table:table-cell/>
          <table:table-cell table:style-name="ce387" office:value-type="float" office:value="146720.303466" calcext:value-type="float">
            <text:p>146,720</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9"/>
        </table:table-row>
        <table:table-row table:style-name="ro1">
          <table:table-cell/>
          <table:table-cell table:style-name="ce387" office:value-type="float" office:value="175980.221439" calcext:value-type="float">
            <text:p>175,980</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9"/>
        </table:table-row>
        <table:table-row table:style-name="ro1">
          <table:table-cell/>
          <table:table-cell table:style-name="ce387" office:value-type="float" office:value="193729.505572" calcext:value-type="float">
            <text:p>193,730</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9"/>
        </table:table-row>
        <table:table-row table:style-name="ro1">
          <table:table-cell/>
          <table:table-cell table:style-name="ce387" office:value-type="float" office:value="182677.546985" calcext:value-type="float">
            <text:p>182,678</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9"/>
        </table:table-row>
        <table:table-row table:style-name="ro1">
          <table:table-cell/>
          <table:table-cell table:style-name="ce387" office:value-type="float" office:value="173862.675144" calcext:value-type="float">
            <text:p>173,863</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1019"/>
        </table:table-row>
        <table:table-row table:style-name="ro1">
          <table:table-cell/>
          <table:table-cell table:style-name="ce387" office:value-type="float" office:value="165536.582002" calcext:value-type="float">
            <text:p>165,537</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9"/>
        </table:table-row>
        <table:table-row table:style-name="ro1">
          <table:table-cell/>
          <table:table-cell table:style-name="ce387" office:value-type="float" office:value="198225.35178" calcext:value-type="float">
            <text:p>198,225</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9"/>
        </table:table-row>
        <table:table-row table:style-name="ro1">
          <table:table-cell/>
          <table:table-cell table:style-name="ce387" office:value-type="float" office:value="206606.399104" calcext:value-type="float">
            <text:p>206,606</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9"/>
        </table:table-row>
        <table:table-row table:style-name="ro1">
          <table:table-cell/>
          <table:table-cell table:style-name="ce387" office:value-type="float" office:value="189092.451152" calcext:value-type="float">
            <text:p>189,092</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9"/>
        </table:table-row>
        <table:table-row table:style-name="ro1">
          <table:table-cell/>
          <table:table-cell table:style-name="ce387" office:value-type="float" office:value="161055.780096" calcext:value-type="float">
            <text:p>161,056</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9"/>
        </table:table-row>
        <table:table-row table:style-name="ro1">
          <table:table-cell/>
          <table:table-cell table:style-name="ce387" office:value-type="float" office:value="144934.45079" calcext:value-type="float">
            <text:p>144,934</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9"/>
        </table:table-row>
        <table:table-row table:style-name="ro1">
          <table:table-cell/>
          <table:table-cell table:style-name="ce387" office:value-type="float" office:value="117987.970656" calcext:value-type="float">
            <text:p>117,988</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9"/>
        </table:table-row>
        <table:table-row table:style-name="ro1">
          <table:table-cell/>
          <table:table-cell table:style-name="ce387" office:value-type="float" office:value="149195.496152" calcext:value-type="float">
            <text:p>149,195</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9"/>
        </table:table-row>
        <table:table-row table:style-name="ro1">
          <table:table-cell/>
          <table:table-cell table:style-name="ce389" office:value-type="float" office:value="472953" calcext:value-type="float">
            <text:p>472,953</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8"/>
        </table:table-row>
        <table:table-row table:style-name="ro1">
          <table:table-cell/>
          <table:table-cell table:style-name="ce389" office:value-type="float" office:value="455762" calcext:value-type="float">
            <text:p>455,762</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number-columns-repeated="1018"/>
        </table:table-row>
        <table:table-row table:style-name="ro1">
          <table:table-cell/>
          <table:table-cell table:style-name="ce389" office:value-type="float" office:value="804003" calcext:value-type="float">
            <text:p>804,003</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8"/>
        </table:table-row>
        <table:table-row table:style-name="ro1">
          <table:table-cell/>
          <table:table-cell table:style-name="ce390" office:value-type="float" office:value="157469" calcext:value-type="float">
            <text:p>157,469</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8"/>
        </table:table-row>
        <table:table-row table:style-name="ro1">
          <table:table-cell/>
          <table:table-cell table:style-name="ce390" office:value-type="float" office:value="439658" calcext:value-type="float">
            <text:p>439,658</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8"/>
        </table:table-row>
        <table:table-row table:style-name="ro1">
          <table:table-cell/>
          <table:table-cell table:style-name="ce390" office:value-type="float" office:value="208126" calcext:value-type="float">
            <text:p>208,126</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number-columns-repeated="1019"/>
        </table:table-row>
        <table:table-row table:style-name="ro1">
          <table:table-cell/>
          <table:table-cell table:style-name="ce391" office:value-type="float" office:value="80383" calcext:value-type="float">
            <text:p>80,383</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number-columns-repeated="1019"/>
        </table:table-row>
        <table:table-row table:style-name="ro1">
          <table:table-cell/>
          <table:table-cell table:style-name="ce391" office:value-type="float" office:value="123909" calcext:value-type="float">
            <text:p>123,909</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number-columns-repeated="1019"/>
        </table:table-row>
        <table:table-row table:style-name="ro1">
          <table:table-cell/>
          <table:table-cell table:style-name="ce391" office:value-type="float" office:value="428125" calcext:value-type="float">
            <text:p>428,125</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number-columns-repeated="2"/>
          <table:table-cell table:style-name="Default"/>
          <table:table-cell table:number-columns-repeated="1016"/>
        </table:table-row>
        <table:table-row table:style-name="ro1">
          <table:table-cell/>
          <table:table-cell table:style-name="ce392" office:value-type="float" office:value="114078.7568718" calcext:value-type="float">
            <text:p>114,079</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cell table:style-name="Default"/>
          <table:table-cell table:number-columns-repeated="1016"/>
        </table:table-row>
        <table:table-row table:style-name="ro1">
          <table:table-cell/>
          <table:table-cell table:style-name="ce392" office:value-type="float" office:value="54620.516843" calcext:value-type="float">
            <text:p>54,621</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6"/>
        </table:table-row>
        <table:table-row table:style-name="ro1">
          <table:table-cell/>
          <table:table-cell table:style-name="ce392" office:value-type="float" office:value="41607.77456896" calcext:value-type="float">
            <text:p>41,608</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6"/>
        </table:table-row>
        <table:table-row table:style-name="ro1">
          <table:table-cell/>
          <table:table-cell table:style-name="ce392" office:value-type="float" office:value="246540.442356" calcext:value-type="float">
            <text:p>246,540</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6"/>
        </table:table-row>
        <table:table-row table:style-name="ro1">
          <table:table-cell/>
          <table:table-cell table:style-name="ce392" office:value-type="float" office:value="24138.18996936" calcext:value-type="float">
            <text:p>24,138</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6"/>
        </table:table-row>
        <table:table-row table:style-name="ro1">
          <table:table-cell/>
          <table:table-cell table:style-name="ce392" office:value-type="float" office:value="69930.177164" calcext:value-type="float">
            <text:p>69,930</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9"/>
        </table:table-row>
        <table:table-row table:style-name="ro1">
          <table:table-cell/>
          <table:table-cell table:style-name="ce392" office:value-type="float" office:value="71266.6461829" calcext:value-type="float">
            <text:p>71,267</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9"/>
        </table:table-row>
        <table:table-row table:style-name="ro1">
          <table:table-cell/>
          <table:table-cell table:style-name="ce392" office:value-type="float" office:value="55757.1591957" calcext:value-type="float">
            <text:p>55,757</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9"/>
        </table:table-row>
        <table:table-row table:style-name="ro1">
          <table:table-cell/>
          <table:table-cell table:style-name="ce392" office:value-type="float" office:value="46916.8305894" calcext:value-type="float">
            <text:p>46,917</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9"/>
        </table:table-row>
        <table:table-row table:style-name="ro1">
          <table:table-cell/>
          <table:table-cell table:style-name="ce392" office:value-type="float" office:value="48217.58917242" calcext:value-type="float">
            <text:p>48,218</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9"/>
        </table:table-row>
        <table:table-row table:style-name="ro1">
          <table:table-cell/>
          <table:table-cell table:style-name="ce392" office:value-type="float" office:value="40304.7125199" calcext:value-type="float">
            <text:p>40,305</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9"/>
        </table:table-row>
        <table:table-row table:style-name="ro1">
          <table:table-cell/>
          <table:table-cell table:style-name="ce392" office:value-type="float" office:value="74175.9409565" calcext:value-type="float">
            <text:p>74,176</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9"/>
        </table:table-row>
        <table:table-row table:style-name="ro1">
          <table:table-cell/>
          <table:table-cell table:style-name="ce392" office:value-type="float" office:value="171156.2199633" calcext:value-type="float">
            <text:p>171,156</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9"/>
        </table:table-row>
        <table:table-row table:style-name="ro1">
          <table:table-cell/>
          <table:table-cell table:style-name="ce392" office:value-type="float" office:value="300829.7898298" calcext:value-type="float">
            <text:p>300,830</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9"/>
        </table:table-row>
        <table:table-row table:style-name="ro1">
          <table:table-cell/>
          <table:table-cell table:style-name="ce392" office:value-type="float" office:value="111066.7800713" calcext:value-type="float">
            <text:p>111,067</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9"/>
        </table:table-row>
        <table:table-row table:style-name="ro1">
          <table:table-cell/>
          <table:table-cell table:style-name="ce392" office:value-type="float" office:value="37340.4148537" calcext:value-type="float">
            <text:p>37,340</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9"/>
        </table:table-row>
        <table:table-row table:style-name="ro1">
          <table:table-cell/>
          <table:table-cell table:style-name="ce392" office:value-type="float" office:value="41684.5751631" calcext:value-type="float">
            <text:p>41,685</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9"/>
        </table:table-row>
        <table:table-row table:style-name="ro1">
          <table:table-cell/>
          <table:table-cell table:style-name="ce392" office:value-type="float" office:value="43669.4146946" calcext:value-type="float">
            <text:p>43,669</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9"/>
        </table:table-row>
        <table:table-row table:style-name="ro1">
          <table:table-cell/>
          <table:table-cell table:style-name="ce392" office:value-type="float" office:value="12774.79917442" calcext:value-type="float">
            <text:p>12,775</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9"/>
        </table:table-row>
        <table:table-row table:style-name="ro1">
          <table:table-cell/>
          <table:table-cell table:style-name="ce392" office:value-type="float" office:value="64256.5237325" calcext:value-type="float">
            <text:p>64,257</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9"/>
        </table:table-row>
        <table:table-row table:style-name="ro1">
          <table:table-cell/>
          <table:table-cell table:style-name="ce392" office:value-type="float" office:value="154606.9290102" calcext:value-type="float">
            <text:p>154,607</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9"/>
        </table:table-row>
        <table:table-row table:style-name="ro1">
          <table:table-cell/>
          <table:table-cell table:style-name="ce392" office:value-type="float" office:value="10773.99430254" calcext:value-type="float">
            <text:p>10,774</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9"/>
        </table:table-row>
        <table:table-row table:style-name="ro1">
          <table:table-cell/>
          <table:table-cell table:style-name="ce392" office:value-type="float" office:value="70140.4748777" calcext:value-type="float">
            <text:p>70,140</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9"/>
        </table:table-row>
        <table:table-row table:style-name="ro1">
          <table:table-cell/>
          <table:table-cell table:style-name="ce392" office:value-type="float" office:value="88474.3699363" calcext:value-type="float">
            <text:p>88,474</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9"/>
        </table:table-row>
        <table:table-row table:style-name="ro1">
          <table:table-cell/>
          <table:table-cell table:style-name="ce392" office:value-type="float" office:value="55464.6216032" calcext:value-type="float">
            <text:p>55,465</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9"/>
        </table:table-row>
        <table:table-row table:style-name="ro1">
          <table:table-cell/>
          <table:table-cell table:style-name="ce392" office:value-type="float" office:value="10565.88250053" calcext:value-type="float">
            <text:p>10,566</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9"/>
        </table:table-row>
        <table:table-row table:style-name="ro1">
          <table:table-cell/>
          <table:table-cell table:style-name="ce392" office:value-type="float" office:value="52978.4347891" calcext:value-type="float">
            <text:p>52,978</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9"/>
        </table:table-row>
        <table:table-row table:style-name="ro1">
          <table:table-cell/>
          <table:table-cell table:style-name="ce392" office:value-type="float" office:value="149931.05823" calcext:value-type="float">
            <text:p>149,931</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9"/>
        </table:table-row>
        <table:table-row table:style-name="ro1">
          <table:table-cell/>
          <table:table-cell table:style-name="ce392" office:value-type="float" office:value="40765.4907647" calcext:value-type="float">
            <text:p>40,765</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9"/>
        </table:table-row>
        <table:table-row table:style-name="ro1">
          <table:table-cell/>
          <table:table-cell table:style-name="ce392" office:value-type="float" office:value="43222.7266884" calcext:value-type="float">
            <text:p>43,223</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9"/>
        </table:table-row>
        <table:table-row table:style-name="ro1">
          <table:table-cell/>
          <table:table-cell table:style-name="ce392" office:value-type="float" office:value="81415.0578095" calcext:value-type="float">
            <text:p>81,415</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9"/>
        </table:table-row>
        <table:table-row table:style-name="ro1">
          <table:table-cell/>
          <table:table-cell table:style-name="ce393" office:value-type="float" office:value="657107.484323816" calcext:value-type="float">
            <text:p>657,107</text:p>
          </table:table-cell>
          <table:table-cell office:value-type="string" calcext:value-type="string">
            <text:p>#</text:p>
          </table:table-cell>
          <table:table-cell office:value-type="float" office:value="83" calcext:value-type="float">
            <text:p>83</text:p>
          </table:table-cell>
          <table:table-cell table:style-name="ce249" office:value-type="string" calcext:value-type="string">
            <text:p>% all in employment who are - 2: professional occupations (SOC2010)</text:p>
          </table:table-cell>
          <table:table-cell table:number-columns-repeated="1019"/>
        </table:table-row>
        <table:table-row table:style-name="ro1">
          <table:table-cell/>
          <table:table-cell table:style-name="ce394" office:value-type="float" office:value="425792.911086079" calcext:value-type="float">
            <text:p>425,793</text:p>
          </table:table-cell>
          <table:table-cell office:value-type="string" calcext:value-type="string">
            <text:p>#</text:p>
          </table:table-cell>
          <table:table-cell office:value-type="float" office:value="84" calcext:value-type="float">
            <text:p>84</text:p>
          </table:table-cell>
          <table:table-cell table:style-name="ce249" office:value-type="string" calcext:value-type="string">
            <text:p>% all in employment who are - 3: associate prof &amp; tech occupations (SOC2010)</text:p>
          </table:table-cell>
          <table:table-cell table:number-columns-repeated="1019"/>
        </table:table-row>
        <table:table-row table:style-name="ro1">
          <table:table-cell/>
          <table:table-cell table:style-name="ce394" office:value-type="float" office:value="271866.279055459" calcext:value-type="float">
            <text:p>271,866</text:p>
          </table:table-cell>
          <table:table-cell office:value-type="string" calcext:value-type="string">
            <text:p>#</text:p>
          </table:table-cell>
          <table:table-cell office:value-type="float" office:value="85" calcext:value-type="float">
            <text:p>85</text:p>
          </table:table-cell>
          <table:table-cell table:style-name="ce249" office:value-type="string" calcext:value-type="string">
            <text:p>% all in employment who are - 4: administrative and secretarial occupations (SOC2010)</text:p>
          </table:table-cell>
          <table:table-cell table:number-columns-repeated="1019"/>
        </table:table-row>
        <table:table-row table:style-name="ro1">
          <table:table-cell/>
          <table:table-cell table:style-name="ce394" office:value-type="float" office:value="247450.330526464" calcext:value-type="float">
            <text:p>247,450</text:p>
          </table:table-cell>
          <table:table-cell office:value-type="string" calcext:value-type="string">
            <text:p>#</text:p>
          </table:table-cell>
          <table:table-cell office:value-type="float" office:value="86" calcext:value-type="float">
            <text:p>86</text:p>
          </table:table-cell>
          <table:table-cell table:style-name="ce249" office:value-type="string" calcext:value-type="string">
            <text:p>% all in employment who are - 5: skilled trades occupations (SOC2010)</text:p>
          </table:table-cell>
          <table:table-cell table:number-columns-repeated="1019"/>
        </table:table-row>
        <table:table-row table:style-name="ro1">
          <table:table-cell/>
          <table:table-cell table:style-name="ce394" office:value-type="float" office:value="256792.084746254" calcext:value-type="float">
            <text:p>256,792</text:p>
          </table:table-cell>
          <table:table-cell office:value-type="string" calcext:value-type="string">
            <text:p>#</text:p>
          </table:table-cell>
          <table:table-cell office:value-type="float" office:value="87" calcext:value-type="float">
            <text:p>87</text:p>
          </table:table-cell>
          <table:table-cell table:style-name="ce249" office:value-type="string" calcext:value-type="string">
            <text:p>% all in employment who are - 6: caring, leisure and other service occupations (SOC2010)</text:p>
          </table:table-cell>
          <table:table-cell table:number-columns-repeated="1019"/>
        </table:table-row>
        <table:table-row table:style-name="ro1">
          <table:table-cell/>
          <table:table-cell table:style-name="ce394" office:value-type="float" office:value="230889.948045929" calcext:value-type="float">
            <text:p>230,890</text:p>
          </table:table-cell>
          <table:table-cell office:value-type="string" calcext:value-type="string">
            <text:p>#</text:p>
          </table:table-cell>
          <table:table-cell office:value-type="float" office:value="88" calcext:value-type="float">
            <text:p>88</text:p>
          </table:table-cell>
          <table:table-cell table:style-name="ce249" office:value-type="string" calcext:value-type="string">
            <text:p>% all in employment who are - 7: sales and customer service occupations (SOC2010)</text:p>
          </table:table-cell>
          <table:table-cell table:number-columns-repeated="1019"/>
        </table:table-row>
        <table:table-row table:style-name="ro1">
          <table:table-cell/>
          <table:table-cell table:style-name="ce394" office:value-type="float" office:value="144372.565214926" calcext:value-type="float">
            <text:p>144,373</text:p>
          </table:table-cell>
          <table:table-cell office:value-type="string" calcext:value-type="string">
            <text:p>#</text:p>
          </table:table-cell>
          <table:table-cell office:value-type="float" office:value="89" calcext:value-type="float">
            <text:p>89</text:p>
          </table:table-cell>
          <table:table-cell table:style-name="ce249" office:value-type="string" calcext:value-type="string">
            <text:p>% all in employment who are - 8: process, plant and machine operatives (SOC2010)</text:p>
          </table:table-cell>
          <table:table-cell table:number-columns-repeated="1019"/>
        </table:table-row>
        <table:table-row table:style-name="ro1">
          <table:table-cell/>
          <table:table-cell table:style-name="ce394" office:value-type="float" office:value="272503.216843172" calcext:value-type="float">
            <text:p>272,503</text:p>
          </table:table-cell>
          <table:table-cell/>
          <table:table-cell office:value-type="float" office:value="90" calcext:value-type="float">
            <text:p>90</text:p>
          </table:table-cell>
          <table:table-cell table:style-name="ce249" office:value-type="string" calcext:value-type="string">
            <text:p>% all in employment who are - 9: elementary occupations (SOC2010)</text:p>
          </table:table-cell>
          <table:table-cell table:number-columns-repeated="1019"/>
        </table:table-row>
        <table:table-row table:style-name="ro1" table:number-rows-repeated="1048484">
          <table:table-cell table:number-columns-repeated="1024"/>
        </table:table-row>
        <table:table-row table:style-name="ro1">
          <table:table-cell table:number-columns-repeated="1024"/>
        </table:table-row>
      </table:table>
      <table:table table:name="Previous target set" table:style-name="ta1">
        <table:table-column table:style-name="co13" table:default-cell-style-name="ce380"/>
        <table:table-column table:style-name="co14" table:default-cell-style-name="ce380"/>
        <table:table-column table:style-name="co2" table:number-columns-repeated="2" table:default-cell-style-name="ce380"/>
        <table:table-column table:style-name="co15" table:default-cell-style-name="ce380"/>
        <table:table-column table:style-name="co16" table:default-cell-style-name="ce380"/>
        <table:table-column table:style-name="co2" table:number-columns-repeated="1018" table:default-cell-style-name="ce380"/>
        <table:table-row table:style-name="ro1">
          <table:table-cell office:value-type="string" calcext:value-type="string">
            <text:p>Final Targets</text:p>
          </table:table-cell>
          <table:table-cell table:number-columns-repeated="1023"/>
        </table:table-row>
        <table:table-row table:style-name="ro1">
          <table:table-cell office:value-type="string" calcext:value-type="string">
            <text:p>mult</text:p>
          </table:table-cell>
          <table:table-cell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1">
          <table:table-cell office:value-type="float" office:value="1.02361127107591" calcext:value-type="float">
            <text:p>1.02361127107591</text:p>
          </table:table-cell>
          <table:table-cell table:style-name="ce395" office:value-type="float" office:value="1347880.73203387" calcext:value-type="float">
            <text:p>1347880.73203387</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1019"/>
        </table:table-row>
        <table:table-row table:style-name="ro1">
          <table:table-cell office:value-type="float" office:value="1.02361127107591" calcext:value-type="float">
            <text:p>1.02361127107591</text:p>
          </table:table-cell>
          <table:table-cell table:style-name="ce395" office:value-type="float" office:value="63487.4418777367" calcext:value-type="float">
            <text:p>63487.441877736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9"/>
        </table:table-row>
        <table:table-row table:style-name="ro1">
          <table:table-cell office:value-type="float" office:value="1.01039881362443" calcext:value-type="float">
            <text:p>1.01039881362443</text:p>
          </table:table-cell>
          <table:table-cell table:style-name="ce395" office:value-type="float" office:value="1352983.44460911" calcext:value-type="float">
            <text:p>1352983.44460911</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9"/>
        </table:table-row>
        <table:table-row table:style-name="ro1">
          <table:table-cell office:value-type="float" office:value="1.01039881362443" calcext:value-type="float">
            <text:p>1.01039881362443</text:p>
          </table:table-cell>
          <table:table-cell table:style-name="ce395" office:value-type="float" office:value="31181.9146474399" calcext:value-type="float">
            <text:p>31181.9146474399</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9"/>
        </table:table-row>
        <table:table-row table:style-name="ro4">
          <table:table-cell table:style-name="ce381"/>
          <table:table-cell table:style-name="ce395"/>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9"/>
        </table:table-row>
        <table:table-row table:style-name="ro4">
          <table:table-cell table:style-name="ce381"/>
          <table:table-cell table:style-name="ce395"/>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9"/>
        </table:table-row>
        <table:table-row table:style-name="ro4">
          <table:table-cell table:style-name="ce381"/>
          <table:table-cell table:style-name="ce395"/>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9"/>
        </table:table-row>
        <table:table-row table:style-name="ro1">
          <table:table-cell/>
          <table:table-cell office:value-type="float" office:value="135959" calcext:value-type="float">
            <text:p>135959</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1019"/>
        </table:table-row>
        <table:table-row table:style-name="ro1">
          <table:table-cell/>
          <table:table-cell office:value-type="float" office:value="152847" calcext:value-type="float">
            <text:p>152847</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1019"/>
        </table:table-row>
        <table:table-row table:style-name="ro1">
          <table:table-cell/>
          <table:table-cell office:value-type="float" office:value="151875" calcext:value-type="float">
            <text:p>151875</text:p>
          </table:table-cell>
          <table:table-cell office:value-type="string" calcext:value-type="string">
            <text:p>#</text:p>
          </table:table-cell>
          <table:table-cell office:value-type="float" office:value="10" calcext:value-type="float">
            <text:p>10</text:p>
          </table:table-cell>
          <table:table-cell office:value-type="string" calcext:value-type="string">
            <text:p>10 - 14</text:p>
          </table:table-cell>
          <table:table-cell table:number-columns-repeated="1019"/>
        </table:table-row>
        <table:table-row table:style-name="ro1">
          <table:table-cell/>
          <table:table-cell office:value-type="float" office:value="144207" calcext:value-type="float">
            <text:p>144207</text:p>
          </table:table-cell>
          <table:table-cell office:value-type="string" calcext:value-type="string">
            <text:p>#</text:p>
          </table:table-cell>
          <table:table-cell office:value-type="float" office:value="11" calcext:value-type="float">
            <text:p>11</text:p>
          </table:table-cell>
          <table:table-cell office:value-type="string" calcext:value-type="string">
            <text:p>15 - 19</text:p>
          </table:table-cell>
          <table:table-cell table:number-columns-repeated="1019"/>
        </table:table-row>
        <table:table-row table:style-name="ro1">
          <table:table-cell/>
          <table:table-cell office:value-type="float" office:value="173302" calcext:value-type="float">
            <text:p>173302</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1019"/>
        </table:table-row>
        <table:table-row table:style-name="ro1">
          <table:table-cell/>
          <table:table-cell office:value-type="float" office:value="189139" calcext:value-type="float">
            <text:p>189139</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1019"/>
        </table:table-row>
        <table:table-row table:style-name="ro1">
          <table:table-cell/>
          <table:table-cell office:value-type="float" office:value="185637" calcext:value-type="float">
            <text:p>185637</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1019"/>
        </table:table-row>
        <table:table-row table:style-name="ro1">
          <table:table-cell/>
          <table:table-cell office:value-type="float" office:value="174079" calcext:value-type="float">
            <text:p>174079</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1019"/>
        </table:table-row>
        <table:table-row table:style-name="ro1">
          <table:table-cell/>
          <table:table-cell office:value-type="float" office:value="159586" calcext:value-type="float">
            <text:p>159586</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1019"/>
        </table:table-row>
        <table:table-row table:style-name="ro1">
          <table:table-cell/>
          <table:table-cell office:value-type="float" office:value="169376" calcext:value-type="float">
            <text:p>169376</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1019"/>
        </table:table-row>
        <table:table-row table:style-name="ro1">
          <table:table-cell/>
          <table:table-cell office:value-type="float" office:value="189355" calcext:value-type="float">
            <text:p>189355</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1019"/>
        </table:table-row>
        <table:table-row table:style-name="ro1">
          <table:table-cell/>
          <table:table-cell office:value-type="float" office:value="193348" calcext:value-type="float">
            <text:p>193348</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1019"/>
        </table:table-row>
        <table:table-row table:style-name="ro1">
          <table:table-cell/>
          <table:table-cell office:value-type="float" office:value="170701" calcext:value-type="float">
            <text:p>170701</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1019"/>
        </table:table-row>
        <table:table-row table:style-name="ro1">
          <table:table-cell/>
          <table:table-cell office:value-type="float" office:value="144529" calcext:value-type="float">
            <text:p>144529</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1019"/>
        </table:table-row>
        <table:table-row table:style-name="ro1">
          <table:table-cell/>
          <table:table-cell office:value-type="float" office:value="135910" calcext:value-type="float">
            <text:p>135910</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1019"/>
        </table:table-row>
        <table:table-row table:style-name="ro1">
          <table:table-cell/>
          <table:table-cell office:value-type="float" office:value="89206" calcext:value-type="float">
            <text:p>89206</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1019"/>
        </table:table-row>
        <table:table-row table:style-name="ro1">
          <table:table-cell/>
          <table:table-cell office:value-type="float" office:value="106156" calcext:value-type="float">
            <text:p>106156</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1019"/>
        </table:table-row>
        <table:table-row table:style-name="ro1">
          <table:table-cell/>
          <table:table-cell office:value-type="float" office:value="127847" calcext:value-type="float">
            <text:p>127847</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9"/>
        </table:table-row>
        <table:table-row table:style-name="ro1">
          <table:table-cell/>
          <table:table-cell office:value-type="float" office:value="145056" calcext:value-type="float">
            <text:p>145056</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9"/>
        </table:table-row>
        <table:table-row table:style-name="ro1">
          <table:table-cell/>
          <table:table-cell office:value-type="float" office:value="146206" calcext:value-type="float">
            <text:p>146206</text:p>
          </table:table-cell>
          <table:table-cell office:value-type="string" calcext:value-type="string">
            <text:p>#</text:p>
          </table:table-cell>
          <table:table-cell office:value-type="float" office:value="27" calcext:value-type="float">
            <text:p>27</text:p>
          </table:table-cell>
          <table:table-cell office:value-type="string" calcext:value-type="string">
            <text:p>10 - 14</text:p>
          </table:table-cell>
          <table:table-cell table:number-columns-repeated="1019"/>
        </table:table-row>
        <table:table-row table:style-name="ro1">
          <table:table-cell/>
          <table:table-cell office:value-type="float" office:value="137913" calcext:value-type="float">
            <text:p>137913</text:p>
          </table:table-cell>
          <table:table-cell office:value-type="string" calcext:value-type="string">
            <text:p>#</text:p>
          </table:table-cell>
          <table:table-cell office:value-type="float" office:value="28" calcext:value-type="float">
            <text:p>28</text:p>
          </table:table-cell>
          <table:table-cell office:value-type="string" calcext:value-type="string">
            <text:p>15 - 19</text:p>
          </table:table-cell>
          <table:table-cell table:number-columns-repeated="1019"/>
        </table:table-row>
        <table:table-row table:style-name="ro1">
          <table:table-cell/>
          <table:table-cell office:value-type="float" office:value="168453" calcext:value-type="float">
            <text:p>168453</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9"/>
        </table:table-row>
        <table:table-row table:style-name="ro1">
          <table:table-cell/>
          <table:table-cell office:value-type="float" office:value="188065" calcext:value-type="float">
            <text:p>188065</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9"/>
        </table:table-row>
        <table:table-row table:style-name="ro1">
          <table:table-cell/>
          <table:table-cell office:value-type="float" office:value="188432" calcext:value-type="float">
            <text:p>188432</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9"/>
        </table:table-row>
        <table:table-row table:style-name="ro1">
          <table:table-cell/>
          <table:table-cell office:value-type="float" office:value="181587" calcext:value-type="float">
            <text:p>181587</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9"/>
        </table:table-row>
        <table:table-row table:style-name="ro1">
          <table:table-cell/>
          <table:table-cell office:value-type="float" office:value="164780" calcext:value-type="float">
            <text:p>164780</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1019"/>
        </table:table-row>
        <table:table-row table:style-name="ro1">
          <table:table-cell/>
          <table:table-cell office:value-type="float" office:value="180548" calcext:value-type="float">
            <text:p>180548</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9"/>
        </table:table-row>
        <table:table-row table:style-name="ro1">
          <table:table-cell/>
          <table:table-cell office:value-type="float" office:value="203758" calcext:value-type="float">
            <text:p>203758</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9"/>
        </table:table-row>
        <table:table-row table:style-name="ro1">
          <table:table-cell/>
          <table:table-cell office:value-type="float" office:value="205996" calcext:value-type="float">
            <text:p>205996</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9"/>
        </table:table-row>
        <table:table-row table:style-name="ro1">
          <table:table-cell/>
          <table:table-cell office:value-type="float" office:value="181868" calcext:value-type="float">
            <text:p>181868</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9"/>
        </table:table-row>
        <table:table-row table:style-name="ro1">
          <table:table-cell/>
          <table:table-cell office:value-type="float" office:value="155904" calcext:value-type="float">
            <text:p>155904</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9"/>
        </table:table-row>
        <table:table-row table:style-name="ro1">
          <table:table-cell/>
          <table:table-cell office:value-type="float" office:value="149920" calcext:value-type="float">
            <text:p>149920</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9"/>
        </table:table-row>
        <table:table-row table:style-name="ro1">
          <table:table-cell/>
          <table:table-cell office:value-type="float" office:value="109004" calcext:value-type="float">
            <text:p>109004</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9"/>
        </table:table-row>
        <table:table-row table:style-name="ro1">
          <table:table-cell/>
          <table:table-cell office:value-type="float" office:value="165451" calcext:value-type="float">
            <text:p>165451</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9"/>
        </table:table-row>
        <table:table-row table:style-name="ro1">
          <table:table-cell/>
          <table:table-cell table:style-name="ce395" office:value-type="float" office:value="472953" calcext:value-type="float">
            <text:p>472953</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8"/>
        </table:table-row>
        <table:table-row table:style-name="ro1">
          <table:table-cell/>
          <table:table-cell table:style-name="ce395" office:value-type="float" office:value="455762" calcext:value-type="float">
            <text:p>455762</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number-columns-repeated="1018"/>
        </table:table-row>
        <table:table-row table:style-name="ro1">
          <table:table-cell/>
          <table:table-cell table:style-name="ce395" office:value-type="float" office:value="804003" calcext:value-type="float">
            <text:p>804003</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8"/>
        </table:table-row>
        <table:table-row table:style-name="ro1">
          <table:table-cell/>
          <table:table-cell table:style-name="ce396" office:value-type="float" office:value="157469" calcext:value-type="float">
            <text:p><text:s/>157,469.00 </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8"/>
        </table:table-row>
        <table:table-row table:style-name="ro1">
          <table:table-cell/>
          <table:table-cell table:style-name="ce396" office:value-type="float" office:value="439658" calcext:value-type="float">
            <text:p><text:s/>439,658.00 </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8"/>
        </table:table-row>
        <table:table-row table:style-name="ro1">
          <table:table-cell/>
          <table:table-cell table:style-name="ce396" office:value-type="float" office:value="208126" calcext:value-type="float">
            <text:p><text:s/>208,126.00 </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style-name="Default" table:number-columns-repeated="4"/>
          <table:table-cell table:number-columns-repeated="1015"/>
        </table:table-row>
        <table:table-row table:style-name="ro1">
          <table:table-cell/>
          <table:table-cell office:value-type="float" office:value="82031" calcext:value-type="float">
            <text:p>82031</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style-name="ce270" office:value-type="string" calcext:value-type="string">
            <text:p>AA in payment Nov 2021 </text:p>
          </table:table-cell>
          <table:table-cell table:style-name="ce279" office:value-type="float" office:value="123909" calcext:value-type="float">
            <text:p>123909</text:p>
          </table:table-cell>
          <table:table-cell table:style-name="ce269"/>
          <table:table-cell table:style-name="ce279" office:value-type="float" office:value="123909" calcext:value-type="float">
            <text:p>123909</text:p>
          </table:table-cell>
          <table:table-cell table:number-columns-repeated="1015"/>
        </table:table-row>
        <table:table-row table:style-name="ro1">
          <table:table-cell/>
          <table:table-cell office:value-type="float" office:value="124192" calcext:value-type="float">
            <text:p>124192</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style-name="ce269" office:value-type="string" calcext:value-type="string">
            <text:p><text:s/>CA (In Payment) - <text:s/>Nov-21</text:p>
          </table:table-cell>
          <table:table-cell table:style-name="ce270" office:value-type="float" office:value="80383" calcext:value-type="float">
            <text:p>80383</text:p>
          </table:table-cell>
          <table:table-cell table:style-name="ce269"/>
          <table:table-cell table:style-name="ce270" office:value-type="float" office:value="80383" calcext:value-type="float">
            <text:p>80383</text:p>
          </table:table-cell>
          <table:table-cell table:number-columns-repeated="1015"/>
        </table:table-row>
        <table:table-row table:style-name="ro1">
          <table:table-cell/>
          <table:table-cell office:value-type="float" office:value="432744" calcext:value-type="float">
            <text:p>432744</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style-name="ce269" office:value-type="string" calcext:value-type="string">
            <text:p>DLA in payment+PIP apr 2021</text:p>
          </table:table-cell>
          <table:table-cell table:style-name="ce269" office:value-type="float" office:value="140598" calcext:value-type="float">
            <text:p>140598</text:p>
          </table:table-cell>
          <table:table-cell table:style-name="ce270" office:value-type="float" office:value="287527" calcext:value-type="float">
            <text:p>287527</text:p>
          </table:table-cell>
          <table:table-cell table:style-name="ce269" table:formula="of:=[.G52]+[.H52]" office:value-type="float" office:value="428125" calcext:value-type="float">
            <text:p>428125</text:p>
          </table:table-cell>
          <table:table-cell table:number-columns-repeated="1015"/>
        </table:table-row>
        <table:table-row table:style-name="ro1">
          <table:table-cell/>
          <table:table-cell office:value-type="float" office:value="113217.2369898" calcext:value-type="float">
            <text:p>113217.2369898</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cell table:style-name="Default"/>
          <table:table-cell table:number-columns-repeated="1016"/>
        </table:table-row>
        <table:table-row table:style-name="ro1">
          <table:table-cell/>
          <table:table-cell office:value-type="float" office:value="54377.5573173" calcext:value-type="float">
            <text:p>54377.5573173</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6"/>
        </table:table-row>
        <table:table-row table:style-name="ro1">
          <table:table-cell/>
          <table:table-cell office:value-type="float" office:value="41634.72480645" calcext:value-type="float">
            <text:p>41634.72480645</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6"/>
        </table:table-row>
        <table:table-row table:style-name="ro1">
          <table:table-cell/>
          <table:table-cell office:value-type="float" office:value="243953.7869145" calcext:value-type="float">
            <text:p>243953.7869145</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6"/>
        </table:table-row>
        <table:table-row table:style-name="ro1">
          <table:table-cell/>
          <table:table-cell office:value-type="float" office:value="24039.38231921" calcext:value-type="float">
            <text:p>24039.38231921</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6"/>
        </table:table-row>
        <table:table-row table:style-name="ro1">
          <table:table-cell/>
          <table:table-cell office:value-type="float" office:value="69823.8531846" calcext:value-type="float">
            <text:p>69823.8531846</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9"/>
        </table:table-row>
        <table:table-row table:style-name="ro1">
          <table:table-cell/>
          <table:table-cell office:value-type="float" office:value="71077.0750946" calcext:value-type="float">
            <text:p>71077.0750946</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9"/>
        </table:table-row>
        <table:table-row table:style-name="ro1">
          <table:table-cell/>
          <table:table-cell office:value-type="float" office:value="55641.6325234" calcext:value-type="float">
            <text:p>55641.6325234</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9"/>
        </table:table-row>
        <table:table-row table:style-name="ro1">
          <table:table-cell/>
          <table:table-cell office:value-type="float" office:value="46626.5446996" calcext:value-type="float">
            <text:p>46626.5446996</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9"/>
        </table:table-row>
        <table:table-row table:style-name="ro1">
          <table:table-cell/>
          <table:table-cell office:value-type="float" office:value="47706.85733193" calcext:value-type="float">
            <text:p>47706.85733193</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9"/>
        </table:table-row>
        <table:table-row table:style-name="ro1">
          <table:table-cell/>
          <table:table-cell office:value-type="float" office:value="39978.3281625" calcext:value-type="float">
            <text:p>39978.3281625</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9"/>
        </table:table-row>
        <table:table-row table:style-name="ro1">
          <table:table-cell/>
          <table:table-cell office:value-type="float" office:value="73621.3635146" calcext:value-type="float">
            <text:p>73621.3635146</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9"/>
        </table:table-row>
        <table:table-row table:style-name="ro1">
          <table:table-cell/>
          <table:table-cell office:value-type="float" office:value="170310.681005" calcext:value-type="float">
            <text:p>170310.681005</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9"/>
        </table:table-row>
        <table:table-row table:style-name="ro1">
          <table:table-cell/>
          <table:table-cell office:value-type="float" office:value="299004.4103515" calcext:value-type="float">
            <text:p>299004.4103515</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9"/>
        </table:table-row>
        <table:table-row table:style-name="ro1">
          <table:table-cell/>
          <table:table-cell office:value-type="float" office:value="110435.8705689" calcext:value-type="float">
            <text:p>110435.8705689</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9"/>
        </table:table-row>
        <table:table-row table:style-name="ro1">
          <table:table-cell/>
          <table:table-cell office:value-type="float" office:value="37462.4685865" calcext:value-type="float">
            <text:p>37462.4685865</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9"/>
        </table:table-row>
        <table:table-row table:style-name="ro1">
          <table:table-cell/>
          <table:table-cell office:value-type="float" office:value="40993.3111423" calcext:value-type="float">
            <text:p>40993.3111423</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9"/>
        </table:table-row>
        <table:table-row table:style-name="ro1">
          <table:table-cell/>
          <table:table-cell office:value-type="float" office:value="43406.1009971" calcext:value-type="float">
            <text:p>43406.1009971</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9"/>
        </table:table-row>
        <table:table-row table:style-name="ro1">
          <table:table-cell/>
          <table:table-cell office:value-type="float" office:value="12798.2183399" calcext:value-type="float">
            <text:p>12798.2183399</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9"/>
        </table:table-row>
        <table:table-row table:style-name="ro1">
          <table:table-cell/>
          <table:table-cell office:value-type="float" office:value="64200.8143095" calcext:value-type="float">
            <text:p>64200.8143095</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9"/>
        </table:table-row>
        <table:table-row table:style-name="ro1">
          <table:table-cell/>
          <table:table-cell office:value-type="float" office:value="153918.4862318" calcext:value-type="float">
            <text:p>153918.4862318</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9"/>
        </table:table-row>
        <table:table-row table:style-name="ro1">
          <table:table-cell/>
          <table:table-cell office:value-type="float" office:value="10701.20738873" calcext:value-type="float">
            <text:p>10701.20738873</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9"/>
        </table:table-row>
        <table:table-row table:style-name="ro1">
          <table:table-cell/>
          <table:table-cell office:value-type="float" office:value="69706.0691142" calcext:value-type="float">
            <text:p>69706.0691142</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9"/>
        </table:table-row>
        <table:table-row table:style-name="ro1">
          <table:table-cell/>
          <table:table-cell office:value-type="float" office:value="87943.8456121" calcext:value-type="float">
            <text:p>87943.8456121</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9"/>
        </table:table-row>
        <table:table-row table:style-name="ro1">
          <table:table-cell/>
          <table:table-cell office:value-type="float" office:value="55090.0234952" calcext:value-type="float">
            <text:p>55090.0234952</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9"/>
        </table:table-row>
        <table:table-row table:style-name="ro1">
          <table:table-cell/>
          <table:table-cell office:value-type="float" office:value="10502.89482642" calcext:value-type="float">
            <text:p>10502.89482642</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9"/>
        </table:table-row>
        <table:table-row table:style-name="ro1">
          <table:table-cell/>
          <table:table-cell office:value-type="float" office:value="52804.1149398" calcext:value-type="float">
            <text:p>52804.1149398</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9"/>
        </table:table-row>
        <table:table-row table:style-name="ro1">
          <table:table-cell/>
          <table:table-cell office:value-type="float" office:value="149063.7655601" calcext:value-type="float">
            <text:p>149063.7655601</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9"/>
        </table:table-row>
        <table:table-row table:style-name="ro1">
          <table:table-cell/>
          <table:table-cell office:value-type="float" office:value="40382.9810992" calcext:value-type="float">
            <text:p>40382.9810992</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9"/>
        </table:table-row>
        <table:table-row table:style-name="ro1">
          <table:table-cell/>
          <table:table-cell office:value-type="float" office:value="43214.8645264" calcext:value-type="float">
            <text:p>43214.8645264</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9"/>
        </table:table-row>
        <table:table-row table:style-name="ro1">
          <table:table-cell/>
          <table:table-cell office:value-type="float" office:value="80561.9146765" calcext:value-type="float">
            <text:p>80561.9146765</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9"/>
        </table:table-row>
        <table:table-row table:style-name="ro1" table:number-rows-repeated="8">
          <table:table-cell table:number-columns-repeated="4"/>
          <table:table-cell table:style-name="Default"/>
          <table:table-cell table:style-name="ce249" table:number-columns-repeated="5"/>
          <table:table-cell table:number-columns-repeated="1014"/>
        </table:table-row>
        <table:table-row table:style-name="ro5">
          <table:table-cell table:number-columns-repeated="4"/>
          <table:table-cell table:style-name="ce291"/>
          <table:table-cell table:style-name="ce301" table:number-columns-repeated="5"/>
          <table:table-cell table:number-columns-repeated="1014"/>
        </table:table-row>
        <table:table-row table:style-name="ro1" table:number-rows-repeated="1048483">
          <table:table-cell table:number-columns-repeated="1024"/>
        </table:table-row>
        <table:table-row table:style-name="ro1">
          <table:table-cell table:number-columns-repeated="1024"/>
        </table:table-row>
      </table:table>
      <table:named-expressions>
        <table:named-expression table:name="pageForm:dataTable:title00:metaInfoCommandLink-" table:base-cell-address="$'APS summary NOMIS'.$N$26" table:expression="#REF!"/>
        <table:named-expression table:name="pageForm:dataTable:title10:metaInfoCommandLink-" table:base-cell-address="$'APS summary NOMIS'.$L$25" table:expression="#REF!"/>
      </table:named-expressions>
      <table:database-ranges>
        <table:database-range table:name="__Anonymous_DB__1" table:target-range-address="'main workings'.C121:'main workings'.F231"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number:number-style style:name="N0">
      <number:number number:min-integer-digits="1"/>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261">
      <number:number number:decimal-places="7" number:min-decimal-places="7" number:min-integer-digits="1"/>
    </number:number-style>
    <number:number-style style:name="N260P0" style:volatile="true">
      <number:text> </number:text>
      <number:fill-character> </number:fill-character>
      <number:number number:decimal-places="0" number:min-decimal-places="0" number:min-integer-digits="1" number:grouping="true"/>
      <number:text> </number:text>
    </number:number-style>
    <number:number-style style:name="N260P1" style:volatile="true">
      <number:text> </number:text>
      <number:fill-character> </number:fill-character>
      <number:text>(</number:text>
      <number:number number:decimal-places="0" number:min-decimal-places="0" number:min-integer-digits="1" number:grouping="true"/>
      <number:text>)</number:text>
    </number:number-style>
    <number:number-style style:name="N260P2" style:volatile="true">
      <number:text> </number:text>
      <number:fill-character> </number:fill-character>
      <number:text>-</number:text>
      <number:number number:decimal-places="0" number:min-decimal-places="0" number:min-integer-digits="0"/>
      <number:text> </number:text>
    </number:number-style>
    <number:text-style style:name="N260">
      <number:text> </number:text>
      <number:text-content/>
      <number:text> </number:text>
      <style:map style:condition="value()&gt;0" style:apply-style-name="N260P0"/>
      <style:map style:condition="value()&lt;0" style:apply-style-name="N260P1"/>
      <style:map style:condition="value()=0" style:apply-style-name="N260P2"/>
    </number:text-style>
    <number:number-style style:name="N259P0" style:volatile="true">
      <number:number number:decimal-places="0" number:min-decimal-places="0" number:min-integer-digits="1" number:grouping="true"/>
    </number:number-style>
    <number:number-style style:name="N259">
      <number:number number:decimal-places="0" number:min-decimal-places="0" number:min-integer-digits="1" number:grouping="true"/>
      <style:map style:condition="value()&gt;=0" style:apply-style-name="N259P0"/>
    </number:number-style>
    <number:number-style style:name="N257P0" style:volatile="true">
      <number:text> </number:text>
      <number:number number:decimal-places="0" number:min-decimal-places="0" number:min-integer-digits="1" number:grouping="true"/>
      <number:text> </number:text>
    </number:number-style>
    <number:number-style style:name="N257P1" style:volatile="true">
      <number:text>-</number:text>
      <number:number number:decimal-places="0" number:min-decimal-places="0" number:min-integer-digits="1" number:grouping="true"/>
      <number:text> </number:text>
    </number:number-style>
    <number:number-style style:name="N257P2" style:volatile="true">
      <number:text> </number:text>
      <number:number number:decimal-places="0" number:min-decimal-places="0" number:min-integer-digits="1"/>
      <number:text> </number:text>
    </number:number-style>
    <number:text-style style:name="N257">
      <number:text> </number:text>
      <number:text-content/>
      <number:text> </number:text>
      <style:map style:condition="value()&gt;0" style:apply-style-name="N257P0"/>
      <style:map style:condition="value()&lt;0" style:apply-style-name="N257P1"/>
      <style:map style:condition="value()=0" style:apply-style-name="N257P2"/>
    </number:text-style>
    <number:number-style style:name="N253P0" style:volatile="true">
      <number:number number:decimal-places="3" number:min-decimal-places="3" number:min-integer-digits="1" number:grouping="true"/>
    </number:number-style>
    <number:number-style style:name="N253">
      <style:text-properties fo:color="#000000"/>
      <number:number number:decimal-places="3" number:min-decimal-places="3" number:min-integer-digits="1" number:grouping="true"/>
      <style:map style:condition="value()&gt;=0" style:apply-style-name="N253P0"/>
    </number:number-style>
    <number:number-style style:name="N252P0" style:volatile="true">
      <number:number number:decimal-places="3" number:min-decimal-places="3" number:min-integer-digits="1" number:grouping="true"/>
    </number:number-style>
    <number:number-style style:name="N252">
      <number:number number:decimal-places="3" number:min-decimal-places="3" number:min-integer-digits="1" number:grouping="true"/>
      <style:map style:condition="value()&gt;=0" style:apply-style-name="N252P0"/>
    </number:number-style>
    <number:number-style style:name="N251">
      <number:number number:decimal-places="0" number:min-decimal-places="0" number:min-integer-digits="1">
        <number:embedded-text number:position="3"> </number:embedded-text>
      </number:number>
    </number:number-style>
    <number:number-style style:name="N240P0" style:volatile="true">
      <number:text>£</number:text>
      <number:number number:decimal-places="0" number:min-decimal-places="0" number:min-integer-digits="1" number:grouping="true"/>
      <number:text> </number:text>
    </number:number-style>
    <number:number-style style:name="N240">
      <number:text>(£</number:text>
      <number:number number:decimal-places="0" number:min-decimal-places="0" number:min-integer-digits="1" number:grouping="true"/>
      <number:text>)</number:text>
      <style:map style:condition="value()&gt;=0" style:apply-style-name="N240P0"/>
    </number:number-style>
    <number:date-style style:name="N238">
      <number:day number:style="long"/>
      <number:text> </number:text>
      <number:month number:style="long" number:textual="true"/>
      <number:text> </number:text>
      <number:year number:style="long"/>
    </number:date-style>
    <number:number-style style:name="N237">
      <number:number number:decimal-places="5" number:min-decimal-places="5" number:min-integer-digits="1"/>
    </number:number-style>
    <number:number-style style:name="N236">
      <number:number number:decimal-places="6" number:min-decimal-places="6" number:min-integer-digits="1"/>
    </number:number-style>
    <number:percentage-style style:name="N235">
      <number:number number:decimal-places="3" number:min-decimal-places="3" number:min-integer-digits="1"/>
      <number:text>%</number:text>
    </number:percentage-style>
    <number:number-style style:name="N234">
      <number:number number:decimal-places="4" number:min-decimal-places="4" number:min-integer-digits="1"/>
    </number:number-style>
    <number:number-style style:name="N233P0" style:volatile="true">
      <number:number number:decimal-places="2" number:min-decimal-places="2" number:min-integer-digits="1" number:grouping="true"/>
      <number:text> </number:text>
    </number:number-style>
    <number:number-style style:name="N233">
      <number:text>-</number:text>
      <number:number number:decimal-places="2" number:min-decimal-places="2" number:min-integer-digits="1" number:grouping="true"/>
      <number:text> </number:text>
      <style:map style:condition="value()&gt;=0" style:apply-style-name="N233P0"/>
    </number:number-style>
    <number:number-style style:name="N231">
      <number:number number:decimal-places="10" number:min-decimal-places="10" number:min-integer-digits="1" number:grouping="true"/>
    </number:number-style>
    <number:number-style style:name="N230" number:title="User-defined">
      <number:number number:decimal-places="3" number:min-decimal-places="3" number:min-integer-digits="1"/>
    </number:number-style>
    <number:number-style style:name="N229P0" style:volatile="true">
      <number:number number:decimal-places="0" number:min-decimal-places="0" number:min-integer-digits="1" number:grouping="true" number:display-factor="1000"/>
      <number:text>,000 </number:text>
    </number:number-style>
    <number:number-style style:name="N229P1" style:volatile="true">
      <style:text-properties fo:color="#ff0000"/>
      <number:text>(</number:text>
      <number:number number:decimal-places="0" number:min-decimal-places="0" number:min-integer-digits="1" number:grouping="true" number:display-factor="1000"/>
      <number:text>)</number:text>
    </number:number-style>
    <number:number-style style:name="N229P2" style:volatile="true">
      <number:text>- </number:text>
    </number:number-style>
    <number:text-style style:name="N229">
      <number:text/>
      <style:map style:condition="value()&gt;0" style:apply-style-name="N229P0"/>
      <style:map style:condition="value()&lt;0" style:apply-style-name="N229P1"/>
      <style:map style:condition="value()=0" style:apply-style-name="N229P2"/>
    </number:text-style>
    <number:date-style style:name="N225">
      <number:month number:textual="true"/>
      <number:text>-</number:text>
      <number:year number:style="long"/>
    </number:date-style>
    <number:number-style style:name="N224P0" style:volatile="true">
      <number:number number:decimal-places="1" number:min-decimal-places="1" number:min-integer-digits="1" number:grouping="true" number:display-factor="1000"/>
    </number:number-style>
    <number:number-style style:name="N224P1" style:volatile="true">
      <style:text-properties fo:color="#ff0000"/>
      <number:text>*</number:text>
      <number:number number:decimal-places="1" number:min-decimal-places="1" number:min-integer-digits="1" number:display-factor="1000"/>
    </number:number-style>
    <number:number-style style:name="N224">
      <number:text>-</number:text>
      <style:map style:condition="value()&gt;499" style:apply-style-name="N224P0"/>
      <style:map style:condition="value()&gt;49" style:apply-style-name="N224P1"/>
    </number:number-style>
    <number:number-style style:name="N221">
      <number:number number:decimal-places="4" number:min-decimal-places="4" number:min-integer-digits="1" number:grouping="true"/>
    </number:number-style>
    <number:percentage-style style:name="N220">
      <number:number number:decimal-places="5" number:min-decimal-places="5" number:min-integer-digits="1"/>
      <number:text>%</number:text>
    </number:percentage-style>
    <number:number-style style:name="N219P0" style:volatile="true">
      <number:text> </number:text>
      <number:fill-character> </number:fill-character>
      <number:number number:decimal-places="6" number:min-decimal-places="6" number:min-integer-digits="1" number:grouping="true"/>
      <number:text> </number:text>
    </number:number-style>
    <number:number-style style:name="N219P1" style:volatile="true">
      <number:text>-</number:text>
      <number:fill-character> </number:fill-character>
      <number:number number:decimal-places="6" number:min-decimal-places="6" number:min-integer-digits="1" number:grouping="true"/>
      <number:text> </number:text>
    </number:number-style>
    <number:number-style style:name="N219P2" style:volatile="true">
      <number:text> </number:text>
      <number:fill-character> </number:fill-character>
      <number:text>-</number:text>
      <number:number number:decimal-places="0" number: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percentage-style style:name="N216">
      <number:number number:decimal-places="6" number:min-decimal-places="6" number:min-integer-digits="1"/>
      <number:text>%</number:text>
    </number:percentage-style>
    <number:number-style style:name="N215">
      <number:number number:decimal-places="0" number:min-decimal-places="0" number:min-integer-digits="1"/>
      <number:text>  </number:text>
    </number:number-style>
    <number:number-style style:name="N214">
      <number:number number:decimal-places="0" number:min-decimal-places="0" number:min-integer-digits="1"/>
      <number:text> </number:text>
    </number:number-style>
    <number:currency-style style:name="N213P0" style:volatile="true">
      <number:currency-symbol number:language="en" number:country="GB">€</number:currency-symbol>
      <number:text> </number:text>
      <number:number number:decimal-places="2" number:min-decimal-places="2" number:min-integer-digits="1" number:grouping="true"/>
      <number:text> </number:text>
    </number:currency-style>
    <number:currency-style style:name="N213">
      <style:text-properties fo:color="#ff0000"/>
      <number:text>(</number:text>
      <number:currency-symbol number:language="en" number:country="GB">€</number:currency-symbol>
      <number:text> </number:text>
      <number:number number:decimal-places="2" number:min-decimal-places="2" number:min-integer-digits="1" number:grouping="true"/>
      <number:text>)</number:text>
      <style:map style:condition="value()&gt;=0" style:apply-style-name="N213P0"/>
    </number:currency-style>
    <number:number-style style:name="N211P0" style:volatile="true">
      <number:text>On</number:text>
    </number:number-style>
    <number:number-style style:name="N211P1" style:volatile="true">
      <number:text>On</number:text>
    </number:number-style>
    <number:number-style style:name="N211">
      <number:text>Off</number:text>
      <style:map style:condition="value()&gt;0" style:apply-style-name="N211P0"/>
      <style:map style:condition="value()&lt;0" style:apply-style-name="N211P1"/>
    </number:number-style>
    <number:number-style style:name="N209P0" style:volatile="true">
      <number:text>True</number:text>
    </number:number-style>
    <number:number-style style:name="N209P1" style:volatile="true">
      <number:text>True</number:text>
    </number:number-style>
    <number:number-style style:name="N209">
      <number:text>False</number:text>
      <style:map style:condition="value()&gt;0" style:apply-style-name="N209P0"/>
      <style:map style:condition="value()&lt;0" style:apply-style-name="N209P1"/>
    </number:number-style>
    <number:number-style style:name="N207P0" style:volatile="true">
      <number:text>Yes</number:text>
    </number:number-style>
    <number:number-style style:name="N207P1" style:volatile="true">
      <number:text>Yes</number:text>
    </number:number-style>
    <number:number-style style:name="N207">
      <number:text>No</number:text>
      <style:map style:condition="value()&gt;0" style:apply-style-name="N207P0"/>
      <style:map style:condition="value()&lt;0" style:apply-style-name="N207P1"/>
    </number:number-style>
    <number:number-style style:name="N154P0" style:volatile="true">
      <number:number number:decimal-places="0" number:min-decimal-places="0" number:min-integer-digits="1" number:grouping="true"/>
      <number:text> </number:text>
    </number:number-style>
    <number:number-style style:name="N154P1" style:volatile="true">
      <number:text/>
    </number:number-style>
    <number:number-style style:name="N154P2" style:volatile="true">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42">
      <number:number number:decimal-places="3" number:min-decimal-places="3" number:min-integer-digits="1" number:grouping="true"/>
    </number:number-style>
    <number:number-style style:name="N268P0" style:volatile="true">
      <number:text> £</number:text>
      <number:fill-character> </number:fill-character>
      <number:number number:decimal-places="2" number:min-decimal-places="2" number:min-integer-digits="1" number:grouping="true"/>
      <number:text> </number:text>
    </number:number-style>
    <number:number-style style:name="N268P1" style:volatile="true">
      <number:text>-£</number:text>
      <number:fill-character> </number:fill-character>
      <number:number number:decimal-places="2" number:min-decimal-places="2" number:min-integer-digits="1" number:grouping="true"/>
      <number:text> </number:text>
    </number:number-style>
    <number:number-style style:name="N268P2" style:volatile="true">
      <number:text> £</number:text>
      <number:fill-character> </number:fill-character>
      <number:text>-</number:text>
      <number:number number:decimal-places="0" number:min-decimal-places="0" number:min-integer-digits="0"/>
      <number:text> </number:text>
    </number:number-style>
    <number:text-style style:name="N268">
      <number:text> </number:text>
      <number:text-content/>
      <number:text> </number:text>
      <style:map style:condition="value()&gt;0" style:apply-style-name="N268P0"/>
      <style:map style:condition="value()&lt;0" style:apply-style-name="N268P1"/>
      <style:map style:condition="value()=0" style:apply-style-name="N268P2"/>
    </number:text-style>
    <number:number-style style:name="N141" number:title="User-defined">
      <number:number number:decimal-places="1" number:min-decimal-places="1" number:min-integer-digits="1" number:grouping="true"/>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date-style style:name="N140">
      <number:month number:style="long" number:textual="true"/>
      <number:text> </number:text>
      <number:year number:style="long"/>
    </number:date-style>
    <number:number-style style:name="N199P0" style:volatile="true">
      <number:text> </number:text>
      <number:fill-character> </number:fill-character>
      <number:number number:decimal-places="3" number:min-decimal-places="3" number:min-integer-digits="1" number:grouping="true"/>
      <number:text> </number:text>
    </number:number-style>
    <number:number-style style:name="N199P1" style:volatile="true">
      <number:text>-</number:text>
      <number:fill-character> </number:fill-character>
      <number:number number:decimal-places="3" number:min-decimal-places="3" number:min-integer-digits="1" number:grouping="true"/>
      <number:text> </number:text>
    </number:number-style>
    <number:number-style style:name="N199P2" style:volatile="true">
      <number:text> </number:text>
      <number:fill-character> </number:fill-character>
      <number:text>-</number:text>
      <number:number number:decimal-places="0" number:min-decimal-places="0" number:min-integer-digits="0"/>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266P0" style:volatile="true">
      <number:text> £</number:text>
      <number:fill-character> </number:fill-character>
      <number:number number:decimal-places="0" number:min-decimal-places="0" number:min-integer-digits="1" number:grouping="true"/>
      <number:text> </number:text>
    </number:number-style>
    <number:number-style style:name="N266P1" style:volatile="true">
      <number:text>-£</number:text>
      <number:fill-character> </number:fill-character>
      <number:number number:decimal-places="0" number:min-decimal-places="0" number:min-integer-digits="1" number:grouping="true"/>
      <number:text> </number:text>
    </number:number-style>
    <number:number-style style:name="N266P2" style:volatile="true">
      <number:text> £</number:text>
      <number:fill-character> </number:fill-character>
      <number:text>- </number:text>
    </number:number-style>
    <number:text-style style:name="N266">
      <number:text> </number:text>
      <number:text-content/>
      <number:text> </number:text>
      <style:map style:condition="value()&gt;0" style:apply-style-name="N266P0"/>
      <style:map style:condition="value()&lt;0" style:apply-style-name="N266P1"/>
      <style:map style:condition="value()=0" style:apply-style-name="N266P2"/>
    </number:text-style>
    <number:number-style style:name="N139">
      <number:scientific-number number:decimal-places="1" number:min-decimal-places="1" number:min-integer-digits="1" number:min-exponent-digits="1" number:exponent-interval="3" number:forced-exponent-sign="true"/>
    </number:number-style>
    <number:number-style style:name="N265P0" style:volatile="true">
      <number:text> </number:text>
      <number:fill-character> </number:fill-character>
      <number:number number:decimal-places="0" number:min-decimal-places="0" number:min-integer-digits="1" number:grouping="true"/>
      <number:text> </number:text>
    </number:number-style>
    <number:number-style style:name="N265P1" style:volatile="true">
      <number:text>-</number:text>
      <number:fill-character> </number:fill-character>
      <number:number number:decimal-places="0" number:min-decimal-places="0" number:min-integer-digits="1" number:grouping="true"/>
      <number:text> </number:text>
    </number:number-style>
    <number:number-style style:name="N265P2" style:volatile="true">
      <number:text> </number:text>
      <number:fill-character> </number:fill-character>
      <number:text>- </number:text>
    </number:number-style>
    <number:text-style style:name="N265">
      <number:text> </number:text>
      <number:text-content/>
      <number:text> </number:text>
      <style:map style:condition="value()&gt;0" style:apply-style-name="N265P0"/>
      <style:map style:condition="value()&lt;0" style:apply-style-name="N265P1"/>
      <style:map style:condition="value()=0" style:apply-style-name="N265P2"/>
    </number:text-style>
    <number:time-style style:name="N138">
      <number:minutes number:style="long"/>
      <number:text>:</number:text>
      <number:seconds number:style="long" number:decimal-places="1"/>
    </number:time-style>
    <number:number-style style:name="N264">
      <number:number number:decimal-places="2" number:min-decimal-places="2" number:min-integer-digits="1">
        <number:embedded-text number:position="2">  </number:embedded-text>
      </number:number>
    </number:number-style>
    <number:time-style style:name="N137" number:truncate-on-overflow="false">
      <number:hours/>
      <number:text>:</number:text>
      <number:minutes number:style="long"/>
      <number:text>:</number:text>
      <number:seconds number:style="long"/>
    </number:time-style>
    <number:number-style style:name="N196P0" style:volatile="true">
      <number:number number:decimal-places="0" number:min-decimal-places="0" number:min-integer-digits="0" number:grouping="true"/>
      <number:text> </number:text>
    </number:number-style>
    <number:number-style style:name="N196P1" style:volatile="true">
      <number:text/>
    </number:number-style>
    <number:number-style style:name="N196P2" style:volatile="true">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63P0" style:volatile="true">
      <number:number number:decimal-places="0" number:min-decimal-places="0" number:min-integer-digits="1"/>
    </number:number-style>
    <number:number-style style:name="N263">
      <number:number number:decimal-places="0" number:min-decimal-places="0" number:min-integer-digits="2"/>
      <style:map style:condition="value()&gt;=0" style:apply-style-name="N263P0"/>
    </number:number-style>
    <number:time-style style:name="N136">
      <number:minutes number:style="long"/>
      <number:text>:</number:text>
      <number:seconds number:style="long"/>
    </number:time-style>
    <number:number-style style:name="N195">
      <number:number number:decimal-places="2" number:min-decimal-places="2" number:min-integer-digits="0" number:grouping="true"/>
      <number:text> </number:text>
    </number:number-style>
    <number:number-style style:name="N143">
      <number:number number:decimal-places="1" number:min-decimal-places="1" number:min-integer-digits="1"/>
      <number:text> </number:text>
    </number:number-style>
    <number:number-style style:name="N202P0" style:volatile="true">
      <number:text> </number:text>
      <number:fill-character> </number:fill-character>
      <number:number number:decimal-places="4" number:min-decimal-places="4" number:min-integer-digits="1" number:grouping="true"/>
      <number:text> </number:text>
    </number:number-style>
    <number:number-style style:name="N202P1" style:volatile="true">
      <number:text>-</number:text>
      <number:fill-character> </number:fill-character>
      <number:number number:decimal-places="4" number:min-decimal-places="4" number:min-integer-digits="1" number:grouping="true"/>
      <number:text> </number:text>
    </number:number-style>
    <number:number-style style:name="N202P2" style:volatile="true">
      <number:text> </number:text>
      <number:fill-character> </number:fill-character>
      <number:text>-</number:text>
      <number:number number:decimal-places="0" number: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41P0" style:volatile="true">
      <number:text>£</number:text>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number:text>
      <style:map style:condition="value()&gt;=0" style:apply-style-name="N241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86P0" style:volatile="true">
      <number:text> </number:text>
      <number:fill-character> </number:fill-character>
      <number:number number:decimal-places="2" number:min-decimal-places="2" number:min-integer-digits="1" number:grouping="true"/>
      <number:text> </number:text>
    </number:number-style>
    <number:number-style style:name="N186P1" style:volatile="true">
      <number:text>-</number:text>
      <number:fill-character> </number:fill-character>
      <number:number number:decimal-places="2" number:min-decimal-places="2" number:min-integer-digits="1" number:grouping="true"/>
      <number:text> </number:text>
    </number:number-style>
    <number:number-style style:name="N186P2" style:volatile="true">
      <number:text> </number:text>
      <number:fill-character> </number: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44">
      <number:number number:decimal-places="1" number:min-decimal-places="1" number:min-integer-digits="1"/>
    </number:number-style>
    <number:date-style style:name="N115">
      <number:day number:style="long"/>
      <number:text>-</number:text>
      <number:month number:textual="true"/>
      <number:text>-</number:text>
      <number:year/>
    </number:date-style>
    <number:percentage-style style:name="N145">
      <number:number number:decimal-places="1" number:min-decimal-places="1" number:min-integer-digits="1"/>
      <number:text>%</number:text>
    </number:percentage-style>
    <number:number-style style:name="N243P0" style:volatile="true">
      <number:text>£</number:text>
      <number:number number:decimal-places="2" number:min-decimal-places="2" number:min-integer-digits="1" number:grouping="true"/>
      <number:text> </number:text>
    </number:number-style>
    <number:number-style style:name="N243">
      <number:text>(£</number:text>
      <number:number number:decimal-places="2" number:min-decimal-places="2" number:min-integer-digits="1" number:grouping="true"/>
      <number:text>)</number:text>
      <style:map style:condition="value()&gt;=0" style:apply-style-name="N243P0"/>
    </number:number-style>
    <number:date-style style:name="N116">
      <number:day number:style="long"/>
      <number:text>-</number:text>
      <number:month number:textual="true"/>
    </number:date-style>
    <number:number-style style:name="N146">
      <number:number number:decimal-places="2" number:min-decimal-places="2" number:min-integer-digits="1"/>
      <number:text> </number:text>
    </number:number-style>
    <number:number-style style:name="N205P0" style:volatile="true">
      <number:text> </number:text>
      <number:fill-character> </number:fill-character>
      <number:number number:decimal-places="5" number:min-decimal-places="5" number:min-integer-digits="1" number:grouping="true"/>
      <number:text> </number:text>
    </number:number-style>
    <number:number-style style:name="N205P1" style:volatile="true">
      <number:text>-</number:text>
      <number:fill-character> </number:fill-character>
      <number:number number:decimal-places="5" number:min-decimal-places="5" number:min-integer-digits="1" number:grouping="true"/>
      <number:text> </number:text>
    </number:number-style>
    <number:number-style style:name="N205P2" style:volatile="true">
      <number:text> </number:text>
      <number:fill-character> </number:fill-character>
      <number:text>-</number:text>
      <number:number number:decimal-places="0" number: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44P0" style:volatile="true">
      <number:text>£</number:text>
      <number:number number:decimal-places="2" number:min-decimal-places="2" number:min-integer-digits="1" number:grouping="true"/>
      <number:text> </number:text>
    </number:number-style>
    <number:number-style style:name="N244">
      <style:text-properties fo:color="#ff0000"/>
      <number:text>(£</number:text>
      <number:number number:decimal-places="2" number:min-decimal-places="2" number:min-integer-digits="1" number:grouping="true"/>
      <number:text>)</number:text>
      <style:map style:condition="value()&gt;=0" style:apply-style-name="N244P0"/>
    </number:number-style>
    <number:date-style style:name="N117">
      <number:month number:textual="true"/>
      <number:text>-</number:text>
      <number:year/>
    </number:date-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 $</number:text>
      <number:fill-character> </number:fill-character>
      <number:text>(</number:text>
      <number:number number:decimal-places="2" number:min-decimal-places="2" number:min-integer-digits="1" number:grouping="true"/>
      <number:text>)</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47P0" style:volatile="true">
      <number:text> </number:text>
      <number:fill-character> </number:fill-character>
      <number:number number:decimal-places="0" number:min-decimal-places="0" number:min-integer-digits="1" number:grouping="true"/>
      <number:text> </number:text>
    </number:number-style>
    <number:number-style style:name="N147P1" style:volatile="true">
      <number:text>-</number:text>
      <number:fill-character> </number:fill-character>
      <number:number number:decimal-places="0" number:min-decimal-places="0" number:min-integer-digits="1" number:grouping="true"/>
      <number:text> </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time-style style:name="N118">
      <number:hours/>
      <number:text>:</number:text>
      <number:minutes number:style="long"/>
      <number:text> </number:text>
      <number:am-pm/>
    </number:time-style>
    <number:number-style style:name="N258P0" style:volatile="true">
      <number:number number:decimal-places="3" number:min-decimal-places="3" number:min-integer-digits="1" number:grouping="true"/>
    </number:number-style>
    <number:number-style style:name="N258">
      <number:number number:decimal-places="0" number:min-decimal-places="0" number:min-integer-digits="1" number:grouping="true"/>
      <style:map style:condition="value()&gt;=0" style:apply-style-name="N258P0"/>
    </number:number-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90">
      <number:number number:decimal-places="1" number:min-decimal-places="1" number:min-integer-digits="0" number:grouping="true"/>
      <number:text> </number:text>
    </number:number-style>
    <number:number-style style:name="N148">
      <number:number number:decimal-places="0" number:min-decimal-places="0" number:min-integer-digits="1"/>
      <number:text>   </number:text>
    </number:number-style>
    <number:number-style style:name="N246P0" style:volatile="true">
      <number:text> £</number:text>
      <number:fill-character> </number:fill-character>
      <number:number number:decimal-places="0" number:min-decimal-places="0" number:min-integer-digits="1" number:grouping="true"/>
      <number:text> </number:text>
    </number:number-style>
    <number:number-style style:name="N246P1" style:volatile="true">
      <number:text> £</number:text>
      <number:fill-character> </number:fill-character>
      <number:text>(</number:text>
      <number:number number:decimal-places="0" number:min-decimal-places="0" number:min-integer-digits="1" number:grouping="true"/>
      <number:text>)</number:text>
    </number:number-style>
    <number:number-style style:name="N246P2" style:volatile="true">
      <number:text> £</number:text>
      <number:fill-character> </number:fill-character>
      <number:text>- </number:text>
    </number:number-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time-style style:name="N119">
      <number:hours/>
      <number:text>:</number:text>
      <number:minutes number:style="long"/>
      <number:text>:</number:text>
      <number:seconds number:style="long"/>
      <number:text> </number:text>
      <number:am-pm/>
    </number:tim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 </number:text>
      <number:fill-character> </number:fill-character>
      <number:text>(</number:text>
      <number:number number:decimal-places="2" number:min-decimal-places="2" number:min-integer-digits="1" number:grouping="true"/>
      <number:text>)</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49P0" style:volatile="true">
      <number:number number:decimal-places="1" number:min-decimal-places="1" number:min-integer-digits="1"/>
      <number:text> </number:text>
    </number:number-style>
    <number:number-style style:name="N149">
      <number:text>-</number:text>
      <number:number number:decimal-places="1" number:min-decimal-places="1" number:min-integer-digits="1"/>
      <number:text> </number:text>
      <style:map style:condition="value()&gt;=0" style:apply-style-name="N149P0"/>
    </number:number-style>
    <number:number-style style:name="N120P0" style:volatile="true">
      <number:number number:decimal-places="0" number:min-decimal-places="0" number:min-integer-digits="1" number:grouping="true"/>
    </number:number-style>
    <number:number-style style:name="N120">
      <number:text>-</number:text>
      <number:number number:decimal-places="0" number:min-decimal-places="0" number:min-integer-digits="1" number:grouping="true"/>
      <style:map style:condition="value()&gt;=0" style:apply-style-name="N120P0"/>
    </number:number-style>
    <number:number-style style:name="N179P0" style:volatile="true">
      <number:number number:decimal-places="0" number:min-decimal-places="0" number:min-integer-digits="1" number:grouping="true"/>
      <number:text> </number:text>
    </number:number-style>
    <number:number-style style:name="N179">
      <number:text>(</number:text>
      <number:number number:decimal-places="0" number:min-decimal-places="0" number:min-integer-digits="1" number:grouping="true"/>
      <number:text>)</number:text>
      <style:map style:condition="value()&gt;=0" style:apply-style-name="N179P0"/>
    </number:number-style>
    <number:number-style style:name="N150" number:title="User-defined">
      <number:number number:min-integer-digits="1"/>
      <number:text> </number:text>
    </number:number-style>
    <number:number-style style:name="N248P0" style:volatile="true">
      <number:text> £</number:text>
      <number:fill-character> </number:fill-character>
      <number:number number:decimal-places="2" number:min-decimal-places="2" number:min-integer-digits="1" number:grouping="true"/>
      <number:text> </number:text>
    </number:number-style>
    <number:number-style style:name="N248P1" style:volatile="true">
      <number:text> £</number:text>
      <number:fill-character> </number:fill-character>
      <number:text>(</number:text>
      <number:number number:decimal-places="2" number:min-decimal-places="2" number:min-integer-digits="1" number:grouping="true"/>
      <number:text>)</number:text>
    </number:number-style>
    <number:number-style style:name="N248P2" style:volatile="true">
      <number:text> £</number:text>
      <number:fill-character> </number:fill-character>
      <number:text>-</number:text>
      <number:number number:decimal-places="0" number:min-decimal-places="0" number:min-integer-digits="0"/>
      <number:text> </number:text>
    </number:number-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number-style style:name="N121P0" style:volatile="true">
      <number:number number:decimal-places="0" number:min-decimal-places="0" number:min-integer-digits="1" number:grouping="true"/>
    </number:number-style>
    <number:number-style style:name="N121">
      <style:text-properties fo:color="#ff0000"/>
      <number:text>-</number:text>
      <number:number number:decimal-places="0" number:min-decimal-places="0" number:min-integer-digits="1" number:grouping="true"/>
      <style:map style:condition="value()&gt;=0" style:apply-style-name="N121P0"/>
    </number:number-style>
    <number:number-style style:name="N249">
      <number:number number:decimal-places="0" number:min-decimal-places="0" number:min-integer-digits="0" number:grouping="true" number:display-factor="1000"/>
    </number:number-style>
    <number:number-style style:name="N122P0" style:volatile="true">
      <number:number number:decimal-places="2" number:min-decimal-places="2" number:min-integer-digits="1" number:grouping="true"/>
    </number:number-style>
    <number:number-style style:name="N122">
      <number:text>-</number:text>
      <number:number number:decimal-places="2" number:min-decimal-places="2" number:min-integer-digits="1" number:grouping="true"/>
      <style:map style:condition="value()&gt;=0" style:apply-style-name="N122P0"/>
    </number:number-style>
    <number:number-style style:name="N181P0" style:volatile="true">
      <number:number number:decimal-places="1" number:min-decimal-places="1" number:min-integer-digits="1" number:grouping="true"/>
      <number:text> </number:text>
    </number:number-style>
    <number:number-style style:name="N181">
      <number:text>(</number:text>
      <number:number number:decimal-places="1" number:min-decimal-places="1" number:min-integer-digits="1" number:grouping="true"/>
      <number:text>)</number:text>
      <style:map style:condition="value()&gt;=0" style:apply-style-name="N181P0"/>
    </number:number-style>
    <number:number-style style:name="N262">
      <number:number number:decimal-places="1" number:min-decimal-places="1" number:min-integer-digits="1"/>
      <number:text>%</number:text>
    </number:number-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94">
      <number:text>-</number:text>
      <number:number number:min-integer-digits="1"/>
    </number:number-style>
    <number:number-style style:name="N250">
      <number:number number:decimal-places="0" number:min-decimal-places="0" number:min-integer-digits="1" number:grouping="true" number:display-factor="1000"/>
    </number:number-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156P0" style:volatile="true">
      <number:text>£</number:text>
      <number:number number:decimal-places="0" number:min-decimal-places="0" number:min-integer-digits="1" number:grouping="true"/>
    </number:number-style>
    <number:number-style style:name="N156">
      <number:text>-£</number:text>
      <number:number number:decimal-places="0" number:min-decimal-places="0" number:min-integer-digits="1" number:grouping="true"/>
      <style:map style:condition="value()&gt;=0" style:apply-style-name="N156P0"/>
    </number:number-style>
    <number:number-style style:name="N157P0" style:volatile="true">
      <number:text>£</number:text>
      <number:number number:decimal-places="0" number:min-decimal-places="0" number:min-integer-digits="1" number:grouping="true"/>
    </number:number-style>
    <number:number-style style:name="N157">
      <style:text-properties fo:color="#ff0000"/>
      <number:text>-£</number:text>
      <number:number number:decimal-places="0" number:min-decimal-places="0" number:min-integer-digits="1" number:grouping="true"/>
      <style:map style:condition="value()&gt;=0" style:apply-style-name="N157P0"/>
    </number:number-style>
    <number:number-style style:name="N159P0" style:volatile="true">
      <number:text>£</number:text>
      <number:number number:decimal-places="2" number:min-decimal-places="2" number:min-integer-digits="1" number:grouping="true"/>
    </number:number-style>
    <number:number-style style:name="N159">
      <number:text>-£</number:text>
      <number:number number:decimal-places="2" number:min-decimal-places="2" number:min-integer-digits="1" number:grouping="true"/>
      <style:map style:condition="value()&gt;=0" style:apply-style-name="N159P0"/>
    </number:number-style>
    <number:number-style style:name="N160P0" style:volatile="true">
      <number:text>£</number:text>
      <number:number number:decimal-places="2" number:min-decimal-places="2" number:min-integer-digits="1" number:grouping="true"/>
    </number:number-style>
    <number:number-style style:name="N160">
      <style:text-properties fo:color="#ff0000"/>
      <number:text>-£</number:text>
      <number:number number:decimal-places="2" number:min-decimal-places="2" number:min-integer-digits="1" number:grouping="true"/>
      <style:map style:condition="value()&gt;=0" style:apply-style-name="N160P0"/>
    </number:number-style>
    <number:number-style style:name="N162P0" style:volatile="true">
      <number:text>$</number:text>
      <number:number number:decimal-places="0" number:min-decimal-places="0" number:min-integer-digits="1" number:grouping="true"/>
      <number:text> </number:text>
    </number:number-style>
    <number:number-style style:name="N162">
      <number:text>($</number:text>
      <number:number number:decimal-places="0" number:min-decimal-places="0" number:min-integer-digits="1" number:grouping="true"/>
      <number:text>)</number:text>
      <style:map style:condition="value()&gt;=0" style:apply-style-name="N162P0"/>
    </number:number-style>
    <number:number-style style:name="N163P0" style:volatile="true">
      <number:text>$</number:text>
      <number:number number:decimal-places="0" number:min-decimal-places="0" number:min-integer-digits="1" number:grouping="true"/>
      <number:text> </number:text>
    </number:number-style>
    <number:number-style style:name="N163">
      <style:text-properties fo:color="#ff0000"/>
      <number:text>($</number:text>
      <number:number number:decimal-places="0" number:min-decimal-places="0" number:min-integer-digits="1" number:grouping="true"/>
      <number:text>)</number:text>
      <style:map style:condition="value()&gt;=0" style:apply-style-name="N163P0"/>
    </number:number-style>
    <number:number-style style:name="N165P0" style:volatile="true">
      <number:text>$</number:text>
      <number:number number:decimal-places="2" number:min-decimal-places="2" number:min-integer-digits="1" number:grouping="true"/>
      <number:text> </number:text>
    </number:number-style>
    <number:number-style style:name="N165">
      <number:text>($</number:text>
      <number:number number:decimal-places="2" number:min-decimal-places="2" number:min-integer-digits="1" number:grouping="true"/>
      <number:text>)</number:text>
      <style:map style:condition="value()&gt;=0" style:apply-style-name="N165P0"/>
    </number:number-style>
    <number:number-style style:name="N166P0" style:volatile="true">
      <number:text>$</number:text>
      <number:number number:decimal-places="2" number:min-decimal-places="2" number:min-integer-digits="1" number:grouping="true"/>
      <number:text> </number:text>
    </number:number-style>
    <number:number-style style:name="N166">
      <style:text-properties fo:color="#ff0000"/>
      <number:text>($</number:text>
      <number:number number:decimal-places="2" number:min-decimal-places="2" number:min-integer-digits="1" number:grouping="true"/>
      <number:text>)</number:text>
      <style:map style:condition="value()&gt;=0" style:apply-style-name="N166P0"/>
    </number:number-style>
    <number:number-style style:name="N170P0" style:volatile="true">
      <number:text> $</number:text>
      <number:fill-character> </number:fill-character>
      <number:number number:decimal-places="0" number:min-decimal-places="0" number:min-integer-digits="1" number:grouping="true"/>
      <number:text> </number:text>
    </number:number-style>
    <number:number-style style:name="N170P1" style:volatile="true">
      <number:text> $</number:text>
      <number:fill-character> </number:fill-character>
      <number:text>(</number:text>
      <number:number number:decimal-places="0" number:min-decimal-places="0" number:min-integer-digits="1" number:grouping="true"/>
      <number:text>)</number:text>
    </number:number-style>
    <number:number-style style:name="N170P2" style:volatile="true">
      <number:text> $</number:text>
      <number:fill-character> </number:fill-character>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 </number:text>
      <number:fill-character> </number:fill-character>
      <number:text>(</number:text>
      <number:number number:decimal-places="0" number:min-decimal-places="0" number:min-integer-digits="1" number:grouping="true"/>
      <number:text>)</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84P0" style:volatile="true">
      <number:text> </number:text>
      <number:fill-character> </number:fill-character>
      <number:number number:decimal-places="1" number:min-decimal-places="1" number:min-integer-digits="1" number:grouping="true"/>
      <number:text> </number:text>
    </number:number-style>
    <number:number-style style:name="N184P1" style:volatile="true">
      <number:text>-</number:text>
      <number:fill-character> </number:fill-character>
      <number:number number:decimal-places="1" number:min-decimal-places="1" number:min-integer-digits="1" number:grouping="true"/>
      <number:text> </number:text>
    </number:number-style>
    <number:number-style style:name="N184P2" style:volatile="true">
      <number:text> </number:text>
      <number:fill-character> </number:fill-character>
      <number:text>-</number:text>
      <number:number number:decimal-places="0" number:min-decimal-places="0" number:min-integer-digits="0"/>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text> </number:text>
      <number:fill-character> </number:fill-character>
      <number:number number:decimal-places="1" number:min-decimal-places="1" number:min-integer-digits="1" number:grouping="true"/>
      <number:text> </number:text>
    </number:number-style>
    <number:number-style style:name="N185P1" style:volatile="true">
      <number:text>-</number:text>
      <number:fill-character> </number:fill-character>
      <number:number number:decimal-places="1" number:min-decimal-places="1" number:min-integer-digits="1" number:grouping="true"/>
      <number:text> </number:text>
    </number:number-style>
    <number:number-style style:name="N185P2" style:volatile="true">
      <number:text> </number:text>
      <number:fill-character> </number:fill-character>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number number:decimal-places="0" number:min-decimal-places="0" number:min-integer-digits="1" number:grouping="true"/>
      <number:text> </number:text>
    </number:number-style>
    <number:number-style style:name="N187">
      <number:text>-</number:text>
      <number:number number:decimal-places="0" number:min-decimal-places="0" number:min-integer-digits="1" number:grouping="true"/>
      <number:text> </number:text>
      <style:map style:condition="value()&gt;=0" style:apply-style-name="N187P0"/>
    </number:number-style>
    <number:date-style style:name="N188">
      <number:year number:style="long"/>
    </number:date-style>
    <number:number-style style:name="N189">
      <number:number number:decimal-places="0" number:min-decimal-places="0" number:min-integer-digits="0" number:grouping="true"/>
      <number:text> </number:text>
    </number:number-style>
    <number:number-style style:name="N191P0" style:volatile="true">
      <number:number number:decimal-places="0" number:min-decimal-places="0" number:min-integer-digits="0" number:grouping="true"/>
      <number:text> </number:text>
    </number:number-style>
    <number:number-style style:name="N191">
      <number:text> </number:text>
      <style:map style:condition="value()&gt;=0" style:apply-style-name="N191P0"/>
    </number:number-style>
    <number:number-style style:name="N192P0" style:volatile="true">
      <number:number number:decimal-places="0" number:min-decimal-places="0" number:min-integer-digits="0" number:grouping="true"/>
      <number:text> </number:text>
    </number:number-style>
    <number:number-style style:name="N192">
      <number:text> .. </number:text>
      <style:map style:condition="value()&gt;=0" style:apply-style-name="N192P0"/>
    </number:number-style>
    <number:number-style style:name="N193">
      <number:text> </number:text>
      <number:number number:min-integer-digits="1"/>
    </number:number-style>
    <number:date-style style:name="N10116" number:language="en" number:country="GB">
      <number:day-of-week number:style="long"/>
      <number:text>, </number:text>
      <number:day/>
      <number:text> </number:text>
      <number:month number:style="long" number:textual="true"/>
      <number:text> </number:text>
      <number:year number:style="long"/>
    </number:date-style>
    <number:time-style style:name="N10115" number:language="en" number:country="GB">
      <number:hours/>
      <number:text>:</number:text>
      <number:minutes number:style="long"/>
      <number:text>:</number:text>
      <number:seconds number:style="long"/>
      <number:text> </number:text>
      <number:am-pm/>
    </number:time-style>
    <number:time-style style:name="N10114" number:language="en" number:country="GB">
      <number:hours/>
      <number:text>:</number:text>
      <number:minutes number:style="long"/>
      <number:text> </number:text>
      <number:am-pm/>
    </number:time-style>
    <number:date-style style:name="N10113" number:language="en" number:country="GB">
      <number:month number:textual="true"/>
      <number:text>-</number:text>
      <number:year/>
    </number:date-style>
    <number:date-style style:name="N10112" number:language="en" number:country="GB">
      <number:day number:style="long"/>
      <number:text>-</number:text>
      <number:month number:textual="true"/>
    </number:date-style>
    <number:date-style style:name="N10111" number:language="en" number:country="GB">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5f_Key_20_information_20_and_20_summary_20_tables" style:display-name="Normal_Key information and summary tables"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Comma_20_2" style:display-name="Comma 2" style:family="table-cell" style:parent-style-name="Default" style:data-style-name="N114">
      <style:table-cell-properties fo:padding="0.071cm"/>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omma" style:display-name="Excel Built-in Comma" style:family="table-cell" style:parent-style-name="Default" style:data-style-name="N114"/>
    <style:style style:name="Normal_5f_annual_20_report_20_vals" style:display-name="Normal_annual report val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6pt" fo:font-style="normal" fo:text-shadow="none" style:text-underline-style="none" fo:font-weight="bold" style:font-size-asian="16pt" style:font-style-asian="normal" style:font-weight-asian="bold" style:font-name-complex="Arial" style:font-family-complex="Arial" style:font-family-generic-complex="swiss" style:font-size-complex="16pt" style:font-style-complex="normal" style:font-weight-complex="bold"/>
    </style:style>
    <style:style style:name="Excel_20_Built-in_20_Heading_20_3" style:display-name="Excel Built-in Heading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aham Stark</meta:initial-creator>
    <meta:creation-date>2021-08-26T19:21:00.251463712</meta:creation-date>
    <dc:date>2023-03-08T14:56:32.770513907</dc:date>
    <dc:creator>Graham Stark</dc:creator>
    <meta:editing-duration>P3DT18H49M6S</meta:editing-duration>
    <meta:editing-cycles>228</meta:editing-cycles>
    <meta:generator>LibreOffice/7.3.7.2$Linux_X86_64 LibreOffice_project/30$Build-2</meta:generator>
    <meta:document-statistic meta:table-count="6" meta:cell-count="12356" meta:object-count="0"/>
  </office:meta>
</office:document-meta>
</file>